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9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9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mean</text:p>
          </table:table-cell>
          <table:table-cell table:number-columns-repeated="16373"/>
        </table:table-row>
        <table:table-row table:style-name="ro1">
          <table:table-cell office:value-type="float" office:value="1.8108900000000001E+68" table:style-name="ce2">
            <text:p>1.81E+68</text:p>
          </table:table-cell>
          <table:table-cell office:value-type="float" office:value="2.1635599999999999E+112" table:style-name="ce2">
            <text:p>2.16E+112</text:p>
          </table:table-cell>
          <table:table-cell office:value-type="float" office:value="8.9487000000000005E+70" table:style-name="ce2">
            <text:p>8.95E+70</text:p>
          </table:table-cell>
          <table:table-cell office:value-type="float" office:value="1.37081E+69" table:style-name="ce2">
            <text:p>1.37E+69</text:p>
          </table:table-cell>
          <table:table-cell office:value-type="float" office:value="1.16783E+94" table:style-name="ce2">
            <text:p>1.17E+94</text:p>
          </table:table-cell>
          <table:table-cell office:value-type="float" office:value="5.3107299999999999E+66" table:style-name="ce2">
            <text:p>5.31E+66</text:p>
          </table:table-cell>
          <table:table-cell office:value-type="float" office:value="8.0576700000000003E+93" table:style-name="ce2">
            <text:p>8.06E+93</text:p>
          </table:table-cell>
          <table:table-cell office:value-type="float" office:value="2.0501400000000001E+89" table:style-name="ce2">
            <text:p>2.05E+89</text:p>
          </table:table-cell>
          <table:table-cell office:value-type="float" office:value="1.30274E+81" table:style-name="ce2">
            <text:p>1.30E+81</text:p>
          </table:table-cell>
          <table:table-cell office:value-type="float" office:value="6.4275799999999996E+75" table:style-name="ce2">
            <text:p>6.43E+75</text:p>
          </table:table-cell>
          <table:table-cell office:value-type="float" office:value="2.16356E+111" table:formula="of:=AVERAGE([.A2:.J2])" table:style-name="ce2">
            <text:p>2.16E+111</text:p>
          </table:table-cell>
          <table:table-cell table:number-columns-repeated="16373"/>
        </table:table-row>
        <table:table-row table:style-name="ro1">
          <table:table-cell office:value-type="float" office:value="1.7438900000000001E+32" table:style-name="ce2">
            <text:p>1.74E+32</text:p>
          </table:table-cell>
          <table:table-cell office:value-type="float" office:value="2.28529E+19" table:style-name="ce2">
            <text:p>2.29E+19</text:p>
          </table:table-cell>
          <table:table-cell office:value-type="float" office:value="2.77069E+27" table:style-name="ce2">
            <text:p>2.77E+27</text:p>
          </table:table-cell>
          <table:table-cell office:value-type="float" office:value="2.5781899999999998E+34" table:style-name="ce2">
            <text:p>2.58E+34</text:p>
          </table:table-cell>
          <table:table-cell office:value-type="float" office:value="1.4485800000000001E+27" table:style-name="ce2">
            <text:p>1.45E+27</text:p>
          </table:table-cell>
          <table:table-cell office:value-type="float" office:value="1.23246E+32" table:style-name="ce2">
            <text:p>1.23E+32</text:p>
          </table:table-cell>
          <table:table-cell office:value-type="float" office:value="1.3797900000000001E+25" table:style-name="ce2">
            <text:p>1.38E+25</text:p>
          </table:table-cell>
          <table:table-cell office:value-type="float" office:value="3.6977000000000001E+39" table:style-name="ce2">
            <text:p>3.70E+39</text:p>
          </table:table-cell>
          <table:table-cell office:value-type="float" office:value="1.39742E+18" table:style-name="ce2">
            <text:p>1.40E+18</text:p>
          </table:table-cell>
          <table:table-cell office:value-type="float" office:value="2.03515E+18" table:style-name="ce2">
            <text:p>2.04E+18</text:p>
          </table:table-cell>
          <table:table-cell office:value-type="float" office:value="3.6977260795392336E+38" table:formula="of:=AVERAGE([.A3:.J3])" table:style-name="ce2">
            <text:p>3.70E+38</text:p>
          </table:table-cell>
          <table:table-cell table:number-columns-repeated="16373"/>
        </table:table-row>
        <table:table-row table:style-name="ro1">
          <table:table-cell office:value-type="float" office:value="2.4291700000000002E+34" table:style-name="ce2">
            <text:p>2.43E+34</text:p>
          </table:table-cell>
          <table:table-cell office:value-type="float" office:value="1.5538599999999999E+30" table:style-name="ce2">
            <text:p>1.55E+30</text:p>
          </table:table-cell>
          <table:table-cell office:value-type="float" office:value="1.29817E+31" table:style-name="ce2">
            <text:p>1.30E+31</text:p>
          </table:table-cell>
          <table:table-cell office:value-type="float" office:value="3.0968700000000001E+28" table:style-name="ce2">
            <text:p>3.10E+28</text:p>
          </table:table-cell>
          <table:table-cell office:value-type="float" office:value="5.0098499999999999E+38" table:style-name="ce2">
            <text:p>5.01E+38</text:p>
          </table:table-cell>
          <table:table-cell office:value-type="float" office:value="2.63989E+25" table:style-name="ce2">
            <text:p>2.64E+25</text:p>
          </table:table-cell>
          <table:table-cell office:value-type="float" office:value="2.5367999999999999E+36" table:style-name="ce2">
            <text:p>2.54E+36</text:p>
          </table:table-cell>
          <table:table-cell office:value-type="float" office:value="6.7853800000000003E+31" table:style-name="ce2">
            <text:p>6.79E+31</text:p>
          </table:table-cell>
          <table:table-cell office:value-type="float" office:value="4.01891E+27" table:style-name="ce2">
            <text:p>4.02E+27</text:p>
          </table:table-cell>
          <table:table-cell office:value-type="float" office:value="1.19045E+24" table:style-name="ce2">
            <text:p>1.19E+24</text:p>
          </table:table-cell>
          <table:table-cell office:value-type="float" office:value="5.0354617412437521E+37" table:formula="of:=AVERAGE([.A4:.J4])" table:style-name="ce2">
            <text:p>5.04E+37</text:p>
          </table:table-cell>
          <table:table-cell table:number-columns-repeated="16373"/>
        </table:table-row>
        <table:table-row table:style-name="ro1">
          <table:table-cell office:value-type="float" office:value="8.4902100000000002E+24" table:style-name="ce2">
            <text:p>8.49E+24</text:p>
          </table:table-cell>
          <table:table-cell office:value-type="float" office:value="6.5968700000000004E+40" table:style-name="ce2">
            <text:p>6.60E+40</text:p>
          </table:table-cell>
          <table:table-cell office:value-type="float" office:value="8.0999600000000002E+27" table:style-name="ce2">
            <text:p>8.10E+27</text:p>
          </table:table-cell>
          <table:table-cell office:value-type="float" office:value="7.9661999999999999E+29" table:style-name="ce2">
            <text:p>7.97E+29</text:p>
          </table:table-cell>
          <table:table-cell office:value-type="float" office:value="2.6830499999999999E+21" table:style-name="ce2">
            <text:p>2.68E+21</text:p>
          </table:table-cell>
          <table:table-cell office:value-type="float" office:value="1.43637E+42" table:style-name="ce2">
            <text:p>1.44E+42</text:p>
          </table:table-cell>
          <table:table-cell office:value-type="float" office:value="6.4382100000000005E+29" table:style-name="ce2">
            <text:p>6.44E+29</text:p>
          </table:table-cell>
          <table:table-cell office:value-type="float" office:value="1.8443900000000001E+24" table:style-name="ce2">
            <text:p>1.84E+24</text:p>
          </table:table-cell>
          <table:table-cell office:value-type="float" office:value="1.2245000000000001E+24" table:style-name="ce2">
            <text:p>1.22E+24</text:p>
          </table:table-cell>
          <table:table-cell office:value-type="float" office:value="1.5093600000000001E+29" table:style-name="ce2">
            <text:p>1.51E+29</text:p>
          </table:table-cell>
          <table:table-cell office:value-type="float" office:value="1.5023387000015994E+41" table:formula="of:=AVERAGE([.A5:.J5])" table:style-name="ce2">
            <text:p>1.50E+41</text:p>
          </table:table-cell>
          <table:table-cell table:number-columns-repeated="16373"/>
        </table:table-row>
        <table:table-row table:style-name="ro1">
          <table:table-cell office:value-type="float" office:value="1.07211E+26" table:style-name="ce2">
            <text:p>1.07E+26</text:p>
          </table:table-cell>
          <table:table-cell office:value-type="float" office:value="1.85892E+41" table:style-name="ce2">
            <text:p>1.86E+41</text:p>
          </table:table-cell>
          <table:table-cell office:value-type="float" office:value="2.4503099999999999E+30" table:style-name="ce2">
            <text:p>2.45E+30</text:p>
          </table:table-cell>
          <table:table-cell office:value-type="float" office:value="1.25936E+58" table:style-name="ce2">
            <text:p>1.26E+58</text:p>
          </table:table-cell>
          <table:table-cell office:value-type="float" office:value="9.3209900000000001E+36" table:style-name="ce2">
            <text:p>9.32E+36</text:p>
          </table:table-cell>
          <table:table-cell office:value-type="float" office:value="9.5369499999999998E+32" table:style-name="ce2">
            <text:p>9.54E+32</text:p>
          </table:table-cell>
          <table:table-cell office:value-type="float" office:value="1.3012199999999999E+21" table:style-name="ce2">
            <text:p>1.30E+21</text:p>
          </table:table-cell>
          <table:table-cell office:value-type="float" office:value="2.2435999999999999E+35" table:style-name="ce2">
            <text:p>2.24E+35</text:p>
          </table:table-cell>
          <table:table-cell office:value-type="float" office:value="1.03214E+35" table:style-name="ce2">
            <text:p>1.03E+35</text:p>
          </table:table-cell>
          <table:table-cell office:value-type="float" office:value="9.0207900000000001E+23" table:style-name="ce2">
            <text:p>9.02E+23</text:p>
          </table:table-cell>
          <table:table-cell office:value-type="float" office:value="1.25936E+57" table:formula="of:=AVERAGE([.A6:.J6])" table:style-name="ce2">
            <text:p>1.26E+57</text:p>
          </table:table-cell>
          <table:table-cell table:number-columns-repeated="16373"/>
        </table:table-row>
        <table:table-row table:style-name="ro1">
          <table:table-cell office:value-type="float" office:value="2.27284E+26" table:style-name="ce2">
            <text:p>2.27E+26</text:p>
          </table:table-cell>
          <table:table-cell office:value-type="float" office:value="1.4172200000000001E+54" table:style-name="ce2">
            <text:p>1.42E+54</text:p>
          </table:table-cell>
          <table:table-cell office:value-type="float" office:value="3.1457E+25" table:style-name="ce2">
            <text:p>3.15E+25</text:p>
          </table:table-cell>
          <table:table-cell office:value-type="float" office:value="1.17684E+24" table:style-name="ce2">
            <text:p>1.18E+24</text:p>
          </table:table-cell>
          <table:table-cell office:value-type="float" office:value="1.26188E+20" table:style-name="ce2">
            <text:p>1.26E+20</text:p>
          </table:table-cell>
          <table:table-cell office:value-type="float" office:value="4.33589E+41" table:style-name="ce2">
            <text:p>4.34E+41</text:p>
          </table:table-cell>
          <table:table-cell office:value-type="float" office:value="5.9151900000000001E+26" table:style-name="ce2">
            <text:p>5.92E+26</text:p>
          </table:table-cell>
          <table:table-cell office:value-type="float" office:value="8.0373399999999999E+24" table:style-name="ce2">
            <text:p>8.04E+24</text:p>
          </table:table-cell>
          <table:table-cell office:value-type="float" office:value="4.4811499999999998E+32" table:style-name="ce2">
            <text:p>4.48E+32</text:p>
          </table:table-cell>
          <table:table-cell office:value-type="float" office:value="1.04325E+18" table:style-name="ce2">
            <text:p>1.04E+18</text:p>
          </table:table-cell>
          <table:table-cell office:value-type="float" office:value="1.4172200000004336E+53" table:formula="of:=AVERAGE([.A7:.J7])" table:style-name="ce2">
            <text:p>1.42E+53</text:p>
          </table:table-cell>
          <table:table-cell table:number-columns-repeated="16373"/>
        </table:table-row>
        <table:table-row table:style-name="ro1">
          <table:table-cell office:value-type="float" office:value="1.01107E+35" table:style-name="ce2">
            <text:p>1.01E+35</text:p>
          </table:table-cell>
          <table:table-cell office:value-type="float" office:value="1.2191E+47" table:style-name="ce2">
            <text:p>1.22E+47</text:p>
          </table:table-cell>
          <table:table-cell office:value-type="float" office:value="2.3691499999999999E+25" table:style-name="ce2">
            <text:p>2.37E+25</text:p>
          </table:table-cell>
          <table:table-cell office:value-type="float" office:value="8.9566100000000001E+29" table:style-name="ce2">
            <text:p>8.96E+29</text:p>
          </table:table-cell>
          <table:table-cell office:value-type="float" office:value="1.7249399999999999E+22" table:style-name="ce2">
            <text:p>1.72E+22</text:p>
          </table:table-cell>
          <table:table-cell office:value-type="float" office:value="2.1817900000000001E+21" table:style-name="ce2">
            <text:p>2.18E+21</text:p>
          </table:table-cell>
          <table:table-cell office:value-type="float" office:value="4.8198E+27" table:style-name="ce2">
            <text:p>4.82E+27</text:p>
          </table:table-cell>
          <table:table-cell office:value-type="float" office:value="1.3073300000000001E+26" table:style-name="ce2">
            <text:p>1.31E+26</text:p>
          </table:table-cell>
          <table:table-cell office:value-type="float" office:value="1.03396E+30" table:style-name="ce2">
            <text:p>1.03E+30</text:p>
          </table:table-cell>
          <table:table-cell office:value-type="float" office:value="9.8432800000000002E+40" table:style-name="ce2">
            <text:p>9.84E+40</text:p>
          </table:table-cell>
          <table:table-cell office:value-type="float" office:value="1.2191009843290111E+46" table:formula="of:=AVERAGE([.A8:.J8])" table:style-name="ce2">
            <text:p>1.22E+46</text:p>
          </table:table-cell>
          <table:table-cell table:number-columns-repeated="16373"/>
        </table:table-row>
        <table:table-row table:style-name="ro1">
          <table:table-cell office:value-type="float" office:value="2.7229999999999998E+26" table:style-name="ce2">
            <text:p>2.72E+26</text:p>
          </table:table-cell>
          <table:table-cell office:value-type="float" office:value="6.3459599999999996E+31" table:style-name="ce2">
            <text:p>6.35E+31</text:p>
          </table:table-cell>
          <table:table-cell office:value-type="float" office:value="2.5159799999999999E+42" table:style-name="ce2">
            <text:p>2.52E+42</text:p>
          </table:table-cell>
          <table:table-cell office:value-type="float" office:value="8.65816E+19" table:style-name="ce2">
            <text:p>8.66E+19</text:p>
          </table:table-cell>
          <table:table-cell office:value-type="float" office:value="1.27923E+28" table:style-name="ce2">
            <text:p>1.28E+28</text:p>
          </table:table-cell>
          <table:table-cell office:value-type="float" office:value="8.0097000000000004E+21" table:style-name="ce2">
            <text:p>8.01E+21</text:p>
          </table:table-cell>
          <table:table-cell office:value-type="float" office:value="8.2057699999999992E+25" table:style-name="ce2">
            <text:p>8.21E+25</text:p>
          </table:table-cell>
          <table:table-cell office:value-type="float" office:value="5.6731899999999998E+25" table:style-name="ce2">
            <text:p>5.67E+25</text:p>
          </table:table-cell>
          <table:table-cell office:value-type="float" office:value="1.0648499999999999E+44" table:style-name="ce2">
            <text:p>1.06E+44</text:p>
          </table:table-cell>
          <table:table-cell office:value-type="float" office:value="1.17698E+18" table:style-name="ce2">
            <text:p>1.18E+18</text:p>
          </table:table-cell>
          <table:table-cell office:value-type="float" office:value="1.0900098000006347E+43" table:formula="of:=AVERAGE([.A9:.J9])" table:style-name="ce2">
            <text:p>1.09E+43</text:p>
          </table:table-cell>
          <table:table-cell table:number-columns-repeated="16373"/>
        </table:table-row>
        <table:table-row table:style-name="ro1">
          <table:table-cell office:value-type="float" office:value="6.7456099999999999E+28" table:style-name="ce2">
            <text:p>6.75E+28</text:p>
          </table:table-cell>
          <table:table-cell office:value-type="float" office:value="2.0800499999999999E+52" table:style-name="ce2">
            <text:p>2.08E+52</text:p>
          </table:table-cell>
          <table:table-cell office:value-type="float" office:value="2.2225499999999999E+42" table:style-name="ce2">
            <text:p>2.22E+42</text:p>
          </table:table-cell>
          <table:table-cell office:value-type="float" office:value="3.5534099999999999E+39" table:style-name="ce2">
            <text:p>3.55E+39</text:p>
          </table:table-cell>
          <table:table-cell office:value-type="float" office:value="2.6379700000000002E+25" table:style-name="ce2">
            <text:p>2.64E+25</text:p>
          </table:table-cell>
          <table:table-cell office:value-type="float" office:value="7.0149699999999994E+35" table:style-name="ce2">
            <text:p>7.01E+35</text:p>
          </table:table-cell>
          <table:table-cell office:value-type="float" office:value="2.9968799999999999E+25" table:style-name="ce2">
            <text:p>3.00E+25</text:p>
          </table:table-cell>
          <table:table-cell office:value-type="float" office:value="5.0808E+25" table:style-name="ce2">
            <text:p>5.08E+25</text:p>
          </table:table-cell>
          <table:table-cell office:value-type="float" office:value="7.5846700000000001E+34" table:style-name="ce2">
            <text:p>7.58E+34</text:p>
          </table:table-cell>
          <table:table-cell office:value-type="float" office:value="1.1195499999999999E+35" table:style-name="ce2">
            <text:p>1.12E+35</text:p>
          </table:table-cell>
          <table:table-cell office:value-type="float" office:value="2.0800500002226102E+51" table:formula="of:=AVERAGE([.A10:.J10])" table:style-name="ce2">
            <text:p>2.08E+51</text:p>
          </table:table-cell>
          <table:table-cell table:number-columns-repeated="16373"/>
        </table:table-row>
        <table:table-row table:style-name="ro1">
          <table:table-cell office:value-type="float" office:value="5.2076500000000003E+27" table:style-name="ce2">
            <text:p>5.21E+27</text:p>
          </table:table-cell>
          <table:table-cell office:value-type="float" office:value="5.19165E+31" table:style-name="ce2">
            <text:p>5.19E+31</text:p>
          </table:table-cell>
          <table:table-cell office:value-type="float" office:value="1.3999399999999999E+46" table:style-name="ce2">
            <text:p>1.40E+46</text:p>
          </table:table-cell>
          <table:table-cell office:value-type="float" office:value="3.7697900000000003E+20" table:style-name="ce2">
            <text:p>3.77E+20</text:p>
          </table:table-cell>
          <table:table-cell office:value-type="float" office:value="2.36027E+36" table:style-name="ce2">
            <text:p>2.36E+36</text:p>
          </table:table-cell>
          <table:table-cell office:value-type="float" office:value="3.01567E+39" table:style-name="ce2">
            <text:p>3.02E+39</text:p>
          </table:table-cell>
          <table:table-cell office:value-type="float" office:value="4.7621E+19" table:style-name="ce2">
            <text:p>4.76E+19</text:p>
          </table:table-cell>
          <table:table-cell office:value-type="float" office:value="2.7763800000000001E+41" table:style-name="ce2">
            <text:p>2.78E+41</text:p>
          </table:table-cell>
          <table:table-cell office:value-type="float" office:value="2.8285999999999999E+40" table:style-name="ce2">
            <text:p>2.83E+40</text:p>
          </table:table-cell>
          <table:table-cell office:value-type="float" office:value="2.07374E+40" table:style-name="ce2">
            <text:p>2.07E+40</text:p>
          </table:table-cell>
          <table:table-cell office:value-type="float" office:value="1.399972967943032E+45" table:formula="of:=AVERAGE([.A11:.J11])" table:style-name="ce2">
            <text:p>1.40E+45</text:p>
          </table:table-cell>
          <table:table-cell table:number-columns-repeated="16373"/>
        </table:table-row>
        <table:table-row table:style-name="ro1">
          <table:table-cell office:value-type="float" office:value="1.7996E+31" table:style-name="ce2">
            <text:p>1.80E+31</text:p>
          </table:table-cell>
          <table:table-cell office:value-type="float" office:value="3.9363500000000002E+48" table:style-name="ce2">
            <text:p>3.94E+48</text:p>
          </table:table-cell>
          <table:table-cell office:value-type="float" office:value="4.80644E+45" table:style-name="ce2">
            <text:p>4.81E+45</text:p>
          </table:table-cell>
          <table:table-cell office:value-type="float" office:value="4.7410000000000004E+49" table:style-name="ce2">
            <text:p>4.74E+49</text:p>
          </table:table-cell>
          <table:table-cell office:value-type="float" office:value="3.0907499999999998E+26" table:style-name="ce2">
            <text:p>3.09E+26</text:p>
          </table:table-cell>
          <table:table-cell office:value-type="float" office:value="1.72057E+36" table:style-name="ce2">
            <text:p>1.72E+36</text:p>
          </table:table-cell>
          <table:table-cell office:value-type="float" office:value="3.7345899999999999E+28" table:style-name="ce2">
            <text:p>3.73E+28</text:p>
          </table:table-cell>
          <table:table-cell office:value-type="float" office:value="2.0299099999999999E+26" table:style-name="ce2">
            <text:p>2.03E+26</text:p>
          </table:table-cell>
          <table:table-cell office:value-type="float" office:value="1.6930100000000001E+26" table:style-name="ce2">
            <text:p>1.69E+26</text:p>
          </table:table-cell>
          <table:table-cell office:value-type="float" office:value="3.18896E+20" table:style-name="ce2">
            <text:p>3.19E+20</text:p>
          </table:table-cell>
          <table:table-cell office:value-type="float" office:value="5.1351156440001727E+48" table:formula="of:=AVERAGE([.A12:.J12])" table:style-name="ce2">
            <text:p>5.14E+48</text:p>
          </table:table-cell>
          <table:table-cell table:number-columns-repeated="16373"/>
        </table:table-row>
        <table:table-row table:style-name="ro1">
          <table:table-cell office:value-type="float" office:value="1.09459E+43" table:style-name="ce2">
            <text:p>1.09E+43</text:p>
          </table:table-cell>
          <table:table-cell office:value-type="float" office:value="2.7167899999999999E+28" table:style-name="ce2">
            <text:p>2.72E+28</text:p>
          </table:table-cell>
          <table:table-cell office:value-type="float" office:value="4.0742699999999997E+30" table:style-name="ce2">
            <text:p>4.07E+30</text:p>
          </table:table-cell>
          <table:table-cell office:value-type="float" office:value="1.6903900000000002E+26" table:style-name="ce2">
            <text:p>1.69E+26</text:p>
          </table:table-cell>
          <table:table-cell office:value-type="float" office:value="9.8255199999999995E+30" table:style-name="ce2">
            <text:p>9.83E+30</text:p>
          </table:table-cell>
          <table:table-cell office:value-type="float" office:value="1.5881299999999999E+32" table:style-name="ce2">
            <text:p>1.59E+32</text:p>
          </table:table-cell>
          <table:table-cell office:value-type="float" office:value="9.2649000000000003E+25" table:style-name="ce2">
            <text:p>9.26E+25</text:p>
          </table:table-cell>
          <table:table-cell office:value-type="float" office:value="3.78153E+24" table:style-name="ce2">
            <text:p>3.78E+24</text:p>
          </table:table-cell>
          <table:table-cell office:value-type="float" office:value="7.1630099999999996E+51" table:style-name="ce2">
            <text:p>7.16E+51</text:p>
          </table:table-cell>
          <table:table-cell office:value-type="float" office:value="6.6270599999999998E+28" table:style-name="ce2">
            <text:p>6.63E+28</text:p>
          </table:table-cell>
          <table:table-cell office:value-type="float" office:value="7.1630100109458993E+50" table:formula="of:=AVERAGE([.A13:.J13])" table:style-name="ce2">
            <text:p>7.16E+50</text:p>
          </table:table-cell>
          <table:table-cell table:number-columns-repeated="16373"/>
        </table:table-row>
        <table:table-row table:style-name="ro1">
          <table:table-cell office:value-type="float" office:value="2.59335E+43" table:style-name="ce2">
            <text:p>2.59E+43</text:p>
          </table:table-cell>
          <table:table-cell office:value-type="float" office:value="2.0179300000000001E+40" table:style-name="ce2">
            <text:p>2.02E+40</text:p>
          </table:table-cell>
          <table:table-cell office:value-type="float" office:value="5.0678000000000002E+44" table:style-name="ce2">
            <text:p>5.07E+44</text:p>
          </table:table-cell>
          <table:table-cell office:value-type="float" office:value="9.3854199999999998E+27" table:style-name="ce2">
            <text:p>9.39E+27</text:p>
          </table:table-cell>
          <table:table-cell office:value-type="float" office:value="4.5277900000000002E+49" table:style-name="ce2">
            <text:p>4.53E+49</text:p>
          </table:table-cell>
          <table:table-cell office:value-type="float" office:value="3.03064E+28" table:style-name="ce2">
            <text:p>3.03E+28</text:p>
          </table:table-cell>
          <table:table-cell office:value-type="float" office:value="3.7348700000000003E+23" table:style-name="ce2">
            <text:p>3.73E+23</text:p>
          </table:table-cell>
          <table:table-cell office:value-type="float" office:value="6.5315099999999999E+28" table:style-name="ce2">
            <text:p>6.53E+28</text:p>
          </table:table-cell>
          <table:table-cell office:value-type="float" office:value="4.1108200000000003E+45" table:style-name="ce2">
            <text:p>4.11E+45</text:p>
          </table:table-cell>
          <table:table-cell office:value-type="float" office:value="1.6785800000000001E+22" table:style-name="ce2">
            <text:p>1.68E+22</text:p>
          </table:table-cell>
          <table:table-cell office:value-type="float" office:value="4.5282543553679308E+48" table:formula="of:=AVERAGE([.A14:.J14])" table:style-name="ce2">
            <text:p>4.53E+48</text:p>
          </table:table-cell>
          <table:table-cell table:number-columns-repeated="16373"/>
        </table:table-row>
        <table:table-row table:style-name="ro1">
          <table:table-cell office:value-type="float" office:value="1.3279099999999999E+24" table:style-name="ce2">
            <text:p>1.33E+24</text:p>
          </table:table-cell>
          <table:table-cell office:value-type="float" office:value="4.2335499999999996E+28" table:style-name="ce2">
            <text:p>4.23E+28</text:p>
          </table:table-cell>
          <table:table-cell office:value-type="float" office:value="5.0858900000000002E+44" table:style-name="ce2">
            <text:p>5.09E+44</text:p>
          </table:table-cell>
          <table:table-cell office:value-type="float" office:value="4.4649799999999996E+31" table:style-name="ce2">
            <text:p>4.46E+31</text:p>
          </table:table-cell>
          <table:table-cell office:value-type="float" office:value="3.4433699999999999E+52" table:style-name="ce2">
            <text:p>3.44E+52</text:p>
          </table:table-cell>
          <table:table-cell office:value-type="float" office:value="1.9882499999999999E+38" table:style-name="ce2">
            <text:p>1.99E+38</text:p>
          </table:table-cell>
          <table:table-cell office:value-type="float" office:value="1.68816E+31" table:style-name="ce2">
            <text:p>1.69E+31</text:p>
          </table:table-cell>
          <table:table-cell office:value-type="float" office:value="2.3061600000000001E+25" table:style-name="ce2">
            <text:p>2.31E+25</text:p>
          </table:table-cell>
          <table:table-cell office:value-type="float" office:value="5.6013800000000002E+44" table:style-name="ce2">
            <text:p>5.60E+44</text:p>
          </table:table-cell>
          <table:table-cell office:value-type="float" office:value="6.9853400000000007E+20" table:style-name="ce2">
            <text:p>6.99E+20</text:p>
          </table:table-cell>
          <table:table-cell office:value-type="float" office:value="3.4433701068727193E+51" table:formula="of:=AVERAGE([.A15:.J15])" table:style-name="ce2">
            <text:p>3.44E+51</text:p>
          </table:table-cell>
          <table:table-cell table:number-columns-repeated="16373"/>
        </table:table-row>
        <table:table-row table:style-name="ro1">
          <table:table-cell office:value-type="float" office:value="9.6228600000000005E+29" table:style-name="ce2">
            <text:p>9.62E+29</text:p>
          </table:table-cell>
          <table:table-cell office:value-type="float" office:value="3.07575E+28" table:style-name="ce2">
            <text:p>3.08E+28</text:p>
          </table:table-cell>
          <table:table-cell office:value-type="float" office:value="5.0613800000000003E+44" table:style-name="ce2">
            <text:p>5.06E+44</text:p>
          </table:table-cell>
          <table:table-cell office:value-type="float" office:value="1.43688E+26" table:style-name="ce2">
            <text:p>1.44E+26</text:p>
          </table:table-cell>
          <table:table-cell office:value-type="float" office:value="9.6004299999999999E+33" table:style-name="ce2">
            <text:p>9.60E+33</text:p>
          </table:table-cell>
          <table:table-cell office:value-type="float" office:value="8.7871600000000007E+25" table:style-name="ce2">
            <text:p>8.79E+25</text:p>
          </table:table-cell>
          <table:table-cell office:value-type="float" office:value="2.6102999999999998E+28" table:style-name="ce2">
            <text:p>2.61E+28</text:p>
          </table:table-cell>
          <table:table-cell office:value-type="float" office:value="2.3939200000000001E+26" table:style-name="ce2">
            <text:p>2.39E+26</text:p>
          </table:table-cell>
          <table:table-cell office:value-type="float" office:value="3.5070899999999998E+36" table:style-name="ce2">
            <text:p>3.51E+36</text:p>
          </table:table-cell>
          <table:table-cell office:value-type="float" office:value="3.22333E+25" table:style-name="ce2">
            <text:p>3.22E+25</text:p>
          </table:table-cell>
          <table:table-cell office:value-type="float" office:value="5.0613800351669147E+43" table:formula="of:=AVERAGE([.A16:.J16])" table:style-name="ce2">
            <text:p>5.06E+43</text:p>
          </table:table-cell>
          <table:table-cell table:number-columns-repeated="16373"/>
        </table:table-row>
        <table:table-row table:style-name="ro1">
          <table:table-cell office:value-type="float" office:value="7.21434E+22" table:style-name="ce2">
            <text:p>7.21E+22</text:p>
          </table:table-cell>
          <table:table-cell office:value-type="float" office:value="4.0902299999999997E+28" table:style-name="ce2">
            <text:p>4.09E+28</text:p>
          </table:table-cell>
          <table:table-cell office:value-type="float" office:value="7.4513400000000004E+32" table:style-name="ce2">
            <text:p>7.45E+32</text:p>
          </table:table-cell>
          <table:table-cell office:value-type="float" office:value="3.0677800000000001E+29" table:style-name="ce2">
            <text:p>3.07E+29</text:p>
          </table:table-cell>
          <table:table-cell office:value-type="float" office:value="5.7893399999999994E+45" table:style-name="ce2">
            <text:p>5.79E+45</text:p>
          </table:table-cell>
          <table:table-cell office:value-type="float" office:value="5.3268199999999997E+35" table:style-name="ce2">
            <text:p>5.33E+35</text:p>
          </table:table-cell>
          <table:table-cell office:value-type="float" office:value="2.58678E+24" table:style-name="ce2">
            <text:p>2.59E+24</text:p>
          </table:table-cell>
          <table:table-cell office:value-type="float" office:value="3.60528E+20" table:style-name="ce2">
            <text:p>3.61E+20</text:p>
          </table:table-cell>
          <table:table-cell office:value-type="float" office:value="7.6310400000000004E+51" table:style-name="ce2">
            <text:p>7.63E+51</text:p>
          </table:table-cell>
          <table:table-cell office:value-type="float" office:value="2.5728899999999999E+21" table:style-name="ce2">
            <text:p>2.57E+21</text:p>
          </table:table-cell>
          <table:table-cell office:value-type="float" office:value="7.631045789340001E+50" table:formula="of:=AVERAGE([.A17:.J17])" table:style-name="ce2">
            <text:p>7.63E+50</text:p>
          </table:table-cell>
          <table:table-cell table:number-columns-repeated="16373"/>
        </table:table-row>
        <table:table-row table:style-name="ro1">
          <table:table-cell office:value-type="float" office:value="1.5744000000000001E+24" table:style-name="ce2">
            <text:p>1.57E+24</text:p>
          </table:table-cell>
          <table:table-cell office:value-type="float" office:value="1.8214299999999999E+51" table:style-name="ce2">
            <text:p>1.82E+51</text:p>
          </table:table-cell>
          <table:table-cell office:value-type="float" office:value="3.41403E+32" table:style-name="ce2">
            <text:p>3.41E+32</text:p>
          </table:table-cell>
          <table:table-cell office:value-type="float" office:value="1.0244000000000001E+23" table:style-name="ce2">
            <text:p>1.02E+23</text:p>
          </table:table-cell>
          <table:table-cell office:value-type="float" office:value="9.6483099999999993E+53" table:style-name="ce2">
            <text:p>9.65E+53</text:p>
          </table:table-cell>
          <table:table-cell office:value-type="float" office:value="3.7103399999999998E+29" table:style-name="ce2">
            <text:p>3.71E+29</text:p>
          </table:table-cell>
          <table:table-cell office:value-type="float" office:value="3.6882300000000001E+25" table:style-name="ce2">
            <text:p>3.69E+25</text:p>
          </table:table-cell>
          <table:table-cell office:value-type="float" office:value="1.7708400000000001E+22" table:style-name="ce2">
            <text:p>1.77E+22</text:p>
          </table:table-cell>
          <table:table-cell office:value-type="float" office:value="1.6877400000000002E+48" table:style-name="ce2">
            <text:p>1.69E+48</text:p>
          </table:table-cell>
          <table:table-cell office:value-type="float" office:value="1.1667100000000001E+23" table:style-name="ce2">
            <text:p>1.17E+23</text:p>
          </table:table-cell>
          <table:table-cell office:value-type="float" office:value="9.6665411773999989E+52" table:formula="of:=AVERAGE([.A18:.J18])" table:style-name="ce2">
            <text:p>9.67E+52</text:p>
          </table:table-cell>
          <table:table-cell table:number-columns-repeated="16373"/>
        </table:table-row>
        <table:table-row table:style-name="ro1">
          <table:table-cell office:value-type="float" office:value="3.0328099999999999E+21" table:style-name="ce2">
            <text:p>3.03E+21</text:p>
          </table:table-cell>
          <table:table-cell office:value-type="float" office:value="3.9363500000000002E+48" table:style-name="ce2">
            <text:p>3.94E+48</text:p>
          </table:table-cell>
          <table:table-cell office:value-type="float" office:value="7.4268199999999997E+32" table:style-name="ce2">
            <text:p>7.43E+32</text:p>
          </table:table-cell>
          <table:table-cell office:value-type="float" office:value="1.3007799999999999E+33" table:style-name="ce2">
            <text:p>1.30E+33</text:p>
          </table:table-cell>
          <table:table-cell office:value-type="float" office:value="4.5679999999999996E+46" table:style-name="ce2">
            <text:p>4.57E+46</text:p>
          </table:table-cell>
          <table:table-cell office:value-type="float" office:value="7.2263000000000001E+23" table:style-name="ce2">
            <text:p>7.23E+23</text:p>
          </table:table-cell>
          <table:table-cell office:value-type="float" office:value="2.3107600000000001E+25" table:style-name="ce2">
            <text:p>2.31E+25</text:p>
          </table:table-cell>
          <table:table-cell office:value-type="float" office:value="2.89854E+20" table:style-name="ce2">
            <text:p>2.90E+20</text:p>
          </table:table-cell>
          <table:table-cell office:value-type="float" office:value="5.4434799999999998E+25" table:style-name="ce2">
            <text:p>5.44E+25</text:p>
          </table:table-cell>
          <table:table-cell office:value-type="float" office:value="9.6699800000000007E+25" table:style-name="ce2">
            <text:p>9.67E+25</text:p>
          </table:table-cell>
          <table:table-cell office:value-type="float" office:value="3.9820300000000024E+47" table:formula="of:=AVERAGE([.A19:.J19])" table:style-name="ce2">
            <text:p>3.98E+47</text:p>
          </table:table-cell>
          <table:table-cell table:number-columns-repeated="16373"/>
        </table:table-row>
        <table:table-row table:style-name="ro1">
          <table:table-cell office:value-type="float" office:value="6.3291100000000001E+21" table:style-name="ce2">
            <text:p>6.33E+21</text:p>
          </table:table-cell>
          <table:table-cell office:value-type="float" office:value="2.0222600000000001E+32" table:style-name="ce2">
            <text:p>2.02E+32</text:p>
          </table:table-cell>
          <table:table-cell office:value-type="float" office:value="4.6325300000000001E+60" table:style-name="ce2">
            <text:p>4.63E+60</text:p>
          </table:table-cell>
          <table:table-cell office:value-type="float" office:value="7.0174699999999998E+21" table:style-name="ce2">
            <text:p>7.02E+21</text:p>
          </table:table-cell>
          <table:table-cell office:value-type="float" office:value="6.99882E+18" table:style-name="ce2">
            <text:p>7.00E+18</text:p>
          </table:table-cell>
          <table:table-cell office:value-type="float" office:value="8.7401800000000006E+25" table:style-name="ce2">
            <text:p>8.74E+25</text:p>
          </table:table-cell>
          <table:table-cell office:value-type="float" office:value="3.7713299999999999E+31" table:style-name="ce2">
            <text:p>3.77E+31</text:p>
          </table:table-cell>
          <table:table-cell office:value-type="float" office:value="8.3476400000000003E+21" table:style-name="ce2">
            <text:p>8.35E+21</text:p>
          </table:table-cell>
          <table:table-cell office:value-type="float" office:value="3.6180100000000002E+41" table:style-name="ce2">
            <text:p>3.62E+41</text:p>
          </table:table-cell>
          <table:table-cell office:value-type="float" office:value="3.34001E+25" table:style-name="ce2">
            <text:p>3.34E+25</text:p>
          </table:table-cell>
          <table:table-cell office:value-type="float" office:value="4.6325300000000001E+59" table:formula="of:=AVERAGE([.A20:.J20])" table:style-name="ce2">
            <text:p>4.63E+59</text:p>
          </table:table-cell>
          <table:table-cell table:number-columns-repeated="16373"/>
        </table:table-row>
        <table:table-row table:style-name="ro1">
          <table:table-cell office:value-type="float" office:value="1.2232999999999999E+21" table:style-name="ce2">
            <text:p>1.22E+21</text:p>
          </table:table-cell>
          <table:table-cell office:value-type="float" office:value="9.0868799999999995E+50" table:style-name="ce2">
            <text:p>9.09E+50</text:p>
          </table:table-cell>
          <table:table-cell office:value-type="float" office:value="2.5590800000000001E+26" table:style-name="ce2">
            <text:p>2.56E+26</text:p>
          </table:table-cell>
          <table:table-cell office:value-type="float" office:value="8.1079299999999998E+22" table:style-name="ce2">
            <text:p>8.11E+22</text:p>
          </table:table-cell>
          <table:table-cell office:value-type="float" office:value="7.1635699999999994E+26" table:style-name="ce2">
            <text:p>7.16E+26</text:p>
          </table:table-cell>
          <table:table-cell office:value-type="float" office:value="2.7332200000000002E+22" table:style-name="ce2">
            <text:p>2.73E+22</text:p>
          </table:table-cell>
          <table:table-cell office:value-type="float" office:value="1.81804E+25" table:style-name="ce2">
            <text:p>1.82E+25</text:p>
          </table:table-cell>
          <table:table-cell office:value-type="float" office:value="1.0523E+19" table:style-name="ce2">
            <text:p>1.05E+19</text:p>
          </table:table-cell>
          <table:table-cell office:value-type="float" office:value="3.4697799999999999E+31" table:style-name="ce2">
            <text:p>3.47E+31</text:p>
          </table:table-cell>
          <table:table-cell office:value-type="float" office:value="1.07747E+18" table:style-name="ce2">
            <text:p>1.08E+18</text:p>
          </table:table-cell>
          <table:table-cell office:value-type="float" office:value="9.0868799999999991E+49" table:formula="of:=AVERAGE([.A21:.J21])" table:style-name="ce2">
            <text:p>9.09E+49</text:p>
          </table:table-cell>
          <table:table-cell table:number-columns-repeated="16373"/>
        </table:table-row>
        <table:table-row table:style-name="ro1">
          <table:table-cell office:value-type="float" office:value="1.65601E+17" table:style-name="ce2">
            <text:p>1.66E+17</text:p>
          </table:table-cell>
          <table:table-cell office:value-type="float" office:value="1.7810100000000001E+28" table:style-name="ce2">
            <text:p>1.78E+28</text:p>
          </table:table-cell>
          <table:table-cell office:value-type="float" office:value="6.9097600000000004E+27" table:style-name="ce2">
            <text:p>6.91E+27</text:p>
          </table:table-cell>
          <table:table-cell office:value-type="float" office:value="2.87584E+19" table:style-name="ce2">
            <text:p>2.88E+19</text:p>
          </table:table-cell>
          <table:table-cell office:value-type="float" office:value="7.1801499999999998E+30" table:style-name="ce2">
            <text:p>7.18E+30</text:p>
          </table:table-cell>
          <table:table-cell office:value-type="float" office:value="3.4453899999999999E+29" table:style-name="ce2">
            <text:p>3.45E+29</text:p>
          </table:table-cell>
          <table:table-cell office:value-type="float" office:value="1.9860000000000001E+43" table:style-name="ce2">
            <text:p>1.99E+43</text:p>
          </table:table-cell>
          <table:table-cell office:value-type="float" office:value="6.8282100000000005E+24" table:style-name="ce2">
            <text:p>6.83E+24</text:p>
          </table:table-cell>
          <table:table-cell office:value-type="float" office:value="4.1127100000000004E+31" table:style-name="ce2">
            <text:p>4.11E+31</text:p>
          </table:table-cell>
          <table:table-cell office:value-type="float" office:value="6.38379E+25" table:style-name="ce2">
            <text:p>6.38E+25</text:p>
          </table:table-cell>
          <table:table-cell office:value-type="float" office:value="1.9860000000048676E+42" table:formula="of:=AVERAGE([.A22:.J22])" table:style-name="ce2">
            <text:p>1.99E+42</text:p>
          </table:table-cell>
          <table:table-cell table:number-columns-repeated="16373"/>
        </table:table-row>
        <table:table-row table:style-name="ro1">
          <table:table-cell office:value-type="float" office:value="1.06656E+17" table:style-name="ce2">
            <text:p>1.07E+17</text:p>
          </table:table-cell>
          <table:table-cell office:value-type="float" office:value="3.8214E+28" table:style-name="ce2">
            <text:p>3.82E+28</text:p>
          </table:table-cell>
          <table:table-cell office:value-type="float" office:value="2.04707E+32" table:style-name="ce2">
            <text:p>2.05E+32</text:p>
          </table:table-cell>
          <table:table-cell office:value-type="float" office:value="1.1679800000000001E+29" table:style-name="ce2">
            <text:p>1.17E+29</text:p>
          </table:table-cell>
          <table:table-cell office:value-type="float" office:value="3.1946100000000002E+27" table:style-name="ce2">
            <text:p>3.19E+27</text:p>
          </table:table-cell>
          <table:table-cell office:value-type="float" office:value="4.4181199999999998E+27" table:style-name="ce2">
            <text:p>4.42E+27</text:p>
          </table:table-cell>
          <table:table-cell office:value-type="float" office:value="2.35225E+31" table:style-name="ce2">
            <text:p>2.35E+31</text:p>
          </table:table-cell>
          <table:table-cell office:value-type="float" office:value="576886000000000" table:style-name="ce2">
            <text:p>5.77E+14</text:p>
          </table:table-cell>
          <table:table-cell office:value-type="float" office:value="3.6209499999999999E+41" table:style-name="ce2">
            <text:p>3.62E+41</text:p>
          </table:table-cell>
          <table:table-cell office:value-type="float" office:value="2.16642E+16" table:style-name="ce2">
            <text:p>2.17E+16</text:p>
          </table:table-cell>
          <table:table-cell office:value-type="float" office:value="3.6209500022839211E+40" table:formula="of:=AVERAGE([.A23:.J23])" table:style-name="ce2">
            <text:p>3.62E+40</text:p>
          </table:table-cell>
          <table:table-cell table:number-columns-repeated="16373"/>
        </table:table-row>
        <table:table-row table:style-name="ro1">
          <table:table-cell office:value-type="float" office:value="8.1736300000000001E+23" table:style-name="ce2">
            <text:p>8.17E+23</text:p>
          </table:table-cell>
          <table:table-cell office:value-type="float" office:value="2.8858999999999998E+40" table:style-name="ce2">
            <text:p>2.89E+40</text:p>
          </table:table-cell>
          <table:table-cell office:value-type="float" office:value="1.4707000000000001E+26" table:style-name="ce2">
            <text:p>1.47E+26</text:p>
          </table:table-cell>
          <table:table-cell office:value-type="float" office:value="1.6116099999999999E+21" table:style-name="ce2">
            <text:p>1.61E+21</text:p>
          </table:table-cell>
          <table:table-cell office:value-type="float" office:value="4.48921E+46" table:style-name="ce2">
            <text:p>4.49E+46</text:p>
          </table:table-cell>
          <table:table-cell office:value-type="float" office:value="9.2027799999999996E+21" table:style-name="ce2">
            <text:p>9.20E+21</text:p>
          </table:table-cell>
          <table:table-cell office:value-type="float" office:value="4.4353000000000001E+25" table:style-name="ce2">
            <text:p>4.44E+25</text:p>
          </table:table-cell>
          <table:table-cell office:value-type="float" office:value="1.88729E+19" table:style-name="ce2">
            <text:p>1.89E+19</text:p>
          </table:table-cell>
          <table:table-cell office:value-type="float" office:value="1.28387E+42" table:style-name="ce2">
            <text:p>1.28E+42</text:p>
          </table:table-cell>
          <table:table-cell office:value-type="float" office:value="1.34942E+18" table:style-name="ce2">
            <text:p>1.35E+18</text:p>
          </table:table-cell>
          <table:table-cell office:value-type="float" office:value="4.4893412729000001E+45" table:formula="of:=AVERAGE([.A24:.J24])" table:style-name="ce2">
            <text:p>4.49E+45</text:p>
          </table:table-cell>
          <table:table-cell table:number-columns-repeated="16373"/>
        </table:table-row>
        <table:table-row table:style-name="ro1">
          <table:table-cell office:value-type="float" office:value="1.79366E+22" table:style-name="ce2">
            <text:p>1.79E+22</text:p>
          </table:table-cell>
          <table:table-cell office:value-type="float" office:value="7.0922900000000005E+32" table:style-name="ce2">
            <text:p>7.09E+32</text:p>
          </table:table-cell>
          <table:table-cell office:value-type="float" office:value="545843000000000" table:style-name="ce2">
            <text:p>5.46E+14</text:p>
          </table:table-cell>
          <table:table-cell office:value-type="float" office:value="2.06746E+18" table:style-name="ce2">
            <text:p>2.07E+18</text:p>
          </table:table-cell>
          <table:table-cell office:value-type="float" office:value="1.3475499999999999E+24" table:style-name="ce2">
            <text:p>1.35E+24</text:p>
          </table:table-cell>
          <table:table-cell office:value-type="float" office:value="1.9034899999999999E+29" table:style-name="ce2">
            <text:p>1.90E+29</text:p>
          </table:table-cell>
          <table:table-cell office:value-type="float" office:value="1.23499E+33" table:style-name="ce2">
            <text:p>1.23E+33</text:p>
          </table:table-cell>
          <table:table-cell office:value-type="float" office:value="2.46691E+20" table:style-name="ce2">
            <text:p>2.47E+20</text:p>
          </table:table-cell>
          <table:table-cell office:value-type="float" office:value="9.0575299999999999E+31" table:style-name="ce2">
            <text:p>9.06E+31</text:p>
          </table:table-cell>
          <table:table-cell office:value-type="float" office:value="7.6912000000000004E+27" table:style-name="ce2">
            <text:p>7.69E+27</text:p>
          </table:table-cell>
          <table:table-cell office:value-type="float" office:value="2.0349923415657354E+32" table:formula="of:=AVERAGE([.A25:.J25])" table:style-name="ce2">
            <text:p>2.03E+32</text:p>
          </table:table-cell>
          <table:table-cell table:number-columns-repeated="16373"/>
        </table:table-row>
        <table:table-row table:style-name="ro1">
          <table:table-cell office:value-type="float" office:value="7.2936799999999996E+24" table:style-name="ce2">
            <text:p>7.29E+24</text:p>
          </table:table-cell>
          <table:table-cell office:value-type="float" office:value="4.9438700000000002E+36" table:style-name="ce2">
            <text:p>4.94E+36</text:p>
          </table:table-cell>
          <table:table-cell office:value-type="float" office:value="1.4741799999999999E+21" table:style-name="ce2">
            <text:p>1.47E+21</text:p>
          </table:table-cell>
          <table:table-cell office:value-type="float" office:value="2116710000000" table:style-name="ce2">
            <text:p>2.12E+12</text:p>
          </table:table-cell>
          <table:table-cell office:value-type="float" office:value="1.9510300000000001E+21" table:style-name="ce2">
            <text:p>1.95E+21</text:p>
          </table:table-cell>
          <table:table-cell office:value-type="float" office:value="1.4782300000000001E+28" table:style-name="ce2">
            <text:p>1.48E+28</text:p>
          </table:table-cell>
          <table:table-cell office:value-type="float" office:value="1.82298E+25" table:style-name="ce2">
            <text:p>1.82E+25</text:p>
          </table:table-cell>
          <table:table-cell office:value-type="float" office:value="1.93536E+18" table:style-name="ce2">
            <text:p>1.94E+18</text:p>
          </table:table-cell>
          <table:table-cell office:value-type="float" office:value="4.0132800000000002E+43" table:style-name="ce2">
            <text:p>4.01E+43</text:p>
          </table:table-cell>
          <table:table-cell office:value-type="float" office:value="6.6355399999999997E+29" table:style-name="ce2">
            <text:p>6.64E+29</text:p>
          </table:table-cell>
          <table:table-cell office:value-type="float" office:value="4.0132804943870679E+42" table:formula="of:=AVERAGE([.A26:.J26])" table:style-name="ce2">
            <text:p>4.01E+42</text:p>
          </table:table-cell>
          <table:table-cell table:number-columns-repeated="16373"/>
        </table:table-row>
        <table:table-row table:style-name="ro1">
          <table:table-cell office:value-type="float" office:value="3.74528E+17" table:style-name="ce2">
            <text:p>3.75E+17</text:p>
          </table:table-cell>
          <table:table-cell office:value-type="float" office:value="4.7798400000000003E+28" table:style-name="ce2">
            <text:p>4.78E+28</text:p>
          </table:table-cell>
          <table:table-cell office:value-type="float" office:value="1.83508E+21" table:style-name="ce2">
            <text:p>1.84E+21</text:p>
          </table:table-cell>
          <table:table-cell office:value-type="float" office:value="2.72689E+19" table:style-name="ce2">
            <text:p>2.73E+19</text:p>
          </table:table-cell>
          <table:table-cell office:value-type="float" office:value="2.36545E+46" table:style-name="ce2">
            <text:p>2.37E+46</text:p>
          </table:table-cell>
          <table:table-cell office:value-type="float" office:value="1.2263499999999999E+24" table:style-name="ce2">
            <text:p>1.23E+24</text:p>
          </table:table-cell>
          <table:table-cell office:value-type="float" office:value="2.62007E+39" table:style-name="ce2">
            <text:p>2.62E+39</text:p>
          </table:table-cell>
          <table:table-cell office:value-type="float" office:value="5.54882E+19" table:style-name="ce2">
            <text:p>5.55E+19</text:p>
          </table:table-cell>
          <table:table-cell office:value-type="float" office:value="1.9780900000000001E+31" table:style-name="ce2">
            <text:p>1.98E+31</text:p>
          </table:table-cell>
          <table:table-cell office:value-type="float" office:value="3.1969799999999999E+25" table:style-name="ce2">
            <text:p>3.20E+25</text:p>
          </table:table-cell>
          <table:table-cell office:value-type="float" office:value="2.3654502620070021E+45" table:formula="of:=AVERAGE([.A27:.J27])" table:style-name="ce2">
            <text:p>2.37E+45</text:p>
          </table:table-cell>
          <table:table-cell table:number-columns-repeated="16373"/>
        </table:table-row>
        <table:table-row table:style-name="ro1">
          <table:table-cell office:value-type="float" office:value="8.9397399999999996E+21" table:style-name="ce2">
            <text:p>8.94E+21</text:p>
          </table:table-cell>
          <table:table-cell office:value-type="float" office:value="2.4748500000000001E+38" table:style-name="ce2">
            <text:p>2.47E+38</text:p>
          </table:table-cell>
          <table:table-cell office:value-type="float" office:value="1.08063E+17" table:style-name="ce2">
            <text:p>1.08E+17</text:p>
          </table:table-cell>
          <table:table-cell office:value-type="float" office:value="1.48849E+19" table:style-name="ce2">
            <text:p>1.49E+19</text:p>
          </table:table-cell>
          <table:table-cell office:value-type="float" office:value="1.3808400000000001E+35" table:style-name="ce2">
            <text:p>1.38E+35</text:p>
          </table:table-cell>
          <table:table-cell office:value-type="float" office:value="1.57812E+21" table:style-name="ce2">
            <text:p>1.58E+21</text:p>
          </table:table-cell>
          <table:table-cell office:value-type="float" office:value="7.1639600000000002E+37" table:style-name="ce2">
            <text:p>7.16E+37</text:p>
          </table:table-cell>
          <table:table-cell office:value-type="float" office:value="4.94078E+17" table:style-name="ce2">
            <text:p>4.94E+17</text:p>
          </table:table-cell>
          <table:table-cell office:value-type="float" office:value="3.9055799999999998E+42" table:style-name="ce2">
            <text:p>3.91E+42</text:p>
          </table:table-cell>
          <table:table-cell office:value-type="float" office:value="3.2182199999999999E+25" table:style-name="ce2">
            <text:p>3.22E+25</text:p>
          </table:table-cell>
          <table:table-cell office:value-type="float" office:value="3.9058992626839992E+41" table:formula="of:=AVERAGE([.A28:.J28])" table:style-name="ce2">
            <text:p>3.91E+41</text:p>
          </table:table-cell>
          <table:table-cell table:number-columns-repeated="16373"/>
        </table:table-row>
        <table:table-row table:style-name="ro1">
          <table:table-cell office:value-type="float" office:value="1.0233299999999999E+21" table:style-name="ce2">
            <text:p>1.02E+21</text:p>
          </table:table-cell>
          <table:table-cell office:value-type="float" office:value="9.8906900000000004E+27" table:style-name="ce2">
            <text:p>9.89E+27</text:p>
          </table:table-cell>
          <table:table-cell office:value-type="float" office:value="1.06174E+21" table:style-name="ce2">
            <text:p>1.06E+21</text:p>
          </table:table-cell>
          <table:table-cell office:value-type="float" office:value="2.37821E+20" table:style-name="ce2">
            <text:p>2.38E+20</text:p>
          </table:table-cell>
          <table:table-cell office:value-type="float" office:value="1.38404E+35" table:style-name="ce2">
            <text:p>1.38E+35</text:p>
          </table:table-cell>
          <table:table-cell office:value-type="float" office:value="1.13639E+24" table:style-name="ce2">
            <text:p>1.14E+24</text:p>
          </table:table-cell>
          <table:table-cell office:value-type="float" office:value="1.44797E+25" table:style-name="ce2">
            <text:p>1.45E+25</text:p>
          </table:table-cell>
          <table:table-cell office:value-type="float" office:value="5.3320500000000003E+23" table:style-name="ce2">
            <text:p>5.33E+23</text:p>
          </table:table-cell>
          <table:table-cell office:value-type="float" office:value="1.3336000000000001E+43" table:style-name="ce2">
            <text:p>1.33E+43</text:p>
          </table:table-cell>
          <table:table-cell office:value-type="float" office:value="8.3729300000000008E+28" table:style-name="ce2">
            <text:p>8.37E+28</text:p>
          </table:table-cell>
          <table:table-cell office:value-type="float" office:value="1.3336000138404093E+42" table:formula="of:=AVERAGE([.A29:.J29])" table:style-name="ce2">
            <text:p>1.33E+42</text:p>
          </table:table-cell>
          <table:table-cell table:number-columns-repeated="16373"/>
        </table:table-row>
        <table:table-row table:style-name="ro1">
          <table:table-cell office:value-type="float" office:value="1.64922E+19" table:style-name="ce2">
            <text:p>1.65E+19</text:p>
          </table:table-cell>
          <table:table-cell office:value-type="float" office:value="1.5201E+28" table:style-name="ce2">
            <text:p>1.52E+28</text:p>
          </table:table-cell>
          <table:table-cell office:value-type="float" office:value="1.68386E+17" table:style-name="ce2">
            <text:p>1.68E+17</text:p>
          </table:table-cell>
          <table:table-cell office:value-type="float" office:value="2.59312E+33" table:style-name="ce2">
            <text:p>2.59E+33</text:p>
          </table:table-cell>
          <table:table-cell office:value-type="float" office:value="4.7463300000000002E+40" table:style-name="ce2">
            <text:p>4.75E+40</text:p>
          </table:table-cell>
          <table:table-cell office:value-type="float" office:value="4.3617099999999999E+29" table:style-name="ce2">
            <text:p>4.36E+29</text:p>
          </table:table-cell>
          <table:table-cell office:value-type="float" office:value="1.4416900000000001E+28" table:style-name="ce2">
            <text:p>1.44E+28</text:p>
          </table:table-cell>
          <table:table-cell office:value-type="float" office:value="7.12719E+18" table:style-name="ce2">
            <text:p>7.13E+18</text:p>
          </table:table-cell>
          <table:table-cell office:value-type="float" office:value="5.8507500000000002E+42" table:style-name="ce2">
            <text:p>5.85E+42</text:p>
          </table:table-cell>
          <table:table-cell office:value-type="float" office:value="3.2232500000000001E+25" table:style-name="ce2">
            <text:p>3.22E+25</text:p>
          </table:table-cell>
          <table:table-cell office:value-type="float" office:value="5.8982133025935857E+41" table:formula="of:=AVERAGE([.A30:.J30])" table:style-name="ce2">
            <text:p>5.90E+41</text:p>
          </table:table-cell>
          <table:table-cell table:number-columns-repeated="16373"/>
        </table:table-row>
        <table:table-row table:style-name="ro1">
          <table:table-cell office:value-type="float" office:value="8.4438E+20" table:style-name="ce2">
            <text:p>8.44E+20</text:p>
          </table:table-cell>
          <table:table-cell office:value-type="float" office:value="1.3622799999999999E+28" table:style-name="ce2">
            <text:p>1.36E+28</text:p>
          </table:table-cell>
          <table:table-cell office:value-type="float" office:value="8.8296399999999997E+21" table:style-name="ce2">
            <text:p>8.83E+21</text:p>
          </table:table-cell>
          <table:table-cell office:value-type="float" office:value="1.0082000000000001E+24" table:style-name="ce2">
            <text:p>1.01E+24</text:p>
          </table:table-cell>
          <table:table-cell office:value-type="float" office:value="1.71714E+24" table:style-name="ce2">
            <text:p>1.72E+24</text:p>
          </table:table-cell>
          <table:table-cell office:value-type="float" office:value="3.49701E+24" table:style-name="ce2">
            <text:p>3.50E+24</text:p>
          </table:table-cell>
          <table:table-cell office:value-type="float" office:value="9.6733000000000005E+28" table:style-name="ce2">
            <text:p>9.67E+28</text:p>
          </table:table-cell>
          <table:table-cell office:value-type="float" office:value="2.6716500000000001E+29" table:style-name="ce2">
            <text:p>2.67E+29</text:p>
          </table:table-cell>
          <table:table-cell office:value-type="float" office:value="1.03376E+46" table:style-name="ce2">
            <text:p>1.03E+46</text:p>
          </table:table-cell>
          <table:table-cell office:value-type="float" office:value="2.03484E+26" table:style-name="ce2">
            <text:p>2.03E+26</text:p>
          </table:table-cell>
          <table:table-cell office:value-type="float" office:value="1.0337600000000001E+45" table:formula="of:=AVERAGE([.A31:.J31])" table:style-name="ce2">
            <text:p>1.03E+45</text:p>
          </table:table-cell>
          <table:table-cell table:number-columns-repeated="16373"/>
        </table:table-row>
        <table:table-row table:style-name="ro1">
          <table:table-cell office:value-type="float" office:value="1.2863699999999999E+21" table:style-name="ce2">
            <text:p>1.29E+21</text:p>
          </table:table-cell>
          <table:table-cell office:value-type="float" office:value="1.20083E+28" table:style-name="ce2">
            <text:p>1.20E+28</text:p>
          </table:table-cell>
          <table:table-cell office:value-type="float" office:value="2.7388400000000003E+21" table:style-name="ce2">
            <text:p>2.74E+21</text:p>
          </table:table-cell>
          <table:table-cell office:value-type="float" office:value="4.70621E+38" table:style-name="ce2">
            <text:p>4.71E+38</text:p>
          </table:table-cell>
          <table:table-cell office:value-type="float" office:value="1.1008599999999999E+24" table:style-name="ce2">
            <text:p>1.10E+24</text:p>
          </table:table-cell>
          <table:table-cell office:value-type="float" office:value="4.5469599999999998E+34" table:style-name="ce2">
            <text:p>4.55E+34</text:p>
          </table:table-cell>
          <table:table-cell office:value-type="float" office:value="3.4738299999999998E+23" table:style-name="ce2">
            <text:p>3.47E+23</text:p>
          </table:table-cell>
          <table:table-cell office:value-type="float" office:value="1.36355E+19" table:style-name="ce2">
            <text:p>1.36E+19</text:p>
          </table:table-cell>
          <table:table-cell office:value-type="float" office:value="1.6279299999999999E+27" table:style-name="ce2">
            <text:p>1.63E+27</text:p>
          </table:table-cell>
          <table:table-cell office:value-type="float" office:value="3.29745E+17" table:style-name="ce2">
            <text:p>3.30E+17</text:p>
          </table:table-cell>
          <table:table-cell office:value-type="float" office:value="4.7066646961363773E+37" table:formula="of:=AVERAGE([.A32:.J32])" table:style-name="ce2">
            <text:p>4.71E+37</text:p>
          </table:table-cell>
          <table:table-cell table:number-columns-repeated="16373"/>
        </table:table-row>
        <table:table-row table:style-name="ro1">
          <table:table-cell office:value-type="float" office:value="1.18707E+17" table:style-name="ce2">
            <text:p>1.19E+17</text:p>
          </table:table-cell>
          <table:table-cell office:value-type="float" office:value="1.4193700000000001E+28" table:style-name="ce2">
            <text:p>1.42E+28</text:p>
          </table:table-cell>
          <table:table-cell office:value-type="float" office:value="9.9249899999999996E+33" table:style-name="ce2">
            <text:p>9.92E+33</text:p>
          </table:table-cell>
          <table:table-cell office:value-type="float" office:value="8.2814800000000008E+22" table:style-name="ce2">
            <text:p>8.28E+22</text:p>
          </table:table-cell>
          <table:table-cell office:value-type="float" office:value="1.19011E+19" table:style-name="ce2">
            <text:p>1.19E+19</text:p>
          </table:table-cell>
          <table:table-cell office:value-type="float" office:value="3.4172600000000001E+33" table:style-name="ce2">
            <text:p>3.42E+33</text:p>
          </table:table-cell>
          <table:table-cell office:value-type="float" office:value="2.4004200000000001E+32" table:style-name="ce2">
            <text:p>2.40E+32</text:p>
          </table:table-cell>
          <table:table-cell office:value-type="float" office:value="5.3140000000000001E+31" table:style-name="ce2">
            <text:p>5.31E+31</text:p>
          </table:table-cell>
          <table:table-cell office:value-type="float" office:value="5.8813699999999997E+45" table:style-name="ce2">
            <text:p>5.88E+45</text:p>
          </table:table-cell>
          <table:table-cell office:value-type="float" office:value="2.70057E+19" table:style-name="ce2">
            <text:p>2.70E+19</text:p>
          </table:table-cell>
          <table:table-cell office:value-type="float" office:value="5.8813700000136348E+44" table:formula="of:=AVERAGE([.A33:.J33])" table:style-name="ce2">
            <text:p>5.88E+44</text:p>
          </table:table-cell>
          <table:table-cell table:number-columns-repeated="16373"/>
        </table:table-row>
        <table:table-row table:style-name="ro1">
          <table:table-cell office:value-type="float" office:value="1.3878700000000001E+21" table:style-name="ce2">
            <text:p>1.39E+21</text:p>
          </table:table-cell>
          <table:table-cell office:value-type="float" office:value="8.9313899999999994E+30" table:style-name="ce2">
            <text:p>8.93E+30</text:p>
          </table:table-cell>
          <table:table-cell office:value-type="float" office:value="7.1352699999999995E+21" table:style-name="ce2">
            <text:p>7.14E+21</text:p>
          </table:table-cell>
          <table:table-cell office:value-type="float" office:value="3.0261700000000002E+25" table:style-name="ce2">
            <text:p>3.03E+25</text:p>
          </table:table-cell>
          <table:table-cell office:value-type="float" office:value="3.08657E+23" table:style-name="ce2">
            <text:p>3.09E+23</text:p>
          </table:table-cell>
          <table:table-cell office:value-type="float" office:value="1.13636E+24" table:style-name="ce2">
            <text:p>1.14E+24</text:p>
          </table:table-cell>
          <table:table-cell office:value-type="float" office:value="3.8166099999999999E+34" table:style-name="ce2">
            <text:p>3.82E+34</text:p>
          </table:table-cell>
          <table:table-cell office:value-type="float" office:value="3.03483E+19" table:style-name="ce2">
            <text:p>3.03E+19</text:p>
          </table:table-cell>
          <table:table-cell office:value-type="float" office:value="1.87504E+46" table:style-name="ce2">
            <text:p>1.88E+46</text:p>
          </table:table-cell>
          <table:table-cell office:value-type="float" office:value="2.1427599999999999E+28" table:style-name="ce2">
            <text:p>2.14E+28</text:p>
          </table:table-cell>
          <table:table-cell office:value-type="float" office:value="1.8750400000038176E+45" table:formula="of:=AVERAGE([.A34:.J34])" table:style-name="ce2">
            <text:p>1.88E+45</text:p>
          </table:table-cell>
          <table:table-cell table:number-columns-repeated="16373"/>
        </table:table-row>
        <table:table-row table:style-name="ro1">
          <table:table-cell office:value-type="float" office:value="2.3072399999999999E+23" table:style-name="ce2">
            <text:p>2.31E+23</text:p>
          </table:table-cell>
          <table:table-cell office:value-type="float" office:value="3.6907100000000002E+29" table:style-name="ce2">
            <text:p>3.69E+29</text:p>
          </table:table-cell>
          <table:table-cell office:value-type="float" office:value="4138560000000" table:style-name="ce2">
            <text:p>4.14E+12</text:p>
          </table:table-cell>
          <table:table-cell office:value-type="float" office:value="1.51424E+25" table:style-name="ce2">
            <text:p>1.51E+25</text:p>
          </table:table-cell>
          <table:table-cell office:value-type="float" office:value="2.32744E+30" table:style-name="ce2">
            <text:p>2.33E+30</text:p>
          </table:table-cell>
          <table:table-cell office:value-type="float" office:value="2.9177500000000001E+22" table:style-name="ce2">
            <text:p>2.92E+22</text:p>
          </table:table-cell>
          <table:table-cell office:value-type="float" office:value="1.8600299999999999E+34" table:style-name="ce2">
            <text:p>1.86E+34</text:p>
          </table:table-cell>
          <table:table-cell office:value-type="float" office:value="5.9488700000000003E+20" table:style-name="ce2">
            <text:p>5.95E+20</text:p>
          </table:table-cell>
          <table:table-cell office:value-type="float" office:value="2.2001200000000001E+42" table:style-name="ce2">
            <text:p>2.20E+42</text:p>
          </table:table-cell>
          <table:table-cell office:value-type="float" office:value="2.1412199999999999E+25" table:style-name="ce2">
            <text:p>2.14E+25</text:p>
          </table:table-cell>
          <table:table-cell office:value-type="float" office:value="2.2001200186029967E+41" table:formula="of:=AVERAGE([.A35:.J35])" table:style-name="ce2">
            <text:p>2.20E+41</text:p>
          </table:table-cell>
          <table:table-cell table:number-columns-repeated="16373"/>
        </table:table-row>
        <table:table-row table:style-name="ro1">
          <table:table-cell office:value-type="float" office:value="1.4314300000000001E+21" table:style-name="ce2">
            <text:p>1.43E+21</text:p>
          </table:table-cell>
          <table:table-cell office:value-type="float" office:value="1.9874099999999999E+28" table:style-name="ce2">
            <text:p>1.99E+28</text:p>
          </table:table-cell>
          <table:table-cell office:value-type="float" office:value="7.3789099999999998E+21" table:style-name="ce2">
            <text:p>7.38E+21</text:p>
          </table:table-cell>
          <table:table-cell office:value-type="float" office:value="1.5548800000000001E+37" table:style-name="ce2">
            <text:p>1.55E+37</text:p>
          </table:table-cell>
          <table:table-cell office:value-type="float" office:value="5.13088E+18" table:style-name="ce2">
            <text:p>5.13E+18</text:p>
          </table:table-cell>
          <table:table-cell office:value-type="float" office:value="1.2130099999999999E+24" table:style-name="ce2">
            <text:p>1.21E+24</text:p>
          </table:table-cell>
          <table:table-cell office:value-type="float" office:value="1.9706800000000001E+35" table:style-name="ce2">
            <text:p>1.97E+35</text:p>
          </table:table-cell>
          <table:table-cell office:value-type="float" office:value="1.18497E+23" table:style-name="ce2">
            <text:p>1.18E+23</text:p>
          </table:table-cell>
          <table:table-cell office:value-type="float" office:value="1.0981E+32" table:style-name="ce2">
            <text:p>1.10E+32</text:p>
          </table:table-cell>
          <table:table-cell office:value-type="float" office:value="1.1823000000000001E+26" table:style-name="ce2">
            <text:p>1.18E+26</text:p>
          </table:table-cell>
          <table:table-cell office:value-type="float" office:value="1.5745977829993669E+36" table:formula="of:=AVERAGE([.A36:.J36])" table:style-name="ce2">
            <text:p>1.57E+36</text:p>
          </table:table-cell>
          <table:table-cell table:number-columns-repeated="16373"/>
        </table:table-row>
        <table:table-row table:style-name="ro1">
          <table:table-cell office:value-type="float" office:value="1.10863E+17" table:style-name="ce2">
            <text:p>1.11E+17</text:p>
          </table:table-cell>
          <table:table-cell office:value-type="float" office:value="2.4395500000000001E+39" table:style-name="ce2">
            <text:p>2.44E+39</text:p>
          </table:table-cell>
          <table:table-cell office:value-type="float" office:value="3.98398E+16" table:style-name="ce2">
            <text:p>3.98E+16</text:p>
          </table:table-cell>
          <table:table-cell office:value-type="float" office:value="1.2673399999999999E+23" table:style-name="ce2">
            <text:p>1.27E+23</text:p>
          </table:table-cell>
          <table:table-cell office:value-type="float" office:value="2.36545E+46" table:style-name="ce2">
            <text:p>2.37E+46</text:p>
          </table:table-cell>
          <table:table-cell office:value-type="float" office:value="7.0956400000000003E+21" table:style-name="ce2">
            <text:p>7.10E+21</text:p>
          </table:table-cell>
          <table:table-cell office:value-type="float" office:value="2.8246099999999999E+37" table:style-name="ce2">
            <text:p>2.82E+37</text:p>
          </table:table-cell>
          <table:table-cell office:value-type="float" office:value="1.58004E+20" table:style-name="ce2">
            <text:p>1.58E+20</text:p>
          </table:table-cell>
          <table:table-cell office:value-type="float" office:value="3.66273E+25" table:style-name="ce2">
            <text:p>3.66E+25</text:p>
          </table:table-cell>
          <table:table-cell office:value-type="float" office:value="3.17176E+20" table:style-name="ce2">
            <text:p>3.17E+20</text:p>
          </table:table-cell>
          <table:table-cell office:value-type="float" office:value="2.3654502467796098E+45" table:formula="of:=AVERAGE([.A37:.J37])" table:style-name="ce2">
            <text:p>2.37E+45</text:p>
          </table:table-cell>
          <table:table-cell table:number-columns-repeated="16373"/>
        </table:table-row>
        <table:table-row table:style-name="ro1">
          <table:table-cell office:value-type="float" office:value="184883000000000" table:style-name="ce2">
            <text:p>1.85E+14</text:p>
          </table:table-cell>
          <table:table-cell office:value-type="float" office:value="2.5493E+28" table:style-name="ce2">
            <text:p>2.55E+28</text:p>
          </table:table-cell>
          <table:table-cell office:value-type="float" office:value="1.3403800000000001E+21" table:style-name="ce2">
            <text:p>1.34E+21</text:p>
          </table:table-cell>
          <table:table-cell office:value-type="float" office:value="2.9847399999999999E+21" table:style-name="ce2">
            <text:p>2.98E+21</text:p>
          </table:table-cell>
          <table:table-cell office:value-type="float" office:value="5.99491E+18" table:style-name="ce2">
            <text:p>5.99E+18</text:p>
          </table:table-cell>
          <table:table-cell office:value-type="float" office:value="8.9919200000000002E+23" table:style-name="ce2">
            <text:p>8.99E+23</text:p>
          </table:table-cell>
          <table:table-cell office:value-type="float" office:value="7.3469599999999998E+40" table:style-name="ce2">
            <text:p>7.35E+40</text:p>
          </table:table-cell>
          <table:table-cell office:value-type="float" office:value="9.2085499999999995E+21" table:style-name="ce2">
            <text:p>9.21E+21</text:p>
          </table:table-cell>
          <table:table-cell office:value-type="float" office:value="5.9443299999999999E+45" table:style-name="ce2">
            <text:p>5.94E+45</text:p>
          </table:table-cell>
          <table:table-cell office:value-type="float" office:value="6.96249E+19" table:style-name="ce2">
            <text:p>6.96E+19</text:p>
          </table:table-cell>
          <table:table-cell office:value-type="float" office:value="5.9444034695999993E+44" table:formula="of:=AVERAGE([.A38:.J38])" table:style-name="ce2">
            <text:p>5.94E+44</text:p>
          </table:table-cell>
          <table:table-cell table:number-columns-repeated="16373"/>
        </table:table-row>
        <table:table-row table:style-name="ro1">
          <table:table-cell office:value-type="float" office:value="149439000000000" table:style-name="ce2">
            <text:p>1.49E+14</text:p>
          </table:table-cell>
          <table:table-cell office:value-type="float" office:value="3.7770099999999999E+34" table:style-name="ce2">
            <text:p>3.78E+34</text:p>
          </table:table-cell>
          <table:table-cell office:value-type="float" office:value="2870380000000000" table:style-name="ce2">
            <text:p>2.87E+15</text:p>
          </table:table-cell>
          <table:table-cell office:value-type="float" office:value="3.3004100000000001E+33" table:style-name="ce2">
            <text:p>3.30E+33</text:p>
          </table:table-cell>
          <table:table-cell office:value-type="float" office:value="1.7587800000000001E+37" table:style-name="ce2">
            <text:p>1.76E+37</text:p>
          </table:table-cell>
          <table:table-cell office:value-type="float" office:value="7.2209099999999996E+42" table:style-name="ce2">
            <text:p>7.22E+42</text:p>
          </table:table-cell>
          <table:table-cell office:value-type="float" office:value="7.9790599999999998E+40" table:style-name="ce2">
            <text:p>7.98E+40</text:p>
          </table:table-cell>
          <table:table-cell office:value-type="float" office:value="2.24513E+19" table:style-name="ce2">
            <text:p>2.25E+19</text:p>
          </table:table-cell>
          <table:table-cell office:value-type="float" office:value="9.1583400000000006E+41" table:style-name="ce2">
            <text:p>9.16E+41</text:p>
          </table:table-cell>
          <table:table-cell office:value-type="float" office:value="2.3657700000000002E+25" table:style-name="ce2">
            <text:p>2.37E+25</text:p>
          </table:table-cell>
          <table:table-cell office:value-type="float" office:value="8.2165522288705109E+41" table:formula="of:=AVERAGE([.A39:.J39])" table:style-name="ce2">
            <text:p>8.22E+41</text:p>
          </table:table-cell>
          <table:table-cell table:number-columns-repeated="16373"/>
        </table:table-row>
        <table:table-row table:style-name="ro1">
          <table:table-cell office:value-type="float" office:value="8.79167E+18" table:style-name="ce2">
            <text:p>8.79E+18</text:p>
          </table:table-cell>
          <table:table-cell office:value-type="float" office:value="2.8872199999999999E+30" table:style-name="ce2">
            <text:p>2.89E+30</text:p>
          </table:table-cell>
          <table:table-cell office:value-type="float" office:value="7.4545799999999993E+20" table:style-name="ce2">
            <text:p>7.45E+20</text:p>
          </table:table-cell>
          <table:table-cell office:value-type="float" office:value="1.4191900000000001E+31" table:style-name="ce2">
            <text:p>1.42E+31</text:p>
          </table:table-cell>
          <table:table-cell office:value-type="float" office:value="9.4887700000000006E+28" table:style-name="ce2">
            <text:p>9.49E+28</text:p>
          </table:table-cell>
          <table:table-cell office:value-type="float" office:value="8.7185499999999995E+27" table:style-name="ce2">
            <text:p>8.72E+27</text:p>
          </table:table-cell>
          <table:table-cell office:value-type="float" office:value="9.9827699999999998E+30" table:style-name="ce2">
            <text:p>9.98E+30</text:p>
          </table:table-cell>
          <table:table-cell office:value-type="float" office:value="1.57599E+20" table:style-name="ce2">
            <text:p>1.58E+20</text:p>
          </table:table-cell>
          <table:table-cell office:value-type="float" office:value="5.9443299999999999E+45" table:style-name="ce2">
            <text:p>5.94E+45</text:p>
          </table:table-cell>
          <table:table-cell office:value-type="float" office:value="2.35405E+25" table:style-name="ce2">
            <text:p>2.35E+25</text:p>
          </table:table-cell>
          <table:table-cell office:value-type="float" office:value="5.9443300000000266E+44" table:formula="of:=AVERAGE([.A40:.J40])" table:style-name="ce2">
            <text:p>5.94E+44</text:p>
          </table:table-cell>
          <table:table-cell table:number-columns-repeated="16373"/>
        </table:table-row>
        <table:table-row table:style-name="ro1">
          <table:table-cell office:value-type="float" office:value="3.3154100000000002E+21" table:style-name="ce2">
            <text:p>3.32E+21</text:p>
          </table:table-cell>
          <table:table-cell office:value-type="float" office:value="2.0933000000000001E+33" table:style-name="ce2">
            <text:p>2.09E+33</text:p>
          </table:table-cell>
          <table:table-cell office:value-type="float" office:value="3.9245500000000001E+21" table:style-name="ce2">
            <text:p>3.92E+21</text:p>
          </table:table-cell>
          <table:table-cell office:value-type="float" office:value="5.1636100000000003E+45" table:style-name="ce2">
            <text:p>5.16E+45</text:p>
          </table:table-cell>
          <table:table-cell office:value-type="float" office:value="2.5054E+20" table:style-name="ce2">
            <text:p>2.51E+20</text:p>
          </table:table-cell>
          <table:table-cell office:value-type="float" office:value="3.3603800000000001E+21" table:style-name="ce2">
            <text:p>3.36E+21</text:p>
          </table:table-cell>
          <table:table-cell office:value-type="float" office:value="1.30363E+30" table:style-name="ce2">
            <text:p>1.30E+30</text:p>
          </table:table-cell>
          <table:table-cell office:value-type="float" office:value="6.3800300000000003E+20" table:style-name="ce2">
            <text:p>6.38E+20</text:p>
          </table:table-cell>
          <table:table-cell office:value-type="float" office:value="4.02129E+25" table:style-name="ce2">
            <text:p>4.02E+25</text:p>
          </table:table-cell>
          <table:table-cell office:value-type="float" office:value="8.26783E+18" table:style-name="ce2">
            <text:p>8.27E+18</text:p>
          </table:table-cell>
          <table:table-cell office:value-type="float" office:value="5.1636100000020948E+44" table:formula="of:=AVERAGE([.A41:.J41])" table:style-name="ce2">
            <text:p>5.16E+44</text:p>
          </table:table-cell>
          <table:table-cell table:number-columns-repeated="16373"/>
        </table:table-row>
        <table:table-row table:style-name="ro1">
          <table:table-cell office:value-type="float" office:value="147672000000000" table:style-name="ce2">
            <text:p>1.48E+14</text:p>
          </table:table-cell>
          <table:table-cell office:value-type="float" office:value="1.24546E+28" table:style-name="ce2">
            <text:p>1.25E+28</text:p>
          </table:table-cell>
          <table:table-cell office:value-type="float" office:value="6.6809899999999998E+21" table:style-name="ce2">
            <text:p>6.68E+21</text:p>
          </table:table-cell>
          <table:table-cell office:value-type="float" office:value="2.1719600000000001E+29" table:style-name="ce2">
            <text:p>2.17E+29</text:p>
          </table:table-cell>
          <table:table-cell office:value-type="float" office:value="3.9405500000000001E+27" table:style-name="ce2">
            <text:p>3.94E+27</text:p>
          </table:table-cell>
          <table:table-cell office:value-type="float" office:value="5.0961799999999998E+31" table:style-name="ce2">
            <text:p>5.10E+31</text:p>
          </table:table-cell>
          <table:table-cell office:value-type="float" office:value="1.15899E+35" table:style-name="ce2">
            <text:p>1.16E+35</text:p>
          </table:table-cell>
          <table:table-cell office:value-type="float" office:value="2.66342E+20" table:style-name="ce2">
            <text:p>2.66E+20</text:p>
          </table:table-cell>
          <table:table-cell office:value-type="float" office:value="3.4448999999999999E+28" table:style-name="ce2">
            <text:p>3.44E+28</text:p>
          </table:table-cell>
          <table:table-cell office:value-type="float" office:value="102470000000000" table:style-name="ce2">
            <text:p>1.02E+14</text:p>
          </table:table-cell>
          <table:table-cell office:value-type="float" office:value="1.1595022984015695E+34" table:formula="of:=AVERAGE([.A42:.J42])" table:style-name="ce2">
            <text:p>1.16E+34</text:p>
          </table:table-cell>
          <table:table-cell table:number-columns-repeated="16373"/>
        </table:table-row>
        <table:table-row table:style-name="ro1">
          <table:table-cell office:value-type="float" office:value="227419000000000" table:style-name="ce2">
            <text:p>2.27E+14</text:p>
          </table:table-cell>
          <table:table-cell office:value-type="float" office:value="3.5811100000000002E+29" table:style-name="ce2">
            <text:p>3.58E+29</text:p>
          </table:table-cell>
          <table:table-cell office:value-type="float" office:value="8.15712E+20" table:style-name="ce2">
            <text:p>8.16E+20</text:p>
          </table:table-cell>
          <table:table-cell office:value-type="float" office:value="1.5358599999999999E+39" table:style-name="ce2">
            <text:p>1.54E+39</text:p>
          </table:table-cell>
          <table:table-cell office:value-type="float" office:value="4.7703900000000001E+28" table:style-name="ce2">
            <text:p>4.77E+28</text:p>
          </table:table-cell>
          <table:table-cell office:value-type="float" office:value="1.4327900000000001E+29" table:style-name="ce2">
            <text:p>1.43E+29</text:p>
          </table:table-cell>
          <table:table-cell office:value-type="float" office:value="3.7996799999999999E+38" table:style-name="ce2">
            <text:p>3.80E+38</text:p>
          </table:table-cell>
          <table:table-cell office:value-type="float" office:value="1.96417E+19" table:style-name="ce2">
            <text:p>1.96E+19</text:p>
          </table:table-cell>
          <table:table-cell office:value-type="float" office:value="1.29444E+25" table:style-name="ce2">
            <text:p>1.29E+25</text:p>
          </table:table-cell>
          <table:table-cell office:value-type="float" office:value="1.26207E+24" table:style-name="ce2">
            <text:p>1.26E+24</text:p>
          </table:table-cell>
          <table:table-cell office:value-type="float" office:value="1.9158280005491077E+38" table:formula="of:=AVERAGE([.A43:.J43])" table:style-name="ce2">
            <text:p>1.92E+38</text:p>
          </table:table-cell>
          <table:table-cell table:number-columns-repeated="16373"/>
        </table:table-row>
        <table:table-row table:style-name="ro1">
          <table:table-cell office:value-type="float" office:value="3.25317E+17" table:style-name="ce2">
            <text:p>3.25E+17</text:p>
          </table:table-cell>
          <table:table-cell office:value-type="float" office:value="1.15143E+28" table:style-name="ce2">
            <text:p>1.15E+28</text:p>
          </table:table-cell>
          <table:table-cell office:value-type="float" office:value="5.12275E+19" table:style-name="ce2">
            <text:p>5.12E+19</text:p>
          </table:table-cell>
          <table:table-cell office:value-type="float" office:value="9.5642700000000001E+22" table:style-name="ce2">
            <text:p>9.56E+22</text:p>
          </table:table-cell>
          <table:table-cell office:value-type="float" office:value="4.3321800000000002E+35" table:style-name="ce2">
            <text:p>4.33E+35</text:p>
          </table:table-cell>
          <table:table-cell office:value-type="float" office:value="4.0851699999999999E+34" table:style-name="ce2">
            <text:p>4.09E+34</text:p>
          </table:table-cell>
          <table:table-cell office:value-type="float" office:value="1.30164E+44" table:style-name="ce2">
            <text:p>1.30E+44</text:p>
          </table:table-cell>
          <table:table-cell office:value-type="float" office:value="9.5847399999999997E+23" table:style-name="ce2">
            <text:p>9.58E+23</text:p>
          </table:table-cell>
          <table:table-cell office:value-type="float" office:value="3.5151800000000003E+45" table:style-name="ce2">
            <text:p>3.52E+45</text:p>
          </table:table-cell>
          <table:table-cell office:value-type="float" office:value="7.53764E+20" table:style-name="ce2">
            <text:p>7.54E+20</text:p>
          </table:table-cell>
          <table:table-cell office:value-type="float" office:value="3.64534400047407E+44" table:formula="of:=AVERAGE([.A44:.J44])" table:style-name="ce2">
            <text:p>3.65E+44</text:p>
          </table:table-cell>
          <table:table-cell table:number-columns-repeated="16373"/>
        </table:table-row>
        <table:table-row table:style-name="ro1">
          <table:table-cell office:value-type="float" office:value="2.1092E+19" table:style-name="ce2">
            <text:p>2.11E+19</text:p>
          </table:table-cell>
          <table:table-cell office:value-type="float" office:value="2.16882E+32" table:style-name="ce2">
            <text:p>2.17E+32</text:p>
          </table:table-cell>
          <table:table-cell office:value-type="float" office:value="1.4874E+16" table:style-name="ce2">
            <text:p>1.49E+16</text:p>
          </table:table-cell>
          <table:table-cell office:value-type="float" office:value="9.0352800000000003E+24" table:style-name="ce2">
            <text:p>9.04E+24</text:p>
          </table:table-cell>
          <table:table-cell office:value-type="float" office:value="1.3329799999999999E+21" table:style-name="ce2">
            <text:p>1.33E+21</text:p>
          </table:table-cell>
          <table:table-cell office:value-type="float" office:value="1.37786E+20" table:style-name="ce2">
            <text:p>1.38E+20</text:p>
          </table:table-cell>
          <table:table-cell office:value-type="float" office:value="3.6455799999999999E+49" table:style-name="ce2">
            <text:p>3.65E+49</text:p>
          </table:table-cell>
          <table:table-cell office:value-type="float" office:value="9.8891199999999999E+26" table:style-name="ce2">
            <text:p>9.89E+26</text:p>
          </table:table-cell>
          <table:table-cell office:value-type="float" office:value="6.0174599999999997E+35" table:style-name="ce2">
            <text:p>6.02E+35</text:p>
          </table:table-cell>
          <table:table-cell office:value-type="float" office:value="4.55124E+25" table:style-name="ce2">
            <text:p>4.55E+25</text:p>
          </table:table-cell>
          <table:table-cell office:value-type="float" office:value="3.6455800000000601E+48" table:formula="of:=AVERAGE([.A45:.J45])" table:style-name="ce2">
            <text:p>3.65E+48</text:p>
          </table:table-cell>
          <table:table-cell table:number-columns-repeated="16373"/>
        </table:table-row>
        <table:table-row table:style-name="ro1">
          <table:table-cell office:value-type="float" office:value="191850000000000" table:style-name="ce2">
            <text:p>1.92E+14</text:p>
          </table:table-cell>
          <table:table-cell office:value-type="float" office:value="1.2906999999999999E+28" table:style-name="ce2">
            <text:p>1.29E+28</text:p>
          </table:table-cell>
          <table:table-cell office:value-type="float" office:value="8986650000000" table:style-name="ce2">
            <text:p>8.99E+12</text:p>
          </table:table-cell>
          <table:table-cell office:value-type="float" office:value="4.14374E+22" table:style-name="ce2">
            <text:p>4.14E+22</text:p>
          </table:table-cell>
          <table:table-cell office:value-type="float" office:value="2.2490199999999998E+34" table:style-name="ce2">
            <text:p>2.25E+34</text:p>
          </table:table-cell>
          <table:table-cell office:value-type="float" office:value="1.8133900000000002E+38" table:style-name="ce2">
            <text:p>1.81E+38</text:p>
          </table:table-cell>
          <table:table-cell office:value-type="float" office:value="3.6870699999999998E+47" table:style-name="ce2">
            <text:p>3.69E+47</text:p>
          </table:table-cell>
          <table:table-cell office:value-type="float" office:value="8.0879200000000003E+23" table:style-name="ce2">
            <text:p>8.09E+23</text:p>
          </table:table-cell>
          <table:table-cell office:value-type="float" office:value="4.3628400000000001E+25" table:style-name="ce2">
            <text:p>4.36E+25</text:p>
          </table:table-cell>
          <table:table-cell office:value-type="float" office:value="5.5873999999999997E+27" table:style-name="ce2">
            <text:p>5.59E+27</text:p>
          </table:table-cell>
          <table:table-cell office:value-type="float" office:value="3.6870700018136145E+46" table:formula="of:=AVERAGE([.A46:.J46])" table:style-name="ce2">
            <text:p>3.69E+46</text:p>
          </table:table-cell>
          <table:table-cell table:number-columns-repeated="16373"/>
        </table:table-row>
        <table:table-row table:style-name="ro1">
          <table:table-cell office:value-type="float" office:value="1.18658E+18" table:style-name="ce2">
            <text:p>1.19E+18</text:p>
          </table:table-cell>
          <table:table-cell office:value-type="float" office:value="5.54825E+35" table:style-name="ce2">
            <text:p>5.55E+35</text:p>
          </table:table-cell>
          <table:table-cell office:value-type="float" office:value="214916000000" table:style-name="ce2">
            <text:p>2.15E+11</text:p>
          </table:table-cell>
          <table:table-cell office:value-type="float" office:value="3.3139100000000002E+23" table:style-name="ce2">
            <text:p>3.31E+23</text:p>
          </table:table-cell>
          <table:table-cell office:value-type="float" office:value="1.7053600000000001E+35" table:style-name="ce2">
            <text:p>1.71E+35</text:p>
          </table:table-cell>
          <table:table-cell office:value-type="float" office:value="2.0626099999999998E+25" table:style-name="ce2">
            <text:p>2.06E+25</text:p>
          </table:table-cell>
          <table:table-cell office:value-type="float" office:value="8.00249E+42" table:style-name="ce2">
            <text:p>8.00E+42</text:p>
          </table:table-cell>
          <table:table-cell office:value-type="float" office:value="1.6540099999999999E+33" table:style-name="ce2">
            <text:p>1.65E+33</text:p>
          </table:table-cell>
          <table:table-cell office:value-type="float" office:value="9.1577500000000001E+41" table:style-name="ce2">
            <text:p>9.16E+41</text:p>
          </table:table-cell>
          <table:table-cell office:value-type="float" office:value="1.244E+24" table:style-name="ce2">
            <text:p>1.24E+24</text:p>
          </table:table-cell>
          <table:table-cell office:value-type="float" office:value="8.9182657270150121E+41" table:formula="of:=AVERAGE([.A47:.J47])" table:style-name="ce2">
            <text:p>8.92E+41</text:p>
          </table:table-cell>
          <table:table-cell table:number-columns-repeated="16373"/>
        </table:table-row>
        <table:table-row table:style-name="ro1">
          <table:table-cell office:value-type="float" office:value="4.0358599999999999E+24" table:style-name="ce2">
            <text:p>4.04E+24</text:p>
          </table:table-cell>
          <table:table-cell office:value-type="float" office:value="2.62532E+28" table:style-name="ce2">
            <text:p>2.63E+28</text:p>
          </table:table-cell>
          <table:table-cell office:value-type="float" office:value="191909000000000" table:style-name="ce2">
            <text:p>1.92E+14</text:p>
          </table:table-cell>
          <table:table-cell office:value-type="float" office:value="1.3314399999999999E+23" table:style-name="ce2">
            <text:p>1.33E+23</text:p>
          </table:table-cell>
          <table:table-cell office:value-type="float" office:value="4.6874399999999996E+28" table:style-name="ce2">
            <text:p>4.69E+28</text:p>
          </table:table-cell>
          <table:table-cell office:value-type="float" office:value="2.09368E+21" table:style-name="ce2">
            <text:p>2.09E+21</text:p>
          </table:table-cell>
          <table:table-cell office:value-type="float" office:value="7.1646000000000003E+29" table:style-name="ce2">
            <text:p>7.16E+29</text:p>
          </table:table-cell>
          <table:table-cell office:value-type="float" office:value="7.3163800000000003E+23" table:style-name="ce2">
            <text:p>7.32E+23</text:p>
          </table:table-cell>
          <table:table-cell office:value-type="float" office:value="1.76052E+25" table:style-name="ce2">
            <text:p>1.76E+25</text:p>
          </table:table-cell>
          <table:table-cell office:value-type="float" office:value="4.7617899999999998E+21" table:style-name="ce2">
            <text:p>4.76E+21</text:p>
          </table:table-cell>
          <table:table-cell office:value-type="float" office:value="7.896101126974702E+28" table:formula="of:=AVERAGE([.A48:.J48])" table:style-name="ce2">
            <text:p>7.90E+28</text:p>
          </table:table-cell>
          <table:table-cell table:number-columns-repeated="16373"/>
        </table:table-row>
        <table:table-row table:style-name="ro1">
          <table:table-cell office:value-type="float" office:value="111016000000000" table:style-name="ce2">
            <text:p>1.11E+14</text:p>
          </table:table-cell>
          <table:table-cell office:value-type="float" office:value="4.8148600000000004E+40" table:style-name="ce2">
            <text:p>4.81E+40</text:p>
          </table:table-cell>
          <table:table-cell office:value-type="float" office:value="2182310000000000" table:style-name="ce2">
            <text:p>2.18E+15</text:p>
          </table:table-cell>
          <table:table-cell office:value-type="float" office:value="7.3558299999999996E+24" table:style-name="ce2">
            <text:p>7.36E+24</text:p>
          </table:table-cell>
          <table:table-cell office:value-type="float" office:value="9.4487900000000007E+28" table:style-name="ce2">
            <text:p>9.45E+28</text:p>
          </table:table-cell>
          <table:table-cell office:value-type="float" office:value="2.5711499999999999E+29" table:style-name="ce2">
            <text:p>2.57E+29</text:p>
          </table:table-cell>
          <table:table-cell office:value-type="float" office:value="4.8542199999999997E+41" table:style-name="ce2">
            <text:p>4.85E+41</text:p>
          </table:table-cell>
          <table:table-cell office:value-type="float" office:value="1.0795900000000001E+24" table:style-name="ce2">
            <text:p>1.08E+24</text:p>
          </table:table-cell>
          <table:table-cell office:value-type="float" office:value="7.6750000000000004E+24" table:style-name="ce2">
            <text:p>7.68E+24</text:p>
          </table:table-cell>
          <table:table-cell office:value-type="float" office:value="1.19011E+24" table:style-name="ce2">
            <text:p>1.19E+24</text:p>
          </table:table-cell>
          <table:table-cell office:value-type="float" office:value="5.3357060000035162E+40" table:formula="of:=AVERAGE([.A49:.J49])" table:style-name="ce2">
            <text:p>5.34E+40</text:p>
          </table:table-cell>
          <table:table-cell table:number-columns-repeated="16373"/>
        </table:table-row>
        <table:table-row table:style-name="ro1">
          <table:table-cell office:value-type="float" office:value="5909370000000000" table:style-name="ce2">
            <text:p>5.91E+15</text:p>
          </table:table-cell>
          <table:table-cell office:value-type="float" office:value="3.1650999999999999E+50" table:style-name="ce2">
            <text:p>3.17E+50</text:p>
          </table:table-cell>
          <table:table-cell office:value-type="float" office:value="2081200000000" table:style-name="ce2">
            <text:p>2.08E+12</text:p>
          </table:table-cell>
          <table:table-cell office:value-type="float" office:value="4.3552400000000003E+39" table:style-name="ce2">
            <text:p>4.36E+39</text:p>
          </table:table-cell>
          <table:table-cell office:value-type="float" office:value="7.8165600000000001E+26" table:style-name="ce2">
            <text:p>7.82E+26</text:p>
          </table:table-cell>
          <table:table-cell office:value-type="float" office:value="1.12328E+28" table:style-name="ce2">
            <text:p>1.12E+28</text:p>
          </table:table-cell>
          <table:table-cell office:value-type="float" office:value="2.84461E+49" table:style-name="ce2">
            <text:p>2.84E+49</text:p>
          </table:table-cell>
          <table:table-cell office:value-type="float" office:value="9.15218E+18" table:style-name="ce2">
            <text:p>9.15E+18</text:p>
          </table:table-cell>
          <table:table-cell office:value-type="float" office:value="2.43801E+28" table:style-name="ce2">
            <text:p>2.44E+28</text:p>
          </table:table-cell>
          <table:table-cell office:value-type="float" office:value="4.3504299999999998E+21" table:style-name="ce2">
            <text:p>4.35E+21</text:p>
          </table:table-cell>
          <table:table-cell office:value-type="float" office:value="3.4495610000435526E+49" table:formula="of:=AVERAGE([.A50:.J50])" table:style-name="ce2">
            <text:p>3.45E+49</text:p>
          </table:table-cell>
          <table:table-cell table:number-columns-repeated="16373"/>
        </table:table-row>
        <table:table-row table:style-name="ro1">
          <table:table-cell office:value-type="float" office:value="4.3300899999999999E+21" table:style-name="ce2">
            <text:p>4.33E+21</text:p>
          </table:table-cell>
          <table:table-cell office:value-type="float" office:value="5.6394100000000003E+32" table:style-name="ce2">
            <text:p>5.64E+32</text:p>
          </table:table-cell>
          <table:table-cell office:value-type="float" office:value="1586100000000" table:style-name="ce2">
            <text:p>1.59E+12</text:p>
          </table:table-cell>
          <table:table-cell office:value-type="float" office:value="6.2254400000000005E+24" table:style-name="ce2">
            <text:p>6.23E+24</text:p>
          </table:table-cell>
          <table:table-cell office:value-type="float" office:value="4.42726E+16" table:style-name="ce2">
            <text:p>4.43E+16</text:p>
          </table:table-cell>
          <table:table-cell office:value-type="float" office:value="2.6844299999999998E+25" table:style-name="ce2">
            <text:p>2.68E+25</text:p>
          </table:table-cell>
          <table:table-cell office:value-type="float" office:value="1.5943200000000001E+46" table:style-name="ce2">
            <text:p>1.59E+46</text:p>
          </table:table-cell>
          <table:table-cell office:value-type="float" office:value="1.30986E+19" table:style-name="ce2">
            <text:p>1.31E+19</text:p>
          </table:table-cell>
          <table:table-cell office:value-type="float" office:value="2.2388799999999999E+25" table:style-name="ce2">
            <text:p>2.24E+25</text:p>
          </table:table-cell>
          <table:table-cell office:value-type="float" office:value="4.6542000000000003E+21" table:style-name="ce2">
            <text:p>4.65E+21</text:p>
          </table:table-cell>
          <table:table-cell office:value-type="float" office:value="1.5943200000000564E+45" table:formula="of:=AVERAGE([.A51:.J51])" table:style-name="ce2">
            <text:p>1.59E+45</text:p>
          </table:table-cell>
          <table:table-cell table:number-columns-repeated="16373"/>
        </table:table-row>
        <table:table-row table:style-name="ro1">
          <table:table-cell office:value-type="float" office:value="1.3520000000000001E+29" table:style-name="ce2">
            <text:p>1.35E+29</text:p>
          </table:table-cell>
          <table:table-cell office:value-type="float" office:value="8.9290399999999997E+39" table:style-name="ce2">
            <text:p>8.93E+39</text:p>
          </table:table-cell>
          <table:table-cell office:value-type="float" office:value="9874060000000" table:style-name="ce2">
            <text:p>9.87E+12</text:p>
          </table:table-cell>
          <table:table-cell office:value-type="float" office:value="1.20269E+22" table:style-name="ce2">
            <text:p>1.20E+22</text:p>
          </table:table-cell>
          <table:table-cell office:value-type="float" office:value="1.4857000000000001E+35" table:style-name="ce2">
            <text:p>1.49E+35</text:p>
          </table:table-cell>
          <table:table-cell office:value-type="float" office:value="4.56941E+36" table:style-name="ce2">
            <text:p>4.57E+36</text:p>
          </table:table-cell>
          <table:table-cell office:value-type="float" office:value="1.94047E+40" table:style-name="ce2">
            <text:p>1.94E+40</text:p>
          </table:table-cell>
          <table:table-cell office:value-type="float" office:value="7.7368399999999999E+22" table:style-name="ce2">
            <text:p>7.74E+22</text:p>
          </table:table-cell>
          <table:table-cell office:value-type="float" office:value="4.44779E+25" table:style-name="ce2">
            <text:p>4.45E+25</text:p>
          </table:table-cell>
          <table:table-cell office:value-type="float" office:value="3.56083E+25" table:style-name="ce2">
            <text:p>3.56E+25</text:p>
          </table:table-cell>
          <table:table-cell office:value-type="float" office:value="2.8338457980135278E+39" table:formula="of:=AVERAGE([.A52:.J52])" table:style-name="ce2">
            <text:p>2.83E+39</text:p>
          </table:table-cell>
          <table:table-cell table:number-columns-repeated="16373"/>
        </table:table-row>
        <table:table-row table:style-name="ro1">
          <table:table-cell office:value-type="float" office:value="100022000000000" table:style-name="ce2">
            <text:p>1.00E+14</text:p>
          </table:table-cell>
          <table:table-cell office:value-type="float" office:value="8.9404300000000007E+35" table:style-name="ce2">
            <text:p>8.94E+35</text:p>
          </table:table-cell>
          <table:table-cell office:value-type="float" office:value="20951100000000" table:style-name="ce2">
            <text:p>2.10E+13</text:p>
          </table:table-cell>
          <table:table-cell office:value-type="float" office:value="2.8207500000000002E+41" table:style-name="ce2">
            <text:p>2.82E+41</text:p>
          </table:table-cell>
          <table:table-cell office:value-type="float" office:value="1.9339299999999999E+37" table:style-name="ce2">
            <text:p>1.93E+37</text:p>
          </table:table-cell>
          <table:table-cell office:value-type="float" office:value="2.69626E+29" table:style-name="ce2">
            <text:p>2.70E+29</text:p>
          </table:table-cell>
          <table:table-cell office:value-type="float" office:value="1.81439E+31" table:style-name="ce2">
            <text:p>1.81E+31</text:p>
          </table:table-cell>
          <table:table-cell office:value-type="float" office:value="9.15793E+18" table:style-name="ce2">
            <text:p>9.16E+18</text:p>
          </table:table-cell>
          <table:table-cell office:value-type="float" office:value="1.23099E+20" table:style-name="ce2">
            <text:p>1.23E+20</text:p>
          </table:table-cell>
          <table:table-cell office:value-type="float" office:value="8155020000000000" table:style-name="ce2">
            <text:p>8.16E+15</text:p>
          </table:table-cell>
          <table:table-cell office:value-type="float" office:value="2.8209523336141356E+40" table:formula="of:=AVERAGE([.A53:.J53])" table:style-name="ce2">
            <text:p>2.82E+40</text:p>
          </table:table-cell>
          <table:table-cell table:number-columns-repeated="16373"/>
        </table:table-row>
        <table:table-row table:style-name="ro1">
          <table:table-cell office:value-type="float" office:value="2.23437E+16" table:style-name="ce2">
            <text:p>2.23E+16</text:p>
          </table:table-cell>
          <table:table-cell office:value-type="float" office:value="3.1650999999999999E+50" table:style-name="ce2">
            <text:p>3.17E+50</text:p>
          </table:table-cell>
          <table:table-cell office:value-type="float" office:value="404711000000000" table:style-name="ce2">
            <text:p>4.05E+14</text:p>
          </table:table-cell>
          <table:table-cell office:value-type="float" office:value="1.22247E+22" table:style-name="ce2">
            <text:p>1.22E+22</text:p>
          </table:table-cell>
          <table:table-cell office:value-type="float" office:value="3.19186E+26" table:style-name="ce2">
            <text:p>3.19E+26</text:p>
          </table:table-cell>
          <table:table-cell office:value-type="float" office:value="1.19248E+29" table:style-name="ce2">
            <text:p>1.19E+29</text:p>
          </table:table-cell>
          <table:table-cell office:value-type="float" office:value="1.09232E+41" table:style-name="ce2">
            <text:p>1.09E+41</text:p>
          </table:table-cell>
          <table:table-cell office:value-type="float" office:value="2.79143E+17" table:style-name="ce2">
            <text:p>2.79E+17</text:p>
          </table:table-cell>
          <table:table-cell office:value-type="float" office:value="2.4249300000000001E+25" table:style-name="ce2">
            <text:p>2.42E+25</text:p>
          </table:table-cell>
          <table:table-cell office:value-type="float" office:value="1.00995E+16" table:style-name="ce2">
            <text:p>1.01E+16</text:p>
          </table:table-cell>
          <table:table-cell office:value-type="float" office:value="3.16510000109232E+49" table:formula="of:=AVERAGE([.A54:.J54])" table:style-name="ce2">
            <text:p>3.17E+49</text:p>
          </table:table-cell>
          <table:table-cell table:number-columns-repeated="16373"/>
        </table:table-row>
        <table:table-row table:style-name="ro1">
          <table:table-cell office:value-type="float" office:value="10347100000000" table:style-name="ce2">
            <text:p>1.03E+13</text:p>
          </table:table-cell>
          <table:table-cell office:value-type="float" office:value="2.76749E+28" table:style-name="ce2">
            <text:p>2.77E+28</text:p>
          </table:table-cell>
          <table:table-cell office:value-type="float" office:value="2.09955E+16" table:style-name="ce2">
            <text:p>2.10E+16</text:p>
          </table:table-cell>
          <table:table-cell office:value-type="float" office:value="5.5998800000000002E+38" table:style-name="ce2">
            <text:p>5.60E+38</text:p>
          </table:table-cell>
          <table:table-cell office:value-type="float" office:value="2.9066299999999999E+35" table:style-name="ce2">
            <text:p>2.91E+35</text:p>
          </table:table-cell>
          <table:table-cell office:value-type="float" office:value="2.3315E+31" table:style-name="ce2">
            <text:p>2.33E+31</text:p>
          </table:table-cell>
          <table:table-cell office:value-type="float" office:value="2.0621799999999999E+42" table:style-name="ce2">
            <text:p>2.06E+42</text:p>
          </table:table-cell>
          <table:table-cell office:value-type="float" office:value="1.7383200000000001E+23" table:style-name="ce2">
            <text:p>1.74E+23</text:p>
          </table:table-cell>
          <table:table-cell office:value-type="float" office:value="3.7457200000000003E+35" table:style-name="ce2">
            <text:p>3.75E+35</text:p>
          </table:table-cell>
          <table:table-cell office:value-type="float" office:value="2.0952800000000002E+25" table:style-name="ce2">
            <text:p>2.10E+25</text:p>
          </table:table-cell>
          <table:table-cell office:value-type="float" office:value="2.0627406532583424E+41" table:formula="of:=AVERAGE([.A55:.J55])" table:style-name="ce2">
            <text:p>2.06E+41</text:p>
          </table:table-cell>
          <table:table-cell table:number-columns-repeated="16373"/>
        </table:table-row>
        <table:table-row table:style-name="ro1">
          <table:table-cell office:value-type="float" office:value="14211100000000" table:style-name="ce2">
            <text:p>1.42E+13</text:p>
          </table:table-cell>
          <table:table-cell office:value-type="float" office:value="3.60201E+29" table:style-name="ce2">
            <text:p>3.60E+29</text:p>
          </table:table-cell>
          <table:table-cell office:value-type="float" office:value="1.3208099999999999E+21" table:style-name="ce2">
            <text:p>1.32E+21</text:p>
          </table:table-cell>
          <table:table-cell office:value-type="float" office:value="4.52004E+18" table:style-name="ce2">
            <text:p>4.52E+18</text:p>
          </table:table-cell>
          <table:table-cell office:value-type="float" office:value="2.45955E+20" table:style-name="ce2">
            <text:p>2.46E+20</text:p>
          </table:table-cell>
          <table:table-cell office:value-type="float" office:value="1.6503899999999999E+39" table:style-name="ce2">
            <text:p>1.65E+39</text:p>
          </table:table-cell>
          <table:table-cell office:value-type="float" office:value="2.34912E+40" table:style-name="ce2">
            <text:p>2.35E+40</text:p>
          </table:table-cell>
          <table:table-cell office:value-type="float" office:value="2.8566900000000002E+24" table:style-name="ce2">
            <text:p>2.86E+24</text:p>
          </table:table-cell>
          <table:table-cell office:value-type="float" office:value="5.0420899999999999E+24" table:style-name="ce2">
            <text:p>5.04E+24</text:p>
          </table:table-cell>
          <table:table-cell office:value-type="float" office:value="1.04079E+24" table:style-name="ce2">
            <text:p>1.04E+24</text:p>
          </table:table-cell>
          <table:table-cell office:value-type="float" office:value="2.5141590000360211E+39" table:formula="of:=AVERAGE([.A56:.J56])" table:style-name="ce2">
            <text:p>2.51E+39</text:p>
          </table:table-cell>
          <table:table-cell table:number-columns-repeated="16373"/>
        </table:table-row>
        <table:table-row table:style-name="ro1">
          <table:table-cell office:value-type="float" office:value="6697310000000" table:style-name="ce2">
            <text:p>6.70E+12</text:p>
          </table:table-cell>
          <table:table-cell office:value-type="float" office:value="1.26825E+32" table:style-name="ce2">
            <text:p>1.27E+32</text:p>
          </table:table-cell>
          <table:table-cell office:value-type="float" office:value="33060400000000" table:style-name="ce2">
            <text:p>3.31E+13</text:p>
          </table:table-cell>
          <table:table-cell office:value-type="float" office:value="7.4196499999999993E+38" table:style-name="ce2">
            <text:p>7.42E+38</text:p>
          </table:table-cell>
          <table:table-cell office:value-type="float" office:value="2.41757E+20" table:style-name="ce2">
            <text:p>2.42E+20</text:p>
          </table:table-cell>
          <table:table-cell office:value-type="float" office:value="5.52846E+20" table:style-name="ce2">
            <text:p>5.53E+20</text:p>
          </table:table-cell>
          <table:table-cell office:value-type="float" office:value="2.4122100000000002E+25" table:style-name="ce2">
            <text:p>2.41E+25</text:p>
          </table:table-cell>
          <table:table-cell office:value-type="float" office:value="1.87677E+17" table:style-name="ce2">
            <text:p>1.88E+17</text:p>
          </table:table-cell>
          <table:table-cell office:value-type="float" office:value="1.4306199999999999E+25" table:style-name="ce2">
            <text:p>1.43E+25</text:p>
          </table:table-cell>
          <table:table-cell office:value-type="float" office:value="8257110000000" table:style-name="ce2">
            <text:p>8.26E+12</text:p>
          </table:table-cell>
          <table:table-cell office:value-type="float" office:value="7.4196512682503843E+37" table:formula="of:=AVERAGE([.A57:.J57])" table:style-name="ce2">
            <text:p>7.42E+37</text:p>
          </table:table-cell>
          <table:table-cell table:number-columns-repeated="16373"/>
        </table:table-row>
        <table:table-row table:style-name="ro1">
          <table:table-cell office:value-type="float" office:value="36386000000000" table:style-name="ce2">
            <text:p>3.64E+13</text:p>
          </table:table-cell>
          <table:table-cell office:value-type="float" office:value="6.1856600000000003E+29" table:style-name="ce2">
            <text:p>6.19E+29</text:p>
          </table:table-cell>
          <table:table-cell office:value-type="float" office:value="3543540000000" table:style-name="ce2">
            <text:p>3.54E+12</text:p>
          </table:table-cell>
          <table:table-cell office:value-type="float" office:value="3.26445E+26" table:style-name="ce2">
            <text:p>3.26E+26</text:p>
          </table:table-cell>
          <table:table-cell office:value-type="float" office:value="3.4072200000000004E+35" table:style-name="ce2">
            <text:p>3.41E+35</text:p>
          </table:table-cell>
          <table:table-cell office:value-type="float" office:value="1.4457999999999999E+24" table:style-name="ce2">
            <text:p>1.45E+24</text:p>
          </table:table-cell>
          <table:table-cell office:value-type="float" office:value="1.6550900000000002E+26" table:style-name="ce2">
            <text:p>1.66E+26</text:p>
          </table:table-cell>
          <table:table-cell office:value-type="float" office:value="1.4232E+20" table:style-name="ce2">
            <text:p>1.42E+20</text:p>
          </table:table-cell>
          <table:table-cell office:value-type="float" office:value="1.4300800000000001E+25" table:style-name="ce2">
            <text:p>1.43E+25</text:p>
          </table:table-cell>
          <table:table-cell office:value-type="float" office:value="1.02115E+24" table:style-name="ce2">
            <text:p>1.02E+24</text:p>
          </table:table-cell>
          <table:table-cell office:value-type="float" office:value="3.4072261907472194E+34" table:formula="of:=AVERAGE([.A58:.J58])" table:style-name="ce2">
            <text:p>3.41E+34</text:p>
          </table:table-cell>
          <table:table-cell table:number-columns-repeated="16373"/>
        </table:table-row>
        <table:table-row table:style-name="ro1">
          <table:table-cell office:value-type="float" office:value="4093210000000" table:style-name="ce2">
            <text:p>4.09E+12</text:p>
          </table:table-cell>
          <table:table-cell office:value-type="float" office:value="4.0692400000000003E+42" table:style-name="ce2">
            <text:p>4.07E+42</text:p>
          </table:table-cell>
          <table:table-cell office:value-type="float" office:value="36237700000000" table:style-name="ce2">
            <text:p>3.62E+13</text:p>
          </table:table-cell>
          <table:table-cell office:value-type="float" office:value="1.5355E+20" table:style-name="ce2">
            <text:p>1.54E+20</text:p>
          </table:table-cell>
          <table:table-cell office:value-type="float" office:value="8.66055E+17" table:style-name="ce2">
            <text:p>8.66E+17</text:p>
          </table:table-cell>
          <table:table-cell office:value-type="float" office:value="6.4240800000000006E+23" table:style-name="ce2">
            <text:p>6.42E+23</text:p>
          </table:table-cell>
          <table:table-cell office:value-type="float" office:value="5.6129500000000004E+33" table:style-name="ce2">
            <text:p>5.61E+33</text:p>
          </table:table-cell>
          <table:table-cell office:value-type="float" office:value="3.72095E+25" table:style-name="ce2">
            <text:p>3.72E+25</text:p>
          </table:table-cell>
          <table:table-cell office:value-type="float" office:value="2.0058399999999999E+22" table:style-name="ce2">
            <text:p>2.01E+22</text:p>
          </table:table-cell>
          <table:table-cell office:value-type="float" office:value="1.64766E+16" table:style-name="ce2">
            <text:p>1.65E+16</text:p>
          </table:table-cell>
          <table:table-cell office:value-type="float" office:value="4.0692400056129504E+41" table:formula="of:=AVERAGE([.A59:.J59])" table:style-name="ce2">
            <text:p>4.07E+41</text:p>
          </table:table-cell>
          <table:table-cell table:number-columns-repeated="16373"/>
        </table:table-row>
        <table:table-row table:style-name="ro1">
          <table:table-cell office:value-type="float" office:value="1.98749E+16" table:style-name="ce2">
            <text:p>1.99E+16</text:p>
          </table:table-cell>
          <table:table-cell office:value-type="float" office:value="7.5931600000000001E+34" table:style-name="ce2">
            <text:p>7.59E+34</text:p>
          </table:table-cell>
          <table:table-cell office:value-type="float" office:value="97569700000000" table:style-name="ce2">
            <text:p>9.76E+13</text:p>
          </table:table-cell>
          <table:table-cell office:value-type="float" office:value="5.67165E+23" table:style-name="ce2">
            <text:p>5.67E+23</text:p>
          </table:table-cell>
          <table:table-cell office:value-type="float" office:value="1.8603600000000002E+35" table:style-name="ce2">
            <text:p>1.86E+35</text:p>
          </table:table-cell>
          <table:table-cell office:value-type="float" office:value="7.9800400000000005E+26" table:style-name="ce2">
            <text:p>7.98E+26</text:p>
          </table:table-cell>
          <table:table-cell office:value-type="float" office:value="3.5056400000000002E+37" table:style-name="ce2">
            <text:p>3.51E+37</text:p>
          </table:table-cell>
          <table:table-cell office:value-type="float" office:value="5.5848300000000003E+23" table:style-name="ce2">
            <text:p>5.58E+23</text:p>
          </table:table-cell>
          <table:table-cell office:value-type="float" office:value="4.3373000000000003E+25" table:style-name="ce2">
            <text:p>4.34E+25</text:p>
          </table:table-cell>
          <table:table-cell office:value-type="float" office:value="8.2063400000000004E+21" table:style-name="ce2">
            <text:p>8.21E+21</text:p>
          </table:table-cell>
          <table:table-cell office:value-type="float" office:value="3.5318367600842517E+36" table:formula="of:=AVERAGE([.A60:.J60])" table:style-name="ce2">
            <text:p>3.53E+36</text:p>
          </table:table-cell>
          <table:table-cell table:number-columns-repeated="16373"/>
        </table:table-row>
        <table:table-row table:style-name="ro1">
          <table:table-cell office:value-type="float" office:value="34110100000000" table:style-name="ce2">
            <text:p>3.41E+13</text:p>
          </table:table-cell>
          <table:table-cell office:value-type="float" office:value="2.1343300000000001E+31" table:style-name="ce2">
            <text:p>2.13E+31</text:p>
          </table:table-cell>
          <table:table-cell office:value-type="float" office:value="1065990000000000" table:style-name="ce2">
            <text:p>1.07E+15</text:p>
          </table:table-cell>
          <table:table-cell office:value-type="float" office:value="9.0182300000000003E+20" table:style-name="ce2">
            <text:p>9.02E+20</text:p>
          </table:table-cell>
          <table:table-cell office:value-type="float" office:value="3.3431E+19" table:style-name="ce2">
            <text:p>3.34E+19</text:p>
          </table:table-cell>
          <table:table-cell office:value-type="float" office:value="7.2958799999999997E+21" table:style-name="ce2">
            <text:p>7.30E+21</text:p>
          </table:table-cell>
          <table:table-cell office:value-type="float" office:value="3.2530800000000001E+27" table:style-name="ce2">
            <text:p>3.25E+27</text:p>
          </table:table-cell>
          <table:table-cell office:value-type="float" office:value="3.77546E+24" table:style-name="ce2">
            <text:p>3.78E+24</text:p>
          </table:table-cell>
          <table:table-cell office:value-type="float" office:value="1.11728E+25" table:style-name="ce2">
            <text:p>1.12E+25</text:p>
          </table:table-cell>
          <table:table-cell office:value-type="float" office:value="3.07076E+25" table:style-name="ce2">
            <text:p>3.07E+25</text:p>
          </table:table-cell>
          <table:table-cell office:value-type="float" office:value="2.1346598744091138E+30" table:formula="of:=AVERAGE([.A61:.J61])" table:style-name="ce2">
            <text:p>2.13E+30</text:p>
          </table:table-cell>
          <table:table-cell table:number-columns-repeated="16373"/>
        </table:table-row>
        <table:table-row table:style-name="ro1">
          <table:table-cell office:value-type="float" office:value="4764810000000" table:style-name="ce2">
            <text:p>4.76E+12</text:p>
          </table:table-cell>
          <table:table-cell office:value-type="float" office:value="2.0394200000000002E+31" table:style-name="ce2">
            <text:p>2.04E+31</text:p>
          </table:table-cell>
          <table:table-cell office:value-type="float" office:value="3.1845500000000001E+32" table:style-name="ce2">
            <text:p>3.18E+32</text:p>
          </table:table-cell>
          <table:table-cell office:value-type="float" office:value="1.01376E+22" table:style-name="ce2">
            <text:p>1.01E+22</text:p>
          </table:table-cell>
          <table:table-cell office:value-type="float" office:value="7.34932E+18" table:style-name="ce2">
            <text:p>7.35E+18</text:p>
          </table:table-cell>
          <table:table-cell office:value-type="float" office:value="1.1140899999999999E+22" table:style-name="ce2">
            <text:p>1.11E+22</text:p>
          </table:table-cell>
          <table:table-cell office:value-type="float" office:value="2.7277099999999999E+27" table:style-name="ce2">
            <text:p>2.73E+27</text:p>
          </table:table-cell>
          <table:table-cell office:value-type="float" office:value="6.2486500000000002E+33" table:style-name="ce2">
            <text:p>6.25E+33</text:p>
          </table:table-cell>
          <table:table-cell office:value-type="float" office:value="9.9785600000000008E+24" table:style-name="ce2">
            <text:p>9.98E+24</text:p>
          </table:table-cell>
          <table:table-cell office:value-type="float" office:value="3.5193099999999998E+24" table:style-name="ce2">
            <text:p>3.52E+24</text:p>
          </table:table-cell>
          <table:table-cell office:value-type="float" office:value="6.5875019412291555E+32" table:formula="of:=AVERAGE([.A62:.J62])" table:style-name="ce2">
            <text:p>6.59E+32</text:p>
          </table:table-cell>
          <table:table-cell table:number-columns-repeated="16373"/>
        </table:table-row>
        <table:table-row table:style-name="ro1">
          <table:table-cell office:value-type="float" office:value="2921440000000" table:style-name="ce2">
            <text:p>2.92E+12</text:p>
          </table:table-cell>
          <table:table-cell office:value-type="float" office:value="4.2107599999999999E+31" table:style-name="ce2">
            <text:p>4.21E+31</text:p>
          </table:table-cell>
          <table:table-cell office:value-type="float" office:value="1.2640299999999999E+24" table:style-name="ce2">
            <text:p>1.26E+24</text:p>
          </table:table-cell>
          <table:table-cell office:value-type="float" office:value="1.6868700000000001E+22" table:style-name="ce2">
            <text:p>1.69E+22</text:p>
          </table:table-cell>
          <table:table-cell office:value-type="float" office:value="5.1468E+19" table:style-name="ce2">
            <text:p>5.15E+19</text:p>
          </table:table-cell>
          <table:table-cell office:value-type="float" office:value="1.58342E+24" table:style-name="ce2">
            <text:p>1.58E+24</text:p>
          </table:table-cell>
          <table:table-cell office:value-type="float" office:value="4.9381099999999997E+37" table:style-name="ce2">
            <text:p>4.94E+37</text:p>
          </table:table-cell>
          <table:table-cell office:value-type="float" office:value="2.9492899999999999E+24" table:style-name="ce2">
            <text:p>2.95E+24</text:p>
          </table:table-cell>
          <table:table-cell office:value-type="float" office:value="3.0184E+45" table:style-name="ce2">
            <text:p>3.02E+45</text:p>
          </table:table-cell>
          <table:table-cell office:value-type="float" office:value="2.99574E+25" table:style-name="ce2">
            <text:p>3.00E+25</text:p>
          </table:table-cell>
          <table:table-cell office:value-type="float" office:value="3.018400049381142E+44" table:formula="of:=AVERAGE([.A63:.J63])" table:style-name="ce2">
            <text:p>3.02E+44</text:p>
          </table:table-cell>
          <table:table-cell table:number-columns-repeated="16373"/>
        </table:table-row>
        <table:table-row table:style-name="ro1">
          <table:table-cell office:value-type="float" office:value="2656090000000000" table:style-name="ce2">
            <text:p>2.66E+15</text:p>
          </table:table-cell>
          <table:table-cell office:value-type="float" office:value="2.0874200000000002E+31" table:style-name="ce2">
            <text:p>2.09E+31</text:p>
          </table:table-cell>
          <table:table-cell office:value-type="float" office:value="3.5615699999999997E+20" table:style-name="ce2">
            <text:p>3.56E+20</text:p>
          </table:table-cell>
          <table:table-cell office:value-type="float" office:value="5.0193100000000003E+20" table:style-name="ce2">
            <text:p>5.02E+20</text:p>
          </table:table-cell>
          <table:table-cell office:value-type="float" office:value="3.9837200000000004E+25" table:style-name="ce2">
            <text:p>3.98E+25</text:p>
          </table:table-cell>
          <table:table-cell office:value-type="float" office:value="1.33005E+23" table:style-name="ce2">
            <text:p>1.33E+23</text:p>
          </table:table-cell>
          <table:table-cell office:value-type="float" office:value="4.0590199999999998E+37" table:style-name="ce2">
            <text:p>4.06E+37</text:p>
          </table:table-cell>
          <table:table-cell office:value-type="float" office:value="6.59811E+18" table:style-name="ce2">
            <text:p>6.60E+18</text:p>
          </table:table-cell>
          <table:table-cell office:value-type="float" office:value="1.0200899999999999E+25" table:style-name="ce2">
            <text:p>1.02E+25</text:p>
          </table:table-cell>
          <table:table-cell office:value-type="float" office:value="2.9782900000000001E+25" table:style-name="ce2">
            <text:p>2.98E+25</text:p>
          </table:table-cell>
          <table:table-cell office:value-type="float" office:value="4.0590220874279951E+36" table:formula="of:=AVERAGE([.A64:.J64])" table:style-name="ce2">
            <text:p>4.06E+36</text:p>
          </table:table-cell>
          <table:table-cell table:number-columns-repeated="16373"/>
        </table:table-row>
        <table:table-row table:style-name="ro1">
          <table:table-cell office:value-type="float" office:value="3207490000000" table:style-name="ce2">
            <text:p>3.21E+12</text:p>
          </table:table-cell>
          <table:table-cell office:value-type="float" office:value="7.1393500000000003E+42" table:style-name="ce2">
            <text:p>7.14E+42</text:p>
          </table:table-cell>
          <table:table-cell office:value-type="float" office:value="2867310000000000" table:style-name="ce2">
            <text:p>2.87E+15</text:p>
          </table:table-cell>
          <table:table-cell office:value-type="float" office:value="1.84534E+22" table:style-name="ce2">
            <text:p>1.85E+22</text:p>
          </table:table-cell>
          <table:table-cell office:value-type="float" office:value="5.5178200000000001E+27" table:style-name="ce2">
            <text:p>5.52E+27</text:p>
          </table:table-cell>
          <table:table-cell office:value-type="float" office:value="2.3325900000000001E+32" table:style-name="ce2">
            <text:p>2.33E+32</text:p>
          </table:table-cell>
          <table:table-cell office:value-type="float" office:value="5.8760899999999997E+26" table:style-name="ce2">
            <text:p>5.88E+26</text:p>
          </table:table-cell>
          <table:table-cell office:value-type="float" office:value="3.47953E+24" table:style-name="ce2">
            <text:p>3.48E+24</text:p>
          </table:table-cell>
          <table:table-cell office:value-type="float" office:value="5.9268499999999997E+20" table:style-name="ce2">
            <text:p>5.93E+20</text:p>
          </table:table-cell>
          <table:table-cell office:value-type="float" office:value="4.2329899999999998E+21" table:style-name="ce2">
            <text:p>4.23E+21</text:p>
          </table:table-cell>
          <table:table-cell office:value-type="float" office:value="7.1393500002332644E+41" table:formula="of:=AVERAGE([.A65:.J65])" table:style-name="ce2">
            <text:p>7.14E+41</text:p>
          </table:table-cell>
          <table:table-cell table:number-columns-repeated="16373"/>
        </table:table-row>
        <table:table-row table:style-name="ro1">
          <table:table-cell office:value-type="float" office:value="234077000000000" table:style-name="ce2">
            <text:p>2.34E+14</text:p>
          </table:table-cell>
          <table:table-cell office:value-type="float" office:value="4.2428499999999996E+31" table:style-name="ce2">
            <text:p>4.24E+31</text:p>
          </table:table-cell>
          <table:table-cell office:value-type="float" office:value="5.5886200000000003E+26" table:style-name="ce2">
            <text:p>5.59E+26</text:p>
          </table:table-cell>
          <table:table-cell office:value-type="float" office:value="1.0385699999999999E+22" table:style-name="ce2">
            <text:p>1.04E+22</text:p>
          </table:table-cell>
          <table:table-cell office:value-type="float" office:value="1.02471E+19" table:style-name="ce2">
            <text:p>1.02E+19</text:p>
          </table:table-cell>
          <table:table-cell office:value-type="float" office:value="1.3396599999999999E+23" table:style-name="ce2">
            <text:p>1.34E+23</text:p>
          </table:table-cell>
          <table:table-cell office:value-type="float" office:value="1.89118E+36" table:style-name="ce2">
            <text:p>1.89E+36</text:p>
          </table:table-cell>
          <table:table-cell office:value-type="float" office:value="4.8682499999999997E+24" table:style-name="ce2">
            <text:p>4.87E+24</text:p>
          </table:table-cell>
          <table:table-cell office:value-type="float" office:value="2.8859399999999999E+25" table:style-name="ce2">
            <text:p>2.89E+25</text:p>
          </table:table-cell>
          <table:table-cell office:value-type="float" office:value="2.9768099999999998E+25" table:style-name="ce2">
            <text:p>2.98E+25</text:p>
          </table:table-cell>
          <table:table-cell office:value-type="float" office:value="1.891222429122502E+35" table:formula="of:=AVERAGE([.A66:.J66])" table:style-name="ce2">
            <text:p>1.89E+35</text:p>
          </table:table-cell>
          <table:table-cell table:number-columns-repeated="16373"/>
        </table:table-row>
        <table:table-row table:style-name="ro1">
          <table:table-cell office:value-type="float" office:value="141523000000000" table:style-name="ce2">
            <text:p>1.42E+14</text:p>
          </table:table-cell>
          <table:table-cell office:value-type="float" office:value="2.0975699999999999E+31" table:style-name="ce2">
            <text:p>2.10E+31</text:p>
          </table:table-cell>
          <table:table-cell office:value-type="float" office:value="2.17513E+24" table:style-name="ce2">
            <text:p>2.18E+24</text:p>
          </table:table-cell>
          <table:table-cell office:value-type="float" office:value="7.7074300000000003E+20" table:style-name="ce2">
            <text:p>7.71E+20</text:p>
          </table:table-cell>
          <table:table-cell office:value-type="float" office:value="2.1337400000000002E+35" table:style-name="ce2">
            <text:p>2.13E+35</text:p>
          </table:table-cell>
          <table:table-cell office:value-type="float" office:value="6.77537E+18" table:style-name="ce2">
            <text:p>6.78E+18</text:p>
          </table:table-cell>
          <table:table-cell office:value-type="float" office:value="1.48319E+33" table:style-name="ce2">
            <text:p>1.48E+33</text:p>
          </table:table-cell>
          <table:table-cell office:value-type="float" office:value="6.6129100000000001E+27" table:style-name="ce2">
            <text:p>6.61E+27</text:p>
          </table:table-cell>
          <table:table-cell office:value-type="float" office:value="3.76305E+25" table:style-name="ce2">
            <text:p>3.76E+25</text:p>
          </table:table-cell>
          <table:table-cell office:value-type="float" office:value="8804240000000000" table:style-name="ce2">
            <text:p>8.80E+15</text:p>
          </table:table-cell>
          <table:table-cell office:value-type="float" office:value="2.1487817235271642E+34" table:formula="of:=AVERAGE([.A67:.J67])" table:style-name="ce2">
            <text:p>2.15E+34</text:p>
          </table:table-cell>
          <table:table-cell table:number-columns-repeated="16373"/>
        </table:table-row>
        <table:table-row table:style-name="ro1">
          <table:table-cell office:value-type="float" office:value="132844000000000" table:style-name="ce2">
            <text:p>1.33E+14</text:p>
          </table:table-cell>
          <table:table-cell office:value-type="float" office:value="4.2325300000000002E+31" table:style-name="ce2">
            <text:p>4.23E+31</text:p>
          </table:table-cell>
          <table:table-cell office:value-type="float" office:value="1.34595E+16" table:style-name="ce2">
            <text:p>1.35E+16</text:p>
          </table:table-cell>
          <table:table-cell office:value-type="float" office:value="2.08806E+20" table:style-name="ce2">
            <text:p>2.09E+20</text:p>
          </table:table-cell>
          <table:table-cell office:value-type="float" office:value="6.5261499999999993E+26" table:style-name="ce2">
            <text:p>6.53E+26</text:p>
          </table:table-cell>
          <table:table-cell office:value-type="float" office:value="5.92312E+20" table:style-name="ce2">
            <text:p>5.92E+20</text:p>
          </table:table-cell>
          <table:table-cell office:value-type="float" office:value="1.2158699999999999E+44" table:style-name="ce2">
            <text:p>1.22E+44</text:p>
          </table:table-cell>
          <table:table-cell office:value-type="float" office:value="5.3529200000000003E+22" table:style-name="ce2">
            <text:p>5.35E+22</text:p>
          </table:table-cell>
          <table:table-cell office:value-type="float" office:value="5.28264E+28" table:style-name="ce2">
            <text:p>5.28E+28</text:p>
          </table:table-cell>
          <table:table-cell office:value-type="float" office:value="1.10957E+24" table:style-name="ce2">
            <text:p>1.11E+24</text:p>
          </table:table-cell>
          <table:table-cell office:value-type="float" office:value="1.2158700000004237E+43" table:formula="of:=AVERAGE([.A68:.J68])" table:style-name="ce2">
            <text:p>1.22E+43</text:p>
          </table:table-cell>
          <table:table-cell table:number-columns-repeated="16373"/>
        </table:table-row>
        <table:table-row table:style-name="ro1">
          <table:table-cell office:value-type="float" office:value="3532980000000000" table:style-name="ce2">
            <text:p>3.53E+15</text:p>
          </table:table-cell>
          <table:table-cell office:value-type="float" office:value="2.25693E+31" table:style-name="ce2">
            <text:p>2.26E+31</text:p>
          </table:table-cell>
          <table:table-cell office:value-type="float" office:value="5.6040000000000002E+27" table:style-name="ce2">
            <text:p>5.60E+27</text:p>
          </table:table-cell>
          <table:table-cell office:value-type="float" office:value="2.24664E+20" table:style-name="ce2">
            <text:p>2.25E+20</text:p>
          </table:table-cell>
          <table:table-cell office:value-type="float" office:value="1.93892E+27" table:style-name="ce2">
            <text:p>1.94E+27</text:p>
          </table:table-cell>
          <table:table-cell office:value-type="float" office:value="1.0354399999999999E+31" table:style-name="ce2">
            <text:p>1.04E+31</text:p>
          </table:table-cell>
          <table:table-cell office:value-type="float" office:value="5.9506899999999999E+26" table:style-name="ce2">
            <text:p>5.95E+26</text:p>
          </table:table-cell>
          <table:table-cell office:value-type="float" office:value="1.4464800000000001E+31" table:style-name="ce2">
            <text:p>1.45E+31</text:p>
          </table:table-cell>
          <table:table-cell office:value-type="float" office:value="3.3686600000000002E+24" table:style-name="ce2">
            <text:p>3.37E+24</text:p>
          </table:table-cell>
          <table:table-cell office:value-type="float" office:value="1.07943E+24" table:style-name="ce2">
            <text:p>1.08E+24</text:p>
          </table:table-cell>
          <table:table-cell office:value-type="float" office:value="4.7396642437314658E+30" table:formula="of:=AVERAGE([.A69:.J69])" table:style-name="ce2">
            <text:p>4.74E+30</text:p>
          </table:table-cell>
          <table:table-cell table:number-columns-repeated="16373"/>
        </table:table-row>
        <table:table-row table:style-name="ro1">
          <table:table-cell office:value-type="float" office:value="44980400000000" table:style-name="ce2">
            <text:p>4.50E+13</text:p>
          </table:table-cell>
          <table:table-cell office:value-type="float" office:value="1.6617200000000001E+31" table:style-name="ce2">
            <text:p>1.66E+31</text:p>
          </table:table-cell>
          <table:table-cell office:value-type="float" office:value="3.97653E+23" table:style-name="ce2">
            <text:p>3.98E+23</text:p>
          </table:table-cell>
          <table:table-cell office:value-type="float" office:value="1.44468E+20" table:style-name="ce2">
            <text:p>1.44E+20</text:p>
          </table:table-cell>
          <table:table-cell office:value-type="float" office:value="1.9971700000000001E+50" table:style-name="ce2">
            <text:p>2.00E+50</text:p>
          </table:table-cell>
          <table:table-cell office:value-type="float" office:value="4.2509499999999997E+23" table:style-name="ce2">
            <text:p>4.25E+23</text:p>
          </table:table-cell>
          <table:table-cell office:value-type="float" office:value="1.5846299999999999E+61" table:style-name="ce2">
            <text:p>1.58E+61</text:p>
          </table:table-cell>
          <table:table-cell office:value-type="float" office:value="3.0319000000000002E+24" table:style-name="ce2">
            <text:p>3.03E+24</text:p>
          </table:table-cell>
          <table:table-cell office:value-type="float" office:value="3.0165800000000001E+28" table:style-name="ce2">
            <text:p>3.02E+28</text:p>
          </table:table-cell>
          <table:table-cell office:value-type="float" office:value="2.2110600000000001E+24" table:style-name="ce2">
            <text:p>2.21E+24</text:p>
          </table:table-cell>
          <table:table-cell office:value-type="float" office:value="1.5846300000199717E+60" table:formula="of:=AVERAGE([.A70:.J70])" table:style-name="ce2">
            <text:p>1.58E+60</text:p>
          </table:table-cell>
          <table:table-cell table:number-columns-repeated="16373"/>
        </table:table-row>
        <table:table-row table:style-name="ro1">
          <table:table-cell office:value-type="float" office:value="2675140000000000" table:style-name="ce2">
            <text:p>2.68E+15</text:p>
          </table:table-cell>
          <table:table-cell office:value-type="float" office:value="6.4602100000000004E+31" table:style-name="ce2">
            <text:p>6.46E+31</text:p>
          </table:table-cell>
          <table:table-cell office:value-type="float" office:value="4.7498000000000002E+24" table:style-name="ce2">
            <text:p>4.75E+24</text:p>
          </table:table-cell>
          <table:table-cell office:value-type="float" office:value="3.3062700000000003E+20" table:style-name="ce2">
            <text:p>3.31E+20</text:p>
          </table:table-cell>
          <table:table-cell office:value-type="float" office:value="1.3003199999999999E+30" table:style-name="ce2">
            <text:p>1.30E+30</text:p>
          </table:table-cell>
          <table:table-cell office:value-type="float" office:value="1.20881E+23" table:style-name="ce2">
            <text:p>1.21E+23</text:p>
          </table:table-cell>
          <table:table-cell office:value-type="float" office:value="3.6063500000000003E+27" table:style-name="ce2">
            <text:p>3.61E+27</text:p>
          </table:table-cell>
          <table:table-cell office:value-type="float" office:value="9.55169E+18" table:style-name="ce2">
            <text:p>9.55E+18</text:p>
          </table:table-cell>
          <table:table-cell office:value-type="float" office:value="2.2024300000000001E+25" table:style-name="ce2">
            <text:p>2.20E+25</text:p>
          </table:table-cell>
          <table:table-cell office:value-type="float" office:value="9246980000000000" table:style-name="ce2">
            <text:p>9.25E+15</text:p>
          </table:table-cell>
          <table:table-cell office:value-type="float" office:value="6.5906053245321185E+30" table:formula="of:=AVERAGE([.A71:.J71])" table:style-name="ce2">
            <text:p>6.59E+30</text:p>
          </table:table-cell>
          <table:table-cell table:number-columns-repeated="16373"/>
        </table:table-row>
        <table:table-row table:style-name="ro1">
          <table:table-cell office:value-type="float" office:value="1.19569E+16" table:style-name="ce2">
            <text:p>1.20E+16</text:p>
          </table:table-cell>
          <table:table-cell office:value-type="float" office:value="5.8868900000000002E+31" table:style-name="ce2">
            <text:p>5.89E+31</text:p>
          </table:table-cell>
          <table:table-cell office:value-type="float" office:value="880661000000000" table:style-name="ce2">
            <text:p>8.81E+14</text:p>
          </table:table-cell>
          <table:table-cell office:value-type="float" office:value="8.0360199999999993E+20" table:style-name="ce2">
            <text:p>8.04E+20</text:p>
          </table:table-cell>
          <table:table-cell office:value-type="float" office:value="1.8776700000000001E+35" table:style-name="ce2">
            <text:p>1.88E+35</text:p>
          </table:table-cell>
          <table:table-cell office:value-type="float" office:value="9.3520799999999994E+23" table:style-name="ce2">
            <text:p>9.35E+23</text:p>
          </table:table-cell>
          <table:table-cell office:value-type="float" office:value="2.31982E+48" table:style-name="ce2">
            <text:p>2.32E+48</text:p>
          </table:table-cell>
          <table:table-cell office:value-type="float" office:value="8.9907700000000005E+22" table:style-name="ce2">
            <text:p>8.99E+22</text:p>
          </table:table-cell>
          <table:table-cell office:value-type="float" office:value="3.8231700000000004E+22" table:style-name="ce2">
            <text:p>3.82E+22</text:p>
          </table:table-cell>
          <table:table-cell office:value-type="float" office:value="3.0843200000000001E+25" table:style-name="ce2">
            <text:p>3.08E+25</text:p>
          </table:table-cell>
          <table:table-cell office:value-type="float" office:value="2.3198200000001879E+47" table:formula="of:=AVERAGE([.A72:.J72])" table:style-name="ce2">
            <text:p>2.32E+47</text:p>
          </table:table-cell>
          <table:table-cell table:number-columns-repeated="16373"/>
        </table:table-row>
        <table:table-row table:style-name="ro1">
          <table:table-cell office:value-type="float" office:value="4168700000000000" table:style-name="ce2">
            <text:p>4.17E+15</text:p>
          </table:table-cell>
          <table:table-cell office:value-type="float" office:value="5.1444300000000002E+33" table:style-name="ce2">
            <text:p>5.14E+33</text:p>
          </table:table-cell>
          <table:table-cell office:value-type="float" office:value="7.3962400000000002E+24" table:style-name="ce2">
            <text:p>7.40E+24</text:p>
          </table:table-cell>
          <table:table-cell office:value-type="float" office:value="1.50836E+20" table:style-name="ce2">
            <text:p>1.51E+20</text:p>
          </table:table-cell>
          <table:table-cell office:value-type="float" office:value="1.20406E+19" table:style-name="ce2">
            <text:p>1.20E+19</text:p>
          </table:table-cell>
          <table:table-cell office:value-type="float" office:value="2.5822600000000001E+23" table:style-name="ce2">
            <text:p>2.58E+23</text:p>
          </table:table-cell>
          <table:table-cell office:value-type="float" office:value="9.4547699999999998E+61" table:style-name="ce2">
            <text:p>9.45E+61</text:p>
          </table:table-cell>
          <table:table-cell office:value-type="float" office:value="1.06948E+27" table:style-name="ce2">
            <text:p>1.07E+27</text:p>
          </table:table-cell>
          <table:table-cell office:value-type="float" office:value="5.6374200000000003E+25" table:style-name="ce2">
            <text:p>5.64E+25</text:p>
          </table:table-cell>
          <table:table-cell office:value-type="float" office:value="1.0417399999999999E+22" table:style-name="ce2">
            <text:p>1.04E+22</text:p>
          </table:table-cell>
          <table:table-cell office:value-type="float" office:value="9.4547699999999995E+60" table:formula="of:=AVERAGE([.A73:.J73])" table:style-name="ce2">
            <text:p>9.45E+60</text:p>
          </table:table-cell>
          <table:table-cell table:number-columns-repeated="16373"/>
        </table:table-row>
        <table:table-row table:style-name="ro1">
          <table:table-cell office:value-type="float" office:value="395609000000000" table:style-name="ce2">
            <text:p>3.96E+14</text:p>
          </table:table-cell>
          <table:table-cell office:value-type="float" office:value="3.0915099999999998E+30" table:style-name="ce2">
            <text:p>3.09E+30</text:p>
          </table:table-cell>
          <table:table-cell office:value-type="float" office:value="4.5829500000000003E+24" table:style-name="ce2">
            <text:p>4.58E+24</text:p>
          </table:table-cell>
          <table:table-cell office:value-type="float" office:value="1.15458E+21" table:style-name="ce2">
            <text:p>1.15E+21</text:p>
          </table:table-cell>
          <table:table-cell office:value-type="float" office:value="1.3957200000000001E+27" table:style-name="ce2">
            <text:p>1.40E+27</text:p>
          </table:table-cell>
          <table:table-cell office:value-type="float" office:value="6.4482100000000003E+23" table:style-name="ce2">
            <text:p>6.45E+23</text:p>
          </table:table-cell>
          <table:table-cell office:value-type="float" office:value="7.4671800000000003E+60" table:style-name="ce2">
            <text:p>7.47E+60</text:p>
          </table:table-cell>
          <table:table-cell office:value-type="float" office:value="1.0393199999999999E+23" table:style-name="ce2">
            <text:p>1.04E+23</text:p>
          </table:table-cell>
          <table:table-cell office:value-type="float" office:value="2.61676E+25" table:style-name="ce2">
            <text:p>2.62E+25</text:p>
          </table:table-cell>
          <table:table-cell office:value-type="float" office:value="3219510000000000" table:style-name="ce2">
            <text:p>3.22E+15</text:p>
          </table:table-cell>
          <table:table-cell office:value-type="float" office:value="7.46718E+59" table:formula="of:=AVERAGE([.A74:.J74])" table:style-name="ce2">
            <text:p>7.47E+59</text:p>
          </table:table-cell>
          <table:table-cell table:number-columns-repeated="16373"/>
        </table:table-row>
        <table:table-row table:style-name="ro1">
          <table:table-cell office:value-type="float" office:value="7576100000000000" table:style-name="ce2">
            <text:p>7.58E+15</text:p>
          </table:table-cell>
          <table:table-cell office:value-type="float" office:value="4.2974099999999998E+29" table:style-name="ce2">
            <text:p>4.30E+29</text:p>
          </table:table-cell>
          <table:table-cell office:value-type="float" office:value="8.4341299999999997E+30" table:style-name="ce2">
            <text:p>8.43E+30</text:p>
          </table:table-cell>
          <table:table-cell office:value-type="float" office:value="5.1672299999999998E+21" table:style-name="ce2">
            <text:p>5.17E+21</text:p>
          </table:table-cell>
          <table:table-cell office:value-type="float" office:value="3.72946E+17" table:style-name="ce2">
            <text:p>3.73E+17</text:p>
          </table:table-cell>
          <table:table-cell office:value-type="float" office:value="1.1442999999999999E+22" table:style-name="ce2">
            <text:p>1.14E+22</text:p>
          </table:table-cell>
          <table:table-cell office:value-type="float" office:value="9.8006500000000006E+54" table:style-name="ce2">
            <text:p>9.80E+54</text:p>
          </table:table-cell>
          <table:table-cell office:value-type="float" office:value="3.9466099999999998E+24" table:style-name="ce2">
            <text:p>3.95E+24</text:p>
          </table:table-cell>
          <table:table-cell office:value-type="float" office:value="2.4671399999999999E+25" table:style-name="ce2">
            <text:p>2.47E+25</text:p>
          </table:table-cell>
          <table:table-cell office:value-type="float" office:value="6.41312E+25" table:style-name="ce2">
            <text:p>6.41E+25</text:p>
          </table:table-cell>
          <table:table-cell office:value-type="float" office:value="9.8006499999999999E+53" table:formula="of:=AVERAGE([.A75:.J75])" table:style-name="ce2">
            <text:p>9.80E+53</text:p>
          </table:table-cell>
          <table:table-cell table:number-columns-repeated="16373"/>
        </table:table-row>
        <table:table-row table:style-name="ro1">
          <table:table-cell office:value-type="float" office:value="3.34651E+16" table:style-name="ce2">
            <text:p>3.35E+16</text:p>
          </table:table-cell>
          <table:table-cell office:value-type="float" office:value="2.0408499999999998E+31" table:style-name="ce2">
            <text:p>2.04E+31</text:p>
          </table:table-cell>
          <table:table-cell office:value-type="float" office:value="14419600000000" table:style-name="ce2">
            <text:p>1.44E+13</text:p>
          </table:table-cell>
          <table:table-cell office:value-type="float" office:value="7.38988E+20" table:style-name="ce2">
            <text:p>7.39E+20</text:p>
          </table:table-cell>
          <table:table-cell office:value-type="float" office:value="9.31966E+18" table:style-name="ce2">
            <text:p>9.32E+18</text:p>
          </table:table-cell>
          <table:table-cell office:value-type="float" office:value="2.74189E+22" table:style-name="ce2">
            <text:p>2.74E+22</text:p>
          </table:table-cell>
          <table:table-cell office:value-type="float" office:value="2.5587200000000001E+35" table:style-name="ce2">
            <text:p>2.56E+35</text:p>
          </table:table-cell>
          <table:table-cell office:value-type="float" office:value="3.9733199999999999E+24" table:style-name="ce2">
            <text:p>3.97E+24</text:p>
          </table:table-cell>
          <table:table-cell office:value-type="float" office:value="8.4193699999999996E+24" table:style-name="ce2">
            <text:p>8.42E+24</text:p>
          </table:table-cell>
          <table:table-cell office:value-type="float" office:value="1.7261500000000001E+21" table:style-name="ce2">
            <text:p>1.73E+21</text:p>
          </table:table-cell>
          <table:table-cell office:value-type="float" office:value="2.5589240851242258E+34" table:formula="of:=AVERAGE([.A76:.J76])" table:style-name="ce2">
            <text:p>2.56E+34</text:p>
          </table:table-cell>
          <table:table-cell table:number-columns-repeated="16373"/>
        </table:table-row>
        <table:table-row table:style-name="ro1">
          <table:table-cell office:value-type="float" office:value="1.23475E+18" table:style-name="ce2">
            <text:p>1.23E+18</text:p>
          </table:table-cell>
          <table:table-cell office:value-type="float" office:value="5.5863E+32" table:style-name="ce2">
            <text:p>5.59E+32</text:p>
          </table:table-cell>
          <table:table-cell office:value-type="float" office:value="3.9210300000000001E+21" table:style-name="ce2">
            <text:p>3.92E+21</text:p>
          </table:table-cell>
          <table:table-cell office:value-type="float" office:value="4.3726700000000003E+20" table:style-name="ce2">
            <text:p>4.37E+20</text:p>
          </table:table-cell>
          <table:table-cell office:value-type="float" office:value="2.9224400000000002E+25" table:style-name="ce2">
            <text:p>2.92E+25</text:p>
          </table:table-cell>
          <table:table-cell office:value-type="float" office:value="2.8372099999999998E+22" table:style-name="ce2">
            <text:p>2.84E+22</text:p>
          </table:table-cell>
          <table:table-cell office:value-type="float" office:value="3.6019700000000001E+45" table:style-name="ce2">
            <text:p>3.60E+45</text:p>
          </table:table-cell>
          <table:table-cell office:value-type="float" office:value="2.7152200000000002E+28" table:style-name="ce2">
            <text:p>2.72E+28</text:p>
          </table:table-cell>
          <table:table-cell office:value-type="float" office:value="2.22727E+25" table:style-name="ce2">
            <text:p>2.23E+25</text:p>
          </table:table-cell>
          <table:table-cell office:value-type="float" office:value="1.2509400000000001E+24" table:style-name="ce2">
            <text:p>1.25E+24</text:p>
          </table:table-cell>
          <table:table-cell office:value-type="float" office:value="3.6019700000005589E+44" table:formula="of:=AVERAGE([.A77:.J77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6973220000000000" table:style-name="ce2">
            <text:p>6.97E+15</text:p>
          </table:table-cell>
          <table:table-cell office:value-type="float" office:value="1.7348300000000001E+33" table:style-name="ce2">
            <text:p>1.73E+33</text:p>
          </table:table-cell>
          <table:table-cell office:value-type="float" office:value="152726000000000" table:style-name="ce2">
            <text:p>1.53E+14</text:p>
          </table:table-cell>
          <table:table-cell office:value-type="float" office:value="1.2147699999999999E+21" table:style-name="ce2">
            <text:p>1.21E+21</text:p>
          </table:table-cell>
          <table:table-cell office:value-type="float" office:value="3.5847200000000002E+29" table:style-name="ce2">
            <text:p>3.58E+29</text:p>
          </table:table-cell>
          <table:table-cell office:value-type="float" office:value="8.8643200000000003E+23" table:style-name="ce2">
            <text:p>8.86E+23</text:p>
          </table:table-cell>
          <table:table-cell office:value-type="float" office:value="7.0846700000000004E+41" table:style-name="ce2">
            <text:p>7.08E+41</text:p>
          </table:table-cell>
          <table:table-cell office:value-type="float" office:value="4.8544399999999998E+33" table:style-name="ce2">
            <text:p>4.85E+33</text:p>
          </table:table-cell>
          <table:table-cell office:value-type="float" office:value="6.3379599999999997E+32" table:style-name="ce2">
            <text:p>6.34E+32</text:p>
          </table:table-cell>
          <table:table-cell office:value-type="float" office:value="5.9631499999999999E+22" table:style-name="ce2">
            <text:p>5.96E+22</text:p>
          </table:table-cell>
          <table:table-cell office:value-type="float" office:value="7.084670072234246E+40" table:formula="of:=AVERAGE([.A78:.J78])" table:style-name="ce2">
            <text:p>7.08E+40</text:p>
          </table:table-cell>
          <table:table-cell table:number-columns-repeated="16373"/>
        </table:table-row>
        <table:table-row table:style-name="ro1">
          <table:table-cell office:value-type="float" office:value="3.56326E+16" table:style-name="ce2">
            <text:p>3.56E+16</text:p>
          </table:table-cell>
          <table:table-cell office:value-type="float" office:value="9.4102300000000003E+33" table:style-name="ce2">
            <text:p>9.41E+33</text:p>
          </table:table-cell>
          <table:table-cell office:value-type="float" office:value="6.2599799999999999E+22" table:style-name="ce2">
            <text:p>6.26E+22</text:p>
          </table:table-cell>
          <table:table-cell office:value-type="float" office:value="1.3790900000000001E+31" table:style-name="ce2">
            <text:p>1.38E+31</text:p>
          </table:table-cell>
          <table:table-cell office:value-type="float" office:value="3.8703899999999999E+28" table:style-name="ce2">
            <text:p>3.87E+28</text:p>
          </table:table-cell>
          <table:table-cell office:value-type="float" office:value="7.8972399999999997E+23" table:style-name="ce2">
            <text:p>7.90E+23</text:p>
          </table:table-cell>
          <table:table-cell office:value-type="float" office:value="2.2785400000000001E+37" table:style-name="ce2">
            <text:p>2.28E+37</text:p>
          </table:table-cell>
          <table:table-cell office:value-type="float" office:value="2.31165E+17" table:style-name="ce2">
            <text:p>2.31E+17</text:p>
          </table:table-cell>
          <table:table-cell office:value-type="float" office:value="3.4087999999999998E+24" table:style-name="ce2">
            <text:p>3.41E+24</text:p>
          </table:table-cell>
          <table:table-cell office:value-type="float" office:value="2946170000000" table:style-name="ce2">
            <text:p>2.95E+12</text:p>
          </table:table-cell>
          <table:table-cell office:value-type="float" office:value="2.279482405960816E+36" table:formula="of:=AVERAGE([.A79:.J79])" table:style-name="ce2">
            <text:p>2.28E+36</text:p>
          </table:table-cell>
          <table:table-cell table:number-columns-repeated="16373"/>
        </table:table-row>
        <table:table-row table:style-name="ro1">
          <table:table-cell office:value-type="float" office:value="9.59079E+16" table:style-name="ce2">
            <text:p>9.59E+16</text:p>
          </table:table-cell>
          <table:table-cell office:value-type="float" office:value="2.04622E+37" table:style-name="ce2">
            <text:p>2.05E+37</text:p>
          </table:table-cell>
          <table:table-cell office:value-type="float" office:value="8.4341399999999997E+30" table:style-name="ce2">
            <text:p>8.43E+30</text:p>
          </table:table-cell>
          <table:table-cell office:value-type="float" office:value="7.0622400000000003E+26" table:style-name="ce2">
            <text:p>7.06E+26</text:p>
          </table:table-cell>
          <table:table-cell office:value-type="float" office:value="3.6365799999999998E+29" table:style-name="ce2">
            <text:p>3.64E+29</text:p>
          </table:table-cell>
          <table:table-cell office:value-type="float" office:value="1.06499E+24" table:style-name="ce2">
            <text:p>1.06E+24</text:p>
          </table:table-cell>
          <table:table-cell office:value-type="float" office:value="2.5586999999999998E+35" table:style-name="ce2">
            <text:p>2.56E+35</text:p>
          </table:table-cell>
          <table:table-cell office:value-type="float" office:value="9.8862299999999999E+26" table:style-name="ce2">
            <text:p>9.89E+26</text:p>
          </table:table-cell>
          <table:table-cell office:value-type="float" office:value="5.2393999999999999E+24" table:style-name="ce2">
            <text:p>5.24E+24</text:p>
          </table:table-cell>
          <table:table-cell office:value-type="float" office:value="1.72616E+21" table:style-name="ce2">
            <text:p>1.73E+21</text:p>
          </table:table-cell>
          <table:table-cell office:value-type="float" office:value="2.0718078799499154E+36" table:formula="of:=AVERAGE([.A80:.J80])" table:style-name="ce2">
            <text:p>2.07E+36</text:p>
          </table:table-cell>
          <table:table-cell table:number-columns-repeated="16373"/>
        </table:table-row>
        <table:table-row table:style-name="ro1">
          <table:table-cell office:value-type="float" office:value="232784000000000" table:style-name="ce2">
            <text:p>2.33E+14</text:p>
          </table:table-cell>
          <table:table-cell office:value-type="float" office:value="2.0707700000000001E+31" table:style-name="ce2">
            <text:p>2.07E+31</text:p>
          </table:table-cell>
          <table:table-cell office:value-type="float" office:value="2889250000000000" table:style-name="ce2">
            <text:p>2.89E+15</text:p>
          </table:table-cell>
          <table:table-cell office:value-type="float" office:value="2.12595E+20" table:style-name="ce2">
            <text:p>2.13E+20</text:p>
          </table:table-cell>
          <table:table-cell office:value-type="float" office:value="4.3254199999999998E+30" table:style-name="ce2">
            <text:p>4.33E+30</text:p>
          </table:table-cell>
          <table:table-cell office:value-type="float" office:value="6.28173E+18" table:style-name="ce2">
            <text:p>6.28E+18</text:p>
          </table:table-cell>
          <table:table-cell office:value-type="float" office:value="2.6017199999999999E+45" table:style-name="ce2">
            <text:p>2.60E+45</text:p>
          </table:table-cell>
          <table:table-cell office:value-type="float" office:value="3.13859E+19" table:style-name="ce2">
            <text:p>3.14E+19</text:p>
          </table:table-cell>
          <table:table-cell office:value-type="float" office:value="1.0521900000000001E+25" table:style-name="ce2">
            <text:p>1.05E+25</text:p>
          </table:table-cell>
          <table:table-cell office:value-type="float" office:value="3810600000000000" table:style-name="ce2">
            <text:p>3.81E+15</text:p>
          </table:table-cell>
          <table:table-cell office:value-type="float" office:value="2.6017200000000251E+44" table:formula="of:=AVERAGE([.A81:.J81])" table:style-name="ce2">
            <text:p>2.60E+44</text:p>
          </table:table-cell>
          <table:table-cell table:number-columns-repeated="16373"/>
        </table:table-row>
        <table:table-row table:style-name="ro1">
          <table:table-cell office:value-type="float" office:value="1135410000000000" table:style-name="ce2">
            <text:p>1.14E+15</text:p>
          </table:table-cell>
          <table:table-cell office:value-type="float" office:value="1.5890999999999999E+34" table:style-name="ce2">
            <text:p>1.59E+34</text:p>
          </table:table-cell>
          <table:table-cell office:value-type="float" office:value="1688140000000000" table:style-name="ce2">
            <text:p>1.69E+15</text:p>
          </table:table-cell>
          <table:table-cell office:value-type="float" office:value="4.32664E+21" table:style-name="ce2">
            <text:p>4.33E+21</text:p>
          </table:table-cell>
          <table:table-cell office:value-type="float" office:value="3.7669400000000003E+29" table:style-name="ce2">
            <text:p>3.77E+29</text:p>
          </table:table-cell>
          <table:table-cell office:value-type="float" office:value="5.0133299999999997E+21" table:style-name="ce2">
            <text:p>5.01E+21</text:p>
          </table:table-cell>
          <table:table-cell office:value-type="float" office:value="5.6788099999999997E+60" table:style-name="ce2">
            <text:p>5.68E+60</text:p>
          </table:table-cell>
          <table:table-cell office:value-type="float" office:value="2.6768500000000001E+22" table:style-name="ce2">
            <text:p>2.68E+22</text:p>
          </table:table-cell>
          <table:table-cell office:value-type="float" office:value="1.9789700000000001E+25" table:style-name="ce2">
            <text:p>1.98E+25</text:p>
          </table:table-cell>
          <table:table-cell office:value-type="float" office:value="4.9426899999999999E+23" table:style-name="ce2">
            <text:p>4.94E+23</text:p>
          </table:table-cell>
          <table:table-cell office:value-type="float" office:value="5.6788099999999995E+59" table:formula="of:=AVERAGE([.A82:.J82])" table:style-name="ce2">
            <text:p>5.68E+59</text:p>
          </table:table-cell>
          <table:table-cell table:number-columns-repeated="16373"/>
        </table:table-row>
        <table:table-row table:style-name="ro1">
          <table:table-cell office:value-type="float" office:value="7351270000000" table:style-name="ce2">
            <text:p>7.35E+12</text:p>
          </table:table-cell>
          <table:table-cell office:value-type="float" office:value="2.7489699999999998E+28" table:style-name="ce2">
            <text:p>2.75E+28</text:p>
          </table:table-cell>
          <table:table-cell office:value-type="float" office:value="3.39562E+20" table:style-name="ce2">
            <text:p>3.40E+20</text:p>
          </table:table-cell>
          <table:table-cell office:value-type="float" office:value="8.1025200000000003E+21" table:style-name="ce2">
            <text:p>8.10E+21</text:p>
          </table:table-cell>
          <table:table-cell office:value-type="float" office:value="1.1593E+32" table:style-name="ce2">
            <text:p>1.16E+32</text:p>
          </table:table-cell>
          <table:table-cell office:value-type="float" office:value="6.4155000000000001E+23" table:style-name="ce2">
            <text:p>6.42E+23</text:p>
          </table:table-cell>
          <table:table-cell office:value-type="float" office:value="1.2479800000000001E+45" table:style-name="ce2">
            <text:p>1.25E+45</text:p>
          </table:table-cell>
          <table:table-cell office:value-type="float" office:value="1.8330199999999999E+26" table:style-name="ce2">
            <text:p>1.83E+26</text:p>
          </table:table-cell>
          <table:table-cell office:value-type="float" office:value="2.9494000000000001E+25" table:style-name="ce2">
            <text:p>2.95E+25</text:p>
          </table:table-cell>
          <table:table-cell office:value-type="float" office:value="1.7261500000000001E+21" table:style-name="ce2">
            <text:p>1.73E+21</text:p>
          </table:table-cell>
          <table:table-cell office:value-type="float" office:value="1.247980000000116E+44" table:formula="of:=AVERAGE([.A83:.J83])" table:style-name="ce2">
            <text:p>1.25E+44</text:p>
          </table:table-cell>
          <table:table-cell table:number-columns-repeated="16373"/>
        </table:table-row>
        <table:table-row table:style-name="ro1">
          <table:table-cell office:value-type="float" office:value="68273700000000" table:style-name="ce2">
            <text:p>6.83E+13</text:p>
          </table:table-cell>
          <table:table-cell office:value-type="float" office:value="2.97247E+52" table:style-name="ce2">
            <text:p>2.97E+52</text:p>
          </table:table-cell>
          <table:table-cell office:value-type="float" office:value="8579560000000000" table:style-name="ce2">
            <text:p>8.58E+15</text:p>
          </table:table-cell>
          <table:table-cell office:value-type="float" office:value="2.85172E+20" table:style-name="ce2">
            <text:p>2.85E+20</text:p>
          </table:table-cell>
          <table:table-cell office:value-type="float" office:value="5.8502299999999997E+23" table:style-name="ce2">
            <text:p>5.85E+23</text:p>
          </table:table-cell>
          <table:table-cell office:value-type="float" office:value="1.7140299999999999E+22" table:style-name="ce2">
            <text:p>1.71E+22</text:p>
          </table:table-cell>
          <table:table-cell office:value-type="float" office:value="1.6375200000000001E+36" table:style-name="ce2">
            <text:p>1.64E+36</text:p>
          </table:table-cell>
          <table:table-cell office:value-type="float" office:value="8.2547200000000004E+25" table:style-name="ce2">
            <text:p>8.25E+25</text:p>
          </table:table-cell>
          <table:table-cell office:value-type="float" office:value="6.7308199999999997E+42" table:style-name="ce2">
            <text:p>6.73E+42</text:p>
          </table:table-cell>
          <table:table-cell office:value-type="float" office:value="14635800000000" table:style-name="ce2">
            <text:p>1.46E+13</text:p>
          </table:table-cell>
          <table:table-cell office:value-type="float" office:value="2.9724700006730822E+51" table:formula="of:=AVERAGE([.A84:.J84])" table:style-name="ce2">
            <text:p>2.97E+51</text:p>
          </table:table-cell>
          <table:table-cell table:number-columns-repeated="16373"/>
        </table:table-row>
        <table:table-row table:style-name="ro1">
          <table:table-cell office:value-type="float" office:value="234398000000000" table:style-name="ce2">
            <text:p>2.34E+14</text:p>
          </table:table-cell>
          <table:table-cell office:value-type="float" office:value="5.6034000000000002E+32" table:style-name="ce2">
            <text:p>5.60E+32</text:p>
          </table:table-cell>
          <table:table-cell office:value-type="float" office:value="3.89991E+18" table:style-name="ce2">
            <text:p>3.90E+18</text:p>
          </table:table-cell>
          <table:table-cell office:value-type="float" office:value="3.9951600000000003E+21" table:style-name="ce2">
            <text:p>4.00E+21</text:p>
          </table:table-cell>
          <table:table-cell office:value-type="float" office:value="2.17304E+17" table:style-name="ce2">
            <text:p>2.17E+17</text:p>
          </table:table-cell>
          <table:table-cell office:value-type="float" office:value="2.5530299999999999E+23" table:style-name="ce2">
            <text:p>2.55E+23</text:p>
          </table:table-cell>
          <table:table-cell office:value-type="float" office:value="1.2669800000000001E+47" table:style-name="ce2">
            <text:p>1.27E+47</text:p>
          </table:table-cell>
          <table:table-cell office:value-type="float" office:value="1.4567E+19" table:style-name="ce2">
            <text:p>1.46E+19</text:p>
          </table:table-cell>
          <table:table-cell office:value-type="float" office:value="2.7908399999999999E+25" table:style-name="ce2">
            <text:p>2.79E+25</text:p>
          </table:table-cell>
          <table:table-cell office:value-type="float" office:value="1.8754400000000001E+26" table:style-name="ce2">
            <text:p>1.88E+26</text:p>
          </table:table-cell>
          <table:table-cell office:value-type="float" office:value="1.2669800000000057E+46" table:formula="of:=AVERAGE([.A85:.J85])" table:style-name="ce2">
            <text:p>1.27E+46</text:p>
          </table:table-cell>
          <table:table-cell table:number-columns-repeated="16373"/>
        </table:table-row>
        <table:table-row table:style-name="ro1">
          <table:table-cell office:value-type="float" office:value="3.31154E+16" table:style-name="ce2">
            <text:p>3.31E+16</text:p>
          </table:table-cell>
          <table:table-cell office:value-type="float" office:value="2.0256299999999999E+31" table:style-name="ce2">
            <text:p>2.03E+31</text:p>
          </table:table-cell>
          <table:table-cell office:value-type="float" office:value="1.00369E+31" table:style-name="ce2">
            <text:p>1.00E+31</text:p>
          </table:table-cell>
          <table:table-cell office:value-type="float" office:value="2.56744E+20" table:style-name="ce2">
            <text:p>2.57E+20</text:p>
          </table:table-cell>
          <table:table-cell office:value-type="float" office:value="1.2426799999999999E+29" table:style-name="ce2">
            <text:p>1.24E+29</text:p>
          </table:table-cell>
          <table:table-cell office:value-type="float" office:value="6.7776399999999994E+23" table:style-name="ce2">
            <text:p>6.78E+23</text:p>
          </table:table-cell>
          <table:table-cell office:value-type="float" office:value="7.0846700000000004E+41" table:style-name="ce2">
            <text:p>7.08E+41</text:p>
          </table:table-cell>
          <table:table-cell office:value-type="float" office:value="3.0433700000000001E+22" table:style-name="ce2">
            <text:p>3.04E+22</text:p>
          </table:table-cell>
          <table:table-cell office:value-type="float" office:value="8.8189000000000001E+42" table:style-name="ce2">
            <text:p>8.82E+42</text:p>
          </table:table-cell>
          <table:table-cell office:value-type="float" office:value="5.8518799999999997E+21" table:style-name="ce2">
            <text:p>5.85E+21</text:p>
          </table:table-cell>
          <table:table-cell office:value-type="float" office:value="9.5273670000304175E+41" table:formula="of:=AVERAGE([.A86:.J86])" table:style-name="ce2">
            <text:p>9.53E+41</text:p>
          </table:table-cell>
          <table:table-cell table:number-columns-repeated="16373"/>
        </table:table-row>
        <table:table-row table:style-name="ro1">
          <table:table-cell office:value-type="float" office:value="163782000000000" table:style-name="ce2">
            <text:p>1.64E+14</text:p>
          </table:table-cell>
          <table:table-cell office:value-type="float" office:value="2.0426600000000002E+31" table:style-name="ce2">
            <text:p>2.04E+31</text:p>
          </table:table-cell>
          <table:table-cell office:value-type="float" office:value="8.4397100000000001E+30" table:style-name="ce2">
            <text:p>8.44E+30</text:p>
          </table:table-cell>
          <table:table-cell office:value-type="float" office:value="1.19538E+18" table:style-name="ce2">
            <text:p>1.20E+18</text:p>
          </table:table-cell>
          <table:table-cell office:value-type="float" office:value="2.8853099999999999E+27" table:style-name="ce2">
            <text:p>2.89E+27</text:p>
          </table:table-cell>
          <table:table-cell office:value-type="float" office:value="5.5550499999999997E+20" table:style-name="ce2">
            <text:p>5.56E+20</text:p>
          </table:table-cell>
          <table:table-cell office:value-type="float" office:value="4.4339E+38" table:style-name="ce2">
            <text:p>4.43E+38</text:p>
          </table:table-cell>
          <table:table-cell office:value-type="float" office:value="1.97418E+19" table:style-name="ce2">
            <text:p>1.97E+19</text:p>
          </table:table-cell>
          <table:table-cell office:value-type="float" office:value="2.8452699999999999E+24" table:style-name="ce2">
            <text:p>2.85E+24</text:p>
          </table:table-cell>
          <table:table-cell office:value-type="float" office:value="3.68504E+21" table:style-name="ce2">
            <text:p>3.69E+21</text:p>
          </table:table-cell>
          <table:table-cell office:value-type="float" office:value="4.4339002886919817E+37" table:formula="of:=AVERAGE([.A87:.J87])" table:style-name="ce2">
            <text:p>4.43E+37</text:p>
          </table:table-cell>
          <table:table-cell table:number-columns-repeated="16373"/>
        </table:table-row>
        <table:table-row table:style-name="ro1">
          <table:table-cell office:value-type="float" office:value="7483300000000000" table:style-name="ce2">
            <text:p>7.48E+15</text:p>
          </table:table-cell>
          <table:table-cell office:value-type="float" office:value="8.9135500000000003E+28" table:style-name="ce2">
            <text:p>8.91E+28</text:p>
          </table:table-cell>
          <table:table-cell office:value-type="float" office:value="110392000000000" table:style-name="ce2">
            <text:p>1.10E+14</text:p>
          </table:table-cell>
          <table:table-cell office:value-type="float" office:value="3.73689E+22" table:style-name="ce2">
            <text:p>3.74E+22</text:p>
          </table:table-cell>
          <table:table-cell office:value-type="float" office:value="7.2888599999999994E+41" table:style-name="ce2">
            <text:p>7.29E+41</text:p>
          </table:table-cell>
          <table:table-cell office:value-type="float" office:value="3.38482E+32" table:style-name="ce2">
            <text:p>3.38E+32</text:p>
          </table:table-cell>
          <table:table-cell office:value-type="float" office:value="1.5665099999999999E+51" table:style-name="ce2">
            <text:p>1.57E+51</text:p>
          </table:table-cell>
          <table:table-cell office:value-type="float" office:value="1.54747E+27" table:style-name="ce2">
            <text:p>1.55E+27</text:p>
          </table:table-cell>
          <table:table-cell office:value-type="float" office:value="5.81645E+24" table:style-name="ce2">
            <text:p>5.82E+24</text:p>
          </table:table-cell>
          <table:table-cell office:value-type="float" office:value="2.8778800000000002E+24" table:style-name="ce2">
            <text:p>2.88E+24</text:p>
          </table:table-cell>
          <table:table-cell office:value-type="float" office:value="1.5665100007288861E+50" table:formula="of:=AVERAGE([.A88:.J88])" table:style-name="ce2">
            <text:p>1.57E+50</text:p>
          </table:table-cell>
          <table:table-cell table:number-columns-repeated="16373"/>
        </table:table-row>
        <table:table-row table:style-name="ro1">
          <table:table-cell office:value-type="float" office:value="1245350000000000" table:style-name="ce2">
            <text:p>1.25E+15</text:p>
          </table:table-cell>
          <table:table-cell office:value-type="float" office:value="3.9398199999999998E+31" table:style-name="ce2">
            <text:p>3.94E+31</text:p>
          </table:table-cell>
          <table:table-cell office:value-type="float" office:value="6.3085299999999996E+32" table:style-name="ce2">
            <text:p>6.31E+32</text:p>
          </table:table-cell>
          <table:table-cell office:value-type="float" office:value="2.08862E+18" table:style-name="ce2">
            <text:p>2.09E+18</text:p>
          </table:table-cell>
          <table:table-cell office:value-type="float" office:value="1.71893E+30" table:style-name="ce2">
            <text:p>1.72E+30</text:p>
          </table:table-cell>
          <table:table-cell office:value-type="float" office:value="1.01507E+22" table:style-name="ce2">
            <text:p>1.02E+22</text:p>
          </table:table-cell>
          <table:table-cell office:value-type="float" office:value="2.25382E+53" table:style-name="ce2">
            <text:p>2.25E+53</text:p>
          </table:table-cell>
          <table:table-cell office:value-type="float" office:value="2.9032700000000002E+41" table:style-name="ce2">
            <text:p>2.90E+41</text:p>
          </table:table-cell>
          <table:table-cell office:value-type="float" office:value="1.9657600000000001E+23" table:style-name="ce2">
            <text:p>1.97E+23</text:p>
          </table:table-cell>
          <table:table-cell office:value-type="float" office:value="4.9217800000000002E+23" table:style-name="ce2">
            <text:p>4.92E+23</text:p>
          </table:table-cell>
          <table:table-cell office:value-type="float" office:value="2.2538200000029034E+52" table:formula="of:=AVERAGE([.A89:.J89])" table:style-name="ce2">
            <text:p>2.25E+52</text:p>
          </table:table-cell>
          <table:table-cell table:number-columns-repeated="16373"/>
        </table:table-row>
        <table:table-row table:style-name="ro1">
          <table:table-cell office:value-type="float" office:value="1.45091E+16" table:style-name="ce2">
            <text:p>1.45E+16</text:p>
          </table:table-cell>
          <table:table-cell office:value-type="float" office:value="1.58003E+29" table:style-name="ce2">
            <text:p>1.58E+29</text:p>
          </table:table-cell>
          <table:table-cell office:value-type="float" office:value="3.3229299999999997E+20" table:style-name="ce2">
            <text:p>3.32E+20</text:p>
          </table:table-cell>
          <table:table-cell office:value-type="float" office:value="1.52306E+20" table:style-name="ce2">
            <text:p>1.52E+20</text:p>
          </table:table-cell>
          <table:table-cell office:value-type="float" office:value="4.9958800000000001E+34" table:style-name="ce2">
            <text:p>5.00E+34</text:p>
          </table:table-cell>
          <table:table-cell office:value-type="float" office:value="1.4346900000000001E+37" table:style-name="ce2">
            <text:p>1.43E+37</text:p>
          </table:table-cell>
          <table:table-cell office:value-type="float" office:value="1.1663000000000001E+45" table:style-name="ce2">
            <text:p>1.17E+45</text:p>
          </table:table-cell>
          <table:table-cell office:value-type="float" office:value="2.28324E+20" table:style-name="ce2">
            <text:p>2.28E+20</text:p>
          </table:table-cell>
          <table:table-cell office:value-type="float" office:value="2.4808900000000001E+28" table:style-name="ce2">
            <text:p>2.48E+28</text:p>
          </table:table-cell>
          <table:table-cell office:value-type="float" office:value="7903090000000" table:style-name="ce2">
            <text:p>7.90E+12</text:p>
          </table:table-cell>
          <table:table-cell office:value-type="float" office:value="1.166300014396859E+44" table:formula="of:=AVERAGE([.A90:.J90])" table:style-name="ce2">
            <text:p>1.17E+44</text:p>
          </table:table-cell>
          <table:table-cell table:number-columns-repeated="16373"/>
        </table:table-row>
        <table:table-row table:style-name="ro1">
          <table:table-cell office:value-type="float" office:value="152717000000000" table:style-name="ce2">
            <text:p>1.53E+14</text:p>
          </table:table-cell>
          <table:table-cell office:value-type="float" office:value="1.18077E+30" table:style-name="ce2">
            <text:p>1.18E+30</text:p>
          </table:table-cell>
          <table:table-cell office:value-type="float" office:value="7.9517599999999995E+24" table:style-name="ce2">
            <text:p>7.95E+24</text:p>
          </table:table-cell>
          <table:table-cell office:value-type="float" office:value="2.39336E+19" table:style-name="ce2">
            <text:p>2.39E+19</text:p>
          </table:table-cell>
          <table:table-cell office:value-type="float" office:value="1.01301E+19" table:style-name="ce2">
            <text:p>1.01E+19</text:p>
          </table:table-cell>
          <table:table-cell office:value-type="float" office:value="3.4349600000000003E+23" table:style-name="ce2">
            <text:p>3.43E+23</text:p>
          </table:table-cell>
          <table:table-cell office:value-type="float" office:value="7.9942300000000002E+55" table:style-name="ce2">
            <text:p>7.99E+55</text:p>
          </table:table-cell>
          <table:table-cell office:value-type="float" office:value="1.9945500000000001E+23" table:style-name="ce2">
            <text:p>1.99E+23</text:p>
          </table:table-cell>
          <table:table-cell office:value-type="float" office:value="6.6236600000000004E+25" table:style-name="ce2">
            <text:p>6.62E+25</text:p>
          </table:table-cell>
          <table:table-cell office:value-type="float" office:value="2.8000199999999998E+25" table:style-name="ce2">
            <text:p>2.80E+25</text:p>
          </table:table-cell>
          <table:table-cell office:value-type="float" office:value="7.9942300000000005E+54" table:formula="of:=AVERAGE([.A91:.J91])" table:style-name="ce2">
            <text:p>7.99E+54</text:p>
          </table:table-cell>
          <table:table-cell table:number-columns-repeated="16373"/>
        </table:table-row>
        <table:table-row table:style-name="ro1">
          <table:table-cell office:value-type="float" office:value="2.9706E+19" table:style-name="ce2">
            <text:p>2.97E+19</text:p>
          </table:table-cell>
          <table:table-cell office:value-type="float" office:value="7.8155099999999998E+31" table:style-name="ce2">
            <text:p>7.82E+31</text:p>
          </table:table-cell>
          <table:table-cell office:value-type="float" office:value="7.9407099999999996E+24" table:style-name="ce2">
            <text:p>7.94E+24</text:p>
          </table:table-cell>
          <table:table-cell office:value-type="float" office:value="1.1904E+17" table:style-name="ce2">
            <text:p>1.19E+17</text:p>
          </table:table-cell>
          <table:table-cell office:value-type="float" office:value="4.86117E+18" table:style-name="ce2">
            <text:p>4.86E+18</text:p>
          </table:table-cell>
          <table:table-cell office:value-type="float" office:value="7.1410300000000004E+31" table:style-name="ce2">
            <text:p>7.14E+31</text:p>
          </table:table-cell>
          <table:table-cell office:value-type="float" office:value="3.6026800000000002E+45" table:style-name="ce2">
            <text:p>3.60E+45</text:p>
          </table:table-cell>
          <table:table-cell office:value-type="float" office:value="3.3216099999999999E+24" table:style-name="ce2">
            <text:p>3.32E+24</text:p>
          </table:table-cell>
          <table:table-cell office:value-type="float" office:value="8.3126299999999998E+24" table:style-name="ce2">
            <text:p>8.31E+24</text:p>
          </table:table-cell>
          <table:table-cell office:value-type="float" office:value="2.0957099999999999E+25" table:style-name="ce2">
            <text:p>2.10E+25</text:p>
          </table:table-cell>
          <table:table-cell office:value-type="float" office:value="3.60268000000015E+44" table:formula="of:=AVERAGE([.A92:.J92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227018000000000" table:style-name="ce2">
            <text:p>2.27E+14</text:p>
          </table:table-cell>
          <table:table-cell office:value-type="float" office:value="7.9175699999999995E+27" table:style-name="ce2">
            <text:p>7.92E+27</text:p>
          </table:table-cell>
          <table:table-cell office:value-type="float" office:value="8.5396599999999999E+22" table:style-name="ce2">
            <text:p>8.54E+22</text:p>
          </table:table-cell>
          <table:table-cell office:value-type="float" office:value="1.53953E+20" table:style-name="ce2">
            <text:p>1.54E+20</text:p>
          </table:table-cell>
          <table:table-cell office:value-type="float" office:value="3.4740700000000003E+29" table:style-name="ce2">
            <text:p>3.47E+29</text:p>
          </table:table-cell>
          <table:table-cell office:value-type="float" office:value="5.6897100000000003E+20" table:style-name="ce2">
            <text:p>5.69E+20</text:p>
          </table:table-cell>
          <table:table-cell office:value-type="float" office:value="3.6019700000000001E+45" table:style-name="ce2">
            <text:p>3.60E+45</text:p>
          </table:table-cell>
          <table:table-cell office:value-type="float" office:value="8.7839100000000001E+24" table:style-name="ce2">
            <text:p>8.78E+24</text:p>
          </table:table-cell>
          <table:table-cell office:value-type="float" office:value="2.4303300000000001E+25" table:style-name="ce2">
            <text:p>2.43E+25</text:p>
          </table:table-cell>
          <table:table-cell office:value-type="float" office:value="7432220" table:style-name="ce2">
            <text:p>7.43E+06</text:p>
          </table:table-cell>
          <table:table-cell office:value-type="float" office:value="3.6019700000000011E+44" table:formula="of:=AVERAGE([.A93:.J93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1.37066E+16" table:style-name="ce2">
            <text:p>1.37E+16</text:p>
          </table:table-cell>
          <table:table-cell office:value-type="float" office:value="4.9162399999999997E+34" table:style-name="ce2">
            <text:p>4.92E+34</text:p>
          </table:table-cell>
          <table:table-cell office:value-type="float" office:value="1695960000000000" table:style-name="ce2">
            <text:p>1.70E+15</text:p>
          </table:table-cell>
          <table:table-cell office:value-type="float" office:value="1.42141E+20" table:style-name="ce2">
            <text:p>1.42E+20</text:p>
          </table:table-cell>
          <table:table-cell office:value-type="float" office:value="6.26535E+18" table:style-name="ce2">
            <text:p>6.27E+18</text:p>
          </table:table-cell>
          <table:table-cell office:value-type="float" office:value="2.6393600000000002E+33" table:style-name="ce2">
            <text:p>2.64E+33</text:p>
          </table:table-cell>
          <table:table-cell office:value-type="float" office:value="3.3727899999999997E+39" table:style-name="ce2">
            <text:p>3.37E+39</text:p>
          </table:table-cell>
          <table:table-cell office:value-type="float" office:value="1.53083E+19" table:style-name="ce2">
            <text:p>1.53E+19</text:p>
          </table:table-cell>
          <table:table-cell office:value-type="float" office:value="4.6071299999999997E+26" table:style-name="ce2">
            <text:p>4.61E+26</text:p>
          </table:table-cell>
          <table:table-cell office:value-type="float" office:value="2.11803E+24" table:style-name="ce2">
            <text:p>2.12E+24</text:p>
          </table:table-cell>
          <table:table-cell office:value-type="float" office:value="3.3728418017604625E+38" table:formula="of:=AVERAGE([.A94:.J94])" table:style-name="ce2">
            <text:p>3.37E+38</text:p>
          </table:table-cell>
          <table:table-cell table:number-columns-repeated="16373"/>
        </table:table-row>
        <table:table-row table:style-name="ro1">
          <table:table-cell office:value-type="float" office:value="482180000000000" table:style-name="ce2">
            <text:p>4.82E+14</text:p>
          </table:table-cell>
          <table:table-cell office:value-type="float" office:value="2.3446200000000002E+28" table:style-name="ce2">
            <text:p>2.34E+28</text:p>
          </table:table-cell>
          <table:table-cell office:value-type="float" office:value="107821000000000" table:style-name="ce2">
            <text:p>1.08E+14</text:p>
          </table:table-cell>
          <table:table-cell office:value-type="float" office:value="1.30833E+20" table:style-name="ce2">
            <text:p>1.31E+20</text:p>
          </table:table-cell>
          <table:table-cell office:value-type="float" office:value="1.5963700000000001E+30" table:style-name="ce2">
            <text:p>1.60E+30</text:p>
          </table:table-cell>
          <table:table-cell office:value-type="float" office:value="2.5003199999999999E+23" table:style-name="ce2">
            <text:p>2.50E+23</text:p>
          </table:table-cell>
          <table:table-cell office:value-type="float" office:value="3.4084899999999998E+43" table:style-name="ce2">
            <text:p>3.41E+43</text:p>
          </table:table-cell>
          <table:table-cell office:value-type="float" office:value="3.1364799999999999E+24" table:style-name="ce2">
            <text:p>3.14E+24</text:p>
          </table:table-cell>
          <table:table-cell office:value-type="float" office:value="1.2638900000000001E+44" table:style-name="ce2">
            <text:p>1.26E+44</text:p>
          </table:table-cell>
          <table:table-cell office:value-type="float" office:value="2.8634E+25" table:style-name="ce2">
            <text:p>2.86E+25</text:p>
          </table:table-cell>
          <table:table-cell office:value-type="float" office:value="1.6047390000000162E+43" table:formula="of:=AVERAGE([.A95:.J95])" table:style-name="ce2">
            <text:p>1.60E+43</text:p>
          </table:table-cell>
          <table:table-cell table:number-columns-repeated="16373"/>
        </table:table-row>
        <table:table-row table:style-name="ro1">
          <table:table-cell office:value-type="float" office:value="1922140000000000" table:style-name="ce2">
            <text:p>1.92E+15</text:p>
          </table:table-cell>
          <table:table-cell office:value-type="float" office:value="3.8873200000000001E+33" table:style-name="ce2">
            <text:p>3.89E+33</text:p>
          </table:table-cell>
          <table:table-cell office:value-type="float" office:value="2.39718E+18" table:style-name="ce2">
            <text:p>2.40E+18</text:p>
          </table:table-cell>
          <table:table-cell office:value-type="float" office:value="1.16915E+20" table:style-name="ce2">
            <text:p>1.17E+20</text:p>
          </table:table-cell>
          <table:table-cell office:value-type="float" office:value="4.3894600000000002E+29" table:style-name="ce2">
            <text:p>4.39E+29</text:p>
          </table:table-cell>
          <table:table-cell office:value-type="float" office:value="1.4275699999999999E+23" table:style-name="ce2">
            <text:p>1.43E+23</text:p>
          </table:table-cell>
          <table:table-cell office:value-type="float" office:value="7.3536600000000002E+37" table:style-name="ce2">
            <text:p>7.35E+37</text:p>
          </table:table-cell>
          <table:table-cell office:value-type="float" office:value="3.6612499999999998E+24" table:style-name="ce2">
            <text:p>3.66E+24</text:p>
          </table:table-cell>
          <table:table-cell office:value-type="float" office:value="4.0386999999999997E+25" table:style-name="ce2">
            <text:p>4.04E+25</text:p>
          </table:table-cell>
          <table:table-cell office:value-type="float" office:value="21142700000000" table:style-name="ce2">
            <text:p>2.11E+13</text:p>
          </table:table-cell>
          <table:table-cell office:value-type="float" office:value="7.3540487758990193E+36" table:formula="of:=AVERAGE([.A96:.J96])" table:style-name="ce2">
            <text:p>7.35E+36</text:p>
          </table:table-cell>
          <table:table-cell table:number-columns-repeated="16373"/>
        </table:table-row>
        <table:table-row table:style-name="ro1">
          <table:table-cell office:value-type="float" office:value="598428000000000" table:style-name="ce2">
            <text:p>5.98E+14</text:p>
          </table:table-cell>
          <table:table-cell office:value-type="float" office:value="1.9458099999999999E+31" table:style-name="ce2">
            <text:p>1.95E+31</text:p>
          </table:table-cell>
          <table:table-cell office:value-type="float" office:value="153265000000000" table:style-name="ce2">
            <text:p>1.53E+14</text:p>
          </table:table-cell>
          <table:table-cell office:value-type="float" office:value="5.37676E+28" table:style-name="ce2">
            <text:p>5.38E+28</text:p>
          </table:table-cell>
          <table:table-cell office:value-type="float" office:value="3.1563499999999998E+26" table:style-name="ce2">
            <text:p>3.16E+26</text:p>
          </table:table-cell>
          <table:table-cell office:value-type="float" office:value="6.4195800000000002E+23" table:style-name="ce2">
            <text:p>6.42E+23</text:p>
          </table:table-cell>
          <table:table-cell office:value-type="float" office:value="2.0353499999999999E+55" table:style-name="ce2">
            <text:p>2.04E+55</text:p>
          </table:table-cell>
          <table:table-cell office:value-type="float" office:value="2.2088799999999999E+23" table:style-name="ce2">
            <text:p>2.21E+23</text:p>
          </table:table-cell>
          <table:table-cell office:value-type="float" office:value="1.27827E+24" table:style-name="ce2">
            <text:p>1.28E+24</text:p>
          </table:table-cell>
          <table:table-cell office:value-type="float" office:value="4772670000000000" table:style-name="ce2">
            <text:p>4.77E+15</text:p>
          </table:table-cell>
          <table:table-cell office:value-type="float" office:value="2.0353499999999999E+54" table:formula="of:=AVERAGE([.A97:.J97])" table:style-name="ce2">
            <text:p>2.04E+54</text:p>
          </table:table-cell>
          <table:table-cell table:number-columns-repeated="16373"/>
        </table:table-row>
        <table:table-row table:style-name="ro1">
          <table:table-cell office:value-type="float" office:value="580318000000000" table:style-name="ce2">
            <text:p>5.80E+14</text:p>
          </table:table-cell>
          <table:table-cell office:value-type="float" office:value="1.9942400000000001E+31" table:style-name="ce2">
            <text:p>1.99E+31</text:p>
          </table:table-cell>
          <table:table-cell office:value-type="float" office:value="7.94223E+18" table:style-name="ce2">
            <text:p>7.94E+18</text:p>
          </table:table-cell>
          <table:table-cell office:value-type="float" office:value="7.7205500000000003E+20" table:style-name="ce2">
            <text:p>7.72E+20</text:p>
          </table:table-cell>
          <table:table-cell office:value-type="float" office:value="1.33355E+30" table:style-name="ce2">
            <text:p>1.33E+30</text:p>
          </table:table-cell>
          <table:table-cell office:value-type="float" office:value="1.6077400000000001E+21" table:style-name="ce2">
            <text:p>1.61E+21</text:p>
          </table:table-cell>
          <table:table-cell office:value-type="float" office:value="8.2454899999999999E+37" table:style-name="ce2">
            <text:p>8.25E+37</text:p>
          </table:table-cell>
          <table:table-cell office:value-type="float" office:value="3.8291000000000001E+22" table:style-name="ce2">
            <text:p>3.83E+22</text:p>
          </table:table-cell>
          <table:table-cell office:value-type="float" office:value="1.0069900000000001E+25" table:style-name="ce2">
            <text:p>1.01E+25</text:p>
          </table:table-cell>
          <table:table-cell office:value-type="float" office:value="7.2420700000000003E+23" table:style-name="ce2">
            <text:p>7.24E+23</text:p>
          </table:table-cell>
          <table:table-cell office:value-type="float" office:value="8.2454921275960834E+36" table:formula="of:=AVERAGE([.A98:.J98])" table:style-name="ce2">
            <text:p>8.25E+36</text:p>
          </table:table-cell>
          <table:table-cell table:number-columns-repeated="16373"/>
        </table:table-row>
        <table:table-row table:style-name="ro1">
          <table:table-cell office:value-type="float" office:value="367437000000000" table:style-name="ce2">
            <text:p>3.67E+14</text:p>
          </table:table-cell>
          <table:table-cell office:value-type="float" office:value="2.1512200000000001E+28" table:style-name="ce2">
            <text:p>2.15E+28</text:p>
          </table:table-cell>
          <table:table-cell office:value-type="float" office:value="2.50736E+19" table:style-name="ce2">
            <text:p>2.51E+19</text:p>
          </table:table-cell>
          <table:table-cell office:value-type="float" office:value="1.29658E+20" table:style-name="ce2">
            <text:p>1.30E+20</text:p>
          </table:table-cell>
          <table:table-cell office:value-type="float" office:value="2.1892399999999999E+35" table:style-name="ce2">
            <text:p>2.19E+35</text:p>
          </table:table-cell>
          <table:table-cell office:value-type="float" office:value="5.4513E+24" table:style-name="ce2">
            <text:p>5.45E+24</text:p>
          </table:table-cell>
          <table:table-cell office:value-type="float" office:value="4.5216200000000002E+69" table:style-name="ce2">
            <text:p>4.52E+69</text:p>
          </table:table-cell>
          <table:table-cell office:value-type="float" office:value="1.19187E+35" table:style-name="ce2">
            <text:p>1.19E+35</text:p>
          </table:table-cell>
          <table:table-cell office:value-type="float" office:value="1.39644E+44" table:style-name="ce2">
            <text:p>1.40E+44</text:p>
          </table:table-cell>
          <table:table-cell office:value-type="float" office:value="1.8687900000000001E+21" table:style-name="ce2">
            <text:p>1.87E+21</text:p>
          </table:table-cell>
          <table:table-cell office:value-type="float" office:value="4.5216199999999999E+68" table:formula="of:=AVERAGE([.A99:.J99])" table:style-name="ce2">
            <text:p>4.52E+68</text:p>
          </table:table-cell>
          <table:table-cell table:number-columns-repeated="16373"/>
        </table:table-row>
        <table:table-row table:style-name="ro1">
          <table:table-cell office:value-type="float" office:value="2653640000000000" table:style-name="ce2">
            <text:p>2.65E+15</text:p>
          </table:table-cell>
          <table:table-cell office:value-type="float" office:value="2.6475800000000002E+35" table:style-name="ce2">
            <text:p>2.65E+35</text:p>
          </table:table-cell>
          <table:table-cell office:value-type="float" office:value="4.31992E+19" table:style-name="ce2">
            <text:p>4.32E+19</text:p>
          </table:table-cell>
          <table:table-cell office:value-type="float" office:value="5.53132E+20" table:style-name="ce2">
            <text:p>5.53E+20</text:p>
          </table:table-cell>
          <table:table-cell office:value-type="float" office:value="4.8407300000000001E+27" table:style-name="ce2">
            <text:p>4.84E+27</text:p>
          </table:table-cell>
          <table:table-cell office:value-type="float" office:value="1.2386000000000001E+24" table:style-name="ce2">
            <text:p>1.24E+24</text:p>
          </table:table-cell>
          <table:table-cell office:value-type="float" office:value="2.2650800000000001E+45" table:style-name="ce2">
            <text:p>2.27E+45</text:p>
          </table:table-cell>
          <table:table-cell office:value-type="float" office:value="1.3154E+26" table:style-name="ce2">
            <text:p>1.32E+26</text:p>
          </table:table-cell>
          <table:table-cell office:value-type="float" office:value="3.2245499999999999E+25" table:style-name="ce2">
            <text:p>3.22E+25</text:p>
          </table:table-cell>
          <table:table-cell office:value-type="float" office:value="1.3920499999999999E+24" table:style-name="ce2">
            <text:p>1.39E+24</text:p>
          </table:table-cell>
          <table:table-cell office:value-type="float" office:value="2.2650800002647583E+44" table:formula="of:=AVERAGE([.A100:.J100])" table:style-name="ce2">
            <text:p>2.27E+44</text:p>
          </table:table-cell>
          <table:table-cell table:number-columns-repeated="16373"/>
        </table:table-row>
        <table:table-row table:style-name="ro1">
          <table:table-cell office:value-type="float" office:value="1394800000000000" table:style-name="ce2">
            <text:p>1.39E+15</text:p>
          </table:table-cell>
          <table:table-cell office:value-type="float" office:value="5.02062E+27" table:style-name="ce2">
            <text:p>5.02E+27</text:p>
          </table:table-cell>
          <table:table-cell office:value-type="float" office:value="2.76056E+20" table:style-name="ce2">
            <text:p>2.76E+20</text:p>
          </table:table-cell>
          <table:table-cell office:value-type="float" office:value="6.0437399999999996E+21" table:style-name="ce2">
            <text:p>6.04E+21</text:p>
          </table:table-cell>
          <table:table-cell office:value-type="float" office:value="4.82709E+29" table:style-name="ce2">
            <text:p>4.83E+29</text:p>
          </table:table-cell>
          <table:table-cell office:value-type="float" office:value="3.7542499999999997E+20" table:style-name="ce2">
            <text:p>3.75E+20</text:p>
          </table:table-cell>
          <table:table-cell office:value-type="float" office:value="5.4077000000000003E+40" table:style-name="ce2">
            <text:p>5.41E+40</text:p>
          </table:table-cell>
          <table:table-cell office:value-type="float" office:value="2.9045400000000001E+21" table:style-name="ce2">
            <text:p>2.90E+21</text:p>
          </table:table-cell>
          <table:table-cell office:value-type="float" office:value="2.6409200000000001E+43" table:style-name="ce2">
            <text:p>2.64E+43</text:p>
          </table:table-cell>
          <table:table-cell office:value-type="float" office:value="303035" table:style-name="ce1">
            <text:p>303035</text:p>
          </table:table-cell>
          <table:table-cell office:value-type="float" office:value="2.6463277000000487E+42" table:formula="of:=AVERAGE([.A101:.J101])" table:style-name="ce2">
            <text:p>2.65E+42</text:p>
          </table:table-cell>
          <table:table-cell table:number-columns-repeated="16373"/>
        </table:table-row>
        <table:table-row table:style-name="ro1">
          <table:table-cell office:value-type="float" office:value="3.75138E+20" table:style-name="ce2">
            <text:p>3.75E+20</text:p>
          </table:table-cell>
          <table:table-cell office:value-type="float" office:value="3.45274E+31" table:style-name="ce2">
            <text:p>3.45E+31</text:p>
          </table:table-cell>
          <table:table-cell office:value-type="float" office:value="249333000000000" table:style-name="ce2">
            <text:p>2.49E+14</text:p>
          </table:table-cell>
          <table:table-cell office:value-type="float" office:value="1.5486999999999999E+24" table:style-name="ce2">
            <text:p>1.55E+24</text:p>
          </table:table-cell>
          <table:table-cell office:value-type="float" office:value="2.1667600000000002E+23" table:style-name="ce2">
            <text:p>2.17E+23</text:p>
          </table:table-cell>
          <table:table-cell office:value-type="float" office:value="9.0784500000000001E+24" table:style-name="ce2">
            <text:p>9.08E+24</text:p>
          </table:table-cell>
          <table:table-cell office:value-type="float" office:value="5.4534500000000002E+35" table:style-name="ce2">
            <text:p>5.45E+35</text:p>
          </table:table-cell>
          <table:table-cell office:value-type="float" office:value="1.9289300000000002E+22" table:style-name="ce2">
            <text:p>1.93E+22</text:p>
          </table:table-cell>
          <table:table-cell office:value-type="float" office:value="1.89509E+25" table:style-name="ce2">
            <text:p>1.90E+25</text:p>
          </table:table-cell>
          <table:table-cell office:value-type="float" office:value="2.8043700000000001E+25" table:style-name="ce2">
            <text:p>2.80E+25</text:p>
          </table:table-cell>
          <table:table-cell office:value-type="float" office:value="5.4537952745785813E+34" table:formula="of:=AVERAGE([.A102:.J102])" table:style-name="ce2">
            <text:p>5.45E+34</text:p>
          </table:table-cell>
          <table:table-cell table:number-columns-repeated="16373"/>
        </table:table-row>
        <table:table-row table:style-name="ro1">
          <table:table-cell office:value-type="float" office:value="8105910000000000" table:style-name="ce2">
            <text:p>8.11E+15</text:p>
          </table:table-cell>
          <table:table-cell office:value-type="float" office:value="1.9427399999999999E+31" table:style-name="ce2">
            <text:p>1.94E+31</text:p>
          </table:table-cell>
          <table:table-cell office:value-type="float" office:value="1.19126E+19" table:style-name="ce2">
            <text:p>1.19E+19</text:p>
          </table:table-cell>
          <table:table-cell office:value-type="float" office:value="2.4600000000000002E+22" table:style-name="ce2">
            <text:p>2.46E+22</text:p>
          </table:table-cell>
          <table:table-cell office:value-type="float" office:value="5.6742300000000003E+29" table:style-name="ce2">
            <text:p>5.67E+29</text:p>
          </table:table-cell>
          <table:table-cell office:value-type="float" office:value="2.6012000000000001E+23" table:style-name="ce2">
            <text:p>2.60E+23</text:p>
          </table:table-cell>
          <table:table-cell office:value-type="float" office:value="2.1310700000000001E+41" table:style-name="ce2">
            <text:p>2.13E+41</text:p>
          </table:table-cell>
          <table:table-cell office:value-type="float" office:value="2.5423400000000001E+30" table:style-name="ce2">
            <text:p>2.54E+30</text:p>
          </table:table-cell>
          <table:table-cell office:value-type="float" office:value="8.6644200000000005E+25" table:style-name="ce2">
            <text:p>8.66E+25</text:p>
          </table:table-cell>
          <table:table-cell office:value-type="float" office:value="7.2609299999999998E+23" table:style-name="ce2">
            <text:p>7.26E+23</text:p>
          </table:table-cell>
          <table:table-cell office:value-type="float" office:value="2.1310700002253724E+40" table:formula="of:=AVERAGE([.A103:.J103])" table:style-name="ce2">
            <text:p>2.13E+40</text:p>
          </table:table-cell>
          <table:table-cell table:number-columns-repeated="16373"/>
        </table:table-row>
        <table:table-row table:style-name="ro1">
          <table:table-cell office:value-type="float" office:value="802007000000000" table:style-name="ce2">
            <text:p>8.02E+14</text:p>
          </table:table-cell>
          <table:table-cell office:value-type="float" office:value="1.6403999999999999E+28" table:style-name="ce2">
            <text:p>1.64E+28</text:p>
          </table:table-cell>
          <table:table-cell office:value-type="float" office:value="5724410000000000" table:style-name="ce2">
            <text:p>5.72E+15</text:p>
          </table:table-cell>
          <table:table-cell office:value-type="float" office:value="1998700000000000" table:style-name="ce2">
            <text:p>2.00E+15</text:p>
          </table:table-cell>
          <table:table-cell office:value-type="float" office:value="1.04709E+20" table:style-name="ce2">
            <text:p>1.05E+20</text:p>
          </table:table-cell>
          <table:table-cell office:value-type="float" office:value="3.8171800000000001E+25" table:style-name="ce2">
            <text:p>3.82E+25</text:p>
          </table:table-cell>
          <table:table-cell office:value-type="float" office:value="3.22998E+42" table:style-name="ce2">
            <text:p>3.23E+42</text:p>
          </table:table-cell>
          <table:table-cell office:value-type="float" office:value="6.45639E+19" table:style-name="ce2">
            <text:p>6.46E+19</text:p>
          </table:table-cell>
          <table:table-cell office:value-type="float" office:value="2.3430800000000001E+24" table:style-name="ce2">
            <text:p>2.34E+24</text:p>
          </table:table-cell>
          <table:table-cell office:value-type="float" office:value="1.50212E+25" table:style-name="ce2">
            <text:p>1.50E+25</text:p>
          </table:table-cell>
          <table:table-cell office:value-type="float" office:value="3.2299800000000168E+41" table:formula="of:=AVERAGE([.A104:.J104])" table:style-name="ce2">
            <text:p>3.23E+41</text:p>
          </table:table-cell>
          <table:table-cell table:number-columns-repeated="16373"/>
        </table:table-row>
        <table:table-row table:style-name="ro1">
          <table:table-cell office:value-type="float" office:value="8.81432E+16" table:style-name="ce2">
            <text:p>8.81E+16</text:p>
          </table:table-cell>
          <table:table-cell office:value-type="float" office:value="1.47218E+31" table:style-name="ce2">
            <text:p>1.47E+31</text:p>
          </table:table-cell>
          <table:table-cell office:value-type="float" office:value="2.38252E+19" table:style-name="ce2">
            <text:p>2.38E+19</text:p>
          </table:table-cell>
          <table:table-cell office:value-type="float" office:value="4.7281999999999997E+21" table:style-name="ce2">
            <text:p>4.73E+21</text:p>
          </table:table-cell>
          <table:table-cell office:value-type="float" office:value="3.4589900000000002E+32" table:style-name="ce2">
            <text:p>3.46E+32</text:p>
          </table:table-cell>
          <table:table-cell office:value-type="float" office:value="2.2617100000000002E+23" table:style-name="ce2">
            <text:p>2.26E+23</text:p>
          </table:table-cell>
          <table:table-cell office:value-type="float" office:value="6.0091399999999999E+38" table:style-name="ce2">
            <text:p>6.01E+38</text:p>
          </table:table-cell>
          <table:table-cell office:value-type="float" office:value="2.62779E+26" table:style-name="ce2">
            <text:p>2.63E+26</text:p>
          </table:table-cell>
          <table:table-cell office:value-type="float" office:value="1.2895599999999999E+33" table:style-name="ce2">
            <text:p>1.29E+33</text:p>
          </table:table-cell>
          <table:table-cell office:value-type="float" office:value="7.8388800000000003E+28" table:style-name="ce2">
            <text:p>7.84E+28</text:p>
          </table:table-cell>
          <table:table-cell office:value-type="float" office:value="6.0091565025945182E+37" table:formula="of:=AVERAGE([.A105:.J105])" table:style-name="ce2">
            <text:p>6.01E+37</text:p>
          </table:table-cell>
          <table:table-cell table:number-columns-repeated="16373"/>
        </table:table-row>
        <table:table-row table:style-name="ro1">
          <table:table-cell office:value-type="float" office:value="46270300000000" table:style-name="ce2">
            <text:p>4.63E+13</text:p>
          </table:table-cell>
          <table:table-cell office:value-type="float" office:value="3.8836200000000001E+31" table:style-name="ce2">
            <text:p>3.88E+31</text:p>
          </table:table-cell>
          <table:table-cell office:value-type="float" office:value="2.20807E+19" table:style-name="ce2">
            <text:p>2.21E+19</text:p>
          </table:table-cell>
          <table:table-cell office:value-type="float" office:value="1.0793599999999999E+35" table:style-name="ce2">
            <text:p>1.08E+35</text:p>
          </table:table-cell>
          <table:table-cell office:value-type="float" office:value="1.00082E+30" table:style-name="ce2">
            <text:p>1.00E+30</text:p>
          </table:table-cell>
          <table:table-cell office:value-type="float" office:value="3.2544900000000001E+23" table:style-name="ce2">
            <text:p>3.25E+23</text:p>
          </table:table-cell>
          <table:table-cell office:value-type="float" office:value="1.5574700000000001E+36" table:style-name="ce2">
            <text:p>1.56E+36</text:p>
          </table:table-cell>
          <table:table-cell office:value-type="float" office:value="7.0219100000000006E+32" table:style-name="ce2">
            <text:p>7.02E+32</text:p>
          </table:table-cell>
          <table:table-cell office:value-type="float" office:value="1.01732E+27" table:style-name="ce2">
            <text:p>1.02E+27</text:p>
          </table:table-cell>
          <table:table-cell office:value-type="float" office:value="333472" table:style-name="ce1">
            <text:p>333472</text:p>
          </table:table-cell>
          <table:table-cell office:value-type="float" office:value="1.6661480290376457E+35" table:formula="of:=AVERAGE([.A106:.J106])" table:style-name="ce2">
            <text:p>1.67E+35</text:p>
          </table:table-cell>
          <table:table-cell table:number-columns-repeated="16373"/>
        </table:table-row>
        <table:table-row table:style-name="ro1">
          <table:table-cell office:value-type="float" office:value="837886000000000" table:style-name="ce2">
            <text:p>8.38E+14</text:p>
          </table:table-cell>
          <table:table-cell office:value-type="float" office:value="3.29553E+29" table:style-name="ce2">
            <text:p>3.30E+29</text:p>
          </table:table-cell>
          <table:table-cell office:value-type="float" office:value="8.54624E+16" table:style-name="ce2">
            <text:p>8.55E+16</text:p>
          </table:table-cell>
          <table:table-cell office:value-type="float" office:value="1.23312E+20" table:style-name="ce2">
            <text:p>1.23E+20</text:p>
          </table:table-cell>
          <table:table-cell office:value-type="float" office:value="1.0030400000000001E+24" table:style-name="ce2">
            <text:p>1.00E+24</text:p>
          </table:table-cell>
          <table:table-cell office:value-type="float" office:value="1.09321E+32" table:style-name="ce2">
            <text:p>1.09E+32</text:p>
          </table:table-cell>
          <table:table-cell office:value-type="float" office:value="4.4182000000000001E+46" table:style-name="ce2">
            <text:p>4.42E+46</text:p>
          </table:table-cell>
          <table:table-cell office:value-type="float" office:value="9.8234E+18" table:style-name="ce2">
            <text:p>9.82E+18</text:p>
          </table:table-cell>
          <table:table-cell office:value-type="float" office:value="9.8998199999999994E+24" table:style-name="ce2">
            <text:p>9.90E+24</text:p>
          </table:table-cell>
          <table:table-cell office:value-type="float" office:value="327273" table:style-name="ce1">
            <text:p>327273</text:p>
          </table:table-cell>
          <table:table-cell office:value-type="float" office:value="4.418200000000011E+45" table:formula="of:=AVERAGE([.A107:.J107])" table:style-name="ce2">
            <text:p>4.42E+45</text:p>
          </table:table-cell>
          <table:table-cell table:number-columns-repeated="16373"/>
        </table:table-row>
        <table:table-row table:style-name="ro1">
          <table:table-cell office:value-type="float" office:value="223649000000000" table:style-name="ce2">
            <text:p>2.24E+14</text:p>
          </table:table-cell>
          <table:table-cell office:value-type="float" office:value="8.7054700000000004E+31" table:style-name="ce2">
            <text:p>8.71E+31</text:p>
          </table:table-cell>
          <table:table-cell office:value-type="float" office:value="7.2130400000000001E+22" table:style-name="ce2">
            <text:p>7.21E+22</text:p>
          </table:table-cell>
          <table:table-cell office:value-type="float" office:value="3.00209E+30" table:style-name="ce2">
            <text:p>3.00E+30</text:p>
          </table:table-cell>
          <table:table-cell office:value-type="float" office:value="1.25566E+30" table:style-name="ce2">
            <text:p>1.26E+30</text:p>
          </table:table-cell>
          <table:table-cell office:value-type="float" office:value="4.3934099999999999E+23" table:style-name="ce2">
            <text:p>4.39E+23</text:p>
          </table:table-cell>
          <table:table-cell office:value-type="float" office:value="7.3185E+36" table:style-name="ce2">
            <text:p>7.32E+36</text:p>
          </table:table-cell>
          <table:table-cell office:value-type="float" office:value="2.9394699999999999E+30" table:style-name="ce2">
            <text:p>2.94E+30</text:p>
          </table:table-cell>
          <table:table-cell office:value-type="float" office:value="2.1627300000000002E+25" table:style-name="ce2">
            <text:p>2.16E+25</text:p>
          </table:table-cell>
          <table:table-cell office:value-type="float" office:value="5.7685600000000003E+23" table:style-name="ce2">
            <text:p>5.77E+23</text:p>
          </table:table-cell>
          <table:table-cell office:value-type="float" office:value="7.3185942519427158E+35" table:formula="of:=AVERAGE([.A108:.J108])" table:style-name="ce2">
            <text:p>7.32E+35</text:p>
          </table:table-cell>
          <table:table-cell table:number-columns-repeated="16373"/>
        </table:table-row>
        <table:table-row table:style-name="ro1">
          <table:table-cell office:value-type="float" office:value="145529000000000" table:style-name="ce2">
            <text:p>1.46E+14</text:p>
          </table:table-cell>
          <table:table-cell office:value-type="float" office:value="1.0817800000000001E+28" table:style-name="ce2">
            <text:p>1.08E+28</text:p>
          </table:table-cell>
          <table:table-cell office:value-type="float" office:value="2.2084E+19" table:style-name="ce2">
            <text:p>2.21E+19</text:p>
          </table:table-cell>
          <table:table-cell office:value-type="float" office:value="2.76549E+38" table:style-name="ce2">
            <text:p>2.77E+38</text:p>
          </table:table-cell>
          <table:table-cell office:value-type="float" office:value="2.0290499999999999E+30" table:style-name="ce2">
            <text:p>2.03E+30</text:p>
          </table:table-cell>
          <table:table-cell office:value-type="float" office:value="2.0744199999999998E+25" table:style-name="ce2">
            <text:p>2.07E+25</text:p>
          </table:table-cell>
          <table:table-cell office:value-type="float" office:value="6.05435E+38" table:style-name="ce2">
            <text:p>6.05E+38</text:p>
          </table:table-cell>
          <table:table-cell office:value-type="float" office:value="2.7529000000000002E+24" table:style-name="ce2">
            <text:p>2.75E+24</text:p>
          </table:table-cell>
          <table:table-cell office:value-type="float" office:value="3.3126800000000001E+45" table:style-name="ce2">
            <text:p>3.31E+45</text:p>
          </table:table-cell>
          <table:table-cell office:value-type="float" office:value="216338" table:style-name="ce1">
            <text:p>216338</text:p>
          </table:table-cell>
          <table:table-cell office:value-type="float" office:value="3.3126808819840017E+44" table:formula="of:=AVERAGE([.A109:.J109])" table:style-name="ce2">
            <text:p>3.31E+44</text:p>
          </table:table-cell>
          <table:table-cell table:number-columns-repeated="16373"/>
        </table:table-row>
        <table:table-row table:style-name="ro1">
          <table:table-cell office:value-type="float" office:value="18884300000000" table:style-name="ce2">
            <text:p>1.89E+13</text:p>
          </table:table-cell>
          <table:table-cell office:value-type="float" office:value="9.3874599999999999E+29" table:style-name="ce2">
            <text:p>9.39E+29</text:p>
          </table:table-cell>
          <table:table-cell office:value-type="float" office:value="1.4403800000000001E+21" table:style-name="ce2">
            <text:p>1.44E+21</text:p>
          </table:table-cell>
          <table:table-cell office:value-type="float" office:value="1.12545E+35" table:style-name="ce2">
            <text:p>1.13E+35</text:p>
          </table:table-cell>
          <table:table-cell office:value-type="float" office:value="2.1356899999999998E+35" table:style-name="ce2">
            <text:p>2.14E+35</text:p>
          </table:table-cell>
          <table:table-cell office:value-type="float" office:value="2.5515300000000001E+22" table:style-name="ce2">
            <text:p>2.55E+22</text:p>
          </table:table-cell>
          <table:table-cell office:value-type="float" office:value="7.0851400000000007E+41" table:style-name="ce2">
            <text:p>7.09E+41</text:p>
          </table:table-cell>
          <table:table-cell office:value-type="float" office:value="8.1480900000000004E+28" table:style-name="ce2">
            <text:p>8.15E+28</text:p>
          </table:table-cell>
          <table:table-cell office:value-type="float" office:value="3.3912599999999999E+25" table:style-name="ce2">
            <text:p>3.39E+25</text:p>
          </table:table-cell>
          <table:table-cell office:value-type="float" office:value="14650500000000" table:style-name="ce2">
            <text:p>1.47E+13</text:p>
          </table:table-cell>
          <table:table-cell office:value-type="float" office:value="7.0851432611502037E+40" table:formula="of:=AVERAGE([.A110:.J110])" table:style-name="ce2">
            <text:p>7.09E+40</text:p>
          </table:table-cell>
          <table:table-cell table:number-columns-repeated="16373"/>
        </table:table-row>
        <table:table-row table:style-name="ro1">
          <table:table-cell office:value-type="float" office:value="55940300000000" table:style-name="ce2">
            <text:p>5.59E+13</text:p>
          </table:table-cell>
          <table:table-cell office:value-type="float" office:value="1.2874699999999999E+37" table:style-name="ce2">
            <text:p>1.29E+37</text:p>
          </table:table-cell>
          <table:table-cell office:value-type="float" office:value="146583000000000" table:style-name="ce2">
            <text:p>1.47E+14</text:p>
          </table:table-cell>
          <table:table-cell office:value-type="float" office:value="3.1514699999999998E+30" table:style-name="ce2">
            <text:p>3.15E+30</text:p>
          </table:table-cell>
          <table:table-cell office:value-type="float" office:value="1.05648E+28" table:style-name="ce2">
            <text:p>1.06E+28</text:p>
          </table:table-cell>
          <table:table-cell office:value-type="float" office:value="1.6287499999999999E+32" table:style-name="ce2">
            <text:p>1.63E+32</text:p>
          </table:table-cell>
          <table:table-cell office:value-type="float" office:value="5.6684799999999998E+53" table:style-name="ce2">
            <text:p>5.67E+53</text:p>
          </table:table-cell>
          <table:table-cell office:value-type="float" office:value="1.04763E+26" table:style-name="ce2">
            <text:p>1.05E+26</text:p>
          </table:table-cell>
          <table:table-cell office:value-type="float" office:value="3.6899800000000002E+25" table:style-name="ce2">
            <text:p>3.69E+25</text:p>
          </table:table-cell>
          <table:table-cell office:value-type="float" office:value="1.92696E+21" table:style-name="ce2">
            <text:p>1.93E+21</text:p>
          </table:table-cell>
          <table:table-cell office:value-type="float" office:value="5.6684799999999998E+52" table:formula="of:=AVERAGE([.A111:.J111])" table:style-name="ce2">
            <text:p>5.67E+52</text:p>
          </table:table-cell>
          <table:table-cell table:number-columns-repeated="16373"/>
        </table:table-row>
        <table:table-row table:style-name="ro1">
          <table:table-cell office:value-type="float" office:value="1.04083E+16" table:style-name="ce2">
            <text:p>1.04E+16</text:p>
          </table:table-cell>
          <table:table-cell office:value-type="float" office:value="1.37978E+31" table:style-name="ce2">
            <text:p>1.38E+31</text:p>
          </table:table-cell>
          <table:table-cell office:value-type="float" office:value="15204900000000" table:style-name="ce2">
            <text:p>1.52E+13</text:p>
          </table:table-cell>
          <table:table-cell office:value-type="float" office:value="6.4299599999999998E+26" table:style-name="ce2">
            <text:p>6.43E+26</text:p>
          </table:table-cell>
          <table:table-cell office:value-type="float" office:value="5.74611E+18" table:style-name="ce2">
            <text:p>5.75E+18</text:p>
          </table:table-cell>
          <table:table-cell office:value-type="float" office:value="4.1078599999999998E+23" table:style-name="ce2">
            <text:p>4.11E+23</text:p>
          </table:table-cell>
          <table:table-cell office:value-type="float" office:value="4.55719E+35" table:style-name="ce2">
            <text:p>4.56E+35</text:p>
          </table:table-cell>
          <table:table-cell office:value-type="float" office:value="2.00729E+19" table:style-name="ce2">
            <text:p>2.01E+19</text:p>
          </table:table-cell>
          <table:table-cell office:value-type="float" office:value="1.5718500000000001E+25" table:style-name="ce2">
            <text:p>1.57E+25</text:p>
          </table:table-cell>
          <table:table-cell office:value-type="float" office:value="2.2429200000000001E+25" table:style-name="ce2">
            <text:p>2.24E+25</text:p>
          </table:table-cell>
          <table:table-cell office:value-type="float" office:value="4.5573279848155442E+34" table:formula="of:=AVERAGE([.A112:.J112])" table:style-name="ce2">
            <text:p>4.56E+34</text:p>
          </table:table-cell>
          <table:table-cell table:number-columns-repeated="16373"/>
        </table:table-row>
        <table:table-row table:style-name="ro1">
          <table:table-cell office:value-type="float" office:value="1510010000000000" table:style-name="ce2">
            <text:p>1.51E+15</text:p>
          </table:table-cell>
          <table:table-cell office:value-type="float" office:value="3.97483E+31" table:style-name="ce2">
            <text:p>3.97E+31</text:p>
          </table:table-cell>
          <table:table-cell office:value-type="float" office:value="6.16371E+22" table:style-name="ce2">
            <text:p>6.16E+22</text:p>
          </table:table-cell>
          <table:table-cell office:value-type="float" office:value="1.5492400000000001E+24" table:style-name="ce2">
            <text:p>1.55E+24</text:p>
          </table:table-cell>
          <table:table-cell office:value-type="float" office:value="8.7101799999999999E+27" table:style-name="ce2">
            <text:p>8.71E+27</text:p>
          </table:table-cell>
          <table:table-cell office:value-type="float" office:value="1.2636799999999999E+23" table:style-name="ce2">
            <text:p>1.26E+23</text:p>
          </table:table-cell>
          <table:table-cell office:value-type="float" office:value="9.7514799999999997E+27" table:style-name="ce2">
            <text:p>9.75E+27</text:p>
          </table:table-cell>
          <table:table-cell office:value-type="float" office:value="2.0867799999999999E+23" table:style-name="ce2">
            <text:p>2.09E+23</text:p>
          </table:table-cell>
          <table:table-cell office:value-type="float" office:value="2.9271600000000002E+28" table:style-name="ce2">
            <text:p>2.93E+28</text:p>
          </table:table-cell>
          <table:table-cell office:value-type="float" office:value="7858220" table:style-name="ce2">
            <text:p>7.86E+06</text:p>
          </table:table-cell>
          <table:table-cell office:value-type="float" office:value="3.9796035205923104E+30" table:formula="of:=AVERAGE([.A113:.J113])" table:style-name="ce2">
            <text:p>3.98E+30</text:p>
          </table:table-cell>
          <table:table-cell table:number-columns-repeated="16373"/>
        </table:table-row>
        <table:table-row table:style-name="ro1">
          <table:table-cell office:value-type="float" office:value="375408000000000" table:style-name="ce2">
            <text:p>3.75E+14</text:p>
          </table:table-cell>
          <table:table-cell office:value-type="float" office:value="1.4593100000000001E+31" table:style-name="ce2">
            <text:p>1.46E+31</text:p>
          </table:table-cell>
          <table:table-cell office:value-type="float" office:value="5.0060100000000005E+21" table:style-name="ce2">
            <text:p>5.01E+21</text:p>
          </table:table-cell>
          <table:table-cell office:value-type="float" office:value="2.8786699999999998E+21" table:style-name="ce2">
            <text:p>2.88E+21</text:p>
          </table:table-cell>
          <table:table-cell office:value-type="float" office:value="8.4834200000000001E+27" table:style-name="ce2">
            <text:p>8.48E+27</text:p>
          </table:table-cell>
          <table:table-cell office:value-type="float" office:value="1.7449199999999999E+32" table:style-name="ce2">
            <text:p>1.74E+32</text:p>
          </table:table-cell>
          <table:table-cell office:value-type="float" office:value="7.1786900000000002E+41" table:style-name="ce2">
            <text:p>7.18E+41</text:p>
          </table:table-cell>
          <table:table-cell office:value-type="float" office:value="1.9178399999999999E+22" table:style-name="ce2">
            <text:p>1.92E+22</text:p>
          </table:table-cell>
          <table:table-cell office:value-type="float" office:value="3.9514800000000002E+25" table:style-name="ce2">
            <text:p>3.95E+25</text:p>
          </table:table-cell>
          <table:table-cell office:value-type="float" office:value="2.1672999999999998E+25" table:style-name="ce2">
            <text:p>2.17E+25</text:p>
          </table:table-cell>
          <table:table-cell office:value-type="float" office:value="7.1786900018909362E+40" table:formula="of:=AVERAGE([.A114:.J114])" table:style-name="ce2">
            <text:p>7.18E+40</text:p>
          </table:table-cell>
          <table:table-cell table:number-columns-repeated="16373"/>
        </table:table-row>
        <table:table-row table:style-name="ro1">
          <table:table-cell office:value-type="float" office:value="234579000000000" table:style-name="ce2">
            <text:p>2.35E+14</text:p>
          </table:table-cell>
          <table:table-cell office:value-type="float" office:value="3.9860299999999998E+31" table:style-name="ce2">
            <text:p>3.99E+31</text:p>
          </table:table-cell>
          <table:table-cell office:value-type="float" office:value="1.11358E+21" table:style-name="ce2">
            <text:p>1.11E+21</text:p>
          </table:table-cell>
          <table:table-cell office:value-type="float" office:value="4.1119700000000002E+36" table:style-name="ce2">
            <text:p>4.11E+36</text:p>
          </table:table-cell>
          <table:table-cell office:value-type="float" office:value="5.6694099999999998E+22" table:style-name="ce2">
            <text:p>5.67E+22</text:p>
          </table:table-cell>
          <table:table-cell office:value-type="float" office:value="3.79654E+25" table:style-name="ce2">
            <text:p>3.80E+25</text:p>
          </table:table-cell>
          <table:table-cell office:value-type="float" office:value="3.0144800000000002E+65" table:style-name="ce2">
            <text:p>3.01E+65</text:p>
          </table:table-cell>
          <table:table-cell office:value-type="float" office:value="1.82797E+22" table:style-name="ce2">
            <text:p>1.83E+22</text:p>
          </table:table-cell>
          <table:table-cell office:value-type="float" office:value="2.2077E+30" table:style-name="ce2">
            <text:p>2.21E+30</text:p>
          </table:table-cell>
          <table:table-cell office:value-type="float" office:value="5.6293900000000002E+23" table:style-name="ce2">
            <text:p>5.63E+23</text:p>
          </table:table-cell>
          <table:table-cell office:value-type="float" office:value="3.01448E+64" table:formula="of:=AVERAGE([.A115:.J115])" table:style-name="ce2">
            <text:p>3.01E+64</text:p>
          </table:table-cell>
          <table:table-cell table:number-columns-repeated="16373"/>
        </table:table-row>
        <table:table-row table:style-name="ro1">
          <table:table-cell office:value-type="float" office:value="4.30669E+16" table:style-name="ce2">
            <text:p>4.31E+16</text:p>
          </table:table-cell>
          <table:table-cell office:value-type="float" office:value="2.00593E+31" table:style-name="ce2">
            <text:p>2.01E+31</text:p>
          </table:table-cell>
          <table:table-cell office:value-type="float" office:value="1.8112800000000001E+24" table:style-name="ce2">
            <text:p>1.81E+24</text:p>
          </table:table-cell>
          <table:table-cell office:value-type="float" office:value="2.5233999999999997E+21" table:style-name="ce2">
            <text:p>2.52E+21</text:p>
          </table:table-cell>
          <table:table-cell office:value-type="float" office:value="2.9176199999999998E+31" table:style-name="ce2">
            <text:p>2.92E+31</text:p>
          </table:table-cell>
          <table:table-cell office:value-type="float" office:value="2.8580399999999998E+24" table:style-name="ce2">
            <text:p>2.86E+24</text:p>
          </table:table-cell>
          <table:table-cell office:value-type="float" office:value="1.13197E+41" table:style-name="ce2">
            <text:p>1.13E+41</text:p>
          </table:table-cell>
          <table:table-cell office:value-type="float" office:value="1.31425E+26" table:style-name="ce2">
            <text:p>1.31E+26</text:p>
          </table:table-cell>
          <table:table-cell office:value-type="float" office:value="3.3206000000000003E+45" table:style-name="ce2">
            <text:p>3.32E+45</text:p>
          </table:table-cell>
          <table:table-cell office:value-type="float" office:value="3.7427000000000001E+21" table:style-name="ce2">
            <text:p>3.74E+21</text:p>
          </table:table-cell>
          <table:table-cell office:value-type="float" office:value="3.3207131970000494E+44" table:formula="of:=AVERAGE([.A116:.J116])" table:style-name="ce2">
            <text:p>3.32E+44</text:p>
          </table:table-cell>
          <table:table-cell table:number-columns-repeated="16373"/>
        </table:table-row>
        <table:table-row table:style-name="ro1">
          <table:table-cell office:value-type="float" office:value="581756000000000" table:style-name="ce2">
            <text:p>5.82E+14</text:p>
          </table:table-cell>
          <table:table-cell office:value-type="float" office:value="7.2233799999999996E+27" table:style-name="ce2">
            <text:p>7.22E+27</text:p>
          </table:table-cell>
          <table:table-cell office:value-type="float" office:value="5.0071800000000001E+21" table:style-name="ce2">
            <text:p>5.01E+21</text:p>
          </table:table-cell>
          <table:table-cell office:value-type="float" office:value="6.4299E+26" table:style-name="ce2">
            <text:p>6.43E+26</text:p>
          </table:table-cell>
          <table:table-cell office:value-type="float" office:value="2.2415699999999998E+35" table:style-name="ce2">
            <text:p>2.24E+35</text:p>
          </table:table-cell>
          <table:table-cell office:value-type="float" office:value="9.5196900000000004E+23" table:style-name="ce2">
            <text:p>9.52E+23</text:p>
          </table:table-cell>
          <table:table-cell office:value-type="float" office:value="1.2787599999999999E+40" table:style-name="ce2">
            <text:p>1.28E+40</text:p>
          </table:table-cell>
          <table:table-cell office:value-type="float" office:value="1.53894E+22" table:style-name="ce2">
            <text:p>1.54E+22</text:p>
          </table:table-cell>
          <table:table-cell office:value-type="float" office:value="6.9136899999999996E+46" table:style-name="ce2">
            <text:p>6.91E+46</text:p>
          </table:table-cell>
          <table:table-cell office:value-type="float" office:value="2.22711E+25" table:style-name="ce2">
            <text:p>2.23E+25</text:p>
          </table:table-cell>
          <table:table-cell office:value-type="float" office:value="6.9136912787824155E+45" table:formula="of:=AVERAGE([.A117:.J117])" table:style-name="ce2">
            <text:p>6.91E+45</text:p>
          </table:table-cell>
          <table:table-cell table:number-columns-repeated="16373"/>
        </table:table-row>
        <table:table-row table:style-name="ro1">
          <table:table-cell office:value-type="float" office:value="4.1021E+17" table:style-name="ce2">
            <text:p>4.10E+17</text:p>
          </table:table-cell>
          <table:table-cell office:value-type="float" office:value="2.35505E+35" table:style-name="ce2">
            <text:p>2.36E+35</text:p>
          </table:table-cell>
          <table:table-cell office:value-type="float" office:value="1.61363E+16" table:style-name="ce2">
            <text:p>1.61E+16</text:p>
          </table:table-cell>
          <table:table-cell office:value-type="float" office:value="1.9381699999999999E+40" table:style-name="ce2">
            <text:p>1.94E+40</text:p>
          </table:table-cell>
          <table:table-cell office:value-type="float" office:value="3.42934E+30" table:style-name="ce2">
            <text:p>3.43E+30</text:p>
          </table:table-cell>
          <table:table-cell office:value-type="float" office:value="1.2601999999999999E+22" table:style-name="ce2">
            <text:p>1.26E+22</text:p>
          </table:table-cell>
          <table:table-cell office:value-type="float" office:value="4.73628E+42" table:style-name="ce2">
            <text:p>4.74E+42</text:p>
          </table:table-cell>
          <table:table-cell office:value-type="float" office:value="1.98801E+19" table:style-name="ce2">
            <text:p>1.99E+19</text:p>
          </table:table-cell>
          <table:table-cell office:value-type="float" office:value="3.1800899999999999E+24" table:style-name="ce2">
            <text:p>3.18E+24</text:p>
          </table:table-cell>
          <table:table-cell office:value-type="float" office:value="1.6023700000000001E+25" table:style-name="ce2">
            <text:p>1.60E+25</text:p>
          </table:table-cell>
          <table:table-cell office:value-type="float" office:value="4.7556619355084294E+41" table:formula="of:=AVERAGE([.A118:.J118])" table:style-name="ce2">
            <text:p>4.76E+41</text:p>
          </table:table-cell>
          <table:table-cell table:number-columns-repeated="16373"/>
        </table:table-row>
        <table:table-row table:style-name="ro1">
          <table:table-cell office:value-type="float" office:value="4.44905E+17" table:style-name="ce2">
            <text:p>4.45E+17</text:p>
          </table:table-cell>
          <table:table-cell office:value-type="float" office:value="2.0865799999999999E+31" table:style-name="ce2">
            <text:p>2.09E+31</text:p>
          </table:table-cell>
          <table:table-cell office:value-type="float" office:value="2.7218499999999999E+21" table:style-name="ce2">
            <text:p>2.72E+21</text:p>
          </table:table-cell>
          <table:table-cell office:value-type="float" office:value="1.8610099999999999E+21" table:style-name="ce2">
            <text:p>1.86E+21</text:p>
          </table:table-cell>
          <table:table-cell office:value-type="float" office:value="3.4762400000000001E+34" table:style-name="ce2">
            <text:p>3.48E+34</text:p>
          </table:table-cell>
          <table:table-cell office:value-type="float" office:value="7.1722300000000003E+23" table:style-name="ce2">
            <text:p>7.17E+23</text:p>
          </table:table-cell>
          <table:table-cell office:value-type="float" office:value="1.19605E+47" table:style-name="ce2">
            <text:p>1.20E+47</text:p>
          </table:table-cell>
          <table:table-cell office:value-type="float" office:value="2.64286E+19" table:style-name="ce2">
            <text:p>2.64E+19</text:p>
          </table:table-cell>
          <table:table-cell office:value-type="float" office:value="1.3173299999999999E+24" table:style-name="ce2">
            <text:p>1.32E+24</text:p>
          </table:table-cell>
          <table:table-cell office:value-type="float" office:value="3.8038300000000001E+21" table:style-name="ce2">
            <text:p>3.80E+21</text:p>
          </table:table-cell>
          <table:table-cell office:value-type="float" office:value="1.1960500000003479E+46" table:formula="of:=AVERAGE([.A119:.J119])" table:style-name="ce2">
            <text:p>1.20E+46</text:p>
          </table:table-cell>
          <table:table-cell table:number-columns-repeated="16373"/>
        </table:table-row>
        <table:table-row table:style-name="ro1">
          <table:table-cell office:value-type="float" office:value="66851700000000" table:style-name="ce2">
            <text:p>6.69E+13</text:p>
          </table:table-cell>
          <table:table-cell office:value-type="float" office:value="2.42191E+29" table:style-name="ce2">
            <text:p>2.42E+29</text:p>
          </table:table-cell>
          <table:table-cell office:value-type="float" office:value="6.6648299999999998E+21" table:style-name="ce2">
            <text:p>6.66E+21</text:p>
          </table:table-cell>
          <table:table-cell office:value-type="float" office:value="6.2706800000000007E+26" table:style-name="ce2">
            <text:p>6.27E+26</text:p>
          </table:table-cell>
          <table:table-cell office:value-type="float" office:value="1.7828499999999999E+25" table:style-name="ce2">
            <text:p>1.78E+25</text:p>
          </table:table-cell>
          <table:table-cell office:value-type="float" office:value="2.5485200000000001E+23" table:style-name="ce2">
            <text:p>2.55E+23</text:p>
          </table:table-cell>
          <table:table-cell office:value-type="float" office:value="2.2859399999999999E+39" table:style-name="ce2">
            <text:p>2.29E+39</text:p>
          </table:table-cell>
          <table:table-cell office:value-type="float" office:value="1.04932E+26" table:style-name="ce2">
            <text:p>1.05E+26</text:p>
          </table:table-cell>
          <table:table-cell office:value-type="float" office:value="4.4391799999999999E+29" table:style-name="ce2">
            <text:p>4.44E+29</text:p>
          </table:table-cell>
          <table:table-cell office:value-type="float" office:value="9062180" table:style-name="ce2">
            <text:p>9.06E+06</text:p>
          </table:table-cell>
          <table:table-cell office:value-type="float" office:value="2.2859400006868588E+38" table:formula="of:=AVERAGE([.A120:.J120])" table:style-name="ce2">
            <text:p>2.29E+38</text:p>
          </table:table-cell>
          <table:table-cell table:number-columns-repeated="16373"/>
        </table:table-row>
        <table:table-row table:style-name="ro1">
          <table:table-cell office:value-type="float" office:value="1.02539E+16" table:style-name="ce2">
            <text:p>1.03E+16</text:p>
          </table:table-cell>
          <table:table-cell office:value-type="float" office:value="2.5609799999999998E+29" table:style-name="ce2">
            <text:p>2.56E+29</text:p>
          </table:table-cell>
          <table:table-cell office:value-type="float" office:value="7473630000000000" table:style-name="ce2">
            <text:p>7.47E+15</text:p>
          </table:table-cell>
          <table:table-cell office:value-type="float" office:value="9.21568E+20" table:style-name="ce2">
            <text:p>9.22E+20</text:p>
          </table:table-cell>
          <table:table-cell office:value-type="float" office:value="2.5397699999999999E+34" table:style-name="ce2">
            <text:p>2.54E+34</text:p>
          </table:table-cell>
          <table:table-cell office:value-type="float" office:value="6.5195000000000007E+26" table:style-name="ce2">
            <text:p>6.52E+26</text:p>
          </table:table-cell>
          <table:table-cell office:value-type="float" office:value="4.3219000000000002E+39" table:style-name="ce2">
            <text:p>4.32E+39</text:p>
          </table:table-cell>
          <table:table-cell office:value-type="float" office:value="6.68469E+18" table:style-name="ce2">
            <text:p>6.68E+18</text:p>
          </table:table-cell>
          <table:table-cell office:value-type="float" office:value="4.9986100000000002E+45" table:style-name="ce2">
            <text:p>5.00E+45</text:p>
          </table:table-cell>
          <table:table-cell office:value-type="float" office:value="1.1208400000000001E+24" table:style-name="ce2">
            <text:p>1.12E+24</text:p>
          </table:table-cell>
          <table:table-cell office:value-type="float" office:value="4.9986143219253982E+44" table:formula="of:=AVERAGE([.A121:.J121])" table:style-name="ce2">
            <text:p>5.00E+44</text:p>
          </table:table-cell>
          <table:table-cell table:number-columns-repeated="16373"/>
        </table:table-row>
        <table:table-row table:style-name="ro1">
          <table:table-cell office:value-type="float" office:value="4.10646E+17" table:style-name="ce2">
            <text:p>4.11E+17</text:p>
          </table:table-cell>
          <table:table-cell office:value-type="float" office:value="4.0807900000000004E+31" table:style-name="ce2">
            <text:p>4.08E+31</text:p>
          </table:table-cell>
          <table:table-cell office:value-type="float" office:value="1.90666E+24" table:style-name="ce2">
            <text:p>1.91E+24</text:p>
          </table:table-cell>
          <table:table-cell office:value-type="float" office:value="3.4398399999999999E+24" table:style-name="ce2">
            <text:p>3.44E+24</text:p>
          </table:table-cell>
          <table:table-cell office:value-type="float" office:value="1.05969E+33" table:style-name="ce2">
            <text:p>1.06E+33</text:p>
          </table:table-cell>
          <table:table-cell office:value-type="float" office:value="3.8919299999999999E+25" table:style-name="ce2">
            <text:p>3.89E+25</text:p>
          </table:table-cell>
          <table:table-cell office:value-type="float" office:value="1.6857499999999999E+36" table:style-name="ce2">
            <text:p>1.69E+36</text:p>
          </table:table-cell>
          <table:table-cell office:value-type="float" office:value="6.74143E+18" table:style-name="ce2">
            <text:p>6.74E+18</text:p>
          </table:table-cell>
          <table:table-cell office:value-type="float" office:value="6.0558499999999996E+30" table:style-name="ce2">
            <text:p>6.06E+30</text:p>
          </table:table-cell>
          <table:table-cell office:value-type="float" office:value="6062720000000000" table:style-name="ce2">
            <text:p>6.06E+15</text:p>
          </table:table-cell>
          <table:table-cell office:value-type="float" office:value="1.686856553794266E+35" table:formula="of:=AVERAGE([.A122:.J122])" table:style-name="ce2">
            <text:p>1.69E+35</text:p>
          </table:table-cell>
          <table:table-cell table:number-columns-repeated="16373"/>
        </table:table-row>
        <table:table-row table:style-name="ro1">
          <table:table-cell office:value-type="float" office:value="728263000000000" table:style-name="ce2">
            <text:p>7.28E+14</text:p>
          </table:table-cell>
          <table:table-cell office:value-type="float" office:value="4.5955199999999999E+29" table:style-name="ce2">
            <text:p>4.60E+29</text:p>
          </table:table-cell>
          <table:table-cell office:value-type="float" office:value="1.7961400000000001E+21" table:style-name="ce2">
            <text:p>1.80E+21</text:p>
          </table:table-cell>
          <table:table-cell office:value-type="float" office:value="4.7582E+20" table:style-name="ce2">
            <text:p>4.76E+20</text:p>
          </table:table-cell>
          <table:table-cell office:value-type="float" office:value="3.4727700000000003E+35" table:style-name="ce2">
            <text:p>3.47E+35</text:p>
          </table:table-cell>
          <table:table-cell office:value-type="float" office:value="9.6276400000000005E+24" table:style-name="ce2">
            <text:p>9.63E+24</text:p>
          </table:table-cell>
          <table:table-cell office:value-type="float" office:value="3.6019700000000001E+45" table:style-name="ce2">
            <text:p>3.60E+45</text:p>
          </table:table-cell>
          <table:table-cell office:value-type="float" office:value="4.2717299999999996E+28" table:style-name="ce2">
            <text:p>4.27E+28</text:p>
          </table:table-cell>
          <table:table-cell office:value-type="float" office:value="2.2933299999999998E+37" table:style-name="ce2">
            <text:p>2.29E+37</text:p>
          </table:table-cell>
          <table:table-cell office:value-type="float" office:value="2.1634999999999998E+25" table:style-name="ce2">
            <text:p>2.16E+25</text:p>
          </table:table-cell>
          <table:table-cell office:value-type="float" office:value="3.6019700232805779E+44" table:formula="of:=AVERAGE([.A123:.J123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1067200000000000" table:style-name="ce2">
            <text:p>1.07E+15</text:p>
          </table:table-cell>
          <table:table-cell office:value-type="float" office:value="5.3755300000000002E+29" table:style-name="ce2">
            <text:p>5.38E+29</text:p>
          </table:table-cell>
          <table:table-cell office:value-type="float" office:value="2.39092E+17" table:style-name="ce2">
            <text:p>2.39E+17</text:p>
          </table:table-cell>
          <table:table-cell office:value-type="float" office:value="6.4906199999999996E+21" table:style-name="ce2">
            <text:p>6.49E+21</text:p>
          </table:table-cell>
          <table:table-cell office:value-type="float" office:value="1.16561E+30" table:style-name="ce2">
            <text:p>1.17E+30</text:p>
          </table:table-cell>
          <table:table-cell office:value-type="float" office:value="3.3800200000000002E+26" table:style-name="ce2">
            <text:p>3.38E+26</text:p>
          </table:table-cell>
          <table:table-cell office:value-type="float" office:value="7.0722399999999997E+37" table:style-name="ce2">
            <text:p>7.07E+37</text:p>
          </table:table-cell>
          <table:table-cell office:value-type="float" office:value="2.62562E+19" table:style-name="ce2">
            <text:p>2.63E+19</text:p>
          </table:table-cell>
          <table:table-cell office:value-type="float" office:value="3.7227399999999999E+25" table:style-name="ce2">
            <text:p>3.72E+25</text:p>
          </table:table-cell>
          <table:table-cell office:value-type="float" office:value="3.18887E+18" table:style-name="ce2">
            <text:p>3.19E+18</text:p>
          </table:table-cell>
          <table:table-cell office:value-type="float" office:value="7.0722401703538232E+36" table:formula="of:=AVERAGE([.A124:.J124])" table:style-name="ce2">
            <text:p>7.07E+36</text:p>
          </table:table-cell>
          <table:table-cell table:number-columns-repeated="16373"/>
        </table:table-row>
        <table:table-row table:style-name="ro1">
          <table:table-cell office:value-type="float" office:value="779507000000000" table:style-name="ce2">
            <text:p>7.80E+14</text:p>
          </table:table-cell>
          <table:table-cell office:value-type="float" office:value="4.0271300000000003E+28" table:style-name="ce2">
            <text:p>4.03E+28</text:p>
          </table:table-cell>
          <table:table-cell office:value-type="float" office:value="2888800000000000" table:style-name="ce2">
            <text:p>2.89E+15</text:p>
          </table:table-cell>
          <table:table-cell office:value-type="float" office:value="3.4038800000000002E+25" table:style-name="ce2">
            <text:p>3.40E+25</text:p>
          </table:table-cell>
          <table:table-cell office:value-type="float" office:value="1.3214E+28" table:style-name="ce2">
            <text:p>1.32E+28</text:p>
          </table:table-cell>
          <table:table-cell office:value-type="float" office:value="1.0477E+36" table:style-name="ce2">
            <text:p>1.05E+36</text:p>
          </table:table-cell>
          <table:table-cell office:value-type="float" office:value="1.55586E+36" table:style-name="ce2">
            <text:p>1.56E+36</text:p>
          </table:table-cell>
          <table:table-cell office:value-type="float" office:value="1.04225E+23" table:style-name="ce2">
            <text:p>1.04E+23</text:p>
          </table:table-cell>
          <table:table-cell office:value-type="float" office:value="9.8983300000000006E+24" table:style-name="ce2">
            <text:p>9.90E+24</text:p>
          </table:table-cell>
          <table:table-cell office:value-type="float" office:value="9834000" table:style-name="ce2">
            <text:p>9.83E+06</text:p>
          </table:table-cell>
          <table:table-cell office:value-type="float" office:value="2.6035600535293413E+35" table:formula="of:=AVERAGE([.A125:.J125])" table:style-name="ce2">
            <text:p>2.60E+35</text:p>
          </table:table-cell>
          <table:table-cell table:number-columns-repeated="16373"/>
        </table:table-row>
        <table:table-row table:style-name="ro1">
          <table:table-cell office:value-type="float" office:value="894885000000000" table:style-name="ce2">
            <text:p>8.95E+14</text:p>
          </table:table-cell>
          <table:table-cell office:value-type="float" office:value="4.97293E+28" table:style-name="ce2">
            <text:p>4.97E+28</text:p>
          </table:table-cell>
          <table:table-cell office:value-type="float" office:value="2060180000000000" table:style-name="ce2">
            <text:p>2.06E+15</text:p>
          </table:table-cell>
          <table:table-cell office:value-type="float" office:value="6.4299099999999997E+26" table:style-name="ce2">
            <text:p>6.43E+26</text:p>
          </table:table-cell>
          <table:table-cell office:value-type="float" office:value="2.2365100000000001E+35" table:style-name="ce2">
            <text:p>2.24E+35</text:p>
          </table:table-cell>
          <table:table-cell office:value-type="float" office:value="8.0531500000000009E+25" table:style-name="ce2">
            <text:p>8.05E+25</text:p>
          </table:table-cell>
          <table:table-cell office:value-type="float" office:value="1.68284E+36" table:style-name="ce2">
            <text:p>1.68E+36</text:p>
          </table:table-cell>
          <table:table-cell office:value-type="float" office:value="3.1416500000000001E+30" table:style-name="ce2">
            <text:p>3.14E+30</text:p>
          </table:table-cell>
          <table:table-cell office:value-type="float" office:value="3.4344999999999998E+25" table:style-name="ce2">
            <text:p>3.43E+25</text:p>
          </table:table-cell>
          <table:table-cell office:value-type="float" office:value="3.8656E+21" table:style-name="ce2">
            <text:p>3.87E+21</text:p>
          </table:table-cell>
          <table:table-cell office:value-type="float" office:value="1.9064941921371711E+35" table:formula="of:=AVERAGE([.A126:.J126])" table:style-name="ce2">
            <text:p>1.91E+35</text:p>
          </table:table-cell>
          <table:table-cell table:number-columns-repeated="16373"/>
        </table:table-row>
        <table:table-row table:style-name="ro1">
          <table:table-cell office:value-type="float" office:value="369254000000000" table:style-name="ce2">
            <text:p>3.69E+14</text:p>
          </table:table-cell>
          <table:table-cell office:value-type="float" office:value="8.6331100000000003E+28" table:style-name="ce2">
            <text:p>8.63E+28</text:p>
          </table:table-cell>
          <table:table-cell office:value-type="float" office:value="6.1254499999999996E+23" table:style-name="ce2">
            <text:p>6.13E+23</text:p>
          </table:table-cell>
          <table:table-cell office:value-type="float" office:value="3.0788700000000001E+21" table:style-name="ce2">
            <text:p>3.08E+21</text:p>
          </table:table-cell>
          <table:table-cell office:value-type="float" office:value="8.5856499999999998E+30" table:style-name="ce2">
            <text:p>8.59E+30</text:p>
          </table:table-cell>
          <table:table-cell office:value-type="float" office:value="1.7812100000000001E+39" table:style-name="ce2">
            <text:p>1.78E+39</text:p>
          </table:table-cell>
          <table:table-cell office:value-type="float" office:value="1.04498E+41" table:style-name="ce2">
            <text:p>1.04E+41</text:p>
          </table:table-cell>
          <table:table-cell office:value-type="float" office:value="8.5363899999999995E+21" table:style-name="ce2">
            <text:p>8.54E+21</text:p>
          </table:table-cell>
          <table:table-cell office:value-type="float" office:value="1.9786800000000002E+25" table:style-name="ce2">
            <text:p>1.98E+25</text:p>
          </table:table-cell>
          <table:table-cell office:value-type="float" office:value="1.87328E+21" table:style-name="ce2">
            <text:p>1.87E+21</text:p>
          </table:table-cell>
          <table:table-cell office:value-type="float" office:value="1.0627921000867201E+40" table:formula="of:=AVERAGE([.A127:.J127])" table:style-name="ce2">
            <text:p>1.06E+40</text:p>
          </table:table-cell>
          <table:table-cell table:number-columns-repeated="16373"/>
        </table:table-row>
        <table:table-row table:style-name="ro1">
          <table:table-cell office:value-type="float" office:value="1.07941E+16" table:style-name="ce2">
            <text:p>1.08E+16</text:p>
          </table:table-cell>
          <table:table-cell office:value-type="float" office:value="1.30879E+32" table:style-name="ce2">
            <text:p>1.31E+32</text:p>
          </table:table-cell>
          <table:table-cell office:value-type="float" office:value="7.3318899999999997E+22" table:style-name="ce2">
            <text:p>7.33E+22</text:p>
          </table:table-cell>
          <table:table-cell office:value-type="float" office:value="2.6530100000000002E+21" table:style-name="ce2">
            <text:p>2.65E+21</text:p>
          </table:table-cell>
          <table:table-cell office:value-type="float" office:value="7.5616200000000005E+32" table:style-name="ce2">
            <text:p>7.56E+32</text:p>
          </table:table-cell>
          <table:table-cell office:value-type="float" office:value="4.5016299999999996E+31" table:style-name="ce2">
            <text:p>4.50E+31</text:p>
          </table:table-cell>
          <table:table-cell office:value-type="float" office:value="3.6019700000000001E+45" table:style-name="ce2">
            <text:p>3.60E+45</text:p>
          </table:table-cell>
          <table:table-cell office:value-type="float" office:value="5.1069100000000002E+22" table:style-name="ce2">
            <text:p>5.11E+22</text:p>
          </table:table-cell>
          <table:table-cell office:value-type="float" office:value="6.3636300000000005E+24" table:style-name="ce2">
            <text:p>6.36E+24</text:p>
          </table:table-cell>
          <table:table-cell office:value-type="float" office:value="5.12894E+19" table:style-name="ce2">
            <text:p>5.13E+19</text:p>
          </table:table-cell>
          <table:table-cell office:value-type="float" office:value="3.6019700000009328E+44" table:formula="of:=AVERAGE([.A128:.J128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1252270000000000" table:style-name="ce2">
            <text:p>1.25E+15</text:p>
          </table:table-cell>
          <table:table-cell office:value-type="float" office:value="5.9076800000000003E+27" table:style-name="ce2">
            <text:p>5.91E+27</text:p>
          </table:table-cell>
          <table:table-cell office:value-type="float" office:value="8.31793E+19" table:style-name="ce2">
            <text:p>8.32E+19</text:p>
          </table:table-cell>
          <table:table-cell office:value-type="float" office:value="6.4451199999999997E+26" table:style-name="ce2">
            <text:p>6.45E+26</text:p>
          </table:table-cell>
          <table:table-cell office:value-type="float" office:value="1.08257E+31" table:style-name="ce2">
            <text:p>1.08E+31</text:p>
          </table:table-cell>
          <table:table-cell office:value-type="float" office:value="6.0290699999999996E+43" table:style-name="ce2">
            <text:p>6.03E+43</text:p>
          </table:table-cell>
          <table:table-cell office:value-type="float" office:value="4.0143399999999999E+39" table:style-name="ce2">
            <text:p>4.01E+39</text:p>
          </table:table-cell>
          <table:table-cell office:value-type="float" office:value="4.70755E+16" table:style-name="ce2">
            <text:p>4.71E+16</text:p>
          </table:table-cell>
          <table:table-cell office:value-type="float" office:value="9.5755000000000005E+24" table:style-name="ce2">
            <text:p>9.58E+24</text:p>
          </table:table-cell>
          <table:table-cell office:value-type="float" office:value="1.5672999999999999E+25" table:style-name="ce2">
            <text:p>1.57E+25</text:p>
          </table:table-cell>
          <table:table-cell office:value-type="float" office:value="6.0294714340010826E+42" table:formula="of:=AVERAGE([.A129:.J129])" table:style-name="ce2">
            <text:p>6.03E+42</text:p>
          </table:table-cell>
          <table:table-cell table:number-columns-repeated="16373"/>
        </table:table-row>
        <table:table-row table:style-name="ro1">
          <table:table-cell office:value-type="float" office:value="2.17369E+17" table:style-name="ce2">
            <text:p>2.17E+17</text:p>
          </table:table-cell>
          <table:table-cell office:value-type="float" office:value="2.0954200000000001E+32" table:style-name="ce2">
            <text:p>2.10E+32</text:p>
          </table:table-cell>
          <table:table-cell office:value-type="float" office:value="7990860000000000" table:style-name="ce2">
            <text:p>7.99E+15</text:p>
          </table:table-cell>
          <table:table-cell office:value-type="float" office:value="1.48584E+21" table:style-name="ce2">
            <text:p>1.49E+21</text:p>
          </table:table-cell>
          <table:table-cell office:value-type="float" office:value="3.4460199999999997E+32" table:style-name="ce2">
            <text:p>3.45E+32</text:p>
          </table:table-cell>
          <table:table-cell office:value-type="float" office:value="2.4821700000000001E+38" table:style-name="ce2">
            <text:p>2.48E+38</text:p>
          </table:table-cell>
          <table:table-cell office:value-type="float" office:value="1.68283E+36" table:style-name="ce2">
            <text:p>1.68E+36</text:p>
          </table:table-cell>
          <table:table-cell office:value-type="float" office:value="2.3897499999999999E+23" table:style-name="ce2">
            <text:p>2.39E+23</text:p>
          </table:table-cell>
          <table:table-cell office:value-type="float" office:value="1.20266E+25" table:style-name="ce2">
            <text:p>1.20E+25</text:p>
          </table:table-cell>
          <table:table-cell office:value-type="float" office:value="1.16786E+24" table:style-name="ce2">
            <text:p>1.17E+24</text:p>
          </table:table-cell>
          <table:table-cell office:value-type="float" office:value="2.4990038414401343E+37" table:formula="of:=AVERAGE([.A130:.J130])" table:style-name="ce2">
            <text:p>2.50E+37</text:p>
          </table:table-cell>
          <table:table-cell table:number-columns-repeated="16373"/>
        </table:table-row>
        <table:table-row table:style-name="ro1">
          <table:table-cell office:value-type="float" office:value="1.06598E+16" table:style-name="ce2">
            <text:p>1.07E+16</text:p>
          </table:table-cell>
          <table:table-cell office:value-type="float" office:value="1.49315E+29" table:style-name="ce2">
            <text:p>1.49E+29</text:p>
          </table:table-cell>
          <table:table-cell office:value-type="float" office:value="6.50898E+16" table:style-name="ce2">
            <text:p>6.51E+16</text:p>
          </table:table-cell>
          <table:table-cell office:value-type="float" office:value="1.5227500000000001E+24" table:style-name="ce2">
            <text:p>1.52E+24</text:p>
          </table:table-cell>
          <table:table-cell office:value-type="float" office:value="6.08548E+18" table:style-name="ce2">
            <text:p>6.09E+18</text:p>
          </table:table-cell>
          <table:table-cell office:value-type="float" office:value="4.96433E+38" table:style-name="ce2">
            <text:p>4.96E+38</text:p>
          </table:table-cell>
          <table:table-cell office:value-type="float" office:value="9.8548700000000002E+39" table:style-name="ce2">
            <text:p>9.85E+39</text:p>
          </table:table-cell>
          <table:table-cell office:value-type="float" office:value="1.66544E+23" table:style-name="ce2">
            <text:p>1.67E+23</text:p>
          </table:table-cell>
          <table:table-cell office:value-type="float" office:value="3.7278099999999999E+40" table:style-name="ce2">
            <text:p>3.73E+40</text:p>
          </table:table-cell>
          <table:table-cell office:value-type="float" office:value="5.6425200000000002E+23" table:style-name="ce2">
            <text:p>5.64E+23</text:p>
          </table:table-cell>
          <table:table-cell office:value-type="float" office:value="4.7629403000149322E+39" table:formula="of:=AVERAGE([.A131:.J131])" table:style-name="ce2">
            <text:p>4.76E+39</text:p>
          </table:table-cell>
          <table:table-cell table:number-columns-repeated="16373"/>
        </table:table-row>
        <table:table-row table:style-name="ro1">
          <table:table-cell office:value-type="float" office:value="4.83282E+18" table:style-name="ce2">
            <text:p>4.83E+18</text:p>
          </table:table-cell>
          <table:table-cell office:value-type="float" office:value="4.3436899999999999E+29" table:style-name="ce2">
            <text:p>4.34E+29</text:p>
          </table:table-cell>
          <table:table-cell office:value-type="float" office:value="5.6712599999999996E+21" table:style-name="ce2">
            <text:p>5.67E+21</text:p>
          </table:table-cell>
          <table:table-cell office:value-type="float" office:value="2.07712E+21" table:style-name="ce2">
            <text:p>2.08E+21</text:p>
          </table:table-cell>
          <table:table-cell office:value-type="float" office:value="1.15006E+30" table:style-name="ce2">
            <text:p>1.15E+30</text:p>
          </table:table-cell>
          <table:table-cell office:value-type="float" office:value="4.7347099999999997E+35" table:style-name="ce2">
            <text:p>4.73E+35</text:p>
          </table:table-cell>
          <table:table-cell office:value-type="float" office:value="9.8303999999999997E+39" table:style-name="ce2">
            <text:p>9.83E+39</text:p>
          </table:table-cell>
          <table:table-cell office:value-type="float" office:value="1.6788499999999999E+27" table:style-name="ce2">
            <text:p>1.68E+27</text:p>
          </table:table-cell>
          <table:table-cell office:value-type="float" office:value="1.2027699999999999E+25" table:style-name="ce2">
            <text:p>1.20E+25</text:p>
          </table:table-cell>
          <table:table-cell office:value-type="float" office:value="2.81878E+18" table:style-name="ce2">
            <text:p>2.82E+18</text:p>
          </table:table-cell>
          <table:table-cell office:value-type="float" office:value="9.8308734725861205E+38" table:formula="of:=AVERAGE([.A132:.J132])" table:style-name="ce2">
            <text:p>9.83E+38</text:p>
          </table:table-cell>
          <table:table-cell table:number-columns-repeated="16373"/>
        </table:table-row>
        <table:table-row table:style-name="ro1">
          <table:table-cell office:value-type="float" office:value="413275000000000" table:style-name="ce2">
            <text:p>4.13E+14</text:p>
          </table:table-cell>
          <table:table-cell office:value-type="float" office:value="3.6704900000000002E+31" table:style-name="ce2">
            <text:p>3.67E+31</text:p>
          </table:table-cell>
          <table:table-cell office:value-type="float" office:value="1.17722E+18" table:style-name="ce2">
            <text:p>1.18E+18</text:p>
          </table:table-cell>
          <table:table-cell office:value-type="float" office:value="9.8593900000000003E+20" table:style-name="ce2">
            <text:p>9.86E+20</text:p>
          </table:table-cell>
          <table:table-cell office:value-type="float" office:value="6.1290800000000002E+28" table:style-name="ce2">
            <text:p>6.13E+28</text:p>
          </table:table-cell>
          <table:table-cell office:value-type="float" office:value="3.35781E+43" table:style-name="ce2">
            <text:p>3.36E+43</text:p>
          </table:table-cell>
          <table:table-cell office:value-type="float" office:value="7.46441E+41" table:style-name="ce2">
            <text:p>7.46E+41</text:p>
          </table:table-cell>
          <table:table-cell office:value-type="float" office:value="2.5668299999999998E+24" table:style-name="ce2">
            <text:p>2.57E+24</text:p>
          </table:table-cell>
          <table:table-cell office:value-type="float" office:value="3.6083700000000001E+28" table:style-name="ce2">
            <text:p>3.61E+28</text:p>
          </table:table-cell>
          <table:table-cell office:value-type="float" office:value="1.32953E+23" table:style-name="ce2">
            <text:p>1.33E+23</text:p>
          </table:table-cell>
          <table:table-cell office:value-type="float" office:value="3.4324541000036802E+42" table:formula="of:=AVERAGE([.A133:.J133])" table:style-name="ce2">
            <text:p>3.43E+42</text:p>
          </table:table-cell>
          <table:table-cell table:number-columns-repeated="16373"/>
        </table:table-row>
        <table:table-row table:style-name="ro1">
          <table:table-cell office:value-type="float" office:value="4.50574E+20" table:style-name="ce2">
            <text:p>4.51E+20</text:p>
          </table:table-cell>
          <table:table-cell office:value-type="float" office:value="8.5668499999999996E+29" table:style-name="ce2">
            <text:p>8.57E+29</text:p>
          </table:table-cell>
          <table:table-cell office:value-type="float" office:value="1.15284E+18" table:style-name="ce2">
            <text:p>1.15E+18</text:p>
          </table:table-cell>
          <table:table-cell office:value-type="float" office:value="9.9418299999999995E+21" table:style-name="ce2">
            <text:p>9.94E+21</text:p>
          </table:table-cell>
          <table:table-cell office:value-type="float" office:value="5.50661E+26" table:style-name="ce2">
            <text:p>5.51E+26</text:p>
          </table:table-cell>
          <table:table-cell office:value-type="float" office:value="3.0467600000000003E+23" table:style-name="ce2">
            <text:p>3.05E+23</text:p>
          </table:table-cell>
          <table:table-cell office:value-type="float" office:value="5.6684799999999998E+53" table:style-name="ce2">
            <text:p>5.67E+53</text:p>
          </table:table-cell>
          <table:table-cell office:value-type="float" office:value="1.5410699999999999E+22" table:style-name="ce2">
            <text:p>1.54E+22</text:p>
          </table:table-cell>
          <table:table-cell office:value-type="float" office:value="1.3738200000000001E+21" table:style-name="ce2">
            <text:p>1.37E+21</text:p>
          </table:table-cell>
          <table:table-cell office:value-type="float" office:value="5.9416400000000001E+23" table:style-name="ce2">
            <text:p>5.94E+23</text:p>
          </table:table-cell>
          <table:table-cell office:value-type="float" office:value="5.6684799999999998E+52" table:formula="of:=AVERAGE([.A134:.J134])" table:style-name="ce2">
            <text:p>5.67E+52</text:p>
          </table:table-cell>
          <table:table-cell table:number-columns-repeated="16373"/>
        </table:table-row>
        <table:table-row table:style-name="ro1">
          <table:table-cell office:value-type="float" office:value="2.24532E+18" table:style-name="ce2">
            <text:p>2.25E+18</text:p>
          </table:table-cell>
          <table:table-cell office:value-type="float" office:value="8.8667000000000002E+35" table:style-name="ce2">
            <text:p>8.87E+35</text:p>
          </table:table-cell>
          <table:table-cell office:value-type="float" office:value="1.2944299999999999E+24" table:style-name="ce2">
            <text:p>1.29E+24</text:p>
          </table:table-cell>
          <table:table-cell office:value-type="float" office:value="5.7036999999999999E+21" table:style-name="ce2">
            <text:p>5.70E+21</text:p>
          </table:table-cell>
          <table:table-cell office:value-type="float" office:value="5.07711E+18" table:style-name="ce2">
            <text:p>5.08E+18</text:p>
          </table:table-cell>
          <table:table-cell office:value-type="float" office:value="9.9185699999999992E+24" table:style-name="ce2">
            <text:p>9.92E+24</text:p>
          </table:table-cell>
          <table:table-cell office:value-type="float" office:value="4.2656100000000003E+38" table:style-name="ce2">
            <text:p>4.27E+38</text:p>
          </table:table-cell>
          <table:table-cell office:value-type="float" office:value="1.91591E+22" table:style-name="ce2">
            <text:p>1.92E+22</text:p>
          </table:table-cell>
          <table:table-cell office:value-type="float" office:value="5.06677E+42" table:style-name="ce2">
            <text:p>5.07E+42</text:p>
          </table:table-cell>
          <table:table-cell office:value-type="float" office:value="2.2898400000000001E+22" table:style-name="ce2">
            <text:p>2.29E+22</text:p>
          </table:table-cell>
          <table:table-cell office:value-type="float" office:value="5.06719744767E+41" table:formula="of:=AVERAGE([.A135:.J135])" table:style-name="ce2">
            <text:p>5.07E+41</text:p>
          </table:table-cell>
          <table:table-cell table:number-columns-repeated="16373"/>
        </table:table-row>
        <table:table-row table:style-name="ro1">
          <table:table-cell office:value-type="float" office:value="3.31952E+16" table:style-name="ce2">
            <text:p>3.32E+16</text:p>
          </table:table-cell>
          <table:table-cell office:value-type="float" office:value="1.4516600000000001E+32" table:style-name="ce2">
            <text:p>1.45E+32</text:p>
          </table:table-cell>
          <table:table-cell office:value-type="float" office:value="3.25314E+19" table:style-name="ce2">
            <text:p>3.25E+19</text:p>
          </table:table-cell>
          <table:table-cell office:value-type="float" office:value="5.28564E+19" table:style-name="ce2">
            <text:p>5.29E+19</text:p>
          </table:table-cell>
          <table:table-cell office:value-type="float" office:value="1.1666999999999999E+26" table:style-name="ce2">
            <text:p>1.17E+26</text:p>
          </table:table-cell>
          <table:table-cell office:value-type="float" office:value="7.1658299999999994E+32" table:style-name="ce2">
            <text:p>7.17E+32</text:p>
          </table:table-cell>
          <table:table-cell office:value-type="float" office:value="1.42344E+27" table:style-name="ce2">
            <text:p>1.42E+27</text:p>
          </table:table-cell>
          <table:table-cell office:value-type="float" office:value="3.0706400000000001E+24" table:style-name="ce2">
            <text:p>3.07E+24</text:p>
          </table:table-cell>
          <table:table-cell office:value-type="float" office:value="5.0671900000000001E+42" table:style-name="ce2">
            <text:p>5.07E+42</text:p>
          </table:table-cell>
          <table:table-cell office:value-type="float" office:value="4.3998500000000001E+22" table:style-name="ce2">
            <text:p>4.40E+22</text:p>
          </table:table-cell>
          <table:table-cell office:value-type="float" office:value="5.0671900008617506E+41" table:formula="of:=AVERAGE([.A136:.J136])" table:style-name="ce2">
            <text:p>5.07E+41</text:p>
          </table:table-cell>
          <table:table-cell table:number-columns-repeated="16373"/>
        </table:table-row>
        <table:table-row table:style-name="ro1">
          <table:table-cell office:value-type="float" office:value="2.34404E+20" table:style-name="ce2">
            <text:p>2.34E+20</text:p>
          </table:table-cell>
          <table:table-cell office:value-type="float" office:value="1.3494499999999999E+32" table:style-name="ce2">
            <text:p>1.35E+32</text:p>
          </table:table-cell>
          <table:table-cell office:value-type="float" office:value="3.7365199999999997E+21" table:style-name="ce2">
            <text:p>3.74E+21</text:p>
          </table:table-cell>
          <table:table-cell office:value-type="float" office:value="2.5397900000000001E+27" table:style-name="ce2">
            <text:p>2.54E+27</text:p>
          </table:table-cell>
          <table:table-cell office:value-type="float" office:value="3.4492899999999998E+47" table:style-name="ce2">
            <text:p>3.45E+47</text:p>
          </table:table-cell>
          <table:table-cell office:value-type="float" office:value="4.12467E+22" table:style-name="ce2">
            <text:p>4.12E+22</text:p>
          </table:table-cell>
          <table:table-cell office:value-type="float" office:value="3.7878600000000003E+41" table:style-name="ce2">
            <text:p>3.79E+41</text:p>
          </table:table-cell>
          <table:table-cell office:value-type="float" office:value="6.8176899999999997E+39" table:style-name="ce2">
            <text:p>6.82E+39</text:p>
          </table:table-cell>
          <table:table-cell office:value-type="float" office:value="7.0095799999999999E+29" table:style-name="ce2">
            <text:p>7.01E+29</text:p>
          </table:table-cell>
          <table:table-cell office:value-type="float" office:value="1.98688E+20" table:style-name="ce2">
            <text:p>1.99E+20</text:p>
          </table:table-cell>
          <table:table-cell office:value-type="float" office:value="3.4492938560369014E+46" table:formula="of:=AVERAGE([.A137:.J137])" table:style-name="ce2">
            <text:p>3.45E+46</text:p>
          </table:table-cell>
          <table:table-cell table:number-columns-repeated="16373"/>
        </table:table-row>
        <table:table-row table:style-name="ro1">
          <table:table-cell office:value-type="float" office:value="652130000000000" table:style-name="ce2">
            <text:p>6.52E+14</text:p>
          </table:table-cell>
          <table:table-cell office:value-type="float" office:value="8.2632199999999999E+29" table:style-name="ce2">
            <text:p>8.26E+29</text:p>
          </table:table-cell>
          <table:table-cell office:value-type="float" office:value="8854610000000000" table:style-name="ce2">
            <text:p>8.85E+15</text:p>
          </table:table-cell>
          <table:table-cell office:value-type="float" office:value="2.86707E+38" table:style-name="ce2">
            <text:p>2.87E+38</text:p>
          </table:table-cell>
          <table:table-cell office:value-type="float" office:value="1.86102E+17" table:style-name="ce2">
            <text:p>1.86E+17</text:p>
          </table:table-cell>
          <table:table-cell office:value-type="float" office:value="4.4477200000000002E+23" table:style-name="ce2">
            <text:p>4.45E+23</text:p>
          </table:table-cell>
          <table:table-cell office:value-type="float" office:value="1.0449699999999999E+41" table:style-name="ce2">
            <text:p>1.04E+41</text:p>
          </table:table-cell>
          <table:table-cell office:value-type="float" office:value="1.31927E+19" table:style-name="ce2">
            <text:p>1.32E+19</text:p>
          </table:table-cell>
          <table:table-cell office:value-type="float" office:value="4.4287100000000002E+24" table:style-name="ce2">
            <text:p>4.43E+24</text:p>
          </table:table-cell>
          <table:table-cell office:value-type="float" office:value="5.8209300000000002E+23" table:style-name="ce2">
            <text:p>5.82E+23</text:p>
          </table:table-cell>
          <table:table-cell office:value-type="float" office:value="1.0478370700082631E+40" table:formula="of:=AVERAGE([.A138:.J138])" table:style-name="ce2">
            <text:p>1.05E+40</text:p>
          </table:table-cell>
          <table:table-cell table:number-columns-repeated="16373"/>
        </table:table-row>
        <table:table-row table:style-name="ro1">
          <table:table-cell office:value-type="float" office:value="3.42831E+16" table:style-name="ce2">
            <text:p>3.43E+16</text:p>
          </table:table-cell>
          <table:table-cell office:value-type="float" office:value="1.27174E+32" table:style-name="ce2">
            <text:p>1.27E+32</text:p>
          </table:table-cell>
          <table:table-cell office:value-type="float" office:value="6.6569399999999997E+22" table:style-name="ce2">
            <text:p>6.66E+22</text:p>
          </table:table-cell>
          <table:table-cell office:value-type="float" office:value="2.4697999999999997E+21" table:style-name="ce2">
            <text:p>2.47E+21</text:p>
          </table:table-cell>
          <table:table-cell office:value-type="float" office:value="3.4278900000000001E+32" table:style-name="ce2">
            <text:p>3.43E+32</text:p>
          </table:table-cell>
          <table:table-cell office:value-type="float" office:value="3.0485200000000002E+23" table:style-name="ce2">
            <text:p>3.05E+23</text:p>
          </table:table-cell>
          <table:table-cell office:value-type="float" office:value="4.9772899999999997E+41" table:style-name="ce2">
            <text:p>4.98E+41</text:p>
          </table:table-cell>
          <table:table-cell office:value-type="float" office:value="1.08589E+26" table:style-name="ce2">
            <text:p>1.09E+26</text:p>
          </table:table-cell>
          <table:table-cell office:value-type="float" office:value="3.8596199999999998E+24" table:style-name="ce2">
            <text:p>3.86E+24</text:p>
          </table:table-cell>
          <table:table-cell office:value-type="float" office:value="1.70284E+25" table:style-name="ce2">
            <text:p>1.70E+25</text:p>
          </table:table-cell>
          <table:table-cell office:value-type="float" office:value="4.9772900046996306E+40" table:formula="of:=AVERAGE([.A139:.J139])" table:style-name="ce2">
            <text:p>4.98E+40</text:p>
          </table:table-cell>
          <table:table-cell table:number-columns-repeated="16373"/>
        </table:table-row>
        <table:table-row table:style-name="ro1">
          <table:table-cell office:value-type="float" office:value="785408000000000" table:style-name="ce2">
            <text:p>7.85E+14</text:p>
          </table:table-cell>
          <table:table-cell office:value-type="float" office:value="1.30219E+32" table:style-name="ce2">
            <text:p>1.30E+32</text:p>
          </table:table-cell>
          <table:table-cell office:value-type="float" office:value="7.94966E+18" table:style-name="ce2">
            <text:p>7.95E+18</text:p>
          </table:table-cell>
          <table:table-cell office:value-type="float" office:value="1.6207899999999999E+37" table:style-name="ce2">
            <text:p>1.62E+37</text:p>
          </table:table-cell>
          <table:table-cell office:value-type="float" office:value="2.6643100000000001E+35" table:style-name="ce2">
            <text:p>2.66E+35</text:p>
          </table:table-cell>
          <table:table-cell office:value-type="float" office:value="8.2432499999999999E+25" table:style-name="ce2">
            <text:p>8.24E+25</text:p>
          </table:table-cell>
          <table:table-cell office:value-type="float" office:value="7.4487900000000002E+41" table:style-name="ce2">
            <text:p>7.45E+41</text:p>
          </table:table-cell>
          <table:table-cell office:value-type="float" office:value="8.6248400000000004E+22" table:style-name="ce2">
            <text:p>8.62E+22</text:p>
          </table:table-cell>
          <table:table-cell office:value-type="float" office:value="8.6377700000000006E+29" table:style-name="ce2">
            <text:p>8.64E+29</text:p>
          </table:table-cell>
          <table:table-cell office:value-type="float" office:value="5.5501500000000003E+25" table:style-name="ce2">
            <text:p>5.55E+25</text:p>
          </table:table-cell>
          <table:table-cell office:value-type="float" office:value="7.4489547446208281E+40" table:formula="of:=AVERAGE([.A140:.J140])" table:style-name="ce2">
            <text:p>7.45E+40</text:p>
          </table:table-cell>
          <table:table-cell table:number-columns-repeated="16373"/>
        </table:table-row>
        <table:table-row table:style-name="ro1">
          <table:table-cell office:value-type="float" office:value="18026200000000" table:style-name="ce2">
            <text:p>1.80E+13</text:p>
          </table:table-cell>
          <table:table-cell office:value-type="float" office:value="5.6416000000000001E+39" table:style-name="ce2">
            <text:p>5.64E+39</text:p>
          </table:table-cell>
          <table:table-cell office:value-type="float" office:value="1.80711E+25" table:style-name="ce2">
            <text:p>1.81E+25</text:p>
          </table:table-cell>
          <table:table-cell office:value-type="float" office:value="7.8411499999999998E+40" table:style-name="ce2">
            <text:p>7.84E+40</text:p>
          </table:table-cell>
          <table:table-cell office:value-type="float" office:value="3.4389599999999997E+32" table:style-name="ce2">
            <text:p>3.44E+32</text:p>
          </table:table-cell>
          <table:table-cell office:value-type="float" office:value="5.0504499999999997E+25" table:style-name="ce2">
            <text:p>5.05E+25</text:p>
          </table:table-cell>
          <table:table-cell office:value-type="float" office:value="8.0955299999999997E+44" table:style-name="ce2">
            <text:p>8.10E+44</text:p>
          </table:table-cell>
          <table:table-cell office:value-type="float" office:value="1.53959E+22" table:style-name="ce2">
            <text:p>1.54E+22</text:p>
          </table:table-cell>
          <table:table-cell office:value-type="float" office:value="3.6063799999999998E+28" table:style-name="ce2">
            <text:p>3.61E+28</text:p>
          </table:table-cell>
          <table:table-cell office:value-type="float" office:value="2.3578E+21" table:style-name="ce2">
            <text:p>2.36E+21</text:p>
          </table:table-cell>
          <table:table-cell office:value-type="float" office:value="8.096370531003438E+43" table:formula="of:=AVERAGE([.A141:.J141])" table:style-name="ce2">
            <text:p>8.10E+43</text:p>
          </table:table-cell>
          <table:table-cell table:number-columns-repeated="16373"/>
        </table:table-row>
        <table:table-row table:style-name="ro1">
          <table:table-cell office:value-type="float" office:value="4.5057500000000003E+20" table:style-name="ce2">
            <text:p>4.51E+20</text:p>
          </table:table-cell>
          <table:table-cell office:value-type="float" office:value="3.93987E+31" table:style-name="ce2">
            <text:p>3.94E+31</text:p>
          </table:table-cell>
          <table:table-cell office:value-type="float" office:value="2.33491E+18" table:style-name="ce2">
            <text:p>2.33E+18</text:p>
          </table:table-cell>
          <table:table-cell office:value-type="float" office:value="2.70439E+38" table:style-name="ce2">
            <text:p>2.70E+38</text:p>
          </table:table-cell>
          <table:table-cell office:value-type="float" office:value="7.1630499999999998E+25" table:style-name="ce2">
            <text:p>7.16E+25</text:p>
          </table:table-cell>
          <table:table-cell office:value-type="float" office:value="1.5444599999999999E+23" table:style-name="ce2">
            <text:p>1.54E+23</text:p>
          </table:table-cell>
          <table:table-cell office:value-type="float" office:value="1.8827300000000001E+42" table:style-name="ce2">
            <text:p>1.88E+42</text:p>
          </table:table-cell>
          <table:table-cell office:value-type="float" office:value="7.5335000000000004E+28" table:style-name="ce2">
            <text:p>7.53E+28</text:p>
          </table:table-cell>
          <table:table-cell office:value-type="float" office:value="1.4734499999999999E+21" table:style-name="ce2">
            <text:p>1.47E+21</text:p>
          </table:table-cell>
          <table:table-cell office:value-type="float" office:value="2.2868399999999999E+25" table:style-name="ce2">
            <text:p>2.29E+25</text:p>
          </table:table-cell>
          <table:table-cell office:value-type="float" office:value="1.883000439039474E+41" table:formula="of:=AVERAGE([.A142:.J142])" table:style-name="ce2">
            <text:p>1.88E+41</text:p>
          </table:table-cell>
          <table:table-cell table:number-columns-repeated="16373"/>
        </table:table-row>
        <table:table-row table:style-name="ro1">
          <table:table-cell office:value-type="float" office:value="119419000000000" table:style-name="ce2">
            <text:p>1.19E+14</text:p>
          </table:table-cell>
          <table:table-cell office:value-type="float" office:value="2.0898900000000001E+31" table:style-name="ce2">
            <text:p>2.09E+31</text:p>
          </table:table-cell>
          <table:table-cell office:value-type="float" office:value="4.85782E+16" table:style-name="ce2">
            <text:p>4.86E+16</text:p>
          </table:table-cell>
          <table:table-cell office:value-type="float" office:value="6.2696500000000005E+26" table:style-name="ce2">
            <text:p>6.27E+26</text:p>
          </table:table-cell>
          <table:table-cell office:value-type="float" office:value="1.11562E+20" table:style-name="ce2">
            <text:p>1.12E+20</text:p>
          </table:table-cell>
          <table:table-cell office:value-type="float" office:value="1.5296099999999999E+25" table:style-name="ce2">
            <text:p>1.53E+25</text:p>
          </table:table-cell>
          <table:table-cell office:value-type="float" office:value="6.85802E+37" table:style-name="ce2">
            <text:p>6.86E+37</text:p>
          </table:table-cell>
          <table:table-cell office:value-type="float" office:value="2.00631E+20" table:style-name="ce2">
            <text:p>2.01E+20</text:p>
          </table:table-cell>
          <table:table-cell office:value-type="float" office:value="5.3242399999999996E+31" table:style-name="ce2">
            <text:p>5.32E+31</text:p>
          </table:table-cell>
          <table:table-cell office:value-type="float" office:value="1.37052E+21" table:style-name="ce2">
            <text:p>1.37E+21</text:p>
          </table:table-cell>
          <table:table-cell office:value-type="float" office:value="6.8580274141942265E+36" table:formula="of:=AVERAGE([.A143:.J143])" table:style-name="ce2">
            <text:p>6.86E+36</text:p>
          </table:table-cell>
          <table:table-cell table:number-columns-repeated="16373"/>
        </table:table-row>
        <table:table-row table:style-name="ro1">
          <table:table-cell office:value-type="float" office:value="68844600000000" table:style-name="ce2">
            <text:p>6.88E+13</text:p>
          </table:table-cell>
          <table:table-cell office:value-type="float" office:value="2.0278600000000001E+31" table:style-name="ce2">
            <text:p>2.03E+31</text:p>
          </table:table-cell>
          <table:table-cell office:value-type="float" office:value="1.1455600000000001E+22" table:style-name="ce2">
            <text:p>1.15E+22</text:p>
          </table:table-cell>
          <table:table-cell office:value-type="float" office:value="2.6528399999999997E+21" table:style-name="ce2">
            <text:p>2.65E+21</text:p>
          </table:table-cell>
          <table:table-cell office:value-type="float" office:value="3.02157E+35" table:style-name="ce2">
            <text:p>3.02E+35</text:p>
          </table:table-cell>
          <table:table-cell office:value-type="float" office:value="3.9483699999999999E+25" table:style-name="ce2">
            <text:p>3.95E+25</text:p>
          </table:table-cell>
          <table:table-cell office:value-type="float" office:value="4.9627300000000001E+45" table:style-name="ce2">
            <text:p>4.96E+45</text:p>
          </table:table-cell>
          <table:table-cell office:value-type="float" office:value="1.53946E+22" table:style-name="ce2">
            <text:p>1.54E+22</text:p>
          </table:table-cell>
          <table:table-cell office:value-type="float" office:value="3.6104800000000001E+28" table:style-name="ce2">
            <text:p>3.61E+28</text:p>
          </table:table-cell>
          <table:table-cell office:value-type="float" office:value="6.04751E+18" table:style-name="ce2">
            <text:p>6.05E+18</text:p>
          </table:table-cell>
          <table:table-cell office:value-type="float" office:value="4.9627300003021777E+44" table:formula="of:=AVERAGE([.A144:.J144])" table:style-name="ce2">
            <text:p>4.96E+44</text:p>
          </table:table-cell>
          <table:table-cell table:number-columns-repeated="16373"/>
        </table:table-row>
        <table:table-row table:style-name="ro1">
          <table:table-cell office:value-type="float" office:value="698974000000000" table:style-name="ce2">
            <text:p>6.99E+14</text:p>
          </table:table-cell>
          <table:table-cell office:value-type="float" office:value="1.26787E+32" table:style-name="ce2">
            <text:p>1.27E+32</text:p>
          </table:table-cell>
          <table:table-cell office:value-type="float" office:value="1.2947699999999999E+24" table:style-name="ce2">
            <text:p>1.29E+24</text:p>
          </table:table-cell>
          <table:table-cell office:value-type="float" office:value="3.7842700000000003E+20" table:style-name="ce2">
            <text:p>3.78E+20</text:p>
          </table:table-cell>
          <table:table-cell office:value-type="float" office:value="1.4479699999999999E+30" table:style-name="ce2">
            <text:p>1.45E+30</text:p>
          </table:table-cell>
          <table:table-cell office:value-type="float" office:value="2.3237899999999999E+28" table:style-name="ce2">
            <text:p>2.32E+28</text:p>
          </table:table-cell>
          <table:table-cell office:value-type="float" office:value="1.19605E+47" table:style-name="ce2">
            <text:p>1.20E+47</text:p>
          </table:table-cell>
          <table:table-cell office:value-type="float" office:value="8.6453900000000007E+22" table:style-name="ce2">
            <text:p>8.65E+22</text:p>
          </table:table-cell>
          <table:table-cell office:value-type="float" office:value="7.0444799999999999E+24" table:style-name="ce2">
            <text:p>7.04E+24</text:p>
          </table:table-cell>
          <table:table-cell office:value-type="float" office:value="5.0081200000000003E+21" table:style-name="ce2">
            <text:p>5.01E+21</text:p>
          </table:table-cell>
          <table:table-cell office:value-type="float" office:value="1.1960500000000013E+46" table:formula="of:=AVERAGE([.A145:.J145])" table:style-name="ce2">
            <text:p>1.20E+46</text:p>
          </table:table-cell>
          <table:table-cell table:number-columns-repeated="16373"/>
        </table:table-row>
        <table:table-row table:style-name="ro1">
          <table:table-cell office:value-type="float" office:value="3.85797E+18" table:style-name="ce2">
            <text:p>3.86E+18</text:p>
          </table:table-cell>
          <table:table-cell office:value-type="float" office:value="3.1886899999999999E+34" table:style-name="ce2">
            <text:p>3.19E+34</text:p>
          </table:table-cell>
          <table:table-cell office:value-type="float" office:value="1.3967E+18" table:style-name="ce2">
            <text:p>1.40E+18</text:p>
          </table:table-cell>
          <table:table-cell office:value-type="float" office:value="2.86369E+20" table:style-name="ce2">
            <text:p>2.86E+20</text:p>
          </table:table-cell>
          <table:table-cell office:value-type="float" office:value="1.2258199999999999E+24" table:style-name="ce2">
            <text:p>1.23E+24</text:p>
          </table:table-cell>
          <table:table-cell office:value-type="float" office:value="3.9672699999999999E+38" table:style-name="ce2">
            <text:p>3.97E+38</text:p>
          </table:table-cell>
          <table:table-cell office:value-type="float" office:value="3.6963299999999999E+55" table:style-name="ce2">
            <text:p>3.70E+55</text:p>
          </table:table-cell>
          <table:table-cell office:value-type="float" office:value="1.97546E+19" table:style-name="ce2">
            <text:p>1.98E+19</text:p>
          </table:table-cell>
          <table:table-cell office:value-type="float" office:value="3.4254600000000002E+25" table:style-name="ce2">
            <text:p>3.43E+25</text:p>
          </table:table-cell>
          <table:table-cell office:value-type="float" office:value="4.8548399999999996E+22" table:style-name="ce2">
            <text:p>4.85E+22</text:p>
          </table:table-cell>
          <table:table-cell office:value-type="float" office:value="3.6963299999999997E+54" table:formula="of:=AVERAGE([.A146:.J146])" table:style-name="ce2">
            <text:p>3.70E+54</text:p>
          </table:table-cell>
          <table:table-cell table:number-columns-repeated="16373"/>
        </table:table-row>
        <table:table-row table:style-name="ro1">
          <table:table-cell office:value-type="float" office:value="1.72608E+17" table:style-name="ce2">
            <text:p>1.73E+17</text:p>
          </table:table-cell>
          <table:table-cell office:value-type="float" office:value="1.05619E+30" table:style-name="ce2">
            <text:p>1.06E+30</text:p>
          </table:table-cell>
          <table:table-cell office:value-type="float" office:value="1737570000000000" table:style-name="ce2">
            <text:p>1.74E+15</text:p>
          </table:table-cell>
          <table:table-cell office:value-type="float" office:value="5.4273999999999997E+21" table:style-name="ce2">
            <text:p>5.43E+21</text:p>
          </table:table-cell>
          <table:table-cell office:value-type="float" office:value="2.89929E+18" table:style-name="ce2">
            <text:p>2.90E+18</text:p>
          </table:table-cell>
          <table:table-cell office:value-type="float" office:value="7.4333800000000006E+23" table:style-name="ce2">
            <text:p>7.43E+23</text:p>
          </table:table-cell>
          <table:table-cell office:value-type="float" office:value="1.07955E+43" table:style-name="ce2">
            <text:p>1.08E+43</text:p>
          </table:table-cell>
          <table:table-cell office:value-type="float" office:value="3.6373399999999999E+24" table:style-name="ce2">
            <text:p>3.64E+24</text:p>
          </table:table-cell>
          <table:table-cell office:value-type="float" office:value="2.6109400000000001E+25" table:style-name="ce2">
            <text:p>2.61E+25</text:p>
          </table:table-cell>
          <table:table-cell office:value-type="float" office:value="1.7675699999999999E+21" table:style-name="ce2">
            <text:p>1.77E+21</text:p>
          </table:table-cell>
          <table:table-cell office:value-type="float" office:value="1.0795500000001055E+42" table:formula="of:=AVERAGE([.A147:.J147])" table:style-name="ce2">
            <text:p>1.08E+42</text:p>
          </table:table-cell>
          <table:table-cell table:number-columns-repeated="16373"/>
        </table:table-row>
        <table:table-row table:style-name="ro1">
          <table:table-cell office:value-type="float" office:value="7180130000000000" table:style-name="ce2">
            <text:p>7.18E+15</text:p>
          </table:table-cell>
          <table:table-cell office:value-type="float" office:value="5.7996400000000005E+27" table:style-name="ce2">
            <text:p>5.80E+27</text:p>
          </table:table-cell>
          <table:table-cell office:value-type="float" office:value="8.4138100000000001E+22" table:style-name="ce2">
            <text:p>8.41E+22</text:p>
          </table:table-cell>
          <table:table-cell office:value-type="float" office:value="9.05168E+20" table:style-name="ce2">
            <text:p>9.05E+20</text:p>
          </table:table-cell>
          <table:table-cell office:value-type="float" office:value="3.44394E+32" table:style-name="ce2">
            <text:p>3.44E+32</text:p>
          </table:table-cell>
          <table:table-cell office:value-type="float" office:value="1.40921E+22" table:style-name="ce2">
            <text:p>1.41E+22</text:p>
          </table:table-cell>
          <table:table-cell office:value-type="float" office:value="2.5972599999999998E+45" table:style-name="ce2">
            <text:p>2.60E+45</text:p>
          </table:table-cell>
          <table:table-cell office:value-type="float" office:value="6.8973100000000003E+20" table:style-name="ce2">
            <text:p>6.90E+20</text:p>
          </table:table-cell>
          <table:table-cell office:value-type="float" office:value="4.3567699999999999E+32" table:style-name="ce2">
            <text:p>4.36E+32</text:p>
          </table:table-cell>
          <table:table-cell office:value-type="float" office:value="3.1749000000000002E+27" table:style-name="ce2">
            <text:p>3.17E+27</text:p>
          </table:table-cell>
          <table:table-cell office:value-type="float" office:value="2.5972600000007802E+44" table:formula="of:=AVERAGE([.A148:.J148])" table:style-name="ce2">
            <text:p>2.60E+44</text:p>
          </table:table-cell>
          <table:table-cell table:number-columns-repeated="16373"/>
        </table:table-row>
        <table:table-row table:style-name="ro1">
          <table:table-cell office:value-type="float" office:value="2.34662E+20" table:style-name="ce2">
            <text:p>2.35E+20</text:p>
          </table:table-cell>
          <table:table-cell office:value-type="float" office:value="6.5800699999999994E+29" table:style-name="ce2">
            <text:p>6.58E+29</text:p>
          </table:table-cell>
          <table:table-cell office:value-type="float" office:value="7.3197299999999997E+22" table:style-name="ce2">
            <text:p>7.32E+22</text:p>
          </table:table-cell>
          <table:table-cell office:value-type="float" office:value="2.4523499999999998E+21" table:style-name="ce2">
            <text:p>2.45E+21</text:p>
          </table:table-cell>
          <table:table-cell office:value-type="float" office:value="3.8618199999999997E+27" table:style-name="ce2">
            <text:p>3.86E+27</text:p>
          </table:table-cell>
          <table:table-cell office:value-type="float" office:value="3.1951500000000001E+23" table:style-name="ce2">
            <text:p>3.20E+23</text:p>
          </table:table-cell>
          <table:table-cell office:value-type="float" office:value="4.9710900000000002E+37" table:style-name="ce2">
            <text:p>4.97E+37</text:p>
          </table:table-cell>
          <table:table-cell office:value-type="float" office:value="4.3300099999999999E+24" table:style-name="ce2">
            <text:p>4.33E+24</text:p>
          </table:table-cell>
          <table:table-cell office:value-type="float" office:value="3.1693800000000002E+24" table:style-name="ce2">
            <text:p>3.17E+24</text:p>
          </table:table-cell>
          <table:table-cell office:value-type="float" office:value="9.0183000000000007E+20" table:style-name="ce2">
            <text:p>9.02E+20</text:p>
          </table:table-cell>
          <table:table-cell office:value-type="float" office:value="4.9710900661876717E+36" table:formula="of:=AVERAGE([.A149:.J149])" table:style-name="ce2">
            <text:p>4.97E+36</text:p>
          </table:table-cell>
          <table:table-cell table:number-columns-repeated="16373"/>
        </table:table-row>
        <table:table-row table:style-name="ro1">
          <table:table-cell office:value-type="float" office:value="575809000000000" table:style-name="ce2">
            <text:p>5.76E+14</text:p>
          </table:table-cell>
          <table:table-cell office:value-type="float" office:value="4.7725599999999998E+25" table:style-name="ce2">
            <text:p>4.77E+25</text:p>
          </table:table-cell>
          <table:table-cell office:value-type="float" office:value="2886000000000000" table:style-name="ce2">
            <text:p>2.89E+15</text:p>
          </table:table-cell>
          <table:table-cell office:value-type="float" office:value="7.8411499999999998E+40" table:style-name="ce2">
            <text:p>7.84E+40</text:p>
          </table:table-cell>
          <table:table-cell office:value-type="float" office:value="9.5759499999999997E+25" table:style-name="ce2">
            <text:p>9.58E+25</text:p>
          </table:table-cell>
          <table:table-cell office:value-type="float" office:value="8.4435199999999995E+37" table:style-name="ce2">
            <text:p>8.44E+37</text:p>
          </table:table-cell>
          <table:table-cell office:value-type="float" office:value="2.1353499999999999E+45" table:style-name="ce2">
            <text:p>2.14E+45</text:p>
          </table:table-cell>
          <table:table-cell office:value-type="float" office:value="8.5555500000000006E+22" table:style-name="ce2">
            <text:p>8.56E+22</text:p>
          </table:table-cell>
          <table:table-cell office:value-type="float" office:value="1.7419299999999999E+25" table:style-name="ce2">
            <text:p>1.74E+25</text:p>
          </table:table-cell>
          <table:table-cell office:value-type="float" office:value="4.5351300000000001E+25" table:style-name="ce2">
            <text:p>4.54E+25</text:p>
          </table:table-cell>
          <table:table-cell office:value-type="float" office:value="2.1354284959352E+44" table:formula="of:=AVERAGE([.A150:.J150])" table:style-name="ce2">
            <text:p>2.14E+44</text:p>
          </table:table-cell>
          <table:table-cell table:number-columns-repeated="16373"/>
        </table:table-row>
        <table:table-row table:style-name="ro1">
          <table:table-cell office:value-type="float" office:value="1.76167E+20" table:style-name="ce2">
            <text:p>1.76E+20</text:p>
          </table:table-cell>
          <table:table-cell office:value-type="float" office:value="1.6293E+32" table:style-name="ce2">
            <text:p>1.63E+32</text:p>
          </table:table-cell>
          <table:table-cell office:value-type="float" office:value="1671390000000000" table:style-name="ce2">
            <text:p>1.67E+15</text:p>
          </table:table-cell>
          <table:table-cell office:value-type="float" office:value="2.9178E+36" table:style-name="ce2">
            <text:p>2.92E+36</text:p>
          </table:table-cell>
          <table:table-cell office:value-type="float" office:value="1.73552E+18" table:style-name="ce2">
            <text:p>1.74E+18</text:p>
          </table:table-cell>
          <table:table-cell office:value-type="float" office:value="7.7345799999999997E+27" table:style-name="ce2">
            <text:p>7.73E+27</text:p>
          </table:table-cell>
          <table:table-cell office:value-type="float" office:value="2.3053100000000001E+37" table:style-name="ce2">
            <text:p>2.31E+37</text:p>
          </table:table-cell>
          <table:table-cell office:value-type="float" office:value="1.97501E+19" table:style-name="ce2">
            <text:p>1.98E+19</text:p>
          </table:table-cell>
          <table:table-cell office:value-type="float" office:value="2.6108100000000001E+25" table:style-name="ce2">
            <text:p>2.61E+25</text:p>
          </table:table-cell>
          <table:table-cell office:value-type="float" office:value="1.45445E+19" table:style-name="ce2">
            <text:p>1.45E+19</text:p>
          </table:table-cell>
          <table:table-cell office:value-type="float" office:value="2.597106293776069E+36" table:formula="of:=AVERAGE([.A151:.J151])" table:style-name="ce2">
            <text:p>2.60E+36</text:p>
          </table:table-cell>
          <table:table-cell table:number-columns-repeated="16373"/>
        </table:table-row>
        <table:table-row table:style-name="ro1">
          <table:table-cell office:value-type="float" office:value="93801400000000" table:style-name="ce2">
            <text:p>9.38E+13</text:p>
          </table:table-cell>
          <table:table-cell office:value-type="float" office:value="2.35213E+31" table:style-name="ce2">
            <text:p>2.35E+31</text:p>
          </table:table-cell>
          <table:table-cell office:value-type="float" office:value="4565840000000000" table:style-name="ce2">
            <text:p>4.57E+15</text:p>
          </table:table-cell>
          <table:table-cell office:value-type="float" office:value="1.9298300000000001E+21" table:style-name="ce2">
            <text:p>1.93E+21</text:p>
          </table:table-cell>
          <table:table-cell office:value-type="float" office:value="2.73896E+35" table:style-name="ce2">
            <text:p>2.74E+35</text:p>
          </table:table-cell>
          <table:table-cell office:value-type="float" office:value="1.94099E+35" table:style-name="ce2">
            <text:p>1.94E+35</text:p>
          </table:table-cell>
          <table:table-cell office:value-type="float" office:value="1.3222100000000001E+40" table:style-name="ce2">
            <text:p>1.32E+40</text:p>
          </table:table-cell>
          <table:table-cell office:value-type="float" office:value="1.98496E+19" table:style-name="ce2">
            <text:p>1.98E+19</text:p>
          </table:table-cell>
          <table:table-cell office:value-type="float" office:value="4.4326400000000003E+23" table:style-name="ce2">
            <text:p>4.43E+23</text:p>
          </table:table-cell>
          <table:table-cell office:value-type="float" office:value="5.8898299999999999E+23" table:style-name="ce2">
            <text:p>5.89E+23</text:p>
          </table:table-cell>
          <table:table-cell office:value-type="float" office:value="1.3222568018521302E+39" table:formula="of:=AVERAGE([.A152:.J152])" table:style-name="ce2">
            <text:p>1.32E+39</text:p>
          </table:table-cell>
          <table:table-cell table:number-columns-repeated="16373"/>
        </table:table-row>
        <table:table-row table:style-name="ro1">
          <table:table-cell office:value-type="float" office:value="5484810000000000" table:style-name="ce2">
            <text:p>5.48E+15</text:p>
          </table:table-cell>
          <table:table-cell office:value-type="float" office:value="3.0083800000000001E+31" table:style-name="ce2">
            <text:p>3.01E+31</text:p>
          </table:table-cell>
          <table:table-cell office:value-type="float" office:value="3560040000000000" table:style-name="ce2">
            <text:p>3.56E+15</text:p>
          </table:table-cell>
          <table:table-cell office:value-type="float" office:value="8.0206400000000001E+40" table:style-name="ce2">
            <text:p>8.02E+40</text:p>
          </table:table-cell>
          <table:table-cell office:value-type="float" office:value="2.8681400000000001E+35" table:style-name="ce2">
            <text:p>2.87E+35</text:p>
          </table:table-cell>
          <table:table-cell office:value-type="float" office:value="2.0496999999999999E+24" table:style-name="ce2">
            <text:p>2.05E+24</text:p>
          </table:table-cell>
          <table:table-cell office:value-type="float" office:value="3.8084200000000003E+38" table:style-name="ce2">
            <text:p>3.81E+38</text:p>
          </table:table-cell>
          <table:table-cell office:value-type="float" office:value="6.62106E+18" table:style-name="ce2">
            <text:p>6.62E+18</text:p>
          </table:table-cell>
          <table:table-cell office:value-type="float" office:value="7.4515899999999995E+21" table:style-name="ce2">
            <text:p>7.45E+21</text:p>
          </table:table-cell>
          <table:table-cell office:value-type="float" office:value="6.5398700000000003E+20" table:style-name="ce2">
            <text:p>6.54E+20</text:p>
          </table:table-cell>
          <table:table-cell office:value-type="float" office:value="8.0587528844083795E+39" table:formula="of:=AVERAGE([.A153:.J153])" table:style-name="ce2">
            <text:p>8.06E+39</text:p>
          </table:table-cell>
          <table:table-cell table:number-columns-repeated="16373"/>
        </table:table-row>
        <table:table-row table:style-name="ro1">
          <table:table-cell office:value-type="float" office:value="1.20869E+16" table:style-name="ce2">
            <text:p>1.21E+16</text:p>
          </table:table-cell>
          <table:table-cell office:value-type="float" office:value="2.3066499999999999E+32" table:style-name="ce2">
            <text:p>2.31E+32</text:p>
          </table:table-cell>
          <table:table-cell office:value-type="float" office:value="5.8084100000000005E+21" table:style-name="ce2">
            <text:p>5.81E+21</text:p>
          </table:table-cell>
          <table:table-cell office:value-type="float" office:value="3.2975599999999999E+36" table:style-name="ce2">
            <text:p>3.30E+36</text:p>
          </table:table-cell>
          <table:table-cell office:value-type="float" office:value="3.4940300000000003E+32" table:style-name="ce2">
            <text:p>3.49E+32</text:p>
          </table:table-cell>
          <table:table-cell office:value-type="float" office:value="1.03951E+49" table:style-name="ce2">
            <text:p>1.04E+49</text:p>
          </table:table-cell>
          <table:table-cell office:value-type="float" office:value="7.5929200000000001E+28" table:style-name="ce2">
            <text:p>7.59E+28</text:p>
          </table:table-cell>
          <table:table-cell office:value-type="float" office:value="1.78654E+20" table:style-name="ce2">
            <text:p>1.79E+20</text:p>
          </table:table-cell>
          <table:table-cell office:value-type="float" office:value="2.37713E+25" table:style-name="ce2">
            <text:p>2.38E+25</text:p>
          </table:table-cell>
          <table:table-cell office:value-type="float" office:value="5.7226800000000003E+23" table:style-name="ce2">
            <text:p>5.72E+23</text:p>
          </table:table-cell>
          <table:table-cell office:value-type="float" office:value="1.0395100000003298E+48" table:formula="of:=AVERAGE([.A154:.J154])" table:style-name="ce2">
            <text:p>1.04E+48</text:p>
          </table:table-cell>
          <table:table-cell table:number-columns-repeated="16373"/>
        </table:table-row>
        <table:table-row table:style-name="ro1">
          <table:table-cell office:value-type="float" office:value="260682000000000" table:style-name="ce2">
            <text:p>2.61E+14</text:p>
          </table:table-cell>
          <table:table-cell office:value-type="float" office:value="5.7622099999999999E+35" table:style-name="ce2">
            <text:p>5.76E+35</text:p>
          </table:table-cell>
          <table:table-cell office:value-type="float" office:value="4414890000000000" table:style-name="ce2">
            <text:p>4.41E+15</text:p>
          </table:table-cell>
          <table:table-cell office:value-type="float" office:value="5.9436999999999999E+37" table:style-name="ce2">
            <text:p>5.94E+37</text:p>
          </table:table-cell>
          <table:table-cell office:value-type="float" office:value="1.5859399999999999E+29" table:style-name="ce2">
            <text:p>1.59E+29</text:p>
          </table:table-cell>
          <table:table-cell office:value-type="float" office:value="7.5986799999999993E+26" table:style-name="ce2">
            <text:p>7.60E+26</text:p>
          </table:table-cell>
          <table:table-cell office:value-type="float" office:value="3.6307999999999999E+46" table:style-name="ce2">
            <text:p>3.63E+46</text:p>
          </table:table-cell>
          <table:table-cell office:value-type="float" office:value="4.3240299999999999E+24" table:style-name="ce2">
            <text:p>4.32E+24</text:p>
          </table:table-cell>
          <table:table-cell office:value-type="float" office:value="6.0890099999999998E+29" table:style-name="ce2">
            <text:p>6.09E+29</text:p>
          </table:table-cell>
          <table:table-cell office:value-type="float" office:value="4.6368199999999999E+21" table:style-name="ce2">
            <text:p>4.64E+21</text:p>
          </table:table-cell>
          <table:table-cell office:value-type="float" office:value="3.630800006001322E+45" table:formula="of:=AVERAGE([.A155:.J155])" table:style-name="ce2">
            <text:p>3.63E+45</text:p>
          </table:table-cell>
          <table:table-cell table:number-columns-repeated="16373"/>
        </table:table-row>
        <table:table-row table:style-name="ro1">
          <table:table-cell office:value-type="float" office:value="5770450000000000" table:style-name="ce2">
            <text:p>5.77E+15</text:p>
          </table:table-cell>
          <table:table-cell office:value-type="float" office:value="1.88116E+31" table:style-name="ce2">
            <text:p>1.88E+31</text:p>
          </table:table-cell>
          <table:table-cell office:value-type="float" office:value="3.9736099999999999E+21" table:style-name="ce2">
            <text:p>3.97E+21</text:p>
          </table:table-cell>
          <table:table-cell office:value-type="float" office:value="1.09386E+39" table:style-name="ce2">
            <text:p>1.09E+39</text:p>
          </table:table-cell>
          <table:table-cell office:value-type="float" office:value="1.54662E+36" table:style-name="ce2">
            <text:p>1.55E+36</text:p>
          </table:table-cell>
          <table:table-cell office:value-type="float" office:value="1.2890199999999999E+23" table:style-name="ce2">
            <text:p>1.29E+23</text:p>
          </table:table-cell>
          <table:table-cell office:value-type="float" office:value="9.0296300000000004E+85" table:style-name="ce2">
            <text:p>9.03E+85</text:p>
          </table:table-cell>
          <table:table-cell office:value-type="float" office:value="6.73304E+18" table:style-name="ce2">
            <text:p>6.73E+18</text:p>
          </table:table-cell>
          <table:table-cell office:value-type="float" office:value="5.0616600000000003E+42" table:style-name="ce2">
            <text:p>5.06E+42</text:p>
          </table:table-cell>
          <table:table-cell office:value-type="float" office:value="1.8480700000000001E+21" table:style-name="ce2">
            <text:p>1.85E+21</text:p>
          </table:table-cell>
          <table:table-cell office:value-type="float" office:value="9.02963E+84" table:formula="of:=AVERAGE([.A156:.J156])" table:style-name="ce2">
            <text:p>9.03E+84</text:p>
          </table:table-cell>
          <table:table-cell table:number-columns-repeated="16373"/>
        </table:table-row>
        <table:table-row table:style-name="ro1">
          <table:table-cell office:value-type="float" office:value="1105080000000000" table:style-name="ce2">
            <text:p>1.11E+15</text:p>
          </table:table-cell>
          <table:table-cell office:value-type="float" office:value="8.35623E+29" table:style-name="ce2">
            <text:p>8.36E+29</text:p>
          </table:table-cell>
          <table:table-cell office:value-type="float" office:value="1.08716E+16" table:style-name="ce2">
            <text:p>1.09E+16</text:p>
          </table:table-cell>
          <table:table-cell office:value-type="float" office:value="1.48697E+20" table:style-name="ce2">
            <text:p>1.49E+20</text:p>
          </table:table-cell>
          <table:table-cell office:value-type="float" office:value="4.5918800000000002E+31" table:style-name="ce2">
            <text:p>4.59E+31</text:p>
          </table:table-cell>
          <table:table-cell office:value-type="float" office:value="3.8592699999999997E+23" table:style-name="ce2">
            <text:p>3.86E+23</text:p>
          </table:table-cell>
          <table:table-cell office:value-type="float" office:value="1.8629399999999999E+41" table:style-name="ce2">
            <text:p>1.86E+41</text:p>
          </table:table-cell>
          <table:table-cell office:value-type="float" office:value="1.46179E+23" table:style-name="ce2">
            <text:p>1.46E+23</text:p>
          </table:table-cell>
          <table:table-cell office:value-type="float" office:value="1.37913E+42" table:style-name="ce2">
            <text:p>1.38E+42</text:p>
          </table:table-cell>
          <table:table-cell office:value-type="float" office:value="1.50051E+19" table:style-name="ce2">
            <text:p>1.50E+19</text:p>
          </table:table-cell>
          <table:table-cell office:value-type="float" office:value="1.5654240000467544E+41" table:formula="of:=AVERAGE([.A157:.J157])" table:style-name="ce2">
            <text:p>1.57E+41</text:p>
          </table:table-cell>
          <table:table-cell table:number-columns-repeated="16373"/>
        </table:table-row>
        <table:table-row table:style-name="ro1">
          <table:table-cell office:value-type="float" office:value="236694000000000" table:style-name="ce2">
            <text:p>2.37E+14</text:p>
          </table:table-cell>
          <table:table-cell office:value-type="float" office:value="1.9495400000000001E+31" table:style-name="ce2">
            <text:p>1.95E+31</text:p>
          </table:table-cell>
          <table:table-cell office:value-type="float" office:value="1.30854E+24" table:style-name="ce2">
            <text:p>1.31E+24</text:p>
          </table:table-cell>
          <table:table-cell office:value-type="float" office:value="7.8887900000000003E+20" table:style-name="ce2">
            <text:p>7.89E+20</text:p>
          </table:table-cell>
          <table:table-cell office:value-type="float" office:value="1.419E+35" table:style-name="ce2">
            <text:p>1.42E+35</text:p>
          </table:table-cell>
          <table:table-cell office:value-type="float" office:value="3.43906E+23" table:style-name="ce2">
            <text:p>3.44E+23</text:p>
          </table:table-cell>
          <table:table-cell office:value-type="float" office:value="8.0028400000000006E+38" table:style-name="ce2">
            <text:p>8.00E+38</text:p>
          </table:table-cell>
          <table:table-cell office:value-type="float" office:value="1.5535E+22" table:style-name="ce2">
            <text:p>1.55E+22</text:p>
          </table:table-cell>
          <table:table-cell office:value-type="float" office:value="1.2441700000000001E+25" table:style-name="ce2">
            <text:p>1.24E+25</text:p>
          </table:table-cell>
          <table:table-cell office:value-type="float" office:value="2.4825699999999999E+21" table:style-name="ce2">
            <text:p>2.48E+21</text:p>
          </table:table-cell>
          <table:table-cell office:value-type="float" office:value="8.0042591949541408E+37" table:formula="of:=AVERAGE([.A158:.J158])" table:style-name="ce2">
            <text:p>8.00E+37</text:p>
          </table:table-cell>
          <table:table-cell table:number-columns-repeated="16373"/>
        </table:table-row>
        <table:table-row table:style-name="ro1">
          <table:table-cell office:value-type="float" office:value="159828000000000" table:style-name="ce2">
            <text:p>1.60E+14</text:p>
          </table:table-cell>
          <table:table-cell office:value-type="float" office:value="2.0321500000000001E+31" table:style-name="ce2">
            <text:p>2.03E+31</text:p>
          </table:table-cell>
          <table:table-cell office:value-type="float" office:value="3561230000000000" table:style-name="ce2">
            <text:p>3.56E+15</text:p>
          </table:table-cell>
          <table:table-cell office:value-type="float" office:value="2.1402100000000001E+22" table:style-name="ce2">
            <text:p>2.14E+22</text:p>
          </table:table-cell>
          <table:table-cell office:value-type="float" office:value="3.4845800000000001E+30" table:style-name="ce2">
            <text:p>3.48E+30</text:p>
          </table:table-cell>
          <table:table-cell office:value-type="float" office:value="1.8082200000000001E+21" table:style-name="ce2">
            <text:p>1.81E+21</text:p>
          </table:table-cell>
          <table:table-cell office:value-type="float" office:value="2.6078399999999998E+37" table:style-name="ce2">
            <text:p>2.61E+37</text:p>
          </table:table-cell>
          <table:table-cell office:value-type="float" office:value="2.5613299999999999E+24" table:style-name="ce2">
            <text:p>2.56E+24</text:p>
          </table:table-cell>
          <table:table-cell office:value-type="float" office:value="5.0674800000000002E+42" table:style-name="ce2">
            <text:p>5.07E+42</text:p>
          </table:table-cell>
          <table:table-cell office:value-type="float" office:value="1.67674E+22" table:style-name="ce2">
            <text:p>1.68E+22</text:p>
          </table:table-cell>
          <table:table-cell office:value-type="float" office:value="5.0675060784238059E+41" table:formula="of:=AVERAGE([.A159:.J159])" table:style-name="ce2">
            <text:p>5.07E+41</text:p>
          </table:table-cell>
          <table:table-cell table:number-columns-repeated="16373"/>
        </table:table-row>
        <table:table-row table:style-name="ro1">
          <table:table-cell office:value-type="float" office:value="1.15313E+20" table:style-name="ce2">
            <text:p>1.15E+20</text:p>
          </table:table-cell>
          <table:table-cell office:value-type="float" office:value="2.4923799999999999E+32" table:style-name="ce2">
            <text:p>2.49E+32</text:p>
          </table:table-cell>
          <table:table-cell office:value-type="float" office:value="5.38565E+17" table:style-name="ce2">
            <text:p>5.39E+17</text:p>
          </table:table-cell>
          <table:table-cell office:value-type="float" office:value="7.8411499999999998E+40" table:style-name="ce2">
            <text:p>7.84E+40</text:p>
          </table:table-cell>
          <table:table-cell office:value-type="float" office:value="7.0296000000000002E+25" table:style-name="ce2">
            <text:p>7.03E+25</text:p>
          </table:table-cell>
          <table:table-cell office:value-type="float" office:value="1.34647E+19" table:style-name="ce2">
            <text:p>1.35E+19</text:p>
          </table:table-cell>
          <table:table-cell office:value-type="float" office:value="4.2432300000000002E+64" table:style-name="ce2">
            <text:p>4.24E+64</text:p>
          </table:table-cell>
          <table:table-cell office:value-type="float" office:value="3.33038E+41" table:style-name="ce2">
            <text:p>3.33E+41</text:p>
          </table:table-cell>
          <table:table-cell office:value-type="float" office:value="1.74469E+25" table:style-name="ce2">
            <text:p>1.74E+25</text:p>
          </table:table-cell>
          <table:table-cell office:value-type="float" office:value="1.53761E+19" table:style-name="ce2">
            <text:p>1.54E+19</text:p>
          </table:table-cell>
          <table:table-cell office:value-type="float" office:value="4.2432300000000002E+63" table:formula="of:=AVERAGE([.A160:.J160])" table:style-name="ce2">
            <text:p>4.24E+63</text:p>
          </table:table-cell>
          <table:table-cell table:number-columns-repeated="16373"/>
        </table:table-row>
        <table:table-row table:style-name="ro1">
          <table:table-cell office:value-type="float" office:value="184495000000000" table:style-name="ce2">
            <text:p>1.84E+14</text:p>
          </table:table-cell>
          <table:table-cell office:value-type="float" office:value="2.0284099999999998E+32" table:style-name="ce2">
            <text:p>2.03E+32</text:p>
          </table:table-cell>
          <table:table-cell office:value-type="float" office:value="8.3044E+20" table:style-name="ce2">
            <text:p>8.30E+20</text:p>
          </table:table-cell>
          <table:table-cell office:value-type="float" office:value="1.90448E+21" table:style-name="ce2">
            <text:p>1.90E+21</text:p>
          </table:table-cell>
          <table:table-cell office:value-type="float" office:value="6.9602199999999997E+25" table:style-name="ce2">
            <text:p>6.96E+25</text:p>
          </table:table-cell>
          <table:table-cell office:value-type="float" office:value="1.37741E+23" table:style-name="ce2">
            <text:p>1.38E+23</text:p>
          </table:table-cell>
          <table:table-cell office:value-type="float" office:value="1.44677E+41" table:style-name="ce2">
            <text:p>1.45E+41</text:p>
          </table:table-cell>
          <table:table-cell office:value-type="float" office:value="4.3395600000000001E+24" table:style-name="ce2">
            <text:p>4.34E+24</text:p>
          </table:table-cell>
          <table:table-cell office:value-type="float" office:value="3.4107300000000001E+28" table:style-name="ce2">
            <text:p>3.41E+28</text:p>
          </table:table-cell>
          <table:table-cell office:value-type="float" office:value="8.0344499999999997E+20" table:style-name="ce2">
            <text:p>8.03E+20</text:p>
          </table:table-cell>
          <table:table-cell office:value-type="float" office:value="1.4467700020287518E+40" table:formula="of:=AVERAGE([.A161:.J161])" table:style-name="ce2">
            <text:p>1.45E+40</text:p>
          </table:table-cell>
          <table:table-cell table:number-columns-repeated="16373"/>
        </table:table-row>
        <table:table-row table:style-name="ro1">
          <table:table-cell office:value-type="float" office:value="3.28989E+16" table:style-name="ce2">
            <text:p>3.29E+16</text:p>
          </table:table-cell>
          <table:table-cell office:value-type="float" office:value="1.39178E+32" table:style-name="ce2">
            <text:p>1.39E+32</text:p>
          </table:table-cell>
          <table:table-cell office:value-type="float" office:value="9116570000000000" table:style-name="ce2">
            <text:p>9.12E+15</text:p>
          </table:table-cell>
          <table:table-cell office:value-type="float" office:value="7.8411499999999998E+40" table:style-name="ce2">
            <text:p>7.84E+40</text:p>
          </table:table-cell>
          <table:table-cell office:value-type="float" office:value="3.88058E+30" table:style-name="ce2">
            <text:p>3.88E+30</text:p>
          </table:table-cell>
          <table:table-cell office:value-type="float" office:value="7.1658399999999995E+32" table:style-name="ce2">
            <text:p>7.17E+32</text:p>
          </table:table-cell>
          <table:table-cell office:value-type="float" office:value="4.3944600000000002E+33" table:style-name="ce2">
            <text:p>4.39E+33</text:p>
          </table:table-cell>
          <table:table-cell office:value-type="float" office:value="2.62459E+19" table:style-name="ce2">
            <text:p>2.62E+19</text:p>
          </table:table-cell>
          <table:table-cell office:value-type="float" office:value="4.9293799999999995E+24" table:style-name="ce2">
            <text:p>4.93E+24</text:p>
          </table:table-cell>
          <table:table-cell office:value-type="float" office:value="6.7114700000000003E+20" table:style-name="ce2">
            <text:p>6.71E+20</text:p>
          </table:table-cell>
          <table:table-cell office:value-type="float" office:value="7.8411505254102592E+39" table:formula="of:=AVERAGE([.A162:.J162])" table:style-name="ce2">
            <text:p>7.84E+39</text:p>
          </table:table-cell>
          <table:table-cell table:number-columns-repeated="16373"/>
        </table:table-row>
        <table:table-row table:style-name="ro1">
          <table:table-cell office:value-type="float" office:value="4.5057500000000003E+20" table:style-name="ce2">
            <text:p>4.51E+20</text:p>
          </table:table-cell>
          <table:table-cell office:value-type="float" office:value="1.39197E+29" table:style-name="ce2">
            <text:p>1.39E+29</text:p>
          </table:table-cell>
          <table:table-cell office:value-type="float" office:value="54788800000000" table:style-name="ce2">
            <text:p>5.48E+13</text:p>
          </table:table-cell>
          <table:table-cell office:value-type="float" office:value="6.8521200000000003E+21" table:style-name="ce2">
            <text:p>6.85E+21</text:p>
          </table:table-cell>
          <table:table-cell office:value-type="float" office:value="2.6047200000000001E+22" table:style-name="ce2">
            <text:p>2.60E+22</text:p>
          </table:table-cell>
          <table:table-cell office:value-type="float" office:value="1.30573E+23" table:style-name="ce2">
            <text:p>1.31E+23</text:p>
          </table:table-cell>
          <table:table-cell office:value-type="float" office:value="4.1618299999999997E+60" table:style-name="ce2">
            <text:p>4.16E+60</text:p>
          </table:table-cell>
          <table:table-cell office:value-type="float" office:value="1.31763E+19" table:style-name="ce2">
            <text:p>1.32E+19</text:p>
          </table:table-cell>
          <table:table-cell office:value-type="float" office:value="6.5383399999999999E+34" table:style-name="ce2">
            <text:p>6.54E+34</text:p>
          </table:table-cell>
          <table:table-cell office:value-type="float" office:value="2.99925E+18" table:style-name="ce2">
            <text:p>3.00E+18</text:p>
          </table:table-cell>
          <table:table-cell office:value-type="float" office:value="4.1618299999999993E+59" table:formula="of:=AVERAGE([.A163:.J163])" table:style-name="ce2">
            <text:p>4.16E+59</text:p>
          </table:table-cell>
          <table:table-cell table:number-columns-repeated="16373"/>
        </table:table-row>
        <table:table-row table:style-name="ro1">
          <table:table-cell office:value-type="float" office:value="3.30452E+16" table:style-name="ce2">
            <text:p>3.30E+16</text:p>
          </table:table-cell>
          <table:table-cell office:value-type="float" office:value="1.90185E+31" table:style-name="ce2">
            <text:p>1.90E+31</text:p>
          </table:table-cell>
          <table:table-cell office:value-type="float" office:value="1.80809E+18" table:style-name="ce2">
            <text:p>1.81E+18</text:p>
          </table:table-cell>
          <table:table-cell office:value-type="float" office:value="2.76549E+38" table:style-name="ce2">
            <text:p>2.77E+38</text:p>
          </table:table-cell>
          <table:table-cell office:value-type="float" office:value="1.44557E+30" table:style-name="ce2">
            <text:p>1.45E+30</text:p>
          </table:table-cell>
          <table:table-cell office:value-type="float" office:value="5.03033E+25" table:style-name="ce2">
            <text:p>5.03E+25</text:p>
          </table:table-cell>
          <table:table-cell office:value-type="float" office:value="1.55106E+79" table:style-name="ce2">
            <text:p>1.55E+79</text:p>
          </table:table-cell>
          <table:table-cell office:value-type="float" office:value="4.6185399999999998E+25" table:style-name="ce2">
            <text:p>4.62E+25</text:p>
          </table:table-cell>
          <table:table-cell office:value-type="float" office:value="1.00701E+40" table:style-name="ce2">
            <text:p>1.01E+40</text:p>
          </table:table-cell>
          <table:table-cell office:value-type="float" office:value="2.17143E+20" table:style-name="ce2">
            <text:p>2.17E+20</text:p>
          </table:table-cell>
          <table:table-cell office:value-type="float" office:value="1.55106E+78" table:formula="of:=AVERAGE([.A164:.J164])" table:style-name="ce2">
            <text:p>1.55E+78</text:p>
          </table:table-cell>
          <table:table-cell table:number-columns-repeated="16373"/>
        </table:table-row>
        <table:table-row table:style-name="ro1">
          <table:table-cell office:value-type="float" office:value="1.60119E+16" table:style-name="ce2">
            <text:p>1.60E+16</text:p>
          </table:table-cell>
          <table:table-cell office:value-type="float" office:value="1.6304200000000001E+35" table:style-name="ce2">
            <text:p>1.63E+35</text:p>
          </table:table-cell>
          <table:table-cell office:value-type="float" office:value="51109100000000" table:style-name="ce2">
            <text:p>5.11E+13</text:p>
          </table:table-cell>
          <table:table-cell office:value-type="float" office:value="6.2695500000000003E+26" table:style-name="ce2">
            <text:p>6.27E+26</text:p>
          </table:table-cell>
          <table:table-cell office:value-type="float" office:value="7.3629599999999999E+30" table:style-name="ce2">
            <text:p>7.36E+30</text:p>
          </table:table-cell>
          <table:table-cell office:value-type="float" office:value="4.0785899999999998E+23" table:style-name="ce2">
            <text:p>4.08E+23</text:p>
          </table:table-cell>
          <table:table-cell office:value-type="float" office:value="1.17544E+71" table:style-name="ce2">
            <text:p>1.18E+71</text:p>
          </table:table-cell>
          <table:table-cell office:value-type="float" office:value="2.63124E+19" table:style-name="ce2">
            <text:p>2.63E+19</text:p>
          </table:table-cell>
          <table:table-cell office:value-type="float" office:value="1.0727200000000001E+38" table:style-name="ce2">
            <text:p>1.07E+38</text:p>
          </table:table-cell>
          <table:table-cell office:value-type="float" office:value="2.0010200000000001E+21" table:style-name="ce2">
            <text:p>2.00E+21</text:p>
          </table:table-cell>
          <table:table-cell office:value-type="float" office:value="1.1754400000000001E+70" table:formula="of:=AVERAGE([.A165:.J165])" table:style-name="ce2">
            <text:p>1.18E+70</text:p>
          </table:table-cell>
          <table:table-cell table:number-columns-repeated="16373"/>
        </table:table-row>
        <table:table-row table:style-name="ro1">
          <table:table-cell office:value-type="float" office:value="819269000000000" table:style-name="ce2">
            <text:p>8.19E+14</text:p>
          </table:table-cell>
          <table:table-cell office:value-type="float" office:value="3.0349300000000001E+31" table:style-name="ce2">
            <text:p>3.03E+31</text:p>
          </table:table-cell>
          <table:table-cell office:value-type="float" office:value="9.83302E+17" table:style-name="ce2">
            <text:p>9.83E+17</text:p>
          </table:table-cell>
          <table:table-cell office:value-type="float" office:value="2.02054E+37" table:style-name="ce2">
            <text:p>2.02E+37</text:p>
          </table:table-cell>
          <table:table-cell office:value-type="float" office:value="1.12232E+19" table:style-name="ce2">
            <text:p>1.12E+19</text:p>
          </table:table-cell>
          <table:table-cell office:value-type="float" office:value="1.20729E+22" table:style-name="ce2">
            <text:p>1.21E+22</text:p>
          </table:table-cell>
          <table:table-cell office:value-type="float" office:value="2.08825E+79" table:style-name="ce2">
            <text:p>2.09E+79</text:p>
          </table:table-cell>
          <table:table-cell office:value-type="float" office:value="4.3240999999999998E+24" table:style-name="ce2">
            <text:p>4.32E+24</text:p>
          </table:table-cell>
          <table:table-cell office:value-type="float" office:value="5.0668299999999997E+42" table:style-name="ce2">
            <text:p>5.07E+42</text:p>
          </table:table-cell>
          <table:table-cell office:value-type="float" office:value="4.5477099999999998E+21" table:style-name="ce2">
            <text:p>4.55E+21</text:p>
          </table:table-cell>
          <table:table-cell office:value-type="float" office:value="2.0882499999999999E+78" table:formula="of:=AVERAGE([.A166:.J166])" table:style-name="ce2">
            <text:p>2.09E+78</text:p>
          </table:table-cell>
          <table:table-cell table:number-columns-repeated="16373"/>
        </table:table-row>
        <table:table-row table:style-name="ro1">
          <table:table-cell office:value-type="float" office:value="17047100000000" table:style-name="ce2">
            <text:p>1.70E+13</text:p>
          </table:table-cell>
          <table:table-cell office:value-type="float" office:value="5.1728799999999998E+36" table:style-name="ce2">
            <text:p>5.17E+36</text:p>
          </table:table-cell>
          <table:table-cell office:value-type="float" office:value="2.00528E+20" table:style-name="ce2">
            <text:p>2.01E+20</text:p>
          </table:table-cell>
          <table:table-cell office:value-type="float" office:value="2.97448E+21" table:style-name="ce2">
            <text:p>2.97E+21</text:p>
          </table:table-cell>
          <table:table-cell office:value-type="float" office:value="1.59309E+29" table:style-name="ce2">
            <text:p>1.59E+29</text:p>
          </table:table-cell>
          <table:table-cell office:value-type="float" office:value="1.63428E+24" table:style-name="ce2">
            <text:p>1.63E+24</text:p>
          </table:table-cell>
          <table:table-cell office:value-type="float" office:value="9.2728400000000003E+63" table:style-name="ce2">
            <text:p>9.27E+63</text:p>
          </table:table-cell>
          <table:table-cell office:value-type="float" office:value="2.32005E+23" table:style-name="ce2">
            <text:p>2.32E+23</text:p>
          </table:table-cell>
          <table:table-cell office:value-type="float" office:value="5.0668299999999997E+42" table:style-name="ce2">
            <text:p>5.07E+42</text:p>
          </table:table-cell>
          <table:table-cell office:value-type="float" office:value="3.6035499999999998E+22" table:style-name="ce2">
            <text:p>3.60E+22</text:p>
          </table:table-cell>
          <table:table-cell office:value-type="float" office:value="9.2728400000000011E+62" table:formula="of:=AVERAGE([.A167:.J167])" table:style-name="ce2">
            <text:p>9.27E+62</text:p>
          </table:table-cell>
          <table:table-cell table:number-columns-repeated="16373"/>
        </table:table-row>
        <table:table-row table:style-name="ro1">
          <table:table-cell office:value-type="float" office:value="4.50574E+20" table:style-name="ce2">
            <text:p>4.51E+20</text:p>
          </table:table-cell>
          <table:table-cell office:value-type="float" office:value="2.5715599999999998E+35" table:style-name="ce2">
            <text:p>2.57E+35</text:p>
          </table:table-cell>
          <table:table-cell office:value-type="float" office:value="5.7866900000000002E+21" table:style-name="ce2">
            <text:p>5.79E+21</text:p>
          </table:table-cell>
          <table:table-cell office:value-type="float" office:value="2.7040100000000002E+38" table:style-name="ce2">
            <text:p>2.70E+38</text:p>
          </table:table-cell>
          <table:table-cell office:value-type="float" office:value="1.4935099999999999E+27" table:style-name="ce2">
            <text:p>1.49E+27</text:p>
          </table:table-cell>
          <table:table-cell office:value-type="float" office:value="1.07805E+22" table:style-name="ce2">
            <text:p>1.08E+22</text:p>
          </table:table-cell>
          <table:table-cell office:value-type="float" office:value="1.04512E+41" table:style-name="ce2">
            <text:p>1.05E+41</text:p>
          </table:table-cell>
          <table:table-cell office:value-type="float" office:value="2.42885E+23" table:style-name="ce2">
            <text:p>2.43E+23</text:p>
          </table:table-cell>
          <table:table-cell office:value-type="float" office:value="1.2222200000000001E+50" table:style-name="ce2">
            <text:p>1.22E+50</text:p>
          </table:table-cell>
          <table:table-cell office:value-type="float" office:value="5.8851599999999997E+21" table:style-name="ce2">
            <text:p>5.89E+21</text:p>
          </table:table-cell>
          <table:table-cell office:value-type="float" office:value="1.2222200010478266E+49" table:formula="of:=AVERAGE([.A168:.J168])" table:style-name="ce2">
            <text:p>1.22E+49</text:p>
          </table:table-cell>
          <table:table-cell table:number-columns-repeated="16373"/>
        </table:table-row>
        <table:table-row table:style-name="ro1">
          <table:table-cell office:value-type="float" office:value="366121000000000" table:style-name="ce2">
            <text:p>3.66E+14</text:p>
          </table:table-cell>
          <table:table-cell office:value-type="float" office:value="2.0928599999999999E+31" table:style-name="ce2">
            <text:p>2.09E+31</text:p>
          </table:table-cell>
          <table:table-cell office:value-type="float" office:value="1.05834E+19" table:style-name="ce2">
            <text:p>1.06E+19</text:p>
          </table:table-cell>
          <table:table-cell office:value-type="float" office:value="5.6620100000000005E+21" table:style-name="ce2">
            <text:p>5.66E+21</text:p>
          </table:table-cell>
          <table:table-cell office:value-type="float" office:value="9.65394E+18" table:style-name="ce2">
            <text:p>9.65E+18</text:p>
          </table:table-cell>
          <table:table-cell office:value-type="float" office:value="3.7807099999999998E+25" table:style-name="ce2">
            <text:p>3.78E+25</text:p>
          </table:table-cell>
          <table:table-cell office:value-type="float" office:value="7.6048800000000002E+48" table:style-name="ce2">
            <text:p>7.60E+48</text:p>
          </table:table-cell>
          <table:table-cell office:value-type="float" office:value="9.6218799999999992E+21" table:style-name="ce2">
            <text:p>9.62E+21</text:p>
          </table:table-cell>
          <table:table-cell office:value-type="float" office:value="2.0817500000000001E+30" table:style-name="ce2">
            <text:p>2.08E+30</text:p>
          </table:table-cell>
          <table:table-cell office:value-type="float" office:value="1.8823699999999999E+21" table:style-name="ce2">
            <text:p>1.88E+21</text:p>
          </table:table-cell>
          <table:table-cell office:value-type="float" office:value="7.6048800000000005E+47" table:formula="of:=AVERAGE([.A169:.J169])" table:style-name="ce2">
            <text:p>7.60E+47</text:p>
          </table:table-cell>
          <table:table-cell table:number-columns-repeated="16373"/>
        </table:table-row>
        <table:table-row table:style-name="ro1">
          <table:table-cell office:value-type="float" office:value="373106000000000" table:style-name="ce2">
            <text:p>3.73E+14</text:p>
          </table:table-cell>
          <table:table-cell office:value-type="float" office:value="4.3446499999999999E+30" table:style-name="ce2">
            <text:p>4.34E+30</text:p>
          </table:table-cell>
          <table:table-cell office:value-type="float" office:value="5.66876E+23" table:style-name="ce2">
            <text:p>5.67E+23</text:p>
          </table:table-cell>
          <table:table-cell office:value-type="float" office:value="4.5910999999999998E+25" table:style-name="ce2">
            <text:p>4.59E+25</text:p>
          </table:table-cell>
          <table:table-cell office:value-type="float" office:value="7.6831E+17" table:style-name="ce2">
            <text:p>7.68E+17</text:p>
          </table:table-cell>
          <table:table-cell office:value-type="float" office:value="6.9479099999999997E+28" table:style-name="ce2">
            <text:p>6.95E+28</text:p>
          </table:table-cell>
          <table:table-cell office:value-type="float" office:value="2.8637900000000003E+64" table:style-name="ce2">
            <text:p>2.86E+64</text:p>
          </table:table-cell>
          <table:table-cell office:value-type="float" office:value="4.4469099999999999E+23" table:style-name="ce2">
            <text:p>4.45E+23</text:p>
          </table:table-cell>
          <table:table-cell office:value-type="float" office:value="6.1501500000000003E+45" table:style-name="ce2">
            <text:p>6.15E+45</text:p>
          </table:table-cell>
          <table:table-cell office:value-type="float" office:value="3.74364E+19" table:style-name="ce2">
            <text:p>3.74E+19</text:p>
          </table:table-cell>
          <table:table-cell office:value-type="float" office:value="2.8637900000000003E+63" table:formula="of:=AVERAGE([.A170:.J170])" table:style-name="ce2">
            <text:p>2.86E+63</text:p>
          </table:table-cell>
          <table:table-cell table:number-columns-repeated="16373"/>
        </table:table-row>
        <table:table-row table:style-name="ro1">
          <table:table-cell office:value-type="float" office:value="2.68548E+16" table:style-name="ce2">
            <text:p>2.69E+16</text:p>
          </table:table-cell>
          <table:table-cell office:value-type="float" office:value="1.9902999999999999E+31" table:style-name="ce2">
            <text:p>1.99E+31</text:p>
          </table:table-cell>
          <table:table-cell office:value-type="float" office:value="101436000000000" table:style-name="ce2">
            <text:p>1.01E+14</text:p>
          </table:table-cell>
          <table:table-cell office:value-type="float" office:value="6.4473799999999993E+20" table:style-name="ce2">
            <text:p>6.45E+20</text:p>
          </table:table-cell>
          <table:table-cell office:value-type="float" office:value="2.65931E+30" table:style-name="ce2">
            <text:p>2.66E+30</text:p>
          </table:table-cell>
          <table:table-cell office:value-type="float" office:value="2.13986E+40" table:style-name="ce2">
            <text:p>2.14E+40</text:p>
          </table:table-cell>
          <table:table-cell office:value-type="float" office:value="1.6433E+42" table:style-name="ce2">
            <text:p>1.64E+42</text:p>
          </table:table-cell>
          <table:table-cell office:value-type="float" office:value="1.0446199999999999E+23" table:style-name="ce2">
            <text:p>1.04E+23</text:p>
          </table:table-cell>
          <table:table-cell office:value-type="float" office:value="1.7902500000000001E+24" table:style-name="ce2">
            <text:p>1.79E+24</text:p>
          </table:table-cell>
          <table:table-cell office:value-type="float" office:value="5.2550699999999998E+21" table:style-name="ce2">
            <text:p>5.26E+21</text:p>
          </table:table-cell>
          <table:table-cell office:value-type="float" office:value="1.6646986000225625E+41" table:formula="of:=AVERAGE([.A171:.J171])" table:style-name="ce2">
            <text:p>1.66E+41</text:p>
          </table:table-cell>
          <table:table-cell table:number-columns-repeated="16373"/>
        </table:table-row>
        <table:table-row table:style-name="ro1">
          <table:table-cell office:value-type="float" office:value="205670000000000" table:style-name="ce2">
            <text:p>2.06E+14</text:p>
          </table:table-cell>
          <table:table-cell office:value-type="float" office:value="8.8765899999999997E+28" table:style-name="ce2">
            <text:p>8.88E+28</text:p>
          </table:table-cell>
          <table:table-cell office:value-type="float" office:value="3.60953E+16" table:style-name="ce2">
            <text:p>3.61E+16</text:p>
          </table:table-cell>
          <table:table-cell office:value-type="float" office:value="7.8269699999999997E+20" table:style-name="ce2">
            <text:p>7.83E+20</text:p>
          </table:table-cell>
          <table:table-cell office:value-type="float" office:value="2.27848E+19" table:style-name="ce2">
            <text:p>2.28E+19</text:p>
          </table:table-cell>
          <table:table-cell office:value-type="float" office:value="1.8167200000000001E+24" table:style-name="ce2">
            <text:p>1.82E+24</text:p>
          </table:table-cell>
          <table:table-cell office:value-type="float" office:value="9.5101300000000003E+79" table:style-name="ce2">
            <text:p>9.51E+79</text:p>
          </table:table-cell>
          <table:table-cell office:value-type="float" office:value="1.0076499999999999E+23" table:style-name="ce2">
            <text:p>1.01E+23</text:p>
          </table:table-cell>
          <table:table-cell office:value-type="float" office:value="1.2358999999999999E+23" table:style-name="ce2">
            <text:p>1.24E+23</text:p>
          </table:table-cell>
          <table:table-cell office:value-type="float" office:value="4.5953200000000001E+22" table:style-name="ce2">
            <text:p>4.60E+22</text:p>
          </table:table-cell>
          <table:table-cell office:value-type="float" office:value="9.5101300000000006E+78" table:formula="of:=AVERAGE([.A172:.J172])" table:style-name="ce2">
            <text:p>9.51E+78</text:p>
          </table:table-cell>
          <table:table-cell table:number-columns-repeated="16373"/>
        </table:table-row>
        <table:table-row table:style-name="ro1">
          <table:table-cell office:value-type="float" office:value="348970000000000" table:style-name="ce2">
            <text:p>3.49E+14</text:p>
          </table:table-cell>
          <table:table-cell office:value-type="float" office:value="5.8247200000000002E+31" table:style-name="ce2">
            <text:p>5.82E+31</text:p>
          </table:table-cell>
          <table:table-cell office:value-type="float" office:value="3506150000000000" table:style-name="ce2">
            <text:p>3.51E+15</text:p>
          </table:table-cell>
          <table:table-cell office:value-type="float" office:value="1.07256E+21" table:style-name="ce2">
            <text:p>1.07E+21</text:p>
          </table:table-cell>
          <table:table-cell office:value-type="float" office:value="1.24177E+30" table:style-name="ce2">
            <text:p>1.24E+30</text:p>
          </table:table-cell>
          <table:table-cell office:value-type="float" office:value="3.54291E+23" table:style-name="ce2">
            <text:p>3.54E+23</text:p>
          </table:table-cell>
          <table:table-cell office:value-type="float" office:value="2.43945E+42" table:style-name="ce2">
            <text:p>2.44E+42</text:p>
          </table:table-cell>
          <table:table-cell office:value-type="float" office:value="1.54165E+28" table:style-name="ce2">
            <text:p>1.54E+28</text:p>
          </table:table-cell>
          <table:table-cell office:value-type="float" office:value="8.7545399999999997E+24" table:style-name="ce2">
            <text:p>8.75E+24</text:p>
          </table:table-cell>
          <table:table-cell office:value-type="float" office:value="7.8028699999999992E+22" table:style-name="ce2">
            <text:p>7.80E+22</text:p>
          </table:table-cell>
          <table:table-cell office:value-type="float" office:value="2.4394500000595045E+41" table:formula="of:=AVERAGE([.A173:.J173])" table:style-name="ce2">
            <text:p>2.44E+41</text:p>
          </table:table-cell>
          <table:table-cell table:number-columns-repeated="16373"/>
        </table:table-row>
        <table:table-row table:style-name="ro1">
          <table:table-cell office:value-type="float" office:value="3.30186E+16" table:style-name="ce2">
            <text:p>3.30E+16</text:p>
          </table:table-cell>
          <table:table-cell office:value-type="float" office:value="1.8737200000000001E+32" table:style-name="ce2">
            <text:p>1.87E+32</text:p>
          </table:table-cell>
          <table:table-cell office:value-type="float" office:value="1.3121799999999999E+24" table:style-name="ce2">
            <text:p>1.31E+24</text:p>
          </table:table-cell>
          <table:table-cell office:value-type="float" office:value="6.4199900000000001E+21" table:style-name="ce2">
            <text:p>6.42E+21</text:p>
          </table:table-cell>
          <table:table-cell office:value-type="float" office:value="3.7935399999999999E+30" table:style-name="ce2">
            <text:p>3.79E+30</text:p>
          </table:table-cell>
          <table:table-cell office:value-type="float" office:value="1.18611E+22" table:style-name="ce2">
            <text:p>1.19E+22</text:p>
          </table:table-cell>
          <table:table-cell office:value-type="float" office:value="9.2728400000000003E+63" table:style-name="ce2">
            <text:p>9.27E+63</text:p>
          </table:table-cell>
          <table:table-cell office:value-type="float" office:value="1.0479599999999999E+26" table:style-name="ce2">
            <text:p>1.05E+26</text:p>
          </table:table-cell>
          <table:table-cell office:value-type="float" office:value="4.33901E+41" table:style-name="ce2">
            <text:p>4.34E+41</text:p>
          </table:table-cell>
          <table:table-cell office:value-type="float" office:value="5.7521000000000004E+21" table:style-name="ce2">
            <text:p>5.75E+21</text:p>
          </table:table-cell>
          <table:table-cell office:value-type="float" office:value="9.2728400000000011E+62" table:formula="of:=AVERAGE([.A174:.J174])" table:style-name="ce2">
            <text:p>9.27E+62</text:p>
          </table:table-cell>
          <table:table-cell table:number-columns-repeated="16373"/>
        </table:table-row>
        <table:table-row table:style-name="ro1">
          <table:table-cell office:value-type="float" office:value="753476000000000" table:style-name="ce2">
            <text:p>7.53E+14</text:p>
          </table:table-cell>
          <table:table-cell office:value-type="float" office:value="2.7472099999999999E+29" table:style-name="ce2">
            <text:p>2.75E+29</text:p>
          </table:table-cell>
          <table:table-cell office:value-type="float" office:value="9.62644E+18" table:style-name="ce2">
            <text:p>9.63E+18</text:p>
          </table:table-cell>
          <table:table-cell office:value-type="float" office:value="1.46528E+22" table:style-name="ce2">
            <text:p>1.47E+22</text:p>
          </table:table-cell>
          <table:table-cell office:value-type="float" office:value="6.8777099999999995E+32" table:style-name="ce2">
            <text:p>6.88E+32</text:p>
          </table:table-cell>
          <table:table-cell office:value-type="float" office:value="1.0015000000000001E+41" table:style-name="ce2">
            <text:p>1.00E+41</text:p>
          </table:table-cell>
          <table:table-cell office:value-type="float" office:value="9.3500600000000001E+61" table:style-name="ce2">
            <text:p>9.35E+61</text:p>
          </table:table-cell>
          <table:table-cell office:value-type="float" office:value="1.56839E+20" table:style-name="ce2">
            <text:p>1.57E+20</text:p>
          </table:table-cell>
          <table:table-cell office:value-type="float" office:value="4.5018899999999998E+40" table:style-name="ce2">
            <text:p>4.50E+40</text:p>
          </table:table-cell>
          <table:table-cell office:value-type="float" office:value="1.09945E+22" table:style-name="ce2">
            <text:p>1.10E+22</text:p>
          </table:table-cell>
          <table:table-cell office:value-type="float" office:value="9.3500600000000006E+60" table:formula="of:=AVERAGE([.A175:.J175])" table:style-name="ce2">
            <text:p>9.35E+60</text:p>
          </table:table-cell>
          <table:table-cell table:number-columns-repeated="16373"/>
        </table:table-row>
        <table:table-row table:style-name="ro1">
          <table:table-cell office:value-type="float" office:value="1.001E+17" table:style-name="ce2">
            <text:p>1.00E+17</text:p>
          </table:table-cell>
          <table:table-cell office:value-type="float" office:value="2.1393599999999998E+28" table:style-name="ce2">
            <text:p>2.14E+28</text:p>
          </table:table-cell>
          <table:table-cell office:value-type="float" office:value="1.90446E+19" table:style-name="ce2">
            <text:p>1.90E+19</text:p>
          </table:table-cell>
          <table:table-cell office:value-type="float" office:value="6.2847700000000001E+26" table:style-name="ce2">
            <text:p>6.28E+26</text:p>
          </table:table-cell>
          <table:table-cell office:value-type="float" office:value="8.0162300000000005E+27" table:style-name="ce2">
            <text:p>8.02E+27</text:p>
          </table:table-cell>
          <table:table-cell office:value-type="float" office:value="8.45599E+30" table:style-name="ce2">
            <text:p>8.46E+30</text:p>
          </table:table-cell>
          <table:table-cell office:value-type="float" office:value="3.6019700000000001E+45" table:style-name="ce2">
            <text:p>3.60E+45</text:p>
          </table:table-cell>
          <table:table-cell office:value-type="float" office:value="4.6183799999999999E+25" table:style-name="ce2">
            <text:p>4.62E+25</text:p>
          </table:table-cell>
          <table:table-cell office:value-type="float" office:value="1.0983499999999999E+22" table:style-name="ce2">
            <text:p>1.10E+22</text:p>
          </table:table-cell>
          <table:table-cell office:value-type="float" office:value="4.5744300000000001E+24" table:style-name="ce2">
            <text:p>4.57E+24</text:p>
          </table:table-cell>
          <table:table-cell office:value-type="float" office:value="3.6019700000000082E+44" table:formula="of:=AVERAGE([.A176:.J176])" table:style-name="ce2">
            <text:p>3.60E+44</text:p>
          </table:table-cell>
          <table:table-cell table:number-columns-repeated="16373"/>
        </table:table-row>
        <table:table-row table:style-name="ro1">
          <table:table-cell office:value-type="float" office:value="329387000000000" table:style-name="ce2">
            <text:p>3.29E+14</text:p>
          </table:table-cell>
          <table:table-cell office:value-type="float" office:value="1.9596600000000001E+32" table:style-name="ce2">
            <text:p>1.96E+32</text:p>
          </table:table-cell>
          <table:table-cell office:value-type="float" office:value="1.02152E+18" table:style-name="ce2">
            <text:p>1.02E+18</text:p>
          </table:table-cell>
          <table:table-cell office:value-type="float" office:value="6.1603699999999997E+21" table:style-name="ce2">
            <text:p>6.16E+21</text:p>
          </table:table-cell>
          <table:table-cell office:value-type="float" office:value="9.9093099999999998E+25" table:style-name="ce2">
            <text:p>9.91E+25</text:p>
          </table:table-cell>
          <table:table-cell office:value-type="float" office:value="1.90708E+21" table:style-name="ce2">
            <text:p>1.91E+21</text:p>
          </table:table-cell>
          <table:table-cell office:value-type="float" office:value="1.82596E+41" table:style-name="ce2">
            <text:p>1.83E+41</text:p>
          </table:table-cell>
          <table:table-cell office:value-type="float" office:value="2.24668E+24" table:style-name="ce2">
            <text:p>2.25E+24</text:p>
          </table:table-cell>
          <table:table-cell office:value-type="float" office:value="4.7665500000000002E+45" table:style-name="ce2">
            <text:p>4.77E+45</text:p>
          </table:table-cell>
          <table:table-cell office:value-type="float" office:value="2.9543100000000003E+20" table:style-name="ce2">
            <text:p>2.95E+20</text:p>
          </table:table-cell>
          <table:table-cell office:value-type="float" office:value="4.7667325960001967E+44" table:formula="of:=AVERAGE([.A177:.J177])" table:style-name="ce2">
            <text:p>4.77E+44</text:p>
          </table:table-cell>
          <table:table-cell table:number-columns-repeated="16373"/>
        </table:table-row>
        <table:table-row table:style-name="ro1">
          <table:table-cell office:value-type="float" office:value="2.62163E+16" table:style-name="ce2">
            <text:p>2.62E+16</text:p>
          </table:table-cell>
          <table:table-cell office:value-type="float" office:value="4.8790400000000002E+32" table:style-name="ce2">
            <text:p>4.88E+32</text:p>
          </table:table-cell>
          <table:table-cell office:value-type="float" office:value="2.85465E+19" table:style-name="ce2">
            <text:p>2.85E+19</text:p>
          </table:table-cell>
          <table:table-cell office:value-type="float" office:value="7.5361899999999998E+21" table:style-name="ce2">
            <text:p>7.54E+21</text:p>
          </table:table-cell>
          <table:table-cell office:value-type="float" office:value="2.72131E+29" table:style-name="ce2">
            <text:p>2.72E+29</text:p>
          </table:table-cell>
          <table:table-cell office:value-type="float" office:value="2.78889E+23" table:style-name="ce2">
            <text:p>2.79E+23</text:p>
          </table:table-cell>
          <table:table-cell office:value-type="float" office:value="4.9239200000000004E+81" table:style-name="ce2">
            <text:p>4.92E+81</text:p>
          </table:table-cell>
          <table:table-cell office:value-type="float" office:value="1.54165E+28" table:style-name="ce2">
            <text:p>1.54E+28</text:p>
          </table:table-cell>
          <table:table-cell office:value-type="float" office:value="2.3077100000000001E+25" table:style-name="ce2">
            <text:p>2.31E+25</text:p>
          </table:table-cell>
          <table:table-cell office:value-type="float" office:value="2.41698E+20" table:style-name="ce2">
            <text:p>2.42E+20</text:p>
          </table:table-cell>
          <table:table-cell office:value-type="float" office:value="4.9239200000000002E+80" table:formula="of:=AVERAGE([.A178:.J178])" table:style-name="ce2">
            <text:p>4.92E+80</text:p>
          </table:table-cell>
          <table:table-cell table:number-columns-repeated="16373"/>
        </table:table-row>
        <table:table-row table:style-name="ro1">
          <table:table-cell office:value-type="float" office:value="1405150000000000" table:style-name="ce2">
            <text:p>1.41E+15</text:p>
          </table:table-cell>
          <table:table-cell office:value-type="float" office:value="3.9004799999999999E+31" table:style-name="ce2">
            <text:p>3.90E+31</text:p>
          </table:table-cell>
          <table:table-cell office:value-type="float" office:value="2.68129E+17" table:style-name="ce2">
            <text:p>2.68E+17</text:p>
          </table:table-cell>
          <table:table-cell office:value-type="float" office:value="1.27074E+20" table:style-name="ce2">
            <text:p>1.27E+20</text:p>
          </table:table-cell>
          <table:table-cell office:value-type="float" office:value="3.62018E+16" table:style-name="ce2">
            <text:p>3.62E+16</text:p>
          </table:table-cell>
          <table:table-cell office:value-type="float" office:value="8.7009400000000001E+21" table:style-name="ce2">
            <text:p>8.70E+21</text:p>
          </table:table-cell>
          <table:table-cell office:value-type="float" office:value="2.6356699999999998E+37" table:style-name="ce2">
            <text:p>2.64E+37</text:p>
          </table:table-cell>
          <table:table-cell office:value-type="float" office:value="9.3322099999999993E+22" table:style-name="ce2">
            <text:p>9.33E+22</text:p>
          </table:table-cell>
          <table:table-cell office:value-type="float" office:value="2.0649099999999998E+25" table:style-name="ce2">
            <text:p>2.06E+25</text:p>
          </table:table-cell>
          <table:table-cell office:value-type="float" office:value="1.4063E+22" table:style-name="ce2">
            <text:p>1.41E+22</text:p>
          </table:table-cell>
          <table:table-cell office:value-type="float" office:value="2.6356739004820765E+36" table:formula="of:=AVERAGE([.A179:.J179])" table:style-name="ce2">
            <text:p>2.64E+36</text:p>
          </table:table-cell>
          <table:table-cell table:number-columns-repeated="16373"/>
        </table:table-row>
        <table:table-row table:style-name="ro1">
          <table:table-cell office:value-type="float" office:value="682060000000000" table:style-name="ce2">
            <text:p>6.82E+14</text:p>
          </table:table-cell>
          <table:table-cell office:value-type="float" office:value="2.5504100000000001E+32" table:style-name="ce2">
            <text:p>2.55E+32</text:p>
          </table:table-cell>
          <table:table-cell office:value-type="float" office:value="4951890000000000" table:style-name="ce2">
            <text:p>4.95E+15</text:p>
          </table:table-cell>
          <table:table-cell office:value-type="float" office:value="4.5529299999999997E+20" table:style-name="ce2">
            <text:p>4.55E+20</text:p>
          </table:table-cell>
          <table:table-cell office:value-type="float" office:value="4.01842E+25" table:style-name="ce2">
            <text:p>4.02E+25</text:p>
          </table:table-cell>
          <table:table-cell office:value-type="float" office:value="8.1908500000000003E+39" table:style-name="ce2">
            <text:p>8.19E+39</text:p>
          </table:table-cell>
          <table:table-cell office:value-type="float" office:value="2.5320200000000001E+38" table:style-name="ce2">
            <text:p>2.53E+38</text:p>
          </table:table-cell>
          <table:table-cell office:value-type="float" office:value="2.70136E+21" table:style-name="ce2">
            <text:p>2.70E+21</text:p>
          </table:table-cell>
          <table:table-cell office:value-type="float" office:value="4.7661600000000002E+35" table:style-name="ce2">
            <text:p>4.77E+35</text:p>
          </table:table-cell>
          <table:table-cell office:value-type="float" office:value="1.3418100000000001E+22" table:style-name="ce2">
            <text:p>1.34E+22</text:p>
          </table:table-cell>
          <table:table-cell office:value-type="float" office:value="8.4445288710410419E+38" table:formula="of:=AVERAGE([.A180:.J180])" table:style-name="ce2">
            <text:p>8.44E+38</text:p>
          </table:table-cell>
          <table:table-cell table:number-columns-repeated="16373"/>
        </table:table-row>
        <table:table-row table:style-name="ro1">
          <table:table-cell office:value-type="float" office:value="130261000000000" table:style-name="ce2">
            <text:p>1.30E+14</text:p>
          </table:table-cell>
          <table:table-cell office:value-type="float" office:value="2.5194999999999998E+27" table:style-name="ce2">
            <text:p>2.52E+27</text:p>
          </table:table-cell>
          <table:table-cell office:value-type="float" office:value="1.21182E+18" table:style-name="ce2">
            <text:p>1.21E+18</text:p>
          </table:table-cell>
          <table:table-cell office:value-type="float" office:value="2.9355200000000001E+32" table:style-name="ce2">
            <text:p>2.94E+32</text:p>
          </table:table-cell>
          <table:table-cell office:value-type="float" office:value="5.4194899999999997E+23" table:style-name="ce2">
            <text:p>5.42E+23</text:p>
          </table:table-cell>
          <table:table-cell office:value-type="float" office:value="2.4855300000000002E+43" table:style-name="ce2">
            <text:p>2.49E+43</text:p>
          </table:table-cell>
          <table:table-cell office:value-type="float" office:value="1.1919E+46" table:style-name="ce2">
            <text:p>1.19E+46</text:p>
          </table:table-cell>
          <table:table-cell office:value-type="float" office:value="4.59437E+19" table:style-name="ce2">
            <text:p>4.59E+19</text:p>
          </table:table-cell>
          <table:table-cell office:value-type="float" office:value="1.51438E+25" table:style-name="ce2">
            <text:p>1.51E+25</text:p>
          </table:table-cell>
          <table:table-cell office:value-type="float" office:value="6.6995599999999997E+23" table:style-name="ce2">
            <text:p>6.70E+23</text:p>
          </table:table-cell>
          <table:table-cell office:value-type="float" office:value="1.1943855300000295E+45" table:formula="of:=AVERAGE([.A181:.J181])" table:style-name="ce2">
            <text:p>1.19E+45</text:p>
          </table:table-cell>
          <table:table-cell table:number-columns-repeated="16373"/>
        </table:table-row>
        <table:table-row table:style-name="ro1">
          <table:table-cell office:value-type="float" office:value="69749600000000" table:style-name="ce2">
            <text:p>6.97E+13</text:p>
          </table:table-cell>
          <table:table-cell office:value-type="float" office:value="9.8724299999999993E+52" table:style-name="ce2">
            <text:p>9.87E+52</text:p>
          </table:table-cell>
          <table:table-cell office:value-type="float" office:value="139605000000000" table:style-name="ce2">
            <text:p>1.40E+14</text:p>
          </table:table-cell>
          <table:table-cell office:value-type="float" office:value="7.7747699999999997E+21" table:style-name="ce2">
            <text:p>7.77E+21</text:p>
          </table:table-cell>
          <table:table-cell office:value-type="float" office:value="1.29246E+44" table:style-name="ce2">
            <text:p>1.29E+44</text:p>
          </table:table-cell>
          <table:table-cell office:value-type="float" office:value="1.41138E+32" table:style-name="ce2">
            <text:p>1.41E+32</text:p>
          </table:table-cell>
          <table:table-cell office:value-type="float" office:value="5.3666199999999996E+66" table:style-name="ce2">
            <text:p>5.37E+66</text:p>
          </table:table-cell>
          <table:table-cell office:value-type="float" office:value="2.1089999999999999E+22" table:style-name="ce2">
            <text:p>2.11E+22</text:p>
          </table:table-cell>
          <table:table-cell office:value-type="float" office:value="5.6820500000000003E+25" table:style-name="ce2">
            <text:p>5.68E+25</text:p>
          </table:table-cell>
          <table:table-cell office:value-type="float" office:value="7.4951399999999993E+20" table:style-name="ce2">
            <text:p>7.50E+20</text:p>
          </table:table-cell>
          <table:table-cell office:value-type="float" office:value="5.3666200000000986E+65" table:formula="of:=AVERAGE([.A182:.J182])" table:style-name="ce2">
            <text:p>5.37E+65</text:p>
          </table:table-cell>
          <table:table-cell table:number-columns-repeated="16373"/>
        </table:table-row>
        <table:table-row table:style-name="ro1">
          <table:table-cell office:value-type="float" office:value="1.05435E+19" table:style-name="ce2">
            <text:p>1.05E+19</text:p>
          </table:table-cell>
          <table:table-cell office:value-type="float" office:value="1.7897100000000001E+31" table:style-name="ce2">
            <text:p>1.79E+31</text:p>
          </table:table-cell>
          <table:table-cell office:value-type="float" office:value="1.5147E+16" table:style-name="ce2">
            <text:p>1.51E+16</text:p>
          </table:table-cell>
          <table:table-cell office:value-type="float" office:value="6.35508E+20" table:style-name="ce2">
            <text:p>6.36E+20</text:p>
          </table:table-cell>
          <table:table-cell office:value-type="float" office:value="2.4565799999999999E+26" table:style-name="ce2">
            <text:p>2.46E+26</text:p>
          </table:table-cell>
          <table:table-cell office:value-type="float" office:value="8.7685300000000003E+40" table:style-name="ce2">
            <text:p>8.77E+40</text:p>
          </table:table-cell>
          <table:table-cell office:value-type="float" office:value="3.8977500000000001E+120" table:style-name="ce2">
            <text:p>3.90E+120</text:p>
          </table:table-cell>
          <table:table-cell office:value-type="float" office:value="7.7807300000000004E+23" table:style-name="ce2">
            <text:p>7.78E+23</text:p>
          </table:table-cell>
          <table:table-cell office:value-type="float" office:value="1.00577E+25" table:style-name="ce2">
            <text:p>1.01E+25</text:p>
          </table:table-cell>
          <table:table-cell office:value-type="float" office:value="3.8011399999999997E+22" table:style-name="ce2">
            <text:p>3.80E+22</text:p>
          </table:table-cell>
          <table:table-cell office:value-type="float" office:value="3.89775E+119" table:formula="of:=AVERAGE([.A183:.J183])" table:style-name="ce2">
            <text:p>3.90E+119</text:p>
          </table:table-cell>
          <table:table-cell table:number-columns-repeated="16373"/>
        </table:table-row>
        <table:table-row table:style-name="ro1">
          <table:table-cell office:value-type="float" office:value="1.05476E+17" table:style-name="ce2">
            <text:p>1.05E+17</text:p>
          </table:table-cell>
          <table:table-cell office:value-type="float" office:value="1.8552200000000001E+31" table:style-name="ce2">
            <text:p>1.86E+31</text:p>
          </table:table-cell>
          <table:table-cell office:value-type="float" office:value="8.0805800000000004E+23" table:style-name="ce2">
            <text:p>8.08E+23</text:p>
          </table:table-cell>
          <table:table-cell office:value-type="float" office:value="5.1663900000000003E+20" table:style-name="ce2">
            <text:p>5.17E+20</text:p>
          </table:table-cell>
          <table:table-cell office:value-type="float" office:value="3.9154500000000003E+29" table:style-name="ce2">
            <text:p>3.92E+29</text:p>
          </table:table-cell>
          <table:table-cell office:value-type="float" office:value="4.3820200000000001E+40" table:style-name="ce2">
            <text:p>4.38E+40</text:p>
          </table:table-cell>
          <table:table-cell office:value-type="float" office:value="7.81069E+63" table:style-name="ce2">
            <text:p>7.81E+63</text:p>
          </table:table-cell>
          <table:table-cell office:value-type="float" office:value="3.8409100000000003E+20" table:style-name="ce2">
            <text:p>3.84E+20</text:p>
          </table:table-cell>
          <table:table-cell office:value-type="float" office:value="3.4292799999999998E+24" table:style-name="ce2">
            <text:p>3.43E+24</text:p>
          </table:table-cell>
          <table:table-cell office:value-type="float" office:value="2.91232E+22" table:style-name="ce2">
            <text:p>2.91E+22</text:p>
          </table:table-cell>
          <table:table-cell office:value-type="float" office:value="7.8106900000000002E+62" table:formula="of:=AVERAGE([.A184:.J184])" table:style-name="ce2">
            <text:p>7.81E+62</text:p>
          </table:table-cell>
          <table:table-cell table:number-columns-repeated="16373"/>
        </table:table-row>
        <table:table-row table:style-name="ro1">
          <table:table-cell office:value-type="float" office:value="1.10176E+16" table:style-name="ce2">
            <text:p>1.10E+16</text:p>
          </table:table-cell>
          <table:table-cell office:value-type="float" office:value="5.4362899999999998E+31" table:style-name="ce2">
            <text:p>5.44E+31</text:p>
          </table:table-cell>
          <table:table-cell office:value-type="float" office:value="9.0990999999999994E+22" table:style-name="ce2">
            <text:p>9.10E+22</text:p>
          </table:table-cell>
          <table:table-cell office:value-type="float" office:value="4.3998999999999998E+23" table:style-name="ce2">
            <text:p>4.40E+23</text:p>
          </table:table-cell>
          <table:table-cell office:value-type="float" office:value="3.1034300000000002E+35" table:style-name="ce2">
            <text:p>3.10E+35</text:p>
          </table:table-cell>
          <table:table-cell office:value-type="float" office:value="2.0330299999999999E+34" table:style-name="ce2">
            <text:p>2.03E+34</text:p>
          </table:table-cell>
          <table:table-cell office:value-type="float" office:value="1.73491E+78" table:style-name="ce2">
            <text:p>1.73E+78</text:p>
          </table:table-cell>
          <table:table-cell office:value-type="float" office:value="1.12047E+19" table:style-name="ce2">
            <text:p>1.12E+19</text:p>
          </table:table-cell>
          <table:table-cell office:value-type="float" office:value="3.4297500000000001E+24" table:style-name="ce2">
            <text:p>3.43E+24</text:p>
          </table:table-cell>
          <table:table-cell office:value-type="float" office:value="2.0533399999999998E+22" table:style-name="ce2">
            <text:p>2.05E+22</text:p>
          </table:table-cell>
          <table:table-cell office:value-type="float" office:value="1.73491E+77" table:formula="of:=AVERAGE([.A185:.J185])" table:style-name="ce2">
            <text:p>1.73E+77</text:p>
          </table:table-cell>
          <table:table-cell table:number-columns-repeated="16373"/>
        </table:table-row>
        <table:table-row table:style-name="ro1">
          <table:table-cell office:value-type="float" office:value="8025210000000000" table:style-name="ce2">
            <text:p>8.03E+15</text:p>
          </table:table-cell>
          <table:table-cell office:value-type="float" office:value="1.18674E+27" table:style-name="ce2">
            <text:p>1.19E+27</text:p>
          </table:table-cell>
          <table:table-cell office:value-type="float" office:value="3.19647E+19" table:style-name="ce2">
            <text:p>3.20E+19</text:p>
          </table:table-cell>
          <table:table-cell office:value-type="float" office:value="9.0971499999999996E+22" table:style-name="ce2">
            <text:p>9.10E+22</text:p>
          </table:table-cell>
          <table:table-cell office:value-type="float" office:value="2.0471299999999998E+28" table:style-name="ce2">
            <text:p>2.05E+28</text:p>
          </table:table-cell>
          <table:table-cell office:value-type="float" office:value="4.3830600000000001E+40" table:style-name="ce2">
            <text:p>4.38E+40</text:p>
          </table:table-cell>
          <table:table-cell office:value-type="float" office:value="1.8180200000000001E+73" table:style-name="ce2">
            <text:p>1.82E+73</text:p>
          </table:table-cell>
          <table:table-cell office:value-type="float" office:value="6.8052899999999997E+20" table:style-name="ce2">
            <text:p>6.81E+20</text:p>
          </table:table-cell>
          <table:table-cell office:value-type="float" office:value="4.7369299999999998E+24" table:style-name="ce2">
            <text:p>4.74E+24</text:p>
          </table:table-cell>
          <table:table-cell office:value-type="float" office:value="2.2335E+20" table:style-name="ce2">
            <text:p>2.23E+20</text:p>
          </table:table-cell>
          <table:table-cell office:value-type="float" office:value="1.8180200000000002E+72" table:formula="of:=AVERAGE([.A186:.J186])" table:style-name="ce2">
            <text:p>1.82E+72</text:p>
          </table:table-cell>
          <table:table-cell table:number-columns-repeated="16373"/>
        </table:table-row>
        <table:table-row table:style-name="ro1">
          <table:table-cell office:value-type="float" office:value="68231800000000" table:style-name="ce2">
            <text:p>6.82E+13</text:p>
          </table:table-cell>
          <table:table-cell office:value-type="float" office:value="1.8306199999999999E+32" table:style-name="ce2">
            <text:p>1.83E+32</text:p>
          </table:table-cell>
          <table:table-cell office:value-type="float" office:value="7.2884400000000001E+22" table:style-name="ce2">
            <text:p>7.29E+22</text:p>
          </table:table-cell>
          <table:table-cell office:value-type="float" office:value="1.7452700000000001E+21" table:style-name="ce2">
            <text:p>1.75E+21</text:p>
          </table:table-cell>
          <table:table-cell office:value-type="float" office:value="2.43207E+23" table:style-name="ce2">
            <text:p>2.43E+23</text:p>
          </table:table-cell>
          <table:table-cell office:value-type="float" office:value="2.6094000000000001E+42" table:style-name="ce2">
            <text:p>2.61E+42</text:p>
          </table:table-cell>
          <table:table-cell office:value-type="float" office:value="4.9384800000000001E+76" table:style-name="ce2">
            <text:p>4.94E+76</text:p>
          </table:table-cell>
          <table:table-cell office:value-type="float" office:value="4.13659E+19" table:style-name="ce2">
            <text:p>4.14E+19</text:p>
          </table:table-cell>
          <table:table-cell office:value-type="float" office:value="5.6330300000000001E+40" table:style-name="ce2">
            <text:p>5.63E+40</text:p>
          </table:table-cell>
          <table:table-cell office:value-type="float" office:value="1.1561200000000001E+22" table:style-name="ce2">
            <text:p>1.16E+22</text:p>
          </table:table-cell>
          <table:table-cell office:value-type="float" office:value="4.9384799999999998E+75" table:formula="of:=AVERAGE([.A187:.J187])" table:style-name="ce2">
            <text:p>4.94E+75</text:p>
          </table:table-cell>
          <table:table-cell table:number-columns-repeated="16373"/>
        </table:table-row>
        <table:table-row table:style-name="ro1">
          <table:table-cell office:value-type="float" office:value="248094000000000" table:style-name="ce2">
            <text:p>2.48E+14</text:p>
          </table:table-cell>
          <table:table-cell office:value-type="float" office:value="1.9109800000000001E+31" table:style-name="ce2">
            <text:p>1.91E+31</text:p>
          </table:table-cell>
          <table:table-cell office:value-type="float" office:value="26615300000000" table:style-name="ce2">
            <text:p>2.66E+13</text:p>
          </table:table-cell>
          <table:table-cell office:value-type="float" office:value="4.3982900000000001E+23" table:style-name="ce2">
            <text:p>4.40E+23</text:p>
          </table:table-cell>
          <table:table-cell office:value-type="float" office:value="1.5434E+18" table:style-name="ce2">
            <text:p>1.54E+18</text:p>
          </table:table-cell>
          <table:table-cell office:value-type="float" office:value="4.3865000000000001E+40" table:style-name="ce2">
            <text:p>4.39E+40</text:p>
          </table:table-cell>
          <table:table-cell office:value-type="float" office:value="2.41249E+64" table:style-name="ce2">
            <text:p>2.41E+64</text:p>
          </table:table-cell>
          <table:table-cell office:value-type="float" office:value="4.6183799999999999E+25" table:style-name="ce2">
            <text:p>4.62E+25</text:p>
          </table:table-cell>
          <table:table-cell office:value-type="float" office:value="4.7665699999999997E+45" table:style-name="ce2">
            <text:p>4.77E+45</text:p>
          </table:table-cell>
          <table:table-cell office:value-type="float" office:value="1.0991499999999999E+22" table:style-name="ce2">
            <text:p>1.10E+22</text:p>
          </table:table-cell>
          <table:table-cell office:value-type="float" office:value="2.4124900000000001E+63" table:formula="of:=AVERAGE([.A188:.J188])" table:style-name="ce2">
            <text:p>2.41E+63</text:p>
          </table:table-cell>
          <table:table-cell table:number-columns-repeated="16373"/>
        </table:table-row>
        <table:table-row table:style-name="ro1">
          <table:table-cell office:value-type="float" office:value="65407500000000" table:style-name="ce2">
            <text:p>6.54E+13</text:p>
          </table:table-cell>
          <table:table-cell office:value-type="float" office:value="5.01678E+32" table:style-name="ce2">
            <text:p>5.02E+32</text:p>
          </table:table-cell>
          <table:table-cell office:value-type="float" office:value="1.85244E+24" table:style-name="ce2">
            <text:p>1.85E+24</text:p>
          </table:table-cell>
          <table:table-cell office:value-type="float" office:value="2.2293799999999999E+21" table:style-name="ce2">
            <text:p>2.23E+21</text:p>
          </table:table-cell>
          <table:table-cell office:value-type="float" office:value="2.33396E+30" table:style-name="ce2">
            <text:p>2.33E+30</text:p>
          </table:table-cell>
          <table:table-cell office:value-type="float" office:value="2.3186900000000002E+46" table:style-name="ce2">
            <text:p>2.32E+46</text:p>
          </table:table-cell>
          <table:table-cell office:value-type="float" office:value="1.0930599999999999E+67" table:style-name="ce2">
            <text:p>1.09E+67</text:p>
          </table:table-cell>
          <table:table-cell office:value-type="float" office:value="3.78944E+20" table:style-name="ce2">
            <text:p>3.79E+20</text:p>
          </table:table-cell>
          <table:table-cell office:value-type="float" office:value="1.8206699999999999E+25" table:style-name="ce2">
            <text:p>1.82E+25</text:p>
          </table:table-cell>
          <table:table-cell office:value-type="float" office:value="2.5276899999999999E+22" table:style-name="ce2">
            <text:p>2.53E+22</text:p>
          </table:table-cell>
          <table:table-cell office:value-type="float" office:value="1.0930599999999999E+66" table:formula="of:=AVERAGE([.A189:.J189])" table:style-name="ce2">
            <text:p>1.09E+66</text:p>
          </table:table-cell>
          <table:table-cell table:number-columns-repeated="16373"/>
        </table:table-row>
        <table:table-row table:style-name="ro1">
          <table:table-cell office:value-type="float" office:value="2.20118E+16" table:style-name="ce2">
            <text:p>2.20E+16</text:p>
          </table:table-cell>
          <table:table-cell office:value-type="float" office:value="7.9580399999999997E+28" table:style-name="ce2">
            <text:p>7.96E+28</text:p>
          </table:table-cell>
          <table:table-cell office:value-type="float" office:value="1.6812299999999999E+22" table:style-name="ce2">
            <text:p>1.68E+22</text:p>
          </table:table-cell>
          <table:table-cell office:value-type="float" office:value="5.67636E+20" table:style-name="ce2">
            <text:p>5.68E+20</text:p>
          </table:table-cell>
          <table:table-cell office:value-type="float" office:value="1.99163E+19" table:style-name="ce2">
            <text:p>1.99E+19</text:p>
          </table:table-cell>
          <table:table-cell office:value-type="float" office:value="9.6192200000000003E+27" table:style-name="ce2">
            <text:p>9.62E+27</text:p>
          </table:table-cell>
          <table:table-cell office:value-type="float" office:value="6.5985400000000007E+82" table:style-name="ce2">
            <text:p>6.60E+82</text:p>
          </table:table-cell>
          <table:table-cell office:value-type="float" office:value="4.6436700000000001E+25" table:style-name="ce2">
            <text:p>4.64E+25</text:p>
          </table:table-cell>
          <table:table-cell office:value-type="float" office:value="2.6929799999999999E+25" table:style-name="ce2">
            <text:p>2.69E+25</text:p>
          </table:table-cell>
          <table:table-cell office:value-type="float" office:value="1.2164899999999999E+22" table:style-name="ce2">
            <text:p>1.22E+22</text:p>
          </table:table-cell>
          <table:table-cell office:value-type="float" office:value="6.598540000000001E+81" table:formula="of:=AVERAGE([.A190:.J190])" table:style-name="ce2">
            <text:p>6.60E+81</text:p>
          </table:table-cell>
          <table:table-cell table:number-columns-repeated="16373"/>
        </table:table-row>
        <table:table-row table:style-name="ro1">
          <table:table-cell office:value-type="float" office:value="1933060000000" table:style-name="ce2">
            <text:p>1.93E+12</text:p>
          </table:table-cell>
          <table:table-cell office:value-type="float" office:value="1.05454E+32" table:style-name="ce2">
            <text:p>1.05E+32</text:p>
          </table:table-cell>
          <table:table-cell office:value-type="float" office:value="6248230000000000" table:style-name="ce2">
            <text:p>6.25E+15</text:p>
          </table:table-cell>
          <table:table-cell office:value-type="float" office:value="6.2518799999999997E+21" table:style-name="ce2">
            <text:p>6.25E+21</text:p>
          </table:table-cell>
          <table:table-cell office:value-type="float" office:value="3.7598499999999997E+20" table:style-name="ce2">
            <text:p>3.76E+20</text:p>
          </table:table-cell>
          <table:table-cell office:value-type="float" office:value="2.88674E+46" table:style-name="ce2">
            <text:p>2.89E+46</text:p>
          </table:table-cell>
          <table:table-cell office:value-type="float" office:value="2.3932099999999999E+58" table:style-name="ce2">
            <text:p>2.39E+58</text:p>
          </table:table-cell>
          <table:table-cell office:value-type="float" office:value="6.84268E+18" table:style-name="ce2">
            <text:p>6.84E+18</text:p>
          </table:table-cell>
          <table:table-cell office:value-type="float" office:value="4.7151999999999999E+40" table:style-name="ce2">
            <text:p>4.72E+40</text:p>
          </table:table-cell>
          <table:table-cell office:value-type="float" office:value="2.2088300000000002E+25" table:style-name="ce2">
            <text:p>2.21E+25</text:p>
          </table:table-cell>
          <table:table-cell office:value-type="float" office:value="2.3932100000028869E+57" table:formula="of:=AVERAGE([.A191:.J191])" table:style-name="ce2">
            <text:p>2.39E+57</text:p>
          </table:table-cell>
          <table:table-cell table:number-columns-repeated="16373"/>
        </table:table-row>
        <table:table-row table:style-name="ro1">
          <table:table-cell office:value-type="float" office:value="2.28226E+16" table:style-name="ce2">
            <text:p>2.28E+16</text:p>
          </table:table-cell>
          <table:table-cell office:value-type="float" office:value="1.4459499999999999E+32" table:style-name="ce2">
            <text:p>1.45E+32</text:p>
          </table:table-cell>
          <table:table-cell office:value-type="float" office:value="1.30767E+19" table:style-name="ce2">
            <text:p>1.31E+19</text:p>
          </table:table-cell>
          <table:table-cell office:value-type="float" office:value="5.7617900000000003E+20" table:style-name="ce2">
            <text:p>5.76E+20</text:p>
          </table:table-cell>
          <table:table-cell office:value-type="float" office:value="2.0356900000000001E+30" table:style-name="ce2">
            <text:p>2.04E+30</text:p>
          </table:table-cell>
          <table:table-cell office:value-type="float" office:value="4.0631799999999999E+42" table:style-name="ce2">
            <text:p>4.06E+42</text:p>
          </table:table-cell>
          <table:table-cell office:value-type="float" office:value="2.76161E+96" table:style-name="ce2">
            <text:p>2.76E+96</text:p>
          </table:table-cell>
          <table:table-cell office:value-type="float" office:value="1.02446E+37" table:style-name="ce2">
            <text:p>1.02E+37</text:p>
          </table:table-cell>
          <table:table-cell office:value-type="float" office:value="4.7778399999999999E+35" table:style-name="ce2">
            <text:p>4.78E+35</text:p>
          </table:table-cell>
          <table:table-cell office:value-type="float" office:value="3.9426299999999997E+23" table:style-name="ce2">
            <text:p>3.94E+23</text:p>
          </table:table-cell>
          <table:table-cell office:value-type="float" office:value="2.7616099999999999E+95" table:formula="of:=AVERAGE([.A192:.J192])" table:style-name="ce2">
            <text:p>2.76E+95</text:p>
          </table:table-cell>
          <table:table-cell table:number-columns-repeated="16373"/>
        </table:table-row>
        <table:table-row table:style-name="ro1">
          <table:table-cell office:value-type="float" office:value="194119000000000" table:style-name="ce2">
            <text:p>1.94E+14</text:p>
          </table:table-cell>
          <table:table-cell office:value-type="float" office:value="1.77747E+28" table:style-name="ce2">
            <text:p>1.78E+28</text:p>
          </table:table-cell>
          <table:table-cell office:value-type="float" office:value="2127730000000000" table:style-name="ce2">
            <text:p>2.13E+15</text:p>
          </table:table-cell>
          <table:table-cell office:value-type="float" office:value="1.0544499999999999E+23" table:style-name="ce2">
            <text:p>1.05E+23</text:p>
          </table:table-cell>
          <table:table-cell office:value-type="float" office:value="1.7494099999999999E+30" table:style-name="ce2">
            <text:p>1.75E+30</text:p>
          </table:table-cell>
          <table:table-cell office:value-type="float" office:value="1.00436E+34" table:style-name="ce2">
            <text:p>1.00E+34</text:p>
          </table:table-cell>
          <table:table-cell office:value-type="float" office:value="7.6227300000000002E+114" table:style-name="ce2">
            <text:p>7.62E+114</text:p>
          </table:table-cell>
          <table:table-cell office:value-type="float" office:value="4.6183900000000002E+25" table:style-name="ce2">
            <text:p>4.62E+25</text:p>
          </table:table-cell>
          <table:table-cell office:value-type="float" office:value="1.75146E+25" table:style-name="ce2">
            <text:p>1.75E+25</text:p>
          </table:table-cell>
          <table:table-cell office:value-type="float" office:value="1.4232500000000001E+22" table:style-name="ce2">
            <text:p>1.42E+22</text:p>
          </table:table-cell>
          <table:table-cell office:value-type="float" office:value="7.62273E+113" table:formula="of:=AVERAGE([.A193:.J193])" table:style-name="ce2">
            <text:p>7.62E+113</text:p>
          </table:table-cell>
          <table:table-cell table:number-columns-repeated="16373"/>
        </table:table-row>
        <table:table-row table:style-name="ro1">
          <table:table-cell office:value-type="float" office:value="3.54151E+16" table:style-name="ce2">
            <text:p>3.54E+16</text:p>
          </table:table-cell>
          <table:table-cell office:value-type="float" office:value="2.7546999999999998E+31" table:style-name="ce2">
            <text:p>2.75E+31</text:p>
          </table:table-cell>
          <table:table-cell office:value-type="float" office:value="7.1354800000000001E+22" table:style-name="ce2">
            <text:p>7.14E+22</text:p>
          </table:table-cell>
          <table:table-cell office:value-type="float" office:value="7.2055899999999997E+35" table:style-name="ce2">
            <text:p>7.21E+35</text:p>
          </table:table-cell>
          <table:table-cell office:value-type="float" office:value="2.2853399999999998E+31" table:style-name="ce2">
            <text:p>2.29E+31</text:p>
          </table:table-cell>
          <table:table-cell office:value-type="float" office:value="5.2127099999999999E+40" table:style-name="ce2">
            <text:p>5.21E+40</text:p>
          </table:table-cell>
          <table:table-cell office:value-type="float" office:value="2.3180800000000002E+93" table:style-name="ce2">
            <text:p>2.32E+93</text:p>
          </table:table-cell>
          <table:table-cell office:value-type="float" office:value="9.0274499999999997E+20" table:style-name="ce2">
            <text:p>9.03E+20</text:p>
          </table:table-cell>
          <table:table-cell office:value-type="float" office:value="2.4732699999999998E+25" table:style-name="ce2">
            <text:p>2.47E+25</text:p>
          </table:table-cell>
          <table:table-cell office:value-type="float" office:value="4.25951E+23" table:style-name="ce2">
            <text:p>4.26E+23</text:p>
          </table:table-cell>
          <table:table-cell office:value-type="float" office:value="2.3180800000000003E+92" table:formula="of:=AVERAGE([.A194:.J194])" table:style-name="ce2">
            <text:p>2.32E+92</text:p>
          </table:table-cell>
          <table:table-cell table:number-columns-repeated="16373"/>
        </table:table-row>
        <table:table-row table:style-name="ro1">
          <table:table-cell office:value-type="float" office:value="2.41043E+16" table:style-name="ce2">
            <text:p>2.41E+16</text:p>
          </table:table-cell>
          <table:table-cell office:value-type="float" office:value="1.98682E+31" table:style-name="ce2">
            <text:p>1.99E+31</text:p>
          </table:table-cell>
          <table:table-cell office:value-type="float" office:value="6897750000000000" table:style-name="ce2">
            <text:p>6.90E+15</text:p>
          </table:table-cell>
          <table:table-cell office:value-type="float" office:value="2.6804E+20" table:style-name="ce2">
            <text:p>2.68E+20</text:p>
          </table:table-cell>
          <table:table-cell office:value-type="float" office:value="9.1563400000000007E+25" table:style-name="ce2">
            <text:p>9.16E+25</text:p>
          </table:table-cell>
          <table:table-cell office:value-type="float" office:value="2.8212800000000002E+30" table:style-name="ce2">
            <text:p>2.82E+30</text:p>
          </table:table-cell>
          <table:table-cell office:value-type="float" office:value="1.30509E+67" table:style-name="ce2">
            <text:p>1.31E+67</text:p>
          </table:table-cell>
          <table:table-cell office:value-type="float" office:value="9.45431E+16" table:style-name="ce2">
            <text:p>9.45E+16</text:p>
          </table:table-cell>
          <table:table-cell office:value-type="float" office:value="8.59217E+30" table:style-name="ce2">
            <text:p>8.59E+30</text:p>
          </table:table-cell>
          <table:table-cell office:value-type="float" office:value="1.20155E+24" table:style-name="ce2">
            <text:p>1.20E+24</text:p>
          </table:table-cell>
          <table:table-cell office:value-type="float" office:value="1.30509E+66" table:formula="of:=AVERAGE([.A195:.J195])" table:style-name="ce2">
            <text:p>1.31E+66</text:p>
          </table:table-cell>
          <table:table-cell table:number-columns-repeated="16373"/>
        </table:table-row>
        <table:table-row table:style-name="ro1">
          <table:table-cell office:value-type="float" office:value="490415000000000" table:style-name="ce2">
            <text:p>4.90E+14</text:p>
          </table:table-cell>
          <table:table-cell office:value-type="float" office:value="5.8312999999999999E+32" table:style-name="ce2">
            <text:p>5.83E+32</text:p>
          </table:table-cell>
          <table:table-cell office:value-type="float" office:value="1.00212E+21" table:style-name="ce2">
            <text:p>1.00E+21</text:p>
          </table:table-cell>
          <table:table-cell office:value-type="float" office:value="2.02054E+37" table:style-name="ce2">
            <text:p>2.02E+37</text:p>
          </table:table-cell>
          <table:table-cell office:value-type="float" office:value="6.86561E+18" table:style-name="ce2">
            <text:p>6.87E+18</text:p>
          </table:table-cell>
          <table:table-cell office:value-type="float" office:value="5.6624099999999999E+38" table:style-name="ce2">
            <text:p>5.66E+38</text:p>
          </table:table-cell>
          <table:table-cell office:value-type="float" office:value="1.0095699999999999E+48" table:style-name="ce2">
            <text:p>1.01E+48</text:p>
          </table:table-cell>
          <table:table-cell office:value-type="float" office:value="1.54846E+17" table:style-name="ce2">
            <text:p>1.55E+17</text:p>
          </table:table-cell>
          <table:table-cell office:value-type="float" office:value="1.5308099999999999E+25" table:style-name="ce2">
            <text:p>1.53E+25</text:p>
          </table:table-cell>
          <table:table-cell office:value-type="float" office:value="3.0247900000000001E+21" table:style-name="ce2">
            <text:p>3.02E+21</text:p>
          </table:table-cell>
          <table:table-cell office:value-type="float" office:value="1.0095700005864469E+47" table:formula="of:=AVERAGE([.A196:.J196])" table:style-name="ce2">
            <text:p>1.01E+47</text:p>
          </table:table-cell>
          <table:table-cell table:number-columns-repeated="16373"/>
        </table:table-row>
        <table:table-row table:style-name="ro1">
          <table:table-cell office:value-type="float" office:value="352088000000000" table:style-name="ce2">
            <text:p>3.52E+14</text:p>
          </table:table-cell>
          <table:table-cell office:value-type="float" office:value="2.2167400000000001E+27" table:style-name="ce2">
            <text:p>2.22E+27</text:p>
          </table:table-cell>
          <table:table-cell office:value-type="float" office:value="1.7154299999999999E+24" table:style-name="ce2">
            <text:p>1.72E+24</text:p>
          </table:table-cell>
          <table:table-cell office:value-type="float" office:value="8.7552999999999993E+20" table:style-name="ce2">
            <text:p>8.76E+20</text:p>
          </table:table-cell>
          <table:table-cell office:value-type="float" office:value="6.6530800000000002E+28" table:style-name="ce2">
            <text:p>6.65E+28</text:p>
          </table:table-cell>
          <table:table-cell office:value-type="float" office:value="1.00461E+34" table:style-name="ce2">
            <text:p>1.00E+34</text:p>
          </table:table-cell>
          <table:table-cell office:value-type="float" office:value="9.9425E+69" table:style-name="ce2">
            <text:p>9.94E+69</text:p>
          </table:table-cell>
          <table:table-cell office:value-type="float" office:value="1.3002100000000001E+22" table:style-name="ce2">
            <text:p>1.30E+22</text:p>
          </table:table-cell>
          <table:table-cell office:value-type="float" office:value="2.3799499999999999E+25" table:style-name="ce2">
            <text:p>2.38E+25</text:p>
          </table:table-cell>
          <table:table-cell office:value-type="float" office:value="6.9488599999999997E+23" table:style-name="ce2">
            <text:p>6.95E+23</text:p>
          </table:table-cell>
          <table:table-cell office:value-type="float" office:value="9.9424999999999992E+68" table:formula="of:=AVERAGE([.A197:.J197])" table:style-name="ce2">
            <text:p>9.94E+68</text:p>
          </table:table-cell>
          <table:table-cell table:number-columns-repeated="16373"/>
        </table:table-row>
        <table:table-row table:style-name="ro1">
          <table:table-cell office:value-type="float" office:value="246394000000000" table:style-name="ce2">
            <text:p>2.46E+14</text:p>
          </table:table-cell>
          <table:table-cell office:value-type="float" office:value="5.0387999999999997E+32" table:style-name="ce2">
            <text:p>5.04E+32</text:p>
          </table:table-cell>
          <table:table-cell office:value-type="float" office:value="3.52372E+16" table:style-name="ce2">
            <text:p>3.52E+16</text:p>
          </table:table-cell>
          <table:table-cell office:value-type="float" office:value="1.1308899999999999E+21" table:style-name="ce2">
            <text:p>1.13E+21</text:p>
          </table:table-cell>
          <table:table-cell office:value-type="float" office:value="7.8028100000000002E+28" table:style-name="ce2">
            <text:p>7.80E+28</text:p>
          </table:table-cell>
          <table:table-cell office:value-type="float" office:value="3.67726E+34" table:style-name="ce2">
            <text:p>3.68E+34</text:p>
          </table:table-cell>
          <table:table-cell office:value-type="float" office:value="5.8866899999999997E+72" table:style-name="ce2">
            <text:p>5.89E+72</text:p>
          </table:table-cell>
          <table:table-cell office:value-type="float" office:value="9.3416100000000007E+28" table:style-name="ce2">
            <text:p>9.34E+28</text:p>
          </table:table-cell>
          <table:table-cell office:value-type="float" office:value="3.2450700000000001E+24" table:style-name="ce2">
            <text:p>3.25E+24</text:p>
          </table:table-cell>
          <table:table-cell office:value-type="float" office:value="5.99528E+20" table:style-name="ce2">
            <text:p>6.00E+20</text:p>
          </table:table-cell>
          <table:table-cell office:value-type="float" office:value="5.8866899999999999E+71" table:formula="of:=AVERAGE([.A198:.J198])" table:style-name="ce2">
            <text:p>5.89E+71</text:p>
          </table:table-cell>
          <table:table-cell table:number-columns-repeated="16373"/>
        </table:table-row>
        <table:table-row table:style-name="ro1">
          <table:table-cell office:value-type="float" office:value="4.43231E+19" table:style-name="ce2">
            <text:p>4.43E+19</text:p>
          </table:table-cell>
          <table:table-cell office:value-type="float" office:value="1.2781500000000001E+55" table:style-name="ce2">
            <text:p>1.28E+55</text:p>
          </table:table-cell>
          <table:table-cell office:value-type="float" office:value="4806960000000000" table:style-name="ce2">
            <text:p>4.81E+15</text:p>
          </table:table-cell>
          <table:table-cell office:value-type="float" office:value="6.4774100000000002E+21" table:style-name="ce2">
            <text:p>6.48E+21</text:p>
          </table:table-cell>
          <table:table-cell office:value-type="float" office:value="3.1121199999999999E+35" table:style-name="ce2">
            <text:p>3.11E+35</text:p>
          </table:table-cell>
          <table:table-cell office:value-type="float" office:value="5.1965600000000001E+40" table:style-name="ce2">
            <text:p>5.20E+40</text:p>
          </table:table-cell>
          <table:table-cell office:value-type="float" office:value="2.4122299999999999E+64" table:style-name="ce2">
            <text:p>2.41E+64</text:p>
          </table:table-cell>
          <table:table-cell office:value-type="float" office:value="4.6184699999999997E+25" table:style-name="ce2">
            <text:p>4.62E+25</text:p>
          </table:table-cell>
          <table:table-cell office:value-type="float" office:value="3.17146E+24" table:style-name="ce2">
            <text:p>3.17E+24</text:p>
          </table:table-cell>
          <table:table-cell office:value-type="float" office:value="8.00794E+23" table:style-name="ce2">
            <text:p>8.01E+23</text:p>
          </table:table-cell>
          <table:table-cell office:value-type="float" office:value="2.4122300012781501E+63" table:formula="of:=AVERAGE([.A199:.J199])" table:style-name="ce2">
            <text:p>2.41E+63</text:p>
          </table:table-cell>
          <table:table-cell table:number-columns-repeated="16373"/>
        </table:table-row>
        <table:table-row table:style-name="ro1">
          <table:table-cell office:value-type="float" office:value="1.8035900000000001E+21" table:style-name="ce2">
            <text:p>1.80E+21</text:p>
          </table:table-cell>
          <table:table-cell office:value-type="float" office:value="4.7821599999999998E+32" table:style-name="ce2">
            <text:p>4.78E+32</text:p>
          </table:table-cell>
          <table:table-cell office:value-type="float" office:value="2.46789E+19" table:style-name="ce2">
            <text:p>2.47E+19</text:p>
          </table:table-cell>
          <table:table-cell office:value-type="float" office:value="2.36083E+22" table:style-name="ce2">
            <text:p>2.36E+22</text:p>
          </table:table-cell>
          <table:table-cell office:value-type="float" office:value="4.7749799999999997E+29" table:style-name="ce2">
            <text:p>4.77E+29</text:p>
          </table:table-cell>
          <table:table-cell office:value-type="float" office:value="1.64461E+38" table:style-name="ce2">
            <text:p>1.64E+38</text:p>
          </table:table-cell>
          <table:table-cell office:value-type="float" office:value="1.8162799999999999E+114" table:style-name="ce2">
            <text:p>1.82E+114</text:p>
          </table:table-cell>
          <table:table-cell office:value-type="float" office:value="6.75233E+18" table:style-name="ce2">
            <text:p>6.75E+18</text:p>
          </table:table-cell>
          <table:table-cell office:value-type="float" office:value="2.5320499999999998E+40" table:style-name="ce2">
            <text:p>2.53E+40</text:p>
          </table:table-cell>
          <table:table-cell office:value-type="float" office:value="4.4374900000000001E+22" table:style-name="ce2">
            <text:p>4.44E+22</text:p>
          </table:table-cell>
          <table:table-cell office:value-type="float" office:value="1.8162799999999999E+113" table:formula="of:=AVERAGE([.A200:.J200])" table:style-name="ce2">
            <text:p>1.82E+113</text:p>
          </table:table-cell>
          <table:table-cell table:number-columns-repeated="16373"/>
        </table:table-row>
        <table:table-row table:style-name="ro1">
          <table:table-cell office:value-type="float" office:value="1.1281500000000001E+26" table:style-name="ce2">
            <text:p>1.13E+26</text:p>
          </table:table-cell>
          <table:table-cell office:value-type="float" office:value="2.3483799999999999E+30" table:style-name="ce2">
            <text:p>2.35E+30</text:p>
          </table:table-cell>
          <table:table-cell office:value-type="float" office:value="9767390000000000" table:style-name="ce2">
            <text:p>9.77E+15</text:p>
          </table:table-cell>
          <table:table-cell office:value-type="float" office:value="5.09808E+21" table:style-name="ce2">
            <text:p>5.10E+21</text:p>
          </table:table-cell>
          <table:table-cell office:value-type="float" office:value="1.22332E+23" table:style-name="ce2">
            <text:p>1.22E+23</text:p>
          </table:table-cell>
          <table:table-cell office:value-type="float" office:value="5.1977799999999998E+40" table:style-name="ce2">
            <text:p>5.20E+40</text:p>
          </table:table-cell>
          <table:table-cell office:value-type="float" office:value="1.5560900000000001E+65" table:style-name="ce2">
            <text:p>1.56E+65</text:p>
          </table:table-cell>
          <table:table-cell office:value-type="float" office:value="6.71036E+18" table:style-name="ce2">
            <text:p>6.71E+18</text:p>
          </table:table-cell>
          <table:table-cell office:value-type="float" office:value="8.83056E+24" table:style-name="ce2">
            <text:p>8.83E+24</text:p>
          </table:table-cell>
          <table:table-cell office:value-type="float" office:value="5.6757699999999999E+23" table:style-name="ce2">
            <text:p>5.68E+23</text:p>
          </table:table-cell>
          <table:table-cell office:value-type="float" office:value="1.55609E+64" table:formula="of:=AVERAGE([.A201:.J201])" table:style-name="ce2">
            <text:p>1.56E+64</text:p>
          </table:table-cell>
          <table:table-cell table:number-columns-repeated="16373"/>
        </table:table-row>
        <table:table-row table:style-name="ro1">
          <table:table-cell office:value-type="float" office:value="844837000000000" table:style-name="ce2">
            <text:p>8.45E+14</text:p>
          </table:table-cell>
          <table:table-cell office:value-type="float" office:value="2.3927499999999999E+32" table:style-name="ce2">
            <text:p>2.39E+32</text:p>
          </table:table-cell>
          <table:table-cell office:value-type="float" office:value="1.9052300000000001E+24" table:style-name="ce2">
            <text:p>1.91E+24</text:p>
          </table:table-cell>
          <table:table-cell office:value-type="float" office:value="1.6336900000000002E+23" table:style-name="ce2">
            <text:p>1.63E+23</text:p>
          </table:table-cell>
          <table:table-cell office:value-type="float" office:value="2.3385599999999999E+31" table:style-name="ce2">
            <text:p>2.34E+31</text:p>
          </table:table-cell>
          <table:table-cell office:value-type="float" office:value="1.38193E+27" table:style-name="ce2">
            <text:p>1.38E+27</text:p>
          </table:table-cell>
          <table:table-cell office:value-type="float" office:value="2.0148000000000001E+92" table:style-name="ce2">
            <text:p>2.01E+92</text:p>
          </table:table-cell>
          <table:table-cell office:value-type="float" office:value="4.6184500000000001E+25" table:style-name="ce2">
            <text:p>4.62E+25</text:p>
          </table:table-cell>
          <table:table-cell office:value-type="float" office:value="3.56624E+18" table:style-name="ce2">
            <text:p>3.57E+18</text:p>
          </table:table-cell>
          <table:table-cell office:value-type="float" office:value="3.8845300000000001E+22" table:style-name="ce2">
            <text:p>3.88E+22</text:p>
          </table:table-cell>
          <table:table-cell office:value-type="float" office:value="2.0148000000000001E+91" table:formula="of:=AVERAGE([.A202:.J202])" table:style-name="ce2">
            <text:p>2.01E+91</text:p>
          </table:table-cell>
          <table:table-cell table:number-columns-repeated="16373"/>
        </table:table-row>
        <table:table-row table:style-name="ro1">
          <table:table-cell office:value-type="float" office:value="3.28586E+20" table:style-name="ce2">
            <text:p>3.29E+20</text:p>
          </table:table-cell>
          <table:table-cell office:value-type="float" office:value="3.54069E+31" table:style-name="ce2">
            <text:p>3.54E+31</text:p>
          </table:table-cell>
          <table:table-cell office:value-type="float" office:value="1.20441E+23" table:style-name="ce2">
            <text:p>1.20E+23</text:p>
          </table:table-cell>
          <table:table-cell office:value-type="float" office:value="2.7466300000000001E+21" table:style-name="ce2">
            <text:p>2.75E+21</text:p>
          </table:table-cell>
          <table:table-cell office:value-type="float" office:value="1.6320099999999999E+32" table:style-name="ce2">
            <text:p>1.63E+32</text:p>
          </table:table-cell>
          <table:table-cell office:value-type="float" office:value="4.5896199999999996E+37" table:style-name="ce2">
            <text:p>4.59E+37</text:p>
          </table:table-cell>
          <table:table-cell office:value-type="float" office:value="5.9174599999999997E+81" table:style-name="ce2">
            <text:p>5.92E+81</text:p>
          </table:table-cell>
          <table:table-cell office:value-type="float" office:value="4.78739E+19" table:style-name="ce2">
            <text:p>4.79E+19</text:p>
          </table:table-cell>
          <table:table-cell office:value-type="float" office:value="1.02293E+25" table:style-name="ce2">
            <text:p>1.02E+25</text:p>
          </table:table-cell>
          <table:table-cell office:value-type="float" office:value="1.1559499999999999E+22" table:style-name="ce2">
            <text:p>1.16E+22</text:p>
          </table:table-cell>
          <table:table-cell office:value-type="float" office:value="5.9174600000000001E+80" table:formula="of:=AVERAGE([.A203:.J203])" table:style-name="ce2">
            <text:p>5.92E+80</text:p>
          </table:table-cell>
          <table:table-cell table:number-columns-repeated="16373"/>
        </table:table-row>
        <table:table-row table:style-name="ro1">
          <table:table-cell office:value-type="float" office:value="3.34298E+16" table:style-name="ce2">
            <text:p>3.34E+16</text:p>
          </table:table-cell>
          <table:table-cell office:value-type="float" office:value="1.2442599999999999E+32" table:style-name="ce2">
            <text:p>1.24E+32</text:p>
          </table:table-cell>
          <table:table-cell office:value-type="float" office:value="8.2745400000000001E+21" table:style-name="ce2">
            <text:p>8.27E+21</text:p>
          </table:table-cell>
          <table:table-cell office:value-type="float" office:value="5.9746500000000005E+21" table:style-name="ce2">
            <text:p>5.97E+21</text:p>
          </table:table-cell>
          <table:table-cell office:value-type="float" office:value="1.4309199999999999E+28" table:style-name="ce2">
            <text:p>1.43E+28</text:p>
          </table:table-cell>
          <table:table-cell office:value-type="float" office:value="1.11097E+43" table:style-name="ce2">
            <text:p>1.11E+43</text:p>
          </table:table-cell>
          <table:table-cell office:value-type="float" office:value="1.3479000000000001E+60" table:style-name="ce2">
            <text:p>1.35E+60</text:p>
          </table:table-cell>
          <table:table-cell office:value-type="float" office:value="6.58546E+18" table:style-name="ce2">
            <text:p>6.59E+18</text:p>
          </table:table-cell>
          <table:table-cell office:value-type="float" office:value="5.7833400000000001E+21" table:style-name="ce2">
            <text:p>5.78E+21</text:p>
          </table:table-cell>
          <table:table-cell office:value-type="float" office:value="1.8779799999999999E+23" table:style-name="ce2">
            <text:p>1.88E+23</text:p>
          </table:table-cell>
          <table:table-cell office:value-type="float" office:value="1.3479E+59" table:formula="of:=AVERAGE([.A204:.J204])" table:style-name="ce2">
            <text:p>1.35E+59</text:p>
          </table:table-cell>
          <table:table-cell table:number-columns-repeated="16373"/>
        </table:table-row>
        <table:table-row table:style-name="ro1">
          <table:table-cell office:value-type="float" office:value="323874000000000" table:style-name="ce2">
            <text:p>3.24E+14</text:p>
          </table:table-cell>
          <table:table-cell office:value-type="float" office:value="1.4479E+32" table:style-name="ce2">
            <text:p>1.45E+32</text:p>
          </table:table-cell>
          <table:table-cell office:value-type="float" office:value="1.20922E+19" table:style-name="ce2">
            <text:p>1.21E+19</text:p>
          </table:table-cell>
          <table:table-cell office:value-type="float" office:value="4.6169E+20" table:style-name="ce2">
            <text:p>4.62E+20</text:p>
          </table:table-cell>
          <table:table-cell office:value-type="float" office:value="1.09492E+28" table:style-name="ce2">
            <text:p>1.09E+28</text:p>
          </table:table-cell>
          <table:table-cell office:value-type="float" office:value="5.40656E+46" table:style-name="ce2">
            <text:p>5.41E+46</text:p>
          </table:table-cell>
          <table:table-cell office:value-type="float" office:value="1.48191E+59" table:style-name="ce2">
            <text:p>1.48E+59</text:p>
          </table:table-cell>
          <table:table-cell office:value-type="float" office:value="6.63621E+18" table:style-name="ce2">
            <text:p>6.64E+18</text:p>
          </table:table-cell>
          <table:table-cell office:value-type="float" office:value="2.1109900000000001E+21" table:style-name="ce2">
            <text:p>2.11E+21</text:p>
          </table:table-cell>
          <table:table-cell office:value-type="float" office:value="4.8448600000000003E+23" table:style-name="ce2">
            <text:p>4.84E+23</text:p>
          </table:table-cell>
          <table:table-cell office:value-type="float" office:value="1.4819100000005406E+58" table:formula="of:=AVERAGE([.A205:.J205])" table:style-name="ce2">
            <text:p>1.48E+58</text:p>
          </table:table-cell>
          <table:table-cell table:number-columns-repeated="16373"/>
        </table:table-row>
        <table:table-row table:style-name="ro1">
          <table:table-cell office:value-type="float" office:value="2.30816E+19" table:style-name="ce2">
            <text:p>2.31E+19</text:p>
          </table:table-cell>
          <table:table-cell office:value-type="float" office:value="1.34039E+32" table:style-name="ce2">
            <text:p>1.34E+32</text:p>
          </table:table-cell>
          <table:table-cell office:value-type="float" office:value="4541080000000000" table:style-name="ce2">
            <text:p>4.54E+15</text:p>
          </table:table-cell>
          <table:table-cell office:value-type="float" office:value="6.8254899999999997E+20" table:style-name="ce2">
            <text:p>6.83E+20</text:p>
          </table:table-cell>
          <table:table-cell office:value-type="float" office:value="2.5425699999999999E+43" table:style-name="ce2">
            <text:p>2.54E+43</text:p>
          </table:table-cell>
          <table:table-cell office:value-type="float" office:value="9.0767599999999991E+37" table:style-name="ce2">
            <text:p>9.08E+37</text:p>
          </table:table-cell>
          <table:table-cell office:value-type="float" office:value="1.8180200000000001E+73" table:style-name="ce2">
            <text:p>1.82E+73</text:p>
          </table:table-cell>
          <table:table-cell office:value-type="float" office:value="2.45538E+19" table:style-name="ce2">
            <text:p>2.46E+19</text:p>
          </table:table-cell>
          <table:table-cell office:value-type="float" office:value="5.7828300000000003E+21" table:style-name="ce2">
            <text:p>5.78E+21</text:p>
          </table:table-cell>
          <table:table-cell office:value-type="float" office:value="1.5300599999999999E+24" table:style-name="ce2">
            <text:p>1.53E+24</text:p>
          </table:table-cell>
          <table:table-cell office:value-type="float" office:value="1.8180200000000002E+72" table:formula="of:=AVERAGE([.A206:.J206])" table:style-name="ce2">
            <text:p>1.82E+72</text:p>
          </table:table-cell>
          <table:table-cell table:number-columns-repeated="16373"/>
        </table:table-row>
        <table:table-row table:style-name="ro1">
          <table:table-cell office:value-type="float" office:value="5.08301E+16" table:style-name="ce2">
            <text:p>5.08E+16</text:p>
          </table:table-cell>
          <table:table-cell office:value-type="float" office:value="5.7460500000000002E+31" table:style-name="ce2">
            <text:p>5.75E+31</text:p>
          </table:table-cell>
          <table:table-cell office:value-type="float" office:value="1.7799800000000001E+24" table:style-name="ce2">
            <text:p>1.78E+24</text:p>
          </table:table-cell>
          <table:table-cell office:value-type="float" office:value="4.6182E+19" table:style-name="ce2">
            <text:p>4.62E+19</text:p>
          </table:table-cell>
          <table:table-cell office:value-type="float" office:value="1.4309199999999999E+28" table:style-name="ce2">
            <text:p>1.43E+28</text:p>
          </table:table-cell>
          <table:table-cell office:value-type="float" office:value="4.7608099999999998E+30" table:style-name="ce2">
            <text:p>4.76E+30</text:p>
          </table:table-cell>
          <table:table-cell office:value-type="float" office:value="2.0019200000000001E+83" table:style-name="ce2">
            <text:p>2.00E+83</text:p>
          </table:table-cell>
          <table:table-cell office:value-type="float" office:value="2.40841E+18" table:style-name="ce2">
            <text:p>2.41E+18</text:p>
          </table:table-cell>
          <table:table-cell office:value-type="float" office:value="1.4053000000000001E+23" table:style-name="ce2">
            <text:p>1.41E+23</text:p>
          </table:table-cell>
          <table:table-cell office:value-type="float" office:value="2.4072599999999998E+22" table:style-name="ce2">
            <text:p>2.41E+22</text:p>
          </table:table-cell>
          <table:table-cell office:value-type="float" office:value="2.00192E+82" table:formula="of:=AVERAGE([.A207:.J207])" table:style-name="ce2">
            <text:p>2.00E+82</text:p>
          </table:table-cell>
          <table:table-cell table:number-columns-repeated="16373"/>
        </table:table-row>
        <table:table-row table:style-name="ro1">
          <table:table-cell office:value-type="float" office:value="432303000000000" table:style-name="ce2">
            <text:p>4.32E+14</text:p>
          </table:table-cell>
          <table:table-cell office:value-type="float" office:value="2.03468E+31" table:style-name="ce2">
            <text:p>2.03E+31</text:p>
          </table:table-cell>
          <table:table-cell office:value-type="float" office:value="3813620000000000" table:style-name="ce2">
            <text:p>3.81E+15</text:p>
          </table:table-cell>
          <table:table-cell office:value-type="float" office:value="1.1349600000000001E+22" table:style-name="ce2">
            <text:p>1.13E+22</text:p>
          </table:table-cell>
          <table:table-cell office:value-type="float" office:value="4.33266E+17" table:style-name="ce2">
            <text:p>4.33E+17</text:p>
          </table:table-cell>
          <table:table-cell office:value-type="float" office:value="3.6017599999999998E+40" table:style-name="ce2">
            <text:p>3.60E+40</text:p>
          </table:table-cell>
          <table:table-cell office:value-type="float" office:value="5.3728099999999999E+89" table:style-name="ce2">
            <text:p>5.37E+89</text:p>
          </table:table-cell>
          <table:table-cell office:value-type="float" office:value="2.91151E+23" table:style-name="ce2">
            <text:p>2.91E+23</text:p>
          </table:table-cell>
          <table:table-cell office:value-type="float" office:value="1.3186500000000001E+25" table:style-name="ce2">
            <text:p>1.32E+25</text:p>
          </table:table-cell>
          <table:table-cell office:value-type="float" office:value="3.9808E+22" table:style-name="ce2">
            <text:p>3.98E+22</text:p>
          </table:table-cell>
          <table:table-cell office:value-type="float" office:value="5.3728100000000002E+88" table:formula="of:=AVERAGE([.A208:.J208])" table:style-name="ce2">
            <text:p>5.37E+88</text:p>
          </table:table-cell>
          <table:table-cell table:number-columns-repeated="16373"/>
        </table:table-row>
        <table:table-row table:style-name="ro1">
          <table:table-cell office:value-type="float" office:value="181692000000000" table:style-name="ce2">
            <text:p>1.82E+14</text:p>
          </table:table-cell>
          <table:table-cell office:value-type="float" office:value="1.2452900000000001E+31" table:style-name="ce2">
            <text:p>1.25E+31</text:p>
          </table:table-cell>
          <table:table-cell office:value-type="float" office:value="2331100000000000" table:style-name="ce2">
            <text:p>2.33E+15</text:p>
          </table:table-cell>
          <table:table-cell office:value-type="float" office:value="2.7040100000000002E+38" table:style-name="ce2">
            <text:p>2.70E+38</text:p>
          </table:table-cell>
          <table:table-cell office:value-type="float" office:value="5.78514E+17" table:style-name="ce2">
            <text:p>5.79E+17</text:p>
          </table:table-cell>
          <table:table-cell office:value-type="float" office:value="1.87825E+37" table:style-name="ce2">
            <text:p>1.88E+37</text:p>
          </table:table-cell>
          <table:table-cell office:value-type="float" office:value="6.3474300000000004E+40" table:style-name="ce2">
            <text:p>6.35E+40</text:p>
          </table:table-cell>
          <table:table-cell office:value-type="float" office:value="1.54565E+17" table:style-name="ce2">
            <text:p>1.55E+17</text:p>
          </table:table-cell>
          <table:table-cell office:value-type="float" office:value="8.6606200000000005E+24" table:style-name="ce2">
            <text:p>8.66E+24</text:p>
          </table:table-cell>
          <table:table-cell office:value-type="float" office:value="3.7426499999999998E+24" table:style-name="ce2">
            <text:p>3.74E+24</text:p>
          </table:table-cell>
          <table:table-cell office:value-type="float" office:value="6.3763483512452912E+39" table:formula="of:=AVERAGE([.A209:.J209])" table:style-name="ce2">
            <text:p>6.38E+39</text:p>
          </table:table-cell>
          <table:table-cell table:number-columns-repeated="16373"/>
        </table:table-row>
        <table:table-row table:style-name="ro1">
          <table:table-cell office:value-type="float" office:value="248350000000000" table:style-name="ce2">
            <text:p>2.48E+14</text:p>
          </table:table-cell>
          <table:table-cell office:value-type="float" office:value="1.98673E+31" table:style-name="ce2">
            <text:p>1.99E+31</text:p>
          </table:table-cell>
          <table:table-cell office:value-type="float" office:value="1.05879E+23" table:style-name="ce2">
            <text:p>1.06E+23</text:p>
          </table:table-cell>
          <table:table-cell office:value-type="float" office:value="4.4177699999999997E+20" table:style-name="ce2">
            <text:p>4.42E+20</text:p>
          </table:table-cell>
          <table:table-cell office:value-type="float" office:value="3.6832500000000002E+32" table:style-name="ce2">
            <text:p>3.68E+32</text:p>
          </table:table-cell>
          <table:table-cell office:value-type="float" office:value="3.59203E+40" table:style-name="ce2">
            <text:p>3.59E+40</text:p>
          </table:table-cell>
          <table:table-cell office:value-type="float" office:value="5.1559099999999999E+40" table:style-name="ce2">
            <text:p>5.16E+40</text:p>
          </table:table-cell>
          <table:table-cell office:value-type="float" office:value="9.88311E+18" table:style-name="ce2">
            <text:p>9.88E+18</text:p>
          </table:table-cell>
          <table:table-cell office:value-type="float" office:value="6.83674E+22" table:style-name="ce2">
            <text:p>6.84E+22</text:p>
          </table:table-cell>
          <table:table-cell office:value-type="float" office:value="1.08709E+24" table:style-name="ce2">
            <text:p>1.09E+24</text:p>
          </table:table-cell>
          <table:table-cell office:value-type="float" office:value="8.7479400388192308E+39" table:formula="of:=AVERAGE([.A210:.J210])" table:style-name="ce2">
            <text:p>8.75E+39</text:p>
          </table:table-cell>
          <table:table-cell table:number-columns-repeated="16373"/>
        </table:table-row>
        <table:table-row table:style-name="ro1">
          <table:table-cell office:value-type="float" office:value="1.30103E+16" table:style-name="ce2">
            <text:p>1.30E+16</text:p>
          </table:table-cell>
          <table:table-cell office:value-type="float" office:value="3.21598E+29" table:style-name="ce2">
            <text:p>3.22E+29</text:p>
          </table:table-cell>
          <table:table-cell office:value-type="float" office:value="4.83026E+20" table:style-name="ce2">
            <text:p>4.83E+20</text:p>
          </table:table-cell>
          <table:table-cell office:value-type="float" office:value="4.5523299999999997E+20" table:style-name="ce2">
            <text:p>4.55E+20</text:p>
          </table:table-cell>
          <table:table-cell office:value-type="float" office:value="7.6124899999999999E+33" table:style-name="ce2">
            <text:p>7.61E+33</text:p>
          </table:table-cell>
          <table:table-cell office:value-type="float" office:value="2.6577200000000001E+46" table:style-name="ce2">
            <text:p>2.66E+46</text:p>
          </table:table-cell>
          <table:table-cell office:value-type="float" office:value="3.1779499999999999E+56" table:style-name="ce2">
            <text:p>3.18E+56</text:p>
          </table:table-cell>
          <table:table-cell office:value-type="float" office:value="4.6201999999999997E+25" table:style-name="ce2">
            <text:p>4.62E+25</text:p>
          </table:table-cell>
          <table:table-cell office:value-type="float" office:value="9.8647700000000004E+25" table:style-name="ce2">
            <text:p>9.86E+25</text:p>
          </table:table-cell>
          <table:table-cell office:value-type="float" office:value="2.0678900000000001E+25" table:style-name="ce2">
            <text:p>2.07E+25</text:p>
          </table:table-cell>
          <table:table-cell office:value-type="float" office:value="3.1779500002657723E+55" table:formula="of:=AVERAGE([.A211:.J211])" table:style-name="ce2">
            <text:p>3.18E+55</text:p>
          </table:table-cell>
          <table:table-cell table:number-columns-repeated="16373"/>
        </table:table-row>
        <table:table-row table:style-name="ro1">
          <table:table-cell office:value-type="float" office:value="140244000000000" table:style-name="ce2">
            <text:p>1.40E+14</text:p>
          </table:table-cell>
          <table:table-cell office:value-type="float" office:value="5.1272500000000001E+31" table:style-name="ce2">
            <text:p>5.13E+31</text:p>
          </table:table-cell>
          <table:table-cell office:value-type="float" office:value="1.85527E+18" table:style-name="ce2">
            <text:p>1.86E+18</text:p>
          </table:table-cell>
          <table:table-cell office:value-type="float" office:value="1.08255E+31" table:style-name="ce2">
            <text:p>1.08E+31</text:p>
          </table:table-cell>
          <table:table-cell office:value-type="float" office:value="3.0478400000000002E+35" table:style-name="ce2">
            <text:p>3.05E+35</text:p>
          </table:table-cell>
          <table:table-cell office:value-type="float" office:value="2.2045800000000001E+34" table:style-name="ce2">
            <text:p>2.20E+34</text:p>
          </table:table-cell>
          <table:table-cell office:value-type="float" office:value="1.3153999999999999E+57" table:style-name="ce2">
            <text:p>1.32E+57</text:p>
          </table:table-cell>
          <table:table-cell office:value-type="float" office:value="9.2102E+19" table:style-name="ce2">
            <text:p>9.21E+19</text:p>
          </table:table-cell>
          <table:table-cell office:value-type="float" office:value="8.6898799999999995E+24" table:style-name="ce2">
            <text:p>8.69E+24</text:p>
          </table:table-cell>
          <table:table-cell office:value-type="float" office:value="8.1490300000000003E+20" table:style-name="ce2">
            <text:p>8.15E+20</text:p>
          </table:table-cell>
          <table:table-cell office:value-type="float" office:value="1.3154E+56" table:formula="of:=AVERAGE([.A212:.J212])" table:style-name="ce2">
            <text:p>1.32E+56</text:p>
          </table:table-cell>
          <table:table-cell table:number-columns-repeated="16373"/>
        </table:table-row>
        <table:table-row table:style-name="ro1">
          <table:table-cell office:value-type="float" office:value="296495000000000" table:style-name="ce2">
            <text:p>2.96E+14</text:p>
          </table:table-cell>
          <table:table-cell office:value-type="float" office:value="6.0803899999999999E+27" table:style-name="ce2">
            <text:p>6.08E+27</text:p>
          </table:table-cell>
          <table:table-cell office:value-type="float" office:value="1.28135E+16" table:style-name="ce2">
            <text:p>1.28E+16</text:p>
          </table:table-cell>
          <table:table-cell office:value-type="float" office:value="1.5830100000000001E+23" table:style-name="ce2">
            <text:p>1.58E+23</text:p>
          </table:table-cell>
          <table:table-cell office:value-type="float" office:value="1.57485E+27" table:style-name="ce2">
            <text:p>1.57E+27</text:p>
          </table:table-cell>
          <table:table-cell office:value-type="float" office:value="3.6758300000000002E+45" table:style-name="ce2">
            <text:p>3.68E+45</text:p>
          </table:table-cell>
          <table:table-cell office:value-type="float" office:value="2.5934799999999999E+68" table:style-name="ce2">
            <text:p>2.59E+68</text:p>
          </table:table-cell>
          <table:table-cell office:value-type="float" office:value="1.9585700000000001E+22" table:style-name="ce2">
            <text:p>1.96E+22</text:p>
          </table:table-cell>
          <table:table-cell office:value-type="float" office:value="180769000000000" table:style-name="ce2">
            <text:p>1.81E+14</text:p>
          </table:table-cell>
          <table:table-cell office:value-type="float" office:value="1.1326E+25" table:style-name="ce2">
            <text:p>1.13E+25</text:p>
          </table:table-cell>
          <table:table-cell office:value-type="float" office:value="2.5934799999999999E+67" table:formula="of:=AVERAGE([.A213:.J213])" table:style-name="ce2">
            <text:p>2.59E+67</text:p>
          </table:table-cell>
          <table:table-cell table:number-columns-repeated="16373"/>
        </table:table-row>
        <table:table-row table:style-name="ro1">
          <table:table-cell office:value-type="float" office:value="8.1370199999999996E+21" table:style-name="ce2">
            <text:p>8.14E+21</text:p>
          </table:table-cell>
          <table:table-cell office:value-type="float" office:value="1.9831100000000001E+31" table:style-name="ce2">
            <text:p>1.98E+31</text:p>
          </table:table-cell>
          <table:table-cell office:value-type="float" office:value="2.69449E+20" table:style-name="ce2">
            <text:p>2.69E+20</text:p>
          </table:table-cell>
          <table:table-cell office:value-type="float" office:value="5.9000499999999997E+20" table:style-name="ce2">
            <text:p>5.90E+20</text:p>
          </table:table-cell>
          <table:table-cell office:value-type="float" office:value="1.6049400000000001E+32" table:style-name="ce2">
            <text:p>1.60E+32</text:p>
          </table:table-cell>
          <table:table-cell office:value-type="float" office:value="9.0147300000000003E+46" table:style-name="ce2">
            <text:p>9.01E+46</text:p>
          </table:table-cell>
          <table:table-cell office:value-type="float" office:value="2.1806799999999998E+93" table:style-name="ce2">
            <text:p>2.18E+93</text:p>
          </table:table-cell>
          <table:table-cell office:value-type="float" office:value="4.6199399999999998E+25" table:style-name="ce2">
            <text:p>4.62E+25</text:p>
          </table:table-cell>
          <table:table-cell office:value-type="float" office:value="1.38529E+25" table:style-name="ce2">
            <text:p>1.39E+25</text:p>
          </table:table-cell>
          <table:table-cell office:value-type="float" office:value="1.7796599999999999E+22" table:style-name="ce2">
            <text:p>1.78E+22</text:p>
          </table:table-cell>
          <table:table-cell office:value-type="float" office:value="2.1806799999999999E+92" table:formula="of:=AVERAGE([.A214:.J214])" table:style-name="ce2">
            <text:p>2.18E+92</text:p>
          </table:table-cell>
          <table:table-cell table:number-columns-repeated="16373"/>
        </table:table-row>
        <table:table-row table:style-name="ro1">
          <table:table-cell office:value-type="float" office:value="219561000000000" table:style-name="ce2">
            <text:p>2.20E+14</text:p>
          </table:table-cell>
          <table:table-cell office:value-type="float" office:value="1.9764800000000001E+31" table:style-name="ce2">
            <text:p>1.98E+31</text:p>
          </table:table-cell>
          <table:table-cell office:value-type="float" office:value="6467450000000000" table:style-name="ce2">
            <text:p>6.47E+15</text:p>
          </table:table-cell>
          <table:table-cell office:value-type="float" office:value="6.0703500000000003E+21" table:style-name="ce2">
            <text:p>6.07E+21</text:p>
          </table:table-cell>
          <table:table-cell office:value-type="float" office:value="1.9606199999999999E+35" table:style-name="ce2">
            <text:p>1.96E+35</text:p>
          </table:table-cell>
          <table:table-cell office:value-type="float" office:value="1.48984E+31" table:style-name="ce2">
            <text:p>1.49E+31</text:p>
          </table:table-cell>
          <table:table-cell office:value-type="float" office:value="7.0434200000000005E+95" table:style-name="ce2">
            <text:p>7.04E+95</text:p>
          </table:table-cell>
          <table:table-cell office:value-type="float" office:value="3.4685500000000003E+20" table:style-name="ce2">
            <text:p>3.47E+20</text:p>
          </table:table-cell>
          <table:table-cell office:value-type="float" office:value="4.0080300000000002E+24" table:style-name="ce2">
            <text:p>4.01E+24</text:p>
          </table:table-cell>
          <table:table-cell office:value-type="float" office:value="1.0017800000000001E+24" table:style-name="ce2">
            <text:p>1.00E+24</text:p>
          </table:table-cell>
          <table:table-cell office:value-type="float" office:value="7.0434200000000002E+94" table:formula="of:=AVERAGE([.A215:.J215])" table:style-name="ce2">
            <text:p>7.04E+94</text:p>
          </table:table-cell>
          <table:table-cell table:number-columns-repeated="16373"/>
        </table:table-row>
        <table:table-row table:style-name="ro1">
          <table:table-cell office:value-type="float" office:value="1.07391E+17" table:style-name="ce2">
            <text:p>1.07E+17</text:p>
          </table:table-cell>
          <table:table-cell office:value-type="float" office:value="5.2261200000000003E+29" table:style-name="ce2">
            <text:p>5.23E+29</text:p>
          </table:table-cell>
          <table:table-cell office:value-type="float" office:value="1.69824E+16" table:style-name="ce2">
            <text:p>1.70E+16</text:p>
          </table:table-cell>
          <table:table-cell office:value-type="float" office:value="8.28072E+18" table:style-name="ce2">
            <text:p>8.28E+18</text:p>
          </table:table-cell>
          <table:table-cell office:value-type="float" office:value="2.6309899999999999E+31" table:style-name="ce2">
            <text:p>2.63E+31</text:p>
          </table:table-cell>
          <table:table-cell office:value-type="float" office:value="1.64027E+36" table:style-name="ce2">
            <text:p>1.64E+36</text:p>
          </table:table-cell>
          <table:table-cell office:value-type="float" office:value="3.7501700000000001E+41" table:style-name="ce2">
            <text:p>3.75E+41</text:p>
          </table:table-cell>
          <table:table-cell office:value-type="float" office:value="1.32871E+19" table:style-name="ce2">
            <text:p>1.33E+19</text:p>
          </table:table-cell>
          <table:table-cell office:value-type="float" office:value="2.5320499999999998E+40" table:style-name="ce2">
            <text:p>2.53E+40</text:p>
          </table:table-cell>
          <table:table-cell office:value-type="float" office:value="1.3562800000000001E+24" table:style-name="ce2">
            <text:p>1.36E+24</text:p>
          </table:table-cell>
          <table:table-cell office:value-type="float" office:value="4.0033914029683251E+40" table:formula="of:=AVERAGE([.A216:.J216])" table:style-name="ce2">
            <text:p>4.00E+40</text:p>
          </table:table-cell>
          <table:table-cell table:number-columns-repeated="16373"/>
        </table:table-row>
        <table:table-row table:style-name="ro1">
          <table:table-cell office:value-type="float" office:value="8074220000000000" table:style-name="ce2">
            <text:p>8.07E+15</text:p>
          </table:table-cell>
          <table:table-cell office:value-type="float" office:value="8.6903499999999994E+28" table:style-name="ce2">
            <text:p>8.69E+28</text:p>
          </table:table-cell>
          <table:table-cell office:value-type="float" office:value="3930910000000000" table:style-name="ce2">
            <text:p>3.93E+15</text:p>
          </table:table-cell>
          <table:table-cell office:value-type="float" office:value="5.8316100000000005E+21" table:style-name="ce2">
            <text:p>5.83E+21</text:p>
          </table:table-cell>
          <table:table-cell office:value-type="float" office:value="8.9097699999999997E+33" table:style-name="ce2">
            <text:p>8.91E+33</text:p>
          </table:table-cell>
          <table:table-cell office:value-type="float" office:value="9.0828400000000006E+47" table:style-name="ce2">
            <text:p>9.08E+47</text:p>
          </table:table-cell>
          <table:table-cell office:value-type="float" office:value="7.81069E+63" table:style-name="ce2">
            <text:p>7.81E+63</text:p>
          </table:table-cell>
          <table:table-cell office:value-type="float" office:value="8.5619900000000004E+22" table:style-name="ce2">
            <text:p>8.56E+22</text:p>
          </table:table-cell>
          <table:table-cell office:value-type="float" office:value="4.4252200000000002E+24" table:style-name="ce2">
            <text:p>4.43E+24</text:p>
          </table:table-cell>
          <table:table-cell office:value-type="float" office:value="1.6088399999999999E+26" table:style-name="ce2">
            <text:p>1.61E+26</text:p>
          </table:table-cell>
          <table:table-cell office:value-type="float" office:value="7.8106900000000011E+62" table:formula="of:=AVERAGE([.A217:.J217])" table:style-name="ce2">
            <text:p>7.81E+62</text:p>
          </table:table-cell>
          <table:table-cell table:number-columns-repeated="16373"/>
        </table:table-row>
        <table:table-row table:style-name="ro1">
          <table:table-cell office:value-type="float" office:value="1.0499299999999999E+21" table:style-name="ce2">
            <text:p>1.05E+21</text:p>
          </table:table-cell>
          <table:table-cell office:value-type="float" office:value="3.9458900000000002E+27" table:style-name="ce2">
            <text:p>3.95E+27</text:p>
          </table:table-cell>
          <table:table-cell office:value-type="float" office:value="7.3927199999999996E+23" table:style-name="ce2">
            <text:p>7.39E+23</text:p>
          </table:table-cell>
          <table:table-cell office:value-type="float" office:value="5.2895100000000003E+20" table:style-name="ce2">
            <text:p>5.29E+20</text:p>
          </table:table-cell>
          <table:table-cell office:value-type="float" office:value="1.67524E+16" table:style-name="ce2">
            <text:p>1.68E+16</text:p>
          </table:table-cell>
          <table:table-cell office:value-type="float" office:value="4.2934300000000001E+43" table:style-name="ce2">
            <text:p>4.29E+43</text:p>
          </table:table-cell>
          <table:table-cell office:value-type="float" office:value="8.9149500000000002E+43" table:style-name="ce2">
            <text:p>8.91E+43</text:p>
          </table:table-cell>
          <table:table-cell office:value-type="float" office:value="3.4944499999999998E+23" table:style-name="ce2">
            <text:p>3.49E+23</text:p>
          </table:table-cell>
          <table:table-cell office:value-type="float" office:value="6.2140000000000001E+22" table:style-name="ce2">
            <text:p>6.21E+22</text:p>
          </table:table-cell>
          <table:table-cell office:value-type="float" office:value="4.8347699999999998E+23" table:style-name="ce2">
            <text:p>4.83E+23</text:p>
          </table:table-cell>
          <table:table-cell office:value-type="float" office:value="1.3208380000000002E+43" table:formula="of:=AVERAGE([.A218:.J218])" table:style-name="ce2">
            <text:p>1.32E+43</text:p>
          </table:table-cell>
          <table:table-cell table:number-columns-repeated="16373"/>
        </table:table-row>
        <table:table-row table:style-name="ro1">
          <table:table-cell office:value-type="float" office:value="1.08492E+16" table:style-name="ce2">
            <text:p>1.08E+16</text:p>
          </table:table-cell>
          <table:table-cell office:value-type="float" office:value="1.9155599999999999E+31" table:style-name="ce2">
            <text:p>1.92E+31</text:p>
          </table:table-cell>
          <table:table-cell office:value-type="float" office:value="4.0818600000000002E+26" table:style-name="ce2">
            <text:p>4.08E+26</text:p>
          </table:table-cell>
          <table:table-cell office:value-type="float" office:value="1.5218600000000001E+24" table:style-name="ce2">
            <text:p>1.52E+24</text:p>
          </table:table-cell>
          <table:table-cell office:value-type="float" office:value="3.47267E+32" table:style-name="ce2">
            <text:p>3.47E+32</text:p>
          </table:table-cell>
          <table:table-cell office:value-type="float" office:value="3.8897299999999999E+43" table:style-name="ce2">
            <text:p>3.89E+43</text:p>
          </table:table-cell>
          <table:table-cell office:value-type="float" office:value="4.1618299999999997E+60" table:style-name="ce2">
            <text:p>4.16E+60</text:p>
          </table:table-cell>
          <table:table-cell office:value-type="float" office:value="1.08778E+20" table:style-name="ce2">
            <text:p>1.09E+20</text:p>
          </table:table-cell>
          <table:table-cell office:value-type="float" office:value="1.72571E+25" table:style-name="ce2">
            <text:p>1.73E+25</text:p>
          </table:table-cell>
          <table:table-cell office:value-type="float" office:value="8.1772199999999996E+22" table:style-name="ce2">
            <text:p>8.18E+22</text:p>
          </table:table-cell>
          <table:table-cell office:value-type="float" office:value="4.1618299999999993E+59" table:formula="of:=AVERAGE([.A219:.J219])" table:style-name="ce2">
            <text:p>4.16E+59</text:p>
          </table:table-cell>
          <table:table-cell table:number-columns-repeated="16373"/>
        </table:table-row>
        <table:table-row table:style-name="ro1">
          <table:table-cell office:value-type="float" office:value="3.38469E+19" table:style-name="ce2">
            <text:p>3.38E+19</text:p>
          </table:table-cell>
          <table:table-cell office:value-type="float" office:value="5.7899400000000001E+31" table:style-name="ce2">
            <text:p>5.79E+31</text:p>
          </table:table-cell>
          <table:table-cell office:value-type="float" office:value="71835900000000" table:style-name="ce2">
            <text:p>7.18E+13</text:p>
          </table:table-cell>
          <table:table-cell office:value-type="float" office:value="7.2033700000000007E+35" table:style-name="ce2">
            <text:p>7.20E+35</text:p>
          </table:table-cell>
          <table:table-cell office:value-type="float" office:value="5.9940699999999997E+35" table:style-name="ce2">
            <text:p>5.99E+35</text:p>
          </table:table-cell>
          <table:table-cell office:value-type="float" office:value="1.5529000000000001E+29" table:style-name="ce2">
            <text:p>1.55E+29</text:p>
          </table:table-cell>
          <table:table-cell office:value-type="float" office:value="1.48631E+48" table:style-name="ce2">
            <text:p>1.49E+48</text:p>
          </table:table-cell>
          <table:table-cell office:value-type="float" office:value="1.0366299999999999E+23" table:style-name="ce2">
            <text:p>1.04E+23</text:p>
          </table:table-cell>
          <table:table-cell office:value-type="float" office:value="158346000000000" table:style-name="ce2">
            <text:p>1.58E+14</text:p>
          </table:table-cell>
          <table:table-cell office:value-type="float" office:value="2.40775E+22" table:style-name="ce2">
            <text:p>2.41E+22</text:p>
          </table:table-cell>
          <table:table-cell office:value-type="float" office:value="1.4863100000013198E+47" table:formula="of:=AVERAGE([.A220:.J220])" table:style-name="ce2">
            <text:p>1.49E+47</text:p>
          </table:table-cell>
          <table:table-cell table:number-columns-repeated="16373"/>
        </table:table-row>
        <table:table-row table:style-name="ro1">
          <table:table-cell office:value-type="float" office:value="6.63215E+16" table:style-name="ce2">
            <text:p>6.63E+16</text:p>
          </table:table-cell>
          <table:table-cell office:value-type="float" office:value="5.0110199999999997E+29" table:style-name="ce2">
            <text:p>5.01E+29</text:p>
          </table:table-cell>
          <table:table-cell office:value-type="float" office:value="1.0592E+21" table:style-name="ce2">
            <text:p>1.06E+21</text:p>
          </table:table-cell>
          <table:table-cell office:value-type="float" office:value="9.93808E+20" table:style-name="ce2">
            <text:p>9.94E+20</text:p>
          </table:table-cell>
          <table:table-cell office:value-type="float" office:value="8.55204E+18" table:style-name="ce2">
            <text:p>8.55E+18</text:p>
          </table:table-cell>
          <table:table-cell office:value-type="float" office:value="3.1703699999999998E+34" table:style-name="ce2">
            <text:p>3.17E+34</text:p>
          </table:table-cell>
          <table:table-cell office:value-type="float" office:value="7.8757299999999998E+61" table:style-name="ce2">
            <text:p>7.88E+61</text:p>
          </table:table-cell>
          <table:table-cell office:value-type="float" office:value="4.6199399999999998E+25" table:style-name="ce2">
            <text:p>4.62E+25</text:p>
          </table:table-cell>
          <table:table-cell office:value-type="float" office:value="5.8285399999999996E+21" table:style-name="ce2">
            <text:p>5.83E+21</text:p>
          </table:table-cell>
          <table:table-cell office:value-type="float" office:value="1.22217E+22" table:style-name="ce2">
            <text:p>1.22E+22</text:p>
          </table:table-cell>
          <table:table-cell office:value-type="float" office:value="7.8757300000000003E+60" table:formula="of:=AVERAGE([.A221:.J221])" table:style-name="ce2">
            <text:p>7.88E+60</text:p>
          </table:table-cell>
          <table:table-cell table:number-columns-repeated="16373"/>
        </table:table-row>
        <table:table-row table:style-name="ro1">
          <table:table-cell office:value-type="float" office:value="8459250000000000" table:style-name="ce2">
            <text:p>8.46E+15</text:p>
          </table:table-cell>
          <table:table-cell office:value-type="float" office:value="1.26848E+32" table:style-name="ce2">
            <text:p>1.27E+32</text:p>
          </table:table-cell>
          <table:table-cell office:value-type="float" office:value="9.4571700000000007E+21" table:style-name="ce2">
            <text:p>9.46E+21</text:p>
          </table:table-cell>
          <table:table-cell office:value-type="float" office:value="1.5322599999999999E+24" table:style-name="ce2">
            <text:p>1.53E+24</text:p>
          </table:table-cell>
          <table:table-cell office:value-type="float" office:value="2.5608000000000002E+43" table:style-name="ce2">
            <text:p>2.56E+43</text:p>
          </table:table-cell>
          <table:table-cell office:value-type="float" office:value="6.1846900000000001E+40" table:style-name="ce2">
            <text:p>6.18E+40</text:p>
          </table:table-cell>
          <table:table-cell office:value-type="float" office:value="3.6847800000000002E+65" table:style-name="ce2">
            <text:p>3.68E+65</text:p>
          </table:table-cell>
          <table:table-cell office:value-type="float" office:value="1.54165E+28" table:style-name="ce2">
            <text:p>1.54E+28</text:p>
          </table:table-cell>
          <table:table-cell office:value-type="float" office:value="5.75782E+22" table:style-name="ce2">
            <text:p>5.76E+22</text:p>
          </table:table-cell>
          <table:table-cell office:value-type="float" office:value="1.1423200000000001E+22" table:style-name="ce2">
            <text:p>1.14E+22</text:p>
          </table:table-cell>
          <table:table-cell office:value-type="float" office:value="3.6847800000000004E+64" table:formula="of:=AVERAGE([.A222:.J222])" table:style-name="ce2">
            <text:p>3.68E+64</text:p>
          </table:table-cell>
          <table:table-cell table:number-columns-repeated="16373"/>
        </table:table-row>
        <table:table-row table:style-name="ro1">
          <table:table-cell office:value-type="float" office:value="3.01435E+16" table:style-name="ce2">
            <text:p>3.01E+16</text:p>
          </table:table-cell>
          <table:table-cell office:value-type="float" office:value="4.9441599999999997E+32" table:style-name="ce2">
            <text:p>4.94E+32</text:p>
          </table:table-cell>
          <table:table-cell office:value-type="float" office:value="9.5703499999999993E+21" table:style-name="ce2">
            <text:p>9.57E+21</text:p>
          </table:table-cell>
          <table:table-cell office:value-type="float" office:value="1.5733600000000001E+23" table:style-name="ce2">
            <text:p>1.57E+23</text:p>
          </table:table-cell>
          <table:table-cell office:value-type="float" office:value="2.29924E+27" table:style-name="ce2">
            <text:p>2.30E+27</text:p>
          </table:table-cell>
          <table:table-cell office:value-type="float" office:value="3.3098500000000001E+46" table:style-name="ce2">
            <text:p>3.31E+46</text:p>
          </table:table-cell>
          <table:table-cell office:value-type="float" office:value="7.8148500000000004E+63" table:style-name="ce2">
            <text:p>7.81E+63</text:p>
          </table:table-cell>
          <table:table-cell office:value-type="float" office:value="4.6183799999999999E+25" table:style-name="ce2">
            <text:p>4.62E+25</text:p>
          </table:table-cell>
          <table:table-cell office:value-type="float" office:value="1.7800199999999999E+25" table:style-name="ce2">
            <text:p>1.78E+25</text:p>
          </table:table-cell>
          <table:table-cell office:value-type="float" office:value="3.51385E+22" table:style-name="ce2">
            <text:p>3.51E+22</text:p>
          </table:table-cell>
          <table:table-cell office:value-type="float" office:value="7.8148500000000005E+62" table:formula="of:=AVERAGE([.A223:.J223])" table:style-name="ce2">
            <text:p>7.81E+62</text:p>
          </table:table-cell>
          <table:table-cell table:number-columns-repeated="16373"/>
        </table:table-row>
        <table:table-row table:style-name="ro1">
          <table:table-cell office:value-type="float" office:value="3.4599900000000003E+20" table:style-name="ce2">
            <text:p>3.46E+20</text:p>
          </table:table-cell>
          <table:table-cell office:value-type="float" office:value="3.8030699999999999E+31" table:style-name="ce2">
            <text:p>3.80E+31</text:p>
          </table:table-cell>
          <table:table-cell office:value-type="float" office:value="2.5542E+19" table:style-name="ce2">
            <text:p>2.55E+19</text:p>
          </table:table-cell>
          <table:table-cell office:value-type="float" office:value="1.02984E+20" table:style-name="ce2">
            <text:p>1.03E+20</text:p>
          </table:table-cell>
          <table:table-cell office:value-type="float" office:value="1.5077399999999999E+27" table:style-name="ce2">
            <text:p>1.51E+27</text:p>
          </table:table-cell>
          <table:table-cell office:value-type="float" office:value="7.8975500000000006E+47" table:style-name="ce2">
            <text:p>7.90E+47</text:p>
          </table:table-cell>
          <table:table-cell office:value-type="float" office:value="6.3785999999999995E+89" table:style-name="ce2">
            <text:p>6.38E+89</text:p>
          </table:table-cell>
          <table:table-cell office:value-type="float" office:value="1.98333E+19" table:style-name="ce2">
            <text:p>1.98E+19</text:p>
          </table:table-cell>
          <table:table-cell office:value-type="float" office:value="9.4360200000000004E+24" table:style-name="ce2">
            <text:p>9.44E+24</text:p>
          </table:table-cell>
          <table:table-cell office:value-type="float" office:value="2.2483299999999999E+23" table:style-name="ce2">
            <text:p>2.25E+23</text:p>
          </table:table-cell>
          <table:table-cell office:value-type="float" office:value="6.3785999999999989E+88" table:formula="of:=AVERAGE([.A224:.J224])" table:style-name="ce2">
            <text:p>6.38E+88</text:p>
          </table:table-cell>
          <table:table-cell table:number-columns-repeated="16373"/>
        </table:table-row>
        <table:table-row table:style-name="ro1">
          <table:table-cell office:value-type="float" office:value="717676000000000" table:style-name="ce2">
            <text:p>7.18E+14</text:p>
          </table:table-cell>
          <table:table-cell office:value-type="float" office:value="1.4854100000000001E+28" table:style-name="ce2">
            <text:p>1.49E+28</text:p>
          </table:table-cell>
          <table:table-cell office:value-type="float" office:value="3784190000000000" table:style-name="ce2">
            <text:p>3.78E+15</text:p>
          </table:table-cell>
          <table:table-cell office:value-type="float" office:value="7.8297400000000007E+20" table:style-name="ce2">
            <text:p>7.83E+20</text:p>
          </table:table-cell>
          <table:table-cell office:value-type="float" office:value="2.5803800000000001E+43" table:style-name="ce2">
            <text:p>2.58E+43</text:p>
          </table:table-cell>
          <table:table-cell office:value-type="float" office:value="1.6808800000000001E+35" table:style-name="ce2">
            <text:p>1.68E+35</text:p>
          </table:table-cell>
          <table:table-cell office:value-type="float" office:value="3.1231099999999999E+48" table:style-name="ce2">
            <text:p>3.12E+48</text:p>
          </table:table-cell>
          <table:table-cell office:value-type="float" office:value="1.4483999999999999E+22" table:style-name="ce2">
            <text:p>1.45E+22</text:p>
          </table:table-cell>
          <table:table-cell office:value-type="float" office:value="2.1134299999999999E+31" table:style-name="ce2">
            <text:p>2.11E+31</text:p>
          </table:table-cell>
          <table:table-cell office:value-type="float" office:value="1.6456399999999999E+25" table:style-name="ce2">
            <text:p>1.65E+25</text:p>
          </table:table-cell>
          <table:table-cell office:value-type="float" office:value="3.1231358038001677E+47" table:formula="of:=AVERAGE([.A225:.J225])" table:style-name="ce2">
            <text:p>3.12E+47</text:p>
          </table:table-cell>
          <table:table-cell table:number-columns-repeated="16373"/>
        </table:table-row>
        <table:table-row table:style-name="ro1">
          <table:table-cell office:value-type="float" office:value="1.09736E+16" table:style-name="ce2">
            <text:p>1.10E+16</text:p>
          </table:table-cell>
          <table:table-cell office:value-type="float" office:value="1.4004099999999999E+32" table:style-name="ce2">
            <text:p>1.40E+32</text:p>
          </table:table-cell>
          <table:table-cell office:value-type="float" office:value="2.25136E+16" table:style-name="ce2">
            <text:p>2.25E+16</text:p>
          </table:table-cell>
          <table:table-cell office:value-type="float" office:value="5.16132E+20" table:style-name="ce2">
            <text:p>5.16E+20</text:p>
          </table:table-cell>
          <table:table-cell office:value-type="float" office:value="8.5550099999999999E+25" table:style-name="ce2">
            <text:p>8.56E+25</text:p>
          </table:table-cell>
          <table:table-cell office:value-type="float" office:value="9.2791100000000005E+48" table:style-name="ce2">
            <text:p>9.28E+48</text:p>
          </table:table-cell>
          <table:table-cell office:value-type="float" office:value="2.4122299999999999E+64" table:style-name="ce2">
            <text:p>2.41E+64</text:p>
          </table:table-cell>
          <table:table-cell office:value-type="float" office:value="2.01014E+24" table:style-name="ce2">
            <text:p>2.01E+24</text:p>
          </table:table-cell>
          <table:table-cell office:value-type="float" office:value="5.8574600000000001E+40" table:style-name="ce2">
            <text:p>5.86E+40</text:p>
          </table:table-cell>
          <table:table-cell office:value-type="float" office:value="4.8637199999999998E+23" table:style-name="ce2">
            <text:p>4.86E+23</text:p>
          </table:table-cell>
          <table:table-cell office:value-type="float" office:value="2.4122300000000008E+63" table:formula="of:=AVERAGE([.A226:.J226])" table:style-name="ce2">
            <text:p>2.41E+63</text:p>
          </table:table-cell>
          <table:table-cell table:number-columns-repeated="16373"/>
        </table:table-row>
        <table:table-row table:style-name="ro1">
          <table:table-cell office:value-type="float" office:value="9350770000000000" table:style-name="ce2">
            <text:p>9.35E+15</text:p>
          </table:table-cell>
          <table:table-cell office:value-type="float" office:value="1.2051700000000001E+32" table:style-name="ce2">
            <text:p>1.21E+32</text:p>
          </table:table-cell>
          <table:table-cell office:value-type="float" office:value="1.0347299999999999E+21" table:style-name="ce2">
            <text:p>1.03E+21</text:p>
          </table:table-cell>
          <table:table-cell office:value-type="float" office:value="2.13598E+37" table:style-name="ce2">
            <text:p>2.14E+37</text:p>
          </table:table-cell>
          <table:table-cell office:value-type="float" office:value="1.92109E+26" table:style-name="ce2">
            <text:p>1.92E+26</text:p>
          </table:table-cell>
          <table:table-cell office:value-type="float" office:value="2.1480000000000001E+32" table:style-name="ce2">
            <text:p>2.15E+32</text:p>
          </table:table-cell>
          <table:table-cell office:value-type="float" office:value="7.7235299999999998E+74" table:style-name="ce2">
            <text:p>7.72E+74</text:p>
          </table:table-cell>
          <table:table-cell office:value-type="float" office:value="1.54165E+28" table:style-name="ce2">
            <text:p>1.54E+28</text:p>
          </table:table-cell>
          <table:table-cell office:value-type="float" office:value="2.08365E+17" table:style-name="ce2">
            <text:p>2.08E+17</text:p>
          </table:table-cell>
          <table:table-cell office:value-type="float" office:value="4.1279900000000001E+22" table:style-name="ce2">
            <text:p>4.13E+22</text:p>
          </table:table-cell>
          <table:table-cell office:value-type="float" office:value="7.7235299999999993E+73" table:formula="of:=AVERAGE([.A227:.J227])" table:style-name="ce2">
            <text:p>7.72E+73</text:p>
          </table:table-cell>
          <table:table-cell table:number-columns-repeated="16373"/>
        </table:table-row>
        <table:table-row table:style-name="ro1">
          <table:table-cell office:value-type="float" office:value="3.3867E+19" table:style-name="ce2">
            <text:p>3.39E+19</text:p>
          </table:table-cell>
          <table:table-cell office:value-type="float" office:value="5.1000899999999998E+32" table:style-name="ce2">
            <text:p>5.10E+32</text:p>
          </table:table-cell>
          <table:table-cell office:value-type="float" office:value="7.25356E+16" table:style-name="ce2">
            <text:p>7.25E+16</text:p>
          </table:table-cell>
          <table:table-cell office:value-type="float" office:value="5.4956099999999997E+26" table:style-name="ce2">
            <text:p>5.50E+26</text:p>
          </table:table-cell>
          <table:table-cell office:value-type="float" office:value="4.4848300000000003E+25" table:style-name="ce2">
            <text:p>4.48E+25</text:p>
          </table:table-cell>
          <table:table-cell office:value-type="float" office:value="8.2776900000000005E+46" table:style-name="ce2">
            <text:p>8.28E+46</text:p>
          </table:table-cell>
          <table:table-cell office:value-type="float" office:value="1.6177300000000001E+81" table:style-name="ce2">
            <text:p>1.62E+81</text:p>
          </table:table-cell>
          <table:table-cell office:value-type="float" office:value="1.54233E+28" table:style-name="ce2">
            <text:p>1.54E+28</text:p>
          </table:table-cell>
          <table:table-cell office:value-type="float" office:value="2.22734E+28" table:style-name="ce2">
            <text:p>2.23E+28</text:p>
          </table:table-cell>
          <table:table-cell office:value-type="float" office:value="4.4334199999999999E+22" table:style-name="ce2">
            <text:p>4.43E+22</text:p>
          </table:table-cell>
          <table:table-cell office:value-type="float" office:value="1.6177300000000001E+80" table:formula="of:=AVERAGE([.A228:.J228])" table:style-name="ce2">
            <text:p>1.62E+80</text:p>
          </table:table-cell>
          <table:table-cell table:number-columns-repeated="16373"/>
        </table:table-row>
        <table:table-row table:style-name="ro1">
          <table:table-cell office:value-type="float" office:value="116780000000000" table:style-name="ce2">
            <text:p>1.17E+14</text:p>
          </table:table-cell>
          <table:table-cell office:value-type="float" office:value="1.28539E+32" table:style-name="ce2">
            <text:p>1.29E+32</text:p>
          </table:table-cell>
          <table:table-cell office:value-type="float" office:value="2837430000000" table:style-name="ce2">
            <text:p>2.84E+12</text:p>
          </table:table-cell>
          <table:table-cell office:value-type="float" office:value="5.3613100000000003E+20" table:style-name="ce2">
            <text:p>5.36E+20</text:p>
          </table:table-cell>
          <table:table-cell office:value-type="float" office:value="8.5524799999999995E+25" table:style-name="ce2">
            <text:p>8.55E+25</text:p>
          </table:table-cell>
          <table:table-cell office:value-type="float" office:value="7.30644E+30" table:style-name="ce2">
            <text:p>7.31E+30</text:p>
          </table:table-cell>
          <table:table-cell office:value-type="float" office:value="9.2728400000000003E+63" table:style-name="ce2">
            <text:p>9.27E+63</text:p>
          </table:table-cell>
          <table:table-cell office:value-type="float" office:value="7.45174E+18" table:style-name="ce2">
            <text:p>7.45E+18</text:p>
          </table:table-cell>
          <table:table-cell office:value-type="float" office:value="1.7858599999999999E+25" table:style-name="ce2">
            <text:p>1.79E+25</text:p>
          </table:table-cell>
          <table:table-cell office:value-type="float" office:value="3.2298499999999998E+22" table:style-name="ce2">
            <text:p>3.23E+22</text:p>
          </table:table-cell>
          <table:table-cell office:value-type="float" office:value="9.2728400000000011E+62" table:formula="of:=AVERAGE([.A229:.J229])" table:style-name="ce2">
            <text:p>9.27E+62</text:p>
          </table:table-cell>
          <table:table-cell table:number-columns-repeated="16373"/>
        </table:table-row>
        <table:table-row table:style-name="ro1">
          <table:table-cell office:value-type="float" office:value="1.04817E+19" table:style-name="ce2">
            <text:p>1.05E+19</text:p>
          </table:table-cell>
          <table:table-cell office:value-type="float" office:value="1.10996E+28" table:style-name="ce2">
            <text:p>1.11E+28</text:p>
          </table:table-cell>
          <table:table-cell office:value-type="float" office:value="1.77711E+18" table:style-name="ce2">
            <text:p>1.78E+18</text:p>
          </table:table-cell>
          <table:table-cell office:value-type="float" office:value="5.4955999999999999E+26" table:style-name="ce2">
            <text:p>5.50E+26</text:p>
          </table:table-cell>
          <table:table-cell office:value-type="float" office:value="9.1444599999999998E+30" table:style-name="ce2">
            <text:p>9.14E+30</text:p>
          </table:table-cell>
          <table:table-cell office:value-type="float" office:value="3.7509200000000001E+43" table:style-name="ce2">
            <text:p>3.75E+43</text:p>
          </table:table-cell>
          <table:table-cell office:value-type="float" office:value="8.9824499999999997E+86" table:style-name="ce2">
            <text:p>8.98E+86</text:p>
          </table:table-cell>
          <table:table-cell office:value-type="float" office:value="4.6200600000000004E+25" table:style-name="ce2">
            <text:p>4.62E+25</text:p>
          </table:table-cell>
          <table:table-cell office:value-type="float" office:value="4.2025799999999998E+24" table:style-name="ce2">
            <text:p>4.20E+24</text:p>
          </table:table-cell>
          <table:table-cell office:value-type="float" office:value="3.2655099999999997E+24" table:style-name="ce2">
            <text:p>3.27E+24</text:p>
          </table:table-cell>
          <table:table-cell office:value-type="float" office:value="8.9824499999999997E+85" table:formula="of:=AVERAGE([.A230:.J230])" table:style-name="ce2">
            <text:p>8.98E+85</text:p>
          </table:table-cell>
          <table:table-cell table:number-columns-repeated="16373"/>
        </table:table-row>
        <table:table-row table:style-name="ro1">
          <table:table-cell office:value-type="float" office:value="1.94972E+17" table:style-name="ce2">
            <text:p>1.95E+17</text:p>
          </table:table-cell>
          <table:table-cell office:value-type="float" office:value="6.1593500000000005E+27" table:style-name="ce2">
            <text:p>6.16E+27</text:p>
          </table:table-cell>
          <table:table-cell office:value-type="float" office:value="31551400000000" table:style-name="ce2">
            <text:p>3.16E+13</text:p>
          </table:table-cell>
          <table:table-cell office:value-type="float" office:value="4.25882E+20" table:style-name="ce2">
            <text:p>4.26E+20</text:p>
          </table:table-cell>
          <table:table-cell office:value-type="float" office:value="3.0334299999999999E+35" table:style-name="ce2">
            <text:p>3.03E+35</text:p>
          </table:table-cell>
          <table:table-cell office:value-type="float" office:value="1.46598E+32" table:style-name="ce2">
            <text:p>1.47E+32</text:p>
          </table:table-cell>
          <table:table-cell office:value-type="float" office:value="1.29657E+67" table:style-name="ce2">
            <text:p>1.30E+67</text:p>
          </table:table-cell>
          <table:table-cell office:value-type="float" office:value="1.00423E+29" table:style-name="ce2">
            <text:p>1.00E+29</text:p>
          </table:table-cell>
          <table:table-cell office:value-type="float" office:value="9.0853199999999997E+24" table:style-name="ce2">
            <text:p>9.09E+24</text:p>
          </table:table-cell>
          <table:table-cell office:value-type="float" office:value="3.22919E+22" table:style-name="ce2">
            <text:p>3.23E+22</text:p>
          </table:table-cell>
          <table:table-cell office:value-type="float" office:value="1.29657E+66" table:formula="of:=AVERAGE([.A231:.J231])" table:style-name="ce2">
            <text:p>1.30E+66</text:p>
          </table:table-cell>
          <table:table-cell table:number-columns-repeated="16373"/>
        </table:table-row>
        <table:table-row table:style-name="ro1">
          <table:table-cell office:value-type="float" office:value="159192000000000" table:style-name="ce2">
            <text:p>1.59E+14</text:p>
          </table:table-cell>
          <table:table-cell office:value-type="float" office:value="1.9096300000000001E+31" table:style-name="ce2">
            <text:p>1.91E+31</text:p>
          </table:table-cell>
          <table:table-cell office:value-type="float" office:value="6.31232E+20" table:style-name="ce2">
            <text:p>6.31E+20</text:p>
          </table:table-cell>
          <table:table-cell office:value-type="float" office:value="5.29593E+19" table:style-name="ce2">
            <text:p>5.30E+19</text:p>
          </table:table-cell>
          <table:table-cell office:value-type="float" office:value="3.0034899999999997E+27" table:style-name="ce2">
            <text:p>3.00E+27</text:p>
          </table:table-cell>
          <table:table-cell office:value-type="float" office:value="1.6748699999999999E+45" table:style-name="ce2">
            <text:p>1.67E+45</text:p>
          </table:table-cell>
          <table:table-cell office:value-type="float" office:value="1.2884700000000001E+59" table:style-name="ce2">
            <text:p>1.29E+59</text:p>
          </table:table-cell>
          <table:table-cell office:value-type="float" office:value="8.91662E+19" table:style-name="ce2">
            <text:p>8.92E+19</text:p>
          </table:table-cell>
          <table:table-cell office:value-type="float" office:value="7.0277100000000005E+24" table:style-name="ce2">
            <text:p>7.03E+24</text:p>
          </table:table-cell>
          <table:table-cell office:value-type="float" office:value="1.3659599999999999E+22" table:style-name="ce2">
            <text:p>1.37E+22</text:p>
          </table:table-cell>
          <table:table-cell office:value-type="float" office:value="1.2884700000000169E+58" table:formula="of:=AVERAGE([.A232:.J232])" table:style-name="ce2">
            <text:p>1.29E+58</text:p>
          </table:table-cell>
          <table:table-cell table:number-columns-repeated="16373"/>
        </table:table-row>
        <table:table-row table:style-name="ro1">
          <table:table-cell office:value-type="float" office:value="7761220000000000" table:style-name="ce2">
            <text:p>7.76E+15</text:p>
          </table:table-cell>
          <table:table-cell office:value-type="float" office:value="5.3294599999999997E+32" table:style-name="ce2">
            <text:p>5.33E+32</text:p>
          </table:table-cell>
          <table:table-cell office:value-type="float" office:value="3.45459E+19" table:style-name="ce2">
            <text:p>3.45E+19</text:p>
          </table:table-cell>
          <table:table-cell office:value-type="float" office:value="9.0180999999999999E+21" table:style-name="ce2">
            <text:p>9.02E+21</text:p>
          </table:table-cell>
          <table:table-cell office:value-type="float" office:value="1.49963E+26" table:style-name="ce2">
            <text:p>1.50E+26</text:p>
          </table:table-cell>
          <table:table-cell office:value-type="float" office:value="6.5191199999999999E+46" table:style-name="ce2">
            <text:p>6.52E+46</text:p>
          </table:table-cell>
          <table:table-cell office:value-type="float" office:value="2.8637900000000003E+64" table:style-name="ce2">
            <text:p>2.86E+64</text:p>
          </table:table-cell>
          <table:table-cell office:value-type="float" office:value="1.3658999999999999E+24" table:style-name="ce2">
            <text:p>1.37E+24</text:p>
          </table:table-cell>
          <table:table-cell office:value-type="float" office:value="1.0285300000000001E+25" table:style-name="ce2">
            <text:p>1.03E+25</text:p>
          </table:table-cell>
          <table:table-cell office:value-type="float" office:value="1.56669E+25" table:style-name="ce2">
            <text:p>1.57E+25</text:p>
          </table:table-cell>
          <table:table-cell office:value-type="float" office:value="2.8637900000000003E+63" table:formula="of:=AVERAGE([.A233:.J233])" table:style-name="ce2">
            <text:p>2.86E+63</text:p>
          </table:table-cell>
          <table:table-cell table:number-columns-repeated="16373"/>
        </table:table-row>
        <table:table-row table:style-name="ro1">
          <table:table-cell office:value-type="float" office:value="185144000000000" table:style-name="ce2">
            <text:p>1.85E+14</text:p>
          </table:table-cell>
          <table:table-cell office:value-type="float" office:value="9.9302900000000005E+30" table:style-name="ce2">
            <text:p>9.93E+30</text:p>
          </table:table-cell>
          <table:table-cell office:value-type="float" office:value="5450120000000000" table:style-name="ce2">
            <text:p>5.45E+15</text:p>
          </table:table-cell>
          <table:table-cell office:value-type="float" office:value="2.8467499999999998E+22" table:style-name="ce2">
            <text:p>2.85E+22</text:p>
          </table:table-cell>
          <table:table-cell office:value-type="float" office:value="1.0139199999999999E+26" table:style-name="ce2">
            <text:p>1.01E+26</text:p>
          </table:table-cell>
          <table:table-cell office:value-type="float" office:value="6.4812799999999998E+32" table:style-name="ce2">
            <text:p>6.48E+32</text:p>
          </table:table-cell>
          <table:table-cell office:value-type="float" office:value="5.2620199999999999E+79" table:style-name="ce2">
            <text:p>5.26E+79</text:p>
          </table:table-cell>
          <table:table-cell office:value-type="float" office:value="1.99734E+19" table:style-name="ce2">
            <text:p>2.00E+19</text:p>
          </table:table-cell>
          <table:table-cell office:value-type="float" office:value="1.0211100000000001E+22" table:style-name="ce2">
            <text:p>1.02E+22</text:p>
          </table:table-cell>
          <table:table-cell office:value-type="float" office:value="1.36456E+23" table:style-name="ce2">
            <text:p>1.36E+23</text:p>
          </table:table-cell>
          <table:table-cell office:value-type="float" office:value="5.26202E+78" table:formula="of:=AVERAGE([.A234:.J234])" table:style-name="ce2">
            <text:p>5.26E+78</text:p>
          </table:table-cell>
          <table:table-cell table:number-columns-repeated="16373"/>
        </table:table-row>
        <table:table-row table:style-name="ro1">
          <table:table-cell office:value-type="float" office:value="3.46052E+20" table:style-name="ce2">
            <text:p>3.46E+20</text:p>
          </table:table-cell>
          <table:table-cell office:value-type="float" office:value="1.39326E+32" table:style-name="ce2">
            <text:p>1.39E+32</text:p>
          </table:table-cell>
          <table:table-cell office:value-type="float" office:value="83012200000000" table:style-name="ce2">
            <text:p>8.30E+13</text:p>
          </table:table-cell>
          <table:table-cell office:value-type="float" office:value="1.6192300000000001E+21" table:style-name="ce2">
            <text:p>1.62E+21</text:p>
          </table:table-cell>
          <table:table-cell office:value-type="float" office:value="2.5829E+20" table:style-name="ce2">
            <text:p>2.58E+20</text:p>
          </table:table-cell>
          <table:table-cell office:value-type="float" office:value="4.0143800000000001E+32" table:style-name="ce2">
            <text:p>4.01E+32</text:p>
          </table:table-cell>
          <table:table-cell office:value-type="float" office:value="6.7772000000000005E+79" table:style-name="ce2">
            <text:p>6.78E+79</text:p>
          </table:table-cell>
          <table:table-cell office:value-type="float" office:value="1.05217E+26" table:style-name="ce2">
            <text:p>1.05E+26</text:p>
          </table:table-cell>
          <table:table-cell office:value-type="float" office:value="2.7088800000000001E+37" table:style-name="ce2">
            <text:p>2.71E+37</text:p>
          </table:table-cell>
          <table:table-cell office:value-type="float" office:value="7.9412800000000003E+23" table:style-name="ce2">
            <text:p>7.94E+23</text:p>
          </table:table-cell>
          <table:table-cell office:value-type="float" office:value="6.7772000000000005E+78" table:formula="of:=AVERAGE([.A235:.J235])" table:style-name="ce2">
            <text:p>6.78E+78</text:p>
          </table:table-cell>
          <table:table-cell table:number-columns-repeated="16373"/>
        </table:table-row>
        <table:table-row table:style-name="ro1">
          <table:table-cell office:value-type="float" office:value="3.4030099999999997E+20" table:style-name="ce2">
            <text:p>3.40E+20</text:p>
          </table:table-cell>
          <table:table-cell office:value-type="float" office:value="1.9263799999999999E+31" table:style-name="ce2">
            <text:p>1.93E+31</text:p>
          </table:table-cell>
          <table:table-cell office:value-type="float" office:value="4207660000000000" table:style-name="ce2">
            <text:p>4.21E+15</text:p>
          </table:table-cell>
          <table:table-cell office:value-type="float" office:value="1.7035000000000001E+21" table:style-name="ce2">
            <text:p>1.70E+21</text:p>
          </table:table-cell>
          <table:table-cell office:value-type="float" office:value="5.1312600000000002E+31" table:style-name="ce2">
            <text:p>5.13E+31</text:p>
          </table:table-cell>
          <table:table-cell office:value-type="float" office:value="1.6748699999999999E+45" table:style-name="ce2">
            <text:p>1.67E+45</text:p>
          </table:table-cell>
          <table:table-cell office:value-type="float" office:value="5.6498699999999996E+80" table:style-name="ce2">
            <text:p>5.65E+80</text:p>
          </table:table-cell>
          <table:table-cell office:value-type="float" office:value="8.8134600000000007E+22" table:style-name="ce2">
            <text:p>8.81E+22</text:p>
          </table:table-cell>
          <table:table-cell office:value-type="float" office:value="5.7815500000000003E+21" table:style-name="ce2">
            <text:p>5.78E+21</text:p>
          </table:table-cell>
          <table:table-cell office:value-type="float" office:value="6.0933000000000001E+22" table:style-name="ce2">
            <text:p>6.09E+22</text:p>
          </table:table-cell>
          <table:table-cell office:value-type="float" office:value="5.6498699999999998E+79" table:formula="of:=AVERAGE([.A236:.J236])" table:style-name="ce2">
            <text:p>5.65E+79</text:p>
          </table:table-cell>
          <table:table-cell table:number-columns-repeated="16373"/>
        </table:table-row>
        <table:table-row table:style-name="ro1">
          <table:table-cell office:value-type="float" office:value="960889000000000" table:style-name="ce2">
            <text:p>9.61E+14</text:p>
          </table:table-cell>
          <table:table-cell office:value-type="float" office:value="2.99215E+28" table:style-name="ce2">
            <text:p>2.99E+28</text:p>
          </table:table-cell>
          <table:table-cell office:value-type="float" office:value="3.9951900000000001E+23" table:style-name="ce2">
            <text:p>4.00E+23</text:p>
          </table:table-cell>
          <table:table-cell office:value-type="float" office:value="6.6180999999999999E+21" table:style-name="ce2">
            <text:p>6.62E+21</text:p>
          </table:table-cell>
          <table:table-cell office:value-type="float" office:value="8.08767E+17" table:style-name="ce2">
            <text:p>8.09E+17</text:p>
          </table:table-cell>
          <table:table-cell office:value-type="float" office:value="2.4680099999999998E+32" table:style-name="ce2">
            <text:p>2.47E+32</text:p>
          </table:table-cell>
          <table:table-cell office:value-type="float" office:value="7.3715799999999996E+47" table:style-name="ce2">
            <text:p>7.37E+47</text:p>
          </table:table-cell>
          <table:table-cell office:value-type="float" office:value="3.22277E+18" table:style-name="ce2">
            <text:p>3.22E+18</text:p>
          </table:table-cell>
          <table:table-cell office:value-type="float" office:value="9.0266699999999995E+24" table:style-name="ce2">
            <text:p>9.03E+24</text:p>
          </table:table-cell>
          <table:table-cell office:value-type="float" office:value="1.89092E+23" table:style-name="ce2">
            <text:p>1.89E+23</text:p>
          </table:table-cell>
          <table:table-cell office:value-type="float" office:value="7.3715800000000033E+46" table:formula="of:=AVERAGE([.A237:.J237])" table:style-name="ce2">
            <text:p>7.37E+46</text:p>
          </table:table-cell>
          <table:table-cell table:number-columns-repeated="16373"/>
        </table:table-row>
        <table:table-row table:style-name="ro1">
          <table:table-cell office:value-type="float" office:value="648697000000000" table:style-name="ce2">
            <text:p>6.49E+14</text:p>
          </table:table-cell>
          <table:table-cell office:value-type="float" office:value="2.9508099999999999E+39" table:style-name="ce2">
            <text:p>2.95E+39</text:p>
          </table:table-cell>
          <table:table-cell office:value-type="float" office:value="2.37437E+18" table:style-name="ce2">
            <text:p>2.37E+18</text:p>
          </table:table-cell>
          <table:table-cell office:value-type="float" office:value="1.5222299999999999E+24" table:style-name="ce2">
            <text:p>1.52E+24</text:p>
          </table:table-cell>
          <table:table-cell office:value-type="float" office:value="1.5891000000000001E+21" table:style-name="ce2">
            <text:p>1.59E+21</text:p>
          </table:table-cell>
          <table:table-cell office:value-type="float" office:value="1.7727899999999999E+43" table:style-name="ce2">
            <text:p>1.77E+43</text:p>
          </table:table-cell>
          <table:table-cell office:value-type="float" office:value="3.3392499999999997E+54" table:style-name="ce2">
            <text:p>3.34E+54</text:p>
          </table:table-cell>
          <table:table-cell office:value-type="float" office:value="1.5441E+22" table:style-name="ce2">
            <text:p>1.54E+22</text:p>
          </table:table-cell>
          <table:table-cell office:value-type="float" office:value="2.7089199999999999E+37" table:style-name="ce2">
            <text:p>2.71E+37</text:p>
          </table:table-cell>
          <table:table-cell office:value-type="float" office:value="1.6693400000000001E+25" table:style-name="ce2">
            <text:p>1.67E+25</text:p>
          </table:table-cell>
          <table:table-cell office:value-type="float" office:value="3.3392500000177304E+53" table:formula="of:=AVERAGE([.A238:.J238])" table:style-name="ce2">
            <text:p>3.34E+53</text:p>
          </table:table-cell>
          <table:table-cell table:number-columns-repeated="16373"/>
        </table:table-row>
        <table:table-row table:style-name="ro1">
          <table:table-cell office:value-type="float" office:value="3.76032E+16" table:style-name="ce2">
            <text:p>3.76E+16</text:p>
          </table:table-cell>
          <table:table-cell office:value-type="float" office:value="9.9056300000000002E+32" table:style-name="ce2">
            <text:p>9.91E+32</text:p>
          </table:table-cell>
          <table:table-cell office:value-type="float" office:value="1.8254099999999999E+21" table:style-name="ce2">
            <text:p>1.83E+21</text:p>
          </table:table-cell>
          <table:table-cell office:value-type="float" office:value="1.9374400000000001E+40" table:style-name="ce2">
            <text:p>1.94E+40</text:p>
          </table:table-cell>
          <table:table-cell office:value-type="float" office:value="3.10617E+30" table:style-name="ce2">
            <text:p>3.11E+30</text:p>
          </table:table-cell>
          <table:table-cell office:value-type="float" office:value="6.1754099999999999E+48" table:style-name="ce2">
            <text:p>6.18E+48</text:p>
          </table:table-cell>
          <table:table-cell office:value-type="float" office:value="2.4123600000000001E+64" table:style-name="ce2">
            <text:p>2.41E+64</text:p>
          </table:table-cell>
          <table:table-cell office:value-type="float" office:value="4.6271799999999997E+25" table:style-name="ce2">
            <text:p>4.63E+25</text:p>
          </table:table-cell>
          <table:table-cell office:value-type="float" office:value="5.7799099999999995E+21" table:style-name="ce2">
            <text:p>5.78E+21</text:p>
          </table:table-cell>
          <table:table-cell office:value-type="float" office:value="1.5993900000000001E+23" table:style-name="ce2">
            <text:p>1.60E+23</text:p>
          </table:table-cell>
          <table:table-cell office:value-type="float" office:value="2.4123600000000006E+63" table:formula="of:=AVERAGE([.A239:.J239])" table:style-name="ce2">
            <text:p>2.41E+63</text:p>
          </table:table-cell>
          <table:table-cell table:number-columns-repeated="16373"/>
        </table:table-row>
        <table:table-row table:style-name="ro1">
          <table:table-cell office:value-type="float" office:value="349851000000000" table:style-name="ce2">
            <text:p>3.50E+14</text:p>
          </table:table-cell>
          <table:table-cell office:value-type="float" office:value="1.8737899999999999E+31" table:style-name="ce2">
            <text:p>1.87E+31</text:p>
          </table:table-cell>
          <table:table-cell office:value-type="float" office:value="1888140000000000" table:style-name="ce2">
            <text:p>1.89E+15</text:p>
          </table:table-cell>
          <table:table-cell office:value-type="float" office:value="2.6440699999999998E+38" table:style-name="ce2">
            <text:p>2.64E+38</text:p>
          </table:table-cell>
          <table:table-cell office:value-type="float" office:value="5.8105200000000005E+37" table:style-name="ce2">
            <text:p>5.81E+37</text:p>
          </table:table-cell>
          <table:table-cell office:value-type="float" office:value="2.1045300000000001E+29" table:style-name="ce2">
            <text:p>2.10E+29</text:p>
          </table:table-cell>
          <table:table-cell office:value-type="float" office:value="2.83375E+55" table:style-name="ce2">
            <text:p>2.83E+55</text:p>
          </table:table-cell>
          <table:table-cell office:value-type="float" office:value="8.5369699999999999E+22" table:style-name="ce2">
            <text:p>8.54E+22</text:p>
          </table:table-cell>
          <table:table-cell office:value-type="float" office:value="6.2338699999999997E+40" table:style-name="ce2">
            <text:p>6.23E+40</text:p>
          </table:table-cell>
          <table:table-cell office:value-type="float" office:value="1.5484700000000001E+22" table:style-name="ce2">
            <text:p>1.55E+22</text:p>
          </table:table-cell>
          <table:table-cell office:value-type="float" office:value="2.8337500000000061E+54" table:formula="of:=AVERAGE([.A240:.J240])" table:style-name="ce2">
            <text:p>2.83E+54</text:p>
          </table:table-cell>
          <table:table-cell table:number-columns-repeated="16373"/>
        </table:table-row>
        <table:table-row table:style-name="ro1">
          <table:table-cell office:value-type="float" office:value="1.2855E+16" table:style-name="ce2">
            <text:p>1.29E+16</text:p>
          </table:table-cell>
          <table:table-cell office:value-type="float" office:value="1.47262E+32" table:style-name="ce2">
            <text:p>1.47E+32</text:p>
          </table:table-cell>
          <table:table-cell office:value-type="float" office:value="1.40238E+18" table:style-name="ce2">
            <text:p>1.40E+18</text:p>
          </table:table-cell>
          <table:table-cell office:value-type="float" office:value="2.21271E+24" table:style-name="ce2">
            <text:p>2.21E+24</text:p>
          </table:table-cell>
          <table:table-cell office:value-type="float" office:value="4.57702E+28" table:style-name="ce2">
            <text:p>4.58E+28</text:p>
          </table:table-cell>
          <table:table-cell office:value-type="float" office:value="2.6576700000000002E+24" table:style-name="ce2">
            <text:p>2.66E+24</text:p>
          </table:table-cell>
          <table:table-cell office:value-type="float" office:value="1.08567E+61" table:style-name="ce2">
            <text:p>1.09E+61</text:p>
          </table:table-cell>
          <table:table-cell office:value-type="float" office:value="8.6629699999999996E+22" table:style-name="ce2">
            <text:p>8.66E+22</text:p>
          </table:table-cell>
          <table:table-cell office:value-type="float" office:value="1.8837E+23" table:style-name="ce2">
            <text:p>1.88E+23</text:p>
          </table:table-cell>
          <table:table-cell office:value-type="float" office:value="1.5547799999999999E+25" table:style-name="ce2">
            <text:p>1.55E+25</text:p>
          </table:table-cell>
          <table:table-cell office:value-type="float" office:value="1.0856700000000001E+60" table:formula="of:=AVERAGE([.A241:.J241])" table:style-name="ce2">
            <text:p>1.09E+60</text:p>
          </table:table-cell>
          <table:table-cell table:number-columns-repeated="16373"/>
        </table:table-row>
        <table:table-row table:style-name="ro1">
          <table:table-cell office:value-type="float" office:value="323047000000000" table:style-name="ce2">
            <text:p>3.23E+14</text:p>
          </table:table-cell>
          <table:table-cell office:value-type="float" office:value="4.5829599999999998E+32" table:style-name="ce2">
            <text:p>4.58E+32</text:p>
          </table:table-cell>
          <table:table-cell office:value-type="float" office:value="3670670000000000" table:style-name="ce2">
            <text:p>3.67E+15</text:p>
          </table:table-cell>
          <table:table-cell office:value-type="float" office:value="2.15855E+37" table:style-name="ce2">
            <text:p>2.16E+37</text:p>
          </table:table-cell>
          <table:table-cell office:value-type="float" office:value="3.2699200000000001E+35" table:style-name="ce2">
            <text:p>3.27E+35</text:p>
          </table:table-cell>
          <table:table-cell office:value-type="float" office:value="4.47544E+30" table:style-name="ce2">
            <text:p>4.48E+30</text:p>
          </table:table-cell>
          <table:table-cell office:value-type="float" office:value="3.1932999999999998E+64" table:style-name="ce2">
            <text:p>3.19E+64</text:p>
          </table:table-cell>
          <table:table-cell office:value-type="float" office:value="4.13824E+19" table:style-name="ce2">
            <text:p>4.14E+19</text:p>
          </table:table-cell>
          <table:table-cell office:value-type="float" office:value="2.60303E+23" table:style-name="ce2">
            <text:p>2.60E+23</text:p>
          </table:table-cell>
          <table:table-cell office:value-type="float" office:value="6.4557100000000005E+23" table:style-name="ce2">
            <text:p>6.46E+23</text:p>
          </table:table-cell>
          <table:table-cell office:value-type="float" office:value="3.1932999999999999E+63" table:formula="of:=AVERAGE([.A242:.J242])" table:style-name="ce2">
            <text:p>3.19E+63</text:p>
          </table:table-cell>
          <table:table-cell table:number-columns-repeated="16373"/>
        </table:table-row>
        <table:table-row table:style-name="ro1">
          <table:table-cell office:value-type="float" office:value="3.0485299999999999E+22" table:style-name="ce2">
            <text:p>3.05E+22</text:p>
          </table:table-cell>
          <table:table-cell office:value-type="float" office:value="1.2600499999999999E+34" table:style-name="ce2">
            <text:p>1.26E+34</text:p>
          </table:table-cell>
          <table:table-cell office:value-type="float" office:value="3.98541E+19" table:style-name="ce2">
            <text:p>3.99E+19</text:p>
          </table:table-cell>
          <table:table-cell office:value-type="float" office:value="3.4612300000000003E+20" table:style-name="ce2">
            <text:p>3.46E+20</text:p>
          </table:table-cell>
          <table:table-cell office:value-type="float" office:value="8.6678799999999994E+30" table:style-name="ce2">
            <text:p>8.67E+30</text:p>
          </table:table-cell>
          <table:table-cell office:value-type="float" office:value="1.35049E+45" table:style-name="ce2">
            <text:p>1.35E+45</text:p>
          </table:table-cell>
          <table:table-cell office:value-type="float" office:value="8.4864699999999999E+67" table:style-name="ce2">
            <text:p>8.49E+67</text:p>
          </table:table-cell>
          <table:table-cell office:value-type="float" office:value="4.13356E+19" table:style-name="ce2">
            <text:p>4.13E+19</text:p>
          </table:table-cell>
          <table:table-cell office:value-type="float" office:value="6.2679799999999999E+34" table:style-name="ce2">
            <text:p>6.27E+34</text:p>
          </table:table-cell>
          <table:table-cell office:value-type="float" office:value="1.5877099999999998E+23" table:style-name="ce2">
            <text:p>1.59E+23</text:p>
          </table:table-cell>
          <table:table-cell office:value-type="float" office:value="8.4864700000000002E+66" table:formula="of:=AVERAGE([.A243:.J243])" table:style-name="ce2">
            <text:p>8.49E+66</text:p>
          </table:table-cell>
          <table:table-cell table:number-columns-repeated="16373"/>
        </table:table-row>
        <table:table-row table:style-name="ro1">
          <table:table-cell office:value-type="float" office:value="243404000000000" table:style-name="ce2">
            <text:p>2.43E+14</text:p>
          </table:table-cell>
          <table:table-cell office:value-type="float" office:value="2.0100700000000001E+31" table:style-name="ce2">
            <text:p>2.01E+31</text:p>
          </table:table-cell>
          <table:table-cell office:value-type="float" office:value="2.4212300000000001E+34" table:style-name="ce2">
            <text:p>2.42E+34</text:p>
          </table:table-cell>
          <table:table-cell office:value-type="float" office:value="4.8279900000000003E+20" table:style-name="ce2">
            <text:p>4.83E+20</text:p>
          </table:table-cell>
          <table:table-cell office:value-type="float" office:value="9.2747199999999998E+33" table:style-name="ce2">
            <text:p>9.27E+33</text:p>
          </table:table-cell>
          <table:table-cell office:value-type="float" office:value="3.75516E+36" table:style-name="ce2">
            <text:p>3.76E+36</text:p>
          </table:table-cell>
          <table:table-cell office:value-type="float" office:value="4.0363399999999997E+38" table:style-name="ce2">
            <text:p>4.04E+38</text:p>
          </table:table-cell>
          <table:table-cell office:value-type="float" office:value="4.79619E+19" table:style-name="ce2">
            <text:p>4.80E+19</text:p>
          </table:table-cell>
          <table:table-cell office:value-type="float" office:value="5.94927E+26" table:style-name="ce2">
            <text:p>5.95E+26</text:p>
          </table:table-cell>
          <table:table-cell office:value-type="float" office:value="1.8597099999999999E+24" table:style-name="ce2">
            <text:p>1.86E+24</text:p>
          </table:table-cell>
          <table:table-cell office:value-type="float" office:value="4.074226671212968E+37" table:formula="of:=AVERAGE([.A244:.J244])" table:style-name="ce2">
            <text:p>4.07E+37</text:p>
          </table:table-cell>
          <table:table-cell table:number-columns-repeated="16373"/>
        </table:table-row>
        <table:table-row table:style-name="ro1">
          <table:table-cell office:value-type="float" office:value="376238000000000" table:style-name="ce2">
            <text:p>3.76E+14</text:p>
          </table:table-cell>
          <table:table-cell office:value-type="float" office:value="2.01054E+31" table:style-name="ce2">
            <text:p>2.01E+31</text:p>
          </table:table-cell>
          <table:table-cell office:value-type="float" office:value="77436500000000" table:style-name="ce2">
            <text:p>7.74E+13</text:p>
          </table:table-cell>
          <table:table-cell office:value-type="float" office:value="1.7103500000000001E+21" table:style-name="ce2">
            <text:p>1.71E+21</text:p>
          </table:table-cell>
          <table:table-cell office:value-type="float" office:value="6.22586E+18" table:style-name="ce2">
            <text:p>6.23E+18</text:p>
          </table:table-cell>
          <table:table-cell office:value-type="float" office:value="6.52197E+46" table:style-name="ce2">
            <text:p>6.52E+46</text:p>
          </table:table-cell>
          <table:table-cell office:value-type="float" office:value="1.7203599999999999E+59" table:style-name="ce2">
            <text:p>1.72E+59</text:p>
          </table:table-cell>
          <table:table-cell office:value-type="float" office:value="4.78545E+19" table:style-name="ce2">
            <text:p>4.79E+19</text:p>
          </table:table-cell>
          <table:table-cell office:value-type="float" office:value="7.1829200000000004E+22" table:style-name="ce2">
            <text:p>7.18E+22</text:p>
          </table:table-cell>
          <table:table-cell office:value-type="float" office:value="3.2339299999999999E+23" table:style-name="ce2">
            <text:p>3.23E+23</text:p>
          </table:table-cell>
          <table:table-cell office:value-type="float" office:value="1.7203600000006522E+58" table:formula="of:=AVERAGE([.A245:.J245])" table:style-name="ce2">
            <text:p>1.72E+58</text:p>
          </table:table-cell>
          <table:table-cell table:number-columns-repeated="16373"/>
        </table:table-row>
        <table:table-row table:style-name="ro1">
          <table:table-cell office:value-type="float" office:value="1.08133E+19" table:style-name="ce2">
            <text:p>1.08E+19</text:p>
          </table:table-cell>
          <table:table-cell office:value-type="float" office:value="6.2305400000000003E+32" table:style-name="ce2">
            <text:p>6.23E+32</text:p>
          </table:table-cell>
          <table:table-cell office:value-type="float" office:value="1.11177E+22" table:style-name="ce2">
            <text:p>1.11E+22</text:p>
          </table:table-cell>
          <table:table-cell office:value-type="float" office:value="1.43564E+21" table:style-name="ce2">
            <text:p>1.44E+21</text:p>
          </table:table-cell>
          <table:table-cell office:value-type="float" office:value="4.5606300000000003E+36" table:style-name="ce2">
            <text:p>4.56E+36</text:p>
          </table:table-cell>
          <table:table-cell office:value-type="float" office:value="5.11248E+46" table:style-name="ce2">
            <text:p>5.11E+46</text:p>
          </table:table-cell>
          <table:table-cell office:value-type="float" office:value="1.88131E+48" table:style-name="ce2">
            <text:p>1.88E+48</text:p>
          </table:table-cell>
          <table:table-cell office:value-type="float" office:value="1.20861E+17" table:style-name="ce2">
            <text:p>1.21E+17</text:p>
          </table:table-cell>
          <table:table-cell office:value-type="float" office:value="1.02159E+23" table:style-name="ce2">
            <text:p>1.02E+23</text:p>
          </table:table-cell>
          <table:table-cell office:value-type="float" office:value="1.94016E+22" table:style-name="ce2">
            <text:p>1.94E+22</text:p>
          </table:table-cell>
          <table:table-cell office:value-type="float" office:value="1.9324348000045612E+47" table:formula="of:=AVERAGE([.A246:.J246])" table:style-name="ce2">
            <text:p>1.93E+47</text:p>
          </table:table-cell>
          <table:table-cell table:number-columns-repeated="16373"/>
        </table:table-row>
        <table:table-row table:style-name="ro1">
          <table:table-cell office:value-type="float" office:value="325214000000000" table:style-name="ce2">
            <text:p>3.25E+14</text:p>
          </table:table-cell>
          <table:table-cell office:value-type="float" office:value="6.1747500000000002E+32" table:style-name="ce2">
            <text:p>6.17E+32</text:p>
          </table:table-cell>
          <table:table-cell office:value-type="float" office:value="7389000000000000" table:style-name="ce2">
            <text:p>7.39E+15</text:p>
          </table:table-cell>
          <table:table-cell office:value-type="float" office:value="1.9374400000000001E+40" table:style-name="ce2">
            <text:p>1.94E+40</text:p>
          </table:table-cell>
          <table:table-cell office:value-type="float" office:value="1.69064E+29" table:style-name="ce2">
            <text:p>1.69E+29</text:p>
          </table:table-cell>
          <table:table-cell office:value-type="float" office:value="2.46581E+32" table:style-name="ce2">
            <text:p>2.47E+32</text:p>
          </table:table-cell>
          <table:table-cell office:value-type="float" office:value="4.4871600000000002E+45" table:style-name="ce2">
            <text:p>4.49E+45</text:p>
          </table:table-cell>
          <table:table-cell office:value-type="float" office:value="8.2633E+19" table:style-name="ce2">
            <text:p>8.26E+19</text:p>
          </table:table-cell>
          <table:table-cell office:value-type="float" office:value="9.9228700000000008E+24" table:style-name="ce2">
            <text:p>9.92E+24</text:p>
          </table:table-cell>
          <table:table-cell office:value-type="float" office:value="4.4924400000000001E+32" table:style-name="ce2">
            <text:p>4.49E+32</text:p>
          </table:table-cell>
          <table:table-cell office:value-type="float" office:value="4.4871793744013137E+44" table:formula="of:=AVERAGE([.A247:.J247])" table:style-name="ce2">
            <text:p>4.49E+44</text:p>
          </table:table-cell>
          <table:table-cell table:number-columns-repeated="16373"/>
        </table:table-row>
        <table:table-row table:style-name="ro1">
          <table:table-cell office:value-type="float" office:value="1.32799E+17" table:style-name="ce2">
            <text:p>1.33E+17</text:p>
          </table:table-cell>
          <table:table-cell office:value-type="float" office:value="2.55025E+29" table:style-name="ce2">
            <text:p>2.55E+29</text:p>
          </table:table-cell>
          <table:table-cell office:value-type="float" office:value="7959710000000000" table:style-name="ce2">
            <text:p>7.96E+15</text:p>
          </table:table-cell>
          <table:table-cell office:value-type="float" office:value="1.11513E+22" table:style-name="ce2">
            <text:p>1.12E+22</text:p>
          </table:table-cell>
          <table:table-cell office:value-type="float" office:value="3.4491699999999997E+26" table:style-name="ce2">
            <text:p>3.45E+26</text:p>
          </table:table-cell>
          <table:table-cell office:value-type="float" office:value="4.2781800000000003E+30" table:style-name="ce2">
            <text:p>4.28E+30</text:p>
          </table:table-cell>
          <table:table-cell office:value-type="float" office:value="7.3019400000000003E+61" table:style-name="ce2">
            <text:p>7.30E+61</text:p>
          </table:table-cell>
          <table:table-cell office:value-type="float" office:value="4.13526E+19" table:style-name="ce2">
            <text:p>4.14E+19</text:p>
          </table:table-cell>
          <table:table-cell office:value-type="float" office:value="9.9495899999999991E+24" table:style-name="ce2">
            <text:p>9.95E+24</text:p>
          </table:table-cell>
          <table:table-cell office:value-type="float" office:value="1.8304E+23" table:style-name="ce2">
            <text:p>1.83E+23</text:p>
          </table:table-cell>
          <table:table-cell office:value-type="float" office:value="7.3019400000000009E+60" table:formula="of:=AVERAGE([.A248:.J248])" table:style-name="ce2">
            <text:p>7.30E+60</text:p>
          </table:table-cell>
          <table:table-cell table:number-columns-repeated="16373"/>
        </table:table-row>
        <table:table-row table:style-name="ro1">
          <table:table-cell office:value-type="float" office:value="1.79846E+19" table:style-name="ce2">
            <text:p>1.80E+19</text:p>
          </table:table-cell>
          <table:table-cell office:value-type="float" office:value="2.5912600000000001E+29" table:style-name="ce2">
            <text:p>2.59E+29</text:p>
          </table:table-cell>
          <table:table-cell office:value-type="float" office:value="9.7771300000000002E+27" table:style-name="ce2">
            <text:p>9.78E+27</text:p>
          </table:table-cell>
          <table:table-cell office:value-type="float" office:value="2.15855E+37" table:style-name="ce2">
            <text:p>2.16E+37</text:p>
          </table:table-cell>
          <table:table-cell office:value-type="float" office:value="8.54047E+18" table:style-name="ce2">
            <text:p>8.54E+18</text:p>
          </table:table-cell>
          <table:table-cell office:value-type="float" office:value="3.1913499999999999E+48" table:style-name="ce2">
            <text:p>3.19E+48</text:p>
          </table:table-cell>
          <table:table-cell office:value-type="float" office:value="2.3928600000000001E+43" table:style-name="ce2">
            <text:p>2.39E+43</text:p>
          </table:table-cell>
          <table:table-cell office:value-type="float" office:value="1.3835699999999999E+24" table:style-name="ce2">
            <text:p>1.38E+24</text:p>
          </table:table-cell>
          <table:table-cell office:value-type="float" office:value="7.8333900000000005E+22" table:style-name="ce2">
            <text:p>7.83E+22</text:p>
          </table:table-cell>
          <table:table-cell office:value-type="float" office:value="6.1767600000000001E+25" table:style-name="ce2">
            <text:p>6.18E+25</text:p>
          </table:table-cell>
          <table:table-cell office:value-type="float" office:value="3.1913739286215859E+47" table:formula="of:=AVERAGE([.A249:.J249])" table:style-name="ce2">
            <text:p>3.19E+47</text:p>
          </table:table-cell>
          <table:table-cell table:number-columns-repeated="16373"/>
        </table:table-row>
        <table:table-row table:style-name="ro1">
          <table:table-cell office:value-type="float" office:value="9.01788E+20" table:style-name="ce2">
            <text:p>9.02E+20</text:p>
          </table:table-cell>
          <table:table-cell office:value-type="float" office:value="2.49413E+27" table:style-name="ce2">
            <text:p>2.49E+27</text:p>
          </table:table-cell>
          <table:table-cell office:value-type="float" office:value="7.91472E+21" table:style-name="ce2">
            <text:p>7.91E+21</text:p>
          </table:table-cell>
          <table:table-cell office:value-type="float" office:value="1.6154200000000001E+21" table:style-name="ce2">
            <text:p>1.62E+21</text:p>
          </table:table-cell>
          <table:table-cell office:value-type="float" office:value="6.3946099999999998E+31" table:style-name="ce2">
            <text:p>6.39E+31</text:p>
          </table:table-cell>
          <table:table-cell office:value-type="float" office:value="4.7634499999999997E+47" table:style-name="ce2">
            <text:p>4.76E+47</text:p>
          </table:table-cell>
          <table:table-cell office:value-type="float" office:value="4.5710300000000004E+40" table:style-name="ce2">
            <text:p>4.57E+40</text:p>
          </table:table-cell>
          <table:table-cell office:value-type="float" office:value="3.7231299999999997E+23" table:style-name="ce2">
            <text:p>3.72E+23</text:p>
          </table:table-cell>
          <table:table-cell office:value-type="float" office:value="3.7318399999999998E+25" table:style-name="ce2">
            <text:p>3.73E+25</text:p>
          </table:table-cell>
          <table:table-cell office:value-type="float" office:value="1.8094400000000001E+23" table:style-name="ce2">
            <text:p>1.81E+23</text:p>
          </table:table-cell>
          <table:table-cell office:value-type="float" office:value="4.7634504571030002E+46" table:formula="of:=AVERAGE([.A250:.J250])" table:style-name="ce2">
            <text:p>4.76E+46</text:p>
          </table:table-cell>
          <table:table-cell table:number-columns-repeated="16373"/>
        </table:table-row>
        <table:table-row table:style-name="ro1">
          <table:table-cell office:value-type="float" office:value="7.46775E+16" table:style-name="ce2">
            <text:p>7.47E+16</text:p>
          </table:table-cell>
          <table:table-cell office:value-type="float" office:value="1.9095000000000001E+31" table:style-name="ce2">
            <text:p>1.91E+31</text:p>
          </table:table-cell>
          <table:table-cell office:value-type="float" office:value="1.6594300000000001E+28" table:style-name="ce2">
            <text:p>1.66E+28</text:p>
          </table:table-cell>
          <table:table-cell office:value-type="float" office:value="6.2088E+20" table:style-name="ce2">
            <text:p>6.21E+20</text:p>
          </table:table-cell>
          <table:table-cell office:value-type="float" office:value="1.96417E+19" table:style-name="ce2">
            <text:p>1.96E+19</text:p>
          </table:table-cell>
          <table:table-cell office:value-type="float" office:value="3.8929400000000002E+48" table:style-name="ce2">
            <text:p>3.89E+48</text:p>
          </table:table-cell>
          <table:table-cell office:value-type="float" office:value="1.5612500000000001E+45" table:style-name="ce2">
            <text:p>1.56E+45</text:p>
          </table:table-cell>
          <table:table-cell office:value-type="float" office:value="1.0390700000000001E+23" table:style-name="ce2">
            <text:p>1.04E+23</text:p>
          </table:table-cell>
          <table:table-cell office:value-type="float" office:value="2.1844399999999999E+36" table:style-name="ce2">
            <text:p>2.18E+36</text:p>
          </table:table-cell>
          <table:table-cell office:value-type="float" office:value="1.2231399999999999E+26" table:style-name="ce2">
            <text:p>1.22E+26</text:p>
          </table:table-cell>
          <table:table-cell office:value-type="float" office:value="3.8945012500021847E+47" table:formula="of:=AVERAGE([.A251:.J251])" table:style-name="ce2">
            <text:p>3.89E+47</text:p>
          </table:table-cell>
          <table:table-cell table:number-columns-repeated="16373"/>
        </table:table-row>
        <table:table-row table:style-name="ro1">
          <table:table-cell office:value-type="float" office:value="3.38627E+19" table:style-name="ce2">
            <text:p>3.39E+19</text:p>
          </table:table-cell>
          <table:table-cell office:value-type="float" office:value="1.7819799999999999E+29" table:style-name="ce2">
            <text:p>1.78E+29</text:p>
          </table:table-cell>
          <table:table-cell office:value-type="float" office:value="9.6542699999999992E+22" table:style-name="ce2">
            <text:p>9.65E+22</text:p>
          </table:table-cell>
          <table:table-cell office:value-type="float" office:value="3.2013799999999999E+21" table:style-name="ce2">
            <text:p>3.20E+21</text:p>
          </table:table-cell>
          <table:table-cell office:value-type="float" office:value="1.28727E+26" table:style-name="ce2">
            <text:p>1.29E+26</text:p>
          </table:table-cell>
          <table:table-cell office:value-type="float" office:value="2.4685499999999998E+32" table:style-name="ce2">
            <text:p>2.47E+32</text:p>
          </table:table-cell>
          <table:table-cell office:value-type="float" office:value="8.1837200000000001E+38" table:style-name="ce2">
            <text:p>8.18E+38</text:p>
          </table:table-cell>
          <table:table-cell office:value-type="float" office:value="4.1951300000000001E+27" table:style-name="ce2">
            <text:p>4.20E+27</text:p>
          </table:table-cell>
          <table:table-cell office:value-type="float" office:value="9.7392700000000006E+24" table:style-name="ce2">
            <text:p>9.74E+24</text:p>
          </table:table-cell>
          <table:table-cell office:value-type="float" office:value="2.6058200000000002E+25" table:style-name="ce2">
            <text:p>2.61E+25</text:p>
          </table:table-cell>
          <table:table-cell office:value-type="float" office:value="8.1837224703755763E+37" table:formula="of:=AVERAGE([.A252:.J252])" table:style-name="ce2">
            <text:p>8.18E+37</text:p>
          </table:table-cell>
          <table:table-cell table:number-columns-repeated="16373"/>
        </table:table-row>
        <table:table-row table:style-name="ro1">
          <table:table-cell office:value-type="float" office:value="1.61199E+19" table:style-name="ce2">
            <text:p>1.61E+19</text:p>
          </table:table-cell>
          <table:table-cell office:value-type="float" office:value="3.88213E+31" table:style-name="ce2">
            <text:p>3.88E+31</text:p>
          </table:table-cell>
          <table:table-cell office:value-type="float" office:value="8.6232199999999992E+22" table:style-name="ce2">
            <text:p>8.62E+22</text:p>
          </table:table-cell>
          <table:table-cell office:value-type="float" office:value="5.0531E+20" table:style-name="ce2">
            <text:p>5.05E+20</text:p>
          </table:table-cell>
          <table:table-cell office:value-type="float" office:value="3.0839700000000001E+35" table:style-name="ce2">
            <text:p>3.08E+35</text:p>
          </table:table-cell>
          <table:table-cell office:value-type="float" office:value="1.6981600000000001E+45" table:style-name="ce2">
            <text:p>1.70E+45</text:p>
          </table:table-cell>
          <table:table-cell office:value-type="float" office:value="7.8204899999999995E+39" table:style-name="ce2">
            <text:p>7.82E+39</text:p>
          </table:table-cell>
          <table:table-cell office:value-type="float" office:value="1.5500500000000001E+27" table:style-name="ce2">
            <text:p>1.55E+27</text:p>
          </table:table-cell>
          <table:table-cell office:value-type="float" office:value="5.7814200000000001E+21" table:style-name="ce2">
            <text:p>5.78E+21</text:p>
          </table:table-cell>
          <table:table-cell office:value-type="float" office:value="1.82889E+23" table:style-name="ce2">
            <text:p>1.83E+23</text:p>
          </table:table-cell>
          <table:table-cell office:value-type="float" office:value="1.698167820798436E+44" table:formula="of:=AVERAGE([.A253:.J253])" table:style-name="ce2">
            <text:p>1.70E+44</text:p>
          </table:table-cell>
          <table:table-cell table:number-columns-repeated="16373"/>
        </table:table-row>
        <table:table-row table:style-name="ro1">
          <table:table-cell office:value-type="float" office:value="8632760000000000" table:style-name="ce2">
            <text:p>8.63E+15</text:p>
          </table:table-cell>
          <table:table-cell office:value-type="float" office:value="3.9426100000000001E+31" table:style-name="ce2">
            <text:p>3.94E+31</text:p>
          </table:table-cell>
          <table:table-cell office:value-type="float" office:value="9.51467E+17" table:style-name="ce2">
            <text:p>9.51E+17</text:p>
          </table:table-cell>
          <table:table-cell office:value-type="float" office:value="5.4956099999999997E+26" table:style-name="ce2">
            <text:p>5.50E+26</text:p>
          </table:table-cell>
          <table:table-cell office:value-type="float" office:value="1.30209E+29" table:style-name="ce2">
            <text:p>1.30E+29</text:p>
          </table:table-cell>
          <table:table-cell office:value-type="float" office:value="5.1127999999999995E+46" table:style-name="ce2">
            <text:p>5.11E+46</text:p>
          </table:table-cell>
          <table:table-cell office:value-type="float" office:value="2.462E+73" table:style-name="ce2">
            <text:p>2.46E+73</text:p>
          </table:table-cell>
          <table:table-cell office:value-type="float" office:value="4.13798E+19" table:style-name="ce2">
            <text:p>4.14E+19</text:p>
          </table:table-cell>
          <table:table-cell office:value-type="float" office:value="1.79383E+25" table:style-name="ce2">
            <text:p>1.79E+25</text:p>
          </table:table-cell>
          <table:table-cell office:value-type="float" office:value="1.1703900000000001E+22" table:style-name="ce2">
            <text:p>1.17E+22</text:p>
          </table:table-cell>
          <table:table-cell office:value-type="float" office:value="2.462E+72" table:formula="of:=AVERAGE([.A254:.J254])" table:style-name="ce2">
            <text:p>2.46E+72</text:p>
          </table:table-cell>
          <table:table-cell table:number-columns-repeated="16373"/>
        </table:table-row>
        <table:table-row table:style-name="ro1">
          <table:table-cell office:value-type="float" office:value="254240000000000" table:style-name="ce2">
            <text:p>2.54E+14</text:p>
          </table:table-cell>
          <table:table-cell office:value-type="float" office:value="3.92266E+31" table:style-name="ce2">
            <text:p>3.92E+31</text:p>
          </table:table-cell>
          <table:table-cell office:value-type="float" office:value="1.2618099999999999E+23" table:style-name="ce2">
            <text:p>1.26E+23</text:p>
          </table:table-cell>
          <table:table-cell office:value-type="float" office:value="1.1472899999999999E+21" table:style-name="ce2">
            <text:p>1.15E+21</text:p>
          </table:table-cell>
          <table:table-cell office:value-type="float" office:value="1.8570499999999999E+32" table:style-name="ce2">
            <text:p>1.86E+32</text:p>
          </table:table-cell>
          <table:table-cell office:value-type="float" office:value="1.73342E+43" table:style-name="ce2">
            <text:p>1.73E+43</text:p>
          </table:table-cell>
          <table:table-cell office:value-type="float" office:value="3.5161899999999998E+55" table:style-name="ce2">
            <text:p>3.52E+55</text:p>
          </table:table-cell>
          <table:table-cell office:value-type="float" office:value="8.50446E+19" table:style-name="ce2">
            <text:p>8.50E+19</text:p>
          </table:table-cell>
          <table:table-cell office:value-type="float" office:value="426305000000000" table:style-name="ce2">
            <text:p>4.26E+14</text:p>
          </table:table-cell>
          <table:table-cell office:value-type="float" office:value="1.23004E+25" table:style-name="ce2">
            <text:p>1.23E+25</text:p>
          </table:table-cell>
          <table:table-cell office:value-type="float" office:value="3.5161900000017335E+54" table:formula="of:=AVERAGE([.A255:.J255])" table:style-name="ce2">
            <text:p>3.52E+54</text:p>
          </table:table-cell>
          <table:table-cell table:number-columns-repeated="16373"/>
        </table:table-row>
        <table:table-row table:style-name="ro1">
          <table:table-cell office:value-type="float" office:value="182989000000000" table:style-name="ce2">
            <text:p>1.83E+14</text:p>
          </table:table-cell>
          <table:table-cell office:value-type="float" office:value="6.2883600000000002E+32" table:style-name="ce2">
            <text:p>6.29E+32</text:p>
          </table:table-cell>
          <table:table-cell office:value-type="float" office:value="6.7142999999999996E+21" table:style-name="ce2">
            <text:p>6.71E+21</text:p>
          </table:table-cell>
          <table:table-cell office:value-type="float" office:value="2.1063299999999999E+21" table:style-name="ce2">
            <text:p>2.11E+21</text:p>
          </table:table-cell>
          <table:table-cell office:value-type="float" office:value="1.1958199999999999E+26" table:style-name="ce2">
            <text:p>1.20E+26</text:p>
          </table:table-cell>
          <table:table-cell office:value-type="float" office:value="1.3500600000000001E+45" table:style-name="ce2">
            <text:p>1.35E+45</text:p>
          </table:table-cell>
          <table:table-cell office:value-type="float" office:value="2.70858E+81" table:style-name="ce2">
            <text:p>2.71E+81</text:p>
          </table:table-cell>
          <table:table-cell office:value-type="float" office:value="2.34235E+17" table:style-name="ce2">
            <text:p>2.34E+17</text:p>
          </table:table-cell>
          <table:table-cell office:value-type="float" office:value="5.2831100000000001E+27" table:style-name="ce2">
            <text:p>5.28E+27</text:p>
          </table:table-cell>
          <table:table-cell office:value-type="float" office:value="4.8201299999999997E+29" table:style-name="ce2">
            <text:p>4.82E+29</text:p>
          </table:table-cell>
          <table:table-cell office:value-type="float" office:value="2.7085799999999999E+80" table:formula="of:=AVERAGE([.A256:.J256])" table:style-name="ce2">
            <text:p>2.71E+80</text:p>
          </table:table-cell>
          <table:table-cell table:number-columns-repeated="16373"/>
        </table:table-row>
        <table:table-row table:style-name="ro1">
          <table:table-cell office:value-type="float" office:value="3.4604E+20" table:style-name="ce2">
            <text:p>3.46E+20</text:p>
          </table:table-cell>
          <table:table-cell office:value-type="float" office:value="1.64618E+29" table:style-name="ce2">
            <text:p>1.65E+29</text:p>
          </table:table-cell>
          <table:table-cell office:value-type="float" office:value="1.04031E+23" table:style-name="ce2">
            <text:p>1.04E+23</text:p>
          </table:table-cell>
          <table:table-cell office:value-type="float" office:value="1.6155400000000002E+23" table:style-name="ce2">
            <text:p>1.62E+23</text:p>
          </table:table-cell>
          <table:table-cell office:value-type="float" office:value="3.3181599999999998E+35" table:style-name="ce2">
            <text:p>3.32E+35</text:p>
          </table:table-cell>
          <table:table-cell office:value-type="float" office:value="1.35049E+45" table:style-name="ce2">
            <text:p>1.35E+45</text:p>
          </table:table-cell>
          <table:table-cell office:value-type="float" office:value="4.2773800000000001E+43" table:style-name="ce2">
            <text:p>4.28E+43</text:p>
          </table:table-cell>
          <table:table-cell office:value-type="float" office:value="5.4347299999999998E+23" table:style-name="ce2">
            <text:p>5.43E+23</text:p>
          </table:table-cell>
          <table:table-cell office:value-type="float" office:value="9.0811299999999996E+24" table:style-name="ce2">
            <text:p>9.08E+24</text:p>
          </table:table-cell>
          <table:table-cell office:value-type="float" office:value="2.3596399999999999E+25" table:style-name="ce2">
            <text:p>2.36E+25</text:p>
          </table:table-cell>
          <table:table-cell office:value-type="float" office:value="1.393263800331816E+44" table:formula="of:=AVERAGE([.A257:.J257])" table:style-name="ce2">
            <text:p>1.39E+44</text:p>
          </table:table-cell>
          <table:table-cell table:number-columns-repeated="16373"/>
        </table:table-row>
        <table:table-row table:style-name="ro1">
          <table:table-cell office:value-type="float" office:value="360794000000000" table:style-name="ce2">
            <text:p>3.61E+14</text:p>
          </table:table-cell>
          <table:table-cell office:value-type="float" office:value="9.7072200000000004E+28" table:style-name="ce2">
            <text:p>9.71E+28</text:p>
          </table:table-cell>
          <table:table-cell office:value-type="float" office:value="6.29312E+21" table:style-name="ce2">
            <text:p>6.29E+21</text:p>
          </table:table-cell>
          <table:table-cell office:value-type="float" office:value="7.2033600000000007E+35" table:style-name="ce2">
            <text:p>7.20E+35</text:p>
          </table:table-cell>
          <table:table-cell office:value-type="float" office:value="3.3106800000000002E+35" table:style-name="ce2">
            <text:p>3.31E+35</text:p>
          </table:table-cell>
          <table:table-cell office:value-type="float" office:value="1.3501E+45" table:style-name="ce2">
            <text:p>1.35E+45</text:p>
          </table:table-cell>
          <table:table-cell office:value-type="float" office:value="9.2166300000000002E+58" table:style-name="ce2">
            <text:p>9.22E+58</text:p>
          </table:table-cell>
          <table:table-cell office:value-type="float" office:value="8.8537500000000003E+20" table:style-name="ce2">
            <text:p>8.85E+20</text:p>
          </table:table-cell>
          <table:table-cell office:value-type="float" office:value="9.6191300000000002E+24" table:style-name="ce2">
            <text:p>9.62E+24</text:p>
          </table:table-cell>
          <table:table-cell office:value-type="float" office:value="9.76437E+23" table:style-name="ce2">
            <text:p>9.76E+23</text:p>
          </table:table-cell>
          <table:table-cell office:value-type="float" office:value="9.2166300000001354E+57" table:formula="of:=AVERAGE([.A258:.J258])" table:style-name="ce2">
            <text:p>9.22E+57</text:p>
          </table:table-cell>
          <table:table-cell table:number-columns-repeated="16373"/>
        </table:table-row>
        <table:table-row table:style-name="ro1">
          <table:table-cell office:value-type="float" office:value="1335840000000000" table:style-name="ce2">
            <text:p>1.34E+15</text:p>
          </table:table-cell>
          <table:table-cell office:value-type="float" office:value="3.6854799999999999E+27" table:style-name="ce2">
            <text:p>3.69E+27</text:p>
          </table:table-cell>
          <table:table-cell office:value-type="float" office:value="2.4091400000000001E+22" table:style-name="ce2">
            <text:p>2.41E+22</text:p>
          </table:table-cell>
          <table:table-cell office:value-type="float" office:value="6.3418200000000007E+20" table:style-name="ce2">
            <text:p>6.34E+20</text:p>
          </table:table-cell>
          <table:table-cell office:value-type="float" office:value="1.13621E+20" table:style-name="ce2">
            <text:p>1.14E+20</text:p>
          </table:table-cell>
          <table:table-cell office:value-type="float" office:value="1.43377E+48" table:style-name="ce2">
            <text:p>1.43E+48</text:p>
          </table:table-cell>
          <table:table-cell office:value-type="float" office:value="2.01312E+62" table:style-name="ce2">
            <text:p>2.01E+62</text:p>
          </table:table-cell>
          <table:table-cell office:value-type="float" office:value="1.44773E+23" table:style-name="ce2">
            <text:p>1.45E+23</text:p>
          </table:table-cell>
          <table:table-cell office:value-type="float" office:value="5.7785899999999998E+21" table:style-name="ce2">
            <text:p>5.78E+21</text:p>
          </table:table-cell>
          <table:table-cell office:value-type="float" office:value="1.5882000000000002E+23" table:style-name="ce2">
            <text:p>1.59E+23</text:p>
          </table:table-cell>
          <table:table-cell office:value-type="float" office:value="2.0131200000000145E+61" table:formula="of:=AVERAGE([.A259:.J259])" table:style-name="ce2">
            <text:p>2.01E+61</text:p>
          </table:table-cell>
          <table:table-cell table:number-columns-repeated="16373"/>
        </table:table-row>
        <table:table-row table:style-name="ro1">
          <table:table-cell office:value-type="float" office:value="4.66644E+16" table:style-name="ce2">
            <text:p>4.67E+16</text:p>
          </table:table-cell>
          <table:table-cell office:value-type="float" office:value="4.9497199999999998E+32" table:style-name="ce2">
            <text:p>4.95E+32</text:p>
          </table:table-cell>
          <table:table-cell office:value-type="float" office:value="2125340000000000" table:style-name="ce2">
            <text:p>2.13E+15</text:p>
          </table:table-cell>
          <table:table-cell office:value-type="float" office:value="3.0016999999999999E+21" table:style-name="ce2">
            <text:p>3.00E+21</text:p>
          </table:table-cell>
          <table:table-cell office:value-type="float" office:value="3.3106699999999998E+35" table:style-name="ce2">
            <text:p>3.31E+35</text:p>
          </table:table-cell>
          <table:table-cell office:value-type="float" office:value="1.37334E+45" table:style-name="ce2">
            <text:p>1.37E+45</text:p>
          </table:table-cell>
          <table:table-cell office:value-type="float" office:value="8.7149800000000006E+41" table:style-name="ce2">
            <text:p>8.71E+41</text:p>
          </table:table-cell>
          <table:table-cell office:value-type="float" office:value="1.61488E+22" table:style-name="ce2">
            <text:p>1.61E+22</text:p>
          </table:table-cell>
          <table:table-cell office:value-type="float" office:value="2.5986700000000002E+28" table:style-name="ce2">
            <text:p>2.60E+28</text:p>
          </table:table-cell>
          <table:table-cell office:value-type="float" office:value="1.44607E+25" table:style-name="ce2">
            <text:p>1.45E+25</text:p>
          </table:table-cell>
          <table:table-cell office:value-type="float" office:value="1.3742114983315619E+44" table:formula="of:=AVERAGE([.A260:.J260])" table:style-name="ce2">
            <text:p>1.37E+44</text:p>
          </table:table-cell>
          <table:table-cell table:number-columns-repeated="16373"/>
        </table:table-row>
        <table:table-row table:style-name="ro1">
          <table:table-cell office:value-type="float" office:value="422156000000000" table:style-name="ce2">
            <text:p>4.22E+14</text:p>
          </table:table-cell>
          <table:table-cell office:value-type="float" office:value="1.96611E+31" table:style-name="ce2">
            <text:p>1.97E+31</text:p>
          </table:table-cell>
          <table:table-cell office:value-type="float" office:value="2.62208E+20" table:style-name="ce2">
            <text:p>2.62E+20</text:p>
          </table:table-cell>
          <table:table-cell office:value-type="float" office:value="1.9374400000000001E+40" table:style-name="ce2">
            <text:p>1.94E+40</text:p>
          </table:table-cell>
          <table:table-cell office:value-type="float" office:value="9.2715099999999996E+33" table:style-name="ce2">
            <text:p>9.27E+33</text:p>
          </table:table-cell>
          <table:table-cell office:value-type="float" office:value="4.1107599999999999E+40" table:style-name="ce2">
            <text:p>4.11E+40</text:p>
          </table:table-cell>
          <table:table-cell office:value-type="float" office:value="5.2154399999999999E+44" table:style-name="ce2">
            <text:p>5.22E+44</text:p>
          </table:table-cell>
          <table:table-cell office:value-type="float" office:value="1.5382799999999999E+22" table:style-name="ce2">
            <text:p>1.54E+22</text:p>
          </table:table-cell>
          <table:table-cell office:value-type="float" office:value="2.7896199999999999E+26" table:style-name="ce2">
            <text:p>2.79E+26</text:p>
          </table:table-cell>
          <table:table-cell office:value-type="float" office:value="1.51778E+25" table:style-name="ce2">
            <text:p>1.52E+25</text:p>
          </table:table-cell>
          <table:table-cell office:value-type="float" office:value="5.2160448200929118E+43" table:formula="of:=AVERAGE([.A261:.J261])" table:style-name="ce2">
            <text:p>5.22E+43</text:p>
          </table:table-cell>
          <table:table-cell table:number-columns-repeated="16373"/>
        </table:table-row>
        <table:table-row table:style-name="ro1">
          <table:table-cell office:value-type="float" office:value="3.28863E+16" table:style-name="ce2">
            <text:p>3.29E+16</text:p>
          </table:table-cell>
          <table:table-cell office:value-type="float" office:value="3.8764899999999999E+31" table:style-name="ce2">
            <text:p>3.88E+31</text:p>
          </table:table-cell>
          <table:table-cell office:value-type="float" office:value="7.9211599999999999E+23" table:style-name="ce2">
            <text:p>7.92E+23</text:p>
          </table:table-cell>
          <table:table-cell office:value-type="float" office:value="2.5058200000000001E+21" table:style-name="ce2">
            <text:p>2.51E+21</text:p>
          </table:table-cell>
          <table:table-cell office:value-type="float" office:value="1.7616E+29" table:style-name="ce2">
            <text:p>1.76E+29</text:p>
          </table:table-cell>
          <table:table-cell office:value-type="float" office:value="1.3500600000000001E+45" table:style-name="ce2">
            <text:p>1.35E+45</text:p>
          </table:table-cell>
          <table:table-cell office:value-type="float" office:value="6.8976599999999992E+38" table:style-name="ce2">
            <text:p>6.90E+38</text:p>
          </table:table-cell>
          <table:table-cell office:value-type="float" office:value="7.89988E+16" table:style-name="ce2">
            <text:p>7.90E+16</text:p>
          </table:table-cell>
          <table:table-cell office:value-type="float" office:value="6.2338699999999997E+40" table:style-name="ce2">
            <text:p>6.23E+40</text:p>
          </table:table-cell>
          <table:table-cell office:value-type="float" office:value="2.7983500000000001E+23" table:style-name="ce2">
            <text:p>2.80E+23</text:p>
          </table:table-cell>
          <table:table-cell office:value-type="float" office:value="1.350123028466039E+44" table:formula="of:=AVERAGE([.A262:.J262])" table:style-name="ce2">
            <text:p>1.35E+44</text:p>
          </table:table-cell>
          <table:table-cell table:number-columns-repeated="16373"/>
        </table:table-row>
        <table:table-row table:style-name="ro1">
          <table:table-cell office:value-type="float" office:value="2.25175E+19" table:style-name="ce2">
            <text:p>2.25E+19</text:p>
          </table:table-cell>
          <table:table-cell office:value-type="float" office:value="4.9084299999999999E+33" table:style-name="ce2">
            <text:p>4.91E+33</text:p>
          </table:table-cell>
          <table:table-cell office:value-type="float" office:value="9.3332999999999993E+20" table:style-name="ce2">
            <text:p>9.33E+20</text:p>
          </table:table-cell>
          <table:table-cell office:value-type="float" office:value="6.0533600000000005E+21" table:style-name="ce2">
            <text:p>6.05E+21</text:p>
          </table:table-cell>
          <table:table-cell office:value-type="float" office:value="8.4333200000000008E+31" table:style-name="ce2">
            <text:p>8.43E+31</text:p>
          </table:table-cell>
          <table:table-cell office:value-type="float" office:value="4.0185100000000002E+31" table:style-name="ce2">
            <text:p>4.02E+31</text:p>
          </table:table-cell>
          <table:table-cell office:value-type="float" office:value="9.3503000000000004E+38" table:style-name="ce2">
            <text:p>9.35E+38</text:p>
          </table:table-cell>
          <table:table-cell office:value-type="float" office:value="4.7302399999999997E+25" table:style-name="ce2">
            <text:p>4.73E+25</text:p>
          </table:table-cell>
          <table:table-cell office:value-type="float" office:value="1.7529999999999999E+22" table:style-name="ce2">
            <text:p>1.75E+22</text:p>
          </table:table-cell>
          <table:table-cell office:value-type="float" office:value="6.6995599999999997E+23" table:style-name="ce2">
            <text:p>6.70E+23</text:p>
          </table:table-cell>
          <table:table-cell office:value-type="float" office:value="9.3503503294834792E+37" table:formula="of:=AVERAGE([.A263:.J263])" table:style-name="ce2">
            <text:p>9.35E+37</text:p>
          </table:table-cell>
          <table:table-cell table:number-columns-repeated="16373"/>
        </table:table-row>
        <table:table-row table:style-name="ro1">
          <table:table-cell office:value-type="float" office:value="3.47186E+20" table:style-name="ce2">
            <text:p>3.47E+20</text:p>
          </table:table-cell>
          <table:table-cell office:value-type="float" office:value="2.5390300000000001E+29" table:style-name="ce2">
            <text:p>2.54E+29</text:p>
          </table:table-cell>
          <table:table-cell office:value-type="float" office:value="8.96962E+17" table:style-name="ce2">
            <text:p>8.97E+17</text:p>
          </table:table-cell>
          <table:table-cell office:value-type="float" office:value="1.3123500000000001E+21" table:style-name="ce2">
            <text:p>1.31E+21</text:p>
          </table:table-cell>
          <table:table-cell office:value-type="float" office:value="4.1100100000000002E+27" table:style-name="ce2">
            <text:p>4.11E+27</text:p>
          </table:table-cell>
          <table:table-cell office:value-type="float" office:value="1.5576900000000001E+47" table:style-name="ce2">
            <text:p>1.56E+47</text:p>
          </table:table-cell>
          <table:table-cell office:value-type="float" office:value="8.2528099999999996E+39" table:style-name="ce2">
            <text:p>8.25E+39</text:p>
          </table:table-cell>
          <table:table-cell office:value-type="float" office:value="3.6308399999999997E+23" table:style-name="ce2">
            <text:p>3.63E+23</text:p>
          </table:table-cell>
          <table:table-cell office:value-type="float" office:value="7.25465E+22" table:style-name="ce2">
            <text:p>7.25E+22</text:p>
          </table:table-cell>
          <table:table-cell office:value-type="float" office:value="4.8039000000000003E+23" table:style-name="ce2">
            <text:p>4.80E+23</text:p>
          </table:table-cell>
          <table:table-cell office:value-type="float" office:value="1.5576900825281001E+46" table:formula="of:=AVERAGE([.A264:.J264])" table:style-name="ce2">
            <text:p>1.56E+46</text:p>
          </table:table-cell>
          <table:table-cell table:number-columns-repeated="16373"/>
        </table:table-row>
        <table:table-row table:style-name="ro1">
          <table:table-cell office:value-type="float" office:value="6.60613E+17" table:style-name="ce2">
            <text:p>6.61E+17</text:p>
          </table:table-cell>
          <table:table-cell office:value-type="float" office:value="1.1824099999999999E+29" table:style-name="ce2">
            <text:p>1.18E+29</text:p>
          </table:table-cell>
          <table:table-cell office:value-type="float" office:value="2.98623E+18" table:style-name="ce2">
            <text:p>2.99E+18</text:p>
          </table:table-cell>
          <table:table-cell office:value-type="float" office:value="9.8352999999999993E+20" table:style-name="ce2">
            <text:p>9.84E+20</text:p>
          </table:table-cell>
          <table:table-cell office:value-type="float" office:value="1.6723300000000001E+24" table:style-name="ce2">
            <text:p>1.67E+24</text:p>
          </table:table-cell>
          <table:table-cell office:value-type="float" office:value="4.7453199999999997E+47" table:style-name="ce2">
            <text:p>4.75E+47</text:p>
          </table:table-cell>
          <table:table-cell office:value-type="float" office:value="2.1527000000000001E+39" table:style-name="ce2">
            <text:p>2.15E+39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2.2535699999999999E+36" table:style-name="ce2">
            <text:p>2.25E+36</text:p>
          </table:table-cell>
          <table:table-cell office:value-type="float" office:value="1.7987700000000001E+23" table:style-name="ce2">
            <text:p>1.80E+23</text:p>
          </table:table-cell>
          <table:table-cell office:value-type="float" office:value="4.7453200215495352E+46" table:formula="of:=AVERAGE([.A265:.J265])" table:style-name="ce2">
            <text:p>4.75E+46</text:p>
          </table:table-cell>
          <table:table-cell table:number-columns-repeated="16373"/>
        </table:table-row>
        <table:table-row table:style-name="ro1">
          <table:table-cell office:value-type="float" office:value="9.22432E+20" table:style-name="ce2">
            <text:p>9.22E+20</text:p>
          </table:table-cell>
          <table:table-cell office:value-type="float" office:value="4.9411300000000002E+32" table:style-name="ce2">
            <text:p>4.94E+32</text:p>
          </table:table-cell>
          <table:table-cell office:value-type="float" office:value="9.15296E+17" table:style-name="ce2">
            <text:p>9.15E+17</text:p>
          </table:table-cell>
          <table:table-cell office:value-type="float" office:value="6.4717299999999997E+21" table:style-name="ce2">
            <text:p>6.47E+21</text:p>
          </table:table-cell>
          <table:table-cell office:value-type="float" office:value="9.0656199999999997E+30" table:style-name="ce2">
            <text:p>9.07E+30</text:p>
          </table:table-cell>
          <table:table-cell office:value-type="float" office:value="4.1108099999999999E+40" table:style-name="ce2">
            <text:p>4.11E+40</text:p>
          </table:table-cell>
          <table:table-cell office:value-type="float" office:value="5.1230099999999999E+60" table:style-name="ce2">
            <text:p>5.12E+60</text:p>
          </table:table-cell>
          <table:table-cell office:value-type="float" office:value="1.06386E+17" table:style-name="ce2">
            <text:p>1.06E+17</text:p>
          </table:table-cell>
          <table:table-cell office:value-type="float" office:value="2.6453000000000001E+37" table:style-name="ce2">
            <text:p>2.65E+37</text:p>
          </table:table-cell>
          <table:table-cell office:value-type="float" office:value="1.5765400000000001E+23" table:style-name="ce2">
            <text:p>1.58E+23</text:p>
          </table:table-cell>
          <table:table-cell office:value-type="float" office:value="5.1230100000000001E+59" table:formula="of:=AVERAGE([.A266:.J266])" table:style-name="ce2">
            <text:p>5.12E+59</text:p>
          </table:table-cell>
          <table:table-cell table:number-columns-repeated="16373"/>
        </table:table-row>
        <table:table-row table:style-name="ro1">
          <table:table-cell office:value-type="float" office:value="4201290000000000" table:style-name="ce2">
            <text:p>4.20E+15</text:p>
          </table:table-cell>
          <table:table-cell office:value-type="float" office:value="1.2038500000000001E+32" table:style-name="ce2">
            <text:p>1.20E+32</text:p>
          </table:table-cell>
          <table:table-cell office:value-type="float" office:value="4.9683299999999999E+21" table:style-name="ce2">
            <text:p>4.97E+21</text:p>
          </table:table-cell>
          <table:table-cell office:value-type="float" office:value="1.2423500000000001E+21" table:style-name="ce2">
            <text:p>1.24E+21</text:p>
          </table:table-cell>
          <table:table-cell office:value-type="float" office:value="1.00863E+18" table:style-name="ce2">
            <text:p>1.01E+18</text:p>
          </table:table-cell>
          <table:table-cell office:value-type="float" office:value="5.0241199999999997E+46" table:style-name="ce2">
            <text:p>5.02E+46</text:p>
          </table:table-cell>
          <table:table-cell office:value-type="float" office:value="1.6107100000000001E+45" table:style-name="ce2">
            <text:p>1.61E+45</text:p>
          </table:table-cell>
          <table:table-cell office:value-type="float" office:value="8.4802000000000004E+22" table:style-name="ce2">
            <text:p>8.48E+22</text:p>
          </table:table-cell>
          <table:table-cell office:value-type="float" office:value="5.2918000000000004E+27" table:style-name="ce2">
            <text:p>5.29E+27</text:p>
          </table:table-cell>
          <table:table-cell office:value-type="float" office:value="1.1957399999999999E+25" table:style-name="ce2">
            <text:p>1.20E+25</text:p>
          </table:table-cell>
          <table:table-cell office:value-type="float" office:value="5.1851910000000121E+45" table:formula="of:=AVERAGE([.A267:.J267])" table:style-name="ce2">
            <text:p>5.19E+45</text:p>
          </table:table-cell>
          <table:table-cell table:number-columns-repeated="16373"/>
        </table:table-row>
        <table:table-row table:style-name="ro1">
          <table:table-cell office:value-type="float" office:value="3.33722E+16" table:style-name="ce2">
            <text:p>3.34E+16</text:p>
          </table:table-cell>
          <table:table-cell office:value-type="float" office:value="7.7746299999999997E+28" table:style-name="ce2">
            <text:p>7.77E+28</text:p>
          </table:table-cell>
          <table:table-cell office:value-type="float" office:value="4.27301E+19" table:style-name="ce2">
            <text:p>4.27E+19</text:p>
          </table:table-cell>
          <table:table-cell office:value-type="float" office:value="2.9670599999999999E+22" table:style-name="ce2">
            <text:p>2.97E+22</text:p>
          </table:table-cell>
          <table:table-cell office:value-type="float" office:value="3.6847299999999998E+25" table:style-name="ce2">
            <text:p>3.68E+25</text:p>
          </table:table-cell>
          <table:table-cell office:value-type="float" office:value="1.5517800000000001E+36" table:style-name="ce2">
            <text:p>1.55E+36</text:p>
          </table:table-cell>
          <table:table-cell office:value-type="float" office:value="9.9382400000000005E+43" table:style-name="ce2">
            <text:p>9.94E+43</text:p>
          </table:table-cell>
          <table:table-cell office:value-type="float" office:value="4.6851000000000002E+29" table:style-name="ce2">
            <text:p>4.69E+29</text:p>
          </table:table-cell>
          <table:table-cell office:value-type="float" office:value="5.7761300000000002E+21" table:style-name="ce2">
            <text:p>5.78E+21</text:p>
          </table:table-cell>
          <table:table-cell office:value-type="float" office:value="2.9325599999999999E+25" table:style-name="ce2">
            <text:p>2.93E+25</text:p>
          </table:table-cell>
          <table:table-cell office:value-type="float" office:value="9.9382401551780563E+42" table:formula="of:=AVERAGE([.A268:.J268])" table:style-name="ce2">
            <text:p>9.94E+42</text:p>
          </table:table-cell>
          <table:table-cell table:number-columns-repeated="16373"/>
        </table:table-row>
        <table:table-row table:style-name="ro1">
          <table:table-cell office:value-type="float" office:value="441639000000000" table:style-name="ce2">
            <text:p>4.42E+14</text:p>
          </table:table-cell>
          <table:table-cell office:value-type="float" office:value="4.6807399999999999E+28" table:style-name="ce2">
            <text:p>4.68E+28</text:p>
          </table:table-cell>
          <table:table-cell office:value-type="float" office:value="8.7572700000000003E+20" table:style-name="ce2">
            <text:p>8.76E+20</text:p>
          </table:table-cell>
          <table:table-cell office:value-type="float" office:value="1.30238E+19" table:style-name="ce2">
            <text:p>1.30E+19</text:p>
          </table:table-cell>
          <table:table-cell office:value-type="float" office:value="9.1728299999999994E+25" table:style-name="ce2">
            <text:p>9.17E+25</text:p>
          </table:table-cell>
          <table:table-cell office:value-type="float" office:value="3.1401400000000001E+48" table:style-name="ce2">
            <text:p>3.14E+48</text:p>
          </table:table-cell>
          <table:table-cell office:value-type="float" office:value="3.8601800000000002E+45" table:style-name="ce2">
            <text:p>3.86E+45</text:p>
          </table:table-cell>
          <table:table-cell office:value-type="float" office:value="3.0814199999999999E+22" table:style-name="ce2">
            <text:p>3.08E+22</text:p>
          </table:table-cell>
          <table:table-cell office:value-type="float" office:value="5.72188E+37" table:style-name="ce2">
            <text:p>5.72E+37</text:p>
          </table:table-cell>
          <table:table-cell office:value-type="float" office:value="2.11779E+24" table:style-name="ce2">
            <text:p>2.12E+24</text:p>
          </table:table-cell>
          <table:table-cell office:value-type="float" office:value="3.1440001800572194E+47" table:formula="of:=AVERAGE([.A269:.J269])" table:style-name="ce2">
            <text:p>3.14E+47</text:p>
          </table:table-cell>
          <table:table-cell table:number-columns-repeated="16373"/>
        </table:table-row>
        <table:table-row table:style-name="ro1">
          <table:table-cell office:value-type="float" office:value="4.57348E+16" table:style-name="ce2">
            <text:p>4.57E+16</text:p>
          </table:table-cell>
          <table:table-cell office:value-type="float" office:value="1.8839400000000001E+31" table:style-name="ce2">
            <text:p>1.88E+31</text:p>
          </table:table-cell>
          <table:table-cell office:value-type="float" office:value="324742000000000" table:style-name="ce2">
            <text:p>3.25E+14</text:p>
          </table:table-cell>
          <table:table-cell office:value-type="float" office:value="1.3885900000000001E+21" table:style-name="ce2">
            <text:p>1.39E+21</text:p>
          </table:table-cell>
          <table:table-cell office:value-type="float" office:value="1.2749E+26" table:style-name="ce2">
            <text:p>1.27E+26</text:p>
          </table:table-cell>
          <table:table-cell office:value-type="float" office:value="1.9897900000000002E+32" table:style-name="ce2">
            <text:p>1.99E+32</text:p>
          </table:table-cell>
          <table:table-cell office:value-type="float" office:value="1.5597500000000001E+39" table:style-name="ce2">
            <text:p>1.56E+39</text:p>
          </table:table-cell>
          <table:table-cell office:value-type="float" office:value="4.1858E+19" table:style-name="ce2">
            <text:p>4.19E+19</text:p>
          </table:table-cell>
          <table:table-cell office:value-type="float" office:value="5.3170399999999996E+27" table:style-name="ce2">
            <text:p>5.32E+27</text:p>
          </table:table-cell>
          <table:table-cell office:value-type="float" office:value="2.0925200000000002E+22" table:style-name="ce2">
            <text:p>2.09E+22</text:p>
          </table:table-cell>
          <table:table-cell office:value-type="float" office:value="1.5597502178238448E+38" table:formula="of:=AVERAGE([.A270:.J270])" table:style-name="ce2">
            <text:p>1.56E+38</text:p>
          </table:table-cell>
          <table:table-cell table:number-columns-repeated="16373"/>
        </table:table-row>
        <table:table-row table:style-name="ro1">
          <table:table-cell office:value-type="float" office:value="4.65566E+16" table:style-name="ce2">
            <text:p>4.66E+16</text:p>
          </table:table-cell>
          <table:table-cell office:value-type="float" office:value="1.3908000000000001E+32" table:style-name="ce2">
            <text:p>1.39E+32</text:p>
          </table:table-cell>
          <table:table-cell office:value-type="float" office:value="5.70247E+18" table:style-name="ce2">
            <text:p>5.70E+18</text:p>
          </table:table-cell>
          <table:table-cell office:value-type="float" office:value="2.0577400000000001E+21" table:style-name="ce2">
            <text:p>2.06E+21</text:p>
          </table:table-cell>
          <table:table-cell office:value-type="float" office:value="1.0068700000000001E+22" table:style-name="ce2">
            <text:p>1.01E+22</text:p>
          </table:table-cell>
          <table:table-cell office:value-type="float" office:value="2.8685900000000002E+32" table:style-name="ce2">
            <text:p>2.87E+32</text:p>
          </table:table-cell>
          <table:table-cell office:value-type="float" office:value="1.6678499999999999E+57" table:style-name="ce2">
            <text:p>1.67E+57</text:p>
          </table:table-cell>
          <table:table-cell office:value-type="float" office:value="6.66565E+18" table:style-name="ce2">
            <text:p>6.67E+18</text:p>
          </table:table-cell>
          <table:table-cell office:value-type="float" office:value="4.3039E+20" table:style-name="ce2">
            <text:p>4.30E+20</text:p>
          </table:table-cell>
          <table:table-cell office:value-type="float" office:value="1.8265199999999999E+24" table:style-name="ce2">
            <text:p>1.83E+24</text:p>
          </table:table-cell>
          <table:table-cell office:value-type="float" office:value="1.66785E+56" table:formula="of:=AVERAGE([.A271:.J271])" table:style-name="ce2">
            <text:p>1.67E+56</text:p>
          </table:table-cell>
          <table:table-cell table:number-columns-repeated="16373"/>
        </table:table-row>
        <table:table-row table:style-name="ro1">
          <table:table-cell office:value-type="float" office:value="4.51994E+16" table:style-name="ce2">
            <text:p>4.52E+16</text:p>
          </table:table-cell>
          <table:table-cell office:value-type="float" office:value="1.8904600000000001E+31" table:style-name="ce2">
            <text:p>1.89E+31</text:p>
          </table:table-cell>
          <table:table-cell office:value-type="float" office:value="1.40996E+20" table:style-name="ce2">
            <text:p>1.41E+20</text:p>
          </table:table-cell>
          <table:table-cell office:value-type="float" office:value="3.63714E+24" table:style-name="ce2">
            <text:p>3.64E+24</text:p>
          </table:table-cell>
          <table:table-cell office:value-type="float" office:value="1.26721E+33" table:style-name="ce2">
            <text:p>1.27E+33</text:p>
          </table:table-cell>
          <table:table-cell office:value-type="float" office:value="5.81524E+35" table:style-name="ce2">
            <text:p>5.82E+35</text:p>
          </table:table-cell>
          <table:table-cell office:value-type="float" office:value="1.6762100000000001E+50" table:style-name="ce2">
            <text:p>1.68E+50</text:p>
          </table:table-cell>
          <table:table-cell office:value-type="float" office:value="8.8365099999999998E+22" table:style-name="ce2">
            <text:p>8.84E+22</text:p>
          </table:table-cell>
          <table:table-cell office:value-type="float" office:value="1.73482E+25" table:style-name="ce2">
            <text:p>1.73E+25</text:p>
          </table:table-cell>
          <table:table-cell office:value-type="float" office:value="4.9687399999999999E+26" table:style-name="ce2">
            <text:p>4.97E+26</text:p>
          </table:table-cell>
          <table:table-cell office:value-type="float" office:value="1.6762100000000059E+49" table:formula="of:=AVERAGE([.A272:.J272])" table:style-name="ce2">
            <text:p>1.68E+49</text:p>
          </table:table-cell>
          <table:table-cell table:number-columns-repeated="16373"/>
        </table:table-row>
        <table:table-row table:style-name="ro1">
          <table:table-cell office:value-type="float" office:value="346025000000000" table:style-name="ce2">
            <text:p>3.46E+14</text:p>
          </table:table-cell>
          <table:table-cell office:value-type="float" office:value="1.50895E+31" table:style-name="ce2">
            <text:p>1.51E+31</text:p>
          </table:table-cell>
          <table:table-cell office:value-type="float" office:value="1.94861E+17" table:style-name="ce2">
            <text:p>1.95E+17</text:p>
          </table:table-cell>
          <table:table-cell office:value-type="float" office:value="1.9776999999999999E+21" table:style-name="ce2">
            <text:p>1.98E+21</text:p>
          </table:table-cell>
          <table:table-cell office:value-type="float" office:value="5.3732900000000003E+25" table:style-name="ce2">
            <text:p>5.37E+25</text:p>
          </table:table-cell>
          <table:table-cell office:value-type="float" office:value="3.1377800000000002E+48" table:style-name="ce2">
            <text:p>3.14E+48</text:p>
          </table:table-cell>
          <table:table-cell office:value-type="float" office:value="1.0507500000000001E+39" table:style-name="ce2">
            <text:p>1.05E+39</text:p>
          </table:table-cell>
          <table:table-cell office:value-type="float" office:value="4.13963E+19" table:style-name="ce2">
            <text:p>4.14E+19</text:p>
          </table:table-cell>
          <table:table-cell office:value-type="float" office:value="8.4777099999999996E+24" table:style-name="ce2">
            <text:p>8.48E+24</text:p>
          </table:table-cell>
          <table:table-cell office:value-type="float" office:value="2.2690199999999998E+22" table:style-name="ce2">
            <text:p>2.27E+22</text:p>
          </table:table-cell>
          <table:table-cell office:value-type="float" office:value="3.1377800010507503E+47" table:formula="of:=AVERAGE([.A273:.J273])" table:style-name="ce2">
            <text:p>3.14E+47</text:p>
          </table:table-cell>
          <table:table-cell table:number-columns-repeated="16373"/>
        </table:table-row>
        <table:table-row table:style-name="ro1">
          <table:table-cell office:value-type="float" office:value="1178790000000000" table:style-name="ce2">
            <text:p>1.18E+15</text:p>
          </table:table-cell>
          <table:table-cell office:value-type="float" office:value="5.1785799999999997E+28" table:style-name="ce2">
            <text:p>5.18E+28</text:p>
          </table:table-cell>
          <table:table-cell office:value-type="float" office:value="9153240000000000" table:style-name="ce2">
            <text:p>9.15E+15</text:p>
          </table:table-cell>
          <table:table-cell office:value-type="float" office:value="2.1586099999999999E+37" table:style-name="ce2">
            <text:p>2.16E+37</text:p>
          </table:table-cell>
          <table:table-cell office:value-type="float" office:value="3.2985500000000003E+32" table:style-name="ce2">
            <text:p>3.30E+32</text:p>
          </table:table-cell>
          <table:table-cell office:value-type="float" office:value="4.9925499999999999E+46" table:style-name="ce2">
            <text:p>4.99E+46</text:p>
          </table:table-cell>
          <table:table-cell office:value-type="float" office:value="9.3652199999999998E+51" table:style-name="ce2">
            <text:p>9.37E+51</text:p>
          </table:table-cell>
          <table:table-cell office:value-type="float" office:value="3.08595E+22" table:style-name="ce2">
            <text:p>3.09E+22</text:p>
          </table:table-cell>
          <table:table-cell office:value-type="float" office:value="2.6892400000000002E+37" table:style-name="ce2">
            <text:p>2.69E+37</text:p>
          </table:table-cell>
          <table:table-cell office:value-type="float" office:value="2.6631399999999999E+21" table:style-name="ce2">
            <text:p>2.66E+21</text:p>
          </table:table-cell>
          <table:table-cell office:value-type="float" office:value="9.365269925500048E+50" table:formula="of:=AVERAGE([.A274:.J274])" table:style-name="ce2">
            <text:p>9.37E+50</text:p>
          </table:table-cell>
          <table:table-cell table:number-columns-repeated="16373"/>
        </table:table-row>
        <table:table-row table:style-name="ro1">
          <table:table-cell office:value-type="float" office:value="387320000000000" table:style-name="ce2">
            <text:p>3.87E+14</text:p>
          </table:table-cell>
          <table:table-cell office:value-type="float" office:value="1.36093E+29" table:style-name="ce2">
            <text:p>1.36E+29</text:p>
          </table:table-cell>
          <table:table-cell office:value-type="float" office:value="6.28854E+19" table:style-name="ce2">
            <text:p>6.29E+19</text:p>
          </table:table-cell>
          <table:table-cell office:value-type="float" office:value="6.43924E+20" table:style-name="ce2">
            <text:p>6.44E+20</text:p>
          </table:table-cell>
          <table:table-cell office:value-type="float" office:value="1.3069399999999999E+32" table:style-name="ce2">
            <text:p>1.31E+32</text:p>
          </table:table-cell>
          <table:table-cell office:value-type="float" office:value="3.9076200000000002E+34" table:style-name="ce2">
            <text:p>3.91E+34</text:p>
          </table:table-cell>
          <table:table-cell office:value-type="float" office:value="4.7692400000000001E+63" table:style-name="ce2">
            <text:p>4.77E+63</text:p>
          </table:table-cell>
          <table:table-cell office:value-type="float" office:value="2.41294E+18" table:style-name="ce2">
            <text:p>2.41E+18</text:p>
          </table:table-cell>
          <table:table-cell office:value-type="float" office:value="2.1861199999999999E+36" table:style-name="ce2">
            <text:p>2.19E+36</text:p>
          </table:table-cell>
          <table:table-cell office:value-type="float" office:value="1.1860599999999999E+22" table:style-name="ce2">
            <text:p>1.19E+22</text:p>
          </table:table-cell>
          <table:table-cell office:value-type="float" office:value="4.7692399999999998E+62" table:formula="of:=AVERAGE([.A275:.J275])" table:style-name="ce2">
            <text:p>4.77E+62</text:p>
          </table:table-cell>
          <table:table-cell table:number-columns-repeated="16373"/>
        </table:table-row>
        <table:table-row table:style-name="ro1">
          <table:table-cell office:value-type="float" office:value="3.03239E+16" table:style-name="ce2">
            <text:p>3.03E+16</text:p>
          </table:table-cell>
          <table:table-cell office:value-type="float" office:value="4.58125E+32" table:style-name="ce2">
            <text:p>4.58E+32</text:p>
          </table:table-cell>
          <table:table-cell office:value-type="float" office:value="9.4845100000000003E+20" table:style-name="ce2">
            <text:p>9.48E+20</text:p>
          </table:table-cell>
          <table:table-cell office:value-type="float" office:value="9.49928E+20" table:style-name="ce2">
            <text:p>9.50E+20</text:p>
          </table:table-cell>
          <table:table-cell office:value-type="float" office:value="1.7666899999999999E+36" table:style-name="ce2">
            <text:p>1.77E+36</text:p>
          </table:table-cell>
          <table:table-cell office:value-type="float" office:value="4.7450599999999997E+47" table:style-name="ce2">
            <text:p>4.75E+47</text:p>
          </table:table-cell>
          <table:table-cell office:value-type="float" office:value="2.95824E+44" table:style-name="ce2">
            <text:p>2.96E+44</text:p>
          </table:table-cell>
          <table:table-cell office:value-type="float" office:value="8.8130499999999992E+22" table:style-name="ce2">
            <text:p>8.81E+22</text:p>
          </table:table-cell>
          <table:table-cell office:value-type="float" office:value="7.7972199999999999E+31" table:style-name="ce2">
            <text:p>7.80E+31</text:p>
          </table:table-cell>
          <table:table-cell office:value-type="float" office:value="3.3768599999999998E+22" table:style-name="ce2">
            <text:p>3.38E+22</text:p>
          </table:table-cell>
          <table:table-cell office:value-type="float" office:value="4.748018240017672E+46" table:formula="of:=AVERAGE([.A276:.J276])" table:style-name="ce2">
            <text:p>4.75E+46</text:p>
          </table:table-cell>
          <table:table-cell table:number-columns-repeated="16373"/>
        </table:table-row>
        <table:table-row table:style-name="ro1">
          <table:table-cell office:value-type="float" office:value="4.80136E+16" table:style-name="ce2">
            <text:p>4.80E+16</text:p>
          </table:table-cell>
          <table:table-cell office:value-type="float" office:value="4.7761300000000001E+31" table:style-name="ce2">
            <text:p>4.78E+31</text:p>
          </table:table-cell>
          <table:table-cell office:value-type="float" office:value="4295380000000000" table:style-name="ce2">
            <text:p>4.30E+15</text:p>
          </table:table-cell>
          <table:table-cell office:value-type="float" office:value="1.63144E+21" table:style-name="ce2">
            <text:p>1.63E+21</text:p>
          </table:table-cell>
          <table:table-cell office:value-type="float" office:value="3.2602199999999999E+27" table:style-name="ce2">
            <text:p>3.26E+27</text:p>
          </table:table-cell>
          <table:table-cell office:value-type="float" office:value="3.36194E+30" table:style-name="ce2">
            <text:p>3.36E+30</text:p>
          </table:table-cell>
          <table:table-cell office:value-type="float" office:value="6.4312200000000004E+47" table:style-name="ce2">
            <text:p>6.43E+47</text:p>
          </table:table-cell>
          <table:table-cell office:value-type="float" office:value="9.15556E+16" table:style-name="ce2">
            <text:p>9.16E+16</text:p>
          </table:table-cell>
          <table:table-cell office:value-type="float" office:value="2.7894399999999999E+26" table:style-name="ce2">
            <text:p>2.79E+26</text:p>
          </table:table-cell>
          <table:table-cell office:value-type="float" office:value="1.3344500000000001E+22" table:style-name="ce2">
            <text:p>1.33E+22</text:p>
          </table:table-cell>
          <table:table-cell office:value-type="float" office:value="6.4312200000000016E+46" table:formula="of:=AVERAGE([.A277:.J277])" table:style-name="ce2">
            <text:p>6.43E+46</text:p>
          </table:table-cell>
          <table:table-cell table:number-columns-repeated="16373"/>
        </table:table-row>
        <table:table-row table:style-name="ro1">
          <table:table-cell office:value-type="float" office:value="7.01222E+17" table:style-name="ce2">
            <text:p>7.01E+17</text:p>
          </table:table-cell>
          <table:table-cell office:value-type="float" office:value="2.1779200000000001E+29" table:style-name="ce2">
            <text:p>2.18E+29</text:p>
          </table:table-cell>
          <table:table-cell office:value-type="float" office:value="6.7582E+16" table:style-name="ce2">
            <text:p>6.76E+16</text:p>
          </table:table-cell>
          <table:table-cell office:value-type="float" office:value="9.8670200000000007E+20" table:style-name="ce2">
            <text:p>9.87E+20</text:p>
          </table:table-cell>
          <table:table-cell office:value-type="float" office:value="3.0839700000000001E+35" table:style-name="ce2">
            <text:p>3.08E+35</text:p>
          </table:table-cell>
          <table:table-cell office:value-type="float" office:value="6.2194700000000002E+40" table:style-name="ce2">
            <text:p>6.22E+40</text:p>
          </table:table-cell>
          <table:table-cell office:value-type="float" office:value="1.37443E+45" table:style-name="ce2">
            <text:p>1.37E+45</text:p>
          </table:table-cell>
          <table:table-cell office:value-type="float" office:value="4.94122E+19" table:style-name="ce2">
            <text:p>4.94E+19</text:p>
          </table:table-cell>
          <table:table-cell office:value-type="float" office:value="1.3539299999999999E+22" table:style-name="ce2">
            <text:p>1.35E+22</text:p>
          </table:table-cell>
          <table:table-cell office:value-type="float" office:value="7.1524099999999997E+20" table:style-name="ce2">
            <text:p>7.15E+20</text:p>
          </table:table-cell>
          <table:table-cell office:value-type="float" office:value="1.3744921950083972E+44" table:formula="of:=AVERAGE([.A278:.J278])" table:style-name="ce2">
            <text:p>1.37E+44</text:p>
          </table:table-cell>
          <table:table-cell table:number-columns-repeated="16373"/>
        </table:table-row>
        <table:table-row table:style-name="ro1">
          <table:table-cell office:value-type="float" office:value="7.95975E+16" table:style-name="ce2">
            <text:p>7.96E+16</text:p>
          </table:table-cell>
          <table:table-cell office:value-type="float" office:value="1.5641099999999999E+29" table:style-name="ce2">
            <text:p>1.56E+29</text:p>
          </table:table-cell>
          <table:table-cell office:value-type="float" office:value="9.04624E+19" table:style-name="ce2">
            <text:p>9.05E+19</text:p>
          </table:table-cell>
          <table:table-cell office:value-type="float" office:value="4.48228E+20" table:style-name="ce2">
            <text:p>4.48E+20</text:p>
          </table:table-cell>
          <table:table-cell office:value-type="float" office:value="2.9074600000000001E+35" table:style-name="ce2">
            <text:p>2.91E+35</text:p>
          </table:table-cell>
          <table:table-cell office:value-type="float" office:value="1.71078E+30" table:style-name="ce2">
            <text:p>1.71E+30</text:p>
          </table:table-cell>
          <table:table-cell office:value-type="float" office:value="1.93673E+38" table:style-name="ce2">
            <text:p>1.94E+38</text:p>
          </table:table-cell>
          <table:table-cell office:value-type="float" office:value="1.3671E+17" table:style-name="ce2">
            <text:p>1.37E+17</text:p>
          </table:table-cell>
          <table:table-cell office:value-type="float" office:value="1.0030600000000001E+41" table:style-name="ce2">
            <text:p>1.00E+41</text:p>
          </table:table-cell>
          <table:table-cell office:value-type="float" office:value="7.2904399999999997E+21" table:style-name="ce2">
            <text:p>7.29E+21</text:p>
          </table:table-cell>
          <table:table-cell office:value-type="float" office:value="1.0049996374786721E+40" table:formula="of:=AVERAGE([.A279:.J279])" table:style-name="ce2">
            <text:p>1.00E+40</text:p>
          </table:table-cell>
          <table:table-cell table:number-columns-repeated="16373"/>
        </table:table-row>
        <table:table-row table:style-name="ro1">
          <table:table-cell office:value-type="float" office:value="292805000000000" table:style-name="ce2">
            <text:p>2.93E+14</text:p>
          </table:table-cell>
          <table:table-cell office:value-type="float" office:value="2.6520700000000002E+27" table:style-name="ce2">
            <text:p>2.65E+27</text:p>
          </table:table-cell>
          <table:table-cell office:value-type="float" office:value="170668000000000" table:style-name="ce2">
            <text:p>1.71E+14</text:p>
          </table:table-cell>
          <table:table-cell office:value-type="float" office:value="2.10696E+21" table:style-name="ce2">
            <text:p>2.11E+21</text:p>
          </table:table-cell>
          <table:table-cell office:value-type="float" office:value="6.8074000000000006E+30" table:style-name="ce2">
            <text:p>6.81E+30</text:p>
          </table:table-cell>
          <table:table-cell office:value-type="float" office:value="2.3280900000000002E+43" table:style-name="ce2">
            <text:p>2.33E+43</text:p>
          </table:table-cell>
          <table:table-cell office:value-type="float" office:value="9.7770100000000005E+38" table:style-name="ce2">
            <text:p>9.78E+38</text:p>
          </table:table-cell>
          <table:table-cell office:value-type="float" office:value="8.25566E+19" table:style-name="ce2">
            <text:p>8.26E+19</text:p>
          </table:table-cell>
          <table:table-cell office:value-type="float" office:value="7.229E+20" table:style-name="ce2">
            <text:p>7.23E+20</text:p>
          </table:table-cell>
          <table:table-cell office:value-type="float" office:value="2.9584900000000002E+25" table:style-name="ce2">
            <text:p>2.96E+25</text:p>
          </table:table-cell>
          <table:table-cell office:value-type="float" office:value="2.3281877701006809E+42" table:formula="of:=AVERAGE([.A280:.J280])" table:style-name="ce2">
            <text:p>2.33E+42</text:p>
          </table:table-cell>
          <table:table-cell table:number-columns-repeated="16373"/>
        </table:table-row>
        <table:table-row table:style-name="ro1">
          <table:table-cell office:value-type="float" office:value="152242000000000" table:style-name="ce2">
            <text:p>1.52E+14</text:p>
          </table:table-cell>
          <table:table-cell office:value-type="float" office:value="4.1455899999999997E+32" table:style-name="ce2">
            <text:p>4.15E+32</text:p>
          </table:table-cell>
          <table:table-cell office:value-type="float" office:value="1.1936E+17" table:style-name="ce2">
            <text:p>1.19E+17</text:p>
          </table:table-cell>
          <table:table-cell office:value-type="float" office:value="2.7516899999999999E+38" table:style-name="ce2">
            <text:p>2.75E+38</text:p>
          </table:table-cell>
          <table:table-cell office:value-type="float" office:value="9.4331499999999996E+30" table:style-name="ce2">
            <text:p>9.43E+30</text:p>
          </table:table-cell>
          <table:table-cell office:value-type="float" office:value="3.1377800000000002E+48" table:style-name="ce2">
            <text:p>3.14E+48</text:p>
          </table:table-cell>
          <table:table-cell office:value-type="float" office:value="5.1735399999999998E+42" table:style-name="ce2">
            <text:p>5.17E+42</text:p>
          </table:table-cell>
          <table:table-cell office:value-type="float" office:value="1.30416E+20" table:style-name="ce2">
            <text:p>1.30E+20</text:p>
          </table:table-cell>
          <table:table-cell office:value-type="float" office:value="2.7012900000000001E+26" table:style-name="ce2">
            <text:p>2.70E+26</text:p>
          </table:table-cell>
          <table:table-cell office:value-type="float" office:value="1.78759E+22" table:style-name="ce2">
            <text:p>1.79E+22</text:p>
          </table:table-cell>
          <table:table-cell office:value-type="float" office:value="3.1377851738151701E+47" table:formula="of:=AVERAGE([.A281:.J281])" table:style-name="ce2">
            <text:p>3.14E+47</text:p>
          </table:table-cell>
          <table:table-cell table:number-columns-repeated="16373"/>
        </table:table-row>
        <table:table-row table:style-name="ro1">
          <table:table-cell office:value-type="float" office:value="892309000000000" table:style-name="ce2">
            <text:p>8.92E+14</text:p>
          </table:table-cell>
          <table:table-cell office:value-type="float" office:value="1.8819099999999999E+31" table:style-name="ce2">
            <text:p>1.88E+31</text:p>
          </table:table-cell>
          <table:table-cell office:value-type="float" office:value="9.4859299999999997E+20" table:style-name="ce2">
            <text:p>9.49E+20</text:p>
          </table:table-cell>
          <table:table-cell office:value-type="float" office:value="2.4437999999999998E+22" table:style-name="ce2">
            <text:p>2.44E+22</text:p>
          </table:table-cell>
          <table:table-cell office:value-type="float" office:value="2.5195899999999999E+29" table:style-name="ce2">
            <text:p>2.52E+29</text:p>
          </table:table-cell>
          <table:table-cell office:value-type="float" office:value="3.1387900000000002E+48" table:style-name="ce2">
            <text:p>3.14E+48</text:p>
          </table:table-cell>
          <table:table-cell office:value-type="float" office:value="2.8259599999999999E+57" table:style-name="ce2">
            <text:p>2.83E+57</text:p>
          </table:table-cell>
          <table:table-cell office:value-type="float" office:value="1.59459E+17" table:style-name="ce2">
            <text:p>1.59E+17</text:p>
          </table:table-cell>
          <table:table-cell office:value-type="float" office:value="1.8093800000000001E+25" table:style-name="ce2">
            <text:p>1.81E+25</text:p>
          </table:table-cell>
          <table:table-cell office:value-type="float" office:value="6.8308999999999997E+22" table:style-name="ce2">
            <text:p>6.83E+22</text:p>
          </table:table-cell>
          <table:table-cell office:value-type="float" office:value="2.8259600031387902E+56" table:formula="of:=AVERAGE([.A282:.J282])" table:style-name="ce2">
            <text:p>2.83E+56</text:p>
          </table:table-cell>
          <table:table-cell table:number-columns-repeated="16373"/>
        </table:table-row>
        <table:table-row table:style-name="ro1">
          <table:table-cell office:value-type="float" office:value="1.75258E+16" table:style-name="ce2">
            <text:p>1.75E+16</text:p>
          </table:table-cell>
          <table:table-cell office:value-type="float" office:value="4.0364299999999997E+29" table:style-name="ce2">
            <text:p>4.04E+29</text:p>
          </table:table-cell>
          <table:table-cell office:value-type="float" office:value="7.89138E+19" table:style-name="ce2">
            <text:p>7.89E+19</text:p>
          </table:table-cell>
          <table:table-cell office:value-type="float" office:value="8.1876700000000001E+21" table:style-name="ce2">
            <text:p>8.19E+21</text:p>
          </table:table-cell>
          <table:table-cell office:value-type="float" office:value="3.89363E+19" table:style-name="ce2">
            <text:p>3.89E+19</text:p>
          </table:table-cell>
          <table:table-cell office:value-type="float" office:value="7.0955099999999999E+43" table:style-name="ce2">
            <text:p>7.10E+43</text:p>
          </table:table-cell>
          <table:table-cell office:value-type="float" office:value="2.7095500000000001E+43" table:style-name="ce2">
            <text:p>2.71E+43</text:p>
          </table:table-cell>
          <table:table-cell office:value-type="float" office:value="1.30439E+20" table:style-name="ce2">
            <text:p>1.30E+20</text:p>
          </table:table-cell>
          <table:table-cell office:value-type="float" office:value="5.7786399999999995E+21" table:style-name="ce2">
            <text:p>5.78E+21</text:p>
          </table:table-cell>
          <table:table-cell office:value-type="float" office:value="3.2264200000000003E+23" table:style-name="ce2">
            <text:p>3.23E+23</text:p>
          </table:table-cell>
          <table:table-cell office:value-type="float" office:value="9.8050600000000396E+42" table:formula="of:=AVERAGE([.A283:.J283])" table:style-name="ce2">
            <text:p>9.81E+42</text:p>
          </table:table-cell>
          <table:table-cell table:number-columns-repeated="16373"/>
        </table:table-row>
        <table:table-row table:style-name="ro1">
          <table:table-cell office:value-type="float" office:value="1583230000000000" table:style-name="ce2">
            <text:p>1.58E+15</text:p>
          </table:table-cell>
          <table:table-cell office:value-type="float" office:value="1.9125900000000001E+31" table:style-name="ce2">
            <text:p>1.91E+31</text:p>
          </table:table-cell>
          <table:table-cell office:value-type="float" office:value="4479160000000000" table:style-name="ce2">
            <text:p>4.48E+15</text:p>
          </table:table-cell>
          <table:table-cell office:value-type="float" office:value="1.0855100000000001E+21" table:style-name="ce2">
            <text:p>1.09E+21</text:p>
          </table:table-cell>
          <table:table-cell office:value-type="float" office:value="2.0865999999999999E+27" table:style-name="ce2">
            <text:p>2.09E+27</text:p>
          </table:table-cell>
          <table:table-cell office:value-type="float" office:value="1.97828E+34" table:style-name="ce2">
            <text:p>1.98E+34</text:p>
          </table:table-cell>
          <table:table-cell office:value-type="float" office:value="4.4724300000000002E+86" table:style-name="ce2">
            <text:p>4.47E+86</text:p>
          </table:table-cell>
          <table:table-cell office:value-type="float" office:value="1.61721E+22" table:style-name="ce2">
            <text:p>1.62E+22</text:p>
          </table:table-cell>
          <table:table-cell office:value-type="float" office:value="8.9323999999999997E+24" table:style-name="ce2">
            <text:p>8.93E+24</text:p>
          </table:table-cell>
          <table:table-cell office:value-type="float" office:value="3.7158699999999998E+25" table:style-name="ce2">
            <text:p>3.72E+25</text:p>
          </table:table-cell>
          <table:table-cell office:value-type="float" office:value="4.4724300000000003E+85" table:formula="of:=AVERAGE([.A284:.J284])" table:style-name="ce2">
            <text:p>4.47E+85</text:p>
          </table:table-cell>
          <table:table-cell table:number-columns-repeated="16373"/>
        </table:table-row>
        <table:table-row table:style-name="ro1">
          <table:table-cell office:value-type="float" office:value="1.87319E+20" table:style-name="ce2">
            <text:p>1.87E+20</text:p>
          </table:table-cell>
          <table:table-cell office:value-type="float" office:value="4.9394699999999997E+32" table:style-name="ce2">
            <text:p>4.94E+32</text:p>
          </table:table-cell>
          <table:table-cell office:value-type="float" office:value="3404470000000000" table:style-name="ce2">
            <text:p>3.40E+15</text:p>
          </table:table-cell>
          <table:table-cell office:value-type="float" office:value="5.1969500000000003E+20" table:style-name="ce2">
            <text:p>5.20E+20</text:p>
          </table:table-cell>
          <table:table-cell office:value-type="float" office:value="1.21703E+34" table:style-name="ce2">
            <text:p>1.22E+34</text:p>
          </table:table-cell>
          <table:table-cell office:value-type="float" office:value="3.6790599999999999E+46" table:style-name="ce2">
            <text:p>3.68E+46</text:p>
          </table:table-cell>
          <table:table-cell office:value-type="float" office:value="1.00707E+45" table:style-name="ce2">
            <text:p>1.01E+45</text:p>
          </table:table-cell>
          <table:table-cell office:value-type="float" office:value="4.13285E+19" table:style-name="ce2">
            <text:p>4.13E+19</text:p>
          </table:table-cell>
          <table:table-cell office:value-type="float" office:value="1.8778199999999999E+23" table:style-name="ce2">
            <text:p>1.88E+23</text:p>
          </table:table-cell>
          <table:table-cell office:value-type="float" office:value="1.5984000000000001E+23" table:style-name="ce2">
            <text:p>1.60E+23</text:p>
          </table:table-cell>
          <table:table-cell office:value-type="float" office:value="3.7797670000012662E+45" table:formula="of:=AVERAGE([.A285:.J285])" table:style-name="ce2">
            <text:p>3.78E+45</text:p>
          </table:table-cell>
          <table:table-cell table:number-columns-repeated="16373"/>
        </table:table-row>
        <table:table-row table:style-name="ro1">
          <table:table-cell office:value-type="float" office:value="785204000000000" table:style-name="ce2">
            <text:p>7.85E+14</text:p>
          </table:table-cell>
          <table:table-cell office:value-type="float" office:value="2.4630300000000001E+27" table:style-name="ce2">
            <text:p>2.46E+27</text:p>
          </table:table-cell>
          <table:table-cell office:value-type="float" office:value="6616350000000000" table:style-name="ce2">
            <text:p>6.62E+15</text:p>
          </table:table-cell>
          <table:table-cell office:value-type="float" office:value="7.2391899999999993E+26" table:style-name="ce2">
            <text:p>7.24E+26</text:p>
          </table:table-cell>
          <table:table-cell office:value-type="float" office:value="6.6553299999999994E+32" table:style-name="ce2">
            <text:p>6.66E+32</text:p>
          </table:table-cell>
          <table:table-cell office:value-type="float" office:value="6.2436299999999997E+50" table:style-name="ce2">
            <text:p>6.24E+50</text:p>
          </table:table-cell>
          <table:table-cell office:value-type="float" office:value="1.67319E+36" table:style-name="ce2">
            <text:p>1.67E+36</text:p>
          </table:table-cell>
          <table:table-cell office:value-type="float" office:value="2.0953400000000001E+26" table:style-name="ce2">
            <text:p>2.10E+26</text:p>
          </table:table-cell>
          <table:table-cell office:value-type="float" office:value="7.25529E+22" table:style-name="ce2">
            <text:p>7.26E+22</text:p>
          </table:table-cell>
          <table:table-cell office:value-type="float" office:value="7.8977599999999996E+23" table:style-name="ce2">
            <text:p>7.90E+23</text:p>
          </table:table-cell>
          <table:table-cell office:value-type="float" office:value="6.2436300000000159E+49" table:formula="of:=AVERAGE([.A286:.J286])" table:style-name="ce2">
            <text:p>6.24E+49</text:p>
          </table:table-cell>
          <table:table-cell table:number-columns-repeated="16373"/>
        </table:table-row>
        <table:table-row table:style-name="ro1">
          <table:table-cell office:value-type="float" office:value="9.0179299999999997E+20" table:style-name="ce2">
            <text:p>9.02E+20</text:p>
          </table:table-cell>
          <table:table-cell office:value-type="float" office:value="1.03393E+30" table:style-name="ce2">
            <text:p>1.03E+30</text:p>
          </table:table-cell>
          <table:table-cell office:value-type="float" office:value="3.5599100000000003E+20" table:style-name="ce2">
            <text:p>3.56E+20</text:p>
          </table:table-cell>
          <table:table-cell office:value-type="float" office:value="3.3022400000000002E+22" table:style-name="ce2">
            <text:p>3.30E+22</text:p>
          </table:table-cell>
          <table:table-cell office:value-type="float" office:value="8.5663300000000008E+25" table:style-name="ce2">
            <text:p>8.57E+25</text:p>
          </table:table-cell>
          <table:table-cell office:value-type="float" office:value="1.78299E+47" table:style-name="ce2">
            <text:p>1.78E+47</text:p>
          </table:table-cell>
          <table:table-cell office:value-type="float" office:value="2.9564899999999998E+45" table:style-name="ce2">
            <text:p>2.96E+45</text:p>
          </table:table-cell>
          <table:table-cell office:value-type="float" office:value="7.50739E+18" table:style-name="ce2">
            <text:p>7.51E+18</text:p>
          </table:table-cell>
          <table:table-cell office:value-type="float" office:value="1.4831E+22" table:style-name="ce2">
            <text:p>1.48E+22</text:p>
          </table:table-cell>
          <table:table-cell office:value-type="float" office:value="1.6334500000000001E+23" table:style-name="ce2">
            <text:p>1.63E+23</text:p>
          </table:table-cell>
          <table:table-cell office:value-type="float" office:value="1.8125548999999998E+46" table:formula="of:=AVERAGE([.A287:.J287])" table:style-name="ce2">
            <text:p>1.81E+46</text:p>
          </table:table-cell>
          <table:table-cell table:number-columns-repeated="16373"/>
        </table:table-row>
        <table:table-row table:style-name="ro1">
          <table:table-cell office:value-type="float" office:value="166511000000000" table:style-name="ce2">
            <text:p>1.67E+14</text:p>
          </table:table-cell>
          <table:table-cell office:value-type="float" office:value="5.3294699999999998E+29" table:style-name="ce2">
            <text:p>5.33E+29</text:p>
          </table:table-cell>
          <table:table-cell office:value-type="float" office:value="9.2484899999999999E+21" table:style-name="ce2">
            <text:p>9.25E+21</text:p>
          </table:table-cell>
          <table:table-cell office:value-type="float" office:value="4.4140699999999997E+23" table:style-name="ce2">
            <text:p>4.41E+23</text:p>
          </table:table-cell>
          <table:table-cell office:value-type="float" office:value="1.9455700000000001E+30" table:style-name="ce2">
            <text:p>1.95E+30</text:p>
          </table:table-cell>
          <table:table-cell office:value-type="float" office:value="6.18995E+55" table:style-name="ce2">
            <text:p>6.19E+55</text:p>
          </table:table-cell>
          <table:table-cell office:value-type="float" office:value="1.0092699999999999E+40" table:style-name="ce2">
            <text:p>1.01E+40</text:p>
          </table:table-cell>
          <table:table-cell office:value-type="float" office:value="1.39448E+24" table:style-name="ce2">
            <text:p>1.39E+24</text:p>
          </table:table-cell>
          <table:table-cell office:value-type="float" office:value="1.34118E+23" table:style-name="ce2">
            <text:p>1.34E+23</text:p>
          </table:table-cell>
          <table:table-cell office:value-type="float" office:value="5.4133199999999997E+21" table:style-name="ce2">
            <text:p>5.41E+21</text:p>
          </table:table-cell>
          <table:table-cell office:value-type="float" office:value="6.1899500000000005E+54" table:formula="of:=AVERAGE([.A288:.J288])" table:style-name="ce2">
            <text:p>6.19E+54</text:p>
          </table:table-cell>
          <table:table-cell table:number-columns-repeated="16373"/>
        </table:table-row>
        <table:table-row table:style-name="ro1">
          <table:table-cell office:value-type="float" office:value="2.99556E+16" table:style-name="ce2">
            <text:p>3.00E+16</text:p>
          </table:table-cell>
          <table:table-cell office:value-type="float" office:value="5.5544300000000002E+27" table:style-name="ce2">
            <text:p>5.55E+27</text:p>
          </table:table-cell>
          <table:table-cell office:value-type="float" office:value="679319000000000" table:style-name="ce2">
            <text:p>6.79E+14</text:p>
          </table:table-cell>
          <table:table-cell office:value-type="float" office:value="2.15855E+37" table:style-name="ce2">
            <text:p>2.16E+37</text:p>
          </table:table-cell>
          <table:table-cell office:value-type="float" office:value="1.0326699999999999E+35" table:style-name="ce2">
            <text:p>1.03E+35</text:p>
          </table:table-cell>
          <table:table-cell office:value-type="float" office:value="2.4809799999999999E+52" table:style-name="ce2">
            <text:p>2.48E+52</text:p>
          </table:table-cell>
          <table:table-cell office:value-type="float" office:value="3.5451499999999999E+40" table:style-name="ce2">
            <text:p>3.55E+40</text:p>
          </table:table-cell>
          <table:table-cell office:value-type="float" office:value="8.26342E+19" table:style-name="ce2">
            <text:p>8.26E+19</text:p>
          </table:table-cell>
          <table:table-cell office:value-type="float" office:value="1.4341800000000001E+23" table:style-name="ce2">
            <text:p>1.43E+23</text:p>
          </table:table-cell>
          <table:table-cell office:value-type="float" office:value="6.9010000000000003E+23" table:style-name="ce2">
            <text:p>6.90E+23</text:p>
          </table:table-cell>
          <table:table-cell office:value-type="float" office:value="2.4809800000035474E+51" table:formula="of:=AVERAGE([.A289:.J289])" table:style-name="ce2">
            <text:p>2.48E+51</text:p>
          </table:table-cell>
          <table:table-cell table:number-columns-repeated="16373"/>
        </table:table-row>
        <table:table-row table:style-name="ro1">
          <table:table-cell office:value-type="float" office:value="8.36882E+17" table:style-name="ce2">
            <text:p>8.37E+17</text:p>
          </table:table-cell>
          <table:table-cell office:value-type="float" office:value="3.3847499999999999E+29" table:style-name="ce2">
            <text:p>3.38E+29</text:p>
          </table:table-cell>
          <table:table-cell office:value-type="float" office:value="1368880000000000" table:style-name="ce2">
            <text:p>1.37E+15</text:p>
          </table:table-cell>
          <table:table-cell office:value-type="float" office:value="2.9709699999999997E+20" table:style-name="ce2">
            <text:p>2.97E+20</text:p>
          </table:table-cell>
          <table:table-cell office:value-type="float" office:value="7.41184E+18" table:style-name="ce2">
            <text:p>7.41E+18</text:p>
          </table:table-cell>
          <table:table-cell office:value-type="float" office:value="4.7674800000000002E+43" table:style-name="ce2">
            <text:p>4.77E+43</text:p>
          </table:table-cell>
          <table:table-cell office:value-type="float" office:value="1.0386300000000001E+41" table:style-name="ce2">
            <text:p>1.04E+41</text:p>
          </table:table-cell>
          <table:table-cell office:value-type="float" office:value="1.1992E+23" table:style-name="ce2">
            <text:p>1.20E+23</text:p>
          </table:table-cell>
          <table:table-cell office:value-type="float" office:value="6.2097300000000002E+21" table:style-name="ce2">
            <text:p>6.21E+21</text:p>
          </table:table-cell>
          <table:table-cell office:value-type="float" office:value="1.41519E+25" table:style-name="ce2">
            <text:p>1.42E+25</text:p>
          </table:table-cell>
          <table:table-cell office:value-type="float" office:value="4.777866300000034E+42" table:formula="of:=AVERAGE([.A290:.J290])" table:style-name="ce2">
            <text:p>4.78E+42</text:p>
          </table:table-cell>
          <table:table-cell table:number-columns-repeated="16373"/>
        </table:table-row>
        <table:table-row table:style-name="ro1">
          <table:table-cell office:value-type="float" office:value="2.57554E+18" table:style-name="ce2">
            <text:p>2.58E+18</text:p>
          </table:table-cell>
          <table:table-cell office:value-type="float" office:value="1.23998E+32" table:style-name="ce2">
            <text:p>1.24E+32</text:p>
          </table:table-cell>
          <table:table-cell office:value-type="float" office:value="1.2904999999999999E+21" table:style-name="ce2">
            <text:p>1.29E+21</text:p>
          </table:table-cell>
          <table:table-cell office:value-type="float" office:value="7.9254099999999997E+20" table:style-name="ce2">
            <text:p>7.93E+20</text:p>
          </table:table-cell>
          <table:table-cell office:value-type="float" office:value="1.32914E+32" table:style-name="ce2">
            <text:p>1.33E+32</text:p>
          </table:table-cell>
          <table:table-cell office:value-type="float" office:value="1.57597E+60" table:style-name="ce2">
            <text:p>1.58E+60</text:p>
          </table:table-cell>
          <table:table-cell office:value-type="float" office:value="2.22466E+25" table:style-name="ce2">
            <text:p>2.22E+25</text:p>
          </table:table-cell>
          <table:table-cell office:value-type="float" office:value="8.82892E+20" table:style-name="ce2">
            <text:p>8.83E+20</text:p>
          </table:table-cell>
          <table:table-cell office:value-type="float" office:value="3.1601800000000002E+23" table:style-name="ce2">
            <text:p>3.16E+23</text:p>
          </table:table-cell>
          <table:table-cell office:value-type="float" office:value="2.2178999999999999E+24" table:style-name="ce2">
            <text:p>2.22E+24</text:p>
          </table:table-cell>
          <table:table-cell office:value-type="float" office:value="1.5759699999999999E+59" table:formula="of:=AVERAGE([.A291:.J291])" table:style-name="ce2">
            <text:p>1.58E+59</text:p>
          </table:table-cell>
          <table:table-cell table:number-columns-repeated="16373"/>
        </table:table-row>
        <table:table-row table:style-name="ro1">
          <table:table-cell office:value-type="float" office:value="8.98725E+16" table:style-name="ce2">
            <text:p>8.99E+16</text:p>
          </table:table-cell>
          <table:table-cell office:value-type="float" office:value="5.1313499999999998E+32" table:style-name="ce2">
            <text:p>5.13E+32</text:p>
          </table:table-cell>
          <table:table-cell office:value-type="float" office:value="1.1214300000000001E+22" table:style-name="ce2">
            <text:p>1.12E+22</text:p>
          </table:table-cell>
          <table:table-cell office:value-type="float" office:value="7.7690399999999995E+21" table:style-name="ce2">
            <text:p>7.77E+21</text:p>
          </table:table-cell>
          <table:table-cell office:value-type="float" office:value="1.9320399999999998E+26" table:style-name="ce2">
            <text:p>1.93E+26</text:p>
          </table:table-cell>
          <table:table-cell office:value-type="float" office:value="6.6030399999999999E+27" table:style-name="ce2">
            <text:p>6.60E+27</text:p>
          </table:table-cell>
          <table:table-cell office:value-type="float" office:value="2.9564899999999998E+45" table:style-name="ce2">
            <text:p>2.96E+45</text:p>
          </table:table-cell>
          <table:table-cell office:value-type="float" office:value="8.42466E+16" table:style-name="ce2">
            <text:p>8.42E+16</text:p>
          </table:table-cell>
          <table:table-cell office:value-type="float" office:value="1.7514500000000001E+35" table:style-name="ce2">
            <text:p>1.75E+35</text:p>
          </table:table-cell>
          <table:table-cell office:value-type="float" office:value="4.6664000000000001E+24" table:style-name="ce2">
            <text:p>4.67E+24</text:p>
          </table:table-cell>
          <table:table-cell office:value-type="float" office:value="2.9564900001756582E+44" table:formula="of:=AVERAGE([.A292:.J292])" table:style-name="ce2">
            <text:p>2.96E+44</text:p>
          </table:table-cell>
          <table:table-cell table:number-columns-repeated="16373"/>
        </table:table-row>
        <table:table-row table:style-name="ro1">
          <table:table-cell office:value-type="float" office:value="1.04884E+19" table:style-name="ce2">
            <text:p>1.05E+19</text:p>
          </table:table-cell>
          <table:table-cell office:value-type="float" office:value="1.9169499999999999E+31" table:style-name="ce2">
            <text:p>1.92E+31</text:p>
          </table:table-cell>
          <table:table-cell office:value-type="float" office:value="7.1920299999999998E+21" table:style-name="ce2">
            <text:p>7.19E+21</text:p>
          </table:table-cell>
          <table:table-cell office:value-type="float" office:value="6.3372400000000003E+21" table:style-name="ce2">
            <text:p>6.34E+21</text:p>
          </table:table-cell>
          <table:table-cell office:value-type="float" office:value="3.84266E+18" table:style-name="ce2">
            <text:p>3.84E+18</text:p>
          </table:table-cell>
          <table:table-cell office:value-type="float" office:value="1.8541199999999999E+49" table:style-name="ce2">
            <text:p>1.85E+49</text:p>
          </table:table-cell>
          <table:table-cell office:value-type="float" office:value="4.1608499999999999E+51" table:style-name="ce2">
            <text:p>4.16E+51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5.2831200000000004E+27" table:style-name="ce2">
            <text:p>5.28E+27</text:p>
          </table:table-cell>
          <table:table-cell office:value-type="float" office:value="1.4082399999999999E+25" table:style-name="ce2">
            <text:p>1.41E+25</text:p>
          </table:table-cell>
          <table:table-cell office:value-type="float" office:value="4.1793911999999997E+50" table:formula="of:=AVERAGE([.A293:.J293])" table:style-name="ce2">
            <text:p>4.18E+50</text:p>
          </table:table-cell>
          <table:table-cell table:number-columns-repeated="16373"/>
        </table:table-row>
        <table:table-row table:style-name="ro1">
          <table:table-cell office:value-type="float" office:value="245270000000000" table:style-name="ce2">
            <text:p>2.45E+14</text:p>
          </table:table-cell>
          <table:table-cell office:value-type="float" office:value="7.38422E+29" table:style-name="ce2">
            <text:p>7.38E+29</text:p>
          </table:table-cell>
          <table:table-cell office:value-type="float" office:value="8.1164400000000006E+23" table:style-name="ce2">
            <text:p>8.12E+23</text:p>
          </table:table-cell>
          <table:table-cell office:value-type="float" office:value="5.6646100000000002E+21" table:style-name="ce2">
            <text:p>5.66E+21</text:p>
          </table:table-cell>
          <table:table-cell office:value-type="float" office:value="6.6653500000000006E+35" table:style-name="ce2">
            <text:p>6.67E+35</text:p>
          </table:table-cell>
          <table:table-cell office:value-type="float" office:value="3.8373600000000002E+45" table:style-name="ce2">
            <text:p>3.84E+45</text:p>
          </table:table-cell>
          <table:table-cell office:value-type="float" office:value="9.1361000000000004E+44" table:style-name="ce2">
            <text:p>9.14E+44</text:p>
          </table:table-cell>
          <table:table-cell office:value-type="float" office:value="1.33029E+19" table:style-name="ce2">
            <text:p>1.33E+19</text:p>
          </table:table-cell>
          <table:table-cell office:value-type="float" office:value="2.20156E+18" table:style-name="ce2">
            <text:p>2.20E+18</text:p>
          </table:table-cell>
          <table:table-cell office:value-type="float" office:value="9.6428999999999999E+21" table:style-name="ce2">
            <text:p>9.64E+21</text:p>
          </table:table-cell>
          <table:table-cell office:value-type="float" office:value="4.7509700006665357E+44" table:formula="of:=AVERAGE([.A294:.J294])" table:style-name="ce2">
            <text:p>4.75E+44</text:p>
          </table:table-cell>
          <table:table-cell table:number-columns-repeated="16373"/>
        </table:table-row>
        <table:table-row table:style-name="ro1">
          <table:table-cell office:value-type="float" office:value="7.99914E+16" table:style-name="ce2">
            <text:p>8.00E+16</text:p>
          </table:table-cell>
          <table:table-cell office:value-type="float" office:value="1.20099E+33" table:style-name="ce2">
            <text:p>1.20E+33</text:p>
          </table:table-cell>
          <table:table-cell office:value-type="float" office:value="1.2740499999999999E+21" table:style-name="ce2">
            <text:p>1.27E+21</text:p>
          </table:table-cell>
          <table:table-cell office:value-type="float" office:value="2.26826E+20" table:style-name="ce2">
            <text:p>2.27E+20</text:p>
          </table:table-cell>
          <table:table-cell office:value-type="float" office:value="3.69436E+18" table:style-name="ce2">
            <text:p>3.69E+18</text:p>
          </table:table-cell>
          <table:table-cell office:value-type="float" office:value="1.6480000000000001E+47" table:style-name="ce2">
            <text:p>1.65E+47</text:p>
          </table:table-cell>
          <table:table-cell office:value-type="float" office:value="6.7262400000000005E+98" table:style-name="ce2">
            <text:p>6.73E+98</text:p>
          </table:table-cell>
          <table:table-cell office:value-type="float" office:value="3.4700999999999999E+23" table:style-name="ce2">
            <text:p>3.47E+23</text:p>
          </table:table-cell>
          <table:table-cell office:value-type="float" office:value="6.3699399999999999E+34" table:style-name="ce2">
            <text:p>6.37E+34</text:p>
          </table:table-cell>
          <table:table-cell office:value-type="float" office:value="1.11109E+24" table:style-name="ce2">
            <text:p>1.11E+24</text:p>
          </table:table-cell>
          <table:table-cell office:value-type="float" office:value="6.7262400000000005E+97" table:formula="of:=AVERAGE([.A295:.J295])" table:style-name="ce2">
            <text:p>6.73E+97</text:p>
          </table:table-cell>
          <table:table-cell table:number-columns-repeated="16373"/>
        </table:table-row>
        <table:table-row table:style-name="ro1">
          <table:table-cell office:value-type="float" office:value="5.84986E+16" table:style-name="ce2">
            <text:p>5.85E+16</text:p>
          </table:table-cell>
          <table:table-cell office:value-type="float" office:value="1.93559E+31" table:style-name="ce2">
            <text:p>1.94E+31</text:p>
          </table:table-cell>
          <table:table-cell office:value-type="float" office:value="1.0378100000000001E+22" table:style-name="ce2">
            <text:p>1.04E+22</text:p>
          </table:table-cell>
          <table:table-cell office:value-type="float" office:value="5.0841000000000004E+21" table:style-name="ce2">
            <text:p>5.08E+21</text:p>
          </table:table-cell>
          <table:table-cell office:value-type="float" office:value="8.5663300000000008E+25" table:style-name="ce2">
            <text:p>8.57E+25</text:p>
          </table:table-cell>
          <table:table-cell office:value-type="float" office:value="8.1746700000000003E+46" table:style-name="ce2">
            <text:p>8.17E+46</text:p>
          </table:table-cell>
          <table:table-cell office:value-type="float" office:value="3.2744900000000001E+36" table:style-name="ce2">
            <text:p>3.27E+36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1.7873999999999999E+25" table:style-name="ce2">
            <text:p>1.79E+25</text:p>
          </table:table-cell>
          <table:table-cell office:value-type="float" office:value="4.4836E+21" table:style-name="ce2">
            <text:p>4.48E+21</text:p>
          </table:table-cell>
          <table:table-cell office:value-type="float" office:value="8.1746700003274512E+45" table:formula="of:=AVERAGE([.A296:.J296])" table:style-name="ce2">
            <text:p>8.17E+45</text:p>
          </table:table-cell>
          <table:table-cell table:number-columns-repeated="16373"/>
        </table:table-row>
        <table:table-row table:style-name="ro1">
          <table:table-cell office:value-type="float" office:value="1.90047E+20" table:style-name="ce2">
            <text:p>1.90E+20</text:p>
          </table:table-cell>
          <table:table-cell office:value-type="float" office:value="1.27074E+32" table:style-name="ce2">
            <text:p>1.27E+32</text:p>
          </table:table-cell>
          <table:table-cell office:value-type="float" office:value="1.54885E+18" table:style-name="ce2">
            <text:p>1.55E+18</text:p>
          </table:table-cell>
          <table:table-cell office:value-type="float" office:value="1.62499E+20" table:style-name="ce2">
            <text:p>1.62E+20</text:p>
          </table:table-cell>
          <table:table-cell office:value-type="float" office:value="5.0858500000000001E+30" table:style-name="ce2">
            <text:p>5.09E+30</text:p>
          </table:table-cell>
          <table:table-cell office:value-type="float" office:value="1.5790100000000001E+31" table:style-name="ce2">
            <text:p>1.58E+31</text:p>
          </table:table-cell>
          <table:table-cell office:value-type="float" office:value="1.32641E+40" table:style-name="ce2">
            <text:p>1.33E+40</text:p>
          </table:table-cell>
          <table:table-cell office:value-type="float" office:value="8.9615200000000001E+22" table:style-name="ce2">
            <text:p>8.96E+22</text:p>
          </table:table-cell>
          <table:table-cell office:value-type="float" office:value="8.9322699999999997E+24" table:style-name="ce2">
            <text:p>8.93E+24</text:p>
          </table:table-cell>
          <table:table-cell office:value-type="float" office:value="1.6879200000000001E+22" table:style-name="ce2">
            <text:p>1.69E+22</text:p>
          </table:table-cell>
          <table:table-cell office:value-type="float" office:value="1.3264100147949959E+39" table:formula="of:=AVERAGE([.A297:.J297])" table:style-name="ce2">
            <text:p>1.33E+39</text:p>
          </table:table-cell>
          <table:table-cell table:number-columns-repeated="16373"/>
        </table:table-row>
        <table:table-row table:style-name="ro1">
          <table:table-cell office:value-type="float" office:value="1511970000000000" table:style-name="ce2">
            <text:p>1.51E+15</text:p>
          </table:table-cell>
          <table:table-cell office:value-type="float" office:value="5.8461400000000001E+32" table:style-name="ce2">
            <text:p>5.85E+32</text:p>
          </table:table-cell>
          <table:table-cell office:value-type="float" office:value="678746000000000" table:style-name="ce2">
            <text:p>6.79E+14</text:p>
          </table:table-cell>
          <table:table-cell office:value-type="float" office:value="1.2090300000000001E+21" table:style-name="ce2">
            <text:p>1.21E+21</text:p>
          </table:table-cell>
          <table:table-cell office:value-type="float" office:value="5.0556400000000003E+34" table:style-name="ce2">
            <text:p>5.06E+34</text:p>
          </table:table-cell>
          <table:table-cell office:value-type="float" office:value="4.18854E+30" table:style-name="ce2">
            <text:p>4.19E+30</text:p>
          </table:table-cell>
          <table:table-cell office:value-type="float" office:value="1.19323E+39" table:style-name="ce2">
            <text:p>1.19E+39</text:p>
          </table:table-cell>
          <table:table-cell office:value-type="float" office:value="6.696E+19" table:style-name="ce2">
            <text:p>6.70E+19</text:p>
          </table:table-cell>
          <table:table-cell office:value-type="float" office:value="1.1559799999999999E+22" table:style-name="ce2">
            <text:p>1.16E+22</text:p>
          </table:table-cell>
          <table:table-cell office:value-type="float" office:value="2.30673E+25" table:style-name="ce2">
            <text:p>2.31E+25</text:p>
          </table:table-cell>
          <table:table-cell office:value-type="float" office:value="1.1932811452025631E+38" table:formula="of:=AVERAGE([.A298:.J298])" table:style-name="ce2">
            <text:p>1.19E+38</text:p>
          </table:table-cell>
          <table:table-cell table:number-columns-repeated="16373"/>
        </table:table-row>
        <table:table-row table:style-name="ro1">
          <table:table-cell office:value-type="float" office:value="7.81197E+17" table:style-name="ce2">
            <text:p>7.81E+17</text:p>
          </table:table-cell>
          <table:table-cell office:value-type="float" office:value="2.08997E+30" table:style-name="ce2">
            <text:p>2.09E+30</text:p>
          </table:table-cell>
          <table:table-cell office:value-type="float" office:value="4.15637E+16" table:style-name="ce2">
            <text:p>4.16E+16</text:p>
          </table:table-cell>
          <table:table-cell office:value-type="float" office:value="8.8099699999999997E+20" table:style-name="ce2">
            <text:p>8.81E+20</text:p>
          </table:table-cell>
          <table:table-cell office:value-type="float" office:value="5.49606E+17" table:style-name="ce2">
            <text:p>5.50E+17</text:p>
          </table:table-cell>
          <table:table-cell office:value-type="float" office:value="1.1737999999999999E+41" table:style-name="ce2">
            <text:p>1.17E+41</text:p>
          </table:table-cell>
          <table:table-cell office:value-type="float" office:value="6.1800199999999996E+42" table:style-name="ce2">
            <text:p>6.18E+42</text:p>
          </table:table-cell>
          <table:table-cell office:value-type="float" office:value="5.2419E+19" table:style-name="ce2">
            <text:p>5.24E+19</text:p>
          </table:table-cell>
          <table:table-cell office:value-type="float" office:value="1.2293000000000001E+22" table:style-name="ce2">
            <text:p>1.23E+22</text:p>
          </table:table-cell>
          <table:table-cell office:value-type="float" office:value="3.8059100000000003E+22" table:style-name="ce2">
            <text:p>3.81E+22</text:p>
          </table:table-cell>
          <table:table-cell office:value-type="float" office:value="6.2974000000020894E+41" table:formula="of:=AVERAGE([.A299:.J299])" table:style-name="ce2">
            <text:p>6.30E+41</text:p>
          </table:table-cell>
          <table:table-cell table:number-columns-repeated="16373"/>
        </table:table-row>
        <table:table-row table:style-name="ro1">
          <table:table-cell office:value-type="float" office:value="1098720000000000" table:style-name="ce2">
            <text:p>1.10E+15</text:p>
          </table:table-cell>
          <table:table-cell office:value-type="float" office:value="9.6437099999999997E+31" table:style-name="ce2">
            <text:p>9.64E+31</text:p>
          </table:table-cell>
          <table:table-cell office:value-type="float" office:value="1.1334E+19" table:style-name="ce2">
            <text:p>1.13E+19</text:p>
          </table:table-cell>
          <table:table-cell office:value-type="float" office:value="6.6532999999999999E+21" table:style-name="ce2">
            <text:p>6.65E+21</text:p>
          </table:table-cell>
          <table:table-cell office:value-type="float" office:value="9.06271E+19" table:style-name="ce2">
            <text:p>9.06E+19</text:p>
          </table:table-cell>
          <table:table-cell office:value-type="float" office:value="1.64645E+47" table:style-name="ce2">
            <text:p>1.65E+47</text:p>
          </table:table-cell>
          <table:table-cell office:value-type="float" office:value="2.8785799999999998E+45" table:style-name="ce2">
            <text:p>2.88E+45</text:p>
          </table:table-cell>
          <table:table-cell office:value-type="float" office:value="1.3149E+19" table:style-name="ce2">
            <text:p>1.31E+19</text:p>
          </table:table-cell>
          <table:table-cell office:value-type="float" office:value="4.41712E+19" table:style-name="ce2">
            <text:p>4.42E+19</text:p>
          </table:table-cell>
          <table:table-cell office:value-type="float" office:value="1.49685E+25" table:style-name="ce2">
            <text:p>1.50E+25</text:p>
          </table:table-cell>
          <table:table-cell office:value-type="float" office:value="1.6752358000000012E+46" table:formula="of:=AVERAGE([.A300:.J300])" table:style-name="ce2">
            <text:p>1.68E+46</text:p>
          </table:table-cell>
          <table:table-cell table:number-columns-repeated="16373"/>
        </table:table-row>
        <table:table-row table:style-name="ro1">
          <table:table-cell office:value-type="float" office:value="1.58467E+17" table:style-name="ce2">
            <text:p>1.58E+17</text:p>
          </table:table-cell>
          <table:table-cell office:value-type="float" office:value="1.9463900000000001E+31" table:style-name="ce2">
            <text:p>1.95E+31</text:p>
          </table:table-cell>
          <table:table-cell office:value-type="float" office:value="5.5312E+18" table:style-name="ce2">
            <text:p>5.53E+18</text:p>
          </table:table-cell>
          <table:table-cell office:value-type="float" office:value="8.8300000000000005E+21" table:style-name="ce2">
            <text:p>8.83E+21</text:p>
          </table:table-cell>
          <table:table-cell office:value-type="float" office:value="7.87735E+18" table:style-name="ce2">
            <text:p>7.88E+18</text:p>
          </table:table-cell>
          <table:table-cell office:value-type="float" office:value="8.9111300000000005E+48" table:style-name="ce2">
            <text:p>8.91E+48</text:p>
          </table:table-cell>
          <table:table-cell office:value-type="float" office:value="6.6674200000000003E+39" table:style-name="ce2">
            <text:p>6.67E+39</text:p>
          </table:table-cell>
          <table:table-cell office:value-type="float" office:value="1.53904E+22" table:style-name="ce2">
            <text:p>1.54E+22</text:p>
          </table:table-cell>
          <table:table-cell office:value-type="float" office:value="4.8607100000000003E+20" table:style-name="ce2">
            <text:p>4.86E+20</text:p>
          </table:table-cell>
          <table:table-cell office:value-type="float" office:value="5.4380800000000005E+36" table:style-name="ce2">
            <text:p>5.44E+36</text:p>
          </table:table-cell>
          <table:table-cell office:value-type="float" office:value="8.9111300066728587E+47" table:formula="of:=AVERAGE([.A301:.J301])" table:style-name="ce2">
            <text:p>8.91E+47</text:p>
          </table:table-cell>
          <table:table-cell table:number-columns-repeated="16373"/>
        </table:table-row>
        <table:table-row table:style-name="ro1">
          <table:table-cell office:value-type="float" office:value="5.95273E+16" table:style-name="ce2">
            <text:p>5.95E+16</text:p>
          </table:table-cell>
          <table:table-cell office:value-type="float" office:value="1.9555499999999999E+31" table:style-name="ce2">
            <text:p>1.96E+31</text:p>
          </table:table-cell>
          <table:table-cell office:value-type="float" office:value="2.02547E+16" table:style-name="ce2">
            <text:p>2.03E+16</text:p>
          </table:table-cell>
          <table:table-cell office:value-type="float" office:value="1.6071500000000001E+21" table:style-name="ce2">
            <text:p>1.61E+21</text:p>
          </table:table-cell>
          <table:table-cell office:value-type="float" office:value="1.44643E+26" table:style-name="ce2">
            <text:p>1.45E+26</text:p>
          </table:table-cell>
          <table:table-cell office:value-type="float" office:value="5.8123699999999996E+34" table:style-name="ce2">
            <text:p>5.81E+34</text:p>
          </table:table-cell>
          <table:table-cell office:value-type="float" office:value="5.8232799999999998E+56" table:style-name="ce2">
            <text:p>5.82E+56</text:p>
          </table:table-cell>
          <table:table-cell office:value-type="float" office:value="1.5235700000000001E+22" table:style-name="ce2">
            <text:p>1.52E+22</text:p>
          </table:table-cell>
          <table:table-cell office:value-type="float" office:value="9.7399600000000001E+23" table:style-name="ce2">
            <text:p>9.74E+23</text:p>
          </table:table-cell>
          <table:table-cell office:value-type="float" office:value="1.33705E+22" table:style-name="ce2">
            <text:p>1.34E+22</text:p>
          </table:table-cell>
          <table:table-cell office:value-type="float" office:value="5.8232799999999993E+55" table:formula="of:=AVERAGE([.A302:.J302])" table:style-name="ce2">
            <text:p>5.82E+55</text:p>
          </table:table-cell>
          <table:table-cell table:number-columns-repeated="16373"/>
        </table:table-row>
        <table:table-row table:style-name="ro1">
          <table:table-cell office:value-type="float" office:value="1.2365E+18" table:style-name="ce2">
            <text:p>1.24E+18</text:p>
          </table:table-cell>
          <table:table-cell office:value-type="float" office:value="1.17688E+32" table:style-name="ce2">
            <text:p>1.18E+32</text:p>
          </table:table-cell>
          <table:table-cell office:value-type="float" office:value="1.49339E+18" table:style-name="ce2">
            <text:p>1.49E+18</text:p>
          </table:table-cell>
          <table:table-cell office:value-type="float" office:value="3.9346199999999998E+22" table:style-name="ce2">
            <text:p>3.93E+22</text:p>
          </table:table-cell>
          <table:table-cell office:value-type="float" office:value="3.17482E+35" table:style-name="ce2">
            <text:p>3.17E+35</text:p>
          </table:table-cell>
          <table:table-cell office:value-type="float" office:value="1.6424E+47" table:style-name="ce2">
            <text:p>1.64E+47</text:p>
          </table:table-cell>
          <table:table-cell office:value-type="float" office:value="1.88138E+40" table:style-name="ce2">
            <text:p>1.88E+40</text:p>
          </table:table-cell>
          <table:table-cell office:value-type="float" office:value="5.44336E+19" table:style-name="ce2">
            <text:p>5.44E+19</text:p>
          </table:table-cell>
          <table:table-cell office:value-type="float" office:value="1.05001E+37" table:style-name="ce2">
            <text:p>1.05E+37</text:p>
          </table:table-cell>
          <table:table-cell office:value-type="float" office:value="2.05832E+24" table:style-name="ce2">
            <text:p>2.06E+24</text:p>
          </table:table-cell>
          <table:table-cell office:value-type="float" office:value="1.642400188246177E+46" table:formula="of:=AVERAGE([.A303:.J303])" table:style-name="ce2">
            <text:p>1.64E+46</text:p>
          </table:table-cell>
          <table:table-cell table:number-columns-repeated="16373"/>
        </table:table-row>
        <table:table-row table:style-name="ro1">
          <table:table-cell office:value-type="float" office:value="3537980000000000" table:style-name="ce2">
            <text:p>3.54E+15</text:p>
          </table:table-cell>
          <table:table-cell office:value-type="float" office:value="1.9474499999999999E+31" table:style-name="ce2">
            <text:p>1.95E+31</text:p>
          </table:table-cell>
          <table:table-cell office:value-type="float" office:value="2.3623499999999999E+25" table:style-name="ce2">
            <text:p>2.36E+25</text:p>
          </table:table-cell>
          <table:table-cell office:value-type="float" office:value="1.41395E+19" table:style-name="ce2">
            <text:p>1.41E+19</text:p>
          </table:table-cell>
          <table:table-cell office:value-type="float" office:value="3.1741400000000001E+35" table:style-name="ce2">
            <text:p>3.17E+35</text:p>
          </table:table-cell>
          <table:table-cell office:value-type="float" office:value="1.64837E+47" table:style-name="ce2">
            <text:p>1.65E+47</text:p>
          </table:table-cell>
          <table:table-cell office:value-type="float" office:value="1.42836E+48" table:style-name="ce2">
            <text:p>1.43E+48</text:p>
          </table:table-cell>
          <table:table-cell office:value-type="float" office:value="4.12867E+19" table:style-name="ce2">
            <text:p>4.13E+19</text:p>
          </table:table-cell>
          <table:table-cell office:value-type="float" office:value="1.6285899999999999E+45" table:style-name="ce2">
            <text:p>1.63E+45</text:p>
          </table:table-cell>
          <table:table-cell office:value-type="float" office:value="1.5711400000000001E+24" table:style-name="ce2">
            <text:p>1.57E+24</text:p>
          </table:table-cell>
          <table:table-cell office:value-type="float" office:value="1.5948255900003174E+47" table:formula="of:=AVERAGE([.A304:.J304])" table:style-name="ce2">
            <text:p>1.59E+47</text:p>
          </table:table-cell>
          <table:table-cell table:number-columns-repeated="16373"/>
        </table:table-row>
        <table:table-row table:style-name="ro1">
          <table:table-cell office:value-type="float" office:value="5.02639E+19" table:style-name="ce2">
            <text:p>5.03E+19</text:p>
          </table:table-cell>
          <table:table-cell office:value-type="float" office:value="3.3236199999999998E+28" table:style-name="ce2">
            <text:p>3.32E+28</text:p>
          </table:table-cell>
          <table:table-cell office:value-type="float" office:value="2.26317E+22" table:style-name="ce2">
            <text:p>2.26E+22</text:p>
          </table:table-cell>
          <table:table-cell office:value-type="float" office:value="6.0476799999999998E+26" table:style-name="ce2">
            <text:p>6.05E+26</text:p>
          </table:table-cell>
          <table:table-cell office:value-type="float" office:value="7.04811E+18" table:style-name="ce2">
            <text:p>7.05E+18</text:p>
          </table:table-cell>
          <table:table-cell office:value-type="float" office:value="8.9445399999999998E+24" table:style-name="ce2">
            <text:p>8.94E+24</text:p>
          </table:table-cell>
          <table:table-cell office:value-type="float" office:value="6.8662800000000006E+33" table:style-name="ce2">
            <text:p>6.87E+33</text:p>
          </table:table-cell>
          <table:table-cell office:value-type="float" office:value="1.01104E+21" table:style-name="ce2">
            <text:p>1.01E+21</text:p>
          </table:table-cell>
          <table:table-cell office:value-type="float" office:value="8.9380500000000003E+24" table:style-name="ce2">
            <text:p>8.94E+24</text:p>
          </table:table-cell>
          <table:table-cell office:value-type="float" office:value="5.3197000000000002E+23" table:style-name="ce2">
            <text:p>5.32E+23</text:p>
          </table:table-cell>
          <table:table-cell office:value-type="float" office:value="6.8663138594062612E+32" table:formula="of:=AVERAGE([.A305:.J305])" table:style-name="ce2">
            <text:p>6.87E+32</text:p>
          </table:table-cell>
          <table:table-cell table:number-columns-repeated="16373"/>
        </table:table-row>
        <table:table-row table:style-name="ro1">
          <table:table-cell office:value-type="float" office:value="3.65537E+19" table:style-name="ce2">
            <text:p>3.66E+19</text:p>
          </table:table-cell>
          <table:table-cell office:value-type="float" office:value="1.6728300000000001E+29" table:style-name="ce2">
            <text:p>1.67E+29</text:p>
          </table:table-cell>
          <table:table-cell office:value-type="float" office:value="4.6363399999999999E+21" table:style-name="ce2">
            <text:p>4.64E+21</text:p>
          </table:table-cell>
          <table:table-cell office:value-type="float" office:value="4.6910200000000001E+21" table:style-name="ce2">
            <text:p>4.69E+21</text:p>
          </table:table-cell>
          <table:table-cell office:value-type="float" office:value="2.8425399999999999E+26" table:style-name="ce2">
            <text:p>2.84E+26</text:p>
          </table:table-cell>
          <table:table-cell office:value-type="float" office:value="1.88725E+25" table:style-name="ce2">
            <text:p>1.89E+25</text:p>
          </table:table-cell>
          <table:table-cell office:value-type="float" office:value="1.1347399999999999E+25" table:style-name="ce2">
            <text:p>1.13E+25</text:p>
          </table:table-cell>
          <table:table-cell office:value-type="float" office:value="8.5648E+21" table:style-name="ce2">
            <text:p>8.56E+21</text:p>
          </table:table-cell>
          <table:table-cell office:value-type="float" office:value="1.8605100000000001E+41" table:style-name="ce2">
            <text:p>1.86E+41</text:p>
          </table:table-cell>
          <table:table-cell office:value-type="float" office:value="9.9345500000000004E+23" table:style-name="ce2">
            <text:p>9.93E+23</text:p>
          </table:table-cell>
          <table:table-cell office:value-type="float" office:value="1.8605100000016759E+40" table:formula="of:=AVERAGE([.A306:.J306])" table:style-name="ce2">
            <text:p>1.86E+40</text:p>
          </table:table-cell>
          <table:table-cell table:number-columns-repeated="16373"/>
        </table:table-row>
        <table:table-row table:style-name="ro1">
          <table:table-cell office:value-type="float" office:value="9.0181500000000003E+20" table:style-name="ce2">
            <text:p>9.02E+20</text:p>
          </table:table-cell>
          <table:table-cell office:value-type="float" office:value="1.9333700000000001E+31" table:style-name="ce2">
            <text:p>1.93E+31</text:p>
          </table:table-cell>
          <table:table-cell office:value-type="float" office:value="4.9643100000000001E+21" table:style-name="ce2">
            <text:p>4.96E+21</text:p>
          </table:table-cell>
          <table:table-cell office:value-type="float" office:value="1.4536700000000001E+21" table:style-name="ce2">
            <text:p>1.45E+21</text:p>
          </table:table-cell>
          <table:table-cell office:value-type="float" office:value="1.5084600000000001E+31" table:style-name="ce2">
            <text:p>1.51E+31</text:p>
          </table:table-cell>
          <table:table-cell office:value-type="float" office:value="9.8251199999999995E+30" table:style-name="ce2">
            <text:p>9.83E+30</text:p>
          </table:table-cell>
          <table:table-cell office:value-type="float" office:value="2.3733999999999999E+44" table:style-name="ce2">
            <text:p>2.37E+44</text:p>
          </table:table-cell>
          <table:table-cell office:value-type="float" office:value="4.78475E+19" table:style-name="ce2">
            <text:p>4.78E+19</text:p>
          </table:table-cell>
          <table:table-cell office:value-type="float" office:value="5.77757E+17" table:style-name="ce2">
            <text:p>5.78E+17</text:p>
          </table:table-cell>
          <table:table-cell office:value-type="float" office:value="7.7849400000000005E+23" table:style-name="ce2">
            <text:p>7.78E+23</text:p>
          </table:table-cell>
          <table:table-cell office:value-type="float" office:value="2.3734000000004424E+43" table:formula="of:=AVERAGE([.A307:.J307])" table:style-name="ce2">
            <text:p>2.37E+43</text:p>
          </table:table-cell>
          <table:table-cell table:number-columns-repeated="16373"/>
        </table:table-row>
        <table:table-row table:style-name="ro1">
          <table:table-cell office:value-type="float" office:value="1.00406E+18" table:style-name="ce2">
            <text:p>1.00E+18</text:p>
          </table:table-cell>
          <table:table-cell office:value-type="float" office:value="4.5954699999999999E+32" table:style-name="ce2">
            <text:p>4.60E+32</text:p>
          </table:table-cell>
          <table:table-cell office:value-type="float" office:value="3.88763E+18" table:style-name="ce2">
            <text:p>3.89E+18</text:p>
          </table:table-cell>
          <table:table-cell office:value-type="float" office:value="7.5743600000000003E+27" table:style-name="ce2">
            <text:p>7.57E+27</text:p>
          </table:table-cell>
          <table:table-cell office:value-type="float" office:value="5.0858500000000001E+30" table:style-name="ce2">
            <text:p>5.09E+30</text:p>
          </table:table-cell>
          <table:table-cell office:value-type="float" office:value="3.6659600000000003E+32" table:style-name="ce2">
            <text:p>3.67E+32</text:p>
          </table:table-cell>
          <table:table-cell office:value-type="float" office:value="5.6367699999999998E+47" table:style-name="ce2">
            <text:p>5.64E+47</text:p>
          </table:table-cell>
          <table:table-cell office:value-type="float" office:value="6.8833400000000007E+20" table:style-name="ce2">
            <text:p>6.88E+20</text:p>
          </table:table-cell>
          <table:table-cell office:value-type="float" office:value="8.5743800000000003E+24" table:style-name="ce2">
            <text:p>8.57E+24</text:p>
          </table:table-cell>
          <table:table-cell office:value-type="float" office:value="2.1511800000000001E+25" table:style-name="ce2">
            <text:p>2.15E+25</text:p>
          </table:table-cell>
          <table:table-cell office:value-type="float" office:value="5.6367700000000077E+46" table:formula="of:=AVERAGE([.A308:.J308])" table:style-name="ce2">
            <text:p>5.64E+46</text:p>
          </table:table-cell>
          <table:table-cell table:number-columns-repeated="16373"/>
        </table:table-row>
        <table:table-row table:style-name="ro1">
          <table:table-cell office:value-type="float" office:value="1.67037E+17" table:style-name="ce2">
            <text:p>1.67E+17</text:p>
          </table:table-cell>
          <table:table-cell office:value-type="float" office:value="5.1063499999999999E+32" table:style-name="ce2">
            <text:p>5.11E+32</text:p>
          </table:table-cell>
          <table:table-cell office:value-type="float" office:value="4.23067E+18" table:style-name="ce2">
            <text:p>4.23E+18</text:p>
          </table:table-cell>
          <table:table-cell office:value-type="float" office:value="1.3386900000000001E+23" table:style-name="ce2">
            <text:p>1.34E+23</text:p>
          </table:table-cell>
          <table:table-cell office:value-type="float" office:value="4.9302700000000002E+42" table:style-name="ce2">
            <text:p>4.93E+42</text:p>
          </table:table-cell>
          <table:table-cell office:value-type="float" office:value="1.5610399999999999E+24" table:style-name="ce2">
            <text:p>1.56E+24</text:p>
          </table:table-cell>
          <table:table-cell office:value-type="float" office:value="1.5797699999999999E+45" table:style-name="ce2">
            <text:p>1.58E+45</text:p>
          </table:table-cell>
          <table:table-cell office:value-type="float" office:value="3.6244799999999998E+23" table:style-name="ce2">
            <text:p>3.62E+23</text:p>
          </table:table-cell>
          <table:table-cell office:value-type="float" office:value="1.1583E+22" table:style-name="ce2">
            <text:p>1.16E+22</text:p>
          </table:table-cell>
          <table:table-cell office:value-type="float" office:value="5.3822300000000001E+21" table:style-name="ce2">
            <text:p>5.38E+21</text:p>
          </table:table-cell>
          <table:table-cell office:value-type="float" office:value="1.5847002700005105E+44" table:formula="of:=AVERAGE([.A309:.J309])" table:style-name="ce2">
            <text:p>1.58E+44</text:p>
          </table:table-cell>
          <table:table-cell table:number-columns-repeated="16373"/>
        </table:table-row>
        <table:table-row table:style-name="ro1">
          <table:table-cell office:value-type="float" office:value="5.93485E+16" table:style-name="ce2">
            <text:p>5.93E+16</text:p>
          </table:table-cell>
          <table:table-cell office:value-type="float" office:value="1.9983199999999999E+31" table:style-name="ce2">
            <text:p>2.00E+31</text:p>
          </table:table-cell>
          <table:table-cell office:value-type="float" office:value="3.41769E+16" table:style-name="ce2">
            <text:p>3.42E+16</text:p>
          </table:table-cell>
          <table:table-cell office:value-type="float" office:value="2.10134E+40" table:style-name="ce2">
            <text:p>2.10E+40</text:p>
          </table:table-cell>
          <table:table-cell office:value-type="float" office:value="8.85783E+18" table:style-name="ce2">
            <text:p>8.86E+18</text:p>
          </table:table-cell>
          <table:table-cell office:value-type="float" office:value="1.0633999999999999E+29" table:style-name="ce2">
            <text:p>1.06E+29</text:p>
          </table:table-cell>
          <table:table-cell office:value-type="float" office:value="1.0754499999999999E+26" table:style-name="ce2">
            <text:p>1.08E+26</text:p>
          </table:table-cell>
          <table:table-cell office:value-type="float" office:value="3.9789099999999997E+28" table:style-name="ce2">
            <text:p>3.98E+28</text:p>
          </table:table-cell>
          <table:table-cell office:value-type="float" office:value="2.3521000000000001E+29" table:style-name="ce2">
            <text:p>2.35E+29</text:p>
          </table:table-cell>
          <table:table-cell office:value-type="float" office:value="3.1603199999999997E+23" table:style-name="ce2">
            <text:p>3.16E+23</text:p>
          </table:table-cell>
          <table:table-cell office:value-type="float" office:value="2.1013400020364646E+39" table:formula="of:=AVERAGE([.A310:.J310])" table:style-name="ce2">
            <text:p>2.10E+39</text:p>
          </table:table-cell>
          <table:table-cell table:number-columns-repeated="16373"/>
        </table:table-row>
        <table:table-row table:style-name="ro1">
          <table:table-cell office:value-type="float" office:value="7.74141E+17" table:style-name="ce2">
            <text:p>7.74E+17</text:p>
          </table:table-cell>
          <table:table-cell office:value-type="float" office:value="7.0396999999999995E+33" table:style-name="ce2">
            <text:p>7.04E+33</text:p>
          </table:table-cell>
          <table:table-cell office:value-type="float" office:value="517736000000000" table:style-name="ce2">
            <text:p>5.18E+14</text:p>
          </table:table-cell>
          <table:table-cell office:value-type="float" office:value="1.48176E+21" table:style-name="ce2">
            <text:p>1.48E+21</text:p>
          </table:table-cell>
          <table:table-cell office:value-type="float" office:value="5.0005599999999997E+30" table:style-name="ce2">
            <text:p>5.00E+30</text:p>
          </table:table-cell>
          <table:table-cell office:value-type="float" office:value="1.11251E+41" table:style-name="ce2">
            <text:p>1.11E+41</text:p>
          </table:table-cell>
          <table:table-cell office:value-type="float" office:value="1.76973E+25" table:style-name="ce2">
            <text:p>1.77E+25</text:p>
          </table:table-cell>
          <table:table-cell office:value-type="float" office:value="7.90148E+18" table:style-name="ce2">
            <text:p>7.90E+18</text:p>
          </table:table-cell>
          <table:table-cell office:value-type="float" office:value="5.7899100000000001E+21" table:style-name="ce2">
            <text:p>5.79E+21</text:p>
          </table:table-cell>
          <table:table-cell office:value-type="float" office:value="1.0109199999999999E+22" table:style-name="ce2">
            <text:p>1.01E+22</text:p>
          </table:table-cell>
          <table:table-cell office:value-type="float" office:value="1.1125100704470058E+40" table:formula="of:=AVERAGE([.A311:.J311])" table:style-name="ce2">
            <text:p>1.11E+40</text:p>
          </table:table-cell>
          <table:table-cell table:number-columns-repeated="16373"/>
        </table:table-row>
        <table:table-row table:style-name="ro1">
          <table:table-cell office:value-type="float" office:value="4.54935E+16" table:style-name="ce2">
            <text:p>4.55E+16</text:p>
          </table:table-cell>
          <table:table-cell office:value-type="float" office:value="2.6644499999999998E+27" table:style-name="ce2">
            <text:p>2.66E+27</text:p>
          </table:table-cell>
          <table:table-cell office:value-type="float" office:value="9.3071200000000005E+21" table:style-name="ce2">
            <text:p>9.31E+21</text:p>
          </table:table-cell>
          <table:table-cell office:value-type="float" office:value="2.0719900000000001E+21" table:style-name="ce2">
            <text:p>2.07E+21</text:p>
          </table:table-cell>
          <table:table-cell office:value-type="float" office:value="5.1445899999999998E+34" table:style-name="ce2">
            <text:p>5.14E+34</text:p>
          </table:table-cell>
          <table:table-cell office:value-type="float" office:value="3.6658199999999999E+32" table:style-name="ce2">
            <text:p>3.67E+32</text:p>
          </table:table-cell>
          <table:table-cell office:value-type="float" office:value="2.9564899999999998E+45" table:style-name="ce2">
            <text:p>2.96E+45</text:p>
          </table:table-cell>
          <table:table-cell office:value-type="float" office:value="6.58875E+18" table:style-name="ce2">
            <text:p>6.59E+18</text:p>
          </table:table-cell>
          <table:table-cell office:value-type="float" office:value="2.5271800000000001E+35" table:style-name="ce2">
            <text:p>2.53E+35</text:p>
          </table:table-cell>
          <table:table-cell office:value-type="float" office:value="4.8337700000000003E+23" table:style-name="ce2">
            <text:p>4.83E+23</text:p>
          </table:table-cell>
          <table:table-cell office:value-type="float" office:value="2.9564900003045307E+44" table:formula="of:=AVERAGE([.A312:.J312])" table:style-name="ce2">
            <text:p>2.96E+44</text:p>
          </table:table-cell>
          <table:table-cell table:number-columns-repeated="16373"/>
        </table:table-row>
        <table:table-row table:style-name="ro1">
          <table:table-cell office:value-type="float" office:value="1.71175E+16" table:style-name="ce2">
            <text:p>1.71E+16</text:p>
          </table:table-cell>
          <table:table-cell office:value-type="float" office:value="2.47965E+27" table:style-name="ce2">
            <text:p>2.48E+27</text:p>
          </table:table-cell>
          <table:table-cell office:value-type="float" office:value="6001660000000000" table:style-name="ce2">
            <text:p>6.00E+15</text:p>
          </table:table-cell>
          <table:table-cell office:value-type="float" office:value="2.14728E+21" table:style-name="ce2">
            <text:p>2.15E+21</text:p>
          </table:table-cell>
          <table:table-cell office:value-type="float" office:value="2.7069499999999998E+38" table:style-name="ce2">
            <text:p>2.71E+38</text:p>
          </table:table-cell>
          <table:table-cell office:value-type="float" office:value="4.35607E+30" table:style-name="ce2">
            <text:p>4.36E+30</text:p>
          </table:table-cell>
          <table:table-cell office:value-type="float" office:value="2.9564899999999998E+45" table:style-name="ce2">
            <text:p>2.96E+45</text:p>
          </table:table-cell>
          <table:table-cell office:value-type="float" office:value="6.34947E+16" table:style-name="ce2">
            <text:p>6.35E+16</text:p>
          </table:table-cell>
          <table:table-cell office:value-type="float" office:value="1.8605100000000001E+41" table:style-name="ce2">
            <text:p>1.86E+41</text:p>
          </table:table-cell>
          <table:table-cell office:value-type="float" office:value="2.73854E+24" table:style-name="ce2">
            <text:p>2.74E+24</text:p>
          </table:table-cell>
          <table:table-cell office:value-type="float" office:value="2.9566763216950042E+44" table:formula="of:=AVERAGE([.A313:.J313])" table:style-name="ce2">
            <text:p>2.96E+44</text:p>
          </table:table-cell>
          <table:table-cell table:number-columns-repeated="16373"/>
        </table:table-row>
        <table:table-row table:style-name="ro1">
          <table:table-cell office:value-type="float" office:value="7.94372E+16" table:style-name="ce2">
            <text:p>7.94E+16</text:p>
          </table:table-cell>
          <table:table-cell office:value-type="float" office:value="1.4601299999999999E+36" table:style-name="ce2">
            <text:p>1.46E+36</text:p>
          </table:table-cell>
          <table:table-cell office:value-type="float" office:value="2339930000000000" table:style-name="ce2">
            <text:p>2.34E+15</text:p>
          </table:table-cell>
          <table:table-cell office:value-type="float" office:value="5.0532500000000004E+22" table:style-name="ce2">
            <text:p>5.05E+22</text:p>
          </table:table-cell>
          <table:table-cell office:value-type="float" office:value="3.74824E+17" table:style-name="ce2">
            <text:p>3.75E+17</text:p>
          </table:table-cell>
          <table:table-cell office:value-type="float" office:value="8.4653499999999998E+30" table:style-name="ce2">
            <text:p>8.47E+30</text:p>
          </table:table-cell>
          <table:table-cell office:value-type="float" office:value="3.9291300000000003E+44" table:style-name="ce2">
            <text:p>3.93E+44</text:p>
          </table:table-cell>
          <table:table-cell office:value-type="float" office:value="4.78541E+19" table:style-name="ce2">
            <text:p>4.79E+19</text:p>
          </table:table-cell>
          <table:table-cell office:value-type="float" office:value="7.8869099999999997E+37" table:style-name="ce2">
            <text:p>7.89E+37</text:p>
          </table:table-cell>
          <table:table-cell office:value-type="float" office:value="2.35378E+30" table:style-name="ce2">
            <text:p>2.35E+30</text:p>
          </table:table-cell>
          <table:table-cell office:value-type="float" office:value="3.9291308032924084E+43" table:formula="of:=AVERAGE([.A314:.J314])" table:style-name="ce2">
            <text:p>3.93E+43</text:p>
          </table:table-cell>
          <table:table-cell table:number-columns-repeated="16373"/>
        </table:table-row>
        <table:table-row table:style-name="ro1">
          <table:table-cell office:value-type="float" office:value="2.05742E+16" table:style-name="ce2">
            <text:p>2.06E+16</text:p>
          </table:table-cell>
          <table:table-cell office:value-type="float" office:value="1.0848599999999999E+29" table:style-name="ce2">
            <text:p>1.08E+29</text:p>
          </table:table-cell>
          <table:table-cell office:value-type="float" office:value="1430890000000000" table:style-name="ce2">
            <text:p>1.43E+15</text:p>
          </table:table-cell>
          <table:table-cell office:value-type="float" office:value="5.9952899999999997E+20" table:style-name="ce2">
            <text:p>6.00E+20</text:p>
          </table:table-cell>
          <table:table-cell office:value-type="float" office:value="8.85617E+18" table:style-name="ce2">
            <text:p>8.86E+18</text:p>
          </table:table-cell>
          <table:table-cell office:value-type="float" office:value="4.0335200000000001E+31" table:style-name="ce2">
            <text:p>4.03E+31</text:p>
          </table:table-cell>
          <table:table-cell office:value-type="float" office:value="4.0472100000000001E+36" table:style-name="ce2">
            <text:p>4.05E+36</text:p>
          </table:table-cell>
          <table:table-cell office:value-type="float" office:value="1.06696E+23" table:style-name="ce2">
            <text:p>1.07E+23</text:p>
          </table:table-cell>
          <table:table-cell office:value-type="float" office:value="8.93787E+24" table:style-name="ce2">
            <text:p>8.94E+24</text:p>
          </table:table-cell>
          <table:table-cell office:value-type="float" office:value="3.3542599999999999E+21" table:style-name="ce2">
            <text:p>3.35E+21</text:p>
          </table:table-cell>
          <table:table-cell office:value-type="float" office:value="4.0472504436950488E+35" table:formula="of:=AVERAGE([.A315:.J315])" table:style-name="ce2">
            <text:p>4.05E+35</text:p>
          </table:table-cell>
          <table:table-cell table:number-columns-repeated="16373"/>
        </table:table-row>
        <table:table-row table:style-name="ro1">
          <table:table-cell office:value-type="float" office:value="9103820000000" table:style-name="ce2">
            <text:p>9.10E+12</text:p>
          </table:table-cell>
          <table:table-cell office:value-type="float" office:value="1.9088499999999999E+31" table:style-name="ce2">
            <text:p>1.91E+31</text:p>
          </table:table-cell>
          <table:table-cell office:value-type="float" office:value="4.1882E+18" table:style-name="ce2">
            <text:p>4.19E+18</text:p>
          </table:table-cell>
          <table:table-cell office:value-type="float" office:value="7.4081100000000003E+20" table:style-name="ce2">
            <text:p>7.41E+20</text:p>
          </table:table-cell>
          <table:table-cell office:value-type="float" office:value="4.83198E+17" table:style-name="ce2">
            <text:p>4.83E+17</text:p>
          </table:table-cell>
          <table:table-cell office:value-type="float" office:value="2.55641E+32" table:style-name="ce2">
            <text:p>2.56E+32</text:p>
          </table:table-cell>
          <table:table-cell office:value-type="float" office:value="2.30221E+32" table:style-name="ce2">
            <text:p>2.30E+32</text:p>
          </table:table-cell>
          <table:table-cell office:value-type="float" office:value="4.79196E+19" table:style-name="ce2">
            <text:p>4.79E+19</text:p>
          </table:table-cell>
          <table:table-cell office:value-type="float" office:value="1.4257499999999999E+23" table:style-name="ce2">
            <text:p>1.43E+23</text:p>
          </table:table-cell>
          <table:table-cell office:value-type="float" office:value="3.2715199999999997E+23" table:style-name="ce2">
            <text:p>3.27E+23</text:p>
          </table:table-cell>
          <table:table-cell office:value-type="float" office:value="5.049505004705205E+31" table:formula="of:=AVERAGE([.A316:.J316])" table:style-name="ce2">
            <text:p>5.05E+31</text:p>
          </table:table-cell>
          <table:table-cell table:number-columns-repeated="16373"/>
        </table:table-row>
        <table:table-row table:style-name="ro1">
          <table:table-cell office:value-type="float" office:value="3.1011E+19" table:style-name="ce2">
            <text:p>3.10E+19</text:p>
          </table:table-cell>
          <table:table-cell office:value-type="float" office:value="1.86373E+31" table:style-name="ce2">
            <text:p>1.86E+31</text:p>
          </table:table-cell>
          <table:table-cell office:value-type="float" office:value="1.29214E+16" table:style-name="ce2">
            <text:p>1.29E+16</text:p>
          </table:table-cell>
          <table:table-cell office:value-type="float" office:value="2.3267800000000001E+21" table:style-name="ce2">
            <text:p>2.33E+21</text:p>
          </table:table-cell>
          <table:table-cell office:value-type="float" office:value="9.60626E+18" table:style-name="ce2">
            <text:p>9.61E+18</text:p>
          </table:table-cell>
          <table:table-cell office:value-type="float" office:value="1.30138E+30" table:style-name="ce2">
            <text:p>1.30E+30</text:p>
          </table:table-cell>
          <table:table-cell office:value-type="float" office:value="1.29542E+42" table:style-name="ce2">
            <text:p>1.30E+42</text:p>
          </table:table-cell>
          <table:table-cell office:value-type="float" office:value="4.43815E+19" table:style-name="ce2">
            <text:p>4.44E+19</text:p>
          </table:table-cell>
          <table:table-cell office:value-type="float" office:value="9.0522299999999995E+21" table:style-name="ce2">
            <text:p>9.05E+21</text:p>
          </table:table-cell>
          <table:table-cell office:value-type="float" office:value="1.60315E+23" table:style-name="ce2">
            <text:p>1.60E+23</text:p>
          </table:table-cell>
          <table:table-cell office:value-type="float" office:value="1.2954200000199387E+41" table:formula="of:=AVERAGE([.A317:.J317])" table:style-name="ce2">
            <text:p>1.30E+41</text:p>
          </table:table-cell>
          <table:table-cell table:number-columns-repeated="16373"/>
        </table:table-row>
        <table:table-row table:style-name="ro1">
          <table:table-cell office:value-type="float" office:value="1.40551E+16" table:style-name="ce2">
            <text:p>1.41E+16</text:p>
          </table:table-cell>
          <table:table-cell office:value-type="float" office:value="1.4685700000000001E+32" table:style-name="ce2">
            <text:p>1.47E+32</text:p>
          </table:table-cell>
          <table:table-cell office:value-type="float" office:value="7.7838200000000001E+21" table:style-name="ce2">
            <text:p>7.78E+21</text:p>
          </table:table-cell>
          <table:table-cell office:value-type="float" office:value="1.5217599999999999E+24" table:style-name="ce2">
            <text:p>1.52E+24</text:p>
          </table:table-cell>
          <table:table-cell office:value-type="float" office:value="5.1672300000000002E+26" table:style-name="ce2">
            <text:p>5.17E+26</text:p>
          </table:table-cell>
          <table:table-cell office:value-type="float" office:value="4.2863600000000002E+30" table:style-name="ce2">
            <text:p>4.29E+30</text:p>
          </table:table-cell>
          <table:table-cell office:value-type="float" office:value="4.5532800000000002E+39" table:style-name="ce2">
            <text:p>4.55E+39</text:p>
          </table:table-cell>
          <table:table-cell office:value-type="float" office:value="1.58771E+20" table:style-name="ce2">
            <text:p>1.59E+20</text:p>
          </table:table-cell>
          <table:table-cell office:value-type="float" office:value="4.76063E+19" table:style-name="ce2">
            <text:p>4.76E+19</text:p>
          </table:table-cell>
          <table:table-cell office:value-type="float" office:value="1.6805800000000001E+23" table:style-name="ce2">
            <text:p>1.68E+23</text:p>
          </table:table-cell>
          <table:table-cell office:value-type="float" office:value="4.553280151143879E+38" table:formula="of:=AVERAGE([.A318:.J318])" table:style-name="ce2">
            <text:p>4.55E+38</text:p>
          </table:table-cell>
          <table:table-cell table:number-columns-repeated="16373"/>
        </table:table-row>
        <table:table-row table:style-name="ro1">
          <table:table-cell office:value-type="float" office:value="2.65493E+18" table:style-name="ce2">
            <text:p>2.65E+18</text:p>
          </table:table-cell>
          <table:table-cell office:value-type="float" office:value="3.4111299999999998E+31" table:style-name="ce2">
            <text:p>3.41E+31</text:p>
          </table:table-cell>
          <table:table-cell office:value-type="float" office:value="4.1689100000000003E+22" table:style-name="ce2">
            <text:p>4.17E+22</text:p>
          </table:table-cell>
          <table:table-cell office:value-type="float" office:value="1.6368999999999999E+21" table:style-name="ce2">
            <text:p>1.64E+21</text:p>
          </table:table-cell>
          <table:table-cell office:value-type="float" office:value="1.0928399999999999E+31" table:style-name="ce2">
            <text:p>1.09E+31</text:p>
          </table:table-cell>
          <table:table-cell office:value-type="float" office:value="5.0547800000000004E+40" table:style-name="ce2">
            <text:p>5.05E+40</text:p>
          </table:table-cell>
          <table:table-cell office:value-type="float" office:value="4.2944499999999999E+35" table:style-name="ce2">
            <text:p>4.29E+35</text:p>
          </table:table-cell>
          <table:table-cell office:value-type="float" office:value="8.9145399999999993E+22" table:style-name="ce2">
            <text:p>8.91E+22</text:p>
          </table:table-cell>
          <table:table-cell office:value-type="float" office:value="2.8246699999999998E+21" table:style-name="ce2">
            <text:p>2.82E+21</text:p>
          </table:table-cell>
          <table:table-cell office:value-type="float" office:value="2.7678599999999999E+44" table:style-name="ce2">
            <text:p>2.77E+44</text:p>
          </table:table-cell>
          <table:table-cell office:value-type="float" office:value="2.7683654822949006E+43" table:formula="of:=AVERAGE([.A319:.J319])" table:style-name="ce2">
            <text:p>2.77E+43</text:p>
          </table:table-cell>
          <table:table-cell table:number-columns-repeated="16373"/>
        </table:table-row>
        <table:table-row table:style-name="ro1">
          <table:table-cell office:value-type="float" office:value="5.49965E+16" table:style-name="ce2">
            <text:p>5.50E+16</text:p>
          </table:table-cell>
          <table:table-cell office:value-type="float" office:value="9.4256499999999996E+29" table:style-name="ce2">
            <text:p>9.43E+29</text:p>
          </table:table-cell>
          <table:table-cell office:value-type="float" office:value="9.61094E+17" table:style-name="ce2">
            <text:p>9.61E+17</text:p>
          </table:table-cell>
          <table:table-cell office:value-type="float" office:value="6.6161800000000001E+35" table:style-name="ce2">
            <text:p>6.62E+35</text:p>
          </table:table-cell>
          <table:table-cell office:value-type="float" office:value="6.30394E+17" table:style-name="ce2">
            <text:p>6.30E+17</text:p>
          </table:table-cell>
          <table:table-cell office:value-type="float" office:value="4.2847099999999999E+30" table:style-name="ce2">
            <text:p>4.28E+30</text:p>
          </table:table-cell>
          <table:table-cell office:value-type="float" office:value="1.30546E+39" table:style-name="ce2">
            <text:p>1.31E+39</text:p>
          </table:table-cell>
          <table:table-cell office:value-type="float" office:value="2.3717799999999999E+26" table:style-name="ce2">
            <text:p>2.37E+26</text:p>
          </table:table-cell>
          <table:table-cell office:value-type="float" office:value="2.68995E+25" table:style-name="ce2">
            <text:p>2.69E+25</text:p>
          </table:table-cell>
          <table:table-cell office:value-type="float" office:value="3.6505300000000002E+22" table:style-name="ce2">
            <text:p>3.65E+22</text:p>
          </table:table-cell>
          <table:table-cell office:value-type="float" office:value="1.3061216232275391E+38" table:formula="of:=AVERAGE([.A320:.J320])" table:style-name="ce2">
            <text:p>1.31E+38</text:p>
          </table:table-cell>
          <table:table-cell table:number-columns-repeated="16373"/>
        </table:table-row>
        <table:table-row table:style-name="ro1">
          <table:table-cell office:value-type="float" office:value="9731640000000000" table:style-name="ce2">
            <text:p>9.73E+15</text:p>
          </table:table-cell>
          <table:table-cell office:value-type="float" office:value="3.0398100000000001E+29" table:style-name="ce2">
            <text:p>3.04E+29</text:p>
          </table:table-cell>
          <table:table-cell office:value-type="float" office:value="6.6688499999999997E+20" table:style-name="ce2">
            <text:p>6.67E+20</text:p>
          </table:table-cell>
          <table:table-cell office:value-type="float" office:value="6.9913100000000003E+21" table:style-name="ce2">
            <text:p>6.99E+21</text:p>
          </table:table-cell>
          <table:table-cell office:value-type="float" office:value="3.34852E+18" table:style-name="ce2">
            <text:p>3.35E+18</text:p>
          </table:table-cell>
          <table:table-cell office:value-type="float" office:value="4.01814E+31" table:style-name="ce2">
            <text:p>4.02E+31</text:p>
          </table:table-cell>
          <table:table-cell office:value-type="float" office:value="2.3930799999999999E+43" table:style-name="ce2">
            <text:p>2.39E+43</text:p>
          </table:table-cell>
          <table:table-cell office:value-type="float" office:value="5.1028E+19" table:style-name="ce2">
            <text:p>5.10E+19</text:p>
          </table:table-cell>
          <table:table-cell office:value-type="float" office:value="8.9263000000000001E+24" table:style-name="ce2">
            <text:p>8.93E+24</text:p>
          </table:table-cell>
          <table:table-cell office:value-type="float" office:value="3.4583399999999998E+23" table:style-name="ce2">
            <text:p>3.46E+23</text:p>
          </table:table-cell>
          <table:table-cell office:value-type="float" office:value="2.3930800000040486E+42" table:formula="of:=AVERAGE([.A321:.J321])" table:style-name="ce2">
            <text:p>2.39E+42</text:p>
          </table:table-cell>
          <table:table-cell table:number-columns-repeated="16373"/>
        </table:table-row>
        <table:table-row table:style-name="ro1">
          <table:table-cell office:value-type="float" office:value="4.10816E+19" table:style-name="ce2">
            <text:p>4.11E+19</text:p>
          </table:table-cell>
          <table:table-cell office:value-type="float" office:value="9.8910900000000004E+30" table:style-name="ce2">
            <text:p>9.89E+30</text:p>
          </table:table-cell>
          <table:table-cell office:value-type="float" office:value="1.3942300000000001E+22" table:style-name="ce2">
            <text:p>1.39E+22</text:p>
          </table:table-cell>
          <table:table-cell office:value-type="float" office:value="6.0080900000000001E+26" table:style-name="ce2">
            <text:p>6.01E+26</text:p>
          </table:table-cell>
          <table:table-cell office:value-type="float" office:value="1.7121200000000001E+30" table:style-name="ce2">
            <text:p>1.71E+30</text:p>
          </table:table-cell>
          <table:table-cell office:value-type="float" office:value="2.7400599999999997E+27" table:style-name="ce2">
            <text:p>2.74E+27</text:p>
          </table:table-cell>
          <table:table-cell office:value-type="float" office:value="2.9565000000000001E+45" table:style-name="ce2">
            <text:p>2.96E+45</text:p>
          </table:table-cell>
          <table:table-cell office:value-type="float" office:value="9.02978E+18" table:style-name="ce2">
            <text:p>9.03E+18</text:p>
          </table:table-cell>
          <table:table-cell office:value-type="float" office:value="1.64723E+45" table:style-name="ce2">
            <text:p>1.65E+45</text:p>
          </table:table-cell>
          <table:table-cell office:value-type="float" office:value="1.61894E+23" table:style-name="ce2">
            <text:p>1.62E+23</text:p>
          </table:table-cell>
          <table:table-cell office:value-type="float" office:value="4.603730000000012E+44" table:formula="of:=AVERAGE([.A322:.J322])" table:style-name="ce2">
            <text:p>4.60E+44</text:p>
          </table:table-cell>
          <table:table-cell table:number-columns-repeated="16373"/>
        </table:table-row>
        <table:table-row table:style-name="ro1">
          <table:table-cell office:value-type="float" office:value="8.02123E+17" table:style-name="ce2">
            <text:p>8.02E+17</text:p>
          </table:table-cell>
          <table:table-cell office:value-type="float" office:value="2.2416499999999998E+28" table:style-name="ce2">
            <text:p>2.24E+28</text:p>
          </table:table-cell>
          <table:table-cell office:value-type="float" office:value="6.9375100000000003E+20" table:style-name="ce2">
            <text:p>6.94E+20</text:p>
          </table:table-cell>
          <table:table-cell office:value-type="float" office:value="1.6076299999999999E+36" table:style-name="ce2">
            <text:p>1.61E+36</text:p>
          </table:table-cell>
          <table:table-cell office:value-type="float" office:value="1.7452600000000001E+32" table:style-name="ce2">
            <text:p>1.75E+32</text:p>
          </table:table-cell>
          <table:table-cell office:value-type="float" office:value="4.0163999999999998E+31" table:style-name="ce2">
            <text:p>4.02E+31</text:p>
          </table:table-cell>
          <table:table-cell office:value-type="float" office:value="6.6399499999999999E+39" table:style-name="ce2">
            <text:p>6.64E+39</text:p>
          </table:table-cell>
          <table:table-cell office:value-type="float" office:value="6.1948200000000004E+24" table:style-name="ce2">
            <text:p>6.19E+24</text:p>
          </table:table-cell>
          <table:table-cell office:value-type="float" office:value="5.8331799999999996E+21" table:style-name="ce2">
            <text:p>5.83E+21</text:p>
          </table:table-cell>
          <table:table-cell office:value-type="float" office:value="3.28602E+22" table:style-name="ce2">
            <text:p>3.29E+22</text:p>
          </table:table-cell>
          <table:table-cell office:value-type="float" office:value="6.6415578447124228E+38" table:formula="of:=AVERAGE([.A323:.J323])" table:style-name="ce2">
            <text:p>6.64E+38</text:p>
          </table:table-cell>
          <table:table-cell table:number-columns-repeated="16373"/>
        </table:table-row>
        <table:table-row table:style-name="ro1">
          <table:table-cell office:value-type="float" office:value="1.28343E+16" table:style-name="ce2">
            <text:p>1.28E+16</text:p>
          </table:table-cell>
          <table:table-cell office:value-type="float" office:value="1.90974E+31" table:style-name="ce2">
            <text:p>1.91E+31</text:p>
          </table:table-cell>
          <table:table-cell office:value-type="float" office:value="2.93415E+20" table:style-name="ce2">
            <text:p>2.93E+20</text:p>
          </table:table-cell>
          <table:table-cell office:value-type="float" office:value="3.9648299999999998E+24" table:style-name="ce2">
            <text:p>3.96E+24</text:p>
          </table:table-cell>
          <table:table-cell office:value-type="float" office:value="1.40726E+32" table:style-name="ce2">
            <text:p>1.41E+32</text:p>
          </table:table-cell>
          <table:table-cell office:value-type="float" office:value="4.4352500000000004E+31" table:style-name="ce2">
            <text:p>4.44E+31</text:p>
          </table:table-cell>
          <table:table-cell office:value-type="float" office:value="5.4185399999999999E+39" table:style-name="ce2">
            <text:p>5.42E+39</text:p>
          </table:table-cell>
          <table:table-cell office:value-type="float" office:value="6.5066599999999993E+20" table:style-name="ce2">
            <text:p>6.51E+20</text:p>
          </table:table-cell>
          <table:table-cell office:value-type="float" office:value="1.8215E+20" table:style-name="ce2">
            <text:p>1.82E+20</text:p>
          </table:table-cell>
          <table:table-cell office:value-type="float" office:value="8.8928E+21" table:style-name="ce2">
            <text:p>8.89E+21</text:p>
          </table:table-cell>
          <table:table-cell office:value-type="float" office:value="5.4185402041759039E+38" table:formula="of:=AVERAGE([.A324:.J324])" table:style-name="ce2">
            <text:p>5.42E+38</text:p>
          </table:table-cell>
          <table:table-cell table:number-columns-repeated="16373"/>
        </table:table-row>
        <table:table-row table:style-name="ro1">
          <table:table-cell office:value-type="float" office:value="178779000000000" table:style-name="ce2">
            <text:p>1.79E+14</text:p>
          </table:table-cell>
          <table:table-cell office:value-type="float" office:value="3.51271E+29" table:style-name="ce2">
            <text:p>3.51E+29</text:p>
          </table:table-cell>
          <table:table-cell office:value-type="float" office:value="6.56044E+20" table:style-name="ce2">
            <text:p>6.56E+20</text:p>
          </table:table-cell>
          <table:table-cell office:value-type="float" office:value="6.5557799999999998E+35" table:style-name="ce2">
            <text:p>6.56E+35</text:p>
          </table:table-cell>
          <table:table-cell office:value-type="float" office:value="1.7664499999999999E+28" table:style-name="ce2">
            <text:p>1.77E+28</text:p>
          </table:table-cell>
          <table:table-cell office:value-type="float" office:value="2.9267500000000002E+43" table:style-name="ce2">
            <text:p>2.93E+43</text:p>
          </table:table-cell>
          <table:table-cell office:value-type="float" office:value="7.8878900000000002E+40" table:style-name="ce2">
            <text:p>7.89E+40</text:p>
          </table:table-cell>
          <table:table-cell office:value-type="float" office:value="6.01489E+19" table:style-name="ce2">
            <text:p>6.01E+19</text:p>
          </table:table-cell>
          <table:table-cell office:value-type="float" office:value="1.4449E+22" table:style-name="ce2">
            <text:p>1.44E+22</text:p>
          </table:table-cell>
          <table:table-cell office:value-type="float" office:value="4.7017699999999997E+23" table:style-name="ce2">
            <text:p>4.70E+23</text:p>
          </table:table-cell>
          <table:table-cell office:value-type="float" office:value="2.9346379555578367E+42" table:formula="of:=AVERAGE([.A325:.J325])" table:style-name="ce2">
            <text:p>2.93E+42</text:p>
          </table:table-cell>
          <table:table-cell table:number-columns-repeated="16373"/>
        </table:table-row>
        <table:table-row table:style-name="ro1">
          <table:table-cell office:value-type="float" office:value="6.97906E+16" table:style-name="ce2">
            <text:p>6.98E+16</text:p>
          </table:table-cell>
          <table:table-cell office:value-type="float" office:value="1.89055E+31" table:style-name="ce2">
            <text:p>1.89E+31</text:p>
          </table:table-cell>
          <table:table-cell office:value-type="float" office:value="1.33334E+19" table:style-name="ce2">
            <text:p>1.33E+19</text:p>
          </table:table-cell>
          <table:table-cell office:value-type="float" office:value="1.5192099999999999E+21" table:style-name="ce2">
            <text:p>1.52E+21</text:p>
          </table:table-cell>
          <table:table-cell office:value-type="float" office:value="1.51724E+20" table:style-name="ce2">
            <text:p>1.52E+20</text:p>
          </table:table-cell>
          <table:table-cell office:value-type="float" office:value="4.18851E+30" table:style-name="ce2">
            <text:p>4.19E+30</text:p>
          </table:table-cell>
          <table:table-cell office:value-type="float" office:value="3.89392E+39" table:style-name="ce2">
            <text:p>3.89E+39</text:p>
          </table:table-cell>
          <table:table-cell office:value-type="float" office:value="3.6714900000000002E+21" table:style-name="ce2">
            <text:p>3.67E+21</text:p>
          </table:table-cell>
          <table:table-cell office:value-type="float" office:value="5.1333900000000003E+20" table:style-name="ce2">
            <text:p>5.13E+20</text:p>
          </table:table-cell>
          <table:table-cell office:value-type="float" office:value="1.0369100000000001E+36" table:style-name="ce2">
            <text:p>1.04E+36</text:p>
          </table:table-cell>
          <table:table-cell office:value-type="float" office:value="3.8949569330940105E+38" table:formula="of:=AVERAGE([.A326:.J326])" table:style-name="ce2">
            <text:p>3.89E+38</text:p>
          </table:table-cell>
          <table:table-cell table:number-columns-repeated="16373"/>
        </table:table-row>
        <table:table-row table:style-name="ro1">
          <table:table-cell office:value-type="float" office:value="5947880000000000" table:style-name="ce2">
            <text:p>5.95E+15</text:p>
          </table:table-cell>
          <table:table-cell office:value-type="float" office:value="5.7740700000000003E+28" table:style-name="ce2">
            <text:p>5.77E+28</text:p>
          </table:table-cell>
          <table:table-cell office:value-type="float" office:value="2604020000000" table:style-name="ce2">
            <text:p>2.60E+12</text:p>
          </table:table-cell>
          <table:table-cell office:value-type="float" office:value="1.0080099999999999E+21" table:style-name="ce2">
            <text:p>1.01E+21</text:p>
          </table:table-cell>
          <table:table-cell office:value-type="float" office:value="1.63772E+26" table:style-name="ce2">
            <text:p>1.64E+26</text:p>
          </table:table-cell>
          <table:table-cell office:value-type="float" office:value="1.5374800000000001E+29" table:style-name="ce2">
            <text:p>1.54E+29</text:p>
          </table:table-cell>
          <table:table-cell office:value-type="float" office:value="3.3765800000000001E+36" table:style-name="ce2">
            <text:p>3.38E+36</text:p>
          </table:table-cell>
          <table:table-cell office:value-type="float" office:value="5.5443999999999999E+24" table:style-name="ce2">
            <text:p>5.54E+24</text:p>
          </table:table-cell>
          <table:table-cell office:value-type="float" office:value="1.1561E+22" table:style-name="ce2">
            <text:p>1.16E+22</text:p>
          </table:table-cell>
          <table:table-cell office:value-type="float" office:value="4.9286100000000002E+23" table:style-name="ce2">
            <text:p>4.93E+23</text:p>
          </table:table-cell>
          <table:table-cell office:value-type="float" office:value="3.3765802116585224E+35" table:formula="of:=AVERAGE([.A327:.J327])" table:style-name="ce2">
            <text:p>3.38E+35</text:p>
          </table:table-cell>
          <table:table-cell table:number-columns-repeated="16373"/>
        </table:table-row>
        <table:table-row table:style-name="ro1">
          <table:table-cell office:value-type="float" office:value="1.0025E+18" table:style-name="ce2">
            <text:p>1.00E+18</text:p>
          </table:table-cell>
          <table:table-cell office:value-type="float" office:value="1.24667E+29" table:style-name="ce2">
            <text:p>1.25E+29</text:p>
          </table:table-cell>
          <table:table-cell office:value-type="float" office:value="2.23965E+20" table:style-name="ce2">
            <text:p>2.24E+20</text:p>
          </table:table-cell>
          <table:table-cell office:value-type="float" office:value="4.32226E+20" table:style-name="ce2">
            <text:p>4.32E+20</text:p>
          </table:table-cell>
          <table:table-cell office:value-type="float" office:value="1.26993E+20" table:style-name="ce2">
            <text:p>1.27E+20</text:p>
          </table:table-cell>
          <table:table-cell office:value-type="float" office:value="2.29975E+30" table:style-name="ce2">
            <text:p>2.30E+30</text:p>
          </table:table-cell>
          <table:table-cell office:value-type="float" office:value="5.2434100000000001E+36" table:style-name="ce2">
            <text:p>5.24E+36</text:p>
          </table:table-cell>
          <table:table-cell office:value-type="float" office:value="4.1635499999999998E+21" table:style-name="ce2">
            <text:p>4.16E+21</text:p>
          </table:table-cell>
          <table:table-cell office:value-type="float" office:value="479101000000000" table:style-name="ce2">
            <text:p>4.79E+14</text:p>
          </table:table-cell>
          <table:table-cell office:value-type="float" office:value="3.1924700000000002E+23" table:style-name="ce2">
            <text:p>3.19E+23</text:p>
          </table:table-cell>
          <table:table-cell office:value-type="float" office:value="5.2434124244173243E+35" table:formula="of:=AVERAGE([.A328:.J328])" table:style-name="ce2">
            <text:p>5.24E+35</text:p>
          </table:table-cell>
          <table:table-cell table:number-columns-repeated="16373"/>
        </table:table-row>
        <table:table-row table:style-name="ro1">
          <table:table-cell office:value-type="float" office:value="1.53535E+20" table:style-name="ce2">
            <text:p>1.54E+20</text:p>
          </table:table-cell>
          <table:table-cell office:value-type="float" office:value="1.03259E+29" table:style-name="ce2">
            <text:p>1.03E+29</text:p>
          </table:table-cell>
          <table:table-cell office:value-type="float" office:value="1.69028E+18" table:style-name="ce2">
            <text:p>1.69E+18</text:p>
          </table:table-cell>
          <table:table-cell office:value-type="float" office:value="9.6564499999999997E+20" table:style-name="ce2">
            <text:p>9.66E+20</text:p>
          </table:table-cell>
          <table:table-cell office:value-type="float" office:value="2.21208E+18" table:style-name="ce2">
            <text:p>2.21E+18</text:p>
          </table:table-cell>
          <table:table-cell office:value-type="float" office:value="2.40422E+24" table:style-name="ce2">
            <text:p>2.40E+24</text:p>
          </table:table-cell>
          <table:table-cell office:value-type="float" office:value="1.3907799999999999E+45" table:style-name="ce2">
            <text:p>1.39E+45</text:p>
          </table:table-cell>
          <table:table-cell office:value-type="float" office:value="1.24891E+17" table:style-name="ce2">
            <text:p>1.25E+17</text:p>
          </table:table-cell>
          <table:table-cell office:value-type="float" office:value="7.09732E+32" table:style-name="ce2">
            <text:p>7.10E+32</text:p>
          </table:table-cell>
          <table:table-cell office:value-type="float" office:value="4.99561E+23" table:style-name="ce2">
            <text:p>5.00E+23</text:p>
          </table:table-cell>
          <table:table-cell office:value-type="float" office:value="1.3907800000007098E+44" table:formula="of:=AVERAGE([.A329:.J329])" table:style-name="ce2">
            <text:p>1.39E+44</text:p>
          </table:table-cell>
          <table:table-cell table:number-columns-repeated="16373"/>
        </table:table-row>
        <table:table-row table:style-name="ro1">
          <table:table-cell office:value-type="float" office:value="1105000000000000" table:style-name="ce2">
            <text:p>1.11E+15</text:p>
          </table:table-cell>
          <table:table-cell office:value-type="float" office:value="7.3967100000000005E+29" table:style-name="ce2">
            <text:p>7.40E+29</text:p>
          </table:table-cell>
          <table:table-cell office:value-type="float" office:value="6.9406499999999999E+21" table:style-name="ce2">
            <text:p>6.94E+21</text:p>
          </table:table-cell>
          <table:table-cell office:value-type="float" office:value="2.1219100000000001E+21" table:style-name="ce2">
            <text:p>2.12E+21</text:p>
          </table:table-cell>
          <table:table-cell office:value-type="float" office:value="9.6672200000000002E+31" table:style-name="ce2">
            <text:p>9.67E+31</text:p>
          </table:table-cell>
          <table:table-cell office:value-type="float" office:value="3.8709999999999997E+45" table:style-name="ce2">
            <text:p>3.87E+45</text:p>
          </table:table-cell>
          <table:table-cell office:value-type="float" office:value="1.3386500000000001E+25" table:style-name="ce2">
            <text:p>1.34E+25</text:p>
          </table:table-cell>
          <table:table-cell office:value-type="float" office:value="1.5629E+17" table:style-name="ce2">
            <text:p>1.56E+17</text:p>
          </table:table-cell>
          <table:table-cell office:value-type="float" office:value="9.63962E+24" table:style-name="ce2">
            <text:p>9.64E+24</text:p>
          </table:table-cell>
          <table:table-cell office:value-type="float" office:value="6.4925800000000003E+23" table:style-name="ce2">
            <text:p>6.49E+23</text:p>
          </table:table-cell>
          <table:table-cell office:value-type="float" office:value="3.8710000000000977E+44" table:formula="of:=AVERAGE([.A330:.J330])" table:style-name="ce2">
            <text:p>3.87E+44</text:p>
          </table:table-cell>
          <table:table-cell table:number-columns-repeated="16373"/>
        </table:table-row>
        <table:table-row table:style-name="ro1">
          <table:table-cell office:value-type="float" office:value="3.32095E+16" table:style-name="ce2">
            <text:p>3.32E+16</text:p>
          </table:table-cell>
          <table:table-cell office:value-type="float" office:value="2.00128E+31" table:style-name="ce2">
            <text:p>2.00E+31</text:p>
          </table:table-cell>
          <table:table-cell office:value-type="float" office:value="7.92537E+18" table:style-name="ce2">
            <text:p>7.93E+18</text:p>
          </table:table-cell>
          <table:table-cell office:value-type="float" office:value="2.65644E+20" table:style-name="ce2">
            <text:p>2.66E+20</text:p>
          </table:table-cell>
          <table:table-cell office:value-type="float" office:value="1.6035699999999999E+29" table:style-name="ce2">
            <text:p>1.60E+29</text:p>
          </table:table-cell>
          <table:table-cell office:value-type="float" office:value="1.1066599999999999E+25" table:style-name="ce2">
            <text:p>1.11E+25</text:p>
          </table:table-cell>
          <table:table-cell office:value-type="float" office:value="1.7641000000000002E+38" table:style-name="ce2">
            <text:p>1.76E+38</text:p>
          </table:table-cell>
          <table:table-cell office:value-type="float" office:value="4.79075E+19" table:style-name="ce2">
            <text:p>4.79E+19</text:p>
          </table:table-cell>
          <table:table-cell office:value-type="float" office:value="7.52297E+25" table:style-name="ce2">
            <text:p>7.52E+25</text:p>
          </table:table-cell>
          <table:table-cell office:value-type="float" office:value="1.65248E+23" table:style-name="ce2">
            <text:p>1.65E+23</text:p>
          </table:table-cell>
          <table:table-cell office:value-type="float" office:value="1.7641002017324348E+37" table:formula="of:=AVERAGE([.A331:.J331])" table:style-name="ce2">
            <text:p>1.76E+37</text:p>
          </table:table-cell>
          <table:table-cell table:number-columns-repeated="16373"/>
        </table:table-row>
        <table:table-row table:style-name="ro1">
          <table:table-cell office:value-type="float" office:value="578863000000000" table:style-name="ce2">
            <text:p>5.79E+14</text:p>
          </table:table-cell>
          <table:table-cell office:value-type="float" office:value="1.6533399999999999E+29" table:style-name="ce2">
            <text:p>1.65E+29</text:p>
          </table:table-cell>
          <table:table-cell office:value-type="float" office:value="39418500000000" table:style-name="ce2">
            <text:p>3.94E+13</text:p>
          </table:table-cell>
          <table:table-cell office:value-type="float" office:value="1.5584999999999998E+23" table:style-name="ce2">
            <text:p>1.56E+23</text:p>
          </table:table-cell>
          <table:table-cell office:value-type="float" office:value="2.6914399999999999E+48" table:style-name="ce2">
            <text:p>2.69E+48</text:p>
          </table:table-cell>
          <table:table-cell office:value-type="float" office:value="2.8733199999999999E+34" table:style-name="ce2">
            <text:p>2.87E+34</text:p>
          </table:table-cell>
          <table:table-cell office:value-type="float" office:value="4.8940799999999997E+43" table:style-name="ce2">
            <text:p>4.89E+43</text:p>
          </table:table-cell>
          <table:table-cell office:value-type="float" office:value="1.32411E+19" table:style-name="ce2">
            <text:p>1.32E+19</text:p>
          </table:table-cell>
          <table:table-cell office:value-type="float" office:value="7.8869099999999997E+37" table:style-name="ce2">
            <text:p>7.89E+37</text:p>
          </table:table-cell>
          <table:table-cell office:value-type="float" office:value="3.7949E+23" table:style-name="ce2">
            <text:p>3.79E+23</text:p>
          </table:table-cell>
          <table:table-cell office:value-type="float" office:value="2.6914889408788979E+47" table:formula="of:=AVERAGE([.A332:.J332])" table:style-name="ce2">
            <text:p>2.69E+47</text:p>
          </table:table-cell>
          <table:table-cell table:number-columns-repeated="16373"/>
        </table:table-row>
        <table:table-row table:style-name="ro1">
          <table:table-cell office:value-type="float" office:value="9.54875E+16" table:style-name="ce2">
            <text:p>9.55E+16</text:p>
          </table:table-cell>
          <table:table-cell office:value-type="float" office:value="1.2505699999999999E+28" table:style-name="ce2">
            <text:p>1.25E+28</text:p>
          </table:table-cell>
          <table:table-cell office:value-type="float" office:value="1.5839100000000001E+21" table:style-name="ce2">
            <text:p>1.58E+21</text:p>
          </table:table-cell>
          <table:table-cell office:value-type="float" office:value="9.4641900000000003E+20" table:style-name="ce2">
            <text:p>9.46E+20</text:p>
          </table:table-cell>
          <table:table-cell office:value-type="float" office:value="5.7056100000000005E+30" table:style-name="ce2">
            <text:p>5.71E+30</text:p>
          </table:table-cell>
          <table:table-cell office:value-type="float" office:value="2.2182399999999999E+27" table:style-name="ce2">
            <text:p>2.22E+27</text:p>
          </table:table-cell>
          <table:table-cell office:value-type="float" office:value="1.05313E+40" table:style-name="ce2">
            <text:p>1.05E+40</text:p>
          </table:table-cell>
          <table:table-cell office:value-type="float" office:value="1.0476799999999999E+26" table:style-name="ce2">
            <text:p>1.05E+26</text:p>
          </table:table-cell>
          <table:table-cell office:value-type="float" office:value="1.56223E+20" table:style-name="ce2">
            <text:p>1.56E+20</text:p>
          </table:table-cell>
          <table:table-cell office:value-type="float" office:value="6.9548E+23" table:style-name="ce2">
            <text:p>6.95E+23</text:p>
          </table:table-cell>
          <table:table-cell office:value-type="float" office:value="1.053130000572044E+39" table:formula="of:=AVERAGE([.A333:.J333])" table:style-name="ce2">
            <text:p>1.05E+39</text:p>
          </table:table-cell>
          <table:table-cell table:number-columns-repeated="16373"/>
        </table:table-row>
        <table:table-row table:style-name="ro1">
          <table:table-cell office:value-type="float" office:value="1.47691E+16" table:style-name="ce2">
            <text:p>1.48E+16</text:p>
          </table:table-cell>
          <table:table-cell office:value-type="float" office:value="1.1886000000000001E+29" table:style-name="ce2">
            <text:p>1.19E+29</text:p>
          </table:table-cell>
          <table:table-cell office:value-type="float" office:value="115682000000000" table:style-name="ce2">
            <text:p>1.16E+14</text:p>
          </table:table-cell>
          <table:table-cell office:value-type="float" office:value="1.01965E+22" table:style-name="ce2">
            <text:p>1.02E+22</text:p>
          </table:table-cell>
          <table:table-cell office:value-type="float" office:value="3.1719699999999997E+30" table:style-name="ce2">
            <text:p>3.17E+30</text:p>
          </table:table-cell>
          <table:table-cell office:value-type="float" office:value="4.0163999999999998E+31" table:style-name="ce2">
            <text:p>4.02E+31</text:p>
          </table:table-cell>
          <table:table-cell office:value-type="float" office:value="1.6715999999999999E+45" table:style-name="ce2">
            <text:p>1.67E+45</text:p>
          </table:table-cell>
          <table:table-cell office:value-type="float" office:value="6.63823E+18" table:style-name="ce2">
            <text:p>6.64E+18</text:p>
          </table:table-cell>
          <table:table-cell office:value-type="float" office:value="1.8605100000000001E+41" table:style-name="ce2">
            <text:p>1.86E+41</text:p>
          </table:table-cell>
          <table:table-cell office:value-type="float" office:value="5.4626700000000002E+23" table:style-name="ce2">
            <text:p>5.46E+23</text:p>
          </table:table-cell>
          <table:table-cell office:value-type="float" office:value="1.6717860510000432E+44" table:formula="of:=AVERAGE([.A334:.J334])" table:style-name="ce2">
            <text:p>1.67E+44</text:p>
          </table:table-cell>
          <table:table-cell table:number-columns-repeated="16373"/>
        </table:table-row>
        <table:table-row table:style-name="ro1">
          <table:table-cell office:value-type="float" office:value="2.0737100000000001E+22" table:style-name="ce2">
            <text:p>2.07E+22</text:p>
          </table:table-cell>
          <table:table-cell office:value-type="float" office:value="1.00281E+31" table:style-name="ce2">
            <text:p>1.00E+31</text:p>
          </table:table-cell>
          <table:table-cell office:value-type="float" office:value="6.4725E+16" table:style-name="ce2">
            <text:p>6.47E+16</text:p>
          </table:table-cell>
          <table:table-cell office:value-type="float" office:value="1.7194300000000001E+21" table:style-name="ce2">
            <text:p>1.72E+21</text:p>
          </table:table-cell>
          <table:table-cell office:value-type="float" office:value="1.7073400000000001E+34" table:style-name="ce2">
            <text:p>1.71E+34</text:p>
          </table:table-cell>
          <table:table-cell office:value-type="float" office:value="1.53747E+29" table:style-name="ce2">
            <text:p>1.54E+29</text:p>
          </table:table-cell>
          <table:table-cell office:value-type="float" office:value="2.95823E+44" table:style-name="ce2">
            <text:p>2.96E+44</text:p>
          </table:table-cell>
          <table:table-cell office:value-type="float" office:value="1.9527799999999999E+22" table:style-name="ce2">
            <text:p>1.95E+22</text:p>
          </table:table-cell>
          <table:table-cell office:value-type="float" office:value="9.63602E+19" table:style-name="ce2">
            <text:p>9.64E+19</text:p>
          </table:table-cell>
          <table:table-cell office:value-type="float" office:value="2.7458199999999999E+23" table:style-name="ce2">
            <text:p>2.75E+23</text:p>
          </table:table-cell>
          <table:table-cell office:value-type="float" office:value="2.9582300001708359E+43" table:formula="of:=AVERAGE([.A335:.J335])" table:style-name="ce2">
            <text:p>2.96E+43</text:p>
          </table:table-cell>
          <table:table-cell table:number-columns-repeated="16373"/>
        </table:table-row>
        <table:table-row table:style-name="ro1">
          <table:table-cell office:value-type="float" office:value="1.53493E+20" table:style-name="ce2">
            <text:p>1.53E+20</text:p>
          </table:table-cell>
          <table:table-cell office:value-type="float" office:value="4.1897700000000003E+32" table:style-name="ce2">
            <text:p>4.19E+32</text:p>
          </table:table-cell>
          <table:table-cell office:value-type="float" office:value="9.9158700000000003E+20" table:style-name="ce2">
            <text:p>9.92E+20</text:p>
          </table:table-cell>
          <table:table-cell office:value-type="float" office:value="2.10134E+40" table:style-name="ce2">
            <text:p>2.10E+40</text:p>
          </table:table-cell>
          <table:table-cell office:value-type="float" office:value="7.26416E+18" table:style-name="ce2">
            <text:p>7.26E+18</text:p>
          </table:table-cell>
          <table:table-cell office:value-type="float" office:value="8.7252199999999995E+24" table:style-name="ce2">
            <text:p>8.73E+24</text:p>
          </table:table-cell>
          <table:table-cell office:value-type="float" office:value="5.4888900000000002E+56" table:style-name="ce2">
            <text:p>5.49E+56</text:p>
          </table:table-cell>
          <table:table-cell office:value-type="float" office:value="9.25931E+19" table:style-name="ce2">
            <text:p>9.26E+19</text:p>
          </table:table-cell>
          <table:table-cell office:value-type="float" office:value="7.7717200000000003E+29" table:style-name="ce2">
            <text:p>7.77E+29</text:p>
          </table:table-cell>
          <table:table-cell office:value-type="float" office:value="3.2280500000000002E+23" table:style-name="ce2">
            <text:p>3.23E+23</text:p>
          </table:table-cell>
          <table:table-cell office:value-type="float" office:value="5.4888900000000002E+55" table:formula="of:=AVERAGE([.A336:.J336])" table:style-name="ce2">
            <text:p>5.49E+55</text:p>
          </table:table-cell>
          <table:table-cell table:number-columns-repeated="16373"/>
        </table:table-row>
        <table:table-row table:style-name="ro1">
          <table:table-cell office:value-type="float" office:value="290617000000000" table:style-name="ce2">
            <text:p>2.91E+14</text:p>
          </table:table-cell>
          <table:table-cell office:value-type="float" office:value="1.1636000000000001E+29" table:style-name="ce2">
            <text:p>1.16E+29</text:p>
          </table:table-cell>
          <table:table-cell office:value-type="float" office:value="172432000000000" table:style-name="ce2">
            <text:p>1.72E+14</text:p>
          </table:table-cell>
          <table:table-cell office:value-type="float" office:value="7.0200900000000005E+21" table:style-name="ce2">
            <text:p>7.02E+21</text:p>
          </table:table-cell>
          <table:table-cell office:value-type="float" office:value="1.36241E+29" table:style-name="ce2">
            <text:p>1.36E+29</text:p>
          </table:table-cell>
          <table:table-cell office:value-type="float" office:value="2.8025100000000001E+43" table:style-name="ce2">
            <text:p>2.80E+43</text:p>
          </table:table-cell>
          <table:table-cell office:value-type="float" office:value="1.5356599999999999E+66" table:style-name="ce2">
            <text:p>1.54E+66</text:p>
          </table:table-cell>
          <table:table-cell office:value-type="float" office:value="4.7933E+19" table:style-name="ce2">
            <text:p>4.79E+19</text:p>
          </table:table-cell>
          <table:table-cell office:value-type="float" office:value="1.71134E+35" table:style-name="ce2">
            <text:p>1.71E+35</text:p>
          </table:table-cell>
          <table:table-cell office:value-type="float" office:value="3.1448299999999998E+21" table:style-name="ce2">
            <text:p>3.14E+21</text:p>
          </table:table-cell>
          <table:table-cell office:value-type="float" office:value="1.53566E+65" table:formula="of:=AVERAGE([.A337:.J337])" table:style-name="ce2">
            <text:p>1.54E+65</text:p>
          </table:table-cell>
          <table:table-cell table:number-columns-repeated="16373"/>
        </table:table-row>
        <table:table-row table:style-name="ro1">
          <table:table-cell office:value-type="float" office:value="3.61349E+17" table:style-name="ce2">
            <text:p>3.61E+17</text:p>
          </table:table-cell>
          <table:table-cell office:value-type="float" office:value="1.9270400000000001E+31" table:style-name="ce2">
            <text:p>1.93E+31</text:p>
          </table:table-cell>
          <table:table-cell office:value-type="float" office:value="2.04292E+20" table:style-name="ce2">
            <text:p>2.04E+20</text:p>
          </table:table-cell>
          <table:table-cell office:value-type="float" office:value="1.18118E+22" table:style-name="ce2">
            <text:p>1.18E+22</text:p>
          </table:table-cell>
          <table:table-cell office:value-type="float" office:value="1.1677399999999999E+32" table:style-name="ce2">
            <text:p>1.17E+32</text:p>
          </table:table-cell>
          <table:table-cell office:value-type="float" office:value="2.9267500000000002E+43" table:style-name="ce2">
            <text:p>2.93E+43</text:p>
          </table:table-cell>
          <table:table-cell office:value-type="float" office:value="8.1843199999999996E+45" table:style-name="ce2">
            <text:p>8.18E+45</text:p>
          </table:table-cell>
          <table:table-cell office:value-type="float" office:value="8.9419699999999999E+22" table:style-name="ce2">
            <text:p>8.94E+22</text:p>
          </table:table-cell>
          <table:table-cell office:value-type="float" office:value="4.25588E+20" table:style-name="ce2">
            <text:p>4.26E+20</text:p>
          </table:table-cell>
          <table:table-cell office:value-type="float" office:value="1.14348E+24" table:style-name="ce2">
            <text:p>1.14E+24</text:p>
          </table:table-cell>
          <table:table-cell office:value-type="float" office:value="8.2135875000001349E+44" table:formula="of:=AVERAGE([.A338:.J338])" table:style-name="ce2">
            <text:p>8.21E+44</text:p>
          </table:table-cell>
          <table:table-cell table:number-columns-repeated="16373"/>
        </table:table-row>
        <table:table-row table:style-name="ro1">
          <table:table-cell office:value-type="float" office:value="851461000000000" table:style-name="ce2">
            <text:p>8.51E+14</text:p>
          </table:table-cell>
          <table:table-cell office:value-type="float" office:value="2.0928900000000001E+31" table:style-name="ce2">
            <text:p>2.09E+31</text:p>
          </table:table-cell>
          <table:table-cell office:value-type="float" office:value="2598260000000000" table:style-name="ce2">
            <text:p>2.60E+15</text:p>
          </table:table-cell>
          <table:table-cell office:value-type="float" office:value="9.8060899999999997E+20" table:style-name="ce2">
            <text:p>9.81E+20</text:p>
          </table:table-cell>
          <table:table-cell office:value-type="float" office:value="1.3619500000000001E+26" table:style-name="ce2">
            <text:p>1.36E+26</text:p>
          </table:table-cell>
          <table:table-cell office:value-type="float" office:value="1.29009E+29" table:style-name="ce2">
            <text:p>1.29E+29</text:p>
          </table:table-cell>
          <table:table-cell office:value-type="float" office:value="4.9743900000000001E+50" table:style-name="ce2">
            <text:p>4.97E+50</text:p>
          </table:table-cell>
          <table:table-cell office:value-type="float" office:value="1.5395999999999999E+22" table:style-name="ce2">
            <text:p>1.54E+22</text:p>
          </table:table-cell>
          <table:table-cell office:value-type="float" office:value="9.0539400000000005E+24" table:style-name="ce2">
            <text:p>9.05E+24</text:p>
          </table:table-cell>
          <table:table-cell office:value-type="float" office:value="7.7634399999999994E+23" table:style-name="ce2">
            <text:p>7.76E+23</text:p>
          </table:table-cell>
          <table:table-cell office:value-type="float" office:value="4.9743899999999999E+49" table:formula="of:=AVERAGE([.A339:.J339])" table:style-name="ce2">
            <text:p>4.97E+49</text:p>
          </table:table-cell>
          <table:table-cell table:number-columns-repeated="16373"/>
        </table:table-row>
        <table:table-row table:style-name="ro1">
          <table:table-cell office:value-type="float" office:value="1.00682E+18" table:style-name="ce2">
            <text:p>1.01E+18</text:p>
          </table:table-cell>
          <table:table-cell office:value-type="float" office:value="1.22121E+32" table:style-name="ce2">
            <text:p>1.22E+32</text:p>
          </table:table-cell>
          <table:table-cell office:value-type="float" office:value="1.44301E+19" table:style-name="ce2">
            <text:p>1.44E+19</text:p>
          </table:table-cell>
          <table:table-cell office:value-type="float" office:value="6.2178700000000003E+20" table:style-name="ce2">
            <text:p>6.22E+20</text:p>
          </table:table-cell>
          <table:table-cell office:value-type="float" office:value="1.0025600000000001E+32" table:style-name="ce2">
            <text:p>1.00E+32</text:p>
          </table:table-cell>
          <table:table-cell office:value-type="float" office:value="5.2011599999999998E+34" table:style-name="ce2">
            <text:p>5.20E+34</text:p>
          </table:table-cell>
          <table:table-cell office:value-type="float" office:value="2.6276100000000002E+40" table:style-name="ce2">
            <text:p>2.63E+40</text:p>
          </table:table-cell>
          <table:table-cell office:value-type="float" office:value="1.048E+26" table:style-name="ce2">
            <text:p>1.05E+26</text:p>
          </table:table-cell>
          <table:table-cell office:value-type="float" office:value="5.3074999999999998E+25" table:style-name="ce2">
            <text:p>5.31E+25</text:p>
          </table:table-cell>
          <table:table-cell office:value-type="float" office:value="1.62596E+23" table:style-name="ce2">
            <text:p>1.63E+23</text:p>
          </table:table-cell>
          <table:table-cell office:value-type="float" office:value="2.6276152233977161E+39" table:formula="of:=AVERAGE([.A340:.J340])" table:style-name="ce2">
            <text:p>2.63E+39</text:p>
          </table:table-cell>
          <table:table-cell table:number-columns-repeated="16373"/>
        </table:table-row>
        <table:table-row table:style-name="ro1">
          <table:table-cell office:value-type="float" office:value="5.50276E+17" table:style-name="ce2">
            <text:p>5.50E+17</text:p>
          </table:table-cell>
          <table:table-cell office:value-type="float" office:value="1.9599999999999999E+31" table:style-name="ce2">
            <text:p>1.96E+31</text:p>
          </table:table-cell>
          <table:table-cell office:value-type="float" office:value="1.52744E+20" table:style-name="ce2">
            <text:p>1.53E+20</text:p>
          </table:table-cell>
          <table:table-cell office:value-type="float" office:value="4.18154E+36" table:style-name="ce2">
            <text:p>4.18E+36</text:p>
          </table:table-cell>
          <table:table-cell office:value-type="float" office:value="9.8759600000000002E+30" table:style-name="ce2">
            <text:p>9.88E+30</text:p>
          </table:table-cell>
          <table:table-cell office:value-type="float" office:value="3.7961600000000001E+23" table:style-name="ce2">
            <text:p>3.80E+23</text:p>
          </table:table-cell>
          <table:table-cell office:value-type="float" office:value="4.9183899999999995E+43" table:style-name="ce2">
            <text:p>4.92E+43</text:p>
          </table:table-cell>
          <table:table-cell office:value-type="float" office:value="2.04273E+20" table:style-name="ce2">
            <text:p>2.04E+20</text:p>
          </table:table-cell>
          <table:table-cell office:value-type="float" office:value="8.9217999999999998E+24" table:style-name="ce2">
            <text:p>8.92E+24</text:p>
          </table:table-cell>
          <table:table-cell office:value-type="float" office:value="8.6254799999999999E+23" table:style-name="ce2">
            <text:p>8.63E+23</text:p>
          </table:table-cell>
          <table:table-cell office:value-type="float" office:value="4.9183904181569466E+42" table:formula="of:=AVERAGE([.A341:.J341])" table:style-name="ce2">
            <text:p>4.92E+42</text:p>
          </table:table-cell>
          <table:table-cell table:number-columns-repeated="16373"/>
        </table:table-row>
        <table:table-row table:style-name="ro1">
          <table:table-cell office:value-type="float" office:value="8.14596E+16" table:style-name="ce2">
            <text:p>8.15E+16</text:p>
          </table:table-cell>
          <table:table-cell office:value-type="float" office:value="4.9604700000000001E+32" table:style-name="ce2">
            <text:p>4.96E+32</text:p>
          </table:table-cell>
          <table:table-cell office:value-type="float" office:value="40728300000000" table:style-name="ce2">
            <text:p>4.07E+13</text:p>
          </table:table-cell>
          <table:table-cell office:value-type="float" office:value="6.0080900000000001E+26" table:style-name="ce2">
            <text:p>6.01E+26</text:p>
          </table:table-cell>
          <table:table-cell office:value-type="float" office:value="2.6914399999999999E+48" table:style-name="ce2">
            <text:p>2.69E+48</text:p>
          </table:table-cell>
          <table:table-cell office:value-type="float" office:value="1.29058E+29" table:style-name="ce2">
            <text:p>1.29E+29</text:p>
          </table:table-cell>
          <table:table-cell office:value-type="float" office:value="5.8321700000000003E+61" table:style-name="ce2">
            <text:p>5.83E+61</text:p>
          </table:table-cell>
          <table:table-cell office:value-type="float" office:value="1.7502E+17" table:style-name="ce2">
            <text:p>1.75E+17</text:p>
          </table:table-cell>
          <table:table-cell office:value-type="float" office:value="1.1855399999999999E+32" table:style-name="ce2">
            <text:p>1.19E+32</text:p>
          </table:table-cell>
          <table:table-cell office:value-type="float" office:value="2.2786900000000001E+25" table:style-name="ce2">
            <text:p>2.28E+25</text:p>
          </table:table-cell>
          <table:table-cell office:value-type="float" office:value="5.8321700000002695E+60" table:formula="of:=AVERAGE([.A342:.J342])" table:style-name="ce2">
            <text:p>5.83E+60</text:p>
          </table:table-cell>
          <table:table-cell table:number-columns-repeated="16373"/>
        </table:table-row>
        <table:table-row table:style-name="ro1">
          <table:table-cell office:value-type="float" office:value="1.87396E+20" table:style-name="ce2">
            <text:p>1.87E+20</text:p>
          </table:table-cell>
          <table:table-cell office:value-type="float" office:value="6.1860800000000001E+27" table:style-name="ce2">
            <text:p>6.19E+27</text:p>
          </table:table-cell>
          <table:table-cell office:value-type="float" office:value="35685500000000" table:style-name="ce2">
            <text:p>3.57E+13</text:p>
          </table:table-cell>
          <table:table-cell office:value-type="float" office:value="9.74996E+20" table:style-name="ce2">
            <text:p>9.75E+20</text:p>
          </table:table-cell>
          <table:table-cell office:value-type="float" office:value="3.35336E+35" table:style-name="ce2">
            <text:p>3.35E+35</text:p>
          </table:table-cell>
          <table:table-cell office:value-type="float" office:value="3.7859900000000001E+48" table:style-name="ce2">
            <text:p>3.79E+48</text:p>
          </table:table-cell>
          <table:table-cell office:value-type="float" office:value="7.1079899999999998E+38" table:style-name="ce2">
            <text:p>7.11E+38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9.44716E+24" table:style-name="ce2">
            <text:p>9.45E+24</text:p>
          </table:table-cell>
          <table:table-cell office:value-type="float" office:value="1.27583E+25" table:style-name="ce2">
            <text:p>1.28E+25</text:p>
          </table:table-cell>
          <table:table-cell office:value-type="float" office:value="3.7859900007111346E+47" table:formula="of:=AVERAGE([.A343:.J343])" table:style-name="ce2">
            <text:p>3.79E+47</text:p>
          </table:table-cell>
          <table:table-cell table:number-columns-repeated="16373"/>
        </table:table-row>
        <table:table-row table:style-name="ro1">
          <table:table-cell office:value-type="float" office:value="94506100000000" table:style-name="ce2">
            <text:p>9.45E+13</text:p>
          </table:table-cell>
          <table:table-cell office:value-type="float" office:value="1.00757E+31" table:style-name="ce2">
            <text:p>1.01E+31</text:p>
          </table:table-cell>
          <table:table-cell office:value-type="float" office:value="1.07296E+21" table:style-name="ce2">
            <text:p>1.07E+21</text:p>
          </table:table-cell>
          <table:table-cell office:value-type="float" office:value="4.2939700000000001E+28" table:style-name="ce2">
            <text:p>4.29E+28</text:p>
          </table:table-cell>
          <table:table-cell office:value-type="float" office:value="3.70122E+30" table:style-name="ce2">
            <text:p>3.70E+30</text:p>
          </table:table-cell>
          <table:table-cell office:value-type="float" office:value="8.3770099999999999E+30" table:style-name="ce2">
            <text:p>8.38E+30</text:p>
          </table:table-cell>
          <table:table-cell office:value-type="float" office:value="1.6715999999999999E+45" table:style-name="ce2">
            <text:p>1.67E+45</text:p>
          </table:table-cell>
          <table:table-cell office:value-type="float" office:value="4.13609E+19" table:style-name="ce2">
            <text:p>4.14E+19</text:p>
          </table:table-cell>
          <table:table-cell office:value-type="float" office:value="9.3284399999999996E+24" table:style-name="ce2">
            <text:p>9.33E+24</text:p>
          </table:table-cell>
          <table:table-cell office:value-type="float" office:value="6.1301200000000004E+23" table:style-name="ce2">
            <text:p>6.13E+23</text:p>
          </table:table-cell>
          <table:table-cell office:value-type="float" office:value="1.6716000000000221E+44" table:formula="of:=AVERAGE([.A344:.J344])" table:style-name="ce2">
            <text:p>1.67E+44</text:p>
          </table:table-cell>
          <table:table-cell table:number-columns-repeated="16373"/>
        </table:table-row>
        <table:table-row table:style-name="ro1">
          <table:table-cell office:value-type="float" office:value="4.29121E+16" table:style-name="ce2">
            <text:p>4.29E+16</text:p>
          </table:table-cell>
          <table:table-cell office:value-type="float" office:value="9.8300299999999998E+28" table:style-name="ce2">
            <text:p>9.83E+28</text:p>
          </table:table-cell>
          <table:table-cell office:value-type="float" office:value="4.74394E+20" table:style-name="ce2">
            <text:p>4.74E+20</text:p>
          </table:table-cell>
          <table:table-cell office:value-type="float" office:value="8.7515899999999995E+21" table:style-name="ce2">
            <text:p>8.75E+21</text:p>
          </table:table-cell>
          <table:table-cell office:value-type="float" office:value="2.5876099999999999E+30" table:style-name="ce2">
            <text:p>2.59E+30</text:p>
          </table:table-cell>
          <table:table-cell office:value-type="float" office:value="2.0434299999999999E+34" table:style-name="ce2">
            <text:p>2.04E+34</text:p>
          </table:table-cell>
          <table:table-cell office:value-type="float" office:value="1.39045E+35" table:style-name="ce2">
            <text:p>1.39E+35</text:p>
          </table:table-cell>
          <table:table-cell office:value-type="float" office:value="4.78476E+19" table:style-name="ce2">
            <text:p>4.78E+19</text:p>
          </table:table-cell>
          <table:table-cell office:value-type="float" office:value="5.8374499999999999E+21" table:style-name="ce2">
            <text:p>5.84E+21</text:p>
          </table:table-cell>
          <table:table-cell office:value-type="float" office:value="1.6701500000000001E+23" table:style-name="ce2">
            <text:p>1.67E+23</text:p>
          </table:table-cell>
          <table:table-cell office:value-type="float" office:value="1.5948198591048212E+34" table:formula="of:=AVERAGE([.A345:.J345])" table:style-name="ce2">
            <text:p>1.59E+34</text:p>
          </table:table-cell>
          <table:table-cell table:number-columns-repeated="16373"/>
        </table:table-row>
        <table:table-row table:style-name="ro1">
          <table:table-cell office:value-type="float" office:value="7.75125E+16" table:style-name="ce2">
            <text:p>7.75E+16</text:p>
          </table:table-cell>
          <table:table-cell office:value-type="float" office:value="1.45354E+29" table:style-name="ce2">
            <text:p>1.45E+29</text:p>
          </table:table-cell>
          <table:table-cell office:value-type="float" office:value="3.78269E+16" table:style-name="ce2">
            <text:p>3.78E+16</text:p>
          </table:table-cell>
          <table:table-cell office:value-type="float" office:value="8.6363399999999999E+21" table:style-name="ce2">
            <text:p>8.64E+21</text:p>
          </table:table-cell>
          <table:table-cell office:value-type="float" office:value="1.3483699999999999E+30" table:style-name="ce2">
            <text:p>1.35E+30</text:p>
          </table:table-cell>
          <table:table-cell office:value-type="float" office:value="1.2679299999999999E+41" table:style-name="ce2">
            <text:p>1.27E+41</text:p>
          </table:table-cell>
          <table:table-cell office:value-type="float" office:value="2.6359199999999999E+48" table:style-name="ce2">
            <text:p>2.64E+48</text:p>
          </table:table-cell>
          <table:table-cell office:value-type="float" office:value="1.95613E+17" table:style-name="ce2">
            <text:p>1.96E+17</text:p>
          </table:table-cell>
          <table:table-cell office:value-type="float" office:value="7.2153300000000002E+25" table:style-name="ce2">
            <text:p>7.22E+25</text:p>
          </table:table-cell>
          <table:table-cell office:value-type="float" office:value="9.4296699999999997E+36" table:style-name="ce2">
            <text:p>9.43E+36</text:p>
          </table:table-cell>
          <table:table-cell office:value-type="float" office:value="2.6359201268024294E+47" table:formula="of:=AVERAGE([.A346:.J346])" table:style-name="ce2">
            <text:p>2.64E+47</text:p>
          </table:table-cell>
          <table:table-cell table:number-columns-repeated="16373"/>
        </table:table-row>
        <table:table-row table:style-name="ro1">
          <table:table-cell office:value-type="float" office:value="6.19612E+16" table:style-name="ce2">
            <text:p>6.20E+16</text:p>
          </table:table-cell>
          <table:table-cell office:value-type="float" office:value="4.7631399999999999E+32" table:style-name="ce2">
            <text:p>4.76E+32</text:p>
          </table:table-cell>
          <table:table-cell office:value-type="float" office:value="8.8128500000000002E+23" table:style-name="ce2">
            <text:p>8.81E+23</text:p>
          </table:table-cell>
          <table:table-cell office:value-type="float" office:value="8.5806300000000003E+20" table:style-name="ce2">
            <text:p>8.58E+20</text:p>
          </table:table-cell>
          <table:table-cell office:value-type="float" office:value="2.97506E+18" table:style-name="ce2">
            <text:p>2.98E+18</text:p>
          </table:table-cell>
          <table:table-cell office:value-type="float" office:value="5.8697900000000003E+44" table:style-name="ce2">
            <text:p>5.87E+44</text:p>
          </table:table-cell>
          <table:table-cell office:value-type="float" office:value="1.95381E+39" table:style-name="ce2">
            <text:p>1.95E+39</text:p>
          </table:table-cell>
          <table:table-cell office:value-type="float" office:value="3.6411200000000001E+23" table:style-name="ce2">
            <text:p>3.64E+23</text:p>
          </table:table-cell>
          <table:table-cell office:value-type="float" office:value="5.78176E+21" table:style-name="ce2">
            <text:p>5.78E+21</text:p>
          </table:table-cell>
          <table:table-cell office:value-type="float" office:value="3.22014E+24" table:style-name="ce2">
            <text:p>3.22E+24</text:p>
          </table:table-cell>
          <table:table-cell office:value-type="float" office:value="5.8698095381047638E+43" table:formula="of:=AVERAGE([.A347:.J347])" table:style-name="ce2">
            <text:p>5.87E+43</text:p>
          </table:table-cell>
          <table:table-cell table:number-columns-repeated="16373"/>
        </table:table-row>
        <table:table-row table:style-name="ro1">
          <table:table-cell office:value-type="float" office:value="3.39771E+19" table:style-name="ce2">
            <text:p>3.40E+19</text:p>
          </table:table-cell>
          <table:table-cell office:value-type="float" office:value="1.9176100000000001E+31" table:style-name="ce2">
            <text:p>1.92E+31</text:p>
          </table:table-cell>
          <table:table-cell office:value-type="float" office:value="5439360000000000" table:style-name="ce2">
            <text:p>5.44E+15</text:p>
          </table:table-cell>
          <table:table-cell office:value-type="float" office:value="1.76956E+21" table:style-name="ce2">
            <text:p>1.77E+21</text:p>
          </table:table-cell>
          <table:table-cell office:value-type="float" office:value="4.0628500000000003E+35" table:style-name="ce2">
            <text:p>4.06E+35</text:p>
          </table:table-cell>
          <table:table-cell office:value-type="float" office:value="8.0687599999999995E+36" table:style-name="ce2">
            <text:p>8.07E+36</text:p>
          </table:table-cell>
          <table:table-cell office:value-type="float" office:value="6.2136999999999999E+40" table:style-name="ce2">
            <text:p>6.21E+40</text:p>
          </table:table-cell>
          <table:table-cell office:value-type="float" office:value="1.9749299999999999E+22" table:style-name="ce2">
            <text:p>1.97E+22</text:p>
          </table:table-cell>
          <table:table-cell office:value-type="float" office:value="9.6915199999999996E+24" table:style-name="ce2">
            <text:p>9.69E+24</text:p>
          </table:table-cell>
          <table:table-cell office:value-type="float" office:value="6.9445499999999999E+23" table:style-name="ce2">
            <text:p>6.94E+23</text:p>
          </table:table-cell>
          <table:table-cell office:value-type="float" office:value="6.2145475064176108E+39" table:formula="of:=AVERAGE([.A348:.J348])" table:style-name="ce2">
            <text:p>6.21E+39</text:p>
          </table:table-cell>
          <table:table-cell table:number-columns-repeated="16373"/>
        </table:table-row>
        <table:table-row table:style-name="ro1">
          <table:table-cell office:value-type="float" office:value="7.44898E+16" table:style-name="ce2">
            <text:p>7.45E+16</text:p>
          </table:table-cell>
          <table:table-cell office:value-type="float" office:value="1.8822500000000001E+31" table:style-name="ce2">
            <text:p>1.88E+31</text:p>
          </table:table-cell>
          <table:table-cell office:value-type="float" office:value="2.02273E+19" table:style-name="ce2">
            <text:p>2.02E+19</text:p>
          </table:table-cell>
          <table:table-cell office:value-type="float" office:value="1.51229E+22" table:style-name="ce2">
            <text:p>1.51E+22</text:p>
          </table:table-cell>
          <table:table-cell office:value-type="float" office:value="4.8139300000000002E+30" table:style-name="ce2">
            <text:p>4.81E+30</text:p>
          </table:table-cell>
          <table:table-cell office:value-type="float" office:value="1.4988700000000001E+27" table:style-name="ce2">
            <text:p>1.50E+27</text:p>
          </table:table-cell>
          <table:table-cell office:value-type="float" office:value="1.0215999999999999E+30" table:style-name="ce2">
            <text:p>1.02E+30</text:p>
          </table:table-cell>
          <table:table-cell office:value-type="float" office:value="1.34331E+26" table:style-name="ce2">
            <text:p>1.34E+26</text:p>
          </table:table-cell>
          <table:table-cell office:value-type="float" office:value="2.3074200000000001E+23" table:style-name="ce2">
            <text:p>2.31E+23</text:p>
          </table:table-cell>
          <table:table-cell office:value-type="float" office:value="5.60384E+23" table:style-name="ce2">
            <text:p>5.60E+23</text:p>
          </table:table-cell>
          <table:table-cell office:value-type="float" office:value="2.4659664007269199E+30" table:formula="of:=AVERAGE([.A349:.J349])" table:style-name="ce2">
            <text:p>2.47E+30</text:p>
          </table:table-cell>
          <table:table-cell table:number-columns-repeated="16373"/>
        </table:table-row>
        <table:table-row table:style-name="ro1">
          <table:table-cell office:value-type="float" office:value="2.63549E+18" table:style-name="ce2">
            <text:p>2.64E+18</text:p>
          </table:table-cell>
          <table:table-cell office:value-type="float" office:value="8.3412599999999996E+29" table:style-name="ce2">
            <text:p>8.34E+29</text:p>
          </table:table-cell>
          <table:table-cell office:value-type="float" office:value="1.10243E+19" table:style-name="ce2">
            <text:p>1.10E+19</text:p>
          </table:table-cell>
          <table:table-cell office:value-type="float" office:value="6.58364E+18" table:style-name="ce2">
            <text:p>6.58E+18</text:p>
          </table:table-cell>
          <table:table-cell office:value-type="float" office:value="4.72631E+17" table:style-name="ce2">
            <text:p>4.73E+17</text:p>
          </table:table-cell>
          <table:table-cell office:value-type="float" office:value="8.79621E+44" table:style-name="ce2">
            <text:p>8.80E+44</text:p>
          </table:table-cell>
          <table:table-cell office:value-type="float" office:value="2.5845399999999998E+43" table:style-name="ce2">
            <text:p>2.58E+43</text:p>
          </table:table-cell>
          <table:table-cell office:value-type="float" office:value="1.8115400000000001E+24" table:style-name="ce2">
            <text:p>1.81E+24</text:p>
          </table:table-cell>
          <table:table-cell office:value-type="float" office:value="3.14732E+17" table:style-name="ce2">
            <text:p>3.15E+17</text:p>
          </table:table-cell>
          <table:table-cell office:value-type="float" office:value="2.4009500000000001E+25" table:style-name="ce2">
            <text:p>2.40E+25</text:p>
          </table:table-cell>
          <table:table-cell office:value-type="float" office:value="9.0546640000000081E+43" table:formula="of:=AVERAGE([.A350:.J350])" table:style-name="ce2">
            <text:p>9.05E+43</text:p>
          </table:table-cell>
          <table:table-cell table:number-columns-repeated="16373"/>
        </table:table-row>
        <table:table-row table:style-name="ro1">
          <table:table-cell office:value-type="float" office:value="2.57457E+18" table:style-name="ce2">
            <text:p>2.57E+18</text:p>
          </table:table-cell>
          <table:table-cell office:value-type="float" office:value="1.18165E+29" table:style-name="ce2">
            <text:p>1.18E+29</text:p>
          </table:table-cell>
          <table:table-cell office:value-type="float" office:value="598557000000000" table:style-name="ce2">
            <text:p>5.99E+14</text:p>
          </table:table-cell>
          <table:table-cell office:value-type="float" office:value="1.3488799999999999E+22" table:style-name="ce2">
            <text:p>1.35E+22</text:p>
          </table:table-cell>
          <table:table-cell office:value-type="float" office:value="1.6540099999999999E+26" table:style-name="ce2">
            <text:p>1.65E+26</text:p>
          </table:table-cell>
          <table:table-cell office:value-type="float" office:value="4.01814E+31" table:style-name="ce2">
            <text:p>4.02E+31</text:p>
          </table:table-cell>
          <table:table-cell office:value-type="float" office:value="1.38899E+37" table:style-name="ce2">
            <text:p>1.39E+37</text:p>
          </table:table-cell>
          <table:table-cell office:value-type="float" office:value="4.14003E+19" table:style-name="ce2">
            <text:p>4.14E+19</text:p>
          </table:table-cell>
          <table:table-cell office:value-type="float" office:value="8.9903000000000003E+27" table:style-name="ce2">
            <text:p>8.99E+27</text:p>
          </table:table-cell>
          <table:table-cell office:value-type="float" office:value="2.54866E+43" table:style-name="ce2">
            <text:p>2.55E+43</text:p>
          </table:table-cell>
          <table:table-cell office:value-type="float" office:value="2.548661388994031E+42" table:formula="of:=AVERAGE([.A351:.J351])" table:style-name="ce2">
            <text:p>2.55E+42</text:p>
          </table:table-cell>
          <table:table-cell table:number-columns-repeated="16373"/>
        </table:table-row>
        <table:table-row table:style-name="ro1">
          <table:table-cell office:value-type="float" office:value="195217000000000" table:style-name="ce2">
            <text:p>1.95E+14</text:p>
          </table:table-cell>
          <table:table-cell office:value-type="float" office:value="1.8897699999999999E+31" table:style-name="ce2">
            <text:p>1.89E+31</text:p>
          </table:table-cell>
          <table:table-cell office:value-type="float" office:value="1.0715E+21" table:style-name="ce2">
            <text:p>1.07E+21</text:p>
          </table:table-cell>
          <table:table-cell office:value-type="float" office:value="9.1397799999999993E+20" table:style-name="ce2">
            <text:p>9.14E+20</text:p>
          </table:table-cell>
          <table:table-cell office:value-type="float" office:value="3.60274E+19" table:style-name="ce2">
            <text:p>3.60E+19</text:p>
          </table:table-cell>
          <table:table-cell office:value-type="float" office:value="2.6832900000000002E+33" table:style-name="ce2">
            <text:p>2.68E+33</text:p>
          </table:table-cell>
          <table:table-cell office:value-type="float" office:value="1.97286E+40" table:style-name="ce2">
            <text:p>1.97E+40</text:p>
          </table:table-cell>
          <table:table-cell office:value-type="float" office:value="5.44591E+19" table:style-name="ce2">
            <text:p>5.45E+19</text:p>
          </table:table-cell>
          <table:table-cell office:value-type="float" office:value="7.2400399999999999E+41" table:style-name="ce2">
            <text:p>7.24E+41</text:p>
          </table:table-cell>
          <table:table-cell office:value-type="float" office:value="1.4157399999999999E+24" table:style-name="ce2">
            <text:p>1.42E+24</text:p>
          </table:table-cell>
          <table:table-cell office:value-type="float" office:value="7.4373260270218762E+40" table:formula="of:=AVERAGE([.A352:.J352])" table:style-name="ce2">
            <text:p>7.44E+40</text:p>
          </table:table-cell>
          <table:table-cell table:number-columns-repeated="16373"/>
        </table:table-row>
        <table:table-row table:style-name="ro1">
          <table:table-cell office:value-type="float" office:value="519614000000000" table:style-name="ce2">
            <text:p>5.20E+14</text:p>
          </table:table-cell>
          <table:table-cell office:value-type="float" office:value="3.88237E+31" table:style-name="ce2">
            <text:p>3.88E+31</text:p>
          </table:table-cell>
          <table:table-cell office:value-type="float" office:value="66492700000000" table:style-name="ce2">
            <text:p>6.65E+13</text:p>
          </table:table-cell>
          <table:table-cell office:value-type="float" office:value="7.5829599999999998E+26" table:style-name="ce2">
            <text:p>7.58E+26</text:p>
          </table:table-cell>
          <table:table-cell office:value-type="float" office:value="1.49497E+29" table:style-name="ce2">
            <text:p>1.49E+29</text:p>
          </table:table-cell>
          <table:table-cell office:value-type="float" office:value="2.0570600000000001E+48" table:style-name="ce2">
            <text:p>2.06E+48</text:p>
          </table:table-cell>
          <table:table-cell office:value-type="float" office:value="2.7040400000000001E+39" table:style-name="ce2">
            <text:p>2.70E+39</text:p>
          </table:table-cell>
          <table:table-cell office:value-type="float" office:value="1.32673E+19" table:style-name="ce2">
            <text:p>1.33E+19</text:p>
          </table:table-cell>
          <table:table-cell office:value-type="float" office:value="8.7043499999999996E+24" table:style-name="ce2">
            <text:p>8.70E+24</text:p>
          </table:table-cell>
          <table:table-cell office:value-type="float" office:value="3.5851699999999999E+23" table:style-name="ce2">
            <text:p>3.59E+23</text:p>
          </table:table-cell>
          <table:table-cell office:value-type="float" office:value="2.0570600027040401E+47" table:formula="of:=AVERAGE([.A353:.J353])" table:style-name="ce2">
            <text:p>2.06E+47</text:p>
          </table:table-cell>
          <table:table-cell table:number-columns-repeated="16373"/>
        </table:table-row>
        <table:table-row table:style-name="ro1">
          <table:table-cell office:value-type="float" office:value="2.25366E+16" table:style-name="ce2">
            <text:p>2.25E+16</text:p>
          </table:table-cell>
          <table:table-cell office:value-type="float" office:value="1.93562E+31" table:style-name="ce2">
            <text:p>1.94E+31</text:p>
          </table:table-cell>
          <table:table-cell office:value-type="float" office:value="1173900000000000" table:style-name="ce2">
            <text:p>1.17E+15</text:p>
          </table:table-cell>
          <table:table-cell office:value-type="float" office:value="9.4247300000000005E+21" table:style-name="ce2">
            <text:p>9.42E+21</text:p>
          </table:table-cell>
          <table:table-cell office:value-type="float" office:value="1.6573899999999999E+26" table:style-name="ce2">
            <text:p>1.66E+26</text:p>
          </table:table-cell>
          <table:table-cell office:value-type="float" office:value="4.3991200000000001E+30" table:style-name="ce2">
            <text:p>4.40E+30</text:p>
          </table:table-cell>
          <table:table-cell office:value-type="float" office:value="8.7955900000000004E+38" table:style-name="ce2">
            <text:p>8.80E+38</text:p>
          </table:table-cell>
          <table:table-cell office:value-type="float" office:value="5.44287E+19" table:style-name="ce2">
            <text:p>5.44E+19</text:p>
          </table:table-cell>
          <table:table-cell office:value-type="float" office:value="1.6433500000000001E+35" table:style-name="ce2">
            <text:p>1.64E+35</text:p>
          </table:table-cell>
          <table:table-cell office:value-type="float" office:value="2.3440799999999999E+25" table:style-name="ce2">
            <text:p>2.34E+25</text:p>
          </table:table-cell>
          <table:table-cell office:value-type="float" office:value="8.7972335875550925E+37" table:formula="of:=AVERAGE([.A354:.J354])" table:style-name="ce2">
            <text:p>8.80E+37</text:p>
          </table:table-cell>
          <table:table-cell table:number-columns-repeated="16373"/>
        </table:table-row>
        <table:table-row table:style-name="ro1">
          <table:table-cell office:value-type="float" office:value="19874200000000" table:style-name="ce2">
            <text:p>1.99E+13</text:p>
          </table:table-cell>
          <table:table-cell office:value-type="float" office:value="7.4181400000000001E+27" table:style-name="ce2">
            <text:p>7.42E+27</text:p>
          </table:table-cell>
          <table:table-cell office:value-type="float" office:value="9.4533600000000005E+21" table:style-name="ce2">
            <text:p>9.45E+21</text:p>
          </table:table-cell>
          <table:table-cell office:value-type="float" office:value="5.05089E+36" table:style-name="ce2">
            <text:p>5.05E+36</text:p>
          </table:table-cell>
          <table:table-cell office:value-type="float" office:value="5.0218E+17" table:style-name="ce2">
            <text:p>5.02E+17</text:p>
          </table:table-cell>
          <table:table-cell office:value-type="float" office:value="4.18091E+32" table:style-name="ce2">
            <text:p>4.18E+32</text:p>
          </table:table-cell>
          <table:table-cell office:value-type="float" office:value="1.4604000000000001E+45" table:style-name="ce2">
            <text:p>1.46E+45</text:p>
          </table:table-cell>
          <table:table-cell office:value-type="float" office:value="2.1114699999999999E+26" table:style-name="ce2">
            <text:p>2.11E+26</text:p>
          </table:table-cell>
          <table:table-cell office:value-type="float" office:value="1.12937E+25" table:style-name="ce2">
            <text:p>1.13E+25</text:p>
          </table:table-cell>
          <table:table-cell office:value-type="float" office:value="2.0925500000000001E+23" table:style-name="ce2">
            <text:p>2.09E+23</text:p>
          </table:table-cell>
          <table:table-cell office:value-type="float" office:value="1.4604000050513083E+44" table:formula="of:=AVERAGE([.A355:.J355])" table:style-name="ce2">
            <text:p>1.46E+44</text:p>
          </table:table-cell>
          <table:table-cell table:number-columns-repeated="16373"/>
        </table:table-row>
        <table:table-row table:style-name="ro1">
          <table:table-cell office:value-type="float" office:value="641129000000000" table:style-name="ce2">
            <text:p>6.41E+14</text:p>
          </table:table-cell>
          <table:table-cell office:value-type="float" office:value="2.1091999999999998E+31" table:style-name="ce2">
            <text:p>2.11E+31</text:p>
          </table:table-cell>
          <table:table-cell office:value-type="float" office:value="3.43135E+16" table:style-name="ce2">
            <text:p>3.43E+16</text:p>
          </table:table-cell>
          <table:table-cell office:value-type="float" office:value="2.5081899999999999E+40" table:style-name="ce2">
            <text:p>2.51E+40</text:p>
          </table:table-cell>
          <table:table-cell office:value-type="float" office:value="3.94467E+17" table:style-name="ce2">
            <text:p>3.94E+17</text:p>
          </table:table-cell>
          <table:table-cell office:value-type="float" office:value="2.0570600000000001E+48" table:style-name="ce2">
            <text:p>2.06E+48</text:p>
          </table:table-cell>
          <table:table-cell office:value-type="float" office:value="2.9460900000000001E+52" table:style-name="ce2">
            <text:p>2.95E+52</text:p>
          </table:table-cell>
          <table:table-cell office:value-type="float" office:value="8.91573E+19" table:style-name="ce2">
            <text:p>8.92E+19</text:p>
          </table:table-cell>
          <table:table-cell office:value-type="float" office:value="8.8788800000000001E+24" table:style-name="ce2">
            <text:p>8.88E+24</text:p>
          </table:table-cell>
          <table:table-cell office:value-type="float" office:value="2.612E+21" table:style-name="ce2">
            <text:p>2.61E+21</text:p>
          </table:table-cell>
          <table:table-cell office:value-type="float" office:value="2.9462957060025083E+51" table:formula="of:=AVERAGE([.A356:.J356])" table:style-name="ce2">
            <text:p>2.95E+51</text:p>
          </table:table-cell>
          <table:table-cell table:number-columns-repeated="16373"/>
        </table:table-row>
        <table:table-row table:style-name="ro1">
          <table:table-cell office:value-type="float" office:value="4.66756E+19" table:style-name="ce2">
            <text:p>4.67E+19</text:p>
          </table:table-cell>
          <table:table-cell office:value-type="float" office:value="5.29056E+28" table:style-name="ce2">
            <text:p>5.29E+28</text:p>
          </table:table-cell>
          <table:table-cell office:value-type="float" office:value="3214000000000000" table:style-name="ce2">
            <text:p>3.21E+15</text:p>
          </table:table-cell>
          <table:table-cell office:value-type="float" office:value="1.1813600000000001E+24" table:style-name="ce2">
            <text:p>1.18E+24</text:p>
          </table:table-cell>
          <table:table-cell office:value-type="float" office:value="1.50179E+18" table:style-name="ce2">
            <text:p>1.50E+18</text:p>
          </table:table-cell>
          <table:table-cell office:value-type="float" office:value="5.2943600000000002E+23" table:style-name="ce2">
            <text:p>5.29E+23</text:p>
          </table:table-cell>
          <table:table-cell office:value-type="float" office:value="1.4604000000000001E+45" table:style-name="ce2">
            <text:p>1.46E+45</text:p>
          </table:table-cell>
          <table:table-cell office:value-type="float" office:value="1.71787E+17" table:style-name="ce2">
            <text:p>1.72E+17</text:p>
          </table:table-cell>
          <table:table-cell office:value-type="float" office:value="8.3986500000000004E+24" table:style-name="ce2">
            <text:p>8.40E+24</text:p>
          </table:table-cell>
          <table:table-cell office:value-type="float" office:value="2.5621100000000001E+23" table:style-name="ce2">
            <text:p>2.56E+23</text:p>
          </table:table-cell>
          <table:table-cell office:value-type="float" office:value="1.4604000000000002E+44" table:formula="of:=AVERAGE([.A357:.J357])" table:style-name="ce2">
            <text:p>1.46E+44</text:p>
          </table:table-cell>
          <table:table-cell table:number-columns-repeated="16373"/>
        </table:table-row>
        <table:table-row table:style-name="ro1">
          <table:table-cell office:value-type="float" office:value="373384000000000" table:style-name="ce2">
            <text:p>3.73E+14</text:p>
          </table:table-cell>
          <table:table-cell office:value-type="float" office:value="1.2303E+27" table:style-name="ce2">
            <text:p>1.23E+27</text:p>
          </table:table-cell>
          <table:table-cell office:value-type="float" office:value="8802330000000000" table:style-name="ce2">
            <text:p>8.80E+15</text:p>
          </table:table-cell>
          <table:table-cell office:value-type="float" office:value="2.08094E+20" table:style-name="ce2">
            <text:p>2.08E+20</text:p>
          </table:table-cell>
          <table:table-cell office:value-type="float" office:value="2.4359499999999998E+28" table:style-name="ce2">
            <text:p>2.44E+28</text:p>
          </table:table-cell>
          <table:table-cell office:value-type="float" office:value="1.2903899999999999E+29" table:style-name="ce2">
            <text:p>1.29E+29</text:p>
          </table:table-cell>
          <table:table-cell office:value-type="float" office:value="8.7239599999999999E+38" table:style-name="ce2">
            <text:p>8.72E+38</text:p>
          </table:table-cell>
          <table:table-cell office:value-type="float" office:value="1.02229E+20" table:style-name="ce2">
            <text:p>1.02E+20</text:p>
          </table:table-cell>
          <table:table-cell office:value-type="float" office:value="2.97715E+22" table:style-name="ce2">
            <text:p>2.98E+22</text:p>
          </table:table-cell>
          <table:table-cell office:value-type="float" office:value="1.3869199999999999E+22" table:style-name="ce2">
            <text:p>1.39E+22</text:p>
          </table:table-cell>
          <table:table-cell office:value-type="float" office:value="8.7239600015462893E+37" table:formula="of:=AVERAGE([.A358:.J358])" table:style-name="ce2">
            <text:p>8.72E+37</text:p>
          </table:table-cell>
          <table:table-cell table:number-columns-repeated="16373"/>
        </table:table-row>
        <table:table-row table:style-name="ro1">
          <table:table-cell office:value-type="float" office:value="7.13202E+17" table:style-name="ce2">
            <text:p>7.13E+17</text:p>
          </table:table-cell>
          <table:table-cell office:value-type="float" office:value="6.18865E+29" table:style-name="ce2">
            <text:p>6.19E+29</text:p>
          </table:table-cell>
          <table:table-cell office:value-type="float" office:value="52846400000000" table:style-name="ce2">
            <text:p>5.28E+13</text:p>
          </table:table-cell>
          <table:table-cell office:value-type="float" office:value="1.7599800000000001E+21" table:style-name="ce2">
            <text:p>1.76E+21</text:p>
          </table:table-cell>
          <table:table-cell office:value-type="float" office:value="2.5608699999999999E+35" table:style-name="ce2">
            <text:p>2.56E+35</text:p>
          </table:table-cell>
          <table:table-cell office:value-type="float" office:value="1.5251300000000001E+34" table:style-name="ce2">
            <text:p>1.53E+34</text:p>
          </table:table-cell>
          <table:table-cell office:value-type="float" office:value="6.5146700000000002E+36" table:style-name="ce2">
            <text:p>6.51E+36</text:p>
          </table:table-cell>
          <table:table-cell office:value-type="float" office:value="1.67897E+24" table:style-name="ce2">
            <text:p>1.68E+24</text:p>
          </table:table-cell>
          <table:table-cell office:value-type="float" office:value="8.7419700000000003E+24" table:style-name="ce2">
            <text:p>8.74E+24</text:p>
          </table:table-cell>
          <table:table-cell office:value-type="float" office:value="5.7438199999999997E+23" table:style-name="ce2">
            <text:p>5.74E+23</text:p>
          </table:table-cell>
          <table:table-cell office:value-type="float" office:value="6.7860089188759981E+35" table:formula="of:=AVERAGE([.A359:.J359])" table:style-name="ce2">
            <text:p>6.79E+35</text:p>
          </table:table-cell>
          <table:table-cell table:number-columns-repeated="16373"/>
        </table:table-row>
        <table:table-row table:style-name="ro1">
          <table:table-cell office:value-type="float" office:value="5.65227E+17" table:style-name="ce2">
            <text:p>5.65E+17</text:p>
          </table:table-cell>
          <table:table-cell office:value-type="float" office:value="2.4606E+27" table:style-name="ce2">
            <text:p>2.46E+27</text:p>
          </table:table-cell>
          <table:table-cell office:value-type="float" office:value="1943160000000000" table:style-name="ce2">
            <text:p>1.94E+15</text:p>
          </table:table-cell>
          <table:table-cell office:value-type="float" office:value="1.5906699999999999E+22" table:style-name="ce2">
            <text:p>1.59E+22</text:p>
          </table:table-cell>
          <table:table-cell office:value-type="float" office:value="6.7325800000000001E+25" table:style-name="ce2">
            <text:p>6.73E+25</text:p>
          </table:table-cell>
          <table:table-cell office:value-type="float" office:value="5.0570600000000002E+30" table:style-name="ce2">
            <text:p>5.06E+30</text:p>
          </table:table-cell>
          <table:table-cell office:value-type="float" office:value="3.4785200000000002E+36" table:style-name="ce2">
            <text:p>3.48E+36</text:p>
          </table:table-cell>
          <table:table-cell office:value-type="float" office:value="4.79693E+19" table:style-name="ce2">
            <text:p>4.80E+19</text:p>
          </table:table-cell>
          <table:table-cell office:value-type="float" office:value="3.3089200000000003E+21" table:style-name="ce2">
            <text:p>3.31E+21</text:p>
          </table:table-cell>
          <table:table-cell office:value-type="float" office:value="7.5502799999999999E+23" table:style-name="ce2">
            <text:p>7.55E+23</text:p>
          </table:table-cell>
          <table:table-cell office:value-type="float" office:value="3.4785250595887003E+35" table:formula="of:=AVERAGE([.A360:.J360])" table:style-name="ce2">
            <text:p>3.48E+35</text:p>
          </table:table-cell>
          <table:table-cell table:number-columns-repeated="16373"/>
        </table:table-row>
        <table:table-row table:style-name="ro1">
          <table:table-cell office:value-type="float" office:value="2.99371E+16" table:style-name="ce2">
            <text:p>2.99E+16</text:p>
          </table:table-cell>
          <table:table-cell office:value-type="float" office:value="1.87145E+31" table:style-name="ce2">
            <text:p>1.87E+31</text:p>
          </table:table-cell>
          <table:table-cell office:value-type="float" office:value="161353000000000" table:style-name="ce2">
            <text:p>1.61E+14</text:p>
          </table:table-cell>
          <table:table-cell office:value-type="float" office:value="1.2628400000000001E+24" table:style-name="ce2">
            <text:p>1.26E+24</text:p>
          </table:table-cell>
          <table:table-cell office:value-type="float" office:value="4.7930700000000002E+26" table:style-name="ce2">
            <text:p>4.79E+26</text:p>
          </table:table-cell>
          <table:table-cell office:value-type="float" office:value="5.7592E+46" table:style-name="ce2">
            <text:p>5.76E+46</text:p>
          </table:table-cell>
          <table:table-cell office:value-type="float" office:value="2.1151200000000001E+41" table:style-name="ce2">
            <text:p>2.12E+41</text:p>
          </table:table-cell>
          <table:table-cell office:value-type="float" office:value="1.154E+23" table:style-name="ce2">
            <text:p>1.15E+23</text:p>
          </table:table-cell>
          <table:table-cell office:value-type="float" office:value="1.7038099999999999E+35" table:style-name="ce2">
            <text:p>1.70E+35</text:p>
          </table:table-cell>
          <table:table-cell office:value-type="float" office:value="2.43527E+25" table:style-name="ce2">
            <text:p>2.44E+25</text:p>
          </table:table-cell>
          <table:table-cell office:value-type="float" office:value="5.7592211512170401E+45" table:formula="of:=AVERAGE([.A361:.J361])" table:style-name="ce2">
            <text:p>5.76E+45</text:p>
          </table:table-cell>
          <table:table-cell table:number-columns-repeated="16373"/>
        </table:table-row>
        <table:table-row table:style-name="ro1">
          <table:table-cell office:value-type="float" office:value="1.08247E+18" table:style-name="ce2">
            <text:p>1.08E+18</text:p>
          </table:table-cell>
          <table:table-cell office:value-type="float" office:value="1.46091E+32" table:style-name="ce2">
            <text:p>1.46E+32</text:p>
          </table:table-cell>
          <table:table-cell office:value-type="float" office:value="6.4931000000000007E+20" table:style-name="ce2">
            <text:p>6.49E+20</text:p>
          </table:table-cell>
          <table:table-cell office:value-type="float" office:value="1.3200199999999999E+21" table:style-name="ce2">
            <text:p>1.32E+21</text:p>
          </table:table-cell>
          <table:table-cell office:value-type="float" office:value="1.29882E+37" table:style-name="ce2">
            <text:p>1.30E+37</text:p>
          </table:table-cell>
          <table:table-cell office:value-type="float" office:value="2.4882299999999999E+30" table:style-name="ce2">
            <text:p>2.49E+30</text:p>
          </table:table-cell>
          <table:table-cell office:value-type="float" office:value="1.4675300000000001E+39" table:style-name="ce2">
            <text:p>1.47E+39</text:p>
          </table:table-cell>
          <table:table-cell office:value-type="float" office:value="4.78993E+19" table:style-name="ce2">
            <text:p>4.79E+19</text:p>
          </table:table-cell>
          <table:table-cell office:value-type="float" office:value="1.54274E+45" table:style-name="ce2">
            <text:p>1.54E+45</text:p>
          </table:table-cell>
          <table:table-cell office:value-type="float" office:value="3.9420999999999999E+21" table:style-name="ce2">
            <text:p>3.94E+21</text:p>
          </table:table-cell>
          <table:table-cell office:value-type="float" office:value="1.5427414805183486E+44" table:formula="of:=AVERAGE([.A362:.J362])" table:style-name="ce2">
            <text:p>1.54E+44</text:p>
          </table:table-cell>
          <table:table-cell table:number-columns-repeated="16373"/>
        </table:table-row>
        <table:table-row table:style-name="ro1">
          <table:table-cell office:value-type="float" office:value="4.2944E+16" table:style-name="ce2">
            <text:p>4.29E+16</text:p>
          </table:table-cell>
          <table:table-cell office:value-type="float" office:value="1.2626300000000001E+31" table:style-name="ce2">
            <text:p>1.26E+31</text:p>
          </table:table-cell>
          <table:table-cell office:value-type="float" office:value="34196300000000" table:style-name="ce2">
            <text:p>3.42E+13</text:p>
          </table:table-cell>
          <table:table-cell office:value-type="float" office:value="9.1517700000000005E+21" table:style-name="ce2">
            <text:p>9.15E+21</text:p>
          </table:table-cell>
          <table:table-cell office:value-type="float" office:value="2.5491700000000001E+32" table:style-name="ce2">
            <text:p>2.55E+32</text:p>
          </table:table-cell>
          <table:table-cell office:value-type="float" office:value="1.2906499999999999E+29" table:style-name="ce2">
            <text:p>1.29E+29</text:p>
          </table:table-cell>
          <table:table-cell office:value-type="float" office:value="2.2141899999999999E+50" table:style-name="ce2">
            <text:p>2.21E+50</text:p>
          </table:table-cell>
          <table:table-cell office:value-type="float" office:value="1.5513999999999999E+22" table:style-name="ce2">
            <text:p>1.55E+22</text:p>
          </table:table-cell>
          <table:table-cell office:value-type="float" office:value="4.5932700000000002E+38" table:style-name="ce2">
            <text:p>4.59E+38</text:p>
          </table:table-cell>
          <table:table-cell office:value-type="float" office:value="7.5066400000000007E+23" table:style-name="ce2">
            <text:p>7.51E+23</text:p>
          </table:table-cell>
          <table:table-cell office:value-type="float" office:value="2.2141900000045932E+49" table:formula="of:=AVERAGE([.A363:.J363])" table:style-name="ce2">
            <text:p>2.21E+49</text:p>
          </table:table-cell>
          <table:table-cell table:number-columns-repeated="16373"/>
        </table:table-row>
        <table:table-row table:style-name="ro1">
          <table:table-cell office:value-type="float" office:value="9.0175900000000003E+20" table:style-name="ce2">
            <text:p>9.02E+20</text:p>
          </table:table-cell>
          <table:table-cell office:value-type="float" office:value="4.5624000000000002E+27" table:style-name="ce2">
            <text:p>4.56E+27</text:p>
          </table:table-cell>
          <table:table-cell office:value-type="float" office:value="2825130000000000" table:style-name="ce2">
            <text:p>2.83E+15</text:p>
          </table:table-cell>
          <table:table-cell office:value-type="float" office:value="1.27664E+22" table:style-name="ce2">
            <text:p>1.28E+22</text:p>
          </table:table-cell>
          <table:table-cell office:value-type="float" office:value="1.61425E+26" table:style-name="ce2">
            <text:p>1.61E+26</text:p>
          </table:table-cell>
          <table:table-cell office:value-type="float" office:value="2.8869300000000001E+24" table:style-name="ce2">
            <text:p>2.89E+24</text:p>
          </table:table-cell>
          <table:table-cell office:value-type="float" office:value="3.4625399999999999E+36" table:style-name="ce2">
            <text:p>3.46E+36</text:p>
          </table:table-cell>
          <table:table-cell office:value-type="float" office:value="4.14617E+19" table:style-name="ce2">
            <text:p>4.15E+19</text:p>
          </table:table-cell>
          <table:table-cell office:value-type="float" office:value="3.1254899999999999E+23" table:style-name="ce2">
            <text:p>3.13E+23</text:p>
          </table:table-cell>
          <table:table-cell office:value-type="float" office:value="6.3196900000000004E+23" table:style-name="ce2">
            <text:p>6.32E+23</text:p>
          </table:table-cell>
          <table:table-cell office:value-type="float" office:value="3.4625400047276702E+35" table:formula="of:=AVERAGE([.A364:.J364])" table:style-name="ce2">
            <text:p>3.46E+35</text:p>
          </table:table-cell>
          <table:table-cell table:number-columns-repeated="16373"/>
        </table:table-row>
        <table:table-row table:style-name="ro1">
          <table:table-cell office:value-type="float" office:value="2.49678E+19" table:style-name="ce2">
            <text:p>2.50E+19</text:p>
          </table:table-cell>
          <table:table-cell office:value-type="float" office:value="1.9091399999999999E+31" table:style-name="ce2">
            <text:p>1.91E+31</text:p>
          </table:table-cell>
          <table:table-cell office:value-type="float" office:value="1.33284E+19" table:style-name="ce2">
            <text:p>1.33E+19</text:p>
          </table:table-cell>
          <table:table-cell office:value-type="float" office:value="2.72057E+20" table:style-name="ce2">
            <text:p>2.72E+20</text:p>
          </table:table-cell>
          <table:table-cell office:value-type="float" office:value="4.9651600000000002E+30" table:style-name="ce2">
            <text:p>4.97E+30</text:p>
          </table:table-cell>
          <table:table-cell office:value-type="float" office:value="5.0737700000000003E+43" table:style-name="ce2">
            <text:p>5.07E+43</text:p>
          </table:table-cell>
          <table:table-cell office:value-type="float" office:value="9.3768500000000005E+39" table:style-name="ce2">
            <text:p>9.38E+39</text:p>
          </table:table-cell>
          <table:table-cell office:value-type="float" office:value="2.02106E+22" table:style-name="ce2">
            <text:p>2.02E+22</text:p>
          </table:table-cell>
          <table:table-cell office:value-type="float" office:value="5.8737699999999999E+21" table:style-name="ce2">
            <text:p>5.87E+21</text:p>
          </table:table-cell>
          <table:table-cell office:value-type="float" office:value="2.3592600000000002E+25" table:style-name="ce2">
            <text:p>2.36E+25</text:p>
          </table:table-cell>
          <table:table-cell office:value-type="float" office:value="5.0747076850024063E+42" table:formula="of:=AVERAGE([.A365:.J365])" table:style-name="ce2">
            <text:p>5.07E+42</text:p>
          </table:table-cell>
          <table:table-cell table:number-columns-repeated="16373"/>
        </table:table-row>
        <table:table-row table:style-name="ro1">
          <table:table-cell office:value-type="float" office:value="1.07058E+17" table:style-name="ce2">
            <text:p>1.07E+17</text:p>
          </table:table-cell>
          <table:table-cell office:value-type="float" office:value="1.54817E+32" table:style-name="ce2">
            <text:p>1.55E+32</text:p>
          </table:table-cell>
          <table:table-cell office:value-type="float" office:value="33283900000000" table:style-name="ce2">
            <text:p>3.33E+13</text:p>
          </table:table-cell>
          <table:table-cell office:value-type="float" office:value="2.1760799999999999E+22" table:style-name="ce2">
            <text:p>2.18E+22</text:p>
          </table:table-cell>
          <table:table-cell office:value-type="float" office:value="1.51267E+29" table:style-name="ce2">
            <text:p>1.51E+29</text:p>
          </table:table-cell>
          <table:table-cell office:value-type="float" office:value="4.9361099999999998E+30" table:style-name="ce2">
            <text:p>4.94E+30</text:p>
          </table:table-cell>
          <table:table-cell office:value-type="float" office:value="8.7840799999999996E+39" table:style-name="ce2">
            <text:p>8.78E+39</text:p>
          </table:table-cell>
          <table:table-cell office:value-type="float" office:value="4.78627E+19" table:style-name="ce2">
            <text:p>4.79E+19</text:p>
          </table:table-cell>
          <table:table-cell office:value-type="float" office:value="8.6862100000000004E+24" table:style-name="ce2">
            <text:p>8.69E+24</text:p>
          </table:table-cell>
          <table:table-cell office:value-type="float" office:value="6.5624999999999997E+23" table:style-name="ce2">
            <text:p>6.56E+23</text:p>
          </table:table-cell>
          <table:table-cell office:value-type="float" office:value="8.7840801599043862E+38" table:formula="of:=AVERAGE([.A366:.J366])" table:style-name="ce2">
            <text:p>8.78E+38</text:p>
          </table:table-cell>
          <table:table-cell table:number-columns-repeated="16373"/>
        </table:table-row>
        <table:table-row table:style-name="ro1">
          <table:table-cell office:value-type="float" office:value="6.3234199999999996E+23" table:style-name="ce2">
            <text:p>6.32E+23</text:p>
          </table:table-cell>
          <table:table-cell office:value-type="float" office:value="1.27008E+32" table:style-name="ce2">
            <text:p>1.27E+32</text:p>
          </table:table-cell>
          <table:table-cell office:value-type="float" office:value="1.2398799999999999E+22" table:style-name="ce2">
            <text:p>1.24E+22</text:p>
          </table:table-cell>
          <table:table-cell office:value-type="float" office:value="6.6941299999999997E+20" table:style-name="ce2">
            <text:p>6.69E+20</text:p>
          </table:table-cell>
          <table:table-cell office:value-type="float" office:value="1.6773100000000001E+26" table:style-name="ce2">
            <text:p>1.68E+26</text:p>
          </table:table-cell>
          <table:table-cell office:value-type="float" office:value="6.4070299999999997E+24" table:style-name="ce2">
            <text:p>6.41E+24</text:p>
          </table:table-cell>
          <table:table-cell office:value-type="float" office:value="1.21991E+56" table:style-name="ce2">
            <text:p>1.22E+56</text:p>
          </table:table-cell>
          <table:table-cell office:value-type="float" office:value="3.8944499999999997E+23" table:style-name="ce2">
            <text:p>3.89E+23</text:p>
          </table:table-cell>
          <table:table-cell office:value-type="float" office:value="1.28801E+23" table:style-name="ce2">
            <text:p>1.29E+23</text:p>
          </table:table-cell>
          <table:table-cell office:value-type="float" office:value="7.9681000000000004E+21" table:style-name="ce2">
            <text:p>7.97E+21</text:p>
          </table:table-cell>
          <table:table-cell office:value-type="float" office:value="1.21991E+55" table:formula="of:=AVERAGE([.A367:.J367])" table:style-name="ce2">
            <text:p>1.22E+55</text:p>
          </table:table-cell>
          <table:table-cell table:number-columns-repeated="16373"/>
        </table:table-row>
        <table:table-row table:style-name="ro1">
          <table:table-cell office:value-type="float" office:value="5.38158E+19" table:style-name="ce2">
            <text:p>5.38E+19</text:p>
          </table:table-cell>
          <table:table-cell office:value-type="float" office:value="1.26919E+32" table:style-name="ce2">
            <text:p>1.27E+32</text:p>
          </table:table-cell>
          <table:table-cell office:value-type="float" office:value="210528000000000" table:style-name="ce2">
            <text:p>2.11E+14</text:p>
          </table:table-cell>
          <table:table-cell office:value-type="float" office:value="6.7105000000000004E+21" table:style-name="ce2">
            <text:p>6.71E+21</text:p>
          </table:table-cell>
          <table:table-cell office:value-type="float" office:value="3.17839E+35" table:style-name="ce2">
            <text:p>3.18E+35</text:p>
          </table:table-cell>
          <table:table-cell office:value-type="float" office:value="9.5289199999999994E+23" table:style-name="ce2">
            <text:p>9.53E+23</text:p>
          </table:table-cell>
          <table:table-cell office:value-type="float" office:value="2.9460900000000001E+52" table:style-name="ce2">
            <text:p>2.95E+52</text:p>
          </table:table-cell>
          <table:table-cell office:value-type="float" office:value="1.43983E+17" table:style-name="ce2">
            <text:p>1.44E+17</text:p>
          </table:table-cell>
          <table:table-cell office:value-type="float" office:value="1.3860000000000001E+23" table:style-name="ce2">
            <text:p>1.39E+23</text:p>
          </table:table-cell>
          <table:table-cell office:value-type="float" office:value="4.0631700000000002E+21" table:style-name="ce2">
            <text:p>4.06E+21</text:p>
          </table:table-cell>
          <table:table-cell office:value-type="float" office:value="2.9460900000000002E+51" table:formula="of:=AVERAGE([.A368:.J368])" table:style-name="ce2">
            <text:p>2.95E+51</text:p>
          </table:table-cell>
          <table:table-cell table:number-columns-repeated="16373"/>
        </table:table-row>
        <table:table-row table:style-name="ro1">
          <table:table-cell office:value-type="float" office:value="1.34675E+16" table:style-name="ce2">
            <text:p>1.35E+16</text:p>
          </table:table-cell>
          <table:table-cell office:value-type="float" office:value="1.36196E+32" table:style-name="ce2">
            <text:p>1.36E+32</text:p>
          </table:table-cell>
          <table:table-cell office:value-type="float" office:value="7.87095E+18" table:style-name="ce2">
            <text:p>7.87E+18</text:p>
          </table:table-cell>
          <table:table-cell office:value-type="float" office:value="4.7139500000000002E+22" table:style-name="ce2">
            <text:p>4.71E+22</text:p>
          </table:table-cell>
          <table:table-cell office:value-type="float" office:value="1.74962E+29" table:style-name="ce2">
            <text:p>1.75E+29</text:p>
          </table:table-cell>
          <table:table-cell office:value-type="float" office:value="1.26837E+41" table:style-name="ce2">
            <text:p>1.27E+41</text:p>
          </table:table-cell>
          <table:table-cell office:value-type="float" office:value="9.5682800000000004E+39" table:style-name="ce2">
            <text:p>9.57E+39</text:p>
          </table:table-cell>
          <table:table-cell office:value-type="float" office:value="1.5555299999999999E+21" table:style-name="ce2">
            <text:p>1.56E+21</text:p>
          </table:table-cell>
          <table:table-cell office:value-type="float" office:value="2.4975099999999998E+35" table:style-name="ce2">
            <text:p>2.50E+35</text:p>
          </table:table-cell>
          <table:table-cell office:value-type="float" office:value="3.83816E+21" table:style-name="ce2">
            <text:p>3.84E+21</text:p>
          </table:table-cell>
          <table:table-cell office:value-type="float" office:value="1.3640552988737094E+40" table:formula="of:=AVERAGE([.A369:.J369])" table:style-name="ce2">
            <text:p>1.36E+40</text:p>
          </table:table-cell>
          <table:table-cell table:number-columns-repeated="16373"/>
        </table:table-row>
        <table:table-row table:style-name="ro1">
          <table:table-cell office:value-type="float" office:value="297828000000000" table:style-name="ce2">
            <text:p>2.98E+14</text:p>
          </table:table-cell>
          <table:table-cell office:value-type="float" office:value="1.3532899999999999E+32" table:style-name="ce2">
            <text:p>1.35E+32</text:p>
          </table:table-cell>
          <table:table-cell office:value-type="float" office:value="549415000000000" table:style-name="ce2">
            <text:p>5.49E+14</text:p>
          </table:table-cell>
          <table:table-cell office:value-type="float" office:value="1.7715900000000001E+28" table:style-name="ce2">
            <text:p>1.77E+28</text:p>
          </table:table-cell>
          <table:table-cell office:value-type="float" office:value="6.0437400000000001E+30" table:style-name="ce2">
            <text:p>6.04E+30</text:p>
          </table:table-cell>
          <table:table-cell office:value-type="float" office:value="1.0085400000000001E+25" table:style-name="ce2">
            <text:p>1.01E+25</text:p>
          </table:table-cell>
          <table:table-cell office:value-type="float" office:value="3.8882500000000001E+43" table:style-name="ce2">
            <text:p>3.89E+43</text:p>
          </table:table-cell>
          <table:table-cell office:value-type="float" office:value="6.65884E+18" table:style-name="ce2">
            <text:p>6.66E+18</text:p>
          </table:table-cell>
          <table:table-cell office:value-type="float" office:value="1.0297700000000001E+25" table:style-name="ce2">
            <text:p>1.03E+25</text:p>
          </table:table-cell>
          <table:table-cell office:value-type="float" office:value="1.7385199999999998E+23" table:style-name="ce2">
            <text:p>1.74E+23</text:p>
          </table:table-cell>
          <table:table-cell office:value-type="float" office:value="3.8882500000141391E+42" table:formula="of:=AVERAGE([.A370:.J370])" table:style-name="ce2">
            <text:p>3.89E+42</text:p>
          </table:table-cell>
          <table:table-cell table:number-columns-repeated="16373"/>
        </table:table-row>
        <table:table-row table:style-name="ro1">
          <table:table-cell office:value-type="float" office:value="3.56532E+20" table:style-name="ce2">
            <text:p>3.57E+20</text:p>
          </table:table-cell>
          <table:table-cell office:value-type="float" office:value="5.0428199999999996E+28" table:style-name="ce2">
            <text:p>5.04E+28</text:p>
          </table:table-cell>
          <table:table-cell office:value-type="float" office:value="2.42541E+18" table:style-name="ce2">
            <text:p>2.43E+18</text:p>
          </table:table-cell>
          <table:table-cell office:value-type="float" office:value="6.8578099999999997E+21" table:style-name="ce2">
            <text:p>6.86E+21</text:p>
          </table:table-cell>
          <table:table-cell office:value-type="float" office:value="3.68055E+19" table:style-name="ce2">
            <text:p>3.68E+19</text:p>
          </table:table-cell>
          <table:table-cell office:value-type="float" office:value="9.5643700000000004E+27" table:style-name="ce2">
            <text:p>9.56E+27</text:p>
          </table:table-cell>
          <table:table-cell office:value-type="float" office:value="3.5952800000000001E+51" table:style-name="ce2">
            <text:p>3.60E+51</text:p>
          </table:table-cell>
          <table:table-cell office:value-type="float" office:value="1.04782E+26" table:style-name="ce2">
            <text:p>1.05E+26</text:p>
          </table:table-cell>
          <table:table-cell office:value-type="float" office:value="9.57712E+19" table:style-name="ce2">
            <text:p>9.58E+19</text:p>
          </table:table-cell>
          <table:table-cell office:value-type="float" office:value="2.0591699999999999E+21" table:style-name="ce2">
            <text:p>2.06E+21</text:p>
          </table:table-cell>
          <table:table-cell office:value-type="float" office:value="3.5952800000000001E+50" table:formula="of:=AVERAGE([.A371:.J371])" table:style-name="ce2">
            <text:p>3.60E+50</text:p>
          </table:table-cell>
          <table:table-cell table:number-columns-repeated="16373"/>
        </table:table-row>
        <table:table-row table:style-name="ro1">
          <table:table-cell office:value-type="float" office:value="1.69632E+16" table:style-name="ce2">
            <text:p>1.70E+16</text:p>
          </table:table-cell>
          <table:table-cell office:value-type="float" office:value="1.2212300000000001E+33" table:style-name="ce2">
            <text:p>1.22E+33</text:p>
          </table:table-cell>
          <table:table-cell office:value-type="float" office:value="5.35537E+19" table:style-name="ce2">
            <text:p>5.36E+19</text:p>
          </table:table-cell>
          <table:table-cell office:value-type="float" office:value="1.59816E+21" table:style-name="ce2">
            <text:p>1.60E+21</text:p>
          </table:table-cell>
          <table:table-cell office:value-type="float" office:value="3.20154E+20" table:style-name="ce2">
            <text:p>3.20E+20</text:p>
          </table:table-cell>
          <table:table-cell office:value-type="float" office:value="3.4610200000000002E+40" table:style-name="ce2">
            <text:p>3.46E+40</text:p>
          </table:table-cell>
          <table:table-cell office:value-type="float" office:value="1.6338E+42" table:style-name="ce2">
            <text:p>1.63E+42</text:p>
          </table:table-cell>
          <table:table-cell office:value-type="float" office:value="7.2672199999999993E+20" table:style-name="ce2">
            <text:p>7.27E+20</text:p>
          </table:table-cell>
          <table:table-cell office:value-type="float" office:value="2.27119E+20" table:style-name="ce2">
            <text:p>2.27E+20</text:p>
          </table:table-cell>
          <table:table-cell office:value-type="float" office:value="1.7331600000000001E+23" table:style-name="ce2">
            <text:p>1.73E+23</text:p>
          </table:table-cell>
          <table:table-cell office:value-type="float" office:value="1.6684102012212301E+41" table:formula="of:=AVERAGE([.A372:.J372])" table:style-name="ce2">
            <text:p>1.67E+41</text:p>
          </table:table-cell>
          <table:table-cell table:number-columns-repeated="16373"/>
        </table:table-row>
        <table:table-row table:style-name="ro1">
          <table:table-cell office:value-type="float" office:value="264229000000000" table:style-name="ce2">
            <text:p>2.64E+14</text:p>
          </table:table-cell>
          <table:table-cell office:value-type="float" office:value="1.9109600000000001E+31" table:style-name="ce2">
            <text:p>1.91E+31</text:p>
          </table:table-cell>
          <table:table-cell office:value-type="float" office:value="29690800000000" table:style-name="ce2">
            <text:p>2.97E+13</text:p>
          </table:table-cell>
          <table:table-cell office:value-type="float" office:value="1.4822199999999999E+24" table:style-name="ce2">
            <text:p>1.48E+24</text:p>
          </table:table-cell>
          <table:table-cell office:value-type="float" office:value="3.1822900000000001E+35" table:style-name="ce2">
            <text:p>3.18E+35</text:p>
          </table:table-cell>
          <table:table-cell office:value-type="float" office:value="9.4296799999999995E+23" table:style-name="ce2">
            <text:p>9.43E+23</text:p>
          </table:table-cell>
          <table:table-cell office:value-type="float" office:value="1.4578E+45" table:style-name="ce2">
            <text:p>1.46E+45</text:p>
          </table:table-cell>
          <table:table-cell office:value-type="float" office:value="6.74684E+18" table:style-name="ce2">
            <text:p>6.75E+18</text:p>
          </table:table-cell>
          <table:table-cell office:value-type="float" office:value="9.1746199999999995E+24" table:style-name="ce2">
            <text:p>9.17E+24</text:p>
          </table:table-cell>
          <table:table-cell office:value-type="float" office:value="6.88856E+20" table:style-name="ce2">
            <text:p>6.89E+20</text:p>
          </table:table-cell>
          <table:table-cell office:value-type="float" office:value="1.4578000003182481E+44" table:formula="of:=AVERAGE([.A373:.J373])" table:style-name="ce2">
            <text:p>1.46E+44</text:p>
          </table:table-cell>
          <table:table-cell table:number-columns-repeated="16373"/>
        </table:table-row>
        <table:table-row table:style-name="ro1">
          <table:table-cell office:value-type="float" office:value="3.04059E+19" table:style-name="ce2">
            <text:p>3.04E+19</text:p>
          </table:table-cell>
          <table:table-cell office:value-type="float" office:value="1.9155199999999999E+31" table:style-name="ce2">
            <text:p>1.92E+31</text:p>
          </table:table-cell>
          <table:table-cell office:value-type="float" office:value="1243400000000000" table:style-name="ce2">
            <text:p>1.24E+15</text:p>
          </table:table-cell>
          <table:table-cell office:value-type="float" office:value="1.4099100000000001E+22" table:style-name="ce2">
            <text:p>1.41E+22</text:p>
          </table:table-cell>
          <table:table-cell office:value-type="float" office:value="5.5186800000000002E+26" table:style-name="ce2">
            <text:p>5.52E+26</text:p>
          </table:table-cell>
          <table:table-cell office:value-type="float" office:value="1.55552E+31" table:style-name="ce2">
            <text:p>1.56E+31</text:p>
          </table:table-cell>
          <table:table-cell office:value-type="float" office:value="1.6715999999999999E+45" table:style-name="ce2">
            <text:p>1.67E+45</text:p>
          </table:table-cell>
          <table:table-cell office:value-type="float" office:value="1.99771E+20" table:style-name="ce2">
            <text:p>2.00E+20</text:p>
          </table:table-cell>
          <table:table-cell office:value-type="float" office:value="1.8078100000000001E+32" table:style-name="ce2">
            <text:p>1.81E+32</text:p>
          </table:table-cell>
          <table:table-cell office:value-type="float" office:value="5.8252999999999999E+22" table:style-name="ce2">
            <text:p>5.83E+22</text:p>
          </table:table-cell>
          <table:table-cell office:value-type="float" office:value="1.6716000000002154E+44" table:formula="of:=AVERAGE([.A374:.J374])" table:style-name="ce2">
            <text:p>1.67E+44</text:p>
          </table:table-cell>
          <table:table-cell table:number-columns-repeated="16373"/>
        </table:table-row>
        <table:table-row table:style-name="ro1">
          <table:table-cell office:value-type="float" office:value="2.62027E+16" table:style-name="ce2">
            <text:p>2.62E+16</text:p>
          </table:table-cell>
          <table:table-cell office:value-type="float" office:value="1.2593899999999999E+32" table:style-name="ce2">
            <text:p>1.26E+32</text:p>
          </table:table-cell>
          <table:table-cell office:value-type="float" office:value="9.0869499999999995E+21" table:style-name="ce2">
            <text:p>9.09E+21</text:p>
          </table:table-cell>
          <table:table-cell office:value-type="float" office:value="7.5425500000000003E+20" table:style-name="ce2">
            <text:p>7.54E+20</text:p>
          </table:table-cell>
          <table:table-cell office:value-type="float" office:value="7.1446899999999997E+29" table:style-name="ce2">
            <text:p>7.14E+29</text:p>
          </table:table-cell>
          <table:table-cell office:value-type="float" office:value="6.29342E+25" table:style-name="ce2">
            <text:p>6.29E+25</text:p>
          </table:table-cell>
          <table:table-cell office:value-type="float" office:value="1.3044400000000001E+51" table:style-name="ce2">
            <text:p>1.30E+51</text:p>
          </table:table-cell>
          <table:table-cell office:value-type="float" office:value="3.14892E+18" table:style-name="ce2">
            <text:p>3.15E+18</text:p>
          </table:table-cell>
          <table:table-cell office:value-type="float" office:value="8.4792000000000005E+41" table:style-name="ce2">
            <text:p>8.48E+41</text:p>
          </table:table-cell>
          <table:table-cell office:value-type="float" office:value="5.3675500000000002E+23" table:style-name="ce2">
            <text:p>5.37E+23</text:p>
          </table:table-cell>
          <table:table-cell office:value-type="float" office:value="1.3044400008479202E+50" table:formula="of:=AVERAGE([.A375:.J375])" table:style-name="ce2">
            <text:p>1.30E+50</text:p>
          </table:table-cell>
          <table:table-cell table:number-columns-repeated="16373"/>
        </table:table-row>
        <table:table-row table:style-name="ro1">
          <table:table-cell office:value-type="float" office:value="1.36764E+17" table:style-name="ce2">
            <text:p>1.37E+17</text:p>
          </table:table-cell>
          <table:table-cell office:value-type="float" office:value="6.4164399999999998E+32" table:style-name="ce2">
            <text:p>6.42E+32</text:p>
          </table:table-cell>
          <table:table-cell office:value-type="float" office:value="4.6056199999999999E+21" table:style-name="ce2">
            <text:p>4.61E+21</text:p>
          </table:table-cell>
          <table:table-cell office:value-type="float" office:value="4.84351E+19" table:style-name="ce2">
            <text:p>4.84E+19</text:p>
          </table:table-cell>
          <table:table-cell office:value-type="float" office:value="1.28401E+32" table:style-name="ce2">
            <text:p>1.28E+32</text:p>
          </table:table-cell>
          <table:table-cell office:value-type="float" office:value="1.89269E+43" table:style-name="ce2">
            <text:p>1.89E+43</text:p>
          </table:table-cell>
          <table:table-cell office:value-type="float" office:value="1.7871300000000002E+41" table:style-name="ce2">
            <text:p>1.79E+41</text:p>
          </table:table-cell>
          <table:table-cell office:value-type="float" office:value="1.0863699999999999E+23" table:style-name="ce2">
            <text:p>1.09E+23</text:p>
          </table:table-cell>
          <table:table-cell office:value-type="float" office:value="3.2569499999999996E+32" table:style-name="ce2">
            <text:p>3.26E+32</text:p>
          </table:table-cell>
          <table:table-cell office:value-type="float" office:value="2.3139300000000002E+25" table:style-name="ce2">
            <text:p>2.31E+25</text:p>
          </table:table-cell>
          <table:table-cell office:value-type="float" office:value="1.9105613001095739E+42" table:formula="of:=AVERAGE([.A376:.J376])" table:style-name="ce2">
            <text:p>1.91E+42</text:p>
          </table:table-cell>
          <table:table-cell table:number-columns-repeated="16373"/>
        </table:table-row>
        <table:table-row table:style-name="ro1">
          <table:table-cell office:value-type="float" office:value="1.60934E+16" table:style-name="ce2">
            <text:p>1.61E+16</text:p>
          </table:table-cell>
          <table:table-cell office:value-type="float" office:value="9.9677499999999999E+31" table:style-name="ce2">
            <text:p>9.97E+31</text:p>
          </table:table-cell>
          <table:table-cell office:value-type="float" office:value="7.7103500000000003E+20" table:style-name="ce2">
            <text:p>7.71E+20</text:p>
          </table:table-cell>
          <table:table-cell office:value-type="float" office:value="2.8107200000000002E+37" table:style-name="ce2">
            <text:p>2.81E+37</text:p>
          </table:table-cell>
          <table:table-cell office:value-type="float" office:value="6.2119E+17" table:style-name="ce2">
            <text:p>6.21E+17</text:p>
          </table:table-cell>
          <table:table-cell office:value-type="float" office:value="2.8934700000000001E+23" table:style-name="ce2">
            <text:p>2.89E+23</text:p>
          </table:table-cell>
          <table:table-cell office:value-type="float" office:value="3.87578E+49" table:style-name="ce2">
            <text:p>3.88E+49</text:p>
          </table:table-cell>
          <table:table-cell office:value-type="float" office:value="5.0188899999999998E+23" table:style-name="ce2">
            <text:p>5.02E+23</text:p>
          </table:table-cell>
          <table:table-cell office:value-type="float" office:value="8.0253500000000005E+24" table:style-name="ce2">
            <text:p>8.03E+24</text:p>
          </table:table-cell>
          <table:table-cell office:value-type="float" office:value="7.9858500000000001E+25" table:style-name="ce2">
            <text:p>7.99E+25</text:p>
          </table:table-cell>
          <table:table-cell office:value-type="float" office:value="3.8757800000028105E+48" table:formula="of:=AVERAGE([.A377:.J377])" table:style-name="ce2">
            <text:p>3.88E+48</text:p>
          </table:table-cell>
          <table:table-cell table:number-columns-repeated="16373"/>
        </table:table-row>
        <table:table-row table:style-name="ro1">
          <table:table-cell office:value-type="float" office:value="318223000000000" table:style-name="ce2">
            <text:p>3.18E+14</text:p>
          </table:table-cell>
          <table:table-cell office:value-type="float" office:value="1.9689E+31" table:style-name="ce2">
            <text:p>1.97E+31</text:p>
          </table:table-cell>
          <table:table-cell office:value-type="float" office:value="1733560000000000" table:style-name="ce2">
            <text:p>1.73E+15</text:p>
          </table:table-cell>
          <table:table-cell office:value-type="float" office:value="4.6646999999999999E+24" table:style-name="ce2">
            <text:p>4.66E+24</text:p>
          </table:table-cell>
          <table:table-cell office:value-type="float" office:value="1.34321E+36" table:style-name="ce2">
            <text:p>1.34E+36</text:p>
          </table:table-cell>
          <table:table-cell office:value-type="float" office:value="2.36105E+48" table:style-name="ce2">
            <text:p>2.36E+48</text:p>
          </table:table-cell>
          <table:table-cell office:value-type="float" office:value="8.1280099999999997E+43" table:style-name="ce2">
            <text:p>8.13E+43</text:p>
          </table:table-cell>
          <table:table-cell office:value-type="float" office:value="2.5920199999999999E+24" table:style-name="ce2">
            <text:p>2.59E+24</text:p>
          </table:table-cell>
          <table:table-cell office:value-type="float" office:value="5.8241400000000001E+21" table:style-name="ce2">
            <text:p>5.82E+21</text:p>
          </table:table-cell>
          <table:table-cell office:value-type="float" office:value="3.82719E+25" table:style-name="ce2">
            <text:p>3.83E+25</text:p>
          </table:table-cell>
          <table:table-cell office:value-type="float" office:value="2.3611312801013428E+47" table:formula="of:=AVERAGE([.A378:.J378])" table:style-name="ce2">
            <text:p>2.36E+47</text:p>
          </table:table-cell>
          <table:table-cell table:number-columns-repeated="16373"/>
        </table:table-row>
        <table:table-row table:style-name="ro1">
          <table:table-cell office:value-type="float" office:value="1250710000000000" table:style-name="ce2">
            <text:p>1.25E+15</text:p>
          </table:table-cell>
          <table:table-cell office:value-type="float" office:value="6.0506999999999997E+32" table:style-name="ce2">
            <text:p>6.05E+32</text:p>
          </table:table-cell>
          <table:table-cell office:value-type="float" office:value="9.9896900000000005E+21" table:style-name="ce2">
            <text:p>9.99E+21</text:p>
          </table:table-cell>
          <table:table-cell office:value-type="float" office:value="1.44928E+22" table:style-name="ce2">
            <text:p>1.45E+22</text:p>
          </table:table-cell>
          <table:table-cell office:value-type="float" office:value="2.1748E+20" table:style-name="ce2">
            <text:p>2.17E+20</text:p>
          </table:table-cell>
          <table:table-cell office:value-type="float" office:value="2.8435300000000001E+34" table:style-name="ce2">
            <text:p>2.84E+34</text:p>
          </table:table-cell>
          <table:table-cell office:value-type="float" office:value="6.1630499999999994E+33" table:style-name="ce2">
            <text:p>6.16E+33</text:p>
          </table:table-cell>
          <table:table-cell office:value-type="float" office:value="9.48316E+17" table:style-name="ce2">
            <text:p>9.48E+17</text:p>
          </table:table-cell>
          <table:table-cell office:value-type="float" office:value="3.47682E+18" table:style-name="ce2">
            <text:p>3.48E+18</text:p>
          </table:table-cell>
          <table:table-cell office:value-type="float" office:value="5.8211300000000002E+23" table:style-name="ce2">
            <text:p>5.82E+23</text:p>
          </table:table-cell>
          <table:table-cell office:value-type="float" office:value="3.5203420000606823E+33" table:formula="of:=AVERAGE([.A379:.J379])" table:style-name="ce2">
            <text:p>3.52E+33</text:p>
          </table:table-cell>
          <table:table-cell table:number-columns-repeated="16373"/>
        </table:table-row>
        <table:table-row table:style-name="ro1">
          <table:table-cell office:value-type="float" office:value="4.46264E+19" table:style-name="ce2">
            <text:p>4.46E+19</text:p>
          </table:table-cell>
          <table:table-cell office:value-type="float" office:value="6.5910399999999997E+50" table:style-name="ce2">
            <text:p>6.59E+50</text:p>
          </table:table-cell>
          <table:table-cell office:value-type="float" office:value="171161000000000" table:style-name="ce2">
            <text:p>1.71E+14</text:p>
          </table:table-cell>
          <table:table-cell office:value-type="float" office:value="5.7458600000000003E+37" table:style-name="ce2">
            <text:p>5.75E+37</text:p>
          </table:table-cell>
          <table:table-cell office:value-type="float" office:value="7.0109300000000003E+28" table:style-name="ce2">
            <text:p>7.01E+28</text:p>
          </table:table-cell>
          <table:table-cell office:value-type="float" office:value="4.1862800000000003E+30" table:style-name="ce2">
            <text:p>4.19E+30</text:p>
          </table:table-cell>
          <table:table-cell office:value-type="float" office:value="4.46574E+37" table:style-name="ce2">
            <text:p>4.47E+37</text:p>
          </table:table-cell>
          <table:table-cell office:value-type="float" office:value="1.5385800000000001E+22" table:style-name="ce2">
            <text:p>1.54E+22</text:p>
          </table:table-cell>
          <table:table-cell office:value-type="float" office:value="1.0014699999999999E+25" table:style-name="ce2">
            <text:p>1.00E+25</text:p>
          </table:table-cell>
          <table:table-cell office:value-type="float" office:value="1.6391099999999999E+23" table:style-name="ce2">
            <text:p>1.64E+23</text:p>
          </table:table-cell>
          <table:table-cell office:value-type="float" office:value="6.5910400000010213E+49" table:formula="of:=AVERAGE([.A380:.J380])" table:style-name="ce2">
            <text:p>6.59E+49</text:p>
          </table:table-cell>
          <table:table-cell table:number-columns-repeated="16373"/>
        </table:table-row>
        <table:table-row table:style-name="ro1">
          <table:table-cell office:value-type="float" office:value="1312470000000000" table:style-name="ce2">
            <text:p>1.31E+15</text:p>
          </table:table-cell>
          <table:table-cell office:value-type="float" office:value="4.9479800000000003E+32" table:style-name="ce2">
            <text:p>4.95E+32</text:p>
          </table:table-cell>
          <table:table-cell office:value-type="float" office:value="2.01241E+16" table:style-name="ce2">
            <text:p>2.01E+16</text:p>
          </table:table-cell>
          <table:table-cell office:value-type="float" office:value="1.52148E+24" table:style-name="ce2">
            <text:p>1.52E+24</text:p>
          </table:table-cell>
          <table:table-cell office:value-type="float" office:value="2.63733E+28" table:style-name="ce2">
            <text:p>2.64E+28</text:p>
          </table:table-cell>
          <table:table-cell office:value-type="float" office:value="2.2185999999999999E+27" table:style-name="ce2">
            <text:p>2.22E+27</text:p>
          </table:table-cell>
          <table:table-cell office:value-type="float" office:value="7.34472E+37" table:style-name="ce2">
            <text:p>7.34E+37</text:p>
          </table:table-cell>
          <table:table-cell office:value-type="float" office:value="1.1467299999999999E+21" table:style-name="ce2">
            <text:p>1.15E+21</text:p>
          </table:table-cell>
          <table:table-cell office:value-type="float" office:value="2.5456999999999999E+39" table:style-name="ce2">
            <text:p>2.55E+39</text:p>
          </table:table-cell>
          <table:table-cell office:value-type="float" office:value="3.2576500000000002E+23" table:style-name="ce2">
            <text:p>3.26E+23</text:p>
          </table:table-cell>
          <table:table-cell office:value-type="float" office:value="2.6191476948265937E+38" table:formula="of:=AVERAGE([.A381:.J381])" table:style-name="ce2">
            <text:p>2.62E+38</text:p>
          </table:table-cell>
          <table:table-cell table:number-columns-repeated="16373"/>
        </table:table-row>
        <table:table-row table:style-name="ro1">
          <table:table-cell office:value-type="float" office:value="1.00698E+18" table:style-name="ce2">
            <text:p>1.01E+18</text:p>
          </table:table-cell>
          <table:table-cell office:value-type="float" office:value="6.1868099999999998E+27" table:style-name="ce2">
            <text:p>6.19E+27</text:p>
          </table:table-cell>
          <table:table-cell office:value-type="float" office:value="5.19391E+19" table:style-name="ce2">
            <text:p>5.19E+19</text:p>
          </table:table-cell>
          <table:table-cell office:value-type="float" office:value="1.3317799999999999E+21" table:style-name="ce2">
            <text:p>1.33E+21</text:p>
          </table:table-cell>
          <table:table-cell office:value-type="float" office:value="7.0109300000000003E+28" table:style-name="ce2">
            <text:p>7.01E+28</text:p>
          </table:table-cell>
          <table:table-cell office:value-type="float" office:value="9.9079200000000007E+23" table:style-name="ce2">
            <text:p>9.91E+23</text:p>
          </table:table-cell>
          <table:table-cell office:value-type="float" office:value="1.34545E+49" table:style-name="ce2">
            <text:p>1.35E+49</text:p>
          </table:table-cell>
          <table:table-cell office:value-type="float" office:value="8.91197E+19" table:style-name="ce2">
            <text:p>8.91E+19</text:p>
          </table:table-cell>
          <table:table-cell office:value-type="float" office:value="5.9208299999999998E+21" table:style-name="ce2">
            <text:p>5.92E+21</text:p>
          </table:table-cell>
          <table:table-cell office:value-type="float" office:value="1.8365299999999999E+23" table:style-name="ce2">
            <text:p>1.84E+23</text:p>
          </table:table-cell>
          <table:table-cell office:value-type="float" office:value="1.34545E+48" table:formula="of:=AVERAGE([.A382:.J382])" table:style-name="ce2">
            <text:p>1.35E+48</text:p>
          </table:table-cell>
          <table:table-cell table:number-columns-repeated="16373"/>
        </table:table-row>
        <table:table-row table:style-name="ro1">
          <table:table-cell office:value-type="float" office:value="2.58916E+18" table:style-name="ce2">
            <text:p>2.59E+18</text:p>
          </table:table-cell>
          <table:table-cell office:value-type="float" office:value="2.0738199999999999E+31" table:style-name="ce2">
            <text:p>2.07E+31</text:p>
          </table:table-cell>
          <table:table-cell office:value-type="float" office:value="1851970000000000" table:style-name="ce2">
            <text:p>1.85E+15</text:p>
          </table:table-cell>
          <table:table-cell office:value-type="float" office:value="1.3532599999999999E+22" table:style-name="ce2">
            <text:p>1.35E+22</text:p>
          </table:table-cell>
          <table:table-cell office:value-type="float" office:value="4.0303399999999999E+27" table:style-name="ce2">
            <text:p>4.03E+27</text:p>
          </table:table-cell>
          <table:table-cell office:value-type="float" office:value="3.0561499999999999E+32" table:style-name="ce2">
            <text:p>3.06E+32</text:p>
          </table:table-cell>
          <table:table-cell office:value-type="float" office:value="6.1830399999999997E+40" table:style-name="ce2">
            <text:p>6.18E+40</text:p>
          </table:table-cell>
          <table:table-cell office:value-type="float" office:value="9.30699E+18" table:style-name="ce2">
            <text:p>9.31E+18</text:p>
          </table:table-cell>
          <table:table-cell office:value-type="float" office:value="2.0019099999999998E+25" table:style-name="ce2">
            <text:p>2.00E+25</text:p>
          </table:table-cell>
          <table:table-cell office:value-type="float" office:value="1.5161200000000001E+23" table:style-name="ce2">
            <text:p>1.52E+23</text:p>
          </table:table-cell>
          <table:table-cell office:value-type="float" office:value="6.1830400326357247E+39" table:formula="of:=AVERAGE([.A383:.J383])" table:style-name="ce2">
            <text:p>6.18E+39</text:p>
          </table:table-cell>
          <table:table-cell table:number-columns-repeated="16373"/>
        </table:table-row>
        <table:table-row table:style-name="ro1">
          <table:table-cell office:value-type="float" office:value="617256000000000" table:style-name="ce2">
            <text:p>6.17E+14</text:p>
          </table:table-cell>
          <table:table-cell office:value-type="float" office:value="1.2713299999999999E+32" table:style-name="ce2">
            <text:p>1.27E+32</text:p>
          </table:table-cell>
          <table:table-cell office:value-type="float" office:value="3.3853E+16" table:style-name="ce2">
            <text:p>3.39E+16</text:p>
          </table:table-cell>
          <table:table-cell office:value-type="float" office:value="1.3810800000000001E+22" table:style-name="ce2">
            <text:p>1.38E+22</text:p>
          </table:table-cell>
          <table:table-cell office:value-type="float" office:value="3.3409700000000002E+35" table:style-name="ce2">
            <text:p>3.34E+35</text:p>
          </table:table-cell>
          <table:table-cell office:value-type="float" office:value="4.0201299999999999E+31" table:style-name="ce2">
            <text:p>4.02E+31</text:p>
          </table:table-cell>
          <table:table-cell office:value-type="float" office:value="1.7585499999999999E+45" table:style-name="ce2">
            <text:p>1.76E+45</text:p>
          </table:table-cell>
          <table:table-cell office:value-type="float" office:value="1.42508E+17" table:style-name="ce2">
            <text:p>1.43E+17</text:p>
          </table:table-cell>
          <table:table-cell office:value-type="float" office:value="1.0008899999999999E+25" table:style-name="ce2">
            <text:p>1.00E+25</text:p>
          </table:table-cell>
          <table:table-cell office:value-type="float" office:value="2.3676899999999999E+21" table:style-name="ce2">
            <text:p>2.37E+21</text:p>
          </table:table-cell>
          <table:table-cell office:value-type="float" office:value="1.7585500003342642E+44" table:formula="of:=AVERAGE([.A384:.J384])" table:style-name="ce2">
            <text:p>1.76E+44</text:p>
          </table:table-cell>
          <table:table-cell table:number-columns-repeated="16373"/>
        </table:table-row>
        <table:table-row table:style-name="ro1">
          <table:table-cell office:value-type="float" office:value="3.59674E+18" table:style-name="ce2">
            <text:p>3.60E+18</text:p>
          </table:table-cell>
          <table:table-cell office:value-type="float" office:value="2.0835599999999999E+31" table:style-name="ce2">
            <text:p>2.08E+31</text:p>
          </table:table-cell>
          <table:table-cell office:value-type="float" office:value="16527100000000" table:style-name="ce2">
            <text:p>1.65E+13</text:p>
          </table:table-cell>
          <table:table-cell office:value-type="float" office:value="6.75314E+18" table:style-name="ce2">
            <text:p>6.75E+18</text:p>
          </table:table-cell>
          <table:table-cell office:value-type="float" office:value="2.37184E+17" table:style-name="ce2">
            <text:p>2.37E+17</text:p>
          </table:table-cell>
          <table:table-cell office:value-type="float" office:value="2.0489100000000001E+27" table:style-name="ce2">
            <text:p>2.05E+27</text:p>
          </table:table-cell>
          <table:table-cell office:value-type="float" office:value="3.81934E+52" table:style-name="ce2">
            <text:p>3.82E+52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1.72942E+16" table:style-name="ce2">
            <text:p>1.73E+16</text:p>
          </table:table-cell>
          <table:table-cell office:value-type="float" office:value="5.5562099999999997E+21" table:style-name="ce2">
            <text:p>5.56E+21</text:p>
          </table:table-cell>
          <table:table-cell office:value-type="float" office:value="3.8193399999999998E+51" table:formula="of:=AVERAGE([.A385:.J385])" table:style-name="ce2">
            <text:p>3.82E+51</text:p>
          </table:table-cell>
          <table:table-cell table:number-columns-repeated="16373"/>
        </table:table-row>
        <table:table-row table:style-name="ro1">
          <table:table-cell office:value-type="float" office:value="805242000000000" table:style-name="ce2">
            <text:p>8.05E+14</text:p>
          </table:table-cell>
          <table:table-cell office:value-type="float" office:value="1.9379099999999999E+31" table:style-name="ce2">
            <text:p>1.94E+31</text:p>
          </table:table-cell>
          <table:table-cell office:value-type="float" office:value="7.92223E+19" table:style-name="ce2">
            <text:p>7.92E+19</text:p>
          </table:table-cell>
          <table:table-cell office:value-type="float" office:value="5.7780700000000002E+23" table:style-name="ce2">
            <text:p>5.78E+23</text:p>
          </table:table-cell>
          <table:table-cell office:value-type="float" office:value="3.7237600000000002E+24" table:style-name="ce2">
            <text:p>3.72E+24</text:p>
          </table:table-cell>
          <table:table-cell office:value-type="float" office:value="7.0930799999999997E+31" table:style-name="ce2">
            <text:p>7.09E+31</text:p>
          </table:table-cell>
          <table:table-cell office:value-type="float" office:value="1.17355E+39" table:style-name="ce2">
            <text:p>1.17E+39</text:p>
          </table:table-cell>
          <table:table-cell office:value-type="float" office:value="1.1024999999999999E+23" table:style-name="ce2">
            <text:p>1.10E+23</text:p>
          </table:table-cell>
          <table:table-cell office:value-type="float" office:value="1.1607499999999999E+22" table:style-name="ce2">
            <text:p>1.16E+22</text:p>
          </table:table-cell>
          <table:table-cell office:value-type="float" office:value="2.5900300000000002E+25" table:style-name="ce2">
            <text:p>2.59E+25</text:p>
          </table:table-cell>
          <table:table-cell office:value-type="float" office:value="1.1735500903099303E+38" table:formula="of:=AVERAGE([.A386:.J386])" table:style-name="ce2">
            <text:p>1.17E+38</text:p>
          </table:table-cell>
          <table:table-cell table:number-columns-repeated="16373"/>
        </table:table-row>
        <table:table-row table:style-name="ro1">
          <table:table-cell office:value-type="float" office:value="4.29356E+16" table:style-name="ce2">
            <text:p>4.29E+16</text:p>
          </table:table-cell>
          <table:table-cell office:value-type="float" office:value="2.02686E+31" table:style-name="ce2">
            <text:p>2.03E+31</text:p>
          </table:table-cell>
          <table:table-cell office:value-type="float" office:value="1.07338E+21" table:style-name="ce2">
            <text:p>1.07E+21</text:p>
          </table:table-cell>
          <table:table-cell office:value-type="float" office:value="8.31008E+21" table:style-name="ce2">
            <text:p>8.31E+21</text:p>
          </table:table-cell>
          <table:table-cell office:value-type="float" office:value="5.1309400000000005E+30" table:style-name="ce2">
            <text:p>5.13E+30</text:p>
          </table:table-cell>
          <table:table-cell office:value-type="float" office:value="5.1197299999999997E+28" table:style-name="ce2">
            <text:p>5.12E+28</text:p>
          </table:table-cell>
          <table:table-cell office:value-type="float" office:value="1.10883E+44" table:style-name="ce2">
            <text:p>1.11E+44</text:p>
          </table:table-cell>
          <table:table-cell office:value-type="float" office:value="1.5182599999999999E+21" table:style-name="ce2">
            <text:p>1.52E+21</text:p>
          </table:table-cell>
          <table:table-cell office:value-type="float" office:value="876706000000000" table:style-name="ce2">
            <text:p>8.77E+14</text:p>
          </table:table-cell>
          <table:table-cell office:value-type="float" office:value="6.5252899999999997E+20" table:style-name="ce2">
            <text:p>6.53E+20</text:p>
          </table:table-cell>
          <table:table-cell office:value-type="float" office:value="1.1088300000002546E+43" table:formula="of:=AVERAGE([.A387:.J387])" table:style-name="ce2">
            <text:p>1.11E+43</text:p>
          </table:table-cell>
          <table:table-cell table:number-columns-repeated="16373"/>
        </table:table-row>
        <table:table-row table:style-name="ro1">
          <table:table-cell office:value-type="float" office:value="1.0452E+16" table:style-name="ce2">
            <text:p>1.05E+16</text:p>
          </table:table-cell>
          <table:table-cell office:value-type="float" office:value="2.2494E+28" table:style-name="ce2">
            <text:p>2.25E+28</text:p>
          </table:table-cell>
          <table:table-cell office:value-type="float" office:value="2.4975599999999998E+23" table:style-name="ce2">
            <text:p>2.50E+23</text:p>
          </table:table-cell>
          <table:table-cell office:value-type="float" office:value="5.96199E+22" table:style-name="ce2">
            <text:p>5.96E+22</text:p>
          </table:table-cell>
          <table:table-cell office:value-type="float" office:value="5.6082499999999998E+31" table:style-name="ce2">
            <text:p>5.61E+31</text:p>
          </table:table-cell>
          <table:table-cell office:value-type="float" office:value="2.5071699999999999E+34" table:style-name="ce2">
            <text:p>2.51E+34</text:p>
          </table:table-cell>
          <table:table-cell office:value-type="float" office:value="4.5487900000000003E+39" table:style-name="ce2">
            <text:p>4.55E+39</text:p>
          </table:table-cell>
          <table:table-cell office:value-type="float" office:value="9.6235999999999997E+22" table:style-name="ce2">
            <text:p>9.62E+22</text:p>
          </table:table-cell>
          <table:table-cell office:value-type="float" office:value="5.9827799999999996E+21" table:style-name="ce2">
            <text:p>5.98E+21</text:p>
          </table:table-cell>
          <table:table-cell office:value-type="float" office:value="6.8092899999999999E+21" table:style-name="ce2">
            <text:p>6.81E+21</text:p>
          </table:table-cell>
          <table:table-cell office:value-type="float" office:value="4.5488151278049947E+38" table:formula="of:=AVERAGE([.A388:.J388])" table:style-name="ce2">
            <text:p>4.55E+38</text:p>
          </table:table-cell>
          <table:table-cell table:number-columns-repeated="16373"/>
        </table:table-row>
        <table:table-row table:style-name="ro1">
          <table:table-cell office:value-type="float" office:value="101787000000000" table:style-name="ce2">
            <text:p>1.02E+14</text:p>
          </table:table-cell>
          <table:table-cell office:value-type="float" office:value="8.7319200000000001E+44" table:style-name="ce2">
            <text:p>8.73E+44</text:p>
          </table:table-cell>
          <table:table-cell office:value-type="float" office:value="50290700000000" table:style-name="ce2">
            <text:p>5.03E+13</text:p>
          </table:table-cell>
          <table:table-cell office:value-type="float" office:value="2.26539E+20" table:style-name="ce2">
            <text:p>2.27E+20</text:p>
          </table:table-cell>
          <table:table-cell office:value-type="float" office:value="1.3982999999999999E+24" table:style-name="ce2">
            <text:p>1.40E+24</text:p>
          </table:table-cell>
          <table:table-cell office:value-type="float" office:value="1.7093299999999999E+31" table:style-name="ce2">
            <text:p>1.71E+31</text:p>
          </table:table-cell>
          <table:table-cell office:value-type="float" office:value="2.0749899999999999E+40" table:style-name="ce2">
            <text:p>2.07E+40</text:p>
          </table:table-cell>
          <table:table-cell office:value-type="float" office:value="9.00571E+19" table:style-name="ce2">
            <text:p>9.01E+19</text:p>
          </table:table-cell>
          <table:table-cell office:value-type="float" office:value="9.6618900000000007E+41" table:style-name="ce2">
            <text:p>9.66E+41</text:p>
          </table:table-cell>
          <table:table-cell office:value-type="float" office:value="4.7387700000000003E+22" table:style-name="ce2">
            <text:p>4.74E+22</text:p>
          </table:table-cell>
          <table:table-cell office:value-type="float" office:value="8.7417893890001714E+43" table:formula="of:=AVERAGE([.A389:.J389])" table:style-name="ce2">
            <text:p>8.74E+43</text:p>
          </table:table-cell>
          <table:table-cell table:number-columns-repeated="16373"/>
        </table:table-row>
        <table:table-row table:style-name="ro1">
          <table:table-cell office:value-type="float" office:value="438193000000000" table:style-name="ce2">
            <text:p>4.38E+14</text:p>
          </table:table-cell>
          <table:table-cell office:value-type="float" office:value="2.5880499999999999E+29" table:style-name="ce2">
            <text:p>2.59E+29</text:p>
          </table:table-cell>
          <table:table-cell office:value-type="float" office:value="5.27889E+18" table:style-name="ce2">
            <text:p>5.28E+18</text:p>
          </table:table-cell>
          <table:table-cell office:value-type="float" office:value="4.18713E+19" table:style-name="ce2">
            <text:p>4.19E+19</text:p>
          </table:table-cell>
          <table:table-cell office:value-type="float" office:value="1.1269700000000001E+35" table:style-name="ce2">
            <text:p>1.13E+35</text:p>
          </table:table-cell>
          <table:table-cell office:value-type="float" office:value="1.4214900000000001E+40" table:style-name="ce2">
            <text:p>1.42E+40</text:p>
          </table:table-cell>
          <table:table-cell office:value-type="float" office:value="2.0128E+73" table:style-name="ce2">
            <text:p>2.01E+73</text:p>
          </table:table-cell>
          <table:table-cell office:value-type="float" office:value="2.6471900000000001E+21" table:style-name="ce2">
            <text:p>2.65E+21</text:p>
          </table:table-cell>
          <table:table-cell office:value-type="float" office:value="9.8113399999999989E+24" table:style-name="ce2">
            <text:p>9.81E+24</text:p>
          </table:table-cell>
          <table:table-cell office:value-type="float" office:value="1.48675E+26" table:style-name="ce2">
            <text:p>1.49E+26</text:p>
          </table:table-cell>
          <table:table-cell office:value-type="float" office:value="2.0128E+72" table:formula="of:=AVERAGE([.A390:.J390])" table:style-name="ce2">
            <text:p>2.01E+72</text:p>
          </table:table-cell>
          <table:table-cell table:number-columns-repeated="16373"/>
        </table:table-row>
        <table:table-row table:style-name="ro1">
          <table:table-cell office:value-type="float" office:value="298947000000000" table:style-name="ce2">
            <text:p>2.99E+14</text:p>
          </table:table-cell>
          <table:table-cell office:value-type="float" office:value="2.00269E+31" table:style-name="ce2">
            <text:p>2.00E+31</text:p>
          </table:table-cell>
          <table:table-cell office:value-type="float" office:value="23478200000000" table:style-name="ce2">
            <text:p>2.35E+13</text:p>
          </table:table-cell>
          <table:table-cell office:value-type="float" office:value="1.6182600000000001E+22" table:style-name="ce2">
            <text:p>1.62E+22</text:p>
          </table:table-cell>
          <table:table-cell office:value-type="float" office:value="1.25688E+19" table:style-name="ce2">
            <text:p>1.26E+19</text:p>
          </table:table-cell>
          <table:table-cell office:value-type="float" office:value="1.8871499999999999E+49" table:style-name="ce2">
            <text:p>1.89E+49</text:p>
          </table:table-cell>
          <table:table-cell office:value-type="float" office:value="8.0135999999999995E+37" table:style-name="ce2">
            <text:p>8.01E+37</text:p>
          </table:table-cell>
          <table:table-cell office:value-type="float" office:value="3.6432999999999999E+21" table:style-name="ce2">
            <text:p>3.64E+21</text:p>
          </table:table-cell>
          <table:table-cell office:value-type="float" office:value="5.9909299999999997E+21" table:style-name="ce2">
            <text:p>5.99E+21</text:p>
          </table:table-cell>
          <table:table-cell office:value-type="float" office:value="2.7489099999999998E+21" table:style-name="ce2">
            <text:p>2.75E+21</text:p>
          </table:table-cell>
          <table:table-cell office:value-type="float" office:value="1.8871500000080135E+48" table:formula="of:=AVERAGE([.A391:.J391])" table:style-name="ce2">
            <text:p>1.89E+48</text:p>
          </table:table-cell>
          <table:table-cell table:number-columns-repeated="16373"/>
        </table:table-row>
        <table:table-row table:style-name="ro1">
          <table:table-cell office:value-type="float" office:value="7.9020899999999997E+20" table:style-name="ce2">
            <text:p>7.90E+20</text:p>
          </table:table-cell>
          <table:table-cell office:value-type="float" office:value="2.08113E+38" table:style-name="ce2">
            <text:p>2.08E+38</text:p>
          </table:table-cell>
          <table:table-cell office:value-type="float" office:value="3612400000000000" table:style-name="ce2">
            <text:p>3.61E+15</text:p>
          </table:table-cell>
          <table:table-cell office:value-type="float" office:value="2.8548599999999998E+40" table:style-name="ce2">
            <text:p>2.85E+40</text:p>
          </table:table-cell>
          <table:table-cell office:value-type="float" office:value="1.4682299999999999E+31" table:style-name="ce2">
            <text:p>1.47E+31</text:p>
          </table:table-cell>
          <table:table-cell office:value-type="float" office:value="2.22467E+27" table:style-name="ce2">
            <text:p>2.22E+27</text:p>
          </table:table-cell>
          <table:table-cell office:value-type="float" office:value="2.6534399999999999E+48" table:style-name="ce2">
            <text:p>2.65E+48</text:p>
          </table:table-cell>
          <table:table-cell office:value-type="float" office:value="6.70529E+18" table:style-name="ce2">
            <text:p>6.71E+18</text:p>
          </table:table-cell>
          <table:table-cell office:value-type="float" office:value="9.5499800000000005E+24" table:style-name="ce2">
            <text:p>9.55E+24</text:p>
          </table:table-cell>
          <table:table-cell office:value-type="float" office:value="1.49247E+26" table:style-name="ce2">
            <text:p>1.49E+26</text:p>
          </table:table-cell>
          <table:table-cell office:value-type="float" office:value="2.6534400287567131E+47" table:formula="of:=AVERAGE([.A392:.J392])" table:style-name="ce2">
            <text:p>2.65E+47</text:p>
          </table:table-cell>
          <table:table-cell table:number-columns-repeated="16373"/>
        </table:table-row>
        <table:table-row table:style-name="ro1">
          <table:table-cell office:value-type="float" office:value="4.53603E+16" table:style-name="ce2">
            <text:p>4.54E+16</text:p>
          </table:table-cell>
          <table:table-cell office:value-type="float" office:value="3.9071999999999999E+31" table:style-name="ce2">
            <text:p>3.91E+31</text:p>
          </table:table-cell>
          <table:table-cell office:value-type="float" office:value="3.8224399999999998E+24" table:style-name="ce2">
            <text:p>3.82E+24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9.45352E+18" table:style-name="ce2">
            <text:p>9.45E+18</text:p>
          </table:table-cell>
          <table:table-cell office:value-type="float" office:value="4.18852E+30" table:style-name="ce2">
            <text:p>4.19E+30</text:p>
          </table:table-cell>
          <table:table-cell office:value-type="float" office:value="1.2039499999999999E+39" table:style-name="ce2">
            <text:p>1.20E+39</text:p>
          </table:table-cell>
          <table:table-cell office:value-type="float" office:value="8.91398E+19" table:style-name="ce2">
            <text:p>8.91E+19</text:p>
          </table:table-cell>
          <table:table-cell office:value-type="float" office:value="1.03241E+25" table:style-name="ce2">
            <text:p>1.03E+25</text:p>
          </table:table-cell>
          <table:table-cell office:value-type="float" office:value="6.8875800000000007E+20" table:style-name="ce2">
            <text:p>6.89E+20</text:p>
          </table:table-cell>
          <table:table-cell office:value-type="float" office:value="1.236011943260534E+38" table:formula="of:=AVERAGE([.A393:.J393])" table:style-name="ce2">
            <text:p>1.24E+38</text:p>
          </table:table-cell>
          <table:table-cell table:number-columns-repeated="16373"/>
        </table:table-row>
        <table:table-row table:style-name="ro1">
          <table:table-cell office:value-type="float" office:value="2.54374E+16" table:style-name="ce2">
            <text:p>2.54E+16</text:p>
          </table:table-cell>
          <table:table-cell office:value-type="float" office:value="1.27101E+32" table:style-name="ce2">
            <text:p>1.27E+32</text:p>
          </table:table-cell>
          <table:table-cell office:value-type="float" office:value="1069370000000000" table:style-name="ce2">
            <text:p>1.07E+15</text:p>
          </table:table-cell>
          <table:table-cell office:value-type="float" office:value="9.7385400000000001E+21" table:style-name="ce2">
            <text:p>9.74E+21</text:p>
          </table:table-cell>
          <table:table-cell office:value-type="float" office:value="1.1039200000000001E+27" table:style-name="ce2">
            <text:p>1.10E+27</text:p>
          </table:table-cell>
          <table:table-cell office:value-type="float" office:value="1.13785E+45" table:style-name="ce2">
            <text:p>1.14E+45</text:p>
          </table:table-cell>
          <table:table-cell office:value-type="float" office:value="2.4030199999999998E+40" table:style-name="ce2">
            <text:p>2.40E+40</text:p>
          </table:table-cell>
          <table:table-cell office:value-type="float" office:value="1.8077000000000001E+22" table:style-name="ce2">
            <text:p>1.81E+22</text:p>
          </table:table-cell>
          <table:table-cell office:value-type="float" office:value="1.10615E+23" table:style-name="ce2">
            <text:p>1.11E+23</text:p>
          </table:table-cell>
          <table:table-cell office:value-type="float" office:value="1.4135300000000001E+25" table:style-name="ce2">
            <text:p>1.41E+25</text:p>
          </table:table-cell>
          <table:table-cell office:value-type="float" office:value="1.137874030200127E+44" table:formula="of:=AVERAGE([.A394:.J394])" table:style-name="ce2">
            <text:p>1.14E+44</text:p>
          </table:table-cell>
          <table:table-cell table:number-columns-repeated="16373"/>
        </table:table-row>
        <table:table-row table:style-name="ro1">
          <table:table-cell office:value-type="float" office:value="1.33891E+18" table:style-name="ce2">
            <text:p>1.34E+18</text:p>
          </table:table-cell>
          <table:table-cell office:value-type="float" office:value="2.6254799999999999E+29" table:style-name="ce2">
            <text:p>2.63E+29</text:p>
          </table:table-cell>
          <table:table-cell office:value-type="float" office:value="39177600000000" table:style-name="ce2">
            <text:p>3.92E+13</text:p>
          </table:table-cell>
          <table:table-cell office:value-type="float" office:value="3.04915E+22" table:style-name="ce2">
            <text:p>3.05E+22</text:p>
          </table:table-cell>
          <table:table-cell office:value-type="float" office:value="1.0167800000000001E+31" table:style-name="ce2">
            <text:p>1.02E+31</text:p>
          </table:table-cell>
          <table:table-cell office:value-type="float" office:value="1.5714500000000001E+25" table:style-name="ce2">
            <text:p>1.57E+25</text:p>
          </table:table-cell>
          <table:table-cell office:value-type="float" office:value="1.10899E+44" table:style-name="ce2">
            <text:p>1.11E+44</text:p>
          </table:table-cell>
          <table:table-cell office:value-type="float" office:value="7.54679E+18" table:style-name="ce2">
            <text:p>7.55E+18</text:p>
          </table:table-cell>
          <table:table-cell office:value-type="float" office:value="7.5049899999999999E+25" table:style-name="ce2">
            <text:p>7.50E+25</text:p>
          </table:table-cell>
          <table:table-cell office:value-type="float" office:value="1.1479799999999999E+22" table:style-name="ce2">
            <text:p>1.15E+22</text:p>
          </table:table-cell>
          <table:table-cell office:value-type="float" office:value="1.1089900000001044E+43" table:formula="of:=AVERAGE([.A395:.J395])" table:style-name="ce2">
            <text:p>1.11E+43</text:p>
          </table:table-cell>
          <table:table-cell table:number-columns-repeated="16373"/>
        </table:table-row>
        <table:table-row table:style-name="ro1">
          <table:table-cell office:value-type="float" office:value="7.08176E+17" table:style-name="ce2">
            <text:p>7.08E+17</text:p>
          </table:table-cell>
          <table:table-cell office:value-type="float" office:value="1.03991E+30" table:style-name="ce2">
            <text:p>1.04E+30</text:p>
          </table:table-cell>
          <table:table-cell office:value-type="float" office:value="7.8380999999999993E+20" table:style-name="ce2">
            <text:p>7.84E+20</text:p>
          </table:table-cell>
          <table:table-cell office:value-type="float" office:value="1.8635900000000001E+21" table:style-name="ce2">
            <text:p>1.86E+21</text:p>
          </table:table-cell>
          <table:table-cell office:value-type="float" office:value="6.7325999999999997E+25" table:style-name="ce2">
            <text:p>6.73E+25</text:p>
          </table:table-cell>
          <table:table-cell office:value-type="float" office:value="4.7224299999999999E+40" table:style-name="ce2">
            <text:p>4.72E+40</text:p>
          </table:table-cell>
          <table:table-cell office:value-type="float" office:value="1.30161E+39" table:style-name="ce2">
            <text:p>1.30E+39</text:p>
          </table:table-cell>
          <table:table-cell office:value-type="float" office:value="1.3911900000000001E+21" table:style-name="ce2">
            <text:p>1.39E+21</text:p>
          </table:table-cell>
          <table:table-cell office:value-type="float" office:value="5.7785799999999999E+21" table:style-name="ce2">
            <text:p>5.78E+21</text:p>
          </table:table-cell>
          <table:table-cell office:value-type="float" office:value="1.5672299999999998E+23" table:style-name="ce2">
            <text:p>1.57E+23</text:p>
          </table:table-cell>
          <table:table-cell office:value-type="float" office:value="4.8525910001039971E+39" table:formula="of:=AVERAGE([.A396:.J396])" table:style-name="ce2">
            <text:p>4.85E+39</text:p>
          </table:table-cell>
          <table:table-cell table:number-columns-repeated="16373"/>
        </table:table-row>
        <table:table-row table:style-name="ro1">
          <table:table-cell office:value-type="float" office:value="527901000000000" table:style-name="ce2">
            <text:p>5.28E+14</text:p>
          </table:table-cell>
          <table:table-cell office:value-type="float" office:value="7.4177100000000005E+27" table:style-name="ce2">
            <text:p>7.42E+27</text:p>
          </table:table-cell>
          <table:table-cell office:value-type="float" office:value="19421800000000" table:style-name="ce2">
            <text:p>1.94E+13</text:p>
          </table:table-cell>
          <table:table-cell office:value-type="float" office:value="1.92826E+20" table:style-name="ce2">
            <text:p>1.93E+20</text:p>
          </table:table-cell>
          <table:table-cell office:value-type="float" office:value="3.65706E+29" table:style-name="ce2">
            <text:p>3.66E+29</text:p>
          </table:table-cell>
          <table:table-cell office:value-type="float" office:value="3.3457399999999999E+34" table:style-name="ce2">
            <text:p>3.35E+34</text:p>
          </table:table-cell>
          <table:table-cell office:value-type="float" office:value="1.3301599999999999E+40" table:style-name="ce2">
            <text:p>1.33E+40</text:p>
          </table:table-cell>
          <table:table-cell office:value-type="float" office:value="8.4685000000000002E+23" table:style-name="ce2">
            <text:p>8.47E+23</text:p>
          </table:table-cell>
          <table:table-cell office:value-type="float" office:value="1.15577E+22" table:style-name="ce2">
            <text:p>1.16E+22</text:p>
          </table:table-cell>
          <table:table-cell office:value-type="float" office:value="2.4065099999999998E+21" table:style-name="ce2">
            <text:p>2.41E+21</text:p>
          </table:table-cell>
          <table:table-cell office:value-type="float" office:value="1.3301633457773124E+39" table:formula="of:=AVERAGE([.A397:.J397])" table:style-name="ce2">
            <text:p>1.33E+39</text:p>
          </table:table-cell>
          <table:table-cell table:number-columns-repeated="16373"/>
        </table:table-row>
        <table:table-row table:style-name="ro1">
          <table:table-cell office:value-type="float" office:value="1.2357E+16" table:style-name="ce2">
            <text:p>1.24E+16</text:p>
          </table:table-cell>
          <table:table-cell office:value-type="float" office:value="1.9106599999999999E+31" table:style-name="ce2">
            <text:p>1.91E+31</text:p>
          </table:table-cell>
          <table:table-cell office:value-type="float" office:value="3711570000000000" table:style-name="ce2">
            <text:p>3.71E+15</text:p>
          </table:table-cell>
          <table:table-cell office:value-type="float" office:value="7.9971E+19" table:style-name="ce2">
            <text:p>8.00E+19</text:p>
          </table:table-cell>
          <table:table-cell office:value-type="float" office:value="3.3190300000000002E+31" table:style-name="ce2">
            <text:p>3.32E+31</text:p>
          </table:table-cell>
          <table:table-cell office:value-type="float" office:value="3.3419000000000002E+34" table:style-name="ce2">
            <text:p>3.34E+34</text:p>
          </table:table-cell>
          <table:table-cell office:value-type="float" office:value="4.0238200000000002E+36" table:style-name="ce2">
            <text:p>4.02E+36</text:p>
          </table:table-cell>
          <table:table-cell office:value-type="float" office:value="1.9402300000000001E+24" table:style-name="ce2">
            <text:p>1.94E+24</text:p>
          </table:table-cell>
          <table:table-cell office:value-type="float" office:value="9.64035E+19" table:style-name="ce2">
            <text:p>9.64E+19</text:p>
          </table:table-cell>
          <table:table-cell office:value-type="float" office:value="2.4181600000000001E+25" table:style-name="ce2">
            <text:p>2.42E+25</text:p>
          </table:table-cell>
          <table:table-cell office:value-type="float" office:value="4.0572912969261226E+35" table:formula="of:=AVERAGE([.A398:.J398])" table:style-name="ce2">
            <text:p>4.06E+35</text:p>
          </table:table-cell>
          <table:table-cell table:number-columns-repeated="16373"/>
        </table:table-row>
        <table:table-row table:style-name="ro1">
          <table:table-cell office:value-type="float" office:value="1169770000000000" table:style-name="ce2">
            <text:p>1.17E+15</text:p>
          </table:table-cell>
          <table:table-cell office:value-type="float" office:value="3.81356E+31" table:style-name="ce2">
            <text:p>3.81E+31</text:p>
          </table:table-cell>
          <table:table-cell office:value-type="float" office:value="662643000000000" table:style-name="ce2">
            <text:p>6.63E+14</text:p>
          </table:table-cell>
          <table:table-cell office:value-type="float" office:value="6.89637E+19" table:style-name="ce2">
            <text:p>6.90E+19</text:p>
          </table:table-cell>
          <table:table-cell office:value-type="float" office:value="5.7661799999999998E+28" table:style-name="ce2">
            <text:p>5.77E+28</text:p>
          </table:table-cell>
          <table:table-cell office:value-type="float" office:value="8.3210999999999997E+24" table:style-name="ce2">
            <text:p>8.32E+24</text:p>
          </table:table-cell>
          <table:table-cell office:value-type="float" office:value="2.3105500000000001E+36" table:style-name="ce2">
            <text:p>2.31E+36</text:p>
          </table:table-cell>
          <table:table-cell office:value-type="float" office:value="2.45015E+18" table:style-name="ce2">
            <text:p>2.45E+18</text:p>
          </table:table-cell>
          <table:table-cell office:value-type="float" office:value="5.47621E+25" table:style-name="ce2">
            <text:p>5.48E+25</text:p>
          </table:table-cell>
          <table:table-cell office:value-type="float" office:value="1.5098699999999999E+26" table:style-name="ce2">
            <text:p>1.51E+26</text:p>
          </table:table-cell>
          <table:table-cell office:value-type="float" office:value="2.3105881934758703E+35" table:formula="of:=AVERAGE([.A399:.J399])" table:style-name="ce2">
            <text:p>2.31E+35</text:p>
          </table:table-cell>
          <table:table-cell table:number-columns-repeated="16373"/>
        </table:table-row>
        <table:table-row table:style-name="ro1">
          <table:table-cell office:value-type="float" office:value="3284440000000" table:style-name="ce2">
            <text:p>3.28E+12</text:p>
          </table:table-cell>
          <table:table-cell office:value-type="float" office:value="1.4912999999999999E+28" table:style-name="ce2">
            <text:p>1.49E+28</text:p>
          </table:table-cell>
          <table:table-cell office:value-type="float" office:value="3.04282E+20" table:style-name="ce2">
            <text:p>3.04E+20</text:p>
          </table:table-cell>
          <table:table-cell office:value-type="float" office:value="4.02067E+18" table:style-name="ce2">
            <text:p>4.02E+18</text:p>
          </table:table-cell>
          <table:table-cell office:value-type="float" office:value="3.3273999999999998E+35" table:style-name="ce2">
            <text:p>3.33E+35</text:p>
          </table:table-cell>
          <table:table-cell office:value-type="float" office:value="2.68693E+48" table:style-name="ce2">
            <text:p>2.69E+48</text:p>
          </table:table-cell>
          <table:table-cell office:value-type="float" office:value="2.2197299999999999E+25" table:style-name="ce2">
            <text:p>2.22E+25</text:p>
          </table:table-cell>
          <table:table-cell office:value-type="float" office:value="8.4670199999999998E+23" table:style-name="ce2">
            <text:p>8.47E+23</text:p>
          </table:table-cell>
          <table:table-cell office:value-type="float" office:value="2.9490400000000001E+28" table:style-name="ce2">
            <text:p>2.95E+28</text:p>
          </table:table-cell>
          <table:table-cell office:value-type="float" office:value="1.5045900000000001E+26" table:style-name="ce2">
            <text:p>1.50E+26</text:p>
          </table:table-cell>
          <table:table-cell office:value-type="float" office:value="2.6869300000003325E+47" table:formula="of:=AVERAGE([.A400:.J400])" table:style-name="ce2">
            <text:p>2.69E+47</text:p>
          </table:table-cell>
          <table:table-cell table:number-columns-repeated="16373"/>
        </table:table-row>
        <table:table-row table:style-name="ro1">
          <table:table-cell office:value-type="float" office:value="3.90818E+18" table:style-name="ce2">
            <text:p>3.91E+18</text:p>
          </table:table-cell>
          <table:table-cell office:value-type="float" office:value="1.8781E+31" table:style-name="ce2">
            <text:p>1.88E+31</text:p>
          </table:table-cell>
          <table:table-cell office:value-type="float" office:value="8790310000000000" table:style-name="ce2">
            <text:p>8.79E+15</text:p>
          </table:table-cell>
          <table:table-cell office:value-type="float" office:value="1.8797500000000001E+21" table:style-name="ce2">
            <text:p>1.88E+21</text:p>
          </table:table-cell>
          <table:table-cell office:value-type="float" office:value="5.1988099999999999E+30" table:style-name="ce2">
            <text:p>5.20E+30</text:p>
          </table:table-cell>
          <table:table-cell office:value-type="float" office:value="6.2782300000000003E+24" table:style-name="ce2">
            <text:p>6.28E+24</text:p>
          </table:table-cell>
          <table:table-cell office:value-type="float" office:value="4.1140099999999999E+41" table:style-name="ce2">
            <text:p>4.11E+41</text:p>
          </table:table-cell>
          <table:table-cell office:value-type="float" office:value="1.81117E+22" table:style-name="ce2">
            <text:p>1.81E+22</text:p>
          </table:table-cell>
          <table:table-cell office:value-type="float" office:value="5.8757700000000005E+21" table:style-name="ce2">
            <text:p>5.88E+21</text:p>
          </table:table-cell>
          <table:table-cell office:value-type="float" office:value="5.6233199999999998E+23" table:style-name="ce2">
            <text:p>5.62E+23</text:p>
          </table:table-cell>
          <table:table-cell office:value-type="float" office:value="4.114010000239798E+40" table:formula="of:=AVERAGE([.A401:.J401])" table:style-name="ce2">
            <text:p>4.11E+40</text:p>
          </table:table-cell>
          <table:table-cell table:number-columns-repeated="16373"/>
        </table:table-row>
        <table:table-row table:style-name="ro1">
          <table:table-cell office:value-type="float" office:value="1602600000000000" table:style-name="ce2">
            <text:p>1.60E+15</text:p>
          </table:table-cell>
          <table:table-cell office:value-type="float" office:value="7.5041100000000005E+27" table:style-name="ce2">
            <text:p>7.50E+27</text:p>
          </table:table-cell>
          <table:table-cell office:value-type="float" office:value="2.02093E+20" table:style-name="ce2">
            <text:p>2.02E+20</text:p>
          </table:table-cell>
          <table:table-cell office:value-type="float" office:value="7.9694799999999997E+21" table:style-name="ce2">
            <text:p>7.97E+21</text:p>
          </table:table-cell>
          <table:table-cell office:value-type="float" office:value="2.49621E+18" table:style-name="ce2">
            <text:p>2.50E+18</text:p>
          </table:table-cell>
          <table:table-cell office:value-type="float" office:value="2.2229E+20" table:style-name="ce2">
            <text:p>2.22E+20</text:p>
          </table:table-cell>
          <table:table-cell office:value-type="float" office:value="3.3597399999999998E+39" table:style-name="ce2">
            <text:p>3.36E+39</text:p>
          </table:table-cell>
          <table:table-cell office:value-type="float" office:value="7.3582599999999993E+20" table:style-name="ce2">
            <text:p>7.36E+20</text:p>
          </table:table-cell>
          <table:table-cell office:value-type="float" office:value="7.8330000000000006E+22" table:style-name="ce2">
            <text:p>7.83E+22</text:p>
          </table:table-cell>
          <table:table-cell office:value-type="float" office:value="1.6783200000000001E+23" table:style-name="ce2">
            <text:p>1.68E+23</text:p>
          </table:table-cell>
          <table:table-cell office:value-type="float" office:value="3.3597400000075042E+38" table:formula="of:=AVERAGE([.A402:.J402])" table:style-name="ce2">
            <text:p>3.36E+38</text:p>
          </table:table-cell>
          <table:table-cell table:number-columns-repeated="16373"/>
        </table:table-row>
        <table:table-row table:style-name="ro1">
          <table:table-cell office:value-type="float" office:value="3.94032E+17" table:style-name="ce2">
            <text:p>3.94E+17</text:p>
          </table:table-cell>
          <table:table-cell office:value-type="float" office:value="1.2362900000000001E+27" table:style-name="ce2">
            <text:p>1.24E+27</text:p>
          </table:table-cell>
          <table:table-cell office:value-type="float" office:value="7.9966700000000003E+20" table:style-name="ce2">
            <text:p>8.00E+20</text:p>
          </table:table-cell>
          <table:table-cell office:value-type="float" office:value="7.2707100000000003E+20" table:style-name="ce2">
            <text:p>7.27E+20</text:p>
          </table:table-cell>
          <table:table-cell office:value-type="float" office:value="4.1138100000000001E+27" table:style-name="ce2">
            <text:p>4.11E+27</text:p>
          </table:table-cell>
          <table:table-cell office:value-type="float" office:value="2.41594E+35" table:style-name="ce2">
            <text:p>2.42E+35</text:p>
          </table:table-cell>
          <table:table-cell office:value-type="float" office:value="5.0810499999999997E+36" table:style-name="ce2">
            <text:p>5.08E+36</text:p>
          </table:table-cell>
          <table:table-cell office:value-type="float" office:value="1.0257500000000001E+21" table:style-name="ce2">
            <text:p>1.03E+21</text:p>
          </table:table-cell>
          <table:table-cell office:value-type="float" office:value="1.03475E+25" table:style-name="ce2">
            <text:p>1.03E+25</text:p>
          </table:table-cell>
          <table:table-cell office:value-type="float" office:value="2.04843E+23" table:style-name="ce2">
            <text:p>2.05E+23</text:p>
          </table:table-cell>
          <table:table-cell office:value-type="float" office:value="5.3226440053606555E+35" table:formula="of:=AVERAGE([.A403:.J403])" table:style-name="ce2">
            <text:p>5.32E+35</text:p>
          </table:table-cell>
          <table:table-cell table:number-columns-repeated="16373"/>
        </table:table-row>
        <table:table-row table:style-name="ro1">
          <table:table-cell office:value-type="float" office:value="9742650000000000" table:style-name="ce2">
            <text:p>9.74E+15</text:p>
          </table:table-cell>
          <table:table-cell office:value-type="float" office:value="5.1196300000000002E+32" table:style-name="ce2">
            <text:p>5.12E+32</text:p>
          </table:table-cell>
          <table:table-cell office:value-type="float" office:value="1.6392E+19" table:style-name="ce2">
            <text:p>1.64E+19</text:p>
          </table:table-cell>
          <table:table-cell office:value-type="float" office:value="9.7946199999999998E+35" table:style-name="ce2">
            <text:p>9.79E+35</text:p>
          </table:table-cell>
          <table:table-cell office:value-type="float" office:value="9.72083E+18" table:style-name="ce2">
            <text:p>9.72E+18</text:p>
          </table:table-cell>
          <table:table-cell office:value-type="float" office:value="2.0938299999999999E+27" table:style-name="ce2">
            <text:p>2.09E+27</text:p>
          </table:table-cell>
          <table:table-cell office:value-type="float" office:value="1.6354700000000001E+39" table:style-name="ce2">
            <text:p>1.64E+39</text:p>
          </table:table-cell>
          <table:table-cell office:value-type="float" office:value="3.2069800000000002E+26" table:style-name="ce2">
            <text:p>3.21E+26</text:p>
          </table:table-cell>
          <table:table-cell office:value-type="float" office:value="2.10735E+32" table:style-name="ce2">
            <text:p>2.11E+32</text:p>
          </table:table-cell>
          <table:table-cell office:value-type="float" office:value="7.1457500000000003E+20" table:style-name="ce2">
            <text:p>7.15E+20</text:p>
          </table:table-cell>
          <table:table-cell office:value-type="float" office:value="1.6364501847004146E+38" table:formula="of:=AVERAGE([.A404:.J404])" table:style-name="ce2">
            <text:p>1.64E+38</text:p>
          </table:table-cell>
          <table:table-cell table:number-columns-repeated="16373"/>
        </table:table-row>
        <table:table-row table:style-name="ro1">
          <table:table-cell office:value-type="float" office:value="102401000000000" table:style-name="ce2">
            <text:p>1.02E+14</text:p>
          </table:table-cell>
          <table:table-cell office:value-type="float" office:value="8.5389400000000002E+29" table:style-name="ce2">
            <text:p>8.54E+29</text:p>
          </table:table-cell>
          <table:table-cell office:value-type="float" office:value="114327000000000" table:style-name="ce2">
            <text:p>1.14E+14</text:p>
          </table:table-cell>
          <table:table-cell office:value-type="float" office:value="1.4140899999999999E+30" table:style-name="ce2">
            <text:p>1.41E+30</text:p>
          </table:table-cell>
          <table:table-cell office:value-type="float" office:value="8.38437E+17" table:style-name="ce2">
            <text:p>8.38E+17</text:p>
          </table:table-cell>
          <table:table-cell office:value-type="float" office:value="2.6956299999999999E+48" table:style-name="ce2">
            <text:p>2.70E+48</text:p>
          </table:table-cell>
          <table:table-cell office:value-type="float" office:value="4.4662200000000002E+43" table:style-name="ce2">
            <text:p>4.47E+43</text:p>
          </table:table-cell>
          <table:table-cell office:value-type="float" office:value="8.4606899999999995E+23" table:style-name="ce2">
            <text:p>8.46E+23</text:p>
          </table:table-cell>
          <table:table-cell office:value-type="float" office:value="5.7785799999999999E+21" table:style-name="ce2">
            <text:p>5.78E+21</text:p>
          </table:table-cell>
          <table:table-cell office:value-type="float" office:value="1.6918499999999999E+21" table:style-name="ce2">
            <text:p>1.69E+21</text:p>
          </table:table-cell>
          <table:table-cell office:value-type="float" office:value="2.6956746621999999E+47" table:formula="of:=AVERAGE([.A405:.J405])" table:style-name="ce2">
            <text:p>2.70E+47</text:p>
          </table:table-cell>
          <table:table-cell table:number-columns-repeated="16373"/>
        </table:table-row>
        <table:table-row table:style-name="ro1">
          <table:table-cell office:value-type="float" office:value="7.35673E+17" table:style-name="ce2">
            <text:p>7.36E+17</text:p>
          </table:table-cell>
          <table:table-cell office:value-type="float" office:value="1.8838000000000001E+31" table:style-name="ce2">
            <text:p>1.88E+31</text:p>
          </table:table-cell>
          <table:table-cell office:value-type="float" office:value="3343420000000000" table:style-name="ce2">
            <text:p>3.34E+15</text:p>
          </table:table-cell>
          <table:table-cell office:value-type="float" office:value="1.39563E+24" table:style-name="ce2">
            <text:p>1.40E+24</text:p>
          </table:table-cell>
          <table:table-cell office:value-type="float" office:value="8.49312E+18" table:style-name="ce2">
            <text:p>8.49E+18</text:p>
          </table:table-cell>
          <table:table-cell office:value-type="float" office:value="1.97789E+25" table:style-name="ce2">
            <text:p>1.98E+25</text:p>
          </table:table-cell>
          <table:table-cell office:value-type="float" office:value="1.32428E+42" table:style-name="ce2">
            <text:p>1.32E+42</text:p>
          </table:table-cell>
          <table:table-cell office:value-type="float" office:value="6.70707E+18" table:style-name="ce2">
            <text:p>6.71E+18</text:p>
          </table:table-cell>
          <table:table-cell office:value-type="float" office:value="2.25907E+29" table:style-name="ce2">
            <text:p>2.26E+29</text:p>
          </table:table-cell>
          <table:table-cell office:value-type="float" office:value="2.0912099999999999E+23" table:style-name="ce2">
            <text:p>2.09E+23</text:p>
          </table:table-cell>
          <table:table-cell office:value-type="float" office:value="1.3242800000190639E+41" table:formula="of:=AVERAGE([.A406:.J406])" table:style-name="ce2">
            <text:p>1.32E+41</text:p>
          </table:table-cell>
          <table:table-cell table:number-columns-repeated="16373"/>
        </table:table-row>
        <table:table-row table:style-name="ro1">
          <table:table-cell office:value-type="float" office:value="2050430000000000" table:style-name="ce2">
            <text:p>2.05E+15</text:p>
          </table:table-cell>
          <table:table-cell office:value-type="float" office:value="1.5104200000000001E+31" table:style-name="ce2">
            <text:p>1.51E+31</text:p>
          </table:table-cell>
          <table:table-cell office:value-type="float" office:value="9491610000000000" table:style-name="ce2">
            <text:p>9.49E+15</text:p>
          </table:table-cell>
          <table:table-cell office:value-type="float" office:value="8.0490399999999997E+26" table:style-name="ce2">
            <text:p>8.05E+26</text:p>
          </table:table-cell>
          <table:table-cell office:value-type="float" office:value="1.7203E+26" table:style-name="ce2">
            <text:p>1.72E+26</text:p>
          </table:table-cell>
          <table:table-cell office:value-type="float" office:value="9.0748300000000001E+24" table:style-name="ce2">
            <text:p>9.07E+24</text:p>
          </table:table-cell>
          <table:table-cell office:value-type="float" office:value="1.2516000000000001E+69" table:style-name="ce2">
            <text:p>1.25E+69</text:p>
          </table:table-cell>
          <table:table-cell office:value-type="float" office:value="5.45204E+19" table:style-name="ce2">
            <text:p>5.45E+19</text:p>
          </table:table-cell>
          <table:table-cell office:value-type="float" office:value="1.0718099999999999E+42" table:style-name="ce2">
            <text:p>1.07E+42</text:p>
          </table:table-cell>
          <table:table-cell office:value-type="float" office:value="4.3723700000000002E+21" table:style-name="ce2">
            <text:p>4.37E+21</text:p>
          </table:table-cell>
          <table:table-cell office:value-type="float" office:value="1.2516E+68" table:formula="of:=AVERAGE([.A407:.J407])" table:style-name="ce2">
            <text:p>1.25E+68</text:p>
          </table:table-cell>
          <table:table-cell table:number-columns-repeated="16373"/>
        </table:table-row>
        <table:table-row table:style-name="ro1">
          <table:table-cell office:value-type="float" office:value="1092350000000000" table:style-name="ce2">
            <text:p>1.09E+15</text:p>
          </table:table-cell>
          <table:table-cell office:value-type="float" office:value="1.39283E+32" table:style-name="ce2">
            <text:p>1.39E+32</text:p>
          </table:table-cell>
          <table:table-cell office:value-type="float" office:value="2.30143E+24" table:style-name="ce2">
            <text:p>2.30E+24</text:p>
          </table:table-cell>
          <table:table-cell office:value-type="float" office:value="3.0420199999999999E+21" table:style-name="ce2">
            <text:p>3.04E+21</text:p>
          </table:table-cell>
          <table:table-cell office:value-type="float" office:value="6.62082E+17" table:style-name="ce2">
            <text:p>6.62E+17</text:p>
          </table:table-cell>
          <table:table-cell office:value-type="float" office:value="4.18852E+30" table:style-name="ce2">
            <text:p>4.19E+30</text:p>
          </table:table-cell>
          <table:table-cell office:value-type="float" office:value="6.3739499999999998E+45" table:style-name="ce2">
            <text:p>6.37E+45</text:p>
          </table:table-cell>
          <table:table-cell office:value-type="float" office:value="2.37018E+22" table:style-name="ce2">
            <text:p>2.37E+22</text:p>
          </table:table-cell>
          <table:table-cell office:value-type="float" office:value="1.00657E+25" table:style-name="ce2">
            <text:p>1.01E+25</text:p>
          </table:table-cell>
          <table:table-cell office:value-type="float" office:value="4.3307400000000001E+22" table:style-name="ce2">
            <text:p>4.33E+22</text:p>
          </table:table-cell>
          <table:table-cell office:value-type="float" office:value="6.3739500000001433E+44" table:formula="of:=AVERAGE([.A408:.J408])" table:style-name="ce2">
            <text:p>6.37E+44</text:p>
          </table:table-cell>
          <table:table-cell table:number-columns-repeated="16373"/>
        </table:table-row>
        <table:table-row table:style-name="ro1">
          <table:table-cell office:value-type="float" office:value="6.69704E+16" table:style-name="ce2">
            <text:p>6.70E+16</text:p>
          </table:table-cell>
          <table:table-cell office:value-type="float" office:value="8.2635099999999993E+29" table:style-name="ce2">
            <text:p>8.26E+29</text:p>
          </table:table-cell>
          <table:table-cell office:value-type="float" office:value="2725130000000000" table:style-name="ce2">
            <text:p>2.73E+15</text:p>
          </table:table-cell>
          <table:table-cell office:value-type="float" office:value="6.5198499999999999E+21" table:style-name="ce2">
            <text:p>6.52E+21</text:p>
          </table:table-cell>
          <table:table-cell office:value-type="float" office:value="1.0949300000000001E+31" table:style-name="ce2">
            <text:p>1.09E+31</text:p>
          </table:table-cell>
          <table:table-cell office:value-type="float" office:value="2.14439E+25" table:style-name="ce2">
            <text:p>2.14E+25</text:p>
          </table:table-cell>
          <table:table-cell office:value-type="float" office:value="1.2197599999999999E+48" table:style-name="ce2">
            <text:p>1.22E+48</text:p>
          </table:table-cell>
          <table:table-cell office:value-type="float" office:value="7.0575200000000001E+22" table:style-name="ce2">
            <text:p>7.06E+22</text:p>
          </table:table-cell>
          <table:table-cell office:value-type="float" office:value="8.5265400000000001E+21" table:style-name="ce2">
            <text:p>8.53E+21</text:p>
          </table:table-cell>
          <table:table-cell office:value-type="float" office:value="9.3141000000000003E+23" table:style-name="ce2">
            <text:p>9.31E+23</text:p>
          </table:table-cell>
          <table:table-cell office:value-type="float" office:value="1.2197599999999999E+47" table:formula="of:=AVERAGE([.A409:.J409])" table:style-name="ce2">
            <text:p>1.22E+47</text:p>
          </table:table-cell>
          <table:table-cell table:number-columns-repeated="16373"/>
        </table:table-row>
        <table:table-row table:style-name="ro1">
          <table:table-cell office:value-type="float" office:value="297842000000000" table:style-name="ce2">
            <text:p>2.98E+14</text:p>
          </table:table-cell>
          <table:table-cell office:value-type="float" office:value="1.937E+31" table:style-name="ce2">
            <text:p>1.94E+31</text:p>
          </table:table-cell>
          <table:table-cell office:value-type="float" office:value="7649080000000000" table:style-name="ce2">
            <text:p>7.65E+15</text:p>
          </table:table-cell>
          <table:table-cell office:value-type="float" office:value="5.92366E+19" table:style-name="ce2">
            <text:p>5.92E+19</text:p>
          </table:table-cell>
          <table:table-cell office:value-type="float" office:value="1.46434E+19" table:style-name="ce2">
            <text:p>1.46E+19</text:p>
          </table:table-cell>
          <table:table-cell office:value-type="float" office:value="3.4049800000000001E+32" table:style-name="ce2">
            <text:p>3.40E+32</text:p>
          </table:table-cell>
          <table:table-cell office:value-type="float" office:value="3.8710800000000001E+36" table:style-name="ce2">
            <text:p>3.87E+36</text:p>
          </table:table-cell>
          <table:table-cell office:value-type="float" office:value="1.3957500000000001E+21" table:style-name="ce2">
            <text:p>1.40E+21</text:p>
          </table:table-cell>
          <table:table-cell office:value-type="float" office:value="7.5156500000000001E+38" table:style-name="ce2">
            <text:p>7.52E+38</text:p>
          </table:table-cell>
          <table:table-cell office:value-type="float" office:value="2.1204E+21" table:style-name="ce2">
            <text:p>2.12E+21</text:p>
          </table:table-cell>
          <table:table-cell office:value-type="float" office:value="7.554364398680001E+37" table:formula="of:=AVERAGE([.A410:.J410])" table:style-name="ce2">
            <text:p>7.55E+37</text:p>
          </table:table-cell>
          <table:table-cell table:number-columns-repeated="16373"/>
        </table:table-row>
        <table:table-row table:style-name="ro1">
          <table:table-cell office:value-type="float" office:value="1.53641E+20" table:style-name="ce2">
            <text:p>1.54E+20</text:p>
          </table:table-cell>
          <table:table-cell office:value-type="float" office:value="2.3887799999999998E+29" table:style-name="ce2">
            <text:p>2.39E+29</text:p>
          </table:table-cell>
          <table:table-cell office:value-type="float" office:value="783897000000000" table:style-name="ce2">
            <text:p>7.84E+14</text:p>
          </table:table-cell>
          <table:table-cell office:value-type="float" office:value="6.0557099999999998E+21" table:style-name="ce2">
            <text:p>6.06E+21</text:p>
          </table:table-cell>
          <table:table-cell office:value-type="float" office:value="2.17186E+20" table:style-name="ce2">
            <text:p>2.17E+20</text:p>
          </table:table-cell>
          <table:table-cell office:value-type="float" office:value="2.10689E+24" table:style-name="ce2">
            <text:p>2.11E+24</text:p>
          </table:table-cell>
          <table:table-cell office:value-type="float" office:value="6.3801799999999999E+45" table:style-name="ce2">
            <text:p>6.38E+45</text:p>
          </table:table-cell>
          <table:table-cell office:value-type="float" office:value="1.1130300000000001E+21" table:style-name="ce2">
            <text:p>1.11E+21</text:p>
          </table:table-cell>
          <table:table-cell office:value-type="float" office:value="1.0718099999999999E+42" table:style-name="ce2">
            <text:p>1.07E+42</text:p>
          </table:table-cell>
          <table:table-cell office:value-type="float" office:value="1.8873999999999999E+23" table:style-name="ce2">
            <text:p>1.89E+23</text:p>
          </table:table-cell>
          <table:table-cell office:value-type="float" office:value="6.38125181E+44" table:formula="of:=AVERAGE([.A411:.J411])" table:style-name="ce2">
            <text:p>6.38E+44</text:p>
          </table:table-cell>
          <table:table-cell table:number-columns-repeated="16373"/>
        </table:table-row>
        <table:table-row table:style-name="ro1">
          <table:table-cell office:value-type="float" office:value="2.19199E+16" table:style-name="ce2">
            <text:p>2.19E+16</text:p>
          </table:table-cell>
          <table:table-cell office:value-type="float" office:value="3.16538E+31" table:style-name="ce2">
            <text:p>3.17E+31</text:p>
          </table:table-cell>
          <table:table-cell office:value-type="float" office:value="217772000000000" table:style-name="ce2">
            <text:p>2.18E+14</text:p>
          </table:table-cell>
          <table:table-cell office:value-type="float" office:value="3.2162200000000002E+37" table:style-name="ce2">
            <text:p>3.22E+37</text:p>
          </table:table-cell>
          <table:table-cell office:value-type="float" office:value="5.1758299999999998E+30" table:style-name="ce2">
            <text:p>5.18E+30</text:p>
          </table:table-cell>
          <table:table-cell office:value-type="float" office:value="2.4699499999999998E+32" table:style-name="ce2">
            <text:p>2.47E+32</text:p>
          </table:table-cell>
          <table:table-cell office:value-type="float" office:value="4.3029200000000001E+41" table:style-name="ce2">
            <text:p>4.30E+41</text:p>
          </table:table-cell>
          <table:table-cell office:value-type="float" office:value="2.55674E+20" table:style-name="ce2">
            <text:p>2.56E+20</text:p>
          </table:table-cell>
          <table:table-cell office:value-type="float" office:value="1.94161E+25" table:style-name="ce2">
            <text:p>1.94E+25</text:p>
          </table:table-cell>
          <table:table-cell office:value-type="float" office:value="7.6782699999999998E+23" table:style-name="ce2">
            <text:p>7.68E+23</text:p>
          </table:table-cell>
          <table:table-cell office:value-type="float" office:value="4.3032416248382464E+40" table:formula="of:=AVERAGE([.A412:.J412])" table:style-name="ce2">
            <text:p>4.30E+40</text:p>
          </table:table-cell>
          <table:table-cell table:number-columns-repeated="16373"/>
        </table:table-row>
        <table:table-row table:style-name="ro1">
          <table:table-cell office:value-type="float" office:value="1307610000000000" table:style-name="ce2">
            <text:p>1.31E+15</text:p>
          </table:table-cell>
          <table:table-cell office:value-type="float" office:value="8.3377399999999997E+28" table:style-name="ce2">
            <text:p>8.34E+28</text:p>
          </table:table-cell>
          <table:table-cell office:value-type="float" office:value="4.16888E+21" table:style-name="ce2">
            <text:p>4.17E+21</text:p>
          </table:table-cell>
          <table:table-cell office:value-type="float" office:value="6.7369400000000001E+21" table:style-name="ce2">
            <text:p>6.74E+21</text:p>
          </table:table-cell>
          <table:table-cell office:value-type="float" office:value="9.1359100000000002E+27" table:style-name="ce2">
            <text:p>9.14E+27</text:p>
          </table:table-cell>
          <table:table-cell office:value-type="float" office:value="7.4765999999999996E+31" table:style-name="ce2">
            <text:p>7.48E+31</text:p>
          </table:table-cell>
          <table:table-cell office:value-type="float" office:value="6.5553599999999997E+35" table:style-name="ce2">
            <text:p>6.56E+35</text:p>
          </table:table-cell>
          <table:table-cell office:value-type="float" office:value="1.8231200000000001E+24" table:style-name="ce2">
            <text:p>1.82E+24</text:p>
          </table:table-cell>
          <table:table-cell office:value-type="float" office:value="1.0531699999999999E+21" table:style-name="ce2">
            <text:p>1.05E+21</text:p>
          </table:table-cell>
          <table:table-cell office:value-type="float" office:value="8.6887599999999992E+22" table:style-name="ce2">
            <text:p>8.69E+22</text:p>
          </table:table-cell>
          <table:table-cell office:value-type="float" office:value="6.5561085851523199E+34" table:formula="of:=AVERAGE([.A413:.J413])" table:style-name="ce2">
            <text:p>6.56E+34</text:p>
          </table:table-cell>
          <table:table-cell table:number-columns-repeated="16373"/>
        </table:table-row>
        <table:table-row table:style-name="ro1">
          <table:table-cell office:value-type="float" office:value="433640000000000" table:style-name="ce2">
            <text:p>4.34E+14</text:p>
          </table:table-cell>
          <table:table-cell office:value-type="float" office:value="1.3756299999999999E+28" table:style-name="ce2">
            <text:p>1.38E+28</text:p>
          </table:table-cell>
          <table:table-cell office:value-type="float" office:value="3.3934599999999999E+25" table:style-name="ce2">
            <text:p>3.39E+25</text:p>
          </table:table-cell>
          <table:table-cell office:value-type="float" office:value="3.54594E+20" table:style-name="ce2">
            <text:p>3.55E+20</text:p>
          </table:table-cell>
          <table:table-cell office:value-type="float" office:value="1.06207E+19" table:style-name="ce2">
            <text:p>1.06E+19</text:p>
          </table:table-cell>
          <table:table-cell office:value-type="float" office:value="2.01459E+38" table:style-name="ce2">
            <text:p>2.01E+38</text:p>
          </table:table-cell>
          <table:table-cell office:value-type="float" office:value="6.6959000000000005E+40" table:style-name="ce2">
            <text:p>6.70E+40</text:p>
          </table:table-cell>
          <table:table-cell office:value-type="float" office:value="2.6466300000000001E+21" table:style-name="ce2">
            <text:p>2.65E+21</text:p>
          </table:table-cell>
          <table:table-cell office:value-type="float" office:value="3.4183300000000001E+23" table:style-name="ce2">
            <text:p>3.42E+23</text:p>
          </table:table-cell>
          <table:table-cell office:value-type="float" office:value="5.1179899999999995E+21" table:style-name="ce2">
            <text:p>5.12E+21</text:p>
          </table:table-cell>
          <table:table-cell office:value-type="float" office:value="6.7160459000013793E+39" table:formula="of:=AVERAGE([.A414:.J414])" table:style-name="ce2">
            <text:p>6.72E+39</text:p>
          </table:table-cell>
          <table:table-cell table:number-columns-repeated="16373"/>
        </table:table-row>
        <table:table-row table:style-name="ro1">
          <table:table-cell office:value-type="float" office:value="1.93512E+16" table:style-name="ce2">
            <text:p>1.94E+16</text:p>
          </table:table-cell>
          <table:table-cell office:value-type="float" office:value="2.9987200000000001E+31" table:style-name="ce2">
            <text:p>3.00E+31</text:p>
          </table:table-cell>
          <table:table-cell office:value-type="float" office:value="9966910000000000" table:style-name="ce2">
            <text:p>9.97E+15</text:p>
          </table:table-cell>
          <table:table-cell office:value-type="float" office:value="4.7048400000000001E+24" table:style-name="ce2">
            <text:p>4.70E+24</text:p>
          </table:table-cell>
          <table:table-cell office:value-type="float" office:value="7.8779900000000003E+28" table:style-name="ce2">
            <text:p>7.88E+28</text:p>
          </table:table-cell>
          <table:table-cell office:value-type="float" office:value="2.35702E+25" table:style-name="ce2">
            <text:p>2.36E+25</text:p>
          </table:table-cell>
          <table:table-cell office:value-type="float" office:value="1.4800300000000001E+36" table:style-name="ce2">
            <text:p>1.48E+36</text:p>
          </table:table-cell>
          <table:table-cell office:value-type="float" office:value="4.7887E+19" table:style-name="ce2">
            <text:p>4.79E+19</text:p>
          </table:table-cell>
          <table:table-cell office:value-type="float" office:value="7.67549E+16" table:style-name="ce2">
            <text:p>7.68E+16</text:p>
          </table:table-cell>
          <table:table-cell office:value-type="float" office:value="5.7425799999999997E+23" table:style-name="ce2">
            <text:p>5.74E+23</text:p>
          </table:table-cell>
          <table:table-cell office:value-type="float" office:value="1.4800600660087496E+35" table:formula="of:=AVERAGE([.A415:.J415])" table:style-name="ce2">
            <text:p>1.48E+35</text:p>
          </table:table-cell>
          <table:table-cell table:number-columns-repeated="16373"/>
        </table:table-row>
        <table:table-row table:style-name="ro1">
          <table:table-cell office:value-type="float" office:value="5.81101E+17" table:style-name="ce2">
            <text:p>5.81E+17</text:p>
          </table:table-cell>
          <table:table-cell office:value-type="float" office:value="4.7670500000000003E+32" table:style-name="ce2">
            <text:p>4.77E+32</text:p>
          </table:table-cell>
          <table:table-cell office:value-type="float" office:value="7.81622E+16" table:style-name="ce2">
            <text:p>7.82E+16</text:p>
          </table:table-cell>
          <table:table-cell office:value-type="float" office:value="1.1846700000000001E+21" table:style-name="ce2">
            <text:p>1.18E+21</text:p>
          </table:table-cell>
          <table:table-cell office:value-type="float" office:value="2.47531E+17" table:style-name="ce2">
            <text:p>2.48E+17</text:p>
          </table:table-cell>
          <table:table-cell office:value-type="float" office:value="9.4670900000000005E+30" table:style-name="ce2">
            <text:p>9.47E+30</text:p>
          </table:table-cell>
          <table:table-cell office:value-type="float" office:value="8.1574099999999998E+36" table:style-name="ce2">
            <text:p>8.16E+36</text:p>
          </table:table-cell>
          <table:table-cell office:value-type="float" office:value="1.5392500000000001E+22" table:style-name="ce2">
            <text:p>1.54E+22</text:p>
          </table:table-cell>
          <table:table-cell office:value-type="float" office:value="1.9792500000000002E+25" table:style-name="ce2">
            <text:p>1.98E+25</text:p>
          </table:table-cell>
          <table:table-cell office:value-type="float" office:value="5.7499200000000003E+23" table:style-name="ce2">
            <text:p>5.75E+23</text:p>
          </table:table-cell>
          <table:table-cell office:value-type="float" office:value="8.1578961721103828E+35" table:formula="of:=AVERAGE([.A416:.J416])" table:style-name="ce2">
            <text:p>8.16E+35</text:p>
          </table:table-cell>
          <table:table-cell table:number-columns-repeated="16373"/>
        </table:table-row>
        <table:table-row table:style-name="ro1">
          <table:table-cell office:value-type="float" office:value="1.86596E+16" table:style-name="ce2">
            <text:p>1.87E+16</text:p>
          </table:table-cell>
          <table:table-cell office:value-type="float" office:value="3.8524699999999998E+29" table:style-name="ce2">
            <text:p>3.85E+29</text:p>
          </table:table-cell>
          <table:table-cell office:value-type="float" office:value="3.3984099999999999E+21" table:style-name="ce2">
            <text:p>3.40E+21</text:p>
          </table:table-cell>
          <table:table-cell office:value-type="float" office:value="1.55964E+20" table:style-name="ce2">
            <text:p>1.56E+20</text:p>
          </table:table-cell>
          <table:table-cell office:value-type="float" office:value="4.1069200000000001E+31" table:style-name="ce2">
            <text:p>4.11E+31</text:p>
          </table:table-cell>
          <table:table-cell office:value-type="float" office:value="1.3581599999999999E+40" table:style-name="ce2">
            <text:p>1.36E+40</text:p>
          </table:table-cell>
          <table:table-cell office:value-type="float" office:value="3.3160500000000001E+41" table:style-name="ce2">
            <text:p>3.32E+41</text:p>
          </table:table-cell>
          <table:table-cell office:value-type="float" office:value="3.6078799999999997E+21" table:style-name="ce2">
            <text:p>3.61E+21</text:p>
          </table:table-cell>
          <table:table-cell office:value-type="float" office:value="2.41904E+20" table:style-name="ce2">
            <text:p>2.42E+20</text:p>
          </table:table-cell>
          <table:table-cell office:value-type="float" office:value="3.0266799999999997E+23" table:style-name="ce2">
            <text:p>3.03E+23</text:p>
          </table:table-cell>
          <table:table-cell office:value-type="float" office:value="3.4518660004145447E+40" table:formula="of:=AVERAGE([.A417:.J417])" table:style-name="ce2">
            <text:p>3.45E+40</text:p>
          </table:table-cell>
          <table:table-cell table:number-columns-repeated="16373"/>
        </table:table-row>
        <table:table-row table:style-name="ro1">
          <table:table-cell office:value-type="float" office:value="4.86868E+16" table:style-name="ce2">
            <text:p>4.87E+16</text:p>
          </table:table-cell>
          <table:table-cell office:value-type="float" office:value="2.67996E+31" table:style-name="ce2">
            <text:p>2.68E+31</text:p>
          </table:table-cell>
          <table:table-cell office:value-type="float" office:value="5238630000000000" table:style-name="ce2">
            <text:p>5.24E+15</text:p>
          </table:table-cell>
          <table:table-cell office:value-type="float" office:value="1.47769E+20" table:style-name="ce2">
            <text:p>1.48E+20</text:p>
          </table:table-cell>
          <table:table-cell office:value-type="float" office:value="1.79605E+28" table:style-name="ce2">
            <text:p>1.80E+28</text:p>
          </table:table-cell>
          <table:table-cell office:value-type="float" office:value="1.6310900000000001E+38" table:style-name="ce2">
            <text:p>1.63E+38</text:p>
          </table:table-cell>
          <table:table-cell office:value-type="float" office:value="2.52156E+39" table:style-name="ce2">
            <text:p>2.52E+39</text:p>
          </table:table-cell>
          <table:table-cell office:value-type="float" office:value="3.3875900000000001E+21" table:style-name="ce2">
            <text:p>3.39E+21</text:p>
          </table:table-cell>
          <table:table-cell office:value-type="float" office:value="4.3443100000000001E+21" table:style-name="ce2">
            <text:p>4.34E+21</text:p>
          </table:table-cell>
          <table:table-cell office:value-type="float" office:value="1.56878E+25" table:style-name="ce2">
            <text:p>1.57E+25</text:p>
          </table:table-cell>
          <table:table-cell office:value-type="float" office:value="2.6846690268175763E+38" table:formula="of:=AVERAGE([.A418:.J418])" table:style-name="ce2">
            <text:p>2.68E+38</text:p>
          </table:table-cell>
          <table:table-cell table:number-columns-repeated="16373"/>
        </table:table-row>
        <table:table-row table:style-name="ro1">
          <table:table-cell office:value-type="float" office:value="68208600000000" table:style-name="ce2">
            <text:p>6.82E+13</text:p>
          </table:table-cell>
          <table:table-cell office:value-type="float" office:value="1.87237E+30" table:style-name="ce2">
            <text:p>1.87E+30</text:p>
          </table:table-cell>
          <table:table-cell office:value-type="float" office:value="7.8099000000000007E+20" table:style-name="ce2">
            <text:p>7.81E+20</text:p>
          </table:table-cell>
          <table:table-cell office:value-type="float" office:value="6.8743100000000004E+22" table:style-name="ce2">
            <text:p>6.87E+22</text:p>
          </table:table-cell>
          <table:table-cell office:value-type="float" office:value="2.90285E+16" table:style-name="ce2">
            <text:p>2.90E+16</text:p>
          </table:table-cell>
          <table:table-cell office:value-type="float" office:value="2.8098899999999999E+31" table:style-name="ce2">
            <text:p>2.81E+31</text:p>
          </table:table-cell>
          <table:table-cell office:value-type="float" office:value="1.46282E+37" table:style-name="ce2">
            <text:p>1.46E+37</text:p>
          </table:table-cell>
          <table:table-cell office:value-type="float" office:value="1.61706E+20" table:style-name="ce2">
            <text:p>1.62E+20</text:p>
          </table:table-cell>
          <table:table-cell office:value-type="float" office:value="157225000000000" table:style-name="ce2">
            <text:p>1.57E+14</text:p>
          </table:table-cell>
          <table:table-cell office:value-type="float" office:value="1.93943E+23" table:style-name="ce2">
            <text:p>1.94E+23</text:p>
          </table:table-cell>
          <table:table-cell office:value-type="float" office:value="1.4628229971270263E+36" table:formula="of:=AVERAGE([.A419:.J419])" table:style-name="ce2">
            <text:p>1.46E+36</text:p>
          </table:table-cell>
          <table:table-cell table:number-columns-repeated="16373"/>
        </table:table-row>
        <table:table-row table:style-name="ro1">
          <table:table-cell office:value-type="float" office:value="1.39804E+16" table:style-name="ce2">
            <text:p>1.40E+16</text:p>
          </table:table-cell>
          <table:table-cell office:value-type="float" office:value="1.25595E+32" table:style-name="ce2">
            <text:p>1.26E+32</text:p>
          </table:table-cell>
          <table:table-cell office:value-type="float" office:value="2.92622E+19" table:style-name="ce2">
            <text:p>2.93E+19</text:p>
          </table:table-cell>
          <table:table-cell office:value-type="float" office:value="1.5576499999999999E+23" table:style-name="ce2">
            <text:p>1.56E+23</text:p>
          </table:table-cell>
          <table:table-cell office:value-type="float" office:value="9.8814599999999995E+30" table:style-name="ce2">
            <text:p>9.88E+30</text:p>
          </table:table-cell>
          <table:table-cell office:value-type="float" office:value="2.8812000000000002E+27" table:style-name="ce2">
            <text:p>2.88E+27</text:p>
          </table:table-cell>
          <table:table-cell office:value-type="float" office:value="3.5595E+39" table:style-name="ce2">
            <text:p>3.56E+39</text:p>
          </table:table-cell>
          <table:table-cell office:value-type="float" office:value="7.60037E+18" table:style-name="ce2">
            <text:p>7.60E+18</text:p>
          </table:table-cell>
          <table:table-cell office:value-type="float" office:value="2.37285E+20" table:style-name="ce2">
            <text:p>2.37E+20</text:p>
          </table:table-cell>
          <table:table-cell office:value-type="float" office:value="2.93552E+21" table:style-name="ce2">
            <text:p>2.94E+21</text:p>
          </table:table-cell>
          <table:table-cell office:value-type="float" office:value="3.559500135479341E+38" table:formula="of:=AVERAGE([.A420:.J420])" table:style-name="ce2">
            <text:p>3.56E+38</text:p>
          </table:table-cell>
          <table:table-cell table:number-columns-repeated="16373"/>
        </table:table-row>
        <table:table-row table:style-name="ro1">
          <table:table-cell office:value-type="float" office:value="2.537E+16" table:style-name="ce2">
            <text:p>2.54E+16</text:p>
          </table:table-cell>
          <table:table-cell office:value-type="float" office:value="7.3772499999999999E+29" table:style-name="ce2">
            <text:p>7.38E+29</text:p>
          </table:table-cell>
          <table:table-cell office:value-type="float" office:value="1.6804999999999999E+23" table:style-name="ce2">
            <text:p>1.68E+23</text:p>
          </table:table-cell>
          <table:table-cell office:value-type="float" office:value="1.04006E+21" table:style-name="ce2">
            <text:p>1.04E+21</text:p>
          </table:table-cell>
          <table:table-cell office:value-type="float" office:value="1.53506E+18" table:style-name="ce2">
            <text:p>1.54E+18</text:p>
          </table:table-cell>
          <table:table-cell office:value-type="float" office:value="5.4337700000000005E+33" table:style-name="ce2">
            <text:p>5.43E+33</text:p>
          </table:table-cell>
          <table:table-cell office:value-type="float" office:value="2.0867799999999999E+35" table:style-name="ce2">
            <text:p>2.09E+35</text:p>
          </table:table-cell>
          <table:table-cell office:value-type="float" office:value="1.93205E+20" table:style-name="ce2">
            <text:p>1.93E+20</text:p>
          </table:table-cell>
          <table:table-cell office:value-type="float" office:value="2.4975099999999998E+35" table:style-name="ce2">
            <text:p>2.50E+35</text:p>
          </table:table-cell>
          <table:table-cell office:value-type="float" office:value="1.9715700000000001E+23" table:style-name="ce2">
            <text:p>1.97E+23</text:p>
          </table:table-cell>
          <table:table-cell office:value-type="float" office:value="4.6386350772536638E+34" table:formula="of:=AVERAGE([.A421:.J421])" table:style-name="ce2">
            <text:p>4.64E+34</text:p>
          </table:table-cell>
          <table:table-cell table:number-columns-repeated="16373"/>
        </table:table-row>
        <table:table-row table:style-name="ro1">
          <table:table-cell office:value-type="float" office:value="2.15656E+16" table:style-name="ce2">
            <text:p>2.16E+16</text:p>
          </table:table-cell>
          <table:table-cell office:value-type="float" office:value="2.9056099999999999E+31" table:style-name="ce2">
            <text:p>2.91E+31</text:p>
          </table:table-cell>
          <table:table-cell office:value-type="float" office:value="4469140000000000" table:style-name="ce2">
            <text:p>4.47E+15</text:p>
          </table:table-cell>
          <table:table-cell office:value-type="float" office:value="8.0612600000000007E+20" table:style-name="ce2">
            <text:p>8.06E+20</text:p>
          </table:table-cell>
          <table:table-cell office:value-type="float" office:value="1.3742199999999999E+25" table:style-name="ce2">
            <text:p>1.37E+25</text:p>
          </table:table-cell>
          <table:table-cell office:value-type="float" office:value="1.0902100000000001E+47" table:style-name="ce2">
            <text:p>1.09E+47</text:p>
          </table:table-cell>
          <table:table-cell office:value-type="float" office:value="6.3740200000000004E+45" table:style-name="ce2">
            <text:p>6.37E+45</text:p>
          </table:table-cell>
          <table:table-cell office:value-type="float" office:value="2.6878900000000002E+21" table:style-name="ce2">
            <text:p>2.69E+21</text:p>
          </table:table-cell>
          <table:table-cell office:value-type="float" office:value="1.0712299999999999E+42" table:style-name="ce2">
            <text:p>1.07E+42</text:p>
          </table:table-cell>
          <table:table-cell office:value-type="float" office:value="3.6555400000000001E+25" table:style-name="ce2">
            <text:p>3.66E+25</text:p>
          </table:table-cell>
          <table:table-cell office:value-type="float" office:value="1.1539609123000002E+46" table:formula="of:=AVERAGE([.A422:.J422])" table:style-name="ce2">
            <text:p>1.15E+46</text:p>
          </table:table-cell>
          <table:table-cell table:number-columns-repeated="16373"/>
        </table:table-row>
        <table:table-row table:style-name="ro1">
          <table:table-cell office:value-type="float" office:value="2.79247E+16" table:style-name="ce2">
            <text:p>2.79E+16</text:p>
          </table:table-cell>
          <table:table-cell office:value-type="float" office:value="5.3986299999999996E+28" table:style-name="ce2">
            <text:p>5.40E+28</text:p>
          </table:table-cell>
          <table:table-cell office:value-type="float" office:value="14710600000000" table:style-name="ce2">
            <text:p>1.47E+13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3.2941900000000001E+31" table:style-name="ce2">
            <text:p>3.29E+31</text:p>
          </table:table-cell>
          <table:table-cell office:value-type="float" office:value="5.9440199999999996E+30" table:style-name="ce2">
            <text:p>5.94E+30</text:p>
          </table:table-cell>
          <table:table-cell office:value-type="float" office:value="7.9898099999999997E+59" table:style-name="ce2">
            <text:p>7.99E+59</text:p>
          </table:table-cell>
          <table:table-cell office:value-type="float" office:value="8.2606E+19" table:style-name="ce2">
            <text:p>8.26E+19</text:p>
          </table:table-cell>
          <table:table-cell office:value-type="float" office:value="2.9034899999999999E+32" table:style-name="ce2">
            <text:p>2.90E+32</text:p>
          </table:table-cell>
          <table:table-cell office:value-type="float" office:value="7.59668E+20" table:style-name="ce2">
            <text:p>7.60E+20</text:p>
          </table:table-cell>
          <table:table-cell office:value-type="float" office:value="7.9898099999999992E+58" table:formula="of:=AVERAGE([.A423:.J423])" table:style-name="ce2">
            <text:p>7.99E+58</text:p>
          </table:table-cell>
          <table:table-cell table:number-columns-repeated="16373"/>
        </table:table-row>
        <table:table-row table:style-name="ro1">
          <table:table-cell office:value-type="float" office:value="1.94245E+16" table:style-name="ce2">
            <text:p>1.94E+16</text:p>
          </table:table-cell>
          <table:table-cell office:value-type="float" office:value="1.14069E+30" table:style-name="ce2">
            <text:p>1.14E+30</text:p>
          </table:table-cell>
          <table:table-cell office:value-type="float" office:value="2.10669E+19" table:style-name="ce2">
            <text:p>2.11E+19</text:p>
          </table:table-cell>
          <table:table-cell office:value-type="float" office:value="7.1798899999999997E+20" table:style-name="ce2">
            <text:p>7.18E+20</text:p>
          </table:table-cell>
          <table:table-cell office:value-type="float" office:value="1.54521E+29" table:style-name="ce2">
            <text:p>1.55E+29</text:p>
          </table:table-cell>
          <table:table-cell office:value-type="float" office:value="2.11848E+32" table:style-name="ce2">
            <text:p>2.12E+32</text:p>
          </table:table-cell>
          <table:table-cell office:value-type="float" office:value="1.09295E+59" table:style-name="ce2">
            <text:p>1.09E+59</text:p>
          </table:table-cell>
          <table:table-cell office:value-type="float" office:value="1.6969299999999999E+32" table:style-name="ce2">
            <text:p>1.70E+32</text:p>
          </table:table-cell>
          <table:table-cell office:value-type="float" office:value="1.0070700000000001E+25" table:style-name="ce2">
            <text:p>1.01E+25</text:p>
          </table:table-cell>
          <table:table-cell office:value-type="float" office:value="1.7118E+21" table:style-name="ce2">
            <text:p>1.71E+21</text:p>
          </table:table-cell>
          <table:table-cell office:value-type="float" office:value="1.09295E+58" table:formula="of:=AVERAGE([.A424:.J424])" table:style-name="ce2">
            <text:p>1.09E+58</text:p>
          </table:table-cell>
          <table:table-cell table:number-columns-repeated="16373"/>
        </table:table-row>
        <table:table-row table:style-name="ro1">
          <table:table-cell office:value-type="float" office:value="1.2563E+17" table:style-name="ce2">
            <text:p>1.26E+17</text:p>
          </table:table-cell>
          <table:table-cell office:value-type="float" office:value="1.8839200000000001E+31" table:style-name="ce2">
            <text:p>1.88E+31</text:p>
          </table:table-cell>
          <table:table-cell office:value-type="float" office:value="7.85492E+20" table:style-name="ce2">
            <text:p>7.85E+20</text:p>
          </table:table-cell>
          <table:table-cell office:value-type="float" office:value="5.5438E+20" table:style-name="ce2">
            <text:p>5.54E+20</text:p>
          </table:table-cell>
          <table:table-cell office:value-type="float" office:value="3.4764E+17" table:style-name="ce2">
            <text:p>3.48E+17</text:p>
          </table:table-cell>
          <table:table-cell office:value-type="float" office:value="3.69944E+34" table:style-name="ce2">
            <text:p>3.70E+34</text:p>
          </table:table-cell>
          <table:table-cell office:value-type="float" office:value="3.3092700000000001E+39" table:style-name="ce2">
            <text:p>3.31E+39</text:p>
          </table:table-cell>
          <table:table-cell office:value-type="float" office:value="1.28845E+17" table:style-name="ce2">
            <text:p>1.29E+17</text:p>
          </table:table-cell>
          <table:table-cell office:value-type="float" office:value="7.2160700000000008E+41" table:style-name="ce2">
            <text:p>7.22E+41</text:p>
          </table:table-cell>
          <table:table-cell office:value-type="float" office:value="8.4639500000000003E+21" table:style-name="ce2">
            <text:p>8.46E+21</text:p>
          </table:table-cell>
          <table:table-cell office:value-type="float" office:value="7.2491630701323935E+40" table:formula="of:=AVERAGE([.A425:.J425])" table:style-name="ce2">
            <text:p>7.25E+40</text:p>
          </table:table-cell>
          <table:table-cell table:number-columns-repeated="16373"/>
        </table:table-row>
        <table:table-row table:style-name="ro1">
          <table:table-cell office:value-type="float" office:value="1.10078E+19" table:style-name="ce2">
            <text:p>1.10E+19</text:p>
          </table:table-cell>
          <table:table-cell office:value-type="float" office:value="2.0909499999999999E+24" table:style-name="ce2">
            <text:p>2.09E+24</text:p>
          </table:table-cell>
          <table:table-cell office:value-type="float" office:value="9.06138E+16" table:style-name="ce2">
            <text:p>9.06E+16</text:p>
          </table:table-cell>
          <table:table-cell office:value-type="float" office:value="1.36276E+20" table:style-name="ce2">
            <text:p>1.36E+20</text:p>
          </table:table-cell>
          <table:table-cell office:value-type="float" office:value="3.3669600000000004E+35" table:style-name="ce2">
            <text:p>3.37E+35</text:p>
          </table:table-cell>
          <table:table-cell office:value-type="float" office:value="5.4328E+47" table:style-name="ce2">
            <text:p>5.43E+47</text:p>
          </table:table-cell>
          <table:table-cell office:value-type="float" office:value="2.21029E+35" table:style-name="ce2">
            <text:p>2.21E+35</text:p>
          </table:table-cell>
          <table:table-cell office:value-type="float" office:value="2.02283E+17" table:style-name="ce2">
            <text:p>2.02E+17</text:p>
          </table:table-cell>
          <table:table-cell office:value-type="float" office:value="1.0130599999999999E+25" table:style-name="ce2">
            <text:p>1.01E+25</text:p>
          </table:table-cell>
          <table:table-cell office:value-type="float" office:value="2.2325299999999999E+21" table:style-name="ce2">
            <text:p>2.23E+21</text:p>
          </table:table-cell>
          <table:table-cell office:value-type="float" office:value="5.4328000000055765E+46" table:formula="of:=AVERAGE([.A426:.J426])" table:style-name="ce2">
            <text:p>5.43E+46</text:p>
          </table:table-cell>
          <table:table-cell table:number-columns-repeated="16373"/>
        </table:table-row>
        <table:table-row table:style-name="ro1">
          <table:table-cell office:value-type="float" office:value="1.96044E+16" table:style-name="ce2">
            <text:p>1.96E+16</text:p>
          </table:table-cell>
          <table:table-cell office:value-type="float" office:value="7.7423999999999996E+28" table:style-name="ce2">
            <text:p>7.74E+28</text:p>
          </table:table-cell>
          <table:table-cell office:value-type="float" office:value="414728000000000" table:style-name="ce2">
            <text:p>4.15E+14</text:p>
          </table:table-cell>
          <table:table-cell office:value-type="float" office:value="2.4602599999999999E+21" table:style-name="ce2">
            <text:p>2.46E+21</text:p>
          </table:table-cell>
          <table:table-cell office:value-type="float" office:value="3.6061899999999999E+28" table:style-name="ce2">
            <text:p>3.61E+28</text:p>
          </table:table-cell>
          <table:table-cell office:value-type="float" office:value="1.82054E+28" table:style-name="ce2">
            <text:p>1.82E+28</text:p>
          </table:table-cell>
          <table:table-cell office:value-type="float" office:value="9.8720300000000005E+41" table:style-name="ce2">
            <text:p>9.87E+41</text:p>
          </table:table-cell>
          <table:table-cell office:value-type="float" office:value="4.79634E+19" table:style-name="ce2">
            <text:p>4.80E+19</text:p>
          </table:table-cell>
          <table:table-cell office:value-type="float" office:value="2.37274E+20" table:style-name="ce2">
            <text:p>2.37E+20</text:p>
          </table:table-cell>
          <table:table-cell office:value-type="float" office:value="1.3314100000000001E+22" table:style-name="ce2">
            <text:p>1.33E+22</text:p>
          </table:table-cell>
          <table:table-cell office:value-type="float" office:value="9.872030000001317E+40" table:formula="of:=AVERAGE([.A427:.J427])" table:style-name="ce2">
            <text:p>9.87E+40</text:p>
          </table:table-cell>
          <table:table-cell table:number-columns-repeated="16373"/>
        </table:table-row>
        <table:table-row table:style-name="ro1">
          <table:table-cell office:value-type="float" office:value="3.61551E+16" table:style-name="ce2">
            <text:p>3.62E+16</text:p>
          </table:table-cell>
          <table:table-cell office:value-type="float" office:value="1.9107799999999999E+31" table:style-name="ce2">
            <text:p>1.91E+31</text:p>
          </table:table-cell>
          <table:table-cell office:value-type="float" office:value="3.7448600000000001E+24" table:style-name="ce2">
            <text:p>3.74E+24</text:p>
          </table:table-cell>
          <table:table-cell office:value-type="float" office:value="6.5557799999999998E+35" table:style-name="ce2">
            <text:p>6.56E+35</text:p>
          </table:table-cell>
          <table:table-cell office:value-type="float" office:value="3.4206200000000002E+35" table:style-name="ce2">
            <text:p>3.42E+35</text:p>
          </table:table-cell>
          <table:table-cell office:value-type="float" office:value="3.8037800000000002E+43" table:style-name="ce2">
            <text:p>3.80E+43</text:p>
          </table:table-cell>
          <table:table-cell office:value-type="float" office:value="8.0313800000000003E+52" table:style-name="ce2">
            <text:p>8.03E+52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1.4068400000000001E+22" table:style-name="ce2">
            <text:p>1.41E+22</text:p>
          </table:table-cell>
          <table:table-cell office:value-type="float" office:value="8.7971599999999995E+23" table:style-name="ce2">
            <text:p>8.80E+23</text:p>
          </table:table-cell>
          <table:table-cell office:value-type="float" office:value="8.031380003803781E+51" table:formula="of:=AVERAGE([.A428:.J428])" table:style-name="ce2">
            <text:p>8.03E+51</text:p>
          </table:table-cell>
          <table:table-cell table:number-columns-repeated="16373"/>
        </table:table-row>
        <table:table-row table:style-name="ro1">
          <table:table-cell office:value-type="float" office:value="2.01548E+20" table:style-name="ce2">
            <text:p>2.02E+20</text:p>
          </table:table-cell>
          <table:table-cell office:value-type="float" office:value="1.91039E+31" table:style-name="ce2">
            <text:p>1.91E+31</text:p>
          </table:table-cell>
          <table:table-cell office:value-type="float" office:value="763959000000000" table:style-name="ce2">
            <text:p>7.64E+14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3.71109E+17" table:style-name="ce2">
            <text:p>3.71E+17</text:p>
          </table:table-cell>
          <table:table-cell office:value-type="float" office:value="5.19055E+24" table:style-name="ce2">
            <text:p>5.19E+24</text:p>
          </table:table-cell>
          <table:table-cell office:value-type="float" office:value="2.2702600000000002E+40" table:style-name="ce2">
            <text:p>2.27E+40</text:p>
          </table:table-cell>
          <table:table-cell office:value-type="float" office:value="2.7732700000000001E+21" table:style-name="ce2">
            <text:p>2.77E+21</text:p>
          </table:table-cell>
          <table:table-cell office:value-type="float" office:value="9.1300000000000002E+24" table:style-name="ce2">
            <text:p>9.13E+24</text:p>
          </table:table-cell>
          <table:table-cell office:value-type="float" office:value="1.7265900000000001E+21" table:style-name="ce2">
            <text:p>1.73E+21</text:p>
          </table:table-cell>
          <table:table-cell office:value-type="float" office:value="2.2734661919103914E+39" table:formula="of:=AVERAGE([.A429:.J429])" table:style-name="ce2">
            <text:p>2.27E+39</text:p>
          </table:table-cell>
          <table:table-cell table:number-columns-repeated="16373"/>
        </table:table-row>
        <table:table-row table:style-name="ro1">
          <table:table-cell office:value-type="float" office:value="1.26345E+17" table:style-name="ce2">
            <text:p>1.26E+17</text:p>
          </table:table-cell>
          <table:table-cell office:value-type="float" office:value="1.91017E+31" table:style-name="ce2">
            <text:p>1.91E+31</text:p>
          </table:table-cell>
          <table:table-cell office:value-type="float" office:value="4787350000000000" table:style-name="ce2">
            <text:p>4.79E+15</text:p>
          </table:table-cell>
          <table:table-cell office:value-type="float" office:value="8.0490100000000004E+26" table:style-name="ce2">
            <text:p>8.05E+26</text:p>
          </table:table-cell>
          <table:table-cell office:value-type="float" office:value="8.9275499999999999E+33" table:style-name="ce2">
            <text:p>8.93E+33</text:p>
          </table:table-cell>
          <table:table-cell office:value-type="float" office:value="4.18852E+30" table:style-name="ce2">
            <text:p>4.19E+30</text:p>
          </table:table-cell>
          <table:table-cell office:value-type="float" office:value="1.08293E+39" table:style-name="ce2">
            <text:p>1.08E+39</text:p>
          </table:table-cell>
          <table:table-cell office:value-type="float" office:value="1.69385E+22" table:style-name="ce2">
            <text:p>1.69E+22</text:p>
          </table:table-cell>
          <table:table-cell office:value-type="float" office:value="311931000000000" table:style-name="ce2">
            <text:p>3.12E+14</text:p>
          </table:table-cell>
          <table:table-cell office:value-type="float" office:value="1.9708299999999999E+23" table:style-name="ce2">
            <text:p>1.97E+23</text:p>
          </table:table-cell>
          <table:table-cell office:value-type="float" office:value="1.082938950841025E+38" table:formula="of:=AVERAGE([.A430:.J430])" table:style-name="ce2">
            <text:p>1.08E+38</text:p>
          </table:table-cell>
          <table:table-cell table:number-columns-repeated="16373"/>
        </table:table-row>
        <table:table-row table:style-name="ro1">
          <table:table-cell office:value-type="float" office:value="380597000000000" table:style-name="ce2">
            <text:p>3.81E+14</text:p>
          </table:table-cell>
          <table:table-cell office:value-type="float" office:value="4.9528200000000002E+32" table:style-name="ce2">
            <text:p>4.95E+32</text:p>
          </table:table-cell>
          <table:table-cell office:value-type="float" office:value="103356000000000" table:style-name="ce2">
            <text:p>1.03E+14</text:p>
          </table:table-cell>
          <table:table-cell office:value-type="float" office:value="1.42665E+22" table:style-name="ce2">
            <text:p>1.43E+22</text:p>
          </table:table-cell>
          <table:table-cell office:value-type="float" office:value="5.18531E+18" table:style-name="ce2">
            <text:p>5.19E+18</text:p>
          </table:table-cell>
          <table:table-cell office:value-type="float" office:value="1.11427E+25" table:style-name="ce2">
            <text:p>1.11E+25</text:p>
          </table:table-cell>
          <table:table-cell office:value-type="float" office:value="2.19955E+39" table:style-name="ce2">
            <text:p>2.20E+39</text:p>
          </table:table-cell>
          <table:table-cell office:value-type="float" office:value="1.81078E+17" table:style-name="ce2">
            <text:p>1.81E+17</text:p>
          </table:table-cell>
          <table:table-cell office:value-type="float" office:value="4.4996099999999999E+38" table:style-name="ce2">
            <text:p>4.50E+38</text:p>
          </table:table-cell>
          <table:table-cell office:value-type="float" office:value="1.8427100000000001E+22" table:style-name="ce2">
            <text:p>1.84E+22</text:p>
          </table:table-cell>
          <table:table-cell office:value-type="float" office:value="2.6495114952820114E+38" table:formula="of:=AVERAGE([.A431:.J431])" table:style-name="ce2">
            <text:p>2.65E+38</text:p>
          </table:table-cell>
          <table:table-cell table:number-columns-repeated="16373"/>
        </table:table-row>
        <table:table-row table:style-name="ro1">
          <table:table-cell office:value-type="float" office:value="1.34894E+18" table:style-name="ce2">
            <text:p>1.35E+18</text:p>
          </table:table-cell>
          <table:table-cell office:value-type="float" office:value="2.9200799999999999E+38" table:style-name="ce2">
            <text:p>2.92E+38</text:p>
          </table:table-cell>
          <table:table-cell office:value-type="float" office:value="8.8090699999999996E+24" table:style-name="ce2">
            <text:p>8.81E+24</text:p>
          </table:table-cell>
          <table:table-cell office:value-type="float" office:value="5.44352E+19" table:style-name="ce2">
            <text:p>5.44E+19</text:p>
          </table:table-cell>
          <table:table-cell office:value-type="float" office:value="8.9274800000000001E+33" table:style-name="ce2">
            <text:p>8.93E+33</text:p>
          </table:table-cell>
          <table:table-cell office:value-type="float" office:value="5.9990500000000002E+32" table:style-name="ce2">
            <text:p>6.00E+32</text:p>
          </table:table-cell>
          <table:table-cell office:value-type="float" office:value="4.9854199999999997E+39" table:style-name="ce2">
            <text:p>4.99E+39</text:p>
          </table:table-cell>
          <table:table-cell office:value-type="float" office:value="2.4912799999999999E+22" table:style-name="ce2">
            <text:p>2.49E+22</text:p>
          </table:table-cell>
          <table:table-cell office:value-type="float" office:value="2.2989700000000001E+30" table:style-name="ce2">
            <text:p>2.30E+30</text:p>
          </table:table-cell>
          <table:table-cell office:value-type="float" office:value="1.76515E+23" table:style-name="ce2">
            <text:p>1.77E+23</text:p>
          </table:table-cell>
          <table:table-cell office:value-type="float" office:value="5.2774375296839786E+38" table:formula="of:=AVERAGE([.A432:.J432])" table:style-name="ce2">
            <text:p>5.28E+38</text:p>
          </table:table-cell>
          <table:table-cell table:number-columns-repeated="16373"/>
        </table:table-row>
        <table:table-row table:style-name="ro1">
          <table:table-cell office:value-type="float" office:value="3.4701500000000003E+20" table:style-name="ce2">
            <text:p>3.47E+20</text:p>
          </table:table-cell>
          <table:table-cell office:value-type="float" office:value="1.1800699999999999E+48" table:style-name="ce2">
            <text:p>1.18E+48</text:p>
          </table:table-cell>
          <table:table-cell office:value-type="float" office:value="5723920000000000" table:style-name="ce2">
            <text:p>5.72E+15</text:p>
          </table:table-cell>
          <table:table-cell office:value-type="float" office:value="2.5950300000000001E+21" table:style-name="ce2">
            <text:p>2.60E+21</text:p>
          </table:table-cell>
          <table:table-cell office:value-type="float" office:value="4.59208E+17" table:style-name="ce2">
            <text:p>4.59E+17</text:p>
          </table:table-cell>
          <table:table-cell office:value-type="float" office:value="9.7732700000000003E+31" table:style-name="ce2">
            <text:p>9.77E+31</text:p>
          </table:table-cell>
          <table:table-cell office:value-type="float" office:value="2.1518100000000001E+48" table:style-name="ce2">
            <text:p>2.15E+48</text:p>
          </table:table-cell>
          <table:table-cell office:value-type="float" office:value="2.0652099999999999E+21" table:style-name="ce2">
            <text:p>2.07E+21</text:p>
          </table:table-cell>
          <table:table-cell office:value-type="float" office:value="1.82042E+30" table:style-name="ce2">
            <text:p>1.82E+30</text:p>
          </table:table-cell>
          <table:table-cell office:value-type="float" office:value="1.5462200000000001E+21" table:style-name="ce2">
            <text:p>1.55E+21</text:p>
          </table:table-cell>
          <table:table-cell office:value-type="float" office:value="3.3318800000000002E+47" table:formula="of:=AVERAGE([.A433:.J433])" table:style-name="ce2">
            <text:p>3.33E+47</text:p>
          </table:table-cell>
          <table:table-cell table:number-columns-repeated="16373"/>
        </table:table-row>
        <table:table-row table:style-name="ro1">
          <table:table-cell office:value-type="float" office:value="6.73174E+17" table:style-name="ce2">
            <text:p>6.73E+17</text:p>
          </table:table-cell>
          <table:table-cell office:value-type="float" office:value="4.9063899999999998E+32" table:style-name="ce2">
            <text:p>4.91E+32</text:p>
          </table:table-cell>
          <table:table-cell office:value-type="float" office:value="614231000000000" table:style-name="ce2">
            <text:p>6.14E+14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3.22115E+17" table:style-name="ce2">
            <text:p>3.22E+17</text:p>
          </table:table-cell>
          <table:table-cell office:value-type="float" office:value="4.75494E+30" table:style-name="ce2">
            <text:p>4.75E+30</text:p>
          </table:table-cell>
          <table:table-cell office:value-type="float" office:value="7.8116699999999996E+35" table:style-name="ce2">
            <text:p>7.81E+35</text:p>
          </table:table-cell>
          <table:table-cell office:value-type="float" office:value="1.33174E+19" table:style-name="ce2">
            <text:p>1.33E+19</text:p>
          </table:table-cell>
          <table:table-cell office:value-type="float" office:value="3.4261399999999998E+22" table:style-name="ce2">
            <text:p>3.43E+22</text:p>
          </table:table-cell>
          <table:table-cell office:value-type="float" office:value="3.5448099999999999E+21" table:style-name="ce2">
            <text:p>3.54E+21</text:p>
          </table:table-cell>
          <table:table-cell office:value-type="float" office:value="3.2843562393940039E+36" table:formula="of:=AVERAGE([.A434:.J434])" table:style-name="ce2">
            <text:p>3.28E+36</text:p>
          </table:table-cell>
          <table:table-cell table:number-columns-repeated="16373"/>
        </table:table-row>
        <table:table-row table:style-name="ro1">
          <table:table-cell office:value-type="float" office:value="2.58439E+16" table:style-name="ce2">
            <text:p>2.58E+16</text:p>
          </table:table-cell>
          <table:table-cell office:value-type="float" office:value="5.4257400000000001E+31" table:style-name="ce2">
            <text:p>5.43E+31</text:p>
          </table:table-cell>
          <table:table-cell office:value-type="float" office:value="885590000000000" table:style-name="ce2">
            <text:p>8.86E+14</text:p>
          </table:table-cell>
          <table:table-cell office:value-type="float" office:value="8.7016199999999993E+20" table:style-name="ce2">
            <text:p>8.70E+20</text:p>
          </table:table-cell>
          <table:table-cell office:value-type="float" office:value="2.88806E+26" table:style-name="ce2">
            <text:p>2.89E+26</text:p>
          </table:table-cell>
          <table:table-cell office:value-type="float" office:value="1.53778E+29" table:style-name="ce2">
            <text:p>1.54E+29</text:p>
          </table:table-cell>
          <table:table-cell office:value-type="float" office:value="1.60675E+39" table:style-name="ce2">
            <text:p>1.61E+39</text:p>
          </table:table-cell>
          <table:table-cell office:value-type="float" office:value="3.5326699999999998E+21" table:style-name="ce2">
            <text:p>3.53E+21</text:p>
          </table:table-cell>
          <table:table-cell office:value-type="float" office:value="5.82544E+21" table:style-name="ce2">
            <text:p>5.83E+21</text:p>
          </table:table-cell>
          <table:table-cell office:value-type="float" office:value="1.4191500000000001E+25" table:style-name="ce2">
            <text:p>1.42E+25</text:p>
          </table:table-cell>
          <table:table-cell office:value-type="float" office:value="1.6067500544114812E+38" table:formula="of:=AVERAGE([.A435:.J435])" table:style-name="ce2">
            <text:p>1.61E+38</text:p>
          </table:table-cell>
          <table:table-cell table:number-columns-repeated="16373"/>
        </table:table-row>
        <table:table-row table:style-name="ro1">
          <table:table-cell office:value-type="float" office:value="445263000000000" table:style-name="ce2">
            <text:p>4.45E+14</text:p>
          </table:table-cell>
          <table:table-cell office:value-type="float" office:value="1.90982E+31" table:style-name="ce2">
            <text:p>1.91E+31</text:p>
          </table:table-cell>
          <table:table-cell office:value-type="float" office:value="9.0432E+21" table:style-name="ce2">
            <text:p>9.04E+21</text:p>
          </table:table-cell>
          <table:table-cell office:value-type="float" office:value="1.62458E+19" table:style-name="ce2">
            <text:p>1.62E+19</text:p>
          </table:table-cell>
          <table:table-cell office:value-type="float" office:value="7.9072999999999995E+27" table:style-name="ce2">
            <text:p>7.91E+27</text:p>
          </table:table-cell>
          <table:table-cell office:value-type="float" office:value="2.1191900000000001E+32" table:style-name="ce2">
            <text:p>2.12E+32</text:p>
          </table:table-cell>
          <table:table-cell office:value-type="float" office:value="1.09872E+41" table:style-name="ce2">
            <text:p>1.10E+41</text:p>
          </table:table-cell>
          <table:table-cell office:value-type="float" office:value="3.6442699999999998E+21" table:style-name="ce2">
            <text:p>3.64E+21</text:p>
          </table:table-cell>
          <table:table-cell office:value-type="float" office:value="2.25012E+30" table:style-name="ce2">
            <text:p>2.25E+30</text:p>
          </table:table-cell>
          <table:table-cell office:value-type="float" office:value="1.00702E+21" table:style-name="ce2">
            <text:p>1.01E+21</text:p>
          </table:table-cell>
          <table:table-cell office:value-type="float" office:value="1.0987200023327522E+40" table:formula="of:=AVERAGE([.A436:.J436])" table:style-name="ce2">
            <text:p>1.10E+40</text:p>
          </table:table-cell>
          <table:table-cell table:number-columns-repeated="16373"/>
        </table:table-row>
        <table:table-row table:style-name="ro1">
          <table:table-cell office:value-type="float" office:value="1819480000000" table:style-name="ce2">
            <text:p>1.82E+12</text:p>
          </table:table-cell>
          <table:table-cell office:value-type="float" office:value="1.95013E+31" table:style-name="ce2">
            <text:p>1.95E+31</text:p>
          </table:table-cell>
          <table:table-cell office:value-type="float" office:value="8.74377E+16" table:style-name="ce2">
            <text:p>8.74E+16</text:p>
          </table:table-cell>
          <table:table-cell office:value-type="float" office:value="1.04333E+22" table:style-name="ce2">
            <text:p>1.04E+22</text:p>
          </table:table-cell>
          <table:table-cell office:value-type="float" office:value="3.01132E+20" table:style-name="ce2">
            <text:p>3.01E+20</text:p>
          </table:table-cell>
          <table:table-cell office:value-type="float" office:value="4.0183500000000002E+31" table:style-name="ce2">
            <text:p>4.02E+31</text:p>
          </table:table-cell>
          <table:table-cell office:value-type="float" office:value="1.31475E+36" table:style-name="ce2">
            <text:p>1.31E+36</text:p>
          </table:table-cell>
          <table:table-cell office:value-type="float" office:value="1.0309900000000001E+21" table:style-name="ce2">
            <text:p>1.03E+21</text:p>
          </table:table-cell>
          <table:table-cell office:value-type="float" office:value="7.86293E+19" table:style-name="ce2">
            <text:p>7.86E+19</text:p>
          </table:table-cell>
          <table:table-cell office:value-type="float" office:value="3.1278100000000002E+24" table:style-name="ce2">
            <text:p>3.13E+24</text:p>
          </table:table-cell>
          <table:table-cell office:value-type="float" office:value="1.3148096848031397E+35" table:formula="of:=AVERAGE([.A437:.J437])" table:style-name="ce2">
            <text:p>1.31E+35</text:p>
          </table:table-cell>
          <table:table-cell table:number-columns-repeated="16373"/>
        </table:table-row>
        <table:table-row table:style-name="ro1">
          <table:table-cell office:value-type="float" office:value="1.85917E+16" table:style-name="ce2">
            <text:p>1.86E+16</text:p>
          </table:table-cell>
          <table:table-cell office:value-type="float" office:value="1.17664E+48" table:style-name="ce2">
            <text:p>1.18E+48</text:p>
          </table:table-cell>
          <table:table-cell office:value-type="float" office:value="3337900000000000" table:style-name="ce2">
            <text:p>3.34E+15</text:p>
          </table:table-cell>
          <table:table-cell office:value-type="float" office:value="7.6421699999999997E+20" table:style-name="ce2">
            <text:p>7.64E+20</text:p>
          </table:table-cell>
          <table:table-cell office:value-type="float" office:value="2.0130099999999999E+21" table:style-name="ce2">
            <text:p>2.01E+21</text:p>
          </table:table-cell>
          <table:table-cell office:value-type="float" office:value="5.52216E+32" table:style-name="ce2">
            <text:p>5.52E+32</text:p>
          </table:table-cell>
          <table:table-cell office:value-type="float" office:value="7.2545000000000004E+43" table:style-name="ce2">
            <text:p>7.25E+43</text:p>
          </table:table-cell>
          <table:table-cell office:value-type="float" office:value="6.8592499999999997E+20" table:style-name="ce2">
            <text:p>6.86E+20</text:p>
          </table:table-cell>
          <table:table-cell office:value-type="float" office:value="2.94464E+20" table:style-name="ce2">
            <text:p>2.94E+20</text:p>
          </table:table-cell>
          <table:table-cell office:value-type="float" office:value="7.8584600000000007E+20" table:style-name="ce2">
            <text:p>7.86E+20</text:p>
          </table:table-cell>
          <table:table-cell office:value-type="float" office:value="1.1767125450000005E+47" table:formula="of:=AVERAGE([.A438:.J438])" table:style-name="ce2">
            <text:p>1.18E+47</text:p>
          </table:table-cell>
          <table:table-cell table:number-columns-repeated="16373"/>
        </table:table-row>
        <table:table-row table:style-name="ro1">
          <table:table-cell office:value-type="float" office:value="5.8232E+16" table:style-name="ce2">
            <text:p>5.82E+16</text:p>
          </table:table-cell>
          <table:table-cell office:value-type="float" office:value="5.3786800000000001E+39" table:style-name="ce2">
            <text:p>5.38E+39</text:p>
          </table:table-cell>
          <table:table-cell office:value-type="float" office:value="223629000000000" table:style-name="ce2">
            <text:p>2.24E+14</text:p>
          </table:table-cell>
          <table:table-cell office:value-type="float" office:value="1.22264E+21" table:style-name="ce2">
            <text:p>1.22E+21</text:p>
          </table:table-cell>
          <table:table-cell office:value-type="float" office:value="1.8322500000000001E+23" table:style-name="ce2">
            <text:p>1.83E+23</text:p>
          </table:table-cell>
          <table:table-cell office:value-type="float" office:value="5.8474299999999995E+36" table:style-name="ce2">
            <text:p>5.85E+36</text:p>
          </table:table-cell>
          <table:table-cell office:value-type="float" office:value="8.57941E+64" table:style-name="ce2">
            <text:p>8.58E+64</text:p>
          </table:table-cell>
          <table:table-cell office:value-type="float" office:value="7.18629E+18" table:style-name="ce2">
            <text:p>7.19E+18</text:p>
          </table:table-cell>
          <table:table-cell office:value-type="float" office:value="7.5092100000000002E+25" table:style-name="ce2">
            <text:p>7.51E+25</text:p>
          </table:table-cell>
          <table:table-cell office:value-type="float" office:value="1.4611399999999999E+25" table:style-name="ce2">
            <text:p>1.46E+25</text:p>
          </table:table-cell>
          <table:table-cell office:value-type="float" office:value="8.5794100000000006E+63" table:formula="of:=AVERAGE([.A439:.J439])" table:style-name="ce2">
            <text:p>8.58E+63</text:p>
          </table:table-cell>
          <table:table-cell table:number-columns-repeated="16373"/>
        </table:table-row>
        <table:table-row table:style-name="ro1">
          <table:table-cell office:value-type="float" office:value="5.34535E+19" table:style-name="ce2">
            <text:p>5.35E+19</text:p>
          </table:table-cell>
          <table:table-cell office:value-type="float" office:value="1.14991E+31" table:style-name="ce2">
            <text:p>1.15E+31</text:p>
          </table:table-cell>
          <table:table-cell office:value-type="float" office:value="184703000000000" table:style-name="ce2">
            <text:p>1.85E+14</text:p>
          </table:table-cell>
          <table:table-cell office:value-type="float" office:value="1.40338E+24" table:style-name="ce2">
            <text:p>1.40E+24</text:p>
          </table:table-cell>
          <table:table-cell office:value-type="float" office:value="7.53468E+18" table:style-name="ce2">
            <text:p>7.53E+18</text:p>
          </table:table-cell>
          <table:table-cell office:value-type="float" office:value="1.9603699999999999E+24" table:style-name="ce2">
            <text:p>1.96E+24</text:p>
          </table:table-cell>
          <table:table-cell office:value-type="float" office:value="1.1092699999999999E+44" table:style-name="ce2">
            <text:p>1.11E+44</text:p>
          </table:table-cell>
          <table:table-cell office:value-type="float" office:value="1.81676E+17" table:style-name="ce2">
            <text:p>1.82E+17</text:p>
          </table:table-cell>
          <table:table-cell office:value-type="float" office:value="9.0537899999999994E+29" table:style-name="ce2">
            <text:p>9.05E+29</text:p>
          </table:table-cell>
          <table:table-cell office:value-type="float" office:value="3.7417899999999999E+23" table:style-name="ce2">
            <text:p>3.74E+23</text:p>
          </table:table-cell>
          <table:table-cell office:value-type="float" office:value="1.1092700000001241E+43" table:formula="of:=AVERAGE([.A440:.J440])" table:style-name="ce2">
            <text:p>1.11E+43</text:p>
          </table:table-cell>
          <table:table-cell table:number-columns-repeated="16373"/>
        </table:table-row>
        <table:table-row table:style-name="ro1">
          <table:table-cell office:value-type="float" office:value="9191840000000000" table:style-name="ce2">
            <text:p>9.19E+15</text:p>
          </table:table-cell>
          <table:table-cell office:value-type="float" office:value="3.4957E+28" table:style-name="ce2">
            <text:p>3.50E+28</text:p>
          </table:table-cell>
          <table:table-cell office:value-type="float" office:value="3125510000000000" table:style-name="ce2">
            <text:p>3.13E+15</text:p>
          </table:table-cell>
          <table:table-cell office:value-type="float" office:value="2.9971699999999997E+24" table:style-name="ce2">
            <text:p>3.00E+24</text:p>
          </table:table-cell>
          <table:table-cell office:value-type="float" office:value="1.58322E+28" table:style-name="ce2">
            <text:p>1.58E+28</text:p>
          </table:table-cell>
          <table:table-cell office:value-type="float" office:value="2.2434199999999998E+31" table:style-name="ce2">
            <text:p>2.24E+31</text:p>
          </table:table-cell>
          <table:table-cell office:value-type="float" office:value="1.2649E+36" table:style-name="ce2">
            <text:p>1.26E+36</text:p>
          </table:table-cell>
          <table:table-cell office:value-type="float" office:value="8.30186E+19" table:style-name="ce2">
            <text:p>8.30E+19</text:p>
          </table:table-cell>
          <table:table-cell office:value-type="float" office:value="9.1704599999999999E+24" table:style-name="ce2">
            <text:p>9.17E+24</text:p>
          </table:table-cell>
          <table:table-cell office:value-type="float" office:value="1.4997E+16" table:style-name="ce2">
            <text:p>1.50E+16</text:p>
          </table:table-cell>
          <table:table-cell office:value-type="float" office:value="1.2649224850013677E+35" table:formula="of:=AVERAGE([.A441:.J441])" table:style-name="ce2">
            <text:p>1.26E+35</text:p>
          </table:table-cell>
          <table:table-cell table:number-columns-repeated="16373"/>
        </table:table-row>
        <table:table-row table:style-name="ro1">
          <table:table-cell office:value-type="float" office:value="2.26025E+18" table:style-name="ce2">
            <text:p>2.26E+18</text:p>
          </table:table-cell>
          <table:table-cell office:value-type="float" office:value="1.91017E+31" table:style-name="ce2">
            <text:p>1.91E+31</text:p>
          </table:table-cell>
          <table:table-cell office:value-type="float" office:value="1024280000000" table:style-name="ce2">
            <text:p>1.02E+12</text:p>
          </table:table-cell>
          <table:table-cell office:value-type="float" office:value="1.51401E+22" table:style-name="ce2">
            <text:p>1.51E+22</text:p>
          </table:table-cell>
          <table:table-cell office:value-type="float" office:value="6.8147000000000002E+25" table:style-name="ce2">
            <text:p>6.81E+25</text:p>
          </table:table-cell>
          <table:table-cell office:value-type="float" office:value="9.6787799999999993E+29" table:style-name="ce2">
            <text:p>9.68E+29</text:p>
          </table:table-cell>
          <table:table-cell office:value-type="float" office:value="1.60701E+39" table:style-name="ce2">
            <text:p>1.61E+39</text:p>
          </table:table-cell>
          <table:table-cell office:value-type="float" office:value="8.26053E+19" table:style-name="ce2">
            <text:p>8.26E+19</text:p>
          </table:table-cell>
          <table:table-cell office:value-type="float" office:value="3.1797699999999999E+23" table:style-name="ce2">
            <text:p>3.18E+23</text:p>
          </table:table-cell>
          <table:table-cell office:value-type="float" office:value="2.0069299999999999E+23" table:style-name="ce2">
            <text:p>2.01E+23</text:p>
          </table:table-cell>
          <table:table-cell office:value-type="float" office:value="1.6070100200696468E+38" table:formula="of:=AVERAGE([.A442:.J442])" table:style-name="ce2">
            <text:p>1.61E+38</text:p>
          </table:table-cell>
          <table:table-cell table:number-columns-repeated="16373"/>
        </table:table-row>
        <table:table-row table:style-name="ro1">
          <table:table-cell office:value-type="float" office:value="2248340000000000" table:style-name="ce2">
            <text:p>2.25E+15</text:p>
          </table:table-cell>
          <table:table-cell office:value-type="float" office:value="7.5419599999999997E+28" table:style-name="ce2">
            <text:p>7.54E+28</text:p>
          </table:table-cell>
          <table:table-cell office:value-type="float" office:value="289372000000000" table:style-name="ce2">
            <text:p>2.89E+14</text:p>
          </table:table-cell>
          <table:table-cell office:value-type="float" office:value="3.1166899999999997E+20" table:style-name="ce2">
            <text:p>3.12E+20</text:p>
          </table:table-cell>
          <table:table-cell office:value-type="float" office:value="3.9155700000000002E+30" table:style-name="ce2">
            <text:p>3.92E+30</text:p>
          </table:table-cell>
          <table:table-cell office:value-type="float" office:value="5.5367999999999999E+27" table:style-name="ce2">
            <text:p>5.54E+27</text:p>
          </table:table-cell>
          <table:table-cell office:value-type="float" office:value="2.4337899999999999E+36" table:style-name="ce2">
            <text:p>2.43E+36</text:p>
          </table:table-cell>
          <table:table-cell office:value-type="float" office:value="9.6433100000000005E+22" table:style-name="ce2">
            <text:p>9.64E+22</text:p>
          </table:table-cell>
          <table:table-cell office:value-type="float" office:value="7.5047599999999998E+25" table:style-name="ce2">
            <text:p>7.50E+25</text:p>
          </table:table-cell>
          <table:table-cell office:value-type="float" office:value="7.3216999999999993E+20" table:style-name="ce2">
            <text:p>7.32E+20</text:p>
          </table:table-cell>
          <table:table-cell office:value-type="float" office:value="2.4337939966015451E+35" table:formula="of:=AVERAGE([.A443:.J443])" table:style-name="ce2">
            <text:p>2.43E+35</text:p>
          </table:table-cell>
          <table:table-cell table:number-columns-repeated="16373"/>
        </table:table-row>
        <table:table-row table:style-name="ro1">
          <table:table-cell office:value-type="float" office:value="161090000000000" table:style-name="ce2">
            <text:p>1.61E+14</text:p>
          </table:table-cell>
          <table:table-cell office:value-type="float" office:value="5.1225500000000003E+32" table:style-name="ce2">
            <text:p>5.12E+32</text:p>
          </table:table-cell>
          <table:table-cell office:value-type="float" office:value="1.65446E+20" table:style-name="ce2">
            <text:p>1.65E+20</text:p>
          </table:table-cell>
          <table:table-cell office:value-type="float" office:value="1.4757199999999999E+22" table:style-name="ce2">
            <text:p>1.48E+22</text:p>
          </table:table-cell>
          <table:table-cell office:value-type="float" office:value="8.2288200000000005E+29" table:style-name="ce2">
            <text:p>8.23E+29</text:p>
          </table:table-cell>
          <table:table-cell office:value-type="float" office:value="2.1057100000000001E+23" table:style-name="ce2">
            <text:p>2.11E+23</text:p>
          </table:table-cell>
          <table:table-cell office:value-type="float" office:value="2.42173E+39" table:style-name="ce2">
            <text:p>2.42E+39</text:p>
          </table:table-cell>
          <table:table-cell office:value-type="float" office:value="8.92019E+19" table:style-name="ce2">
            <text:p>8.92E+19</text:p>
          </table:table-cell>
          <table:table-cell office:value-type="float" office:value="9.1484099999999998E+29" table:style-name="ce2">
            <text:p>9.15E+29</text:p>
          </table:table-cell>
          <table:table-cell office:value-type="float" office:value="3.5727800000000002E+24" table:style-name="ce2">
            <text:p>3.57E+24</text:p>
          </table:table-cell>
          <table:table-cell office:value-type="float" office:value="2.421730513992727E+38" table:formula="of:=AVERAGE([.A444:.J444])" table:style-name="ce2">
            <text:p>2.42E+38</text:p>
          </table:table-cell>
          <table:table-cell table:number-columns-repeated="16373"/>
        </table:table-row>
        <table:table-row table:style-name="ro1">
          <table:table-cell office:value-type="float" office:value="1.26268E+17" table:style-name="ce2">
            <text:p>1.26E+17</text:p>
          </table:table-cell>
          <table:table-cell office:value-type="float" office:value="7.4177199999999997E+27" table:style-name="ce2">
            <text:p>7.42E+27</text:p>
          </table:table-cell>
          <table:table-cell office:value-type="float" office:value="2.85678E+20" table:style-name="ce2">
            <text:p>2.86E+20</text:p>
          </table:table-cell>
          <table:table-cell office:value-type="float" office:value="4.33518E+19" table:style-name="ce2">
            <text:p>4.34E+19</text:p>
          </table:table-cell>
          <table:table-cell office:value-type="float" office:value="6.3597E+17" table:style-name="ce2">
            <text:p>6.36E+17</text:p>
          </table:table-cell>
          <table:table-cell office:value-type="float" office:value="2.6657199999999999E+33" table:style-name="ce2">
            <text:p>2.67E+33</text:p>
          </table:table-cell>
          <table:table-cell office:value-type="float" office:value="4.1551199999999996E+35" table:style-name="ce2">
            <text:p>4.16E+35</text:p>
          </table:table-cell>
          <table:table-cell office:value-type="float" office:value="4.78891E+19" table:style-name="ce2">
            <text:p>4.79E+19</text:p>
          </table:table-cell>
          <table:table-cell office:value-type="float" office:value="9.3372099999999998E+24" table:style-name="ce2">
            <text:p>9.34E+24</text:p>
          </table:table-cell>
          <table:table-cell office:value-type="float" office:value="1.8655300000000001E+23" table:style-name="ce2">
            <text:p>1.87E+23</text:p>
          </table:table-cell>
          <table:table-cell office:value-type="float" office:value="4.1817772742724413E+34" table:formula="of:=AVERAGE([.A445:.J445])" table:style-name="ce2">
            <text:p>4.18E+34</text:p>
          </table:table-cell>
          <table:table-cell table:number-columns-repeated="16373"/>
        </table:table-row>
        <table:table-row table:style-name="ro1">
          <table:table-cell office:value-type="float" office:value="2.22274E+16" table:style-name="ce2">
            <text:p>2.22E+16</text:p>
          </table:table-cell>
          <table:table-cell office:value-type="float" office:value="1.9395499999999999E+31" table:style-name="ce2">
            <text:p>1.94E+31</text:p>
          </table:table-cell>
          <table:table-cell office:value-type="float" office:value="241885000000000" table:style-name="ce2">
            <text:p>2.42E+14</text:p>
          </table:table-cell>
          <table:table-cell office:value-type="float" office:value="6.0198799999999997E+22" table:style-name="ce2">
            <text:p>6.02E+22</text:p>
          </table:table-cell>
          <table:table-cell office:value-type="float" office:value="5.79662E+20" table:style-name="ce2">
            <text:p>5.80E+20</text:p>
          </table:table-cell>
          <table:table-cell office:value-type="float" office:value="2.0293499999999999E+25" table:style-name="ce2">
            <text:p>2.03E+25</text:p>
          </table:table-cell>
          <table:table-cell office:value-type="float" office:value="1.2931799999999999E+44" table:style-name="ce2">
            <text:p>1.29E+44</text:p>
          </table:table-cell>
          <table:table-cell office:value-type="float" office:value="4.13474E+19" table:style-name="ce2">
            <text:p>4.13E+19</text:p>
          </table:table-cell>
          <table:table-cell office:value-type="float" office:value="8.54087E+24" table:style-name="ce2">
            <text:p>8.54E+24</text:p>
          </table:table-cell>
          <table:table-cell office:value-type="float" office:value="1.5603399999999999E+21" table:style-name="ce2">
            <text:p>1.56E+21</text:p>
          </table:table-cell>
          <table:table-cell office:value-type="float" office:value="1.2931800000001938E+43" table:formula="of:=AVERAGE([.A446:.J446])" table:style-name="ce2">
            <text:p>1.29E+43</text:p>
          </table:table-cell>
          <table:table-cell table:number-columns-repeated="16373"/>
        </table:table-row>
        <table:table-row table:style-name="ro1">
          <table:table-cell office:value-type="float" office:value="709044000000000" table:style-name="ce2">
            <text:p>7.09E+14</text:p>
          </table:table-cell>
          <table:table-cell office:value-type="float" office:value="7.5003700000000005E+29" table:style-name="ce2">
            <text:p>7.50E+29</text:p>
          </table:table-cell>
          <table:table-cell office:value-type="float" office:value="759552000000000" table:style-name="ce2">
            <text:p>7.60E+14</text:p>
          </table:table-cell>
          <table:table-cell office:value-type="float" office:value="4.13494E+17" table:style-name="ce2">
            <text:p>4.13E+17</text:p>
          </table:table-cell>
          <table:table-cell office:value-type="float" office:value="7.9037700000000007E+23" table:style-name="ce2">
            <text:p>7.90E+23</text:p>
          </table:table-cell>
          <table:table-cell office:value-type="float" office:value="2.6757000000000002E+35" table:style-name="ce2">
            <text:p>2.68E+35</text:p>
          </table:table-cell>
          <table:table-cell office:value-type="float" office:value="9.8173300000000002E+41" table:style-name="ce2">
            <text:p>9.82E+41</text:p>
          </table:table-cell>
          <table:table-cell office:value-type="float" office:value="7.54448E+16" table:style-name="ce2">
            <text:p>7.54E+16</text:p>
          </table:table-cell>
          <table:table-cell office:value-type="float" office:value="5.7785799999999999E+21" table:style-name="ce2">
            <text:p>5.78E+21</text:p>
          </table:table-cell>
          <table:table-cell office:value-type="float" office:value="7.8775900000000003E+20" table:style-name="ce2">
            <text:p>7.88E+20</text:p>
          </table:table-cell>
          <table:table-cell office:value-type="float" office:value="9.8173326757075019E+40" table:formula="of:=AVERAGE([.A447:.J447])" table:style-name="ce2">
            <text:p>9.82E+40</text:p>
          </table:table-cell>
          <table:table-cell table:number-columns-repeated="16373"/>
        </table:table-row>
        <table:table-row table:style-name="ro1">
          <table:table-cell office:value-type="float" office:value="6910880000000000" table:style-name="ce2">
            <text:p>6.91E+15</text:p>
          </table:table-cell>
          <table:table-cell office:value-type="float" office:value="1.12835E+28" table:style-name="ce2">
            <text:p>1.13E+28</text:p>
          </table:table-cell>
          <table:table-cell office:value-type="float" office:value="7.79547E+17" table:style-name="ce2">
            <text:p>7.80E+17</text:p>
          </table:table-cell>
          <table:table-cell office:value-type="float" office:value="1.4873500000000001E+21" table:style-name="ce2">
            <text:p>1.49E+21</text:p>
          </table:table-cell>
          <table:table-cell office:value-type="float" office:value="1.8928000000000001E+32" table:style-name="ce2">
            <text:p>1.89E+32</text:p>
          </table:table-cell>
          <table:table-cell office:value-type="float" office:value="3.0003699999999999E+32" table:style-name="ce2">
            <text:p>3.00E+32</text:p>
          </table:table-cell>
          <table:table-cell office:value-type="float" office:value="4.2947999999999997E+41" table:style-name="ce2">
            <text:p>4.29E+41</text:p>
          </table:table-cell>
          <table:table-cell office:value-type="float" office:value="6.9854599999999993E+20" table:style-name="ce2">
            <text:p>6.99E+20</text:p>
          </table:table-cell>
          <table:table-cell office:value-type="float" office:value="2.5078599999999999E+21" table:style-name="ce2">
            <text:p>2.51E+21</text:p>
          </table:table-cell>
          <table:table-cell office:value-type="float" office:value="1.7436700000000001E+23" table:style-name="ce2">
            <text:p>1.74E+23</text:p>
          </table:table-cell>
          <table:table-cell office:value-type="float" office:value="4.2948000048932829E+40" table:formula="of:=AVERAGE([.A448:.J448])" table:style-name="ce2">
            <text:p>4.29E+40</text:p>
          </table:table-cell>
          <table:table-cell table:number-columns-repeated="16373"/>
        </table:table-row>
        <table:table-row table:style-name="ro1">
          <table:table-cell office:value-type="float" office:value="401234000000000" table:style-name="ce2">
            <text:p>4.01E+14</text:p>
          </table:table-cell>
          <table:table-cell office:value-type="float" office:value="2.05859E+31" table:style-name="ce2">
            <text:p>2.06E+31</text:p>
          </table:table-cell>
          <table:table-cell office:value-type="float" office:value="38382100000000" table:style-name="ce2">
            <text:p>3.84E+13</text:p>
          </table:table-cell>
          <table:table-cell office:value-type="float" office:value="1.2262899999999999E+21" table:style-name="ce2">
            <text:p>1.23E+21</text:p>
          </table:table-cell>
          <table:table-cell office:value-type="float" office:value="5.8865299999999997E+27" table:style-name="ce2">
            <text:p>5.89E+27</text:p>
          </table:table-cell>
          <table:table-cell office:value-type="float" office:value="7.98501E+30" table:style-name="ce2">
            <text:p>7.99E+30</text:p>
          </table:table-cell>
          <table:table-cell office:value-type="float" office:value="2.3923E+43" table:style-name="ce2">
            <text:p>2.39E+43</text:p>
          </table:table-cell>
          <table:table-cell office:value-type="float" office:value="6.72315E+18" table:style-name="ce2">
            <text:p>6.72E+18</text:p>
          </table:table-cell>
          <table:table-cell office:value-type="float" office:value="9.3981999999999998E+24" table:style-name="ce2">
            <text:p>9.40E+24</text:p>
          </table:table-cell>
          <table:table-cell office:value-type="float" office:value="1.5316800000000001E+23" table:style-name="ce2">
            <text:p>1.53E+23</text:p>
          </table:table-cell>
          <table:table-cell office:value-type="float" office:value="2.3923000000028578E+42" table:formula="of:=AVERAGE([.A449:.J449])" table:style-name="ce2">
            <text:p>2.39E+42</text:p>
          </table:table-cell>
          <table:table-cell table:number-columns-repeated="16373"/>
        </table:table-row>
        <table:table-row table:style-name="ro1">
          <table:table-cell office:value-type="float" office:value="328986000000000" table:style-name="ce2">
            <text:p>3.29E+14</text:p>
          </table:table-cell>
          <table:table-cell office:value-type="float" office:value="2.9200600000000001E+38" table:style-name="ce2">
            <text:p>2.92E+38</text:p>
          </table:table-cell>
          <table:table-cell office:value-type="float" office:value="761967000000000" table:style-name="ce2">
            <text:p>7.62E+14</text:p>
          </table:table-cell>
          <table:table-cell office:value-type="float" office:value="1.9364400000000001E+37" table:style-name="ce2">
            <text:p>1.94E+37</text:p>
          </table:table-cell>
          <table:table-cell office:value-type="float" office:value="5.8534399999999997E+28" table:style-name="ce2">
            <text:p>5.85E+28</text:p>
          </table:table-cell>
          <table:table-cell office:value-type="float" office:value="6.5752199999999996E+23" table:style-name="ce2">
            <text:p>6.58E+23</text:p>
          </table:table-cell>
          <table:table-cell office:value-type="float" office:value="4.8115500000000002E+39" table:style-name="ce2">
            <text:p>4.81E+39</text:p>
          </table:table-cell>
          <table:table-cell office:value-type="float" office:value="1.99283E+17" table:style-name="ce2">
            <text:p>1.99E+17</text:p>
          </table:table-cell>
          <table:table-cell office:value-type="float" office:value="5.77564E+17" table:style-name="ce2">
            <text:p>5.78E+17</text:p>
          </table:table-cell>
          <table:table-cell office:value-type="float" office:value="5.35117E+22" table:style-name="ce2">
            <text:p>5.35E+22</text:p>
          </table:table-cell>
          <table:table-cell office:value-type="float" office:value="5.1229204000585358E+38" table:formula="of:=AVERAGE([.A450:.J450])" table:style-name="ce2">
            <text:p>5.12E+38</text:p>
          </table:table-cell>
          <table:table-cell table:number-columns-repeated="16373"/>
        </table:table-row>
        <table:table-row table:style-name="ro1">
          <table:table-cell office:value-type="float" office:value="7.8895900000000003E+20" table:style-name="ce2">
            <text:p>7.89E+20</text:p>
          </table:table-cell>
          <table:table-cell office:value-type="float" office:value="6.1825100000000005E+27" table:style-name="ce2">
            <text:p>6.18E+27</text:p>
          </table:table-cell>
          <table:table-cell office:value-type="float" office:value="2.75667E+20" table:style-name="ce2">
            <text:p>2.76E+20</text:p>
          </table:table-cell>
          <table:table-cell office:value-type="float" office:value="1.6836000000000001E+23" table:style-name="ce2">
            <text:p>1.68E+23</text:p>
          </table:table-cell>
          <table:table-cell office:value-type="float" office:value="8.8950300000000003E+20" table:style-name="ce2">
            <text:p>8.90E+20</text:p>
          </table:table-cell>
          <table:table-cell office:value-type="float" office:value="6.6453900000000002E+24" table:style-name="ce2">
            <text:p>6.65E+24</text:p>
          </table:table-cell>
          <table:table-cell office:value-type="float" office:value="1.5434099999999999E+40" table:style-name="ce2">
            <text:p>1.54E+40</text:p>
          </table:table-cell>
          <table:table-cell office:value-type="float" office:value="3.5261500000000001E+21" table:style-name="ce2">
            <text:p>3.53E+21</text:p>
          </table:table-cell>
          <table:table-cell office:value-type="float" office:value="2.6735700000000001E+23" table:style-name="ce2">
            <text:p>2.67E+23</text:p>
          </table:table-cell>
          <table:table-cell office:value-type="float" office:value="1.5634399999999999E+26" table:style-name="ce2">
            <text:p>1.56E+26</text:p>
          </table:table-cell>
          <table:table-cell office:value-type="float" office:value="1.5434100000006348E+39" table:formula="of:=AVERAGE([.A451:.J451])" table:style-name="ce2">
            <text:p>1.54E+39</text:p>
          </table:table-cell>
          <table:table-cell table:number-columns-repeated="16373"/>
        </table:table-row>
        <table:table-row table:style-name="ro1">
          <table:table-cell office:value-type="float" office:value="156706000000000" table:style-name="ce2">
            <text:p>1.57E+14</text:p>
          </table:table-cell>
          <table:table-cell office:value-type="float" office:value="1.07127E+31" table:style-name="ce2">
            <text:p>1.07E+31</text:p>
          </table:table-cell>
          <table:table-cell office:value-type="float" office:value="4318770000000000" table:style-name="ce2">
            <text:p>4.32E+15</text:p>
          </table:table-cell>
          <table:table-cell office:value-type="float" office:value="8.0489600000000003E+26" table:style-name="ce2">
            <text:p>8.05E+26</text:p>
          </table:table-cell>
          <table:table-cell office:value-type="float" office:value="4.3928499999999997E+26" table:style-name="ce2">
            <text:p>4.39E+26</text:p>
          </table:table-cell>
          <table:table-cell office:value-type="float" office:value="6.9096900000000003E+24" table:style-name="ce2">
            <text:p>6.91E+24</text:p>
          </table:table-cell>
          <table:table-cell office:value-type="float" office:value="1.1770699999999999E+36" table:style-name="ce2">
            <text:p>1.18E+36</text:p>
          </table:table-cell>
          <table:table-cell office:value-type="float" office:value="9.62296E+16" table:style-name="ce2">
            <text:p>9.62E+16</text:p>
          </table:table-cell>
          <table:table-cell office:value-type="float" office:value="4.5805199999999997E+21" table:style-name="ce2">
            <text:p>4.58E+21</text:p>
          </table:table-cell>
          <table:table-cell office:value-type="float" office:value="6.6754800000000005E+23" table:style-name="ce2">
            <text:p>6.68E+23</text:p>
          </table:table-cell>
          <table:table-cell office:value-type="float" office:value="1.1770807139517628E+35" table:formula="of:=AVERAGE([.A452:.J452])" table:style-name="ce2">
            <text:p>1.18E+35</text:p>
          </table:table-cell>
          <table:table-cell table:number-columns-repeated="16373"/>
        </table:table-row>
        <table:table-row table:style-name="ro1">
          <table:table-cell office:value-type="float" office:value="8.65662E+17" table:style-name="ce2">
            <text:p>8.66E+17</text:p>
          </table:table-cell>
          <table:table-cell office:value-type="float" office:value="1.01796E+30" table:style-name="ce2">
            <text:p>1.02E+30</text:p>
          </table:table-cell>
          <table:table-cell office:value-type="float" office:value="1.01986E+19" table:style-name="ce2">
            <text:p>1.02E+19</text:p>
          </table:table-cell>
          <table:table-cell office:value-type="float" office:value="1.24338E+20" table:style-name="ce2">
            <text:p>1.24E+20</text:p>
          </table:table-cell>
          <table:table-cell office:value-type="float" office:value="5.4335700000000003E+27" table:style-name="ce2">
            <text:p>5.43E+27</text:p>
          </table:table-cell>
          <table:table-cell office:value-type="float" office:value="4.8558499999999997E+31" table:style-name="ce2">
            <text:p>4.86E+31</text:p>
          </table:table-cell>
          <table:table-cell office:value-type="float" office:value="3.9529600000000002E+37" table:style-name="ce2">
            <text:p>3.95E+37</text:p>
          </table:table-cell>
          <table:table-cell office:value-type="float" office:value="1.04767E+26" table:style-name="ce2">
            <text:p>1.05E+26</text:p>
          </table:table-cell>
          <table:table-cell office:value-type="float" office:value="2.5799600000000001E+23" table:style-name="ce2">
            <text:p>2.58E+23</text:p>
          </table:table-cell>
          <table:table-cell office:value-type="float" office:value="1.7854099999999999E+21" table:style-name="ce2">
            <text:p>1.79E+21</text:p>
          </table:table-cell>
          <table:table-cell office:value-type="float" office:value="3.9529649581998593E+36" table:formula="of:=AVERAGE([.A453:.J453])" table:style-name="ce2">
            <text:p>3.95E+36</text:p>
          </table:table-cell>
          <table:table-cell table:number-columns-repeated="16373"/>
        </table:table-row>
        <table:table-row table:style-name="ro1">
          <table:table-cell office:value-type="float" office:value="1.57749E+16" table:style-name="ce2">
            <text:p>1.58E+16</text:p>
          </table:table-cell>
          <table:table-cell office:value-type="float" office:value="1.4014E+32" table:style-name="ce2">
            <text:p>1.40E+32</text:p>
          </table:table-cell>
          <table:table-cell office:value-type="float" office:value="2.13467E+24" table:style-name="ce2">
            <text:p>2.13E+24</text:p>
          </table:table-cell>
          <table:table-cell office:value-type="float" office:value="2.2091999999999999E+23" table:style-name="ce2">
            <text:p>2.21E+23</text:p>
          </table:table-cell>
          <table:table-cell office:value-type="float" office:value="2.44845E+20" table:style-name="ce2">
            <text:p>2.45E+20</text:p>
          </table:table-cell>
          <table:table-cell office:value-type="float" office:value="2.4423100000000002E+24" table:style-name="ce2">
            <text:p>2.44E+24</text:p>
          </table:table-cell>
          <table:table-cell office:value-type="float" office:value="1.33155E+41" table:style-name="ce2">
            <text:p>1.33E+41</text:p>
          </table:table-cell>
          <table:table-cell office:value-type="float" office:value="4.18415E+19" table:style-name="ce2">
            <text:p>4.18E+19</text:p>
          </table:table-cell>
          <table:table-cell office:value-type="float" office:value="4.54541E+39" table:style-name="ce2">
            <text:p>4.55E+39</text:p>
          </table:table-cell>
          <table:table-cell office:value-type="float" office:value="3.6872700000000002E+23" table:style-name="ce2">
            <text:p>3.69E+23</text:p>
          </table:table-cell>
          <table:table-cell office:value-type="float" office:value="1.3770041014013999E+40" table:formula="of:=AVERAGE([.A454:.J454])" table:style-name="ce2">
            <text:p>1.38E+40</text:p>
          </table:table-cell>
          <table:table-cell table:number-columns-repeated="16373"/>
        </table:table-row>
        <table:table-row table:style-name="ro1">
          <table:table-cell office:value-type="float" office:value="2.81607E+16" table:style-name="ce2">
            <text:p>2.82E+16</text:p>
          </table:table-cell>
          <table:table-cell office:value-type="float" office:value="1.8636200000000001E+28" table:style-name="ce2">
            <text:p>1.86E+28</text:p>
          </table:table-cell>
          <table:table-cell office:value-type="float" office:value="2869320000000000" table:style-name="ce2">
            <text:p>2.87E+15</text:p>
          </table:table-cell>
          <table:table-cell office:value-type="float" office:value="8.0490499999999994E+26" table:style-name="ce2">
            <text:p>8.05E+26</text:p>
          </table:table-cell>
          <table:table-cell office:value-type="float" office:value="1.9760000000000001E+26" table:style-name="ce2">
            <text:p>1.98E+26</text:p>
          </table:table-cell>
          <table:table-cell office:value-type="float" office:value="1.53746E+29" table:style-name="ce2">
            <text:p>1.54E+29</text:p>
          </table:table-cell>
          <table:table-cell office:value-type="float" office:value="4.2947999999999997E+41" table:style-name="ce2">
            <text:p>4.29E+41</text:p>
          </table:table-cell>
          <table:table-cell office:value-type="float" office:value="8.91874E+19" table:style-name="ce2">
            <text:p>8.92E+19</text:p>
          </table:table-cell>
          <table:table-cell office:value-type="float" office:value="2.67968E+18" table:style-name="ce2">
            <text:p>2.68E+18</text:p>
          </table:table-cell>
          <table:table-cell office:value-type="float" office:value="1.10554E+21" table:style-name="ce2">
            <text:p>1.11E+21</text:p>
          </table:table-cell>
          <table:table-cell office:value-type="float" office:value="4.2948000000017335E+40" table:formula="of:=AVERAGE([.A455:.J455])" table:style-name="ce2">
            <text:p>4.29E+40</text:p>
          </table:table-cell>
          <table:table-cell table:number-columns-repeated="16373"/>
        </table:table-row>
        <table:table-row table:style-name="ro1">
          <table:table-cell office:value-type="float" office:value="2.58866E+18" table:style-name="ce2">
            <text:p>2.59E+18</text:p>
          </table:table-cell>
          <table:table-cell office:value-type="float" office:value="9.6208400000000001E+27" table:style-name="ce2">
            <text:p>9.62E+27</text:p>
          </table:table-cell>
          <table:table-cell office:value-type="float" office:value="15359000000000" table:style-name="ce2">
            <text:p>1.54E+13</text:p>
          </table:table-cell>
          <table:table-cell office:value-type="float" office:value="9.8374100000000002E+21" table:style-name="ce2">
            <text:p>9.84E+21</text:p>
          </table:table-cell>
          <table:table-cell office:value-type="float" office:value="1.0157E+28" table:style-name="ce2">
            <text:p>1.02E+28</text:p>
          </table:table-cell>
          <table:table-cell office:value-type="float" office:value="4.9932300000000002E+30" table:style-name="ce2">
            <text:p>4.99E+30</text:p>
          </table:table-cell>
          <table:table-cell office:value-type="float" office:value="1.07359E+41" table:style-name="ce2">
            <text:p>1.07E+41</text:p>
          </table:table-cell>
          <table:table-cell office:value-type="float" office:value="1.5424E+22" table:style-name="ce2">
            <text:p>1.54E+22</text:p>
          </table:table-cell>
          <table:table-cell office:value-type="float" office:value="2.02896E+36" table:style-name="ce2">
            <text:p>2.03E+36</text:p>
          </table:table-cell>
          <table:table-cell office:value-type="float" office:value="3.8969699999999999E+22" table:style-name="ce2">
            <text:p>3.90E+22</text:p>
          </table:table-cell>
          <table:table-cell office:value-type="float" office:value="1.07361028965013E+40" table:formula="of:=AVERAGE([.A456:.J456])" table:style-name="ce2">
            <text:p>1.07E+40</text:p>
          </table:table-cell>
          <table:table-cell table:number-columns-repeated="16373"/>
        </table:table-row>
        <table:table-row table:style-name="ro1">
          <table:table-cell office:value-type="float" office:value="2.15228E+16" table:style-name="ce2">
            <text:p>2.15E+16</text:p>
          </table:table-cell>
          <table:table-cell office:value-type="float" office:value="2.9262600000000001E+38" table:style-name="ce2">
            <text:p>2.93E+38</text:p>
          </table:table-cell>
          <table:table-cell office:value-type="float" office:value="2327440000000000" table:style-name="ce2">
            <text:p>2.33E+15</text:p>
          </table:table-cell>
          <table:table-cell office:value-type="float" office:value="1.8695000000000001E+21" table:style-name="ce2">
            <text:p>1.87E+21</text:p>
          </table:table-cell>
          <table:table-cell office:value-type="float" office:value="4.99466E+20" table:style-name="ce2">
            <text:p>4.99E+20</text:p>
          </table:table-cell>
          <table:table-cell office:value-type="float" office:value="9.6482699999999996E+40" table:style-name="ce2">
            <text:p>9.65E+40</text:p>
          </table:table-cell>
          <table:table-cell office:value-type="float" office:value="3.9162500000000003E+41" table:style-name="ce2">
            <text:p>3.92E+41</text:p>
          </table:table-cell>
          <table:table-cell office:value-type="float" office:value="2.6879399999999999E+21" table:style-name="ce2">
            <text:p>2.69E+21</text:p>
          </table:table-cell>
          <table:table-cell office:value-type="float" office:value="3.9743E+20" table:style-name="ce2">
            <text:p>3.97E+20</text:p>
          </table:table-cell>
          <table:table-cell office:value-type="float" office:value="2.5009800000000002E+25" table:style-name="ce2">
            <text:p>2.50E+25</text:p>
          </table:table-cell>
          <table:table-cell office:value-type="float" office:value="4.8840032599999999E+40" table:formula="of:=AVERAGE([.A457:.J457])" table:style-name="ce2">
            <text:p>4.88E+40</text:p>
          </table:table-cell>
          <table:table-cell table:number-columns-repeated="16373"/>
        </table:table-row>
        <table:table-row table:style-name="ro1">
          <table:table-cell office:value-type="float" office:value="146598000000000" table:style-name="ce2">
            <text:p>1.47E+14</text:p>
          </table:table-cell>
          <table:table-cell office:value-type="float" office:value="1.4659999999999999E+32" table:style-name="ce2">
            <text:p>1.47E+32</text:p>
          </table:table-cell>
          <table:table-cell office:value-type="float" office:value="1.5242E+19" table:style-name="ce2">
            <text:p>1.52E+19</text:p>
          </table:table-cell>
          <table:table-cell office:value-type="float" office:value="2.41693E+24" table:style-name="ce2">
            <text:p>2.42E+24</text:p>
          </table:table-cell>
          <table:table-cell office:value-type="float" office:value="4.9065499999999999E+27" table:style-name="ce2">
            <text:p>4.91E+27</text:p>
          </table:table-cell>
          <table:table-cell office:value-type="float" office:value="2.9337899999999999E+27" table:style-name="ce2">
            <text:p>2.93E+27</text:p>
          </table:table-cell>
          <table:table-cell office:value-type="float" office:value="6.3191000000000005E+26" table:style-name="ce2">
            <text:p>6.32E+26</text:p>
          </table:table-cell>
          <table:table-cell office:value-type="float" office:value="6.71324E+18" table:style-name="ce2">
            <text:p>6.71E+18</text:p>
          </table:table-cell>
          <table:table-cell office:value-type="float" office:value="2.8713699999999999E+22" table:style-name="ce2">
            <text:p>2.87E+22</text:p>
          </table:table-cell>
          <table:table-cell office:value-type="float" office:value="1.0216099999999999E+21" table:style-name="ce2">
            <text:p>1.02E+21</text:p>
          </table:table-cell>
          <table:table-cell office:value-type="float" office:value="1.466084746966873E+31" table:formula="of:=AVERAGE([.A458:.J458])" table:style-name="ce2">
            <text:p>1.47E+31</text:p>
          </table:table-cell>
          <table:table-cell table:number-columns-repeated="16373"/>
        </table:table-row>
        <table:table-row table:style-name="ro1">
          <table:table-cell office:value-type="float" office:value="415932000000000" table:style-name="ce2">
            <text:p>4.16E+14</text:p>
          </table:table-cell>
          <table:table-cell office:value-type="float" office:value="1.7974100000000001E+33" table:style-name="ce2">
            <text:p>1.80E+33</text:p>
          </table:table-cell>
          <table:table-cell office:value-type="float" office:value="3.24371E+18" table:style-name="ce2">
            <text:p>3.24E+18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1.4124200000000001E+33" table:style-name="ce2">
            <text:p>1.41E+33</text:p>
          </table:table-cell>
          <table:table-cell office:value-type="float" office:value="6.2191200000000003E+24" table:style-name="ce2">
            <text:p>6.22E+24</text:p>
          </table:table-cell>
          <table:table-cell office:value-type="float" office:value="8.8506700000000002E+40" table:style-name="ce2">
            <text:p>8.85E+40</text:p>
          </table:table-cell>
          <table:table-cell office:value-type="float" office:value="1.45873E+20" table:style-name="ce2">
            <text:p>1.46E+20</text:p>
          </table:table-cell>
          <table:table-cell office:value-type="float" office:value="4.2126399999999997E+38" table:style-name="ce2">
            <text:p>4.21E+38</text:p>
          </table:table-cell>
          <table:table-cell office:value-type="float" office:value="3.9049999999999997E+21" table:style-name="ce2">
            <text:p>3.91E+21</text:p>
          </table:table-cell>
          <table:table-cell office:value-type="float" office:value="8.8960029109830021E+39" table:formula="of:=AVERAGE([.A459:.J459])" table:style-name="ce2">
            <text:p>8.90E+39</text:p>
          </table:table-cell>
          <table:table-cell table:number-columns-repeated="16373"/>
        </table:table-row>
        <table:table-row table:style-name="ro1">
          <table:table-cell office:value-type="float" office:value="3.69896E+20" table:style-name="ce2">
            <text:p>3.70E+20</text:p>
          </table:table-cell>
          <table:table-cell office:value-type="float" office:value="1.4439999999999999E+29" table:style-name="ce2">
            <text:p>1.44E+29</text:p>
          </table:table-cell>
          <table:table-cell office:value-type="float" office:value="3.1869E+24" table:style-name="ce2">
            <text:p>3.19E+24</text:p>
          </table:table-cell>
          <table:table-cell office:value-type="float" office:value="5.2920200000000002E+29" table:style-name="ce2">
            <text:p>5.29E+29</text:p>
          </table:table-cell>
          <table:table-cell office:value-type="float" office:value="2.34734E+35" table:style-name="ce2">
            <text:p>2.35E+35</text:p>
          </table:table-cell>
          <table:table-cell office:value-type="float" office:value="1.5716499999999999E+32" table:style-name="ce2">
            <text:p>1.57E+32</text:p>
          </table:table-cell>
          <table:table-cell office:value-type="float" office:value="1.18387E+44" table:style-name="ce2">
            <text:p>1.18E+44</text:p>
          </table:table-cell>
          <table:table-cell office:value-type="float" office:value="4.1886E+19" table:style-name="ce2">
            <text:p>4.19E+19</text:p>
          </table:table-cell>
          <table:table-cell office:value-type="float" office:value="3.4497200000000001E+22" table:style-name="ce2">
            <text:p>3.45E+22</text:p>
          </table:table-cell>
          <table:table-cell office:value-type="float" office:value="7.8555399999999993E+20" table:style-name="ce2">
            <text:p>7.86E+20</text:p>
          </table:table-cell>
          <table:table-cell office:value-type="float" office:value="1.1838700023489184E+43" table:formula="of:=AVERAGE([.A460:.J460])" table:style-name="ce2">
            <text:p>1.18E+43</text:p>
          </table:table-cell>
          <table:table-cell table:number-columns-repeated="16373"/>
        </table:table-row>
        <table:table-row table:style-name="ro1">
          <table:table-cell office:value-type="float" office:value="2.36165E+16" table:style-name="ce2">
            <text:p>2.36E+16</text:p>
          </table:table-cell>
          <table:table-cell office:value-type="float" office:value="2.7793999999999999E+31" table:style-name="ce2">
            <text:p>2.78E+31</text:p>
          </table:table-cell>
          <table:table-cell office:value-type="float" office:value="8567700000000000" table:style-name="ce2">
            <text:p>8.57E+15</text:p>
          </table:table-cell>
          <table:table-cell office:value-type="float" office:value="1.18232E+20" table:style-name="ce2">
            <text:p>1.18E+20</text:p>
          </table:table-cell>
          <table:table-cell office:value-type="float" office:value="1.9658700000000001E+30" table:style-name="ce2">
            <text:p>1.97E+30</text:p>
          </table:table-cell>
          <table:table-cell office:value-type="float" office:value="726737000000000" table:style-name="ce2">
            <text:p>7.27E+14</text:p>
          </table:table-cell>
          <table:table-cell office:value-type="float" office:value="2.3752400000000002E+40" table:style-name="ce2">
            <text:p>2.38E+40</text:p>
          </table:table-cell>
          <table:table-cell office:value-type="float" office:value="6.68412E+18" table:style-name="ce2">
            <text:p>6.68E+18</text:p>
          </table:table-cell>
          <table:table-cell office:value-type="float" office:value="9.3261400000000002E+24" table:style-name="ce2">
            <text:p>9.33E+24</text:p>
          </table:table-cell>
          <table:table-cell office:value-type="float" office:value="8.37832E+19" table:style-name="ce2">
            <text:p>8.38E+19</text:p>
          </table:table-cell>
          <table:table-cell office:value-type="float" office:value="2.3752400029759883E+39" table:formula="of:=AVERAGE([.A461:.J461])" table:style-name="ce2">
            <text:p>2.38E+39</text:p>
          </table:table-cell>
          <table:table-cell table:number-columns-repeated="16373"/>
        </table:table-row>
        <table:table-row table:style-name="ro1">
          <table:table-cell office:value-type="float" office:value="4.05452E+19" table:style-name="ce2">
            <text:p>4.05E+19</text:p>
          </table:table-cell>
          <table:table-cell office:value-type="float" office:value="1.2797600000000001E+32" table:style-name="ce2">
            <text:p>1.28E+32</text:p>
          </table:table-cell>
          <table:table-cell office:value-type="float" office:value="12821300000000" table:style-name="ce2">
            <text:p>1.28E+13</text:p>
          </table:table-cell>
          <table:table-cell office:value-type="float" office:value="6.8430700000000003E+20" table:style-name="ce2">
            <text:p>6.84E+20</text:p>
          </table:table-cell>
          <table:table-cell office:value-type="float" office:value="9.7640099999999996E+24" table:style-name="ce2">
            <text:p>9.76E+24</text:p>
          </table:table-cell>
          <table:table-cell office:value-type="float" office:value="2.0553399999999999E+23" table:style-name="ce2">
            <text:p>2.06E+23</text:p>
          </table:table-cell>
          <table:table-cell office:value-type="float" office:value="4.7885099999999999E+27" table:style-name="ce2">
            <text:p>4.79E+27</text:p>
          </table:table-cell>
          <table:table-cell office:value-type="float" office:value="2.1207000000000001E+21" table:style-name="ce2">
            <text:p>2.12E+21</text:p>
          </table:table-cell>
          <table:table-cell office:value-type="float" office:value="6.5192E+21" table:style-name="ce2">
            <text:p>6.52E+21</text:p>
          </table:table-cell>
          <table:table-cell office:value-type="float" office:value="2.7924899999999999E+21" table:style-name="ce2">
            <text:p>2.79E+21</text:p>
          </table:table-cell>
          <table:table-cell office:value-type="float" office:value="1.2798079849170124E+31" table:formula="of:=AVERAGE([.A462:.J462])" table:style-name="ce2">
            <text:p>1.28E+31</text:p>
          </table:table-cell>
          <table:table-cell table:number-columns-repeated="16373"/>
        </table:table-row>
        <table:table-row table:style-name="ro1">
          <table:table-cell office:value-type="float" office:value="168042000000000" table:style-name="ce2">
            <text:p>1.68E+14</text:p>
          </table:table-cell>
          <table:table-cell office:value-type="float" office:value="8.9611399999999998E+27" table:style-name="ce2">
            <text:p>8.96E+27</text:p>
          </table:table-cell>
          <table:table-cell office:value-type="float" office:value="119674000000000" table:style-name="ce2">
            <text:p>1.20E+14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3.7415E+19" table:style-name="ce2">
            <text:p>3.74E+19</text:p>
          </table:table-cell>
          <table:table-cell office:value-type="float" office:value="2.8239E+16" table:style-name="ce2">
            <text:p>2.82E+16</text:p>
          </table:table-cell>
          <table:table-cell office:value-type="float" office:value="3.9886800000000003E+44" table:style-name="ce2">
            <text:p>3.99E+44</text:p>
          </table:table-cell>
          <table:table-cell office:value-type="float" office:value="3.1694999999999998E+24" table:style-name="ce2">
            <text:p>3.17E+24</text:p>
          </table:table-cell>
          <table:table-cell office:value-type="float" office:value="3.4127100000000001E+21" table:style-name="ce2">
            <text:p>3.41E+21</text:p>
          </table:table-cell>
          <table:table-cell office:value-type="float" office:value="8.5836499999999994E+22" table:style-name="ce2">
            <text:p>8.58E+22</text:p>
          </table:table-cell>
          <table:table-cell office:value-type="float" office:value="3.9886803206189999E+43" table:formula="of:=AVERAGE([.A463:.J463])" table:style-name="ce2">
            <text:p>3.99E+43</text:p>
          </table:table-cell>
          <table:table-cell table:number-columns-repeated="16373"/>
        </table:table-row>
        <table:table-row table:style-name="ro1">
          <table:table-cell office:value-type="float" office:value="1.05222E+19" table:style-name="ce2">
            <text:p>1.05E+19</text:p>
          </table:table-cell>
          <table:table-cell office:value-type="float" office:value="5.32954E+44" table:style-name="ce2">
            <text:p>5.33E+44</text:p>
          </table:table-cell>
          <table:table-cell office:value-type="float" office:value="1174950000000000" table:style-name="ce2">
            <text:p>1.17E+15</text:p>
          </table:table-cell>
          <table:table-cell office:value-type="float" office:value="4.44917E+19" table:style-name="ce2">
            <text:p>4.45E+19</text:p>
          </table:table-cell>
          <table:table-cell office:value-type="float" office:value="4.7753599999999999E+27" table:style-name="ce2">
            <text:p>4.78E+27</text:p>
          </table:table-cell>
          <table:table-cell office:value-type="float" office:value="1.14771E+27" table:style-name="ce2">
            <text:p>1.15E+27</text:p>
          </table:table-cell>
          <table:table-cell office:value-type="float" office:value="1.3146299999999999E+53" table:style-name="ce2">
            <text:p>1.31E+53</text:p>
          </table:table-cell>
          <table:table-cell office:value-type="float" office:value="1.05703E+23" table:style-name="ce2">
            <text:p>1.06E+23</text:p>
          </table:table-cell>
          <table:table-cell office:value-type="float" office:value="8.6123799999999998E+22" table:style-name="ce2">
            <text:p>8.61E+22</text:p>
          </table:table-cell>
          <table:table-cell office:value-type="float" office:value="1.4854200000000001E+21" table:style-name="ce2">
            <text:p>1.49E+21</text:p>
          </table:table-cell>
          <table:table-cell office:value-type="float" office:value="1.3146300053295401E+52" table:formula="of:=AVERAGE([.A464:.J464])" table:style-name="ce2">
            <text:p>1.31E+52</text:p>
          </table:table-cell>
          <table:table-cell table:number-columns-repeated="16373"/>
        </table:table-row>
        <table:table-row table:style-name="ro1">
          <table:table-cell office:value-type="float" office:value="605926000000" table:style-name="ce2">
            <text:p>6.06E+11</text:p>
          </table:table-cell>
          <table:table-cell office:value-type="float" office:value="1.91023E+31" table:style-name="ce2">
            <text:p>1.91E+31</text:p>
          </table:table-cell>
          <table:table-cell office:value-type="float" office:value="1.14586E+18" table:style-name="ce2">
            <text:p>1.15E+18</text:p>
          </table:table-cell>
          <table:table-cell office:value-type="float" office:value="1.7947700000000001E+24" table:style-name="ce2">
            <text:p>1.79E+24</text:p>
          </table:table-cell>
          <table:table-cell office:value-type="float" office:value="3.87733E+17" table:style-name="ce2">
            <text:p>3.88E+17</text:p>
          </table:table-cell>
          <table:table-cell office:value-type="float" office:value="1.67396E+21" table:style-name="ce2">
            <text:p>1.67E+21</text:p>
          </table:table-cell>
          <table:table-cell office:value-type="float" office:value="2.2011399999999999E+39" table:style-name="ce2">
            <text:p>2.20E+39</text:p>
          </table:table-cell>
          <table:table-cell office:value-type="float" office:value="2.4803900000000003E+24" table:style-name="ce2">
            <text:p>2.48E+24</text:p>
          </table:table-cell>
          <table:table-cell office:value-type="float" office:value="1.27186E+30" table:style-name="ce2">
            <text:p>1.27E+30</text:p>
          </table:table-cell>
          <table:table-cell office:value-type="float" office:value="2.4182799999999998E+25" table:style-name="ce2">
            <text:p>2.42E+25</text:p>
          </table:table-cell>
          <table:table-cell office:value-type="float" office:value="2.2011400203741884E+38" table:formula="of:=AVERAGE([.A465:.J465])" table:style-name="ce2">
            <text:p>2.20E+38</text:p>
          </table:table-cell>
          <table:table-cell table:number-columns-repeated="16373"/>
        </table:table-row>
        <table:table-row table:style-name="ro1">
          <table:table-cell office:value-type="float" office:value="7934450000000000" table:style-name="ce2">
            <text:p>7.93E+15</text:p>
          </table:table-cell>
          <table:table-cell office:value-type="float" office:value="1.93876E+31" table:style-name="ce2">
            <text:p>1.94E+31</text:p>
          </table:table-cell>
          <table:table-cell office:value-type="float" office:value="4.53908E+20" table:style-name="ce2">
            <text:p>4.54E+20</text:p>
          </table:table-cell>
          <table:table-cell office:value-type="float" office:value="1.59799E+20" table:style-name="ce2">
            <text:p>1.60E+20</text:p>
          </table:table-cell>
          <table:table-cell office:value-type="float" office:value="3.7921299999999997E+20" table:style-name="ce2">
            <text:p>3.79E+20</text:p>
          </table:table-cell>
          <table:table-cell office:value-type="float" office:value="2.45592E+25" table:style-name="ce2">
            <text:p>2.46E+25</text:p>
          </table:table-cell>
          <table:table-cell office:value-type="float" office:value="8.7666500000000005E+35" table:style-name="ce2">
            <text:p>8.77E+35</text:p>
          </table:table-cell>
          <table:table-cell office:value-type="float" office:value="2.5210600000000003E+24" table:style-name="ce2">
            <text:p>2.52E+24</text:p>
          </table:table-cell>
          <table:table-cell office:value-type="float" office:value="7.3491399999999994E+44" table:style-name="ce2">
            <text:p>7.35E+44</text:p>
          </table:table-cell>
          <table:table-cell office:value-type="float" office:value="2.4891899999999998E+23" table:style-name="ce2">
            <text:p>2.49E+23</text:p>
          </table:table-cell>
          <table:table-cell office:value-type="float" office:value="7.349140008766843E+43" table:formula="of:=AVERAGE([.A466:.J466])" table:style-name="ce2">
            <text:p>7.35E+43</text:p>
          </table:table-cell>
          <table:table-cell table:number-columns-repeated="16373"/>
        </table:table-row>
        <table:table-row table:style-name="ro1">
          <table:table-cell office:value-type="float" office:value="99907300000000" table:style-name="ce2">
            <text:p>9.99E+13</text:p>
          </table:table-cell>
          <table:table-cell office:value-type="float" office:value="4.7682200000000001E+32" table:style-name="ce2">
            <text:p>4.77E+32</text:p>
          </table:table-cell>
          <table:table-cell office:value-type="float" office:value="6.1426599999999993E+20" table:style-name="ce2">
            <text:p>6.14E+20</text:p>
          </table:table-cell>
          <table:table-cell office:value-type="float" office:value="3.5431500000000001E+22" table:style-name="ce2">
            <text:p>3.54E+22</text:p>
          </table:table-cell>
          <table:table-cell office:value-type="float" office:value="7.5458199999999996E+45" table:style-name="ce2">
            <text:p>7.55E+45</text:p>
          </table:table-cell>
          <table:table-cell office:value-type="float" office:value="1.5728899999999999E+32" table:style-name="ce2">
            <text:p>1.57E+32</text:p>
          </table:table-cell>
          <table:table-cell office:value-type="float" office:value="9.3011000000000001E+36" table:style-name="ce2">
            <text:p>9.30E+36</text:p>
          </table:table-cell>
          <table:table-cell office:value-type="float" office:value="6.4409900000000003E+20" table:style-name="ce2">
            <text:p>6.44E+20</text:p>
          </table:table-cell>
          <table:table-cell office:value-type="float" office:value="9.57711E+19" table:style-name="ce2">
            <text:p>9.58E+19</text:p>
          </table:table-cell>
          <table:table-cell office:value-type="float" office:value="5.1312000000000004E+22" table:style-name="ce2">
            <text:p>5.13E+22</text:p>
          </table:table-cell>
          <table:table-cell office:value-type="float" office:value="7.5458200093017329E+44" table:formula="of:=AVERAGE([.A467:.J467])" table:style-name="ce2">
            <text:p>7.55E+44</text:p>
          </table:table-cell>
          <table:table-cell table:number-columns-repeated="16373"/>
        </table:table-row>
        <table:table-row table:style-name="ro1">
          <table:table-cell office:value-type="float" office:value="1.1668299999999999E+22" table:style-name="ce2">
            <text:p>1.17E+22</text:p>
          </table:table-cell>
          <table:table-cell office:value-type="float" office:value="1.4741900000000001E+32" table:style-name="ce2">
            <text:p>1.47E+32</text:p>
          </table:table-cell>
          <table:table-cell office:value-type="float" office:value="1.2939500000000001E+24" table:style-name="ce2">
            <text:p>1.29E+24</text:p>
          </table:table-cell>
          <table:table-cell office:value-type="float" office:value="1.00851E+20" table:style-name="ce2">
            <text:p>1.01E+20</text:p>
          </table:table-cell>
          <table:table-cell office:value-type="float" office:value="3.3963199999999999E+27" table:style-name="ce2">
            <text:p>3.40E+27</text:p>
          </table:table-cell>
          <table:table-cell office:value-type="float" office:value="8.98127E+23" table:style-name="ce2">
            <text:p>8.98E+23</text:p>
          </table:table-cell>
          <table:table-cell office:value-type="float" office:value="1.60816E+39" table:style-name="ce2">
            <text:p>1.61E+39</text:p>
          </table:table-cell>
          <table:table-cell office:value-type="float" office:value="4.78733E+19" table:style-name="ce2">
            <text:p>4.79E+19</text:p>
          </table:table-cell>
          <table:table-cell office:value-type="float" office:value="3.4040700000000001E+21" table:style-name="ce2">
            <text:p>3.40E+21</text:p>
          </table:table-cell>
          <table:table-cell office:value-type="float" office:value="1.5268599999999998E+23" table:style-name="ce2">
            <text:p>1.53E+23</text:p>
          </table:table-cell>
          <table:table-cell office:value-type="float" office:value="1.6081601474223989E+38" table:formula="of:=AVERAGE([.A468:.J468])" table:style-name="ce2">
            <text:p>1.61E+38</text:p>
          </table:table-cell>
          <table:table-cell table:number-columns-repeated="16373"/>
        </table:table-row>
        <table:table-row table:style-name="ro1">
          <table:table-cell office:value-type="float" office:value="4.75651E+19" table:style-name="ce2">
            <text:p>4.76E+19</text:p>
          </table:table-cell>
          <table:table-cell office:value-type="float" office:value="3.7886400000000002E+27" table:style-name="ce2">
            <text:p>3.79E+27</text:p>
          </table:table-cell>
          <table:table-cell office:value-type="float" office:value="1.58119E+16" table:style-name="ce2">
            <text:p>1.58E+16</text:p>
          </table:table-cell>
          <table:table-cell office:value-type="float" office:value="6.0205499999999998E+24" table:style-name="ce2">
            <text:p>6.02E+24</text:p>
          </table:table-cell>
          <table:table-cell office:value-type="float" office:value="8.3771699999999998E+24" table:style-name="ce2">
            <text:p>8.38E+24</text:p>
          </table:table-cell>
          <table:table-cell office:value-type="float" office:value="5.0679600000000001E+23" table:style-name="ce2">
            <text:p>5.07E+23</text:p>
          </table:table-cell>
          <table:table-cell office:value-type="float" office:value="1.03234E+36" table:style-name="ce2">
            <text:p>1.03E+36</text:p>
          </table:table-cell>
          <table:table-cell office:value-type="float" office:value="1.54022E+22" table:style-name="ce2">
            <text:p>1.54E+22</text:p>
          </table:table-cell>
          <table:table-cell office:value-type="float" office:value="9.2778700000000004E+24" table:style-name="ce2">
            <text:p>9.28E+24</text:p>
          </table:table-cell>
          <table:table-cell office:value-type="float" office:value="1.43805E+23" table:style-name="ce2">
            <text:p>1.44E+23</text:p>
          </table:table-cell>
          <table:table-cell office:value-type="float" office:value="1.0323400038129814E+35" table:formula="of:=AVERAGE([.A469:.J469])" table:style-name="ce2">
            <text:p>1.03E+35</text:p>
          </table:table-cell>
          <table:table-cell table:number-columns-repeated="16373"/>
        </table:table-row>
        <table:table-row table:style-name="ro1">
          <table:table-cell office:value-type="float" office:value="2.29455E+16" table:style-name="ce2">
            <text:p>2.29E+16</text:p>
          </table:table-cell>
          <table:table-cell office:value-type="float" office:value="2.8063400000000002E+32" table:style-name="ce2">
            <text:p>2.81E+32</text:p>
          </table:table-cell>
          <table:table-cell office:value-type="float" office:value="91203200000000" table:style-name="ce2">
            <text:p>9.12E+13</text:p>
          </table:table-cell>
          <table:table-cell office:value-type="float" office:value="9.7070900000000007E+21" table:style-name="ce2">
            <text:p>9.71E+21</text:p>
          </table:table-cell>
          <table:table-cell office:value-type="float" office:value="3.38708E+35" table:style-name="ce2">
            <text:p>3.39E+35</text:p>
          </table:table-cell>
          <table:table-cell office:value-type="float" office:value="1.26438E+27" table:style-name="ce2">
            <text:p>1.26E+27</text:p>
          </table:table-cell>
          <table:table-cell office:value-type="float" office:value="1.38914E+36" table:style-name="ce2">
            <text:p>1.39E+36</text:p>
          </table:table-cell>
          <table:table-cell office:value-type="float" office:value="1.48908E+21" table:style-name="ce2">
            <text:p>1.49E+21</text:p>
          </table:table-cell>
          <table:table-cell office:value-type="float" office:value="4.0481800000000002E+32" table:style-name="ce2">
            <text:p>4.05E+32</text:p>
          </table:table-cell>
          <table:table-cell office:value-type="float" office:value="1.15984E+22" table:style-name="ce2">
            <text:p>1.16E+22</text:p>
          </table:table-cell>
          <table:table-cell office:value-type="float" office:value="1.7285334532644026E+35" table:formula="of:=AVERAGE([.A470:.J470])" table:style-name="ce2">
            <text:p>1.73E+35</text:p>
          </table:table-cell>
          <table:table-cell table:number-columns-repeated="16373"/>
        </table:table-row>
        <table:table-row table:style-name="ro1">
          <table:table-cell office:value-type="float" office:value="771727000000000" table:style-name="ce2">
            <text:p>7.72E+14</text:p>
          </table:table-cell>
          <table:table-cell office:value-type="float" office:value="2.7182300000000002E+29" table:style-name="ce2">
            <text:p>2.72E+29</text:p>
          </table:table-cell>
          <table:table-cell office:value-type="float" office:value="1.4608700000000001E+21" table:style-name="ce2">
            <text:p>1.46E+21</text:p>
          </table:table-cell>
          <table:table-cell office:value-type="float" office:value="3.20619E+37" table:style-name="ce2">
            <text:p>3.21E+37</text:p>
          </table:table-cell>
          <table:table-cell office:value-type="float" office:value="1.55771E+16" table:style-name="ce2">
            <text:p>1.56E+16</text:p>
          </table:table-cell>
          <table:table-cell office:value-type="float" office:value="6.3328999999999997E+27" table:style-name="ce2">
            <text:p>6.33E+27</text:p>
          </table:table-cell>
          <table:table-cell office:value-type="float" office:value="9.4057899999999998E+39" table:style-name="ce2">
            <text:p>9.41E+39</text:p>
          </table:table-cell>
          <table:table-cell office:value-type="float" office:value="2.7566099999999998E+24" table:style-name="ce2">
            <text:p>2.76E+24</text:p>
          </table:table-cell>
          <table:table-cell office:value-type="float" office:value="5.7818700000000003E+21" table:style-name="ce2">
            <text:p>5.78E+21</text:p>
          </table:table-cell>
          <table:table-cell office:value-type="float" office:value="6.9298799999999997E+25" table:style-name="ce2">
            <text:p>6.93E+25</text:p>
          </table:table-cell>
          <table:table-cell office:value-type="float" office:value="9.4378519002782269E+38" table:formula="of:=AVERAGE([.A471:.J471])" table:style-name="ce2">
            <text:p>9.44E+38</text:p>
          </table:table-cell>
          <table:table-cell table:number-columns-repeated="16373"/>
        </table:table-row>
        <table:table-row table:style-name="ro1">
          <table:table-cell office:value-type="float" office:value="1.09931E+19" table:style-name="ce2">
            <text:p>1.10E+19</text:p>
          </table:table-cell>
          <table:table-cell office:value-type="float" office:value="7.4414300000000002E+28" table:style-name="ce2">
            <text:p>7.44E+28</text:p>
          </table:table-cell>
          <table:table-cell office:value-type="float" office:value="2.08433E+16" table:style-name="ce2">
            <text:p>2.08E+16</text:p>
          </table:table-cell>
          <table:table-cell office:value-type="float" office:value="2.34269E+20" table:style-name="ce2">
            <text:p>2.34E+20</text:p>
          </table:table-cell>
          <table:table-cell office:value-type="float" office:value="1.14414E+17" table:style-name="ce2">
            <text:p>1.14E+17</text:p>
          </table:table-cell>
          <table:table-cell office:value-type="float" office:value="2.3100100000000001E+31" table:style-name="ce2">
            <text:p>2.31E+31</text:p>
          </table:table-cell>
          <table:table-cell office:value-type="float" office:value="4.7386399999999999E+39" table:style-name="ce2">
            <text:p>4.74E+39</text:p>
          </table:table-cell>
          <table:table-cell office:value-type="float" office:value="1.50956E+23" table:style-name="ce2">
            <text:p>1.51E+23</text:p>
          </table:table-cell>
          <table:table-cell office:value-type="float" office:value="2.85347E+20" table:style-name="ce2">
            <text:p>2.85E+20</text:p>
          </table:table-cell>
          <table:table-cell office:value-type="float" office:value="1.5390899999999999E+21" table:style-name="ce2">
            <text:p>1.54E+21</text:p>
          </table:table-cell>
          <table:table-cell office:value-type="float" office:value="4.7386400231745145E+38" table:formula="of:=AVERAGE([.A472:.J472])" table:style-name="ce2">
            <text:p>4.74E+38</text:p>
          </table:table-cell>
          <table:table-cell table:number-columns-repeated="16373"/>
        </table:table-row>
        <table:table-row table:style-name="ro1">
          <table:table-cell office:value-type="float" office:value="3.63791E+16" table:style-name="ce2">
            <text:p>3.64E+16</text:p>
          </table:table-cell>
          <table:table-cell office:value-type="float" office:value="4.9337699999999998E+32" table:style-name="ce2">
            <text:p>4.93E+32</text:p>
          </table:table-cell>
          <table:table-cell office:value-type="float" office:value="37676400000000" table:style-name="ce2">
            <text:p>3.77E+13</text:p>
          </table:table-cell>
          <table:table-cell office:value-type="float" office:value="7.398E+20" table:style-name="ce2">
            <text:p>7.40E+20</text:p>
          </table:table-cell>
          <table:table-cell office:value-type="float" office:value="2.47683E+17" table:style-name="ce2">
            <text:p>2.48E+17</text:p>
          </table:table-cell>
          <table:table-cell office:value-type="float" office:value="5.2464399999999997E+21" table:style-name="ce2">
            <text:p>5.25E+21</text:p>
          </table:table-cell>
          <table:table-cell office:value-type="float" office:value="2.7435599999999997E+36" table:style-name="ce2">
            <text:p>2.74E+36</text:p>
          </table:table-cell>
          <table:table-cell office:value-type="float" office:value="4.14189E+19" table:style-name="ce2">
            <text:p>4.14E+19</text:p>
          </table:table-cell>
          <table:table-cell office:value-type="float" office:value="8.5805599999999995E+21" table:style-name="ce2">
            <text:p>8.58E+21</text:p>
          </table:table-cell>
          <table:table-cell office:value-type="float" office:value="3.4936599999999998E+23" table:style-name="ce2">
            <text:p>3.49E+23</text:p>
          </table:table-cell>
          <table:table-cell office:value-type="float" office:value="2.744053377000364E+35" table:formula="of:=AVERAGE([.A473:.J473])" table:style-name="ce2">
            <text:p>2.74E+35</text:p>
          </table:table-cell>
          <table:table-cell table:number-columns-repeated="16373"/>
        </table:table-row>
        <table:table-row table:style-name="ro1">
          <table:table-cell office:value-type="float" office:value="3516490000000000" table:style-name="ce2">
            <text:p>3.52E+15</text:p>
          </table:table-cell>
          <table:table-cell office:value-type="float" office:value="1.40052E+32" table:style-name="ce2">
            <text:p>1.40E+32</text:p>
          </table:table-cell>
          <table:table-cell office:value-type="float" office:value="8188080000000000" table:style-name="ce2">
            <text:p>8.19E+15</text:p>
          </table:table-cell>
          <table:table-cell office:value-type="float" office:value="7.64498E+19" table:style-name="ce2">
            <text:p>7.64E+19</text:p>
          </table:table-cell>
          <table:table-cell office:value-type="float" office:value="3.1522800000000003E+21" table:style-name="ce2">
            <text:p>3.15E+21</text:p>
          </table:table-cell>
          <table:table-cell office:value-type="float" office:value="3.28795E+43" table:style-name="ce2">
            <text:p>3.29E+43</text:p>
          </table:table-cell>
          <table:table-cell office:value-type="float" office:value="9.5336199999999994E+41" table:style-name="ce2">
            <text:p>9.53E+41</text:p>
          </table:table-cell>
          <table:table-cell office:value-type="float" office:value="4.13665E+19" table:style-name="ce2">
            <text:p>4.14E+19</text:p>
          </table:table-cell>
          <table:table-cell office:value-type="float" office:value="2.8019900000000001E+21" table:style-name="ce2">
            <text:p>2.80E+21</text:p>
          </table:table-cell>
          <table:table-cell office:value-type="float" office:value="6.0970200000000002E+23" table:style-name="ce2">
            <text:p>6.10E+23</text:p>
          </table:table-cell>
          <table:table-cell office:value-type="float" office:value="3.383286200014005E+42" table:formula="of:=AVERAGE([.A474:.J474])" table:style-name="ce2">
            <text:p>3.38E+42</text:p>
          </table:table-cell>
          <table:table-cell table:number-columns-repeated="16373"/>
        </table:table-row>
        <table:table-row table:style-name="ro1">
          <table:table-cell office:value-type="float" office:value="6.48712E+17" table:style-name="ce2">
            <text:p>6.49E+17</text:p>
          </table:table-cell>
          <table:table-cell office:value-type="float" office:value="1.9109200000000001E+29" table:style-name="ce2">
            <text:p>1.91E+29</text:p>
          </table:table-cell>
          <table:table-cell office:value-type="float" office:value="1.04737E+24" table:style-name="ce2">
            <text:p>1.05E+24</text:p>
          </table:table-cell>
          <table:table-cell office:value-type="float" office:value="1.00006E+30" table:style-name="ce2">
            <text:p>1.00E+30</text:p>
          </table:table-cell>
          <table:table-cell office:value-type="float" office:value="3.3864900000000001E+35" table:style-name="ce2">
            <text:p>3.39E+35</text:p>
          </table:table-cell>
          <table:table-cell office:value-type="float" office:value="2.5655999999999999E+23" table:style-name="ce2">
            <text:p>2.57E+23</text:p>
          </table:table-cell>
          <table:table-cell office:value-type="float" office:value="9.0865700000000004E+39" table:style-name="ce2">
            <text:p>9.09E+39</text:p>
          </table:table-cell>
          <table:table-cell office:value-type="float" office:value="2.3034E+17" table:style-name="ce2">
            <text:p>2.30E+17</text:p>
          </table:table-cell>
          <table:table-cell office:value-type="float" office:value="5.7785799999999999E+21" table:style-name="ce2">
            <text:p>5.78E+21</text:p>
          </table:table-cell>
          <table:table-cell office:value-type="float" office:value="2.2236300000000002E+26" table:style-name="ce2">
            <text:p>2.22E+26</text:p>
          </table:table-cell>
          <table:table-cell office:value-type="float" office:value="9.0869086501913751E+38" table:formula="of:=AVERAGE([.A475:.J475])" table:style-name="ce2">
            <text:p>9.09E+38</text:p>
          </table:table-cell>
          <table:table-cell table:number-columns-repeated="16373"/>
        </table:table-row>
        <table:table-row table:style-name="ro1">
          <table:table-cell office:value-type="float" office:value="276503000000000" table:style-name="ce2">
            <text:p>2.77E+14</text:p>
          </table:table-cell>
          <table:table-cell office:value-type="float" office:value="2.4259799999999999E+32" table:style-name="ce2">
            <text:p>2.43E+32</text:p>
          </table:table-cell>
          <table:table-cell office:value-type="float" office:value="1949830000000000" table:style-name="ce2">
            <text:p>1.95E+15</text:p>
          </table:table-cell>
          <table:table-cell office:value-type="float" office:value="5.2920200000000002E+29" table:style-name="ce2">
            <text:p>5.29E+29</text:p>
          </table:table-cell>
          <table:table-cell office:value-type="float" office:value="1.9123099999999999E+23" table:style-name="ce2">
            <text:p>1.91E+23</text:p>
          </table:table-cell>
          <table:table-cell office:value-type="float" office:value="1.8551E+41" table:style-name="ce2">
            <text:p>1.86E+41</text:p>
          </table:table-cell>
          <table:table-cell office:value-type="float" office:value="1.98461E+39" table:style-name="ce2">
            <text:p>1.98E+39</text:p>
          </table:table-cell>
          <table:table-cell office:value-type="float" office:value="8.8153599999999993E+25" table:style-name="ce2">
            <text:p>8.82E+25</text:p>
          </table:table-cell>
          <table:table-cell office:value-type="float" office:value="6.61388E+19" table:style-name="ce2">
            <text:p>6.61E+19</text:p>
          </table:table-cell>
          <table:table-cell office:value-type="float" office:value="1.50692E+21" table:style-name="ce2">
            <text:p>1.51E+21</text:p>
          </table:table-cell>
          <table:table-cell office:value-type="float" office:value="1.874946102431273E+40" table:formula="of:=AVERAGE([.A476:.J476])" table:style-name="ce2">
            <text:p>1.87E+40</text:p>
          </table:table-cell>
          <table:table-cell table:number-columns-repeated="16373"/>
        </table:table-row>
        <table:table-row table:style-name="ro1">
          <table:table-cell office:value-type="float" office:value="2.98752E+16" table:style-name="ce2">
            <text:p>2.99E+16</text:p>
          </table:table-cell>
          <table:table-cell office:value-type="float" office:value="8.2286799999999997E+29" table:style-name="ce2">
            <text:p>8.23E+29</text:p>
          </table:table-cell>
          <table:table-cell office:value-type="float" office:value="1016990000000000" table:style-name="ce2">
            <text:p>1.02E+15</text:p>
          </table:table-cell>
          <table:table-cell office:value-type="float" office:value="7.5559600000000003E+40" table:style-name="ce2">
            <text:p>7.56E+40</text:p>
          </table:table-cell>
          <table:table-cell office:value-type="float" office:value="6.75048E+17" table:style-name="ce2">
            <text:p>6.75E+17</text:p>
          </table:table-cell>
          <table:table-cell office:value-type="float" office:value="2.0620300000000002E+23" table:style-name="ce2">
            <text:p>2.06E+23</text:p>
          </table:table-cell>
          <table:table-cell office:value-type="float" office:value="7.7023500000000003E+25" table:style-name="ce2">
            <text:p>7.70E+25</text:p>
          </table:table-cell>
          <table:table-cell office:value-type="float" office:value="4.1354E+19" table:style-name="ce2">
            <text:p>4.14E+19</text:p>
          </table:table-cell>
          <table:table-cell office:value-type="float" office:value="1.27182E+30" table:style-name="ce2">
            <text:p>1.27E+30</text:p>
          </table:table-cell>
          <table:table-cell office:value-type="float" office:value="5.0509700000000002E+22" table:style-name="ce2">
            <text:p>5.05E+22</text:p>
          </table:table-cell>
          <table:table-cell office:value-type="float" office:value="7.5559600002094766E+39" table:formula="of:=AVERAGE([.A477:.J477])" table:style-name="ce2">
            <text:p>7.56E+39</text:p>
          </table:table-cell>
          <table:table-cell table:number-columns-repeated="16373"/>
        </table:table-row>
        <table:table-row table:style-name="ro1">
          <table:table-cell office:value-type="float" office:value="7.14364E+19" table:style-name="ce2">
            <text:p>7.14E+19</text:p>
          </table:table-cell>
          <table:table-cell office:value-type="float" office:value="1.9520399999999999E+31" table:style-name="ce2">
            <text:p>1.95E+31</text:p>
          </table:table-cell>
          <table:table-cell office:value-type="float" office:value="24249100000000" table:style-name="ce2">
            <text:p>2.42E+13</text:p>
          </table:table-cell>
          <table:table-cell office:value-type="float" office:value="1.94192E+21" table:style-name="ce2">
            <text:p>1.94E+21</text:p>
          </table:table-cell>
          <table:table-cell office:value-type="float" office:value="7.87275E+28" table:style-name="ce2">
            <text:p>7.87E+28</text:p>
          </table:table-cell>
          <table:table-cell office:value-type="float" office:value="1.43388E+21" table:style-name="ce2">
            <text:p>1.43E+21</text:p>
          </table:table-cell>
          <table:table-cell office:value-type="float" office:value="3.0982100000000002E+39" table:style-name="ce2">
            <text:p>3.10E+39</text:p>
          </table:table-cell>
          <table:table-cell office:value-type="float" office:value="1.05362E+26" table:style-name="ce2">
            <text:p>1.05E+26</text:p>
          </table:table-cell>
          <table:table-cell office:value-type="float" office:value="9.0900399999999996E+24" table:style-name="ce2">
            <text:p>9.09E+24</text:p>
          </table:table-cell>
          <table:table-cell office:value-type="float" office:value="7.5359299999999997E+20" table:style-name="ce2">
            <text:p>7.54E+20</text:p>
          </table:table-cell>
          <table:table-cell office:value-type="float" office:value="3.0982100195992422E+38" table:formula="of:=AVERAGE([.A478:.J478])" table:style-name="ce2">
            <text:p>3.10E+38</text:p>
          </table:table-cell>
          <table:table-cell table:number-columns-repeated="16373"/>
        </table:table-row>
        <table:table-row table:style-name="ro1">
          <table:table-cell office:value-type="float" office:value="3.8563299999999997E+20" table:style-name="ce2">
            <text:p>3.86E+20</text:p>
          </table:table-cell>
          <table:table-cell office:value-type="float" office:value="1.21372E+32" table:style-name="ce2">
            <text:p>1.21E+32</text:p>
          </table:table-cell>
          <table:table-cell office:value-type="float" office:value="32040200000000" table:style-name="ce2">
            <text:p>3.20E+13</text:p>
          </table:table-cell>
          <table:table-cell office:value-type="float" office:value="5.57733E+19" table:style-name="ce2">
            <text:p>5.58E+19</text:p>
          </table:table-cell>
          <table:table-cell office:value-type="float" office:value="6.8336300000000007E+35" table:style-name="ce2">
            <text:p>6.83E+35</text:p>
          </table:table-cell>
          <table:table-cell office:value-type="float" office:value="1.3943899999999999E+25" table:style-name="ce2">
            <text:p>1.39E+25</text:p>
          </table:table-cell>
          <table:table-cell office:value-type="float" office:value="1.27251E+39" table:style-name="ce2">
            <text:p>1.27E+39</text:p>
          </table:table-cell>
          <table:table-cell office:value-type="float" office:value="4.13008E+19" table:style-name="ce2">
            <text:p>4.13E+19</text:p>
          </table:table-cell>
          <table:table-cell office:value-type="float" office:value="9.09267E+24" table:style-name="ce2">
            <text:p>9.09E+24</text:p>
          </table:table-cell>
          <table:table-cell office:value-type="float" office:value="1.9834200000000001E+23" table:style-name="ce2">
            <text:p>1.98E+23</text:p>
          </table:table-cell>
          <table:table-cell office:value-type="float" office:value="1.2731934843720231E+38" table:formula="of:=AVERAGE([.A479:.J479])" table:style-name="ce2">
            <text:p>1.27E+38</text:p>
          </table:table-cell>
          <table:table-cell table:number-columns-repeated="16373"/>
        </table:table-row>
        <table:table-row table:style-name="ro1">
          <table:table-cell office:value-type="float" office:value="753974000000000" table:style-name="ce2">
            <text:p>7.54E+14</text:p>
          </table:table-cell>
          <table:table-cell office:value-type="float" office:value="1.02178E+30" table:style-name="ce2">
            <text:p>1.02E+30</text:p>
          </table:table-cell>
          <table:table-cell office:value-type="float" office:value="4.21841E+18" table:style-name="ce2">
            <text:p>4.22E+18</text:p>
          </table:table-cell>
          <table:table-cell office:value-type="float" office:value="6.1212900000000004E+22" table:style-name="ce2">
            <text:p>6.12E+22</text:p>
          </table:table-cell>
          <table:table-cell office:value-type="float" office:value="1.5283300000000001E+30" table:style-name="ce2">
            <text:p>1.53E+30</text:p>
          </table:table-cell>
          <table:table-cell office:value-type="float" office:value="3.0425700000000001E+28" table:style-name="ce2">
            <text:p>3.04E+28</text:p>
          </table:table-cell>
          <table:table-cell office:value-type="float" office:value="3.09005E+42" table:style-name="ce2">
            <text:p>3.09E+42</text:p>
          </table:table-cell>
          <table:table-cell office:value-type="float" office:value="1.2484E+20" table:style-name="ce2">
            <text:p>1.25E+20</text:p>
          </table:table-cell>
          <table:table-cell office:value-type="float" office:value="5.7785799999999999E+21" table:style-name="ce2">
            <text:p>5.78E+21</text:p>
          </table:table-cell>
          <table:table-cell office:value-type="float" office:value="3.29696E+21" table:style-name="ce2">
            <text:p>3.30E+21</text:p>
          </table:table-cell>
          <table:table-cell office:value-type="float" office:value="3.0900500000025804E+41" table:formula="of:=AVERAGE([.A480:.J480])" table:style-name="ce2">
            <text:p>3.09E+41</text:p>
          </table:table-cell>
          <table:table-cell table:number-columns-repeated="16373"/>
        </table:table-row>
        <table:table-row table:style-name="ro1">
          <table:table-cell office:value-type="float" office:value="3.8414E+18" table:style-name="ce2">
            <text:p>3.84E+18</text:p>
          </table:table-cell>
          <table:table-cell office:value-type="float" office:value="1.2890999999999999E+47" table:style-name="ce2">
            <text:p>1.29E+47</text:p>
          </table:table-cell>
          <table:table-cell office:value-type="float" office:value="34557700000000" table:style-name="ce2">
            <text:p>3.46E+13</text:p>
          </table:table-cell>
          <table:table-cell office:value-type="float" office:value="3.7569E+20" table:style-name="ce2">
            <text:p>3.76E+20</text:p>
          </table:table-cell>
          <table:table-cell office:value-type="float" office:value="4.1874800000000002E+29" table:style-name="ce2">
            <text:p>4.19E+29</text:p>
          </table:table-cell>
          <table:table-cell office:value-type="float" office:value="6.8910499999999999E+21" table:style-name="ce2">
            <text:p>6.89E+21</text:p>
          </table:table-cell>
          <table:table-cell office:value-type="float" office:value="9.0874099999999998E+35" table:style-name="ce2">
            <text:p>9.09E+35</text:p>
          </table:table-cell>
          <table:table-cell office:value-type="float" office:value="4.8061799999999998E+22" table:style-name="ce2">
            <text:p>4.81E+22</text:p>
          </table:table-cell>
          <table:table-cell office:value-type="float" office:value="6.74938E+25" table:style-name="ce2">
            <text:p>6.75E+25</text:p>
          </table:table-cell>
          <table:table-cell office:value-type="float" office:value="2.6124600000000001E+21" table:style-name="ce2">
            <text:p>2.61E+21</text:p>
          </table:table-cell>
          <table:table-cell office:value-type="float" office:value="1.2891000000090871E+46" table:formula="of:=AVERAGE([.A481:.J481])" table:style-name="ce2">
            <text:p>1.29E+46</text:p>
          </table:table-cell>
          <table:table-cell table:number-columns-repeated="16373"/>
        </table:table-row>
        <table:table-row table:style-name="ro1">
          <table:table-cell office:value-type="float" office:value="440681000000000" table:style-name="ce2">
            <text:p>4.41E+14</text:p>
          </table:table-cell>
          <table:table-cell office:value-type="float" office:value="6.3543200000000001E+32" table:style-name="ce2">
            <text:p>6.35E+32</text:p>
          </table:table-cell>
          <table:table-cell office:value-type="float" office:value="1125730000000000" table:style-name="ce2">
            <text:p>1.13E+15</text:p>
          </table:table-cell>
          <table:table-cell office:value-type="float" office:value="1.01502E+21" table:style-name="ce2">
            <text:p>1.02E+21</text:p>
          </table:table-cell>
          <table:table-cell office:value-type="float" office:value="2.9072999999999998E+40" table:style-name="ce2">
            <text:p>2.91E+40</text:p>
          </table:table-cell>
          <table:table-cell office:value-type="float" office:value="1.8196199999999999E+33" table:style-name="ce2">
            <text:p>1.82E+33</text:p>
          </table:table-cell>
          <table:table-cell office:value-type="float" office:value="1.1947E+39" table:style-name="ce2">
            <text:p>1.19E+39</text:p>
          </table:table-cell>
          <table:table-cell office:value-type="float" office:value="6.80751E+18" table:style-name="ce2">
            <text:p>6.81E+18</text:p>
          </table:table-cell>
          <table:table-cell office:value-type="float" office:value="9.3567899999999998E+24" table:style-name="ce2">
            <text:p>9.36E+24</text:p>
          </table:table-cell>
          <table:table-cell office:value-type="float" office:value="2.9885400000000001E+21" table:style-name="ce2">
            <text:p>2.99E+21</text:p>
          </table:table-cell>
          <table:table-cell office:value-type="float" office:value="3.0267702455052015E+39" table:formula="of:=AVERAGE([.A482:.J482])" table:style-name="ce2">
            <text:p>3.03E+39</text:p>
          </table:table-cell>
          <table:table-cell table:number-columns-repeated="16373"/>
        </table:table-row>
        <table:table-row table:style-name="ro1">
          <table:table-cell office:value-type="float" office:value="4.34166E+16" table:style-name="ce2">
            <text:p>4.34E+16</text:p>
          </table:table-cell>
          <table:table-cell office:value-type="float" office:value="2.4752400000000001E+27" table:style-name="ce2">
            <text:p>2.48E+27</text:p>
          </table:table-cell>
          <table:table-cell office:value-type="float" office:value="7.38047E+17" table:style-name="ce2">
            <text:p>7.38E+17</text:p>
          </table:table-cell>
          <table:table-cell office:value-type="float" office:value="4.5006599999999999E+21" table:style-name="ce2">
            <text:p>4.50E+21</text:p>
          </table:table-cell>
          <table:table-cell office:value-type="float" office:value="6290710000000000" table:style-name="ce2">
            <text:p>6.29E+15</text:p>
          </table:table-cell>
          <table:table-cell office:value-type="float" office:value="8.1119800000000006E+23" table:style-name="ce2">
            <text:p>8.11E+23</text:p>
          </table:table-cell>
          <table:table-cell office:value-type="float" office:value="2.2012999999999999E+39" table:style-name="ce2">
            <text:p>2.20E+39</text:p>
          </table:table-cell>
          <table:table-cell office:value-type="float" office:value="4.86045E+19" table:style-name="ce2">
            <text:p>4.86E+19</text:p>
          </table:table-cell>
          <table:table-cell office:value-type="float" office:value="1540520000000000" table:style-name="ce2">
            <text:p>1.54E+15</text:p>
          </table:table-cell>
          <table:table-cell office:value-type="float" office:value="2.9732700000000001E+21" table:style-name="ce2">
            <text:p>2.97E+21</text:p>
          </table:table-cell>
          <table:table-cell office:value-type="float" office:value="2.2013000000024762E+38" table:formula="of:=AVERAGE([.A483:.J483])" table:style-name="ce2">
            <text:p>2.20E+38</text:p>
          </table:table-cell>
          <table:table-cell table:number-columns-repeated="16373"/>
        </table:table-row>
        <table:table-row table:style-name="ro1">
          <table:table-cell office:value-type="float" office:value="106353000000000" table:style-name="ce2">
            <text:p>1.06E+14</text:p>
          </table:table-cell>
          <table:table-cell office:value-type="float" office:value="1.8833699999999999E+31" table:style-name="ce2">
            <text:p>1.88E+31</text:p>
          </table:table-cell>
          <table:table-cell office:value-type="float" office:value="2553500000000000" table:style-name="ce2">
            <text:p>2.55E+15</text:p>
          </table:table-cell>
          <table:table-cell office:value-type="float" office:value="6.80359E+19" table:style-name="ce2">
            <text:p>6.80E+19</text:p>
          </table:table-cell>
          <table:table-cell office:value-type="float" office:value="3.3927400000000001E+35" table:style-name="ce2">
            <text:p>3.39E+35</text:p>
          </table:table-cell>
          <table:table-cell office:value-type="float" office:value="2.7720000000000001E+24" table:style-name="ce2">
            <text:p>2.77E+24</text:p>
          </table:table-cell>
          <table:table-cell office:value-type="float" office:value="9.78142E+37" table:style-name="ce2">
            <text:p>9.78E+37</text:p>
          </table:table-cell>
          <table:table-cell office:value-type="float" office:value="7.14534E+18" table:style-name="ce2">
            <text:p>7.15E+18</text:p>
          </table:table-cell>
          <table:table-cell office:value-type="float" office:value="2898730000000000" table:style-name="ce2">
            <text:p>2.90E+15</text:p>
          </table:table-cell>
          <table:table-cell office:value-type="float" office:value="7.49928E+20" table:style-name="ce2">
            <text:p>7.50E+20</text:p>
          </table:table-cell>
          <table:table-cell office:value-type="float" office:value="9.8153492833702764E+36" table:formula="of:=AVERAGE([.A484:.J484])" table:style-name="ce2">
            <text:p>9.82E+36</text:p>
          </table:table-cell>
          <table:table-cell table:number-columns-repeated="16373"/>
        </table:table-row>
        <table:table-row table:style-name="ro1">
          <table:table-cell office:value-type="float" office:value="138660000000000" table:style-name="ce2">
            <text:p>1.39E+14</text:p>
          </table:table-cell>
          <table:table-cell office:value-type="float" office:value="3.8239999999999999E+31" table:style-name="ce2">
            <text:p>3.82E+31</text:p>
          </table:table-cell>
          <table:table-cell office:value-type="float" office:value="2.21613E+16" table:style-name="ce2">
            <text:p>2.22E+16</text:p>
          </table:table-cell>
          <table:table-cell office:value-type="float" office:value="6.76415E+24" table:style-name="ce2">
            <text:p>6.76E+24</text:p>
          </table:table-cell>
          <table:table-cell office:value-type="float" office:value="3.51047E+17" table:style-name="ce2">
            <text:p>3.51E+17</text:p>
          </table:table-cell>
          <table:table-cell office:value-type="float" office:value="6.5978100000000006E+29" table:style-name="ce2">
            <text:p>6.60E+29</text:p>
          </table:table-cell>
          <table:table-cell office:value-type="float" office:value="6.3739499999999998E+45" table:style-name="ce2">
            <text:p>6.37E+45</text:p>
          </table:table-cell>
          <table:table-cell office:value-type="float" office:value="1.54311E+22" table:style-name="ce2">
            <text:p>1.54E+22</text:p>
          </table:table-cell>
          <table:table-cell office:value-type="float" office:value="5.3250400000000001E+29" table:style-name="ce2">
            <text:p>5.33E+29</text:p>
          </table:table-cell>
          <table:table-cell office:value-type="float" office:value="9.4046000000000003E+21" table:style-name="ce2">
            <text:p>9.40E+21</text:p>
          </table:table-cell>
          <table:table-cell office:value-type="float" office:value="6.3739500000000387E+44" table:formula="of:=AVERAGE([.A485:.J485])" table:style-name="ce2">
            <text:p>6.37E+44</text:p>
          </table:table-cell>
          <table:table-cell table:number-columns-repeated="16373"/>
        </table:table-row>
        <table:table-row table:style-name="ro1">
          <table:table-cell office:value-type="float" office:value="577342000000000" table:style-name="ce2">
            <text:p>5.77E+14</text:p>
          </table:table-cell>
          <table:table-cell office:value-type="float" office:value="3.71014E+27" table:style-name="ce2">
            <text:p>3.71E+27</text:p>
          </table:table-cell>
          <table:table-cell office:value-type="float" office:value="7.2609E+18" table:style-name="ce2">
            <text:p>7.26E+18</text:p>
          </table:table-cell>
          <table:table-cell office:value-type="float" office:value="9.7946199999999998E+35" table:style-name="ce2">
            <text:p>9.79E+35</text:p>
          </table:table-cell>
          <table:table-cell office:value-type="float" office:value="8.1058899999999993E+29" table:style-name="ce2">
            <text:p>8.11E+29</text:p>
          </table:table-cell>
          <table:table-cell office:value-type="float" office:value="5.3239699999999999E+29" table:style-name="ce2">
            <text:p>5.32E+29</text:p>
          </table:table-cell>
          <table:table-cell office:value-type="float" office:value="9.3985999999999996E+44" table:style-name="ce2">
            <text:p>9.40E+44</text:p>
          </table:table-cell>
          <table:table-cell office:value-type="float" office:value="1.04769E+26" table:style-name="ce2">
            <text:p>1.05E+26</text:p>
          </table:table-cell>
          <table:table-cell office:value-type="float" office:value="296813000000000" table:style-name="ce2">
            <text:p>2.97E+14</text:p>
          </table:table-cell>
          <table:table-cell office:value-type="float" office:value="9.0171000000000001E+21" table:style-name="ce2">
            <text:p>9.02E+21</text:p>
          </table:table-cell>
          <table:table-cell office:value-type="float" office:value="9.3986000097946331E+43" table:formula="of:=AVERAGE([.A486:.J486])" table:style-name="ce2">
            <text:p>9.40E+43</text:p>
          </table:table-cell>
          <table:table-cell table:number-columns-repeated="16373"/>
        </table:table-row>
        <table:table-row table:style-name="ro1">
          <table:table-cell office:value-type="float" office:value="6603610000000" table:style-name="ce2">
            <text:p>6.60E+12</text:p>
          </table:table-cell>
          <table:table-cell office:value-type="float" office:value="1.86375E+28" table:style-name="ce2">
            <text:p>1.86E+28</text:p>
          </table:table-cell>
          <table:table-cell office:value-type="float" office:value="2.69766E+19" table:style-name="ce2">
            <text:p>2.70E+19</text:p>
          </table:table-cell>
          <table:table-cell office:value-type="float" office:value="1.17368E+21" table:style-name="ce2">
            <text:p>1.17E+21</text:p>
          </table:table-cell>
          <table:table-cell office:value-type="float" office:value="2.53715E+19" table:style-name="ce2">
            <text:p>2.54E+19</text:p>
          </table:table-cell>
          <table:table-cell office:value-type="float" office:value="7.9530100000000002E+24" table:style-name="ce2">
            <text:p>7.95E+24</text:p>
          </table:table-cell>
          <table:table-cell office:value-type="float" office:value="1.3046500000000001E+37" table:style-name="ce2">
            <text:p>1.30E+37</text:p>
          </table:table-cell>
          <table:table-cell office:value-type="float" office:value="3.1609099999999998E+21" table:style-name="ce2">
            <text:p>3.16E+21</text:p>
          </table:table-cell>
          <table:table-cell office:value-type="float" office:value="5.7393599999999997E+26" table:style-name="ce2">
            <text:p>5.74E+26</text:p>
          </table:table-cell>
          <table:table-cell office:value-type="float" office:value="1.7144299999999998E+23" table:style-name="ce2">
            <text:p>1.71E+23</text:p>
          </table:table-cell>
          <table:table-cell office:value-type="float" office:value="1.3046500019219565E+36" table:formula="of:=AVERAGE([.A487:.J487])" table:style-name="ce2">
            <text:p>1.30E+36</text:p>
          </table:table-cell>
          <table:table-cell table:number-columns-repeated="16373"/>
        </table:table-row>
        <table:table-row table:style-name="ro1">
          <table:table-cell office:value-type="float" office:value="4.19167E+16" table:style-name="ce2">
            <text:p>4.19E+16</text:p>
          </table:table-cell>
          <table:table-cell office:value-type="float" office:value="2.4732099999999999E+27" table:style-name="ce2">
            <text:p>2.47E+27</text:p>
          </table:table-cell>
          <table:table-cell office:value-type="float" office:value="172449000000000" table:style-name="ce2">
            <text:p>1.72E+14</text:p>
          </table:table-cell>
          <table:table-cell office:value-type="float" office:value="3.3320499999999997E+20" table:style-name="ce2">
            <text:p>3.33E+20</text:p>
          </table:table-cell>
          <table:table-cell office:value-type="float" office:value="6.7073400000000004E+25" table:style-name="ce2">
            <text:p>6.71E+25</text:p>
          </table:table-cell>
          <table:table-cell office:value-type="float" office:value="4.4938800000000002E+30" table:style-name="ce2">
            <text:p>4.49E+30</text:p>
          </table:table-cell>
          <table:table-cell office:value-type="float" office:value="2.2656899999999998E+28" table:style-name="ce2">
            <text:p>2.27E+28</text:p>
          </table:table-cell>
          <table:table-cell office:value-type="float" office:value="1.05771E+17" table:style-name="ce2">
            <text:p>1.06E+17</text:p>
          </table:table-cell>
          <table:table-cell office:value-type="float" office:value="4.5992300000000003E+20" table:style-name="ce2">
            <text:p>4.60E+20</text:p>
          </table:table-cell>
          <table:table-cell office:value-type="float" office:value="1.4723000000000001E+21" table:style-name="ce2">
            <text:p>1.47E+21</text:p>
          </table:table-cell>
          <table:table-cell office:value-type="float" office:value="4.5190771856655766E+29" table:formula="of:=AVERAGE([.A488:.J488])" table:style-name="ce2">
            <text:p>4.52E+29</text:p>
          </table:table-cell>
          <table:table-cell table:number-columns-repeated="16373"/>
        </table:table-row>
        <table:table-row table:style-name="ro1">
          <table:table-cell office:value-type="float" office:value="6.26881E+16" table:style-name="ce2">
            <text:p>6.27E+16</text:p>
          </table:table-cell>
          <table:table-cell office:value-type="float" office:value="1.4315E+35" table:style-name="ce2">
            <text:p>1.43E+35</text:p>
          </table:table-cell>
          <table:table-cell office:value-type="float" office:value="3.1092E+17" table:style-name="ce2">
            <text:p>3.11E+17</text:p>
          </table:table-cell>
          <table:table-cell office:value-type="float" office:value="6.20361E+19" table:style-name="ce2">
            <text:p>6.20E+19</text:p>
          </table:table-cell>
          <table:table-cell office:value-type="float" office:value="8.9365300000000001E+33" table:style-name="ce2">
            <text:p>8.94E+33</text:p>
          </table:table-cell>
          <table:table-cell office:value-type="float" office:value="4.4780500000000002E+30" table:style-name="ce2">
            <text:p>4.48E+30</text:p>
          </table:table-cell>
          <table:table-cell office:value-type="float" office:value="3.6413199999999997E+39" table:style-name="ce2">
            <text:p>3.64E+39</text:p>
          </table:table-cell>
          <table:table-cell office:value-type="float" office:value="6.7653299999999997E+24" table:style-name="ce2">
            <text:p>6.77E+24</text:p>
          </table:table-cell>
          <table:table-cell office:value-type="float" office:value="9.1625899999999997E+24" table:style-name="ce2">
            <text:p>9.16E+24</text:p>
          </table:table-cell>
          <table:table-cell office:value-type="float" office:value="8.6677900000000003E+20" table:style-name="ce2">
            <text:p>8.67E+20</text:p>
          </table:table-cell>
          <table:table-cell office:value-type="float" office:value="3.6414720910080656E+38" table:formula="of:=AVERAGE([.A489:.J489])" table:style-name="ce2">
            <text:p>3.64E+38</text:p>
          </table:table-cell>
          <table:table-cell table:number-columns-repeated="16373"/>
        </table:table-row>
        <table:table-row table:style-name="ro1">
          <table:table-cell office:value-type="float" office:value="2.22845E+16" table:style-name="ce2">
            <text:p>2.23E+16</text:p>
          </table:table-cell>
          <table:table-cell office:value-type="float" office:value="1.9325E+31" table:style-name="ce2">
            <text:p>1.93E+31</text:p>
          </table:table-cell>
          <table:table-cell office:value-type="float" office:value="2.3071E+19" table:style-name="ce2">
            <text:p>2.31E+19</text:p>
          </table:table-cell>
          <table:table-cell office:value-type="float" office:value="6.1706700000000003E+21" table:style-name="ce2">
            <text:p>6.17E+21</text:p>
          </table:table-cell>
          <table:table-cell office:value-type="float" office:value="2.58223E+27" table:style-name="ce2">
            <text:p>2.58E+27</text:p>
          </table:table-cell>
          <table:table-cell office:value-type="float" office:value="2.1412899999999999E+44" table:style-name="ce2">
            <text:p>2.14E+44</text:p>
          </table:table-cell>
          <table:table-cell office:value-type="float" office:value="7.9705899999999994E+45" table:style-name="ce2">
            <text:p>7.97E+45</text:p>
          </table:table-cell>
          <table:table-cell office:value-type="float" office:value="1.32021E+19" table:style-name="ce2">
            <text:p>1.32E+19</text:p>
          </table:table-cell>
          <table:table-cell office:value-type="float" office:value="3.6558099999999997E+20" table:style-name="ce2">
            <text:p>3.66E+20</text:p>
          </table:table-cell>
          <table:table-cell office:value-type="float" office:value="2.2607299999999999E+23" table:style-name="ce2">
            <text:p>2.26E+23</text:p>
          </table:table-cell>
          <table:table-cell office:value-type="float" office:value="8.184719000000018E+44" table:formula="of:=AVERAGE([.A490:.J490])" table:style-name="ce2">
            <text:p>8.18E+44</text:p>
          </table:table-cell>
          <table:table-cell table:number-columns-repeated="16373"/>
        </table:table-row>
        <table:table-row table:style-name="ro1">
          <table:table-cell office:value-type="float" office:value="119364000000" table:style-name="ce2">
            <text:p>1.19E+11</text:p>
          </table:table-cell>
          <table:table-cell office:value-type="float" office:value="1.9234699999999999E+31" table:style-name="ce2">
            <text:p>1.92E+31</text:p>
          </table:table-cell>
          <table:table-cell office:value-type="float" office:value="1.3382600000000001E+22" table:style-name="ce2">
            <text:p>1.34E+22</text:p>
          </table:table-cell>
          <table:table-cell office:value-type="float" office:value="1.5347500000000001E+24" table:style-name="ce2">
            <text:p>1.53E+24</text:p>
          </table:table-cell>
          <table:table-cell office:value-type="float" office:value="4.97087E+30" table:style-name="ce2">
            <text:p>4.97E+30</text:p>
          </table:table-cell>
          <table:table-cell office:value-type="float" office:value="2.77697E+35" table:style-name="ce2">
            <text:p>2.78E+35</text:p>
          </table:table-cell>
          <table:table-cell office:value-type="float" office:value="9.8528700000000007E+35" table:style-name="ce2">
            <text:p>9.85E+35</text:p>
          </table:table-cell>
          <table:table-cell office:value-type="float" office:value="7.72753E+16" table:style-name="ce2">
            <text:p>7.73E+16</text:p>
          </table:table-cell>
          <table:table-cell office:value-type="float" office:value="7.7245199999999999E+25" table:style-name="ce2">
            <text:p>7.72E+25</text:p>
          </table:table-cell>
          <table:table-cell office:value-type="float" office:value="1.6299000000000001E+21" table:style-name="ce2">
            <text:p>1.63E+21</text:p>
          </table:table-cell>
          <table:table-cell office:value-type="float" office:value="1.2630082056487951E+35" table:formula="of:=AVERAGE([.A491:.J491])" table:style-name="ce2">
            <text:p>1.26E+35</text:p>
          </table:table-cell>
          <table:table-cell table:number-columns-repeated="16373"/>
        </table:table-row>
        <table:table-row table:style-name="ro1">
          <table:table-cell office:value-type="float" office:value="1.21007E+19" table:style-name="ce2">
            <text:p>1.21E+19</text:p>
          </table:table-cell>
          <table:table-cell office:value-type="float" office:value="1.4244900000000001E+28" table:style-name="ce2">
            <text:p>1.42E+28</text:p>
          </table:table-cell>
          <table:table-cell office:value-type="float" office:value="189041000000000" table:style-name="ce2">
            <text:p>1.89E+14</text:p>
          </table:table-cell>
          <table:table-cell office:value-type="float" office:value="3.06262E+20" table:style-name="ce2">
            <text:p>3.06E+20</text:p>
          </table:table-cell>
          <table:table-cell office:value-type="float" office:value="5.7398600000000003E+22" table:style-name="ce2">
            <text:p>5.74E+22</text:p>
          </table:table-cell>
          <table:table-cell office:value-type="float" office:value="1.5102000000000001E+24" table:style-name="ce2">
            <text:p>1.51E+24</text:p>
          </table:table-cell>
          <table:table-cell office:value-type="float" office:value="1.5499999999999999E+40" table:style-name="ce2">
            <text:p>1.55E+40</text:p>
          </table:table-cell>
          <table:table-cell office:value-type="float" office:value="6.1302500000000004E+23" table:style-name="ce2">
            <text:p>6.13E+23</text:p>
          </table:table-cell>
          <table:table-cell office:value-type="float" office:value="5.9167900000000003E+26" table:style-name="ce2">
            <text:p>5.92E+26</text:p>
          </table:table-cell>
          <table:table-cell office:value-type="float" office:value="2.0142799999999998E+26" table:style-name="ce2">
            <text:p>2.01E+26</text:p>
          </table:table-cell>
          <table:table-cell office:value-type="float" office:value="1.5500000000015037E+39" table:formula="of:=AVERAGE([.A492:.J492])" table:style-name="ce2">
            <text:p>1.55E+39</text:p>
          </table:table-cell>
          <table:table-cell table:number-columns-repeated="16373"/>
        </table:table-row>
        <table:table-row table:style-name="ro1">
          <table:table-cell office:value-type="float" office:value="2.7469E+18" table:style-name="ce2">
            <text:p>2.75E+18</text:p>
          </table:table-cell>
          <table:table-cell office:value-type="float" office:value="5.56586E+28" table:style-name="ce2">
            <text:p>5.57E+28</text:p>
          </table:table-cell>
          <table:table-cell office:value-type="float" office:value="4.0686E+20" table:style-name="ce2">
            <text:p>4.07E+20</text:p>
          </table:table-cell>
          <table:table-cell office:value-type="float" office:value="5.3762299999999999E+24" table:style-name="ce2">
            <text:p>5.38E+24</text:p>
          </table:table-cell>
          <table:table-cell office:value-type="float" office:value="9.06579E+17" table:style-name="ce2">
            <text:p>9.07E+17</text:p>
          </table:table-cell>
          <table:table-cell office:value-type="float" office:value="6.5036400000000006E+23" table:style-name="ce2">
            <text:p>6.50E+23</text:p>
          </table:table-cell>
          <table:table-cell office:value-type="float" office:value="6.3764299999999997E+39" table:style-name="ce2">
            <text:p>6.38E+39</text:p>
          </table:table-cell>
          <table:table-cell office:value-type="float" office:value="7.2660499999999997E+20" table:style-name="ce2">
            <text:p>7.27E+20</text:p>
          </table:table-cell>
          <table:table-cell office:value-type="float" office:value="1.1093100000000001E+33" table:style-name="ce2">
            <text:p>1.11E+33</text:p>
          </table:table-cell>
          <table:table-cell office:value-type="float" office:value="1.9874299999999998E+23" table:style-name="ce2">
            <text:p>1.99E+23</text:p>
          </table:table-cell>
          <table:table-cell office:value-type="float" office:value="6.3764311093656642E+38" table:formula="of:=AVERAGE([.A493:.J493])" table:style-name="ce2">
            <text:p>6.38E+38</text:p>
          </table:table-cell>
          <table:table-cell table:number-columns-repeated="16373"/>
        </table:table-row>
        <table:table-row table:style-name="ro1">
          <table:table-cell office:value-type="float" office:value="2.68594E+18" table:style-name="ce2">
            <text:p>2.69E+18</text:p>
          </table:table-cell>
          <table:table-cell office:value-type="float" office:value="1.7835200000000002E+29" table:style-name="ce2">
            <text:p>1.78E+29</text:p>
          </table:table-cell>
          <table:table-cell office:value-type="float" office:value="832370000000000" table:style-name="ce2">
            <text:p>8.32E+14</text:p>
          </table:table-cell>
          <table:table-cell office:value-type="float" office:value="2.9760699999999998E+34" table:style-name="ce2">
            <text:p>2.98E+34</text:p>
          </table:table-cell>
          <table:table-cell office:value-type="float" office:value="1.24868E+28" table:style-name="ce2">
            <text:p>1.25E+28</text:p>
          </table:table-cell>
          <table:table-cell office:value-type="float" office:value="7.7771900000000006E+29" table:style-name="ce2">
            <text:p>7.78E+29</text:p>
          </table:table-cell>
          <table:table-cell office:value-type="float" office:value="1.22468E+42" table:style-name="ce2">
            <text:p>1.22E+42</text:p>
          </table:table-cell>
          <table:table-cell office:value-type="float" office:value="4.13996E+19" table:style-name="ce2">
            <text:p>4.14E+19</text:p>
          </table:table-cell>
          <table:table-cell office:value-type="float" office:value="1.99393E+19" table:style-name="ce2">
            <text:p>1.99E+19</text:p>
          </table:table-cell>
          <table:table-cell office:value-type="float" office:value="1.99575E+23" table:style-name="ce2">
            <text:p>2.00E+23</text:p>
          </table:table-cell>
          <table:table-cell office:value-type="float" office:value="1.2246800297616685E+41" table:formula="of:=AVERAGE([.A494:.J494])" table:style-name="ce2">
            <text:p>1.22E+41</text:p>
          </table:table-cell>
          <table:table-cell table:number-columns-repeated="16373"/>
        </table:table-row>
        <table:table-row table:style-name="ro1">
          <table:table-cell office:value-type="float" office:value="1.375E+17" table:style-name="ce2">
            <text:p>1.38E+17</text:p>
          </table:table-cell>
          <table:table-cell office:value-type="float" office:value="7.5779199999999996E+27" table:style-name="ce2">
            <text:p>7.58E+27</text:p>
          </table:table-cell>
          <table:table-cell office:value-type="float" office:value="5381120000000000" table:style-name="ce2">
            <text:p>5.38E+15</text:p>
          </table:table-cell>
          <table:table-cell office:value-type="float" office:value="1.05043E+22" table:style-name="ce2">
            <text:p>1.05E+22</text:p>
          </table:table-cell>
          <table:table-cell office:value-type="float" office:value="2.7887100000000001E+32" table:style-name="ce2">
            <text:p>2.79E+32</text:p>
          </table:table-cell>
          <table:table-cell office:value-type="float" office:value="1.8739400000000001E+32" table:style-name="ce2">
            <text:p>1.87E+32</text:p>
          </table:table-cell>
          <table:table-cell office:value-type="float" office:value="2.3791099999999999E+40" table:style-name="ce2">
            <text:p>2.38E+40</text:p>
          </table:table-cell>
          <table:table-cell office:value-type="float" office:value="2.6471700000000002E+21" table:style-name="ce2">
            <text:p>2.65E+21</text:p>
          </table:table-cell>
          <table:table-cell office:value-type="float" office:value="6482150000000" table:style-name="ce2">
            <text:p>6.48E+12</text:p>
          </table:table-cell>
          <table:table-cell office:value-type="float" office:value="2.23344E+21" table:style-name="ce2">
            <text:p>2.23E+21</text:p>
          </table:table-cell>
          <table:table-cell office:value-type="float" office:value="2.3791100466272577E+39" table:formula="of:=AVERAGE([.A495:.J495])" table:style-name="ce2">
            <text:p>2.38E+39</text:p>
          </table:table-cell>
          <table:table-cell table:number-columns-repeated="16373"/>
        </table:table-row>
        <table:table-row table:style-name="ro1">
          <table:table-cell office:value-type="float" office:value="2.0133E+16" table:style-name="ce2">
            <text:p>2.01E+16</text:p>
          </table:table-cell>
          <table:table-cell office:value-type="float" office:value="4.9465E+27" table:style-name="ce2">
            <text:p>4.95E+27</text:p>
          </table:table-cell>
          <table:table-cell office:value-type="float" office:value="2.44875E+20" table:style-name="ce2">
            <text:p>2.45E+20</text:p>
          </table:table-cell>
          <table:table-cell office:value-type="float" office:value="2.48207E+20" table:style-name="ce2">
            <text:p>2.48E+20</text:p>
          </table:table-cell>
          <table:table-cell office:value-type="float" office:value="5.90965E+19" table:style-name="ce2">
            <text:p>5.91E+19</text:p>
          </table:table-cell>
          <table:table-cell office:value-type="float" office:value="7.5525199999999999E+46" table:style-name="ce2">
            <text:p>7.55E+46</text:p>
          </table:table-cell>
          <table:table-cell office:value-type="float" office:value="2.0604799999999998E+42" table:style-name="ce2">
            <text:p>2.06E+42</text:p>
          </table:table-cell>
          <table:table-cell office:value-type="float" office:value="4.13439E+19" table:style-name="ce2">
            <text:p>4.13E+19</text:p>
          </table:table-cell>
          <table:table-cell office:value-type="float" office:value="9.0900399999999996E+24" table:style-name="ce2">
            <text:p>9.09E+24</text:p>
          </table:table-cell>
          <table:table-cell office:value-type="float" office:value="2.06364E+26" table:style-name="ce2">
            <text:p>2.06E+26</text:p>
          </table:table-cell>
          <table:table-cell office:value-type="float" office:value="7.5527260479999999E+45" table:formula="of:=AVERAGE([.A496:.J496])" table:style-name="ce2">
            <text:p>7.55E+45</text:p>
          </table:table-cell>
          <table:table-cell table:number-columns-repeated="16373"/>
        </table:table-row>
        <table:table-row table:style-name="ro1">
          <table:table-cell office:value-type="float" office:value="2.04319E+17" table:style-name="ce2">
            <text:p>2.04E+17</text:p>
          </table:table-cell>
          <table:table-cell office:value-type="float" office:value="1.91007E+31" table:style-name="ce2">
            <text:p>1.91E+31</text:p>
          </table:table-cell>
          <table:table-cell office:value-type="float" office:value="2036450000000000" table:style-name="ce2">
            <text:p>2.04E+15</text:p>
          </table:table-cell>
          <table:table-cell office:value-type="float" office:value="1.0698699999999999E+22" table:style-name="ce2">
            <text:p>1.07E+22</text:p>
          </table:table-cell>
          <table:table-cell office:value-type="float" office:value="7.1620200000000004E+29" table:style-name="ce2">
            <text:p>7.16E+29</text:p>
          </table:table-cell>
          <table:table-cell office:value-type="float" office:value="3.5068800000000001E+23" table:style-name="ce2">
            <text:p>3.51E+23</text:p>
          </table:table-cell>
          <table:table-cell office:value-type="float" office:value="2.38816E+42" table:style-name="ce2">
            <text:p>2.39E+42</text:p>
          </table:table-cell>
          <table:table-cell office:value-type="float" office:value="4.0526699999999999E+23" table:style-name="ce2">
            <text:p>4.05E+23</text:p>
          </table:table-cell>
          <table:table-cell office:value-type="float" office:value="1.05563E+32" table:style-name="ce2">
            <text:p>1.06E+32</text:p>
          </table:table-cell>
          <table:table-cell office:value-type="float" office:value="3.2757899999999998E+21" table:style-name="ce2">
            <text:p>3.28E+21</text:p>
          </table:table-cell>
          <table:table-cell office:value-type="float" office:value="2.3881600001253799E+41" table:formula="of:=AVERAGE([.A497:.J497])" table:style-name="ce2">
            <text:p>2.39E+41</text:p>
          </table:table-cell>
          <table:table-cell table:number-columns-repeated="16373"/>
        </table:table-row>
        <table:table-row table:style-name="ro1">
          <table:table-cell office:value-type="float" office:value="74007600000000" table:style-name="ce2">
            <text:p>7.40E+13</text:p>
          </table:table-cell>
          <table:table-cell office:value-type="float" office:value="1.88761E+31" table:style-name="ce2">
            <text:p>1.89E+31</text:p>
          </table:table-cell>
          <table:table-cell office:value-type="float" office:value="152828000000000" table:style-name="ce2">
            <text:p>1.53E+14</text:p>
          </table:table-cell>
          <table:table-cell office:value-type="float" office:value="2.8580600000000001E+40" table:style-name="ce2">
            <text:p>2.86E+40</text:p>
          </table:table-cell>
          <table:table-cell office:value-type="float" office:value="2.36514E+27" table:style-name="ce2">
            <text:p>2.37E+27</text:p>
          </table:table-cell>
          <table:table-cell office:value-type="float" office:value="2.69366E+39" table:style-name="ce2">
            <text:p>2.69E+39</text:p>
          </table:table-cell>
          <table:table-cell office:value-type="float" office:value="5.5250599999999999E+41" table:style-name="ce2">
            <text:p>5.53E+41</text:p>
          </table:table-cell>
          <table:table-cell office:value-type="float" office:value="1.32536E+19" table:style-name="ce2">
            <text:p>1.33E+19</text:p>
          </table:table-cell>
          <table:table-cell office:value-type="float" office:value="5.7785899999999998E+21" table:style-name="ce2">
            <text:p>5.78E+21</text:p>
          </table:table-cell>
          <table:table-cell office:value-type="float" office:value="3.56348E+20" table:style-name="ce2">
            <text:p>3.56E+20</text:p>
          </table:table-cell>
          <table:table-cell office:value-type="float" office:value="5.8378026001887839E+40" table:formula="of:=AVERAGE([.A498:.J498])" table:style-name="ce2">
            <text:p>5.84E+40</text:p>
          </table:table-cell>
          <table:table-cell table:number-columns-repeated="16373"/>
        </table:table-row>
        <table:table-row table:style-name="ro1">
          <table:table-cell office:value-type="float" office:value="5.63508E+16" table:style-name="ce2">
            <text:p>5.64E+16</text:p>
          </table:table-cell>
          <table:table-cell office:value-type="float" office:value="3.0915699999999998E+28" table:style-name="ce2">
            <text:p>3.09E+28</text:p>
          </table:table-cell>
          <table:table-cell office:value-type="float" office:value="1.10209E+19" table:style-name="ce2">
            <text:p>1.10E+19</text:p>
          </table:table-cell>
          <table:table-cell office:value-type="float" office:value="5.5305200000000003E+21" table:style-name="ce2">
            <text:p>5.53E+21</text:p>
          </table:table-cell>
          <table:table-cell office:value-type="float" office:value="4.2410200000000001E+21" table:style-name="ce2">
            <text:p>4.24E+21</text:p>
          </table:table-cell>
          <table:table-cell office:value-type="float" office:value="8.2255100000000003E+24" table:style-name="ce2">
            <text:p>8.23E+24</text:p>
          </table:table-cell>
          <table:table-cell office:value-type="float" office:value="8.2175800000000007E+41" table:style-name="ce2">
            <text:p>8.22E+41</text:p>
          </table:table-cell>
          <table:table-cell office:value-type="float" office:value="1.3221E+19" table:style-name="ce2">
            <text:p>1.32E+19</text:p>
          </table:table-cell>
          <table:table-cell office:value-type="float" office:value="2.4921600000000001E+35" table:style-name="ce2">
            <text:p>2.49E+35</text:p>
          </table:table-cell>
          <table:table-cell office:value-type="float" office:value="2.2504800000000001E+23" table:style-name="ce2">
            <text:p>2.25E+23</text:p>
          </table:table-cell>
          <table:table-cell office:value-type="float" office:value="8.2175824921603108E+40" table:formula="of:=AVERAGE([.A499:.J499])" table:style-name="ce2">
            <text:p>8.22E+40</text:p>
          </table:table-cell>
          <table:table-cell table:number-columns-repeated="16373"/>
        </table:table-row>
        <table:table-row table:style-name="ro1">
          <table:table-cell office:value-type="float" office:value="885149000000000" table:style-name="ce2">
            <text:p>8.85E+14</text:p>
          </table:table-cell>
          <table:table-cell office:value-type="float" office:value="5.1919299999999998E+32" table:style-name="ce2">
            <text:p>5.19E+32</text:p>
          </table:table-cell>
          <table:table-cell office:value-type="float" office:value="3.4186599999999999E+21" table:style-name="ce2">
            <text:p>3.42E+21</text:p>
          </table:table-cell>
          <table:table-cell office:value-type="float" office:value="1.1573699999999999E+21" table:style-name="ce2">
            <text:p>1.16E+21</text:p>
          </table:table-cell>
          <table:table-cell office:value-type="float" office:value="7.9419999999999998E+31" table:style-name="ce2">
            <text:p>7.94E+31</text:p>
          </table:table-cell>
          <table:table-cell office:value-type="float" office:value="7.3116899999999993E+23" table:style-name="ce2">
            <text:p>7.31E+23</text:p>
          </table:table-cell>
          <table:table-cell office:value-type="float" office:value="1.10502E+39" table:style-name="ce2">
            <text:p>1.11E+39</text:p>
          </table:table-cell>
          <table:table-cell office:value-type="float" office:value="8.28272E+19" table:style-name="ce2">
            <text:p>8.28E+19</text:p>
          </table:table-cell>
          <table:table-cell office:value-type="float" office:value="138327000000" table:style-name="ce2">
            <text:p>1.38E+11</text:p>
          </table:table-cell>
          <table:table-cell office:value-type="float" office:value="1.31632E+17" table:style-name="ce2">
            <text:p>1.32E+17</text:p>
          </table:table-cell>
          <table:table-cell office:value-type="float" office:value="1.1050205986130008E+38" table:formula="of:=AVERAGE([.A500:.J500])" table:style-name="ce2">
            <text:p>1.11E+38</text:p>
          </table:table-cell>
          <table:table-cell table:number-columns-repeated="16373"/>
        </table:table-row>
        <table:table-row table:style-name="ro1">
          <table:table-cell office:value-type="float" office:value="2.03817E+20" table:style-name="ce2">
            <text:p>2.04E+20</text:p>
          </table:table-cell>
          <table:table-cell office:value-type="float" office:value="1.9670400000000001E+31" table:style-name="ce2">
            <text:p>1.97E+31</text:p>
          </table:table-cell>
          <table:table-cell office:value-type="float" office:value="1.11428E+21" table:style-name="ce2">
            <text:p>1.11E+21</text:p>
          </table:table-cell>
          <table:table-cell office:value-type="float" office:value="2.9854000000000003E+21" table:style-name="ce2">
            <text:p>2.99E+21</text:p>
          </table:table-cell>
          <table:table-cell office:value-type="float" office:value="6.5903899999999997E+25" table:style-name="ce2">
            <text:p>6.59E+25</text:p>
          </table:table-cell>
          <table:table-cell office:value-type="float" office:value="8.5369000000000002E+23" table:style-name="ce2">
            <text:p>8.54E+23</text:p>
          </table:table-cell>
          <table:table-cell office:value-type="float" office:value="7.3924599999999997E+48" table:style-name="ce2">
            <text:p>7.39E+48</text:p>
          </table:table-cell>
          <table:table-cell office:value-type="float" office:value="5.61649E+19" table:style-name="ce2">
            <text:p>5.62E+19</text:p>
          </table:table-cell>
          <table:table-cell office:value-type="float" office:value="9.1723000000000004E+24" table:style-name="ce2">
            <text:p>9.17E+24</text:p>
          </table:table-cell>
          <table:table-cell office:value-type="float" office:value="1.7235E+25" table:style-name="ce2">
            <text:p>1.72E+25</text:p>
          </table:table-cell>
          <table:table-cell office:value-type="float" office:value="7.39246E+47" table:formula="of:=AVERAGE([.A501:.J501])" table:style-name="ce2">
            <text:p>7.39E+47</text:p>
          </table:table-cell>
          <table:table-cell table:number-columns-repeated="16373"/>
        </table:table-row>
        <table:table-row table:style-name="ro1">
          <table:table-cell office:value-type="float" office:value="66396800000000" table:style-name="ce2">
            <text:p>6.64E+13</text:p>
          </table:table-cell>
          <table:table-cell office:value-type="float" office:value="2.9422700000000001E+31" table:style-name="ce2">
            <text:p>2.94E+31</text:p>
          </table:table-cell>
          <table:table-cell office:value-type="float" office:value="2.10238E+24" table:style-name="ce2">
            <text:p>2.10E+24</text:p>
          </table:table-cell>
          <table:table-cell office:value-type="float" office:value="1.2301600000000001E+37" table:style-name="ce2">
            <text:p>1.23E+37</text:p>
          </table:table-cell>
          <table:table-cell office:value-type="float" office:value="1.98256E+26" table:style-name="ce2">
            <text:p>1.98E+26</text:p>
          </table:table-cell>
          <table:table-cell office:value-type="float" office:value="3.3967000000000002E+33" table:style-name="ce2">
            <text:p>3.40E+33</text:p>
          </table:table-cell>
          <table:table-cell office:value-type="float" office:value="6.6818399999999998E+36" table:style-name="ce2">
            <text:p>6.68E+36</text:p>
          </table:table-cell>
          <table:table-cell office:value-type="float" office:value="3.97042E+18" table:style-name="ce2">
            <text:p>3.97E+18</text:p>
          </table:table-cell>
          <table:table-cell office:value-type="float" office:value="3.15232E+21" table:style-name="ce2">
            <text:p>3.15E+21</text:p>
          </table:table-cell>
          <table:table-cell office:value-type="float" office:value="1.6095100000000001E+21" table:style-name="ce2">
            <text:p>1.61E+21</text:p>
          </table:table-cell>
          <table:table-cell office:value-type="float" office:value="1.8986866122900363E+36" table:formula="of:=AVERAGE([.A502:.J502])" table:style-name="ce2">
            <text:p>1.90E+36</text:p>
          </table:table-cell>
          <table:table-cell table:number-columns-repeated="16373"/>
        </table:table-row>
        <table:table-row table:number-rows-repeated="1048074" table:style-name="ro1">
          <table:table-cell table:number-columns-repeated="16384"/>
        </table:table-row>
      </table:table>
      <table:table table:name="BEST" table:style-name="ta2">
        <table:table-column table:style-name="co13" table:number-columns-repeated="10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ean</text:p>
          </table:table-cell>
          <table:table-cell table:number-columns-repeated="16373"/>
        </table:table-row>
        <table:table-row table:style-name="ro1">
          <table:table-cell office:value-type="float" office:value="63694.1" table:style-name="ce1">
            <text:p>63694.1</text:p>
          </table:table-cell>
          <table:table-cell office:value-type="float" office:value="32188.5" table:style-name="ce1">
            <text:p>32188.5</text:p>
          </table:table-cell>
          <table:table-cell office:value-type="float" office:value="61456.7" table:style-name="ce1">
            <text:p>61456.7</text:p>
          </table:table-cell>
          <table:table-cell office:value-type="float" office:value="54674.6" table:style-name="ce1">
            <text:p>54674.6</text:p>
          </table:table-cell>
          <table:table-cell office:value-type="float" office:value="75452.5" table:style-name="ce1">
            <text:p>75452.5</text:p>
          </table:table-cell>
          <table:table-cell office:value-type="float" office:value="59065" table:style-name="ce1">
            <text:p>59065</text:p>
          </table:table-cell>
          <table:table-cell office:value-type="float" office:value="54834.400000000001" table:style-name="ce1">
            <text:p>54834.4</text:p>
          </table:table-cell>
          <table:table-cell office:value-type="float" office:value="57846.8" table:style-name="ce1">
            <text:p>57846.8</text:p>
          </table:table-cell>
          <table:table-cell office:value-type="float" office:value="72285.5" table:style-name="ce1">
            <text:p>72285.5</text:p>
          </table:table-cell>
          <table:table-cell office:value-type="float" office:value="59955.8" table:style-name="ce1">
            <text:p>59955.8</text:p>
          </table:table-cell>
          <table:table-cell office:value-type="float" office:value="59145.390000000014" table:formula="of:=AVERAGE([.A2:.J2])" table:style-name="ce1">
            <text:p>59145.39</text:p>
          </table:table-cell>
          <table:table-cell table:number-columns-repeated="16373"/>
        </table:table-row>
        <table:table-row table:style-name="ro1">
          <table:table-cell office:value-type="float" office:value="58217.3" table:style-name="ce1">
            <text:p>58217.3</text:p>
          </table:table-cell>
          <table:table-cell office:value-type="float" office:value="32185.3" table:style-name="ce1">
            <text:p>32185.3</text:p>
          </table:table-cell>
          <table:table-cell office:value-type="float" office:value="57216.5" table:style-name="ce1">
            <text:p>57216.5</text:p>
          </table:table-cell>
          <table:table-cell office:value-type="float" office:value="73496.800000000003" table:style-name="ce1">
            <text:p>73496.8</text:p>
          </table:table-cell>
          <table:table-cell office:value-type="float" office:value="34621.599999999999" table:style-name="ce1">
            <text:p>34621.6</text:p>
          </table:table-cell>
          <table:table-cell office:value-type="float" office:value="59065" table:style-name="ce1">
            <text:p>59065</text:p>
          </table:table-cell>
          <table:table-cell office:value-type="float" office:value="54822.5" table:style-name="ce1">
            <text:p>54822.5</text:p>
          </table:table-cell>
          <table:table-cell office:value-type="float" office:value="61242.8" table:style-name="ce1">
            <text:p>61242.8</text:p>
          </table:table-cell>
          <table:table-cell office:value-type="float" office:value="68572" table:style-name="ce1">
            <text:p>68572</text:p>
          </table:table-cell>
          <table:table-cell office:value-type="float" office:value="59923.4" table:style-name="ce1">
            <text:p>59923.4</text:p>
          </table:table-cell>
          <table:table-cell office:value-type="float" office:value="55936.319999999992" table:formula="of:=AVERAGE([.A3:.J3])" table:style-name="ce1">
            <text:p>55936.32</text:p>
          </table:table-cell>
          <table:table-cell table:number-columns-repeated="16373"/>
        </table:table-row>
        <table:table-row table:style-name="ro1">
          <table:table-cell office:value-type="float" office:value="58227.7" table:style-name="ce1">
            <text:p>58227.7</text:p>
          </table:table-cell>
          <table:table-cell office:value-type="float" office:value="32169.4" table:style-name="ce1">
            <text:p>32169.4</text:p>
          </table:table-cell>
          <table:table-cell office:value-type="float" office:value="57207.9" table:style-name="ce1">
            <text:p>57207.9</text:p>
          </table:table-cell>
          <table:table-cell office:value-type="float" office:value="56908.7" table:style-name="ce1">
            <text:p>56908.7</text:p>
          </table:table-cell>
          <table:table-cell office:value-type="float" office:value="56494.7" table:style-name="ce1">
            <text:p>56494.7</text:p>
          </table:table-cell>
          <table:table-cell office:value-type="float" office:value="59065" table:style-name="ce1">
            <text:p>59065</text:p>
          </table:table-cell>
          <table:table-cell office:value-type="float" office:value="52041.5" table:style-name="ce1">
            <text:p>52041.5</text:p>
          </table:table-cell>
          <table:table-cell office:value-type="float" office:value="44610.5" table:style-name="ce1">
            <text:p>44610.5</text:p>
          </table:table-cell>
          <table:table-cell office:value-type="float" office:value="68572" table:style-name="ce1">
            <text:p>68572</text:p>
          </table:table-cell>
          <table:table-cell office:value-type="float" office:value="56456.9" table:style-name="ce1">
            <text:p>56456.9</text:p>
          </table:table-cell>
          <table:table-cell office:value-type="float" office:value="54175.430000000008" table:formula="of:=AVERAGE([.A4:.J4])" table:style-name="ce1">
            <text:p>54175.43</text:p>
          </table:table-cell>
          <table:table-cell table:number-columns-repeated="16373"/>
        </table:table-row>
        <table:table-row table:style-name="ro1">
          <table:table-cell office:value-type="float" office:value="53861.3" table:style-name="ce1">
            <text:p>53861.3</text:p>
          </table:table-cell>
          <table:table-cell office:value-type="float" office:value="24733.5" table:style-name="ce1">
            <text:p>24733.5</text:p>
          </table:table-cell>
          <table:table-cell office:value-type="float" office:value="57207.9" table:style-name="ce1">
            <text:p>57207.9</text:p>
          </table:table-cell>
          <table:table-cell office:value-type="float" office:value="72736.600000000006" table:style-name="ce1">
            <text:p>72736.6</text:p>
          </table:table-cell>
          <table:table-cell office:value-type="float" office:value="54650.7" table:style-name="ce1">
            <text:p>54650.7</text:p>
          </table:table-cell>
          <table:table-cell office:value-type="float" office:value="58960.1" table:style-name="ce1">
            <text:p>58960.1</text:p>
          </table:table-cell>
          <table:table-cell office:value-type="float" office:value="52040.4" table:style-name="ce1">
            <text:p>52040.4</text:p>
          </table:table-cell>
          <table:table-cell office:value-type="float" office:value="48741.1" table:style-name="ce1">
            <text:p>48741.1</text:p>
          </table:table-cell>
          <table:table-cell office:value-type="float" office:value="39508" table:style-name="ce1">
            <text:p>39508</text:p>
          </table:table-cell>
          <table:table-cell office:value-type="float" office:value="56416.5" table:style-name="ce1">
            <text:p>56416.5</text:p>
          </table:table-cell>
          <table:table-cell office:value-type="float" office:value="51885.61" table:formula="of:=AVERAGE([.A5:.J5])" table:style-name="ce1">
            <text:p>51885.61</text:p>
          </table:table-cell>
          <table:table-cell table:number-columns-repeated="16373"/>
        </table:table-row>
        <table:table-row table:style-name="ro1">
          <table:table-cell office:value-type="float" office:value="31216" table:style-name="ce1">
            <text:p>31216</text:p>
          </table:table-cell>
          <table:table-cell office:value-type="float" office:value="24733.5" table:style-name="ce1">
            <text:p>24733.5</text:p>
          </table:table-cell>
          <table:table-cell office:value-type="float" office:value="44988.2" table:style-name="ce1">
            <text:p>44988.2</text:p>
          </table:table-cell>
          <table:table-cell office:value-type="float" office:value="70063.100000000006" table:style-name="ce1">
            <text:p>70063.1</text:p>
          </table:table-cell>
          <table:table-cell office:value-type="float" office:value="63352.4" table:style-name="ce1">
            <text:p>63352.4</text:p>
          </table:table-cell>
          <table:table-cell office:value-type="float" office:value="52134.9" table:style-name="ce1">
            <text:p>52134.9</text:p>
          </table:table-cell>
          <table:table-cell office:value-type="float" office:value="33310.400000000001" table:style-name="ce1">
            <text:p>33310.4</text:p>
          </table:table-cell>
          <table:table-cell office:value-type="float" office:value="57846.8" table:style-name="ce1">
            <text:p>57846.8</text:p>
          </table:table-cell>
          <table:table-cell office:value-type="float" office:value="39505.5" table:style-name="ce1">
            <text:p>39505.5</text:p>
          </table:table-cell>
          <table:table-cell office:value-type="float" office:value="48350.400000000001" table:style-name="ce1">
            <text:p>48350.4</text:p>
          </table:table-cell>
          <table:table-cell office:value-type="float" office:value="46550.12" table:formula="of:=AVERAGE([.A6:.J6])" table:style-name="ce1">
            <text:p>46550.12</text:p>
          </table:table-cell>
          <table:table-cell table:number-columns-repeated="16373"/>
        </table:table-row>
        <table:table-row table:style-name="ro1">
          <table:table-cell office:value-type="float" office:value="31216" table:style-name="ce1">
            <text:p>31216</text:p>
          </table:table-cell>
          <table:table-cell office:value-type="float" office:value="24733.5" table:style-name="ce1">
            <text:p>24733.5</text:p>
          </table:table-cell>
          <table:table-cell office:value-type="float" office:value="40942" table:style-name="ce1">
            <text:p>40942</text:p>
          </table:table-cell>
          <table:table-cell office:value-type="float" office:value="70063.100000000006" table:style-name="ce1">
            <text:p>70063.1</text:p>
          </table:table-cell>
          <table:table-cell office:value-type="float" office:value="63352.4" table:style-name="ce1">
            <text:p>63352.4</text:p>
          </table:table-cell>
          <table:table-cell office:value-type="float" office:value="37492.9" table:style-name="ce1">
            <text:p>37492.9</text:p>
          </table:table-cell>
          <table:table-cell office:value-type="float" office:value="33298.800000000003" table:style-name="ce1">
            <text:p>33298.8</text:p>
          </table:table-cell>
          <table:table-cell office:value-type="float" office:value="57846.8" table:style-name="ce1">
            <text:p>57846.8</text:p>
          </table:table-cell>
          <table:table-cell office:value-type="float" office:value="39508" table:style-name="ce1">
            <text:p>39508</text:p>
          </table:table-cell>
          <table:table-cell office:value-type="float" office:value="48350" table:style-name="ce1">
            <text:p>48350</text:p>
          </table:table-cell>
          <table:table-cell office:value-type="float" office:value="44680.35" table:formula="of:=AVERAGE([.A7:.J7])" table:style-name="ce1">
            <text:p>44680.35</text:p>
          </table:table-cell>
          <table:table-cell table:number-columns-repeated="16373"/>
        </table:table-row>
        <table:table-row table:style-name="ro1">
          <table:table-cell office:value-type="float" office:value="31214.9" table:style-name="ce1">
            <text:p>31214.9</text:p>
          </table:table-cell>
          <table:table-cell office:value-type="float" office:value="24733.5" table:style-name="ce1">
            <text:p>24733.5</text:p>
          </table:table-cell>
          <table:table-cell office:value-type="float" office:value="40942" table:style-name="ce1">
            <text:p>40942</text:p>
          </table:table-cell>
          <table:table-cell office:value-type="float" office:value="69671.3" table:style-name="ce1">
            <text:p>69671.3</text:p>
          </table:table-cell>
          <table:table-cell office:value-type="float" office:value="63352.4" table:style-name="ce1">
            <text:p>63352.4</text:p>
          </table:table-cell>
          <table:table-cell office:value-type="float" office:value="37492.199999999997" table:style-name="ce1">
            <text:p>37492.2</text:p>
          </table:table-cell>
          <table:table-cell office:value-type="float" office:value="33310.400000000001" table:style-name="ce1">
            <text:p>33310.4</text:p>
          </table:table-cell>
          <table:table-cell office:value-type="float" office:value="57846.8" table:style-name="ce1">
            <text:p>57846.8</text:p>
          </table:table-cell>
          <table:table-cell office:value-type="float" office:value="39508" table:style-name="ce1">
            <text:p>39508</text:p>
          </table:table-cell>
          <table:table-cell office:value-type="float" office:value="48350" table:style-name="ce1">
            <text:p>48350</text:p>
          </table:table-cell>
          <table:table-cell office:value-type="float" office:value="44642.15" table:formula="of:=AVERAGE([.A8:.J8])" table:style-name="ce1">
            <text:p>44642.15</text:p>
          </table:table-cell>
          <table:table-cell table:number-columns-repeated="16373"/>
        </table:table-row>
        <table:table-row table:style-name="ro1">
          <table:table-cell office:value-type="float" office:value="31214.9" table:style-name="ce1">
            <text:p>31214.9</text:p>
          </table:table-cell>
          <table:table-cell office:value-type="float" office:value="24733.5" table:style-name="ce1">
            <text:p>24733.5</text:p>
          </table:table-cell>
          <table:table-cell office:value-type="float" office:value="40942" table:style-name="ce1">
            <text:p>40942</text:p>
          </table:table-cell>
          <table:table-cell office:value-type="float" office:value="59804.1" table:style-name="ce1">
            <text:p>59804.1</text:p>
          </table:table-cell>
          <table:table-cell office:value-type="float" office:value="63273.9" table:style-name="ce1">
            <text:p>63273.9</text:p>
          </table:table-cell>
          <table:table-cell office:value-type="float" office:value="37457.699999999997" table:style-name="ce1">
            <text:p>37457.7</text:p>
          </table:table-cell>
          <table:table-cell office:value-type="float" office:value="25891.3" table:style-name="ce1">
            <text:p>25891.3</text:p>
          </table:table-cell>
          <table:table-cell office:value-type="float" office:value="49333.9" table:style-name="ce1">
            <text:p>49333.9</text:p>
          </table:table-cell>
          <table:table-cell office:value-type="float" office:value="33578.300000000003" table:style-name="ce1">
            <text:p>33578.3</text:p>
          </table:table-cell>
          <table:table-cell office:value-type="float" office:value="48350" table:style-name="ce1">
            <text:p>48350</text:p>
          </table:table-cell>
          <table:table-cell office:value-type="float" office:value="41457.96" table:formula="of:=AVERAGE([.A9:.J9])" table:style-name="ce1">
            <text:p>41457.96</text:p>
          </table:table-cell>
          <table:table-cell table:number-columns-repeated="16373"/>
        </table:table-row>
        <table:table-row table:style-name="ro1">
          <table:table-cell office:value-type="float" office:value="31214.799999999999" table:style-name="ce1">
            <text:p>31214.8</text:p>
          </table:table-cell>
          <table:table-cell office:value-type="float" office:value="28473.5" table:style-name="ce1">
            <text:p>28473.5</text:p>
          </table:table-cell>
          <table:table-cell office:value-type="float" office:value="38661.4" table:style-name="ce1">
            <text:p>38661.4</text:p>
          </table:table-cell>
          <table:table-cell office:value-type="float" office:value="59803.7" table:style-name="ce1">
            <text:p>59803.7</text:p>
          </table:table-cell>
          <table:table-cell office:value-type="float" office:value="62848.9" table:style-name="ce1">
            <text:p>62848.9</text:p>
          </table:table-cell>
          <table:table-cell office:value-type="float" office:value="37043.199999999997" table:style-name="ce1">
            <text:p>37043.2</text:p>
          </table:table-cell>
          <table:table-cell office:value-type="float" office:value="25811" table:style-name="ce1">
            <text:p>25811</text:p>
          </table:table-cell>
          <table:table-cell office:value-type="float" office:value="43893.2" table:style-name="ce1">
            <text:p>43893.2</text:p>
          </table:table-cell>
          <table:table-cell office:value-type="float" office:value="33578.300000000003" table:style-name="ce1">
            <text:p>33578.3</text:p>
          </table:table-cell>
          <table:table-cell office:value-type="float" office:value="34334.6" table:style-name="ce1">
            <text:p>34334.6</text:p>
          </table:table-cell>
          <table:table-cell office:value-type="float" office:value="39566.259999999995" table:formula="of:=AVERAGE([.A10:.J10])" table:style-name="ce1">
            <text:p>39566.26</text:p>
          </table:table-cell>
          <table:table-cell table:number-columns-repeated="16373"/>
        </table:table-row>
        <table:table-row table:style-name="ro1">
          <table:table-cell office:value-type="float" office:value="31214.799999999999" table:style-name="ce1">
            <text:p>31214.8</text:p>
          </table:table-cell>
          <table:table-cell office:value-type="float" office:value="28082" table:style-name="ce1">
            <text:p>28082</text:p>
          </table:table-cell>
          <table:table-cell office:value-type="float" office:value="38660.699999999997" table:style-name="ce1">
            <text:p>38660.7</text:p>
          </table:table-cell>
          <table:table-cell office:value-type="float" office:value="59803.7" table:style-name="ce1">
            <text:p>59803.7</text:p>
          </table:table-cell>
          <table:table-cell office:value-type="float" office:value="57339.8" table:style-name="ce1">
            <text:p>57339.8</text:p>
          </table:table-cell>
          <table:table-cell office:value-type="float" office:value="37036.5" table:style-name="ce1">
            <text:p>37036.5</text:p>
          </table:table-cell>
          <table:table-cell office:value-type="float" office:value="21602.5" table:style-name="ce1">
            <text:p>21602.5</text:p>
          </table:table-cell>
          <table:table-cell office:value-type="float" office:value="34683.300000000003" table:style-name="ce1">
            <text:p>34683.3</text:p>
          </table:table-cell>
          <table:table-cell office:value-type="float" office:value="33578.300000000003" table:style-name="ce1">
            <text:p>33578.3</text:p>
          </table:table-cell>
          <table:table-cell office:value-type="float" office:value="34321.199999999997" table:style-name="ce1">
            <text:p>34321.2</text:p>
          </table:table-cell>
          <table:table-cell office:value-type="float" office:value="37632.28" table:formula="of:=AVERAGE([.A11:.J11])" table:style-name="ce1">
            <text:p>37632.28</text:p>
          </table:table-cell>
          <table:table-cell table:number-columns-repeated="16373"/>
        </table:table-row>
        <table:table-row table:style-name="ro1">
          <table:table-cell office:value-type="float" office:value="31180.400000000001" table:style-name="ce1">
            <text:p>31180.4</text:p>
          </table:table-cell>
          <table:table-cell office:value-type="float" office:value="25545.4" table:style-name="ce1">
            <text:p>25545.4</text:p>
          </table:table-cell>
          <table:table-cell office:value-type="float" office:value="38660.699999999997" table:style-name="ce1">
            <text:p>38660.7</text:p>
          </table:table-cell>
          <table:table-cell office:value-type="float" office:value="38408.1" table:style-name="ce1">
            <text:p>38408.1</text:p>
          </table:table-cell>
          <table:table-cell office:value-type="float" office:value="57327.1" table:style-name="ce1">
            <text:p>57327.1</text:p>
          </table:table-cell>
          <table:table-cell office:value-type="float" office:value="37036.5" table:style-name="ce1">
            <text:p>37036.5</text:p>
          </table:table-cell>
          <table:table-cell office:value-type="float" office:value="18059.2" table:style-name="ce1">
            <text:p>18059.2</text:p>
          </table:table-cell>
          <table:table-cell office:value-type="float" office:value="34682.699999999997" table:style-name="ce1">
            <text:p>34682.7</text:p>
          </table:table-cell>
          <table:table-cell office:value-type="float" office:value="29930.2" table:style-name="ce1">
            <text:p>29930.2</text:p>
          </table:table-cell>
          <table:table-cell office:value-type="float" office:value="34285.300000000003" table:style-name="ce1">
            <text:p>34285.3</text:p>
          </table:table-cell>
          <table:table-cell office:value-type="float" office:value="34511.560000000005" table:formula="of:=AVERAGE([.A12:.J12])" table:style-name="ce1">
            <text:p>34511.56</text:p>
          </table:table-cell>
          <table:table-cell table:number-columns-repeated="16373"/>
        </table:table-row>
        <table:table-row table:style-name="ro1">
          <table:table-cell office:value-type="float" office:value="31214.9" table:style-name="ce1">
            <text:p>31214.9</text:p>
          </table:table-cell>
          <table:table-cell office:value-type="float" office:value="28082" table:style-name="ce1">
            <text:p>28082</text:p>
          </table:table-cell>
          <table:table-cell office:value-type="float" office:value="37815.4" table:style-name="ce1">
            <text:p>37815.4</text:p>
          </table:table-cell>
          <table:table-cell office:value-type="float" office:value="38408.1" table:style-name="ce1">
            <text:p>38408.1</text:p>
          </table:table-cell>
          <table:table-cell office:value-type="float" office:value="39958.5" table:style-name="ce1">
            <text:p>39958.5</text:p>
          </table:table-cell>
          <table:table-cell office:value-type="float" office:value="37036.300000000003" table:style-name="ce1">
            <text:p>37036.3</text:p>
          </table:table-cell>
          <table:table-cell office:value-type="float" office:value="17024.5" table:style-name="ce1">
            <text:p>17024.5</text:p>
          </table:table-cell>
          <table:table-cell office:value-type="float" office:value="34536.699999999997" table:style-name="ce1">
            <text:p>34536.7</text:p>
          </table:table-cell>
          <table:table-cell office:value-type="float" office:value="29930.2" table:style-name="ce1">
            <text:p>29930.2</text:p>
          </table:table-cell>
          <table:table-cell office:value-type="float" office:value="23698.5" table:style-name="ce1">
            <text:p>23698.5</text:p>
          </table:table-cell>
          <table:table-cell office:value-type="float" office:value="31770.510000000002" table:formula="of:=AVERAGE([.A13:.J13])" table:style-name="ce1">
            <text:p>31770.51</text:p>
          </table:table-cell>
          <table:table-cell table:number-columns-repeated="16373"/>
        </table:table-row>
        <table:table-row table:style-name="ro1">
          <table:table-cell office:value-type="float" office:value="31216" table:style-name="ce1">
            <text:p>31216</text:p>
          </table:table-cell>
          <table:table-cell office:value-type="float" office:value="27848.2" table:style-name="ce1">
            <text:p>27848.2</text:p>
          </table:table-cell>
          <table:table-cell office:value-type="float" office:value="34824.699999999997" table:style-name="ce1">
            <text:p>34824.7</text:p>
          </table:table-cell>
          <table:table-cell office:value-type="float" office:value="36936.6" table:style-name="ce1">
            <text:p>36936.6</text:p>
          </table:table-cell>
          <table:table-cell office:value-type="float" office:value="35970.300000000003" table:style-name="ce1">
            <text:p>35970.3</text:p>
          </table:table-cell>
          <table:table-cell office:value-type="float" office:value="37007.199999999997" table:style-name="ce1">
            <text:p>37007.2</text:p>
          </table:table-cell>
          <table:table-cell office:value-type="float" office:value="17016.3" table:style-name="ce1">
            <text:p>17016.3</text:p>
          </table:table-cell>
          <table:table-cell office:value-type="float" office:value="21646.3" table:style-name="ce1">
            <text:p>21646.3</text:p>
          </table:table-cell>
          <table:table-cell office:value-type="float" office:value="28775.200000000001" table:style-name="ce1">
            <text:p>28775.2</text:p>
          </table:table-cell>
          <table:table-cell office:value-type="float" office:value="23697" table:style-name="ce1">
            <text:p>23697</text:p>
          </table:table-cell>
          <table:table-cell office:value-type="float" office:value="29493.78" table:formula="of:=AVERAGE([.A14:.J14])" table:style-name="ce1">
            <text:p>29493.78</text:p>
          </table:table-cell>
          <table:table-cell table:number-columns-repeated="16373"/>
        </table:table-row>
        <table:table-row table:style-name="ro1">
          <table:table-cell office:value-type="float" office:value="31213.5" table:style-name="ce1">
            <text:p>31213.5</text:p>
          </table:table-cell>
          <table:table-cell office:value-type="float" office:value="26614.799999999999" table:style-name="ce1">
            <text:p>26614.8</text:p>
          </table:table-cell>
          <table:table-cell office:value-type="float" office:value="26415.1" table:style-name="ce1">
            <text:p>26415.1</text:p>
          </table:table-cell>
          <table:table-cell office:value-type="float" office:value="38407.9" table:style-name="ce1">
            <text:p>38407.9</text:p>
          </table:table-cell>
          <table:table-cell office:value-type="float" office:value="35970.199999999997" table:style-name="ce1">
            <text:p>35970.2</text:p>
          </table:table-cell>
          <table:table-cell office:value-type="float" office:value="34170.699999999997" table:style-name="ce1">
            <text:p>34170.7</text:p>
          </table:table-cell>
          <table:table-cell office:value-type="float" office:value="16972.599999999999" table:style-name="ce1">
            <text:p>16972.6</text:p>
          </table:table-cell>
          <table:table-cell office:value-type="float" office:value="21266.400000000001" table:style-name="ce1">
            <text:p>21266.4</text:p>
          </table:table-cell>
          <table:table-cell office:value-type="float" office:value="25506.799999999999" table:style-name="ce1">
            <text:p>25506.8</text:p>
          </table:table-cell>
          <table:table-cell office:value-type="float" office:value="23626.6" table:style-name="ce1">
            <text:p>23626.6</text:p>
          </table:table-cell>
          <table:table-cell office:value-type="float" office:value="28016.46" table:formula="of:=AVERAGE([.A15:.J15])" table:style-name="ce1">
            <text:p>28016.46</text:p>
          </table:table-cell>
          <table:table-cell table:number-columns-repeated="16373"/>
        </table:table-row>
        <table:table-row table:style-name="ro1">
          <table:table-cell office:value-type="float" office:value="31033.7" table:style-name="ce1">
            <text:p>31033.7</text:p>
          </table:table-cell>
          <table:table-cell office:value-type="float" office:value="26737.8" table:style-name="ce1">
            <text:p>26737.8</text:p>
          </table:table-cell>
          <table:table-cell office:value-type="float" office:value="32150.5" table:style-name="ce1">
            <text:p>32150.5</text:p>
          </table:table-cell>
          <table:table-cell office:value-type="float" office:value="36307.4" table:style-name="ce1">
            <text:p>36307.4</text:p>
          </table:table-cell>
          <table:table-cell office:value-type="float" office:value="35957.699999999997" table:style-name="ce1">
            <text:p>35957.7</text:p>
          </table:table-cell>
          <table:table-cell office:value-type="float" office:value="34157.5" table:style-name="ce1">
            <text:p>34157.5</text:p>
          </table:table-cell>
          <table:table-cell office:value-type="float" office:value="16972.599999999999" table:style-name="ce1">
            <text:p>16972.6</text:p>
          </table:table-cell>
          <table:table-cell office:value-type="float" office:value="21266.400000000001" table:style-name="ce1">
            <text:p>21266.4</text:p>
          </table:table-cell>
          <table:table-cell office:value-type="float" office:value="28644.1" table:style-name="ce1">
            <text:p>28644.1</text:p>
          </table:table-cell>
          <table:table-cell office:value-type="float" office:value="23615.7" table:style-name="ce1">
            <text:p>23615.7</text:p>
          </table:table-cell>
          <table:table-cell office:value-type="float" office:value="28684.339999999997" table:formula="of:=AVERAGE([.A16:.J16])" table:style-name="ce1">
            <text:p>28684.34</text:p>
          </table:table-cell>
          <table:table-cell table:number-columns-repeated="16373"/>
        </table:table-row>
        <table:table-row table:style-name="ro1">
          <table:table-cell office:value-type="float" office:value="30351.5" table:style-name="ce1">
            <text:p>30351.5</text:p>
          </table:table-cell>
          <table:table-cell office:value-type="float" office:value="26737.200000000001" table:style-name="ce1">
            <text:p>26737.2</text:p>
          </table:table-cell>
          <table:table-cell office:value-type="float" office:value="29752.9" table:style-name="ce1">
            <text:p>29752.9</text:p>
          </table:table-cell>
          <table:table-cell office:value-type="float" office:value="36307.4" table:style-name="ce1">
            <text:p>36307.4</text:p>
          </table:table-cell>
          <table:table-cell office:value-type="float" office:value="35919.199999999997" table:style-name="ce1">
            <text:p>35919.2</text:p>
          </table:table-cell>
          <table:table-cell office:value-type="float" office:value="34147.599999999999" table:style-name="ce1">
            <text:p>34147.6</text:p>
          </table:table-cell>
          <table:table-cell office:value-type="float" office:value="16526.400000000001" table:style-name="ce1">
            <text:p>16526.4</text:p>
          </table:table-cell>
          <table:table-cell office:value-type="float" office:value="21263.599999999999" table:style-name="ce1">
            <text:p>21263.6</text:p>
          </table:table-cell>
          <table:table-cell office:value-type="float" office:value="25721.8" table:style-name="ce1">
            <text:p>25721.8</text:p>
          </table:table-cell>
          <table:table-cell office:value-type="float" office:value="23615.7" table:style-name="ce1">
            <text:p>23615.7</text:p>
          </table:table-cell>
          <table:table-cell office:value-type="float" office:value="28034.329999999998" table:formula="of:=AVERAGE([.A17:.J17])" table:style-name="ce1">
            <text:p>28034.33</text:p>
          </table:table-cell>
          <table:table-cell table:number-columns-repeated="16373"/>
        </table:table-row>
        <table:table-row table:style-name="ro1">
          <table:table-cell office:value-type="float" office:value="29601" table:style-name="ce1">
            <text:p>29601</text:p>
          </table:table-cell>
          <table:table-cell office:value-type="float" office:value="26596" table:style-name="ce1">
            <text:p>26596</text:p>
          </table:table-cell>
          <table:table-cell office:value-type="float" office:value="29017.599999999999" table:style-name="ce1">
            <text:p>29017.6</text:p>
          </table:table-cell>
          <table:table-cell office:value-type="float" office:value="31599" table:style-name="ce1">
            <text:p>31599</text:p>
          </table:table-cell>
          <table:table-cell office:value-type="float" office:value="35874.699999999997" table:style-name="ce1">
            <text:p>35874.7</text:p>
          </table:table-cell>
          <table:table-cell office:value-type="float" office:value="34147.599999999999" table:style-name="ce1">
            <text:p>34147.6</text:p>
          </table:table-cell>
          <table:table-cell office:value-type="float" office:value="16494.099999999999" table:style-name="ce1">
            <text:p>16494.1</text:p>
          </table:table-cell>
          <table:table-cell office:value-type="float" office:value="21024.2" table:style-name="ce1">
            <text:p>21024.2</text:p>
          </table:table-cell>
          <table:table-cell office:value-type="float" office:value="21645.7" table:style-name="ce1">
            <text:p>21645.7</text:p>
          </table:table-cell>
          <table:table-cell office:value-type="float" office:value="23525.599999999999" table:style-name="ce1">
            <text:p>23525.6</text:p>
          </table:table-cell>
          <table:table-cell office:value-type="float" office:value="26952.55" table:formula="of:=AVERAGE([.A18:.J18])" table:style-name="ce1">
            <text:p>26952.55</text:p>
          </table:table-cell>
          <table:table-cell table:number-columns-repeated="16373"/>
        </table:table-row>
        <table:table-row table:style-name="ro1">
          <table:table-cell office:value-type="float" office:value="18999.7" table:style-name="ce1">
            <text:p>18999.7</text:p>
          </table:table-cell>
          <table:table-cell office:value-type="float" office:value="26534.3" table:style-name="ce1">
            <text:p>26534.3</text:p>
          </table:table-cell>
          <table:table-cell office:value-type="float" office:value="27991.1" table:style-name="ce1">
            <text:p>27991.1</text:p>
          </table:table-cell>
          <table:table-cell office:value-type="float" office:value="34604.9" table:style-name="ce1">
            <text:p>34604.9</text:p>
          </table:table-cell>
          <table:table-cell office:value-type="float" office:value="35842.800000000003" table:style-name="ce1">
            <text:p>35842.8</text:p>
          </table:table-cell>
          <table:table-cell office:value-type="float" office:value="34157.5" table:style-name="ce1">
            <text:p>34157.5</text:p>
          </table:table-cell>
          <table:table-cell office:value-type="float" office:value="16397.7" table:style-name="ce1">
            <text:p>16397.7</text:p>
          </table:table-cell>
          <table:table-cell office:value-type="float" office:value="21024.2" table:style-name="ce1">
            <text:p>21024.2</text:p>
          </table:table-cell>
          <table:table-cell office:value-type="float" office:value="21645.7" table:style-name="ce1">
            <text:p>21645.7</text:p>
          </table:table-cell>
          <table:table-cell office:value-type="float" office:value="23565" table:style-name="ce1">
            <text:p>23565</text:p>
          </table:table-cell>
          <table:table-cell office:value-type="float" office:value="26076.29" table:formula="of:=AVERAGE([.A19:.J19])" table:style-name="ce1">
            <text:p>26076.29</text:p>
          </table:table-cell>
          <table:table-cell table:number-columns-repeated="16373"/>
        </table:table-row>
        <table:table-row table:style-name="ro1">
          <table:table-cell office:value-type="float" office:value="18990.099999999999" table:style-name="ce1">
            <text:p>18990.1</text:p>
          </table:table-cell>
          <table:table-cell office:value-type="float" office:value="19953.2" table:style-name="ce1">
            <text:p>19953.2</text:p>
          </table:table-cell>
          <table:table-cell office:value-type="float" office:value="27991.1" table:style-name="ce1">
            <text:p>27991.1</text:p>
          </table:table-cell>
          <table:table-cell office:value-type="float" office:value="28675" table:style-name="ce1">
            <text:p>28675</text:p>
          </table:table-cell>
          <table:table-cell office:value-type="float" office:value="34991.5" table:style-name="ce1">
            <text:p>34991.5</text:p>
          </table:table-cell>
          <table:table-cell office:value-type="float" office:value="28623.4" table:style-name="ce1">
            <text:p>28623.4</text:p>
          </table:table-cell>
          <table:table-cell office:value-type="float" office:value="16397.7" table:style-name="ce1">
            <text:p>16397.7</text:p>
          </table:table-cell>
          <table:table-cell office:value-type="float" office:value="20985.9" table:style-name="ce1">
            <text:p>20985.9</text:p>
          </table:table-cell>
          <table:table-cell office:value-type="float" office:value="21645.7" table:style-name="ce1">
            <text:p>21645.7</text:p>
          </table:table-cell>
          <table:table-cell office:value-type="float" office:value="23520.1" table:style-name="ce1">
            <text:p>23520.1</text:p>
          </table:table-cell>
          <table:table-cell office:value-type="float" office:value="24177.370000000003" table:formula="of:=AVERAGE([.A20:.J20])" table:style-name="ce1">
            <text:p>24177.37</text:p>
          </table:table-cell>
          <table:table-cell table:number-columns-repeated="16373"/>
        </table:table-row>
        <table:table-row table:style-name="ro1">
          <table:table-cell office:value-type="float" office:value="18967.3" table:style-name="ce1">
            <text:p>18967.3</text:p>
          </table:table-cell>
          <table:table-cell office:value-type="float" office:value="19953.2" table:style-name="ce1">
            <text:p>19953.2</text:p>
          </table:table-cell>
          <table:table-cell office:value-type="float" office:value="27698" table:style-name="ce1">
            <text:p>27698</text:p>
          </table:table-cell>
          <table:table-cell office:value-type="float" office:value="29751.200000000001" table:style-name="ce1">
            <text:p>29751.2</text:p>
          </table:table-cell>
          <table:table-cell office:value-type="float" office:value="32049" table:style-name="ce1">
            <text:p>32049</text:p>
          </table:table-cell>
          <table:table-cell office:value-type="float" office:value="28583.200000000001" table:style-name="ce1">
            <text:p>28583.2</text:p>
          </table:table-cell>
          <table:table-cell office:value-type="float" office:value="16397.7" table:style-name="ce1">
            <text:p>16397.7</text:p>
          </table:table-cell>
          <table:table-cell office:value-type="float" office:value="20949.8" table:style-name="ce1">
            <text:p>20949.8</text:p>
          </table:table-cell>
          <table:table-cell office:value-type="float" office:value="21645.7" table:style-name="ce1">
            <text:p>21645.7</text:p>
          </table:table-cell>
          <table:table-cell office:value-type="float" office:value="23128.5" table:style-name="ce1">
            <text:p>23128.5</text:p>
          </table:table-cell>
          <table:table-cell office:value-type="float" office:value="23912.36" table:formula="of:=AVERAGE([.A21:.J21])" table:style-name="ce1">
            <text:p>23912.36</text:p>
          </table:table-cell>
          <table:table-cell table:number-columns-repeated="16373"/>
        </table:table-row>
        <table:table-row table:style-name="ro1">
          <table:table-cell office:value-type="float" office:value="18977.599999999999" table:style-name="ce1">
            <text:p>18977.6</text:p>
          </table:table-cell>
          <table:table-cell office:value-type="float" office:value="20388.099999999999" table:style-name="ce1">
            <text:p>20388.1</text:p>
          </table:table-cell>
          <table:table-cell office:value-type="float" office:value="25604.2" table:style-name="ce1">
            <text:p>25604.2</text:p>
          </table:table-cell>
          <table:table-cell office:value-type="float" office:value="27170.400000000001" table:style-name="ce1">
            <text:p>27170.4</text:p>
          </table:table-cell>
          <table:table-cell office:value-type="float" office:value="32049" table:style-name="ce1">
            <text:p>32049</text:p>
          </table:table-cell>
          <table:table-cell office:value-type="float" office:value="24290.5" table:style-name="ce1">
            <text:p>24290.5</text:p>
          </table:table-cell>
          <table:table-cell office:value-type="float" office:value="16355.7" table:style-name="ce1">
            <text:p>16355.7</text:p>
          </table:table-cell>
          <table:table-cell office:value-type="float" office:value="20616.7" table:style-name="ce1">
            <text:p>20616.7</text:p>
          </table:table-cell>
          <table:table-cell office:value-type="float" office:value="21588.2" table:style-name="ce1">
            <text:p>21588.2</text:p>
          </table:table-cell>
          <table:table-cell office:value-type="float" office:value="23128.5" table:style-name="ce1">
            <text:p>23128.5</text:p>
          </table:table-cell>
          <table:table-cell office:value-type="float" office:value="23016.890000000003" table:formula="of:=AVERAGE([.A22:.J22])" table:style-name="ce1">
            <text:p>23016.89</text:p>
          </table:table-cell>
          <table:table-cell table:number-columns-repeated="16373"/>
        </table:table-row>
        <table:table-row table:style-name="ro1">
          <table:table-cell office:value-type="float" office:value="18957.5" table:style-name="ce1">
            <text:p>18957.5</text:p>
          </table:table-cell>
          <table:table-cell office:value-type="float" office:value="20388.099999999999" table:style-name="ce1">
            <text:p>20388.1</text:p>
          </table:table-cell>
          <table:table-cell office:value-type="float" office:value="25604.2" table:style-name="ce1">
            <text:p>25604.2</text:p>
          </table:table-cell>
          <table:table-cell office:value-type="float" office:value="27170.400000000001" table:style-name="ce1">
            <text:p>27170.4</text:p>
          </table:table-cell>
          <table:table-cell office:value-type="float" office:value="32049" table:style-name="ce1">
            <text:p>32049</text:p>
          </table:table-cell>
          <table:table-cell office:value-type="float" office:value="24289.9" table:style-name="ce1">
            <text:p>24289.9</text:p>
          </table:table-cell>
          <table:table-cell office:value-type="float" office:value="16142.9" table:style-name="ce1">
            <text:p>16142.9</text:p>
          </table:table-cell>
          <table:table-cell office:value-type="float" office:value="20556.400000000001" table:style-name="ce1">
            <text:p>20556.4</text:p>
          </table:table-cell>
          <table:table-cell office:value-type="float" office:value="20767" table:style-name="ce1">
            <text:p>20767</text:p>
          </table:table-cell>
          <table:table-cell office:value-type="float" office:value="23122.799999999999" table:style-name="ce1">
            <text:p>23122.8</text:p>
          </table:table-cell>
          <table:table-cell office:value-type="float" office:value="22904.82" table:formula="of:=AVERAGE([.A23:.J23])" table:style-name="ce1">
            <text:p>22904.82</text:p>
          </table:table-cell>
          <table:table-cell table:number-columns-repeated="16373"/>
        </table:table-row>
        <table:table-row table:style-name="ro1">
          <table:table-cell office:value-type="float" office:value="18977.599999999999" table:style-name="ce1">
            <text:p>18977.6</text:p>
          </table:table-cell>
          <table:table-cell office:value-type="float" office:value="19953.2" table:style-name="ce1">
            <text:p>19953.2</text:p>
          </table:table-cell>
          <table:table-cell office:value-type="float" office:value="25604.2" table:style-name="ce1">
            <text:p>25604.2</text:p>
          </table:table-cell>
          <table:table-cell office:value-type="float" office:value="22508.1" table:style-name="ce1">
            <text:p>22508.1</text:p>
          </table:table-cell>
          <table:table-cell office:value-type="float" office:value="31971.7" table:style-name="ce1">
            <text:p>31971.7</text:p>
          </table:table-cell>
          <table:table-cell office:value-type="float" office:value="24036.6" table:style-name="ce1">
            <text:p>24036.6</text:p>
          </table:table-cell>
          <table:table-cell office:value-type="float" office:value="16062.6" table:style-name="ce1">
            <text:p>16062.6</text:p>
          </table:table-cell>
          <table:table-cell office:value-type="float" office:value="20230.5" table:style-name="ce1">
            <text:p>20230.5</text:p>
          </table:table-cell>
          <table:table-cell office:value-type="float" office:value="20767" table:style-name="ce1">
            <text:p>20767</text:p>
          </table:table-cell>
          <table:table-cell office:value-type="float" office:value="23128.5" table:style-name="ce1">
            <text:p>23128.5</text:p>
          </table:table-cell>
          <table:table-cell office:value-type="float" office:value="22324" table:formula="of:=AVERAGE([.A24:.J24])" table:style-name="ce1">
            <text:p>22324</text:p>
          </table:table-cell>
          <table:table-cell table:number-columns-repeated="16373"/>
        </table:table-row>
        <table:table-row table:style-name="ro1">
          <table:table-cell office:value-type="float" office:value="18945" table:style-name="ce1">
            <text:p>18945</text:p>
          </table:table-cell>
          <table:table-cell office:value-type="float" office:value="19953.2" table:style-name="ce1">
            <text:p>19953.2</text:p>
          </table:table-cell>
          <table:table-cell office:value-type="float" office:value="25604.2" table:style-name="ce1">
            <text:p>25604.2</text:p>
          </table:table-cell>
          <table:table-cell office:value-type="float" office:value="26825.8" table:style-name="ce1">
            <text:p>26825.8</text:p>
          </table:table-cell>
          <table:table-cell office:value-type="float" office:value="31968.7" table:style-name="ce1">
            <text:p>31968.7</text:p>
          </table:table-cell>
          <table:table-cell office:value-type="float" office:value="24036.6" table:style-name="ce1">
            <text:p>24036.6</text:p>
          </table:table-cell>
          <table:table-cell office:value-type="float" office:value="16053" table:style-name="ce1">
            <text:p>16053</text:p>
          </table:table-cell>
          <table:table-cell office:value-type="float" office:value="19812.2" table:style-name="ce1">
            <text:p>19812.2</text:p>
          </table:table-cell>
          <table:table-cell office:value-type="float" office:value="20767" table:style-name="ce1">
            <text:p>20767</text:p>
          </table:table-cell>
          <table:table-cell office:value-type="float" office:value="20684" table:style-name="ce1">
            <text:p>20684</text:p>
          </table:table-cell>
          <table:table-cell office:value-type="float" office:value="22464.97" table:formula="of:=AVERAGE([.A25:.J25])" table:style-name="ce1">
            <text:p>22464.97</text:p>
          </table:table-cell>
          <table:table-cell table:number-columns-repeated="16373"/>
        </table:table-row>
        <table:table-row table:style-name="ro1">
          <table:table-cell office:value-type="float" office:value="18957.900000000001" table:style-name="ce1">
            <text:p>18957.9</text:p>
          </table:table-cell>
          <table:table-cell office:value-type="float" office:value="19953.400000000001" table:style-name="ce1">
            <text:p>19953.4</text:p>
          </table:table-cell>
          <table:table-cell office:value-type="float" office:value="25604.2" table:style-name="ce1">
            <text:p>25604.2</text:p>
          </table:table-cell>
          <table:table-cell office:value-type="float" office:value="26825.8" table:style-name="ce1">
            <text:p>26825.8</text:p>
          </table:table-cell>
          <table:table-cell office:value-type="float" office:value="30146.7" table:style-name="ce1">
            <text:p>30146.7</text:p>
          </table:table-cell>
          <table:table-cell office:value-type="float" office:value="23892.9" table:style-name="ce1">
            <text:p>23892.9</text:p>
          </table:table-cell>
          <table:table-cell office:value-type="float" office:value="14709.1" table:style-name="ce1">
            <text:p>14709.1</text:p>
          </table:table-cell>
          <table:table-cell office:value-type="float" office:value="19399.8" table:style-name="ce1">
            <text:p>19399.8</text:p>
          </table:table-cell>
          <table:table-cell office:value-type="float" office:value="19470.5" table:style-name="ce1">
            <text:p>19470.5</text:p>
          </table:table-cell>
          <table:table-cell office:value-type="float" office:value="20424.400000000001" table:style-name="ce1">
            <text:p>20424.4</text:p>
          </table:table-cell>
          <table:table-cell office:value-type="float" office:value="21938.469999999998" table:formula="of:=AVERAGE([.A26:.J26])" table:style-name="ce1">
            <text:p>21938.47</text:p>
          </table:table-cell>
          <table:table-cell table:number-columns-repeated="16373"/>
        </table:table-row>
        <table:table-row table:style-name="ro1">
          <table:table-cell office:value-type="float" office:value="18957.900000000001" table:style-name="ce1">
            <text:p>18957.9</text:p>
          </table:table-cell>
          <table:table-cell office:value-type="float" office:value="19953.400000000001" table:style-name="ce1">
            <text:p>19953.4</text:p>
          </table:table-cell>
          <table:table-cell office:value-type="float" office:value="25062.9" table:style-name="ce1">
            <text:p>25062.9</text:p>
          </table:table-cell>
          <table:table-cell office:value-type="float" office:value="26825.8" table:style-name="ce1">
            <text:p>26825.8</text:p>
          </table:table-cell>
          <table:table-cell office:value-type="float" office:value="30146.7" table:style-name="ce1">
            <text:p>30146.7</text:p>
          </table:table-cell>
          <table:table-cell office:value-type="float" office:value="23810.3" table:style-name="ce1">
            <text:p>23810.3</text:p>
          </table:table-cell>
          <table:table-cell office:value-type="float" office:value="14709.1" table:style-name="ce1">
            <text:p>14709.1</text:p>
          </table:table-cell>
          <table:table-cell office:value-type="float" office:value="19812.2" table:style-name="ce1">
            <text:p>19812.2</text:p>
          </table:table-cell>
          <table:table-cell office:value-type="float" office:value="19470.5" table:style-name="ce1">
            <text:p>19470.5</text:p>
          </table:table-cell>
          <table:table-cell office:value-type="float" office:value="19476.8" table:style-name="ce1">
            <text:p>19476.8</text:p>
          </table:table-cell>
          <table:table-cell office:value-type="float" office:value="21822.560000000001" table:formula="of:=AVERAGE([.A27:.J27])" table:style-name="ce1">
            <text:p>21822.56</text:p>
          </table:table-cell>
          <table:table-cell table:number-columns-repeated="16373"/>
        </table:table-row>
        <table:table-row table:style-name="ro1">
          <table:table-cell office:value-type="float" office:value="18935.099999999999" table:style-name="ce1">
            <text:p>18935.1</text:p>
          </table:table-cell>
          <table:table-cell office:value-type="float" office:value="19896.5" table:style-name="ce1">
            <text:p>19896.5</text:p>
          </table:table-cell>
          <table:table-cell office:value-type="float" office:value="24389.5" table:style-name="ce1">
            <text:p>24389.5</text:p>
          </table:table-cell>
          <table:table-cell office:value-type="float" office:value="20751.599999999999" table:style-name="ce1">
            <text:p>20751.6</text:p>
          </table:table-cell>
          <table:table-cell office:value-type="float" office:value="29920.799999999999" table:style-name="ce1">
            <text:p>29920.8</text:p>
          </table:table-cell>
          <table:table-cell office:value-type="float" office:value="23736.5" table:style-name="ce1">
            <text:p>23736.5</text:p>
          </table:table-cell>
          <table:table-cell office:value-type="float" office:value="14709.1" table:style-name="ce1">
            <text:p>14709.1</text:p>
          </table:table-cell>
          <table:table-cell office:value-type="float" office:value="19739.8" table:style-name="ce1">
            <text:p>19739.8</text:p>
          </table:table-cell>
          <table:table-cell office:value-type="float" office:value="19470.5" table:style-name="ce1">
            <text:p>19470.5</text:p>
          </table:table-cell>
          <table:table-cell office:value-type="float" office:value="18889.3" table:style-name="ce1">
            <text:p>18889.3</text:p>
          </table:table-cell>
          <table:table-cell office:value-type="float" office:value="21043.87" table:formula="of:=AVERAGE([.A28:.J28])" table:style-name="ce1">
            <text:p>21043.87</text:p>
          </table:table-cell>
          <table:table-cell table:number-columns-repeated="16373"/>
        </table:table-row>
        <table:table-row table:style-name="ro1">
          <table:table-cell office:value-type="float" office:value="18935.099999999999" table:style-name="ce1">
            <text:p>18935.1</text:p>
          </table:table-cell>
          <table:table-cell office:value-type="float" office:value="19681.5" table:style-name="ce1">
            <text:p>19681.5</text:p>
          </table:table-cell>
          <table:table-cell office:value-type="float" office:value="25061.9" table:style-name="ce1">
            <text:p>25061.9</text:p>
          </table:table-cell>
          <table:table-cell office:value-type="float" office:value="20751.599999999999" table:style-name="ce1">
            <text:p>20751.6</text:p>
          </table:table-cell>
          <table:table-cell office:value-type="float" office:value="29911.7" table:style-name="ce1">
            <text:p>29911.7</text:p>
          </table:table-cell>
          <table:table-cell office:value-type="float" office:value="21549.1" table:style-name="ce1">
            <text:p>21549.1</text:p>
          </table:table-cell>
          <table:table-cell office:value-type="float" office:value="14675" table:style-name="ce1">
            <text:p>14675</text:p>
          </table:table-cell>
          <table:table-cell office:value-type="float" office:value="19189.5" table:style-name="ce1">
            <text:p>19189.5</text:p>
          </table:table-cell>
          <table:table-cell office:value-type="float" office:value="19470.5" table:style-name="ce1">
            <text:p>19470.5</text:p>
          </table:table-cell>
          <table:table-cell office:value-type="float" office:value="18889.3" table:style-name="ce1">
            <text:p>18889.3</text:p>
          </table:table-cell>
          <table:table-cell office:value-type="float" office:value="20811.519999999997" table:formula="of:=AVERAGE([.A29:.J29])" table:style-name="ce1">
            <text:p>20811.52</text:p>
          </table:table-cell>
          <table:table-cell table:number-columns-repeated="16373"/>
        </table:table-row>
        <table:table-row table:style-name="ro1">
          <table:table-cell office:value-type="float" office:value="18935.099999999999" table:style-name="ce1">
            <text:p>18935.1</text:p>
          </table:table-cell>
          <table:table-cell office:value-type="float" office:value="19681.5" table:style-name="ce1">
            <text:p>19681.5</text:p>
          </table:table-cell>
          <table:table-cell office:value-type="float" office:value="24389.5" table:style-name="ce1">
            <text:p>24389.5</text:p>
          </table:table-cell>
          <table:table-cell office:value-type="float" office:value="21553" table:style-name="ce1">
            <text:p>21553</text:p>
          </table:table-cell>
          <table:table-cell office:value-type="float" office:value="29911.7" table:style-name="ce1">
            <text:p>29911.7</text:p>
          </table:table-cell>
          <table:table-cell office:value-type="float" office:value="21046.9" table:style-name="ce1">
            <text:p>21046.9</text:p>
          </table:table-cell>
          <table:table-cell office:value-type="float" office:value="14675" table:style-name="ce1">
            <text:p>14675</text:p>
          </table:table-cell>
          <table:table-cell office:value-type="float" office:value="18462.3" table:style-name="ce1">
            <text:p>18462.3</text:p>
          </table:table-cell>
          <table:table-cell office:value-type="float" office:value="19460" table:style-name="ce1">
            <text:p>19460</text:p>
          </table:table-cell>
          <table:table-cell office:value-type="float" office:value="18858.099999999999" table:style-name="ce1">
            <text:p>18858.1</text:p>
          </table:table-cell>
          <table:table-cell office:value-type="float" office:value="20697.310000000001" table:formula="of:=AVERAGE([.A30:.J30])" table:style-name="ce1">
            <text:p>20697.31</text:p>
          </table:table-cell>
          <table:table-cell table:number-columns-repeated="16373"/>
        </table:table-row>
        <table:table-row table:style-name="ro1">
          <table:table-cell office:value-type="float" office:value="18935.2" table:style-name="ce1">
            <text:p>18935.2</text:p>
          </table:table-cell>
          <table:table-cell office:value-type="float" office:value="19681.5" table:style-name="ce1">
            <text:p>19681.5</text:p>
          </table:table-cell>
          <table:table-cell office:value-type="float" office:value="24389.5" table:style-name="ce1">
            <text:p>24389.5</text:p>
          </table:table-cell>
          <table:table-cell office:value-type="float" office:value="21553.9" table:style-name="ce1">
            <text:p>21553.9</text:p>
          </table:table-cell>
          <table:table-cell office:value-type="float" office:value="29229.4" table:style-name="ce1">
            <text:p>29229.4</text:p>
          </table:table-cell>
          <table:table-cell office:value-type="float" office:value="21043.9" table:style-name="ce1">
            <text:p>21043.9</text:p>
          </table:table-cell>
          <table:table-cell office:value-type="float" office:value="14672" table:style-name="ce1">
            <text:p>14672</text:p>
          </table:table-cell>
          <table:table-cell office:value-type="float" office:value="18462.3" table:style-name="ce1">
            <text:p>18462.3</text:p>
          </table:table-cell>
          <table:table-cell office:value-type="float" office:value="19133.099999999999" table:style-name="ce1">
            <text:p>19133.1</text:p>
          </table:table-cell>
          <table:table-cell office:value-type="float" office:value="18786" table:style-name="ce1">
            <text:p>18786</text:p>
          </table:table-cell>
          <table:table-cell office:value-type="float" office:value="20588.68" table:formula="of:=AVERAGE([.A31:.J31])" table:style-name="ce1">
            <text:p>20588.68</text:p>
          </table:table-cell>
          <table:table-cell table:number-columns-repeated="16373"/>
        </table:table-row>
        <table:table-row table:style-name="ro1">
          <table:table-cell office:value-type="float" office:value="18769.900000000001" table:style-name="ce1">
            <text:p>18769.9</text:p>
          </table:table-cell>
          <table:table-cell office:value-type="float" office:value="19681.5" table:style-name="ce1">
            <text:p>19681.5</text:p>
          </table:table-cell>
          <table:table-cell office:value-type="float" office:value="24389.4" table:style-name="ce1">
            <text:p>24389.4</text:p>
          </table:table-cell>
          <table:table-cell office:value-type="float" office:value="21553.599999999999" table:style-name="ce1">
            <text:p>21553.6</text:p>
          </table:table-cell>
          <table:table-cell office:value-type="float" office:value="29229.4" table:style-name="ce1">
            <text:p>29229.4</text:p>
          </table:table-cell>
          <table:table-cell office:value-type="float" office:value="20508.599999999999" table:style-name="ce1">
            <text:p>20508.6</text:p>
          </table:table-cell>
          <table:table-cell office:value-type="float" office:value="14649.8" table:style-name="ce1">
            <text:p>14649.8</text:p>
          </table:table-cell>
          <table:table-cell office:value-type="float" office:value="17728.8" table:style-name="ce1">
            <text:p>17728.8</text:p>
          </table:table-cell>
          <table:table-cell office:value-type="float" office:value="19133.099999999999" table:style-name="ce1">
            <text:p>19133.1</text:p>
          </table:table-cell>
          <table:table-cell office:value-type="float" office:value="17772.900000000001" table:style-name="ce1">
            <text:p>17772.9</text:p>
          </table:table-cell>
          <table:table-cell office:value-type="float" office:value="20341.699999999997" table:formula="of:=AVERAGE([.A32:.J32])" table:style-name="ce1">
            <text:p>20341.7</text:p>
          </table:table-cell>
          <table:table-cell table:number-columns-repeated="16373"/>
        </table:table-row>
        <table:table-row table:style-name="ro1">
          <table:table-cell office:value-type="float" office:value="18769.900000000001" table:style-name="ce1">
            <text:p>18769.9</text:p>
          </table:table-cell>
          <table:table-cell office:value-type="float" office:value="18931.400000000001" table:style-name="ce1">
            <text:p>18931.4</text:p>
          </table:table-cell>
          <table:table-cell office:value-type="float" office:value="22745.1" table:style-name="ce1">
            <text:p>22745.1</text:p>
          </table:table-cell>
          <table:table-cell office:value-type="float" office:value="20746.8" table:style-name="ce1">
            <text:p>20746.8</text:p>
          </table:table-cell>
          <table:table-cell office:value-type="float" office:value="27899.599999999999" table:style-name="ce1">
            <text:p>27899.6</text:p>
          </table:table-cell>
          <table:table-cell office:value-type="float" office:value="20508.599999999999" table:style-name="ce1">
            <text:p>20508.6</text:p>
          </table:table-cell>
          <table:table-cell office:value-type="float" office:value="14649.8" table:style-name="ce1">
            <text:p>14649.8</text:p>
          </table:table-cell>
          <table:table-cell office:value-type="float" office:value="18277.8" table:style-name="ce1">
            <text:p>18277.8</text:p>
          </table:table-cell>
          <table:table-cell office:value-type="float" office:value="19133.099999999999" table:style-name="ce1">
            <text:p>19133.1</text:p>
          </table:table-cell>
          <table:table-cell office:value-type="float" office:value="17704.599999999999" table:style-name="ce1">
            <text:p>17704.6</text:p>
          </table:table-cell>
          <table:table-cell office:value-type="float" office:value="19936.669999999998" table:formula="of:=AVERAGE([.A33:.J33])" table:style-name="ce1">
            <text:p>19936.67</text:p>
          </table:table-cell>
          <table:table-cell table:number-columns-repeated="16373"/>
        </table:table-row>
        <table:table-row table:style-name="ro1">
          <table:table-cell office:value-type="float" office:value="18364.2" table:style-name="ce1">
            <text:p>18364.2</text:p>
          </table:table-cell>
          <table:table-cell office:value-type="float" office:value="18930.900000000001" table:style-name="ce1">
            <text:p>18930.9</text:p>
          </table:table-cell>
          <table:table-cell office:value-type="float" office:value="22746.3" table:style-name="ce1">
            <text:p>22746.3</text:p>
          </table:table-cell>
          <table:table-cell office:value-type="float" office:value="20746.8" table:style-name="ce1">
            <text:p>20746.8</text:p>
          </table:table-cell>
          <table:table-cell office:value-type="float" office:value="27891.9" table:style-name="ce1">
            <text:p>27891.9</text:p>
          </table:table-cell>
          <table:table-cell office:value-type="float" office:value="20507.2" table:style-name="ce1">
            <text:p>20507.2</text:p>
          </table:table-cell>
          <table:table-cell office:value-type="float" office:value="14504.1" table:style-name="ce1">
            <text:p>14504.1</text:p>
          </table:table-cell>
          <table:table-cell office:value-type="float" office:value="17046" table:style-name="ce1">
            <text:p>17046</text:p>
          </table:table-cell>
          <table:table-cell office:value-type="float" office:value="19047.7" table:style-name="ce1">
            <text:p>19047.7</text:p>
          </table:table-cell>
          <table:table-cell office:value-type="float" office:value="17670.599999999999" table:style-name="ce1">
            <text:p>17670.6</text:p>
          </table:table-cell>
          <table:table-cell office:value-type="float" office:value="19745.57" table:formula="of:=AVERAGE([.A34:.J34])" table:style-name="ce1">
            <text:p>19745.57</text:p>
          </table:table-cell>
          <table:table-cell table:number-columns-repeated="16373"/>
        </table:table-row>
        <table:table-row table:style-name="ro1">
          <table:table-cell office:value-type="float" office:value="18348.900000000001" table:style-name="ce1">
            <text:p>18348.9</text:p>
          </table:table-cell>
          <table:table-cell office:value-type="float" office:value="19213.2" table:style-name="ce1">
            <text:p>19213.2</text:p>
          </table:table-cell>
          <table:table-cell office:value-type="float" office:value="24255.1" table:style-name="ce1">
            <text:p>24255.1</text:p>
          </table:table-cell>
          <table:table-cell office:value-type="float" office:value="20746.8" table:style-name="ce1">
            <text:p>20746.8</text:p>
          </table:table-cell>
          <table:table-cell office:value-type="float" office:value="28982.6" table:style-name="ce1">
            <text:p>28982.6</text:p>
          </table:table-cell>
          <table:table-cell office:value-type="float" office:value="20152" table:style-name="ce1">
            <text:p>20152</text:p>
          </table:table-cell>
          <table:table-cell office:value-type="float" office:value="14484.4" table:style-name="ce1">
            <text:p>14484.4</text:p>
          </table:table-cell>
          <table:table-cell office:value-type="float" office:value="17023.599999999999" table:style-name="ce1">
            <text:p>17023.6</text:p>
          </table:table-cell>
          <table:table-cell office:value-type="float" office:value="19047.2" table:style-name="ce1">
            <text:p>19047.2</text:p>
          </table:table-cell>
          <table:table-cell office:value-type="float" office:value="17670.599999999999" table:style-name="ce1">
            <text:p>17670.6</text:p>
          </table:table-cell>
          <table:table-cell office:value-type="float" office:value="19992.440000000002" table:formula="of:=AVERAGE([.A35:.J35])" table:style-name="ce1">
            <text:p>19992.44</text:p>
          </table:table-cell>
          <table:table-cell table:number-columns-repeated="16373"/>
        </table:table-row>
        <table:table-row table:style-name="ro1">
          <table:table-cell office:value-type="float" office:value="18348.900000000001" table:style-name="ce1">
            <text:p>18348.9</text:p>
          </table:table-cell>
          <table:table-cell office:value-type="float" office:value="19213.2" table:style-name="ce1">
            <text:p>19213.2</text:p>
          </table:table-cell>
          <table:table-cell office:value-type="float" office:value="24255.1" table:style-name="ce1">
            <text:p>24255.1</text:p>
          </table:table-cell>
          <table:table-cell office:value-type="float" office:value="20746.8" table:style-name="ce1">
            <text:p>20746.8</text:p>
          </table:table-cell>
          <table:table-cell office:value-type="float" office:value="28982.6" table:style-name="ce1">
            <text:p>28982.6</text:p>
          </table:table-cell>
          <table:table-cell office:value-type="float" office:value="19971.099999999999" table:style-name="ce1">
            <text:p>19971.1</text:p>
          </table:table-cell>
          <table:table-cell office:value-type="float" office:value="14484.4" table:style-name="ce1">
            <text:p>14484.4</text:p>
          </table:table-cell>
          <table:table-cell office:value-type="float" office:value="16348.5" table:style-name="ce1">
            <text:p>16348.5</text:p>
          </table:table-cell>
          <table:table-cell office:value-type="float" office:value="19047.2" table:style-name="ce1">
            <text:p>19047.2</text:p>
          </table:table-cell>
          <table:table-cell office:value-type="float" office:value="17054.5" table:style-name="ce1">
            <text:p>17054.5</text:p>
          </table:table-cell>
          <table:table-cell office:value-type="float" office:value="19845.230000000003" table:formula="of:=AVERAGE([.A36:.J36])" table:style-name="ce1">
            <text:p>19845.23</text:p>
          </table:table-cell>
          <table:table-cell table:number-columns-repeated="16373"/>
        </table:table-row>
        <table:table-row table:style-name="ro1">
          <table:table-cell office:value-type="float" office:value="17868" table:style-name="ce1">
            <text:p>17868</text:p>
          </table:table-cell>
          <table:table-cell office:value-type="float" office:value="19038.5" table:style-name="ce1">
            <text:p>19038.5</text:p>
          </table:table-cell>
          <table:table-cell office:value-type="float" office:value="24106.799999999999" table:style-name="ce1">
            <text:p>24106.8</text:p>
          </table:table-cell>
          <table:table-cell office:value-type="float" office:value="20746.8" table:style-name="ce1">
            <text:p>20746.8</text:p>
          </table:table-cell>
          <table:table-cell office:value-type="float" office:value="29032.3" table:style-name="ce1">
            <text:p>29032.3</text:p>
          </table:table-cell>
          <table:table-cell office:value-type="float" office:value="20016.599999999999" table:style-name="ce1">
            <text:p>20016.6</text:p>
          </table:table-cell>
          <table:table-cell office:value-type="float" office:value="14483.5" table:style-name="ce1">
            <text:p>14483.5</text:p>
          </table:table-cell>
          <table:table-cell office:value-type="float" office:value="16348.4" table:style-name="ce1">
            <text:p>16348.4</text:p>
          </table:table-cell>
          <table:table-cell office:value-type="float" office:value="18850.3" table:style-name="ce1">
            <text:p>18850.3</text:p>
          </table:table-cell>
          <table:table-cell office:value-type="float" office:value="17054.5" table:style-name="ce1">
            <text:p>17054.5</text:p>
          </table:table-cell>
          <table:table-cell office:value-type="float" office:value="19754.57" table:formula="of:=AVERAGE([.A37:.J37])" table:style-name="ce1">
            <text:p>19754.57</text:p>
          </table:table-cell>
          <table:table-cell table:number-columns-repeated="16373"/>
        </table:table-row>
        <table:table-row table:style-name="ro1">
          <table:table-cell office:value-type="float" office:value="17868" table:style-name="ce1">
            <text:p>17868</text:p>
          </table:table-cell>
          <table:table-cell office:value-type="float" office:value="18577.2" table:style-name="ce1">
            <text:p>18577.2</text:p>
          </table:table-cell>
          <table:table-cell office:value-type="float" office:value="24106.799999999999" table:style-name="ce1">
            <text:p>24106.8</text:p>
          </table:table-cell>
          <table:table-cell office:value-type="float" office:value="20746.8" table:style-name="ce1">
            <text:p>20746.8</text:p>
          </table:table-cell>
          <table:table-cell office:value-type="float" office:value="28848.9" table:style-name="ce1">
            <text:p>28848.9</text:p>
          </table:table-cell>
          <table:table-cell office:value-type="float" office:value="20015.3" table:style-name="ce1">
            <text:p>20015.3</text:p>
          </table:table-cell>
          <table:table-cell office:value-type="float" office:value="14383.1" table:style-name="ce1">
            <text:p>14383.1</text:p>
          </table:table-cell>
          <table:table-cell office:value-type="float" office:value="16216.8" table:style-name="ce1">
            <text:p>16216.8</text:p>
          </table:table-cell>
          <table:table-cell office:value-type="float" office:value="18850.3" table:style-name="ce1">
            <text:p>18850.3</text:p>
          </table:table-cell>
          <table:table-cell office:value-type="float" office:value="17054.5" table:style-name="ce1">
            <text:p>17054.5</text:p>
          </table:table-cell>
          <table:table-cell office:value-type="float" office:value="19666.769999999997" table:formula="of:=AVERAGE([.A38:.J38])" table:style-name="ce1">
            <text:p>19666.77</text:p>
          </table:table-cell>
          <table:table-cell table:number-columns-repeated="16373"/>
        </table:table-row>
        <table:table-row table:style-name="ro1">
          <table:table-cell office:value-type="float" office:value="17868" table:style-name="ce1">
            <text:p>17868</text:p>
          </table:table-cell>
          <table:table-cell office:value-type="float" office:value="18577.2" table:style-name="ce1">
            <text:p>18577.2</text:p>
          </table:table-cell>
          <table:table-cell office:value-type="float" office:value="23993.3" table:style-name="ce1">
            <text:p>23993.3</text:p>
          </table:table-cell>
          <table:table-cell office:value-type="float" office:value="20744.099999999999" table:style-name="ce1">
            <text:p>20744.1</text:p>
          </table:table-cell>
          <table:table-cell office:value-type="float" office:value="28848.9" table:style-name="ce1">
            <text:p>28848.9</text:p>
          </table:table-cell>
          <table:table-cell office:value-type="float" office:value="19806.7" table:style-name="ce1">
            <text:p>19806.7</text:p>
          </table:table-cell>
          <table:table-cell office:value-type="float" office:value="14383.1" table:style-name="ce1">
            <text:p>14383.1</text:p>
          </table:table-cell>
          <table:table-cell office:value-type="float" office:value="16216.8" table:style-name="ce1">
            <text:p>16216.8</text:p>
          </table:table-cell>
          <table:table-cell office:value-type="float" office:value="18810.900000000001" table:style-name="ce1">
            <text:p>18810.9</text:p>
          </table:table-cell>
          <table:table-cell office:value-type="float" office:value="16928.3" table:style-name="ce1">
            <text:p>16928.3</text:p>
          </table:table-cell>
          <table:table-cell office:value-type="float" office:value="19617.729999999996" table:formula="of:=AVERAGE([.A39:.J39])" table:style-name="ce1">
            <text:p>19617.73</text:p>
          </table:table-cell>
          <table:table-cell table:number-columns-repeated="16373"/>
        </table:table-row>
        <table:table-row table:style-name="ro1">
          <table:table-cell office:value-type="float" office:value="17868" table:style-name="ce1">
            <text:p>17868</text:p>
          </table:table-cell>
          <table:table-cell office:value-type="float" office:value="18577.099999999999" table:style-name="ce1">
            <text:p>18577.1</text:p>
          </table:table-cell>
          <table:table-cell office:value-type="float" office:value="23965.5" table:style-name="ce1">
            <text:p>23965.5</text:p>
          </table:table-cell>
          <table:table-cell office:value-type="float" office:value="20743.7" table:style-name="ce1">
            <text:p>20743.7</text:p>
          </table:table-cell>
          <table:table-cell office:value-type="float" office:value="28842.6" table:style-name="ce1">
            <text:p>28842.6</text:p>
          </table:table-cell>
          <table:table-cell office:value-type="float" office:value="19397" table:style-name="ce1">
            <text:p>19397</text:p>
          </table:table-cell>
          <table:table-cell office:value-type="float" office:value="14276.4" table:style-name="ce1">
            <text:p>14276.4</text:p>
          </table:table-cell>
          <table:table-cell office:value-type="float" office:value="16143.7" table:style-name="ce1">
            <text:p>16143.7</text:p>
          </table:table-cell>
          <table:table-cell office:value-type="float" office:value="18810.900000000001" table:style-name="ce1">
            <text:p>18810.9</text:p>
          </table:table-cell>
          <table:table-cell office:value-type="float" office:value="16982" table:style-name="ce1">
            <text:p>16982</text:p>
          </table:table-cell>
          <table:table-cell office:value-type="float" office:value="19560.689999999999" table:formula="of:=AVERAGE([.A40:.J40])" table:style-name="ce1">
            <text:p>19560.69</text:p>
          </table:table-cell>
          <table:table-cell table:number-columns-repeated="16373"/>
        </table:table-row>
        <table:table-row table:style-name="ro1">
          <table:table-cell office:value-type="float" office:value="17691.599999999999" table:style-name="ce1">
            <text:p>17691.6</text:p>
          </table:table-cell>
          <table:table-cell office:value-type="float" office:value="18364.7" table:style-name="ce1">
            <text:p>18364.7</text:p>
          </table:table-cell>
          <table:table-cell office:value-type="float" office:value="23965.5" table:style-name="ce1">
            <text:p>23965.5</text:p>
          </table:table-cell>
          <table:table-cell office:value-type="float" office:value="20230.099999999999" table:style-name="ce1">
            <text:p>20230.1</text:p>
          </table:table-cell>
          <table:table-cell office:value-type="float" office:value="28842.6" table:style-name="ce1">
            <text:p>28842.6</text:p>
          </table:table-cell>
          <table:table-cell office:value-type="float" office:value="19387.7" table:style-name="ce1">
            <text:p>19387.7</text:p>
          </table:table-cell>
          <table:table-cell office:value-type="float" office:value="14276.4" table:style-name="ce1">
            <text:p>14276.4</text:p>
          </table:table-cell>
          <table:table-cell office:value-type="float" office:value="16070.6" table:style-name="ce1">
            <text:p>16070.6</text:p>
          </table:table-cell>
          <table:table-cell office:value-type="float" office:value="18795.5" table:style-name="ce1">
            <text:p>18795.5</text:p>
          </table:table-cell>
          <table:table-cell office:value-type="float" office:value="16941.900000000001" table:style-name="ce1">
            <text:p>16941.9</text:p>
          </table:table-cell>
          <table:table-cell office:value-type="float" office:value="19456.66" table:formula="of:=AVERAGE([.A41:.J41])" table:style-name="ce1">
            <text:p>19456.66</text:p>
          </table:table-cell>
          <table:table-cell table:number-columns-repeated="16373"/>
        </table:table-row>
        <table:table-row table:style-name="ro1">
          <table:table-cell office:value-type="float" office:value="17821.5" table:style-name="ce1">
            <text:p>17821.5</text:p>
          </table:table-cell>
          <table:table-cell office:value-type="float" office:value="18364.7" table:style-name="ce1">
            <text:p>18364.7</text:p>
          </table:table-cell>
          <table:table-cell office:value-type="float" office:value="23960.400000000001" table:style-name="ce1">
            <text:p>23960.4</text:p>
          </table:table-cell>
          <table:table-cell office:value-type="float" office:value="20666.099999999999" table:style-name="ce1">
            <text:p>20666.1</text:p>
          </table:table-cell>
          <table:table-cell office:value-type="float" office:value="28615.200000000001" table:style-name="ce1">
            <text:p>28615.2</text:p>
          </table:table-cell>
          <table:table-cell office:value-type="float" office:value="19368.099999999999" table:style-name="ce1">
            <text:p>19368.1</text:p>
          </table:table-cell>
          <table:table-cell office:value-type="float" office:value="14276.4" table:style-name="ce1">
            <text:p>14276.4</text:p>
          </table:table-cell>
          <table:table-cell office:value-type="float" office:value="16070.6" table:style-name="ce1">
            <text:p>16070.6</text:p>
          </table:table-cell>
          <table:table-cell office:value-type="float" office:value="18795.5" table:style-name="ce1">
            <text:p>18795.5</text:p>
          </table:table-cell>
          <table:table-cell office:value-type="float" office:value="16969.7" table:style-name="ce1">
            <text:p>16969.7</text:p>
          </table:table-cell>
          <table:table-cell office:value-type="float" office:value="19490.82" table:formula="of:=AVERAGE([.A42:.J42])" table:style-name="ce1">
            <text:p>19490.82</text:p>
          </table:table-cell>
          <table:table-cell table:number-columns-repeated="16373"/>
        </table:table-row>
        <table:table-row table:style-name="ro1">
          <table:table-cell office:value-type="float" office:value="17799.900000000001" table:style-name="ce1">
            <text:p>17799.9</text:p>
          </table:table-cell>
          <table:table-cell office:value-type="float" office:value="18364.7" table:style-name="ce1">
            <text:p>18364.7</text:p>
          </table:table-cell>
          <table:table-cell office:value-type="float" office:value="23656.5" table:style-name="ce1">
            <text:p>23656.5</text:p>
          </table:table-cell>
          <table:table-cell office:value-type="float" office:value="20381.900000000001" table:style-name="ce1">
            <text:p>20381.9</text:p>
          </table:table-cell>
          <table:table-cell office:value-type="float" office:value="28615.200000000001" table:style-name="ce1">
            <text:p>28615.2</text:p>
          </table:table-cell>
          <table:table-cell office:value-type="float" office:value="19307.2" table:style-name="ce1">
            <text:p>19307.2</text:p>
          </table:table-cell>
          <table:table-cell office:value-type="float" office:value="14276.4" table:style-name="ce1">
            <text:p>14276.4</text:p>
          </table:table-cell>
          <table:table-cell office:value-type="float" office:value="16086.3" table:style-name="ce1">
            <text:p>16086.3</text:p>
          </table:table-cell>
          <table:table-cell office:value-type="float" office:value="18753.599999999999" table:style-name="ce1">
            <text:p>18753.6</text:p>
          </table:table-cell>
          <table:table-cell office:value-type="float" office:value="16793.099999999999" table:style-name="ce1">
            <text:p>16793.1</text:p>
          </table:table-cell>
          <table:table-cell office:value-type="float" office:value="19403.48" table:formula="of:=AVERAGE([.A43:.J43])" table:style-name="ce1">
            <text:p>19403.48</text:p>
          </table:table-cell>
          <table:table-cell table:number-columns-repeated="16373"/>
        </table:table-row>
        <table:table-row table:style-name="ro1">
          <table:table-cell office:value-type="float" office:value="17799.900000000001" table:style-name="ce1">
            <text:p>17799.9</text:p>
          </table:table-cell>
          <table:table-cell office:value-type="float" office:value="18610.2" table:style-name="ce1">
            <text:p>18610.2</text:p>
          </table:table-cell>
          <table:table-cell office:value-type="float" office:value="23595.200000000001" table:style-name="ce1">
            <text:p>23595.2</text:p>
          </table:table-cell>
          <table:table-cell office:value-type="float" office:value="19188.8" table:style-name="ce1">
            <text:p>19188.8</text:p>
          </table:table-cell>
          <table:table-cell office:value-type="float" office:value="28235" table:style-name="ce1">
            <text:p>28235</text:p>
          </table:table-cell>
          <table:table-cell office:value-type="float" office:value="19307.2" table:style-name="ce1">
            <text:p>19307.2</text:p>
          </table:table-cell>
          <table:table-cell office:value-type="float" office:value="13958.1" table:style-name="ce1">
            <text:p>13958.1</text:p>
          </table:table-cell>
          <table:table-cell office:value-type="float" office:value="14857" table:style-name="ce1">
            <text:p>14857</text:p>
          </table:table-cell>
          <table:table-cell office:value-type="float" office:value="18724.2" table:style-name="ce1">
            <text:p>18724.2</text:p>
          </table:table-cell>
          <table:table-cell office:value-type="float" office:value="16953.099999999999" table:style-name="ce1">
            <text:p>16953.1</text:p>
          </table:table-cell>
          <table:table-cell office:value-type="float" office:value="19122.870000000003" table:formula="of:=AVERAGE([.A44:.J44])" table:style-name="ce1">
            <text:p>19122.87</text:p>
          </table:table-cell>
          <table:table-cell table:number-columns-repeated="16373"/>
        </table:table-row>
        <table:table-row table:style-name="ro1">
          <table:table-cell office:value-type="float" office:value="17792.8" table:style-name="ce1">
            <text:p>17792.8</text:p>
          </table:table-cell>
          <table:table-cell office:value-type="float" office:value="18610.2" table:style-name="ce1">
            <text:p>18610.2</text:p>
          </table:table-cell>
          <table:table-cell office:value-type="float" office:value="23594.9" table:style-name="ce1">
            <text:p>23594.9</text:p>
          </table:table-cell>
          <table:table-cell office:value-type="float" office:value="19188.8" table:style-name="ce1">
            <text:p>19188.8</text:p>
          </table:table-cell>
          <table:table-cell office:value-type="float" office:value="28218.6" table:style-name="ce1">
            <text:p>28218.6</text:p>
          </table:table-cell>
          <table:table-cell office:value-type="float" office:value="18863.599999999999" table:style-name="ce1">
            <text:p>18863.6</text:p>
          </table:table-cell>
          <table:table-cell office:value-type="float" office:value="13958.1" table:style-name="ce1">
            <text:p>13958.1</text:p>
          </table:table-cell>
          <table:table-cell office:value-type="float" office:value="14521.2" table:style-name="ce1">
            <text:p>14521.2</text:p>
          </table:table-cell>
          <table:table-cell office:value-type="float" office:value="18724.2" table:style-name="ce1">
            <text:p>18724.2</text:p>
          </table:table-cell>
          <table:table-cell office:value-type="float" office:value="16793.099999999999" table:style-name="ce1">
            <text:p>16793.1</text:p>
          </table:table-cell>
          <table:table-cell office:value-type="float" office:value="19026.550000000003" table:formula="of:=AVERAGE([.A45:.J45])" table:style-name="ce1">
            <text:p>19026.55</text:p>
          </table:table-cell>
          <table:table-cell table:number-columns-repeated="16373"/>
        </table:table-row>
        <table:table-row table:style-name="ro1">
          <table:table-cell office:value-type="float" office:value="17683.8" table:style-name="ce1">
            <text:p>17683.8</text:p>
          </table:table-cell>
          <table:table-cell office:value-type="float" office:value="18370.900000000001" table:style-name="ce1">
            <text:p>18370.9</text:p>
          </table:table-cell>
          <table:table-cell office:value-type="float" office:value="23502.799999999999" table:style-name="ce1">
            <text:p>23502.8</text:p>
          </table:table-cell>
          <table:table-cell office:value-type="float" office:value="19188.8" table:style-name="ce1">
            <text:p>19188.8</text:p>
          </table:table-cell>
          <table:table-cell office:value-type="float" office:value="28020.1" table:style-name="ce1">
            <text:p>28020.1</text:p>
          </table:table-cell>
          <table:table-cell office:value-type="float" office:value="18863.599999999999" table:style-name="ce1">
            <text:p>18863.6</text:p>
          </table:table-cell>
          <table:table-cell office:value-type="float" office:value="13887.4" table:style-name="ce1">
            <text:p>13887.4</text:p>
          </table:table-cell>
          <table:table-cell office:value-type="float" office:value="14521.2" table:style-name="ce1">
            <text:p>14521.2</text:p>
          </table:table-cell>
          <table:table-cell office:value-type="float" office:value="18723.2" table:style-name="ce1">
            <text:p>18723.2</text:p>
          </table:table-cell>
          <table:table-cell office:value-type="float" office:value="16793.099999999999" table:style-name="ce1">
            <text:p>16793.1</text:p>
          </table:table-cell>
          <table:table-cell office:value-type="float" office:value="18955.490000000002" table:formula="of:=AVERAGE([.A46:.J46])" table:style-name="ce1">
            <text:p>18955.49</text:p>
          </table:table-cell>
          <table:table-cell table:number-columns-repeated="16373"/>
        </table:table-row>
        <table:table-row table:style-name="ro1">
          <table:table-cell office:value-type="float" office:value="17479.400000000001" table:style-name="ce1">
            <text:p>17479.4</text:p>
          </table:table-cell>
          <table:table-cell office:value-type="float" office:value="18604.2" table:style-name="ce1">
            <text:p>18604.2</text:p>
          </table:table-cell>
          <table:table-cell office:value-type="float" office:value="23491.5" table:style-name="ce1">
            <text:p>23491.5</text:p>
          </table:table-cell>
          <table:table-cell office:value-type="float" office:value="18992.900000000001" table:style-name="ce1">
            <text:p>18992.9</text:p>
          </table:table-cell>
          <table:table-cell office:value-type="float" office:value="27921.7" table:style-name="ce1">
            <text:p>27921.7</text:p>
          </table:table-cell>
          <table:table-cell office:value-type="float" office:value="18741.5" table:style-name="ce1">
            <text:p>18741.5</text:p>
          </table:table-cell>
          <table:table-cell office:value-type="float" office:value="13332.3" table:style-name="ce1">
            <text:p>13332.3</text:p>
          </table:table-cell>
          <table:table-cell office:value-type="float" office:value="14521.2" table:style-name="ce1">
            <text:p>14521.2</text:p>
          </table:table-cell>
          <table:table-cell office:value-type="float" office:value="18602.8" table:style-name="ce1">
            <text:p>18602.8</text:p>
          </table:table-cell>
          <table:table-cell office:value-type="float" office:value="16793.099999999999" table:style-name="ce1">
            <text:p>16793.1</text:p>
          </table:table-cell>
          <table:table-cell office:value-type="float" office:value="18848.060000000001" table:formula="of:=AVERAGE([.A47:.J47])" table:style-name="ce1">
            <text:p>18848.06</text:p>
          </table:table-cell>
          <table:table-cell table:number-columns-repeated="16373"/>
        </table:table-row>
        <table:table-row table:style-name="ro1">
          <table:table-cell office:value-type="float" office:value="17299.3" table:style-name="ce1">
            <text:p>17299.3</text:p>
          </table:table-cell>
          <table:table-cell office:value-type="float" office:value="18488.900000000001" table:style-name="ce1">
            <text:p>18488.9</text:p>
          </table:table-cell>
          <table:table-cell office:value-type="float" office:value="23491.5" table:style-name="ce1">
            <text:p>23491.5</text:p>
          </table:table-cell>
          <table:table-cell office:value-type="float" office:value="18991.099999999999" table:style-name="ce1">
            <text:p>18991.1</text:p>
          </table:table-cell>
          <table:table-cell office:value-type="float" office:value="26927.8" table:style-name="ce1">
            <text:p>26927.8</text:p>
          </table:table-cell>
          <table:table-cell office:value-type="float" office:value="18407.599999999999" table:style-name="ce1">
            <text:p>18407.6</text:p>
          </table:table-cell>
          <table:table-cell office:value-type="float" office:value="13332.3" table:style-name="ce1">
            <text:p>13332.3</text:p>
          </table:table-cell>
          <table:table-cell office:value-type="float" office:value="14486.2" table:style-name="ce1">
            <text:p>14486.2</text:p>
          </table:table-cell>
          <table:table-cell office:value-type="float" office:value="18602.8" table:style-name="ce1">
            <text:p>18602.8</text:p>
          </table:table-cell>
          <table:table-cell office:value-type="float" office:value="16793.099999999999" table:style-name="ce1">
            <text:p>16793.1</text:p>
          </table:table-cell>
          <table:table-cell office:value-type="float" office:value="18682.059999999998" table:formula="of:=AVERAGE([.A48:.J48])" table:style-name="ce1">
            <text:p>18682.06</text:p>
          </table:table-cell>
          <table:table-cell table:number-columns-repeated="16373"/>
        </table:table-row>
        <table:table-row table:style-name="ro1">
          <table:table-cell office:value-type="float" office:value="16944.3" table:style-name="ce1">
            <text:p>16944.3</text:p>
          </table:table-cell>
          <table:table-cell office:value-type="float" office:value="18488.900000000001" table:style-name="ce1">
            <text:p>18488.9</text:p>
          </table:table-cell>
          <table:table-cell office:value-type="float" office:value="23225.7" table:style-name="ce1">
            <text:p>23225.7</text:p>
          </table:table-cell>
          <table:table-cell office:value-type="float" office:value="18808.900000000001" table:style-name="ce1">
            <text:p>18808.9</text:p>
          </table:table-cell>
          <table:table-cell office:value-type="float" office:value="24708.9" table:style-name="ce1">
            <text:p>24708.9</text:p>
          </table:table-cell>
          <table:table-cell office:value-type="float" office:value="18375.5" table:style-name="ce1">
            <text:p>18375.5</text:p>
          </table:table-cell>
          <table:table-cell office:value-type="float" office:value="13332.3" table:style-name="ce1">
            <text:p>13332.3</text:p>
          </table:table-cell>
          <table:table-cell office:value-type="float" office:value="14428.7" table:style-name="ce1">
            <text:p>14428.7</text:p>
          </table:table-cell>
          <table:table-cell office:value-type="float" office:value="18602.8" table:style-name="ce1">
            <text:p>18602.8</text:p>
          </table:table-cell>
          <table:table-cell office:value-type="float" office:value="16786.8" table:style-name="ce1">
            <text:p>16786.8</text:p>
          </table:table-cell>
          <table:table-cell office:value-type="float" office:value="18370.279999999995" table:formula="of:=AVERAGE([.A49:.J49])" table:style-name="ce1">
            <text:p>18370.28</text:p>
          </table:table-cell>
          <table:table-cell table:number-columns-repeated="16373"/>
        </table:table-row>
        <table:table-row table:style-name="ro1">
          <table:table-cell office:value-type="float" office:value="16608.2" table:style-name="ce1">
            <text:p>16608.2</text:p>
          </table:table-cell>
          <table:table-cell office:value-type="float" office:value="17913.099999999999" table:style-name="ce1">
            <text:p>17913.1</text:p>
          </table:table-cell>
          <table:table-cell office:value-type="float" office:value="23422.2" table:style-name="ce1">
            <text:p>23422.2</text:p>
          </table:table-cell>
          <table:table-cell office:value-type="float" office:value="18805.3" table:style-name="ce1">
            <text:p>18805.3</text:p>
          </table:table-cell>
          <table:table-cell office:value-type="float" office:value="24708.9" table:style-name="ce1">
            <text:p>24708.9</text:p>
          </table:table-cell>
          <table:table-cell office:value-type="float" office:value="18363.099999999999" table:style-name="ce1">
            <text:p>18363.1</text:p>
          </table:table-cell>
          <table:table-cell office:value-type="float" office:value="13332.3" table:style-name="ce1">
            <text:p>13332.3</text:p>
          </table:table-cell>
          <table:table-cell office:value-type="float" office:value="14328.8" table:style-name="ce1">
            <text:p>14328.8</text:p>
          </table:table-cell>
          <table:table-cell office:value-type="float" office:value="18602.8" table:style-name="ce1">
            <text:p>18602.8</text:p>
          </table:table-cell>
          <table:table-cell office:value-type="float" office:value="16482.8" table:style-name="ce1">
            <text:p>16482.8</text:p>
          </table:table-cell>
          <table:table-cell office:value-type="float" office:value="18256.749999999996" table:formula="of:=AVERAGE([.A50:.J50])" table:style-name="ce1">
            <text:p>18256.75</text:p>
          </table:table-cell>
          <table:table-cell table:number-columns-repeated="16373"/>
        </table:table-row>
        <table:table-row table:style-name="ro1">
          <table:table-cell office:value-type="float" office:value="16608.2" table:style-name="ce1">
            <text:p>16608.2</text:p>
          </table:table-cell>
          <table:table-cell office:value-type="float" office:value="17913.099999999999" table:style-name="ce1">
            <text:p>17913.1</text:p>
          </table:table-cell>
          <table:table-cell office:value-type="float" office:value="23243.200000000001" table:style-name="ce1">
            <text:p>23243.2</text:p>
          </table:table-cell>
          <table:table-cell office:value-type="float" office:value="18805.3" table:style-name="ce1">
            <text:p>18805.3</text:p>
          </table:table-cell>
          <table:table-cell office:value-type="float" office:value="24895.7" table:style-name="ce1">
            <text:p>24895.7</text:p>
          </table:table-cell>
          <table:table-cell office:value-type="float" office:value="18314.5" table:style-name="ce1">
            <text:p>18314.5</text:p>
          </table:table-cell>
          <table:table-cell office:value-type="float" office:value="13332.3" table:style-name="ce1">
            <text:p>13332.3</text:p>
          </table:table-cell>
          <table:table-cell office:value-type="float" office:value="14328.8" table:style-name="ce1">
            <text:p>14328.8</text:p>
          </table:table-cell>
          <table:table-cell office:value-type="float" office:value="18576.400000000001" table:style-name="ce1">
            <text:p>18576.4</text:p>
          </table:table-cell>
          <table:table-cell office:value-type="float" office:value="16482.8" table:style-name="ce1">
            <text:p>16482.8</text:p>
          </table:table-cell>
          <table:table-cell office:value-type="float" office:value="18250.029999999995" table:formula="of:=AVERAGE([.A51:.J51])" table:style-name="ce1">
            <text:p>18250.03</text:p>
          </table:table-cell>
          <table:table-cell table:number-columns-repeated="16373"/>
        </table:table-row>
        <table:table-row table:style-name="ro1">
          <table:table-cell office:value-type="float" office:value="16335.6" table:style-name="ce1">
            <text:p>16335.6</text:p>
          </table:table-cell>
          <table:table-cell office:value-type="float" office:value="17913.099999999999" table:style-name="ce1">
            <text:p>17913.1</text:p>
          </table:table-cell>
          <table:table-cell office:value-type="float" office:value="23217.200000000001" table:style-name="ce1">
            <text:p>23217.2</text:p>
          </table:table-cell>
          <table:table-cell office:value-type="float" office:value="18425.2" table:style-name="ce1">
            <text:p>18425.2</text:p>
          </table:table-cell>
          <table:table-cell office:value-type="float" office:value="24899.200000000001" table:style-name="ce1">
            <text:p>24899.2</text:p>
          </table:table-cell>
          <table:table-cell office:value-type="float" office:value="18314.5" table:style-name="ce1">
            <text:p>18314.5</text:p>
          </table:table-cell>
          <table:table-cell office:value-type="float" office:value="13332.3" table:style-name="ce1">
            <text:p>13332.3</text:p>
          </table:table-cell>
          <table:table-cell office:value-type="float" office:value="14328.8" table:style-name="ce1">
            <text:p>14328.8</text:p>
          </table:table-cell>
          <table:table-cell office:value-type="float" office:value="18573.8" table:style-name="ce1">
            <text:p>18573.8</text:p>
          </table:table-cell>
          <table:table-cell office:value-type="float" office:value="16482.8" table:style-name="ce1">
            <text:p>16482.8</text:p>
          </table:table-cell>
          <table:table-cell office:value-type="float" office:value="18182.249999999993" table:formula="of:=AVERAGE([.A52:.J52])" table:style-name="ce1">
            <text:p>18182.25</text:p>
          </table:table-cell>
          <table:table-cell table:number-columns-repeated="16373"/>
        </table:table-row>
        <table:table-row table:style-name="ro1">
          <table:table-cell office:value-type="float" office:value="16335.6" table:style-name="ce1">
            <text:p>16335.6</text:p>
          </table:table-cell>
          <table:table-cell office:value-type="float" office:value="17910.599999999999" table:style-name="ce1">
            <text:p>17910.6</text:p>
          </table:table-cell>
          <table:table-cell office:value-type="float" office:value="21848.7" table:style-name="ce1">
            <text:p>21848.7</text:p>
          </table:table-cell>
          <table:table-cell office:value-type="float" office:value="18425.2" table:style-name="ce1">
            <text:p>18425.2</text:p>
          </table:table-cell>
          <table:table-cell office:value-type="float" office:value="24715" table:style-name="ce1">
            <text:p>24715</text:p>
          </table:table-cell>
          <table:table-cell office:value-type="float" office:value="18314.5" table:style-name="ce1">
            <text:p>18314.5</text:p>
          </table:table-cell>
          <table:table-cell office:value-type="float" office:value="13332.3" table:style-name="ce1">
            <text:p>13332.3</text:p>
          </table:table-cell>
          <table:table-cell office:value-type="float" office:value="14328.8" table:style-name="ce1">
            <text:p>14328.8</text:p>
          </table:table-cell>
          <table:table-cell office:value-type="float" office:value="18392.5" table:style-name="ce1">
            <text:p>18392.5</text:p>
          </table:table-cell>
          <table:table-cell office:value-type="float" office:value="16438.8" table:style-name="ce1">
            <text:p>16438.8</text:p>
          </table:table-cell>
          <table:table-cell office:value-type="float" office:value="18004.199999999997" table:formula="of:=AVERAGE([.A53:.J53])" table:style-name="ce1">
            <text:p>18004.2</text:p>
          </table:table-cell>
          <table:table-cell table:number-columns-repeated="16373"/>
        </table:table-row>
        <table:table-row table:style-name="ro1">
          <table:table-cell office:value-type="float" office:value="15967.6" table:style-name="ce1">
            <text:p>15967.6</text:p>
          </table:table-cell>
          <table:table-cell office:value-type="float" office:value="17893.2" table:style-name="ce1">
            <text:p>17893.2</text:p>
          </table:table-cell>
          <table:table-cell office:value-type="float" office:value="21628.1" table:style-name="ce1">
            <text:p>21628.1</text:p>
          </table:table-cell>
          <table:table-cell office:value-type="float" office:value="18313.400000000001" table:style-name="ce1">
            <text:p>18313.4</text:p>
          </table:table-cell>
          <table:table-cell office:value-type="float" office:value="24714.9" table:style-name="ce1">
            <text:p>24714.9</text:p>
          </table:table-cell>
          <table:table-cell office:value-type="float" office:value="18285.2" table:style-name="ce1">
            <text:p>18285.2</text:p>
          </table:table-cell>
          <table:table-cell office:value-type="float" office:value="13138.5" table:style-name="ce1">
            <text:p>13138.5</text:p>
          </table:table-cell>
          <table:table-cell office:value-type="float" office:value="14328.8" table:style-name="ce1">
            <text:p>14328.8</text:p>
          </table:table-cell>
          <table:table-cell office:value-type="float" office:value="18442.2" table:style-name="ce1">
            <text:p>18442.2</text:p>
          </table:table-cell>
          <table:table-cell office:value-type="float" office:value="16438.8" table:style-name="ce1">
            <text:p>16438.8</text:p>
          </table:table-cell>
          <table:table-cell office:value-type="float" office:value="17915.07" table:formula="of:=AVERAGE([.A54:.J54])" table:style-name="ce1">
            <text:p>17915.07</text:p>
          </table:table-cell>
          <table:table-cell table:number-columns-repeated="16373"/>
        </table:table-row>
        <table:table-row table:style-name="ro1">
          <table:table-cell office:value-type="float" office:value="15967.6" table:style-name="ce1">
            <text:p>15967.6</text:p>
          </table:table-cell>
          <table:table-cell office:value-type="float" office:value="17799.8" table:style-name="ce1">
            <text:p>17799.8</text:p>
          </table:table-cell>
          <table:table-cell office:value-type="float" office:value="22063" table:style-name="ce1">
            <text:p>22063</text:p>
          </table:table-cell>
          <table:table-cell office:value-type="float" office:value="18400.3" table:style-name="ce1">
            <text:p>18400.3</text:p>
          </table:table-cell>
          <table:table-cell office:value-type="float" office:value="24701.8" table:style-name="ce1">
            <text:p>24701.8</text:p>
          </table:table-cell>
          <table:table-cell office:value-type="float" office:value="18233" table:style-name="ce1">
            <text:p>18233</text:p>
          </table:table-cell>
          <table:table-cell office:value-type="float" office:value="13138.5" table:style-name="ce1">
            <text:p>13138.5</text:p>
          </table:table-cell>
          <table:table-cell office:value-type="float" office:value="14326.4" table:style-name="ce1">
            <text:p>14326.4</text:p>
          </table:table-cell>
          <table:table-cell office:value-type="float" office:value="18442.2" table:style-name="ce1">
            <text:p>18442.2</text:p>
          </table:table-cell>
          <table:table-cell office:value-type="float" office:value="16336.5" table:style-name="ce1">
            <text:p>16336.5</text:p>
          </table:table-cell>
          <table:table-cell office:value-type="float" office:value="17940.91" table:formula="of:=AVERAGE([.A55:.J55])" table:style-name="ce1">
            <text:p>17940.91</text:p>
          </table:table-cell>
          <table:table-cell table:number-columns-repeated="16373"/>
        </table:table-row>
        <table:table-row table:style-name="ro1">
          <table:table-cell office:value-type="float" office:value="15958.2" table:style-name="ce1">
            <text:p>15958.2</text:p>
          </table:table-cell>
          <table:table-cell office:value-type="float" office:value="17799.8" table:style-name="ce1">
            <text:p>17799.8</text:p>
          </table:table-cell>
          <table:table-cell office:value-type="float" office:value="21848.7" table:style-name="ce1">
            <text:p>21848.7</text:p>
          </table:table-cell>
          <table:table-cell office:value-type="float" office:value="18400.3" table:style-name="ce1">
            <text:p>18400.3</text:p>
          </table:table-cell>
          <table:table-cell office:value-type="float" office:value="24501.599999999999" table:style-name="ce1">
            <text:p>24501.6</text:p>
          </table:table-cell>
          <table:table-cell office:value-type="float" office:value="18232.099999999999" table:style-name="ce1">
            <text:p>18232.1</text:p>
          </table:table-cell>
          <table:table-cell office:value-type="float" office:value="13138.5" table:style-name="ce1">
            <text:p>13138.5</text:p>
          </table:table-cell>
          <table:table-cell office:value-type="float" office:value="14316.3" table:style-name="ce1">
            <text:p>14316.3</text:p>
          </table:table-cell>
          <table:table-cell office:value-type="float" office:value="18442" table:style-name="ce1">
            <text:p>18442</text:p>
          </table:table-cell>
          <table:table-cell office:value-type="float" office:value="16328.8" table:style-name="ce1">
            <text:p>16328.8</text:p>
          </table:table-cell>
          <table:table-cell office:value-type="float" office:value="17896.629999999997" table:formula="of:=AVERAGE([.A56:.J56])" table:style-name="ce1">
            <text:p>17896.63</text:p>
          </table:table-cell>
          <table:table-cell table:number-columns-repeated="16373"/>
        </table:table-row>
        <table:table-row table:style-name="ro1">
          <table:table-cell office:value-type="float" office:value="15958.2" table:style-name="ce1">
            <text:p>15958.2</text:p>
          </table:table-cell>
          <table:table-cell office:value-type="float" office:value="17799.8" table:style-name="ce1">
            <text:p>17799.8</text:p>
          </table:table-cell>
          <table:table-cell office:value-type="float" office:value="21848.7" table:style-name="ce1">
            <text:p>21848.7</text:p>
          </table:table-cell>
          <table:table-cell office:value-type="float" office:value="18359" table:style-name="ce1">
            <text:p>18359</text:p>
          </table:table-cell>
          <table:table-cell office:value-type="float" office:value="24501" table:style-name="ce1">
            <text:p>24501</text:p>
          </table:table-cell>
          <table:table-cell office:value-type="float" office:value="18202.599999999999" table:style-name="ce1">
            <text:p>18202.6</text:p>
          </table:table-cell>
          <table:table-cell office:value-type="float" office:value="13250.9" table:style-name="ce1">
            <text:p>13250.9</text:p>
          </table:table-cell>
          <table:table-cell office:value-type="float" office:value="14288.5" table:style-name="ce1">
            <text:p>14288.5</text:p>
          </table:table-cell>
          <table:table-cell office:value-type="float" office:value="18442" table:style-name="ce1">
            <text:p>18442</text:p>
          </table:table-cell>
          <table:table-cell office:value-type="float" office:value="16238.2" table:style-name="ce1">
            <text:p>16238.2</text:p>
          </table:table-cell>
          <table:table-cell office:value-type="float" office:value="17888.89" table:formula="of:=AVERAGE([.A57:.J57])" table:style-name="ce1">
            <text:p>17888.89</text:p>
          </table:table-cell>
          <table:table-cell table:number-columns-repeated="16373"/>
        </table:table-row>
        <table:table-row table:style-name="ro1">
          <table:table-cell office:value-type="float" office:value="15958.2" table:style-name="ce1">
            <text:p>15958.2</text:p>
          </table:table-cell>
          <table:table-cell office:value-type="float" office:value="17786" table:style-name="ce1">
            <text:p>17786</text:p>
          </table:table-cell>
          <table:table-cell office:value-type="float" office:value="21848.7" table:style-name="ce1">
            <text:p>21848.7</text:p>
          </table:table-cell>
          <table:table-cell office:value-type="float" office:value="17880.3" table:style-name="ce1">
            <text:p>17880.3</text:p>
          </table:table-cell>
          <table:table-cell office:value-type="float" office:value="24478" table:style-name="ce1">
            <text:p>24478</text:p>
          </table:table-cell>
          <table:table-cell office:value-type="float" office:value="18202.599999999999" table:style-name="ce1">
            <text:p>18202.6</text:p>
          </table:table-cell>
          <table:table-cell office:value-type="float" office:value="12844.5" table:style-name="ce1">
            <text:p>12844.5</text:p>
          </table:table-cell>
          <table:table-cell office:value-type="float" office:value="14208.6" table:style-name="ce1">
            <text:p>14208.6</text:p>
          </table:table-cell>
          <table:table-cell office:value-type="float" office:value="18385.5" table:style-name="ce1">
            <text:p>18385.5</text:p>
          </table:table-cell>
          <table:table-cell office:value-type="float" office:value="16238" table:style-name="ce1">
            <text:p>16238</text:p>
          </table:table-cell>
          <table:table-cell office:value-type="float" office:value="17783.04" table:formula="of:=AVERAGE([.A58:.J58])" table:style-name="ce1">
            <text:p>17783.04</text:p>
          </table:table-cell>
          <table:table-cell table:number-columns-repeated="16373"/>
        </table:table-row>
        <table:table-row table:style-name="ro1">
          <table:table-cell office:value-type="float" office:value="15789.4" table:style-name="ce1">
            <text:p>15789.4</text:p>
          </table:table-cell>
          <table:table-cell office:value-type="float" office:value="17786" table:style-name="ce1">
            <text:p>17786</text:p>
          </table:table-cell>
          <table:table-cell office:value-type="float" office:value="21844" table:style-name="ce1">
            <text:p>21844</text:p>
          </table:table-cell>
          <table:table-cell office:value-type="float" office:value="17632.099999999999" table:style-name="ce1">
            <text:p>17632.1</text:p>
          </table:table-cell>
          <table:table-cell office:value-type="float" office:value="24402.2" table:style-name="ce1">
            <text:p>24402.2</text:p>
          </table:table-cell>
          <table:table-cell office:value-type="float" office:value="18132.400000000001" table:style-name="ce1">
            <text:p>18132.4</text:p>
          </table:table-cell>
          <table:table-cell office:value-type="float" office:value="12844.5" table:style-name="ce1">
            <text:p>12844.5</text:p>
          </table:table-cell>
          <table:table-cell office:value-type="float" office:value="14208.6" table:style-name="ce1">
            <text:p>14208.6</text:p>
          </table:table-cell>
          <table:table-cell office:value-type="float" office:value="18385.5" table:style-name="ce1">
            <text:p>18385.5</text:p>
          </table:table-cell>
          <table:table-cell office:value-type="float" office:value="16225.3" table:style-name="ce1">
            <text:p>16225.3</text:p>
          </table:table-cell>
          <table:table-cell office:value-type="float" office:value="17725" table:formula="of:=AVERAGE([.A59:.J59])" table:style-name="ce1">
            <text:p>17725</text:p>
          </table:table-cell>
          <table:table-cell table:number-columns-repeated="16373"/>
        </table:table-row>
        <table:table-row table:style-name="ro1">
          <table:table-cell office:value-type="float" office:value="15693.1" table:style-name="ce1">
            <text:p>15693.1</text:p>
          </table:table-cell>
          <table:table-cell office:value-type="float" office:value="17742.400000000001" table:style-name="ce1">
            <text:p>17742.4</text:p>
          </table:table-cell>
          <table:table-cell office:value-type="float" office:value="21848.7" table:style-name="ce1">
            <text:p>21848.7</text:p>
          </table:table-cell>
          <table:table-cell office:value-type="float" office:value="17632" table:style-name="ce1">
            <text:p>17632</text:p>
          </table:table-cell>
          <table:table-cell office:value-type="float" office:value="24478" table:style-name="ce1">
            <text:p>24478</text:p>
          </table:table-cell>
          <table:table-cell office:value-type="float" office:value="17335.099999999999" table:style-name="ce1">
            <text:p>17335.1</text:p>
          </table:table-cell>
          <table:table-cell office:value-type="float" office:value="12370.9" table:style-name="ce1">
            <text:p>12370.9</text:p>
          </table:table-cell>
          <table:table-cell office:value-type="float" office:value="14205.5" table:style-name="ce1">
            <text:p>14205.5</text:p>
          </table:table-cell>
          <table:table-cell office:value-type="float" office:value="18385.5" table:style-name="ce1">
            <text:p>18385.5</text:p>
          </table:table-cell>
          <table:table-cell office:value-type="float" office:value="16225.3" table:style-name="ce1">
            <text:p>16225.3</text:p>
          </table:table-cell>
          <table:table-cell office:value-type="float" office:value="17591.649999999998" table:formula="of:=AVERAGE([.A60:.J60])" table:style-name="ce1">
            <text:p>17591.65</text:p>
          </table:table-cell>
          <table:table-cell table:number-columns-repeated="16373"/>
        </table:table-row>
        <table:table-row table:style-name="ro1">
          <table:table-cell office:value-type="float" office:value="15693.1" table:style-name="ce1">
            <text:p>15693.1</text:p>
          </table:table-cell>
          <table:table-cell office:value-type="float" office:value="17652.2" table:style-name="ce1">
            <text:p>17652.2</text:p>
          </table:table-cell>
          <table:table-cell office:value-type="float" office:value="21787.599999999999" table:style-name="ce1">
            <text:p>21787.6</text:p>
          </table:table-cell>
          <table:table-cell office:value-type="float" office:value="17625.5" table:style-name="ce1">
            <text:p>17625.5</text:p>
          </table:table-cell>
          <table:table-cell office:value-type="float" office:value="24377.9" table:style-name="ce1">
            <text:p>24377.9</text:p>
          </table:table-cell>
          <table:table-cell office:value-type="float" office:value="17335.099999999999" table:style-name="ce1">
            <text:p>17335.1</text:p>
          </table:table-cell>
          <table:table-cell office:value-type="float" office:value="12370.9" table:style-name="ce1">
            <text:p>12370.9</text:p>
          </table:table-cell>
          <table:table-cell office:value-type="float" office:value="14205.5" table:style-name="ce1">
            <text:p>14205.5</text:p>
          </table:table-cell>
          <table:table-cell office:value-type="float" office:value="18385.5" table:style-name="ce1">
            <text:p>18385.5</text:p>
          </table:table-cell>
          <table:table-cell office:value-type="float" office:value="16144.2" table:style-name="ce1">
            <text:p>16144.2</text:p>
          </table:table-cell>
          <table:table-cell office:value-type="float" office:value="17557.75" table:formula="of:=AVERAGE([.A61:.J61])" table:style-name="ce1">
            <text:p>17557.75</text:p>
          </table:table-cell>
          <table:table-cell table:number-columns-repeated="16373"/>
        </table:table-row>
        <table:table-row table:style-name="ro1">
          <table:table-cell office:value-type="float" office:value="15518.1" table:style-name="ce1">
            <text:p>15518.1</text:p>
          </table:table-cell>
          <table:table-cell office:value-type="float" office:value="17652.2" table:style-name="ce1">
            <text:p>17652.2</text:p>
          </table:table-cell>
          <table:table-cell office:value-type="float" office:value="21119.4" table:style-name="ce1">
            <text:p>21119.4</text:p>
          </table:table-cell>
          <table:table-cell office:value-type="float" office:value="17367.2" table:style-name="ce1">
            <text:p>17367.2</text:p>
          </table:table-cell>
          <table:table-cell office:value-type="float" office:value="24377.9" table:style-name="ce1">
            <text:p>24377.9</text:p>
          </table:table-cell>
          <table:table-cell office:value-type="float" office:value="17336.400000000001" table:style-name="ce1">
            <text:p>17336.4</text:p>
          </table:table-cell>
          <table:table-cell office:value-type="float" office:value="12327.9" table:style-name="ce1">
            <text:p>12327.9</text:p>
          </table:table-cell>
          <table:table-cell office:value-type="float" office:value="14194.7" table:style-name="ce1">
            <text:p>14194.7</text:p>
          </table:table-cell>
          <table:table-cell office:value-type="float" office:value="18382.7" table:style-name="ce1">
            <text:p>18382.7</text:p>
          </table:table-cell>
          <table:table-cell office:value-type="float" office:value="16072.3" table:style-name="ce1">
            <text:p>16072.3</text:p>
          </table:table-cell>
          <table:table-cell office:value-type="float" office:value="17434.88" table:formula="of:=AVERAGE([.A62:.J62])" table:style-name="ce1">
            <text:p>17434.88</text:p>
          </table:table-cell>
          <table:table-cell table:number-columns-repeated="16373"/>
        </table:table-row>
        <table:table-row table:style-name="ro1">
          <table:table-cell office:value-type="float" office:value="15488.5" table:style-name="ce1">
            <text:p>15488.5</text:p>
          </table:table-cell>
          <table:table-cell office:value-type="float" office:value="17589.099999999999" table:style-name="ce1">
            <text:p>17589.1</text:p>
          </table:table-cell>
          <table:table-cell office:value-type="float" office:value="21119.4" table:style-name="ce1">
            <text:p>21119.4</text:p>
          </table:table-cell>
          <table:table-cell office:value-type="float" office:value="17356.3" table:style-name="ce1">
            <text:p>17356.3</text:p>
          </table:table-cell>
          <table:table-cell office:value-type="float" office:value="24372.5" table:style-name="ce1">
            <text:p>24372.5</text:p>
          </table:table-cell>
          <table:table-cell office:value-type="float" office:value="17328.900000000001" table:style-name="ce1">
            <text:p>17328.9</text:p>
          </table:table-cell>
          <table:table-cell office:value-type="float" office:value="12262" table:style-name="ce1">
            <text:p>12262</text:p>
          </table:table-cell>
          <table:table-cell office:value-type="float" office:value="13521.2" table:style-name="ce1">
            <text:p>13521.2</text:p>
          </table:table-cell>
          <table:table-cell office:value-type="float" office:value="18312.5" table:style-name="ce1">
            <text:p>18312.5</text:p>
          </table:table-cell>
          <table:table-cell office:value-type="float" office:value="16065.8" table:style-name="ce1">
            <text:p>16065.8</text:p>
          </table:table-cell>
          <table:table-cell office:value-type="float" office:value="17341.620000000003" table:formula="of:=AVERAGE([.A63:.J63])" table:style-name="ce1">
            <text:p>17341.62</text:p>
          </table:table-cell>
          <table:table-cell table:number-columns-repeated="16373"/>
        </table:table-row>
        <table:table-row table:style-name="ro1">
          <table:table-cell office:value-type="float" office:value="15488.5" table:style-name="ce1">
            <text:p>15488.5</text:p>
          </table:table-cell>
          <table:table-cell office:value-type="float" office:value="17527.3" table:style-name="ce1">
            <text:p>17527.3</text:p>
          </table:table-cell>
          <table:table-cell office:value-type="float" office:value="20230.099999999999" table:style-name="ce1">
            <text:p>20230.1</text:p>
          </table:table-cell>
          <table:table-cell office:value-type="float" office:value="17259.7" table:style-name="ce1">
            <text:p>17259.7</text:p>
          </table:table-cell>
          <table:table-cell office:value-type="float" office:value="24251.7" table:style-name="ce1">
            <text:p>24251.7</text:p>
          </table:table-cell>
          <table:table-cell office:value-type="float" office:value="17328.900000000001" table:style-name="ce1">
            <text:p>17328.9</text:p>
          </table:table-cell>
          <table:table-cell office:value-type="float" office:value="12262" table:style-name="ce1">
            <text:p>12262</text:p>
          </table:table-cell>
          <table:table-cell office:value-type="float" office:value="13520.8" table:style-name="ce1">
            <text:p>13520.8</text:p>
          </table:table-cell>
          <table:table-cell office:value-type="float" office:value="18229" table:style-name="ce1">
            <text:p>18229</text:p>
          </table:table-cell>
          <table:table-cell office:value-type="float" office:value="16065.8" table:style-name="ce1">
            <text:p>16065.8</text:p>
          </table:table-cell>
          <table:table-cell office:value-type="float" office:value="17216.379999999997" table:formula="of:=AVERAGE([.A64:.J64])" table:style-name="ce1">
            <text:p>17216.38</text:p>
          </table:table-cell>
          <table:table-cell table:number-columns-repeated="16373"/>
        </table:table-row>
        <table:table-row table:style-name="ro1">
          <table:table-cell office:value-type="float" office:value="15488.5" table:style-name="ce1">
            <text:p>15488.5</text:p>
          </table:table-cell>
          <table:table-cell office:value-type="float" office:value="17527.3" table:style-name="ce1">
            <text:p>17527.3</text:p>
          </table:table-cell>
          <table:table-cell office:value-type="float" office:value="20001.5" table:style-name="ce1">
            <text:p>20001.5</text:p>
          </table:table-cell>
          <table:table-cell office:value-type="float" office:value="16613.099999999999" table:style-name="ce1">
            <text:p>16613.1</text:p>
          </table:table-cell>
          <table:table-cell office:value-type="float" office:value="24249.4" table:style-name="ce1">
            <text:p>24249.4</text:p>
          </table:table-cell>
          <table:table-cell office:value-type="float" office:value="17243" table:style-name="ce1">
            <text:p>17243</text:p>
          </table:table-cell>
          <table:table-cell office:value-type="float" office:value="12103.4" table:style-name="ce1">
            <text:p>12103.4</text:p>
          </table:table-cell>
          <table:table-cell office:value-type="float" office:value="13520.8" table:style-name="ce1">
            <text:p>13520.8</text:p>
          </table:table-cell>
          <table:table-cell office:value-type="float" office:value="18229" table:style-name="ce1">
            <text:p>18229</text:p>
          </table:table-cell>
          <table:table-cell office:value-type="float" office:value="16065.8" table:style-name="ce1">
            <text:p>16065.8</text:p>
          </table:table-cell>
          <table:table-cell office:value-type="float" office:value="17104.179999999997" table:formula="of:=AVERAGE([.A65:.J65])" table:style-name="ce1">
            <text:p>17104.18</text:p>
          </table:table-cell>
          <table:table-cell table:number-columns-repeated="16373"/>
        </table:table-row>
        <table:table-row table:style-name="ro1">
          <table:table-cell office:value-type="float" office:value="15408.7" table:style-name="ce1">
            <text:p>15408.7</text:p>
          </table:table-cell>
          <table:table-cell office:value-type="float" office:value="17523.8" table:style-name="ce1">
            <text:p>17523.8</text:p>
          </table:table-cell>
          <table:table-cell office:value-type="float" office:value="20001.5" table:style-name="ce1">
            <text:p>20001.5</text:p>
          </table:table-cell>
          <table:table-cell office:value-type="float" office:value="16673.400000000001" table:style-name="ce1">
            <text:p>16673.4</text:p>
          </table:table-cell>
          <table:table-cell office:value-type="float" office:value="23951.8" table:style-name="ce1">
            <text:p>23951.8</text:p>
          </table:table-cell>
          <table:table-cell office:value-type="float" office:value="17243" table:style-name="ce1">
            <text:p>17243</text:p>
          </table:table-cell>
          <table:table-cell office:value-type="float" office:value="12103.4" table:style-name="ce1">
            <text:p>12103.4</text:p>
          </table:table-cell>
          <table:table-cell office:value-type="float" office:value="13464.8" table:style-name="ce1">
            <text:p>13464.8</text:p>
          </table:table-cell>
          <table:table-cell office:value-type="float" office:value="18229" table:style-name="ce1">
            <text:p>18229</text:p>
          </table:table-cell>
          <table:table-cell office:value-type="float" office:value="16062.3" table:style-name="ce1">
            <text:p>16062.3</text:p>
          </table:table-cell>
          <table:table-cell office:value-type="float" office:value="17066.169999999998" table:formula="of:=AVERAGE([.A66:.J66])" table:style-name="ce1">
            <text:p>17066.17</text:p>
          </table:table-cell>
          <table:table-cell table:number-columns-repeated="16373"/>
        </table:table-row>
        <table:table-row table:style-name="ro1">
          <table:table-cell office:value-type="float" office:value="15313.7" table:style-name="ce1">
            <text:p>15313.7</text:p>
          </table:table-cell>
          <table:table-cell office:value-type="float" office:value="17521.7" table:style-name="ce1">
            <text:p>17521.7</text:p>
          </table:table-cell>
          <table:table-cell office:value-type="float" office:value="19998.400000000001" table:style-name="ce1">
            <text:p>19998.4</text:p>
          </table:table-cell>
          <table:table-cell office:value-type="float" office:value="16673.400000000001" table:style-name="ce1">
            <text:p>16673.4</text:p>
          </table:table-cell>
          <table:table-cell office:value-type="float" office:value="23794.400000000001" table:style-name="ce1">
            <text:p>23794.4</text:p>
          </table:table-cell>
          <table:table-cell office:value-type="float" office:value="17243.3" table:style-name="ce1">
            <text:p>17243.3</text:p>
          </table:table-cell>
          <table:table-cell office:value-type="float" office:value="12064" table:style-name="ce1">
            <text:p>12064</text:p>
          </table:table-cell>
          <table:table-cell office:value-type="float" office:value="13394" table:style-name="ce1">
            <text:p>13394</text:p>
          </table:table-cell>
          <table:table-cell office:value-type="float" office:value="18221.3" table:style-name="ce1">
            <text:p>18221.3</text:p>
          </table:table-cell>
          <table:table-cell office:value-type="float" office:value="16038" table:style-name="ce1">
            <text:p>16038</text:p>
          </table:table-cell>
          <table:table-cell office:value-type="float" office:value="17026.22" table:formula="of:=AVERAGE([.A67:.J67])" table:style-name="ce1">
            <text:p>17026.22</text:p>
          </table:table-cell>
          <table:table-cell table:number-columns-repeated="16373"/>
        </table:table-row>
        <table:table-row table:style-name="ro1">
          <table:table-cell office:value-type="float" office:value="15313.7" table:style-name="ce1">
            <text:p>15313.7</text:p>
          </table:table-cell>
          <table:table-cell office:value-type="float" office:value="17476.8" table:style-name="ce1">
            <text:p>17476.8</text:p>
          </table:table-cell>
          <table:table-cell office:value-type="float" office:value="20001.5" table:style-name="ce1">
            <text:p>20001.5</text:p>
          </table:table-cell>
          <table:table-cell office:value-type="float" office:value="16673.400000000001" table:style-name="ce1">
            <text:p>16673.4</text:p>
          </table:table-cell>
          <table:table-cell office:value-type="float" office:value="23794.400000000001" table:style-name="ce1">
            <text:p>23794.4</text:p>
          </table:table-cell>
          <table:table-cell office:value-type="float" office:value="17243.3" table:style-name="ce1">
            <text:p>17243.3</text:p>
          </table:table-cell>
          <table:table-cell office:value-type="float" office:value="12064" table:style-name="ce1">
            <text:p>12064</text:p>
          </table:table-cell>
          <table:table-cell office:value-type="float" office:value="13394" table:style-name="ce1">
            <text:p>13394</text:p>
          </table:table-cell>
          <table:table-cell office:value-type="float" office:value="18221.3" table:style-name="ce1">
            <text:p>18221.3</text:p>
          </table:table-cell>
          <table:table-cell office:value-type="float" office:value="16038" table:style-name="ce1">
            <text:p>16038</text:p>
          </table:table-cell>
          <table:table-cell office:value-type="float" office:value="17022.039999999997" table:formula="of:=AVERAGE([.A68:.J68])" table:style-name="ce1">
            <text:p>17022.04</text:p>
          </table:table-cell>
          <table:table-cell table:number-columns-repeated="16373"/>
        </table:table-row>
        <table:table-row table:style-name="ro1">
          <table:table-cell office:value-type="float" office:value="15227.9" table:style-name="ce1">
            <text:p>15227.9</text:p>
          </table:table-cell>
          <table:table-cell office:value-type="float" office:value="17476.3" table:style-name="ce1">
            <text:p>17476.3</text:p>
          </table:table-cell>
          <table:table-cell office:value-type="float" office:value="20001.5" table:style-name="ce1">
            <text:p>20001.5</text:p>
          </table:table-cell>
          <table:table-cell office:value-type="float" office:value="16657.400000000001" table:style-name="ce1">
            <text:p>16657.4</text:p>
          </table:table-cell>
          <table:table-cell office:value-type="float" office:value="23794.400000000001" table:style-name="ce1">
            <text:p>23794.4</text:p>
          </table:table-cell>
          <table:table-cell office:value-type="float" office:value="17243.3" table:style-name="ce1">
            <text:p>17243.3</text:p>
          </table:table-cell>
          <table:table-cell office:value-type="float" office:value="11874.8" table:style-name="ce1">
            <text:p>11874.8</text:p>
          </table:table-cell>
          <table:table-cell office:value-type="float" office:value="13388.1" table:style-name="ce1">
            <text:p>13388.1</text:p>
          </table:table-cell>
          <table:table-cell office:value-type="float" office:value="18163.7" table:style-name="ce1">
            <text:p>18163.7</text:p>
          </table:table-cell>
          <table:table-cell office:value-type="float" office:value="16038" table:style-name="ce1">
            <text:p>16038</text:p>
          </table:table-cell>
          <table:table-cell office:value-type="float" office:value="16986.54" table:formula="of:=AVERAGE([.A69:.J69])" table:style-name="ce1">
            <text:p>16986.54</text:p>
          </table:table-cell>
          <table:table-cell table:number-columns-repeated="16373"/>
        </table:table-row>
        <table:table-row table:style-name="ro1">
          <table:table-cell office:value-type="float" office:value="15227.9" table:style-name="ce1">
            <text:p>15227.9</text:p>
          </table:table-cell>
          <table:table-cell office:value-type="float" office:value="17396.3" table:style-name="ce1">
            <text:p>17396.3</text:p>
          </table:table-cell>
          <table:table-cell office:value-type="float" office:value="20001.099999999999" table:style-name="ce1">
            <text:p>20001.1</text:p>
          </table:table-cell>
          <table:table-cell office:value-type="float" office:value="16657.400000000001" table:style-name="ce1">
            <text:p>16657.4</text:p>
          </table:table-cell>
          <table:table-cell office:value-type="float" office:value="23794.400000000001" table:style-name="ce1">
            <text:p>23794.4</text:p>
          </table:table-cell>
          <table:table-cell office:value-type="float" office:value="17243.3" table:style-name="ce1">
            <text:p>17243.3</text:p>
          </table:table-cell>
          <table:table-cell office:value-type="float" office:value="11874.8" table:style-name="ce1">
            <text:p>11874.8</text:p>
          </table:table-cell>
          <table:table-cell office:value-type="float" office:value="13303.5" table:style-name="ce1">
            <text:p>13303.5</text:p>
          </table:table-cell>
          <table:table-cell office:value-type="float" office:value="18132.5" table:style-name="ce1">
            <text:p>18132.5</text:p>
          </table:table-cell>
          <table:table-cell office:value-type="float" office:value="15711.5" table:style-name="ce1">
            <text:p>15711.5</text:p>
          </table:table-cell>
          <table:table-cell office:value-type="float" office:value="16934.27" table:formula="of:=AVERAGE([.A70:.J70])" table:style-name="ce1">
            <text:p>16934.27</text:p>
          </table:table-cell>
          <table:table-cell table:number-columns-repeated="16373"/>
        </table:table-row>
        <table:table-row table:style-name="ro1">
          <table:table-cell office:value-type="float" office:value="15226" table:style-name="ce1">
            <text:p>15226</text:p>
          </table:table-cell>
          <table:table-cell office:value-type="float" office:value="17396.3" table:style-name="ce1">
            <text:p>17396.3</text:p>
          </table:table-cell>
          <table:table-cell office:value-type="float" office:value="19876.900000000001" table:style-name="ce1">
            <text:p>19876.9</text:p>
          </table:table-cell>
          <table:table-cell office:value-type="float" office:value="16651.3" table:style-name="ce1">
            <text:p>16651.3</text:p>
          </table:table-cell>
          <table:table-cell office:value-type="float" office:value="23755.4" table:style-name="ce1">
            <text:p>23755.4</text:p>
          </table:table-cell>
          <table:table-cell office:value-type="float" office:value="17243.3" table:style-name="ce1">
            <text:p>17243.3</text:p>
          </table:table-cell>
          <table:table-cell office:value-type="float" office:value="11874.8" table:style-name="ce1">
            <text:p>11874.8</text:p>
          </table:table-cell>
          <table:table-cell office:value-type="float" office:value="13389.1" table:style-name="ce1">
            <text:p>13389.1</text:p>
          </table:table-cell>
          <table:table-cell office:value-type="float" office:value="17858.900000000001" table:style-name="ce1">
            <text:p>17858.9</text:p>
          </table:table-cell>
          <table:table-cell office:value-type="float" office:value="15711.5" table:style-name="ce1">
            <text:p>15711.5</text:p>
          </table:table-cell>
          <table:table-cell office:value-type="float" office:value="16898.349999999999" table:formula="of:=AVERAGE([.A71:.J71])" table:style-name="ce1">
            <text:p>16898.35</text:p>
          </table:table-cell>
          <table:table-cell table:number-columns-repeated="16373"/>
        </table:table-row>
        <table:table-row table:style-name="ro1">
          <table:table-cell office:value-type="float" office:value="15167.2" table:style-name="ce1">
            <text:p>15167.2</text:p>
          </table:table-cell>
          <table:table-cell office:value-type="float" office:value="17390.900000000001" table:style-name="ce1">
            <text:p>17390.9</text:p>
          </table:table-cell>
          <table:table-cell office:value-type="float" office:value="19876.900000000001" table:style-name="ce1">
            <text:p>19876.9</text:p>
          </table:table-cell>
          <table:table-cell office:value-type="float" office:value="16219.2" table:style-name="ce1">
            <text:p>16219.2</text:p>
          </table:table-cell>
          <table:table-cell office:value-type="float" office:value="23720.6" table:style-name="ce1">
            <text:p>23720.6</text:p>
          </table:table-cell>
          <table:table-cell office:value-type="float" office:value="16803.599999999999" table:style-name="ce1">
            <text:p>16803.6</text:p>
          </table:table-cell>
          <table:table-cell office:value-type="float" office:value="11874.8" table:style-name="ce1">
            <text:p>11874.8</text:p>
          </table:table-cell>
          <table:table-cell office:value-type="float" office:value="13387.9" table:style-name="ce1">
            <text:p>13387.9</text:p>
          </table:table-cell>
          <table:table-cell office:value-type="float" office:value="17854.7" table:style-name="ce1">
            <text:p>17854.7</text:p>
          </table:table-cell>
          <table:table-cell office:value-type="float" office:value="15711.5" table:style-name="ce1">
            <text:p>15711.5</text:p>
          </table:table-cell>
          <table:table-cell office:value-type="float" office:value="16800.730000000003" table:formula="of:=AVERAGE([.A72:.J72])" table:style-name="ce1">
            <text:p>16800.73</text:p>
          </table:table-cell>
          <table:table-cell table:number-columns-repeated="16373"/>
        </table:table-row>
        <table:table-row table:style-name="ro1">
          <table:table-cell office:value-type="float" office:value="15167.1" table:style-name="ce1">
            <text:p>15167.1</text:p>
          </table:table-cell>
          <table:table-cell office:value-type="float" office:value="17243.599999999999" table:style-name="ce1">
            <text:p>17243.6</text:p>
          </table:table-cell>
          <table:table-cell office:value-type="float" office:value="19876.900000000001" table:style-name="ce1">
            <text:p>19876.9</text:p>
          </table:table-cell>
          <table:table-cell office:value-type="float" office:value="16217.5" table:style-name="ce1">
            <text:p>16217.5</text:p>
          </table:table-cell>
          <table:table-cell office:value-type="float" office:value="23509.5" table:style-name="ce1">
            <text:p>23509.5</text:p>
          </table:table-cell>
          <table:table-cell office:value-type="float" office:value="16803.599999999999" table:style-name="ce1">
            <text:p>16803.6</text:p>
          </table:table-cell>
          <table:table-cell office:value-type="float" office:value="11874.8" table:style-name="ce1">
            <text:p>11874.8</text:p>
          </table:table-cell>
          <table:table-cell office:value-type="float" office:value="13338.1" table:style-name="ce1">
            <text:p>13338.1</text:p>
          </table:table-cell>
          <table:table-cell office:value-type="float" office:value="17854.7" table:style-name="ce1">
            <text:p>17854.7</text:p>
          </table:table-cell>
          <table:table-cell office:value-type="float" office:value="15711.5" table:style-name="ce1">
            <text:p>15711.5</text:p>
          </table:table-cell>
          <table:table-cell office:value-type="float" office:value="16759.730000000003" table:formula="of:=AVERAGE([.A73:.J73])" table:style-name="ce1">
            <text:p>16759.73</text:p>
          </table:table-cell>
          <table:table-cell table:number-columns-repeated="16373"/>
        </table:table-row>
        <table:table-row table:style-name="ro1">
          <table:table-cell office:value-type="float" office:value="15166.9" table:style-name="ce1">
            <text:p>15166.9</text:p>
          </table:table-cell>
          <table:table-cell office:value-type="float" office:value="17243.599999999999" table:style-name="ce1">
            <text:p>17243.6</text:p>
          </table:table-cell>
          <table:table-cell office:value-type="float" office:value="19876.8" table:style-name="ce1">
            <text:p>19876.8</text:p>
          </table:table-cell>
          <table:table-cell office:value-type="float" office:value="16054.8" table:style-name="ce1">
            <text:p>16054.8</text:p>
          </table:table-cell>
          <table:table-cell office:value-type="float" office:value="23417.7" table:style-name="ce1">
            <text:p>23417.7</text:p>
          </table:table-cell>
          <table:table-cell office:value-type="float" office:value="16803.599999999999" table:style-name="ce1">
            <text:p>16803.6</text:p>
          </table:table-cell>
          <table:table-cell office:value-type="float" office:value="11874.8" table:style-name="ce1">
            <text:p>11874.8</text:p>
          </table:table-cell>
          <table:table-cell office:value-type="float" office:value="13282.8" table:style-name="ce1">
            <text:p>13282.8</text:p>
          </table:table-cell>
          <table:table-cell office:value-type="float" office:value="17854.7" table:style-name="ce1">
            <text:p>17854.7</text:p>
          </table:table-cell>
          <table:table-cell office:value-type="float" office:value="15710.8" table:style-name="ce1">
            <text:p>15710.8</text:p>
          </table:table-cell>
          <table:table-cell office:value-type="float" office:value="16728.650000000001" table:formula="of:=AVERAGE([.A74:.J74])" table:style-name="ce1">
            <text:p>16728.65</text:p>
          </table:table-cell>
          <table:table-cell table:number-columns-repeated="16373"/>
        </table:table-row>
        <table:table-row table:style-name="ro1">
          <table:table-cell office:value-type="float" office:value="15152.5" table:style-name="ce1">
            <text:p>15152.5</text:p>
          </table:table-cell>
          <table:table-cell office:value-type="float" office:value="17243.599999999999" table:style-name="ce1">
            <text:p>17243.6</text:p>
          </table:table-cell>
          <table:table-cell office:value-type="float" office:value="19534.900000000001" table:style-name="ce1">
            <text:p>19534.9</text:p>
          </table:table-cell>
          <table:table-cell office:value-type="float" office:value="16054.8" table:style-name="ce1">
            <text:p>16054.8</text:p>
          </table:table-cell>
          <table:table-cell office:value-type="float" office:value="23398.1" table:style-name="ce1">
            <text:p>23398.1</text:p>
          </table:table-cell>
          <table:table-cell office:value-type="float" office:value="16801.3" table:style-name="ce1">
            <text:p>16801.3</text:p>
          </table:table-cell>
          <table:table-cell office:value-type="float" office:value="11873.9" table:style-name="ce1">
            <text:p>11873.9</text:p>
          </table:table-cell>
          <table:table-cell office:value-type="float" office:value="13282.8" table:style-name="ce1">
            <text:p>13282.8</text:p>
          </table:table-cell>
          <table:table-cell office:value-type="float" office:value="17854.7" table:style-name="ce1">
            <text:p>17854.7</text:p>
          </table:table-cell>
          <table:table-cell office:value-type="float" office:value="15710.8" table:style-name="ce1">
            <text:p>15710.8</text:p>
          </table:table-cell>
          <table:table-cell office:value-type="float" office:value="16690.739999999998" table:formula="of:=AVERAGE([.A75:.J75])" table:style-name="ce1">
            <text:p>16690.74</text:p>
          </table:table-cell>
          <table:table-cell table:number-columns-repeated="16373"/>
        </table:table-row>
        <table:table-row table:style-name="ro1">
          <table:table-cell office:value-type="float" office:value="15144.1" table:style-name="ce1">
            <text:p>15144.1</text:p>
          </table:table-cell>
          <table:table-cell office:value-type="float" office:value="17220.5" table:style-name="ce1">
            <text:p>17220.5</text:p>
          </table:table-cell>
          <table:table-cell office:value-type="float" office:value="19811.5" table:style-name="ce1">
            <text:p>19811.5</text:p>
          </table:table-cell>
          <table:table-cell office:value-type="float" office:value="16054.8" table:style-name="ce1">
            <text:p>16054.8</text:p>
          </table:table-cell>
          <table:table-cell office:value-type="float" office:value="23393.200000000001" table:style-name="ce1">
            <text:p>23393.2</text:p>
          </table:table-cell>
          <table:table-cell office:value-type="float" office:value="16801.400000000001" table:style-name="ce1">
            <text:p>16801.4</text:p>
          </table:table-cell>
          <table:table-cell office:value-type="float" office:value="11873.7" table:style-name="ce1">
            <text:p>11873.7</text:p>
          </table:table-cell>
          <table:table-cell office:value-type="float" office:value="13261.5" table:style-name="ce1">
            <text:p>13261.5</text:p>
          </table:table-cell>
          <table:table-cell office:value-type="float" office:value="17834.5" table:style-name="ce1">
            <text:p>17834.5</text:p>
          </table:table-cell>
          <table:table-cell office:value-type="float" office:value="15710.8" table:style-name="ce1">
            <text:p>15710.8</text:p>
          </table:table-cell>
          <table:table-cell office:value-type="float" office:value="16710.599999999999" table:formula="of:=AVERAGE([.A76:.J76])" table:style-name="ce1">
            <text:p>16710.6</text:p>
          </table:table-cell>
          <table:table-cell table:number-columns-repeated="16373"/>
        </table:table-row>
        <table:table-row table:style-name="ro1">
          <table:table-cell office:value-type="float" office:value="15016.7" table:style-name="ce1">
            <text:p>15016.7</text:p>
          </table:table-cell>
          <table:table-cell office:value-type="float" office:value="17220.2" table:style-name="ce1">
            <text:p>17220.2</text:p>
          </table:table-cell>
          <table:table-cell office:value-type="float" office:value="19531.3" table:style-name="ce1">
            <text:p>19531.3</text:p>
          </table:table-cell>
          <table:table-cell office:value-type="float" office:value="16054.8" table:style-name="ce1">
            <text:p>16054.8</text:p>
          </table:table-cell>
          <table:table-cell office:value-type="float" office:value="23390" table:style-name="ce1">
            <text:p>23390</text:p>
          </table:table-cell>
          <table:table-cell office:value-type="float" office:value="16801.400000000001" table:style-name="ce1">
            <text:p>16801.4</text:p>
          </table:table-cell>
          <table:table-cell office:value-type="float" office:value="11866.7" table:style-name="ce1">
            <text:p>11866.7</text:p>
          </table:table-cell>
          <table:table-cell office:value-type="float" office:value="13250.3" table:style-name="ce1">
            <text:p>13250.3</text:p>
          </table:table-cell>
          <table:table-cell office:value-type="float" office:value="17765.7" table:style-name="ce1">
            <text:p>17765.7</text:p>
          </table:table-cell>
          <table:table-cell office:value-type="float" office:value="15604" table:style-name="ce1">
            <text:p>15604</text:p>
          </table:table-cell>
          <table:table-cell office:value-type="float" office:value="16650.11" table:formula="of:=AVERAGE([.A77:.J77])" table:style-name="ce1">
            <text:p>16650.11</text:p>
          </table:table-cell>
          <table:table-cell table:number-columns-repeated="16373"/>
        </table:table-row>
        <table:table-row table:style-name="ro1">
          <table:table-cell office:value-type="float" office:value="14972.3" table:style-name="ce1">
            <text:p>14972.3</text:p>
          </table:table-cell>
          <table:table-cell office:value-type="float" office:value="17234.7" table:style-name="ce1">
            <text:p>17234.7</text:p>
          </table:table-cell>
          <table:table-cell office:value-type="float" office:value="19522.599999999999" table:style-name="ce1">
            <text:p>19522.6</text:p>
          </table:table-cell>
          <table:table-cell office:value-type="float" office:value="16008.1" table:style-name="ce1">
            <text:p>16008.1</text:p>
          </table:table-cell>
          <table:table-cell office:value-type="float" office:value="23288.6" table:style-name="ce1">
            <text:p>23288.6</text:p>
          </table:table-cell>
          <table:table-cell office:value-type="float" office:value="16800.8" table:style-name="ce1">
            <text:p>16800.8</text:p>
          </table:table-cell>
          <table:table-cell office:value-type="float" office:value="11866.7" table:style-name="ce1">
            <text:p>11866.7</text:p>
          </table:table-cell>
          <table:table-cell office:value-type="float" office:value="13225.9" table:style-name="ce1">
            <text:p>13225.9</text:p>
          </table:table-cell>
          <table:table-cell office:value-type="float" office:value="17753.2" table:style-name="ce1">
            <text:p>17753.2</text:p>
          </table:table-cell>
          <table:table-cell office:value-type="float" office:value="15604" table:style-name="ce1">
            <text:p>15604</text:p>
          </table:table-cell>
          <table:table-cell office:value-type="float" office:value="16627.689999999999" table:formula="of:=AVERAGE([.A78:.J78])" table:style-name="ce1">
            <text:p>16627.69</text:p>
          </table:table-cell>
          <table:table-cell table:number-columns-repeated="16373"/>
        </table:table-row>
        <table:table-row table:style-name="ro1">
          <table:table-cell office:value-type="float" office:value="14873" table:style-name="ce1">
            <text:p>14873</text:p>
          </table:table-cell>
          <table:table-cell office:value-type="float" office:value="17131.5" table:style-name="ce1">
            <text:p>17131.5</text:p>
          </table:table-cell>
          <table:table-cell office:value-type="float" office:value="19529.900000000001" table:style-name="ce1">
            <text:p>19529.9</text:p>
          </table:table-cell>
          <table:table-cell office:value-type="float" office:value="15964.2" table:style-name="ce1">
            <text:p>15964.2</text:p>
          </table:table-cell>
          <table:table-cell office:value-type="float" office:value="23173.8" table:style-name="ce1">
            <text:p>23173.8</text:p>
          </table:table-cell>
          <table:table-cell office:value-type="float" office:value="16579.2" table:style-name="ce1">
            <text:p>16579.2</text:p>
          </table:table-cell>
          <table:table-cell office:value-type="float" office:value="11866.7" table:style-name="ce1">
            <text:p>11866.7</text:p>
          </table:table-cell>
          <table:table-cell office:value-type="float" office:value="13199.1" table:style-name="ce1">
            <text:p>13199.1</text:p>
          </table:table-cell>
          <table:table-cell office:value-type="float" office:value="17753.2" table:style-name="ce1">
            <text:p>17753.2</text:p>
          </table:table-cell>
          <table:table-cell office:value-type="float" office:value="15604" table:style-name="ce1">
            <text:p>15604</text:p>
          </table:table-cell>
          <table:table-cell office:value-type="float" office:value="16567.46" table:formula="of:=AVERAGE([.A79:.J79])" table:style-name="ce1">
            <text:p>16567.46</text:p>
          </table:table-cell>
          <table:table-cell table:number-columns-repeated="16373"/>
        </table:table-row>
        <table:table-row table:style-name="ro1">
          <table:table-cell office:value-type="float" office:value="14873" table:style-name="ce1">
            <text:p>14873</text:p>
          </table:table-cell>
          <table:table-cell office:value-type="float" office:value="17230.599999999999" table:style-name="ce1">
            <text:p>17230.6</text:p>
          </table:table-cell>
          <table:table-cell office:value-type="float" office:value="19529.8" table:style-name="ce1">
            <text:p>19529.8</text:p>
          </table:table-cell>
          <table:table-cell office:value-type="float" office:value="15964.2" table:style-name="ce1">
            <text:p>15964.2</text:p>
          </table:table-cell>
          <table:table-cell office:value-type="float" office:value="23173.8" table:style-name="ce1">
            <text:p>23173.8</text:p>
          </table:table-cell>
          <table:table-cell office:value-type="float" office:value="16579.2" table:style-name="ce1">
            <text:p>16579.2</text:p>
          </table:table-cell>
          <table:table-cell office:value-type="float" office:value="11864.7" table:style-name="ce1">
            <text:p>11864.7</text:p>
          </table:table-cell>
          <table:table-cell office:value-type="float" office:value="13199.1" table:style-name="ce1">
            <text:p>13199.1</text:p>
          </table:table-cell>
          <table:table-cell office:value-type="float" office:value="17753.2" table:style-name="ce1">
            <text:p>17753.2</text:p>
          </table:table-cell>
          <table:table-cell office:value-type="float" office:value="15391" table:style-name="ce1">
            <text:p>15391</text:p>
          </table:table-cell>
          <table:table-cell office:value-type="float" office:value="16555.86" table:formula="of:=AVERAGE([.A80:.J80])" table:style-name="ce1">
            <text:p>16555.86</text:p>
          </table:table-cell>
          <table:table-cell table:number-columns-repeated="16373"/>
        </table:table-row>
        <table:table-row table:style-name="ro1">
          <table:table-cell office:value-type="float" office:value="14722.3" table:style-name="ce1">
            <text:p>14722.3</text:p>
          </table:table-cell>
          <table:table-cell office:value-type="float" office:value="17231.599999999999" table:style-name="ce1">
            <text:p>17231.6</text:p>
          </table:table-cell>
          <table:table-cell office:value-type="float" office:value="19529.8" table:style-name="ce1">
            <text:p>19529.8</text:p>
          </table:table-cell>
          <table:table-cell office:value-type="float" office:value="15866.2" table:style-name="ce1">
            <text:p>15866.2</text:p>
          </table:table-cell>
          <table:table-cell office:value-type="float" office:value="23158" table:style-name="ce1">
            <text:p>23158</text:p>
          </table:table-cell>
          <table:table-cell office:value-type="float" office:value="16488.7" table:style-name="ce1">
            <text:p>16488.7</text:p>
          </table:table-cell>
          <table:table-cell office:value-type="float" office:value="11866.7" table:style-name="ce1">
            <text:p>11866.7</text:p>
          </table:table-cell>
          <table:table-cell office:value-type="float" office:value="13174.6" table:style-name="ce1">
            <text:p>13174.6</text:p>
          </table:table-cell>
          <table:table-cell office:value-type="float" office:value="17670.3" table:style-name="ce1">
            <text:p>17670.3</text:p>
          </table:table-cell>
          <table:table-cell office:value-type="float" office:value="15391" table:style-name="ce1">
            <text:p>15391</text:p>
          </table:table-cell>
          <table:table-cell office:value-type="float" office:value="16509.919999999998" table:formula="of:=AVERAGE([.A81:.J81])" table:style-name="ce1">
            <text:p>16509.92</text:p>
          </table:table-cell>
          <table:table-cell table:number-columns-repeated="16373"/>
        </table:table-row>
        <table:table-row table:style-name="ro1">
          <table:table-cell office:value-type="float" office:value="14722.3" table:style-name="ce1">
            <text:p>14722.3</text:p>
          </table:table-cell>
          <table:table-cell office:value-type="float" office:value="17166.3" table:style-name="ce1">
            <text:p>17166.3</text:p>
          </table:table-cell>
          <table:table-cell office:value-type="float" office:value="19524.5" table:style-name="ce1">
            <text:p>19524.5</text:p>
          </table:table-cell>
          <table:table-cell office:value-type="float" office:value="15865.9" table:style-name="ce1">
            <text:p>15865.9</text:p>
          </table:table-cell>
          <table:table-cell office:value-type="float" office:value="22872.7" table:style-name="ce1">
            <text:p>22872.7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817.3" table:style-name="ce1">
            <text:p>11817.3</text:p>
          </table:table-cell>
          <table:table-cell office:value-type="float" office:value="13153.5" table:style-name="ce1">
            <text:p>13153.5</text:p>
          </table:table-cell>
          <table:table-cell office:value-type="float" office:value="17733.900000000001" table:style-name="ce1">
            <text:p>17733.9</text:p>
          </table:table-cell>
          <table:table-cell office:value-type="float" office:value="15170.4" table:style-name="ce1">
            <text:p>15170.4</text:p>
          </table:table-cell>
          <table:table-cell office:value-type="float" office:value="16451.22" table:formula="of:=AVERAGE([.A82:.J82])" table:style-name="ce1">
            <text:p>16451.22</text:p>
          </table:table-cell>
          <table:table-cell table:number-columns-repeated="16373"/>
        </table:table-row>
        <table:table-row table:style-name="ro1">
          <table:table-cell office:value-type="float" office:value="14719.6" table:style-name="ce1">
            <text:p>14719.6</text:p>
          </table:table-cell>
          <table:table-cell office:value-type="float" office:value="17163" table:style-name="ce1">
            <text:p>17163</text:p>
          </table:table-cell>
          <table:table-cell office:value-type="float" office:value="19524.5" table:style-name="ce1">
            <text:p>19524.5</text:p>
          </table:table-cell>
          <table:table-cell office:value-type="float" office:value="15865.9" table:style-name="ce1">
            <text:p>15865.9</text:p>
          </table:table-cell>
          <table:table-cell office:value-type="float" office:value="22872.7" table:style-name="ce1">
            <text:p>22872.7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817.3" table:style-name="ce1">
            <text:p>11817.3</text:p>
          </table:table-cell>
          <table:table-cell office:value-type="float" office:value="13159.4" table:style-name="ce1">
            <text:p>13159.4</text:p>
          </table:table-cell>
          <table:table-cell office:value-type="float" office:value="17431.2" table:style-name="ce1">
            <text:p>17431.2</text:p>
          </table:table-cell>
          <table:table-cell office:value-type="float" office:value="15170.4" table:style-name="ce1">
            <text:p>15170.4</text:p>
          </table:table-cell>
          <table:table-cell office:value-type="float" office:value="16420.940000000002" table:formula="of:=AVERAGE([.A83:.J83])" table:style-name="ce1">
            <text:p>16420.94</text:p>
          </table:table-cell>
          <table:table-cell table:number-columns-repeated="16373"/>
        </table:table-row>
        <table:table-row table:style-name="ro1">
          <table:table-cell office:value-type="float" office:value="14719.6" table:style-name="ce1">
            <text:p>14719.6</text:p>
          </table:table-cell>
          <table:table-cell office:value-type="float" office:value="17163" table:style-name="ce1">
            <text:p>17163</text:p>
          </table:table-cell>
          <table:table-cell office:value-type="float" office:value="19524.5" table:style-name="ce1">
            <text:p>19524.5</text:p>
          </table:table-cell>
          <table:table-cell office:value-type="float" office:value="15895.9" table:style-name="ce1">
            <text:p>15895.9</text:p>
          </table:table-cell>
          <table:table-cell office:value-type="float" office:value="22460.799999999999" table:style-name="ce1">
            <text:p>22460.8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811.5" table:style-name="ce1">
            <text:p>11811.5</text:p>
          </table:table-cell>
          <table:table-cell office:value-type="float" office:value="13159.4" table:style-name="ce1">
            <text:p>13159.4</text:p>
          </table:table-cell>
          <table:table-cell office:value-type="float" office:value="17431.2" table:style-name="ce1">
            <text:p>17431.2</text:p>
          </table:table-cell>
          <table:table-cell office:value-type="float" office:value="15170.4" table:style-name="ce1">
            <text:p>15170.4</text:p>
          </table:table-cell>
          <table:table-cell office:value-type="float" office:value="16382.170000000002" table:formula="of:=AVERAGE([.A84:.J84])" table:style-name="ce1">
            <text:p>16382.17</text:p>
          </table:table-cell>
          <table:table-cell table:number-columns-repeated="16373"/>
        </table:table-row>
        <table:table-row table:style-name="ro1">
          <table:table-cell office:value-type="float" office:value="14722.3" table:style-name="ce1">
            <text:p>14722.3</text:p>
          </table:table-cell>
          <table:table-cell office:value-type="float" office:value="17163" table:style-name="ce1">
            <text:p>17163</text:p>
          </table:table-cell>
          <table:table-cell office:value-type="float" office:value="19497.900000000001" table:style-name="ce1">
            <text:p>19497.9</text:p>
          </table:table-cell>
          <table:table-cell office:value-type="float" office:value="15651.9" table:style-name="ce1">
            <text:p>15651.9</text:p>
          </table:table-cell>
          <table:table-cell office:value-type="float" office:value="22460.799999999999" table:style-name="ce1">
            <text:p>22460.8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811.5" table:style-name="ce1">
            <text:p>11811.5</text:p>
          </table:table-cell>
          <table:table-cell office:value-type="float" office:value="13148.1" table:style-name="ce1">
            <text:p>13148.1</text:p>
          </table:table-cell>
          <table:table-cell office:value-type="float" office:value="17431.2" table:style-name="ce1">
            <text:p>17431.2</text:p>
          </table:table-cell>
          <table:table-cell office:value-type="float" office:value="15170.4" table:style-name="ce1">
            <text:p>15170.4</text:p>
          </table:table-cell>
          <table:table-cell office:value-type="float" office:value="16354.25" table:formula="of:=AVERAGE([.A85:.J85])" table:style-name="ce1">
            <text:p>16354.25</text:p>
          </table:table-cell>
          <table:table-cell table:number-columns-repeated="16373"/>
        </table:table-row>
        <table:table-row table:style-name="ro1">
          <table:table-cell office:value-type="float" office:value="14720.3" table:style-name="ce1">
            <text:p>14720.3</text:p>
          </table:table-cell>
          <table:table-cell office:value-type="float" office:value="17163" table:style-name="ce1">
            <text:p>17163</text:p>
          </table:table-cell>
          <table:table-cell office:value-type="float" office:value="19497.900000000001" table:style-name="ce1">
            <text:p>19497.9</text:p>
          </table:table-cell>
          <table:table-cell office:value-type="float" office:value="15651.9" table:style-name="ce1">
            <text:p>15651.9</text:p>
          </table:table-cell>
          <table:table-cell office:value-type="float" office:value="22460.799999999999" table:style-name="ce1">
            <text:p>22460.8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783.2" table:style-name="ce1">
            <text:p>11783.2</text:p>
          </table:table-cell>
          <table:table-cell office:value-type="float" office:value="13119.5" table:style-name="ce1">
            <text:p>13119.5</text:p>
          </table:table-cell>
          <table:table-cell office:value-type="float" office:value="17367.7" table:style-name="ce1">
            <text:p>17367.7</text:p>
          </table:table-cell>
          <table:table-cell office:value-type="float" office:value="15170.4" table:style-name="ce1">
            <text:p>15170.4</text:p>
          </table:table-cell>
          <table:table-cell office:value-type="float" office:value="16342.009999999998" table:formula="of:=AVERAGE([.A86:.J86])" table:style-name="ce1">
            <text:p>16342.01</text:p>
          </table:table-cell>
          <table:table-cell table:number-columns-repeated="16373"/>
        </table:table-row>
        <table:table-row table:style-name="ro1">
          <table:table-cell office:value-type="float" office:value="14539" table:style-name="ce1">
            <text:p>14539</text:p>
          </table:table-cell>
          <table:table-cell office:value-type="float" office:value="17050.3" table:style-name="ce1">
            <text:p>17050.3</text:p>
          </table:table-cell>
          <table:table-cell office:value-type="float" office:value="19271.599999999999" table:style-name="ce1">
            <text:p>19271.6</text:p>
          </table:table-cell>
          <table:table-cell office:value-type="float" office:value="15651.9" table:style-name="ce1">
            <text:p>15651.9</text:p>
          </table:table-cell>
          <table:table-cell office:value-type="float" office:value="22460.799999999999" table:style-name="ce1">
            <text:p>22460.8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777.5" table:style-name="ce1">
            <text:p>11777.5</text:p>
          </table:table-cell>
          <table:table-cell office:value-type="float" office:value="13092.5" table:style-name="ce1">
            <text:p>13092.5</text:p>
          </table:table-cell>
          <table:table-cell office:value-type="float" office:value="17331.7" table:style-name="ce1">
            <text:p>17331.7</text:p>
          </table:table-cell>
          <table:table-cell office:value-type="float" office:value="15170.4" table:style-name="ce1">
            <text:p>15170.4</text:p>
          </table:table-cell>
          <table:table-cell office:value-type="float" office:value="16283.11" table:formula="of:=AVERAGE([.A87:.J87])" table:style-name="ce1">
            <text:p>16283.11</text:p>
          </table:table-cell>
          <table:table-cell table:number-columns-repeated="16373"/>
        </table:table-row>
        <table:table-row table:style-name="ro1">
          <table:table-cell office:value-type="float" office:value="14645.3" table:style-name="ce1">
            <text:p>14645.3</text:p>
          </table:table-cell>
          <table:table-cell office:value-type="float" office:value="17040.2" table:style-name="ce1">
            <text:p>17040.2</text:p>
          </table:table-cell>
          <table:table-cell office:value-type="float" office:value="18980.5" table:style-name="ce1">
            <text:p>18980.5</text:p>
          </table:table-cell>
          <table:table-cell office:value-type="float" office:value="15600.5" table:style-name="ce1">
            <text:p>15600.5</text:p>
          </table:table-cell>
          <table:table-cell office:value-type="float" office:value="22459.4" table:style-name="ce1">
            <text:p>22459.4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777.5" table:style-name="ce1">
            <text:p>11777.5</text:p>
          </table:table-cell>
          <table:table-cell office:value-type="float" office:value="12981.3" table:style-name="ce1">
            <text:p>12981.3</text:p>
          </table:table-cell>
          <table:table-cell office:value-type="float" office:value="17331.7" table:style-name="ce1">
            <text:p>17331.7</text:p>
          </table:table-cell>
          <table:table-cell office:value-type="float" office:value="15146.6" table:style-name="ce1">
            <text:p>15146.6</text:p>
          </table:table-cell>
          <table:table-cell office:value-type="float" office:value="16244.84" table:formula="of:=AVERAGE([.A88:.J88])" table:style-name="ce1">
            <text:p>16244.84</text:p>
          </table:table-cell>
          <table:table-cell table:number-columns-repeated="16373"/>
        </table:table-row>
        <table:table-row table:style-name="ro1">
          <table:table-cell office:value-type="float" office:value="14614.5" table:style-name="ce1">
            <text:p>14614.5</text:p>
          </table:table-cell>
          <table:table-cell office:value-type="float" office:value="16998.099999999999" table:style-name="ce1">
            <text:p>16998.1</text:p>
          </table:table-cell>
          <table:table-cell office:value-type="float" office:value="17033.5" table:style-name="ce1">
            <text:p>17033.5</text:p>
          </table:table-cell>
          <table:table-cell office:value-type="float" office:value="15579.4" table:style-name="ce1">
            <text:p>15579.4</text:p>
          </table:table-cell>
          <table:table-cell office:value-type="float" office:value="22371.7" table:style-name="ce1">
            <text:p>22371.7</text:p>
          </table:table-cell>
          <table:table-cell office:value-type="float" office:value="16485.400000000001" table:style-name="ce1">
            <text:p>16485.4</text:p>
          </table:table-cell>
          <table:table-cell office:value-type="float" office:value="11769.8" table:style-name="ce1">
            <text:p>11769.8</text:p>
          </table:table-cell>
          <table:table-cell office:value-type="float" office:value="12981.3" table:style-name="ce1">
            <text:p>12981.3</text:p>
          </table:table-cell>
          <table:table-cell office:value-type="float" office:value="17331.7" table:style-name="ce1">
            <text:p>17331.7</text:p>
          </table:table-cell>
          <table:table-cell office:value-type="float" office:value="15096.2" table:style-name="ce1">
            <text:p>15096.2</text:p>
          </table:table-cell>
          <table:table-cell office:value-type="float" office:value="16026.160000000003" table:formula="of:=AVERAGE([.A89:.J89])" table:style-name="ce1">
            <text:p>16026.16</text:p>
          </table:table-cell>
          <table:table-cell table:number-columns-repeated="16373"/>
        </table:table-row>
        <table:table-row table:style-name="ro1">
          <table:table-cell office:value-type="float" office:value="14539.2" table:style-name="ce1">
            <text:p>14539.2</text:p>
          </table:table-cell>
          <table:table-cell office:value-type="float" office:value="16998.099999999999" table:style-name="ce1">
            <text:p>16998.1</text:p>
          </table:table-cell>
          <table:table-cell office:value-type="float" office:value="17033.5" table:style-name="ce1">
            <text:p>17033.5</text:p>
          </table:table-cell>
          <table:table-cell office:value-type="float" office:value="15524.1" table:style-name="ce1">
            <text:p>15524.1</text:p>
          </table:table-cell>
          <table:table-cell office:value-type="float" office:value="22371.7" table:style-name="ce1">
            <text:p>22371.7</text:p>
          </table:table-cell>
          <table:table-cell office:value-type="float" office:value="16484.900000000001" table:style-name="ce1">
            <text:p>16484.9</text:p>
          </table:table-cell>
          <table:table-cell office:value-type="float" office:value="11769.8" table:style-name="ce1">
            <text:p>11769.8</text:p>
          </table:table-cell>
          <table:table-cell office:value-type="float" office:value="12981.3" table:style-name="ce1">
            <text:p>12981.3</text:p>
          </table:table-cell>
          <table:table-cell office:value-type="float" office:value="17331.7" table:style-name="ce1">
            <text:p>17331.7</text:p>
          </table:table-cell>
          <table:table-cell office:value-type="float" office:value="15101" table:style-name="ce1">
            <text:p>15101</text:p>
          </table:table-cell>
          <table:table-cell office:value-type="float" office:value="16013.530000000002" table:formula="of:=AVERAGE([.A90:.J90])" table:style-name="ce1">
            <text:p>16013.53</text:p>
          </table:table-cell>
          <table:table-cell table:number-columns-repeated="16373"/>
        </table:table-row>
        <table:table-row table:style-name="ro1">
          <table:table-cell office:value-type="float" office:value="14540" table:style-name="ce1">
            <text:p>14540</text:p>
          </table:table-cell>
          <table:table-cell office:value-type="float" office:value="16998.099999999999" table:style-name="ce1">
            <text:p>16998.1</text:p>
          </table:table-cell>
          <table:table-cell office:value-type="float" office:value="17032" table:style-name="ce1">
            <text:p>17032</text:p>
          </table:table-cell>
          <table:table-cell office:value-type="float" office:value="15186.7" table:style-name="ce1">
            <text:p>15186.7</text:p>
          </table:table-cell>
          <table:table-cell office:value-type="float" office:value="22371" table:style-name="ce1">
            <text:p>22371</text:p>
          </table:table-cell>
          <table:table-cell office:value-type="float" office:value="16482.7" table:style-name="ce1">
            <text:p>16482.7</text:p>
          </table:table-cell>
          <table:table-cell office:value-type="float" office:value="11769.8" table:style-name="ce1">
            <text:p>11769.8</text:p>
          </table:table-cell>
          <table:table-cell office:value-type="float" office:value="12981.3" table:style-name="ce1">
            <text:p>12981.3</text:p>
          </table:table-cell>
          <table:table-cell office:value-type="float" office:value="17131.400000000001" table:style-name="ce1">
            <text:p>17131.4</text:p>
          </table:table-cell>
          <table:table-cell office:value-type="float" office:value="15080.9" table:style-name="ce1">
            <text:p>15080.9</text:p>
          </table:table-cell>
          <table:table-cell office:value-type="float" office:value="15957.39" table:formula="of:=AVERAGE([.A91:.J91])" table:style-name="ce1">
            <text:p>15957.39</text:p>
          </table:table-cell>
          <table:table-cell table:number-columns-repeated="16373"/>
        </table:table-row>
        <table:table-row table:style-name="ro1">
          <table:table-cell office:value-type="float" office:value="14540" table:style-name="ce1">
            <text:p>14540</text:p>
          </table:table-cell>
          <table:table-cell office:value-type="float" office:value="16992.099999999999" table:style-name="ce1">
            <text:p>16992.1</text:p>
          </table:table-cell>
          <table:table-cell office:value-type="float" office:value="17011.900000000001" table:style-name="ce1">
            <text:p>17011.9</text:p>
          </table:table-cell>
          <table:table-cell office:value-type="float" office:value="15117.2" table:style-name="ce1">
            <text:p>15117.2</text:p>
          </table:table-cell>
          <table:table-cell office:value-type="float" office:value="22371" table:style-name="ce1">
            <text:p>22371</text:p>
          </table:table-cell>
          <table:table-cell office:value-type="float" office:value="16482.8" table:style-name="ce1">
            <text:p>16482.8</text:p>
          </table:table-cell>
          <table:table-cell office:value-type="float" office:value="11769.8" table:style-name="ce1">
            <text:p>11769.8</text:p>
          </table:table-cell>
          <table:table-cell office:value-type="float" office:value="12980.6" table:style-name="ce1">
            <text:p>12980.6</text:p>
          </table:table-cell>
          <table:table-cell office:value-type="float" office:value="17131.400000000001" table:style-name="ce1">
            <text:p>17131.4</text:p>
          </table:table-cell>
          <table:table-cell office:value-type="float" office:value="15080.9" table:style-name="ce1">
            <text:p>15080.9</text:p>
          </table:table-cell>
          <table:table-cell office:value-type="float" office:value="15947.77" table:formula="of:=AVERAGE([.A92:.J92])" table:style-name="ce1">
            <text:p>15947.77</text:p>
          </table:table-cell>
          <table:table-cell table:number-columns-repeated="16373"/>
        </table:table-row>
        <table:table-row table:style-name="ro1">
          <table:table-cell office:value-type="float" office:value="14465" table:style-name="ce1">
            <text:p>14465</text:p>
          </table:table-cell>
          <table:table-cell office:value-type="float" office:value="16992.099999999999" table:style-name="ce1">
            <text:p>16992.1</text:p>
          </table:table-cell>
          <table:table-cell office:value-type="float" office:value="17011.900000000001" table:style-name="ce1">
            <text:p>17011.9</text:p>
          </table:table-cell>
          <table:table-cell office:value-type="float" office:value="15117.2" table:style-name="ce1">
            <text:p>15117.2</text:p>
          </table:table-cell>
          <table:table-cell office:value-type="float" office:value="22279.7" table:style-name="ce1">
            <text:p>22279.7</text:p>
          </table:table-cell>
          <table:table-cell office:value-type="float" office:value="16482.7" table:style-name="ce1">
            <text:p>16482.7</text:p>
          </table:table-cell>
          <table:table-cell office:value-type="float" office:value="11752.8" table:style-name="ce1">
            <text:p>11752.8</text:p>
          </table:table-cell>
          <table:table-cell office:value-type="float" office:value="12980.6" table:style-name="ce1">
            <text:p>12980.6</text:p>
          </table:table-cell>
          <table:table-cell office:value-type="float" office:value="17131.400000000001" table:style-name="ce1">
            <text:p>17131.4</text:p>
          </table:table-cell>
          <table:table-cell office:value-type="float" office:value="15080.9" table:style-name="ce1">
            <text:p>15080.9</text:p>
          </table:table-cell>
          <table:table-cell office:value-type="float" office:value="15929.429999999998" table:formula="of:=AVERAGE([.A93:.J93])" table:style-name="ce1">
            <text:p>15929.43</text:p>
          </table:table-cell>
          <table:table-cell table:number-columns-repeated="16373"/>
        </table:table-row>
        <table:table-row table:style-name="ro1">
          <table:table-cell office:value-type="float" office:value="14538.9" table:style-name="ce1">
            <text:p>14538.9</text:p>
          </table:table-cell>
          <table:table-cell office:value-type="float" office:value="16939.8" table:style-name="ce1">
            <text:p>16939.8</text:p>
          </table:table-cell>
          <table:table-cell office:value-type="float" office:value="16360.9" table:style-name="ce1">
            <text:p>16360.9</text:p>
          </table:table-cell>
          <table:table-cell office:value-type="float" office:value="15117.2" table:style-name="ce1">
            <text:p>15117.2</text:p>
          </table:table-cell>
          <table:table-cell office:value-type="float" office:value="21506.9" table:style-name="ce1">
            <text:p>21506.9</text:p>
          </table:table-cell>
          <table:table-cell office:value-type="float" office:value="16411.2" table:style-name="ce1">
            <text:p>16411.2</text:p>
          </table:table-cell>
          <table:table-cell office:value-type="float" office:value="11750.2" table:style-name="ce1">
            <text:p>11750.2</text:p>
          </table:table-cell>
          <table:table-cell office:value-type="float" office:value="12940.5" table:style-name="ce1">
            <text:p>12940.5</text:p>
          </table:table-cell>
          <table:table-cell office:value-type="float" office:value="17088.7" table:style-name="ce1">
            <text:p>17088.7</text:p>
          </table:table-cell>
          <table:table-cell office:value-type="float" office:value="14959.3" table:style-name="ce1">
            <text:p>14959.3</text:p>
          </table:table-cell>
          <table:table-cell office:value-type="float" office:value="15761.36" table:formula="of:=AVERAGE([.A94:.J94])" table:style-name="ce1">
            <text:p>15761.36</text:p>
          </table:table-cell>
          <table:table-cell table:number-columns-repeated="16373"/>
        </table:table-row>
        <table:table-row table:style-name="ro1">
          <table:table-cell office:value-type="float" office:value="14536.6" table:style-name="ce1">
            <text:p>14536.6</text:p>
          </table:table-cell>
          <table:table-cell office:value-type="float" office:value="16926.400000000001" table:style-name="ce1">
            <text:p>16926.4</text:p>
          </table:table-cell>
          <table:table-cell office:value-type="float" office:value="16776.3" table:style-name="ce1">
            <text:p>16776.3</text:p>
          </table:table-cell>
          <table:table-cell office:value-type="float" office:value="14854.7" table:style-name="ce1">
            <text:p>14854.7</text:p>
          </table:table-cell>
          <table:table-cell office:value-type="float" office:value="21506.7" table:style-name="ce1">
            <text:p>21506.7</text:p>
          </table:table-cell>
          <table:table-cell office:value-type="float" office:value="16469.7" table:style-name="ce1">
            <text:p>16469.7</text:p>
          </table:table-cell>
          <table:table-cell office:value-type="float" office:value="11752.2" table:style-name="ce1">
            <text:p>11752.2</text:p>
          </table:table-cell>
          <table:table-cell office:value-type="float" office:value="12940.5" table:style-name="ce1">
            <text:p>12940.5</text:p>
          </table:table-cell>
          <table:table-cell office:value-type="float" office:value="17088.7" table:style-name="ce1">
            <text:p>17088.7</text:p>
          </table:table-cell>
          <table:table-cell office:value-type="float" office:value="14959.3" table:style-name="ce1">
            <text:p>14959.3</text:p>
          </table:table-cell>
          <table:table-cell office:value-type="float" office:value="15781.109999999997" table:formula="of:=AVERAGE([.A95:.J95])" table:style-name="ce1">
            <text:p>15781.11</text:p>
          </table:table-cell>
          <table:table-cell table:number-columns-repeated="16373"/>
        </table:table-row>
        <table:table-row table:style-name="ro1">
          <table:table-cell office:value-type="float" office:value="14536.6" table:style-name="ce1">
            <text:p>14536.6</text:p>
          </table:table-cell>
          <table:table-cell office:value-type="float" office:value="16922.8" table:style-name="ce1">
            <text:p>16922.8</text:p>
          </table:table-cell>
          <table:table-cell office:value-type="float" office:value="16526.3" table:style-name="ce1">
            <text:p>16526.3</text:p>
          </table:table-cell>
          <table:table-cell office:value-type="float" office:value="14854.7" table:style-name="ce1">
            <text:p>14854.7</text:p>
          </table:table-cell>
          <table:table-cell office:value-type="float" office:value="21488.2" table:style-name="ce1">
            <text:p>21488.2</text:p>
          </table:table-cell>
          <table:table-cell office:value-type="float" office:value="16429.900000000001" table:style-name="ce1">
            <text:p>16429.9</text:p>
          </table:table-cell>
          <table:table-cell office:value-type="float" office:value="11752.2" table:style-name="ce1">
            <text:p>11752.2</text:p>
          </table:table-cell>
          <table:table-cell office:value-type="float" office:value="12856.8" table:style-name="ce1">
            <text:p>12856.8</text:p>
          </table:table-cell>
          <table:table-cell office:value-type="float" office:value="16792.900000000001" table:style-name="ce1">
            <text:p>16792.9</text:p>
          </table:table-cell>
          <table:table-cell office:value-type="float" office:value="15004.1" table:style-name="ce1">
            <text:p>15004.1</text:p>
          </table:table-cell>
          <table:table-cell office:value-type="float" office:value="15716.45" table:formula="of:=AVERAGE([.A96:.J96])" table:style-name="ce1">
            <text:p>15716.45</text:p>
          </table:table-cell>
          <table:table-cell table:number-columns-repeated="16373"/>
        </table:table-row>
        <table:table-row table:style-name="ro1">
          <table:table-cell office:value-type="float" office:value="14536.3" table:style-name="ce1">
            <text:p>14536.3</text:p>
          </table:table-cell>
          <table:table-cell office:value-type="float" office:value="16916.599999999999" table:style-name="ce1">
            <text:p>16916.6</text:p>
          </table:table-cell>
          <table:table-cell office:value-type="float" office:value="16526.3" table:style-name="ce1">
            <text:p>16526.3</text:p>
          </table:table-cell>
          <table:table-cell office:value-type="float" office:value="14851.6" table:style-name="ce1">
            <text:p>14851.6</text:p>
          </table:table-cell>
          <table:table-cell office:value-type="float" office:value="21421.8" table:style-name="ce1">
            <text:p>21421.8</text:p>
          </table:table-cell>
          <table:table-cell office:value-type="float" office:value="16431.5" table:style-name="ce1">
            <text:p>16431.5</text:p>
          </table:table-cell>
          <table:table-cell office:value-type="float" office:value="11749.1" table:style-name="ce1">
            <text:p>11749.1</text:p>
          </table:table-cell>
          <table:table-cell office:value-type="float" office:value="12856.8" table:style-name="ce1">
            <text:p>12856.8</text:p>
          </table:table-cell>
          <table:table-cell office:value-type="float" office:value="16792.900000000001" table:style-name="ce1">
            <text:p>16792.9</text:p>
          </table:table-cell>
          <table:table-cell office:value-type="float" office:value="15002.4" table:style-name="ce1">
            <text:p>15002.4</text:p>
          </table:table-cell>
          <table:table-cell office:value-type="float" office:value="15708.529999999999" table:formula="of:=AVERAGE([.A97:.J97])" table:style-name="ce1">
            <text:p>15708.53</text:p>
          </table:table-cell>
          <table:table-cell table:number-columns-repeated="16373"/>
        </table:table-row>
        <table:table-row table:style-name="ro1">
          <table:table-cell office:value-type="float" office:value="14492.7" table:style-name="ce1">
            <text:p>14492.7</text:p>
          </table:table-cell>
          <table:table-cell office:value-type="float" office:value="16916.599999999999" table:style-name="ce1">
            <text:p>16916.6</text:p>
          </table:table-cell>
          <table:table-cell office:value-type="float" office:value="16528.2" table:style-name="ce1">
            <text:p>16528.2</text:p>
          </table:table-cell>
          <table:table-cell office:value-type="float" office:value="14851.6" table:style-name="ce1">
            <text:p>14851.6</text:p>
          </table:table-cell>
          <table:table-cell office:value-type="float" office:value="21488.2" table:style-name="ce1">
            <text:p>21488.2</text:p>
          </table:table-cell>
          <table:table-cell office:value-type="float" office:value="16431.5" table:style-name="ce1">
            <text:p>16431.5</text:p>
          </table:table-cell>
          <table:table-cell office:value-type="float" office:value="11749.1" table:style-name="ce1">
            <text:p>11749.1</text:p>
          </table:table-cell>
          <table:table-cell office:value-type="float" office:value="12856.8" table:style-name="ce1">
            <text:p>12856.8</text:p>
          </table:table-cell>
          <table:table-cell office:value-type="float" office:value="16792.900000000001" table:style-name="ce1">
            <text:p>16792.9</text:p>
          </table:table-cell>
          <table:table-cell office:value-type="float" office:value="14566.6" table:style-name="ce1">
            <text:p>14566.6</text:p>
          </table:table-cell>
          <table:table-cell office:value-type="float" office:value="15667.420000000002" table:formula="of:=AVERAGE([.A98:.J98])" table:style-name="ce1">
            <text:p>15667.42</text:p>
          </table:table-cell>
          <table:table-cell table:number-columns-repeated="16373"/>
        </table:table-row>
        <table:table-row table:style-name="ro1">
          <table:table-cell office:value-type="float" office:value="14492.7" table:style-name="ce1">
            <text:p>14492.7</text:p>
          </table:table-cell>
          <table:table-cell office:value-type="float" office:value="16916.599999999999" table:style-name="ce1">
            <text:p>16916.6</text:p>
          </table:table-cell>
          <table:table-cell office:value-type="float" office:value="16528.2" table:style-name="ce1">
            <text:p>16528.2</text:p>
          </table:table-cell>
          <table:table-cell office:value-type="float" office:value="14848.2" table:style-name="ce1">
            <text:p>14848.2</text:p>
          </table:table-cell>
          <table:table-cell office:value-type="float" office:value="21463.200000000001" table:style-name="ce1">
            <text:p>21463.2</text:p>
          </table:table-cell>
          <table:table-cell office:value-type="float" office:value="16431.5" table:style-name="ce1">
            <text:p>16431.5</text:p>
          </table:table-cell>
          <table:table-cell office:value-type="float" office:value="11731.1" table:style-name="ce1">
            <text:p>11731.1</text:p>
          </table:table-cell>
          <table:table-cell office:value-type="float" office:value="12840.5" table:style-name="ce1">
            <text:p>12840.5</text:p>
          </table:table-cell>
          <table:table-cell office:value-type="float" office:value="16776.3" table:style-name="ce1">
            <text:p>16776.3</text:p>
          </table:table-cell>
          <table:table-cell office:value-type="float" office:value="14566.6" table:style-name="ce1">
            <text:p>14566.6</text:p>
          </table:table-cell>
          <table:table-cell office:value-type="float" office:value="15659.49" table:formula="of:=AVERAGE([.A99:.J99])" table:style-name="ce1">
            <text:p>15659.49</text:p>
          </table:table-cell>
          <table:table-cell table:number-columns-repeated="16373"/>
        </table:table-row>
        <table:table-row table:style-name="ro1">
          <table:table-cell office:value-type="float" office:value="14492.7" table:style-name="ce1">
            <text:p>14492.7</text:p>
          </table:table-cell>
          <table:table-cell office:value-type="float" office:value="16916.400000000001" table:style-name="ce1">
            <text:p>16916.4</text:p>
          </table:table-cell>
          <table:table-cell office:value-type="float" office:value="16528.2" table:style-name="ce1">
            <text:p>16528.2</text:p>
          </table:table-cell>
          <table:table-cell office:value-type="float" office:value="14841.5" table:style-name="ce1">
            <text:p>14841.5</text:p>
          </table:table-cell>
          <table:table-cell office:value-type="float" office:value="21463.200000000001" table:style-name="ce1">
            <text:p>21463.2</text:p>
          </table:table-cell>
          <table:table-cell office:value-type="float" office:value="16435.2" table:style-name="ce1">
            <text:p>16435.2</text:p>
          </table:table-cell>
          <table:table-cell office:value-type="float" office:value="11731.1" table:style-name="ce1">
            <text:p>11731.1</text:p>
          </table:table-cell>
          <table:table-cell office:value-type="float" office:value="12839.1" table:style-name="ce1">
            <text:p>12839.1</text:p>
          </table:table-cell>
          <table:table-cell office:value-type="float" office:value="16792.900000000001" table:style-name="ce1">
            <text:p>16792.9</text:p>
          </table:table-cell>
          <table:table-cell office:value-type="float" office:value="14566.6" table:style-name="ce1">
            <text:p>14566.6</text:p>
          </table:table-cell>
          <table:table-cell office:value-type="float" office:value="15660.690000000002" table:formula="of:=AVERAGE([.A100:.J100])" table:style-name="ce1">
            <text:p>15660.69</text:p>
          </table:table-cell>
          <table:table-cell table:number-columns-repeated="16373"/>
        </table:table-row>
        <table:table-row table:style-name="ro1">
          <table:table-cell office:value-type="float" office:value="14476.3" table:style-name="ce1">
            <text:p>14476.3</text:p>
          </table:table-cell>
          <table:table-cell office:value-type="float" office:value="16912.900000000001" table:style-name="ce1">
            <text:p>16912.9</text:p>
          </table:table-cell>
          <table:table-cell office:value-type="float" office:value="16425.3" table:style-name="ce1">
            <text:p>16425.3</text:p>
          </table:table-cell>
          <table:table-cell office:value-type="float" office:value="14365.9" table:style-name="ce1">
            <text:p>14365.9</text:p>
          </table:table-cell>
          <table:table-cell office:value-type="float" office:value="21355.8" table:style-name="ce1">
            <text:p>21355.8</text:p>
          </table:table-cell>
          <table:table-cell office:value-type="float" office:value="16435.2" table:style-name="ce1">
            <text:p>16435.2</text:p>
          </table:table-cell>
          <table:table-cell office:value-type="float" office:value="11714.2" table:style-name="ce1">
            <text:p>11714.2</text:p>
          </table:table-cell>
          <table:table-cell office:value-type="float" office:value="12803.3" table:style-name="ce1">
            <text:p>12803.3</text:p>
          </table:table-cell>
          <table:table-cell office:value-type="float" office:value="16498.5" table:style-name="ce1">
            <text:p>16498.5</text:p>
          </table:table-cell>
          <table:table-cell office:value-type="float" office:value="14566.2" table:style-name="ce1">
            <text:p>14566.2</text:p>
          </table:table-cell>
          <table:table-cell office:value-type="float" office:value="15555.36" table:formula="of:=AVERAGE([.A101:.J101])" table:style-name="ce1">
            <text:p>15555.36</text:p>
          </table:table-cell>
          <table:table-cell table:number-columns-repeated="16373"/>
        </table:table-row>
        <table:table-row table:style-name="ro1">
          <table:table-cell office:value-type="float" office:value="14449.8" table:style-name="ce1">
            <text:p>14449.8</text:p>
          </table:table-cell>
          <table:table-cell office:value-type="float" office:value="16882.8" table:style-name="ce1">
            <text:p>16882.8</text:p>
          </table:table-cell>
          <table:table-cell office:value-type="float" office:value="16425.3" table:style-name="ce1">
            <text:p>16425.3</text:p>
          </table:table-cell>
          <table:table-cell office:value-type="float" office:value="14565.2" table:style-name="ce1">
            <text:p>14565.2</text:p>
          </table:table-cell>
          <table:table-cell office:value-type="float" office:value="21355.8" table:style-name="ce1">
            <text:p>21355.8</text:p>
          </table:table-cell>
          <table:table-cell office:value-type="float" office:value="16423.7" table:style-name="ce1">
            <text:p>16423.7</text:p>
          </table:table-cell>
          <table:table-cell office:value-type="float" office:value="11675.9" table:style-name="ce1">
            <text:p>11675.9</text:p>
          </table:table-cell>
          <table:table-cell office:value-type="float" office:value="12796.3" table:style-name="ce1">
            <text:p>12796.3</text:p>
          </table:table-cell>
          <table:table-cell office:value-type="float" office:value="16498.5" table:style-name="ce1">
            <text:p>16498.5</text:p>
          </table:table-cell>
          <table:table-cell office:value-type="float" office:value="14565.3" table:style-name="ce1">
            <text:p>14565.3</text:p>
          </table:table-cell>
          <table:table-cell office:value-type="float" office:value="15563.859999999997" table:formula="of:=AVERAGE([.A102:.J102])" table:style-name="ce1">
            <text:p>15563.86</text:p>
          </table:table-cell>
          <table:table-cell table:number-columns-repeated="16373"/>
        </table:table-row>
        <table:table-row table:style-name="ro1">
          <table:table-cell office:value-type="float" office:value="14410.3" table:style-name="ce1">
            <text:p>14410.3</text:p>
          </table:table-cell>
          <table:table-cell office:value-type="float" office:value="16914.3" table:style-name="ce1">
            <text:p>16914.3</text:p>
          </table:table-cell>
          <table:table-cell office:value-type="float" office:value="16425.3" table:style-name="ce1">
            <text:p>16425.3</text:p>
          </table:table-cell>
          <table:table-cell office:value-type="float" office:value="14421.2" table:style-name="ce1">
            <text:p>14421.2</text:p>
          </table:table-cell>
          <table:table-cell office:value-type="float" office:value="21297.3" table:style-name="ce1">
            <text:p>21297.3</text:p>
          </table:table-cell>
          <table:table-cell office:value-type="float" office:value="16435.2" table:style-name="ce1">
            <text:p>16435.2</text:p>
          </table:table-cell>
          <table:table-cell office:value-type="float" office:value="11675.9" table:style-name="ce1">
            <text:p>11675.9</text:p>
          </table:table-cell>
          <table:table-cell office:value-type="float" office:value="12795.9" table:style-name="ce1">
            <text:p>12795.9</text:p>
          </table:table-cell>
          <table:table-cell office:value-type="float" office:value="16334.7" table:style-name="ce1">
            <text:p>16334.7</text:p>
          </table:table-cell>
          <table:table-cell office:value-type="float" office:value="14466.8" table:style-name="ce1">
            <text:p>14466.8</text:p>
          </table:table-cell>
          <table:table-cell office:value-type="float" office:value="15517.689999999997" table:formula="of:=AVERAGE([.A103:.J103])" table:style-name="ce1">
            <text:p>15517.69</text:p>
          </table:table-cell>
          <table:table-cell table:number-columns-repeated="16373"/>
        </table:table-row>
        <table:table-row table:style-name="ro1">
          <table:table-cell office:value-type="float" office:value="14410.3" table:style-name="ce1">
            <text:p>14410.3</text:p>
          </table:table-cell>
          <table:table-cell office:value-type="float" office:value="16907" table:style-name="ce1">
            <text:p>16907</text:p>
          </table:table-cell>
          <table:table-cell office:value-type="float" office:value="16422.7" table:style-name="ce1">
            <text:p>16422.7</text:p>
          </table:table-cell>
          <table:table-cell office:value-type="float" office:value="14421.2" table:style-name="ce1">
            <text:p>14421.2</text:p>
          </table:table-cell>
          <table:table-cell office:value-type="float" office:value="21268.9" table:style-name="ce1">
            <text:p>21268.9</text:p>
          </table:table-cell>
          <table:table-cell office:value-type="float" office:value="16435.2" table:style-name="ce1">
            <text:p>16435.2</text:p>
          </table:table-cell>
          <table:table-cell office:value-type="float" office:value="11675.5" table:style-name="ce1">
            <text:p>11675.5</text:p>
          </table:table-cell>
          <table:table-cell office:value-type="float" office:value="12773.2" table:style-name="ce1">
            <text:p>12773.2</text:p>
          </table:table-cell>
          <table:table-cell office:value-type="float" office:value="16334.7" table:style-name="ce1">
            <text:p>16334.7</text:p>
          </table:table-cell>
          <table:table-cell office:value-type="float" office:value="14466.8" table:style-name="ce1">
            <text:p>14466.8</text:p>
          </table:table-cell>
          <table:table-cell office:value-type="float" office:value="15511.55" table:formula="of:=AVERAGE([.A104:.J104])" table:style-name="ce1">
            <text:p>15511.55</text:p>
          </table:table-cell>
          <table:table-cell table:number-columns-repeated="16373"/>
        </table:table-row>
        <table:table-row table:style-name="ro1">
          <table:table-cell office:value-type="float" office:value="14367" table:style-name="ce1">
            <text:p>14367</text:p>
          </table:table-cell>
          <table:table-cell office:value-type="float" office:value="16887.5" table:style-name="ce1">
            <text:p>16887.5</text:p>
          </table:table-cell>
          <table:table-cell office:value-type="float" office:value="16409" table:style-name="ce1">
            <text:p>16409</text:p>
          </table:table-cell>
          <table:table-cell office:value-type="float" office:value="14420.4" table:style-name="ce1">
            <text:p>14420.4</text:p>
          </table:table-cell>
          <table:table-cell office:value-type="float" office:value="21267.5" table:style-name="ce1">
            <text:p>21267.5</text:p>
          </table:table-cell>
          <table:table-cell office:value-type="float" office:value="16422" table:style-name="ce1">
            <text:p>16422</text:p>
          </table:table-cell>
          <table:table-cell office:value-type="float" office:value="11671.9" table:style-name="ce1">
            <text:p>11671.9</text:p>
          </table:table-cell>
          <table:table-cell office:value-type="float" office:value="12718.5" table:style-name="ce1">
            <text:p>12718.5</text:p>
          </table:table-cell>
          <table:table-cell office:value-type="float" office:value="16318.9" table:style-name="ce1">
            <text:p>16318.9</text:p>
          </table:table-cell>
          <table:table-cell office:value-type="float" office:value="14463.4" table:style-name="ce1">
            <text:p>14463.4</text:p>
          </table:table-cell>
          <table:table-cell office:value-type="float" office:value="15494.609999999997" table:formula="of:=AVERAGE([.A105:.J105])" table:style-name="ce1">
            <text:p>15494.61</text:p>
          </table:table-cell>
          <table:table-cell table:number-columns-repeated="16373"/>
        </table:table-row>
        <table:table-row table:style-name="ro1">
          <table:table-cell office:value-type="float" office:value="14367" table:style-name="ce1">
            <text:p>14367</text:p>
          </table:table-cell>
          <table:table-cell office:value-type="float" office:value="16875.7" table:style-name="ce1">
            <text:p>16875.7</text:p>
          </table:table-cell>
          <table:table-cell office:value-type="float" office:value="16311.4" table:style-name="ce1">
            <text:p>16311.4</text:p>
          </table:table-cell>
          <table:table-cell office:value-type="float" office:value="14373.6" table:style-name="ce1">
            <text:p>14373.6</text:p>
          </table:table-cell>
          <table:table-cell office:value-type="float" office:value="21206.5" table:style-name="ce1">
            <text:p>21206.5</text:p>
          </table:table-cell>
          <table:table-cell office:value-type="float" office:value="16434.900000000001" table:style-name="ce1">
            <text:p>16434.9</text:p>
          </table:table-cell>
          <table:table-cell office:value-type="float" office:value="11671.7" table:style-name="ce1">
            <text:p>11671.7</text:p>
          </table:table-cell>
          <table:table-cell office:value-type="float" office:value="12718.3" table:style-name="ce1">
            <text:p>12718.3</text:p>
          </table:table-cell>
          <table:table-cell office:value-type="float" office:value="16318.9" table:style-name="ce1">
            <text:p>16318.9</text:p>
          </table:table-cell>
          <table:table-cell office:value-type="float" office:value="14463.4" table:style-name="ce1">
            <text:p>14463.4</text:p>
          </table:table-cell>
          <table:table-cell office:value-type="float" office:value="15474.14" table:formula="of:=AVERAGE([.A106:.J106])" table:style-name="ce1">
            <text:p>15474.14</text:p>
          </table:table-cell>
          <table:table-cell table:number-columns-repeated="16373"/>
        </table:table-row>
        <table:table-row table:style-name="ro1">
          <table:table-cell office:value-type="float" office:value="14338.5" table:style-name="ce1">
            <text:p>14338.5</text:p>
          </table:table-cell>
          <table:table-cell office:value-type="float" office:value="16864.3" table:style-name="ce1">
            <text:p>16864.3</text:p>
          </table:table-cell>
          <table:table-cell office:value-type="float" office:value="16204.9" table:style-name="ce1">
            <text:p>16204.9</text:p>
          </table:table-cell>
          <table:table-cell office:value-type="float" office:value="14134.9" table:style-name="ce1">
            <text:p>14134.9</text:p>
          </table:table-cell>
          <table:table-cell office:value-type="float" office:value="21172.5" table:style-name="ce1">
            <text:p>21172.5</text:p>
          </table:table-cell>
          <table:table-cell office:value-type="float" office:value="16406.3" table:style-name="ce1">
            <text:p>16406.3</text:p>
          </table:table-cell>
          <table:table-cell office:value-type="float" office:value="11629.5" table:style-name="ce1">
            <text:p>11629.5</text:p>
          </table:table-cell>
          <table:table-cell office:value-type="float" office:value="12718.1" table:style-name="ce1">
            <text:p>12718.1</text:p>
          </table:table-cell>
          <table:table-cell office:value-type="float" office:value="16292.6" table:style-name="ce1">
            <text:p>16292.6</text:p>
          </table:table-cell>
          <table:table-cell office:value-type="float" office:value="14422.2" table:style-name="ce1">
            <text:p>14422.2</text:p>
          </table:table-cell>
          <table:table-cell office:value-type="float" office:value="15418.380000000001" table:formula="of:=AVERAGE([.A107:.J107])" table:style-name="ce1">
            <text:p>15418.38</text:p>
          </table:table-cell>
          <table:table-cell table:number-columns-repeated="16373"/>
        </table:table-row>
        <table:table-row table:style-name="ro1">
          <table:table-cell office:value-type="float" office:value="14330.2" table:style-name="ce1">
            <text:p>14330.2</text:p>
          </table:table-cell>
          <table:table-cell office:value-type="float" office:value="16863.400000000001" table:style-name="ce1">
            <text:p>16863.4</text:p>
          </table:table-cell>
          <table:table-cell office:value-type="float" office:value="16204.9" table:style-name="ce1">
            <text:p>16204.9</text:p>
          </table:table-cell>
          <table:table-cell office:value-type="float" office:value="14134.3" table:style-name="ce1">
            <text:p>14134.3</text:p>
          </table:table-cell>
          <table:table-cell office:value-type="float" office:value="20939.400000000001" table:style-name="ce1">
            <text:p>20939.4</text:p>
          </table:table-cell>
          <table:table-cell office:value-type="float" office:value="16246.3" table:style-name="ce1">
            <text:p>16246.3</text:p>
          </table:table-cell>
          <table:table-cell office:value-type="float" office:value="11629.5" table:style-name="ce1">
            <text:p>11629.5</text:p>
          </table:table-cell>
          <table:table-cell office:value-type="float" office:value="12669.4" table:style-name="ce1">
            <text:p>12669.4</text:p>
          </table:table-cell>
          <table:table-cell office:value-type="float" office:value="16292.6" table:style-name="ce1">
            <text:p>16292.6</text:p>
          </table:table-cell>
          <table:table-cell office:value-type="float" office:value="14422.2" table:style-name="ce1">
            <text:p>14422.2</text:p>
          </table:table-cell>
          <table:table-cell office:value-type="float" office:value="15373.220000000001" table:formula="of:=AVERAGE([.A108:.J108])" table:style-name="ce1">
            <text:p>15373.22</text:p>
          </table:table-cell>
          <table:table-cell table:number-columns-repeated="16373"/>
        </table:table-row>
        <table:table-row table:style-name="ro1">
          <table:table-cell office:value-type="float" office:value="14308" table:style-name="ce1">
            <text:p>14308</text:p>
          </table:table-cell>
          <table:table-cell office:value-type="float" office:value="16856.900000000001" table:style-name="ce1">
            <text:p>16856.9</text:p>
          </table:table-cell>
          <table:table-cell office:value-type="float" office:value="16096.7" table:style-name="ce1">
            <text:p>16096.7</text:p>
          </table:table-cell>
          <table:table-cell office:value-type="float" office:value="14132.8" table:style-name="ce1">
            <text:p>14132.8</text:p>
          </table:table-cell>
          <table:table-cell office:value-type="float" office:value="20939.400000000001" table:style-name="ce1">
            <text:p>20939.4</text:p>
          </table:table-cell>
          <table:table-cell office:value-type="float" office:value="16246.3" table:style-name="ce1">
            <text:p>16246.3</text:p>
          </table:table-cell>
          <table:table-cell office:value-type="float" office:value="11628.3" table:style-name="ce1">
            <text:p>11628.3</text:p>
          </table:table-cell>
          <table:table-cell office:value-type="float" office:value="12669.4" table:style-name="ce1">
            <text:p>12669.4</text:p>
          </table:table-cell>
          <table:table-cell office:value-type="float" office:value="16292.6" table:style-name="ce1">
            <text:p>16292.6</text:p>
          </table:table-cell>
          <table:table-cell office:value-type="float" office:value="14422.2" table:style-name="ce1">
            <text:p>14422.2</text:p>
          </table:table-cell>
          <table:table-cell office:value-type="float" office:value="15359.260000000004" table:formula="of:=AVERAGE([.A109:.J109])" table:style-name="ce1">
            <text:p>15359.26</text:p>
          </table:table-cell>
          <table:table-cell table:number-columns-repeated="16373"/>
        </table:table-row>
        <table:table-row table:style-name="ro1">
          <table:table-cell office:value-type="float" office:value="14308" table:style-name="ce1">
            <text:p>14308</text:p>
          </table:table-cell>
          <table:table-cell office:value-type="float" office:value="16845.400000000001" table:style-name="ce1">
            <text:p>16845.4</text:p>
          </table:table-cell>
          <table:table-cell office:value-type="float" office:value="16096.7" table:style-name="ce1">
            <text:p>16096.7</text:p>
          </table:table-cell>
          <table:table-cell office:value-type="float" office:value="14132.3" table:style-name="ce1">
            <text:p>14132.3</text:p>
          </table:table-cell>
          <table:table-cell office:value-type="float" office:value="20938.099999999999" table:style-name="ce1">
            <text:p>20938.1</text:p>
          </table:table-cell>
          <table:table-cell office:value-type="float" office:value="16124.8" table:style-name="ce1">
            <text:p>16124.8</text:p>
          </table:table-cell>
          <table:table-cell office:value-type="float" office:value="11628.3" table:style-name="ce1">
            <text:p>11628.3</text:p>
          </table:table-cell>
          <table:table-cell office:value-type="float" office:value="12669" table:style-name="ce1">
            <text:p>12669</text:p>
          </table:table-cell>
          <table:table-cell office:value-type="float" office:value="16279.6" table:style-name="ce1">
            <text:p>16279.6</text:p>
          </table:table-cell>
          <table:table-cell office:value-type="float" office:value="14409.8" table:style-name="ce1">
            <text:p>14409.8</text:p>
          </table:table-cell>
          <table:table-cell office:value-type="float" office:value="15343.2" table:formula="of:=AVERAGE([.A110:.J110])" table:style-name="ce1">
            <text:p>15343.2</text:p>
          </table:table-cell>
          <table:table-cell table:number-columns-repeated="16373"/>
        </table:table-row>
        <table:table-row table:style-name="ro1">
          <table:table-cell office:value-type="float" office:value="14307.1" table:style-name="ce1">
            <text:p>14307.1</text:p>
          </table:table-cell>
          <table:table-cell office:value-type="float" office:value="16834.5" table:style-name="ce1">
            <text:p>16834.5</text:p>
          </table:table-cell>
          <table:table-cell office:value-type="float" office:value="16096.2" table:style-name="ce1">
            <text:p>16096.2</text:p>
          </table:table-cell>
          <table:table-cell office:value-type="float" office:value="13731.7" table:style-name="ce1">
            <text:p>13731.7</text:p>
          </table:table-cell>
          <table:table-cell office:value-type="float" office:value="20939.099999999999" table:style-name="ce1">
            <text:p>20939.1</text:p>
          </table:table-cell>
          <table:table-cell office:value-type="float" office:value="16124.8" table:style-name="ce1">
            <text:p>16124.8</text:p>
          </table:table-cell>
          <table:table-cell office:value-type="float" office:value="11628.3" table:style-name="ce1">
            <text:p>11628.3</text:p>
          </table:table-cell>
          <table:table-cell office:value-type="float" office:value="12191.8" table:style-name="ce1">
            <text:p>12191.8</text:p>
          </table:table-cell>
          <table:table-cell office:value-type="float" office:value="16250.9" table:style-name="ce1">
            <text:p>16250.9</text:p>
          </table:table-cell>
          <table:table-cell office:value-type="float" office:value="14409.8" table:style-name="ce1">
            <text:p>14409.8</text:p>
          </table:table-cell>
          <table:table-cell office:value-type="float" office:value="15251.420000000002" table:formula="of:=AVERAGE([.A111:.J111])" table:style-name="ce1">
            <text:p>15251.42</text:p>
          </table:table-cell>
          <table:table-cell table:number-columns-repeated="16373"/>
        </table:table-row>
        <table:table-row table:style-name="ro1">
          <table:table-cell office:value-type="float" office:value="14289.6" table:style-name="ce1">
            <text:p>14289.6</text:p>
          </table:table-cell>
          <table:table-cell office:value-type="float" office:value="16834.5" table:style-name="ce1">
            <text:p>16834.5</text:p>
          </table:table-cell>
          <table:table-cell office:value-type="float" office:value="16094.8" table:style-name="ce1">
            <text:p>16094.8</text:p>
          </table:table-cell>
          <table:table-cell office:value-type="float" office:value="13731.7" table:style-name="ce1">
            <text:p>13731.7</text:p>
          </table:table-cell>
          <table:table-cell office:value-type="float" office:value="20907.7" table:style-name="ce1">
            <text:p>20907.7</text:p>
          </table:table-cell>
          <table:table-cell office:value-type="float" office:value="16124.8" table:style-name="ce1">
            <text:p>16124.8</text:p>
          </table:table-cell>
          <table:table-cell office:value-type="float" office:value="11597.4" table:style-name="ce1">
            <text:p>11597.4</text:p>
          </table:table-cell>
          <table:table-cell office:value-type="float" office:value="12191.8" table:style-name="ce1">
            <text:p>12191.8</text:p>
          </table:table-cell>
          <table:table-cell office:value-type="float" office:value="16234.6" table:style-name="ce1">
            <text:p>16234.6</text:p>
          </table:table-cell>
          <table:table-cell office:value-type="float" office:value="14396.5" table:style-name="ce1">
            <text:p>14396.5</text:p>
          </table:table-cell>
          <table:table-cell office:value-type="float" office:value="15240.34" table:formula="of:=AVERAGE([.A112:.J112])" table:style-name="ce1">
            <text:p>15240.34</text:p>
          </table:table-cell>
          <table:table-cell table:number-columns-repeated="16373"/>
        </table:table-row>
        <table:table-row table:style-name="ro1">
          <table:table-cell office:value-type="float" office:value="14289.6" table:style-name="ce1">
            <text:p>14289.6</text:p>
          </table:table-cell>
          <table:table-cell office:value-type="float" office:value="16834.5" table:style-name="ce1">
            <text:p>16834.5</text:p>
          </table:table-cell>
          <table:table-cell office:value-type="float" office:value="15909.2" table:style-name="ce1">
            <text:p>15909.2</text:p>
          </table:table-cell>
          <table:table-cell office:value-type="float" office:value="13731.7" table:style-name="ce1">
            <text:p>13731.7</text:p>
          </table:table-cell>
          <table:table-cell office:value-type="float" office:value="20862.2" table:style-name="ce1">
            <text:p>20862.2</text:p>
          </table:table-cell>
          <table:table-cell office:value-type="float" office:value="16124.8" table:style-name="ce1">
            <text:p>16124.8</text:p>
          </table:table-cell>
          <table:table-cell office:value-type="float" office:value="11597.4" table:style-name="ce1">
            <text:p>11597.4</text:p>
          </table:table-cell>
          <table:table-cell office:value-type="float" office:value="12191.8" table:style-name="ce1">
            <text:p>12191.8</text:p>
          </table:table-cell>
          <table:table-cell office:value-type="float" office:value="16245.5" table:style-name="ce1">
            <text:p>16245.5</text:p>
          </table:table-cell>
          <table:table-cell office:value-type="float" office:value="14396.5" table:style-name="ce1">
            <text:p>14396.5</text:p>
          </table:table-cell>
          <table:table-cell office:value-type="float" office:value="15218.320000000002" table:formula="of:=AVERAGE([.A113:.J113])" table:style-name="ce1">
            <text:p>15218.32</text:p>
          </table:table-cell>
          <table:table-cell table:number-columns-repeated="16373"/>
        </table:table-row>
        <table:table-row table:style-name="ro1">
          <table:table-cell office:value-type="float" office:value="14276.1" table:style-name="ce1">
            <text:p>14276.1</text:p>
          </table:table-cell>
          <table:table-cell office:value-type="float" office:value="16834.5" table:style-name="ce1">
            <text:p>16834.5</text:p>
          </table:table-cell>
          <table:table-cell office:value-type="float" office:value="15909.2" table:style-name="ce1">
            <text:p>15909.2</text:p>
          </table:table-cell>
          <table:table-cell office:value-type="float" office:value="13777.2" table:style-name="ce1">
            <text:p>13777.2</text:p>
          </table:table-cell>
          <table:table-cell office:value-type="float" office:value="20862.2" table:style-name="ce1">
            <text:p>20862.2</text:p>
          </table:table-cell>
          <table:table-cell office:value-type="float" office:value="16040.5" table:style-name="ce1">
            <text:p>16040.5</text:p>
          </table:table-cell>
          <table:table-cell office:value-type="float" office:value="11593" table:style-name="ce1">
            <text:p>11593</text:p>
          </table:table-cell>
          <table:table-cell office:value-type="float" office:value="12184.5" table:style-name="ce1">
            <text:p>12184.5</text:p>
          </table:table-cell>
          <table:table-cell office:value-type="float" office:value="16200.8" table:style-name="ce1">
            <text:p>16200.8</text:p>
          </table:table-cell>
          <table:table-cell office:value-type="float" office:value="14396.5" table:style-name="ce1">
            <text:p>14396.5</text:p>
          </table:table-cell>
          <table:table-cell office:value-type="float" office:value="15207.45" table:formula="of:=AVERAGE([.A114:.J114])" table:style-name="ce1">
            <text:p>15207.45</text:p>
          </table:table-cell>
          <table:table-cell table:number-columns-repeated="16373"/>
        </table:table-row>
        <table:table-row table:style-name="ro1">
          <table:table-cell office:value-type="float" office:value="14235.5" table:style-name="ce1">
            <text:p>14235.5</text:p>
          </table:table-cell>
          <table:table-cell office:value-type="float" office:value="16834.5" table:style-name="ce1">
            <text:p>16834.5</text:p>
          </table:table-cell>
          <table:table-cell office:value-type="float" office:value="15909.2" table:style-name="ce1">
            <text:p>15909.2</text:p>
          </table:table-cell>
          <table:table-cell office:value-type="float" office:value="13777.2" table:style-name="ce1">
            <text:p>13777.2</text:p>
          </table:table-cell>
          <table:table-cell office:value-type="float" office:value="20861.099999999999" table:style-name="ce1">
            <text:p>20861.1</text:p>
          </table:table-cell>
          <table:table-cell office:value-type="float" office:value="16040.5" table:style-name="ce1">
            <text:p>16040.5</text:p>
          </table:table-cell>
          <table:table-cell office:value-type="float" office:value="11593" table:style-name="ce1">
            <text:p>11593</text:p>
          </table:table-cell>
          <table:table-cell office:value-type="float" office:value="12038.3" table:style-name="ce1">
            <text:p>12038.3</text:p>
          </table:table-cell>
          <table:table-cell office:value-type="float" office:value="16200.8" table:style-name="ce1">
            <text:p>16200.8</text:p>
          </table:table-cell>
          <table:table-cell office:value-type="float" office:value="14396.5" table:style-name="ce1">
            <text:p>14396.5</text:p>
          </table:table-cell>
          <table:table-cell office:value-type="float" office:value="15188.66" table:formula="of:=AVERAGE([.A115:.J115])" table:style-name="ce1">
            <text:p>15188.66</text:p>
          </table:table-cell>
          <table:table-cell table:number-columns-repeated="16373"/>
        </table:table-row>
        <table:table-row table:style-name="ro1">
          <table:table-cell office:value-type="float" office:value="14235.5" table:style-name="ce1">
            <text:p>14235.5</text:p>
          </table:table-cell>
          <table:table-cell office:value-type="float" office:value="16834.5" table:style-name="ce1">
            <text:p>16834.5</text:p>
          </table:table-cell>
          <table:table-cell office:value-type="float" office:value="15573.2" table:style-name="ce1">
            <text:p>15573.2</text:p>
          </table:table-cell>
          <table:table-cell office:value-type="float" office:value="13777.2" table:style-name="ce1">
            <text:p>13777.2</text:p>
          </table:table-cell>
          <table:table-cell office:value-type="float" office:value="20857" table:style-name="ce1">
            <text:p>20857</text:p>
          </table:table-cell>
          <table:table-cell office:value-type="float" office:value="16040.5" table:style-name="ce1">
            <text:p>16040.5</text:p>
          </table:table-cell>
          <table:table-cell office:value-type="float" office:value="11591.7" table:style-name="ce1">
            <text:p>11591.7</text:p>
          </table:table-cell>
          <table:table-cell office:value-type="float" office:value="12038.3" table:style-name="ce1">
            <text:p>12038.3</text:p>
          </table:table-cell>
          <table:table-cell office:value-type="float" office:value="16199.4" table:style-name="ce1">
            <text:p>16199.4</text:p>
          </table:table-cell>
          <table:table-cell office:value-type="float" office:value="14332" table:style-name="ce1">
            <text:p>14332</text:p>
          </table:table-cell>
          <table:table-cell office:value-type="float" office:value="15147.929999999998" table:formula="of:=AVERAGE([.A116:.J116])" table:style-name="ce1">
            <text:p>15147.93</text:p>
          </table:table-cell>
          <table:table-cell table:number-columns-repeated="16373"/>
        </table:table-row>
        <table:table-row table:style-name="ro1">
          <table:table-cell office:value-type="float" office:value="14235.5" table:style-name="ce1">
            <text:p>14235.5</text:p>
          </table:table-cell>
          <table:table-cell office:value-type="float" office:value="16834.2" table:style-name="ce1">
            <text:p>16834.2</text:p>
          </table:table-cell>
          <table:table-cell office:value-type="float" office:value="15573.2" table:style-name="ce1">
            <text:p>15573.2</text:p>
          </table:table-cell>
          <table:table-cell office:value-type="float" office:value="13777.2" table:style-name="ce1">
            <text:p>13777.2</text:p>
          </table:table-cell>
          <table:table-cell office:value-type="float" office:value="20796.8" table:style-name="ce1">
            <text:p>20796.8</text:p>
          </table:table-cell>
          <table:table-cell office:value-type="float" office:value="16039.9" table:style-name="ce1">
            <text:p>16039.9</text:p>
          </table:table-cell>
          <table:table-cell office:value-type="float" office:value="11591.7" table:style-name="ce1">
            <text:p>11591.7</text:p>
          </table:table-cell>
          <table:table-cell office:value-type="float" office:value="12039" table:style-name="ce1">
            <text:p>12039</text:p>
          </table:table-cell>
          <table:table-cell office:value-type="float" office:value="16188.1" table:style-name="ce1">
            <text:p>16188.1</text:p>
          </table:table-cell>
          <table:table-cell office:value-type="float" office:value="14327.1" table:style-name="ce1">
            <text:p>14327.1</text:p>
          </table:table-cell>
          <table:table-cell office:value-type="float" office:value="15140.27" table:formula="of:=AVERAGE([.A117:.J117])" table:style-name="ce1">
            <text:p>15140.27</text:p>
          </table:table-cell>
          <table:table-cell table:number-columns-repeated="16373"/>
        </table:table-row>
        <table:table-row table:style-name="ro1">
          <table:table-cell office:value-type="float" office:value="14207.6" table:style-name="ce1">
            <text:p>14207.6</text:p>
          </table:table-cell>
          <table:table-cell office:value-type="float" office:value="16695.900000000001" table:style-name="ce1">
            <text:p>16695.9</text:p>
          </table:table-cell>
          <table:table-cell office:value-type="float" office:value="15573.2" table:style-name="ce1">
            <text:p>15573.2</text:p>
          </table:table-cell>
          <table:table-cell office:value-type="float" office:value="13775.7" table:style-name="ce1">
            <text:p>13775.7</text:p>
          </table:table-cell>
          <table:table-cell office:value-type="float" office:value="20566.7" table:style-name="ce1">
            <text:p>20566.7</text:p>
          </table:table-cell>
          <table:table-cell office:value-type="float" office:value="16039.2" table:style-name="ce1">
            <text:p>16039.2</text:p>
          </table:table-cell>
          <table:table-cell office:value-type="float" office:value="11573.7" table:style-name="ce1">
            <text:p>11573.7</text:p>
          </table:table-cell>
          <table:table-cell office:value-type="float" office:value="12039" table:style-name="ce1">
            <text:p>12039</text:p>
          </table:table-cell>
          <table:table-cell office:value-type="float" office:value="16187.5" table:style-name="ce1">
            <text:p>16187.5</text:p>
          </table:table-cell>
          <table:table-cell office:value-type="float" office:value="14327.1" table:style-name="ce1">
            <text:p>14327.1</text:p>
          </table:table-cell>
          <table:table-cell office:value-type="float" office:value="15098.560000000001" table:formula="of:=AVERAGE([.A118:.J118])" table:style-name="ce1">
            <text:p>15098.56</text:p>
          </table:table-cell>
          <table:table-cell table:number-columns-repeated="16373"/>
        </table:table-row>
        <table:table-row table:style-name="ro1">
          <table:table-cell office:value-type="float" office:value="14207.6" table:style-name="ce1">
            <text:p>14207.6</text:p>
          </table:table-cell>
          <table:table-cell office:value-type="float" office:value="16694" table:style-name="ce1">
            <text:p>16694</text:p>
          </table:table-cell>
          <table:table-cell office:value-type="float" office:value="15573.2" table:style-name="ce1">
            <text:p>15573.2</text:p>
          </table:table-cell>
          <table:table-cell office:value-type="float" office:value="13725.2" table:style-name="ce1">
            <text:p>13725.2</text:p>
          </table:table-cell>
          <table:table-cell office:value-type="float" office:value="20566.7" table:style-name="ce1">
            <text:p>20566.7</text:p>
          </table:table-cell>
          <table:table-cell office:value-type="float" office:value="16036.2" table:style-name="ce1">
            <text:p>16036.2</text:p>
          </table:table-cell>
          <table:table-cell office:value-type="float" office:value="11557.8" table:style-name="ce1">
            <text:p>11557.8</text:p>
          </table:table-cell>
          <table:table-cell office:value-type="float" office:value="12039" table:style-name="ce1">
            <text:p>12039</text:p>
          </table:table-cell>
          <table:table-cell office:value-type="float" office:value="16187.5" table:style-name="ce1">
            <text:p>16187.5</text:p>
          </table:table-cell>
          <table:table-cell office:value-type="float" office:value="14327.1" table:style-name="ce1">
            <text:p>14327.1</text:p>
          </table:table-cell>
          <table:table-cell office:value-type="float" office:value="15091.430000000002" table:formula="of:=AVERAGE([.A119:.J119])" table:style-name="ce1">
            <text:p>15091.43</text:p>
          </table:table-cell>
          <table:table-cell table:number-columns-repeated="16373"/>
        </table:table-row>
        <table:table-row table:style-name="ro1">
          <table:table-cell office:value-type="float" office:value="14197.1" table:style-name="ce1">
            <text:p>14197.1</text:p>
          </table:table-cell>
          <table:table-cell office:value-type="float" office:value="16694" table:style-name="ce1">
            <text:p>16694</text:p>
          </table:table-cell>
          <table:table-cell office:value-type="float" office:value="15564" table:style-name="ce1">
            <text:p>15564</text:p>
          </table:table-cell>
          <table:table-cell office:value-type="float" office:value="13725.2" table:style-name="ce1">
            <text:p>13725.2</text:p>
          </table:table-cell>
          <table:table-cell office:value-type="float" office:value="20545.900000000001" table:style-name="ce1">
            <text:p>20545.9</text:p>
          </table:table-cell>
          <table:table-cell office:value-type="float" office:value="16031.8" table:style-name="ce1">
            <text:p>16031.8</text:p>
          </table:table-cell>
          <table:table-cell office:value-type="float" office:value="11544.5" table:style-name="ce1">
            <text:p>11544.5</text:p>
          </table:table-cell>
          <table:table-cell office:value-type="float" office:value="12039" table:style-name="ce1">
            <text:p>12039</text:p>
          </table:table-cell>
          <table:table-cell office:value-type="float" office:value="16144.8" table:style-name="ce1">
            <text:p>16144.8</text:p>
          </table:table-cell>
          <table:table-cell office:value-type="float" office:value="14318.5" table:style-name="ce1">
            <text:p>14318.5</text:p>
          </table:table-cell>
          <table:table-cell office:value-type="float" office:value="15080.480000000001" table:formula="of:=AVERAGE([.A120:.J120])" table:style-name="ce1">
            <text:p>15080.48</text:p>
          </table:table-cell>
          <table:table-cell table:number-columns-repeated="16373"/>
        </table:table-row>
        <table:table-row table:style-name="ro1">
          <table:table-cell office:value-type="float" office:value="14181" table:style-name="ce1">
            <text:p>14181</text:p>
          </table:table-cell>
          <table:table-cell office:value-type="float" office:value="16694" table:style-name="ce1">
            <text:p>16694</text:p>
          </table:table-cell>
          <table:table-cell office:value-type="float" office:value="15564" table:style-name="ce1">
            <text:p>15564</text:p>
          </table:table-cell>
          <table:table-cell office:value-type="float" office:value="13775.7" table:style-name="ce1">
            <text:p>13775.7</text:p>
          </table:table-cell>
          <table:table-cell office:value-type="float" office:value="20545.900000000001" table:style-name="ce1">
            <text:p>20545.9</text:p>
          </table:table-cell>
          <table:table-cell office:value-type="float" office:value="15958.2" table:style-name="ce1">
            <text:p>15958.2</text:p>
          </table:table-cell>
          <table:table-cell office:value-type="float" office:value="11544.5" table:style-name="ce1">
            <text:p>11544.5</text:p>
          </table:table-cell>
          <table:table-cell office:value-type="float" office:value="12039" table:style-name="ce1">
            <text:p>12039</text:p>
          </table:table-cell>
          <table:table-cell office:value-type="float" office:value="16144.8" table:style-name="ce1">
            <text:p>16144.8</text:p>
          </table:table-cell>
          <table:table-cell office:value-type="float" office:value="14300.5" table:style-name="ce1">
            <text:p>14300.5</text:p>
          </table:table-cell>
          <table:table-cell office:value-type="float" office:value="15074.76" table:formula="of:=AVERAGE([.A121:.J121])" table:style-name="ce1">
            <text:p>15074.76</text:p>
          </table:table-cell>
          <table:table-cell table:number-columns-repeated="16373"/>
        </table:table-row>
        <table:table-row table:style-name="ro1">
          <table:table-cell office:value-type="float" office:value="14174.9" table:style-name="ce1">
            <text:p>14174.9</text:p>
          </table:table-cell>
          <table:table-cell office:value-type="float" office:value="16694" table:style-name="ce1">
            <text:p>16694</text:p>
          </table:table-cell>
          <table:table-cell office:value-type="float" office:value="15507.1" table:style-name="ce1">
            <text:p>15507.1</text:p>
          </table:table-cell>
          <table:table-cell office:value-type="float" office:value="13774.6" table:style-name="ce1">
            <text:p>13774.6</text:p>
          </table:table-cell>
          <table:table-cell office:value-type="float" office:value="20347.7" table:style-name="ce1">
            <text:p>20347.7</text:p>
          </table:table-cell>
          <table:table-cell office:value-type="float" office:value="15933.5" table:style-name="ce1">
            <text:p>15933.5</text:p>
          </table:table-cell>
          <table:table-cell office:value-type="float" office:value="11544.5" table:style-name="ce1">
            <text:p>11544.5</text:p>
          </table:table-cell>
          <table:table-cell office:value-type="float" office:value="11822.4" table:style-name="ce1">
            <text:p>11822.4</text:p>
          </table:table-cell>
          <table:table-cell office:value-type="float" office:value="15991" table:style-name="ce1">
            <text:p>15991</text:p>
          </table:table-cell>
          <table:table-cell office:value-type="float" office:value="14300.5" table:style-name="ce1">
            <text:p>14300.5</text:p>
          </table:table-cell>
          <table:table-cell office:value-type="float" office:value="15009.02" table:formula="of:=AVERAGE([.A122:.J122])" table:style-name="ce1">
            <text:p>15009.02</text:p>
          </table:table-cell>
          <table:table-cell table:number-columns-repeated="16373"/>
        </table:table-row>
        <table:table-row table:style-name="ro1">
          <table:table-cell office:value-type="float" office:value="14094.4" table:style-name="ce1">
            <text:p>14094.4</text:p>
          </table:table-cell>
          <table:table-cell office:value-type="float" office:value="16694" table:style-name="ce1">
            <text:p>16694</text:p>
          </table:table-cell>
          <table:table-cell office:value-type="float" office:value="15507.1" table:style-name="ce1">
            <text:p>15507.1</text:p>
          </table:table-cell>
          <table:table-cell office:value-type="float" office:value="13758.1" table:style-name="ce1">
            <text:p>13758.1</text:p>
          </table:table-cell>
          <table:table-cell office:value-type="float" office:value="20293.2" table:style-name="ce1">
            <text:p>20293.2</text:p>
          </table:table-cell>
          <table:table-cell office:value-type="float" office:value="15957.9" table:style-name="ce1">
            <text:p>15957.9</text:p>
          </table:table-cell>
          <table:table-cell office:value-type="float" office:value="11544.5" table:style-name="ce1">
            <text:p>11544.5</text:p>
          </table:table-cell>
          <table:table-cell office:value-type="float" office:value="11822.4" table:style-name="ce1">
            <text:p>11822.4</text:p>
          </table:table-cell>
          <table:table-cell office:value-type="float" office:value="15991" table:style-name="ce1">
            <text:p>15991</text:p>
          </table:table-cell>
          <table:table-cell office:value-type="float" office:value="14227.7" table:style-name="ce1">
            <text:p>14227.7</text:p>
          </table:table-cell>
          <table:table-cell office:value-type="float" office:value="14989.029999999999" table:formula="of:=AVERAGE([.A123:.J123])" table:style-name="ce1">
            <text:p>14989.03</text:p>
          </table:table-cell>
          <table:table-cell table:number-columns-repeated="16373"/>
        </table:table-row>
        <table:table-row table:style-name="ro1">
          <table:table-cell office:value-type="float" office:value="14125.7" table:style-name="ce1">
            <text:p>14125.7</text:p>
          </table:table-cell>
          <table:table-cell office:value-type="float" office:value="16685" table:style-name="ce1">
            <text:p>16685</text:p>
          </table:table-cell>
          <table:table-cell office:value-type="float" office:value="15507.1" table:style-name="ce1">
            <text:p>15507.1</text:p>
          </table:table-cell>
          <table:table-cell office:value-type="float" office:value="13737.2" table:style-name="ce1">
            <text:p>13737.2</text:p>
          </table:table-cell>
          <table:table-cell office:value-type="float" office:value="20293.2" table:style-name="ce1">
            <text:p>20293.2</text:p>
          </table:table-cell>
          <table:table-cell office:value-type="float" office:value="15887.8" table:style-name="ce1">
            <text:p>15887.8</text:p>
          </table:table-cell>
          <table:table-cell office:value-type="float" office:value="11543.9" table:style-name="ce1">
            <text:p>11543.9</text:p>
          </table:table-cell>
          <table:table-cell office:value-type="float" office:value="11822" table:style-name="ce1">
            <text:p>11822</text:p>
          </table:table-cell>
          <table:table-cell office:value-type="float" office:value="15990.5" table:style-name="ce1">
            <text:p>15990.5</text:p>
          </table:table-cell>
          <table:table-cell office:value-type="float" office:value="14227.7" table:style-name="ce1">
            <text:p>14227.7</text:p>
          </table:table-cell>
          <table:table-cell office:value-type="float" office:value="14982.01" table:formula="of:=AVERAGE([.A124:.J124])" table:style-name="ce1">
            <text:p>14982.01</text:p>
          </table:table-cell>
          <table:table-cell table:number-columns-repeated="16373"/>
        </table:table-row>
        <table:table-row table:style-name="ro1">
          <table:table-cell office:value-type="float" office:value="14058.1" table:style-name="ce1">
            <text:p>14058.1</text:p>
          </table:table-cell>
          <table:table-cell office:value-type="float" office:value="16664" table:style-name="ce1">
            <text:p>16664</text:p>
          </table:table-cell>
          <table:table-cell office:value-type="float" office:value="15370.9" table:style-name="ce1">
            <text:p>15370.9</text:p>
          </table:table-cell>
          <table:table-cell office:value-type="float" office:value="13620.9" table:style-name="ce1">
            <text:p>13620.9</text:p>
          </table:table-cell>
          <table:table-cell office:value-type="float" office:value="20347.7" table:style-name="ce1">
            <text:p>20347.7</text:p>
          </table:table-cell>
          <table:table-cell office:value-type="float" office:value="15860.3" table:style-name="ce1">
            <text:p>15860.3</text:p>
          </table:table-cell>
          <table:table-cell office:value-type="float" office:value="11503.7" table:style-name="ce1">
            <text:p>11503.7</text:p>
          </table:table-cell>
          <table:table-cell office:value-type="float" office:value="11822" table:style-name="ce1">
            <text:p>11822</text:p>
          </table:table-cell>
          <table:table-cell office:value-type="float" office:value="15990.5" table:style-name="ce1">
            <text:p>15990.5</text:p>
          </table:table-cell>
          <table:table-cell office:value-type="float" office:value="14227.7" table:style-name="ce1">
            <text:p>14227.7</text:p>
          </table:table-cell>
          <table:table-cell office:value-type="float" office:value="14946.580000000002" table:formula="of:=AVERAGE([.A125:.J125])" table:style-name="ce1">
            <text:p>14946.58</text:p>
          </table:table-cell>
          <table:table-cell table:number-columns-repeated="16373"/>
        </table:table-row>
        <table:table-row table:style-name="ro1">
          <table:table-cell office:value-type="float" office:value="14058.1" table:style-name="ce1">
            <text:p>14058.1</text:p>
          </table:table-cell>
          <table:table-cell office:value-type="float" office:value="16640.599999999999" table:style-name="ce1">
            <text:p>16640.6</text:p>
          </table:table-cell>
          <table:table-cell office:value-type="float" office:value="15169.4" table:style-name="ce1">
            <text:p>15169.4</text:p>
          </table:table-cell>
          <table:table-cell office:value-type="float" office:value="13620.5" table:style-name="ce1">
            <text:p>13620.5</text:p>
          </table:table-cell>
          <table:table-cell office:value-type="float" office:value="20347.7" table:style-name="ce1">
            <text:p>20347.7</text:p>
          </table:table-cell>
          <table:table-cell office:value-type="float" office:value="15860.3" table:style-name="ce1">
            <text:p>15860.3</text:p>
          </table:table-cell>
          <table:table-cell office:value-type="float" office:value="11498.4" table:style-name="ce1">
            <text:p>11498.4</text:p>
          </table:table-cell>
          <table:table-cell office:value-type="float" office:value="11724.6" table:style-name="ce1">
            <text:p>11724.6</text:p>
          </table:table-cell>
          <table:table-cell office:value-type="float" office:value="15990.5" table:style-name="ce1">
            <text:p>15990.5</text:p>
          </table:table-cell>
          <table:table-cell office:value-type="float" office:value="14228.3" table:style-name="ce1">
            <text:p>14228.3</text:p>
          </table:table-cell>
          <table:table-cell office:value-type="float" office:value="14913.84" table:formula="of:=AVERAGE([.A126:.J126])" table:style-name="ce1">
            <text:p>14913.84</text:p>
          </table:table-cell>
          <table:table-cell table:number-columns-repeated="16373"/>
        </table:table-row>
        <table:table-row table:style-name="ro1">
          <table:table-cell office:value-type="float" office:value="14058.1" table:style-name="ce1">
            <text:p>14058.1</text:p>
          </table:table-cell>
          <table:table-cell office:value-type="float" office:value="16632.900000000001" table:style-name="ce1">
            <text:p>16632.9</text:p>
          </table:table-cell>
          <table:table-cell office:value-type="float" office:value="15169" table:style-name="ce1">
            <text:p>15169</text:p>
          </table:table-cell>
          <table:table-cell office:value-type="float" office:value="13620.5" table:style-name="ce1">
            <text:p>13620.5</text:p>
          </table:table-cell>
          <table:table-cell office:value-type="float" office:value="20281.099999999999" table:style-name="ce1">
            <text:p>20281.1</text:p>
          </table:table-cell>
          <table:table-cell office:value-type="float" office:value="15860.3" table:style-name="ce1">
            <text:p>15860.3</text:p>
          </table:table-cell>
          <table:table-cell office:value-type="float" office:value="11498.4" table:style-name="ce1">
            <text:p>11498.4</text:p>
          </table:table-cell>
          <table:table-cell office:value-type="float" office:value="11704.2" table:style-name="ce1">
            <text:p>11704.2</text:p>
          </table:table-cell>
          <table:table-cell office:value-type="float" office:value="15984.9" table:style-name="ce1">
            <text:p>15984.9</text:p>
          </table:table-cell>
          <table:table-cell office:value-type="float" office:value="14228.3" table:style-name="ce1">
            <text:p>14228.3</text:p>
          </table:table-cell>
          <table:table-cell office:value-type="float" office:value="14903.769999999999" table:formula="of:=AVERAGE([.A127:.J127])" table:style-name="ce1">
            <text:p>14903.77</text:p>
          </table:table-cell>
          <table:table-cell table:number-columns-repeated="16373"/>
        </table:table-row>
        <table:table-row table:style-name="ro1">
          <table:table-cell office:value-type="float" office:value="14058.1" table:style-name="ce1">
            <text:p>14058.1</text:p>
          </table:table-cell>
          <table:table-cell office:value-type="float" office:value="16631.8" table:style-name="ce1">
            <text:p>16631.8</text:p>
          </table:table-cell>
          <table:table-cell office:value-type="float" office:value="15020.1" table:style-name="ce1">
            <text:p>15020.1</text:p>
          </table:table-cell>
          <table:table-cell office:value-type="float" office:value="13616.5" table:style-name="ce1">
            <text:p>13616.5</text:p>
          </table:table-cell>
          <table:table-cell office:value-type="float" office:value="20274.099999999999" table:style-name="ce1">
            <text:p>20274.1</text:p>
          </table:table-cell>
          <table:table-cell office:value-type="float" office:value="15860.3" table:style-name="ce1">
            <text:p>15860.3</text:p>
          </table:table-cell>
          <table:table-cell office:value-type="float" office:value="11498.4" table:style-name="ce1">
            <text:p>11498.4</text:p>
          </table:table-cell>
          <table:table-cell office:value-type="float" office:value="11704" table:style-name="ce1">
            <text:p>11704</text:p>
          </table:table-cell>
          <table:table-cell office:value-type="float" office:value="15977" table:style-name="ce1">
            <text:p>15977</text:p>
          </table:table-cell>
          <table:table-cell office:value-type="float" office:value="14210.6" table:style-name="ce1">
            <text:p>14210.6</text:p>
          </table:table-cell>
          <table:table-cell office:value-type="float" office:value="14885.09" table:formula="of:=AVERAGE([.A128:.J128])" table:style-name="ce1">
            <text:p>14885.09</text:p>
          </table:table-cell>
          <table:table-cell table:number-columns-repeated="16373"/>
        </table:table-row>
        <table:table-row table:style-name="ro1">
          <table:table-cell office:value-type="float" office:value="14058.1" table:style-name="ce1">
            <text:p>14058.1</text:p>
          </table:table-cell>
          <table:table-cell office:value-type="float" office:value="16631.8" table:style-name="ce1">
            <text:p>16631.8</text:p>
          </table:table-cell>
          <table:table-cell office:value-type="float" office:value="14882.2" table:style-name="ce1">
            <text:p>14882.2</text:p>
          </table:table-cell>
          <table:table-cell office:value-type="float" office:value="13487.9" table:style-name="ce1">
            <text:p>13487.9</text:p>
          </table:table-cell>
          <table:table-cell office:value-type="float" office:value="20274.099999999999" table:style-name="ce1">
            <text:p>20274.1</text:p>
          </table:table-cell>
          <table:table-cell office:value-type="float" office:value="15860.3" table:style-name="ce1">
            <text:p>15860.3</text:p>
          </table:table-cell>
          <table:table-cell office:value-type="float" office:value="11424.3" table:style-name="ce1">
            <text:p>11424.3</text:p>
          </table:table-cell>
          <table:table-cell office:value-type="float" office:value="11693" table:style-name="ce1">
            <text:p>11693</text:p>
          </table:table-cell>
          <table:table-cell office:value-type="float" office:value="15977" table:style-name="ce1">
            <text:p>15977</text:p>
          </table:table-cell>
          <table:table-cell office:value-type="float" office:value="14210.6" table:style-name="ce1">
            <text:p>14210.6</text:p>
          </table:table-cell>
          <table:table-cell office:value-type="float" office:value="14849.930000000002" table:formula="of:=AVERAGE([.A129:.J129])" table:style-name="ce1">
            <text:p>14849.93</text:p>
          </table:table-cell>
          <table:table-cell table:number-columns-repeated="16373"/>
        </table:table-row>
        <table:table-row table:style-name="ro1">
          <table:table-cell office:value-type="float" office:value="14012.7" table:style-name="ce1">
            <text:p>14012.7</text:p>
          </table:table-cell>
          <table:table-cell office:value-type="float" office:value="16631.8" table:style-name="ce1">
            <text:p>16631.8</text:p>
          </table:table-cell>
          <table:table-cell office:value-type="float" office:value="14882" table:style-name="ce1">
            <text:p>14882</text:p>
          </table:table-cell>
          <table:table-cell office:value-type="float" office:value="13454" table:style-name="ce1">
            <text:p>13454</text:p>
          </table:table-cell>
          <table:table-cell office:value-type="float" office:value="20131.400000000001" table:style-name="ce1">
            <text:p>20131.4</text:p>
          </table:table-cell>
          <table:table-cell office:value-type="float" office:value="15860.3" table:style-name="ce1">
            <text:p>15860.3</text:p>
          </table:table-cell>
          <table:table-cell office:value-type="float" office:value="11424.3" table:style-name="ce1">
            <text:p>11424.3</text:p>
          </table:table-cell>
          <table:table-cell office:value-type="float" office:value="11456.5" table:style-name="ce1">
            <text:p>11456.5</text:p>
          </table:table-cell>
          <table:table-cell office:value-type="float" office:value="15905.5" table:style-name="ce1">
            <text:p>15905.5</text:p>
          </table:table-cell>
          <table:table-cell office:value-type="float" office:value="14171.7" table:style-name="ce1">
            <text:p>14171.7</text:p>
          </table:table-cell>
          <table:table-cell office:value-type="float" office:value="14793.02" table:formula="of:=AVERAGE([.A130:.J130])" table:style-name="ce1">
            <text:p>14793.02</text:p>
          </table:table-cell>
          <table:table-cell table:number-columns-repeated="16373"/>
        </table:table-row>
        <table:table-row table:style-name="ro1">
          <table:table-cell office:value-type="float" office:value="14012.7" table:style-name="ce1">
            <text:p>14012.7</text:p>
          </table:table-cell>
          <table:table-cell office:value-type="float" office:value="16631.8" table:style-name="ce1">
            <text:p>16631.8</text:p>
          </table:table-cell>
          <table:table-cell office:value-type="float" office:value="14815.1" table:style-name="ce1">
            <text:p>14815.1</text:p>
          </table:table-cell>
          <table:table-cell office:value-type="float" office:value="13485.5" table:style-name="ce1">
            <text:p>13485.5</text:p>
          </table:table-cell>
          <table:table-cell office:value-type="float" office:value="20096.2" table:style-name="ce1">
            <text:p>20096.2</text:p>
          </table:table-cell>
          <table:table-cell office:value-type="float" office:value="15860.3" table:style-name="ce1">
            <text:p>15860.3</text:p>
          </table:table-cell>
          <table:table-cell office:value-type="float" office:value="11424.3" table:style-name="ce1">
            <text:p>11424.3</text:p>
          </table:table-cell>
          <table:table-cell office:value-type="float" office:value="11456.3" table:style-name="ce1">
            <text:p>11456.3</text:p>
          </table:table-cell>
          <table:table-cell office:value-type="float" office:value="15976.9" table:style-name="ce1">
            <text:p>15976.9</text:p>
          </table:table-cell>
          <table:table-cell office:value-type="float" office:value="14141.8" table:style-name="ce1">
            <text:p>14141.8</text:p>
          </table:table-cell>
          <table:table-cell office:value-type="float" office:value="14790.09" table:formula="of:=AVERAGE([.A131:.J131])" table:style-name="ce1">
            <text:p>14790.09</text:p>
          </table:table-cell>
          <table:table-cell table:number-columns-repeated="16373"/>
        </table:table-row>
        <table:table-row table:style-name="ro1">
          <table:table-cell office:value-type="float" office:value="14054.7" table:style-name="ce1">
            <text:p>14054.7</text:p>
          </table:table-cell>
          <table:table-cell office:value-type="float" office:value="16631.8" table:style-name="ce1">
            <text:p>16631.8</text:p>
          </table:table-cell>
          <table:table-cell office:value-type="float" office:value="14667" table:style-name="ce1">
            <text:p>14667</text:p>
          </table:table-cell>
          <table:table-cell office:value-type="float" office:value="13391.4" table:style-name="ce1">
            <text:p>13391.4</text:p>
          </table:table-cell>
          <table:table-cell office:value-type="float" office:value="20131.400000000001" table:style-name="ce1">
            <text:p>20131.4</text:p>
          </table:table-cell>
          <table:table-cell office:value-type="float" office:value="15860.2" table:style-name="ce1">
            <text:p>15860.2</text:p>
          </table:table-cell>
          <table:table-cell office:value-type="float" office:value="11424.3" table:style-name="ce1">
            <text:p>11424.3</text:p>
          </table:table-cell>
          <table:table-cell office:value-type="float" office:value="11363.3" table:style-name="ce1">
            <text:p>11363.3</text:p>
          </table:table-cell>
          <table:table-cell office:value-type="float" office:value="15895.5" table:style-name="ce1">
            <text:p>15895.5</text:p>
          </table:table-cell>
          <table:table-cell office:value-type="float" office:value="14141.8" table:style-name="ce1">
            <text:p>14141.8</text:p>
          </table:table-cell>
          <table:table-cell office:value-type="float" office:value="14756.14" table:formula="of:=AVERAGE([.A132:.J132])" table:style-name="ce1">
            <text:p>14756.14</text:p>
          </table:table-cell>
          <table:table-cell table:number-columns-repeated="16373"/>
        </table:table-row>
        <table:table-row table:style-name="ro1">
          <table:table-cell office:value-type="float" office:value="14053.7" table:style-name="ce1">
            <text:p>14053.7</text:p>
          </table:table-cell>
          <table:table-cell office:value-type="float" office:value="16631.8" table:style-name="ce1">
            <text:p>16631.8</text:p>
          </table:table-cell>
          <table:table-cell office:value-type="float" office:value="14667" table:style-name="ce1">
            <text:p>14667</text:p>
          </table:table-cell>
          <table:table-cell office:value-type="float" office:value="13379" table:style-name="ce1">
            <text:p>13379</text:p>
          </table:table-cell>
          <table:table-cell office:value-type="float" office:value="20092.7" table:style-name="ce1">
            <text:p>20092.7</text:p>
          </table:table-cell>
          <table:table-cell office:value-type="float" office:value="15842.1" table:style-name="ce1">
            <text:p>15842.1</text:p>
          </table:table-cell>
          <table:table-cell office:value-type="float" office:value="11418.6" table:style-name="ce1">
            <text:p>11418.6</text:p>
          </table:table-cell>
          <table:table-cell office:value-type="float" office:value="11362" table:style-name="ce1">
            <text:p>11362</text:p>
          </table:table-cell>
          <table:table-cell office:value-type="float" office:value="15895.5" table:style-name="ce1">
            <text:p>15895.5</text:p>
          </table:table-cell>
          <table:table-cell office:value-type="float" office:value="14141.8" table:style-name="ce1">
            <text:p>14141.8</text:p>
          </table:table-cell>
          <table:table-cell office:value-type="float" office:value="14748.420000000002" table:formula="of:=AVERAGE([.A133:.J133])" table:style-name="ce1">
            <text:p>14748.42</text:p>
          </table:table-cell>
          <table:table-cell table:number-columns-repeated="16373"/>
        </table:table-row>
        <table:table-row table:style-name="ro1">
          <table:table-cell office:value-type="float" office:value="14042.8" table:style-name="ce1">
            <text:p>14042.8</text:p>
          </table:table-cell>
          <table:table-cell office:value-type="float" office:value="16581" table:style-name="ce1">
            <text:p>16581</text:p>
          </table:table-cell>
          <table:table-cell office:value-type="float" office:value="14653.7" table:style-name="ce1">
            <text:p>14653.7</text:p>
          </table:table-cell>
          <table:table-cell office:value-type="float" office:value="13327.3" table:style-name="ce1">
            <text:p>13327.3</text:p>
          </table:table-cell>
          <table:table-cell office:value-type="float" office:value="20092.7" table:style-name="ce1">
            <text:p>20092.7</text:p>
          </table:table-cell>
          <table:table-cell office:value-type="float" office:value="15824.3" table:style-name="ce1">
            <text:p>15824.3</text:p>
          </table:table-cell>
          <table:table-cell office:value-type="float" office:value="11382.2" table:style-name="ce1">
            <text:p>11382.2</text:p>
          </table:table-cell>
          <table:table-cell office:value-type="float" office:value="11362.9" table:style-name="ce1">
            <text:p>11362.9</text:p>
          </table:table-cell>
          <table:table-cell office:value-type="float" office:value="15895.5" table:style-name="ce1">
            <text:p>15895.5</text:p>
          </table:table-cell>
          <table:table-cell office:value-type="float" office:value="14141.8" table:style-name="ce1">
            <text:p>14141.8</text:p>
          </table:table-cell>
          <table:table-cell office:value-type="float" office:value="14730.419999999998" table:formula="of:=AVERAGE([.A134:.J134])" table:style-name="ce1">
            <text:p>14730.42</text:p>
          </table:table-cell>
          <table:table-cell table:number-columns-repeated="16373"/>
        </table:table-row>
        <table:table-row table:style-name="ro1">
          <table:table-cell office:value-type="float" office:value="14042.8" table:style-name="ce1">
            <text:p>14042.8</text:p>
          </table:table-cell>
          <table:table-cell office:value-type="float" office:value="16626.599999999999" table:style-name="ce1">
            <text:p>16626.6</text:p>
          </table:table-cell>
          <table:table-cell office:value-type="float" office:value="14641.9" table:style-name="ce1">
            <text:p>14641.9</text:p>
          </table:table-cell>
          <table:table-cell office:value-type="float" office:value="13326.3" table:style-name="ce1">
            <text:p>13326.3</text:p>
          </table:table-cell>
          <table:table-cell office:value-type="float" office:value="20092.7" table:style-name="ce1">
            <text:p>20092.7</text:p>
          </table:table-cell>
          <table:table-cell office:value-type="float" office:value="15778.9" table:style-name="ce1">
            <text:p>15778.9</text:p>
          </table:table-cell>
          <table:table-cell office:value-type="float" office:value="11382.2" table:style-name="ce1">
            <text:p>11382.2</text:p>
          </table:table-cell>
          <table:table-cell office:value-type="float" office:value="11362.9" table:style-name="ce1">
            <text:p>11362.9</text:p>
          </table:table-cell>
          <table:table-cell office:value-type="float" office:value="15893.3" table:style-name="ce1">
            <text:p>15893.3</text:p>
          </table:table-cell>
          <table:table-cell office:value-type="float" office:value="14095.7" table:style-name="ce1">
            <text:p>14095.7</text:p>
          </table:table-cell>
          <table:table-cell office:value-type="float" office:value="14724.329999999998" table:formula="of:=AVERAGE([.A135:.J135])" table:style-name="ce1">
            <text:p>14724.33</text:p>
          </table:table-cell>
          <table:table-cell table:number-columns-repeated="16373"/>
        </table:table-row>
        <table:table-row table:style-name="ro1">
          <table:table-cell office:value-type="float" office:value="14014.6" table:style-name="ce1">
            <text:p>14014.6</text:p>
          </table:table-cell>
          <table:table-cell office:value-type="float" office:value="16565.7" table:style-name="ce1">
            <text:p>16565.7</text:p>
          </table:table-cell>
          <table:table-cell office:value-type="float" office:value="14641.9" table:style-name="ce1">
            <text:p>14641.9</text:p>
          </table:table-cell>
          <table:table-cell office:value-type="float" office:value="13326.3" table:style-name="ce1">
            <text:p>13326.3</text:p>
          </table:table-cell>
          <table:table-cell office:value-type="float" office:value="20010.8" table:style-name="ce1">
            <text:p>20010.8</text:p>
          </table:table-cell>
          <table:table-cell office:value-type="float" office:value="15778.9" table:style-name="ce1">
            <text:p>15778.9</text:p>
          </table:table-cell>
          <table:table-cell office:value-type="float" office:value="11377.9" table:style-name="ce1">
            <text:p>11377.9</text:p>
          </table:table-cell>
          <table:table-cell office:value-type="float" office:value="11361.2" table:style-name="ce1">
            <text:p>11361.2</text:p>
          </table:table-cell>
          <table:table-cell office:value-type="float" office:value="15893.3" table:style-name="ce1">
            <text:p>15893.3</text:p>
          </table:table-cell>
          <table:table-cell office:value-type="float" office:value="14095.6" table:style-name="ce1">
            <text:p>14095.6</text:p>
          </table:table-cell>
          <table:table-cell office:value-type="float" office:value="14706.619999999999" table:formula="of:=AVERAGE([.A136:.J136])" table:style-name="ce1">
            <text:p>14706.62</text:p>
          </table:table-cell>
          <table:table-cell table:number-columns-repeated="16373"/>
        </table:table-row>
        <table:table-row table:style-name="ro1">
          <table:table-cell office:value-type="float" office:value="13993.7" table:style-name="ce1">
            <text:p>13993.7</text:p>
          </table:table-cell>
          <table:table-cell office:value-type="float" office:value="16565.7" table:style-name="ce1">
            <text:p>16565.7</text:p>
          </table:table-cell>
          <table:table-cell office:value-type="float" office:value="14613.7" table:style-name="ce1">
            <text:p>14613.7</text:p>
          </table:table-cell>
          <table:table-cell office:value-type="float" office:value="13326.3" table:style-name="ce1">
            <text:p>13326.3</text:p>
          </table:table-cell>
          <table:table-cell office:value-type="float" office:value="19943.900000000001" table:style-name="ce1">
            <text:p>19943.9</text:p>
          </table:table-cell>
          <table:table-cell office:value-type="float" office:value="15778.9" table:style-name="ce1">
            <text:p>15778.9</text:p>
          </table:table-cell>
          <table:table-cell office:value-type="float" office:value="11377.9" table:style-name="ce1">
            <text:p>11377.9</text:p>
          </table:table-cell>
          <table:table-cell office:value-type="float" office:value="11361.2" table:style-name="ce1">
            <text:p>11361.2</text:p>
          </table:table-cell>
          <table:table-cell office:value-type="float" office:value="15893.3" table:style-name="ce1">
            <text:p>15893.3</text:p>
          </table:table-cell>
          <table:table-cell office:value-type="float" office:value="14095.6" table:style-name="ce1">
            <text:p>14095.6</text:p>
          </table:table-cell>
          <table:table-cell office:value-type="float" office:value="14695.02" table:formula="of:=AVERAGE([.A137:.J137])" table:style-name="ce1">
            <text:p>14695.02</text:p>
          </table:table-cell>
          <table:table-cell table:number-columns-repeated="16373"/>
        </table:table-row>
        <table:table-row table:style-name="ro1">
          <table:table-cell office:value-type="float" office:value="14014" table:style-name="ce1">
            <text:p>14014</text:p>
          </table:table-cell>
          <table:table-cell office:value-type="float" office:value="16551" table:style-name="ce1">
            <text:p>16551</text:p>
          </table:table-cell>
          <table:table-cell office:value-type="float" office:value="14613.7" table:style-name="ce1">
            <text:p>14613.7</text:p>
          </table:table-cell>
          <table:table-cell office:value-type="float" office:value="13300.8" table:style-name="ce1">
            <text:p>13300.8</text:p>
          </table:table-cell>
          <table:table-cell office:value-type="float" office:value="19930.2" table:style-name="ce1">
            <text:p>19930.2</text:p>
          </table:table-cell>
          <table:table-cell office:value-type="float" office:value="15778.9" table:style-name="ce1">
            <text:p>15778.9</text:p>
          </table:table-cell>
          <table:table-cell office:value-type="float" office:value="11377.9" table:style-name="ce1">
            <text:p>11377.9</text:p>
          </table:table-cell>
          <table:table-cell office:value-type="float" office:value="11361.2" table:style-name="ce1">
            <text:p>11361.2</text:p>
          </table:table-cell>
          <table:table-cell office:value-type="float" office:value="15809.7" table:style-name="ce1">
            <text:p>15809.7</text:p>
          </table:table-cell>
          <table:table-cell office:value-type="float" office:value="14095.6" table:style-name="ce1">
            <text:p>14095.6</text:p>
          </table:table-cell>
          <table:table-cell office:value-type="float" office:value="14683.3" table:formula="of:=AVERAGE([.A138:.J138])" table:style-name="ce1">
            <text:p>14683.3</text:p>
          </table:table-cell>
          <table:table-cell table:number-columns-repeated="16373"/>
        </table:table-row>
        <table:table-row table:style-name="ro1">
          <table:table-cell office:value-type="float" office:value="14014" table:style-name="ce1">
            <text:p>14014</text:p>
          </table:table-cell>
          <table:table-cell office:value-type="float" office:value="16565.7" table:style-name="ce1">
            <text:p>16565.7</text:p>
          </table:table-cell>
          <table:table-cell office:value-type="float" office:value="14579.7" table:style-name="ce1">
            <text:p>14579.7</text:p>
          </table:table-cell>
          <table:table-cell office:value-type="float" office:value="13249.7" table:style-name="ce1">
            <text:p>13249.7</text:p>
          </table:table-cell>
          <table:table-cell office:value-type="float" office:value="19736.3" table:style-name="ce1">
            <text:p>19736.3</text:p>
          </table:table-cell>
          <table:table-cell office:value-type="float" office:value="15610.8" table:style-name="ce1">
            <text:p>15610.8</text:p>
          </table:table-cell>
          <table:table-cell office:value-type="float" office:value="11258" table:style-name="ce1">
            <text:p>11258</text:p>
          </table:table-cell>
          <table:table-cell office:value-type="float" office:value="11285.9" table:style-name="ce1">
            <text:p>11285.9</text:p>
          </table:table-cell>
          <table:table-cell office:value-type="float" office:value="15889.4" table:style-name="ce1">
            <text:p>15889.4</text:p>
          </table:table-cell>
          <table:table-cell office:value-type="float" office:value="14068" table:style-name="ce1">
            <text:p>14068</text:p>
          </table:table-cell>
          <table:table-cell office:value-type="float" office:value="14625.75" table:formula="of:=AVERAGE([.A139:.J139])" table:style-name="ce1">
            <text:p>14625.75</text:p>
          </table:table-cell>
          <table:table-cell table:number-columns-repeated="16373"/>
        </table:table-row>
        <table:table-row table:style-name="ro1">
          <table:table-cell office:value-type="float" office:value="14005.5" table:style-name="ce1">
            <text:p>14005.5</text:p>
          </table:table-cell>
          <table:table-cell office:value-type="float" office:value="16562.599999999999" table:style-name="ce1">
            <text:p>16562.6</text:p>
          </table:table-cell>
          <table:table-cell office:value-type="float" office:value="14579.7" table:style-name="ce1">
            <text:p>14579.7</text:p>
          </table:table-cell>
          <table:table-cell office:value-type="float" office:value="13187.9" table:style-name="ce1">
            <text:p>13187.9</text:p>
          </table:table-cell>
          <table:table-cell office:value-type="float" office:value="19734" table:style-name="ce1">
            <text:p>19734</text:p>
          </table:table-cell>
          <table:table-cell office:value-type="float" office:value="15776.3" table:style-name="ce1">
            <text:p>15776.3</text:p>
          </table:table-cell>
          <table:table-cell office:value-type="float" office:value="11258" table:style-name="ce1">
            <text:p>11258</text:p>
          </table:table-cell>
          <table:table-cell office:value-type="float" office:value="11285.9" table:style-name="ce1">
            <text:p>11285.9</text:p>
          </table:table-cell>
          <table:table-cell office:value-type="float" office:value="15802.3" table:style-name="ce1">
            <text:p>15802.3</text:p>
          </table:table-cell>
          <table:table-cell office:value-type="float" office:value="14068" table:style-name="ce1">
            <text:p>14068</text:p>
          </table:table-cell>
          <table:table-cell office:value-type="float" office:value="14626.02" table:formula="of:=AVERAGE([.A140:.J140])" table:style-name="ce1">
            <text:p>14626.02</text:p>
          </table:table-cell>
          <table:table-cell table:number-columns-repeated="16373"/>
        </table:table-row>
        <table:table-row table:style-name="ro1">
          <table:table-cell office:value-type="float" office:value="14005.5" table:style-name="ce1">
            <text:p>14005.5</text:p>
          </table:table-cell>
          <table:table-cell office:value-type="float" office:value="16560.3" table:style-name="ce1">
            <text:p>16560.3</text:p>
          </table:table-cell>
          <table:table-cell office:value-type="float" office:value="14598.8" table:style-name="ce1">
            <text:p>14598.8</text:p>
          </table:table-cell>
          <table:table-cell office:value-type="float" office:value="13187.9" table:style-name="ce1">
            <text:p>13187.9</text:p>
          </table:table-cell>
          <table:table-cell office:value-type="float" office:value="19711" table:style-name="ce1">
            <text:p>19711</text:p>
          </table:table-cell>
          <table:table-cell office:value-type="float" office:value="15767.4" table:style-name="ce1">
            <text:p>15767.4</text:p>
          </table:table-cell>
          <table:table-cell office:value-type="float" office:value="11258" table:style-name="ce1">
            <text:p>11258</text:p>
          </table:table-cell>
          <table:table-cell office:value-type="float" office:value="11279.4" table:style-name="ce1">
            <text:p>11279.4</text:p>
          </table:table-cell>
          <table:table-cell office:value-type="float" office:value="15802.3" table:style-name="ce1">
            <text:p>15802.3</text:p>
          </table:table-cell>
          <table:table-cell office:value-type="float" office:value="14043.5" table:style-name="ce1">
            <text:p>14043.5</text:p>
          </table:table-cell>
          <table:table-cell office:value-type="float" office:value="14621.409999999998" table:formula="of:=AVERAGE([.A141:.J141])" table:style-name="ce1">
            <text:p>14621.41</text:p>
          </table:table-cell>
          <table:table-cell table:number-columns-repeated="16373"/>
        </table:table-row>
        <table:table-row table:style-name="ro1">
          <table:table-cell office:value-type="float" office:value="13988.9" table:style-name="ce1">
            <text:p>13988.9</text:p>
          </table:table-cell>
          <table:table-cell office:value-type="float" office:value="16555.400000000001" table:style-name="ce1">
            <text:p>16555.4</text:p>
          </table:table-cell>
          <table:table-cell office:value-type="float" office:value="14580.4" table:style-name="ce1">
            <text:p>14580.4</text:p>
          </table:table-cell>
          <table:table-cell office:value-type="float" office:value="13187.9" table:style-name="ce1">
            <text:p>13187.9</text:p>
          </table:table-cell>
          <table:table-cell office:value-type="float" office:value="19711" table:style-name="ce1">
            <text:p>19711</text:p>
          </table:table-cell>
          <table:table-cell office:value-type="float" office:value="15767.4" table:style-name="ce1">
            <text:p>15767.4</text:p>
          </table:table-cell>
          <table:table-cell office:value-type="float" office:value="11258" table:style-name="ce1">
            <text:p>11258</text:p>
          </table:table-cell>
          <table:table-cell office:value-type="float" office:value="11279.3" table:style-name="ce1">
            <text:p>11279.3</text:p>
          </table:table-cell>
          <table:table-cell office:value-type="float" office:value="15802.3" table:style-name="ce1">
            <text:p>15802.3</text:p>
          </table:table-cell>
          <table:table-cell office:value-type="float" office:value="14043.5" table:style-name="ce1">
            <text:p>14043.5</text:p>
          </table:table-cell>
          <table:table-cell office:value-type="float" office:value="14617.41" table:formula="of:=AVERAGE([.A142:.J142])" table:style-name="ce1">
            <text:p>14617.41</text:p>
          </table:table-cell>
          <table:table-cell table:number-columns-repeated="16373"/>
        </table:table-row>
        <table:table-row table:style-name="ro1">
          <table:table-cell office:value-type="float" office:value="13978.2" table:style-name="ce1">
            <text:p>13978.2</text:p>
          </table:table-cell>
          <table:table-cell office:value-type="float" office:value="16565.7" table:style-name="ce1">
            <text:p>16565.7</text:p>
          </table:table-cell>
          <table:table-cell office:value-type="float" office:value="14579.9" table:style-name="ce1">
            <text:p>14579.9</text:p>
          </table:table-cell>
          <table:table-cell office:value-type="float" office:value="13146.5" table:style-name="ce1">
            <text:p>13146.5</text:p>
          </table:table-cell>
          <table:table-cell office:value-type="float" office:value="19711" table:style-name="ce1">
            <text:p>19711</text:p>
          </table:table-cell>
          <table:table-cell office:value-type="float" office:value="15664" table:style-name="ce1">
            <text:p>15664</text:p>
          </table:table-cell>
          <table:table-cell office:value-type="float" office:value="11258" table:style-name="ce1">
            <text:p>11258</text:p>
          </table:table-cell>
          <table:table-cell office:value-type="float" office:value="11277.4" table:style-name="ce1">
            <text:p>11277.4</text:p>
          </table:table-cell>
          <table:table-cell office:value-type="float" office:value="15802.3" table:style-name="ce1">
            <text:p>15802.3</text:p>
          </table:table-cell>
          <table:table-cell office:value-type="float" office:value="14007.9" table:style-name="ce1">
            <text:p>14007.9</text:p>
          </table:table-cell>
          <table:table-cell office:value-type="float" office:value="14599.09" table:formula="of:=AVERAGE([.A143:.J143])" table:style-name="ce1">
            <text:p>14599.09</text:p>
          </table:table-cell>
          <table:table-cell table:number-columns-repeated="16373"/>
        </table:table-row>
        <table:table-row table:style-name="ro1">
          <table:table-cell office:value-type="float" office:value="13965.8" table:style-name="ce1">
            <text:p>13965.8</text:p>
          </table:table-cell>
          <table:table-cell office:value-type="float" office:value="16565.7" table:style-name="ce1">
            <text:p>16565.7</text:p>
          </table:table-cell>
          <table:table-cell office:value-type="float" office:value="14572.5" table:style-name="ce1">
            <text:p>14572.5</text:p>
          </table:table-cell>
          <table:table-cell office:value-type="float" office:value="12778.6" table:style-name="ce1">
            <text:p>12778.6</text:p>
          </table:table-cell>
          <table:table-cell office:value-type="float" office:value="19621.5" table:style-name="ce1">
            <text:p>19621.5</text:p>
          </table:table-cell>
          <table:table-cell office:value-type="float" office:value="15581.6" table:style-name="ce1">
            <text:p>15581.6</text:p>
          </table:table-cell>
          <table:table-cell office:value-type="float" office:value="11258" table:style-name="ce1">
            <text:p>11258</text:p>
          </table:table-cell>
          <table:table-cell office:value-type="float" office:value="11272.2" table:style-name="ce1">
            <text:p>11272.2</text:p>
          </table:table-cell>
          <table:table-cell office:value-type="float" office:value="15802.3" table:style-name="ce1">
            <text:p>15802.3</text:p>
          </table:table-cell>
          <table:table-cell office:value-type="float" office:value="14007.9" table:style-name="ce1">
            <text:p>14007.9</text:p>
          </table:table-cell>
          <table:table-cell office:value-type="float" office:value="14542.61" table:formula="of:=AVERAGE([.A144:.J144])" table:style-name="ce1">
            <text:p>14542.61</text:p>
          </table:table-cell>
          <table:table-cell table:number-columns-repeated="16373"/>
        </table:table-row>
        <table:table-row table:style-name="ro1">
          <table:table-cell office:value-type="float" office:value="13965.8" table:style-name="ce1">
            <text:p>13965.8</text:p>
          </table:table-cell>
          <table:table-cell office:value-type="float" office:value="16565.7" table:style-name="ce1">
            <text:p>16565.7</text:p>
          </table:table-cell>
          <table:table-cell office:value-type="float" office:value="14572.5" table:style-name="ce1">
            <text:p>14572.5</text:p>
          </table:table-cell>
          <table:table-cell office:value-type="float" office:value="12778.6" table:style-name="ce1">
            <text:p>12778.6</text:p>
          </table:table-cell>
          <table:table-cell office:value-type="float" office:value="19621.5" table:style-name="ce1">
            <text:p>19621.5</text:p>
          </table:table-cell>
          <table:table-cell office:value-type="float" office:value="15615.8" table:style-name="ce1">
            <text:p>15615.8</text:p>
          </table:table-cell>
          <table:table-cell office:value-type="float" office:value="11257.4" table:style-name="ce1">
            <text:p>11257.4</text:p>
          </table:table-cell>
          <table:table-cell office:value-type="float" office:value="11272.2" table:style-name="ce1">
            <text:p>11272.2</text:p>
          </table:table-cell>
          <table:table-cell office:value-type="float" office:value="15802.3" table:style-name="ce1">
            <text:p>15802.3</text:p>
          </table:table-cell>
          <table:table-cell office:value-type="float" office:value="13985" table:style-name="ce1">
            <text:p>13985</text:p>
          </table:table-cell>
          <table:table-cell office:value-type="float" office:value="14543.679999999998" table:formula="of:=AVERAGE([.A145:.J145])" table:style-name="ce1">
            <text:p>14543.68</text:p>
          </table:table-cell>
          <table:table-cell table:number-columns-repeated="16373"/>
        </table:table-row>
        <table:table-row table:style-name="ro1">
          <table:table-cell office:value-type="float" office:value="13964.2" table:style-name="ce1">
            <text:p>13964.2</text:p>
          </table:table-cell>
          <table:table-cell office:value-type="float" office:value="16563.3" table:style-name="ce1">
            <text:p>16563.3</text:p>
          </table:table-cell>
          <table:table-cell office:value-type="float" office:value="14572.5" table:style-name="ce1">
            <text:p>14572.5</text:p>
          </table:table-cell>
          <table:table-cell office:value-type="float" office:value="12694.9" table:style-name="ce1">
            <text:p>12694.9</text:p>
          </table:table-cell>
          <table:table-cell office:value-type="float" office:value="19621.5" table:style-name="ce1">
            <text:p>19621.5</text:p>
          </table:table-cell>
          <table:table-cell office:value-type="float" office:value="15615.8" table:style-name="ce1">
            <text:p>15615.8</text:p>
          </table:table-cell>
          <table:table-cell office:value-type="float" office:value="11202.1" table:style-name="ce1">
            <text:p>11202.1</text:p>
          </table:table-cell>
          <table:table-cell office:value-type="float" office:value="11234.3" table:style-name="ce1">
            <text:p>11234.3</text:p>
          </table:table-cell>
          <table:table-cell office:value-type="float" office:value="15802.1" table:style-name="ce1">
            <text:p>15802.1</text:p>
          </table:table-cell>
          <table:table-cell office:value-type="float" office:value="13985" table:style-name="ce1">
            <text:p>13985</text:p>
          </table:table-cell>
          <table:table-cell office:value-type="float" office:value="14525.570000000002" table:formula="of:=AVERAGE([.A146:.J146])" table:style-name="ce1">
            <text:p>14525.57</text:p>
          </table:table-cell>
          <table:table-cell table:number-columns-repeated="16373"/>
        </table:table-row>
        <table:table-row table:style-name="ro1">
          <table:table-cell office:value-type="float" office:value="13905.2" table:style-name="ce1">
            <text:p>13905.2</text:p>
          </table:table-cell>
          <table:table-cell office:value-type="float" office:value="16556" table:style-name="ce1">
            <text:p>16556</text:p>
          </table:table-cell>
          <table:table-cell office:value-type="float" office:value="14514.4" table:style-name="ce1">
            <text:p>14514.4</text:p>
          </table:table-cell>
          <table:table-cell office:value-type="float" office:value="12694.9" table:style-name="ce1">
            <text:p>12694.9</text:p>
          </table:table-cell>
          <table:table-cell office:value-type="float" office:value="19524.599999999999" table:style-name="ce1">
            <text:p>19524.6</text:p>
          </table:table-cell>
          <table:table-cell office:value-type="float" office:value="15625.3" table:style-name="ce1">
            <text:p>15625.3</text:p>
          </table:table-cell>
          <table:table-cell office:value-type="float" office:value="11202.1" table:style-name="ce1">
            <text:p>11202.1</text:p>
          </table:table-cell>
          <table:table-cell office:value-type="float" office:value="11234.3" table:style-name="ce1">
            <text:p>11234.3</text:p>
          </table:table-cell>
          <table:table-cell office:value-type="float" office:value="15802.1" table:style-name="ce1">
            <text:p>15802.1</text:p>
          </table:table-cell>
          <table:table-cell office:value-type="float" office:value="13985" table:style-name="ce1">
            <text:p>13985</text:p>
          </table:table-cell>
          <table:table-cell office:value-type="float" office:value="14504.390000000003" table:formula="of:=AVERAGE([.A147:.J147])" table:style-name="ce1">
            <text:p>14504.39</text:p>
          </table:table-cell>
          <table:table-cell table:number-columns-repeated="16373"/>
        </table:table-row>
        <table:table-row table:style-name="ro1">
          <table:table-cell office:value-type="float" office:value="13905.2" table:style-name="ce1">
            <text:p>13905.2</text:p>
          </table:table-cell>
          <table:table-cell office:value-type="float" office:value="16555.400000000001" table:style-name="ce1">
            <text:p>16555.4</text:p>
          </table:table-cell>
          <table:table-cell office:value-type="float" office:value="14514.6" table:style-name="ce1">
            <text:p>14514.6</text:p>
          </table:table-cell>
          <table:table-cell office:value-type="float" office:value="12694.5" table:style-name="ce1">
            <text:p>12694.5</text:p>
          </table:table-cell>
          <table:table-cell office:value-type="float" office:value="19524.599999999999" table:style-name="ce1">
            <text:p>19524.6</text:p>
          </table:table-cell>
          <table:table-cell office:value-type="float" office:value="15577" table:style-name="ce1">
            <text:p>15577</text:p>
          </table:table-cell>
          <table:table-cell office:value-type="float" office:value="11202.1" table:style-name="ce1">
            <text:p>11202.1</text:p>
          </table:table-cell>
          <table:table-cell office:value-type="float" office:value="11234.3" table:style-name="ce1">
            <text:p>11234.3</text:p>
          </table:table-cell>
          <table:table-cell office:value-type="float" office:value="15802.1" table:style-name="ce1">
            <text:p>15802.1</text:p>
          </table:table-cell>
          <table:table-cell office:value-type="float" office:value="13966.9" table:style-name="ce1">
            <text:p>13966.9</text:p>
          </table:table-cell>
          <table:table-cell office:value-type="float" office:value="14497.670000000002" table:formula="of:=AVERAGE([.A148:.J148])" table:style-name="ce1">
            <text:p>14497.67</text:p>
          </table:table-cell>
          <table:table-cell table:number-columns-repeated="16373"/>
        </table:table-row>
        <table:table-row table:style-name="ro1">
          <table:table-cell office:value-type="float" office:value="13879.6" table:style-name="ce1">
            <text:p>13879.6</text:p>
          </table:table-cell>
          <table:table-cell office:value-type="float" office:value="16553.099999999999" table:style-name="ce1">
            <text:p>16553.1</text:p>
          </table:table-cell>
          <table:table-cell office:value-type="float" office:value="14514.6" table:style-name="ce1">
            <text:p>14514.6</text:p>
          </table:table-cell>
          <table:table-cell office:value-type="float" office:value="12651.7" table:style-name="ce1">
            <text:p>12651.7</text:p>
          </table:table-cell>
          <table:table-cell office:value-type="float" office:value="19457.099999999999" table:style-name="ce1">
            <text:p>19457.1</text:p>
          </table:table-cell>
          <table:table-cell office:value-type="float" office:value="15577" table:style-name="ce1">
            <text:p>15577</text:p>
          </table:table-cell>
          <table:table-cell office:value-type="float" office:value="11243.5" table:style-name="ce1">
            <text:p>11243.5</text:p>
          </table:table-cell>
          <table:table-cell office:value-type="float" office:value="11164.4" table:style-name="ce1">
            <text:p>11164.4</text:p>
          </table:table-cell>
          <table:table-cell office:value-type="float" office:value="15587.6" table:style-name="ce1">
            <text:p>15587.6</text:p>
          </table:table-cell>
          <table:table-cell office:value-type="float" office:value="13956.6" table:style-name="ce1">
            <text:p>13956.6</text:p>
          </table:table-cell>
          <table:table-cell office:value-type="float" office:value="14458.52" table:formula="of:=AVERAGE([.A149:.J149])" table:style-name="ce1">
            <text:p>14458.52</text:p>
          </table:table-cell>
          <table:table-cell table:number-columns-repeated="16373"/>
        </table:table-row>
        <table:table-row table:style-name="ro1">
          <table:table-cell office:value-type="float" office:value="13879.6" table:style-name="ce1">
            <text:p>13879.6</text:p>
          </table:table-cell>
          <table:table-cell office:value-type="float" office:value="16545" table:style-name="ce1">
            <text:p>16545</text:p>
          </table:table-cell>
          <table:table-cell office:value-type="float" office:value="14514.6" table:style-name="ce1">
            <text:p>14514.6</text:p>
          </table:table-cell>
          <table:table-cell office:value-type="float" office:value="12652.1" table:style-name="ce1">
            <text:p>12652.1</text:p>
          </table:table-cell>
          <table:table-cell office:value-type="float" office:value="19457.099999999999" table:style-name="ce1">
            <text:p>19457.1</text:p>
          </table:table-cell>
          <table:table-cell office:value-type="float" office:value="15577" table:style-name="ce1">
            <text:p>15577</text:p>
          </table:table-cell>
          <table:table-cell office:value-type="float" office:value="11200" table:style-name="ce1">
            <text:p>11200</text:p>
          </table:table-cell>
          <table:table-cell office:value-type="float" office:value="11179.5" table:style-name="ce1">
            <text:p>11179.5</text:p>
          </table:table-cell>
          <table:table-cell office:value-type="float" office:value="15587.6" table:style-name="ce1">
            <text:p>15587.6</text:p>
          </table:table-cell>
          <table:table-cell office:value-type="float" office:value="13944.5" table:style-name="ce1">
            <text:p>13944.5</text:p>
          </table:table-cell>
          <table:table-cell office:value-type="float" office:value="14453.7" table:formula="of:=AVERAGE([.A150:.J150])" table:style-name="ce1">
            <text:p>14453.7</text:p>
          </table:table-cell>
          <table:table-cell table:number-columns-repeated="16373"/>
        </table:table-row>
        <table:table-row table:style-name="ro1">
          <table:table-cell office:value-type="float" office:value="13879.6" table:style-name="ce1">
            <text:p>13879.6</text:p>
          </table:table-cell>
          <table:table-cell office:value-type="float" office:value="16535.8" table:style-name="ce1">
            <text:p>16535.8</text:p>
          </table:table-cell>
          <table:table-cell office:value-type="float" office:value="14468.5" table:style-name="ce1">
            <text:p>14468.5</text:p>
          </table:table-cell>
          <table:table-cell office:value-type="float" office:value="12610.4" table:style-name="ce1">
            <text:p>12610.4</text:p>
          </table:table-cell>
          <table:table-cell office:value-type="float" office:value="19457.099999999999" table:style-name="ce1">
            <text:p>19457.1</text:p>
          </table:table-cell>
          <table:table-cell office:value-type="float" office:value="15577" table:style-name="ce1">
            <text:p>15577</text:p>
          </table:table-cell>
          <table:table-cell office:value-type="float" office:value="11180.5" table:style-name="ce1">
            <text:p>11180.5</text:p>
          </table:table-cell>
          <table:table-cell office:value-type="float" office:value="11106.3" table:style-name="ce1">
            <text:p>11106.3</text:p>
          </table:table-cell>
          <table:table-cell office:value-type="float" office:value="15587.6" table:style-name="ce1">
            <text:p>15587.6</text:p>
          </table:table-cell>
          <table:table-cell office:value-type="float" office:value="13944.5" table:style-name="ce1">
            <text:p>13944.5</text:p>
          </table:table-cell>
          <table:table-cell office:value-type="float" office:value="14434.73" table:formula="of:=AVERAGE([.A151:.J151])" table:style-name="ce1">
            <text:p>14434.73</text:p>
          </table:table-cell>
          <table:table-cell table:number-columns-repeated="16373"/>
        </table:table-row>
        <table:table-row table:style-name="ro1">
          <table:table-cell office:value-type="float" office:value="13879.2" table:style-name="ce1">
            <text:p>13879.2</text:p>
          </table:table-cell>
          <table:table-cell office:value-type="float" office:value="16535.8" table:style-name="ce1">
            <text:p>16535.8</text:p>
          </table:table-cell>
          <table:table-cell office:value-type="float" office:value="14429.6" table:style-name="ce1">
            <text:p>14429.6</text:p>
          </table:table-cell>
          <table:table-cell office:value-type="float" office:value="12317" table:style-name="ce1">
            <text:p>12317</text:p>
          </table:table-cell>
          <table:table-cell office:value-type="float" office:value="19349.5" table:style-name="ce1">
            <text:p>19349.5</text:p>
          </table:table-cell>
          <table:table-cell office:value-type="float" office:value="15577" table:style-name="ce1">
            <text:p>15577</text:p>
          </table:table-cell>
          <table:table-cell office:value-type="float" office:value="11200" table:style-name="ce1">
            <text:p>11200</text:p>
          </table:table-cell>
          <table:table-cell office:value-type="float" office:value="11090" table:style-name="ce1">
            <text:p>11090</text:p>
          </table:table-cell>
          <table:table-cell office:value-type="float" office:value="15475.9" table:style-name="ce1">
            <text:p>15475.9</text:p>
          </table:table-cell>
          <table:table-cell office:value-type="float" office:value="13930.1" table:style-name="ce1">
            <text:p>13930.1</text:p>
          </table:table-cell>
          <table:table-cell office:value-type="float" office:value="14378.41" table:formula="of:=AVERAGE([.A152:.J152])" table:style-name="ce1">
            <text:p>14378.41</text:p>
          </table:table-cell>
          <table:table-cell table:number-columns-repeated="16373"/>
        </table:table-row>
        <table:table-row table:style-name="ro1">
          <table:table-cell office:value-type="float" office:value="13876.7" table:style-name="ce1">
            <text:p>13876.7</text:p>
          </table:table-cell>
          <table:table-cell office:value-type="float" office:value="16534.3" table:style-name="ce1">
            <text:p>16534.3</text:p>
          </table:table-cell>
          <table:table-cell office:value-type="float" office:value="14429.6" table:style-name="ce1">
            <text:p>14429.6</text:p>
          </table:table-cell>
          <table:table-cell office:value-type="float" office:value="12317" table:style-name="ce1">
            <text:p>12317</text:p>
          </table:table-cell>
          <table:table-cell office:value-type="float" office:value="19199.400000000001" table:style-name="ce1">
            <text:p>19199.4</text:p>
          </table:table-cell>
          <table:table-cell office:value-type="float" office:value="15561.8" table:style-name="ce1">
            <text:p>15561.8</text:p>
          </table:table-cell>
          <table:table-cell office:value-type="float" office:value="11196.8" table:style-name="ce1">
            <text:p>11196.8</text:p>
          </table:table-cell>
          <table:table-cell office:value-type="float" office:value="11090" table:style-name="ce1">
            <text:p>11090</text:p>
          </table:table-cell>
          <table:table-cell office:value-type="float" office:value="15474.4" table:style-name="ce1">
            <text:p>15474.4</text:p>
          </table:table-cell>
          <table:table-cell office:value-type="float" office:value="13930.1" table:style-name="ce1">
            <text:p>13930.1</text:p>
          </table:table-cell>
          <table:table-cell office:value-type="float" office:value="14361.01" table:formula="of:=AVERAGE([.A153:.J153])" table:style-name="ce1">
            <text:p>14361.01</text:p>
          </table:table-cell>
          <table:table-cell table:number-columns-repeated="16373"/>
        </table:table-row>
        <table:table-row table:style-name="ro1">
          <table:table-cell office:value-type="float" office:value="13804.2" table:style-name="ce1">
            <text:p>13804.2</text:p>
          </table:table-cell>
          <table:table-cell office:value-type="float" office:value="16534.3" table:style-name="ce1">
            <text:p>16534.3</text:p>
          </table:table-cell>
          <table:table-cell office:value-type="float" office:value="14429.6" table:style-name="ce1">
            <text:p>14429.6</text:p>
          </table:table-cell>
          <table:table-cell office:value-type="float" office:value="12316.9" table:style-name="ce1">
            <text:p>12316.9</text:p>
          </table:table-cell>
          <table:table-cell office:value-type="float" office:value="19152.900000000001" table:style-name="ce1">
            <text:p>19152.9</text:p>
          </table:table-cell>
          <table:table-cell office:value-type="float" office:value="15561.8" table:style-name="ce1">
            <text:p>15561.8</text:p>
          </table:table-cell>
          <table:table-cell office:value-type="float" office:value="11196.8" table:style-name="ce1">
            <text:p>11196.8</text:p>
          </table:table-cell>
          <table:table-cell office:value-type="float" office:value="11090" table:style-name="ce1">
            <text:p>11090</text:p>
          </table:table-cell>
          <table:table-cell office:value-type="float" office:value="15474.4" table:style-name="ce1">
            <text:p>15474.4</text:p>
          </table:table-cell>
          <table:table-cell office:value-type="float" office:value="13912.9" table:style-name="ce1">
            <text:p>13912.9</text:p>
          </table:table-cell>
          <table:table-cell office:value-type="float" office:value="14347.38" table:formula="of:=AVERAGE([.A154:.J154])" table:style-name="ce1">
            <text:p>14347.38</text:p>
          </table:table-cell>
          <table:table-cell table:number-columns-repeated="16373"/>
        </table:table-row>
        <table:table-row table:style-name="ro1">
          <table:table-cell office:value-type="float" office:value="13804.2" table:style-name="ce1">
            <text:p>13804.2</text:p>
          </table:table-cell>
          <table:table-cell office:value-type="float" office:value="16534.3" table:style-name="ce1">
            <text:p>16534.3</text:p>
          </table:table-cell>
          <table:table-cell office:value-type="float" office:value="14429.6" table:style-name="ce1">
            <text:p>14429.6</text:p>
          </table:table-cell>
          <table:table-cell office:value-type="float" office:value="12197" table:style-name="ce1">
            <text:p>12197</text:p>
          </table:table-cell>
          <table:table-cell office:value-type="float" office:value="19152.900000000001" table:style-name="ce1">
            <text:p>19152.9</text:p>
          </table:table-cell>
          <table:table-cell office:value-type="float" office:value="15561.8" table:style-name="ce1">
            <text:p>15561.8</text:p>
          </table:table-cell>
          <table:table-cell office:value-type="float" office:value="11196.8" table:style-name="ce1">
            <text:p>11196.8</text:p>
          </table:table-cell>
          <table:table-cell office:value-type="float" office:value="11090" table:style-name="ce1">
            <text:p>11090</text:p>
          </table:table-cell>
          <table:table-cell office:value-type="float" office:value="15474.4" table:style-name="ce1">
            <text:p>15474.4</text:p>
          </table:table-cell>
          <table:table-cell office:value-type="float" office:value="13921.3" table:style-name="ce1">
            <text:p>13921.3</text:p>
          </table:table-cell>
          <table:table-cell office:value-type="float" office:value="14336.23" table:formula="of:=AVERAGE([.A155:.J155])" table:style-name="ce1">
            <text:p>14336.23</text:p>
          </table:table-cell>
          <table:table-cell table:number-columns-repeated="16373"/>
        </table:table-row>
        <table:table-row table:style-name="ro1">
          <table:table-cell office:value-type="float" office:value="13655.9" table:style-name="ce1">
            <text:p>13655.9</text:p>
          </table:table-cell>
          <table:table-cell office:value-type="float" office:value="16534.3" table:style-name="ce1">
            <text:p>16534.3</text:p>
          </table:table-cell>
          <table:table-cell office:value-type="float" office:value="14416.6" table:style-name="ce1">
            <text:p>14416.6</text:p>
          </table:table-cell>
          <table:table-cell office:value-type="float" office:value="12193.4" table:style-name="ce1">
            <text:p>12193.4</text:p>
          </table:table-cell>
          <table:table-cell office:value-type="float" office:value="19210.400000000001" table:style-name="ce1">
            <text:p>19210.4</text:p>
          </table:table-cell>
          <table:table-cell office:value-type="float" office:value="15560.1" table:style-name="ce1">
            <text:p>15560.1</text:p>
          </table:table-cell>
          <table:table-cell office:value-type="float" office:value="11196.8" table:style-name="ce1">
            <text:p>11196.8</text:p>
          </table:table-cell>
          <table:table-cell office:value-type="float" office:value="11090" table:style-name="ce1">
            <text:p>11090</text:p>
          </table:table-cell>
          <table:table-cell office:value-type="float" office:value="15472.6" table:style-name="ce1">
            <text:p>15472.6</text:p>
          </table:table-cell>
          <table:table-cell office:value-type="float" office:value="13910.4" table:style-name="ce1">
            <text:p>13910.4</text:p>
          </table:table-cell>
          <table:table-cell office:value-type="float" office:value="14324.050000000003" table:formula="of:=AVERAGE([.A156:.J156])" table:style-name="ce1">
            <text:p>14324.05</text:p>
          </table:table-cell>
          <table:table-cell table:number-columns-repeated="16373"/>
        </table:table-row>
        <table:table-row table:style-name="ro1">
          <table:table-cell office:value-type="float" office:value="13655.9" table:style-name="ce1">
            <text:p>13655.9</text:p>
          </table:table-cell>
          <table:table-cell office:value-type="float" office:value="16496.599999999999" table:style-name="ce1">
            <text:p>16496.6</text:p>
          </table:table-cell>
          <table:table-cell office:value-type="float" office:value="14429.6" table:style-name="ce1">
            <text:p>14429.6</text:p>
          </table:table-cell>
          <table:table-cell office:value-type="float" office:value="12189.1" table:style-name="ce1">
            <text:p>12189.1</text:p>
          </table:table-cell>
          <table:table-cell office:value-type="float" office:value="19210.400000000001" table:style-name="ce1">
            <text:p>19210.4</text:p>
          </table:table-cell>
          <table:table-cell office:value-type="float" office:value="15545.8" table:style-name="ce1">
            <text:p>15545.8</text:p>
          </table:table-cell>
          <table:table-cell office:value-type="float" office:value="11158.2" table:style-name="ce1">
            <text:p>11158.2</text:p>
          </table:table-cell>
          <table:table-cell office:value-type="float" office:value="11006.4" table:style-name="ce1">
            <text:p>11006.4</text:p>
          </table:table-cell>
          <table:table-cell office:value-type="float" office:value="15360.5" table:style-name="ce1">
            <text:p>15360.5</text:p>
          </table:table-cell>
          <table:table-cell office:value-type="float" office:value="13818.8" table:style-name="ce1">
            <text:p>13818.8</text:p>
          </table:table-cell>
          <table:table-cell office:value-type="float" office:value="14287.13" table:formula="of:=AVERAGE([.A157:.J157])" table:style-name="ce1">
            <text:p>14287.13</text:p>
          </table:table-cell>
          <table:table-cell table:number-columns-repeated="16373"/>
        </table:table-row>
        <table:table-row table:style-name="ro1">
          <table:table-cell office:value-type="float" office:value="13655.9" table:style-name="ce1">
            <text:p>13655.9</text:p>
          </table:table-cell>
          <table:table-cell office:value-type="float" office:value="16534.3" table:style-name="ce1">
            <text:p>16534.3</text:p>
          </table:table-cell>
          <table:table-cell office:value-type="float" office:value="14428.8" table:style-name="ce1">
            <text:p>14428.8</text:p>
          </table:table-cell>
          <table:table-cell office:value-type="float" office:value="12176.4" table:style-name="ce1">
            <text:p>12176.4</text:p>
          </table:table-cell>
          <table:table-cell office:value-type="float" office:value="19210.3" table:style-name="ce1">
            <text:p>19210.3</text:p>
          </table:table-cell>
          <table:table-cell office:value-type="float" office:value="15545.5" table:style-name="ce1">
            <text:p>15545.5</text:p>
          </table:table-cell>
          <table:table-cell office:value-type="float" office:value="11158.2" table:style-name="ce1">
            <text:p>11158.2</text:p>
          </table:table-cell>
          <table:table-cell office:value-type="float" office:value="11006.4" table:style-name="ce1">
            <text:p>11006.4</text:p>
          </table:table-cell>
          <table:table-cell office:value-type="float" office:value="15360.5" table:style-name="ce1">
            <text:p>15360.5</text:p>
          </table:table-cell>
          <table:table-cell office:value-type="float" office:value="13818.8" table:style-name="ce1">
            <text:p>13818.8</text:p>
          </table:table-cell>
          <table:table-cell office:value-type="float" office:value="14289.509999999998" table:formula="of:=AVERAGE([.A158:.J158])" table:style-name="ce1">
            <text:p>14289.51</text:p>
          </table:table-cell>
          <table:table-cell table:number-columns-repeated="16373"/>
        </table:table-row>
        <table:table-row table:style-name="ro1">
          <table:table-cell office:value-type="float" office:value="13655.9" table:style-name="ce1">
            <text:p>13655.9</text:p>
          </table:table-cell>
          <table:table-cell office:value-type="float" office:value="16423.5" table:style-name="ce1">
            <text:p>16423.5</text:p>
          </table:table-cell>
          <table:table-cell office:value-type="float" office:value="14400.2" table:style-name="ce1">
            <text:p>14400.2</text:p>
          </table:table-cell>
          <table:table-cell office:value-type="float" office:value="12176.7" table:style-name="ce1">
            <text:p>12176.7</text:p>
          </table:table-cell>
          <table:table-cell office:value-type="float" office:value="19207.400000000001" table:style-name="ce1">
            <text:p>19207.4</text:p>
          </table:table-cell>
          <table:table-cell office:value-type="float" office:value="15534.9" table:style-name="ce1">
            <text:p>15534.9</text:p>
          </table:table-cell>
          <table:table-cell office:value-type="float" office:value="11160.4" table:style-name="ce1">
            <text:p>11160.4</text:p>
          </table:table-cell>
          <table:table-cell office:value-type="float" office:value="10831.3" table:style-name="ce1">
            <text:p>10831.3</text:p>
          </table:table-cell>
          <table:table-cell office:value-type="float" office:value="15360.5" table:style-name="ce1">
            <text:p>15360.5</text:p>
          </table:table-cell>
          <table:table-cell office:value-type="float" office:value="13818.8" table:style-name="ce1">
            <text:p>13818.8</text:p>
          </table:table-cell>
          <table:table-cell office:value-type="float" office:value="14256.960000000001" table:formula="of:=AVERAGE([.A159:.J159])" table:style-name="ce1">
            <text:p>14256.96</text:p>
          </table:table-cell>
          <table:table-cell table:number-columns-repeated="16373"/>
        </table:table-row>
        <table:table-row table:style-name="ro1">
          <table:table-cell office:value-type="float" office:value="13490.4" table:style-name="ce1">
            <text:p>13490.4</text:p>
          </table:table-cell>
          <table:table-cell office:value-type="float" office:value="16423.5" table:style-name="ce1">
            <text:p>16423.5</text:p>
          </table:table-cell>
          <table:table-cell office:value-type="float" office:value="14418.1" table:style-name="ce1">
            <text:p>14418.1</text:p>
          </table:table-cell>
          <table:table-cell office:value-type="float" office:value="12156.4" table:style-name="ce1">
            <text:p>12156.4</text:p>
          </table:table-cell>
          <table:table-cell office:value-type="float" office:value="19126.8" table:style-name="ce1">
            <text:p>19126.8</text:p>
          </table:table-cell>
          <table:table-cell office:value-type="float" office:value="15534.9" table:style-name="ce1">
            <text:p>15534.9</text:p>
          </table:table-cell>
          <table:table-cell office:value-type="float" office:value="11158.2" table:style-name="ce1">
            <text:p>11158.2</text:p>
          </table:table-cell>
          <table:table-cell office:value-type="float" office:value="10831.3" table:style-name="ce1">
            <text:p>10831.3</text:p>
          </table:table-cell>
          <table:table-cell office:value-type="float" office:value="15360.2" table:style-name="ce1">
            <text:p>15360.2</text:p>
          </table:table-cell>
          <table:table-cell office:value-type="float" office:value="13818.8" table:style-name="ce1">
            <text:p>13818.8</text:p>
          </table:table-cell>
          <table:table-cell office:value-type="float" office:value="14231.859999999997" table:formula="of:=AVERAGE([.A160:.J160])" table:style-name="ce1">
            <text:p>14231.86</text:p>
          </table:table-cell>
          <table:table-cell table:number-columns-repeated="16373"/>
        </table:table-row>
        <table:table-row table:style-name="ro1">
          <table:table-cell office:value-type="float" office:value="13501.3" table:style-name="ce1">
            <text:p>13501.3</text:p>
          </table:table-cell>
          <table:table-cell office:value-type="float" office:value="16412.3" table:style-name="ce1">
            <text:p>16412.3</text:p>
          </table:table-cell>
          <table:table-cell office:value-type="float" office:value="14366.5" table:style-name="ce1">
            <text:p>14366.5</text:p>
          </table:table-cell>
          <table:table-cell office:value-type="float" office:value="12156.4" table:style-name="ce1">
            <text:p>12156.4</text:p>
          </table:table-cell>
          <table:table-cell office:value-type="float" office:value="19077.400000000001" table:style-name="ce1">
            <text:p>19077.4</text:p>
          </table:table-cell>
          <table:table-cell office:value-type="float" office:value="15534.9" table:style-name="ce1">
            <text:p>15534.9</text:p>
          </table:table-cell>
          <table:table-cell office:value-type="float" office:value="11158.2" table:style-name="ce1">
            <text:p>11158.2</text:p>
          </table:table-cell>
          <table:table-cell office:value-type="float" office:value="10831.3" table:style-name="ce1">
            <text:p>10831.3</text:p>
          </table:table-cell>
          <table:table-cell office:value-type="float" office:value="15360.2" table:style-name="ce1">
            <text:p>15360.2</text:p>
          </table:table-cell>
          <table:table-cell office:value-type="float" office:value="13817.8" table:style-name="ce1">
            <text:p>13817.8</text:p>
          </table:table-cell>
          <table:table-cell office:value-type="float" office:value="14221.63" table:formula="of:=AVERAGE([.A161:.J161])" table:style-name="ce1">
            <text:p>14221.63</text:p>
          </table:table-cell>
          <table:table-cell table:number-columns-repeated="16373"/>
        </table:table-row>
        <table:table-row table:style-name="ro1">
          <table:table-cell office:value-type="float" office:value="13629" table:style-name="ce1">
            <text:p>13629</text:p>
          </table:table-cell>
          <table:table-cell office:value-type="float" office:value="16412.2" table:style-name="ce1">
            <text:p>16412.2</text:p>
          </table:table-cell>
          <table:table-cell office:value-type="float" office:value="14421.5" table:style-name="ce1">
            <text:p>14421.5</text:p>
          </table:table-cell>
          <table:table-cell office:value-type="float" office:value="12144.7" table:style-name="ce1">
            <text:p>12144.7</text:p>
          </table:table-cell>
          <table:table-cell office:value-type="float" office:value="18989.8" table:style-name="ce1">
            <text:p>18989.8</text:p>
          </table:table-cell>
          <table:table-cell office:value-type="float" office:value="15487.2" table:style-name="ce1">
            <text:p>15487.2</text:p>
          </table:table-cell>
          <table:table-cell office:value-type="float" office:value="11158.2" table:style-name="ce1">
            <text:p>11158.2</text:p>
          </table:table-cell>
          <table:table-cell office:value-type="float" office:value="10827.4" table:style-name="ce1">
            <text:p>10827.4</text:p>
          </table:table-cell>
          <table:table-cell office:value-type="float" office:value="15353" table:style-name="ce1">
            <text:p>15353</text:p>
          </table:table-cell>
          <table:table-cell office:value-type="float" office:value="13809.9" table:style-name="ce1">
            <text:p>13809.9</text:p>
          </table:table-cell>
          <table:table-cell office:value-type="float" office:value="14223.289999999999" table:formula="of:=AVERAGE([.A162:.J162])" table:style-name="ce1">
            <text:p>14223.29</text:p>
          </table:table-cell>
          <table:table-cell table:number-columns-repeated="16373"/>
        </table:table-row>
        <table:table-row table:style-name="ro1">
          <table:table-cell office:value-type="float" office:value="13597.3" table:style-name="ce1">
            <text:p>13597.3</text:p>
          </table:table-cell>
          <table:table-cell office:value-type="float" office:value="16412.2" table:style-name="ce1">
            <text:p>16412.2</text:p>
          </table:table-cell>
          <table:table-cell office:value-type="float" office:value="14349.3" table:style-name="ce1">
            <text:p>14349.3</text:p>
          </table:table-cell>
          <table:table-cell office:value-type="float" office:value="12088.3" table:style-name="ce1">
            <text:p>12088.3</text:p>
          </table:table-cell>
          <table:table-cell office:value-type="float" office:value="18989.8" table:style-name="ce1">
            <text:p>18989.8</text:p>
          </table:table-cell>
          <table:table-cell office:value-type="float" office:value="15487.2" table:style-name="ce1">
            <text:p>15487.2</text:p>
          </table:table-cell>
          <table:table-cell office:value-type="float" office:value="11158.2" table:style-name="ce1">
            <text:p>11158.2</text:p>
          </table:table-cell>
          <table:table-cell office:value-type="float" office:value="10826.8" table:style-name="ce1">
            <text:p>10826.8</text:p>
          </table:table-cell>
          <table:table-cell office:value-type="float" office:value="15252.3" table:style-name="ce1">
            <text:p>15252.3</text:p>
          </table:table-cell>
          <table:table-cell office:value-type="float" office:value="13740.6" table:style-name="ce1">
            <text:p>13740.6</text:p>
          </table:table-cell>
          <table:table-cell office:value-type="float" office:value="14190.2" table:formula="of:=AVERAGE([.A163:.J163])" table:style-name="ce1">
            <text:p>14190.2</text:p>
          </table:table-cell>
          <table:table-cell table:number-columns-repeated="16373"/>
        </table:table-row>
        <table:table-row table:style-name="ro1">
          <table:table-cell office:value-type="float" office:value="13587.8" table:style-name="ce1">
            <text:p>13587.8</text:p>
          </table:table-cell>
          <table:table-cell office:value-type="float" office:value="16409.8" table:style-name="ce1">
            <text:p>16409.8</text:p>
          </table:table-cell>
          <table:table-cell office:value-type="float" office:value="14349.3" table:style-name="ce1">
            <text:p>14349.3</text:p>
          </table:table-cell>
          <table:table-cell office:value-type="float" office:value="12088.3" table:style-name="ce1">
            <text:p>12088.3</text:p>
          </table:table-cell>
          <table:table-cell office:value-type="float" office:value="18989.8" table:style-name="ce1">
            <text:p>18989.8</text:p>
          </table:table-cell>
          <table:table-cell office:value-type="float" office:value="15518.5" table:style-name="ce1">
            <text:p>15518.5</text:p>
          </table:table-cell>
          <table:table-cell office:value-type="float" office:value="11154.7" table:style-name="ce1">
            <text:p>11154.7</text:p>
          </table:table-cell>
          <table:table-cell office:value-type="float" office:value="10825.2" table:style-name="ce1">
            <text:p>10825.2</text:p>
          </table:table-cell>
          <table:table-cell office:value-type="float" office:value="15250" table:style-name="ce1">
            <text:p>15250</text:p>
          </table:table-cell>
          <table:table-cell office:value-type="float" office:value="13740.6" table:style-name="ce1">
            <text:p>13740.6</text:p>
          </table:table-cell>
          <table:table-cell office:value-type="float" office:value="14191.4" table:formula="of:=AVERAGE([.A164:.J164])" table:style-name="ce1">
            <text:p>14191.4</text:p>
          </table:table-cell>
          <table:table-cell table:number-columns-repeated="16373"/>
        </table:table-row>
        <table:table-row table:style-name="ro1">
          <table:table-cell office:value-type="float" office:value="13585.5" table:style-name="ce1">
            <text:p>13585.5</text:p>
          </table:table-cell>
          <table:table-cell office:value-type="float" office:value="16409.8" table:style-name="ce1">
            <text:p>16409.8</text:p>
          </table:table-cell>
          <table:table-cell office:value-type="float" office:value="14349.3" table:style-name="ce1">
            <text:p>14349.3</text:p>
          </table:table-cell>
          <table:table-cell office:value-type="float" office:value="12023.1" table:style-name="ce1">
            <text:p>12023.1</text:p>
          </table:table-cell>
          <table:table-cell office:value-type="float" office:value="18927.900000000001" table:style-name="ce1">
            <text:p>18927.9</text:p>
          </table:table-cell>
          <table:table-cell office:value-type="float" office:value="15488.8" table:style-name="ce1">
            <text:p>15488.8</text:p>
          </table:table-cell>
          <table:table-cell office:value-type="float" office:value="11150" table:style-name="ce1">
            <text:p>11150</text:p>
          </table:table-cell>
          <table:table-cell office:value-type="float" office:value="10825.2" table:style-name="ce1">
            <text:p>10825.2</text:p>
          </table:table-cell>
          <table:table-cell office:value-type="float" office:value="15238.5" table:style-name="ce1">
            <text:p>15238.5</text:p>
          </table:table-cell>
          <table:table-cell office:value-type="float" office:value="13740.6" table:style-name="ce1">
            <text:p>13740.6</text:p>
          </table:table-cell>
          <table:table-cell office:value-type="float" office:value="14173.87" table:formula="of:=AVERAGE([.A165:.J165])" table:style-name="ce1">
            <text:p>14173.87</text:p>
          </table:table-cell>
          <table:table-cell table:number-columns-repeated="16373"/>
        </table:table-row>
        <table:table-row table:style-name="ro1">
          <table:table-cell office:value-type="float" office:value="13515.2" table:style-name="ce1">
            <text:p>13515.2</text:p>
          </table:table-cell>
          <table:table-cell office:value-type="float" office:value="16409.8" table:style-name="ce1">
            <text:p>16409.8</text:p>
          </table:table-cell>
          <table:table-cell office:value-type="float" office:value="14349.3" table:style-name="ce1">
            <text:p>14349.3</text:p>
          </table:table-cell>
          <table:table-cell office:value-type="float" office:value="12023.1" table:style-name="ce1">
            <text:p>12023.1</text:p>
          </table:table-cell>
          <table:table-cell office:value-type="float" office:value="18543.3" table:style-name="ce1">
            <text:p>18543.3</text:p>
          </table:table-cell>
          <table:table-cell office:value-type="float" office:value="15470.9" table:style-name="ce1">
            <text:p>15470.9</text:p>
          </table:table-cell>
          <table:table-cell office:value-type="float" office:value="11150" table:style-name="ce1">
            <text:p>11150</text:p>
          </table:table-cell>
          <table:table-cell office:value-type="float" office:value="10813" table:style-name="ce1">
            <text:p>10813</text:p>
          </table:table-cell>
          <table:table-cell office:value-type="float" office:value="15238.5" table:style-name="ce1">
            <text:p>15238.5</text:p>
          </table:table-cell>
          <table:table-cell office:value-type="float" office:value="13740.6" table:style-name="ce1">
            <text:p>13740.6</text:p>
          </table:table-cell>
          <table:table-cell office:value-type="float" office:value="14125.369999999999" table:formula="of:=AVERAGE([.A166:.J166])" table:style-name="ce1">
            <text:p>14125.37</text:p>
          </table:table-cell>
          <table:table-cell table:number-columns-repeated="16373"/>
        </table:table-row>
        <table:table-row table:style-name="ro1">
          <table:table-cell office:value-type="float" office:value="13522.2" table:style-name="ce1">
            <text:p>13522.2</text:p>
          </table:table-cell>
          <table:table-cell office:value-type="float" office:value="16409.8" table:style-name="ce1">
            <text:p>16409.8</text:p>
          </table:table-cell>
          <table:table-cell office:value-type="float" office:value="14335.6" table:style-name="ce1">
            <text:p>14335.6</text:p>
          </table:table-cell>
          <table:table-cell office:value-type="float" office:value="12023" table:style-name="ce1">
            <text:p>12023</text:p>
          </table:table-cell>
          <table:table-cell office:value-type="float" office:value="18922.3" table:style-name="ce1">
            <text:p>18922.3</text:p>
          </table:table-cell>
          <table:table-cell office:value-type="float" office:value="15470.9" table:style-name="ce1">
            <text:p>15470.9</text:p>
          </table:table-cell>
          <table:table-cell office:value-type="float" office:value="11092.2" table:style-name="ce1">
            <text:p>11092.2</text:p>
          </table:table-cell>
          <table:table-cell office:value-type="float" office:value="10813" table:style-name="ce1">
            <text:p>10813</text:p>
          </table:table-cell>
          <table:table-cell office:value-type="float" office:value="15170.2" table:style-name="ce1">
            <text:p>15170.2</text:p>
          </table:table-cell>
          <table:table-cell office:value-type="float" office:value="13739.5" table:style-name="ce1">
            <text:p>13739.5</text:p>
          </table:table-cell>
          <table:table-cell office:value-type="float" office:value="14149.869999999999" table:formula="of:=AVERAGE([.A167:.J167])" table:style-name="ce1">
            <text:p>14149.87</text:p>
          </table:table-cell>
          <table:table-cell table:number-columns-repeated="16373"/>
        </table:table-row>
        <table:table-row table:style-name="ro1">
          <table:table-cell office:value-type="float" office:value="13522.2" table:style-name="ce1">
            <text:p>13522.2</text:p>
          </table:table-cell>
          <table:table-cell office:value-type="float" office:value="16409.7" table:style-name="ce1">
            <text:p>16409.7</text:p>
          </table:table-cell>
          <table:table-cell office:value-type="float" office:value="14335.6" table:style-name="ce1">
            <text:p>14335.6</text:p>
          </table:table-cell>
          <table:table-cell office:value-type="float" office:value="12019.8" table:style-name="ce1">
            <text:p>12019.8</text:p>
          </table:table-cell>
          <table:table-cell office:value-type="float" office:value="18919.2" table:style-name="ce1">
            <text:p>18919.2</text:p>
          </table:table-cell>
          <table:table-cell office:value-type="float" office:value="15461.6" table:style-name="ce1">
            <text:p>15461.6</text:p>
          </table:table-cell>
          <table:table-cell office:value-type="float" office:value="11092.2" table:style-name="ce1">
            <text:p>11092.2</text:p>
          </table:table-cell>
          <table:table-cell office:value-type="float" office:value="10660.1" table:style-name="ce1">
            <text:p>10660.1</text:p>
          </table:table-cell>
          <table:table-cell office:value-type="float" office:value="15250" table:style-name="ce1">
            <text:p>15250</text:p>
          </table:table-cell>
          <table:table-cell office:value-type="float" office:value="13716.9" table:style-name="ce1">
            <text:p>13716.9</text:p>
          </table:table-cell>
          <table:table-cell office:value-type="float" office:value="14138.730000000001" table:formula="of:=AVERAGE([.A168:.J168])" table:style-name="ce1">
            <text:p>14138.73</text:p>
          </table:table-cell>
          <table:table-cell table:number-columns-repeated="16373"/>
        </table:table-row>
        <table:table-row table:style-name="ro1">
          <table:table-cell office:value-type="float" office:value="13522.1" table:style-name="ce1">
            <text:p>13522.1</text:p>
          </table:table-cell>
          <table:table-cell office:value-type="float" office:value="16405.099999999999" table:style-name="ce1">
            <text:p>16405.1</text:p>
          </table:table-cell>
          <table:table-cell office:value-type="float" office:value="14335.6" table:style-name="ce1">
            <text:p>14335.6</text:p>
          </table:table-cell>
          <table:table-cell office:value-type="float" office:value="12022.7" table:style-name="ce1">
            <text:p>12022.7</text:p>
          </table:table-cell>
          <table:table-cell office:value-type="float" office:value="18892.5" table:style-name="ce1">
            <text:p>18892.5</text:p>
          </table:table-cell>
          <table:table-cell office:value-type="float" office:value="15411.2" table:style-name="ce1">
            <text:p>15411.2</text:p>
          </table:table-cell>
          <table:table-cell office:value-type="float" office:value="11092.2" table:style-name="ce1">
            <text:p>11092.2</text:p>
          </table:table-cell>
          <table:table-cell office:value-type="float" office:value="10674.4" table:style-name="ce1">
            <text:p>10674.4</text:p>
          </table:table-cell>
          <table:table-cell office:value-type="float" office:value="15250" table:style-name="ce1">
            <text:p>15250</text:p>
          </table:table-cell>
          <table:table-cell office:value-type="float" office:value="13716.9" table:style-name="ce1">
            <text:p>13716.9</text:p>
          </table:table-cell>
          <table:table-cell office:value-type="float" office:value="14132.269999999999" table:formula="of:=AVERAGE([.A169:.J169])" table:style-name="ce1">
            <text:p>14132.27</text:p>
          </table:table-cell>
          <table:table-cell table:number-columns-repeated="16373"/>
        </table:table-row>
        <table:table-row table:style-name="ro1">
          <table:table-cell office:value-type="float" office:value="13448.7" table:style-name="ce1">
            <text:p>13448.7</text:p>
          </table:table-cell>
          <table:table-cell office:value-type="float" office:value="16344.9" table:style-name="ce1">
            <text:p>16344.9</text:p>
          </table:table-cell>
          <table:table-cell office:value-type="float" office:value="14342.9" table:style-name="ce1">
            <text:p>14342.9</text:p>
          </table:table-cell>
          <table:table-cell office:value-type="float" office:value="11951.6" table:style-name="ce1">
            <text:p>11951.6</text:p>
          </table:table-cell>
          <table:table-cell office:value-type="float" office:value="18835.2" table:style-name="ce1">
            <text:p>18835.2</text:p>
          </table:table-cell>
          <table:table-cell office:value-type="float" office:value="15411.2" table:style-name="ce1">
            <text:p>15411.2</text:p>
          </table:table-cell>
          <table:table-cell office:value-type="float" office:value="11092.2" table:style-name="ce1">
            <text:p>11092.2</text:p>
          </table:table-cell>
          <table:table-cell office:value-type="float" office:value="10674.4" table:style-name="ce1">
            <text:p>10674.4</text:p>
          </table:table-cell>
          <table:table-cell office:value-type="float" office:value="15098.4" table:style-name="ce1">
            <text:p>15098.4</text:p>
          </table:table-cell>
          <table:table-cell office:value-type="float" office:value="13725.1" table:style-name="ce1">
            <text:p>13725.1</text:p>
          </table:table-cell>
          <table:table-cell office:value-type="float" office:value="14092.459999999997" table:formula="of:=AVERAGE([.A170:.J170])" table:style-name="ce1">
            <text:p>14092.46</text:p>
          </table:table-cell>
          <table:table-cell table:number-columns-repeated="16373"/>
        </table:table-row>
        <table:table-row table:style-name="ro1">
          <table:table-cell office:value-type="float" office:value="13448.7" table:style-name="ce1">
            <text:p>13448.7</text:p>
          </table:table-cell>
          <table:table-cell office:value-type="float" office:value="16344.9" table:style-name="ce1">
            <text:p>16344.9</text:p>
          </table:table-cell>
          <table:table-cell office:value-type="float" office:value="14341.1" table:style-name="ce1">
            <text:p>14341.1</text:p>
          </table:table-cell>
          <table:table-cell office:value-type="float" office:value="11950.1" table:style-name="ce1">
            <text:p>11950.1</text:p>
          </table:table-cell>
          <table:table-cell office:value-type="float" office:value="18324.2" table:style-name="ce1">
            <text:p>18324.2</text:p>
          </table:table-cell>
          <table:table-cell office:value-type="float" office:value="15328.3" table:style-name="ce1">
            <text:p>15328.3</text:p>
          </table:table-cell>
          <table:table-cell office:value-type="float" office:value="11092.2" table:style-name="ce1">
            <text:p>11092.2</text:p>
          </table:table-cell>
          <table:table-cell office:value-type="float" office:value="10763.4" table:style-name="ce1">
            <text:p>10763.4</text:p>
          </table:table-cell>
          <table:table-cell office:value-type="float" office:value="15098.4" table:style-name="ce1">
            <text:p>15098.4</text:p>
          </table:table-cell>
          <table:table-cell office:value-type="float" office:value="13725.1" table:style-name="ce1">
            <text:p>13725.1</text:p>
          </table:table-cell>
          <table:table-cell office:value-type="float" office:value="14041.64" table:formula="of:=AVERAGE([.A171:.J171])" table:style-name="ce1">
            <text:p>14041.64</text:p>
          </table:table-cell>
          <table:table-cell table:number-columns-repeated="16373"/>
        </table:table-row>
        <table:table-row table:style-name="ro1">
          <table:table-cell office:value-type="float" office:value="13448.7" table:style-name="ce1">
            <text:p>13448.7</text:p>
          </table:table-cell>
          <table:table-cell office:value-type="float" office:value="16344.9" table:style-name="ce1">
            <text:p>16344.9</text:p>
          </table:table-cell>
          <table:table-cell office:value-type="float" office:value="14291.6" table:style-name="ce1">
            <text:p>14291.6</text:p>
          </table:table-cell>
          <table:table-cell office:value-type="float" office:value="11950.1" table:style-name="ce1">
            <text:p>11950.1</text:p>
          </table:table-cell>
          <table:table-cell office:value-type="float" office:value="18323.8" table:style-name="ce1">
            <text:p>18323.8</text:p>
          </table:table-cell>
          <table:table-cell office:value-type="float" office:value="15328.3" table:style-name="ce1">
            <text:p>15328.3</text:p>
          </table:table-cell>
          <table:table-cell office:value-type="float" office:value="11022" table:style-name="ce1">
            <text:p>11022</text:p>
          </table:table-cell>
          <table:table-cell office:value-type="float" office:value="10672.7" table:style-name="ce1">
            <text:p>10672.7</text:p>
          </table:table-cell>
          <table:table-cell office:value-type="float" office:value="15098.4" table:style-name="ce1">
            <text:p>15098.4</text:p>
          </table:table-cell>
          <table:table-cell office:value-type="float" office:value="13721.7" table:style-name="ce1">
            <text:p>13721.7</text:p>
          </table:table-cell>
          <table:table-cell office:value-type="float" office:value="14020.219999999998" table:formula="of:=AVERAGE([.A172:.J172])" table:style-name="ce1">
            <text:p>14020.22</text:p>
          </table:table-cell>
          <table:table-cell table:number-columns-repeated="16373"/>
        </table:table-row>
        <table:table-row table:style-name="ro1">
          <table:table-cell office:value-type="float" office:value="13412.6" table:style-name="ce1">
            <text:p>13412.6</text:p>
          </table:table-cell>
          <table:table-cell office:value-type="float" office:value="16344.9" table:style-name="ce1">
            <text:p>16344.9</text:p>
          </table:table-cell>
          <table:table-cell office:value-type="float" office:value="14251.6" table:style-name="ce1">
            <text:p>14251.6</text:p>
          </table:table-cell>
          <table:table-cell office:value-type="float" office:value="11942.4" table:style-name="ce1">
            <text:p>11942.4</text:p>
          </table:table-cell>
          <table:table-cell office:value-type="float" office:value="18247.8" table:style-name="ce1">
            <text:p>18247.8</text:p>
          </table:table-cell>
          <table:table-cell office:value-type="float" office:value="15307.6" table:style-name="ce1">
            <text:p>15307.6</text:p>
          </table:table-cell>
          <table:table-cell office:value-type="float" office:value="11022" table:style-name="ce1">
            <text:p>11022</text:p>
          </table:table-cell>
          <table:table-cell office:value-type="float" office:value="10674.4" table:style-name="ce1">
            <text:p>10674.4</text:p>
          </table:table-cell>
          <table:table-cell office:value-type="float" office:value="15098.4" table:style-name="ce1">
            <text:p>15098.4</text:p>
          </table:table-cell>
          <table:table-cell office:value-type="float" office:value="13692.3" table:style-name="ce1">
            <text:p>13692.3</text:p>
          </table:table-cell>
          <table:table-cell office:value-type="float" office:value="13999.4" table:formula="of:=AVERAGE([.A173:.J173])" table:style-name="ce1">
            <text:p>13999.4</text:p>
          </table:table-cell>
          <table:table-cell table:number-columns-repeated="16373"/>
        </table:table-row>
        <table:table-row table:style-name="ro1">
          <table:table-cell office:value-type="float" office:value="13416.3" table:style-name="ce1">
            <text:p>13416.3</text:p>
          </table:table-cell>
          <table:table-cell office:value-type="float" office:value="16345.7" table:style-name="ce1">
            <text:p>16345.7</text:p>
          </table:table-cell>
          <table:table-cell office:value-type="float" office:value="14229.7" table:style-name="ce1">
            <text:p>14229.7</text:p>
          </table:table-cell>
          <table:table-cell office:value-type="float" office:value="11942.4" table:style-name="ce1">
            <text:p>11942.4</text:p>
          </table:table-cell>
          <table:table-cell office:value-type="float" office:value="18257.2" table:style-name="ce1">
            <text:p>18257.2</text:p>
          </table:table-cell>
          <table:table-cell office:value-type="float" office:value="15305.5" table:style-name="ce1">
            <text:p>15305.5</text:p>
          </table:table-cell>
          <table:table-cell office:value-type="float" office:value="11022" table:style-name="ce1">
            <text:p>11022</text:p>
          </table:table-cell>
          <table:table-cell office:value-type="float" office:value="10673.3" table:style-name="ce1">
            <text:p>10673.3</text:p>
          </table:table-cell>
          <table:table-cell office:value-type="float" office:value="15098" table:style-name="ce1">
            <text:p>15098</text:p>
          </table:table-cell>
          <table:table-cell office:value-type="float" office:value="13692.3" table:style-name="ce1">
            <text:p>13692.3</text:p>
          </table:table-cell>
          <table:table-cell office:value-type="float" office:value="13998.24" table:formula="of:=AVERAGE([.A174:.J174])" table:style-name="ce1">
            <text:p>13998.24</text:p>
          </table:table-cell>
          <table:table-cell table:number-columns-repeated="16373"/>
        </table:table-row>
        <table:table-row table:style-name="ro1">
          <table:table-cell office:value-type="float" office:value="13416.3" table:style-name="ce1">
            <text:p>13416.3</text:p>
          </table:table-cell>
          <table:table-cell office:value-type="float" office:value="16347" table:style-name="ce1">
            <text:p>16347</text:p>
          </table:table-cell>
          <table:table-cell office:value-type="float" office:value="14229.7" table:style-name="ce1">
            <text:p>14229.7</text:p>
          </table:table-cell>
          <table:table-cell office:value-type="float" office:value="11934" table:style-name="ce1">
            <text:p>11934</text:p>
          </table:table-cell>
          <table:table-cell office:value-type="float" office:value="18178.599999999999" table:style-name="ce1">
            <text:p>18178.6</text:p>
          </table:table-cell>
          <table:table-cell office:value-type="float" office:value="15307.6" table:style-name="ce1">
            <text:p>15307.6</text:p>
          </table:table-cell>
          <table:table-cell office:value-type="float" office:value="11022" table:style-name="ce1">
            <text:p>11022</text:p>
          </table:table-cell>
          <table:table-cell office:value-type="float" office:value="10658.6" table:style-name="ce1">
            <text:p>10658.6</text:p>
          </table:table-cell>
          <table:table-cell office:value-type="float" office:value="15092.4" table:style-name="ce1">
            <text:p>15092.4</text:p>
          </table:table-cell>
          <table:table-cell office:value-type="float" office:value="13679.5" table:style-name="ce1">
            <text:p>13679.5</text:p>
          </table:table-cell>
          <table:table-cell office:value-type="float" office:value="13986.570000000002" table:formula="of:=AVERAGE([.A175:.J175])" table:style-name="ce1">
            <text:p>13986.57</text:p>
          </table:table-cell>
          <table:table-cell table:number-columns-repeated="16373"/>
        </table:table-row>
        <table:table-row table:style-name="ro1">
          <table:table-cell office:value-type="float" office:value="13383.8" table:style-name="ce1">
            <text:p>13383.8</text:p>
          </table:table-cell>
          <table:table-cell office:value-type="float" office:value="16268.3" table:style-name="ce1">
            <text:p>16268.3</text:p>
          </table:table-cell>
          <table:table-cell office:value-type="float" office:value="14229.7" table:style-name="ce1">
            <text:p>14229.7</text:p>
          </table:table-cell>
          <table:table-cell office:value-type="float" office:value="11726.2" table:style-name="ce1">
            <text:p>11726.2</text:p>
          </table:table-cell>
          <table:table-cell office:value-type="float" office:value="18097.5" table:style-name="ce1">
            <text:p>18097.5</text:p>
          </table:table-cell>
          <table:table-cell office:value-type="float" office:value="15278.8" table:style-name="ce1">
            <text:p>15278.8</text:p>
          </table:table-cell>
          <table:table-cell office:value-type="float" office:value="11022" table:style-name="ce1">
            <text:p>11022</text:p>
          </table:table-cell>
          <table:table-cell office:value-type="float" office:value="10658.3" table:style-name="ce1">
            <text:p>10658.3</text:p>
          </table:table-cell>
          <table:table-cell office:value-type="float" office:value="15078.1" table:style-name="ce1">
            <text:p>15078.1</text:p>
          </table:table-cell>
          <table:table-cell office:value-type="float" office:value="13612.7" table:style-name="ce1">
            <text:p>13612.7</text:p>
          </table:table-cell>
          <table:table-cell office:value-type="float" office:value="13935.540000000003" table:formula="of:=AVERAGE([.A176:.J176])" table:style-name="ce1">
            <text:p>13935.54</text:p>
          </table:table-cell>
          <table:table-cell table:number-columns-repeated="16373"/>
        </table:table-row>
        <table:table-row table:style-name="ro1">
          <table:table-cell office:value-type="float" office:value="13383.8" table:style-name="ce1">
            <text:p>13383.8</text:p>
          </table:table-cell>
          <table:table-cell office:value-type="float" office:value="16268.3" table:style-name="ce1">
            <text:p>16268.3</text:p>
          </table:table-cell>
          <table:table-cell office:value-type="float" office:value="14235.9" table:style-name="ce1">
            <text:p>14235.9</text:p>
          </table:table-cell>
          <table:table-cell office:value-type="float" office:value="11726.2" table:style-name="ce1">
            <text:p>11726.2</text:p>
          </table:table-cell>
          <table:table-cell office:value-type="float" office:value="18097.5" table:style-name="ce1">
            <text:p>18097.5</text:p>
          </table:table-cell>
          <table:table-cell office:value-type="float" office:value="15176" table:style-name="ce1">
            <text:p>15176</text:p>
          </table:table-cell>
          <table:table-cell office:value-type="float" office:value="11020.7" table:style-name="ce1">
            <text:p>11020.7</text:p>
          </table:table-cell>
          <table:table-cell office:value-type="float" office:value="10602.6" table:style-name="ce1">
            <text:p>10602.6</text:p>
          </table:table-cell>
          <table:table-cell office:value-type="float" office:value="15054.3" table:style-name="ce1">
            <text:p>15054.3</text:p>
          </table:table-cell>
          <table:table-cell office:value-type="float" office:value="13612.7" table:style-name="ce1">
            <text:p>13612.7</text:p>
          </table:table-cell>
          <table:table-cell office:value-type="float" office:value="13917.8" table:formula="of:=AVERAGE([.A177:.J177])" table:style-name="ce1">
            <text:p>13917.8</text:p>
          </table:table-cell>
          <table:table-cell table:number-columns-repeated="16373"/>
        </table:table-row>
        <table:table-row table:style-name="ro1">
          <table:table-cell office:value-type="float" office:value="13383.1" table:style-name="ce1">
            <text:p>13383.1</text:p>
          </table:table-cell>
          <table:table-cell office:value-type="float" office:value="16268.3" table:style-name="ce1">
            <text:p>16268.3</text:p>
          </table:table-cell>
          <table:table-cell office:value-type="float" office:value="14193.8" table:style-name="ce1">
            <text:p>14193.8</text:p>
          </table:table-cell>
          <table:table-cell office:value-type="float" office:value="11726.2" table:style-name="ce1">
            <text:p>11726.2</text:p>
          </table:table-cell>
          <table:table-cell office:value-type="float" office:value="18096.099999999999" table:style-name="ce1">
            <text:p>18096.1</text:p>
          </table:table-cell>
          <table:table-cell office:value-type="float" office:value="15176" table:style-name="ce1">
            <text:p>15176</text:p>
          </table:table-cell>
          <table:table-cell office:value-type="float" office:value="11020.4" table:style-name="ce1">
            <text:p>11020.4</text:p>
          </table:table-cell>
          <table:table-cell office:value-type="float" office:value="10602.8" table:style-name="ce1">
            <text:p>10602.8</text:p>
          </table:table-cell>
          <table:table-cell office:value-type="float" office:value="15054.3" table:style-name="ce1">
            <text:p>15054.3</text:p>
          </table:table-cell>
          <table:table-cell office:value-type="float" office:value="13612.7" table:style-name="ce1">
            <text:p>13612.7</text:p>
          </table:table-cell>
          <table:table-cell office:value-type="float" office:value="13913.37" table:formula="of:=AVERAGE([.A178:.J178])" table:style-name="ce1">
            <text:p>13913.37</text:p>
          </table:table-cell>
          <table:table-cell table:number-columns-repeated="16373"/>
        </table:table-row>
        <table:table-row table:style-name="ro1">
          <table:table-cell office:value-type="float" office:value="13382" table:style-name="ce1">
            <text:p>13382</text:p>
          </table:table-cell>
          <table:table-cell office:value-type="float" office:value="16268.3" table:style-name="ce1">
            <text:p>16268.3</text:p>
          </table:table-cell>
          <table:table-cell office:value-type="float" office:value="14193.8" table:style-name="ce1">
            <text:p>14193.8</text:p>
          </table:table-cell>
          <table:table-cell office:value-type="float" office:value="11726.2" table:style-name="ce1">
            <text:p>11726.2</text:p>
          </table:table-cell>
          <table:table-cell office:value-type="float" office:value="18074.3" table:style-name="ce1">
            <text:p>18074.3</text:p>
          </table:table-cell>
          <table:table-cell office:value-type="float" office:value="15175.7" table:style-name="ce1">
            <text:p>15175.7</text:p>
          </table:table-cell>
          <table:table-cell office:value-type="float" office:value="11020.4" table:style-name="ce1">
            <text:p>11020.4</text:p>
          </table:table-cell>
          <table:table-cell office:value-type="float" office:value="10588.2" table:style-name="ce1">
            <text:p>10588.2</text:p>
          </table:table-cell>
          <table:table-cell office:value-type="float" office:value="15052.8" table:style-name="ce1">
            <text:p>15052.8</text:p>
          </table:table-cell>
          <table:table-cell office:value-type="float" office:value="13584" table:style-name="ce1">
            <text:p>13584</text:p>
          </table:table-cell>
          <table:table-cell office:value-type="float" office:value="13906.570000000002" table:formula="of:=AVERAGE([.A179:.J179])" table:style-name="ce1">
            <text:p>13906.57</text:p>
          </table:table-cell>
          <table:table-cell table:number-columns-repeated="16373"/>
        </table:table-row>
        <table:table-row table:style-name="ro1">
          <table:table-cell office:value-type="float" office:value="13353.5" table:style-name="ce1">
            <text:p>13353.5</text:p>
          </table:table-cell>
          <table:table-cell office:value-type="float" office:value="16259.3" table:style-name="ce1">
            <text:p>16259.3</text:p>
          </table:table-cell>
          <table:table-cell office:value-type="float" office:value="14189.3" table:style-name="ce1">
            <text:p>14189.3</text:p>
          </table:table-cell>
          <table:table-cell office:value-type="float" office:value="11726.2" table:style-name="ce1">
            <text:p>11726.2</text:p>
          </table:table-cell>
          <table:table-cell office:value-type="float" office:value="18022.7" table:style-name="ce1">
            <text:p>18022.7</text:p>
          </table:table-cell>
          <table:table-cell office:value-type="float" office:value="15173.6" table:style-name="ce1">
            <text:p>15173.6</text:p>
          </table:table-cell>
          <table:table-cell office:value-type="float" office:value="11020.4" table:style-name="ce1">
            <text:p>11020.4</text:p>
          </table:table-cell>
          <table:table-cell office:value-type="float" office:value="10588.2" table:style-name="ce1">
            <text:p>10588.2</text:p>
          </table:table-cell>
          <table:table-cell office:value-type="float" office:value="15031.7" table:style-name="ce1">
            <text:p>15031.7</text:p>
          </table:table-cell>
          <table:table-cell office:value-type="float" office:value="13601.9" table:style-name="ce1">
            <text:p>13601.9</text:p>
          </table:table-cell>
          <table:table-cell office:value-type="float" office:value="13896.679999999998" table:formula="of:=AVERAGE([.A180:.J180])" table:style-name="ce1">
            <text:p>13896.68</text:p>
          </table:table-cell>
          <table:table-cell table:number-columns-repeated="16373"/>
        </table:table-row>
        <table:table-row table:style-name="ro1">
          <table:table-cell office:value-type="float" office:value="13317.2" table:style-name="ce1">
            <text:p>13317.2</text:p>
          </table:table-cell>
          <table:table-cell office:value-type="float" office:value="16259.3" table:style-name="ce1">
            <text:p>16259.3</text:p>
          </table:table-cell>
          <table:table-cell office:value-type="float" office:value="14172.7" table:style-name="ce1">
            <text:p>14172.7</text:p>
          </table:table-cell>
          <table:table-cell office:value-type="float" office:value="11726.2" table:style-name="ce1">
            <text:p>11726.2</text:p>
          </table:table-cell>
          <table:table-cell office:value-type="float" office:value="18021.8" table:style-name="ce1">
            <text:p>18021.8</text:p>
          </table:table-cell>
          <table:table-cell office:value-type="float" office:value="15092.2" table:style-name="ce1">
            <text:p>15092.2</text:p>
          </table:table-cell>
          <table:table-cell office:value-type="float" office:value="11020.4" table:style-name="ce1">
            <text:p>11020.4</text:p>
          </table:table-cell>
          <table:table-cell office:value-type="float" office:value="10560.5" table:style-name="ce1">
            <text:p>10560.5</text:p>
          </table:table-cell>
          <table:table-cell office:value-type="float" office:value="14896.1" table:style-name="ce1">
            <text:p>14896.1</text:p>
          </table:table-cell>
          <table:table-cell office:value-type="float" office:value="13601.9" table:style-name="ce1">
            <text:p>13601.9</text:p>
          </table:table-cell>
          <table:table-cell office:value-type="float" office:value="13866.829999999998" table:formula="of:=AVERAGE([.A181:.J181])" table:style-name="ce1">
            <text:p>13866.83</text:p>
          </table:table-cell>
          <table:table-cell table:number-columns-repeated="16373"/>
        </table:table-row>
        <table:table-row table:style-name="ro1">
          <table:table-cell office:value-type="float" office:value="13229" table:style-name="ce1">
            <text:p>13229</text:p>
          </table:table-cell>
          <table:table-cell office:value-type="float" office:value="16259.3" table:style-name="ce1">
            <text:p>16259.3</text:p>
          </table:table-cell>
          <table:table-cell office:value-type="float" office:value="14188.1" table:style-name="ce1">
            <text:p>14188.1</text:p>
          </table:table-cell>
          <table:table-cell office:value-type="float" office:value="11725.6" table:style-name="ce1">
            <text:p>11725.6</text:p>
          </table:table-cell>
          <table:table-cell office:value-type="float" office:value="18021.8" table:style-name="ce1">
            <text:p>18021.8</text:p>
          </table:table-cell>
          <table:table-cell office:value-type="float" office:value="15092.3" table:style-name="ce1">
            <text:p>15092.3</text:p>
          </table:table-cell>
          <table:table-cell office:value-type="float" office:value="10911.8" table:style-name="ce1">
            <text:p>10911.8</text:p>
          </table:table-cell>
          <table:table-cell office:value-type="float" office:value="10560.5" table:style-name="ce1">
            <text:p>10560.5</text:p>
          </table:table-cell>
          <table:table-cell office:value-type="float" office:value="15031.7" table:style-name="ce1">
            <text:p>15031.7</text:p>
          </table:table-cell>
          <table:table-cell office:value-type="float" office:value="13544" table:style-name="ce1">
            <text:p>13544</text:p>
          </table:table-cell>
          <table:table-cell office:value-type="float" office:value="13856.41" table:formula="of:=AVERAGE([.A182:.J182])" table:style-name="ce1">
            <text:p>13856.41</text:p>
          </table:table-cell>
          <table:table-cell table:number-columns-repeated="16373"/>
        </table:table-row>
        <table:table-row table:style-name="ro1">
          <table:table-cell office:value-type="float" office:value="13218.4" table:style-name="ce1">
            <text:p>13218.4</text:p>
          </table:table-cell>
          <table:table-cell office:value-type="float" office:value="16257" table:style-name="ce1">
            <text:p>16257</text:p>
          </table:table-cell>
          <table:table-cell office:value-type="float" office:value="14183.3" table:style-name="ce1">
            <text:p>14183.3</text:p>
          </table:table-cell>
          <table:table-cell office:value-type="float" office:value="11624" table:style-name="ce1">
            <text:p>11624</text:p>
          </table:table-cell>
          <table:table-cell office:value-type="float" office:value="17960.8" table:style-name="ce1">
            <text:p>17960.8</text:p>
          </table:table-cell>
          <table:table-cell office:value-type="float" office:value="15092.2" table:style-name="ce1">
            <text:p>15092.2</text:p>
          </table:table-cell>
          <table:table-cell office:value-type="float" office:value="10911.8" table:style-name="ce1">
            <text:p>10911.8</text:p>
          </table:table-cell>
          <table:table-cell office:value-type="float" office:value="10560.3" table:style-name="ce1">
            <text:p>10560.3</text:p>
          </table:table-cell>
          <table:table-cell office:value-type="float" office:value="15031.7" table:style-name="ce1">
            <text:p>15031.7</text:p>
          </table:table-cell>
          <table:table-cell office:value-type="float" office:value="13544" table:style-name="ce1">
            <text:p>13544</text:p>
          </table:table-cell>
          <table:table-cell office:value-type="float" office:value="13838.35" table:formula="of:=AVERAGE([.A183:.J183])" table:style-name="ce1">
            <text:p>13838.35</text:p>
          </table:table-cell>
          <table:table-cell table:number-columns-repeated="16373"/>
        </table:table-row>
        <table:table-row table:style-name="ro1">
          <table:table-cell office:value-type="float" office:value="13218.4" table:style-name="ce1">
            <text:p>13218.4</text:p>
          </table:table-cell>
          <table:table-cell office:value-type="float" office:value="16240" table:style-name="ce1">
            <text:p>16240</text:p>
          </table:table-cell>
          <table:table-cell office:value-type="float" office:value="14140.5" table:style-name="ce1">
            <text:p>14140.5</text:p>
          </table:table-cell>
          <table:table-cell office:value-type="float" office:value="11624" table:style-name="ce1">
            <text:p>11624</text:p>
          </table:table-cell>
          <table:table-cell office:value-type="float" office:value="17949.7" table:style-name="ce1">
            <text:p>17949.7</text:p>
          </table:table-cell>
          <table:table-cell office:value-type="float" office:value="15092.2" table:style-name="ce1">
            <text:p>15092.2</text:p>
          </table:table-cell>
          <table:table-cell office:value-type="float" office:value="10911.8" table:style-name="ce1">
            <text:p>10911.8</text:p>
          </table:table-cell>
          <table:table-cell office:value-type="float" office:value="10557" table:style-name="ce1">
            <text:p>10557</text:p>
          </table:table-cell>
          <table:table-cell office:value-type="float" office:value="15031.7" table:style-name="ce1">
            <text:p>15031.7</text:p>
          </table:table-cell>
          <table:table-cell office:value-type="float" office:value="13544" table:style-name="ce1">
            <text:p>13544</text:p>
          </table:table-cell>
          <table:table-cell office:value-type="float" office:value="13830.929999999998" table:formula="of:=AVERAGE([.A184:.J184])" table:style-name="ce1">
            <text:p>13830.93</text:p>
          </table:table-cell>
          <table:table-cell table:number-columns-repeated="16373"/>
        </table:table-row>
        <table:table-row table:style-name="ro1">
          <table:table-cell office:value-type="float" office:value="13217.7" table:style-name="ce1">
            <text:p>13217.7</text:p>
          </table:table-cell>
          <table:table-cell office:value-type="float" office:value="16227.5" table:style-name="ce1">
            <text:p>16227.5</text:p>
          </table:table-cell>
          <table:table-cell office:value-type="float" office:value="14144.6" table:style-name="ce1">
            <text:p>14144.6</text:p>
          </table:table-cell>
          <table:table-cell office:value-type="float" office:value="11624" table:style-name="ce1">
            <text:p>11624</text:p>
          </table:table-cell>
          <table:table-cell office:value-type="float" office:value="17933" table:style-name="ce1">
            <text:p>17933</text:p>
          </table:table-cell>
          <table:table-cell office:value-type="float" office:value="15040.3" table:style-name="ce1">
            <text:p>15040.3</text:p>
          </table:table-cell>
          <table:table-cell office:value-type="float" office:value="10911.8" table:style-name="ce1">
            <text:p>10911.8</text:p>
          </table:table-cell>
          <table:table-cell office:value-type="float" office:value="10545.2" table:style-name="ce1">
            <text:p>10545.2</text:p>
          </table:table-cell>
          <table:table-cell office:value-type="float" office:value="15039.5" table:style-name="ce1">
            <text:p>15039.5</text:p>
          </table:table-cell>
          <table:table-cell office:value-type="float" office:value="13543.7" table:style-name="ce1">
            <text:p>13543.7</text:p>
          </table:table-cell>
          <table:table-cell office:value-type="float" office:value="13822.730000000001" table:formula="of:=AVERAGE([.A185:.J185])" table:style-name="ce1">
            <text:p>13822.73</text:p>
          </table:table-cell>
          <table:table-cell table:number-columns-repeated="16373"/>
        </table:table-row>
        <table:table-row table:style-name="ro1">
          <table:table-cell office:value-type="float" office:value="13201" table:style-name="ce1">
            <text:p>13201</text:p>
          </table:table-cell>
          <table:table-cell office:value-type="float" office:value="16227.5" table:style-name="ce1">
            <text:p>16227.5</text:p>
          </table:table-cell>
          <table:table-cell office:value-type="float" office:value="14098.7" table:style-name="ce1">
            <text:p>14098.7</text:p>
          </table:table-cell>
          <table:table-cell office:value-type="float" office:value="11621.8" table:style-name="ce1">
            <text:p>11621.8</text:p>
          </table:table-cell>
          <table:table-cell office:value-type="float" office:value="17899.900000000001" table:style-name="ce1">
            <text:p>17899.9</text:p>
          </table:table-cell>
          <table:table-cell office:value-type="float" office:value="15030" table:style-name="ce1">
            <text:p>15030</text:p>
          </table:table-cell>
          <table:table-cell office:value-type="float" office:value="10911.8" table:style-name="ce1">
            <text:p>10911.8</text:p>
          </table:table-cell>
          <table:table-cell office:value-type="float" office:value="10452.5" table:style-name="ce1">
            <text:p>10452.5</text:p>
          </table:table-cell>
          <table:table-cell office:value-type="float" office:value="15039.5" table:style-name="ce1">
            <text:p>15039.5</text:p>
          </table:table-cell>
          <table:table-cell office:value-type="float" office:value="13496" table:style-name="ce1">
            <text:p>13496</text:p>
          </table:table-cell>
          <table:table-cell office:value-type="float" office:value="13797.87" table:formula="of:=AVERAGE([.A186:.J186])" table:style-name="ce1">
            <text:p>13797.87</text:p>
          </table:table-cell>
          <table:table-cell table:number-columns-repeated="16373"/>
        </table:table-row>
        <table:table-row table:style-name="ro1">
          <table:table-cell office:value-type="float" office:value="13201" table:style-name="ce1">
            <text:p>13201</text:p>
          </table:table-cell>
          <table:table-cell office:value-type="float" office:value="16227.5" table:style-name="ce1">
            <text:p>16227.5</text:p>
          </table:table-cell>
          <table:table-cell office:value-type="float" office:value="14093.5" table:style-name="ce1">
            <text:p>14093.5</text:p>
          </table:table-cell>
          <table:table-cell office:value-type="float" office:value="11621.8" table:style-name="ce1">
            <text:p>11621.8</text:p>
          </table:table-cell>
          <table:table-cell office:value-type="float" office:value="17839.8" table:style-name="ce1">
            <text:p>17839.8</text:p>
          </table:table-cell>
          <table:table-cell office:value-type="float" office:value="15023.4" table:style-name="ce1">
            <text:p>15023.4</text:p>
          </table:table-cell>
          <table:table-cell office:value-type="float" office:value="10906.1" table:style-name="ce1">
            <text:p>10906.1</text:p>
          </table:table-cell>
          <table:table-cell office:value-type="float" office:value="10505.2" table:style-name="ce1">
            <text:p>10505.2</text:p>
          </table:table-cell>
          <table:table-cell office:value-type="float" office:value="15039.7" table:style-name="ce1">
            <text:p>15039.7</text:p>
          </table:table-cell>
          <table:table-cell office:value-type="float" office:value="13496" table:style-name="ce1">
            <text:p>13496</text:p>
          </table:table-cell>
          <table:table-cell office:value-type="float" office:value="13795.4" table:formula="of:=AVERAGE([.A187:.J187])" table:style-name="ce1">
            <text:p>13795.4</text:p>
          </table:table-cell>
          <table:table-cell table:number-columns-repeated="16373"/>
        </table:table-row>
        <table:table-row table:style-name="ro1">
          <table:table-cell office:value-type="float" office:value="13199.1" table:style-name="ce1">
            <text:p>13199.1</text:p>
          </table:table-cell>
          <table:table-cell office:value-type="float" office:value="16226.9" table:style-name="ce1">
            <text:p>16226.9</text:p>
          </table:table-cell>
          <table:table-cell office:value-type="float" office:value="13959.2" table:style-name="ce1">
            <text:p>13959.2</text:p>
          </table:table-cell>
          <table:table-cell office:value-type="float" office:value="11618.4" table:style-name="ce1">
            <text:p>11618.4</text:p>
          </table:table-cell>
          <table:table-cell office:value-type="float" office:value="17908.099999999999" table:style-name="ce1">
            <text:p>17908.1</text:p>
          </table:table-cell>
          <table:table-cell office:value-type="float" office:value="14977.2" table:style-name="ce1">
            <text:p>14977.2</text:p>
          </table:table-cell>
          <table:table-cell office:value-type="float" office:value="10906.1" table:style-name="ce1">
            <text:p>10906.1</text:p>
          </table:table-cell>
          <table:table-cell office:value-type="float" office:value="10434.4" table:style-name="ce1">
            <text:p>10434.4</text:p>
          </table:table-cell>
          <table:table-cell office:value-type="float" office:value="15039.7" table:style-name="ce1">
            <text:p>15039.7</text:p>
          </table:table-cell>
          <table:table-cell office:value-type="float" office:value="13485.6" table:style-name="ce1">
            <text:p>13485.6</text:p>
          </table:table-cell>
          <table:table-cell office:value-type="float" office:value="13775.469999999998" table:formula="of:=AVERAGE([.A188:.J188])" table:style-name="ce1">
            <text:p>13775.47</text:p>
          </table:table-cell>
          <table:table-cell table:number-columns-repeated="16373"/>
        </table:table-row>
        <table:table-row table:style-name="ro1">
          <table:table-cell office:value-type="float" office:value="13199.1" table:style-name="ce1">
            <text:p>13199.1</text:p>
          </table:table-cell>
          <table:table-cell office:value-type="float" office:value="16226.9" table:style-name="ce1">
            <text:p>16226.9</text:p>
          </table:table-cell>
          <table:table-cell office:value-type="float" office:value="13959.2" table:style-name="ce1">
            <text:p>13959.2</text:p>
          </table:table-cell>
          <table:table-cell office:value-type="float" office:value="11609.1" table:style-name="ce1">
            <text:p>11609.1</text:p>
          </table:table-cell>
          <table:table-cell office:value-type="float" office:value="17906" table:style-name="ce1">
            <text:p>17906</text:p>
          </table:table-cell>
          <table:table-cell office:value-type="float" office:value="14977.2" table:style-name="ce1">
            <text:p>14977.2</text:p>
          </table:table-cell>
          <table:table-cell office:value-type="float" office:value="10906.1" table:style-name="ce1">
            <text:p>10906.1</text:p>
          </table:table-cell>
          <table:table-cell office:value-type="float" office:value="10434.4" table:style-name="ce1">
            <text:p>10434.4</text:p>
          </table:table-cell>
          <table:table-cell office:value-type="float" office:value="15014.2" table:style-name="ce1">
            <text:p>15014.2</text:p>
          </table:table-cell>
          <table:table-cell office:value-type="float" office:value="13312.1" table:style-name="ce1">
            <text:p>13312.1</text:p>
          </table:table-cell>
          <table:table-cell office:value-type="float" office:value="13754.429999999998" table:formula="of:=AVERAGE([.A189:.J189])" table:style-name="ce1">
            <text:p>13754.43</text:p>
          </table:table-cell>
          <table:table-cell table:number-columns-repeated="16373"/>
        </table:table-row>
        <table:table-row table:style-name="ro1">
          <table:table-cell office:value-type="float" office:value="13185.9" table:style-name="ce1">
            <text:p>13185.9</text:p>
          </table:table-cell>
          <table:table-cell office:value-type="float" office:value="16226.9" table:style-name="ce1">
            <text:p>16226.9</text:p>
          </table:table-cell>
          <table:table-cell office:value-type="float" office:value="13953.9" table:style-name="ce1">
            <text:p>13953.9</text:p>
          </table:table-cell>
          <table:table-cell office:value-type="float" office:value="11609.1" table:style-name="ce1">
            <text:p>11609.1</text:p>
          </table:table-cell>
          <table:table-cell office:value-type="float" office:value="17815.5" table:style-name="ce1">
            <text:p>17815.5</text:p>
          </table:table-cell>
          <table:table-cell office:value-type="float" office:value="14976.4" table:style-name="ce1">
            <text:p>14976.4</text:p>
          </table:table-cell>
          <table:table-cell office:value-type="float" office:value="10906.1" table:style-name="ce1">
            <text:p>10906.1</text:p>
          </table:table-cell>
          <table:table-cell office:value-type="float" office:value="10407.4" table:style-name="ce1">
            <text:p>10407.4</text:p>
          </table:table-cell>
          <table:table-cell office:value-type="float" office:value="15014.2" table:style-name="ce1">
            <text:p>15014.2</text:p>
          </table:table-cell>
          <table:table-cell office:value-type="float" office:value="13269.6" table:style-name="ce1">
            <text:p>13269.6</text:p>
          </table:table-cell>
          <table:table-cell office:value-type="float" office:value="13736.499999999996" table:formula="of:=AVERAGE([.A190:.J190])" table:style-name="ce1">
            <text:p>13736.5</text:p>
          </table:table-cell>
          <table:table-cell table:number-columns-repeated="16373"/>
        </table:table-row>
        <table:table-row table:style-name="ro1">
          <table:table-cell office:value-type="float" office:value="13185.9" table:style-name="ce1">
            <text:p>13185.9</text:p>
          </table:table-cell>
          <table:table-cell office:value-type="float" office:value="16225.3" table:style-name="ce1">
            <text:p>16225.3</text:p>
          </table:table-cell>
          <table:table-cell office:value-type="float" office:value="13953.9" table:style-name="ce1">
            <text:p>13953.9</text:p>
          </table:table-cell>
          <table:table-cell office:value-type="float" office:value="11619" table:style-name="ce1">
            <text:p>11619</text:p>
          </table:table-cell>
          <table:table-cell office:value-type="float" office:value="17815.5" table:style-name="ce1">
            <text:p>17815.5</text:p>
          </table:table-cell>
          <table:table-cell office:value-type="float" office:value="14975.7" table:style-name="ce1">
            <text:p>14975.7</text:p>
          </table:table-cell>
          <table:table-cell office:value-type="float" office:value="10906.1" table:style-name="ce1">
            <text:p>10906.1</text:p>
          </table:table-cell>
          <table:table-cell office:value-type="float" office:value="10432.9" table:style-name="ce1">
            <text:p>10432.9</text:p>
          </table:table-cell>
          <table:table-cell office:value-type="float" office:value="15014.2" table:style-name="ce1">
            <text:p>15014.2</text:p>
          </table:table-cell>
          <table:table-cell office:value-type="float" office:value="13269.6" table:style-name="ce1">
            <text:p>13269.6</text:p>
          </table:table-cell>
          <table:table-cell office:value-type="float" office:value="13739.810000000001" table:formula="of:=AVERAGE([.A191:.J191])" table:style-name="ce1">
            <text:p>13739.81</text:p>
          </table:table-cell>
          <table:table-cell table:number-columns-repeated="16373"/>
        </table:table-row>
        <table:table-row table:style-name="ro1">
          <table:table-cell office:value-type="float" office:value="13185.9" table:style-name="ce1">
            <text:p>13185.9</text:p>
          </table:table-cell>
          <table:table-cell office:value-type="float" office:value="16225.3" table:style-name="ce1">
            <text:p>16225.3</text:p>
          </table:table-cell>
          <table:table-cell office:value-type="float" office:value="13953.8" table:style-name="ce1">
            <text:p>13953.8</text:p>
          </table:table-cell>
          <table:table-cell office:value-type="float" office:value="11570.6" table:style-name="ce1">
            <text:p>11570.6</text:p>
          </table:table-cell>
          <table:table-cell office:value-type="float" office:value="17815.5" table:style-name="ce1">
            <text:p>17815.5</text:p>
          </table:table-cell>
          <table:table-cell office:value-type="float" office:value="14951" table:style-name="ce1">
            <text:p>14951</text:p>
          </table:table-cell>
          <table:table-cell office:value-type="float" office:value="10900.6" table:style-name="ce1">
            <text:p>10900.6</text:p>
          </table:table-cell>
          <table:table-cell office:value-type="float" office:value="10362.5" table:style-name="ce1">
            <text:p>10362.5</text:p>
          </table:table-cell>
          <table:table-cell office:value-type="float" office:value="14843.3" table:style-name="ce1">
            <text:p>14843.3</text:p>
          </table:table-cell>
          <table:table-cell office:value-type="float" office:value="13269.6" table:style-name="ce1">
            <text:p>13269.6</text:p>
          </table:table-cell>
          <table:table-cell office:value-type="float" office:value="13707.810000000001" table:formula="of:=AVERAGE([.A192:.J192])" table:style-name="ce1">
            <text:p>13707.81</text:p>
          </table:table-cell>
          <table:table-cell table:number-columns-repeated="16373"/>
        </table:table-row>
        <table:table-row table:style-name="ro1">
          <table:table-cell office:value-type="float" office:value="13176" table:style-name="ce1">
            <text:p>13176</text:p>
          </table:table-cell>
          <table:table-cell office:value-type="float" office:value="16225.3" table:style-name="ce1">
            <text:p>16225.3</text:p>
          </table:table-cell>
          <table:table-cell office:value-type="float" office:value="13831.1" table:style-name="ce1">
            <text:p>13831.1</text:p>
          </table:table-cell>
          <table:table-cell office:value-type="float" office:value="11570.6" table:style-name="ce1">
            <text:p>11570.6</text:p>
          </table:table-cell>
          <table:table-cell office:value-type="float" office:value="17815.5" table:style-name="ce1">
            <text:p>17815.5</text:p>
          </table:table-cell>
          <table:table-cell office:value-type="float" office:value="14953.3" table:style-name="ce1">
            <text:p>14953.3</text:p>
          </table:table-cell>
          <table:table-cell office:value-type="float" office:value="10900.6" table:style-name="ce1">
            <text:p>10900.6</text:p>
          </table:table-cell>
          <table:table-cell office:value-type="float" office:value="10340.299999999999" table:style-name="ce1">
            <text:p>10340.3</text:p>
          </table:table-cell>
          <table:table-cell office:value-type="float" office:value="14770.5" table:style-name="ce1">
            <text:p>14770.5</text:p>
          </table:table-cell>
          <table:table-cell office:value-type="float" office:value="13269.6" table:style-name="ce1">
            <text:p>13269.6</text:p>
          </table:table-cell>
          <table:table-cell office:value-type="float" office:value="13685.280000000002" table:formula="of:=AVERAGE([.A193:.J193])" table:style-name="ce1">
            <text:p>13685.28</text:p>
          </table:table-cell>
          <table:table-cell table:number-columns-repeated="16373"/>
        </table:table-row>
        <table:table-row table:style-name="ro1">
          <table:table-cell office:value-type="float" office:value="13175.7" table:style-name="ce1">
            <text:p>13175.7</text:p>
          </table:table-cell>
          <table:table-cell office:value-type="float" office:value="16225.3" table:style-name="ce1">
            <text:p>16225.3</text:p>
          </table:table-cell>
          <table:table-cell office:value-type="float" office:value="13831.1" table:style-name="ce1">
            <text:p>13831.1</text:p>
          </table:table-cell>
          <table:table-cell office:value-type="float" office:value="11570.6" table:style-name="ce1">
            <text:p>11570.6</text:p>
          </table:table-cell>
          <table:table-cell office:value-type="float" office:value="17814" table:style-name="ce1">
            <text:p>17814</text:p>
          </table:table-cell>
          <table:table-cell office:value-type="float" office:value="14862.8" table:style-name="ce1">
            <text:p>14862.8</text:p>
          </table:table-cell>
          <table:table-cell office:value-type="float" office:value="10898.1" table:style-name="ce1">
            <text:p>10898.1</text:p>
          </table:table-cell>
          <table:table-cell office:value-type="float" office:value="10327.799999999999" table:style-name="ce1">
            <text:p>10327.8</text:p>
          </table:table-cell>
          <table:table-cell office:value-type="float" office:value="14770.5" table:style-name="ce1">
            <text:p>14770.5</text:p>
          </table:table-cell>
          <table:table-cell office:value-type="float" office:value="13269.6" table:style-name="ce1">
            <text:p>13269.6</text:p>
          </table:table-cell>
          <table:table-cell office:value-type="float" office:value="13674.55" table:formula="of:=AVERAGE([.A194:.J194])" table:style-name="ce1">
            <text:p>13674.55</text:p>
          </table:table-cell>
          <table:table-cell table:number-columns-repeated="16373"/>
        </table:table-row>
        <table:table-row table:style-name="ro1">
          <table:table-cell office:value-type="float" office:value="13173.2" table:style-name="ce1">
            <text:p>13173.2</text:p>
          </table:table-cell>
          <table:table-cell office:value-type="float" office:value="16215.8" table:style-name="ce1">
            <text:p>16215.8</text:p>
          </table:table-cell>
          <table:table-cell office:value-type="float" office:value="13949.9" table:style-name="ce1">
            <text:p>13949.9</text:p>
          </table:table-cell>
          <table:table-cell office:value-type="float" office:value="11570.1" table:style-name="ce1">
            <text:p>11570.1</text:p>
          </table:table-cell>
          <table:table-cell office:value-type="float" office:value="17799" table:style-name="ce1">
            <text:p>17799</text:p>
          </table:table-cell>
          <table:table-cell office:value-type="float" office:value="14862.8" table:style-name="ce1">
            <text:p>14862.8</text:p>
          </table:table-cell>
          <table:table-cell office:value-type="float" office:value="10900.6" table:style-name="ce1">
            <text:p>10900.6</text:p>
          </table:table-cell>
          <table:table-cell office:value-type="float" office:value="10327.799999999999" table:style-name="ce1">
            <text:p>10327.8</text:p>
          </table:table-cell>
          <table:table-cell office:value-type="float" office:value="14767.2" table:style-name="ce1">
            <text:p>14767.2</text:p>
          </table:table-cell>
          <table:table-cell office:value-type="float" office:value="13155.4" table:style-name="ce1">
            <text:p>13155.4</text:p>
          </table:table-cell>
          <table:table-cell office:value-type="float" office:value="13672.180000000002" table:formula="of:=AVERAGE([.A195:.J195])" table:style-name="ce1">
            <text:p>13672.18</text:p>
          </table:table-cell>
          <table:table-cell table:number-columns-repeated="16373"/>
        </table:table-row>
        <table:table-row table:style-name="ro1">
          <table:table-cell office:value-type="float" office:value="13172.1" table:style-name="ce1">
            <text:p>13172.1</text:p>
          </table:table-cell>
          <table:table-cell office:value-type="float" office:value="16212.2" table:style-name="ce1">
            <text:p>16212.2</text:p>
          </table:table-cell>
          <table:table-cell office:value-type="float" office:value="13891.9" table:style-name="ce1">
            <text:p>13891.9</text:p>
          </table:table-cell>
          <table:table-cell office:value-type="float" office:value="11570.1" table:style-name="ce1">
            <text:p>11570.1</text:p>
          </table:table-cell>
          <table:table-cell office:value-type="float" office:value="17757.8" table:style-name="ce1">
            <text:p>17757.8</text:p>
          </table:table-cell>
          <table:table-cell office:value-type="float" office:value="14862.8" table:style-name="ce1">
            <text:p>14862.8</text:p>
          </table:table-cell>
          <table:table-cell office:value-type="float" office:value="10900.6" table:style-name="ce1">
            <text:p>10900.6</text:p>
          </table:table-cell>
          <table:table-cell office:value-type="float" office:value="10198.200000000001" table:style-name="ce1">
            <text:p>10198.2</text:p>
          </table:table-cell>
          <table:table-cell office:value-type="float" office:value="14734.5" table:style-name="ce1">
            <text:p>14734.5</text:p>
          </table:table-cell>
          <table:table-cell office:value-type="float" office:value="13148.3" table:style-name="ce1">
            <text:p>13148.3</text:p>
          </table:table-cell>
          <table:table-cell office:value-type="float" office:value="13644.85" table:formula="of:=AVERAGE([.A196:.J196])" table:style-name="ce1">
            <text:p>13644.85</text:p>
          </table:table-cell>
          <table:table-cell table:number-columns-repeated="16373"/>
        </table:table-row>
        <table:table-row table:style-name="ro1">
          <table:table-cell office:value-type="float" office:value="13172.1" table:style-name="ce1">
            <text:p>13172.1</text:p>
          </table:table-cell>
          <table:table-cell office:value-type="float" office:value="16212.2" table:style-name="ce1">
            <text:p>16212.2</text:p>
          </table:table-cell>
          <table:table-cell office:value-type="float" office:value="13868.9" table:style-name="ce1">
            <text:p>13868.9</text:p>
          </table:table-cell>
          <table:table-cell office:value-type="float" office:value="11561.4" table:style-name="ce1">
            <text:p>11561.4</text:p>
          </table:table-cell>
          <table:table-cell office:value-type="float" office:value="17757.8" table:style-name="ce1">
            <text:p>17757.8</text:p>
          </table:table-cell>
          <table:table-cell office:value-type="float" office:value="14862.8" table:style-name="ce1">
            <text:p>14862.8</text:p>
          </table:table-cell>
          <table:table-cell office:value-type="float" office:value="10900.6" table:style-name="ce1">
            <text:p>10900.6</text:p>
          </table:table-cell>
          <table:table-cell office:value-type="float" office:value="10197.799999999999" table:style-name="ce1">
            <text:p>10197.8</text:p>
          </table:table-cell>
          <table:table-cell office:value-type="float" office:value="14734.5" table:style-name="ce1">
            <text:p>14734.5</text:p>
          </table:table-cell>
          <table:table-cell office:value-type="float" office:value="13148.3" table:style-name="ce1">
            <text:p>13148.3</text:p>
          </table:table-cell>
          <table:table-cell office:value-type="float" office:value="13641.640000000003" table:formula="of:=AVERAGE([.A197:.J197])" table:style-name="ce1">
            <text:p>13641.64</text:p>
          </table:table-cell>
          <table:table-cell table:number-columns-repeated="16373"/>
        </table:table-row>
        <table:table-row table:style-name="ro1">
          <table:table-cell office:value-type="float" office:value="13166.1" table:style-name="ce1">
            <text:p>13166.1</text:p>
          </table:table-cell>
          <table:table-cell office:value-type="float" office:value="16212.2" table:style-name="ce1">
            <text:p>16212.2</text:p>
          </table:table-cell>
          <table:table-cell office:value-type="float" office:value="13866.3" table:style-name="ce1">
            <text:p>13866.3</text:p>
          </table:table-cell>
          <table:table-cell office:value-type="float" office:value="11561.4" table:style-name="ce1">
            <text:p>11561.4</text:p>
          </table:table-cell>
          <table:table-cell office:value-type="float" office:value="17754.3" table:style-name="ce1">
            <text:p>17754.3</text:p>
          </table:table-cell>
          <table:table-cell office:value-type="float" office:value="14862.8" table:style-name="ce1">
            <text:p>14862.8</text:p>
          </table:table-cell>
          <table:table-cell office:value-type="float" office:value="10704.1" table:style-name="ce1">
            <text:p>10704.1</text:p>
          </table:table-cell>
          <table:table-cell office:value-type="float" office:value="10268.5" table:style-name="ce1">
            <text:p>10268.5</text:p>
          </table:table-cell>
          <table:table-cell office:value-type="float" office:value="14707.6" table:style-name="ce1">
            <text:p>14707.6</text:p>
          </table:table-cell>
          <table:table-cell office:value-type="float" office:value="13123.8" table:style-name="ce1">
            <text:p>13123.8</text:p>
          </table:table-cell>
          <table:table-cell office:value-type="float" office:value="13622.710000000001" table:formula="of:=AVERAGE([.A198:.J198])" table:style-name="ce1">
            <text:p>13622.71</text:p>
          </table:table-cell>
          <table:table-cell table:number-columns-repeated="16373"/>
        </table:table-row>
        <table:table-row table:style-name="ro1">
          <table:table-cell office:value-type="float" office:value="13166.1" table:style-name="ce1">
            <text:p>13166.1</text:p>
          </table:table-cell>
          <table:table-cell office:value-type="float" office:value="16205.7" table:style-name="ce1">
            <text:p>16205.7</text:p>
          </table:table-cell>
          <table:table-cell office:value-type="float" office:value="13862.2" table:style-name="ce1">
            <text:p>13862.2</text:p>
          </table:table-cell>
          <table:table-cell office:value-type="float" office:value="11552.4" table:style-name="ce1">
            <text:p>11552.4</text:p>
          </table:table-cell>
          <table:table-cell office:value-type="float" office:value="17754.3" table:style-name="ce1">
            <text:p>17754.3</text:p>
          </table:table-cell>
          <table:table-cell office:value-type="float" office:value="14861.4" table:style-name="ce1">
            <text:p>14861.4</text:p>
          </table:table-cell>
          <table:table-cell office:value-type="float" office:value="10888.6" table:style-name="ce1">
            <text:p>10888.6</text:p>
          </table:table-cell>
          <table:table-cell office:value-type="float" office:value="10271.5" table:style-name="ce1">
            <text:p>10271.5</text:p>
          </table:table-cell>
          <table:table-cell office:value-type="float" office:value="14684.6" table:style-name="ce1">
            <text:p>14684.6</text:p>
          </table:table-cell>
          <table:table-cell office:value-type="float" office:value="13099.7" table:style-name="ce1">
            <text:p>13099.7</text:p>
          </table:table-cell>
          <table:table-cell office:value-type="float" office:value="13634.65" table:formula="of:=AVERAGE([.A199:.J199])" table:style-name="ce1">
            <text:p>13634.65</text:p>
          </table:table-cell>
          <table:table-cell table:number-columns-repeated="16373"/>
        </table:table-row>
        <table:table-row table:style-name="ro1">
          <table:table-cell office:value-type="float" office:value="13165.9" table:style-name="ce1">
            <text:p>13165.9</text:p>
          </table:table-cell>
          <table:table-cell office:value-type="float" office:value="16215.8" table:style-name="ce1">
            <text:p>16215.8</text:p>
          </table:table-cell>
          <table:table-cell office:value-type="float" office:value="13824.6" table:style-name="ce1">
            <text:p>13824.6</text:p>
          </table:table-cell>
          <table:table-cell office:value-type="float" office:value="11295.1" table:style-name="ce1">
            <text:p>11295.1</text:p>
          </table:table-cell>
          <table:table-cell office:value-type="float" office:value="17754.3" table:style-name="ce1">
            <text:p>17754.3</text:p>
          </table:table-cell>
          <table:table-cell office:value-type="float" office:value="14658.7" table:style-name="ce1">
            <text:p>14658.7</text:p>
          </table:table-cell>
          <table:table-cell office:value-type="float" office:value="10888.6" table:style-name="ce1">
            <text:p>10888.6</text:p>
          </table:table-cell>
          <table:table-cell office:value-type="float" office:value="10252.1" table:style-name="ce1">
            <text:p>10252.1</text:p>
          </table:table-cell>
          <table:table-cell office:value-type="float" office:value="14706.9" table:style-name="ce1">
            <text:p>14706.9</text:p>
          </table:table-cell>
          <table:table-cell office:value-type="float" office:value="13123.8" table:style-name="ce1">
            <text:p>13123.8</text:p>
          </table:table-cell>
          <table:table-cell office:value-type="float" office:value="13588.579999999998" table:formula="of:=AVERAGE([.A200:.J200])" table:style-name="ce1">
            <text:p>13588.58</text:p>
          </table:table-cell>
          <table:table-cell table:number-columns-repeated="16373"/>
        </table:table-row>
        <table:table-row table:style-name="ro1">
          <table:table-cell office:value-type="float" office:value="13165" table:style-name="ce1">
            <text:p>13165</text:p>
          </table:table-cell>
          <table:table-cell office:value-type="float" office:value="16213.6" table:style-name="ce1">
            <text:p>16213.6</text:p>
          </table:table-cell>
          <table:table-cell office:value-type="float" office:value="13621.8" table:style-name="ce1">
            <text:p>13621.8</text:p>
          </table:table-cell>
          <table:table-cell office:value-type="float" office:value="11295.1" table:style-name="ce1">
            <text:p>11295.1</text:p>
          </table:table-cell>
          <table:table-cell office:value-type="float" office:value="17715" table:style-name="ce1">
            <text:p>17715</text:p>
          </table:table-cell>
          <table:table-cell office:value-type="float" office:value="14658.7" table:style-name="ce1">
            <text:p>14658.7</text:p>
          </table:table-cell>
          <table:table-cell office:value-type="float" office:value="10888.6" table:style-name="ce1">
            <text:p>10888.6</text:p>
          </table:table-cell>
          <table:table-cell office:value-type="float" office:value="10187.4" table:style-name="ce1">
            <text:p>10187.4</text:p>
          </table:table-cell>
          <table:table-cell office:value-type="float" office:value="14685.9" table:style-name="ce1">
            <text:p>14685.9</text:p>
          </table:table-cell>
          <table:table-cell office:value-type="float" office:value="13061.6" table:style-name="ce1">
            <text:p>13061.6</text:p>
          </table:table-cell>
          <table:table-cell office:value-type="float" office:value="13549.269999999999" table:formula="of:=AVERAGE([.A201:.J201])" table:style-name="ce1">
            <text:p>13549.27</text:p>
          </table:table-cell>
          <table:table-cell table:number-columns-repeated="16373"/>
        </table:table-row>
        <table:table-row table:style-name="ro1">
          <table:table-cell office:value-type="float" office:value="13165" table:style-name="ce1">
            <text:p>13165</text:p>
          </table:table-cell>
          <table:table-cell office:value-type="float" office:value="16197.9" table:style-name="ce1">
            <text:p>16197.9</text:p>
          </table:table-cell>
          <table:table-cell office:value-type="float" office:value="13594.4" table:style-name="ce1">
            <text:p>13594.4</text:p>
          </table:table-cell>
          <table:table-cell office:value-type="float" office:value="11295.1" table:style-name="ce1">
            <text:p>11295.1</text:p>
          </table:table-cell>
          <table:table-cell office:value-type="float" office:value="17712.900000000001" table:style-name="ce1">
            <text:p>17712.9</text:p>
          </table:table-cell>
          <table:table-cell office:value-type="float" office:value="14659.5" table:style-name="ce1">
            <text:p>14659.5</text:p>
          </table:table-cell>
          <table:table-cell office:value-type="float" office:value="10887.6" table:style-name="ce1">
            <text:p>10887.6</text:p>
          </table:table-cell>
          <table:table-cell office:value-type="float" office:value="10187.4" table:style-name="ce1">
            <text:p>10187.4</text:p>
          </table:table-cell>
          <table:table-cell office:value-type="float" office:value="14661.9" table:style-name="ce1">
            <text:p>14661.9</text:p>
          </table:table-cell>
          <table:table-cell office:value-type="float" office:value="13056.3" table:style-name="ce1">
            <text:p>13056.3</text:p>
          </table:table-cell>
          <table:table-cell office:value-type="float" office:value="13541.8" table:formula="of:=AVERAGE([.A202:.J202])" table:style-name="ce1">
            <text:p>13541.8</text:p>
          </table:table-cell>
          <table:table-cell table:number-columns-repeated="16373"/>
        </table:table-row>
        <table:table-row table:style-name="ro1">
          <table:table-cell office:value-type="float" office:value="13162.1" table:style-name="ce1">
            <text:p>13162.1</text:p>
          </table:table-cell>
          <table:table-cell office:value-type="float" office:value="16197.9" table:style-name="ce1">
            <text:p>16197.9</text:p>
          </table:table-cell>
          <table:table-cell office:value-type="float" office:value="13589" table:style-name="ce1">
            <text:p>13589</text:p>
          </table:table-cell>
          <table:table-cell office:value-type="float" office:value="11295.1" table:style-name="ce1">
            <text:p>11295.1</text:p>
          </table:table-cell>
          <table:table-cell office:value-type="float" office:value="17656.099999999999" table:style-name="ce1">
            <text:p>17656.1</text:p>
          </table:table-cell>
          <table:table-cell office:value-type="float" office:value="14660" table:style-name="ce1">
            <text:p>14660</text:p>
          </table:table-cell>
          <table:table-cell office:value-type="float" office:value="10876.9" table:style-name="ce1">
            <text:p>10876.9</text:p>
          </table:table-cell>
          <table:table-cell office:value-type="float" office:value="10187.4" table:style-name="ce1">
            <text:p>10187.4</text:p>
          </table:table-cell>
          <table:table-cell office:value-type="float" office:value="14667.3" table:style-name="ce1">
            <text:p>14667.3</text:p>
          </table:table-cell>
          <table:table-cell office:value-type="float" office:value="12999.2" table:style-name="ce1">
            <text:p>12999.2</text:p>
          </table:table-cell>
          <table:table-cell office:value-type="float" office:value="13529.1" table:formula="of:=AVERAGE([.A203:.J203])" table:style-name="ce1">
            <text:p>13529.1</text:p>
          </table:table-cell>
          <table:table-cell table:number-columns-repeated="16373"/>
        </table:table-row>
        <table:table-row table:style-name="ro1">
          <table:table-cell office:value-type="float" office:value="13165" table:style-name="ce1">
            <text:p>13165</text:p>
          </table:table-cell>
          <table:table-cell office:value-type="float" office:value="16197.9" table:style-name="ce1">
            <text:p>16197.9</text:p>
          </table:table-cell>
          <table:table-cell office:value-type="float" office:value="13588.8" table:style-name="ce1">
            <text:p>13588.8</text:p>
          </table:table-cell>
          <table:table-cell office:value-type="float" office:value="11295.1" table:style-name="ce1">
            <text:p>11295.1</text:p>
          </table:table-cell>
          <table:table-cell office:value-type="float" office:value="17656.099999999999" table:style-name="ce1">
            <text:p>17656.1</text:p>
          </table:table-cell>
          <table:table-cell office:value-type="float" office:value="14660" table:style-name="ce1">
            <text:p>14660</text:p>
          </table:table-cell>
          <table:table-cell office:value-type="float" office:value="10878.4" table:style-name="ce1">
            <text:p>10878.4</text:p>
          </table:table-cell>
          <table:table-cell office:value-type="float" office:value="10187.4" table:style-name="ce1">
            <text:p>10187.4</text:p>
          </table:table-cell>
          <table:table-cell office:value-type="float" office:value="14667.3" table:style-name="ce1">
            <text:p>14667.3</text:p>
          </table:table-cell>
          <table:table-cell office:value-type="float" office:value="12972.1" table:style-name="ce1">
            <text:p>12972.1</text:p>
          </table:table-cell>
          <table:table-cell office:value-type="float" office:value="13526.809999999998" table:formula="of:=AVERAGE([.A204:.J204])" table:style-name="ce1">
            <text:p>13526.81</text:p>
          </table:table-cell>
          <table:table-cell table:number-columns-repeated="16373"/>
        </table:table-row>
        <table:table-row table:style-name="ro1">
          <table:table-cell office:value-type="float" office:value="13164.3" table:style-name="ce1">
            <text:p>13164.3</text:p>
          </table:table-cell>
          <table:table-cell office:value-type="float" office:value="16197.1" table:style-name="ce1">
            <text:p>16197.1</text:p>
          </table:table-cell>
          <table:table-cell office:value-type="float" office:value="13552.5" table:style-name="ce1">
            <text:p>13552.5</text:p>
          </table:table-cell>
          <table:table-cell office:value-type="float" office:value="11295.1" table:style-name="ce1">
            <text:p>11295.1</text:p>
          </table:table-cell>
          <table:table-cell office:value-type="float" office:value="17648.400000000001" table:style-name="ce1">
            <text:p>17648.4</text:p>
          </table:table-cell>
          <table:table-cell office:value-type="float" office:value="14660" table:style-name="ce1">
            <text:p>14660</text:p>
          </table:table-cell>
          <table:table-cell office:value-type="float" office:value="10878.4" table:style-name="ce1">
            <text:p>10878.4</text:p>
          </table:table-cell>
          <table:table-cell office:value-type="float" office:value="10175.1" table:style-name="ce1">
            <text:p>10175.1</text:p>
          </table:table-cell>
          <table:table-cell office:value-type="float" office:value="14667.3" table:style-name="ce1">
            <text:p>14667.3</text:p>
          </table:table-cell>
          <table:table-cell office:value-type="float" office:value="12937.6" table:style-name="ce1">
            <text:p>12937.6</text:p>
          </table:table-cell>
          <table:table-cell office:value-type="float" office:value="13517.579999999998" table:formula="of:=AVERAGE([.A205:.J205])" table:style-name="ce1">
            <text:p>13517.58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92.7" table:style-name="ce1">
            <text:p>16192.7</text:p>
          </table:table-cell>
          <table:table-cell office:value-type="float" office:value="13362.5" table:style-name="ce1">
            <text:p>13362.5</text:p>
          </table:table-cell>
          <table:table-cell office:value-type="float" office:value="11296.6" table:style-name="ce1">
            <text:p>11296.6</text:p>
          </table:table-cell>
          <table:table-cell office:value-type="float" office:value="17651.5" table:style-name="ce1">
            <text:p>17651.5</text:p>
          </table:table-cell>
          <table:table-cell office:value-type="float" office:value="14660" table:style-name="ce1">
            <text:p>14660</text:p>
          </table:table-cell>
          <table:table-cell office:value-type="float" office:value="10881.4" table:style-name="ce1">
            <text:p>10881.4</text:p>
          </table:table-cell>
          <table:table-cell office:value-type="float" office:value="10163.200000000001" table:style-name="ce1">
            <text:p>10163.2</text:p>
          </table:table-cell>
          <table:table-cell office:value-type="float" office:value="14633.6" table:style-name="ce1">
            <text:p>14633.6</text:p>
          </table:table-cell>
          <table:table-cell office:value-type="float" office:value="12966.4" table:style-name="ce1">
            <text:p>12966.4</text:p>
          </table:table-cell>
          <table:table-cell office:value-type="float" office:value="13496.329999999998" table:formula="of:=AVERAGE([.A206:.J206])" table:style-name="ce1">
            <text:p>13496.33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60.7" table:style-name="ce1">
            <text:p>16160.7</text:p>
          </table:table-cell>
          <table:table-cell office:value-type="float" office:value="13539.2" table:style-name="ce1">
            <text:p>13539.2</text:p>
          </table:table-cell>
          <table:table-cell office:value-type="float" office:value="11296.6" table:style-name="ce1">
            <text:p>11296.6</text:p>
          </table:table-cell>
          <table:table-cell office:value-type="float" office:value="17626.400000000001" table:style-name="ce1">
            <text:p>17626.4</text:p>
          </table:table-cell>
          <table:table-cell office:value-type="float" office:value="14656.6" table:style-name="ce1">
            <text:p>14656.6</text:p>
          </table:table-cell>
          <table:table-cell office:value-type="float" office:value="10880" table:style-name="ce1">
            <text:p>10880</text:p>
          </table:table-cell>
          <table:table-cell office:value-type="float" office:value="10156.5" table:style-name="ce1">
            <text:p>10156.5</text:p>
          </table:table-cell>
          <table:table-cell office:value-type="float" office:value="14613.9" table:style-name="ce1">
            <text:p>14613.9</text:p>
          </table:table-cell>
          <table:table-cell office:value-type="float" office:value="12902.1" table:style-name="ce1">
            <text:p>12902.1</text:p>
          </table:table-cell>
          <table:table-cell office:value-type="float" office:value="13498.74" table:formula="of:=AVERAGE([.A207:.J207])" table:style-name="ce1">
            <text:p>13498.74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60.7" table:style-name="ce1">
            <text:p>16160.7</text:p>
          </table:table-cell>
          <table:table-cell office:value-type="float" office:value="13487.9" table:style-name="ce1">
            <text:p>13487.9</text:p>
          </table:table-cell>
          <table:table-cell office:value-type="float" office:value="11292.2" table:style-name="ce1">
            <text:p>11292.2</text:p>
          </table:table-cell>
          <table:table-cell office:value-type="float" office:value="17598.599999999999" table:style-name="ce1">
            <text:p>17598.6</text:p>
          </table:table-cell>
          <table:table-cell office:value-type="float" office:value="14656.6" table:style-name="ce1">
            <text:p>14656.6</text:p>
          </table:table-cell>
          <table:table-cell office:value-type="float" office:value="10880" table:style-name="ce1">
            <text:p>10880</text:p>
          </table:table-cell>
          <table:table-cell office:value-type="float" office:value="10045.700000000001" table:style-name="ce1">
            <text:p>10045.7</text:p>
          </table:table-cell>
          <table:table-cell office:value-type="float" office:value="14613.9" table:style-name="ce1">
            <text:p>14613.9</text:p>
          </table:table-cell>
          <table:table-cell office:value-type="float" office:value="12885.8" table:style-name="ce1">
            <text:p>12885.8</text:p>
          </table:table-cell>
          <table:table-cell office:value-type="float" office:value="13477.679999999998" table:formula="of:=AVERAGE([.A208:.J208])" table:style-name="ce1">
            <text:p>13477.68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51.6" table:style-name="ce1">
            <text:p>16151.6</text:p>
          </table:table-cell>
          <table:table-cell office:value-type="float" office:value="13501.8" table:style-name="ce1">
            <text:p>13501.8</text:p>
          </table:table-cell>
          <table:table-cell office:value-type="float" office:value="11292.2" table:style-name="ce1">
            <text:p>11292.2</text:p>
          </table:table-cell>
          <table:table-cell office:value-type="float" office:value="17057.099999999999" table:style-name="ce1">
            <text:p>17057.1</text:p>
          </table:table-cell>
          <table:table-cell office:value-type="float" office:value="14658.1" table:style-name="ce1">
            <text:p>14658.1</text:p>
          </table:table-cell>
          <table:table-cell office:value-type="float" office:value="10830.9" table:style-name="ce1">
            <text:p>10830.9</text:p>
          </table:table-cell>
          <table:table-cell office:value-type="float" office:value="10038.6" table:style-name="ce1">
            <text:p>10038.6</text:p>
          </table:table-cell>
          <table:table-cell office:value-type="float" office:value="14557" table:style-name="ce1">
            <text:p>14557</text:p>
          </table:table-cell>
          <table:table-cell office:value-type="float" office:value="12846.4" table:style-name="ce1">
            <text:p>12846.4</text:p>
          </table:table-cell>
          <table:table-cell office:value-type="float" office:value="13408.91" table:formula="of:=AVERAGE([.A209:.J209])" table:style-name="ce1">
            <text:p>13408.91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75" table:style-name="ce1">
            <text:p>16175</text:p>
          </table:table-cell>
          <table:table-cell office:value-type="float" office:value="13503.8" table:style-name="ce1">
            <text:p>13503.8</text:p>
          </table:table-cell>
          <table:table-cell office:value-type="float" office:value="11275.1" table:style-name="ce1">
            <text:p>11275.1</text:p>
          </table:table-cell>
          <table:table-cell office:value-type="float" office:value="17057.099999999999" table:style-name="ce1">
            <text:p>17057.1</text:p>
          </table:table-cell>
          <table:table-cell office:value-type="float" office:value="14527.8" table:style-name="ce1">
            <text:p>14527.8</text:p>
          </table:table-cell>
          <table:table-cell office:value-type="float" office:value="10866.7" table:style-name="ce1">
            <text:p>10866.7</text:p>
          </table:table-cell>
          <table:table-cell office:value-type="float" office:value="10060.6" table:style-name="ce1">
            <text:p>10060.6</text:p>
          </table:table-cell>
          <table:table-cell office:value-type="float" office:value="14557" table:style-name="ce1">
            <text:p>14557</text:p>
          </table:table-cell>
          <table:table-cell office:value-type="float" office:value="12846.4" table:style-name="ce1">
            <text:p>12846.4</text:p>
          </table:table-cell>
          <table:table-cell office:value-type="float" office:value="13402.49" table:formula="of:=AVERAGE([.A210:.J210])" table:style-name="ce1">
            <text:p>13402.49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75" table:style-name="ce1">
            <text:p>16175</text:p>
          </table:table-cell>
          <table:table-cell office:value-type="float" office:value="13495.5" table:style-name="ce1">
            <text:p>13495.5</text:p>
          </table:table-cell>
          <table:table-cell office:value-type="float" office:value="11275.1" table:style-name="ce1">
            <text:p>11275.1</text:p>
          </table:table-cell>
          <table:table-cell office:value-type="float" office:value="17040.3" table:style-name="ce1">
            <text:p>17040.3</text:p>
          </table:table-cell>
          <table:table-cell office:value-type="float" office:value="14527.8" table:style-name="ce1">
            <text:p>14527.8</text:p>
          </table:table-cell>
          <table:table-cell office:value-type="float" office:value="10762" table:style-name="ce1">
            <text:p>10762</text:p>
          </table:table-cell>
          <table:table-cell office:value-type="float" office:value="9979.69" table:style-name="ce1">
            <text:p>9979.69</text:p>
          </table:table-cell>
          <table:table-cell office:value-type="float" office:value="14613.9" table:style-name="ce1">
            <text:p>14613.9</text:p>
          </table:table-cell>
          <table:table-cell office:value-type="float" office:value="12846.4" table:style-name="ce1">
            <text:p>12846.4</text:p>
          </table:table-cell>
          <table:table-cell office:value-type="float" office:value="13387.109" table:formula="of:=AVERAGE([.A211:.J211])" table:style-name="ce1">
            <text:p>13387.109</text:p>
          </table:table-cell>
          <table:table-cell table:number-columns-repeated="16373"/>
        </table:table-row>
        <table:table-row table:style-name="ro1">
          <table:table-cell office:value-type="float" office:value="13155.4" table:style-name="ce1">
            <text:p>13155.4</text:p>
          </table:table-cell>
          <table:table-cell office:value-type="float" office:value="16174.6" table:style-name="ce1">
            <text:p>16174.6</text:p>
          </table:table-cell>
          <table:table-cell office:value-type="float" office:value="13375.6" table:style-name="ce1">
            <text:p>13375.6</text:p>
          </table:table-cell>
          <table:table-cell office:value-type="float" office:value="11274.8" table:style-name="ce1">
            <text:p>11274.8</text:p>
          </table:table-cell>
          <table:table-cell office:value-type="float" office:value="16955.599999999999" table:style-name="ce1">
            <text:p>16955.6</text:p>
          </table:table-cell>
          <table:table-cell office:value-type="float" office:value="14524.6" table:style-name="ce1">
            <text:p>14524.6</text:p>
          </table:table-cell>
          <table:table-cell office:value-type="float" office:value="10762" table:style-name="ce1">
            <text:p>10762</text:p>
          </table:table-cell>
          <table:table-cell office:value-type="float" office:value="9979.69" table:style-name="ce1">
            <text:p>9979.69</text:p>
          </table:table-cell>
          <table:table-cell office:value-type="float" office:value="14604.3" table:style-name="ce1">
            <text:p>14604.3</text:p>
          </table:table-cell>
          <table:table-cell office:value-type="float" office:value="12846.4" table:style-name="ce1">
            <text:p>12846.4</text:p>
          </table:table-cell>
          <table:table-cell office:value-type="float" office:value="13365.299000000003" table:formula="of:=AVERAGE([.A212:.J212])" table:style-name="ce1">
            <text:p>13365.299</text:p>
          </table:table-cell>
          <table:table-cell table:number-columns-repeated="16373"/>
        </table:table-row>
        <table:table-row table:style-name="ro1">
          <table:table-cell office:value-type="float" office:value="13155.1" table:style-name="ce1">
            <text:p>13155.1</text:p>
          </table:table-cell>
          <table:table-cell office:value-type="float" office:value="16174.6" table:style-name="ce1">
            <text:p>16174.6</text:p>
          </table:table-cell>
          <table:table-cell office:value-type="float" office:value="13375.6" table:style-name="ce1">
            <text:p>13375.6</text:p>
          </table:table-cell>
          <table:table-cell office:value-type="float" office:value="11271.6" table:style-name="ce1">
            <text:p>11271.6</text:p>
          </table:table-cell>
          <table:table-cell office:value-type="float" office:value="16954.7" table:style-name="ce1">
            <text:p>16954.7</text:p>
          </table:table-cell>
          <table:table-cell office:value-type="float" office:value="14524.6" table:style-name="ce1">
            <text:p>14524.6</text:p>
          </table:table-cell>
          <table:table-cell office:value-type="float" office:value="10762" table:style-name="ce1">
            <text:p>10762</text:p>
          </table:table-cell>
          <table:table-cell office:value-type="float" office:value="9972.98" table:style-name="ce1">
            <text:p>9972.98</text:p>
          </table:table-cell>
          <table:table-cell office:value-type="float" office:value="14586.3" table:style-name="ce1">
            <text:p>14586.3</text:p>
          </table:table-cell>
          <table:table-cell office:value-type="float" office:value="12743.1" table:style-name="ce1">
            <text:p>12743.1</text:p>
          </table:table-cell>
          <table:table-cell office:value-type="float" office:value="13352.058000000001" table:formula="of:=AVERAGE([.A213:.J213])" table:style-name="ce1">
            <text:p>13352.058</text:p>
          </table:table-cell>
          <table:table-cell table:number-columns-repeated="16373"/>
        </table:table-row>
        <table:table-row table:style-name="ro1">
          <table:table-cell office:value-type="float" office:value="13153.3" table:style-name="ce1">
            <text:p>13153.3</text:p>
          </table:table-cell>
          <table:table-cell office:value-type="float" office:value="16173.9" table:style-name="ce1">
            <text:p>16173.9</text:p>
          </table:table-cell>
          <table:table-cell office:value-type="float" office:value="13371.1" table:style-name="ce1">
            <text:p>13371.1</text:p>
          </table:table-cell>
          <table:table-cell office:value-type="float" office:value="11232.1" table:style-name="ce1">
            <text:p>11232.1</text:p>
          </table:table-cell>
          <table:table-cell office:value-type="float" office:value="16954.7" table:style-name="ce1">
            <text:p>16954.7</text:p>
          </table:table-cell>
          <table:table-cell office:value-type="float" office:value="14524.6" table:style-name="ce1">
            <text:p>14524.6</text:p>
          </table:table-cell>
          <table:table-cell office:value-type="float" office:value="10773.9" table:style-name="ce1">
            <text:p>10773.9</text:p>
          </table:table-cell>
          <table:table-cell office:value-type="float" office:value="9972.98" table:style-name="ce1">
            <text:p>9972.98</text:p>
          </table:table-cell>
          <table:table-cell office:value-type="float" office:value="14585.2" table:style-name="ce1">
            <text:p>14585.2</text:p>
          </table:table-cell>
          <table:table-cell office:value-type="float" office:value="12743.1" table:style-name="ce1">
            <text:p>12743.1</text:p>
          </table:table-cell>
          <table:table-cell office:value-type="float" office:value="13348.487999999998" table:formula="of:=AVERAGE([.A214:.J214])" table:style-name="ce1">
            <text:p>13348.488</text:p>
          </table:table-cell>
          <table:table-cell table:number-columns-repeated="16373"/>
        </table:table-row>
        <table:table-row table:style-name="ro1">
          <table:table-cell office:value-type="float" office:value="13152.1" table:style-name="ce1">
            <text:p>13152.1</text:p>
          </table:table-cell>
          <table:table-cell office:value-type="float" office:value="16164.9" table:style-name="ce1">
            <text:p>16164.9</text:p>
          </table:table-cell>
          <table:table-cell office:value-type="float" office:value="13345.5" table:style-name="ce1">
            <text:p>13345.5</text:p>
          </table:table-cell>
          <table:table-cell office:value-type="float" office:value="11231.2" table:style-name="ce1">
            <text:p>11231.2</text:p>
          </table:table-cell>
          <table:table-cell office:value-type="float" office:value="16817.599999999999" table:style-name="ce1">
            <text:p>16817.6</text:p>
          </table:table-cell>
          <table:table-cell office:value-type="float" office:value="14524.6" table:style-name="ce1">
            <text:p>14524.6</text:p>
          </table:table-cell>
          <table:table-cell office:value-type="float" office:value="10838.6" table:style-name="ce1">
            <text:p>10838.6</text:p>
          </table:table-cell>
          <table:table-cell office:value-type="float" office:value="9972.98" table:style-name="ce1">
            <text:p>9972.98</text:p>
          </table:table-cell>
          <table:table-cell office:value-type="float" office:value="14554.5" table:style-name="ce1">
            <text:p>14554.5</text:p>
          </table:table-cell>
          <table:table-cell office:value-type="float" office:value="12736.8" table:style-name="ce1">
            <text:p>12736.8</text:p>
          </table:table-cell>
          <table:table-cell office:value-type="float" office:value="13333.878000000001" table:formula="of:=AVERAGE([.A215:.J215])" table:style-name="ce1">
            <text:p>13333.878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9.3" table:style-name="ce1">
            <text:p>16159.3</text:p>
          </table:table-cell>
          <table:table-cell office:value-type="float" office:value="13345.5" table:style-name="ce1">
            <text:p>13345.5</text:p>
          </table:table-cell>
          <table:table-cell office:value-type="float" office:value="11231.2" table:style-name="ce1">
            <text:p>11231.2</text:p>
          </table:table-cell>
          <table:table-cell office:value-type="float" office:value="16817.599999999999" table:style-name="ce1">
            <text:p>16817.6</text:p>
          </table:table-cell>
          <table:table-cell office:value-type="float" office:value="14524.6" table:style-name="ce1">
            <text:p>14524.6</text:p>
          </table:table-cell>
          <table:table-cell office:value-type="float" office:value="10838.6" table:style-name="ce1">
            <text:p>10838.6</text:p>
          </table:table-cell>
          <table:table-cell office:value-type="float" office:value="9972.5300000000007" table:style-name="ce1">
            <text:p>9972.53</text:p>
          </table:table-cell>
          <table:table-cell office:value-type="float" office:value="14554.5" table:style-name="ce1">
            <text:p>14554.5</text:p>
          </table:table-cell>
          <table:table-cell office:value-type="float" office:value="12736.8" table:style-name="ce1">
            <text:p>12736.8</text:p>
          </table:table-cell>
          <table:table-cell office:value-type="float" office:value="13332.113000000001" table:formula="of:=AVERAGE([.A216:.J216])" table:style-name="ce1">
            <text:p>13332.113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9.3" table:style-name="ce1">
            <text:p>16159.3</text:p>
          </table:table-cell>
          <table:table-cell office:value-type="float" office:value="13345.5" table:style-name="ce1">
            <text:p>13345.5</text:p>
          </table:table-cell>
          <table:table-cell office:value-type="float" office:value="11230" table:style-name="ce1">
            <text:p>11230</text:p>
          </table:table-cell>
          <table:table-cell office:value-type="float" office:value="16816.099999999999" table:style-name="ce1">
            <text:p>16816.1</text:p>
          </table:table-cell>
          <table:table-cell office:value-type="float" office:value="14524.6" table:style-name="ce1">
            <text:p>14524.6</text:p>
          </table:table-cell>
          <table:table-cell office:value-type="float" office:value="10838.6" table:style-name="ce1">
            <text:p>10838.6</text:p>
          </table:table-cell>
          <table:table-cell office:value-type="float" office:value="9968.51" table:style-name="ce1">
            <text:p>9968.51</text:p>
          </table:table-cell>
          <table:table-cell office:value-type="float" office:value="14553.5" table:style-name="ce1">
            <text:p>14553.5</text:p>
          </table:table-cell>
          <table:table-cell office:value-type="float" office:value="12736.8" table:style-name="ce1">
            <text:p>12736.8</text:p>
          </table:table-cell>
          <table:table-cell office:value-type="float" office:value="13331.341" table:formula="of:=AVERAGE([.A217:.J217])" table:style-name="ce1">
            <text:p>13331.341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9.3" table:style-name="ce1">
            <text:p>16159.3</text:p>
          </table:table-cell>
          <table:table-cell office:value-type="float" office:value="13345.5" table:style-name="ce1">
            <text:p>13345.5</text:p>
          </table:table-cell>
          <table:table-cell office:value-type="float" office:value="11230" table:style-name="ce1">
            <text:p>11230</text:p>
          </table:table-cell>
          <table:table-cell office:value-type="float" office:value="16781" table:style-name="ce1">
            <text:p>16781</text:p>
          </table:table-cell>
          <table:table-cell office:value-type="float" office:value="14512.9" table:style-name="ce1">
            <text:p>14512.9</text:p>
          </table:table-cell>
          <table:table-cell office:value-type="float" office:value="10830.9" table:style-name="ce1">
            <text:p>10830.9</text:p>
          </table:table-cell>
          <table:table-cell office:value-type="float" office:value="9881.4500000000007" table:style-name="ce1">
            <text:p>9881.45</text:p>
          </table:table-cell>
          <table:table-cell office:value-type="float" office:value="14554.5" table:style-name="ce1">
            <text:p>14554.5</text:p>
          </table:table-cell>
          <table:table-cell office:value-type="float" office:value="12654.1" table:style-name="ce1">
            <text:p>12654.1</text:p>
          </table:table-cell>
          <table:table-cell office:value-type="float" office:value="13309.014999999999" table:formula="of:=AVERAGE([.A218:.J218])" table:style-name="ce1">
            <text:p>13309.015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3.2" table:style-name="ce1">
            <text:p>16153.2</text:p>
          </table:table-cell>
          <table:table-cell office:value-type="float" office:value="13292.1" table:style-name="ce1">
            <text:p>13292.1</text:p>
          </table:table-cell>
          <table:table-cell office:value-type="float" office:value="11178.4" table:style-name="ce1">
            <text:p>11178.4</text:p>
          </table:table-cell>
          <table:table-cell office:value-type="float" office:value="16781" table:style-name="ce1">
            <text:p>16781</text:p>
          </table:table-cell>
          <table:table-cell office:value-type="float" office:value="14358.9" table:style-name="ce1">
            <text:p>14358.9</text:p>
          </table:table-cell>
          <table:table-cell office:value-type="float" office:value="10691.5" table:style-name="ce1">
            <text:p>10691.5</text:p>
          </table:table-cell>
          <table:table-cell office:value-type="float" office:value="9881.4500000000007" table:style-name="ce1">
            <text:p>9881.45</text:p>
          </table:table-cell>
          <table:table-cell office:value-type="float" office:value="14541" table:style-name="ce1">
            <text:p>14541</text:p>
          </table:table-cell>
          <table:table-cell office:value-type="float" office:value="12654.1" table:style-name="ce1">
            <text:p>12654.1</text:p>
          </table:table-cell>
          <table:table-cell office:value-type="float" office:value="13267.215" table:formula="of:=AVERAGE([.A219:.J219])" table:style-name="ce1">
            <text:p>13267.215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9.3" table:style-name="ce1">
            <text:p>16159.3</text:p>
          </table:table-cell>
          <table:table-cell office:value-type="float" office:value="13230.7" table:style-name="ce1">
            <text:p>13230.7</text:p>
          </table:table-cell>
          <table:table-cell office:value-type="float" office:value="11175.7" table:style-name="ce1">
            <text:p>11175.7</text:p>
          </table:table-cell>
          <table:table-cell office:value-type="float" office:value="16781" table:style-name="ce1">
            <text:p>16781</text:p>
          </table:table-cell>
          <table:table-cell office:value-type="float" office:value="14358.9" table:style-name="ce1">
            <text:p>14358.9</text:p>
          </table:table-cell>
          <table:table-cell office:value-type="float" office:value="10691.5" table:style-name="ce1">
            <text:p>10691.5</text:p>
          </table:table-cell>
          <table:table-cell office:value-type="float" office:value="9816.2099999999991" table:style-name="ce1">
            <text:p>9816.21</text:p>
          </table:table-cell>
          <table:table-cell office:value-type="float" office:value="14523.9" table:style-name="ce1">
            <text:p>14523.9</text:p>
          </table:table-cell>
          <table:table-cell office:value-type="float" office:value="12644.4" table:style-name="ce1">
            <text:p>12644.4</text:p>
          </table:table-cell>
          <table:table-cell office:value-type="float" office:value="13252.210999999999" table:formula="of:=AVERAGE([.A220:.J220])" table:style-name="ce1">
            <text:p>13252.211</text:p>
          </table:table-cell>
          <table:table-cell table:number-columns-repeated="16373"/>
        </table:table-row>
        <table:table-row table:style-name="ro1">
          <table:table-cell office:value-type="float" office:value="13140.5" table:style-name="ce1">
            <text:p>13140.5</text:p>
          </table:table-cell>
          <table:table-cell office:value-type="float" office:value="16159.2" table:style-name="ce1">
            <text:p>16159.2</text:p>
          </table:table-cell>
          <table:table-cell office:value-type="float" office:value="13220.5" table:style-name="ce1">
            <text:p>13220.5</text:p>
          </table:table-cell>
          <table:table-cell office:value-type="float" office:value="11159.5" table:style-name="ce1">
            <text:p>11159.5</text:p>
          </table:table-cell>
          <table:table-cell office:value-type="float" office:value="16781" table:style-name="ce1">
            <text:p>16781</text:p>
          </table:table-cell>
          <table:table-cell office:value-type="float" office:value="14358.9" table:style-name="ce1">
            <text:p>14358.9</text:p>
          </table:table-cell>
          <table:table-cell office:value-type="float" office:value="10691.5" table:style-name="ce1">
            <text:p>10691.5</text:p>
          </table:table-cell>
          <table:table-cell office:value-type="float" office:value="9816.2099999999991" table:style-name="ce1">
            <text:p>9816.21</text:p>
          </table:table-cell>
          <table:table-cell office:value-type="float" office:value="14337.2" table:style-name="ce1">
            <text:p>14337.2</text:p>
          </table:table-cell>
          <table:table-cell office:value-type="float" office:value="12618.9" table:style-name="ce1">
            <text:p>12618.9</text:p>
          </table:table-cell>
          <table:table-cell office:value-type="float" office:value="13228.341" table:formula="of:=AVERAGE([.A221:.J221])" table:style-name="ce1">
            <text:p>13228.341</text:p>
          </table:table-cell>
          <table:table-cell table:number-columns-repeated="16373"/>
        </table:table-row>
        <table:table-row table:style-name="ro1">
          <table:table-cell office:value-type="float" office:value="13131.7" table:style-name="ce1">
            <text:p>13131.7</text:p>
          </table:table-cell>
          <table:table-cell office:value-type="float" office:value="16159.2" table:style-name="ce1">
            <text:p>16159.2</text:p>
          </table:table-cell>
          <table:table-cell office:value-type="float" office:value="13202.9" table:style-name="ce1">
            <text:p>13202.9</text:p>
          </table:table-cell>
          <table:table-cell office:value-type="float" office:value="11159.5" table:style-name="ce1">
            <text:p>11159.5</text:p>
          </table:table-cell>
          <table:table-cell office:value-type="float" office:value="16745.3" table:style-name="ce1">
            <text:p>16745.3</text:p>
          </table:table-cell>
          <table:table-cell office:value-type="float" office:value="14358.9" table:style-name="ce1">
            <text:p>14358.9</text:p>
          </table:table-cell>
          <table:table-cell office:value-type="float" office:value="10691.5" table:style-name="ce1">
            <text:p>10691.5</text:p>
          </table:table-cell>
          <table:table-cell office:value-type="float" office:value="9816.9" table:style-name="ce1">
            <text:p>9816.9</text:p>
          </table:table-cell>
          <table:table-cell office:value-type="float" office:value="14469.9" table:style-name="ce1">
            <text:p>14469.9</text:p>
          </table:table-cell>
          <table:table-cell office:value-type="float" office:value="12596.1" table:style-name="ce1">
            <text:p>12596.1</text:p>
          </table:table-cell>
          <table:table-cell office:value-type="float" office:value="13233.189999999999" table:formula="of:=AVERAGE([.A222:.J222])" table:style-name="ce1">
            <text:p>13233.19</text:p>
          </table:table-cell>
          <table:table-cell table:number-columns-repeated="16373"/>
        </table:table-row>
        <table:table-row table:style-name="ro1">
          <table:table-cell office:value-type="float" office:value="13104.8" table:style-name="ce1">
            <text:p>13104.8</text:p>
          </table:table-cell>
          <table:table-cell office:value-type="float" office:value="16159.2" table:style-name="ce1">
            <text:p>16159.2</text:p>
          </table:table-cell>
          <table:table-cell office:value-type="float" office:value="12881.2" table:style-name="ce1">
            <text:p>12881.2</text:p>
          </table:table-cell>
          <table:table-cell office:value-type="float" office:value="11159.3" table:style-name="ce1">
            <text:p>11159.3</text:p>
          </table:table-cell>
          <table:table-cell office:value-type="float" office:value="16712.2" table:style-name="ce1">
            <text:p>16712.2</text:p>
          </table:table-cell>
          <table:table-cell office:value-type="float" office:value="14358.9" table:style-name="ce1">
            <text:p>14358.9</text:p>
          </table:table-cell>
          <table:table-cell office:value-type="float" office:value="10691.5" table:style-name="ce1">
            <text:p>10691.5</text:p>
          </table:table-cell>
          <table:table-cell office:value-type="float" office:value="9800.69" table:style-name="ce1">
            <text:p>9800.69</text:p>
          </table:table-cell>
          <table:table-cell office:value-type="float" office:value="14469.9" table:style-name="ce1">
            <text:p>14469.9</text:p>
          </table:table-cell>
          <table:table-cell office:value-type="float" office:value="12596.1" table:style-name="ce1">
            <text:p>12596.1</text:p>
          </table:table-cell>
          <table:table-cell office:value-type="float" office:value="13193.378999999997" table:formula="of:=AVERAGE([.A223:.J223])" table:style-name="ce1">
            <text:p>13193.379</text:p>
          </table:table-cell>
          <table:table-cell table:number-columns-repeated="16373"/>
        </table:table-row>
        <table:table-row table:style-name="ro1">
          <table:table-cell office:value-type="float" office:value="13104.8" table:style-name="ce1">
            <text:p>13104.8</text:p>
          </table:table-cell>
          <table:table-cell office:value-type="float" office:value="16143.4" table:style-name="ce1">
            <text:p>16143.4</text:p>
          </table:table-cell>
          <table:table-cell office:value-type="float" office:value="13177.8" table:style-name="ce1">
            <text:p>13177.8</text:p>
          </table:table-cell>
          <table:table-cell office:value-type="float" office:value="11159.3" table:style-name="ce1">
            <text:p>11159.3</text:p>
          </table:table-cell>
          <table:table-cell office:value-type="float" office:value="16712.2" table:style-name="ce1">
            <text:p>16712.2</text:p>
          </table:table-cell>
          <table:table-cell office:value-type="float" office:value="14352.5" table:style-name="ce1">
            <text:p>14352.5</text:p>
          </table:table-cell>
          <table:table-cell office:value-type="float" office:value="10691.5" table:style-name="ce1">
            <text:p>10691.5</text:p>
          </table:table-cell>
          <table:table-cell office:value-type="float" office:value="9800" table:style-name="ce1">
            <text:p>9800</text:p>
          </table:table-cell>
          <table:table-cell office:value-type="float" office:value="14469.9" table:style-name="ce1">
            <text:p>14469.9</text:p>
          </table:table-cell>
          <table:table-cell office:value-type="float" office:value="12590.7" table:style-name="ce1">
            <text:p>12590.7</text:p>
          </table:table-cell>
          <table:table-cell office:value-type="float" office:value="13220.210000000001" table:formula="of:=AVERAGE([.A224:.J224])" table:style-name="ce1">
            <text:p>13220.21</text:p>
          </table:table-cell>
          <table:table-cell table:number-columns-repeated="16373"/>
        </table:table-row>
        <table:table-row table:style-name="ro1">
          <table:table-cell office:value-type="float" office:value="13104.8" table:style-name="ce1">
            <text:p>13104.8</text:p>
          </table:table-cell>
          <table:table-cell office:value-type="float" office:value="16143.4" table:style-name="ce1">
            <text:p>16143.4</text:p>
          </table:table-cell>
          <table:table-cell office:value-type="float" office:value="13001.2" table:style-name="ce1">
            <text:p>13001.2</text:p>
          </table:table-cell>
          <table:table-cell office:value-type="float" office:value="11159.3" table:style-name="ce1">
            <text:p>11159.3</text:p>
          </table:table-cell>
          <table:table-cell office:value-type="float" office:value="16662.3" table:style-name="ce1">
            <text:p>16662.3</text:p>
          </table:table-cell>
          <table:table-cell office:value-type="float" office:value="14352.5" table:style-name="ce1">
            <text:p>14352.5</text:p>
          </table:table-cell>
          <table:table-cell office:value-type="float" office:value="10691.5" table:style-name="ce1">
            <text:p>10691.5</text:p>
          </table:table-cell>
          <table:table-cell office:value-type="float" office:value="9798.69" table:style-name="ce1">
            <text:p>9798.69</text:p>
          </table:table-cell>
          <table:table-cell office:value-type="float" office:value="14469.9" table:style-name="ce1">
            <text:p>14469.9</text:p>
          </table:table-cell>
          <table:table-cell office:value-type="float" office:value="12590.7" table:style-name="ce1">
            <text:p>12590.7</text:p>
          </table:table-cell>
          <table:table-cell office:value-type="float" office:value="13197.429" table:formula="of:=AVERAGE([.A225:.J225])" table:style-name="ce1">
            <text:p>13197.429</text:p>
          </table:table-cell>
          <table:table-cell table:number-columns-repeated="16373"/>
        </table:table-row>
        <table:table-row table:style-name="ro1">
          <table:table-cell office:value-type="float" office:value="13104.8" table:style-name="ce1">
            <text:p>13104.8</text:p>
          </table:table-cell>
          <table:table-cell office:value-type="float" office:value="16142.7" table:style-name="ce1">
            <text:p>16142.7</text:p>
          </table:table-cell>
          <table:table-cell office:value-type="float" office:value="12875.1" table:style-name="ce1">
            <text:p>12875.1</text:p>
          </table:table-cell>
          <table:table-cell office:value-type="float" office:value="11084.9" table:style-name="ce1">
            <text:p>11084.9</text:p>
          </table:table-cell>
          <table:table-cell office:value-type="float" office:value="16662.3" table:style-name="ce1">
            <text:p>16662.3</text:p>
          </table:table-cell>
          <table:table-cell office:value-type="float" office:value="14352.5" table:style-name="ce1">
            <text:p>14352.5</text:p>
          </table:table-cell>
          <table:table-cell office:value-type="float" office:value="10691.5" table:style-name="ce1">
            <text:p>10691.5</text:p>
          </table:table-cell>
          <table:table-cell office:value-type="float" office:value="9785.7099999999991" table:style-name="ce1">
            <text:p>9785.71</text:p>
          </table:table-cell>
          <table:table-cell office:value-type="float" office:value="14447.8" table:style-name="ce1">
            <text:p>14447.8</text:p>
          </table:table-cell>
          <table:table-cell office:value-type="float" office:value="12345.8" table:style-name="ce1">
            <text:p>12345.8</text:p>
          </table:table-cell>
          <table:table-cell office:value-type="float" office:value="13149.311000000002" table:formula="of:=AVERAGE([.A226:.J226])" table:style-name="ce1">
            <text:p>13149.311</text:p>
          </table:table-cell>
          <table:table-cell table:number-columns-repeated="16373"/>
        </table:table-row>
        <table:table-row table:style-name="ro1">
          <table:table-cell office:value-type="float" office:value="13104.8" table:style-name="ce1">
            <text:p>13104.8</text:p>
          </table:table-cell>
          <table:table-cell office:value-type="float" office:value="16140.6" table:style-name="ce1">
            <text:p>16140.6</text:p>
          </table:table-cell>
          <table:table-cell office:value-type="float" office:value="12875.1" table:style-name="ce1">
            <text:p>12875.1</text:p>
          </table:table-cell>
          <table:table-cell office:value-type="float" office:value="11044.7" table:style-name="ce1">
            <text:p>11044.7</text:p>
          </table:table-cell>
          <table:table-cell office:value-type="float" office:value="16662.3" table:style-name="ce1">
            <text:p>16662.3</text:p>
          </table:table-cell>
          <table:table-cell office:value-type="float" office:value="14352.5" table:style-name="ce1">
            <text:p>14352.5</text:p>
          </table:table-cell>
          <table:table-cell office:value-type="float" office:value="10659.1" table:style-name="ce1">
            <text:p>10659.1</text:p>
          </table:table-cell>
          <table:table-cell office:value-type="float" office:value="9728.02" table:style-name="ce1">
            <text:p>9728.02</text:p>
          </table:table-cell>
          <table:table-cell office:value-type="float" office:value="14417.8" table:style-name="ce1">
            <text:p>14417.8</text:p>
          </table:table-cell>
          <table:table-cell office:value-type="float" office:value="12345.8" table:style-name="ce1">
            <text:p>12345.8</text:p>
          </table:table-cell>
          <table:table-cell office:value-type="float" office:value="13133.072" table:formula="of:=AVERAGE([.A227:.J227])" table:style-name="ce1">
            <text:p>13133.072</text:p>
          </table:table-cell>
          <table:table-cell table:number-columns-repeated="16373"/>
        </table:table-row>
        <table:table-row table:style-name="ro1">
          <table:table-cell office:value-type="float" office:value="13076.1" table:style-name="ce1">
            <text:p>13076.1</text:p>
          </table:table-cell>
          <table:table-cell office:value-type="float" office:value="16140.6" table:style-name="ce1">
            <text:p>16140.6</text:p>
          </table:table-cell>
          <table:table-cell office:value-type="float" office:value="12875.1" table:style-name="ce1">
            <text:p>12875.1</text:p>
          </table:table-cell>
          <table:table-cell office:value-type="float" office:value="11035" table:style-name="ce1">
            <text:p>11035</text:p>
          </table:table-cell>
          <table:table-cell office:value-type="float" office:value="16635.599999999999" table:style-name="ce1">
            <text:p>16635.6</text:p>
          </table:table-cell>
          <table:table-cell office:value-type="float" office:value="14352.5" table:style-name="ce1">
            <text:p>14352.5</text:p>
          </table:table-cell>
          <table:table-cell office:value-type="float" office:value="10590" table:style-name="ce1">
            <text:p>10590</text:p>
          </table:table-cell>
          <table:table-cell office:value-type="float" office:value="9728.02" table:style-name="ce1">
            <text:p>9728.02</text:p>
          </table:table-cell>
          <table:table-cell office:value-type="float" office:value="14417.3" table:style-name="ce1">
            <text:p>14417.3</text:p>
          </table:table-cell>
          <table:table-cell office:value-type="float" office:value="12252.3" table:style-name="ce1">
            <text:p>12252.3</text:p>
          </table:table-cell>
          <table:table-cell office:value-type="float" office:value="13110.251999999999" table:formula="of:=AVERAGE([.A228:.J228])" table:style-name="ce1">
            <text:p>13110.252</text:p>
          </table:table-cell>
          <table:table-cell table:number-columns-repeated="16373"/>
        </table:table-row>
        <table:table-row table:style-name="ro1">
          <table:table-cell office:value-type="float" office:value="13076.1" table:style-name="ce1">
            <text:p>13076.1</text:p>
          </table:table-cell>
          <table:table-cell office:value-type="float" office:value="16140.6" table:style-name="ce1">
            <text:p>16140.6</text:p>
          </table:table-cell>
          <table:table-cell office:value-type="float" office:value="12875.1" table:style-name="ce1">
            <text:p>12875.1</text:p>
          </table:table-cell>
          <table:table-cell office:value-type="float" office:value="11035" table:style-name="ce1">
            <text:p>11035</text:p>
          </table:table-cell>
          <table:table-cell office:value-type="float" office:value="16635.599999999999" table:style-name="ce1">
            <text:p>16635.6</text:p>
          </table:table-cell>
          <table:table-cell office:value-type="float" office:value="14352.5" table:style-name="ce1">
            <text:p>14352.5</text:p>
          </table:table-cell>
          <table:table-cell office:value-type="float" office:value="10590" table:style-name="ce1">
            <text:p>10590</text:p>
          </table:table-cell>
          <table:table-cell office:value-type="float" office:value="9638.58" table:style-name="ce1">
            <text:p>9638.58</text:p>
          </table:table-cell>
          <table:table-cell office:value-type="float" office:value="14349.1" table:style-name="ce1">
            <text:p>14349.1</text:p>
          </table:table-cell>
          <table:table-cell office:value-type="float" office:value="12267.6" table:style-name="ce1">
            <text:p>12267.6</text:p>
          </table:table-cell>
          <table:table-cell office:value-type="float" office:value="13096.018" table:formula="of:=AVERAGE([.A229:.J229])" table:style-name="ce1">
            <text:p>13096.018</text:p>
          </table:table-cell>
          <table:table-cell table:number-columns-repeated="16373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float" office:value="16140.6" table:style-name="ce1">
            <text:p>16140.6</text:p>
          </table:table-cell>
          <table:table-cell office:value-type="float" office:value="12875.1" table:style-name="ce1">
            <text:p>12875.1</text:p>
          </table:table-cell>
          <table:table-cell office:value-type="float" office:value="11035" table:style-name="ce1">
            <text:p>11035</text:p>
          </table:table-cell>
          <table:table-cell office:value-type="float" office:value="16567.400000000001" table:style-name="ce1">
            <text:p>16567.4</text:p>
          </table:table-cell>
          <table:table-cell office:value-type="float" office:value="14352.5" table:style-name="ce1">
            <text:p>14352.5</text:p>
          </table:table-cell>
          <table:table-cell office:value-type="float" office:value="10590" table:style-name="ce1">
            <text:p>10590</text:p>
          </table:table-cell>
          <table:table-cell office:value-type="float" office:value="9727.91" table:style-name="ce1">
            <text:p>9727.91</text:p>
          </table:table-cell>
          <table:table-cell office:value-type="float" office:value="14353.9" table:style-name="ce1">
            <text:p>14353.9</text:p>
          </table:table-cell>
          <table:table-cell office:value-type="float" office:value="12267.6" table:style-name="ce1">
            <text:p>12267.6</text:p>
          </table:table-cell>
          <table:table-cell office:value-type="float" office:value="13098.401000000002" table:formula="of:=AVERAGE([.A230:.J230])" table:style-name="ce1">
            <text:p>13098.401</text:p>
          </table:table-cell>
          <table:table-cell table:number-columns-repeated="16373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float" office:value="16140.5" table:style-name="ce1">
            <text:p>16140.5</text:p>
          </table:table-cell>
          <table:table-cell office:value-type="float" office:value="12875" table:style-name="ce1">
            <text:p>12875</text:p>
          </table:table-cell>
          <table:table-cell office:value-type="float" office:value="11035" table:style-name="ce1">
            <text:p>11035</text:p>
          </table:table-cell>
          <table:table-cell office:value-type="float" office:value="16567.400000000001" table:style-name="ce1">
            <text:p>16567.4</text:p>
          </table:table-cell>
          <table:table-cell office:value-type="float" office:value="14352.5" table:style-name="ce1">
            <text:p>14352.5</text:p>
          </table:table-cell>
          <table:table-cell office:value-type="float" office:value="10553.9" table:style-name="ce1">
            <text:p>10553.9</text:p>
          </table:table-cell>
          <table:table-cell office:value-type="float" office:value="9643.5" table:style-name="ce1">
            <text:p>9643.5</text:p>
          </table:table-cell>
          <table:table-cell office:value-type="float" office:value="14353.9" table:style-name="ce1">
            <text:p>14353.9</text:p>
          </table:table-cell>
          <table:table-cell office:value-type="float" office:value="12267.6" table:style-name="ce1">
            <text:p>12267.6</text:p>
          </table:table-cell>
          <table:table-cell office:value-type="float" office:value="13086.329999999998" table:formula="of:=AVERAGE([.A231:.J231])" table:style-name="ce1">
            <text:p>13086.33</text:p>
          </table:table-cell>
          <table:table-cell table:number-columns-repeated="16373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float" office:value="16140.5" table:style-name="ce1">
            <text:p>16140.5</text:p>
          </table:table-cell>
          <table:table-cell office:value-type="float" office:value="12875" table:style-name="ce1">
            <text:p>12875</text:p>
          </table:table-cell>
          <table:table-cell office:value-type="float" office:value="11033.9" table:style-name="ce1">
            <text:p>11033.9</text:p>
          </table:table-cell>
          <table:table-cell office:value-type="float" office:value="16363.1" table:style-name="ce1">
            <text:p>16363.1</text:p>
          </table:table-cell>
          <table:table-cell office:value-type="float" office:value="14318.4" table:style-name="ce1">
            <text:p>14318.4</text:p>
          </table:table-cell>
          <table:table-cell office:value-type="float" office:value="10553.9" table:style-name="ce1">
            <text:p>10553.9</text:p>
          </table:table-cell>
          <table:table-cell office:value-type="float" office:value="9643.5" table:style-name="ce1">
            <text:p>9643.5</text:p>
          </table:table-cell>
          <table:table-cell office:value-type="float" office:value="14351.4" table:style-name="ce1">
            <text:p>14351.4</text:p>
          </table:table-cell>
          <table:table-cell office:value-type="float" office:value="12252.3" table:style-name="ce1">
            <text:p>12252.3</text:p>
          </table:table-cell>
          <table:table-cell office:value-type="float" office:value="13060.599999999999" table:formula="of:=AVERAGE([.A232:.J232])" table:style-name="ce1">
            <text:p>13060.6</text:p>
          </table:table-cell>
          <table:table-cell table:number-columns-repeated="16373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float" office:value="16139.9" table:style-name="ce1">
            <text:p>16139.9</text:p>
          </table:table-cell>
          <table:table-cell office:value-type="float" office:value="12840.4" table:style-name="ce1">
            <text:p>12840.4</text:p>
          </table:table-cell>
          <table:table-cell office:value-type="float" office:value="11033.9" table:style-name="ce1">
            <text:p>11033.9</text:p>
          </table:table-cell>
          <table:table-cell office:value-type="float" office:value="16565.5" table:style-name="ce1">
            <text:p>16565.5</text:p>
          </table:table-cell>
          <table:table-cell office:value-type="float" office:value="14317.4" table:style-name="ce1">
            <text:p>14317.4</text:p>
          </table:table-cell>
          <table:table-cell office:value-type="float" office:value="10566.5" table:style-name="ce1">
            <text:p>10566.5</text:p>
          </table:table-cell>
          <table:table-cell office:value-type="float" office:value="9627.4699999999993" table:style-name="ce1">
            <text:p>9627.47</text:p>
          </table:table-cell>
          <table:table-cell office:value-type="float" office:value="14346.8" table:style-name="ce1">
            <text:p>14346.8</text:p>
          </table:table-cell>
          <table:table-cell office:value-type="float" office:value="12252.3" table:style-name="ce1">
            <text:p>12252.3</text:p>
          </table:table-cell>
          <table:table-cell office:value-type="float" office:value="13076.417000000001" table:formula="of:=AVERAGE([.A233:.J233])" table:style-name="ce1">
            <text:p>13076.417</text:p>
          </table:table-cell>
          <table:table-cell table:number-columns-repeated="16373"/>
        </table:table-row>
        <table:table-row table:style-name="ro1">
          <table:table-cell office:value-type="float" office:value="13053.4" table:style-name="ce1">
            <text:p>13053.4</text:p>
          </table:table-cell>
          <table:table-cell office:value-type="float" office:value="16140.5" table:style-name="ce1">
            <text:p>16140.5</text:p>
          </table:table-cell>
          <table:table-cell office:value-type="float" office:value="12796.3" table:style-name="ce1">
            <text:p>12796.3</text:p>
          </table:table-cell>
          <table:table-cell office:value-type="float" office:value="11024.1" table:style-name="ce1">
            <text:p>11024.1</text:p>
          </table:table-cell>
          <table:table-cell office:value-type="float" office:value="16405.5" table:style-name="ce1">
            <text:p>16405.5</text:p>
          </table:table-cell>
          <table:table-cell office:value-type="float" office:value="14317.4" table:style-name="ce1">
            <text:p>14317.4</text:p>
          </table:table-cell>
          <table:table-cell office:value-type="float" office:value="10566.5" table:style-name="ce1">
            <text:p>10566.5</text:p>
          </table:table-cell>
          <table:table-cell office:value-type="float" office:value="9627.4699999999993" table:style-name="ce1">
            <text:p>9627.47</text:p>
          </table:table-cell>
          <table:table-cell office:value-type="float" office:value="14325" table:style-name="ce1">
            <text:p>14325</text:p>
          </table:table-cell>
          <table:table-cell office:value-type="float" office:value="12259.1" table:style-name="ce1">
            <text:p>12259.1</text:p>
          </table:table-cell>
          <table:table-cell office:value-type="float" office:value="13051.526999999998" table:formula="of:=AVERAGE([.A234:.J234])" table:style-name="ce1">
            <text:p>13051.527</text:p>
          </table:table-cell>
          <table:table-cell table:number-columns-repeated="16373"/>
        </table:table-row>
        <table:table-row table:style-name="ro1">
          <table:table-cell office:value-type="float" office:value="13025.6" table:style-name="ce1">
            <text:p>13025.6</text:p>
          </table:table-cell>
          <table:table-cell office:value-type="float" office:value="16136.3" table:style-name="ce1">
            <text:p>16136.3</text:p>
          </table:table-cell>
          <table:table-cell office:value-type="float" office:value="12796.3" table:style-name="ce1">
            <text:p>12796.3</text:p>
          </table:table-cell>
          <table:table-cell office:value-type="float" office:value="11024.1" table:style-name="ce1">
            <text:p>11024.1</text:p>
          </table:table-cell>
          <table:table-cell office:value-type="float" office:value="16405.5" table:style-name="ce1">
            <text:p>16405.5</text:p>
          </table:table-cell>
          <table:table-cell office:value-type="float" office:value="14317.4" table:style-name="ce1">
            <text:p>14317.4</text:p>
          </table:table-cell>
          <table:table-cell office:value-type="float" office:value="10546.2" table:style-name="ce1">
            <text:p>10546.2</text:p>
          </table:table-cell>
          <table:table-cell office:value-type="float" office:value="9616.32" table:style-name="ce1">
            <text:p>9616.32</text:p>
          </table:table-cell>
          <table:table-cell office:value-type="float" office:value="14319.1" table:style-name="ce1">
            <text:p>14319.1</text:p>
          </table:table-cell>
          <table:table-cell office:value-type="float" office:value="12246.4" table:style-name="ce1">
            <text:p>12246.4</text:p>
          </table:table-cell>
          <table:table-cell office:value-type="float" office:value="13043.321999999996" table:formula="of:=AVERAGE([.A235:.J235])" table:style-name="ce1">
            <text:p>13043.322</text:p>
          </table:table-cell>
          <table:table-cell table:number-columns-repeated="16373"/>
        </table:table-row>
        <table:table-row table:style-name="ro1">
          <table:table-cell office:value-type="float" office:value="13025.6" table:style-name="ce1">
            <text:p>13025.6</text:p>
          </table:table-cell>
          <table:table-cell office:value-type="float" office:value="16135.7" table:style-name="ce1">
            <text:p>16135.7</text:p>
          </table:table-cell>
          <table:table-cell office:value-type="float" office:value="12796.3" table:style-name="ce1">
            <text:p>12796.3</text:p>
          </table:table-cell>
          <table:table-cell office:value-type="float" office:value="11024.1" table:style-name="ce1">
            <text:p>11024.1</text:p>
          </table:table-cell>
          <table:table-cell office:value-type="float" office:value="16405.400000000001" table:style-name="ce1">
            <text:p>16405.4</text:p>
          </table:table-cell>
          <table:table-cell office:value-type="float" office:value="14299.8" table:style-name="ce1">
            <text:p>14299.8</text:p>
          </table:table-cell>
          <table:table-cell office:value-type="float" office:value="10546.2" table:style-name="ce1">
            <text:p>10546.2</text:p>
          </table:table-cell>
          <table:table-cell office:value-type="float" office:value="9616.18" table:style-name="ce1">
            <text:p>9616.18</text:p>
          </table:table-cell>
          <table:table-cell office:value-type="float" office:value="14318" table:style-name="ce1">
            <text:p>14318</text:p>
          </table:table-cell>
          <table:table-cell office:value-type="float" office:value="12246.4" table:style-name="ce1">
            <text:p>12246.4</text:p>
          </table:table-cell>
          <table:table-cell office:value-type="float" office:value="13041.367999999999" table:formula="of:=AVERAGE([.A236:.J236])" table:style-name="ce1">
            <text:p>13041.368</text:p>
          </table:table-cell>
          <table:table-cell table:number-columns-repeated="16373"/>
        </table:table-row>
        <table:table-row table:style-name="ro1">
          <table:table-cell office:value-type="float" office:value="13022.9" table:style-name="ce1">
            <text:p>13022.9</text:p>
          </table:table-cell>
          <table:table-cell office:value-type="float" office:value="16136.3" table:style-name="ce1">
            <text:p>16136.3</text:p>
          </table:table-cell>
          <table:table-cell office:value-type="float" office:value="12795.1" table:style-name="ce1">
            <text:p>12795.1</text:p>
          </table:table-cell>
          <table:table-cell office:value-type="float" office:value="11024.5" table:style-name="ce1">
            <text:p>11024.5</text:p>
          </table:table-cell>
          <table:table-cell office:value-type="float" office:value="16351.3" table:style-name="ce1">
            <text:p>16351.3</text:p>
          </table:table-cell>
          <table:table-cell office:value-type="float" office:value="14303.3" table:style-name="ce1">
            <text:p>14303.3</text:p>
          </table:table-cell>
          <table:table-cell office:value-type="float" office:value="10558.8" table:style-name="ce1">
            <text:p>10558.8</text:p>
          </table:table-cell>
          <table:table-cell office:value-type="float" office:value="9560.91" table:style-name="ce1">
            <text:p>9560.91</text:p>
          </table:table-cell>
          <table:table-cell office:value-type="float" office:value="14316.1" table:style-name="ce1">
            <text:p>14316.1</text:p>
          </table:table-cell>
          <table:table-cell office:value-type="float" office:value="12246.4" table:style-name="ce1">
            <text:p>12246.4</text:p>
          </table:table-cell>
          <table:table-cell office:value-type="float" office:value="13031.561" table:formula="of:=AVERAGE([.A237:.J237])" table:style-name="ce1">
            <text:p>13031.561</text:p>
          </table:table-cell>
          <table:table-cell table:number-columns-repeated="16373"/>
        </table:table-row>
        <table:table-row table:style-name="ro1">
          <table:table-cell office:value-type="float" office:value="13022.9" table:style-name="ce1">
            <text:p>13022.9</text:p>
          </table:table-cell>
          <table:table-cell office:value-type="float" office:value="16135.2" table:style-name="ce1">
            <text:p>16135.2</text:p>
          </table:table-cell>
          <table:table-cell office:value-type="float" office:value="12795.1" table:style-name="ce1">
            <text:p>12795.1</text:p>
          </table:table-cell>
          <table:table-cell office:value-type="float" office:value="11024.5" table:style-name="ce1">
            <text:p>11024.5</text:p>
          </table:table-cell>
          <table:table-cell office:value-type="float" office:value="16386.900000000001" table:style-name="ce1">
            <text:p>16386.9</text:p>
          </table:table-cell>
          <table:table-cell office:value-type="float" office:value="14303.3" table:style-name="ce1">
            <text:p>14303.3</text:p>
          </table:table-cell>
          <table:table-cell office:value-type="float" office:value="10558.8" table:style-name="ce1">
            <text:p>10558.8</text:p>
          </table:table-cell>
          <table:table-cell office:value-type="float" office:value="9560.91" table:style-name="ce1">
            <text:p>9560.91</text:p>
          </table:table-cell>
          <table:table-cell office:value-type="float" office:value="14279.9" table:style-name="ce1">
            <text:p>14279.9</text:p>
          </table:table-cell>
          <table:table-cell office:value-type="float" office:value="12246.4" table:style-name="ce1">
            <text:p>12246.4</text:p>
          </table:table-cell>
          <table:table-cell office:value-type="float" office:value="13031.391" table:formula="of:=AVERAGE([.A238:.J238])" table:style-name="ce1">
            <text:p>13031.391</text:p>
          </table:table-cell>
          <table:table-cell table:number-columns-repeated="16373"/>
        </table:table-row>
        <table:table-row table:style-name="ro1">
          <table:table-cell office:value-type="float" office:value="13022.9" table:style-name="ce1">
            <text:p>13022.9</text:p>
          </table:table-cell>
          <table:table-cell office:value-type="float" office:value="16134.3" table:style-name="ce1">
            <text:p>16134.3</text:p>
          </table:table-cell>
          <table:table-cell office:value-type="float" office:value="12794" table:style-name="ce1">
            <text:p>12794</text:p>
          </table:table-cell>
          <table:table-cell office:value-type="float" office:value="11024.5" table:style-name="ce1">
            <text:p>11024.5</text:p>
          </table:table-cell>
          <table:table-cell office:value-type="float" office:value="16403.8" table:style-name="ce1">
            <text:p>16403.8</text:p>
          </table:table-cell>
          <table:table-cell office:value-type="float" office:value="14299.8" table:style-name="ce1">
            <text:p>14299.8</text:p>
          </table:table-cell>
          <table:table-cell office:value-type="float" office:value="10558.7" table:style-name="ce1">
            <text:p>10558.7</text:p>
          </table:table-cell>
          <table:table-cell office:value-type="float" office:value="9560.59" table:style-name="ce1">
            <text:p>9560.59</text:p>
          </table:table-cell>
          <table:table-cell office:value-type="float" office:value="14222.7" table:style-name="ce1">
            <text:p>14222.7</text:p>
          </table:table-cell>
          <table:table-cell office:value-type="float" office:value="12213.2" table:style-name="ce1">
            <text:p>12213.2</text:p>
          </table:table-cell>
          <table:table-cell office:value-type="float" office:value="13023.448999999999" table:formula="of:=AVERAGE([.A239:.J239])" table:style-name="ce1">
            <text:p>13023.449</text:p>
          </table:table-cell>
          <table:table-cell table:number-columns-repeated="16373"/>
        </table:table-row>
        <table:table-row table:style-name="ro1">
          <table:table-cell office:value-type="float" office:value="12984.4" table:style-name="ce1">
            <text:p>12984.4</text:p>
          </table:table-cell>
          <table:table-cell office:value-type="float" office:value="16134.3" table:style-name="ce1">
            <text:p>16134.3</text:p>
          </table:table-cell>
          <table:table-cell office:value-type="float" office:value="12680.2" table:style-name="ce1">
            <text:p>12680.2</text:p>
          </table:table-cell>
          <table:table-cell office:value-type="float" office:value="11012.6" table:style-name="ce1">
            <text:p>11012.6</text:p>
          </table:table-cell>
          <table:table-cell office:value-type="float" office:value="16402.099999999999" table:style-name="ce1">
            <text:p>16402.1</text:p>
          </table:table-cell>
          <table:table-cell office:value-type="float" office:value="14299.8" table:style-name="ce1">
            <text:p>14299.8</text:p>
          </table:table-cell>
          <table:table-cell office:value-type="float" office:value="10558.6" table:style-name="ce1">
            <text:p>10558.6</text:p>
          </table:table-cell>
          <table:table-cell office:value-type="float" office:value="9540.7900000000009" table:style-name="ce1">
            <text:p>9540.79</text:p>
          </table:table-cell>
          <table:table-cell office:value-type="float" office:value="14222.7" table:style-name="ce1">
            <text:p>14222.7</text:p>
          </table:table-cell>
          <table:table-cell office:value-type="float" office:value="12222.7" table:style-name="ce1">
            <text:p>12222.7</text:p>
          </table:table-cell>
          <table:table-cell office:value-type="float" office:value="13005.819" table:formula="of:=AVERAGE([.A240:.J240])" table:style-name="ce1">
            <text:p>13005.819</text:p>
          </table:table-cell>
          <table:table-cell table:number-columns-repeated="16373"/>
        </table:table-row>
        <table:table-row table:style-name="ro1">
          <table:table-cell office:value-type="float" office:value="12984.4" table:style-name="ce1">
            <text:p>12984.4</text:p>
          </table:table-cell>
          <table:table-cell office:value-type="float" office:value="16134.3" table:style-name="ce1">
            <text:p>16134.3</text:p>
          </table:table-cell>
          <table:table-cell office:value-type="float" office:value="12680.2" table:style-name="ce1">
            <text:p>12680.2</text:p>
          </table:table-cell>
          <table:table-cell office:value-type="float" office:value="10995.9" table:style-name="ce1">
            <text:p>10995.9</text:p>
          </table:table-cell>
          <table:table-cell office:value-type="float" office:value="16385.900000000001" table:style-name="ce1">
            <text:p>16385.9</text:p>
          </table:table-cell>
          <table:table-cell office:value-type="float" office:value="14298.7" table:style-name="ce1">
            <text:p>14298.7</text:p>
          </table:table-cell>
          <table:table-cell office:value-type="float" office:value="10433.799999999999" table:style-name="ce1">
            <text:p>10433.8</text:p>
          </table:table-cell>
          <table:table-cell office:value-type="float" office:value="9540.7900000000009" table:style-name="ce1">
            <text:p>9540.79</text:p>
          </table:table-cell>
          <table:table-cell office:value-type="float" office:value="14169" table:style-name="ce1">
            <text:p>14169</text:p>
          </table:table-cell>
          <table:table-cell office:value-type="float" office:value="12215.1" table:style-name="ce1">
            <text:p>12215.1</text:p>
          </table:table-cell>
          <table:table-cell office:value-type="float" office:value="12983.808999999999" table:formula="of:=AVERAGE([.A241:.J241])" table:style-name="ce1">
            <text:p>12983.809</text:p>
          </table:table-cell>
          <table:table-cell table:number-columns-repeated="16373"/>
        </table:table-row>
        <table:table-row table:style-name="ro1">
          <table:table-cell office:value-type="float" office:value="12984.4" table:style-name="ce1">
            <text:p>12984.4</text:p>
          </table:table-cell>
          <table:table-cell office:value-type="float" office:value="16134.3" table:style-name="ce1">
            <text:p>16134.3</text:p>
          </table:table-cell>
          <table:table-cell office:value-type="float" office:value="12680.2" table:style-name="ce1">
            <text:p>12680.2</text:p>
          </table:table-cell>
          <table:table-cell office:value-type="float" office:value="10912.9" table:style-name="ce1">
            <text:p>10912.9</text:p>
          </table:table-cell>
          <table:table-cell office:value-type="float" office:value="16381.4" table:style-name="ce1">
            <text:p>16381.4</text:p>
          </table:table-cell>
          <table:table-cell office:value-type="float" office:value="14289.8" table:style-name="ce1">
            <text:p>14289.8</text:p>
          </table:table-cell>
          <table:table-cell office:value-type="float" office:value="10433.799999999999" table:style-name="ce1">
            <text:p>10433.8</text:p>
          </table:table-cell>
          <table:table-cell office:value-type="float" office:value="9540.7900000000009" table:style-name="ce1">
            <text:p>9540.79</text:p>
          </table:table-cell>
          <table:table-cell office:value-type="float" office:value="14169" table:style-name="ce1">
            <text:p>14169</text:p>
          </table:table-cell>
          <table:table-cell office:value-type="float" office:value="12222.7" table:style-name="ce1">
            <text:p>12222.7</text:p>
          </table:table-cell>
          <table:table-cell office:value-type="float" office:value="12974.929" table:formula="of:=AVERAGE([.A242:.J242])" table:style-name="ce1">
            <text:p>12974.929</text:p>
          </table:table-cell>
          <table:table-cell table:number-columns-repeated="16373"/>
        </table:table-row>
        <table:table-row table:style-name="ro1">
          <table:table-cell office:value-type="float" office:value="12984" table:style-name="ce1">
            <text:p>12984</text:p>
          </table:table-cell>
          <table:table-cell office:value-type="float" office:value="16134.3" table:style-name="ce1">
            <text:p>16134.3</text:p>
          </table:table-cell>
          <table:table-cell office:value-type="float" office:value="12669.5" table:style-name="ce1">
            <text:p>12669.5</text:p>
          </table:table-cell>
          <table:table-cell office:value-type="float" office:value="10912.9" table:style-name="ce1">
            <text:p>10912.9</text:p>
          </table:table-cell>
          <table:table-cell office:value-type="float" office:value="16381.4" table:style-name="ce1">
            <text:p>16381.4</text:p>
          </table:table-cell>
          <table:table-cell office:value-type="float" office:value="14189.5" table:style-name="ce1">
            <text:p>14189.5</text:p>
          </table:table-cell>
          <table:table-cell office:value-type="float" office:value="10433.5" table:style-name="ce1">
            <text:p>10433.5</text:p>
          </table:table-cell>
          <table:table-cell office:value-type="float" office:value="9541" table:style-name="ce1">
            <text:p>9541</text:p>
          </table:table-cell>
          <table:table-cell office:value-type="float" office:value="14164.5" table:style-name="ce1">
            <text:p>14164.5</text:p>
          </table:table-cell>
          <table:table-cell office:value-type="float" office:value="12222.7" table:style-name="ce1">
            <text:p>12222.7</text:p>
          </table:table-cell>
          <table:table-cell office:value-type="float" office:value="12963.33" table:formula="of:=AVERAGE([.A243:.J243])" table:style-name="ce1">
            <text:p>12963.33</text:p>
          </table:table-cell>
          <table:table-cell table:number-columns-repeated="16373"/>
        </table:table-row>
        <table:table-row table:style-name="ro1">
          <table:table-cell office:value-type="float" office:value="12962.4" table:style-name="ce1">
            <text:p>12962.4</text:p>
          </table:table-cell>
          <table:table-cell office:value-type="float" office:value="16134.2" table:style-name="ce1">
            <text:p>16134.2</text:p>
          </table:table-cell>
          <table:table-cell office:value-type="float" office:value="12659.7" table:style-name="ce1">
            <text:p>12659.7</text:p>
          </table:table-cell>
          <table:table-cell office:value-type="float" office:value="10912.9" table:style-name="ce1">
            <text:p>10912.9</text:p>
          </table:table-cell>
          <table:table-cell office:value-type="float" office:value="16336.9" table:style-name="ce1">
            <text:p>16336.9</text:p>
          </table:table-cell>
          <table:table-cell office:value-type="float" office:value="14224.6" table:style-name="ce1">
            <text:p>14224.6</text:p>
          </table:table-cell>
          <table:table-cell office:value-type="float" office:value="10433.5" table:style-name="ce1">
            <text:p>10433.5</text:p>
          </table:table-cell>
          <table:table-cell office:value-type="float" office:value="9508.08" table:style-name="ce1">
            <text:p>9508.08</text:p>
          </table:table-cell>
          <table:table-cell office:value-type="float" office:value="14119.8" table:style-name="ce1">
            <text:p>14119.8</text:p>
          </table:table-cell>
          <table:table-cell office:value-type="float" office:value="12222.7" table:style-name="ce1">
            <text:p>12222.7</text:p>
          </table:table-cell>
          <table:table-cell office:value-type="float" office:value="12951.478000000001" table:formula="of:=AVERAGE([.A244:.J244])" table:style-name="ce1">
            <text:p>12951.478</text:p>
          </table:table-cell>
          <table:table-cell table:number-columns-repeated="16373"/>
        </table:table-row>
        <table:table-row table:style-name="ro1">
          <table:table-cell office:value-type="float" office:value="12928.4" table:style-name="ce1">
            <text:p>12928.4</text:p>
          </table:table-cell>
          <table:table-cell office:value-type="float" office:value="16134.2" table:style-name="ce1">
            <text:p>16134.2</text:p>
          </table:table-cell>
          <table:table-cell office:value-type="float" office:value="12653" table:style-name="ce1">
            <text:p>12653</text:p>
          </table:table-cell>
          <table:table-cell office:value-type="float" office:value="10912.4" table:style-name="ce1">
            <text:p>10912.4</text:p>
          </table:table-cell>
          <table:table-cell office:value-type="float" office:value="16197.6" table:style-name="ce1">
            <text:p>16197.6</text:p>
          </table:table-cell>
          <table:table-cell office:value-type="float" office:value="14224.6" table:style-name="ce1">
            <text:p>14224.6</text:p>
          </table:table-cell>
          <table:table-cell office:value-type="float" office:value="10433.5" table:style-name="ce1">
            <text:p>10433.5</text:p>
          </table:table-cell>
          <table:table-cell office:value-type="float" office:value="9508.08" table:style-name="ce1">
            <text:p>9508.08</text:p>
          </table:table-cell>
          <table:table-cell office:value-type="float" office:value="14119.8" table:style-name="ce1">
            <text:p>14119.8</text:p>
          </table:table-cell>
          <table:table-cell office:value-type="float" office:value="12221.8" table:style-name="ce1">
            <text:p>12221.8</text:p>
          </table:table-cell>
          <table:table-cell office:value-type="float" office:value="12933.338000000002" table:formula="of:=AVERAGE([.A245:.J245])" table:style-name="ce1">
            <text:p>12933.338</text:p>
          </table:table-cell>
          <table:table-cell table:number-columns-repeated="16373"/>
        </table:table-row>
        <table:table-row table:style-name="ro1">
          <table:table-cell office:value-type="float" office:value="12928.4" table:style-name="ce1">
            <text:p>12928.4</text:p>
          </table:table-cell>
          <table:table-cell office:value-type="float" office:value="16134.3" table:style-name="ce1">
            <text:p>16134.3</text:p>
          </table:table-cell>
          <table:table-cell office:value-type="float" office:value="12653" table:style-name="ce1">
            <text:p>12653</text:p>
          </table:table-cell>
          <table:table-cell office:value-type="float" office:value="10837.5" table:style-name="ce1">
            <text:p>10837.5</text:p>
          </table:table-cell>
          <table:table-cell office:value-type="float" office:value="16161.2" table:style-name="ce1">
            <text:p>16161.2</text:p>
          </table:table-cell>
          <table:table-cell office:value-type="float" office:value="14224.6" table:style-name="ce1">
            <text:p>14224.6</text:p>
          </table:table-cell>
          <table:table-cell office:value-type="float" office:value="10433.5" table:style-name="ce1">
            <text:p>10433.5</text:p>
          </table:table-cell>
          <table:table-cell office:value-type="float" office:value="9526.74" table:style-name="ce1">
            <text:p>9526.74</text:p>
          </table:table-cell>
          <table:table-cell office:value-type="float" office:value="14119.8" table:style-name="ce1">
            <text:p>14119.8</text:p>
          </table:table-cell>
          <table:table-cell office:value-type="float" office:value="12222.7" table:style-name="ce1">
            <text:p>12222.7</text:p>
          </table:table-cell>
          <table:table-cell office:value-type="float" office:value="12924.174000000001" table:formula="of:=AVERAGE([.A246:.J246])" table:style-name="ce1">
            <text:p>12924.174</text:p>
          </table:table-cell>
          <table:table-cell table:number-columns-repeated="16373"/>
        </table:table-row>
        <table:table-row table:style-name="ro1">
          <table:table-cell office:value-type="float" office:value="12928.4" table:style-name="ce1">
            <text:p>12928.4</text:p>
          </table:table-cell>
          <table:table-cell office:value-type="float" office:value="16134.2" table:style-name="ce1">
            <text:p>16134.2</text:p>
          </table:table-cell>
          <table:table-cell office:value-type="float" office:value="12653" table:style-name="ce1">
            <text:p>12653</text:p>
          </table:table-cell>
          <table:table-cell office:value-type="float" office:value="10912.1" table:style-name="ce1">
            <text:p>10912.1</text:p>
          </table:table-cell>
          <table:table-cell office:value-type="float" office:value="16161.2" table:style-name="ce1">
            <text:p>16161.2</text:p>
          </table:table-cell>
          <table:table-cell office:value-type="float" office:value="14224.6" table:style-name="ce1">
            <text:p>14224.6</text:p>
          </table:table-cell>
          <table:table-cell office:value-type="float" office:value="10426.1" table:style-name="ce1">
            <text:p>10426.1</text:p>
          </table:table-cell>
          <table:table-cell office:value-type="float" office:value="9526.25" table:style-name="ce1">
            <text:p>9526.25</text:p>
          </table:table-cell>
          <table:table-cell office:value-type="float" office:value="14119.8" table:style-name="ce1">
            <text:p>14119.8</text:p>
          </table:table-cell>
          <table:table-cell office:value-type="float" office:value="12211.8" table:style-name="ce1">
            <text:p>12211.8</text:p>
          </table:table-cell>
          <table:table-cell office:value-type="float" office:value="12929.745000000001" table:formula="of:=AVERAGE([.A247:.J247])" table:style-name="ce1">
            <text:p>12929.745</text:p>
          </table:table-cell>
          <table:table-cell table:number-columns-repeated="16373"/>
        </table:table-row>
        <table:table-row table:style-name="ro1">
          <table:table-cell office:value-type="float" office:value="12928.3" table:style-name="ce1">
            <text:p>12928.3</text:p>
          </table:table-cell>
          <table:table-cell office:value-type="float" office:value="16133.9" table:style-name="ce1">
            <text:p>16133.9</text:p>
          </table:table-cell>
          <table:table-cell office:value-type="float" office:value="12624.3" table:style-name="ce1">
            <text:p>12624.3</text:p>
          </table:table-cell>
          <table:table-cell office:value-type="float" office:value="10912.1" table:style-name="ce1">
            <text:p>10912.1</text:p>
          </table:table-cell>
          <table:table-cell office:value-type="float" office:value="16161.2" table:style-name="ce1">
            <text:p>16161.2</text:p>
          </table:table-cell>
          <table:table-cell office:value-type="float" office:value="14160" table:style-name="ce1">
            <text:p>14160</text:p>
          </table:table-cell>
          <table:table-cell office:value-type="float" office:value="10391.9" table:style-name="ce1">
            <text:p>10391.9</text:p>
          </table:table-cell>
          <table:table-cell office:value-type="float" office:value="9431.27" table:style-name="ce1">
            <text:p>9431.27</text:p>
          </table:table-cell>
          <table:table-cell office:value-type="float" office:value="14057" table:style-name="ce1">
            <text:p>14057</text:p>
          </table:table-cell>
          <table:table-cell office:value-type="float" office:value="12190.3" table:style-name="ce1">
            <text:p>12190.3</text:p>
          </table:table-cell>
          <table:table-cell office:value-type="float" office:value="12899.027" table:formula="of:=AVERAGE([.A248:.J248])" table:style-name="ce1">
            <text:p>12899.027</text:p>
          </table:table-cell>
          <table:table-cell table:number-columns-repeated="16373"/>
        </table:table-row>
        <table:table-row table:style-name="ro1">
          <table:table-cell office:value-type="float" office:value="12920" table:style-name="ce1">
            <text:p>12920</text:p>
          </table:table-cell>
          <table:table-cell office:value-type="float" office:value="16133.9" table:style-name="ce1">
            <text:p>16133.9</text:p>
          </table:table-cell>
          <table:table-cell office:value-type="float" office:value="12624.3" table:style-name="ce1">
            <text:p>12624.3</text:p>
          </table:table-cell>
          <table:table-cell office:value-type="float" office:value="10749.1" table:style-name="ce1">
            <text:p>10749.1</text:p>
          </table:table-cell>
          <table:table-cell office:value-type="float" office:value="16134.9" table:style-name="ce1">
            <text:p>16134.9</text:p>
          </table:table-cell>
          <table:table-cell office:value-type="float" office:value="14160" table:style-name="ce1">
            <text:p>14160</text:p>
          </table:table-cell>
          <table:table-cell office:value-type="float" office:value="10389.299999999999" table:style-name="ce1">
            <text:p>10389.3</text:p>
          </table:table-cell>
          <table:table-cell office:value-type="float" office:value="9431.27" table:style-name="ce1">
            <text:p>9431.27</text:p>
          </table:table-cell>
          <table:table-cell office:value-type="float" office:value="14050.4" table:style-name="ce1">
            <text:p>14050.4</text:p>
          </table:table-cell>
          <table:table-cell office:value-type="float" office:value="12175.7" table:style-name="ce1">
            <text:p>12175.7</text:p>
          </table:table-cell>
          <table:table-cell office:value-type="float" office:value="12876.886999999999" table:formula="of:=AVERAGE([.A249:.J249])" table:style-name="ce1">
            <text:p>12876.887</text:p>
          </table:table-cell>
          <table:table-cell table:number-columns-repeated="16373"/>
        </table:table-row>
        <table:table-row table:style-name="ro1">
          <table:table-cell office:value-type="float" office:value="12810.5" table:style-name="ce1">
            <text:p>12810.5</text:p>
          </table:table-cell>
          <table:table-cell office:value-type="float" office:value="16133.9" table:style-name="ce1">
            <text:p>16133.9</text:p>
          </table:table-cell>
          <table:table-cell office:value-type="float" office:value="12606.9" table:style-name="ce1">
            <text:p>12606.9</text:p>
          </table:table-cell>
          <table:table-cell office:value-type="float" office:value="10908.7" table:style-name="ce1">
            <text:p>10908.7</text:p>
          </table:table-cell>
          <table:table-cell office:value-type="float" office:value="16092.8" table:style-name="ce1">
            <text:p>16092.8</text:p>
          </table:table-cell>
          <table:table-cell office:value-type="float" office:value="14178.5" table:style-name="ce1">
            <text:p>14178.5</text:p>
          </table:table-cell>
          <table:table-cell office:value-type="float" office:value="10389.299999999999" table:style-name="ce1">
            <text:p>10389.3</text:p>
          </table:table-cell>
          <table:table-cell office:value-type="float" office:value="9431.27" table:style-name="ce1">
            <text:p>9431.27</text:p>
          </table:table-cell>
          <table:table-cell office:value-type="float" office:value="13980.3" table:style-name="ce1">
            <text:p>13980.3</text:p>
          </table:table-cell>
          <table:table-cell office:value-type="float" office:value="12173.2" table:style-name="ce1">
            <text:p>12173.2</text:p>
          </table:table-cell>
          <table:table-cell office:value-type="float" office:value="12870.537" table:formula="of:=AVERAGE([.A250:.J250])" table:style-name="ce1">
            <text:p>12870.537</text:p>
          </table:table-cell>
          <table:table-cell table:number-columns-repeated="16373"/>
        </table:table-row>
        <table:table-row table:style-name="ro1">
          <table:table-cell office:value-type="float" office:value="12829.3" table:style-name="ce1">
            <text:p>12829.3</text:p>
          </table:table-cell>
          <table:table-cell office:value-type="float" office:value="16133.9" table:style-name="ce1">
            <text:p>16133.9</text:p>
          </table:table-cell>
          <table:table-cell office:value-type="float" office:value="12614.1" table:style-name="ce1">
            <text:p>12614.1</text:p>
          </table:table-cell>
          <table:table-cell office:value-type="float" office:value="10806.2" table:style-name="ce1">
            <text:p>10806.2</text:p>
          </table:table-cell>
          <table:table-cell office:value-type="float" office:value="16027.3" table:style-name="ce1">
            <text:p>16027.3</text:p>
          </table:table-cell>
          <table:table-cell office:value-type="float" office:value="14143.3" table:style-name="ce1">
            <text:p>14143.3</text:p>
          </table:table-cell>
          <table:table-cell office:value-type="float" office:value="10391.9" table:style-name="ce1">
            <text:p>10391.9</text:p>
          </table:table-cell>
          <table:table-cell office:value-type="float" office:value="9423.1299999999992" table:style-name="ce1">
            <text:p>9423.13</text:p>
          </table:table-cell>
          <table:table-cell office:value-type="float" office:value="13980.3" table:style-name="ce1">
            <text:p>13980.3</text:p>
          </table:table-cell>
          <table:table-cell office:value-type="float" office:value="12163.9" table:style-name="ce1">
            <text:p>12163.9</text:p>
          </table:table-cell>
          <table:table-cell office:value-type="float" office:value="12851.333000000001" table:formula="of:=AVERAGE([.A251:.J251])" table:style-name="ce1">
            <text:p>12851.333</text:p>
          </table:table-cell>
          <table:table-cell table:number-columns-repeated="16373"/>
        </table:table-row>
        <table:table-row table:style-name="ro1">
          <table:table-cell office:value-type="float" office:value="12828.9" table:style-name="ce1">
            <text:p>12828.9</text:p>
          </table:table-cell>
          <table:table-cell office:value-type="float" office:value="16133.9" table:style-name="ce1">
            <text:p>16133.9</text:p>
          </table:table-cell>
          <table:table-cell office:value-type="float" office:value="12492" table:style-name="ce1">
            <text:p>12492</text:p>
          </table:table-cell>
          <table:table-cell office:value-type="float" office:value="10806.2" table:style-name="ce1">
            <text:p>10806.2</text:p>
          </table:table-cell>
          <table:table-cell office:value-type="float" office:value="16005.4" table:style-name="ce1">
            <text:p>16005.4</text:p>
          </table:table-cell>
          <table:table-cell office:value-type="float" office:value="14143.3" table:style-name="ce1">
            <text:p>14143.3</text:p>
          </table:table-cell>
          <table:table-cell office:value-type="float" office:value="10384.299999999999" table:style-name="ce1">
            <text:p>10384.3</text:p>
          </table:table-cell>
          <table:table-cell office:value-type="float" office:value="9428.43" table:style-name="ce1">
            <text:p>9428.43</text:p>
          </table:table-cell>
          <table:table-cell office:value-type="float" office:value="13977.3" table:style-name="ce1">
            <text:p>13977.3</text:p>
          </table:table-cell>
          <table:table-cell office:value-type="float" office:value="12163.9" table:style-name="ce1">
            <text:p>12163.9</text:p>
          </table:table-cell>
          <table:table-cell office:value-type="float" office:value="12836.362999999999" table:formula="of:=AVERAGE([.A252:.J252])" table:style-name="ce1">
            <text:p>12836.363</text:p>
          </table:table-cell>
          <table:table-cell table:number-columns-repeated="16373"/>
        </table:table-row>
        <table:table-row table:style-name="ro1">
          <table:table-cell office:value-type="float" office:value="12828.9" table:style-name="ce1">
            <text:p>12828.9</text:p>
          </table:table-cell>
          <table:table-cell office:value-type="float" office:value="16122.3" table:style-name="ce1">
            <text:p>16122.3</text:p>
          </table:table-cell>
          <table:table-cell office:value-type="float" office:value="12492" table:style-name="ce1">
            <text:p>12492</text:p>
          </table:table-cell>
          <table:table-cell office:value-type="float" office:value="10806.2" table:style-name="ce1">
            <text:p>10806.2</text:p>
          </table:table-cell>
          <table:table-cell office:value-type="float" office:value="16005.4" table:style-name="ce1">
            <text:p>16005.4</text:p>
          </table:table-cell>
          <table:table-cell office:value-type="float" office:value="14086.7" table:style-name="ce1">
            <text:p>14086.7</text:p>
          </table:table-cell>
          <table:table-cell office:value-type="float" office:value="10384.299999999999" table:style-name="ce1">
            <text:p>10384.3</text:p>
          </table:table-cell>
          <table:table-cell office:value-type="float" office:value="9406.1299999999992" table:style-name="ce1">
            <text:p>9406.13</text:p>
          </table:table-cell>
          <table:table-cell office:value-type="float" office:value="13980.3" table:style-name="ce1">
            <text:p>13980.3</text:p>
          </table:table-cell>
          <table:table-cell office:value-type="float" office:value="12163.9" table:style-name="ce1">
            <text:p>12163.9</text:p>
          </table:table-cell>
          <table:table-cell office:value-type="float" office:value="12827.612999999999" table:formula="of:=AVERAGE([.A253:.J253])" table:style-name="ce1">
            <text:p>12827.613</text:p>
          </table:table-cell>
          <table:table-cell table:number-columns-repeated="16373"/>
        </table:table-row>
        <table:table-row table:style-name="ro1">
          <table:table-cell office:value-type="float" office:value="12817.2" table:style-name="ce1">
            <text:p>12817.2</text:p>
          </table:table-cell>
          <table:table-cell office:value-type="float" office:value="16122.3" table:style-name="ce1">
            <text:p>16122.3</text:p>
          </table:table-cell>
          <table:table-cell office:value-type="float" office:value="12486.3" table:style-name="ce1">
            <text:p>12486.3</text:p>
          </table:table-cell>
          <table:table-cell office:value-type="float" office:value="10806.2" table:style-name="ce1">
            <text:p>10806.2</text:p>
          </table:table-cell>
          <table:table-cell office:value-type="float" office:value="16005.4" table:style-name="ce1">
            <text:p>16005.4</text:p>
          </table:table-cell>
          <table:table-cell office:value-type="float" office:value="14086.7" table:style-name="ce1">
            <text:p>14086.7</text:p>
          </table:table-cell>
          <table:table-cell office:value-type="float" office:value="10369" table:style-name="ce1">
            <text:p>10369</text:p>
          </table:table-cell>
          <table:table-cell office:value-type="float" office:value="9413.44" table:style-name="ce1">
            <text:p>9413.44</text:p>
          </table:table-cell>
          <table:table-cell office:value-type="float" office:value="13977.7" table:style-name="ce1">
            <text:p>13977.7</text:p>
          </table:table-cell>
          <table:table-cell office:value-type="float" office:value="12156.2" table:style-name="ce1">
            <text:p>12156.2</text:p>
          </table:table-cell>
          <table:table-cell office:value-type="float" office:value="12824.043999999998" table:formula="of:=AVERAGE([.A254:.J254])" table:style-name="ce1">
            <text:p>12824.044</text:p>
          </table:table-cell>
          <table:table-cell table:number-columns-repeated="16373"/>
        </table:table-row>
        <table:table-row table:style-name="ro1">
          <table:table-cell office:value-type="float" office:value="12817.2" table:style-name="ce1">
            <text:p>12817.2</text:p>
          </table:table-cell>
          <table:table-cell office:value-type="float" office:value="16122.3" table:style-name="ce1">
            <text:p>16122.3</text:p>
          </table:table-cell>
          <table:table-cell office:value-type="float" office:value="12486.3" table:style-name="ce1">
            <text:p>12486.3</text:p>
          </table:table-cell>
          <table:table-cell office:value-type="float" office:value="10806.2" table:style-name="ce1">
            <text:p>10806.2</text:p>
          </table:table-cell>
          <table:table-cell office:value-type="float" office:value="16005.4" table:style-name="ce1">
            <text:p>16005.4</text:p>
          </table:table-cell>
          <table:table-cell office:value-type="float" office:value="14018.9" table:style-name="ce1">
            <text:p>14018.9</text:p>
          </table:table-cell>
          <table:table-cell office:value-type="float" office:value="10369" table:style-name="ce1">
            <text:p>10369</text:p>
          </table:table-cell>
          <table:table-cell office:value-type="float" office:value="9413.44" table:style-name="ce1">
            <text:p>9413.44</text:p>
          </table:table-cell>
          <table:table-cell office:value-type="float" office:value="13978.4" table:style-name="ce1">
            <text:p>13978.4</text:p>
          </table:table-cell>
          <table:table-cell office:value-type="float" office:value="12142.2" table:style-name="ce1">
            <text:p>12142.2</text:p>
          </table:table-cell>
          <table:table-cell office:value-type="float" office:value="12815.933999999997" table:formula="of:=AVERAGE([.A255:.J255])" table:style-name="ce1">
            <text:p>12815.934</text:p>
          </table:table-cell>
          <table:table-cell table:number-columns-repeated="16373"/>
        </table:table-row>
        <table:table-row table:style-name="ro1">
          <table:table-cell office:value-type="float" office:value="12789.8" table:style-name="ce1">
            <text:p>12789.8</text:p>
          </table:table-cell>
          <table:table-cell office:value-type="float" office:value="16122.3" table:style-name="ce1">
            <text:p>16122.3</text:p>
          </table:table-cell>
          <table:table-cell office:value-type="float" office:value="12486.3" table:style-name="ce1">
            <text:p>12486.3</text:p>
          </table:table-cell>
          <table:table-cell office:value-type="float" office:value="10806.3" table:style-name="ce1">
            <text:p>10806.3</text:p>
          </table:table-cell>
          <table:table-cell office:value-type="float" office:value="15661.6" table:style-name="ce1">
            <text:p>15661.6</text:p>
          </table:table-cell>
          <table:table-cell office:value-type="float" office:value="14018.9" table:style-name="ce1">
            <text:p>14018.9</text:p>
          </table:table-cell>
          <table:table-cell office:value-type="float" office:value="10362.4" table:style-name="ce1">
            <text:p>10362.4</text:p>
          </table:table-cell>
          <table:table-cell office:value-type="float" office:value="9412.73" table:style-name="ce1">
            <text:p>9412.73</text:p>
          </table:table-cell>
          <table:table-cell office:value-type="float" office:value="13978.4" table:style-name="ce1">
            <text:p>13978.4</text:p>
          </table:table-cell>
          <table:table-cell office:value-type="float" office:value="12130.3" table:style-name="ce1">
            <text:p>12130.3</text:p>
          </table:table-cell>
          <table:table-cell office:value-type="float" office:value="12776.902999999998" table:formula="of:=AVERAGE([.A256:.J256])" table:style-name="ce1">
            <text:p>12776.903</text:p>
          </table:table-cell>
          <table:table-cell table:number-columns-repeated="16373"/>
        </table:table-row>
        <table:table-row table:style-name="ro1">
          <table:table-cell office:value-type="float" office:value="12789.8" table:style-name="ce1">
            <text:p>12789.8</text:p>
          </table:table-cell>
          <table:table-cell office:value-type="float" office:value="16130.7" table:style-name="ce1">
            <text:p>16130.7</text:p>
          </table:table-cell>
          <table:table-cell office:value-type="float" office:value="12486.3" table:style-name="ce1">
            <text:p>12486.3</text:p>
          </table:table-cell>
          <table:table-cell office:value-type="float" office:value="10806.3" table:style-name="ce1">
            <text:p>10806.3</text:p>
          </table:table-cell>
          <table:table-cell office:value-type="float" office:value="15661.6" table:style-name="ce1">
            <text:p>15661.6</text:p>
          </table:table-cell>
          <table:table-cell office:value-type="float" office:value="14018.4" table:style-name="ce1">
            <text:p>14018.4</text:p>
          </table:table-cell>
          <table:table-cell office:value-type="float" office:value="10362.4" table:style-name="ce1">
            <text:p>10362.4</text:p>
          </table:table-cell>
          <table:table-cell office:value-type="float" office:value="9403.7000000000007" table:style-name="ce1">
            <text:p>9403.7</text:p>
          </table:table-cell>
          <table:table-cell office:value-type="float" office:value="13972" table:style-name="ce1">
            <text:p>13972</text:p>
          </table:table-cell>
          <table:table-cell office:value-type="float" office:value="12070.1" table:style-name="ce1">
            <text:p>12070.1</text:p>
          </table:table-cell>
          <table:table-cell office:value-type="float" office:value="12770.130000000001" table:formula="of:=AVERAGE([.A257:.J257])" table:style-name="ce1">
            <text:p>12770.13</text:p>
          </table:table-cell>
          <table:table-cell table:number-columns-repeated="16373"/>
        </table:table-row>
        <table:table-row table:style-name="ro1">
          <table:table-cell office:value-type="float" office:value="12789" table:style-name="ce1">
            <text:p>12789</text:p>
          </table:table-cell>
          <table:table-cell office:value-type="float" office:value="16130.7" table:style-name="ce1">
            <text:p>16130.7</text:p>
          </table:table-cell>
          <table:table-cell office:value-type="float" office:value="12480.5" table:style-name="ce1">
            <text:p>12480.5</text:p>
          </table:table-cell>
          <table:table-cell office:value-type="float" office:value="10805.8" table:style-name="ce1">
            <text:p>10805.8</text:p>
          </table:table-cell>
          <table:table-cell office:value-type="float" office:value="15616.5" table:style-name="ce1">
            <text:p>15616.5</text:p>
          </table:table-cell>
          <table:table-cell office:value-type="float" office:value="14017.1" table:style-name="ce1">
            <text:p>14017.1</text:p>
          </table:table-cell>
          <table:table-cell office:value-type="float" office:value="10362.4" table:style-name="ce1">
            <text:p>10362.4</text:p>
          </table:table-cell>
          <table:table-cell office:value-type="float" office:value="9396.94" table:style-name="ce1">
            <text:p>9396.94</text:p>
          </table:table-cell>
          <table:table-cell office:value-type="float" office:value="13877.4" table:style-name="ce1">
            <text:p>13877.4</text:p>
          </table:table-cell>
          <table:table-cell office:value-type="float" office:value="12056.1" table:style-name="ce1">
            <text:p>12056.1</text:p>
          </table:table-cell>
          <table:table-cell office:value-type="float" office:value="12753.244000000001" table:formula="of:=AVERAGE([.A258:.J258])" table:style-name="ce1">
            <text:p>12753.244</text:p>
          </table:table-cell>
          <table:table-cell table:number-columns-repeated="16373"/>
        </table:table-row>
        <table:table-row table:style-name="ro1">
          <table:table-cell office:value-type="float" office:value="12789.8" table:style-name="ce1">
            <text:p>12789.8</text:p>
          </table:table-cell>
          <table:table-cell office:value-type="float" office:value="16130.7" table:style-name="ce1">
            <text:p>16130.7</text:p>
          </table:table-cell>
          <table:table-cell office:value-type="float" office:value="12480.5" table:style-name="ce1">
            <text:p>12480.5</text:p>
          </table:table-cell>
          <table:table-cell office:value-type="float" office:value="10805.6" table:style-name="ce1">
            <text:p>10805.6</text:p>
          </table:table-cell>
          <table:table-cell office:value-type="float" office:value="15616.5" table:style-name="ce1">
            <text:p>15616.5</text:p>
          </table:table-cell>
          <table:table-cell office:value-type="float" office:value="14017.1" table:style-name="ce1">
            <text:p>14017.1</text:p>
          </table:table-cell>
          <table:table-cell office:value-type="float" office:value="10362.4" table:style-name="ce1">
            <text:p>10362.4</text:p>
          </table:table-cell>
          <table:table-cell office:value-type="float" office:value="9396.94" table:style-name="ce1">
            <text:p>9396.94</text:p>
          </table:table-cell>
          <table:table-cell office:value-type="float" office:value="13877.4" table:style-name="ce1">
            <text:p>13877.4</text:p>
          </table:table-cell>
          <table:table-cell office:value-type="float" office:value="12056.1" table:style-name="ce1">
            <text:p>12056.1</text:p>
          </table:table-cell>
          <table:table-cell office:value-type="float" office:value="12753.304" table:formula="of:=AVERAGE([.A259:.J259])" table:style-name="ce1">
            <text:p>12753.304</text:p>
          </table:table-cell>
          <table:table-cell table:number-columns-repeated="16373"/>
        </table:table-row>
        <table:table-row table:style-name="ro1">
          <table:table-cell office:value-type="float" office:value="12788" table:style-name="ce1">
            <text:p>12788</text:p>
          </table:table-cell>
          <table:table-cell office:value-type="float" office:value="16130.7" table:style-name="ce1">
            <text:p>16130.7</text:p>
          </table:table-cell>
          <table:table-cell office:value-type="float" office:value="12465.5" table:style-name="ce1">
            <text:p>12465.5</text:p>
          </table:table-cell>
          <table:table-cell office:value-type="float" office:value="10771.9" table:style-name="ce1">
            <text:p>10771.9</text:p>
          </table:table-cell>
          <table:table-cell office:value-type="float" office:value="15607.4" table:style-name="ce1">
            <text:p>15607.4</text:p>
          </table:table-cell>
          <table:table-cell office:value-type="float" office:value="14014.2" table:style-name="ce1">
            <text:p>14014.2</text:p>
          </table:table-cell>
          <table:table-cell office:value-type="float" office:value="10360.700000000001" table:style-name="ce1">
            <text:p>10360.7</text:p>
          </table:table-cell>
          <table:table-cell office:value-type="float" office:value="9395.7099999999991" table:style-name="ce1">
            <text:p>9395.71</text:p>
          </table:table-cell>
          <table:table-cell office:value-type="float" office:value="13877.4" table:style-name="ce1">
            <text:p>13877.4</text:p>
          </table:table-cell>
          <table:table-cell office:value-type="float" office:value="12056.1" table:style-name="ce1">
            <text:p>12056.1</text:p>
          </table:table-cell>
          <table:table-cell office:value-type="float" office:value="12746.760999999999" table:formula="of:=AVERAGE([.A260:.J260])" table:style-name="ce1">
            <text:p>12746.761</text:p>
          </table:table-cell>
          <table:table-cell table:number-columns-repeated="16373"/>
        </table:table-row>
        <table:table-row table:style-name="ro1">
          <table:table-cell office:value-type="float" office:value="12780.1" table:style-name="ce1">
            <text:p>12780.1</text:p>
          </table:table-cell>
          <table:table-cell office:value-type="float" office:value="16130.7" table:style-name="ce1">
            <text:p>16130.7</text:p>
          </table:table-cell>
          <table:table-cell office:value-type="float" office:value="12465.5" table:style-name="ce1">
            <text:p>12465.5</text:p>
          </table:table-cell>
          <table:table-cell office:value-type="float" office:value="10771.9" table:style-name="ce1">
            <text:p>10771.9</text:p>
          </table:table-cell>
          <table:table-cell office:value-type="float" office:value="15533.5" table:style-name="ce1">
            <text:p>15533.5</text:p>
          </table:table-cell>
          <table:table-cell office:value-type="float" office:value="14017.1" table:style-name="ce1">
            <text:p>14017.1</text:p>
          </table:table-cell>
          <table:table-cell office:value-type="float" office:value="10287.799999999999" table:style-name="ce1">
            <text:p>10287.8</text:p>
          </table:table-cell>
          <table:table-cell office:value-type="float" office:value="9375.4" table:style-name="ce1">
            <text:p>9375.4</text:p>
          </table:table-cell>
          <table:table-cell office:value-type="float" office:value="13874.8" table:style-name="ce1">
            <text:p>13874.8</text:p>
          </table:table-cell>
          <table:table-cell office:value-type="float" office:value="12035.7" table:style-name="ce1">
            <text:p>12035.7</text:p>
          </table:table-cell>
          <table:table-cell office:value-type="float" office:value="12727.250000000002" table:formula="of:=AVERAGE([.A261:.J261])" table:style-name="ce1">
            <text:p>12727.25</text:p>
          </table:table-cell>
          <table:table-cell table:number-columns-repeated="16373"/>
        </table:table-row>
        <table:table-row table:style-name="ro1">
          <table:table-cell office:value-type="float" office:value="12780" table:style-name="ce1">
            <text:p>12780</text:p>
          </table:table-cell>
          <table:table-cell office:value-type="float" office:value="16119.8" table:style-name="ce1">
            <text:p>16119.8</text:p>
          </table:table-cell>
          <table:table-cell office:value-type="float" office:value="12473.2" table:style-name="ce1">
            <text:p>12473.2</text:p>
          </table:table-cell>
          <table:table-cell office:value-type="float" office:value="10788.5" table:style-name="ce1">
            <text:p>10788.5</text:p>
          </table:table-cell>
          <table:table-cell office:value-type="float" office:value="15533.5" table:style-name="ce1">
            <text:p>15533.5</text:p>
          </table:table-cell>
          <table:table-cell office:value-type="float" office:value="14017.1" table:style-name="ce1">
            <text:p>14017.1</text:p>
          </table:table-cell>
          <table:table-cell office:value-type="float" office:value="10287.799999999999" table:style-name="ce1">
            <text:p>10287.8</text:p>
          </table:table-cell>
          <table:table-cell office:value-type="float" office:value="9311.7800000000007" table:style-name="ce1">
            <text:p>9311.78</text:p>
          </table:table-cell>
          <table:table-cell office:value-type="float" office:value="13874.8" table:style-name="ce1">
            <text:p>13874.8</text:p>
          </table:table-cell>
          <table:table-cell office:value-type="float" office:value="12013.5" table:style-name="ce1">
            <text:p>12013.5</text:p>
          </table:table-cell>
          <table:table-cell office:value-type="float" office:value="12719.998000000001" table:formula="of:=AVERAGE([.A262:.J262])" table:style-name="ce1">
            <text:p>12719.998</text:p>
          </table:table-cell>
          <table:table-cell table:number-columns-repeated="16373"/>
        </table:table-row>
        <table:table-row table:style-name="ro1">
          <table:table-cell office:value-type="float" office:value="12780" table:style-name="ce1">
            <text:p>12780</text:p>
          </table:table-cell>
          <table:table-cell office:value-type="float" office:value="16119.8" table:style-name="ce1">
            <text:p>16119.8</text:p>
          </table:table-cell>
          <table:table-cell office:value-type="float" office:value="12338.7" table:style-name="ce1">
            <text:p>12338.7</text:p>
          </table:table-cell>
          <table:table-cell office:value-type="float" office:value="10788.5" table:style-name="ce1">
            <text:p>10788.5</text:p>
          </table:table-cell>
          <table:table-cell office:value-type="float" office:value="15220.4" table:style-name="ce1">
            <text:p>15220.4</text:p>
          </table:table-cell>
          <table:table-cell office:value-type="float" office:value="14017.1" table:style-name="ce1">
            <text:p>14017.1</text:p>
          </table:table-cell>
          <table:table-cell office:value-type="float" office:value="10265" table:style-name="ce1">
            <text:p>10265</text:p>
          </table:table-cell>
          <table:table-cell office:value-type="float" office:value="9311.7800000000007" table:style-name="ce1">
            <text:p>9311.78</text:p>
          </table:table-cell>
          <table:table-cell office:value-type="float" office:value="13866" table:style-name="ce1">
            <text:p>13866</text:p>
          </table:table-cell>
          <table:table-cell office:value-type="float" office:value="12013.7" table:style-name="ce1">
            <text:p>12013.7</text:p>
          </table:table-cell>
          <table:table-cell office:value-type="float" office:value="12672.098" table:formula="of:=AVERAGE([.A263:.J263])" table:style-name="ce1">
            <text:p>12672.098</text:p>
          </table:table-cell>
          <table:table-cell table:number-columns-repeated="16373"/>
        </table:table-row>
        <table:table-row table:style-name="ro1">
          <table:table-cell office:value-type="float" office:value="12707.2" table:style-name="ce1">
            <text:p>12707.2</text:p>
          </table:table-cell>
          <table:table-cell office:value-type="float" office:value="16119.8" table:style-name="ce1">
            <text:p>16119.8</text:p>
          </table:table-cell>
          <table:table-cell office:value-type="float" office:value="12336.2" table:style-name="ce1">
            <text:p>12336.2</text:p>
          </table:table-cell>
          <table:table-cell office:value-type="float" office:value="10769.2" table:style-name="ce1">
            <text:p>10769.2</text:p>
          </table:table-cell>
          <table:table-cell office:value-type="float" office:value="15220.4" table:style-name="ce1">
            <text:p>15220.4</text:p>
          </table:table-cell>
          <table:table-cell office:value-type="float" office:value="13939.3" table:style-name="ce1">
            <text:p>13939.3</text:p>
          </table:table-cell>
          <table:table-cell office:value-type="float" office:value="10287.799999999999" table:style-name="ce1">
            <text:p>10287.8</text:p>
          </table:table-cell>
          <table:table-cell office:value-type="float" office:value="9311.24" table:style-name="ce1">
            <text:p>9311.24</text:p>
          </table:table-cell>
          <table:table-cell office:value-type="float" office:value="13864.6" table:style-name="ce1">
            <text:p>13864.6</text:p>
          </table:table-cell>
          <table:table-cell office:value-type="float" office:value="11974.2" table:style-name="ce1">
            <text:p>11974.2</text:p>
          </table:table-cell>
          <table:table-cell office:value-type="float" office:value="12652.994000000001" table:formula="of:=AVERAGE([.A264:.J264])" table:style-name="ce1">
            <text:p>12652.994</text:p>
          </table:table-cell>
          <table:table-cell table:number-columns-repeated="16373"/>
        </table:table-row>
        <table:table-row table:style-name="ro1">
          <table:table-cell office:value-type="float" office:value="12707.2" table:style-name="ce1">
            <text:p>12707.2</text:p>
          </table:table-cell>
          <table:table-cell office:value-type="float" office:value="16119.8" table:style-name="ce1">
            <text:p>16119.8</text:p>
          </table:table-cell>
          <table:table-cell office:value-type="float" office:value="12336.2" table:style-name="ce1">
            <text:p>12336.2</text:p>
          </table:table-cell>
          <table:table-cell office:value-type="float" office:value="10708.9" table:style-name="ce1">
            <text:p>10708.9</text:p>
          </table:table-cell>
          <table:table-cell office:value-type="float" office:value="15220.4" table:style-name="ce1">
            <text:p>15220.4</text:p>
          </table:table-cell>
          <table:table-cell office:value-type="float" office:value="13939.3" table:style-name="ce1">
            <text:p>13939.3</text:p>
          </table:table-cell>
          <table:table-cell office:value-type="float" office:value="10287.799999999999" table:style-name="ce1">
            <text:p>10287.8</text:p>
          </table:table-cell>
          <table:table-cell office:value-type="float" office:value="9273.83" table:style-name="ce1">
            <text:p>9273.83</text:p>
          </table:table-cell>
          <table:table-cell office:value-type="float" office:value="13862.7" table:style-name="ce1">
            <text:p>13862.7</text:p>
          </table:table-cell>
          <table:table-cell office:value-type="float" office:value="11974.2" table:style-name="ce1">
            <text:p>11974.2</text:p>
          </table:table-cell>
          <table:table-cell office:value-type="float" office:value="12643.032999999999" table:formula="of:=AVERAGE([.A265:.J265])" table:style-name="ce1">
            <text:p>12643.033</text:p>
          </table:table-cell>
          <table:table-cell table:number-columns-repeated="16373"/>
        </table:table-row>
        <table:table-row table:style-name="ro1">
          <table:table-cell office:value-type="float" office:value="12759.7" table:style-name="ce1">
            <text:p>12759.7</text:p>
          </table:table-cell>
          <table:table-cell office:value-type="float" office:value="16119.8" table:style-name="ce1">
            <text:p>16119.8</text:p>
          </table:table-cell>
          <table:table-cell office:value-type="float" office:value="12336.2" table:style-name="ce1">
            <text:p>12336.2</text:p>
          </table:table-cell>
          <table:table-cell office:value-type="float" office:value="10695" table:style-name="ce1">
            <text:p>10695</text:p>
          </table:table-cell>
          <table:table-cell office:value-type="float" office:value="15120.9" table:style-name="ce1">
            <text:p>15120.9</text:p>
          </table:table-cell>
          <table:table-cell office:value-type="float" office:value="14013.5" table:style-name="ce1">
            <text:p>14013.5</text:p>
          </table:table-cell>
          <table:table-cell office:value-type="float" office:value="10287.799999999999" table:style-name="ce1">
            <text:p>10287.8</text:p>
          </table:table-cell>
          <table:table-cell office:value-type="float" office:value="9279.2199999999993" table:style-name="ce1">
            <text:p>9279.22</text:p>
          </table:table-cell>
          <table:table-cell office:value-type="float" office:value="13861.6" table:style-name="ce1">
            <text:p>13861.6</text:p>
          </table:table-cell>
          <table:table-cell office:value-type="float" office:value="11913.1" table:style-name="ce1">
            <text:p>11913.1</text:p>
          </table:table-cell>
          <table:table-cell office:value-type="float" office:value="12638.682000000001" table:formula="of:=AVERAGE([.A266:.J266])" table:style-name="ce1">
            <text:p>12638.682</text:p>
          </table:table-cell>
          <table:table-cell table:number-columns-repeated="16373"/>
        </table:table-row>
        <table:table-row table:style-name="ro1">
          <table:table-cell office:value-type="float" office:value="12697.7" table:style-name="ce1">
            <text:p>12697.7</text:p>
          </table:table-cell>
          <table:table-cell office:value-type="float" office:value="16130.7" table:style-name="ce1">
            <text:p>16130.7</text:p>
          </table:table-cell>
          <table:table-cell office:value-type="float" office:value="12336.2" table:style-name="ce1">
            <text:p>12336.2</text:p>
          </table:table-cell>
          <table:table-cell office:value-type="float" office:value="10630.8" table:style-name="ce1">
            <text:p>10630.8</text:p>
          </table:table-cell>
          <table:table-cell office:value-type="float" office:value="15120.9" table:style-name="ce1">
            <text:p>15120.9</text:p>
          </table:table-cell>
          <table:table-cell office:value-type="float" office:value="13931" table:style-name="ce1">
            <text:p>13931</text:p>
          </table:table-cell>
          <table:table-cell office:value-type="float" office:value="10287.700000000001" table:style-name="ce1">
            <text:p>10287.7</text:p>
          </table:table-cell>
          <table:table-cell office:value-type="float" office:value="9270.51" table:style-name="ce1">
            <text:p>9270.51</text:p>
          </table:table-cell>
          <table:table-cell office:value-type="float" office:value="13861.6" table:style-name="ce1">
            <text:p>13861.6</text:p>
          </table:table-cell>
          <table:table-cell office:value-type="float" office:value="11913.1" table:style-name="ce1">
            <text:p>11913.1</text:p>
          </table:table-cell>
          <table:table-cell office:value-type="float" office:value="12618.021000000001" table:formula="of:=AVERAGE([.A267:.J267])" table:style-name="ce1">
            <text:p>12618.021</text:p>
          </table:table-cell>
          <table:table-cell table:number-columns-repeated="16373"/>
        </table:table-row>
        <table:table-row table:style-name="ro1">
          <table:table-cell office:value-type="float" office:value="12697.7" table:style-name="ce1">
            <text:p>12697.7</text:p>
          </table:table-cell>
          <table:table-cell office:value-type="float" office:value="16130.7" table:style-name="ce1">
            <text:p>16130.7</text:p>
          </table:table-cell>
          <table:table-cell office:value-type="float" office:value="12333.7" table:style-name="ce1">
            <text:p>12333.7</text:p>
          </table:table-cell>
          <table:table-cell office:value-type="float" office:value="10630.8" table:style-name="ce1">
            <text:p>10630.8</text:p>
          </table:table-cell>
          <table:table-cell office:value-type="float" office:value="15122.3" table:style-name="ce1">
            <text:p>15122.3</text:p>
          </table:table-cell>
          <table:table-cell office:value-type="float" office:value="13931" table:style-name="ce1">
            <text:p>13931</text:p>
          </table:table-cell>
          <table:table-cell office:value-type="float" office:value="10274.799999999999" table:style-name="ce1">
            <text:p>10274.8</text:p>
          </table:table-cell>
          <table:table-cell office:value-type="float" office:value="9256.58" table:style-name="ce1">
            <text:p>9256.58</text:p>
          </table:table-cell>
          <table:table-cell office:value-type="float" office:value="13843" table:style-name="ce1">
            <text:p>13843</text:p>
          </table:table-cell>
          <table:table-cell office:value-type="float" office:value="11897.1" table:style-name="ce1">
            <text:p>11897.1</text:p>
          </table:table-cell>
          <table:table-cell office:value-type="float" office:value="12611.768000000002" table:formula="of:=AVERAGE([.A268:.J268])" table:style-name="ce1">
            <text:p>12611.768</text:p>
          </table:table-cell>
          <table:table-cell table:number-columns-repeated="16373"/>
        </table:table-row>
        <table:table-row table:style-name="ro1">
          <table:table-cell office:value-type="float" office:value="12697.4" table:style-name="ce1">
            <text:p>12697.4</text:p>
          </table:table-cell>
          <table:table-cell office:value-type="float" office:value="16128" table:style-name="ce1">
            <text:p>16128</text:p>
          </table:table-cell>
          <table:table-cell office:value-type="float" office:value="12322.5" table:style-name="ce1">
            <text:p>12322.5</text:p>
          </table:table-cell>
          <table:table-cell office:value-type="float" office:value="10630.6" table:style-name="ce1">
            <text:p>10630.6</text:p>
          </table:table-cell>
          <table:table-cell office:value-type="float" office:value="15122.3" table:style-name="ce1">
            <text:p>15122.3</text:p>
          </table:table-cell>
          <table:table-cell office:value-type="float" office:value="13931" table:style-name="ce1">
            <text:p>13931</text:p>
          </table:table-cell>
          <table:table-cell office:value-type="float" office:value="10278.6" table:style-name="ce1">
            <text:p>10278.6</text:p>
          </table:table-cell>
          <table:table-cell office:value-type="float" office:value="9255.68" table:style-name="ce1">
            <text:p>9255.68</text:p>
          </table:table-cell>
          <table:table-cell office:value-type="float" office:value="13841.8" table:style-name="ce1">
            <text:p>13841.8</text:p>
          </table:table-cell>
          <table:table-cell office:value-type="float" office:value="11881.3" table:style-name="ce1">
            <text:p>11881.3</text:p>
          </table:table-cell>
          <table:table-cell office:value-type="float" office:value="12608.918000000001" table:formula="of:=AVERAGE([.A269:.J269])" table:style-name="ce1">
            <text:p>12608.918</text:p>
          </table:table-cell>
          <table:table-cell table:number-columns-repeated="16373"/>
        </table:table-row>
        <table:table-row table:style-name="ro1">
          <table:table-cell office:value-type="float" office:value="12693.8" table:style-name="ce1">
            <text:p>12693.8</text:p>
          </table:table-cell>
          <table:table-cell office:value-type="float" office:value="16128" table:style-name="ce1">
            <text:p>16128</text:p>
          </table:table-cell>
          <table:table-cell office:value-type="float" office:value="12322.5" table:style-name="ce1">
            <text:p>12322.5</text:p>
          </table:table-cell>
          <table:table-cell office:value-type="float" office:value="10613.3" table:style-name="ce1">
            <text:p>10613.3</text:p>
          </table:table-cell>
          <table:table-cell office:value-type="float" office:value="15155.3" table:style-name="ce1">
            <text:p>15155.3</text:p>
          </table:table-cell>
          <table:table-cell office:value-type="float" office:value="13975.9" table:style-name="ce1">
            <text:p>13975.9</text:p>
          </table:table-cell>
          <table:table-cell office:value-type="float" office:value="10284.299999999999" table:style-name="ce1">
            <text:p>10284.3</text:p>
          </table:table-cell>
          <table:table-cell office:value-type="float" office:value="9245.34" table:style-name="ce1">
            <text:p>9245.34</text:p>
          </table:table-cell>
          <table:table-cell office:value-type="float" office:value="13840.6" table:style-name="ce1">
            <text:p>13840.6</text:p>
          </table:table-cell>
          <table:table-cell office:value-type="float" office:value="11886.4" table:style-name="ce1">
            <text:p>11886.4</text:p>
          </table:table-cell>
          <table:table-cell office:value-type="float" office:value="12614.544" table:formula="of:=AVERAGE([.A270:.J270])" table:style-name="ce1">
            <text:p>12614.544</text:p>
          </table:table-cell>
          <table:table-cell table:number-columns-repeated="16373"/>
        </table:table-row>
        <table:table-row table:style-name="ro1">
          <table:table-cell office:value-type="float" office:value="12691.9" table:style-name="ce1">
            <text:p>12691.9</text:p>
          </table:table-cell>
          <table:table-cell office:value-type="float" office:value="16128" table:style-name="ce1">
            <text:p>16128</text:p>
          </table:table-cell>
          <table:table-cell office:value-type="float" office:value="12320.5" table:style-name="ce1">
            <text:p>12320.5</text:p>
          </table:table-cell>
          <table:table-cell office:value-type="float" office:value="10629.8" table:style-name="ce1">
            <text:p>10629.8</text:p>
          </table:table-cell>
          <table:table-cell office:value-type="float" office:value="15155" table:style-name="ce1">
            <text:p>15155</text:p>
          </table:table-cell>
          <table:table-cell office:value-type="float" office:value="13975.9" table:style-name="ce1">
            <text:p>13975.9</text:p>
          </table:table-cell>
          <table:table-cell office:value-type="float" office:value="10284.299999999999" table:style-name="ce1">
            <text:p>10284.3</text:p>
          </table:table-cell>
          <table:table-cell office:value-type="float" office:value="9203.1" table:style-name="ce1">
            <text:p>9203.1</text:p>
          </table:table-cell>
          <table:table-cell office:value-type="float" office:value="13841.8" table:style-name="ce1">
            <text:p>13841.8</text:p>
          </table:table-cell>
          <table:table-cell office:value-type="float" office:value="11872.7" table:style-name="ce1">
            <text:p>11872.7</text:p>
          </table:table-cell>
          <table:table-cell office:value-type="float" office:value="12610.3" table:formula="of:=AVERAGE([.A271:.J271])" table:style-name="ce1">
            <text:p>12610.3</text:p>
          </table:table-cell>
          <table:table-cell table:number-columns-repeated="16373"/>
        </table:table-row>
        <table:table-row table:style-name="ro1">
          <table:table-cell office:value-type="float" office:value="12684.5" table:style-name="ce1">
            <text:p>12684.5</text:p>
          </table:table-cell>
          <table:table-cell office:value-type="float" office:value="16115.5" table:style-name="ce1">
            <text:p>16115.5</text:p>
          </table:table-cell>
          <table:table-cell office:value-type="float" office:value="12322.5" table:style-name="ce1">
            <text:p>12322.5</text:p>
          </table:table-cell>
          <table:table-cell office:value-type="float" office:value="10626.8" table:style-name="ce1">
            <text:p>10626.8</text:p>
          </table:table-cell>
          <table:table-cell office:value-type="float" office:value="15114.1" table:style-name="ce1">
            <text:p>15114.1</text:p>
          </table:table-cell>
          <table:table-cell office:value-type="float" office:value="13940.1" table:style-name="ce1">
            <text:p>13940.1</text:p>
          </table:table-cell>
          <table:table-cell office:value-type="float" office:value="10244.299999999999" table:style-name="ce1">
            <text:p>10244.3</text:p>
          </table:table-cell>
          <table:table-cell office:value-type="float" office:value="9203.1" table:style-name="ce1">
            <text:p>9203.1</text:p>
          </table:table-cell>
          <table:table-cell office:value-type="float" office:value="13841.8" table:style-name="ce1">
            <text:p>13841.8</text:p>
          </table:table-cell>
          <table:table-cell office:value-type="float" office:value="11850.9" table:style-name="ce1">
            <text:p>11850.9</text:p>
          </table:table-cell>
          <table:table-cell office:value-type="float" office:value="12594.360000000002" table:formula="of:=AVERAGE([.A272:.J272])" table:style-name="ce1">
            <text:p>12594.36</text:p>
          </table:table-cell>
          <table:table-cell table:number-columns-repeated="16373"/>
        </table:table-row>
        <table:table-row table:style-name="ro1">
          <table:table-cell office:value-type="float" office:value="12616.6" table:style-name="ce1">
            <text:p>12616.6</text:p>
          </table:table-cell>
          <table:table-cell office:value-type="float" office:value="16115.5" table:style-name="ce1">
            <text:p>16115.5</text:p>
          </table:table-cell>
          <table:table-cell office:value-type="float" office:value="12322.5" table:style-name="ce1">
            <text:p>12322.5</text:p>
          </table:table-cell>
          <table:table-cell office:value-type="float" office:value="10618.4" table:style-name="ce1">
            <text:p>10618.4</text:p>
          </table:table-cell>
          <table:table-cell office:value-type="float" office:value="15030.8" table:style-name="ce1">
            <text:p>15030.8</text:p>
          </table:table-cell>
          <table:table-cell office:value-type="float" office:value="13949.2" table:style-name="ce1">
            <text:p>13949.2</text:p>
          </table:table-cell>
          <table:table-cell office:value-type="float" office:value="10247.299999999999" table:style-name="ce1">
            <text:p>10247.3</text:p>
          </table:table-cell>
          <table:table-cell office:value-type="float" office:value="9182.68" table:style-name="ce1">
            <text:p>9182.68</text:p>
          </table:table-cell>
          <table:table-cell office:value-type="float" office:value="13836.6" table:style-name="ce1">
            <text:p>13836.6</text:p>
          </table:table-cell>
          <table:table-cell office:value-type="float" office:value="11812.4" table:style-name="ce1">
            <text:p>11812.4</text:p>
          </table:table-cell>
          <table:table-cell office:value-type="float" office:value="12573.198" table:formula="of:=AVERAGE([.A273:.J273])" table:style-name="ce1">
            <text:p>12573.198</text:p>
          </table:table-cell>
          <table:table-cell table:number-columns-repeated="16373"/>
        </table:table-row>
        <table:table-row table:style-name="ro1">
          <table:table-cell office:value-type="float" office:value="12517.2" table:style-name="ce1">
            <text:p>12517.2</text:p>
          </table:table-cell>
          <table:table-cell office:value-type="float" office:value="16115.5" table:style-name="ce1">
            <text:p>16115.5</text:p>
          </table:table-cell>
          <table:table-cell office:value-type="float" office:value="12135" table:style-name="ce1">
            <text:p>12135</text:p>
          </table:table-cell>
          <table:table-cell office:value-type="float" office:value="10547.3" table:style-name="ce1">
            <text:p>10547.3</text:p>
          </table:table-cell>
          <table:table-cell office:value-type="float" office:value="15030.8" table:style-name="ce1">
            <text:p>15030.8</text:p>
          </table:table-cell>
          <table:table-cell office:value-type="float" office:value="13949.2" table:style-name="ce1">
            <text:p>13949.2</text:p>
          </table:table-cell>
          <table:table-cell office:value-type="float" office:value="10262" table:style-name="ce1">
            <text:p>10262</text:p>
          </table:table-cell>
          <table:table-cell office:value-type="float" office:value="9181.2800000000007" table:style-name="ce1">
            <text:p>9181.28</text:p>
          </table:table-cell>
          <table:table-cell office:value-type="float" office:value="13818.3" table:style-name="ce1">
            <text:p>13818.3</text:p>
          </table:table-cell>
          <table:table-cell office:value-type="float" office:value="11812.4" table:style-name="ce1">
            <text:p>11812.4</text:p>
          </table:table-cell>
          <table:table-cell office:value-type="float" office:value="12536.897999999999" table:formula="of:=AVERAGE([.A274:.J274])" table:style-name="ce1">
            <text:p>12536.898</text:p>
          </table:table-cell>
          <table:table-cell table:number-columns-repeated="16373"/>
        </table:table-row>
        <table:table-row table:style-name="ro1">
          <table:table-cell office:value-type="float" office:value="12517.2" table:style-name="ce1">
            <text:p>12517.2</text:p>
          </table:table-cell>
          <table:table-cell office:value-type="float" office:value="16115.5" table:style-name="ce1">
            <text:p>16115.5</text:p>
          </table:table-cell>
          <table:table-cell office:value-type="float" office:value="12135" table:style-name="ce1">
            <text:p>12135</text:p>
          </table:table-cell>
          <table:table-cell office:value-type="float" office:value="10547.3" table:style-name="ce1">
            <text:p>10547.3</text:p>
          </table:table-cell>
          <table:table-cell office:value-type="float" office:value="14913.6" table:style-name="ce1">
            <text:p>14913.6</text:p>
          </table:table-cell>
          <table:table-cell office:value-type="float" office:value="13949.2" table:style-name="ce1">
            <text:p>13949.2</text:p>
          </table:table-cell>
          <table:table-cell office:value-type="float" office:value="10262" table:style-name="ce1">
            <text:p>10262</text:p>
          </table:table-cell>
          <table:table-cell office:value-type="float" office:value="9180.43" table:style-name="ce1">
            <text:p>9180.43</text:p>
          </table:table-cell>
          <table:table-cell office:value-type="float" office:value="13818.3" table:style-name="ce1">
            <text:p>13818.3</text:p>
          </table:table-cell>
          <table:table-cell office:value-type="float" office:value="11811.6" table:style-name="ce1">
            <text:p>11811.6</text:p>
          </table:table-cell>
          <table:table-cell office:value-type="float" office:value="12525.013000000003" table:formula="of:=AVERAGE([.A275:.J275])" table:style-name="ce1">
            <text:p>12525.013</text:p>
          </table:table-cell>
          <table:table-cell table:number-columns-repeated="16373"/>
        </table:table-row>
        <table:table-row table:style-name="ro1">
          <table:table-cell office:value-type="float" office:value="12517.2" table:style-name="ce1">
            <text:p>12517.2</text:p>
          </table:table-cell>
          <table:table-cell office:value-type="float" office:value="16115.5" table:style-name="ce1">
            <text:p>16115.5</text:p>
          </table:table-cell>
          <table:table-cell office:value-type="float" office:value="12135" table:style-name="ce1">
            <text:p>12135</text:p>
          </table:table-cell>
          <table:table-cell office:value-type="float" office:value="10546.9" table:style-name="ce1">
            <text:p>10546.9</text:p>
          </table:table-cell>
          <table:table-cell office:value-type="float" office:value="14913.6" table:style-name="ce1">
            <text:p>14913.6</text:p>
          </table:table-cell>
          <table:table-cell office:value-type="float" office:value="13949.2" table:style-name="ce1">
            <text:p>13949.2</text:p>
          </table:table-cell>
          <table:table-cell office:value-type="float" office:value="10245.6" table:style-name="ce1">
            <text:p>10245.6</text:p>
          </table:table-cell>
          <table:table-cell office:value-type="float" office:value="9180.43" table:style-name="ce1">
            <text:p>9180.43</text:p>
          </table:table-cell>
          <table:table-cell office:value-type="float" office:value="13818.3" table:style-name="ce1">
            <text:p>13818.3</text:p>
          </table:table-cell>
          <table:table-cell office:value-type="float" office:value="11802" table:style-name="ce1">
            <text:p>11802</text:p>
          </table:table-cell>
          <table:table-cell office:value-type="float" office:value="12522.373" table:formula="of:=AVERAGE([.A276:.J276])" table:style-name="ce1">
            <text:p>12522.373</text:p>
          </table:table-cell>
          <table:table-cell table:number-columns-repeated="16373"/>
        </table:table-row>
        <table:table-row table:style-name="ro1">
          <table:table-cell office:value-type="float" office:value="12517.2" table:style-name="ce1">
            <text:p>12517.2</text:p>
          </table:table-cell>
          <table:table-cell office:value-type="float" office:value="16115.5" table:style-name="ce1">
            <text:p>16115.5</text:p>
          </table:table-cell>
          <table:table-cell office:value-type="float" office:value="12144.7" table:style-name="ce1">
            <text:p>12144.7</text:p>
          </table:table-cell>
          <table:table-cell office:value-type="float" office:value="10546.9" table:style-name="ce1">
            <text:p>10546.9</text:p>
          </table:table-cell>
          <table:table-cell office:value-type="float" office:value="14913.6" table:style-name="ce1">
            <text:p>14913.6</text:p>
          </table:table-cell>
          <table:table-cell office:value-type="float" office:value="13949.2" table:style-name="ce1">
            <text:p>13949.2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73.01" table:style-name="ce1">
            <text:p>9073.01</text:p>
          </table:table-cell>
          <table:table-cell office:value-type="float" office:value="13818.3" table:style-name="ce1">
            <text:p>13818.3</text:p>
          </table:table-cell>
          <table:table-cell office:value-type="float" office:value="11798.5" table:style-name="ce1">
            <text:p>11798.5</text:p>
          </table:table-cell>
          <table:table-cell office:value-type="float" office:value="12509.061" table:formula="of:=AVERAGE([.A277:.J277])" table:style-name="ce1">
            <text:p>12509.061</text:p>
          </table:table-cell>
          <table:table-cell table:number-columns-repeated="16373"/>
        </table:table-row>
        <table:table-row table:style-name="ro1">
          <table:table-cell office:value-type="float" office:value="12517" table:style-name="ce1">
            <text:p>12517</text:p>
          </table:table-cell>
          <table:table-cell office:value-type="float" office:value="16115.5" table:style-name="ce1">
            <text:p>16115.5</text:p>
          </table:table-cell>
          <table:table-cell office:value-type="float" office:value="12134.5" table:style-name="ce1">
            <text:p>12134.5</text:p>
          </table:table-cell>
          <table:table-cell office:value-type="float" office:value="10546.9" table:style-name="ce1">
            <text:p>10546.9</text:p>
          </table:table-cell>
          <table:table-cell office:value-type="float" office:value="14894.8" table:style-name="ce1">
            <text:p>14894.8</text:p>
          </table:table-cell>
          <table:table-cell office:value-type="float" office:value="13915.2" table:style-name="ce1">
            <text:p>13915.2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73.01" table:style-name="ce1">
            <text:p>9073.01</text:p>
          </table:table-cell>
          <table:table-cell office:value-type="float" office:value="13818.3" table:style-name="ce1">
            <text:p>13818.3</text:p>
          </table:table-cell>
          <table:table-cell office:value-type="float" office:value="11751.1" table:style-name="ce1">
            <text:p>11751.1</text:p>
          </table:table-cell>
          <table:table-cell office:value-type="float" office:value="12498.001" table:formula="of:=AVERAGE([.A278:.J278])" table:style-name="ce1">
            <text:p>12498.001</text:p>
          </table:table-cell>
          <table:table-cell table:number-columns-repeated="16373"/>
        </table:table-row>
        <table:table-row table:style-name="ro1">
          <table:table-cell office:value-type="float" office:value="12516.4" table:style-name="ce1">
            <text:p>12516.4</text:p>
          </table:table-cell>
          <table:table-cell office:value-type="float" office:value="16115.5" table:style-name="ce1">
            <text:p>16115.5</text:p>
          </table:table-cell>
          <table:table-cell office:value-type="float" office:value="12134.5" table:style-name="ce1">
            <text:p>12134.5</text:p>
          </table:table-cell>
          <table:table-cell office:value-type="float" office:value="10546.7" table:style-name="ce1">
            <text:p>10546.7</text:p>
          </table:table-cell>
          <table:table-cell office:value-type="float" office:value="14912.8" table:style-name="ce1">
            <text:p>14912.8</text:p>
          </table:table-cell>
          <table:table-cell office:value-type="float" office:value="13780.7" table:style-name="ce1">
            <text:p>13780.7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72.56" table:style-name="ce1">
            <text:p>9072.56</text:p>
          </table:table-cell>
          <table:table-cell office:value-type="float" office:value="13801.4" table:style-name="ce1">
            <text:p>13801.4</text:p>
          </table:table-cell>
          <table:table-cell office:value-type="float" office:value="11769" table:style-name="ce1">
            <text:p>11769</text:p>
          </table:table-cell>
          <table:table-cell office:value-type="float" office:value="12486.325999999999" table:formula="of:=AVERAGE([.A279:.J279])" table:style-name="ce1">
            <text:p>12486.326</text:p>
          </table:table-cell>
          <table:table-cell table:number-columns-repeated="16373"/>
        </table:table-row>
        <table:table-row table:style-name="ro1">
          <table:table-cell office:value-type="float" office:value="12516.4" table:style-name="ce1">
            <text:p>12516.4</text:p>
          </table:table-cell>
          <table:table-cell office:value-type="float" office:value="16115.2" table:style-name="ce1">
            <text:p>16115.2</text:p>
          </table:table-cell>
          <table:table-cell office:value-type="float" office:value="12134.5" table:style-name="ce1">
            <text:p>12134.5</text:p>
          </table:table-cell>
          <table:table-cell office:value-type="float" office:value="10545" table:style-name="ce1">
            <text:p>10545</text:p>
          </table:table-cell>
          <table:table-cell office:value-type="float" office:value="14898.8" table:style-name="ce1">
            <text:p>14898.8</text:p>
          </table:table-cell>
          <table:table-cell office:value-type="float" office:value="13780.7" table:style-name="ce1">
            <text:p>13780.7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72.35" table:style-name="ce1">
            <text:p>9072.35</text:p>
          </table:table-cell>
          <table:table-cell office:value-type="float" office:value="13810.4" table:style-name="ce1">
            <text:p>13810.4</text:p>
          </table:table-cell>
          <table:table-cell office:value-type="float" office:value="11764" table:style-name="ce1">
            <text:p>11764</text:p>
          </table:table-cell>
          <table:table-cell office:value-type="float" office:value="12485.105" table:formula="of:=AVERAGE([.A280:.J280])" table:style-name="ce1">
            <text:p>12485.105</text:p>
          </table:table-cell>
          <table:table-cell table:number-columns-repeated="16373"/>
        </table:table-row>
        <table:table-row table:style-name="ro1">
          <table:table-cell office:value-type="float" office:value="12512" table:style-name="ce1">
            <text:p>12512</text:p>
          </table:table-cell>
          <table:table-cell office:value-type="float" office:value="16115.2" table:style-name="ce1">
            <text:p>16115.2</text:p>
          </table:table-cell>
          <table:table-cell office:value-type="float" office:value="12133.5" table:style-name="ce1">
            <text:p>12133.5</text:p>
          </table:table-cell>
          <table:table-cell office:value-type="float" office:value="10545" table:style-name="ce1">
            <text:p>10545</text:p>
          </table:table-cell>
          <table:table-cell office:value-type="float" office:value="14890.2" table:style-name="ce1">
            <text:p>14890.2</text:p>
          </table:table-cell>
          <table:table-cell office:value-type="float" office:value="13752.4" table:style-name="ce1">
            <text:p>13752.4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65.19" table:style-name="ce1">
            <text:p>9065.19</text:p>
          </table:table-cell>
          <table:table-cell office:value-type="float" office:value="13806.9" table:style-name="ce1">
            <text:p>13806.9</text:p>
          </table:table-cell>
          <table:table-cell office:value-type="float" office:value="11764" table:style-name="ce1">
            <text:p>11764</text:p>
          </table:table-cell>
          <table:table-cell office:value-type="float" office:value="12479.808999999997" table:formula="of:=AVERAGE([.A281:.J281])" table:style-name="ce1">
            <text:p>12479.809</text:p>
          </table:table-cell>
          <table:table-cell table:number-columns-repeated="16373"/>
        </table:table-row>
        <table:table-row table:style-name="ro1">
          <table:table-cell office:value-type="float" office:value="12505.5" table:style-name="ce1">
            <text:p>12505.5</text:p>
          </table:table-cell>
          <table:table-cell office:value-type="float" office:value="16115.2" table:style-name="ce1">
            <text:p>16115.2</text:p>
          </table:table-cell>
          <table:table-cell office:value-type="float" office:value="11999" table:style-name="ce1">
            <text:p>11999</text:p>
          </table:table-cell>
          <table:table-cell office:value-type="float" office:value="10528.2" table:style-name="ce1">
            <text:p>10528.2</text:p>
          </table:table-cell>
          <table:table-cell office:value-type="float" office:value="14894.2" table:style-name="ce1">
            <text:p>14894.2</text:p>
          </table:table-cell>
          <table:table-cell office:value-type="float" office:value="13752.4" table:style-name="ce1">
            <text:p>13752.4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65.19" table:style-name="ce1">
            <text:p>9065.19</text:p>
          </table:table-cell>
          <table:table-cell office:value-type="float" office:value="13802.1" table:style-name="ce1">
            <text:p>13802.1</text:p>
          </table:table-cell>
          <table:table-cell office:value-type="float" office:value="11764" table:style-name="ce1">
            <text:p>11764</text:p>
          </table:table-cell>
          <table:table-cell office:value-type="float" office:value="12463.948999999999" table:formula="of:=AVERAGE([.A282:.J282])" table:style-name="ce1">
            <text:p>12463.949</text:p>
          </table:table-cell>
          <table:table-cell table:number-columns-repeated="16373"/>
        </table:table-row>
        <table:table-row table:style-name="ro1">
          <table:table-cell office:value-type="float" office:value="12505.5" table:style-name="ce1">
            <text:p>12505.5</text:p>
          </table:table-cell>
          <table:table-cell office:value-type="float" office:value="16112.1" table:style-name="ce1">
            <text:p>16112.1</text:p>
          </table:table-cell>
          <table:table-cell office:value-type="float" office:value="11817.2" table:style-name="ce1">
            <text:p>11817.2</text:p>
          </table:table-cell>
          <table:table-cell office:value-type="float" office:value="10528.2" table:style-name="ce1">
            <text:p>10528.2</text:p>
          </table:table-cell>
          <table:table-cell office:value-type="float" office:value="14894.2" table:style-name="ce1">
            <text:p>14894.2</text:p>
          </table:table-cell>
          <table:table-cell office:value-type="float" office:value="13752.4" table:style-name="ce1">
            <text:p>13752.4</text:p>
          </table:table-cell>
          <table:table-cell office:value-type="float" office:value="10213.700000000001" table:style-name="ce1">
            <text:p>10213.7</text:p>
          </table:table-cell>
          <table:table-cell office:value-type="float" office:value="9054.7900000000009" table:style-name="ce1">
            <text:p>9054.79</text:p>
          </table:table-cell>
          <table:table-cell office:value-type="float" office:value="13799" table:style-name="ce1">
            <text:p>13799</text:p>
          </table:table-cell>
          <table:table-cell office:value-type="float" office:value="11744.5" table:style-name="ce1">
            <text:p>11744.5</text:p>
          </table:table-cell>
          <table:table-cell office:value-type="float" office:value="12442.159" table:formula="of:=AVERAGE([.A283:.J283])" table:style-name="ce1">
            <text:p>12442.159</text:p>
          </table:table-cell>
          <table:table-cell table:number-columns-repeated="16373"/>
        </table:table-row>
        <table:table-row table:style-name="ro1">
          <table:table-cell office:value-type="float" office:value="12483.6" table:style-name="ce1">
            <text:p>12483.6</text:p>
          </table:table-cell>
          <table:table-cell office:value-type="float" office:value="16115.2" table:style-name="ce1">
            <text:p>16115.2</text:p>
          </table:table-cell>
          <table:table-cell office:value-type="float" office:value="11947.3" table:style-name="ce1">
            <text:p>11947.3</text:p>
          </table:table-cell>
          <table:table-cell office:value-type="float" office:value="10528.2" table:style-name="ce1">
            <text:p>10528.2</text:p>
          </table:table-cell>
          <table:table-cell office:value-type="float" office:value="14872.2" table:style-name="ce1">
            <text:p>14872.2</text:p>
          </table:table-cell>
          <table:table-cell office:value-type="float" office:value="13752.4" table:style-name="ce1">
            <text:p>13752.4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9049.98" table:style-name="ce1">
            <text:p>9049.98</text:p>
          </table:table-cell>
          <table:table-cell office:value-type="float" office:value="13800.4" table:style-name="ce1">
            <text:p>13800.4</text:p>
          </table:table-cell>
          <table:table-cell office:value-type="float" office:value="11747.7" table:style-name="ce1">
            <text:p>11747.7</text:p>
          </table:table-cell>
          <table:table-cell office:value-type="float" office:value="12444.827999999998" table:formula="of:=AVERAGE([.A284:.J284])" table:style-name="ce1">
            <text:p>12444.828</text:p>
          </table:table-cell>
          <table:table-cell table:number-columns-repeated="16373"/>
        </table:table-row>
        <table:table-row table:style-name="ro1">
          <table:table-cell office:value-type="float" office:value="12483.6" table:style-name="ce1">
            <text:p>12483.6</text:p>
          </table:table-cell>
          <table:table-cell office:value-type="float" office:value="16112.1" table:style-name="ce1">
            <text:p>16112.1</text:p>
          </table:table-cell>
          <table:table-cell office:value-type="float" office:value="11947.3" table:style-name="ce1">
            <text:p>11947.3</text:p>
          </table:table-cell>
          <table:table-cell office:value-type="float" office:value="10483.700000000001" table:style-name="ce1">
            <text:p>10483.7</text:p>
          </table:table-cell>
          <table:table-cell office:value-type="float" office:value="14822.7" table:style-name="ce1">
            <text:p>14822.7</text:p>
          </table:table-cell>
          <table:table-cell office:value-type="float" office:value="13752.4" table:style-name="ce1">
            <text:p>13752.4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926.31" table:style-name="ce1">
            <text:p>8926.31</text:p>
          </table:table-cell>
          <table:table-cell office:value-type="float" office:value="13799.5" table:style-name="ce1">
            <text:p>13799.5</text:p>
          </table:table-cell>
          <table:table-cell office:value-type="float" office:value="11734.3" table:style-name="ce1">
            <text:p>11734.3</text:p>
          </table:table-cell>
          <table:table-cell office:value-type="float" office:value="12421.321" table:formula="of:=AVERAGE([.A285:.J285])" table:style-name="ce1">
            <text:p>12421.321</text:p>
          </table:table-cell>
          <table:table-cell table:number-columns-repeated="16373"/>
        </table:table-row>
        <table:table-row table:style-name="ro1">
          <table:table-cell office:value-type="float" office:value="12483.6" table:style-name="ce1">
            <text:p>12483.6</text:p>
          </table:table-cell>
          <table:table-cell office:value-type="float" office:value="16110.8" table:style-name="ce1">
            <text:p>16110.8</text:p>
          </table:table-cell>
          <table:table-cell office:value-type="float" office:value="11947.3" table:style-name="ce1">
            <text:p>11947.3</text:p>
          </table:table-cell>
          <table:table-cell office:value-type="float" office:value="10455.5" table:style-name="ce1">
            <text:p>10455.5</text:p>
          </table:table-cell>
          <table:table-cell office:value-type="float" office:value="14822.7" table:style-name="ce1">
            <text:p>14822.7</text:p>
          </table:table-cell>
          <table:table-cell office:value-type="float" office:value="13676.7" table:style-name="ce1">
            <text:p>13676.7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925.2900000000009" table:style-name="ce1">
            <text:p>8925.29</text:p>
          </table:table-cell>
          <table:table-cell office:value-type="float" office:value="13801.4" table:style-name="ce1">
            <text:p>13801.4</text:p>
          </table:table-cell>
          <table:table-cell office:value-type="float" office:value="11731.5" table:style-name="ce1">
            <text:p>11731.5</text:p>
          </table:table-cell>
          <table:table-cell office:value-type="float" office:value="12410.609" table:formula="of:=AVERAGE([.A286:.J286])" table:style-name="ce1">
            <text:p>12410.609</text:p>
          </table:table-cell>
          <table:table-cell table:number-columns-repeated="16373"/>
        </table:table-row>
        <table:table-row table:style-name="ro1">
          <table:table-cell office:value-type="float" office:value="12486.2" table:style-name="ce1">
            <text:p>12486.2</text:p>
          </table:table-cell>
          <table:table-cell office:value-type="float" office:value="16110.8" table:style-name="ce1">
            <text:p>16110.8</text:p>
          </table:table-cell>
          <table:table-cell office:value-type="float" office:value="11947.3" table:style-name="ce1">
            <text:p>11947.3</text:p>
          </table:table-cell>
          <table:table-cell office:value-type="float" office:value="10432.200000000001" table:style-name="ce1">
            <text:p>10432.2</text:p>
          </table:table-cell>
          <table:table-cell office:value-type="float" office:value="14762.9" table:style-name="ce1">
            <text:p>14762.9</text:p>
          </table:table-cell>
          <table:table-cell office:value-type="float" office:value="13665.9" table:style-name="ce1">
            <text:p>13665.9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897.2800000000007" table:style-name="ce1">
            <text:p>8897.28</text:p>
          </table:table-cell>
          <table:table-cell office:value-type="float" office:value="13785.8" table:style-name="ce1">
            <text:p>13785.8</text:p>
          </table:table-cell>
          <table:table-cell office:value-type="float" office:value="11731.5" table:style-name="ce1">
            <text:p>11731.5</text:p>
          </table:table-cell>
          <table:table-cell office:value-type="float" office:value="12397.117999999999" table:formula="of:=AVERAGE([.A287:.J287])" table:style-name="ce1">
            <text:p>12397.118</text:p>
          </table:table-cell>
          <table:table-cell table:number-columns-repeated="16373"/>
        </table:table-row>
        <table:table-row table:style-name="ro1">
          <table:table-cell office:value-type="float" office:value="12484.3" table:style-name="ce1">
            <text:p>12484.3</text:p>
          </table:table-cell>
          <table:table-cell office:value-type="float" office:value="16110.8" table:style-name="ce1">
            <text:p>16110.8</text:p>
          </table:table-cell>
          <table:table-cell office:value-type="float" office:value="11925.4" table:style-name="ce1">
            <text:p>11925.4</text:p>
          </table:table-cell>
          <table:table-cell office:value-type="float" office:value="10432.200000000001" table:style-name="ce1">
            <text:p>10432.2</text:p>
          </table:table-cell>
          <table:table-cell office:value-type="float" office:value="14762.9" table:style-name="ce1">
            <text:p>14762.9</text:p>
          </table:table-cell>
          <table:table-cell office:value-type="float" office:value="13665.9" table:style-name="ce1">
            <text:p>13665.9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897.2800000000007" table:style-name="ce1">
            <text:p>8897.28</text:p>
          </table:table-cell>
          <table:table-cell office:value-type="float" office:value="13785.8" table:style-name="ce1">
            <text:p>13785.8</text:p>
          </table:table-cell>
          <table:table-cell office:value-type="float" office:value="11731.6" table:style-name="ce1">
            <text:p>11731.6</text:p>
          </table:table-cell>
          <table:table-cell office:value-type="float" office:value="12394.748" table:formula="of:=AVERAGE([.A288:.J288])" table:style-name="ce1">
            <text:p>12394.748</text:p>
          </table:table-cell>
          <table:table-cell table:number-columns-repeated="16373"/>
        </table:table-row>
        <table:table-row table:style-name="ro1">
          <table:table-cell office:value-type="float" office:value="12447.7" table:style-name="ce1">
            <text:p>12447.7</text:p>
          </table:table-cell>
          <table:table-cell office:value-type="float" office:value="16110.8" table:style-name="ce1">
            <text:p>16110.8</text:p>
          </table:table-cell>
          <table:table-cell office:value-type="float" office:value="11925.4" table:style-name="ce1">
            <text:p>11925.4</text:p>
          </table:table-cell>
          <table:table-cell office:value-type="float" office:value="10429.700000000001" table:style-name="ce1">
            <text:p>10429.7</text:p>
          </table:table-cell>
          <table:table-cell office:value-type="float" office:value="14656.5" table:style-name="ce1">
            <text:p>14656.5</text:p>
          </table:table-cell>
          <table:table-cell office:value-type="float" office:value="13665.9" table:style-name="ce1">
            <text:p>13665.9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897.2800000000007" table:style-name="ce1">
            <text:p>8897.28</text:p>
          </table:table-cell>
          <table:table-cell office:value-type="float" office:value="13785.8" table:style-name="ce1">
            <text:p>13785.8</text:p>
          </table:table-cell>
          <table:table-cell office:value-type="float" office:value="11706" table:style-name="ce1">
            <text:p>11706</text:p>
          </table:table-cell>
          <table:table-cell office:value-type="float" office:value="12377.638000000001" table:formula="of:=AVERAGE([.A289:.J289])" table:style-name="ce1">
            <text:p>12377.638</text:p>
          </table:table-cell>
          <table:table-cell table:number-columns-repeated="16373"/>
        </table:table-row>
        <table:table-row table:style-name="ro1">
          <table:table-cell office:value-type="float" office:value="12406.2" table:style-name="ce1">
            <text:p>12406.2</text:p>
          </table:table-cell>
          <table:table-cell office:value-type="float" office:value="16110.8" table:style-name="ce1">
            <text:p>16110.8</text:p>
          </table:table-cell>
          <table:table-cell office:value-type="float" office:value="11925.4" table:style-name="ce1">
            <text:p>11925.4</text:p>
          </table:table-cell>
          <table:table-cell office:value-type="float" office:value="10429.700000000001" table:style-name="ce1">
            <text:p>10429.7</text:p>
          </table:table-cell>
          <table:table-cell office:value-type="float" office:value="14656.5" table:style-name="ce1">
            <text:p>14656.5</text:p>
          </table:table-cell>
          <table:table-cell office:value-type="float" office:value="13665.9" table:style-name="ce1">
            <text:p>13665.9</text:p>
          </table:table-cell>
          <table:table-cell office:value-type="float" office:value="10151.299999999999" table:style-name="ce1">
            <text:p>10151.3</text:p>
          </table:table-cell>
          <table:table-cell office:value-type="float" office:value="8882.01" table:style-name="ce1">
            <text:p>8882.01</text:p>
          </table:table-cell>
          <table:table-cell office:value-type="float" office:value="13785.8" table:style-name="ce1">
            <text:p>13785.8</text:p>
          </table:table-cell>
          <table:table-cell office:value-type="float" office:value="11683.3" table:style-name="ce1">
            <text:p>11683.3</text:p>
          </table:table-cell>
          <table:table-cell office:value-type="float" office:value="12369.691000000001" table:formula="of:=AVERAGE([.A290:.J290])" table:style-name="ce1">
            <text:p>12369.691</text:p>
          </table:table-cell>
          <table:table-cell table:number-columns-repeated="16373"/>
        </table:table-row>
        <table:table-row table:style-name="ro1">
          <table:table-cell office:value-type="float" office:value="12442.6" table:style-name="ce1">
            <text:p>12442.6</text:p>
          </table:table-cell>
          <table:table-cell office:value-type="float" office:value="16110.8" table:style-name="ce1">
            <text:p>16110.8</text:p>
          </table:table-cell>
          <table:table-cell office:value-type="float" office:value="11920.5" table:style-name="ce1">
            <text:p>11920.5</text:p>
          </table:table-cell>
          <table:table-cell office:value-type="float" office:value="10429.700000000001" table:style-name="ce1">
            <text:p>10429.7</text:p>
          </table:table-cell>
          <table:table-cell office:value-type="float" office:value="14656.5" table:style-name="ce1">
            <text:p>14656.5</text:p>
          </table:table-cell>
          <table:table-cell office:value-type="float" office:value="13665.9" table:style-name="ce1">
            <text:p>13665.9</text:p>
          </table:table-cell>
          <table:table-cell office:value-type="float" office:value="10134.700000000001" table:style-name="ce1">
            <text:p>10134.7</text:p>
          </table:table-cell>
          <table:table-cell office:value-type="float" office:value="8881.9599999999991" table:style-name="ce1">
            <text:p>8881.96</text:p>
          </table:table-cell>
          <table:table-cell office:value-type="float" office:value="13724.3" table:style-name="ce1">
            <text:p>13724.3</text:p>
          </table:table-cell>
          <table:table-cell office:value-type="float" office:value="11683.3" table:style-name="ce1">
            <text:p>11683.3</text:p>
          </table:table-cell>
          <table:table-cell office:value-type="float" office:value="12365.026000000002" table:formula="of:=AVERAGE([.A291:.J291])" table:style-name="ce1">
            <text:p>12365.026</text:p>
          </table:table-cell>
          <table:table-cell table:number-columns-repeated="16373"/>
        </table:table-row>
        <table:table-row table:style-name="ro1">
          <table:table-cell office:value-type="float" office:value="12442.6" table:style-name="ce1">
            <text:p>12442.6</text:p>
          </table:table-cell>
          <table:table-cell office:value-type="float" office:value="16110.8" table:style-name="ce1">
            <text:p>16110.8</text:p>
          </table:table-cell>
          <table:table-cell office:value-type="float" office:value="11878.2" table:style-name="ce1">
            <text:p>11878.2</text:p>
          </table:table-cell>
          <table:table-cell office:value-type="float" office:value="10429" table:style-name="ce1">
            <text:p>10429</text:p>
          </table:table-cell>
          <table:table-cell office:value-type="float" office:value="14656.5" table:style-name="ce1">
            <text:p>14656.5</text:p>
          </table:table-cell>
          <table:table-cell office:value-type="float" office:value="13665.9" table:style-name="ce1">
            <text:p>13665.9</text:p>
          </table:table-cell>
          <table:table-cell office:value-type="float" office:value="10134.700000000001" table:style-name="ce1">
            <text:p>10134.7</text:p>
          </table:table-cell>
          <table:table-cell office:value-type="float" office:value="8881.9599999999991" table:style-name="ce1">
            <text:p>8881.96</text:p>
          </table:table-cell>
          <table:table-cell office:value-type="float" office:value="13779.7" table:style-name="ce1">
            <text:p>13779.7</text:p>
          </table:table-cell>
          <table:table-cell office:value-type="float" office:value="11683.3" table:style-name="ce1">
            <text:p>11683.3</text:p>
          </table:table-cell>
          <table:table-cell office:value-type="float" office:value="12366.266" table:formula="of:=AVERAGE([.A292:.J292])" table:style-name="ce1">
            <text:p>12366.266</text:p>
          </table:table-cell>
          <table:table-cell table:number-columns-repeated="16373"/>
        </table:table-row>
        <table:table-row table:style-name="ro1">
          <table:table-cell office:value-type="float" office:value="12379.4" table:style-name="ce1">
            <text:p>12379.4</text:p>
          </table:table-cell>
          <table:table-cell office:value-type="float" office:value="16109.1" table:style-name="ce1">
            <text:p>16109.1</text:p>
          </table:table-cell>
          <table:table-cell office:value-type="float" office:value="11856.8" table:style-name="ce1">
            <text:p>11856.8</text:p>
          </table:table-cell>
          <table:table-cell office:value-type="float" office:value="10429" table:style-name="ce1">
            <text:p>10429</text:p>
          </table:table-cell>
          <table:table-cell office:value-type="float" office:value="14656.5" table:style-name="ce1">
            <text:p>14656.5</text:p>
          </table:table-cell>
          <table:table-cell office:value-type="float" office:value="13657.3" table:style-name="ce1">
            <text:p>13657.3</text:p>
          </table:table-cell>
          <table:table-cell office:value-type="float" office:value="10134.700000000001" table:style-name="ce1">
            <text:p>10134.7</text:p>
          </table:table-cell>
          <table:table-cell office:value-type="float" office:value="8880.98" table:style-name="ce1">
            <text:p>8880.98</text:p>
          </table:table-cell>
          <table:table-cell office:value-type="float" office:value="13779.7" table:style-name="ce1">
            <text:p>13779.7</text:p>
          </table:table-cell>
          <table:table-cell office:value-type="float" office:value="11676.3" table:style-name="ce1">
            <text:p>11676.3</text:p>
          </table:table-cell>
          <table:table-cell office:value-type="float" office:value="12355.977999999999" table:formula="of:=AVERAGE([.A293:.J293])" table:style-name="ce1">
            <text:p>12355.978</text:p>
          </table:table-cell>
          <table:table-cell table:number-columns-repeated="16373"/>
        </table:table-row>
        <table:table-row table:style-name="ro1">
          <table:table-cell office:value-type="float" office:value="12379.4" table:style-name="ce1">
            <text:p>12379.4</text:p>
          </table:table-cell>
          <table:table-cell office:value-type="float" office:value="16109.1" table:style-name="ce1">
            <text:p>16109.1</text:p>
          </table:table-cell>
          <table:table-cell office:value-type="float" office:value="11878.2" table:style-name="ce1">
            <text:p>11878.2</text:p>
          </table:table-cell>
          <table:table-cell office:value-type="float" office:value="10429" table:style-name="ce1">
            <text:p>10429</text:p>
          </table:table-cell>
          <table:table-cell office:value-type="float" office:value="14656.2" table:style-name="ce1">
            <text:p>14656.2</text:p>
          </table:table-cell>
          <table:table-cell office:value-type="float" office:value="13620.4" table:style-name="ce1">
            <text:p>13620.4</text:p>
          </table:table-cell>
          <table:table-cell office:value-type="float" office:value="10084.5" table:style-name="ce1">
            <text:p>10084.5</text:p>
          </table:table-cell>
          <table:table-cell office:value-type="float" office:value="8861.49" table:style-name="ce1">
            <text:p>8861.49</text:p>
          </table:table-cell>
          <table:table-cell office:value-type="float" office:value="13717.7" table:style-name="ce1">
            <text:p>13717.7</text:p>
          </table:table-cell>
          <table:table-cell office:value-type="float" office:value="11676.3" table:style-name="ce1">
            <text:p>11676.3</text:p>
          </table:table-cell>
          <table:table-cell office:value-type="float" office:value="12341.228999999999" table:formula="of:=AVERAGE([.A294:.J294])" table:style-name="ce1">
            <text:p>12341.229</text:p>
          </table:table-cell>
          <table:table-cell table:number-columns-repeated="16373"/>
        </table:table-row>
        <table:table-row table:style-name="ro1">
          <table:table-cell office:value-type="float" office:value="12379.4" table:style-name="ce1">
            <text:p>12379.4</text:p>
          </table:table-cell>
          <table:table-cell office:value-type="float" office:value="16110.4" table:style-name="ce1">
            <text:p>16110.4</text:p>
          </table:table-cell>
          <table:table-cell office:value-type="float" office:value="11847.9" table:style-name="ce1">
            <text:p>11847.9</text:p>
          </table:table-cell>
          <table:table-cell office:value-type="float" office:value="10392.4" table:style-name="ce1">
            <text:p>10392.4</text:p>
          </table:table-cell>
          <table:table-cell office:value-type="float" office:value="14580.6" table:style-name="ce1">
            <text:p>14580.6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4.5" table:style-name="ce1">
            <text:p>10084.5</text:p>
          </table:table-cell>
          <table:table-cell office:value-type="float" office:value="8861.49" table:style-name="ce1">
            <text:p>8861.49</text:p>
          </table:table-cell>
          <table:table-cell office:value-type="float" office:value="13717.7" table:style-name="ce1">
            <text:p>13717.7</text:p>
          </table:table-cell>
          <table:table-cell office:value-type="float" office:value="11676.3" table:style-name="ce1">
            <text:p>11676.3</text:p>
          </table:table-cell>
          <table:table-cell office:value-type="float" office:value="12319.149000000001" table:formula="of:=AVERAGE([.A295:.J295])" table:style-name="ce1">
            <text:p>12319.149</text:p>
          </table:table-cell>
          <table:table-cell table:number-columns-repeated="16373"/>
        </table:table-row>
        <table:table-row table:style-name="ro1">
          <table:table-cell office:value-type="float" office:value="12379.4" table:style-name="ce1">
            <text:p>12379.4</text:p>
          </table:table-cell>
          <table:table-cell office:value-type="float" office:value="16110.2" table:style-name="ce1">
            <text:p>16110.2</text:p>
          </table:table-cell>
          <table:table-cell office:value-type="float" office:value="11868.2" table:style-name="ce1">
            <text:p>11868.2</text:p>
          </table:table-cell>
          <table:table-cell office:value-type="float" office:value="10392.4" table:style-name="ce1">
            <text:p>10392.4</text:p>
          </table:table-cell>
          <table:table-cell office:value-type="float" office:value="14580.6" table:style-name="ce1">
            <text:p>14580.6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4.5" table:style-name="ce1">
            <text:p>10084.5</text:p>
          </table:table-cell>
          <table:table-cell office:value-type="float" office:value="8861.4599999999991" table:style-name="ce1">
            <text:p>8861.46</text:p>
          </table:table-cell>
          <table:table-cell office:value-type="float" office:value="13717.7" table:style-name="ce1">
            <text:p>13717.7</text:p>
          </table:table-cell>
          <table:table-cell office:value-type="float" office:value="11664.6" table:style-name="ce1">
            <text:p>11664.6</text:p>
          </table:table-cell>
          <table:table-cell office:value-type="float" office:value="12319.986000000001" table:formula="of:=AVERAGE([.A296:.J296])" table:style-name="ce1">
            <text:p>12319.986</text:p>
          </table:table-cell>
          <table:table-cell table:number-columns-repeated="16373"/>
        </table:table-row>
        <table:table-row table:style-name="ro1">
          <table:table-cell office:value-type="float" office:value="12376.8" table:style-name="ce1">
            <text:p>12376.8</text:p>
          </table:table-cell>
          <table:table-cell office:value-type="float" office:value="16108" table:style-name="ce1">
            <text:p>16108</text:p>
          </table:table-cell>
          <table:table-cell office:value-type="float" office:value="11868.2" table:style-name="ce1">
            <text:p>11868.2</text:p>
          </table:table-cell>
          <table:table-cell office:value-type="float" office:value="10392.4" table:style-name="ce1">
            <text:p>10392.4</text:p>
          </table:table-cell>
          <table:table-cell office:value-type="float" office:value="14580.6" table:style-name="ce1">
            <text:p>14580.6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3.799999999999" table:style-name="ce1">
            <text:p>10083.8</text:p>
          </table:table-cell>
          <table:table-cell office:value-type="float" office:value="8859.67" table:style-name="ce1">
            <text:p>8859.67</text:p>
          </table:table-cell>
          <table:table-cell office:value-type="float" office:value="13708.4" table:style-name="ce1">
            <text:p>13708.4</text:p>
          </table:table-cell>
          <table:table-cell office:value-type="float" office:value="11664.6" table:style-name="ce1">
            <text:p>11664.6</text:p>
          </table:table-cell>
          <table:table-cell office:value-type="float" office:value="12318.327000000001" table:formula="of:=AVERAGE([.A297:.J297])" table:style-name="ce1">
            <text:p>12318.327</text:p>
          </table:table-cell>
          <table:table-cell table:number-columns-repeated="16373"/>
        </table:table-row>
        <table:table-row table:style-name="ro1">
          <table:table-cell office:value-type="float" office:value="12376.4" table:style-name="ce1">
            <text:p>12376.4</text:p>
          </table:table-cell>
          <table:table-cell office:value-type="float" office:value="16108" table:style-name="ce1">
            <text:p>16108</text:p>
          </table:table-cell>
          <table:table-cell office:value-type="float" office:value="11868" table:style-name="ce1">
            <text:p>11868</text:p>
          </table:table-cell>
          <table:table-cell office:value-type="float" office:value="10392.4" table:style-name="ce1">
            <text:p>10392.4</text:p>
          </table:table-cell>
          <table:table-cell office:value-type="float" office:value="14580.6" table:style-name="ce1">
            <text:p>14580.6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3.799999999999" table:style-name="ce1">
            <text:p>10083.8</text:p>
          </table:table-cell>
          <table:table-cell office:value-type="float" office:value="8859.67" table:style-name="ce1">
            <text:p>8859.67</text:p>
          </table:table-cell>
          <table:table-cell office:value-type="float" office:value="13708.4" table:style-name="ce1">
            <text:p>13708.4</text:p>
          </table:table-cell>
          <table:table-cell office:value-type="float" office:value="11657.7" table:style-name="ce1">
            <text:p>11657.7</text:p>
          </table:table-cell>
          <table:table-cell office:value-type="float" office:value="12317.576999999999" table:formula="of:=AVERAGE([.A298:.J298])" table:style-name="ce1">
            <text:p>12317.577</text:p>
          </table:table-cell>
          <table:table-cell table:number-columns-repeated="16373"/>
        </table:table-row>
        <table:table-row table:style-name="ro1">
          <table:table-cell office:value-type="float" office:value="12376.4" table:style-name="ce1">
            <text:p>12376.4</text:p>
          </table:table-cell>
          <table:table-cell office:value-type="float" office:value="16108.4" table:style-name="ce1">
            <text:p>16108.4</text:p>
          </table:table-cell>
          <table:table-cell office:value-type="float" office:value="11847.2" table:style-name="ce1">
            <text:p>11847.2</text:p>
          </table:table-cell>
          <table:table-cell office:value-type="float" office:value="10392.4" table:style-name="ce1">
            <text:p>10392.4</text:p>
          </table:table-cell>
          <table:table-cell office:value-type="float" office:value="14580.2" table:style-name="ce1">
            <text:p>14580.2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3.799999999999" table:style-name="ce1">
            <text:p>10083.8</text:p>
          </table:table-cell>
          <table:table-cell office:value-type="float" office:value="8859.67" table:style-name="ce1">
            <text:p>8859.67</text:p>
          </table:table-cell>
          <table:table-cell office:value-type="float" office:value="13717.7" table:style-name="ce1">
            <text:p>13717.7</text:p>
          </table:table-cell>
          <table:table-cell office:value-type="float" office:value="11641" table:style-name="ce1">
            <text:p>11641</text:p>
          </table:table-cell>
          <table:table-cell office:value-type="float" office:value="12314.757000000001" table:formula="of:=AVERAGE([.A299:.J299])" table:style-name="ce1">
            <text:p>12314.757</text:p>
          </table:table-cell>
          <table:table-cell table:number-columns-repeated="16373"/>
        </table:table-row>
        <table:table-row table:style-name="ro1">
          <table:table-cell office:value-type="float" office:value="12376.4" table:style-name="ce1">
            <text:p>12376.4</text:p>
          </table:table-cell>
          <table:table-cell office:value-type="float" office:value="16108.4" table:style-name="ce1">
            <text:p>16108.4</text:p>
          </table:table-cell>
          <table:table-cell office:value-type="float" office:value="11798.3" table:style-name="ce1">
            <text:p>11798.3</text:p>
          </table:table-cell>
          <table:table-cell office:value-type="float" office:value="10392.1" table:style-name="ce1">
            <text:p>10392.1</text:p>
          </table:table-cell>
          <table:table-cell office:value-type="float" office:value="14580.6" table:style-name="ce1">
            <text:p>14580.6</text:p>
          </table:table-cell>
          <table:table-cell office:value-type="float" office:value="13540.8" table:style-name="ce1">
            <text:p>13540.8</text:p>
          </table:table-cell>
          <table:table-cell office:value-type="float" office:value="10080.4" table:style-name="ce1">
            <text:p>10080.4</text:p>
          </table:table-cell>
          <table:table-cell office:value-type="float" office:value="8859.34" table:style-name="ce1">
            <text:p>8859.34</text:p>
          </table:table-cell>
          <table:table-cell office:value-type="float" office:value="13717.7" table:style-name="ce1">
            <text:p>13717.7</text:p>
          </table:table-cell>
          <table:table-cell office:value-type="float" office:value="11641" table:style-name="ce1">
            <text:p>11641</text:p>
          </table:table-cell>
          <table:table-cell office:value-type="float" office:value="12309.503999999997" table:formula="of:=AVERAGE([.A300:.J300])" table:style-name="ce1">
            <text:p>12309.504</text:p>
          </table:table-cell>
          <table:table-cell table:number-columns-repeated="16373"/>
        </table:table-row>
        <table:table-row table:style-name="ro1">
          <table:table-cell office:value-type="float" office:value="12371.7" table:style-name="ce1">
            <text:p>12371.7</text:p>
          </table:table-cell>
          <table:table-cell office:value-type="float" office:value="16108" table:style-name="ce1">
            <text:p>16108</text:p>
          </table:table-cell>
          <table:table-cell office:value-type="float" office:value="11795.6" table:style-name="ce1">
            <text:p>11795.6</text:p>
          </table:table-cell>
          <table:table-cell office:value-type="float" office:value="10360" table:style-name="ce1">
            <text:p>10360</text:p>
          </table:table-cell>
          <table:table-cell office:value-type="float" office:value="14566.9" table:style-name="ce1">
            <text:p>14566.9</text:p>
          </table:table-cell>
          <table:table-cell office:value-type="float" office:value="13484.5" table:style-name="ce1">
            <text:p>13484.5</text:p>
          </table:table-cell>
          <table:table-cell office:value-type="float" office:value="10080.4" table:style-name="ce1">
            <text:p>10080.4</text:p>
          </table:table-cell>
          <table:table-cell office:value-type="float" office:value="8791.7099999999991" table:style-name="ce1">
            <text:p>8791.71</text:p>
          </table:table-cell>
          <table:table-cell office:value-type="float" office:value="13608.5" table:style-name="ce1">
            <text:p>13608.5</text:p>
          </table:table-cell>
          <table:table-cell office:value-type="float" office:value="11629.7" table:style-name="ce1">
            <text:p>11629.7</text:p>
          </table:table-cell>
          <table:table-cell office:value-type="float" office:value="12279.700999999999" table:formula="of:=AVERAGE([.A301:.J301])" table:style-name="ce1">
            <text:p>12279.701</text:p>
          </table:table-cell>
          <table:table-cell table:number-columns-repeated="16373"/>
        </table:table-row>
        <table:table-row table:style-name="ro1">
          <table:table-cell office:value-type="float" office:value="12371.7" table:style-name="ce1">
            <text:p>12371.7</text:p>
          </table:table-cell>
          <table:table-cell office:value-type="float" office:value="16080.6" table:style-name="ce1">
            <text:p>16080.6</text:p>
          </table:table-cell>
          <table:table-cell office:value-type="float" office:value="11795.6" table:style-name="ce1">
            <text:p>11795.6</text:p>
          </table:table-cell>
          <table:table-cell office:value-type="float" office:value="10344.1" table:style-name="ce1">
            <text:p>10344.1</text:p>
          </table:table-cell>
          <table:table-cell office:value-type="float" office:value="14539.4" table:style-name="ce1">
            <text:p>14539.4</text:p>
          </table:table-cell>
          <table:table-cell office:value-type="float" office:value="13482.7" table:style-name="ce1">
            <text:p>13482.7</text:p>
          </table:table-cell>
          <table:table-cell office:value-type="float" office:value="10069.299999999999" table:style-name="ce1">
            <text:p>10069.3</text:p>
          </table:table-cell>
          <table:table-cell office:value-type="float" office:value="8787.67" table:style-name="ce1">
            <text:p>8787.67</text:p>
          </table:table-cell>
          <table:table-cell office:value-type="float" office:value="13608.5" table:style-name="ce1">
            <text:p>13608.5</text:p>
          </table:table-cell>
          <table:table-cell office:value-type="float" office:value="11634" table:style-name="ce1">
            <text:p>11634</text:p>
          </table:table-cell>
          <table:table-cell office:value-type="float" office:value="12271.357" table:formula="of:=AVERAGE([.A302:.J302])" table:style-name="ce1">
            <text:p>12271.357</text:p>
          </table:table-cell>
          <table:table-cell table:number-columns-repeated="16373"/>
        </table:table-row>
        <table:table-row table:style-name="ro1">
          <table:table-cell office:value-type="float" office:value="12362.5" table:style-name="ce1">
            <text:p>12362.5</text:p>
          </table:table-cell>
          <table:table-cell office:value-type="float" office:value="16108.4" table:style-name="ce1">
            <text:p>16108.4</text:p>
          </table:table-cell>
          <table:table-cell office:value-type="float" office:value="11795.6" table:style-name="ce1">
            <text:p>11795.6</text:p>
          </table:table-cell>
          <table:table-cell office:value-type="float" office:value="10344.1" table:style-name="ce1">
            <text:p>10344.1</text:p>
          </table:table-cell>
          <table:table-cell office:value-type="float" office:value="14508.2" table:style-name="ce1">
            <text:p>14508.2</text:p>
          </table:table-cell>
          <table:table-cell office:value-type="float" office:value="13482.7" table:style-name="ce1">
            <text:p>13482.7</text:p>
          </table:table-cell>
          <table:table-cell office:value-type="float" office:value="10069.299999999999" table:style-name="ce1">
            <text:p>10069.3</text:p>
          </table:table-cell>
          <table:table-cell office:value-type="float" office:value="8763.75" table:style-name="ce1">
            <text:p>8763.75</text:p>
          </table:table-cell>
          <table:table-cell office:value-type="float" office:value="13608.5" table:style-name="ce1">
            <text:p>13608.5</text:p>
          </table:table-cell>
          <table:table-cell office:value-type="float" office:value="11634" table:style-name="ce1">
            <text:p>11634</text:p>
          </table:table-cell>
          <table:table-cell office:value-type="float" office:value="12267.705" table:formula="of:=AVERAGE([.A303:.J303])" table:style-name="ce1">
            <text:p>12267.705</text:p>
          </table:table-cell>
          <table:table-cell table:number-columns-repeated="16373"/>
        </table:table-row>
        <table:table-row table:style-name="ro1">
          <table:table-cell office:value-type="float" office:value="12323.8" table:style-name="ce1">
            <text:p>12323.8</text:p>
          </table:table-cell>
          <table:table-cell office:value-type="float" office:value="16108" table:style-name="ce1">
            <text:p>16108</text:p>
          </table:table-cell>
          <table:table-cell office:value-type="float" office:value="11794.4" table:style-name="ce1">
            <text:p>11794.4</text:p>
          </table:table-cell>
          <table:table-cell office:value-type="float" office:value="10344.1" table:style-name="ce1">
            <text:p>10344.1</text:p>
          </table:table-cell>
          <table:table-cell office:value-type="float" office:value="14508.1" table:style-name="ce1">
            <text:p>14508.1</text:p>
          </table:table-cell>
          <table:table-cell office:value-type="float" office:value="13484.5" table:style-name="ce1">
            <text:p>13484.5</text:p>
          </table:table-cell>
          <table:table-cell office:value-type="float" office:value="10069.299999999999" table:style-name="ce1">
            <text:p>10069.3</text:p>
          </table:table-cell>
          <table:table-cell office:value-type="float" office:value="8763.75" table:style-name="ce1">
            <text:p>8763.75</text:p>
          </table:table-cell>
          <table:table-cell office:value-type="float" office:value="13608.5" table:style-name="ce1">
            <text:p>13608.5</text:p>
          </table:table-cell>
          <table:table-cell office:value-type="float" office:value="11618.4" table:style-name="ce1">
            <text:p>11618.4</text:p>
          </table:table-cell>
          <table:table-cell office:value-type="float" office:value="12262.285" table:formula="of:=AVERAGE([.A304:.J304])" table:style-name="ce1">
            <text:p>12262.285</text:p>
          </table:table-cell>
          <table:table-cell table:number-columns-repeated="16373"/>
        </table:table-row>
        <table:table-row table:style-name="ro1">
          <table:table-cell office:value-type="float" office:value="12354.9" table:style-name="ce1">
            <text:p>12354.9</text:p>
          </table:table-cell>
          <table:table-cell office:value-type="float" office:value="16108" table:style-name="ce1">
            <text:p>16108</text:p>
          </table:table-cell>
          <table:table-cell office:value-type="float" office:value="11772.1" table:style-name="ce1">
            <text:p>11772.1</text:p>
          </table:table-cell>
          <table:table-cell office:value-type="float" office:value="10344.1" table:style-name="ce1">
            <text:p>10344.1</text:p>
          </table:table-cell>
          <table:table-cell office:value-type="float" office:value="14508.1" table:style-name="ce1">
            <text:p>14508.1</text:p>
          </table:table-cell>
          <table:table-cell office:value-type="float" office:value="13484.5" table:style-name="ce1">
            <text:p>13484.5</text:p>
          </table:table-cell>
          <table:table-cell office:value-type="float" office:value="10056.1" table:style-name="ce1">
            <text:p>10056.1</text:p>
          </table:table-cell>
          <table:table-cell office:value-type="float" office:value="8763.39" table:style-name="ce1">
            <text:p>8763.39</text:p>
          </table:table-cell>
          <table:table-cell office:value-type="float" office:value="13607.8" table:style-name="ce1">
            <text:p>13607.8</text:p>
          </table:table-cell>
          <table:table-cell office:value-type="float" office:value="11608.1" table:style-name="ce1">
            <text:p>11608.1</text:p>
          </table:table-cell>
          <table:table-cell office:value-type="float" office:value="12260.709000000001" table:formula="of:=AVERAGE([.A305:.J305])" table:style-name="ce1">
            <text:p>12260.709</text:p>
          </table:table-cell>
          <table:table-cell table:number-columns-repeated="16373"/>
        </table:table-row>
        <table:table-row table:style-name="ro1">
          <table:table-cell office:value-type="float" office:value="12354.9" table:style-name="ce1">
            <text:p>12354.9</text:p>
          </table:table-cell>
          <table:table-cell office:value-type="float" office:value="16107.8" table:style-name="ce1">
            <text:p>16107.8</text:p>
          </table:table-cell>
          <table:table-cell office:value-type="float" office:value="11772.1" table:style-name="ce1">
            <text:p>11772.1</text:p>
          </table:table-cell>
          <table:table-cell office:value-type="float" office:value="10342.200000000001" table:style-name="ce1">
            <text:p>10342.2</text:p>
          </table:table-cell>
          <table:table-cell office:value-type="float" office:value="14505" table:style-name="ce1">
            <text:p>14505</text:p>
          </table:table-cell>
          <table:table-cell office:value-type="float" office:value="13496.2" table:style-name="ce1">
            <text:p>13496.2</text:p>
          </table:table-cell>
          <table:table-cell office:value-type="float" office:value="10056.1" table:style-name="ce1">
            <text:p>10056.1</text:p>
          </table:table-cell>
          <table:table-cell office:value-type="float" office:value="8763.39" table:style-name="ce1">
            <text:p>8763.39</text:p>
          </table:table-cell>
          <table:table-cell office:value-type="float" office:value="13607.8" table:style-name="ce1">
            <text:p>13607.8</text:p>
          </table:table-cell>
          <table:table-cell office:value-type="float" office:value="11606.7" table:style-name="ce1">
            <text:p>11606.7</text:p>
          </table:table-cell>
          <table:table-cell office:value-type="float" office:value="12261.219000000001" table:formula="of:=AVERAGE([.A306:.J306])" table:style-name="ce1">
            <text:p>12261.219</text:p>
          </table:table-cell>
          <table:table-cell table:number-columns-repeated="16373"/>
        </table:table-row>
        <table:table-row table:style-name="ro1">
          <table:table-cell office:value-type="float" office:value="12354.9" table:style-name="ce1">
            <text:p>12354.9</text:p>
          </table:table-cell>
          <table:table-cell office:value-type="float" office:value="16107.8" table:style-name="ce1">
            <text:p>16107.8</text:p>
          </table:table-cell>
          <table:table-cell office:value-type="float" office:value="11772.1" table:style-name="ce1">
            <text:p>11772.1</text:p>
          </table:table-cell>
          <table:table-cell office:value-type="float" office:value="10342.200000000001" table:style-name="ce1">
            <text:p>10342.2</text:p>
          </table:table-cell>
          <table:table-cell office:value-type="float" office:value="14471.1" table:style-name="ce1">
            <text:p>14471.1</text:p>
          </table:table-cell>
          <table:table-cell office:value-type="float" office:value="13494.2" table:style-name="ce1">
            <text:p>13494.2</text:p>
          </table:table-cell>
          <table:table-cell office:value-type="float" office:value="10055.1" table:style-name="ce1">
            <text:p>10055.1</text:p>
          </table:table-cell>
          <table:table-cell office:value-type="float" office:value="8760.11" table:style-name="ce1">
            <text:p>8760.11</text:p>
          </table:table-cell>
          <table:table-cell office:value-type="float" office:value="13596.9" table:style-name="ce1">
            <text:p>13596.9</text:p>
          </table:table-cell>
          <table:table-cell office:value-type="float" office:value="11609.3" table:style-name="ce1">
            <text:p>11609.3</text:p>
          </table:table-cell>
          <table:table-cell office:value-type="float" office:value="12256.371000000001" table:formula="of:=AVERAGE([.A307:.J307])" table:style-name="ce1">
            <text:p>12256.371</text:p>
          </table:table-cell>
          <table:table-cell table:number-columns-repeated="16373"/>
        </table:table-row>
        <table:table-row table:style-name="ro1">
          <table:table-cell office:value-type="float" office:value="12353.4" table:style-name="ce1">
            <text:p>12353.4</text:p>
          </table:table-cell>
          <table:table-cell office:value-type="float" office:value="16106.6" table:style-name="ce1">
            <text:p>16106.6</text:p>
          </table:table-cell>
          <table:table-cell office:value-type="float" office:value="11772.1" table:style-name="ce1">
            <text:p>11772.1</text:p>
          </table:table-cell>
          <table:table-cell office:value-type="float" office:value="10317.6" table:style-name="ce1">
            <text:p>10317.6</text:p>
          </table:table-cell>
          <table:table-cell office:value-type="float" office:value="14471.1" table:style-name="ce1">
            <text:p>14471.1</text:p>
          </table:table-cell>
          <table:table-cell office:value-type="float" office:value="13413.9" table:style-name="ce1">
            <text:p>13413.9</text:p>
          </table:table-cell>
          <table:table-cell office:value-type="float" office:value="10038.799999999999" table:style-name="ce1">
            <text:p>10038.8</text:p>
          </table:table-cell>
          <table:table-cell office:value-type="float" office:value="8760.11" table:style-name="ce1">
            <text:p>8760.11</text:p>
          </table:table-cell>
          <table:table-cell office:value-type="float" office:value="13595.1" table:style-name="ce1">
            <text:p>13595.1</text:p>
          </table:table-cell>
          <table:table-cell office:value-type="float" office:value="11608" table:style-name="ce1">
            <text:p>11608</text:p>
          </table:table-cell>
          <table:table-cell office:value-type="float" office:value="12243.671" table:formula="of:=AVERAGE([.A308:.J308])" table:style-name="ce1">
            <text:p>12243.671</text:p>
          </table:table-cell>
          <table:table-cell table:number-columns-repeated="16373"/>
        </table:table-row>
        <table:table-row table:style-name="ro1">
          <table:table-cell office:value-type="float" office:value="12353.1" table:style-name="ce1">
            <text:p>12353.1</text:p>
          </table:table-cell>
          <table:table-cell office:value-type="float" office:value="16106.6" table:style-name="ce1">
            <text:p>16106.6</text:p>
          </table:table-cell>
          <table:table-cell office:value-type="float" office:value="11667.4" table:style-name="ce1">
            <text:p>11667.4</text:p>
          </table:table-cell>
          <table:table-cell office:value-type="float" office:value="10314" table:style-name="ce1">
            <text:p>10314</text:p>
          </table:table-cell>
          <table:table-cell office:value-type="float" office:value="14464.1" table:style-name="ce1">
            <text:p>14464.1</text:p>
          </table:table-cell>
          <table:table-cell office:value-type="float" office:value="13413.9" table:style-name="ce1">
            <text:p>13413.9</text:p>
          </table:table-cell>
          <table:table-cell office:value-type="float" office:value="10037.6" table:style-name="ce1">
            <text:p>10037.6</text:p>
          </table:table-cell>
          <table:table-cell office:value-type="float" office:value="8748.2099999999991" table:style-name="ce1">
            <text:p>8748.21</text:p>
          </table:table-cell>
          <table:table-cell office:value-type="float" office:value="13587.9" table:style-name="ce1">
            <text:p>13587.9</text:p>
          </table:table-cell>
          <table:table-cell office:value-type="float" office:value="11603.8" table:style-name="ce1">
            <text:p>11603.8</text:p>
          </table:table-cell>
          <table:table-cell office:value-type="float" office:value="12229.661" table:formula="of:=AVERAGE([.A309:.J309])" table:style-name="ce1">
            <text:p>12229.661</text:p>
          </table:table-cell>
          <table:table-cell table:number-columns-repeated="16373"/>
        </table:table-row>
        <table:table-row table:style-name="ro1">
          <table:table-cell office:value-type="float" office:value="12353.1" table:style-name="ce1">
            <text:p>12353.1</text:p>
          </table:table-cell>
          <table:table-cell office:value-type="float" office:value="16106" table:style-name="ce1">
            <text:p>16106</text:p>
          </table:table-cell>
          <table:table-cell office:value-type="float" office:value="11667.4" table:style-name="ce1">
            <text:p>11667.4</text:p>
          </table:table-cell>
          <table:table-cell office:value-type="float" office:value="10314" table:style-name="ce1">
            <text:p>10314</text:p>
          </table:table-cell>
          <table:table-cell office:value-type="float" office:value="14461.5" table:style-name="ce1">
            <text:p>14461.5</text:p>
          </table:table-cell>
          <table:table-cell office:value-type="float" office:value="13390.7" table:style-name="ce1">
            <text:p>13390.7</text:p>
          </table:table-cell>
          <table:table-cell office:value-type="float" office:value="10029.700000000001" table:style-name="ce1">
            <text:p>10029.7</text:p>
          </table:table-cell>
          <table:table-cell office:value-type="float" office:value="8748.2099999999991" table:style-name="ce1">
            <text:p>8748.21</text:p>
          </table:table-cell>
          <table:table-cell office:value-type="float" office:value="13592.2" table:style-name="ce1">
            <text:p>13592.2</text:p>
          </table:table-cell>
          <table:table-cell office:value-type="float" office:value="11593.7" table:style-name="ce1">
            <text:p>11593.7</text:p>
          </table:table-cell>
          <table:table-cell office:value-type="float" office:value="12225.650999999998" table:formula="of:=AVERAGE([.A310:.J310])" table:style-name="ce1">
            <text:p>12225.651</text:p>
          </table:table-cell>
          <table:table-cell table:number-columns-repeated="16373"/>
        </table:table-row>
        <table:table-row table:style-name="ro1">
          <table:table-cell office:value-type="float" office:value="12351.6" table:style-name="ce1">
            <text:p>12351.6</text:p>
          </table:table-cell>
          <table:table-cell office:value-type="float" office:value="16106" table:style-name="ce1">
            <text:p>16106</text:p>
          </table:table-cell>
          <table:table-cell office:value-type="float" office:value="11667.4" table:style-name="ce1">
            <text:p>11667.4</text:p>
          </table:table-cell>
          <table:table-cell office:value-type="float" office:value="10284.9" table:style-name="ce1">
            <text:p>10284.9</text:p>
          </table:table-cell>
          <table:table-cell office:value-type="float" office:value="14439" table:style-name="ce1">
            <text:p>14439</text:p>
          </table:table-cell>
          <table:table-cell office:value-type="float" office:value="13258.3" table:style-name="ce1">
            <text:p>13258.3</text:p>
          </table:table-cell>
          <table:table-cell office:value-type="float" office:value="9994.57" table:style-name="ce1">
            <text:p>9994.57</text:p>
          </table:table-cell>
          <table:table-cell office:value-type="float" office:value="8747.2000000000007" table:style-name="ce1">
            <text:p>8747.2</text:p>
          </table:table-cell>
          <table:table-cell office:value-type="float" office:value="13592.2" table:style-name="ce1">
            <text:p>13592.2</text:p>
          </table:table-cell>
          <table:table-cell office:value-type="float" office:value="11554.1" table:style-name="ce1">
            <text:p>11554.1</text:p>
          </table:table-cell>
          <table:table-cell office:value-type="float" office:value="12199.526999999998" table:formula="of:=AVERAGE([.A311:.J311])" table:style-name="ce1">
            <text:p>12199.527</text:p>
          </table:table-cell>
          <table:table-cell table:number-columns-repeated="16373"/>
        </table:table-row>
        <table:table-row table:style-name="ro1">
          <table:table-cell office:value-type="float" office:value="12351.6" table:style-name="ce1">
            <text:p>12351.6</text:p>
          </table:table-cell>
          <table:table-cell office:value-type="float" office:value="16106" table:style-name="ce1">
            <text:p>16106</text:p>
          </table:table-cell>
          <table:table-cell office:value-type="float" office:value="11652.7" table:style-name="ce1">
            <text:p>11652.7</text:p>
          </table:table-cell>
          <table:table-cell office:value-type="float" office:value="10284.9" table:style-name="ce1">
            <text:p>10284.9</text:p>
          </table:table-cell>
          <table:table-cell office:value-type="float" office:value="14422.1" table:style-name="ce1">
            <text:p>14422.1</text:p>
          </table:table-cell>
          <table:table-cell office:value-type="float" office:value="13258.3" table:style-name="ce1">
            <text:p>13258.3</text:p>
          </table:table-cell>
          <table:table-cell office:value-type="float" office:value="9994.57" table:style-name="ce1">
            <text:p>9994.57</text:p>
          </table:table-cell>
          <table:table-cell office:value-type="float" office:value="8695.66" table:style-name="ce1">
            <text:p>8695.66</text:p>
          </table:table-cell>
          <table:table-cell office:value-type="float" office:value="13592.2" table:style-name="ce1">
            <text:p>13592.2</text:p>
          </table:table-cell>
          <table:table-cell office:value-type="float" office:value="11554.1" table:style-name="ce1">
            <text:p>11554.1</text:p>
          </table:table-cell>
          <table:table-cell office:value-type="float" office:value="12191.213000000002" table:formula="of:=AVERAGE([.A312:.J312])" table:style-name="ce1">
            <text:p>12191.213</text:p>
          </table:table-cell>
          <table:table-cell table:number-columns-repeated="16373"/>
        </table:table-row>
        <table:table-row table:style-name="ro1">
          <table:table-cell office:value-type="float" office:value="12350.7" table:style-name="ce1">
            <text:p>12350.7</text:p>
          </table:table-cell>
          <table:table-cell office:value-type="float" office:value="16106" table:style-name="ce1">
            <text:p>16106</text:p>
          </table:table-cell>
          <table:table-cell office:value-type="float" office:value="11652.7" table:style-name="ce1">
            <text:p>11652.7</text:p>
          </table:table-cell>
          <table:table-cell office:value-type="float" office:value="10284.9" table:style-name="ce1">
            <text:p>10284.9</text:p>
          </table:table-cell>
          <table:table-cell office:value-type="float" office:value="14375.9" table:style-name="ce1">
            <text:p>14375.9</text:p>
          </table:table-cell>
          <table:table-cell office:value-type="float" office:value="13258.3" table:style-name="ce1">
            <text:p>13258.3</text:p>
          </table:table-cell>
          <table:table-cell office:value-type="float" office:value="9994.57" table:style-name="ce1">
            <text:p>9994.57</text:p>
          </table:table-cell>
          <table:table-cell office:value-type="float" office:value="8695.66" table:style-name="ce1">
            <text:p>8695.66</text:p>
          </table:table-cell>
          <table:table-cell office:value-type="float" office:value="13590.4" table:style-name="ce1">
            <text:p>13590.4</text:p>
          </table:table-cell>
          <table:table-cell office:value-type="float" office:value="11554.1" table:style-name="ce1">
            <text:p>11554.1</text:p>
          </table:table-cell>
          <table:table-cell office:value-type="float" office:value="12186.323" table:formula="of:=AVERAGE([.A313:.J313])" table:style-name="ce1">
            <text:p>12186.323</text:p>
          </table:table-cell>
          <table:table-cell table:number-columns-repeated="16373"/>
        </table:table-row>
        <table:table-row table:style-name="ro1">
          <table:table-cell office:value-type="float" office:value="12350.7" table:style-name="ce1">
            <text:p>12350.7</text:p>
          </table:table-cell>
          <table:table-cell office:value-type="float" office:value="16106" table:style-name="ce1">
            <text:p>16106</text:p>
          </table:table-cell>
          <table:table-cell office:value-type="float" office:value="11652.7" table:style-name="ce1">
            <text:p>11652.7</text:p>
          </table:table-cell>
          <table:table-cell office:value-type="float" office:value="10284.9" table:style-name="ce1">
            <text:p>10284.9</text:p>
          </table:table-cell>
          <table:table-cell office:value-type="float" office:value="14417.3" table:style-name="ce1">
            <text:p>14417.3</text:p>
          </table:table-cell>
          <table:table-cell office:value-type="float" office:value="13258.3" table:style-name="ce1">
            <text:p>13258.3</text:p>
          </table:table-cell>
          <table:table-cell office:value-type="float" office:value="9994.57" table:style-name="ce1">
            <text:p>9994.57</text:p>
          </table:table-cell>
          <table:table-cell office:value-type="float" office:value="8695.66" table:style-name="ce1">
            <text:p>8695.66</text:p>
          </table:table-cell>
          <table:table-cell office:value-type="float" office:value="13572.3" table:style-name="ce1">
            <text:p>13572.3</text:p>
          </table:table-cell>
          <table:table-cell office:value-type="float" office:value="11554.1" table:style-name="ce1">
            <text:p>11554.1</text:p>
          </table:table-cell>
          <table:table-cell office:value-type="float" office:value="12188.653000000002" table:formula="of:=AVERAGE([.A314:.J314])" table:style-name="ce1">
            <text:p>12188.653</text:p>
          </table:table-cell>
          <table:table-cell table:number-columns-repeated="16373"/>
        </table:table-row>
        <table:table-row table:style-name="ro1">
          <table:table-cell office:value-type="float" office:value="12345.4" table:style-name="ce1">
            <text:p>12345.4</text:p>
          </table:table-cell>
          <table:table-cell office:value-type="float" office:value="16106" table:style-name="ce1">
            <text:p>16106</text:p>
          </table:table-cell>
          <table:table-cell office:value-type="float" office:value="11648.9" table:style-name="ce1">
            <text:p>11648.9</text:p>
          </table:table-cell>
          <table:table-cell office:value-type="float" office:value="10238.799999999999" table:style-name="ce1">
            <text:p>10238.8</text:p>
          </table:table-cell>
          <table:table-cell office:value-type="float" office:value="14377.5" table:style-name="ce1">
            <text:p>14377.5</text:p>
          </table:table-cell>
          <table:table-cell office:value-type="float" office:value="13242.6" table:style-name="ce1">
            <text:p>13242.6</text:p>
          </table:table-cell>
          <table:table-cell office:value-type="float" office:value="9994.57" table:style-name="ce1">
            <text:p>9994.57</text:p>
          </table:table-cell>
          <table:table-cell office:value-type="float" office:value="8695.66" table:style-name="ce1">
            <text:p>8695.66</text:p>
          </table:table-cell>
          <table:table-cell office:value-type="float" office:value="13572.3" table:style-name="ce1">
            <text:p>13572.3</text:p>
          </table:table-cell>
          <table:table-cell office:value-type="float" office:value="11492.9" table:style-name="ce1">
            <text:p>11492.9</text:p>
          </table:table-cell>
          <table:table-cell office:value-type="float" office:value="12171.463000000002" table:formula="of:=AVERAGE([.A315:.J315])" table:style-name="ce1">
            <text:p>12171.463</text:p>
          </table:table-cell>
          <table:table-cell table:number-columns-repeated="16373"/>
        </table:table-row>
        <table:table-row table:style-name="ro1">
          <table:table-cell office:value-type="float" office:value="12320.7" table:style-name="ce1">
            <text:p>12320.7</text:p>
          </table:table-cell>
          <table:table-cell office:value-type="float" office:value="16106" table:style-name="ce1">
            <text:p>16106</text:p>
          </table:table-cell>
          <table:table-cell office:value-type="float" office:value="11652.7" table:style-name="ce1">
            <text:p>11652.7</text:p>
          </table:table-cell>
          <table:table-cell office:value-type="float" office:value="10238.799999999999" table:style-name="ce1">
            <text:p>10238.8</text:p>
          </table:table-cell>
          <table:table-cell office:value-type="float" office:value="14377.5" table:style-name="ce1">
            <text:p>14377.5</text:p>
          </table:table-cell>
          <table:table-cell office:value-type="float" office:value="13242.6" table:style-name="ce1">
            <text:p>13242.6</text:p>
          </table:table-cell>
          <table:table-cell office:value-type="float" office:value="9994.57" table:style-name="ce1">
            <text:p>9994.57</text:p>
          </table:table-cell>
          <table:table-cell office:value-type="float" office:value="8695.66" table:style-name="ce1">
            <text:p>8695.66</text:p>
          </table:table-cell>
          <table:table-cell office:value-type="float" office:value="13581.1" table:style-name="ce1">
            <text:p>13581.1</text:p>
          </table:table-cell>
          <table:table-cell office:value-type="float" office:value="11492.9" table:style-name="ce1">
            <text:p>11492.9</text:p>
          </table:table-cell>
          <table:table-cell office:value-type="float" office:value="12170.253000000001" table:formula="of:=AVERAGE([.A316:.J316])" table:style-name="ce1">
            <text:p>12170.253</text:p>
          </table:table-cell>
          <table:table-cell table:number-columns-repeated="16373"/>
        </table:table-row>
        <table:table-row table:style-name="ro1">
          <table:table-cell office:value-type="float" office:value="12320.7" table:style-name="ce1">
            <text:p>12320.7</text:p>
          </table:table-cell>
          <table:table-cell office:value-type="float" office:value="16106" table:style-name="ce1">
            <text:p>16106</text:p>
          </table:table-cell>
          <table:table-cell office:value-type="float" office:value="11647.9" table:style-name="ce1">
            <text:p>11647.9</text:p>
          </table:table-cell>
          <table:table-cell office:value-type="float" office:value="10238.799999999999" table:style-name="ce1">
            <text:p>10238.8</text:p>
          </table:table-cell>
          <table:table-cell office:value-type="float" office:value="14334.9" table:style-name="ce1">
            <text:p>14334.9</text:p>
          </table:table-cell>
          <table:table-cell office:value-type="float" office:value="13242.6" table:style-name="ce1">
            <text:p>13242.6</text:p>
          </table:table-cell>
          <table:table-cell office:value-type="float" office:value="9873.01" table:style-name="ce1">
            <text:p>9873.01</text:p>
          </table:table-cell>
          <table:table-cell office:value-type="float" office:value="8695.66" table:style-name="ce1">
            <text:p>8695.66</text:p>
          </table:table-cell>
          <table:table-cell office:value-type="float" office:value="13564.4" table:style-name="ce1">
            <text:p>13564.4</text:p>
          </table:table-cell>
          <table:table-cell office:value-type="float" office:value="11492.9" table:style-name="ce1">
            <text:p>11492.9</text:p>
          </table:table-cell>
          <table:table-cell office:value-type="float" office:value="12151.686999999998" table:formula="of:=AVERAGE([.A317:.J317])" table:style-name="ce1">
            <text:p>12151.687</text:p>
          </table:table-cell>
          <table:table-cell table:number-columns-repeated="16373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16106" table:style-name="ce1">
            <text:p>16106</text:p>
          </table:table-cell>
          <table:table-cell office:value-type="float" office:value="11643.8" table:style-name="ce1">
            <text:p>11643.8</text:p>
          </table:table-cell>
          <table:table-cell office:value-type="float" office:value="10236.700000000001" table:style-name="ce1">
            <text:p>10236.7</text:p>
          </table:table-cell>
          <table:table-cell office:value-type="float" office:value="14314.6" table:style-name="ce1">
            <text:p>14314.6</text:p>
          </table:table-cell>
          <table:table-cell office:value-type="float" office:value="13242.6" table:style-name="ce1">
            <text:p>13242.6</text:p>
          </table:table-cell>
          <table:table-cell office:value-type="float" office:value="9873.01" table:style-name="ce1">
            <text:p>9873.01</text:p>
          </table:table-cell>
          <table:table-cell office:value-type="float" office:value="8695.66" table:style-name="ce1">
            <text:p>8695.66</text:p>
          </table:table-cell>
          <table:table-cell office:value-type="float" office:value="13541.3" table:style-name="ce1">
            <text:p>13541.3</text:p>
          </table:table-cell>
          <table:table-cell office:value-type="float" office:value="11492.9" table:style-name="ce1">
            <text:p>11492.9</text:p>
          </table:table-cell>
          <table:table-cell office:value-type="float" office:value="12144.556999999999" table:formula="of:=AVERAGE([.A318:.J318])" table:style-name="ce1">
            <text:p>12144.557</text:p>
          </table:table-cell>
          <table:table-cell table:number-columns-repeated="16373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16106" table:style-name="ce1">
            <text:p>16106</text:p>
          </table:table-cell>
          <table:table-cell office:value-type="float" office:value="11643.8" table:style-name="ce1">
            <text:p>11643.8</text:p>
          </table:table-cell>
          <table:table-cell office:value-type="float" office:value="10236.700000000001" table:style-name="ce1">
            <text:p>10236.7</text:p>
          </table:table-cell>
          <table:table-cell office:value-type="float" office:value="14314.6" table:style-name="ce1">
            <text:p>14314.6</text:p>
          </table:table-cell>
          <table:table-cell office:value-type="float" office:value="13242.6" table:style-name="ce1">
            <text:p>13242.6</text:p>
          </table:table-cell>
          <table:table-cell office:value-type="float" office:value="9873.01" table:style-name="ce1">
            <text:p>9873.01</text:p>
          </table:table-cell>
          <table:table-cell office:value-type="float" office:value="8687.61" table:style-name="ce1">
            <text:p>8687.61</text:p>
          </table:table-cell>
          <table:table-cell office:value-type="float" office:value="13541.3" table:style-name="ce1">
            <text:p>13541.3</text:p>
          </table:table-cell>
          <table:table-cell office:value-type="float" office:value="11492.9" table:style-name="ce1">
            <text:p>11492.9</text:p>
          </table:table-cell>
          <table:table-cell office:value-type="float" office:value="12143.751999999999" table:formula="of:=AVERAGE([.A319:.J319])" table:style-name="ce1">
            <text:p>12143.752</text:p>
          </table:table-cell>
          <table:table-cell table:number-columns-repeated="16373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16106" table:style-name="ce1">
            <text:p>16106</text:p>
          </table:table-cell>
          <table:table-cell office:value-type="float" office:value="11643.8" table:style-name="ce1">
            <text:p>11643.8</text:p>
          </table:table-cell>
          <table:table-cell office:value-type="float" office:value="10236.6" table:style-name="ce1">
            <text:p>10236.6</text:p>
          </table:table-cell>
          <table:table-cell office:value-type="float" office:value="14209.9" table:style-name="ce1">
            <text:p>14209.9</text:p>
          </table:table-cell>
          <table:table-cell office:value-type="float" office:value="13242.6" table:style-name="ce1">
            <text:p>13242.6</text:p>
          </table:table-cell>
          <table:table-cell office:value-type="float" office:value="9873.01" table:style-name="ce1">
            <text:p>9873.01</text:p>
          </table:table-cell>
          <table:table-cell office:value-type="float" office:value="8673.14" table:style-name="ce1">
            <text:p>8673.14</text:p>
          </table:table-cell>
          <table:table-cell office:value-type="float" office:value="13509.5" table:style-name="ce1">
            <text:p>13509.5</text:p>
          </table:table-cell>
          <table:table-cell office:value-type="float" office:value="11492.9" table:style-name="ce1">
            <text:p>11492.9</text:p>
          </table:table-cell>
          <table:table-cell office:value-type="float" office:value="12128.645" table:formula="of:=AVERAGE([.A320:.J320])" table:style-name="ce1">
            <text:p>12128.645</text:p>
          </table:table-cell>
          <table:table-cell table:number-columns-repeated="16373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16106" table:style-name="ce1">
            <text:p>16106</text:p>
          </table:table-cell>
          <table:table-cell office:value-type="float" office:value="11642.5" table:style-name="ce1">
            <text:p>11642.5</text:p>
          </table:table-cell>
          <table:table-cell office:value-type="float" office:value="10236.1" table:style-name="ce1">
            <text:p>10236.1</text:p>
          </table:table-cell>
          <table:table-cell office:value-type="float" office:value="14209.9" table:style-name="ce1">
            <text:p>14209.9</text:p>
          </table:table-cell>
          <table:table-cell office:value-type="float" office:value="13241.7" table:style-name="ce1">
            <text:p>13241.7</text:p>
          </table:table-cell>
          <table:table-cell office:value-type="float" office:value="9873.01" table:style-name="ce1">
            <text:p>9873.01</text:p>
          </table:table-cell>
          <table:table-cell office:value-type="float" office:value="8663.33" table:style-name="ce1">
            <text:p>8663.33</text:p>
          </table:table-cell>
          <table:table-cell office:value-type="float" office:value="13509.5" table:style-name="ce1">
            <text:p>13509.5</text:p>
          </table:table-cell>
          <table:table-cell office:value-type="float" office:value="11473.9" table:style-name="ce1">
            <text:p>11473.9</text:p>
          </table:table-cell>
          <table:table-cell office:value-type="float" office:value="12125.493999999999" table:formula="of:=AVERAGE([.A321:.J321])" table:style-name="ce1">
            <text:p>12125.494</text:p>
          </table:table-cell>
          <table:table-cell table:number-columns-repeated="16373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16102.9" table:style-name="ce1">
            <text:p>16102.9</text:p>
          </table:table-cell>
          <table:table-cell office:value-type="float" office:value="11623.5" table:style-name="ce1">
            <text:p>11623.5</text:p>
          </table:table-cell>
          <table:table-cell office:value-type="float" office:value="10236.1" table:style-name="ce1">
            <text:p>10236.1</text:p>
          </table:table-cell>
          <table:table-cell office:value-type="float" office:value="14209.9" table:style-name="ce1">
            <text:p>14209.9</text:p>
          </table:table-cell>
          <table:table-cell office:value-type="float" office:value="13241.7" table:style-name="ce1">
            <text:p>13241.7</text:p>
          </table:table-cell>
          <table:table-cell office:value-type="float" office:value="9873.01" table:style-name="ce1">
            <text:p>9873.01</text:p>
          </table:table-cell>
          <table:table-cell office:value-type="float" office:value="8663.33" table:style-name="ce1">
            <text:p>8663.33</text:p>
          </table:table-cell>
          <table:table-cell office:value-type="float" office:value="13469.1" table:style-name="ce1">
            <text:p>13469.1</text:p>
          </table:table-cell>
          <table:table-cell office:value-type="float" office:value="11471.7" table:style-name="ce1">
            <text:p>11471.7</text:p>
          </table:table-cell>
          <table:table-cell office:value-type="float" office:value="12119.024000000001" table:formula="of:=AVERAGE([.A322:.J322])" table:style-name="ce1">
            <text:p>12119.024</text:p>
          </table:table-cell>
          <table:table-cell table:number-columns-repeated="16373"/>
        </table:table-row>
        <table:table-row table:style-name="ro1">
          <table:table-cell office:value-type="float" office:value="12243.3" table:style-name="ce1">
            <text:p>12243.3</text:p>
          </table:table-cell>
          <table:table-cell office:value-type="float" office:value="16105" table:style-name="ce1">
            <text:p>16105</text:p>
          </table:table-cell>
          <table:table-cell office:value-type="float" office:value="11621.2" table:style-name="ce1">
            <text:p>11621.2</text:p>
          </table:table-cell>
          <table:table-cell office:value-type="float" office:value="10195.700000000001" table:style-name="ce1">
            <text:p>10195.7</text:p>
          </table:table-cell>
          <table:table-cell office:value-type="float" office:value="14209.9" table:style-name="ce1">
            <text:p>14209.9</text:p>
          </table:table-cell>
          <table:table-cell office:value-type="float" office:value="13241.7" table:style-name="ce1">
            <text:p>13241.7</text:p>
          </table:table-cell>
          <table:table-cell office:value-type="float" office:value="9871.51" table:style-name="ce1">
            <text:p>9871.51</text:p>
          </table:table-cell>
          <table:table-cell office:value-type="float" office:value="8663.33" table:style-name="ce1">
            <text:p>8663.33</text:p>
          </table:table-cell>
          <table:table-cell office:value-type="float" office:value="13469.3" table:style-name="ce1">
            <text:p>13469.3</text:p>
          </table:table-cell>
          <table:table-cell office:value-type="float" office:value="11471.7" table:style-name="ce1">
            <text:p>11471.7</text:p>
          </table:table-cell>
          <table:table-cell office:value-type="float" office:value="12109.263999999999" table:formula="of:=AVERAGE([.A323:.J323])" table:style-name="ce1">
            <text:p>12109.264</text:p>
          </table:table-cell>
          <table:table-cell table:number-columns-repeated="16373"/>
        </table:table-row>
        <table:table-row table:style-name="ro1">
          <table:table-cell office:value-type="float" office:value="12229.9" table:style-name="ce1">
            <text:p>12229.9</text:p>
          </table:table-cell>
          <table:table-cell office:value-type="float" office:value="16104.9" table:style-name="ce1">
            <text:p>16104.9</text:p>
          </table:table-cell>
          <table:table-cell office:value-type="float" office:value="11621.2" table:style-name="ce1">
            <text:p>11621.2</text:p>
          </table:table-cell>
          <table:table-cell office:value-type="float" office:value="10143.700000000001" table:style-name="ce1">
            <text:p>10143.7</text:p>
          </table:table-cell>
          <table:table-cell office:value-type="float" office:value="14208.3" table:style-name="ce1">
            <text:p>14208.3</text:p>
          </table:table-cell>
          <table:table-cell office:value-type="float" office:value="13117.5" table:style-name="ce1">
            <text:p>13117.5</text:p>
          </table:table-cell>
          <table:table-cell office:value-type="float" office:value="9853.89" table:style-name="ce1">
            <text:p>9853.89</text:p>
          </table:table-cell>
          <table:table-cell office:value-type="float" office:value="8662.5499999999993" table:style-name="ce1">
            <text:p>8662.55</text:p>
          </table:table-cell>
          <table:table-cell office:value-type="float" office:value="13469.3" table:style-name="ce1">
            <text:p>13469.3</text:p>
          </table:table-cell>
          <table:table-cell office:value-type="float" office:value="11471.7" table:style-name="ce1">
            <text:p>11471.7</text:p>
          </table:table-cell>
          <table:table-cell office:value-type="float" office:value="12088.294" table:formula="of:=AVERAGE([.A324:.J324])" table:style-name="ce1">
            <text:p>12088.294</text:p>
          </table:table-cell>
          <table:table-cell table:number-columns-repeated="16373"/>
        </table:table-row>
        <table:table-row table:style-name="ro1">
          <table:table-cell office:value-type="float" office:value="12229.9" table:style-name="ce1">
            <text:p>12229.9</text:p>
          </table:table-cell>
          <table:table-cell office:value-type="float" office:value="16104.9" table:style-name="ce1">
            <text:p>16104.9</text:p>
          </table:table-cell>
          <table:table-cell office:value-type="float" office:value="11619.3" table:style-name="ce1">
            <text:p>11619.3</text:p>
          </table:table-cell>
          <table:table-cell office:value-type="float" office:value="10163.1" table:style-name="ce1">
            <text:p>10163.1</text:p>
          </table:table-cell>
          <table:table-cell office:value-type="float" office:value="14192.3" table:style-name="ce1">
            <text:p>14192.3</text:p>
          </table:table-cell>
          <table:table-cell office:value-type="float" office:value="13218.8" table:style-name="ce1">
            <text:p>13218.8</text:p>
          </table:table-cell>
          <table:table-cell office:value-type="float" office:value="9767.58" table:style-name="ce1">
            <text:p>9767.58</text:p>
          </table:table-cell>
          <table:table-cell office:value-type="float" office:value="8646.5400000000009" table:style-name="ce1">
            <text:p>8646.54</text:p>
          </table:table-cell>
          <table:table-cell office:value-type="float" office:value="13470.4" table:style-name="ce1">
            <text:p>13470.4</text:p>
          </table:table-cell>
          <table:table-cell office:value-type="float" office:value="11471.7" table:style-name="ce1">
            <text:p>11471.7</text:p>
          </table:table-cell>
          <table:table-cell office:value-type="float" office:value="12088.452000000001" table:formula="of:=AVERAGE([.A325:.J325])" table:style-name="ce1">
            <text:p>12088.452</text:p>
          </table:table-cell>
          <table:table-cell table:number-columns-repeated="16373"/>
        </table:table-row>
        <table:table-row table:style-name="ro1">
          <table:table-cell office:value-type="float" office:value="12229.9" table:style-name="ce1">
            <text:p>12229.9</text:p>
          </table:table-cell>
          <table:table-cell office:value-type="float" office:value="16103.6" table:style-name="ce1">
            <text:p>16103.6</text:p>
          </table:table-cell>
          <table:table-cell office:value-type="float" office:value="11602" table:style-name="ce1">
            <text:p>11602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14130.8" table:style-name="ce1">
            <text:p>14130.8</text:p>
          </table:table-cell>
          <table:table-cell office:value-type="float" office:value="13217.5" table:style-name="ce1">
            <text:p>13217.5</text:p>
          </table:table-cell>
          <table:table-cell office:value-type="float" office:value="9767.58" table:style-name="ce1">
            <text:p>9767.58</text:p>
          </table:table-cell>
          <table:table-cell office:value-type="float" office:value="8653.2000000000007" table:style-name="ce1">
            <text:p>8653.2</text:p>
          </table:table-cell>
          <table:table-cell office:value-type="float" office:value="13470.4" table:style-name="ce1">
            <text:p>13470.4</text:p>
          </table:table-cell>
          <table:table-cell office:value-type="float" office:value="11471.7" table:style-name="ce1">
            <text:p>11471.7</text:p>
          </table:table-cell>
          <table:table-cell office:value-type="float" office:value="12080.838" table:formula="of:=AVERAGE([.A326:.J326])" table:style-name="ce1">
            <text:p>12080.838</text:p>
          </table:table-cell>
          <table:table-cell table:number-columns-repeated="16373"/>
        </table:table-row>
        <table:table-row table:style-name="ro1">
          <table:table-cell office:value-type="float" office:value="12229.8" table:style-name="ce1">
            <text:p>12229.8</text:p>
          </table:table-cell>
          <table:table-cell office:value-type="float" office:value="16104.6" table:style-name="ce1">
            <text:p>16104.6</text:p>
          </table:table-cell>
          <table:table-cell office:value-type="float" office:value="11601" table:style-name="ce1">
            <text:p>11601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14141.6" table:style-name="ce1">
            <text:p>14141.6</text:p>
          </table:table-cell>
          <table:table-cell office:value-type="float" office:value="13217.5" table:style-name="ce1">
            <text:p>13217.5</text:p>
          </table:table-cell>
          <table:table-cell office:value-type="float" office:value="9767.58" table:style-name="ce1">
            <text:p>9767.58</text:p>
          </table:table-cell>
          <table:table-cell office:value-type="float" office:value="8653.2000000000007" table:style-name="ce1">
            <text:p>8653.2</text:p>
          </table:table-cell>
          <table:table-cell office:value-type="float" office:value="13470.4" table:style-name="ce1">
            <text:p>13470.4</text:p>
          </table:table-cell>
          <table:table-cell office:value-type="float" office:value="11421.1" table:style-name="ce1">
            <text:p>11421.1</text:p>
          </table:table-cell>
          <table:table-cell office:value-type="float" office:value="12076.848000000002" table:formula="of:=AVERAGE([.A327:.J327])" table:style-name="ce1">
            <text:p>12076.848</text:p>
          </table:table-cell>
          <table:table-cell table:number-columns-repeated="16373"/>
        </table:table-row>
        <table:table-row table:style-name="ro1">
          <table:table-cell office:value-type="float" office:value="12228.3" table:style-name="ce1">
            <text:p>12228.3</text:p>
          </table:table-cell>
          <table:table-cell office:value-type="float" office:value="16104.6" table:style-name="ce1">
            <text:p>16104.6</text:p>
          </table:table-cell>
          <table:table-cell office:value-type="float" office:value="11601" table:style-name="ce1">
            <text:p>11601</text:p>
          </table:table-cell>
          <table:table-cell office:value-type="float" office:value="10163.1" table:style-name="ce1">
            <text:p>10163.1</text:p>
          </table:table-cell>
          <table:table-cell office:value-type="float" office:value="14137.5" table:style-name="ce1">
            <text:p>14137.5</text:p>
          </table:table-cell>
          <table:table-cell office:value-type="float" office:value="13217.5" table:style-name="ce1">
            <text:p>13217.5</text:p>
          </table:table-cell>
          <table:table-cell office:value-type="float" office:value="9767.58" table:style-name="ce1">
            <text:p>9767.58</text:p>
          </table:table-cell>
          <table:table-cell office:value-type="float" office:value="8652.66" table:style-name="ce1">
            <text:p>8652.66</text:p>
          </table:table-cell>
          <table:table-cell office:value-type="float" office:value="13470.4" table:style-name="ce1">
            <text:p>13470.4</text:p>
          </table:table-cell>
          <table:table-cell office:value-type="float" office:value="11436.7" table:style-name="ce1">
            <text:p>11436.7</text:p>
          </table:table-cell>
          <table:table-cell office:value-type="float" office:value="12077.933999999999" table:formula="of:=AVERAGE([.A328:.J328])" table:style-name="ce1">
            <text:p>12077.934</text:p>
          </table:table-cell>
          <table:table-cell table:number-columns-repeated="16373"/>
        </table:table-row>
        <table:table-row table:style-name="ro1">
          <table:table-cell office:value-type="float" office:value="12223.8" table:style-name="ce1">
            <text:p>12223.8</text:p>
          </table:table-cell>
          <table:table-cell office:value-type="float" office:value="16104.9" table:style-name="ce1">
            <text:p>16104.9</text:p>
          </table:table-cell>
          <table:table-cell office:value-type="float" office:value="11601" table:style-name="ce1">
            <text:p>11601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14105.1" table:style-name="ce1">
            <text:p>14105.1</text:p>
          </table:table-cell>
          <table:table-cell office:value-type="float" office:value="13217.5" table:style-name="ce1">
            <text:p>13217.5</text:p>
          </table:table-cell>
          <table:table-cell office:value-type="float" office:value="9767.58" table:style-name="ce1">
            <text:p>9767.58</text:p>
          </table:table-cell>
          <table:table-cell office:value-type="float" office:value="8652.66" table:style-name="ce1">
            <text:p>8652.66</text:p>
          </table:table-cell>
          <table:table-cell office:value-type="float" office:value="13470.4" table:style-name="ce1">
            <text:p>13470.4</text:p>
          </table:table-cell>
          <table:table-cell office:value-type="float" office:value="11436.7" table:style-name="ce1">
            <text:p>11436.7</text:p>
          </table:table-cell>
          <table:table-cell office:value-type="float" office:value="12074.134" table:formula="of:=AVERAGE([.A329:.J329])" table:style-name="ce1">
            <text:p>12074.134</text:p>
          </table:table-cell>
          <table:table-cell table:number-columns-repeated="16373"/>
        </table:table-row>
        <table:table-row table:style-name="ro1">
          <table:table-cell office:value-type="float" office:value="12223.8" table:style-name="ce1">
            <text:p>12223.8</text:p>
          </table:table-cell>
          <table:table-cell office:value-type="float" office:value="16104.9" table:style-name="ce1">
            <text:p>16104.9</text:p>
          </table:table-cell>
          <table:table-cell office:value-type="float" office:value="11601" table:style-name="ce1">
            <text:p>11601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14105.1" table:style-name="ce1">
            <text:p>14105.1</text:p>
          </table:table-cell>
          <table:table-cell office:value-type="float" office:value="13205.4" table:style-name="ce1">
            <text:p>13205.4</text:p>
          </table:table-cell>
          <table:table-cell office:value-type="float" office:value="9767.35" table:style-name="ce1">
            <text:p>9767.35</text:p>
          </table:table-cell>
          <table:table-cell office:value-type="float" office:value="8642.83" table:style-name="ce1">
            <text:p>8642.83</text:p>
          </table:table-cell>
          <table:table-cell office:value-type="float" office:value="13468.1" table:style-name="ce1">
            <text:p>13468.1</text:p>
          </table:table-cell>
          <table:table-cell office:value-type="float" office:value="11436.7" table:style-name="ce1">
            <text:p>11436.7</text:p>
          </table:table-cell>
          <table:table-cell office:value-type="float" office:value="12071.688" table:formula="of:=AVERAGE([.A330:.J330])" table:style-name="ce1">
            <text:p>12071.688</text:p>
          </table:table-cell>
          <table:table-cell table:number-columns-repeated="16373"/>
        </table:table-row>
        <table:table-row table:style-name="ro1">
          <table:table-cell office:value-type="float" office:value="12211.2" table:style-name="ce1">
            <text:p>12211.2</text:p>
          </table:table-cell>
          <table:table-cell office:value-type="float" office:value="16103" table:style-name="ce1">
            <text:p>16103</text:p>
          </table:table-cell>
          <table:table-cell office:value-type="float" office:value="11600.1" table:style-name="ce1">
            <text:p>11600.1</text:p>
          </table:table-cell>
          <table:table-cell office:value-type="float" office:value="10160.700000000001" table:style-name="ce1">
            <text:p>10160.7</text:p>
          </table:table-cell>
          <table:table-cell office:value-type="float" office:value="14105.1" table:style-name="ce1">
            <text:p>14105.1</text:p>
          </table:table-cell>
          <table:table-cell office:value-type="float" office:value="13205.4" table:style-name="ce1">
            <text:p>13205.4</text:p>
          </table:table-cell>
          <table:table-cell office:value-type="float" office:value="9703.73" table:style-name="ce1">
            <text:p>9703.73</text:p>
          </table:table-cell>
          <table:table-cell office:value-type="float" office:value="8636.86" table:style-name="ce1">
            <text:p>8636.86</text:p>
          </table:table-cell>
          <table:table-cell office:value-type="float" office:value="13461.2" table:style-name="ce1">
            <text:p>13461.2</text:p>
          </table:table-cell>
          <table:table-cell office:value-type="float" office:value="11414.9" table:style-name="ce1">
            <text:p>11414.9</text:p>
          </table:table-cell>
          <table:table-cell office:value-type="float" office:value="12060.218999999999" table:formula="of:=AVERAGE([.A331:.J331])" table:style-name="ce1">
            <text:p>12060.219</text:p>
          </table:table-cell>
          <table:table-cell table:number-columns-repeated="16373"/>
        </table:table-row>
        <table:table-row table:style-name="ro1">
          <table:table-cell office:value-type="float" office:value="12211.2" table:style-name="ce1">
            <text:p>12211.2</text:p>
          </table:table-cell>
          <table:table-cell office:value-type="float" office:value="16103" table:style-name="ce1">
            <text:p>16103</text:p>
          </table:table-cell>
          <table:table-cell office:value-type="float" office:value="11600.1" table:style-name="ce1">
            <text:p>11600.1</text:p>
          </table:table-cell>
          <table:table-cell office:value-type="float" office:value="10092.200000000001" table:style-name="ce1">
            <text:p>10092.2</text:p>
          </table:table-cell>
          <table:table-cell office:value-type="float" office:value="14093.5" table:style-name="ce1">
            <text:p>14093.5</text:p>
          </table:table-cell>
          <table:table-cell office:value-type="float" office:value="13198.7" table:style-name="ce1">
            <text:p>13198.7</text:p>
          </table:table-cell>
          <table:table-cell office:value-type="float" office:value="9765.15" table:style-name="ce1">
            <text:p>9765.15</text:p>
          </table:table-cell>
          <table:table-cell office:value-type="float" office:value="8636.86" table:style-name="ce1">
            <text:p>8636.86</text:p>
          </table:table-cell>
          <table:table-cell office:value-type="float" office:value="13461.2" table:style-name="ce1">
            <text:p>13461.2</text:p>
          </table:table-cell>
          <table:table-cell office:value-type="float" office:value="11414.6" table:style-name="ce1">
            <text:p>11414.6</text:p>
          </table:table-cell>
          <table:table-cell office:value-type="float" office:value="12057.651" table:formula="of:=AVERAGE([.A332:.J332])" table:style-name="ce1">
            <text:p>12057.651</text:p>
          </table:table-cell>
          <table:table-cell table:number-columns-repeated="16373"/>
        </table:table-row>
        <table:table-row table:style-name="ro1">
          <table:table-cell office:value-type="float" office:value="12222.1" table:style-name="ce1">
            <text:p>12222.1</text:p>
          </table:table-cell>
          <table:table-cell office:value-type="float" office:value="16103" table:style-name="ce1">
            <text:p>16103</text:p>
          </table:table-cell>
          <table:table-cell office:value-type="float" office:value="11591.5" table:style-name="ce1">
            <text:p>11591.5</text:p>
          </table:table-cell>
          <table:table-cell office:value-type="float" office:value="10092.200000000001" table:style-name="ce1">
            <text:p>10092.2</text:p>
          </table:table-cell>
          <table:table-cell office:value-type="float" office:value="14093.5" table:style-name="ce1">
            <text:p>14093.5</text:p>
          </table:table-cell>
          <table:table-cell office:value-type="float" office:value="13198.7" table:style-name="ce1">
            <text:p>13198.7</text:p>
          </table:table-cell>
          <table:table-cell office:value-type="float" office:value="9757.41" table:style-name="ce1">
            <text:p>9757.41</text:p>
          </table:table-cell>
          <table:table-cell office:value-type="float" office:value="8636.86" table:style-name="ce1">
            <text:p>8636.86</text:p>
          </table:table-cell>
          <table:table-cell office:value-type="float" office:value="13461.2" table:style-name="ce1">
            <text:p>13461.2</text:p>
          </table:table-cell>
          <table:table-cell office:value-type="float" office:value="11414.6" table:style-name="ce1">
            <text:p>11414.6</text:p>
          </table:table-cell>
          <table:table-cell office:value-type="float" office:value="12057.107" table:formula="of:=AVERAGE([.A333:.J333])" table:style-name="ce1">
            <text:p>12057.107</text:p>
          </table:table-cell>
          <table:table-cell table:number-columns-repeated="16373"/>
        </table:table-row>
        <table:table-row table:style-name="ro1">
          <table:table-cell office:value-type="float" office:value="12159.9" table:style-name="ce1">
            <text:p>12159.9</text:p>
          </table:table-cell>
          <table:table-cell office:value-type="float" office:value="16103" table:style-name="ce1">
            <text:p>16103</text:p>
          </table:table-cell>
          <table:table-cell office:value-type="float" office:value="11588.6" table:style-name="ce1">
            <text:p>11588.6</text:p>
          </table:table-cell>
          <table:table-cell office:value-type="float" office:value="10092.200000000001" table:style-name="ce1">
            <text:p>10092.2</text:p>
          </table:table-cell>
          <table:table-cell office:value-type="float" office:value="14093.5" table:style-name="ce1">
            <text:p>14093.5</text:p>
          </table:table-cell>
          <table:table-cell office:value-type="float" office:value="13171.9" table:style-name="ce1">
            <text:p>13171.9</text:p>
          </table:table-cell>
          <table:table-cell office:value-type="float" office:value="9757.41" table:style-name="ce1">
            <text:p>9757.41</text:p>
          </table:table-cell>
          <table:table-cell office:value-type="float" office:value="8634.9599999999991" table:style-name="ce1">
            <text:p>8634.96</text:p>
          </table:table-cell>
          <table:table-cell office:value-type="float" office:value="13439.1" table:style-name="ce1">
            <text:p>13439.1</text:p>
          </table:table-cell>
          <table:table-cell office:value-type="float" office:value="11414.6" table:style-name="ce1">
            <text:p>11414.6</text:p>
          </table:table-cell>
          <table:table-cell office:value-type="float" office:value="12045.517000000002" table:formula="of:=AVERAGE([.A334:.J334])" table:style-name="ce1">
            <text:p>12045.517</text:p>
          </table:table-cell>
          <table:table-cell table:number-columns-repeated="16373"/>
        </table:table-row>
        <table:table-row table:style-name="ro1">
          <table:table-cell office:value-type="float" office:value="12159.9" table:style-name="ce1">
            <text:p>12159.9</text:p>
          </table:table-cell>
          <table:table-cell office:value-type="float" office:value="16103" table:style-name="ce1">
            <text:p>16103</text:p>
          </table:table-cell>
          <table:table-cell office:value-type="float" office:value="11579.8" table:style-name="ce1">
            <text:p>11579.8</text:p>
          </table:table-cell>
          <table:table-cell office:value-type="float" office:value="10092.200000000001" table:style-name="ce1">
            <text:p>10092.2</text:p>
          </table:table-cell>
          <table:table-cell office:value-type="float" office:value="14093.5" table:style-name="ce1">
            <text:p>14093.5</text:p>
          </table:table-cell>
          <table:table-cell office:value-type="float" office:value="13151.8" table:style-name="ce1">
            <text:p>13151.8</text:p>
          </table:table-cell>
          <table:table-cell office:value-type="float" office:value="9757.41" table:style-name="ce1">
            <text:p>9757.41</text:p>
          </table:table-cell>
          <table:table-cell office:value-type="float" office:value="8634.9599999999991" table:style-name="ce1">
            <text:p>8634.96</text:p>
          </table:table-cell>
          <table:table-cell office:value-type="float" office:value="13439.1" table:style-name="ce1">
            <text:p>13439.1</text:p>
          </table:table-cell>
          <table:table-cell office:value-type="float" office:value="11393.9" table:style-name="ce1">
            <text:p>11393.9</text:p>
          </table:table-cell>
          <table:table-cell office:value-type="float" office:value="12040.557000000001" table:formula="of:=AVERAGE([.A335:.J335])" table:style-name="ce1">
            <text:p>12040.557</text:p>
          </table:table-cell>
          <table:table-cell table:number-columns-repeated="16373"/>
        </table:table-row>
        <table:table-row table:style-name="ro1">
          <table:table-cell office:value-type="float" office:value="12159.9" table:style-name="ce1">
            <text:p>12159.9</text:p>
          </table:table-cell>
          <table:table-cell office:value-type="float" office:value="16103" table:style-name="ce1">
            <text:p>16103</text:p>
          </table:table-cell>
          <table:table-cell office:value-type="float" office:value="11579.7" table:style-name="ce1">
            <text:p>11579.7</text:p>
          </table:table-cell>
          <table:table-cell office:value-type="float" office:value="10092.200000000001" table:style-name="ce1">
            <text:p>10092.2</text:p>
          </table:table-cell>
          <table:table-cell office:value-type="float" office:value="14085.7" table:style-name="ce1">
            <text:p>14085.7</text:p>
          </table:table-cell>
          <table:table-cell office:value-type="float" office:value="13151.8" table:style-name="ce1">
            <text:p>13151.8</text:p>
          </table:table-cell>
          <table:table-cell office:value-type="float" office:value="9757.41" table:style-name="ce1">
            <text:p>9757.41</text:p>
          </table:table-cell>
          <table:table-cell office:value-type="float" office:value="8623.18" table:style-name="ce1">
            <text:p>8623.18</text:p>
          </table:table-cell>
          <table:table-cell office:value-type="float" office:value="13439.1" table:style-name="ce1">
            <text:p>13439.1</text:p>
          </table:table-cell>
          <table:table-cell office:value-type="float" office:value="11294" table:style-name="ce1">
            <text:p>11294</text:p>
          </table:table-cell>
          <table:table-cell office:value-type="float" office:value="12028.599000000002" table:formula="of:=AVERAGE([.A336:.J336])" table:style-name="ce1">
            <text:p>12028.599</text:p>
          </table:table-cell>
          <table:table-cell table:number-columns-repeated="16373"/>
        </table:table-row>
        <table:table-row table:style-name="ro1">
          <table:table-cell office:value-type="float" office:value="12159.9" table:style-name="ce1">
            <text:p>12159.9</text:p>
          </table:table-cell>
          <table:table-cell office:value-type="float" office:value="16102.8" table:style-name="ce1">
            <text:p>16102.8</text:p>
          </table:table-cell>
          <table:table-cell office:value-type="float" office:value="11571" table:style-name="ce1">
            <text:p>11571</text:p>
          </table:table-cell>
          <table:table-cell office:value-type="float" office:value="9869.85" table:style-name="ce1">
            <text:p>9869.85</text:p>
          </table:table-cell>
          <table:table-cell office:value-type="float" office:value="14093.5" table:style-name="ce1">
            <text:p>14093.5</text:p>
          </table:table-cell>
          <table:table-cell office:value-type="float" office:value="13121" table:style-name="ce1">
            <text:p>13121</text:p>
          </table:table-cell>
          <table:table-cell office:value-type="float" office:value="9763.35" table:style-name="ce1">
            <text:p>9763.35</text:p>
          </table:table-cell>
          <table:table-cell office:value-type="float" office:value="8623.18" table:style-name="ce1">
            <text:p>8623.18</text:p>
          </table:table-cell>
          <table:table-cell office:value-type="float" office:value="13439.1" table:style-name="ce1">
            <text:p>13439.1</text:p>
          </table:table-cell>
          <table:table-cell office:value-type="float" office:value="11294" table:style-name="ce1">
            <text:p>11294</text:p>
          </table:table-cell>
          <table:table-cell office:value-type="float" office:value="12003.768" table:formula="of:=AVERAGE([.A337:.J337])" table:style-name="ce1">
            <text:p>12003.768</text:p>
          </table:table-cell>
          <table:table-cell table:number-columns-repeated="16373"/>
        </table:table-row>
        <table:table-row table:style-name="ro1">
          <table:table-cell office:value-type="float" office:value="12128.6" table:style-name="ce1">
            <text:p>12128.6</text:p>
          </table:table-cell>
          <table:table-cell office:value-type="float" office:value="16102.7" table:style-name="ce1">
            <text:p>16102.7</text:p>
          </table:table-cell>
          <table:table-cell office:value-type="float" office:value="11571" table:style-name="ce1">
            <text:p>11571</text:p>
          </table:table-cell>
          <table:table-cell office:value-type="float" office:value="9869.85" table:style-name="ce1">
            <text:p>9869.85</text:p>
          </table:table-cell>
          <table:table-cell office:value-type="float" office:value="14067.2" table:style-name="ce1">
            <text:p>14067.2</text:p>
          </table:table-cell>
          <table:table-cell office:value-type="float" office:value="13121" table:style-name="ce1">
            <text:p>13121</text:p>
          </table:table-cell>
          <table:table-cell office:value-type="float" office:value="9746.39" table:style-name="ce1">
            <text:p>9746.39</text:p>
          </table:table-cell>
          <table:table-cell office:value-type="float" office:value="8623.18" table:style-name="ce1">
            <text:p>8623.18</text:p>
          </table:table-cell>
          <table:table-cell office:value-type="float" office:value="13439.1" table:style-name="ce1">
            <text:p>13439.1</text:p>
          </table:table-cell>
          <table:table-cell office:value-type="float" office:value="11335.9" table:style-name="ce1">
            <text:p>11335.9</text:p>
          </table:table-cell>
          <table:table-cell office:value-type="float" office:value="12000.492000000002" table:formula="of:=AVERAGE([.A338:.J338])" table:style-name="ce1">
            <text:p>12000.492</text:p>
          </table:table-cell>
          <table:table-cell table:number-columns-repeated="16373"/>
        </table:table-row>
        <table:table-row table:style-name="ro1">
          <table:table-cell office:value-type="float" office:value="12128.6" table:style-name="ce1">
            <text:p>12128.6</text:p>
          </table:table-cell>
          <table:table-cell office:value-type="float" office:value="16102.8" table:style-name="ce1">
            <text:p>16102.8</text:p>
          </table:table-cell>
          <table:table-cell office:value-type="float" office:value="11559.6" table:style-name="ce1">
            <text:p>11559.6</text:p>
          </table:table-cell>
          <table:table-cell office:value-type="float" office:value="9966.32" table:style-name="ce1">
            <text:p>9966.32</text:p>
          </table:table-cell>
          <table:table-cell office:value-type="float" office:value="13988.2" table:style-name="ce1">
            <text:p>13988.2</text:p>
          </table:table-cell>
          <table:table-cell office:value-type="float" office:value="13121" table:style-name="ce1">
            <text:p>13121</text:p>
          </table:table-cell>
          <table:table-cell office:value-type="float" office:value="9746.39" table:style-name="ce1">
            <text:p>9746.39</text:p>
          </table:table-cell>
          <table:table-cell office:value-type="float" office:value="8601.85" table:style-name="ce1">
            <text:p>8601.85</text:p>
          </table:table-cell>
          <table:table-cell office:value-type="float" office:value="13439.1" table:style-name="ce1">
            <text:p>13439.1</text:p>
          </table:table-cell>
          <table:table-cell office:value-type="float" office:value="11335.9" table:style-name="ce1">
            <text:p>11335.9</text:p>
          </table:table-cell>
          <table:table-cell office:value-type="float" office:value="11998.976000000001" table:formula="of:=AVERAGE([.A339:.J339])" table:style-name="ce1">
            <text:p>11998.976</text:p>
          </table:table-cell>
          <table:table-cell table:number-columns-repeated="16373"/>
        </table:table-row>
        <table:table-row table:style-name="ro1">
          <table:table-cell office:value-type="float" office:value="12128.6" table:style-name="ce1">
            <text:p>12128.6</text:p>
          </table:table-cell>
          <table:table-cell office:value-type="float" office:value="16102.8" table:style-name="ce1">
            <text:p>16102.8</text:p>
          </table:table-cell>
          <table:table-cell office:value-type="float" office:value="11565.9" table:style-name="ce1">
            <text:p>11565.9</text:p>
          </table:table-cell>
          <table:table-cell office:value-type="float" office:value="9823.26" table:style-name="ce1">
            <text:p>9823.26</text:p>
          </table:table-cell>
          <table:table-cell office:value-type="float" office:value="13963.2" table:style-name="ce1">
            <text:p>13963.2</text:p>
          </table:table-cell>
          <table:table-cell office:value-type="float" office:value="13121" table:style-name="ce1">
            <text:p>13121</text:p>
          </table:table-cell>
          <table:table-cell office:value-type="float" office:value="9585.92" table:style-name="ce1">
            <text:p>9585.92</text:p>
          </table:table-cell>
          <table:table-cell office:value-type="float" office:value="8601.85" table:style-name="ce1">
            <text:p>8601.85</text:p>
          </table:table-cell>
          <table:table-cell office:value-type="float" office:value="13439.1" table:style-name="ce1">
            <text:p>13439.1</text:p>
          </table:table-cell>
          <table:table-cell office:value-type="float" office:value="11304.8" table:style-name="ce1">
            <text:p>11304.8</text:p>
          </table:table-cell>
          <table:table-cell office:value-type="float" office:value="11963.643000000002" table:formula="of:=AVERAGE([.A340:.J340])" table:style-name="ce1">
            <text:p>11963.643</text:p>
          </table:table-cell>
          <table:table-cell table:number-columns-repeated="16373"/>
        </table:table-row>
        <table:table-row table:style-name="ro1">
          <table:table-cell office:value-type="float" office:value="12128.6" table:style-name="ce1">
            <text:p>12128.6</text:p>
          </table:table-cell>
          <table:table-cell office:value-type="float" office:value="16102.8" table:style-name="ce1">
            <text:p>16102.8</text:p>
          </table:table-cell>
          <table:table-cell office:value-type="float" office:value="11545.2" table:style-name="ce1">
            <text:p>11545.2</text:p>
          </table:table-cell>
          <table:table-cell office:value-type="float" office:value="9549.44" table:style-name="ce1">
            <text:p>9549.44</text:p>
          </table:table-cell>
          <table:table-cell office:value-type="float" office:value="13963.2" table:style-name="ce1">
            <text:p>13963.2</text:p>
          </table:table-cell>
          <table:table-cell office:value-type="float" office:value="13121" table:style-name="ce1">
            <text:p>13121</text:p>
          </table:table-cell>
          <table:table-cell office:value-type="float" office:value="9585.92" table:style-name="ce1">
            <text:p>9585.92</text:p>
          </table:table-cell>
          <table:table-cell office:value-type="float" office:value="8601.44" table:style-name="ce1">
            <text:p>8601.44</text:p>
          </table:table-cell>
          <table:table-cell office:value-type="float" office:value="13393.8" table:style-name="ce1">
            <text:p>13393.8</text:p>
          </table:table-cell>
          <table:table-cell office:value-type="float" office:value="11101.9" table:style-name="ce1">
            <text:p>11101.9</text:p>
          </table:table-cell>
          <table:table-cell office:value-type="float" office:value="11909.33" table:formula="of:=AVERAGE([.A341:.J341])" table:style-name="ce1">
            <text:p>11909.33</text:p>
          </table:table-cell>
          <table:table-cell table:number-columns-repeated="16373"/>
        </table:table-row>
        <table:table-row table:style-name="ro1">
          <table:table-cell office:value-type="float" office:value="12119" table:style-name="ce1">
            <text:p>12119</text:p>
          </table:table-cell>
          <table:table-cell office:value-type="float" office:value="16102.8" table:style-name="ce1">
            <text:p>16102.8</text:p>
          </table:table-cell>
          <table:table-cell office:value-type="float" office:value="11543" table:style-name="ce1">
            <text:p>11543</text:p>
          </table:table-cell>
          <table:table-cell office:value-type="float" office:value="9549.44" table:style-name="ce1">
            <text:p>9549.44</text:p>
          </table:table-cell>
          <table:table-cell office:value-type="float" office:value="13988.2" table:style-name="ce1">
            <text:p>13988.2</text:p>
          </table:table-cell>
          <table:table-cell office:value-type="float" office:value="13121" table:style-name="ce1">
            <text:p>13121</text:p>
          </table:table-cell>
          <table:table-cell office:value-type="float" office:value="9585.92" table:style-name="ce1">
            <text:p>9585.92</text:p>
          </table:table-cell>
          <table:table-cell office:value-type="float" office:value="8601.44" table:style-name="ce1">
            <text:p>8601.44</text:p>
          </table:table-cell>
          <table:table-cell office:value-type="float" office:value="13433.2" table:style-name="ce1">
            <text:p>13433.2</text:p>
          </table:table-cell>
          <table:table-cell office:value-type="float" office:value="11101.9" table:style-name="ce1">
            <text:p>11101.9</text:p>
          </table:table-cell>
          <table:table-cell office:value-type="float" office:value="11914.59" table:formula="of:=AVERAGE([.A342:.J342])" table:style-name="ce1">
            <text:p>11914.59</text:p>
          </table:table-cell>
          <table:table-cell table:number-columns-repeated="16373"/>
        </table:table-row>
        <table:table-row table:style-name="ro1">
          <table:table-cell office:value-type="float" office:value="12119" table:style-name="ce1">
            <text:p>12119</text:p>
          </table:table-cell>
          <table:table-cell office:value-type="float" office:value="16102.8" table:style-name="ce1">
            <text:p>16102.8</text:p>
          </table:table-cell>
          <table:table-cell office:value-type="float" office:value="11542.5" table:style-name="ce1">
            <text:p>11542.5</text:p>
          </table:table-cell>
          <table:table-cell office:value-type="float" office:value="9524.7000000000007" table:style-name="ce1">
            <text:p>9524.7</text:p>
          </table:table-cell>
          <table:table-cell office:value-type="float" office:value="13987.5" table:style-name="ce1">
            <text:p>13987.5</text:p>
          </table:table-cell>
          <table:table-cell office:value-type="float" office:value="13121" table:style-name="ce1">
            <text:p>13121</text:p>
          </table:table-cell>
          <table:table-cell office:value-type="float" office:value="9584.14" table:style-name="ce1">
            <text:p>9584.14</text:p>
          </table:table-cell>
          <table:table-cell office:value-type="float" office:value="8581.4500000000007" table:style-name="ce1">
            <text:p>8581.45</text:p>
          </table:table-cell>
          <table:table-cell office:value-type="float" office:value="13405" table:style-name="ce1">
            <text:p>13405</text:p>
          </table:table-cell>
          <table:table-cell office:value-type="float" office:value="11101.9" table:style-name="ce1">
            <text:p>11101.9</text:p>
          </table:table-cell>
          <table:table-cell office:value-type="float" office:value="11906.999" table:formula="of:=AVERAGE([.A343:.J343])" table:style-name="ce1">
            <text:p>11906.999</text:p>
          </table:table-cell>
          <table:table-cell table:number-columns-repeated="16373"/>
        </table:table-row>
        <table:table-row table:style-name="ro1">
          <table:table-cell office:value-type="float" office:value="12118.2" table:style-name="ce1">
            <text:p>12118.2</text:p>
          </table:table-cell>
          <table:table-cell office:value-type="float" office:value="16102.8" table:style-name="ce1">
            <text:p>16102.8</text:p>
          </table:table-cell>
          <table:table-cell office:value-type="float" office:value="11542" table:style-name="ce1">
            <text:p>11542</text:p>
          </table:table-cell>
          <table:table-cell office:value-type="float" office:value="9524.7000000000007" table:style-name="ce1">
            <text:p>9524.7</text:p>
          </table:table-cell>
          <table:table-cell office:value-type="float" office:value="13954.3" table:style-name="ce1">
            <text:p>13954.3</text:p>
          </table:table-cell>
          <table:table-cell office:value-type="float" office:value="13121" table:style-name="ce1">
            <text:p>13121</text:p>
          </table:table-cell>
          <table:table-cell office:value-type="float" office:value="9584.14" table:style-name="ce1">
            <text:p>9584.14</text:p>
          </table:table-cell>
          <table:table-cell office:value-type="float" office:value="8581.4500000000007" table:style-name="ce1">
            <text:p>8581.45</text:p>
          </table:table-cell>
          <table:table-cell office:value-type="float" office:value="13405" table:style-name="ce1">
            <text:p>13405</text:p>
          </table:table-cell>
          <table:table-cell office:value-type="float" office:value="11101.9" table:style-name="ce1">
            <text:p>11101.9</text:p>
          </table:table-cell>
          <table:table-cell office:value-type="float" office:value="11903.548999999999" table:formula="of:=AVERAGE([.A344:.J344])" table:style-name="ce1">
            <text:p>11903.549</text:p>
          </table:table-cell>
          <table:table-cell table:number-columns-repeated="16373"/>
        </table:table-row>
        <table:table-row table:style-name="ro1">
          <table:table-cell office:value-type="float" office:value="12117.6" table:style-name="ce1">
            <text:p>12117.6</text:p>
          </table:table-cell>
          <table:table-cell office:value-type="float" office:value="16102.2" table:style-name="ce1">
            <text:p>16102.2</text:p>
          </table:table-cell>
          <table:table-cell office:value-type="float" office:value="11536.8" table:style-name="ce1">
            <text:p>11536.8</text:p>
          </table:table-cell>
          <table:table-cell office:value-type="float" office:value="9524.7000000000007" table:style-name="ce1">
            <text:p>9524.7</text:p>
          </table:table-cell>
          <table:table-cell office:value-type="float" office:value="13949.9" table:style-name="ce1">
            <text:p>13949.9</text:p>
          </table:table-cell>
          <table:table-cell office:value-type="float" office:value="13108.6" table:style-name="ce1">
            <text:p>13108.6</text:p>
          </table:table-cell>
          <table:table-cell office:value-type="float" office:value="9574.36" table:style-name="ce1">
            <text:p>9574.36</text:p>
          </table:table-cell>
          <table:table-cell office:value-type="float" office:value="8581.4500000000007" table:style-name="ce1">
            <text:p>8581.45</text:p>
          </table:table-cell>
          <table:table-cell office:value-type="float" office:value="13405" table:style-name="ce1">
            <text:p>13405</text:p>
          </table:table-cell>
          <table:table-cell office:value-type="float" office:value="11034.2" table:style-name="ce1">
            <text:p>11034.2</text:p>
          </table:table-cell>
          <table:table-cell office:value-type="float" office:value="11893.481" table:formula="of:=AVERAGE([.A345:.J345])" table:style-name="ce1">
            <text:p>11893.481</text:p>
          </table:table-cell>
          <table:table-cell table:number-columns-repeated="16373"/>
        </table:table-row>
        <table:table-row table:style-name="ro1">
          <table:table-cell office:value-type="float" office:value="12117.6" table:style-name="ce1">
            <text:p>12117.6</text:p>
          </table:table-cell>
          <table:table-cell office:value-type="float" office:value="16102.2" table:style-name="ce1">
            <text:p>16102.2</text:p>
          </table:table-cell>
          <table:table-cell office:value-type="float" office:value="11536.8" table:style-name="ce1">
            <text:p>11536.8</text:p>
          </table:table-cell>
          <table:table-cell office:value-type="float" office:value="9524.7000000000007" table:style-name="ce1">
            <text:p>9524.7</text:p>
          </table:table-cell>
          <table:table-cell office:value-type="float" office:value="13944.1" table:style-name="ce1">
            <text:p>13944.1</text:p>
          </table:table-cell>
          <table:table-cell office:value-type="float" office:value="13064.1" table:style-name="ce1">
            <text:p>13064.1</text:p>
          </table:table-cell>
          <table:table-cell office:value-type="float" office:value="9574.36" table:style-name="ce1">
            <text:p>9574.36</text:p>
          </table:table-cell>
          <table:table-cell office:value-type="float" office:value="8581.4500000000007" table:style-name="ce1">
            <text:p>8581.45</text:p>
          </table:table-cell>
          <table:table-cell office:value-type="float" office:value="13399.5" table:style-name="ce1">
            <text:p>13399.5</text:p>
          </table:table-cell>
          <table:table-cell office:value-type="float" office:value="11034.2" table:style-name="ce1">
            <text:p>11034.2</text:p>
          </table:table-cell>
          <table:table-cell office:value-type="float" office:value="11887.901" table:formula="of:=AVERAGE([.A346:.J346])" table:style-name="ce1">
            <text:p>11887.901</text:p>
          </table:table-cell>
          <table:table-cell table:number-columns-repeated="16373"/>
        </table:table-row>
        <table:table-row table:style-name="ro1">
          <table:table-cell office:value-type="float" office:value="12116.3" table:style-name="ce1">
            <text:p>12116.3</text:p>
          </table:table-cell>
          <table:table-cell office:value-type="float" office:value="16102.2" table:style-name="ce1">
            <text:p>16102.2</text:p>
          </table:table-cell>
          <table:table-cell office:value-type="float" office:value="11536.8" table:style-name="ce1">
            <text:p>11536.8</text:p>
          </table:table-cell>
          <table:table-cell office:value-type="float" office:value="9524.81" table:style-name="ce1">
            <text:p>9524.81</text:p>
          </table:table-cell>
          <table:table-cell office:value-type="float" office:value="13941.5" table:style-name="ce1">
            <text:p>13941.5</text:p>
          </table:table-cell>
          <table:table-cell office:value-type="float" office:value="13064.1" table:style-name="ce1">
            <text:p>13064.1</text:p>
          </table:table-cell>
          <table:table-cell office:value-type="float" office:value="9574.36" table:style-name="ce1">
            <text:p>9574.36</text:p>
          </table:table-cell>
          <table:table-cell office:value-type="float" office:value="8581.08" table:style-name="ce1">
            <text:p>8581.08</text:p>
          </table:table-cell>
          <table:table-cell office:value-type="float" office:value="13399.3" table:style-name="ce1">
            <text:p>13399.3</text:p>
          </table:table-cell>
          <table:table-cell office:value-type="float" office:value="11034.2" table:style-name="ce1">
            <text:p>11034.2</text:p>
          </table:table-cell>
          <table:table-cell office:value-type="float" office:value="11887.465" table:formula="of:=AVERAGE([.A347:.J347])" table:style-name="ce1">
            <text:p>11887.465</text:p>
          </table:table-cell>
          <table:table-cell table:number-columns-repeated="16373"/>
        </table:table-row>
        <table:table-row table:style-name="ro1">
          <table:table-cell office:value-type="float" office:value="12116.1" table:style-name="ce1">
            <text:p>12116.1</text:p>
          </table:table-cell>
          <table:table-cell office:value-type="float" office:value="16102.2" table:style-name="ce1">
            <text:p>16102.2</text:p>
          </table:table-cell>
          <table:table-cell office:value-type="float" office:value="11536.1" table:style-name="ce1">
            <text:p>11536.1</text:p>
          </table:table-cell>
          <table:table-cell office:value-type="float" office:value="9524.81" table:style-name="ce1">
            <text:p>9524.81</text:p>
          </table:table-cell>
          <table:table-cell office:value-type="float" office:value="13941.5" table:style-name="ce1">
            <text:p>13941.5</text:p>
          </table:table-cell>
          <table:table-cell office:value-type="float" office:value="13028" table:style-name="ce1">
            <text:p>13028</text:p>
          </table:table-cell>
          <table:table-cell office:value-type="float" office:value="9573.33" table:style-name="ce1">
            <text:p>9573.33</text:p>
          </table:table-cell>
          <table:table-cell office:value-type="float" office:value="8581.08" table:style-name="ce1">
            <text:p>8581.08</text:p>
          </table:table-cell>
          <table:table-cell office:value-type="float" office:value="13388.7" table:style-name="ce1">
            <text:p>13388.7</text:p>
          </table:table-cell>
          <table:table-cell office:value-type="float" office:value="11028.9" table:style-name="ce1">
            <text:p>11028.9</text:p>
          </table:table-cell>
          <table:table-cell office:value-type="float" office:value="11882.071999999998" table:formula="of:=AVERAGE([.A348:.J348])" table:style-name="ce1">
            <text:p>11882.072</text:p>
          </table:table-cell>
          <table:table-cell table:number-columns-repeated="16373"/>
        </table:table-row>
        <table:table-row table:style-name="ro1">
          <table:table-cell office:value-type="float" office:value="12070" table:style-name="ce1">
            <text:p>12070</text:p>
          </table:table-cell>
          <table:table-cell office:value-type="float" office:value="16102.2" table:style-name="ce1">
            <text:p>16102.2</text:p>
          </table:table-cell>
          <table:table-cell office:value-type="float" office:value="11520.4" table:style-name="ce1">
            <text:p>11520.4</text:p>
          </table:table-cell>
          <table:table-cell office:value-type="float" office:value="9524.81" table:style-name="ce1">
            <text:p>9524.81</text:p>
          </table:table-cell>
          <table:table-cell office:value-type="float" office:value="13935.4" table:style-name="ce1">
            <text:p>13935.4</text:p>
          </table:table-cell>
          <table:table-cell office:value-type="float" office:value="13028" table:style-name="ce1">
            <text:p>13028</text:p>
          </table:table-cell>
          <table:table-cell office:value-type="float" office:value="9573.33" table:style-name="ce1">
            <text:p>9573.33</text:p>
          </table:table-cell>
          <table:table-cell office:value-type="float" office:value="8580.94" table:style-name="ce1">
            <text:p>8580.94</text:p>
          </table:table-cell>
          <table:table-cell office:value-type="float" office:value="13388.7" table:style-name="ce1">
            <text:p>13388.7</text:p>
          </table:table-cell>
          <table:table-cell office:value-type="float" office:value="11011.3" table:style-name="ce1">
            <text:p>11011.3</text:p>
          </table:table-cell>
          <table:table-cell office:value-type="float" office:value="11873.508" table:formula="of:=AVERAGE([.A349:.J349])" table:style-name="ce1">
            <text:p>11873.508</text:p>
          </table:table-cell>
          <table:table-cell table:number-columns-repeated="16373"/>
        </table:table-row>
        <table:table-row table:style-name="ro1">
          <table:table-cell office:value-type="float" office:value="12065.4" table:style-name="ce1">
            <text:p>12065.4</text:p>
          </table:table-cell>
          <table:table-cell office:value-type="float" office:value="16102.2" table:style-name="ce1">
            <text:p>16102.2</text:p>
          </table:table-cell>
          <table:table-cell office:value-type="float" office:value="11520.4" table:style-name="ce1">
            <text:p>11520.4</text:p>
          </table:table-cell>
          <table:table-cell office:value-type="float" office:value="9462.41" table:style-name="ce1">
            <text:p>9462.41</text:p>
          </table:table-cell>
          <table:table-cell office:value-type="float" office:value="13927" table:style-name="ce1">
            <text:p>13927</text:p>
          </table:table-cell>
          <table:table-cell office:value-type="float" office:value="13028" table:style-name="ce1">
            <text:p>13028</text:p>
          </table:table-cell>
          <table:table-cell office:value-type="float" office:value="9573.33" table:style-name="ce1">
            <text:p>9573.33</text:p>
          </table:table-cell>
          <table:table-cell office:value-type="float" office:value="8565.75" table:style-name="ce1">
            <text:p>8565.75</text:p>
          </table:table-cell>
          <table:table-cell office:value-type="float" office:value="13388.7" table:style-name="ce1">
            <text:p>13388.7</text:p>
          </table:table-cell>
          <table:table-cell office:value-type="float" office:value="10997.6" table:style-name="ce1">
            <text:p>10997.6</text:p>
          </table:table-cell>
          <table:table-cell office:value-type="float" office:value="11863.079000000002" table:formula="of:=AVERAGE([.A350:.J350])" table:style-name="ce1">
            <text:p>11863.079</text:p>
          </table:table-cell>
          <table:table-cell table:number-columns-repeated="16373"/>
        </table:table-row>
        <table:table-row table:style-name="ro1">
          <table:table-cell office:value-type="float" office:value="12065.4" table:style-name="ce1">
            <text:p>12065.4</text:p>
          </table:table-cell>
          <table:table-cell office:value-type="float" office:value="16100.7" table:style-name="ce1">
            <text:p>16100.7</text:p>
          </table:table-cell>
          <table:table-cell office:value-type="float" office:value="11520.4" table:style-name="ce1">
            <text:p>11520.4</text:p>
          </table:table-cell>
          <table:table-cell office:value-type="float" office:value="9497.9500000000007" table:style-name="ce1">
            <text:p>9497.95</text:p>
          </table:table-cell>
          <table:table-cell office:value-type="float" office:value="13927" table:style-name="ce1">
            <text:p>13927</text:p>
          </table:table-cell>
          <table:table-cell office:value-type="float" office:value="13028" table:style-name="ce1">
            <text:p>13028</text:p>
          </table:table-cell>
          <table:table-cell office:value-type="float" office:value="9573.31" table:style-name="ce1">
            <text:p>9573.31</text:p>
          </table:table-cell>
          <table:table-cell office:value-type="float" office:value="8565.3700000000008" table:style-name="ce1">
            <text:p>8565.37</text:p>
          </table:table-cell>
          <table:table-cell office:value-type="float" office:value="13388.7" table:style-name="ce1">
            <text:p>13388.7</text:p>
          </table:table-cell>
          <table:table-cell office:value-type="float" office:value="10955.7" table:style-name="ce1">
            <text:p>10955.7</text:p>
          </table:table-cell>
          <table:table-cell office:value-type="float" office:value="11862.252999999999" table:formula="of:=AVERAGE([.A351:.J351])" table:style-name="ce1">
            <text:p>11862.253</text:p>
          </table:table-cell>
          <table:table-cell table:number-columns-repeated="16373"/>
        </table:table-row>
        <table:table-row table:style-name="ro1">
          <table:table-cell office:value-type="float" office:value="12065.4" table:style-name="ce1">
            <text:p>12065.4</text:p>
          </table:table-cell>
          <table:table-cell office:value-type="float" office:value="16100.7" table:style-name="ce1">
            <text:p>16100.7</text:p>
          </table:table-cell>
          <table:table-cell office:value-type="float" office:value="11520.4" table:style-name="ce1">
            <text:p>11520.4</text:p>
          </table:table-cell>
          <table:table-cell office:value-type="float" office:value="9497.9500000000007" table:style-name="ce1">
            <text:p>9497.95</text:p>
          </table:table-cell>
          <table:table-cell office:value-type="float" office:value="13927.9" table:style-name="ce1">
            <text:p>13927.9</text:p>
          </table:table-cell>
          <table:table-cell office:value-type="float" office:value="13028" table:style-name="ce1">
            <text:p>13028</text:p>
          </table:table-cell>
          <table:table-cell office:value-type="float" office:value="9562.36" table:style-name="ce1">
            <text:p>9562.36</text:p>
          </table:table-cell>
          <table:table-cell office:value-type="float" office:value="8565.3700000000008" table:style-name="ce1">
            <text:p>8565.37</text:p>
          </table:table-cell>
          <table:table-cell office:value-type="float" office:value="13380.9" table:style-name="ce1">
            <text:p>13380.9</text:p>
          </table:table-cell>
          <table:table-cell office:value-type="float" office:value="10922.2" table:style-name="ce1">
            <text:p>10922.2</text:p>
          </table:table-cell>
          <table:table-cell office:value-type="float" office:value="11857.117999999999" table:formula="of:=AVERAGE([.A352:.J352])" table:style-name="ce1">
            <text:p>11857.118</text:p>
          </table:table-cell>
          <table:table-cell table:number-columns-repeated="16373"/>
        </table:table-row>
        <table:table-row table:style-name="ro1">
          <table:table-cell office:value-type="float" office:value="12055.8" table:style-name="ce1">
            <text:p>12055.8</text:p>
          </table:table-cell>
          <table:table-cell office:value-type="float" office:value="16102.2" table:style-name="ce1">
            <text:p>16102.2</text:p>
          </table:table-cell>
          <table:table-cell office:value-type="float" office:value="11520.4" table:style-name="ce1">
            <text:p>11520.4</text:p>
          </table:table-cell>
          <table:table-cell office:value-type="float" office:value="9497.84" table:style-name="ce1">
            <text:p>9497.84</text:p>
          </table:table-cell>
          <table:table-cell office:value-type="float" office:value="13927.9" table:style-name="ce1">
            <text:p>13927.9</text:p>
          </table:table-cell>
          <table:table-cell office:value-type="float" office:value="13027.8" table:style-name="ce1">
            <text:p>13027.8</text:p>
          </table:table-cell>
          <table:table-cell office:value-type="float" office:value="9570.19" table:style-name="ce1">
            <text:p>9570.19</text:p>
          </table:table-cell>
          <table:table-cell office:value-type="float" office:value="8565.5400000000009" table:style-name="ce1">
            <text:p>8565.54</text:p>
          </table:table-cell>
          <table:table-cell office:value-type="float" office:value="13373.4" table:style-name="ce1">
            <text:p>13373.4</text:p>
          </table:table-cell>
          <table:table-cell office:value-type="float" office:value="10915.2" table:style-name="ce1">
            <text:p>10915.2</text:p>
          </table:table-cell>
          <table:table-cell office:value-type="float" office:value="11855.627" table:formula="of:=AVERAGE([.A353:.J353])" table:style-name="ce1">
            <text:p>11855.627</text:p>
          </table:table-cell>
          <table:table-cell table:number-columns-repeated="16373"/>
        </table:table-row>
        <table:table-row table:style-name="ro1">
          <table:table-cell office:value-type="float" office:value="11991.9" table:style-name="ce1">
            <text:p>11991.9</text:p>
          </table:table-cell>
          <table:table-cell office:value-type="float" office:value="16102.2" table:style-name="ce1">
            <text:p>16102.2</text:p>
          </table:table-cell>
          <table:table-cell office:value-type="float" office:value="11520.4" table:style-name="ce1">
            <text:p>11520.4</text:p>
          </table:table-cell>
          <table:table-cell office:value-type="float" office:value="9446.49" table:style-name="ce1">
            <text:p>9446.49</text:p>
          </table:table-cell>
          <table:table-cell office:value-type="float" office:value="13907.5" table:style-name="ce1">
            <text:p>13907.5</text:p>
          </table:table-cell>
          <table:table-cell office:value-type="float" office:value="13027.8" table:style-name="ce1">
            <text:p>13027.8</text:p>
          </table:table-cell>
          <table:table-cell office:value-type="float" office:value="9570.19" table:style-name="ce1">
            <text:p>9570.19</text:p>
          </table:table-cell>
          <table:table-cell office:value-type="float" office:value="8563.49" table:style-name="ce1">
            <text:p>8563.49</text:p>
          </table:table-cell>
          <table:table-cell office:value-type="float" office:value="13372.6" table:style-name="ce1">
            <text:p>13372.6</text:p>
          </table:table-cell>
          <table:table-cell office:value-type="float" office:value="10887.2" table:style-name="ce1">
            <text:p>10887.2</text:p>
          </table:table-cell>
          <table:table-cell office:value-type="float" office:value="11838.977000000001" table:formula="of:=AVERAGE([.A354:.J354])" table:style-name="ce1">
            <text:p>11838.977</text:p>
          </table:table-cell>
          <table:table-cell table:number-columns-repeated="16373"/>
        </table:table-row>
        <table:table-row table:style-name="ro1">
          <table:table-cell office:value-type="float" office:value="11991.9" table:style-name="ce1">
            <text:p>11991.9</text:p>
          </table:table-cell>
          <table:table-cell office:value-type="float" office:value="16102.2" table:style-name="ce1">
            <text:p>16102.2</text:p>
          </table:table-cell>
          <table:table-cell office:value-type="float" office:value="11505.5" table:style-name="ce1">
            <text:p>11505.5</text:p>
          </table:table-cell>
          <table:table-cell office:value-type="float" office:value="9446.49" table:style-name="ce1">
            <text:p>9446.49</text:p>
          </table:table-cell>
          <table:table-cell office:value-type="float" office:value="13878.8" table:style-name="ce1">
            <text:p>13878.8</text:p>
          </table:table-cell>
          <table:table-cell office:value-type="float" office:value="13027.8" table:style-name="ce1">
            <text:p>13027.8</text:p>
          </table:table-cell>
          <table:table-cell office:value-type="float" office:value="9569.7800000000007" table:style-name="ce1">
            <text:p>9569.78</text:p>
          </table:table-cell>
          <table:table-cell office:value-type="float" office:value="8561.92" table:style-name="ce1">
            <text:p>8561.92</text:p>
          </table:table-cell>
          <table:table-cell office:value-type="float" office:value="13372.4" table:style-name="ce1">
            <text:p>13372.4</text:p>
          </table:table-cell>
          <table:table-cell office:value-type="float" office:value="10887.2" table:style-name="ce1">
            <text:p>10887.2</text:p>
          </table:table-cell>
          <table:table-cell office:value-type="float" office:value="11834.398999999999" table:formula="of:=AVERAGE([.A355:.J355])" table:style-name="ce1">
            <text:p>11834.399</text:p>
          </table:table-cell>
          <table:table-cell table:number-columns-repeated="16373"/>
        </table:table-row>
        <table:table-row table:style-name="ro1">
          <table:table-cell office:value-type="float" office:value="12023.2" table:style-name="ce1">
            <text:p>12023.2</text:p>
          </table:table-cell>
          <table:table-cell office:value-type="float" office:value="16102.2" table:style-name="ce1">
            <text:p>16102.2</text:p>
          </table:table-cell>
          <table:table-cell office:value-type="float" office:value="11503.5" table:style-name="ce1">
            <text:p>11503.5</text:p>
          </table:table-cell>
          <table:table-cell office:value-type="float" office:value="9446.49" table:style-name="ce1">
            <text:p>9446.49</text:p>
          </table:table-cell>
          <table:table-cell office:value-type="float" office:value="13718.8" table:style-name="ce1">
            <text:p>13718.8</text:p>
          </table:table-cell>
          <table:table-cell office:value-type="float" office:value="13027.6" table:style-name="ce1">
            <text:p>13027.6</text:p>
          </table:table-cell>
          <table:table-cell office:value-type="float" office:value="9570.19" table:style-name="ce1">
            <text:p>9570.19</text:p>
          </table:table-cell>
          <table:table-cell office:value-type="float" office:value="8552.41" table:style-name="ce1">
            <text:p>8552.41</text:p>
          </table:table-cell>
          <table:table-cell office:value-type="float" office:value="13360.9" table:style-name="ce1">
            <text:p>13360.9</text:p>
          </table:table-cell>
          <table:table-cell office:value-type="float" office:value="10887.2" table:style-name="ce1">
            <text:p>10887.2</text:p>
          </table:table-cell>
          <table:table-cell office:value-type="float" office:value="11819.249" table:formula="of:=AVERAGE([.A356:.J356])" table:style-name="ce1">
            <text:p>11819.249</text:p>
          </table:table-cell>
          <table:table-cell table:number-columns-repeated="16373"/>
        </table:table-row>
        <table:table-row table:style-name="ro1">
          <table:table-cell office:value-type="float" office:value="12023.2" table:style-name="ce1">
            <text:p>12023.2</text:p>
          </table:table-cell>
          <table:table-cell office:value-type="float" office:value="16102.2" table:style-name="ce1">
            <text:p>16102.2</text:p>
          </table:table-cell>
          <table:table-cell office:value-type="float" office:value="11505.5" table:style-name="ce1">
            <text:p>11505.5</text:p>
          </table:table-cell>
          <table:table-cell office:value-type="float" office:value="9399.59" table:style-name="ce1">
            <text:p>9399.59</text:p>
          </table:table-cell>
          <table:table-cell office:value-type="float" office:value="13667.1" table:style-name="ce1">
            <text:p>13667.1</text:p>
          </table:table-cell>
          <table:table-cell office:value-type="float" office:value="13027.6" table:style-name="ce1">
            <text:p>13027.6</text:p>
          </table:table-cell>
          <table:table-cell office:value-type="float" office:value="9570.19" table:style-name="ce1">
            <text:p>9570.19</text:p>
          </table:table-cell>
          <table:table-cell office:value-type="float" office:value="8552.41" table:style-name="ce1">
            <text:p>8552.41</text:p>
          </table:table-cell>
          <table:table-cell office:value-type="float" office:value="13360.9" table:style-name="ce1">
            <text:p>13360.9</text:p>
          </table:table-cell>
          <table:table-cell office:value-type="float" office:value="10822.1" table:style-name="ce1">
            <text:p>10822.1</text:p>
          </table:table-cell>
          <table:table-cell office:value-type="float" office:value="11803.079000000002" table:formula="of:=AVERAGE([.A357:.J357])" table:style-name="ce1">
            <text:p>11803.079</text:p>
          </table:table-cell>
          <table:table-cell table:number-columns-repeated="16373"/>
        </table:table-row>
        <table:table-row table:style-name="ro1">
          <table:table-cell office:value-type="float" office:value="12000.9" table:style-name="ce1">
            <text:p>12000.9</text:p>
          </table:table-cell>
          <table:table-cell office:value-type="float" office:value="16102.1" table:style-name="ce1">
            <text:p>16102.1</text:p>
          </table:table-cell>
          <table:table-cell office:value-type="float" office:value="11494.4" table:style-name="ce1">
            <text:p>11494.4</text:p>
          </table:table-cell>
          <table:table-cell office:value-type="float" office:value="9399.59" table:style-name="ce1">
            <text:p>9399.59</text:p>
          </table:table-cell>
          <table:table-cell office:value-type="float" office:value="13667.1" table:style-name="ce1">
            <text:p>13667.1</text:p>
          </table:table-cell>
          <table:table-cell office:value-type="float" office:value="13027.6" table:style-name="ce1">
            <text:p>13027.6</text:p>
          </table:table-cell>
          <table:table-cell office:value-type="float" office:value="9520.35" table:style-name="ce1">
            <text:p>9520.35</text:p>
          </table:table-cell>
          <table:table-cell office:value-type="float" office:value="8552.41" table:style-name="ce1">
            <text:p>8552.41</text:p>
          </table:table-cell>
          <table:table-cell office:value-type="float" office:value="13267.1" table:style-name="ce1">
            <text:p>13267.1</text:p>
          </table:table-cell>
          <table:table-cell office:value-type="float" office:value="10822.1" table:style-name="ce1">
            <text:p>10822.1</text:p>
          </table:table-cell>
          <table:table-cell office:value-type="float" office:value="11785.365000000002" table:formula="of:=AVERAGE([.A358:.J358])" table:style-name="ce1">
            <text:p>11785.365</text:p>
          </table:table-cell>
          <table:table-cell table:number-columns-repeated="16373"/>
        </table:table-row>
        <table:table-row table:style-name="ro1">
          <table:table-cell office:value-type="float" office:value="11958" table:style-name="ce1">
            <text:p>11958</text:p>
          </table:table-cell>
          <table:table-cell office:value-type="float" office:value="16102.1" table:style-name="ce1">
            <text:p>16102.1</text:p>
          </table:table-cell>
          <table:table-cell office:value-type="float" office:value="11494.4" table:style-name="ce1">
            <text:p>11494.4</text:p>
          </table:table-cell>
          <table:table-cell office:value-type="float" office:value="9358.6299999999992" table:style-name="ce1">
            <text:p>9358.63</text:p>
          </table:table-cell>
          <table:table-cell office:value-type="float" office:value="13667.1" table:style-name="ce1">
            <text:p>13667.1</text:p>
          </table:table-cell>
          <table:table-cell office:value-type="float" office:value="12992.9" table:style-name="ce1">
            <text:p>12992.9</text:p>
          </table:table-cell>
          <table:table-cell office:value-type="float" office:value="9520.35" table:style-name="ce1">
            <text:p>9520.35</text:p>
          </table:table-cell>
          <table:table-cell office:value-type="float" office:value="8551.76" table:style-name="ce1">
            <text:p>8551.76</text:p>
          </table:table-cell>
          <table:table-cell office:value-type="float" office:value="13267.1" table:style-name="ce1">
            <text:p>13267.1</text:p>
          </table:table-cell>
          <table:table-cell office:value-type="float" office:value="10822.1" table:style-name="ce1">
            <text:p>10822.1</text:p>
          </table:table-cell>
          <table:table-cell office:value-type="float" office:value="11773.444" table:formula="of:=AVERAGE([.A359:.J359])" table:style-name="ce1">
            <text:p>11773.444</text:p>
          </table:table-cell>
          <table:table-cell table:number-columns-repeated="16373"/>
        </table:table-row>
        <table:table-row table:style-name="ro1">
          <table:table-cell office:value-type="float" office:value="11958" table:style-name="ce1">
            <text:p>11958</text:p>
          </table:table-cell>
          <table:table-cell office:value-type="float" office:value="16102.1" table:style-name="ce1">
            <text:p>16102.1</text:p>
          </table:table-cell>
          <table:table-cell office:value-type="float" office:value="11494.4" table:style-name="ce1">
            <text:p>11494.4</text:p>
          </table:table-cell>
          <table:table-cell office:value-type="float" office:value="9358.6299999999992" table:style-name="ce1">
            <text:p>9358.63</text:p>
          </table:table-cell>
          <table:table-cell office:value-type="float" office:value="13667.1" table:style-name="ce1">
            <text:p>13667.1</text:p>
          </table:table-cell>
          <table:table-cell office:value-type="float" office:value="12992.9" table:style-name="ce1">
            <text:p>12992.9</text:p>
          </table:table-cell>
          <table:table-cell office:value-type="float" office:value="9566.64" table:style-name="ce1">
            <text:p>9566.64</text:p>
          </table:table-cell>
          <table:table-cell office:value-type="float" office:value="8550.64" table:style-name="ce1">
            <text:p>8550.64</text:p>
          </table:table-cell>
          <table:table-cell office:value-type="float" office:value="13267.3" table:style-name="ce1">
            <text:p>13267.3</text:p>
          </table:table-cell>
          <table:table-cell office:value-type="float" office:value="10822.1" table:style-name="ce1">
            <text:p>10822.1</text:p>
          </table:table-cell>
          <table:table-cell office:value-type="float" office:value="11777.981" table:formula="of:=AVERAGE([.A360:.J360])" table:style-name="ce1">
            <text:p>11777.981</text:p>
          </table:table-cell>
          <table:table-cell table:number-columns-repeated="16373"/>
        </table:table-row>
        <table:table-row table:style-name="ro1">
          <table:table-cell office:value-type="float" office:value="11958" table:style-name="ce1">
            <text:p>11958</text:p>
          </table:table-cell>
          <table:table-cell office:value-type="float" office:value="16102.1" table:style-name="ce1">
            <text:p>16102.1</text:p>
          </table:table-cell>
          <table:table-cell office:value-type="float" office:value="11494.4" table:style-name="ce1">
            <text:p>11494.4</text:p>
          </table:table-cell>
          <table:table-cell office:value-type="float" office:value="9358.6299999999992" table:style-name="ce1">
            <text:p>9358.63</text:p>
          </table:table-cell>
          <table:table-cell office:value-type="float" office:value="13665.7" table:style-name="ce1">
            <text:p>13665.7</text:p>
          </table:table-cell>
          <table:table-cell office:value-type="float" office:value="12992.9" table:style-name="ce1">
            <text:p>12992.9</text:p>
          </table:table-cell>
          <table:table-cell office:value-type="float" office:value="9556.14" table:style-name="ce1">
            <text:p>9556.14</text:p>
          </table:table-cell>
          <table:table-cell office:value-type="float" office:value="8519.5" table:style-name="ce1">
            <text:p>8519.5</text:p>
          </table:table-cell>
          <table:table-cell office:value-type="float" office:value="13303.6" table:style-name="ce1">
            <text:p>13303.6</text:p>
          </table:table-cell>
          <table:table-cell office:value-type="float" office:value="10822.1" table:style-name="ce1">
            <text:p>10822.1</text:p>
          </table:table-cell>
          <table:table-cell office:value-type="float" office:value="11777.307000000001" table:formula="of:=AVERAGE([.A361:.J361])" table:style-name="ce1">
            <text:p>11777.307</text:p>
          </table:table-cell>
          <table:table-cell table:number-columns-repeated="16373"/>
        </table:table-row>
        <table:table-row table:style-name="ro1">
          <table:table-cell office:value-type="float" office:value="11898.4" table:style-name="ce1">
            <text:p>11898.4</text:p>
          </table:table-cell>
          <table:table-cell office:value-type="float" office:value="16102.1" table:style-name="ce1">
            <text:p>16102.1</text:p>
          </table:table-cell>
          <table:table-cell office:value-type="float" office:value="11488.8" table:style-name="ce1">
            <text:p>11488.8</text:p>
          </table:table-cell>
          <table:table-cell office:value-type="float" office:value="9362.6299999999992" table:style-name="ce1">
            <text:p>9362.63</text:p>
          </table:table-cell>
          <table:table-cell office:value-type="float" office:value="13583.4" table:style-name="ce1">
            <text:p>13583.4</text:p>
          </table:table-cell>
          <table:table-cell office:value-type="float" office:value="12992.9" table:style-name="ce1">
            <text:p>12992.9</text:p>
          </table:table-cell>
          <table:table-cell office:value-type="float" office:value="9555.4599999999991" table:style-name="ce1">
            <text:p>9555.46</text:p>
          </table:table-cell>
          <table:table-cell office:value-type="float" office:value="8519.5" table:style-name="ce1">
            <text:p>8519.5</text:p>
          </table:table-cell>
          <table:table-cell office:value-type="float" office:value="13335.9" table:style-name="ce1">
            <text:p>13335.9</text:p>
          </table:table-cell>
          <table:table-cell office:value-type="float" office:value="10822.1" table:style-name="ce1">
            <text:p>10822.1</text:p>
          </table:table-cell>
          <table:table-cell office:value-type="float" office:value="11766.119000000001" table:formula="of:=AVERAGE([.A362:.J362])" table:style-name="ce1">
            <text:p>11766.119</text:p>
          </table:table-cell>
          <table:table-cell table:number-columns-repeated="16373"/>
        </table:table-row>
        <table:table-row table:style-name="ro1">
          <table:table-cell office:value-type="float" office:value="11898.4" table:style-name="ce1">
            <text:p>11898.4</text:p>
          </table:table-cell>
          <table:table-cell office:value-type="float" office:value="16102.1" table:style-name="ce1">
            <text:p>16102.1</text:p>
          </table:table-cell>
          <table:table-cell office:value-type="float" office:value="11469" table:style-name="ce1">
            <text:p>11469</text:p>
          </table:table-cell>
          <table:table-cell office:value-type="float" office:value="9362.6299999999992" table:style-name="ce1">
            <text:p>9362.63</text:p>
          </table:table-cell>
          <table:table-cell office:value-type="float" office:value="13583.4" table:style-name="ce1">
            <text:p>13583.4</text:p>
          </table:table-cell>
          <table:table-cell office:value-type="float" office:value="12992.9" table:style-name="ce1">
            <text:p>12992.9</text:p>
          </table:table-cell>
          <table:table-cell office:value-type="float" office:value="9555.4599999999991" table:style-name="ce1">
            <text:p>9555.46</text:p>
          </table:table-cell>
          <table:table-cell office:value-type="float" office:value="8519.5" table:style-name="ce1">
            <text:p>8519.5</text:p>
          </table:table-cell>
          <table:table-cell office:value-type="float" office:value="13330.7" table:style-name="ce1">
            <text:p>13330.7</text:p>
          </table:table-cell>
          <table:table-cell office:value-type="float" office:value="10816.5" table:style-name="ce1">
            <text:p>10816.5</text:p>
          </table:table-cell>
          <table:table-cell office:value-type="float" office:value="11763.058999999997" table:formula="of:=AVERAGE([.A363:.J363])" table:style-name="ce1">
            <text:p>11763.059</text:p>
          </table:table-cell>
          <table:table-cell table:number-columns-repeated="16373"/>
        </table:table-row>
        <table:table-row table:style-name="ro1">
          <table:table-cell office:value-type="float" office:value="11898.4" table:style-name="ce1">
            <text:p>11898.4</text:p>
          </table:table-cell>
          <table:table-cell office:value-type="float" office:value="16099.9" table:style-name="ce1">
            <text:p>16099.9</text:p>
          </table:table-cell>
          <table:table-cell office:value-type="float" office:value="11468.9" table:style-name="ce1">
            <text:p>11468.9</text:p>
          </table:table-cell>
          <table:table-cell office:value-type="float" office:value="9362.27" table:style-name="ce1">
            <text:p>9362.27</text:p>
          </table:table-cell>
          <table:table-cell office:value-type="float" office:value="13571.7" table:style-name="ce1">
            <text:p>13571.7</text:p>
          </table:table-cell>
          <table:table-cell office:value-type="float" office:value="12992.9" table:style-name="ce1">
            <text:p>12992.9</text:p>
          </table:table-cell>
          <table:table-cell office:value-type="float" office:value="9520.68" table:style-name="ce1">
            <text:p>9520.68</text:p>
          </table:table-cell>
          <table:table-cell office:value-type="float" office:value="8519.5" table:style-name="ce1">
            <text:p>8519.5</text:p>
          </table:table-cell>
          <table:table-cell office:value-type="float" office:value="13314.8" table:style-name="ce1">
            <text:p>13314.8</text:p>
          </table:table-cell>
          <table:table-cell office:value-type="float" office:value="10800.3" table:style-name="ce1">
            <text:p>10800.3</text:p>
          </table:table-cell>
          <table:table-cell office:value-type="float" office:value="11754.935000000001" table:formula="of:=AVERAGE([.A364:.J364])" table:style-name="ce1">
            <text:p>11754.935</text:p>
          </table:table-cell>
          <table:table-cell table:number-columns-repeated="16373"/>
        </table:table-row>
        <table:table-row table:style-name="ro1">
          <table:table-cell office:value-type="float" office:value="11898.4" table:style-name="ce1">
            <text:p>11898.4</text:p>
          </table:table-cell>
          <table:table-cell office:value-type="float" office:value="16099.9" table:style-name="ce1">
            <text:p>16099.9</text:p>
          </table:table-cell>
          <table:table-cell office:value-type="float" office:value="11454.4" table:style-name="ce1">
            <text:p>11454.4</text:p>
          </table:table-cell>
          <table:table-cell office:value-type="float" office:value="9362.27" table:style-name="ce1">
            <text:p>9362.27</text:p>
          </table:table-cell>
          <table:table-cell office:value-type="float" office:value="13571.7" table:style-name="ce1">
            <text:p>13571.7</text:p>
          </table:table-cell>
          <table:table-cell office:value-type="float" office:value="12927.8" table:style-name="ce1">
            <text:p>12927.8</text:p>
          </table:table-cell>
          <table:table-cell office:value-type="float" office:value="9520.68" table:style-name="ce1">
            <text:p>9520.68</text:p>
          </table:table-cell>
          <table:table-cell office:value-type="float" office:value="8519.42" table:style-name="ce1">
            <text:p>8519.42</text:p>
          </table:table-cell>
          <table:table-cell office:value-type="float" office:value="13274" table:style-name="ce1">
            <text:p>13274</text:p>
          </table:table-cell>
          <table:table-cell office:value-type="float" office:value="10730.4" table:style-name="ce1">
            <text:p>10730.4</text:p>
          </table:table-cell>
          <table:table-cell office:value-type="float" office:value="11735.896999999999" table:formula="of:=AVERAGE([.A365:.J365])" table:style-name="ce1">
            <text:p>11735.897</text:p>
          </table:table-cell>
          <table:table-cell table:number-columns-repeated="16373"/>
        </table:table-row>
        <table:table-row table:style-name="ro1">
          <table:table-cell office:value-type="float" office:value="11896.2" table:style-name="ce1">
            <text:p>11896.2</text:p>
          </table:table-cell>
          <table:table-cell office:value-type="float" office:value="16099.9" table:style-name="ce1">
            <text:p>16099.9</text:p>
          </table:table-cell>
          <table:table-cell office:value-type="float" office:value="11454.4" table:style-name="ce1">
            <text:p>11454.4</text:p>
          </table:table-cell>
          <table:table-cell office:value-type="float" office:value="9327.5499999999993" table:style-name="ce1">
            <text:p>9327.55</text:p>
          </table:table-cell>
          <table:table-cell office:value-type="float" office:value="12954" table:style-name="ce1">
            <text:p>12954</text:p>
          </table:table-cell>
          <table:table-cell office:value-type="float" office:value="12980.4" table:style-name="ce1">
            <text:p>12980.4</text:p>
          </table:table-cell>
          <table:table-cell office:value-type="float" office:value="9520.68" table:style-name="ce1">
            <text:p>9520.68</text:p>
          </table:table-cell>
          <table:table-cell office:value-type="float" office:value="8516.4699999999993" table:style-name="ce1">
            <text:p>8516.47</text:p>
          </table:table-cell>
          <table:table-cell office:value-type="float" office:value="13196.2" table:style-name="ce1">
            <text:p>13196.2</text:p>
          </table:table-cell>
          <table:table-cell office:value-type="float" office:value="10730.4" table:style-name="ce1">
            <text:p>10730.4</text:p>
          </table:table-cell>
          <table:table-cell office:value-type="float" office:value="11667.619999999999" table:formula="of:=AVERAGE([.A366:.J366])" table:style-name="ce1">
            <text:p>11667.62</text:p>
          </table:table-cell>
          <table:table-cell table:number-columns-repeated="16373"/>
        </table:table-row>
        <table:table-row table:style-name="ro1">
          <table:table-cell office:value-type="float" office:value="11896.1" table:style-name="ce1">
            <text:p>11896.1</text:p>
          </table:table-cell>
          <table:table-cell office:value-type="float" office:value="16099.9" table:style-name="ce1">
            <text:p>16099.9</text:p>
          </table:table-cell>
          <table:table-cell office:value-type="float" office:value="11463.9" table:style-name="ce1">
            <text:p>11463.9</text:p>
          </table:table-cell>
          <table:table-cell office:value-type="float" office:value="9327.5499999999993" table:style-name="ce1">
            <text:p>9327.55</text:p>
          </table:table-cell>
          <table:table-cell office:value-type="float" office:value="12954" table:style-name="ce1">
            <text:p>12954</text:p>
          </table:table-cell>
          <table:table-cell office:value-type="float" office:value="12920.6" table:style-name="ce1">
            <text:p>12920.6</text:p>
          </table:table-cell>
          <table:table-cell office:value-type="float" office:value="9520.68" table:style-name="ce1">
            <text:p>9520.68</text:p>
          </table:table-cell>
          <table:table-cell office:value-type="float" office:value="8513.8700000000008" table:style-name="ce1">
            <text:p>8513.87</text:p>
          </table:table-cell>
          <table:table-cell office:value-type="float" office:value="13196.2" table:style-name="ce1">
            <text:p>13196.2</text:p>
          </table:table-cell>
          <table:table-cell office:value-type="float" office:value="10730.4" table:style-name="ce1">
            <text:p>10730.4</text:p>
          </table:table-cell>
          <table:table-cell office:value-type="float" office:value="11662.32" table:formula="of:=AVERAGE([.A367:.J367])" table:style-name="ce1">
            <text:p>11662.32</text:p>
          </table:table-cell>
          <table:table-cell table:number-columns-repeated="16373"/>
        </table:table-row>
        <table:table-row table:style-name="ro1">
          <table:table-cell office:value-type="float" office:value="11896.2" table:style-name="ce1">
            <text:p>11896.2</text:p>
          </table:table-cell>
          <table:table-cell office:value-type="float" office:value="16099.9" table:style-name="ce1">
            <text:p>16099.9</text:p>
          </table:table-cell>
          <table:table-cell office:value-type="float" office:value="11460.3" table:style-name="ce1">
            <text:p>11460.3</text:p>
          </table:table-cell>
          <table:table-cell office:value-type="float" office:value="9327.5499999999993" table:style-name="ce1">
            <text:p>9327.55</text:p>
          </table:table-cell>
          <table:table-cell office:value-type="float" office:value="12954" table:style-name="ce1">
            <text:p>12954</text:p>
          </table:table-cell>
          <table:table-cell office:value-type="float" office:value="12920.6" table:style-name="ce1">
            <text:p>12920.6</text:p>
          </table:table-cell>
          <table:table-cell office:value-type="float" office:value="9520.68" table:style-name="ce1">
            <text:p>9520.68</text:p>
          </table:table-cell>
          <table:table-cell office:value-type="float" office:value="8513.8700000000008" table:style-name="ce1">
            <text:p>8513.87</text:p>
          </table:table-cell>
          <table:table-cell office:value-type="float" office:value="13196.2" table:style-name="ce1">
            <text:p>13196.2</text:p>
          </table:table-cell>
          <table:table-cell office:value-type="float" office:value="10729.8" table:style-name="ce1">
            <text:p>10729.8</text:p>
          </table:table-cell>
          <table:table-cell office:value-type="float" office:value="11661.91" table:formula="of:=AVERAGE([.A368:.J368])" table:style-name="ce1">
            <text:p>11661.91</text:p>
          </table:table-cell>
          <table:table-cell table:number-columns-repeated="16373"/>
        </table:table-row>
        <table:table-row table:style-name="ro1">
          <table:table-cell office:value-type="float" office:value="11896.2" table:style-name="ce1">
            <text:p>11896.2</text:p>
          </table:table-cell>
          <table:table-cell office:value-type="float" office:value="16099.9" table:style-name="ce1">
            <text:p>16099.9</text:p>
          </table:table-cell>
          <table:table-cell office:value-type="float" office:value="11442.7" table:style-name="ce1">
            <text:p>11442.7</text:p>
          </table:table-cell>
          <table:table-cell office:value-type="float" office:value="9324.8799999999992" table:style-name="ce1">
            <text:p>9324.88</text:p>
          </table:table-cell>
          <table:table-cell office:value-type="float" office:value="12954" table:style-name="ce1">
            <text:p>12954</text:p>
          </table:table-cell>
          <table:table-cell office:value-type="float" office:value="12920.6" table:style-name="ce1">
            <text:p>12920.6</text:p>
          </table:table-cell>
          <table:table-cell office:value-type="float" office:value="9520.57" table:style-name="ce1">
            <text:p>9520.57</text:p>
          </table:table-cell>
          <table:table-cell office:value-type="float" office:value="8504.69" table:style-name="ce1">
            <text:p>8504.69</text:p>
          </table:table-cell>
          <table:table-cell office:value-type="float" office:value="13196.2" table:style-name="ce1">
            <text:p>13196.2</text:p>
          </table:table-cell>
          <table:table-cell office:value-type="float" office:value="10698.9" table:style-name="ce1">
            <text:p>10698.9</text:p>
          </table:table-cell>
          <table:table-cell office:value-type="float" office:value="11655.864" table:formula="of:=AVERAGE([.A369:.J369])" table:style-name="ce1">
            <text:p>11655.864</text:p>
          </table:table-cell>
          <table:table-cell table:number-columns-repeated="16373"/>
        </table:table-row>
        <table:table-row table:style-name="ro1">
          <table:table-cell office:value-type="float" office:value="11862.9" table:style-name="ce1">
            <text:p>11862.9</text:p>
          </table:table-cell>
          <table:table-cell office:value-type="float" office:value="16099.9" table:style-name="ce1">
            <text:p>16099.9</text:p>
          </table:table-cell>
          <table:table-cell office:value-type="float" office:value="11460.3" table:style-name="ce1">
            <text:p>11460.3</text:p>
          </table:table-cell>
          <table:table-cell office:value-type="float" office:value="9324.8799999999992" table:style-name="ce1">
            <text:p>9324.88</text:p>
          </table:table-cell>
          <table:table-cell office:value-type="float" office:value="12954" table:style-name="ce1">
            <text:p>12954</text:p>
          </table:table-cell>
          <table:table-cell office:value-type="float" office:value="12980" table:style-name="ce1">
            <text:p>12980</text:p>
          </table:table-cell>
          <table:table-cell office:value-type="float" office:value="9519.6200000000008" table:style-name="ce1">
            <text:p>9519.62</text:p>
          </table:table-cell>
          <table:table-cell office:value-type="float" office:value="8504.69" table:style-name="ce1">
            <text:p>8504.69</text:p>
          </table:table-cell>
          <table:table-cell office:value-type="float" office:value="13196.2" table:style-name="ce1">
            <text:p>13196.2</text:p>
          </table:table-cell>
          <table:table-cell office:value-type="float" office:value="10698.9" table:style-name="ce1">
            <text:p>10698.9</text:p>
          </table:table-cell>
          <table:table-cell office:value-type="float" office:value="11660.138999999999" table:formula="of:=AVERAGE([.A370:.J370])" table:style-name="ce1">
            <text:p>11660.139</text:p>
          </table:table-cell>
          <table:table-cell table:number-columns-repeated="16373"/>
        </table:table-row>
        <table:table-row table:style-name="ro1">
          <table:table-cell office:value-type="float" office:value="11862.9" table:style-name="ce1">
            <text:p>11862.9</text:p>
          </table:table-cell>
          <table:table-cell office:value-type="float" office:value="16099.9" table:style-name="ce1">
            <text:p>16099.9</text:p>
          </table:table-cell>
          <table:table-cell office:value-type="float" office:value="11457.4" table:style-name="ce1">
            <text:p>11457.4</text:p>
          </table:table-cell>
          <table:table-cell office:value-type="float" office:value="9324.8799999999992" table:style-name="ce1">
            <text:p>9324.88</text:p>
          </table:table-cell>
          <table:table-cell office:value-type="float" office:value="12881.7" table:style-name="ce1">
            <text:p>12881.7</text:p>
          </table:table-cell>
          <table:table-cell office:value-type="float" office:value="12980" table:style-name="ce1">
            <text:p>12980</text:p>
          </table:table-cell>
          <table:table-cell office:value-type="float" office:value="9519.6200000000008" table:style-name="ce1">
            <text:p>9519.62</text:p>
          </table:table-cell>
          <table:table-cell office:value-type="float" office:value="8500.58" table:style-name="ce1">
            <text:p>8500.58</text:p>
          </table:table-cell>
          <table:table-cell office:value-type="float" office:value="13196.2" table:style-name="ce1">
            <text:p>13196.2</text:p>
          </table:table-cell>
          <table:table-cell office:value-type="float" office:value="10710.4" table:style-name="ce1">
            <text:p>10710.4</text:p>
          </table:table-cell>
          <table:table-cell office:value-type="float" office:value="11653.357999999998" table:formula="of:=AVERAGE([.A371:.J371])" table:style-name="ce1">
            <text:p>11653.358</text:p>
          </table:table-cell>
          <table:table-cell table:number-columns-repeated="16373"/>
        </table:table-row>
        <table:table-row table:style-name="ro1">
          <table:table-cell office:value-type="float" office:value="11841.9" table:style-name="ce1">
            <text:p>11841.9</text:p>
          </table:table-cell>
          <table:table-cell office:value-type="float" office:value="16097.9" table:style-name="ce1">
            <text:p>16097.9</text:p>
          </table:table-cell>
          <table:table-cell office:value-type="float" office:value="11456" table:style-name="ce1">
            <text:p>11456</text:p>
          </table:table-cell>
          <table:table-cell office:value-type="float" office:value="9305.67" table:style-name="ce1">
            <text:p>9305.67</text:p>
          </table:table-cell>
          <table:table-cell office:value-type="float" office:value="12881.7" table:style-name="ce1">
            <text:p>12881.7</text:p>
          </table:table-cell>
          <table:table-cell office:value-type="float" office:value="12975.9" table:style-name="ce1">
            <text:p>12975.9</text:p>
          </table:table-cell>
          <table:table-cell office:value-type="float" office:value="9463.6200000000008" table:style-name="ce1">
            <text:p>9463.62</text:p>
          </table:table-cell>
          <table:table-cell office:value-type="float" office:value="8500.58" table:style-name="ce1">
            <text:p>8500.58</text:p>
          </table:table-cell>
          <table:table-cell office:value-type="float" office:value="13196.2" table:style-name="ce1">
            <text:p>13196.2</text:p>
          </table:table-cell>
          <table:table-cell office:value-type="float" office:value="10710.4" table:style-name="ce1">
            <text:p>10710.4</text:p>
          </table:table-cell>
          <table:table-cell office:value-type="float" office:value="11642.986999999997" table:formula="of:=AVERAGE([.A372:.J372])" table:style-name="ce1">
            <text:p>11642.987</text:p>
          </table:table-cell>
          <table:table-cell table:number-columns-repeated="16373"/>
        </table:table-row>
        <table:table-row table:style-name="ro1">
          <table:table-cell office:value-type="float" office:value="11841.6" table:style-name="ce1">
            <text:p>11841.6</text:p>
          </table:table-cell>
          <table:table-cell office:value-type="float" office:value="16097.9" table:style-name="ce1">
            <text:p>16097.9</text:p>
          </table:table-cell>
          <table:table-cell office:value-type="float" office:value="11433.7" table:style-name="ce1">
            <text:p>11433.7</text:p>
          </table:table-cell>
          <table:table-cell office:value-type="float" office:value="9305.67" table:style-name="ce1">
            <text:p>9305.67</text:p>
          </table:table-cell>
          <table:table-cell office:value-type="float" office:value="12880" table:style-name="ce1">
            <text:p>12880</text:p>
          </table:table-cell>
          <table:table-cell office:value-type="float" office:value="12975.9" table:style-name="ce1">
            <text:p>12975.9</text:p>
          </table:table-cell>
          <table:table-cell office:value-type="float" office:value="9457.25" table:style-name="ce1">
            <text:p>9457.25</text:p>
          </table:table-cell>
          <table:table-cell office:value-type="float" office:value="8483.5499999999993" table:style-name="ce1">
            <text:p>8483.55</text:p>
          </table:table-cell>
          <table:table-cell office:value-type="float" office:value="13196.2" table:style-name="ce1">
            <text:p>13196.2</text:p>
          </table:table-cell>
          <table:table-cell office:value-type="float" office:value="10684.2" table:style-name="ce1">
            <text:p>10684.2</text:p>
          </table:table-cell>
          <table:table-cell office:value-type="float" office:value="11635.596999999998" table:formula="of:=AVERAGE([.A373:.J373])" table:style-name="ce1">
            <text:p>11635.597</text:p>
          </table:table-cell>
          <table:table-cell table:number-columns-repeated="16373"/>
        </table:table-row>
        <table:table-row table:style-name="ro1">
          <table:table-cell office:value-type="float" office:value="11841.6" table:style-name="ce1">
            <text:p>11841.6</text:p>
          </table:table-cell>
          <table:table-cell office:value-type="float" office:value="16097.9" table:style-name="ce1">
            <text:p>16097.9</text:p>
          </table:table-cell>
          <table:table-cell office:value-type="float" office:value="11433.7" table:style-name="ce1">
            <text:p>11433.7</text:p>
          </table:table-cell>
          <table:table-cell office:value-type="float" office:value="9305.67" table:style-name="ce1">
            <text:p>9305.67</text:p>
          </table:table-cell>
          <table:table-cell office:value-type="float" office:value="12866.6" table:style-name="ce1">
            <text:p>12866.6</text:p>
          </table:table-cell>
          <table:table-cell office:value-type="float" office:value="12975.9" table:style-name="ce1">
            <text:p>12975.9</text:p>
          </table:table-cell>
          <table:table-cell office:value-type="float" office:value="9457.25" table:style-name="ce1">
            <text:p>9457.25</text:p>
          </table:table-cell>
          <table:table-cell office:value-type="float" office:value="8483.5499999999993" table:style-name="ce1">
            <text:p>8483.55</text:p>
          </table:table-cell>
          <table:table-cell office:value-type="float" office:value="13196.2" table:style-name="ce1">
            <text:p>13196.2</text:p>
          </table:table-cell>
          <table:table-cell office:value-type="float" office:value="10684.2" table:style-name="ce1">
            <text:p>10684.2</text:p>
          </table:table-cell>
          <table:table-cell office:value-type="float" office:value="11634.257" table:formula="of:=AVERAGE([.A374:.J374])" table:style-name="ce1">
            <text:p>11634.257</text:p>
          </table:table-cell>
          <table:table-cell table:number-columns-repeated="16373"/>
        </table:table-row>
        <table:table-row table:style-name="ro1">
          <table:table-cell office:value-type="float" office:value="11823.4" table:style-name="ce1">
            <text:p>11823.4</text:p>
          </table:table-cell>
          <table:table-cell office:value-type="float" office:value="16097.9" table:style-name="ce1">
            <text:p>16097.9</text:p>
          </table:table-cell>
          <table:table-cell office:value-type="float" office:value="11433.7" table:style-name="ce1">
            <text:p>11433.7</text:p>
          </table:table-cell>
          <table:table-cell office:value-type="float" office:value="9299.92" table:style-name="ce1">
            <text:p>9299.92</text:p>
          </table:table-cell>
          <table:table-cell office:value-type="float" office:value="12866.6" table:style-name="ce1">
            <text:p>12866.6</text:p>
          </table:table-cell>
          <table:table-cell office:value-type="float" office:value="12975.9" table:style-name="ce1">
            <text:p>12975.9</text:p>
          </table:table-cell>
          <table:table-cell office:value-type="float" office:value="9513.58" table:style-name="ce1">
            <text:p>9513.58</text:p>
          </table:table-cell>
          <table:table-cell office:value-type="float" office:value="8483.5499999999993" table:style-name="ce1">
            <text:p>8483.55</text:p>
          </table:table-cell>
          <table:table-cell office:value-type="float" office:value="13184.3" table:style-name="ce1">
            <text:p>13184.3</text:p>
          </table:table-cell>
          <table:table-cell office:value-type="float" office:value="10684.2" table:style-name="ce1">
            <text:p>10684.2</text:p>
          </table:table-cell>
          <table:table-cell office:value-type="float" office:value="11636.305" table:formula="of:=AVERAGE([.A375:.J375])" table:style-name="ce1">
            <text:p>11636.305</text:p>
          </table:table-cell>
          <table:table-cell table:number-columns-repeated="16373"/>
        </table:table-row>
        <table:table-row table:style-name="ro1">
          <table:table-cell office:value-type="float" office:value="11823.4" table:style-name="ce1">
            <text:p>11823.4</text:p>
          </table:table-cell>
          <table:table-cell office:value-type="float" office:value="16097.9" table:style-name="ce1">
            <text:p>16097.9</text:p>
          </table:table-cell>
          <table:table-cell office:value-type="float" office:value="11433.7" table:style-name="ce1">
            <text:p>11433.7</text:p>
          </table:table-cell>
          <table:table-cell office:value-type="float" office:value="9283.2099999999991" table:style-name="ce1">
            <text:p>9283.21</text:p>
          </table:table-cell>
          <table:table-cell office:value-type="float" office:value="12866.6" table:style-name="ce1">
            <text:p>12866.6</text:p>
          </table:table-cell>
          <table:table-cell office:value-type="float" office:value="12973" table:style-name="ce1">
            <text:p>12973</text:p>
          </table:table-cell>
          <table:table-cell office:value-type="float" office:value="9513.58" table:style-name="ce1">
            <text:p>9513.58</text:p>
          </table:table-cell>
          <table:table-cell office:value-type="float" office:value="8479.07" table:style-name="ce1">
            <text:p>8479.07</text:p>
          </table:table-cell>
          <table:table-cell office:value-type="float" office:value="13178.1" table:style-name="ce1">
            <text:p>13178.1</text:p>
          </table:table-cell>
          <table:table-cell office:value-type="float" office:value="10683.3" table:style-name="ce1">
            <text:p>10683.3</text:p>
          </table:table-cell>
          <table:table-cell office:value-type="float" office:value="11633.186" table:formula="of:=AVERAGE([.A376:.J376])" table:style-name="ce1">
            <text:p>11633.186</text:p>
          </table:table-cell>
          <table:table-cell table:number-columns-repeated="16373"/>
        </table:table-row>
        <table:table-row table:style-name="ro1">
          <table:table-cell office:value-type="float" office:value="11823.3" table:style-name="ce1">
            <text:p>11823.3</text:p>
          </table:table-cell>
          <table:table-cell office:value-type="float" office:value="16097.9" table:style-name="ce1">
            <text:p>16097.9</text:p>
          </table:table-cell>
          <table:table-cell office:value-type="float" office:value="11414" table:style-name="ce1">
            <text:p>11414</text:p>
          </table:table-cell>
          <table:table-cell office:value-type="float" office:value="9212.0499999999993" table:style-name="ce1">
            <text:p>9212.05</text:p>
          </table:table-cell>
          <table:table-cell office:value-type="float" office:value="12861.3" table:style-name="ce1">
            <text:p>12861.3</text:p>
          </table:table-cell>
          <table:table-cell office:value-type="float" office:value="12919.4" table:style-name="ce1">
            <text:p>12919.4</text:p>
          </table:table-cell>
          <table:table-cell office:value-type="float" office:value="9512.06" table:style-name="ce1">
            <text:p>9512.06</text:p>
          </table:table-cell>
          <table:table-cell office:value-type="float" office:value="8479.07" table:style-name="ce1">
            <text:p>8479.07</text:p>
          </table:table-cell>
          <table:table-cell office:value-type="float" office:value="13165.7" table:style-name="ce1">
            <text:p>13165.7</text:p>
          </table:table-cell>
          <table:table-cell office:value-type="float" office:value="10706.6" table:style-name="ce1">
            <text:p>10706.6</text:p>
          </table:table-cell>
          <table:table-cell office:value-type="float" office:value="11619.137999999999" table:formula="of:=AVERAGE([.A377:.J377])" table:style-name="ce1">
            <text:p>11619.138</text:p>
          </table:table-cell>
          <table:table-cell table:number-columns-repeated="16373"/>
        </table:table-row>
        <table:table-row table:style-name="ro1">
          <table:table-cell office:value-type="float" office:value="11823.3" table:style-name="ce1">
            <text:p>11823.3</text:p>
          </table:table-cell>
          <table:table-cell office:value-type="float" office:value="16097.9" table:style-name="ce1">
            <text:p>16097.9</text:p>
          </table:table-cell>
          <table:table-cell office:value-type="float" office:value="11414" table:style-name="ce1">
            <text:p>11414</text:p>
          </table:table-cell>
          <table:table-cell office:value-type="float" office:value="9212.01" table:style-name="ce1">
            <text:p>9212.01</text:p>
          </table:table-cell>
          <table:table-cell office:value-type="float" office:value="12810" table:style-name="ce1">
            <text:p>12810</text:p>
          </table:table-cell>
          <table:table-cell office:value-type="float" office:value="12973" table:style-name="ce1">
            <text:p>12973</text:p>
          </table:table-cell>
          <table:table-cell office:value-type="float" office:value="9512.06" table:style-name="ce1">
            <text:p>9512.06</text:p>
          </table:table-cell>
          <table:table-cell office:value-type="float" office:value="8479.07" table:style-name="ce1">
            <text:p>8479.07</text:p>
          </table:table-cell>
          <table:table-cell office:value-type="float" office:value="13165.7" table:style-name="ce1">
            <text:p>13165.7</text:p>
          </table:table-cell>
          <table:table-cell office:value-type="float" office:value="10706.6" table:style-name="ce1">
            <text:p>10706.6</text:p>
          </table:table-cell>
          <table:table-cell office:value-type="float" office:value="11619.364" table:formula="of:=AVERAGE([.A378:.J378])" table:style-name="ce1">
            <text:p>11619.364</text:p>
          </table:table-cell>
          <table:table-cell table:number-columns-repeated="16373"/>
        </table:table-row>
        <table:table-row table:style-name="ro1">
          <table:table-cell office:value-type="float" office:value="11823.2" table:style-name="ce1">
            <text:p>11823.2</text:p>
          </table:table-cell>
          <table:table-cell office:value-type="float" office:value="16097.9" table:style-name="ce1">
            <text:p>16097.9</text:p>
          </table:table-cell>
          <table:table-cell office:value-type="float" office:value="11414" table:style-name="ce1">
            <text:p>11414</text:p>
          </table:table-cell>
          <table:table-cell office:value-type="float" office:value="9212.01" table:style-name="ce1">
            <text:p>9212.01</text:p>
          </table:table-cell>
          <table:table-cell office:value-type="float" office:value="12810" table:style-name="ce1">
            <text:p>12810</text:p>
          </table:table-cell>
          <table:table-cell office:value-type="float" office:value="12906.2" table:style-name="ce1">
            <text:p>12906.2</text:p>
          </table:table-cell>
          <table:table-cell office:value-type="float" office:value="9509.81" table:style-name="ce1">
            <text:p>9509.81</text:p>
          </table:table-cell>
          <table:table-cell office:value-type="float" office:value="8479.07" table:style-name="ce1">
            <text:p>8479.07</text:p>
          </table:table-cell>
          <table:table-cell office:value-type="float" office:value="13165.7" table:style-name="ce1">
            <text:p>13165.7</text:p>
          </table:table-cell>
          <table:table-cell office:value-type="float" office:value="10699.2" table:style-name="ce1">
            <text:p>10699.2</text:p>
          </table:table-cell>
          <table:table-cell office:value-type="float" office:value="11611.708999999999" table:formula="of:=AVERAGE([.A379:.J379])" table:style-name="ce1">
            <text:p>11611.709</text:p>
          </table:table-cell>
          <table:table-cell table:number-columns-repeated="16373"/>
        </table:table-row>
        <table:table-row table:style-name="ro1">
          <table:table-cell office:value-type="float" office:value="11819.1" table:style-name="ce1">
            <text:p>11819.1</text:p>
          </table:table-cell>
          <table:table-cell office:value-type="float" office:value="16097.9" table:style-name="ce1">
            <text:p>16097.9</text:p>
          </table:table-cell>
          <table:table-cell office:value-type="float" office:value="11407.6" table:style-name="ce1">
            <text:p>11407.6</text:p>
          </table:table-cell>
          <table:table-cell office:value-type="float" office:value="9204.92" table:style-name="ce1">
            <text:p>9204.92</text:p>
          </table:table-cell>
          <table:table-cell office:value-type="float" office:value="12810" table:style-name="ce1">
            <text:p>12810</text:p>
          </table:table-cell>
          <table:table-cell office:value-type="float" office:value="12907.2" table:style-name="ce1">
            <text:p>12907.2</text:p>
          </table:table-cell>
          <table:table-cell office:value-type="float" office:value="9509.81" table:style-name="ce1">
            <text:p>9509.81</text:p>
          </table:table-cell>
          <table:table-cell office:value-type="float" office:value="8479.07" table:style-name="ce1">
            <text:p>8479.07</text:p>
          </table:table-cell>
          <table:table-cell office:value-type="float" office:value="13163.5" table:style-name="ce1">
            <text:p>13163.5</text:p>
          </table:table-cell>
          <table:table-cell office:value-type="float" office:value="10667.9" table:style-name="ce1">
            <text:p>10667.9</text:p>
          </table:table-cell>
          <table:table-cell office:value-type="float" office:value="11606.7" table:formula="of:=AVERAGE([.A380:.J380])" table:style-name="ce1">
            <text:p>11606.7</text:p>
          </table:table-cell>
          <table:table-cell table:number-columns-repeated="16373"/>
        </table:table-row>
        <table:table-row table:style-name="ro1">
          <table:table-cell office:value-type="float" office:value="11801.9" table:style-name="ce1">
            <text:p>11801.9</text:p>
          </table:table-cell>
          <table:table-cell office:value-type="float" office:value="16097.9" table:style-name="ce1">
            <text:p>16097.9</text:p>
          </table:table-cell>
          <table:table-cell office:value-type="float" office:value="11407.6" table:style-name="ce1">
            <text:p>11407.6</text:p>
          </table:table-cell>
          <table:table-cell office:value-type="float" office:value="9212.01" table:style-name="ce1">
            <text:p>9212.01</text:p>
          </table:table-cell>
          <table:table-cell office:value-type="float" office:value="12810" table:style-name="ce1">
            <text:p>12810</text:p>
          </table:table-cell>
          <table:table-cell office:value-type="float" office:value="12907.2" table:style-name="ce1">
            <text:p>12907.2</text:p>
          </table:table-cell>
          <table:table-cell office:value-type="float" office:value="9507.26" table:style-name="ce1">
            <text:p>9507.26</text:p>
          </table:table-cell>
          <table:table-cell office:value-type="float" office:value="8471.77" table:style-name="ce1">
            <text:p>8471.77</text:p>
          </table:table-cell>
          <table:table-cell office:value-type="float" office:value="13159.9" table:style-name="ce1">
            <text:p>13159.9</text:p>
          </table:table-cell>
          <table:table-cell office:value-type="float" office:value="10666" table:style-name="ce1">
            <text:p>10666</text:p>
          </table:table-cell>
          <table:table-cell office:value-type="float" office:value="11604.153999999999" table:formula="of:=AVERAGE([.A381:.J381])" table:style-name="ce1">
            <text:p>11604.154</text:p>
          </table:table-cell>
          <table:table-cell table:number-columns-repeated="16373"/>
        </table:table-row>
        <table:table-row table:style-name="ro1">
          <table:table-cell office:value-type="float" office:value="11818.3" table:style-name="ce1">
            <text:p>11818.3</text:p>
          </table:table-cell>
          <table:table-cell office:value-type="float" office:value="16097.9" table:style-name="ce1">
            <text:p>16097.9</text:p>
          </table:table-cell>
          <table:table-cell office:value-type="float" office:value="11407.6" table:style-name="ce1">
            <text:p>11407.6</text:p>
          </table:table-cell>
          <table:table-cell office:value-type="float" office:value="9212.01" table:style-name="ce1">
            <text:p>9212.01</text:p>
          </table:table-cell>
          <table:table-cell office:value-type="float" office:value="12796.8" table:style-name="ce1">
            <text:p>12796.8</text:p>
          </table:table-cell>
          <table:table-cell office:value-type="float" office:value="12907.2" table:style-name="ce1">
            <text:p>12907.2</text:p>
          </table:table-cell>
          <table:table-cell office:value-type="float" office:value="9451.43" table:style-name="ce1">
            <text:p>9451.43</text:p>
          </table:table-cell>
          <table:table-cell office:value-type="float" office:value="8467.82" table:style-name="ce1">
            <text:p>8467.82</text:p>
          </table:table-cell>
          <table:table-cell office:value-type="float" office:value="13163.5" table:style-name="ce1">
            <text:p>13163.5</text:p>
          </table:table-cell>
          <table:table-cell office:value-type="float" office:value="10672.1" table:style-name="ce1">
            <text:p>10672.1</text:p>
          </table:table-cell>
          <table:table-cell office:value-type="float" office:value="11599.466" table:formula="of:=AVERAGE([.A382:.J382])" table:style-name="ce1">
            <text:p>11599.466</text:p>
          </table:table-cell>
          <table:table-cell table:number-columns-repeated="16373"/>
        </table:table-row>
        <table:table-row table:style-name="ro1">
          <table:table-cell office:value-type="float" office:value="11800" table:style-name="ce1">
            <text:p>11800</text:p>
          </table:table-cell>
          <table:table-cell office:value-type="float" office:value="16097.9" table:style-name="ce1">
            <text:p>16097.9</text:p>
          </table:table-cell>
          <table:table-cell office:value-type="float" office:value="11395.2" table:style-name="ce1">
            <text:p>11395.2</text:p>
          </table:table-cell>
          <table:table-cell office:value-type="float" office:value="9212.01" table:style-name="ce1">
            <text:p>9212.01</text:p>
          </table:table-cell>
          <table:table-cell office:value-type="float" office:value="12799" table:style-name="ce1">
            <text:p>12799</text:p>
          </table:table-cell>
          <table:table-cell office:value-type="float" office:value="12915.8" table:style-name="ce1">
            <text:p>12915.8</text:p>
          </table:table-cell>
          <table:table-cell office:value-type="float" office:value="9451.43" table:style-name="ce1">
            <text:p>9451.43</text:p>
          </table:table-cell>
          <table:table-cell office:value-type="float" office:value="8463.61" table:style-name="ce1">
            <text:p>8463.61</text:p>
          </table:table-cell>
          <table:table-cell office:value-type="float" office:value="13148.5" table:style-name="ce1">
            <text:p>13148.5</text:p>
          </table:table-cell>
          <table:table-cell office:value-type="float" office:value="10672.1" table:style-name="ce1">
            <text:p>10672.1</text:p>
          </table:table-cell>
          <table:table-cell office:value-type="float" office:value="11595.555" table:formula="of:=AVERAGE([.A383:.J383])" table:style-name="ce1">
            <text:p>11595.555</text:p>
          </table:table-cell>
          <table:table-cell table:number-columns-repeated="16373"/>
        </table:table-row>
        <table:table-row table:style-name="ro1">
          <table:table-cell office:value-type="float" office:value="11770.8" table:style-name="ce1">
            <text:p>11770.8</text:p>
          </table:table-cell>
          <table:table-cell office:value-type="float" office:value="16097.9" table:style-name="ce1">
            <text:p>16097.9</text:p>
          </table:table-cell>
          <table:table-cell office:value-type="float" office:value="11350.1" table:style-name="ce1">
            <text:p>11350.1</text:p>
          </table:table-cell>
          <table:table-cell office:value-type="float" office:value="9209.39" table:style-name="ce1">
            <text:p>9209.39</text:p>
          </table:table-cell>
          <table:table-cell office:value-type="float" office:value="12799" table:style-name="ce1">
            <text:p>12799</text:p>
          </table:table-cell>
          <table:table-cell office:value-type="float" office:value="12915.8" table:style-name="ce1">
            <text:p>12915.8</text:p>
          </table:table-cell>
          <table:table-cell office:value-type="float" office:value="9451.43" table:style-name="ce1">
            <text:p>9451.43</text:p>
          </table:table-cell>
          <table:table-cell office:value-type="float" office:value="8463.61" table:style-name="ce1">
            <text:p>8463.61</text:p>
          </table:table-cell>
          <table:table-cell office:value-type="float" office:value="13148.5" table:style-name="ce1">
            <text:p>13148.5</text:p>
          </table:table-cell>
          <table:table-cell office:value-type="float" office:value="10672.1" table:style-name="ce1">
            <text:p>10672.1</text:p>
          </table:table-cell>
          <table:table-cell office:value-type="float" office:value="11587.862999999999" table:formula="of:=AVERAGE([.A384:.J384])" table:style-name="ce1">
            <text:p>11587.863</text:p>
          </table:table-cell>
          <table:table-cell table:number-columns-repeated="16373"/>
        </table:table-row>
        <table:table-row table:style-name="ro1">
          <table:table-cell office:value-type="float" office:value="11770.8" table:style-name="ce1">
            <text:p>11770.8</text:p>
          </table:table-cell>
          <table:table-cell office:value-type="float" office:value="16097.4" table:style-name="ce1">
            <text:p>16097.4</text:p>
          </table:table-cell>
          <table:table-cell office:value-type="float" office:value="11350.1" table:style-name="ce1">
            <text:p>11350.1</text:p>
          </table:table-cell>
          <table:table-cell office:value-type="float" office:value="9209.39" table:style-name="ce1">
            <text:p>9209.39</text:p>
          </table:table-cell>
          <table:table-cell office:value-type="float" office:value="12799" table:style-name="ce1">
            <text:p>12799</text:p>
          </table:table-cell>
          <table:table-cell office:value-type="float" office:value="12921.7" table:style-name="ce1">
            <text:p>12921.7</text:p>
          </table:table-cell>
          <table:table-cell office:value-type="float" office:value="9448.0300000000007" table:style-name="ce1">
            <text:p>9448.03</text:p>
          </table:table-cell>
          <table:table-cell office:value-type="float" office:value="8463.61" table:style-name="ce1">
            <text:p>8463.61</text:p>
          </table:table-cell>
          <table:table-cell office:value-type="float" office:value="13138.8" table:style-name="ce1">
            <text:p>13138.8</text:p>
          </table:table-cell>
          <table:table-cell office:value-type="float" office:value="10669.4" table:style-name="ce1">
            <text:p>10669.4</text:p>
          </table:table-cell>
          <table:table-cell office:value-type="float" office:value="11586.823" table:formula="of:=AVERAGE([.A385:.J385])" table:style-name="ce1">
            <text:p>11586.823</text:p>
          </table:table-cell>
          <table:table-cell table:number-columns-repeated="16373"/>
        </table:table-row>
        <table:table-row table:style-name="ro1">
          <table:table-cell office:value-type="float" office:value="11769.1" table:style-name="ce1">
            <text:p>11769.1</text:p>
          </table:table-cell>
          <table:table-cell office:value-type="float" office:value="16097.4" table:style-name="ce1">
            <text:p>16097.4</text:p>
          </table:table-cell>
          <table:table-cell office:value-type="float" office:value="11350.1" table:style-name="ce1">
            <text:p>11350.1</text:p>
          </table:table-cell>
          <table:table-cell office:value-type="float" office:value="9209.39" table:style-name="ce1">
            <text:p>9209.39</text:p>
          </table:table-cell>
          <table:table-cell office:value-type="float" office:value="12799" table:style-name="ce1">
            <text:p>12799</text:p>
          </table:table-cell>
          <table:table-cell office:value-type="float" office:value="12921.4" table:style-name="ce1">
            <text:p>12921.4</text:p>
          </table:table-cell>
          <table:table-cell office:value-type="float" office:value="9451.43" table:style-name="ce1">
            <text:p>9451.43</text:p>
          </table:table-cell>
          <table:table-cell office:value-type="float" office:value="8458.93" table:style-name="ce1">
            <text:p>8458.93</text:p>
          </table:table-cell>
          <table:table-cell office:value-type="float" office:value="13138.8" table:style-name="ce1">
            <text:p>13138.8</text:p>
          </table:table-cell>
          <table:table-cell office:value-type="float" office:value="10672.1" table:style-name="ce1">
            <text:p>10672.1</text:p>
          </table:table-cell>
          <table:table-cell office:value-type="float" office:value="11586.765000000001" table:formula="of:=AVERAGE([.A386:.J386])" table:style-name="ce1">
            <text:p>11586.765</text:p>
          </table:table-cell>
          <table:table-cell table:number-columns-repeated="16373"/>
        </table:table-row>
        <table:table-row table:style-name="ro1">
          <table:table-cell office:value-type="float" office:value="11707.6" table:style-name="ce1">
            <text:p>11707.6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9.6" table:style-name="ce1">
            <text:p>11349.6</text:p>
          </table:table-cell>
          <table:table-cell office:value-type="float" office:value="9209.39" table:style-name="ce1">
            <text:p>9209.39</text:p>
          </table:table-cell>
          <table:table-cell office:value-type="float" office:value="12713.9" table:style-name="ce1">
            <text:p>12713.9</text:p>
          </table:table-cell>
          <table:table-cell office:value-type="float" office:value="12921.4" table:style-name="ce1">
            <text:p>12921.4</text:p>
          </table:table-cell>
          <table:table-cell office:value-type="float" office:value="9451.43" table:style-name="ce1">
            <text:p>9451.43</text:p>
          </table:table-cell>
          <table:table-cell office:value-type="float" office:value="8458.93" table:style-name="ce1">
            <text:p>8458.93</text:p>
          </table:table-cell>
          <table:table-cell office:value-type="float" office:value="13138.8" table:style-name="ce1">
            <text:p>13138.8</text:p>
          </table:table-cell>
          <table:table-cell office:value-type="float" office:value="10630.7" table:style-name="ce1">
            <text:p>10630.7</text:p>
          </table:table-cell>
          <table:table-cell office:value-type="float" office:value="11567.914999999999" table:formula="of:=AVERAGE([.A387:.J387])" table:style-name="ce1">
            <text:p>11567.915</text:p>
          </table:table-cell>
          <table:table-cell table:number-columns-repeated="16373"/>
        </table:table-row>
        <table:table-row table:style-name="ro1">
          <table:table-cell office:value-type="float" office:value="11707.6" table:style-name="ce1">
            <text:p>11707.6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9.6" table:style-name="ce1">
            <text:p>11349.6</text:p>
          </table:table-cell>
          <table:table-cell office:value-type="float" office:value="9209.39" table:style-name="ce1">
            <text:p>9209.39</text:p>
          </table:table-cell>
          <table:table-cell office:value-type="float" office:value="12713.9" table:style-name="ce1">
            <text:p>12713.9</text:p>
          </table:table-cell>
          <table:table-cell office:value-type="float" office:value="12921.4" table:style-name="ce1">
            <text:p>12921.4</text:p>
          </table:table-cell>
          <table:table-cell office:value-type="float" office:value="9451.34" table:style-name="ce1">
            <text:p>9451.34</text:p>
          </table:table-cell>
          <table:table-cell office:value-type="float" office:value="8458.9599999999991" table:style-name="ce1">
            <text:p>8458.96</text:p>
          </table:table-cell>
          <table:table-cell office:value-type="float" office:value="13138.8" table:style-name="ce1">
            <text:p>13138.8</text:p>
          </table:table-cell>
          <table:table-cell office:value-type="float" office:value="10630.7" table:style-name="ce1">
            <text:p>10630.7</text:p>
          </table:table-cell>
          <table:table-cell office:value-type="float" office:value="11567.909" table:formula="of:=AVERAGE([.A388:.J388])" table:style-name="ce1">
            <text:p>11567.909</text:p>
          </table:table-cell>
          <table:table-cell table:number-columns-repeated="16373"/>
        </table:table-row>
        <table:table-row table:style-name="ro1">
          <table:table-cell office:value-type="float" office:value="11670.4" table:style-name="ce1">
            <text:p>11670.4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9.4" table:style-name="ce1">
            <text:p>11349.4</text:p>
          </table:table-cell>
          <table:table-cell office:value-type="float" office:value="9209.39" table:style-name="ce1">
            <text:p>9209.39</text:p>
          </table:table-cell>
          <table:table-cell office:value-type="float" office:value="12713.9" table:style-name="ce1">
            <text:p>12713.9</text:p>
          </table:table-cell>
          <table:table-cell office:value-type="float" office:value="12920.8" table:style-name="ce1">
            <text:p>12920.8</text:p>
          </table:table-cell>
          <table:table-cell office:value-type="float" office:value="9448" table:style-name="ce1">
            <text:p>9448</text:p>
          </table:table-cell>
          <table:table-cell office:value-type="float" office:value="8457.9699999999993" table:style-name="ce1">
            <text:p>8457.97</text:p>
          </table:table-cell>
          <table:table-cell office:value-type="float" office:value="13138.8" table:style-name="ce1">
            <text:p>13138.8</text:p>
          </table:table-cell>
          <table:table-cell office:value-type="float" office:value="10630.7" table:style-name="ce1">
            <text:p>10630.7</text:p>
          </table:table-cell>
          <table:table-cell office:value-type="float" office:value="11563.675999999999" table:formula="of:=AVERAGE([.A389:.J389])" table:style-name="ce1">
            <text:p>11563.676</text:p>
          </table:table-cell>
          <table:table-cell table:number-columns-repeated="16373"/>
        </table:table-row>
        <table:table-row table:style-name="ro1">
          <table:table-cell office:value-type="float" office:value="11707.6" table:style-name="ce1">
            <text:p>11707.6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9.4" table:style-name="ce1">
            <text:p>11349.4</text:p>
          </table:table-cell>
          <table:table-cell office:value-type="float" office:value="9197.3700000000008" table:style-name="ce1">
            <text:p>9197.37</text:p>
          </table:table-cell>
          <table:table-cell office:value-type="float" office:value="12692.5" table:style-name="ce1">
            <text:p>12692.5</text:p>
          </table:table-cell>
          <table:table-cell office:value-type="float" office:value="12919.6" table:style-name="ce1">
            <text:p>12919.6</text:p>
          </table:table-cell>
          <table:table-cell office:value-type="float" office:value="9397.17" table:style-name="ce1">
            <text:p>9397.17</text:p>
          </table:table-cell>
          <table:table-cell office:value-type="float" office:value="8457.9699999999993" table:style-name="ce1">
            <text:p>8457.97</text:p>
          </table:table-cell>
          <table:table-cell office:value-type="float" office:value="13138.8" table:style-name="ce1">
            <text:p>13138.8</text:p>
          </table:table-cell>
          <table:table-cell office:value-type="float" office:value="10584.7" table:style-name="ce1">
            <text:p>10584.7</text:p>
          </table:table-cell>
          <table:table-cell office:value-type="float" office:value="11554.251" table:formula="of:=AVERAGE([.A390:.J390])" table:style-name="ce1">
            <text:p>11554.251</text:p>
          </table:table-cell>
          <table:table-cell table:number-columns-repeated="16373"/>
        </table:table-row>
        <table:table-row table:style-name="ro1">
          <table:table-cell office:value-type="float" office:value="11706.1" table:style-name="ce1">
            <text:p>11706.1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9.4" table:style-name="ce1">
            <text:p>11349.4</text:p>
          </table:table-cell>
          <table:table-cell office:value-type="float" office:value="9197.3700000000008" table:style-name="ce1">
            <text:p>9197.37</text:p>
          </table:table-cell>
          <table:table-cell office:value-type="float" office:value="12602.2" table:style-name="ce1">
            <text:p>12602.2</text:p>
          </table:table-cell>
          <table:table-cell office:value-type="float" office:value="12919.6" table:style-name="ce1">
            <text:p>12919.6</text:p>
          </table:table-cell>
          <table:table-cell office:value-type="float" office:value="9397.17" table:style-name="ce1">
            <text:p>9397.17</text:p>
          </table:table-cell>
          <table:table-cell office:value-type="float" office:value="8457.15" table:style-name="ce1">
            <text:p>8457.15</text:p>
          </table:table-cell>
          <table:table-cell office:value-type="float" office:value="13132.2" table:style-name="ce1">
            <text:p>13132.2</text:p>
          </table:table-cell>
          <table:table-cell office:value-type="float" office:value="10584.7" table:style-name="ce1">
            <text:p>10584.7</text:p>
          </table:table-cell>
          <table:table-cell office:value-type="float" office:value="11544.329" table:formula="of:=AVERAGE([.A391:.J391])" table:style-name="ce1">
            <text:p>11544.329</text:p>
          </table:table-cell>
          <table:table-cell table:number-columns-repeated="16373"/>
        </table:table-row>
        <table:table-row table:style-name="ro1">
          <table:table-cell office:value-type="float" office:value="11706.1" table:style-name="ce1">
            <text:p>11706.1</text:p>
          </table:table-cell>
          <table:table-cell office:value-type="float" office:value="16097.4" table:style-name="ce1">
            <text:p>16097.4</text:p>
          </table:table-cell>
          <table:table-cell office:value-type="float" office:value="11348.9" table:style-name="ce1">
            <text:p>11348.9</text:p>
          </table:table-cell>
          <table:table-cell office:value-type="float" office:value="9197.3700000000008" table:style-name="ce1">
            <text:p>9197.37</text:p>
          </table:table-cell>
          <table:table-cell office:value-type="float" office:value="12602.2" table:style-name="ce1">
            <text:p>12602.2</text:p>
          </table:table-cell>
          <table:table-cell office:value-type="float" office:value="12905.1" table:style-name="ce1">
            <text:p>12905.1</text:p>
          </table:table-cell>
          <table:table-cell office:value-type="float" office:value="9397.17" table:style-name="ce1">
            <text:p>9397.17</text:p>
          </table:table-cell>
          <table:table-cell office:value-type="float" office:value="8457.15" table:style-name="ce1">
            <text:p>8457.15</text:p>
          </table:table-cell>
          <table:table-cell office:value-type="float" office:value="13098" table:style-name="ce1">
            <text:p>13098</text:p>
          </table:table-cell>
          <table:table-cell office:value-type="float" office:value="10584.7" table:style-name="ce1">
            <text:p>10584.7</text:p>
          </table:table-cell>
          <table:table-cell office:value-type="float" office:value="11539.409" table:formula="of:=AVERAGE([.A392:.J392])" table:style-name="ce1">
            <text:p>11539.409</text:p>
          </table:table-cell>
          <table:table-cell table:number-columns-repeated="16373"/>
        </table:table-row>
        <table:table-row table:style-name="ro1">
          <table:table-cell office:value-type="float" office:value="11680.6" table:style-name="ce1">
            <text:p>11680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342.3" table:style-name="ce1">
            <text:p>11342.3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705.6" table:style-name="ce1">
            <text:p>12705.6</text:p>
          </table:table-cell>
          <table:table-cell office:value-type="float" office:value="12887.2" table:style-name="ce1">
            <text:p>12887.2</text:p>
          </table:table-cell>
          <table:table-cell office:value-type="float" office:value="9376.93" table:style-name="ce1">
            <text:p>9376.93</text:p>
          </table:table-cell>
          <table:table-cell office:value-type="float" office:value="8448.49" table:style-name="ce1">
            <text:p>8448.49</text:p>
          </table:table-cell>
          <table:table-cell office:value-type="float" office:value="13098" table:style-name="ce1">
            <text:p>13098</text:p>
          </table:table-cell>
          <table:table-cell office:value-type="float" office:value="10584.7" table:style-name="ce1">
            <text:p>10584.7</text:p>
          </table:table-cell>
          <table:table-cell office:value-type="float" office:value="11539.581" table:formula="of:=AVERAGE([.A393:.J393])" table:style-name="ce1">
            <text:p>11539.581</text:p>
          </table:table-cell>
          <table:table-cell table:number-columns-repeated="16373"/>
        </table:table-row>
        <table:table-row table:style-name="ro1">
          <table:table-cell office:value-type="float" office:value="11680.6" table:style-name="ce1">
            <text:p>11680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342.3" table:style-name="ce1">
            <text:p>11342.3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705.6" table:style-name="ce1">
            <text:p>12705.6</text:p>
          </table:table-cell>
          <table:table-cell office:value-type="float" office:value="12887.2" table:style-name="ce1">
            <text:p>12887.2</text:p>
          </table:table-cell>
          <table:table-cell office:value-type="float" office:value="9370.9599999999991" table:style-name="ce1">
            <text:p>9370.96</text:p>
          </table:table-cell>
          <table:table-cell office:value-type="float" office:value="8441.85" table:style-name="ce1">
            <text:p>8441.85</text:p>
          </table:table-cell>
          <table:table-cell office:value-type="float" office:value="13078.8" table:style-name="ce1">
            <text:p>13078.8</text:p>
          </table:table-cell>
          <table:table-cell office:value-type="float" office:value="10584.7" table:style-name="ce1">
            <text:p>10584.7</text:p>
          </table:table-cell>
          <table:table-cell office:value-type="float" office:value="11536.4" table:formula="of:=AVERAGE([.A394:.J394])" table:style-name="ce1">
            <text:p>11536.4</text:p>
          </table:table-cell>
          <table:table-cell table:number-columns-repeated="16373"/>
        </table:table-row>
        <table:table-row table:style-name="ro1">
          <table:table-cell office:value-type="float" office:value="11680.6" table:style-name="ce1">
            <text:p>11680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322.9" table:style-name="ce1">
            <text:p>11322.9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655.2" table:style-name="ce1">
            <text:p>12655.2</text:p>
          </table:table-cell>
          <table:table-cell office:value-type="float" office:value="12854.8" table:style-name="ce1">
            <text:p>12854.8</text:p>
          </table:table-cell>
          <table:table-cell office:value-type="float" office:value="9395.83" table:style-name="ce1">
            <text:p>9395.83</text:p>
          </table:table-cell>
          <table:table-cell office:value-type="float" office:value="8441.85" table:style-name="ce1">
            <text:p>8441.85</text:p>
          </table:table-cell>
          <table:table-cell office:value-type="float" office:value="13098" table:style-name="ce1">
            <text:p>13098</text:p>
          </table:table-cell>
          <table:table-cell office:value-type="float" office:value="10584.1" table:style-name="ce1">
            <text:p>10584.1</text:p>
          </table:table-cell>
          <table:table-cell office:value-type="float" office:value="11530.527000000002" table:formula="of:=AVERAGE([.A395:.J395])" table:style-name="ce1">
            <text:p>11530.527</text:p>
          </table:table-cell>
          <table:table-cell table:number-columns-repeated="16373"/>
        </table:table-row>
        <table:table-row table:style-name="ro1">
          <table:table-cell office:value-type="float" office:value="11668.3" table:style-name="ce1">
            <text:p>11668.3</text:p>
          </table:table-cell>
          <table:table-cell office:value-type="float" office:value="16097.2" table:style-name="ce1">
            <text:p>16097.2</text:p>
          </table:table-cell>
          <table:table-cell office:value-type="float" office:value="11322.9" table:style-name="ce1">
            <text:p>11322.9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678" table:style-name="ce1">
            <text:p>12678</text:p>
          </table:table-cell>
          <table:table-cell office:value-type="float" office:value="12880.1" table:style-name="ce1">
            <text:p>12880.1</text:p>
          </table:table-cell>
          <table:table-cell office:value-type="float" office:value="9395.83" table:style-name="ce1">
            <text:p>9395.83</text:p>
          </table:table-cell>
          <table:table-cell office:value-type="float" office:value="8441.85" table:style-name="ce1">
            <text:p>8441.85</text:p>
          </table:table-cell>
          <table:table-cell office:value-type="float" office:value="13098" table:style-name="ce1">
            <text:p>13098</text:p>
          </table:table-cell>
          <table:table-cell office:value-type="float" office:value="10576.2" table:style-name="ce1">
            <text:p>10576.2</text:p>
          </table:table-cell>
          <table:table-cell office:value-type="float" office:value="11533.317000000001" table:formula="of:=AVERAGE([.A396:.J396])" table:style-name="ce1">
            <text:p>11533.317</text:p>
          </table:table-cell>
          <table:table-cell table:number-columns-repeated="16373"/>
        </table:table-row>
        <table:table-row table:style-name="ro1">
          <table:table-cell office:value-type="float" office:value="11668.3" table:style-name="ce1">
            <text:p>11668.3</text:p>
          </table:table-cell>
          <table:table-cell office:value-type="float" office:value="16097.2" table:style-name="ce1">
            <text:p>16097.2</text:p>
          </table:table-cell>
          <table:table-cell office:value-type="float" office:value="11323.8" table:style-name="ce1">
            <text:p>11323.8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604" table:style-name="ce1">
            <text:p>12604</text:p>
          </table:table-cell>
          <table:table-cell office:value-type="float" office:value="12880.4" table:style-name="ce1">
            <text:p>12880.4</text:p>
          </table:table-cell>
          <table:table-cell office:value-type="float" office:value="9320.07" table:style-name="ce1">
            <text:p>9320.07</text:p>
          </table:table-cell>
          <table:table-cell office:value-type="float" office:value="8441.7999999999993" table:style-name="ce1">
            <text:p>8441.8</text:p>
          </table:table-cell>
          <table:table-cell office:value-type="float" office:value="13082.3" table:style-name="ce1">
            <text:p>13082.3</text:p>
          </table:table-cell>
          <table:table-cell office:value-type="float" office:value="10563.1" table:style-name="ce1">
            <text:p>10563.1</text:p>
          </table:table-cell>
          <table:table-cell office:value-type="float" office:value="11515.576000000001" table:formula="of:=AVERAGE([.A397:.J397])" table:style-name="ce1">
            <text:p>11515.576</text:p>
          </table:table-cell>
          <table:table-cell table:number-columns-repeated="16373"/>
        </table:table-row>
        <table:table-row table:style-name="ro1">
          <table:table-cell office:value-type="float" office:value="11668.3" table:style-name="ce1">
            <text:p>11668.3</text:p>
          </table:table-cell>
          <table:table-cell office:value-type="float" office:value="16097.2" table:style-name="ce1">
            <text:p>16097.2</text:p>
          </table:table-cell>
          <table:table-cell office:value-type="float" office:value="11323.8" table:style-name="ce1">
            <text:p>11323.8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604" table:style-name="ce1">
            <text:p>12604</text:p>
          </table:table-cell>
          <table:table-cell office:value-type="float" office:value="12887.2" table:style-name="ce1">
            <text:p>12887.2</text:p>
          </table:table-cell>
          <table:table-cell office:value-type="float" office:value="9320.07" table:style-name="ce1">
            <text:p>9320.07</text:p>
          </table:table-cell>
          <table:table-cell office:value-type="float" office:value="8441.7999999999993" table:style-name="ce1">
            <text:p>8441.8</text:p>
          </table:table-cell>
          <table:table-cell office:value-type="float" office:value="13092.1" table:style-name="ce1">
            <text:p>13092.1</text:p>
          </table:table-cell>
          <table:table-cell office:value-type="float" office:value="10563.1" table:style-name="ce1">
            <text:p>10563.1</text:p>
          </table:table-cell>
          <table:table-cell office:value-type="float" office:value="11517.236000000003" table:formula="of:=AVERAGE([.A398:.J398])" table:style-name="ce1">
            <text:p>11517.236</text:p>
          </table:table-cell>
          <table:table-cell table:number-columns-repeated="16373"/>
        </table:table-row>
        <table:table-row table:style-name="ro1">
          <table:table-cell office:value-type="float" office:value="11658.6" table:style-name="ce1">
            <text:p>11658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323.8" table:style-name="ce1">
            <text:p>11323.8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604" table:style-name="ce1">
            <text:p>12604</text:p>
          </table:table-cell>
          <table:table-cell office:value-type="float" office:value="12832.1" table:style-name="ce1">
            <text:p>12832.1</text:p>
          </table:table-cell>
          <table:table-cell office:value-type="float" office:value="9320.07" table:style-name="ce1">
            <text:p>9320.07</text:p>
          </table:table-cell>
          <table:table-cell office:value-type="float" office:value="8438.5300000000007" table:style-name="ce1">
            <text:p>8438.53</text:p>
          </table:table-cell>
          <table:table-cell office:value-type="float" office:value="13092.1" table:style-name="ce1">
            <text:p>13092.1</text:p>
          </table:table-cell>
          <table:table-cell office:value-type="float" office:value="10563.1" table:style-name="ce1">
            <text:p>10563.1</text:p>
          </table:table-cell>
          <table:table-cell office:value-type="float" office:value="11510.429" table:formula="of:=AVERAGE([.A399:.J399])" table:style-name="ce1">
            <text:p>11510.429</text:p>
          </table:table-cell>
          <table:table-cell table:number-columns-repeated="16373"/>
        </table:table-row>
        <table:table-row table:style-name="ro1">
          <table:table-cell office:value-type="float" office:value="11658.6" table:style-name="ce1">
            <text:p>11658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316.7" table:style-name="ce1">
            <text:p>11316.7</text:p>
          </table:table-cell>
          <table:table-cell office:value-type="float" office:value="9174.7900000000009" table:style-name="ce1">
            <text:p>9174.79</text:p>
          </table:table-cell>
          <table:table-cell office:value-type="float" office:value="12587.7" table:style-name="ce1">
            <text:p>12587.7</text:p>
          </table:table-cell>
          <table:table-cell office:value-type="float" office:value="12832.1" table:style-name="ce1">
            <text:p>12832.1</text:p>
          </table:table-cell>
          <table:table-cell office:value-type="float" office:value="9320.07" table:style-name="ce1">
            <text:p>9320.07</text:p>
          </table:table-cell>
          <table:table-cell office:value-type="float" office:value="8439.48" table:style-name="ce1">
            <text:p>8439.48</text:p>
          </table:table-cell>
          <table:table-cell office:value-type="float" office:value="13082" table:style-name="ce1">
            <text:p>13082</text:p>
          </table:table-cell>
          <table:table-cell office:value-type="float" office:value="10555.8" table:style-name="ce1">
            <text:p>10555.8</text:p>
          </table:table-cell>
          <table:table-cell office:value-type="float" office:value="11506.444" table:formula="of:=AVERAGE([.A400:.J400])" table:style-name="ce1">
            <text:p>11506.444</text:p>
          </table:table-cell>
          <table:table-cell table:number-columns-repeated="16373"/>
        </table:table-row>
        <table:table-row table:style-name="ro1">
          <table:table-cell office:value-type="float" office:value="11658.6" table:style-name="ce1">
            <text:p>11658.6</text:p>
          </table:table-cell>
          <table:table-cell office:value-type="float" office:value="16097.2" table:style-name="ce1">
            <text:p>16097.2</text:p>
          </table:table-cell>
          <table:table-cell office:value-type="float" office:value="11291.9" table:style-name="ce1">
            <text:p>11291.9</text:p>
          </table:table-cell>
          <table:table-cell office:value-type="float" office:value="9174" table:style-name="ce1">
            <text:p>9174</text:p>
          </table:table-cell>
          <table:table-cell office:value-type="float" office:value="12587.7" table:style-name="ce1">
            <text:p>12587.7</text:p>
          </table:table-cell>
          <table:table-cell office:value-type="float" office:value="12831.9" table:style-name="ce1">
            <text:p>12831.9</text:p>
          </table:table-cell>
          <table:table-cell office:value-type="float" office:value="9314.42" table:style-name="ce1">
            <text:p>9314.42</text:p>
          </table:table-cell>
          <table:table-cell office:value-type="float" office:value="8440.6299999999992" table:style-name="ce1">
            <text:p>8440.63</text:p>
          </table:table-cell>
          <table:table-cell office:value-type="float" office:value="13076.1" table:style-name="ce1">
            <text:p>13076.1</text:p>
          </table:table-cell>
          <table:table-cell office:value-type="float" office:value="10555.8" table:style-name="ce1">
            <text:p>10555.8</text:p>
          </table:table-cell>
          <table:table-cell office:value-type="float" office:value="11502.825000000001" table:formula="of:=AVERAGE([.A401:.J401])" table:style-name="ce1">
            <text:p>11502.825</text:p>
          </table:table-cell>
          <table:table-cell table:number-columns-repeated="16373"/>
        </table:table-row>
        <table:table-row table:style-name="ro1">
          <table:table-cell office:value-type="float" office:value="11641.9" table:style-name="ce1">
            <text:p>11641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91.6" table:style-name="ce1">
            <text:p>11291.6</text:p>
          </table:table-cell>
          <table:table-cell office:value-type="float" office:value="9172.01" table:style-name="ce1">
            <text:p>9172.01</text:p>
          </table:table-cell>
          <table:table-cell office:value-type="float" office:value="12587.5" table:style-name="ce1">
            <text:p>12587.5</text:p>
          </table:table-cell>
          <table:table-cell office:value-type="float" office:value="12831.9" table:style-name="ce1">
            <text:p>12831.9</text:p>
          </table:table-cell>
          <table:table-cell office:value-type="float" office:value="9310.82" table:style-name="ce1">
            <text:p>9310.82</text:p>
          </table:table-cell>
          <table:table-cell office:value-type="float" office:value="8440.6299999999992" table:style-name="ce1">
            <text:p>8440.63</text:p>
          </table:table-cell>
          <table:table-cell office:value-type="float" office:value="13076.1" table:style-name="ce1">
            <text:p>13076.1</text:p>
          </table:table-cell>
          <table:table-cell office:value-type="float" office:value="10554.3" table:style-name="ce1">
            <text:p>10554.3</text:p>
          </table:table-cell>
          <table:table-cell office:value-type="float" office:value="11500.396000000001" table:formula="of:=AVERAGE([.A402:.J402])" table:style-name="ce1">
            <text:p>11500.396</text:p>
          </table:table-cell>
          <table:table-cell table:number-columns-repeated="16373"/>
        </table:table-row>
        <table:table-row table:style-name="ro1">
          <table:table-cell office:value-type="float" office:value="11641.9" table:style-name="ce1">
            <text:p>11641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91.6" table:style-name="ce1">
            <text:p>11291.6</text:p>
          </table:table-cell>
          <table:table-cell office:value-type="float" office:value="9157.24" table:style-name="ce1">
            <text:p>9157.24</text:p>
          </table:table-cell>
          <table:table-cell office:value-type="float" office:value="12587.7" table:style-name="ce1">
            <text:p>12587.7</text:p>
          </table:table-cell>
          <table:table-cell office:value-type="float" office:value="12823.5" table:style-name="ce1">
            <text:p>12823.5</text:p>
          </table:table-cell>
          <table:table-cell office:value-type="float" office:value="9310.82" table:style-name="ce1">
            <text:p>9310.82</text:p>
          </table:table-cell>
          <table:table-cell office:value-type="float" office:value="8439.31" table:style-name="ce1">
            <text:p>8439.31</text:p>
          </table:table-cell>
          <table:table-cell office:value-type="float" office:value="13075.9" table:style-name="ce1">
            <text:p>13075.9</text:p>
          </table:table-cell>
          <table:table-cell office:value-type="float" office:value="10555.8" table:style-name="ce1">
            <text:p>10555.8</text:p>
          </table:table-cell>
          <table:table-cell office:value-type="float" office:value="11498.096999999998" table:formula="of:=AVERAGE([.A403:.J403])" table:style-name="ce1">
            <text:p>11498.097</text:p>
          </table:table-cell>
          <table:table-cell table:number-columns-repeated="16373"/>
        </table:table-row>
        <table:table-row table:style-name="ro1">
          <table:table-cell office:value-type="float" office:value="11641.9" table:style-name="ce1">
            <text:p>11641.9</text:p>
          </table:table-cell>
          <table:table-cell office:value-type="float" office:value="16096.7" table:style-name="ce1">
            <text:p>16096.7</text:p>
          </table:table-cell>
          <table:table-cell office:value-type="float" office:value="11291.6" table:style-name="ce1">
            <text:p>11291.6</text:p>
          </table:table-cell>
          <table:table-cell office:value-type="float" office:value="9149.94" table:style-name="ce1">
            <text:p>9149.94</text:p>
          </table:table-cell>
          <table:table-cell office:value-type="float" office:value="12585.8" table:style-name="ce1">
            <text:p>12585.8</text:p>
          </table:table-cell>
          <table:table-cell office:value-type="float" office:value="12823.5" table:style-name="ce1">
            <text:p>12823.5</text:p>
          </table:table-cell>
          <table:table-cell office:value-type="float" office:value="9310.82" table:style-name="ce1">
            <text:p>9310.82</text:p>
          </table:table-cell>
          <table:table-cell office:value-type="float" office:value="8439.31" table:style-name="ce1">
            <text:p>8439.31</text:p>
          </table:table-cell>
          <table:table-cell office:value-type="float" office:value="13016.3" table:style-name="ce1">
            <text:p>13016.3</text:p>
          </table:table-cell>
          <table:table-cell office:value-type="float" office:value="10527.7" table:style-name="ce1">
            <text:p>10527.7</text:p>
          </table:table-cell>
          <table:table-cell office:value-type="float" office:value="11488.357" table:formula="of:=AVERAGE([.A404:.J404])" table:style-name="ce1">
            <text:p>11488.357</text:p>
          </table:table-cell>
          <table:table-cell table:number-columns-repeated="16373"/>
        </table:table-row>
        <table:table-row table:style-name="ro1">
          <table:table-cell office:value-type="float" office:value="11641.9" table:style-name="ce1">
            <text:p>11641.9</text:p>
          </table:table-cell>
          <table:table-cell office:value-type="float" office:value="16096.7" table:style-name="ce1">
            <text:p>16096.7</text:p>
          </table:table-cell>
          <table:table-cell office:value-type="float" office:value="11278.2" table:style-name="ce1">
            <text:p>11278.2</text:p>
          </table:table-cell>
          <table:table-cell office:value-type="float" office:value="9144.6299999999992" table:style-name="ce1">
            <text:p>9144.63</text:p>
          </table:table-cell>
          <table:table-cell office:value-type="float" office:value="12581.3" table:style-name="ce1">
            <text:p>12581.3</text:p>
          </table:table-cell>
          <table:table-cell office:value-type="float" office:value="12823.5" table:style-name="ce1">
            <text:p>12823.5</text:p>
          </table:table-cell>
          <table:table-cell office:value-type="float" office:value="9310.82" table:style-name="ce1">
            <text:p>9310.82</text:p>
          </table:table-cell>
          <table:table-cell office:value-type="float" office:value="8438.7099999999991" table:style-name="ce1">
            <text:p>8438.71</text:p>
          </table:table-cell>
          <table:table-cell office:value-type="float" office:value="13016.3" table:style-name="ce1">
            <text:p>13016.3</text:p>
          </table:table-cell>
          <table:table-cell office:value-type="float" office:value="10527.7" table:style-name="ce1">
            <text:p>10527.7</text:p>
          </table:table-cell>
          <table:table-cell office:value-type="float" office:value="11485.975999999999" table:formula="of:=AVERAGE([.A405:.J405])" table:style-name="ce1">
            <text:p>11485.976</text:p>
          </table:table-cell>
          <table:table-cell table:number-columns-repeated="16373"/>
        </table:table-row>
        <table:table-row table:style-name="ro1">
          <table:table-cell office:value-type="float" office:value="11641.9" table:style-name="ce1">
            <text:p>11641.9</text:p>
          </table:table-cell>
          <table:table-cell office:value-type="float" office:value="16096.7" table:style-name="ce1">
            <text:p>16096.7</text:p>
          </table:table-cell>
          <table:table-cell office:value-type="float" office:value="11267.6" table:style-name="ce1">
            <text:p>11267.6</text:p>
          </table:table-cell>
          <table:table-cell office:value-type="float" office:value="9157.24" table:style-name="ce1">
            <text:p>9157.24</text:p>
          </table:table-cell>
          <table:table-cell office:value-type="float" office:value="12516.7" table:style-name="ce1">
            <text:p>12516.7</text:p>
          </table:table-cell>
          <table:table-cell office:value-type="float" office:value="12823.5" table:style-name="ce1">
            <text:p>12823.5</text:p>
          </table:table-cell>
          <table:table-cell office:value-type="float" office:value="9287.4" table:style-name="ce1">
            <text:p>9287.4</text:p>
          </table:table-cell>
          <table:table-cell office:value-type="float" office:value="8438.4500000000007" table:style-name="ce1">
            <text:p>8438.45</text:p>
          </table:table-cell>
          <table:table-cell office:value-type="float" office:value="13016.3" table:style-name="ce1">
            <text:p>13016.3</text:p>
          </table:table-cell>
          <table:table-cell office:value-type="float" office:value="10527.7" table:style-name="ce1">
            <text:p>10527.7</text:p>
          </table:table-cell>
          <table:table-cell office:value-type="float" office:value="11477.348999999998" table:formula="of:=AVERAGE([.A406:.J406])" table:style-name="ce1">
            <text:p>11477.349</text:p>
          </table:table-cell>
          <table:table-cell table:number-columns-repeated="16373"/>
        </table:table-row>
        <table:table-row table:style-name="ro1">
          <table:table-cell office:value-type="float" office:value="11588.9" table:style-name="ce1">
            <text:p>1158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7.6" table:style-name="ce1">
            <text:p>11267.6</text:p>
          </table:table-cell>
          <table:table-cell office:value-type="float" office:value="9154.81" table:style-name="ce1">
            <text:p>9154.81</text:p>
          </table:table-cell>
          <table:table-cell office:value-type="float" office:value="12516.7" table:style-name="ce1">
            <text:p>12516.7</text:p>
          </table:table-cell>
          <table:table-cell office:value-type="float" office:value="12823.5" table:style-name="ce1">
            <text:p>12823.5</text:p>
          </table:table-cell>
          <table:table-cell office:value-type="float" office:value="9256.31" table:style-name="ce1">
            <text:p>9256.31</text:p>
          </table:table-cell>
          <table:table-cell office:value-type="float" office:value="8420.92" table:style-name="ce1">
            <text:p>8420.92</text:p>
          </table:table-cell>
          <table:table-cell office:value-type="float" office:value="13016.2" table:style-name="ce1">
            <text:p>13016.2</text:p>
          </table:table-cell>
          <table:table-cell office:value-type="float" office:value="10523.8" table:style-name="ce1">
            <text:p>10523.8</text:p>
          </table:table-cell>
          <table:table-cell office:value-type="float" office:value="11466.593999999999" table:formula="of:=AVERAGE([.A407:.J407])" table:style-name="ce1">
            <text:p>11466.594</text:p>
          </table:table-cell>
          <table:table-cell table:number-columns-repeated="16373"/>
        </table:table-row>
        <table:table-row table:style-name="ro1">
          <table:table-cell office:value-type="float" office:value="11641.5" table:style-name="ce1">
            <text:p>11641.5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7.6" table:style-name="ce1">
            <text:p>11267.6</text:p>
          </table:table-cell>
          <table:table-cell office:value-type="float" office:value="9157.24" table:style-name="ce1">
            <text:p>9157.24</text:p>
          </table:table-cell>
          <table:table-cell office:value-type="float" office:value="12516.7" table:style-name="ce1">
            <text:p>12516.7</text:p>
          </table:table-cell>
          <table:table-cell office:value-type="float" office:value="12823.5" table:style-name="ce1">
            <text:p>12823.5</text:p>
          </table:table-cell>
          <table:table-cell office:value-type="float" office:value="9256.31" table:style-name="ce1">
            <text:p>9256.31</text:p>
          </table:table-cell>
          <table:table-cell office:value-type="float" office:value="8429.75" table:style-name="ce1">
            <text:p>8429.75</text:p>
          </table:table-cell>
          <table:table-cell office:value-type="float" office:value="12980.4" table:style-name="ce1">
            <text:p>12980.4</text:p>
          </table:table-cell>
          <table:table-cell office:value-type="float" office:value="10505.3" table:style-name="ce1">
            <text:p>10505.3</text:p>
          </table:table-cell>
          <table:table-cell office:value-type="float" office:value="11467.55" table:formula="of:=AVERAGE([.A408:.J408])" table:style-name="ce1">
            <text:p>11467.55</text:p>
          </table:table-cell>
          <table:table-cell table:number-columns-repeated="16373"/>
        </table:table-row>
        <table:table-row table:style-name="ro1">
          <table:table-cell office:value-type="float" office:value="11626.7" table:style-name="ce1">
            <text:p>11626.7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6.7" table:style-name="ce1">
            <text:p>11266.7</text:p>
          </table:table-cell>
          <table:table-cell office:value-type="float" office:value="9118.83" table:style-name="ce1">
            <text:p>9118.83</text:p>
          </table:table-cell>
          <table:table-cell office:value-type="float" office:value="12516.7" table:style-name="ce1">
            <text:p>12516.7</text:p>
          </table:table-cell>
          <table:table-cell office:value-type="float" office:value="12790.2" table:style-name="ce1">
            <text:p>12790.2</text:p>
          </table:table-cell>
          <table:table-cell office:value-type="float" office:value="9256.31" table:style-name="ce1">
            <text:p>9256.31</text:p>
          </table:table-cell>
          <table:table-cell office:value-type="float" office:value="8429.75" table:style-name="ce1">
            <text:p>8429.75</text:p>
          </table:table-cell>
          <table:table-cell office:value-type="float" office:value="12980.4" table:style-name="ce1">
            <text:p>12980.4</text:p>
          </table:table-cell>
          <table:table-cell office:value-type="float" office:value="10505.3" table:style-name="ce1">
            <text:p>10505.3</text:p>
          </table:table-cell>
          <table:table-cell office:value-type="float" office:value="11458.808999999999" table:formula="of:=AVERAGE([.A409:.J409])" table:style-name="ce1">
            <text:p>11458.809</text:p>
          </table:table-cell>
          <table:table-cell table:number-columns-repeated="16373"/>
        </table:table-row>
        <table:table-row table:style-name="ro1">
          <table:table-cell office:value-type="float" office:value="11608.9" table:style-name="ce1">
            <text:p>1160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2.1" table:style-name="ce1">
            <text:p>11262.1</text:p>
          </table:table-cell>
          <table:table-cell office:value-type="float" office:value="9136.9599999999991" table:style-name="ce1">
            <text:p>9136.96</text:p>
          </table:table-cell>
          <table:table-cell office:value-type="float" office:value="12516.7" table:style-name="ce1">
            <text:p>12516.7</text:p>
          </table:table-cell>
          <table:table-cell office:value-type="float" office:value="12790.2" table:style-name="ce1">
            <text:p>12790.2</text:p>
          </table:table-cell>
          <table:table-cell office:value-type="float" office:value="9256.31" table:style-name="ce1">
            <text:p>9256.31</text:p>
          </table:table-cell>
          <table:table-cell office:value-type="float" office:value="8427.0400000000009" table:style-name="ce1">
            <text:p>8427.04</text:p>
          </table:table-cell>
          <table:table-cell office:value-type="float" office:value="12980.4" table:style-name="ce1">
            <text:p>12980.4</text:p>
          </table:table-cell>
          <table:table-cell office:value-type="float" office:value="10505.3" table:style-name="ce1">
            <text:p>10505.3</text:p>
          </table:table-cell>
          <table:table-cell office:value-type="float" office:value="11458.111000000001" table:formula="of:=AVERAGE([.A410:.J410])" table:style-name="ce1">
            <text:p>11458.111</text:p>
          </table:table-cell>
          <table:table-cell table:number-columns-repeated="16373"/>
        </table:table-row>
        <table:table-row table:style-name="ro1">
          <table:table-cell office:value-type="float" office:value="11608.9" table:style-name="ce1">
            <text:p>1160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7.6" table:style-name="ce1">
            <text:p>11267.6</text:p>
          </table:table-cell>
          <table:table-cell office:value-type="float" office:value="9093.4" table:style-name="ce1">
            <text:p>9093.4</text:p>
          </table:table-cell>
          <table:table-cell office:value-type="float" office:value="12514.3" table:style-name="ce1">
            <text:p>12514.3</text:p>
          </table:table-cell>
          <table:table-cell office:value-type="float" office:value="12790.2" table:style-name="ce1">
            <text:p>12790.2</text:p>
          </table:table-cell>
          <table:table-cell office:value-type="float" office:value="9256.31" table:style-name="ce1">
            <text:p>9256.31</text:p>
          </table:table-cell>
          <table:table-cell office:value-type="float" office:value="8424.68" table:style-name="ce1">
            <text:p>8424.68</text:p>
          </table:table-cell>
          <table:table-cell office:value-type="float" office:value="12980.4" table:style-name="ce1">
            <text:p>12980.4</text:p>
          </table:table-cell>
          <table:table-cell office:value-type="float" office:value="10505.3" table:style-name="ce1">
            <text:p>10505.3</text:p>
          </table:table-cell>
          <table:table-cell office:value-type="float" office:value="11453.829" table:formula="of:=AVERAGE([.A411:.J411])" table:style-name="ce1">
            <text:p>11453.829</text:p>
          </table:table-cell>
          <table:table-cell table:number-columns-repeated="16373"/>
        </table:table-row>
        <table:table-row table:style-name="ro1">
          <table:table-cell office:value-type="float" office:value="11608.9" table:style-name="ce1">
            <text:p>1160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4" table:style-name="ce1">
            <text:p>11264</text:p>
          </table:table-cell>
          <table:table-cell office:value-type="float" office:value="9111.1200000000008" table:style-name="ce1">
            <text:p>9111.12</text:p>
          </table:table-cell>
          <table:table-cell office:value-type="float" office:value="12510" table:style-name="ce1">
            <text:p>12510</text:p>
          </table:table-cell>
          <table:table-cell office:value-type="float" office:value="12790.2" table:style-name="ce1">
            <text:p>12790.2</text:p>
          </table:table-cell>
          <table:table-cell office:value-type="float" office:value="9223.26" table:style-name="ce1">
            <text:p>9223.26</text:p>
          </table:table-cell>
          <table:table-cell office:value-type="float" office:value="8424.68" table:style-name="ce1">
            <text:p>8424.68</text:p>
          </table:table-cell>
          <table:table-cell office:value-type="float" office:value="12913.1" table:style-name="ce1">
            <text:p>12913.1</text:p>
          </table:table-cell>
          <table:table-cell office:value-type="float" office:value="10505.3" table:style-name="ce1">
            <text:p>10505.3</text:p>
          </table:table-cell>
          <table:table-cell office:value-type="float" office:value="11444.776" table:formula="of:=AVERAGE([.A412:.J412])" table:style-name="ce1">
            <text:p>11444.776</text:p>
          </table:table-cell>
          <table:table-cell table:number-columns-repeated="16373"/>
        </table:table-row>
        <table:table-row table:style-name="ro1">
          <table:table-cell office:value-type="float" office:value="11608.9" table:style-name="ce1">
            <text:p>1160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63.4" table:style-name="ce1">
            <text:p>11263.4</text:p>
          </table:table-cell>
          <table:table-cell office:value-type="float" office:value="9111.1200000000008" table:style-name="ce1">
            <text:p>9111.12</text:p>
          </table:table-cell>
          <table:table-cell office:value-type="float" office:value="12495.3" table:style-name="ce1">
            <text:p>12495.3</text:p>
          </table:table-cell>
          <table:table-cell office:value-type="float" office:value="12790.2" table:style-name="ce1">
            <text:p>12790.2</text:p>
          </table:table-cell>
          <table:table-cell office:value-type="float" office:value="9223.26" table:style-name="ce1">
            <text:p>9223.26</text:p>
          </table:table-cell>
          <table:table-cell office:value-type="float" office:value="8424.1" table:style-name="ce1">
            <text:p>8424.1</text:p>
          </table:table-cell>
          <table:table-cell office:value-type="float" office:value="12913.1" table:style-name="ce1">
            <text:p>12913.1</text:p>
          </table:table-cell>
          <table:table-cell office:value-type="float" office:value="10496" table:style-name="ce1">
            <text:p>10496</text:p>
          </table:table-cell>
          <table:table-cell office:value-type="float" office:value="11442.258" table:formula="of:=AVERAGE([.A413:.J413])" table:style-name="ce1">
            <text:p>11442.258</text:p>
          </table:table-cell>
          <table:table-cell table:number-columns-repeated="16373"/>
        </table:table-row>
        <table:table-row table:style-name="ro1">
          <table:table-cell office:value-type="float" office:value="11608.9" table:style-name="ce1">
            <text:p>1160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54.7" table:style-name="ce1">
            <text:p>11254.7</text:p>
          </table:table-cell>
          <table:table-cell office:value-type="float" office:value="9111.1200000000008" table:style-name="ce1">
            <text:p>9111.12</text:p>
          </table:table-cell>
          <table:table-cell office:value-type="float" office:value="12490.5" table:style-name="ce1">
            <text:p>12490.5</text:p>
          </table:table-cell>
          <table:table-cell office:value-type="float" office:value="12644.8" table:style-name="ce1">
            <text:p>12644.8</text:p>
          </table:table-cell>
          <table:table-cell office:value-type="float" office:value="9223.26" table:style-name="ce1">
            <text:p>9223.26</text:p>
          </table:table-cell>
          <table:table-cell office:value-type="float" office:value="8407.23" table:style-name="ce1">
            <text:p>8407.23</text:p>
          </table:table-cell>
          <table:table-cell office:value-type="float" office:value="12913.1" table:style-name="ce1">
            <text:p>12913.1</text:p>
          </table:table-cell>
          <table:table-cell office:value-type="float" office:value="10496" table:style-name="ce1">
            <text:p>10496</text:p>
          </table:table-cell>
          <table:table-cell office:value-type="float" office:value="11424.681" table:formula="of:=AVERAGE([.A414:.J414])" table:style-name="ce1">
            <text:p>11424.681</text:p>
          </table:table-cell>
          <table:table-cell table:number-columns-repeated="16373"/>
        </table:table-row>
        <table:table-row table:style-name="ro1">
          <table:table-cell office:value-type="float" office:value="11571" table:style-name="ce1">
            <text:p>11571</text:p>
          </table:table-cell>
          <table:table-cell office:value-type="float" office:value="16097.2" table:style-name="ce1">
            <text:p>16097.2</text:p>
          </table:table-cell>
          <table:table-cell office:value-type="float" office:value="11254.7" table:style-name="ce1">
            <text:p>11254.7</text:p>
          </table:table-cell>
          <table:table-cell office:value-type="float" office:value="9040.98" table:style-name="ce1">
            <text:p>9040.98</text:p>
          </table:table-cell>
          <table:table-cell office:value-type="float" office:value="12401.5" table:style-name="ce1">
            <text:p>12401.5</text:p>
          </table:table-cell>
          <table:table-cell office:value-type="float" office:value="12535.9" table:style-name="ce1">
            <text:p>12535.9</text:p>
          </table:table-cell>
          <table:table-cell office:value-type="float" office:value="9223.26" table:style-name="ce1">
            <text:p>9223.26</text:p>
          </table:table-cell>
          <table:table-cell office:value-type="float" office:value="8407.23" table:style-name="ce1">
            <text:p>8407.23</text:p>
          </table:table-cell>
          <table:table-cell office:value-type="float" office:value="12913.1" table:style-name="ce1">
            <text:p>12913.1</text:p>
          </table:table-cell>
          <table:table-cell office:value-type="float" office:value="10496" table:style-name="ce1">
            <text:p>10496</text:p>
          </table:table-cell>
          <table:table-cell office:value-type="float" office:value="11394.087" table:formula="of:=AVERAGE([.A415:.J415])" table:style-name="ce1">
            <text:p>11394.087</text:p>
          </table:table-cell>
          <table:table-cell table:number-columns-repeated="16373"/>
        </table:table-row>
        <table:table-row table:style-name="ro1">
          <table:table-cell office:value-type="float" office:value="11571" table:style-name="ce1">
            <text:p>11571</text:p>
          </table:table-cell>
          <table:table-cell office:value-type="float" office:value="16097.2" table:style-name="ce1">
            <text:p>16097.2</text:p>
          </table:table-cell>
          <table:table-cell office:value-type="float" office:value="11251.7" table:style-name="ce1">
            <text:p>11251.7</text:p>
          </table:table-cell>
          <table:table-cell office:value-type="float" office:value="9040.98" table:style-name="ce1">
            <text:p>9040.98</text:p>
          </table:table-cell>
          <table:table-cell office:value-type="float" office:value="12401.5" table:style-name="ce1">
            <text:p>12401.5</text:p>
          </table:table-cell>
          <table:table-cell office:value-type="float" office:value="12644.8" table:style-name="ce1">
            <text:p>12644.8</text:p>
          </table:table-cell>
          <table:table-cell office:value-type="float" office:value="9223.26" table:style-name="ce1">
            <text:p>9223.26</text:p>
          </table:table-cell>
          <table:table-cell office:value-type="float" office:value="8407.23" table:style-name="ce1">
            <text:p>8407.23</text:p>
          </table:table-cell>
          <table:table-cell office:value-type="float" office:value="12892.4" table:style-name="ce1">
            <text:p>12892.4</text:p>
          </table:table-cell>
          <table:table-cell office:value-type="float" office:value="10501.5" table:style-name="ce1">
            <text:p>10501.5</text:p>
          </table:table-cell>
          <table:table-cell office:value-type="float" office:value="11403.156999999999" table:formula="of:=AVERAGE([.A416:.J416])" table:style-name="ce1">
            <text:p>11403.157</text:p>
          </table:table-cell>
          <table:table-cell table:number-columns-repeated="16373"/>
        </table:table-row>
        <table:table-row table:style-name="ro1">
          <table:table-cell office:value-type="float" office:value="11558.9" table:style-name="ce1">
            <text:p>1155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48.2" table:style-name="ce1">
            <text:p>11248.2</text:p>
          </table:table-cell>
          <table:table-cell office:value-type="float" office:value="9040.98" table:style-name="ce1">
            <text:p>9040.98</text:p>
          </table:table-cell>
          <table:table-cell office:value-type="float" office:value="12374" table:style-name="ce1">
            <text:p>12374</text:p>
          </table:table-cell>
          <table:table-cell office:value-type="float" office:value="12644.2" table:style-name="ce1">
            <text:p>12644.2</text:p>
          </table:table-cell>
          <table:table-cell office:value-type="float" office:value="9223.26" table:style-name="ce1">
            <text:p>9223.26</text:p>
          </table:table-cell>
          <table:table-cell office:value-type="float" office:value="8407.23" table:style-name="ce1">
            <text:p>8407.23</text:p>
          </table:table-cell>
          <table:table-cell office:value-type="float" office:value="12892.4" table:style-name="ce1">
            <text:p>12892.4</text:p>
          </table:table-cell>
          <table:table-cell office:value-type="float" office:value="10501.5" table:style-name="ce1">
            <text:p>10501.5</text:p>
          </table:table-cell>
          <table:table-cell office:value-type="float" office:value="11398.786999999998" table:formula="of:=AVERAGE([.A417:.J417])" table:style-name="ce1">
            <text:p>11398.787</text:p>
          </table:table-cell>
          <table:table-cell table:number-columns-repeated="16373"/>
        </table:table-row>
        <table:table-row table:style-name="ro1">
          <table:table-cell office:value-type="float" office:value="11558.9" table:style-name="ce1">
            <text:p>1155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39.2" table:style-name="ce1">
            <text:p>11239.2</text:p>
          </table:table-cell>
          <table:table-cell office:value-type="float" office:value="9040.98" table:style-name="ce1">
            <text:p>9040.98</text:p>
          </table:table-cell>
          <table:table-cell office:value-type="float" office:value="12374" table:style-name="ce1">
            <text:p>12374</text:p>
          </table:table-cell>
          <table:table-cell office:value-type="float" office:value="12639.7" table:style-name="ce1">
            <text:p>12639.7</text:p>
          </table:table-cell>
          <table:table-cell office:value-type="float" office:value="9223.26" table:style-name="ce1">
            <text:p>9223.26</text:p>
          </table:table-cell>
          <table:table-cell office:value-type="float" office:value="8406.16" table:style-name="ce1">
            <text:p>8406.16</text:p>
          </table:table-cell>
          <table:table-cell office:value-type="float" office:value="12892.4" table:style-name="ce1">
            <text:p>12892.4</text:p>
          </table:table-cell>
          <table:table-cell office:value-type="float" office:value="10498" table:style-name="ce1">
            <text:p>10498</text:p>
          </table:table-cell>
          <table:table-cell office:value-type="float" office:value="11396.98" table:formula="of:=AVERAGE([.A418:.J418])" table:style-name="ce1">
            <text:p>11396.98</text:p>
          </table:table-cell>
          <table:table-cell table:number-columns-repeated="16373"/>
        </table:table-row>
        <table:table-row table:style-name="ro1">
          <table:table-cell office:value-type="float" office:value="11558.9" table:style-name="ce1">
            <text:p>1155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15.4" table:style-name="ce1">
            <text:p>11215.4</text:p>
          </table:table-cell>
          <table:table-cell office:value-type="float" office:value="9040.98" table:style-name="ce1">
            <text:p>9040.98</text:p>
          </table:table-cell>
          <table:table-cell office:value-type="float" office:value="12374" table:style-name="ce1">
            <text:p>12374</text:p>
          </table:table-cell>
          <table:table-cell office:value-type="float" office:value="12644.8" table:style-name="ce1">
            <text:p>12644.8</text:p>
          </table:table-cell>
          <table:table-cell office:value-type="float" office:value="9223.26" table:style-name="ce1">
            <text:p>9223.26</text:p>
          </table:table-cell>
          <table:table-cell office:value-type="float" office:value="8406.16" table:style-name="ce1">
            <text:p>8406.16</text:p>
          </table:table-cell>
          <table:table-cell office:value-type="float" office:value="12892.4" table:style-name="ce1">
            <text:p>12892.4</text:p>
          </table:table-cell>
          <table:table-cell office:value-type="float" office:value="10497.6" table:style-name="ce1">
            <text:p>10497.6</text:p>
          </table:table-cell>
          <table:table-cell office:value-type="float" office:value="11395.07" table:formula="of:=AVERAGE([.A419:.J419])" table:style-name="ce1">
            <text:p>11395.07</text:p>
          </table:table-cell>
          <table:table-cell table:number-columns-repeated="16373"/>
        </table:table-row>
        <table:table-row table:style-name="ro1">
          <table:table-cell office:value-type="float" office:value="11558.9" table:style-name="ce1">
            <text:p>1155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19.8" table:style-name="ce1">
            <text:p>11219.8</text:p>
          </table:table-cell>
          <table:table-cell office:value-type="float" office:value="9040.6" table:style-name="ce1">
            <text:p>9040.6</text:p>
          </table:table-cell>
          <table:table-cell office:value-type="float" office:value="12374" table:style-name="ce1">
            <text:p>12374</text:p>
          </table:table-cell>
          <table:table-cell office:value-type="float" office:value="12644.8" table:style-name="ce1">
            <text:p>12644.8</text:p>
          </table:table-cell>
          <table:table-cell office:value-type="float" office:value="9223.26" table:style-name="ce1">
            <text:p>9223.26</text:p>
          </table:table-cell>
          <table:table-cell office:value-type="float" office:value="8406.16" table:style-name="ce1">
            <text:p>8406.16</text:p>
          </table:table-cell>
          <table:table-cell office:value-type="float" office:value="12887.8" table:style-name="ce1">
            <text:p>12887.8</text:p>
          </table:table-cell>
          <table:table-cell office:value-type="float" office:value="10481.299999999999" table:style-name="ce1">
            <text:p>10481.3</text:p>
          </table:table-cell>
          <table:table-cell office:value-type="float" office:value="11393.382" table:formula="of:=AVERAGE([.A420:.J420])" table:style-name="ce1">
            <text:p>11393.382</text:p>
          </table:table-cell>
          <table:table-cell table:number-columns-repeated="16373"/>
        </table:table-row>
        <table:table-row table:style-name="ro1">
          <table:table-cell office:value-type="float" office:value="11558.9" table:style-name="ce1">
            <text:p>11558.9</text:p>
          </table:table-cell>
          <table:table-cell office:value-type="float" office:value="16097.2" table:style-name="ce1">
            <text:p>16097.2</text:p>
          </table:table-cell>
          <table:table-cell office:value-type="float" office:value="11219.8" table:style-name="ce1">
            <text:p>11219.8</text:p>
          </table:table-cell>
          <table:table-cell office:value-type="float" office:value="9040.6" table:style-name="ce1">
            <text:p>9040.6</text:p>
          </table:table-cell>
          <table:table-cell office:value-type="float" office:value="12365.1" table:style-name="ce1">
            <text:p>12365.1</text:p>
          </table:table-cell>
          <table:table-cell office:value-type="float" office:value="12644.8" table:style-name="ce1">
            <text:p>12644.8</text:p>
          </table:table-cell>
          <table:table-cell office:value-type="float" office:value="9221.0400000000009" table:style-name="ce1">
            <text:p>9221.04</text:p>
          </table:table-cell>
          <table:table-cell office:value-type="float" office:value="8398.06" table:style-name="ce1">
            <text:p>8398.06</text:p>
          </table:table-cell>
          <table:table-cell office:value-type="float" office:value="12872.8" table:style-name="ce1">
            <text:p>12872.8</text:p>
          </table:table-cell>
          <table:table-cell office:value-type="float" office:value="10481.299999999999" table:style-name="ce1">
            <text:p>10481.3</text:p>
          </table:table-cell>
          <table:table-cell office:value-type="float" office:value="11389.960000000001" table:formula="of:=AVERAGE([.A421:.J421])" table:style-name="ce1">
            <text:p>11389.96</text:p>
          </table:table-cell>
          <table:table-cell table:number-columns-repeated="16373"/>
        </table:table-row>
        <table:table-row table:style-name="ro1">
          <table:table-cell office:value-type="float" office:value="11556.6" table:style-name="ce1">
            <text:p>11556.6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9.8" table:style-name="ce1">
            <text:p>11219.8</text:p>
          </table:table-cell>
          <table:table-cell office:value-type="float" office:value="9040.15" table:style-name="ce1">
            <text:p>9040.15</text:p>
          </table:table-cell>
          <table:table-cell office:value-type="float" office:value="12374" table:style-name="ce1">
            <text:p>12374</text:p>
          </table:table-cell>
          <table:table-cell office:value-type="float" office:value="12644.8" table:style-name="ce1">
            <text:p>12644.8</text:p>
          </table:table-cell>
          <table:table-cell office:value-type="float" office:value="9220.5300000000007" table:style-name="ce1">
            <text:p>9220.53</text:p>
          </table:table-cell>
          <table:table-cell office:value-type="float" office:value="8397.42" table:style-name="ce1">
            <text:p>8397.42</text:p>
          </table:table-cell>
          <table:table-cell office:value-type="float" office:value="12847.9" table:style-name="ce1">
            <text:p>12847.9</text:p>
          </table:table-cell>
          <table:table-cell office:value-type="float" office:value="10455.5" table:style-name="ce1">
            <text:p>10455.5</text:p>
          </table:table-cell>
          <table:table-cell office:value-type="float" office:value="11385.329999999998" table:formula="of:=AVERAGE([.A422:.J422])" table:style-name="ce1">
            <text:p>11385.33</text:p>
          </table:table-cell>
          <table:table-cell table:number-columns-repeated="16373"/>
        </table:table-row>
        <table:table-row table:style-name="ro1">
          <table:table-cell office:value-type="float" office:value="11556.6" table:style-name="ce1">
            <text:p>11556.6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9.5" table:style-name="ce1">
            <text:p>11219.5</text:p>
          </table:table-cell>
          <table:table-cell office:value-type="float" office:value="9013.9599999999991" table:style-name="ce1">
            <text:p>9013.96</text:p>
          </table:table-cell>
          <table:table-cell office:value-type="float" office:value="12357.4" table:style-name="ce1">
            <text:p>12357.4</text:p>
          </table:table-cell>
          <table:table-cell office:value-type="float" office:value="12536.5" table:style-name="ce1">
            <text:p>12536.5</text:p>
          </table:table-cell>
          <table:table-cell office:value-type="float" office:value="9220.5300000000007" table:style-name="ce1">
            <text:p>9220.53</text:p>
          </table:table-cell>
          <table:table-cell office:value-type="float" office:value="8391.2099999999991" table:style-name="ce1">
            <text:p>8391.21</text:p>
          </table:table-cell>
          <table:table-cell office:value-type="float" office:value="12840.7" table:style-name="ce1">
            <text:p>12840.7</text:p>
          </table:table-cell>
          <table:table-cell office:value-type="float" office:value="10443.9" table:style-name="ce1">
            <text:p>10443.9</text:p>
          </table:table-cell>
          <table:table-cell office:value-type="float" office:value="11367.689999999999" table:formula="of:=AVERAGE([.A423:.J423])" table:style-name="ce1">
            <text:p>11367.69</text:p>
          </table:table-cell>
          <table:table-cell table:number-columns-repeated="16373"/>
        </table:table-row>
        <table:table-row table:style-name="ro1">
          <table:table-cell office:value-type="float" office:value="11518.6" table:style-name="ce1">
            <text:p>11518.6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8" table:style-name="ce1">
            <text:p>11218</text:p>
          </table:table-cell>
          <table:table-cell office:value-type="float" office:value="9013.9599999999991" table:style-name="ce1">
            <text:p>9013.96</text:p>
          </table:table-cell>
          <table:table-cell office:value-type="float" office:value="12357.4" table:style-name="ce1">
            <text:p>12357.4</text:p>
          </table:table-cell>
          <table:table-cell office:value-type="float" office:value="12536.5" table:style-name="ce1">
            <text:p>12536.5</text:p>
          </table:table-cell>
          <table:table-cell office:value-type="float" office:value="9220.5" table:style-name="ce1">
            <text:p>9220.5</text:p>
          </table:table-cell>
          <table:table-cell office:value-type="float" office:value="8391.2099999999991" table:style-name="ce1">
            <text:p>8391.21</text:p>
          </table:table-cell>
          <table:table-cell office:value-type="float" office:value="12820.8" table:style-name="ce1">
            <text:p>12820.8</text:p>
          </table:table-cell>
          <table:table-cell office:value-type="float" office:value="10441.1" table:style-name="ce1">
            <text:p>10441.1</text:p>
          </table:table-cell>
          <table:table-cell office:value-type="float" office:value="11361.467000000001" table:formula="of:=AVERAGE([.A424:.J424])" table:style-name="ce1">
            <text:p>11361.467</text:p>
          </table:table-cell>
          <table:table-cell table:number-columns-repeated="16373"/>
        </table:table-row>
        <table:table-row table:style-name="ro1">
          <table:table-cell office:value-type="float" office:value="11518.9" table:style-name="ce1">
            <text:p>11518.9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8.2" table:style-name="ce1">
            <text:p>11218.2</text:p>
          </table:table-cell>
          <table:table-cell office:value-type="float" office:value="9013.6" table:style-name="ce1">
            <text:p>9013.6</text:p>
          </table:table-cell>
          <table:table-cell office:value-type="float" office:value="12333.4" table:style-name="ce1">
            <text:p>12333.4</text:p>
          </table:table-cell>
          <table:table-cell office:value-type="float" office:value="12536.5" table:style-name="ce1">
            <text:p>12536.5</text:p>
          </table:table-cell>
          <table:table-cell office:value-type="float" office:value="9218.41" table:style-name="ce1">
            <text:p>9218.41</text:p>
          </table:table-cell>
          <table:table-cell office:value-type="float" office:value="8391.2099999999991" table:style-name="ce1">
            <text:p>8391.21</text:p>
          </table:table-cell>
          <table:table-cell office:value-type="float" office:value="12820.8" table:style-name="ce1">
            <text:p>12820.8</text:p>
          </table:table-cell>
          <table:table-cell office:value-type="float" office:value="10441.1" table:style-name="ce1">
            <text:p>10441.1</text:p>
          </table:table-cell>
          <table:table-cell office:value-type="float" office:value="11358.872000000001" table:formula="of:=AVERAGE([.A425:.J425])" table:style-name="ce1">
            <text:p>11358.872</text:p>
          </table:table-cell>
          <table:table-cell table:number-columns-repeated="16373"/>
        </table:table-row>
        <table:table-row table:style-name="ro1">
          <table:table-cell office:value-type="float" office:value="11517.5" table:style-name="ce1">
            <text:p>11517.5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8.2" table:style-name="ce1">
            <text:p>11218.2</text:p>
          </table:table-cell>
          <table:table-cell office:value-type="float" office:value="8991" table:style-name="ce1">
            <text:p>8991</text:p>
          </table:table-cell>
          <table:table-cell office:value-type="float" office:value="12310.5" table:style-name="ce1">
            <text:p>12310.5</text:p>
          </table:table-cell>
          <table:table-cell office:value-type="float" office:value="12536.5" table:style-name="ce1">
            <text:p>12536.5</text:p>
          </table:table-cell>
          <table:table-cell office:value-type="float" office:value="9218.41" table:style-name="ce1">
            <text:p>9218.41</text:p>
          </table:table-cell>
          <table:table-cell office:value-type="float" office:value="8391.2099999999991" table:style-name="ce1">
            <text:p>8391.21</text:p>
          </table:table-cell>
          <table:table-cell office:value-type="float" office:value="12756.6" table:style-name="ce1">
            <text:p>12756.6</text:p>
          </table:table-cell>
          <table:table-cell office:value-type="float" office:value="10441.1" table:style-name="ce1">
            <text:p>10441.1</text:p>
          </table:table-cell>
          <table:table-cell office:value-type="float" office:value="11347.762000000002" table:formula="of:=AVERAGE([.A426:.J426])" table:style-name="ce1">
            <text:p>11347.762</text:p>
          </table:table-cell>
          <table:table-cell table:number-columns-repeated="16373"/>
        </table:table-row>
        <table:table-row table:style-name="ro1">
          <table:table-cell office:value-type="float" office:value="11517.5" table:style-name="ce1">
            <text:p>11517.5</text:p>
          </table:table-cell>
          <table:table-cell office:value-type="float" office:value="16096.6" table:style-name="ce1">
            <text:p>16096.6</text:p>
          </table:table-cell>
          <table:table-cell office:value-type="float" office:value="11215.9" table:style-name="ce1">
            <text:p>11215.9</text:p>
          </table:table-cell>
          <table:table-cell office:value-type="float" office:value="8998.1" table:style-name="ce1">
            <text:p>8998.1</text:p>
          </table:table-cell>
          <table:table-cell office:value-type="float" office:value="12311.4" table:style-name="ce1">
            <text:p>12311.4</text:p>
          </table:table-cell>
          <table:table-cell office:value-type="float" office:value="12536.5" table:style-name="ce1">
            <text:p>12536.5</text:p>
          </table:table-cell>
          <table:table-cell office:value-type="float" office:value="9218.41" table:style-name="ce1">
            <text:p>9218.41</text:p>
          </table:table-cell>
          <table:table-cell office:value-type="float" office:value="8391.0400000000009" table:style-name="ce1">
            <text:p>8391.04</text:p>
          </table:table-cell>
          <table:table-cell office:value-type="float" office:value="12756.6" table:style-name="ce1">
            <text:p>12756.6</text:p>
          </table:table-cell>
          <table:table-cell office:value-type="float" office:value="10441.1" table:style-name="ce1">
            <text:p>10441.1</text:p>
          </table:table-cell>
          <table:table-cell office:value-type="float" office:value="11348.315000000002" table:formula="of:=AVERAGE([.A427:.J427])" table:style-name="ce1">
            <text:p>11348.315</text:p>
          </table:table-cell>
          <table:table-cell table:number-columns-repeated="16373"/>
        </table:table-row>
        <table:table-row table:style-name="ro1">
          <table:table-cell office:value-type="float" office:value="11517.5" table:style-name="ce1">
            <text:p>11517.5</text:p>
          </table:table-cell>
          <table:table-cell office:value-type="float" office:value="16096" table:style-name="ce1">
            <text:p>16096</text:p>
          </table:table-cell>
          <table:table-cell office:value-type="float" office:value="11215.9" table:style-name="ce1">
            <text:p>11215.9</text:p>
          </table:table-cell>
          <table:table-cell office:value-type="float" office:value="8998.1" table:style-name="ce1">
            <text:p>8998.1</text:p>
          </table:table-cell>
          <table:table-cell office:value-type="float" office:value="12309" table:style-name="ce1">
            <text:p>12309</text:p>
          </table:table-cell>
          <table:table-cell office:value-type="float" office:value="12536.5" table:style-name="ce1">
            <text:p>12536.5</text:p>
          </table:table-cell>
          <table:table-cell office:value-type="float" office:value="9214.0499999999993" table:style-name="ce1">
            <text:p>9214.05</text:p>
          </table:table-cell>
          <table:table-cell office:value-type="float" office:value="8391.2099999999991" table:style-name="ce1">
            <text:p>8391.21</text:p>
          </table:table-cell>
          <table:table-cell office:value-type="float" office:value="12756.6" table:style-name="ce1">
            <text:p>12756.6</text:p>
          </table:table-cell>
          <table:table-cell office:value-type="float" office:value="10441.1" table:style-name="ce1">
            <text:p>10441.1</text:p>
          </table:table-cell>
          <table:table-cell office:value-type="float" office:value="11347.596000000001" table:formula="of:=AVERAGE([.A428:.J428])" table:style-name="ce1">
            <text:p>11347.596</text:p>
          </table:table-cell>
          <table:table-cell table:number-columns-repeated="16373"/>
        </table:table-row>
        <table:table-row table:style-name="ro1">
          <table:table-cell office:value-type="float" office:value="11495.7" table:style-name="ce1">
            <text:p>11495.7</text:p>
          </table:table-cell>
          <table:table-cell office:value-type="float" office:value="16096" table:style-name="ce1">
            <text:p>16096</text:p>
          </table:table-cell>
          <table:table-cell office:value-type="float" office:value="11215.9" table:style-name="ce1">
            <text:p>11215.9</text:p>
          </table:table-cell>
          <table:table-cell office:value-type="float" office:value="8998.1" table:style-name="ce1">
            <text:p>8998.1</text:p>
          </table:table-cell>
          <table:table-cell office:value-type="float" office:value="12309" table:style-name="ce1">
            <text:p>12309</text:p>
          </table:table-cell>
          <table:table-cell office:value-type="float" office:value="12538.5" table:style-name="ce1">
            <text:p>12538.5</text:p>
          </table:table-cell>
          <table:table-cell office:value-type="float" office:value="9203.68" table:style-name="ce1">
            <text:p>9203.68</text:p>
          </table:table-cell>
          <table:table-cell office:value-type="float" office:value="8390.92" table:style-name="ce1">
            <text:p>8390.92</text:p>
          </table:table-cell>
          <table:table-cell office:value-type="float" office:value="12820.3" table:style-name="ce1">
            <text:p>12820.3</text:p>
          </table:table-cell>
          <table:table-cell office:value-type="float" office:value="10430.299999999999" table:style-name="ce1">
            <text:p>10430.3</text:p>
          </table:table-cell>
          <table:table-cell office:value-type="float" office:value="11349.84" table:formula="of:=AVERAGE([.A429:.J429])" table:style-name="ce1">
            <text:p>11349.84</text:p>
          </table:table-cell>
          <table:table-cell table:number-columns-repeated="16373"/>
        </table:table-row>
        <table:table-row table:style-name="ro1">
          <table:table-cell office:value-type="float" office:value="11516.2" table:style-name="ce1">
            <text:p>11516.2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76.2800000000007" table:style-name="ce1">
            <text:p>8976.28</text:p>
          </table:table-cell>
          <table:table-cell office:value-type="float" office:value="12309" table:style-name="ce1">
            <text:p>12309</text:p>
          </table:table-cell>
          <table:table-cell office:value-type="float" office:value="12538.5" table:style-name="ce1">
            <text:p>12538.5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61.2099999999991" table:style-name="ce1">
            <text:p>8361.21</text:p>
          </table:table-cell>
          <table:table-cell office:value-type="float" office:value="12798.1" table:style-name="ce1">
            <text:p>12798.1</text:p>
          </table:table-cell>
          <table:table-cell office:value-type="float" office:value="10429.9" table:style-name="ce1">
            <text:p>10429.9</text:p>
          </table:table-cell>
          <table:table-cell office:value-type="float" office:value="11339.632000000001" table:formula="of:=AVERAGE([.A430:.J430])" table:style-name="ce1">
            <text:p>11339.632</text:p>
          </table:table-cell>
          <table:table-cell table:number-columns-repeated="16373"/>
        </table:table-row>
        <table:table-row table:style-name="ro1">
          <table:table-cell office:value-type="float" office:value="11513.4" table:style-name="ce1">
            <text:p>11513.4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76.2800000000007" table:style-name="ce1">
            <text:p>8976.28</text:p>
          </table:table-cell>
          <table:table-cell office:value-type="float" office:value="12267.1" table:style-name="ce1">
            <text:p>12267.1</text:p>
          </table:table-cell>
          <table:table-cell office:value-type="float" office:value="12538.5" table:style-name="ce1">
            <text:p>12538.5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85.73" table:style-name="ce1">
            <text:p>8385.73</text:p>
          </table:table-cell>
          <table:table-cell office:value-type="float" office:value="12798.1" table:style-name="ce1">
            <text:p>12798.1</text:p>
          </table:table-cell>
          <table:table-cell office:value-type="float" office:value="10429" table:style-name="ce1">
            <text:p>10429</text:p>
          </table:table-cell>
          <table:table-cell office:value-type="float" office:value="11337.524000000001" table:formula="of:=AVERAGE([.A431:.J431])" table:style-name="ce1">
            <text:p>11337.524</text:p>
          </table:table-cell>
          <table:table-cell table:number-columns-repeated="16373"/>
        </table:table-row>
        <table:table-row table:style-name="ro1">
          <table:table-cell office:value-type="float" office:value="11513.4" table:style-name="ce1">
            <text:p>11513.4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67.51" table:style-name="ce1">
            <text:p>8967.51</text:p>
          </table:table-cell>
          <table:table-cell office:value-type="float" office:value="12290.8" table:style-name="ce1">
            <text:p>12290.8</text:p>
          </table:table-cell>
          <table:table-cell office:value-type="float" office:value="12538.5" table:style-name="ce1">
            <text:p>12538.5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63.5499999999993" table:style-name="ce1">
            <text:p>8363.55</text:p>
          </table:table-cell>
          <table:table-cell office:value-type="float" office:value="12798.1" table:style-name="ce1">
            <text:p>12798.1</text:p>
          </table:table-cell>
          <table:table-cell office:value-type="float" office:value="10429" table:style-name="ce1">
            <text:p>10429</text:p>
          </table:table-cell>
          <table:table-cell office:value-type="float" office:value="11336.799000000001" table:formula="of:=AVERAGE([.A432:.J432])" table:style-name="ce1">
            <text:p>11336.799</text:p>
          </table:table-cell>
          <table:table-cell table:number-columns-repeated="16373"/>
        </table:table-row>
        <table:table-row table:style-name="ro1">
          <table:table-cell office:value-type="float" office:value="11513.4" table:style-name="ce1">
            <text:p>11513.4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67.51" table:style-name="ce1">
            <text:p>8967.51</text:p>
          </table:table-cell>
          <table:table-cell office:value-type="float" office:value="12300" table:style-name="ce1">
            <text:p>12300</text:p>
          </table:table-cell>
          <table:table-cell office:value-type="float" office:value="12536.5" table:style-name="ce1">
            <text:p>12536.5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51.17" table:style-name="ce1">
            <text:p>8351.17</text:p>
          </table:table-cell>
          <table:table-cell office:value-type="float" office:value="12706.5" table:style-name="ce1">
            <text:p>12706.5</text:p>
          </table:table-cell>
          <table:table-cell office:value-type="float" office:value="10427.4" table:style-name="ce1">
            <text:p>10427.4</text:p>
          </table:table-cell>
          <table:table-cell office:value-type="float" office:value="11326.960999999999" table:formula="of:=AVERAGE([.A433:.J433])" table:style-name="ce1">
            <text:p>11326.961</text:p>
          </table:table-cell>
          <table:table-cell table:number-columns-repeated="16373"/>
        </table:table-row>
        <table:table-row table:style-name="ro1">
          <table:table-cell office:value-type="float" office:value="11492.5" table:style-name="ce1">
            <text:p>11492.5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67.51" table:style-name="ce1">
            <text:p>8967.51</text:p>
          </table:table-cell>
          <table:table-cell office:value-type="float" office:value="12296.7" table:style-name="ce1">
            <text:p>12296.7</text:p>
          </table:table-cell>
          <table:table-cell office:value-type="float" office:value="12536.5" table:style-name="ce1">
            <text:p>12536.5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51.17" table:style-name="ce1">
            <text:p>8351.17</text:p>
          </table:table-cell>
          <table:table-cell office:value-type="float" office:value="12706.5" table:style-name="ce1">
            <text:p>12706.5</text:p>
          </table:table-cell>
          <table:table-cell office:value-type="float" office:value="10419.1" table:style-name="ce1">
            <text:p>10419.1</text:p>
          </table:table-cell>
          <table:table-cell office:value-type="float" office:value="11323.710999999999" table:formula="of:=AVERAGE([.A434:.J434])" table:style-name="ce1">
            <text:p>11323.711</text:p>
          </table:table-cell>
          <table:table-cell table:number-columns-repeated="16373"/>
        </table:table-row>
        <table:table-row table:style-name="ro1">
          <table:table-cell office:value-type="float" office:value="11491.2" table:style-name="ce1">
            <text:p>11491.2</text:p>
          </table:table-cell>
          <table:table-cell office:value-type="float" office:value="16096" table:style-name="ce1">
            <text:p>16096</text:p>
          </table:table-cell>
          <table:table-cell office:value-type="float" office:value="11185.6" table:style-name="ce1">
            <text:p>11185.6</text:p>
          </table:table-cell>
          <table:table-cell office:value-type="float" office:value="8967.51" table:style-name="ce1">
            <text:p>8967.51</text:p>
          </table:table-cell>
          <table:table-cell office:value-type="float" office:value="12282.2" table:style-name="ce1">
            <text:p>12282.2</text:p>
          </table:table-cell>
          <table:table-cell office:value-type="float" office:value="12120.4" table:style-name="ce1">
            <text:p>12120.4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51.17" table:style-name="ce1">
            <text:p>8351.17</text:p>
          </table:table-cell>
          <table:table-cell office:value-type="float" office:value="12706.5" table:style-name="ce1">
            <text:p>12706.5</text:p>
          </table:table-cell>
          <table:table-cell office:value-type="float" office:value="10379.6" table:style-name="ce1">
            <text:p>10379.6</text:p>
          </table:table-cell>
          <table:table-cell office:value-type="float" office:value="11276.571" table:formula="of:=AVERAGE([.A435:.J435])" table:style-name="ce1">
            <text:p>11276.571</text:p>
          </table:table-cell>
          <table:table-cell table:number-columns-repeated="16373"/>
        </table:table-row>
        <table:table-row table:style-name="ro1">
          <table:table-cell office:value-type="float" office:value="11491.2" table:style-name="ce1">
            <text:p>11491.2</text:p>
          </table:table-cell>
          <table:table-cell office:value-type="float" office:value="16096" table:style-name="ce1">
            <text:p>16096</text:p>
          </table:table-cell>
          <table:table-cell office:value-type="float" office:value="11176.8" table:style-name="ce1">
            <text:p>11176.8</text:p>
          </table:table-cell>
          <table:table-cell office:value-type="float" office:value="8967.44" table:style-name="ce1">
            <text:p>8967.44</text:p>
          </table:table-cell>
          <table:table-cell office:value-type="float" office:value="12269.7" table:style-name="ce1">
            <text:p>12269.7</text:p>
          </table:table-cell>
          <table:table-cell office:value-type="float" office:value="12120.4" table:style-name="ce1">
            <text:p>12120.4</text:p>
          </table:table-cell>
          <table:table-cell office:value-type="float" office:value="9185.5300000000007" table:style-name="ce1">
            <text:p>9185.53</text:p>
          </table:table-cell>
          <table:table-cell office:value-type="float" office:value="8350.9" table:style-name="ce1">
            <text:p>8350.9</text:p>
          </table:table-cell>
          <table:table-cell office:value-type="float" office:value="12706.5" table:style-name="ce1">
            <text:p>12706.5</text:p>
          </table:table-cell>
          <table:table-cell office:value-type="float" office:value="10379.6" table:style-name="ce1">
            <text:p>10379.6</text:p>
          </table:table-cell>
          <table:table-cell office:value-type="float" office:value="11274.406999999999" table:formula="of:=AVERAGE([.A436:.J436])" table:style-name="ce1">
            <text:p>11274.407</text:p>
          </table:table-cell>
          <table:table-cell table:number-columns-repeated="16373"/>
        </table:table-row>
        <table:table-row table:style-name="ro1">
          <table:table-cell office:value-type="float" office:value="11480.9" table:style-name="ce1">
            <text:p>11480.9</text:p>
          </table:table-cell>
          <table:table-cell office:value-type="float" office:value="16096" table:style-name="ce1">
            <text:p>16096</text:p>
          </table:table-cell>
          <table:table-cell office:value-type="float" office:value="11176.8" table:style-name="ce1">
            <text:p>11176.8</text:p>
          </table:table-cell>
          <table:table-cell office:value-type="float" office:value="8967.44" table:style-name="ce1">
            <text:p>8967.44</text:p>
          </table:table-cell>
          <table:table-cell office:value-type="float" office:value="12229.1" table:style-name="ce1">
            <text:p>12229.1</text:p>
          </table:table-cell>
          <table:table-cell office:value-type="float" office:value="12120.4" table:style-name="ce1">
            <text:p>12120.4</text:p>
          </table:table-cell>
          <table:table-cell office:value-type="float" office:value="9181.49" table:style-name="ce1">
            <text:p>9181.49</text:p>
          </table:table-cell>
          <table:table-cell office:value-type="float" office:value="8276.89" table:style-name="ce1">
            <text:p>8276.89</text:p>
          </table:table-cell>
          <table:table-cell office:value-type="float" office:value="12699.5" table:style-name="ce1">
            <text:p>12699.5</text:p>
          </table:table-cell>
          <table:table-cell office:value-type="float" office:value="10376.200000000001" table:style-name="ce1">
            <text:p>10376.2</text:p>
          </table:table-cell>
          <table:table-cell office:value-type="float" office:value="11260.472" table:formula="of:=AVERAGE([.A437:.J437])" table:style-name="ce1">
            <text:p>11260.472</text:p>
          </table:table-cell>
          <table:table-cell table:number-columns-repeated="16373"/>
        </table:table-row>
        <table:table-row table:style-name="ro1">
          <table:table-cell office:value-type="float" office:value="11480.9" table:style-name="ce1">
            <text:p>11480.9</text:p>
          </table:table-cell>
          <table:table-cell office:value-type="float" office:value="16096" table:style-name="ce1">
            <text:p>16096</text:p>
          </table:table-cell>
          <table:table-cell office:value-type="float" office:value="11158.5" table:style-name="ce1">
            <text:p>11158.5</text:p>
          </table:table-cell>
          <table:table-cell office:value-type="float" office:value="8967.44" table:style-name="ce1">
            <text:p>8967.44</text:p>
          </table:table-cell>
          <table:table-cell office:value-type="float" office:value="12213.7" table:style-name="ce1">
            <text:p>12213.7</text:p>
          </table:table-cell>
          <table:table-cell office:value-type="float" office:value="11895.7" table:style-name="ce1">
            <text:p>11895.7</text:p>
          </table:table-cell>
          <table:table-cell office:value-type="float" office:value="9181.49" table:style-name="ce1">
            <text:p>9181.49</text:p>
          </table:table-cell>
          <table:table-cell office:value-type="float" office:value="8276.89" table:style-name="ce1">
            <text:p>8276.89</text:p>
          </table:table-cell>
          <table:table-cell office:value-type="float" office:value="12699.5" table:style-name="ce1">
            <text:p>12699.5</text:p>
          </table:table-cell>
          <table:table-cell office:value-type="float" office:value="10376.200000000001" table:style-name="ce1">
            <text:p>10376.2</text:p>
          </table:table-cell>
          <table:table-cell office:value-type="float" office:value="11234.632000000001" table:formula="of:=AVERAGE([.A438:.J438])" table:style-name="ce1">
            <text:p>11234.632</text:p>
          </table:table-cell>
          <table:table-cell table:number-columns-repeated="16373"/>
        </table:table-row>
        <table:table-row table:style-name="ro1">
          <table:table-cell office:value-type="float" office:value="11483.4" table:style-name="ce1">
            <text:p>11483.4</text:p>
          </table:table-cell>
          <table:table-cell office:value-type="float" office:value="16096" table:style-name="ce1">
            <text:p>16096</text:p>
          </table:table-cell>
          <table:table-cell office:value-type="float" office:value="11176.8" table:style-name="ce1">
            <text:p>11176.8</text:p>
          </table:table-cell>
          <table:table-cell office:value-type="float" office:value="8967.2199999999993" table:style-name="ce1">
            <text:p>8967.22</text:p>
          </table:table-cell>
          <table:table-cell office:value-type="float" office:value="12190.9" table:style-name="ce1">
            <text:p>12190.9</text:p>
          </table:table-cell>
          <table:table-cell office:value-type="float" office:value="11895.7" table:style-name="ce1">
            <text:p>11895.7</text:p>
          </table:table-cell>
          <table:table-cell office:value-type="float" office:value="9181.49" table:style-name="ce1">
            <text:p>9181.49</text:p>
          </table:table-cell>
          <table:table-cell office:value-type="float" office:value="8271.18" table:style-name="ce1">
            <text:p>8271.18</text:p>
          </table:table-cell>
          <table:table-cell office:value-type="float" office:value="12699.5" table:style-name="ce1">
            <text:p>12699.5</text:p>
          </table:table-cell>
          <table:table-cell office:value-type="float" office:value="10375.9" table:style-name="ce1">
            <text:p>10375.9</text:p>
          </table:table-cell>
          <table:table-cell office:value-type="float" office:value="11233.808999999999" table:formula="of:=AVERAGE([.A439:.J439])" table:style-name="ce1">
            <text:p>11233.809</text:p>
          </table:table-cell>
          <table:table-cell table:number-columns-repeated="16373"/>
        </table:table-row>
        <table:table-row table:style-name="ro1">
          <table:table-cell office:value-type="float" office:value="11475.3" table:style-name="ce1">
            <text:p>11475.3</text:p>
          </table:table-cell>
          <table:table-cell office:value-type="float" office:value="16096" table:style-name="ce1">
            <text:p>16096</text:p>
          </table:table-cell>
          <table:table-cell office:value-type="float" office:value="11161.1" table:style-name="ce1">
            <text:p>11161.1</text:p>
          </table:table-cell>
          <table:table-cell office:value-type="float" office:value="8966.7199999999993" table:style-name="ce1">
            <text:p>8966.72</text:p>
          </table:table-cell>
          <table:table-cell office:value-type="float" office:value="12190.9" table:style-name="ce1">
            <text:p>12190.9</text:p>
          </table:table-cell>
          <table:table-cell office:value-type="float" office:value="11889.1" table:style-name="ce1">
            <text:p>11889.1</text:p>
          </table:table-cell>
          <table:table-cell office:value-type="float" office:value="9177.4699999999993" table:style-name="ce1">
            <text:p>9177.47</text:p>
          </table:table-cell>
          <table:table-cell office:value-type="float" office:value="8271.18" table:style-name="ce1">
            <text:p>8271.18</text:p>
          </table:table-cell>
          <table:table-cell office:value-type="float" office:value="12662.1" table:style-name="ce1">
            <text:p>12662.1</text:p>
          </table:table-cell>
          <table:table-cell office:value-type="float" office:value="10373.4" table:style-name="ce1">
            <text:p>10373.4</text:p>
          </table:table-cell>
          <table:table-cell office:value-type="float" office:value="11226.327000000001" table:formula="of:=AVERAGE([.A440:.J440])" table:style-name="ce1">
            <text:p>11226.327</text:p>
          </table:table-cell>
          <table:table-cell table:number-columns-repeated="16373"/>
        </table:table-row>
        <table:table-row table:style-name="ro1">
          <table:table-cell office:value-type="float" office:value="11457.9" table:style-name="ce1">
            <text:p>11457.9</text:p>
          </table:table-cell>
          <table:table-cell office:value-type="float" office:value="16096" table:style-name="ce1">
            <text:p>16096</text:p>
          </table:table-cell>
          <table:table-cell office:value-type="float" office:value="11161.1" table:style-name="ce1">
            <text:p>11161.1</text:p>
          </table:table-cell>
          <table:table-cell office:value-type="float" office:value="8912.5" table:style-name="ce1">
            <text:p>8912.5</text:p>
          </table:table-cell>
          <table:table-cell office:value-type="float" office:value="12190.9" table:style-name="ce1">
            <text:p>12190.9</text:p>
          </table:table-cell>
          <table:table-cell office:value-type="float" office:value="11889.1" table:style-name="ce1">
            <text:p>11889.1</text:p>
          </table:table-cell>
          <table:table-cell office:value-type="float" office:value="9177.4699999999993" table:style-name="ce1">
            <text:p>9177.47</text:p>
          </table:table-cell>
          <table:table-cell office:value-type="float" office:value="8271.0499999999993" table:style-name="ce1">
            <text:p>8271.05</text:p>
          </table:table-cell>
          <table:table-cell office:value-type="float" office:value="12662.1" table:style-name="ce1">
            <text:p>12662.1</text:p>
          </table:table-cell>
          <table:table-cell office:value-type="float" office:value="10373.4" table:style-name="ce1">
            <text:p>10373.4</text:p>
          </table:table-cell>
          <table:table-cell office:value-type="float" office:value="11219.152" table:formula="of:=AVERAGE([.A441:.J441])" table:style-name="ce1">
            <text:p>11219.152</text:p>
          </table:table-cell>
          <table:table-cell table:number-columns-repeated="16373"/>
        </table:table-row>
        <table:table-row table:style-name="ro1">
          <table:table-cell office:value-type="float" office:value="11457.9" table:style-name="ce1">
            <text:p>11457.9</text:p>
          </table:table-cell>
          <table:table-cell office:value-type="float" office:value="16096" table:style-name="ce1">
            <text:p>16096</text:p>
          </table:table-cell>
          <table:table-cell office:value-type="float" office:value="11161.1" table:style-name="ce1">
            <text:p>11161.1</text:p>
          </table:table-cell>
          <table:table-cell office:value-type="float" office:value="8923.4599999999991" table:style-name="ce1">
            <text:p>8923.46</text:p>
          </table:table-cell>
          <table:table-cell office:value-type="float" office:value="12190.9" table:style-name="ce1">
            <text:p>12190.9</text:p>
          </table:table-cell>
          <table:table-cell office:value-type="float" office:value="11889.1" table:style-name="ce1">
            <text:p>11889.1</text:p>
          </table:table-cell>
          <table:table-cell office:value-type="float" office:value="9165.7800000000007" table:style-name="ce1">
            <text:p>9165.78</text:p>
          </table:table-cell>
          <table:table-cell office:value-type="float" office:value="8267.15" table:style-name="ce1">
            <text:p>8267.15</text:p>
          </table:table-cell>
          <table:table-cell office:value-type="float" office:value="12662.1" table:style-name="ce1">
            <text:p>12662.1</text:p>
          </table:table-cell>
          <table:table-cell office:value-type="float" office:value="10375.799999999999" table:style-name="ce1">
            <text:p>10375.8</text:p>
          </table:table-cell>
          <table:table-cell office:value-type="float" office:value="11218.929" table:formula="of:=AVERAGE([.A442:.J442])" table:style-name="ce1">
            <text:p>11218.929</text:p>
          </table:table-cell>
          <table:table-cell table:number-columns-repeated="16373"/>
        </table:table-row>
        <table:table-row table:style-name="ro1">
          <table:table-cell office:value-type="float" office:value="11457.9" table:style-name="ce1">
            <text:p>11457.9</text:p>
          </table:table-cell>
          <table:table-cell office:value-type="float" office:value="16096" table:style-name="ce1">
            <text:p>16096</text:p>
          </table:table-cell>
          <table:table-cell office:value-type="float" office:value="11154" table:style-name="ce1">
            <text:p>11154</text:p>
          </table:table-cell>
          <table:table-cell office:value-type="float" office:value="8923.4599999999991" table:style-name="ce1">
            <text:p>8923.46</text:p>
          </table:table-cell>
          <table:table-cell office:value-type="float" office:value="12183.9" table:style-name="ce1">
            <text:p>12183.9</text:p>
          </table:table-cell>
          <table:table-cell office:value-type="float" office:value="11889.1" table:style-name="ce1">
            <text:p>11889.1</text:p>
          </table:table-cell>
          <table:table-cell office:value-type="float" office:value="9139.66" table:style-name="ce1">
            <text:p>9139.66</text:p>
          </table:table-cell>
          <table:table-cell office:value-type="float" office:value="8259.41" table:style-name="ce1">
            <text:p>8259.41</text:p>
          </table:table-cell>
          <table:table-cell office:value-type="float" office:value="12662.1" table:style-name="ce1">
            <text:p>12662.1</text:p>
          </table:table-cell>
          <table:table-cell office:value-type="float" office:value="10361.4" table:style-name="ce1">
            <text:p>10361.4</text:p>
          </table:table-cell>
          <table:table-cell office:value-type="float" office:value="11212.693000000001" table:formula="of:=AVERAGE([.A443:.J443])" table:style-name="ce1">
            <text:p>11212.693</text:p>
          </table:table-cell>
          <table:table-cell table:number-columns-repeated="16373"/>
        </table:table-row>
        <table:table-row table:style-name="ro1">
          <table:table-cell office:value-type="float" office:value="11457.9" table:style-name="ce1">
            <text:p>11457.9</text:p>
          </table:table-cell>
          <table:table-cell office:value-type="float" office:value="16096" table:style-name="ce1">
            <text:p>16096</text:p>
          </table:table-cell>
          <table:table-cell office:value-type="float" office:value="11154" table:style-name="ce1">
            <text:p>11154</text:p>
          </table:table-cell>
          <table:table-cell office:value-type="float" office:value="8923.66" table:style-name="ce1">
            <text:p>8923.66</text:p>
          </table:table-cell>
          <table:table-cell office:value-type="float" office:value="12116.7" table:style-name="ce1">
            <text:p>12116.7</text:p>
          </table:table-cell>
          <table:table-cell office:value-type="float" office:value="11889.1" table:style-name="ce1">
            <text:p>11889.1</text:p>
          </table:table-cell>
          <table:table-cell office:value-type="float" office:value="9139.66" table:style-name="ce1">
            <text:p>9139.66</text:p>
          </table:table-cell>
          <table:table-cell office:value-type="float" office:value="8252.1200000000008" table:style-name="ce1">
            <text:p>8252.12</text:p>
          </table:table-cell>
          <table:table-cell office:value-type="float" office:value="12662.1" table:style-name="ce1">
            <text:p>12662.1</text:p>
          </table:table-cell>
          <table:table-cell office:value-type="float" office:value="10361.4" table:style-name="ce1">
            <text:p>10361.4</text:p>
          </table:table-cell>
          <table:table-cell office:value-type="float" office:value="11205.263999999999" table:formula="of:=AVERAGE([.A444:.J444])" table:style-name="ce1">
            <text:p>11205.264</text:p>
          </table:table-cell>
          <table:table-cell table:number-columns-repeated="16373"/>
        </table:table-row>
        <table:table-row table:style-name="ro1">
          <table:table-cell office:value-type="float" office:value="11457.9" table:style-name="ce1">
            <text:p>11457.9</text:p>
          </table:table-cell>
          <table:table-cell office:value-type="float" office:value="16096" table:style-name="ce1">
            <text:p>16096</text:p>
          </table:table-cell>
          <table:table-cell office:value-type="float" office:value="11154" table:style-name="ce1">
            <text:p>11154</text:p>
          </table:table-cell>
          <table:table-cell office:value-type="float" office:value="8887.73" table:style-name="ce1">
            <text:p>8887.73</text:p>
          </table:table-cell>
          <table:table-cell office:value-type="float" office:value="12116.7" table:style-name="ce1">
            <text:p>12116.7</text:p>
          </table:table-cell>
          <table:table-cell office:value-type="float" office:value="11887.8" table:style-name="ce1">
            <text:p>11887.8</text:p>
          </table:table-cell>
          <table:table-cell office:value-type="float" office:value="9165.7800000000007" table:style-name="ce1">
            <text:p>9165.78</text:p>
          </table:table-cell>
          <table:table-cell office:value-type="float" office:value="8251.77" table:style-name="ce1">
            <text:p>8251.77</text:p>
          </table:table-cell>
          <table:table-cell office:value-type="float" office:value="12662.1" table:style-name="ce1">
            <text:p>12662.1</text:p>
          </table:table-cell>
          <table:table-cell office:value-type="float" office:value="10361.4" table:style-name="ce1">
            <text:p>10361.4</text:p>
          </table:table-cell>
          <table:table-cell office:value-type="float" office:value="11204.118" table:formula="of:=AVERAGE([.A445:.J445])" table:style-name="ce1">
            <text:p>11204.118</text:p>
          </table:table-cell>
          <table:table-cell table:number-columns-repeated="16373"/>
        </table:table-row>
        <table:table-row table:style-name="ro1">
          <table:table-cell office:value-type="float" office:value="11454.8" table:style-name="ce1">
            <text:p>11454.8</text:p>
          </table:table-cell>
          <table:table-cell office:value-type="float" office:value="16096" table:style-name="ce1">
            <text:p>16096</text:p>
          </table:table-cell>
          <table:table-cell office:value-type="float" office:value="11146.5" table:style-name="ce1">
            <text:p>11146.5</text:p>
          </table:table-cell>
          <table:table-cell office:value-type="float" office:value="8936.9" table:style-name="ce1">
            <text:p>8936.9</text:p>
          </table:table-cell>
          <table:table-cell office:value-type="float" office:value="12084.9" table:style-name="ce1">
            <text:p>12084.9</text:p>
          </table:table-cell>
          <table:table-cell office:value-type="float" office:value="11889.1" table:style-name="ce1">
            <text:p>11889.1</text:p>
          </table:table-cell>
          <table:table-cell office:value-type="float" office:value="9165.7800000000007" table:style-name="ce1">
            <text:p>9165.78</text:p>
          </table:table-cell>
          <table:table-cell office:value-type="float" office:value="8246.7099999999991" table:style-name="ce1">
            <text:p>8246.71</text:p>
          </table:table-cell>
          <table:table-cell office:value-type="float" office:value="12660.8" table:style-name="ce1">
            <text:p>12660.8</text:p>
          </table:table-cell>
          <table:table-cell office:value-type="float" office:value="10319.5" table:style-name="ce1">
            <text:p>10319.5</text:p>
          </table:table-cell>
          <table:table-cell office:value-type="float" office:value="11200.099" table:formula="of:=AVERAGE([.A446:.J446])" table:style-name="ce1">
            <text:p>11200.099</text:p>
          </table:table-cell>
          <table:table-cell table:number-columns-repeated="16373"/>
        </table:table-row>
        <table:table-row table:style-name="ro1">
          <table:table-cell office:value-type="float" office:value="11454.8" table:style-name="ce1">
            <text:p>11454.8</text:p>
          </table:table-cell>
          <table:table-cell office:value-type="float" office:value="16073.4" table:style-name="ce1">
            <text:p>16073.4</text:p>
          </table:table-cell>
          <table:table-cell office:value-type="float" office:value="11146.5" table:style-name="ce1">
            <text:p>11146.5</text:p>
          </table:table-cell>
          <table:table-cell office:value-type="float" office:value="8936.9" table:style-name="ce1">
            <text:p>8936.9</text:p>
          </table:table-cell>
          <table:table-cell office:value-type="float" office:value="12084.9" table:style-name="ce1">
            <text:p>12084.9</text:p>
          </table:table-cell>
          <table:table-cell office:value-type="float" office:value="11797" table:style-name="ce1">
            <text:p>11797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38.43" table:style-name="ce1">
            <text:p>8238.43</text:p>
          </table:table-cell>
          <table:table-cell office:value-type="float" office:value="12652.2" table:style-name="ce1">
            <text:p>12652.2</text:p>
          </table:table-cell>
          <table:table-cell office:value-type="float" office:value="10319.5" table:style-name="ce1">
            <text:p>10319.5</text:p>
          </table:table-cell>
          <table:table-cell office:value-type="float" office:value="11186.075999999999" table:formula="of:=AVERAGE([.A447:.J447])" table:style-name="ce1">
            <text:p>11186.076</text:p>
          </table:table-cell>
          <table:table-cell table:number-columns-repeated="16373"/>
        </table:table-row>
        <table:table-row table:style-name="ro1">
          <table:table-cell office:value-type="float" office:value="11454.8" table:style-name="ce1">
            <text:p>11454.8</text:p>
          </table:table-cell>
          <table:table-cell office:value-type="float" office:value="16073.4" table:style-name="ce1">
            <text:p>16073.4</text:p>
          </table:table-cell>
          <table:table-cell office:value-type="float" office:value="11146.5" table:style-name="ce1">
            <text:p>11146.5</text:p>
          </table:table-cell>
          <table:table-cell office:value-type="float" office:value="8912.5" table:style-name="ce1">
            <text:p>8912.5</text:p>
          </table:table-cell>
          <table:table-cell office:value-type="float" office:value="12084.9" table:style-name="ce1">
            <text:p>12084.9</text:p>
          </table:table-cell>
          <table:table-cell office:value-type="float" office:value="11797" table:style-name="ce1">
            <text:p>11797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36.44" table:style-name="ce1">
            <text:p>8236.44</text:p>
          </table:table-cell>
          <table:table-cell office:value-type="float" office:value="12652.2" table:style-name="ce1">
            <text:p>12652.2</text:p>
          </table:table-cell>
          <table:table-cell office:value-type="float" office:value="10319.5" table:style-name="ce1">
            <text:p>10319.5</text:p>
          </table:table-cell>
          <table:table-cell office:value-type="float" office:value="11183.437000000002" table:formula="of:=AVERAGE([.A448:.J448])" table:style-name="ce1">
            <text:p>11183.437</text:p>
          </table:table-cell>
          <table:table-cell table:number-columns-repeated="16373"/>
        </table:table-row>
        <table:table-row table:style-name="ro1">
          <table:table-cell office:value-type="float" office:value="11453.5" table:style-name="ce1">
            <text:p>11453.5</text:p>
          </table:table-cell>
          <table:table-cell office:value-type="float" office:value="16074.6" table:style-name="ce1">
            <text:p>16074.6</text:p>
          </table:table-cell>
          <table:table-cell office:value-type="float" office:value="11122.1" table:style-name="ce1">
            <text:p>11122.1</text:p>
          </table:table-cell>
          <table:table-cell office:value-type="float" office:value="8912.5" table:style-name="ce1">
            <text:p>8912.5</text:p>
          </table:table-cell>
          <table:table-cell office:value-type="float" office:value="12084.9" table:style-name="ce1">
            <text:p>12084.9</text:p>
          </table:table-cell>
          <table:table-cell office:value-type="float" office:value="11798.2" table:style-name="ce1">
            <text:p>11798.2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36.44" table:style-name="ce1">
            <text:p>8236.44</text:p>
          </table:table-cell>
          <table:table-cell office:value-type="float" office:value="12652.2" table:style-name="ce1">
            <text:p>12652.2</text:p>
          </table:table-cell>
          <table:table-cell office:value-type="float" office:value="10299.200000000001" table:style-name="ce1">
            <text:p>10299.2</text:p>
          </table:table-cell>
          <table:table-cell office:value-type="float" office:value="11179.077000000001" table:formula="of:=AVERAGE([.A449:.J449])" table:style-name="ce1">
            <text:p>11179.077</text:p>
          </table:table-cell>
          <table:table-cell table:number-columns-repeated="16373"/>
        </table:table-row>
        <table:table-row table:style-name="ro1">
          <table:table-cell office:value-type="float" office:value="11453.4" table:style-name="ce1">
            <text:p>11453.4</text:p>
          </table:table-cell>
          <table:table-cell office:value-type="float" office:value="16074.6" table:style-name="ce1">
            <text:p>16074.6</text:p>
          </table:table-cell>
          <table:table-cell office:value-type="float" office:value="11122.1" table:style-name="ce1">
            <text:p>11122.1</text:p>
          </table:table-cell>
          <table:table-cell office:value-type="float" office:value="8912.5" table:style-name="ce1">
            <text:p>8912.5</text:p>
          </table:table-cell>
          <table:table-cell office:value-type="float" office:value="12084.9" table:style-name="ce1">
            <text:p>12084.9</text:p>
          </table:table-cell>
          <table:table-cell office:value-type="float" office:value="11746.1" table:style-name="ce1">
            <text:p>11746.1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35.9" table:style-name="ce1">
            <text:p>8235.9</text:p>
          </table:table-cell>
          <table:table-cell office:value-type="float" office:value="12652.2" table:style-name="ce1">
            <text:p>12652.2</text:p>
          </table:table-cell>
          <table:table-cell office:value-type="float" office:value="10299.200000000001" table:style-name="ce1">
            <text:p>10299.2</text:p>
          </table:table-cell>
          <table:table-cell office:value-type="float" office:value="11173.803" table:formula="of:=AVERAGE([.A450:.J450])" table:style-name="ce1">
            <text:p>11173.803</text:p>
          </table:table-cell>
          <table:table-cell table:number-columns-repeated="16373"/>
        </table:table-row>
        <table:table-row table:style-name="ro1">
          <table:table-cell office:value-type="float" office:value="11453.4" table:style-name="ce1">
            <text:p>11453.4</text:p>
          </table:table-cell>
          <table:table-cell office:value-type="float" office:value="16074.6" table:style-name="ce1">
            <text:p>16074.6</text:p>
          </table:table-cell>
          <table:table-cell office:value-type="float" office:value="11103.5" table:style-name="ce1">
            <text:p>11103.5</text:p>
          </table:table-cell>
          <table:table-cell office:value-type="float" office:value="8912.43" table:style-name="ce1">
            <text:p>8912.43</text:p>
          </table:table-cell>
          <table:table-cell office:value-type="float" office:value="12084.9" table:style-name="ce1">
            <text:p>12084.9</text:p>
          </table:table-cell>
          <table:table-cell office:value-type="float" office:value="11745.3" table:style-name="ce1">
            <text:p>11745.3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19.5499999999993" table:style-name="ce1">
            <text:p>8219.55</text:p>
          </table:table-cell>
          <table:table-cell office:value-type="float" office:value="12579.9" table:style-name="ce1">
            <text:p>12579.9</text:p>
          </table:table-cell>
          <table:table-cell office:value-type="float" office:value="10299.200000000001" table:style-name="ce1">
            <text:p>10299.2</text:p>
          </table:table-cell>
          <table:table-cell office:value-type="float" office:value="11162.991" table:formula="of:=AVERAGE([.A451:.J451])" table:style-name="ce1">
            <text:p>11162.991</text:p>
          </table:table-cell>
          <table:table-cell table:number-columns-repeated="16373"/>
        </table:table-row>
        <table:table-row table:style-name="ro1">
          <table:table-cell office:value-type="float" office:value="11441.3" table:style-name="ce1">
            <text:p>11441.3</text:p>
          </table:table-cell>
          <table:table-cell office:value-type="float" office:value="16074.6" table:style-name="ce1">
            <text:p>16074.6</text:p>
          </table:table-cell>
          <table:table-cell office:value-type="float" office:value="11113.1" table:style-name="ce1">
            <text:p>11113.1</text:p>
          </table:table-cell>
          <table:table-cell office:value-type="float" office:value="8912.43" table:style-name="ce1">
            <text:p>8912.43</text:p>
          </table:table-cell>
          <table:table-cell office:value-type="float" office:value="12083.3" table:style-name="ce1">
            <text:p>12083.3</text:p>
          </table:table-cell>
          <table:table-cell office:value-type="float" office:value="11745.3" table:style-name="ce1">
            <text:p>11745.3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19.5499999999993" table:style-name="ce1">
            <text:p>8219.55</text:p>
          </table:table-cell>
          <table:table-cell office:value-type="float" office:value="12579.9" table:style-name="ce1">
            <text:p>12579.9</text:p>
          </table:table-cell>
          <table:table-cell office:value-type="float" office:value="10305.4" table:style-name="ce1">
            <text:p>10305.4</text:p>
          </table:table-cell>
          <table:table-cell office:value-type="float" office:value="11163.200999999999" table:formula="of:=AVERAGE([.A452:.J452])" table:style-name="ce1">
            <text:p>11163.201</text:p>
          </table:table-cell>
          <table:table-cell table:number-columns-repeated="16373"/>
        </table:table-row>
        <table:table-row table:style-name="ro1">
          <table:table-cell office:value-type="float" office:value="11434.4" table:style-name="ce1">
            <text:p>11434.4</text:p>
          </table:table-cell>
          <table:table-cell office:value-type="float" office:value="16074.6" table:style-name="ce1">
            <text:p>16074.6</text:p>
          </table:table-cell>
          <table:table-cell office:value-type="float" office:value="11064.8" table:style-name="ce1">
            <text:p>11064.8</text:p>
          </table:table-cell>
          <table:table-cell office:value-type="float" office:value="8912.19" table:style-name="ce1">
            <text:p>8912.19</text:p>
          </table:table-cell>
          <table:table-cell office:value-type="float" office:value="12078.9" table:style-name="ce1">
            <text:p>12078.9</text:p>
          </table:table-cell>
          <table:table-cell office:value-type="float" office:value="11745.3" table:style-name="ce1">
            <text:p>11745.3</text:p>
          </table:table-cell>
          <table:table-cell office:value-type="float" office:value="9157.1299999999992" table:style-name="ce1">
            <text:p>9157.13</text:p>
          </table:table-cell>
          <table:table-cell office:value-type="float" office:value="8219.2999999999993" table:style-name="ce1">
            <text:p>8219.3</text:p>
          </table:table-cell>
          <table:table-cell office:value-type="float" office:value="12579.9" table:style-name="ce1">
            <text:p>12579.9</text:p>
          </table:table-cell>
          <table:table-cell office:value-type="float" office:value="10287.9" table:style-name="ce1">
            <text:p>10287.9</text:p>
          </table:table-cell>
          <table:table-cell office:value-type="float" office:value="11155.441999999999" table:formula="of:=AVERAGE([.A453:.J453])" table:style-name="ce1">
            <text:p>11155.442</text:p>
          </table:table-cell>
          <table:table-cell table:number-columns-repeated="16373"/>
        </table:table-row>
        <table:table-row table:style-name="ro1">
          <table:table-cell office:value-type="float" office:value="11434.4" table:style-name="ce1">
            <text:p>11434.4</text:p>
          </table:table-cell>
          <table:table-cell office:value-type="float" office:value="16074.6" table:style-name="ce1">
            <text:p>16074.6</text:p>
          </table:table-cell>
          <table:table-cell office:value-type="float" office:value="11054.6" table:style-name="ce1">
            <text:p>11054.6</text:p>
          </table:table-cell>
          <table:table-cell office:value-type="float" office:value="8910.02" table:style-name="ce1">
            <text:p>8910.02</text:p>
          </table:table-cell>
          <table:table-cell office:value-type="float" office:value="12070.4" table:style-name="ce1">
            <text:p>12070.4</text:p>
          </table:table-cell>
          <table:table-cell office:value-type="float" office:value="11745.3" table:style-name="ce1">
            <text:p>11745.3</text:p>
          </table:table-cell>
          <table:table-cell office:value-type="float" office:value="9144.23" table:style-name="ce1">
            <text:p>9144.23</text:p>
          </table:table-cell>
          <table:table-cell office:value-type="float" office:value="8219.2999999999993" table:style-name="ce1">
            <text:p>8219.3</text:p>
          </table:table-cell>
          <table:table-cell office:value-type="float" office:value="12579.9" table:style-name="ce1">
            <text:p>12579.9</text:p>
          </table:table-cell>
          <table:table-cell office:value-type="float" office:value="10281.799999999999" table:style-name="ce1">
            <text:p>10281.8</text:p>
          </table:table-cell>
          <table:table-cell office:value-type="float" office:value="11151.454999999998" table:formula="of:=AVERAGE([.A454:.J454])" table:style-name="ce1">
            <text:p>11151.455</text:p>
          </table:table-cell>
          <table:table-cell table:number-columns-repeated="16373"/>
        </table:table-row>
        <table:table-row table:style-name="ro1">
          <table:table-cell office:value-type="float" office:value="11434.4" table:style-name="ce1">
            <text:p>11434.4</text:p>
          </table:table-cell>
          <table:table-cell office:value-type="float" office:value="16074.5" table:style-name="ce1">
            <text:p>16074.5</text:p>
          </table:table-cell>
          <table:table-cell office:value-type="float" office:value="11054.6" table:style-name="ce1">
            <text:p>11054.6</text:p>
          </table:table-cell>
          <table:table-cell office:value-type="float" office:value="8896.31" table:style-name="ce1">
            <text:p>8896.31</text:p>
          </table:table-cell>
          <table:table-cell office:value-type="float" office:value="12070.4" table:style-name="ce1">
            <text:p>12070.4</text:p>
          </table:table-cell>
          <table:table-cell office:value-type="float" office:value="11720.1" table:style-name="ce1">
            <text:p>11720.1</text:p>
          </table:table-cell>
          <table:table-cell office:value-type="float" office:value="9144.23" table:style-name="ce1">
            <text:p>9144.23</text:p>
          </table:table-cell>
          <table:table-cell office:value-type="float" office:value="8213.64" table:style-name="ce1">
            <text:p>8213.64</text:p>
          </table:table-cell>
          <table:table-cell office:value-type="float" office:value="12554.9" table:style-name="ce1">
            <text:p>12554.9</text:p>
          </table:table-cell>
          <table:table-cell office:value-type="float" office:value="10277.299999999999" table:style-name="ce1">
            <text:p>10277.3</text:p>
          </table:table-cell>
          <table:table-cell office:value-type="float" office:value="11144.037999999999" table:formula="of:=AVERAGE([.A455:.J455])" table:style-name="ce1">
            <text:p>11144.038</text:p>
          </table:table-cell>
          <table:table-cell table:number-columns-repeated="16373"/>
        </table:table-row>
        <table:table-row table:style-name="ro1">
          <table:table-cell office:value-type="float" office:value="11433.8" table:style-name="ce1">
            <text:p>11433.8</text:p>
          </table:table-cell>
          <table:table-cell office:value-type="float" office:value="16074.5" table:style-name="ce1">
            <text:p>16074.5</text:p>
          </table:table-cell>
          <table:table-cell office:value-type="float" office:value="11054.6" table:style-name="ce1">
            <text:p>11054.6</text:p>
          </table:table-cell>
          <table:table-cell office:value-type="float" office:value="8910.02" table:style-name="ce1">
            <text:p>8910.02</text:p>
          </table:table-cell>
          <table:table-cell office:value-type="float" office:value="12050.6" table:style-name="ce1">
            <text:p>12050.6</text:p>
          </table:table-cell>
          <table:table-cell office:value-type="float" office:value="11720.1" table:style-name="ce1">
            <text:p>11720.1</text:p>
          </table:table-cell>
          <table:table-cell office:value-type="float" office:value="9144.23" table:style-name="ce1">
            <text:p>9144.23</text:p>
          </table:table-cell>
          <table:table-cell office:value-type="float" office:value="8213.64" table:style-name="ce1">
            <text:p>8213.64</text:p>
          </table:table-cell>
          <table:table-cell office:value-type="float" office:value="12554.9" table:style-name="ce1">
            <text:p>12554.9</text:p>
          </table:table-cell>
          <table:table-cell office:value-type="float" office:value="10276.200000000001" table:style-name="ce1">
            <text:p>10276.2</text:p>
          </table:table-cell>
          <table:table-cell office:value-type="float" office:value="11143.258999999998" table:formula="of:=AVERAGE([.A456:.J456])" table:style-name="ce1">
            <text:p>11143.259</text:p>
          </table:table-cell>
          <table:table-cell table:number-columns-repeated="16373"/>
        </table:table-row>
        <table:table-row table:style-name="ro1">
          <table:table-cell office:value-type="float" office:value="11339" table:style-name="ce1">
            <text:p>11339</text:p>
          </table:table-cell>
          <table:table-cell office:value-type="float" office:value="16074.5" table:style-name="ce1">
            <text:p>16074.5</text:p>
          </table:table-cell>
          <table:table-cell office:value-type="float" office:value="11054.4" table:style-name="ce1">
            <text:p>11054.4</text:p>
          </table:table-cell>
          <table:table-cell office:value-type="float" office:value="8847.5400000000009" table:style-name="ce1">
            <text:p>8847.54</text:p>
          </table:table-cell>
          <table:table-cell office:value-type="float" office:value="12050.6" table:style-name="ce1">
            <text:p>12050.6</text:p>
          </table:table-cell>
          <table:table-cell office:value-type="float" office:value="11717.4" table:style-name="ce1">
            <text:p>11717.4</text:p>
          </table:table-cell>
          <table:table-cell office:value-type="float" office:value="9144.23" table:style-name="ce1">
            <text:p>9144.23</text:p>
          </table:table-cell>
          <table:table-cell office:value-type="float" office:value="8202.69" table:style-name="ce1">
            <text:p>8202.69</text:p>
          </table:table-cell>
          <table:table-cell office:value-type="float" office:value="12554.9" table:style-name="ce1">
            <text:p>12554.9</text:p>
          </table:table-cell>
          <table:table-cell office:value-type="float" office:value="10276.200000000001" table:style-name="ce1">
            <text:p>10276.2</text:p>
          </table:table-cell>
          <table:table-cell office:value-type="float" office:value="11126.145999999999" table:formula="of:=AVERAGE([.A457:.J457])" table:style-name="ce1">
            <text:p>11126.146</text:p>
          </table:table-cell>
          <table:table-cell table:number-columns-repeated="16373"/>
        </table:table-row>
        <table:table-row table:style-name="ro1">
          <table:table-cell office:value-type="float" office:value="11339" table:style-name="ce1">
            <text:p>11339</text:p>
          </table:table-cell>
          <table:table-cell office:value-type="float" office:value="16073.6" table:style-name="ce1">
            <text:p>16073.6</text:p>
          </table:table-cell>
          <table:table-cell office:value-type="float" office:value="11005.7" table:style-name="ce1">
            <text:p>11005.7</text:p>
          </table:table-cell>
          <table:table-cell office:value-type="float" office:value="8847.2000000000007" table:style-name="ce1">
            <text:p>8847.2</text:p>
          </table:table-cell>
          <table:table-cell office:value-type="float" office:value="12044.2" table:style-name="ce1">
            <text:p>12044.2</text:p>
          </table:table-cell>
          <table:table-cell office:value-type="float" office:value="11693.7" table:style-name="ce1">
            <text:p>11693.7</text:p>
          </table:table-cell>
          <table:table-cell office:value-type="float" office:value="9144.23" table:style-name="ce1">
            <text:p>9144.23</text:p>
          </table:table-cell>
          <table:table-cell office:value-type="float" office:value="8202.69" table:style-name="ce1">
            <text:p>8202.69</text:p>
          </table:table-cell>
          <table:table-cell office:value-type="float" office:value="12554.2" table:style-name="ce1">
            <text:p>12554.2</text:p>
          </table:table-cell>
          <table:table-cell office:value-type="float" office:value="10225.9" table:style-name="ce1">
            <text:p>10225.9</text:p>
          </table:table-cell>
          <table:table-cell office:value-type="float" office:value="11113.041999999998" table:formula="of:=AVERAGE([.A458:.J458])" table:style-name="ce1">
            <text:p>11113.042</text:p>
          </table:table-cell>
          <table:table-cell table:number-columns-repeated="16373"/>
        </table:table-row>
        <table:table-row table:style-name="ro1">
          <table:table-cell office:value-type="float" office:value="11339" table:style-name="ce1">
            <text:p>11339</text:p>
          </table:table-cell>
          <table:table-cell office:value-type="float" office:value="16072.7" table:style-name="ce1">
            <text:p>16072.7</text:p>
          </table:table-cell>
          <table:table-cell office:value-type="float" office:value="11005.7" table:style-name="ce1">
            <text:p>11005.7</text:p>
          </table:table-cell>
          <table:table-cell office:value-type="float" office:value="8847.2000000000007" table:style-name="ce1">
            <text:p>8847.2</text:p>
          </table:table-cell>
          <table:table-cell office:value-type="float" office:value="12050.3" table:style-name="ce1">
            <text:p>12050.3</text:p>
          </table:table-cell>
          <table:table-cell office:value-type="float" office:value="11664.1" table:style-name="ce1">
            <text:p>11664.1</text:p>
          </table:table-cell>
          <table:table-cell office:value-type="float" office:value="9135.2900000000009" table:style-name="ce1">
            <text:p>9135.29</text:p>
          </table:table-cell>
          <table:table-cell office:value-type="float" office:value="8202.69" table:style-name="ce1">
            <text:p>8202.69</text:p>
          </table:table-cell>
          <table:table-cell office:value-type="float" office:value="12205.8" table:style-name="ce1">
            <text:p>12205.8</text:p>
          </table:table-cell>
          <table:table-cell office:value-type="float" office:value="10245.6" table:style-name="ce1">
            <text:p>10245.6</text:p>
          </table:table-cell>
          <table:table-cell office:value-type="float" office:value="11076.838000000002" table:formula="of:=AVERAGE([.A459:.J459])" table:style-name="ce1">
            <text:p>11076.838</text:p>
          </table:table-cell>
          <table:table-cell table:number-columns-repeated="16373"/>
        </table:table-row>
        <table:table-row table:style-name="ro1">
          <table:table-cell office:value-type="float" office:value="11339" table:style-name="ce1">
            <text:p>11339</text:p>
          </table:table-cell>
          <table:table-cell office:value-type="float" office:value="16050.2" table:style-name="ce1">
            <text:p>16050.2</text:p>
          </table:table-cell>
          <table:table-cell office:value-type="float" office:value="10988.8" table:style-name="ce1">
            <text:p>10988.8</text:p>
          </table:table-cell>
          <table:table-cell office:value-type="float" office:value="8847.14" table:style-name="ce1">
            <text:p>8847.14</text:p>
          </table:table-cell>
          <table:table-cell office:value-type="float" office:value="12049.9" table:style-name="ce1">
            <text:p>12049.9</text:p>
          </table:table-cell>
          <table:table-cell office:value-type="float" office:value="11652.8" table:style-name="ce1">
            <text:p>11652.8</text:p>
          </table:table-cell>
          <table:table-cell office:value-type="float" office:value="9135.2900000000009" table:style-name="ce1">
            <text:p>9135.29</text:p>
          </table:table-cell>
          <table:table-cell office:value-type="float" office:value="8202.69" table:style-name="ce1">
            <text:p>8202.69</text:p>
          </table:table-cell>
          <table:table-cell office:value-type="float" office:value="12553.5" table:style-name="ce1">
            <text:p>12553.5</text:p>
          </table:table-cell>
          <table:table-cell office:value-type="float" office:value="10240.700000000001" table:style-name="ce1">
            <text:p>10240.7</text:p>
          </table:table-cell>
          <table:table-cell office:value-type="float" office:value="11106.002" table:formula="of:=AVERAGE([.A460:.J460])" table:style-name="ce1">
            <text:p>11106.002</text:p>
          </table:table-cell>
          <table:table-cell table:number-columns-repeated="16373"/>
        </table:table-row>
        <table:table-row table:style-name="ro1">
          <table:table-cell office:value-type="float" office:value="11315.9" table:style-name="ce1">
            <text:p>11315.9</text:p>
          </table:table-cell>
          <table:table-cell office:value-type="float" office:value="16050.2" table:style-name="ce1">
            <text:p>16050.2</text:p>
          </table:table-cell>
          <table:table-cell office:value-type="float" office:value="11005" table:style-name="ce1">
            <text:p>11005</text:p>
          </table:table-cell>
          <table:table-cell office:value-type="float" office:value="8847.14" table:style-name="ce1">
            <text:p>8847.14</text:p>
          </table:table-cell>
          <table:table-cell office:value-type="float" office:value="12045.3" table:style-name="ce1">
            <text:p>12045.3</text:p>
          </table:table-cell>
          <table:table-cell office:value-type="float" office:value="11652.8" table:style-name="ce1">
            <text:p>11652.8</text:p>
          </table:table-cell>
          <table:table-cell office:value-type="float" office:value="9135.2900000000009" table:style-name="ce1">
            <text:p>9135.29</text:p>
          </table:table-cell>
          <table:table-cell office:value-type="float" office:value="8187.42" table:style-name="ce1">
            <text:p>8187.42</text:p>
          </table:table-cell>
          <table:table-cell office:value-type="float" office:value="12524.9" table:style-name="ce1">
            <text:p>12524.9</text:p>
          </table:table-cell>
          <table:table-cell office:value-type="float" office:value="10240.700000000001" table:style-name="ce1">
            <text:p>10240.7</text:p>
          </table:table-cell>
          <table:table-cell office:value-type="float" office:value="11100.465" table:formula="of:=AVERAGE([.A461:.J461])" table:style-name="ce1">
            <text:p>11100.465</text:p>
          </table:table-cell>
          <table:table-cell table:number-columns-repeated="16373"/>
        </table:table-row>
        <table:table-row table:style-name="ro1">
          <table:table-cell office:value-type="float" office:value="11315.9" table:style-name="ce1">
            <text:p>11315.9</text:p>
          </table:table-cell>
          <table:table-cell office:value-type="float" office:value="16050.2" table:style-name="ce1">
            <text:p>16050.2</text:p>
          </table:table-cell>
          <table:table-cell office:value-type="float" office:value="11004.3" table:style-name="ce1">
            <text:p>11004.3</text:p>
          </table:table-cell>
          <table:table-cell office:value-type="float" office:value="8846.9699999999993" table:style-name="ce1">
            <text:p>8846.97</text:p>
          </table:table-cell>
          <table:table-cell office:value-type="float" office:value="12044.3" table:style-name="ce1">
            <text:p>12044.3</text:p>
          </table:table-cell>
          <table:table-cell office:value-type="float" office:value="11609.7" table:style-name="ce1">
            <text:p>11609.7</text:p>
          </table:table-cell>
          <table:table-cell office:value-type="float" office:value="9135.2900000000009" table:style-name="ce1">
            <text:p>9135.29</text:p>
          </table:table-cell>
          <table:table-cell office:value-type="float" office:value="8187.42" table:style-name="ce1">
            <text:p>8187.42</text:p>
          </table:table-cell>
          <table:table-cell office:value-type="float" office:value="12533.9" table:style-name="ce1">
            <text:p>12533.9</text:p>
          </table:table-cell>
          <table:table-cell office:value-type="float" office:value="10239.299999999999" table:style-name="ce1">
            <text:p>10239.3</text:p>
          </table:table-cell>
          <table:table-cell office:value-type="float" office:value="11096.727999999999" table:formula="of:=AVERAGE([.A462:.J462])" table:style-name="ce1">
            <text:p>11096.728</text:p>
          </table:table-cell>
          <table:table-cell table:number-columns-repeated="16373"/>
        </table:table-row>
        <table:table-row table:style-name="ro1">
          <table:table-cell office:value-type="float" office:value="11315.9" table:style-name="ce1">
            <text:p>11315.9</text:p>
          </table:table-cell>
          <table:table-cell office:value-type="float" office:value="16050.1" table:style-name="ce1">
            <text:p>16050.1</text:p>
          </table:table-cell>
          <table:table-cell office:value-type="float" office:value="10997.1" table:style-name="ce1">
            <text:p>10997.1</text:p>
          </table:table-cell>
          <table:table-cell office:value-type="float" office:value="8846.7900000000009" table:style-name="ce1">
            <text:p>8846.79</text:p>
          </table:table-cell>
          <table:table-cell office:value-type="float" office:value="12049.8" table:style-name="ce1">
            <text:p>12049.8</text:p>
          </table:table-cell>
          <table:table-cell office:value-type="float" office:value="11609.7" table:style-name="ce1">
            <text:p>11609.7</text:p>
          </table:table-cell>
          <table:table-cell office:value-type="float" office:value="9135.2900000000009" table:style-name="ce1">
            <text:p>9135.29</text:p>
          </table:table-cell>
          <table:table-cell office:value-type="float" office:value="8171.72" table:style-name="ce1">
            <text:p>8171.72</text:p>
          </table:table-cell>
          <table:table-cell office:value-type="float" office:value="12533.9" table:style-name="ce1">
            <text:p>12533.9</text:p>
          </table:table-cell>
          <table:table-cell office:value-type="float" office:value="10231.700000000001" table:style-name="ce1">
            <text:p>10231.7</text:p>
          </table:table-cell>
          <table:table-cell office:value-type="float" office:value="11094.199999999999" table:formula="of:=AVERAGE([.A463:.J463])" table:style-name="ce1">
            <text:p>11094.2</text:p>
          </table:table-cell>
          <table:table-cell table:number-columns-repeated="16373"/>
        </table:table-row>
        <table:table-row table:style-name="ro1">
          <table:table-cell office:value-type="float" office:value="11256.8" table:style-name="ce1">
            <text:p>11256.8</text:p>
          </table:table-cell>
          <table:table-cell office:value-type="float" office:value="16050.1" table:style-name="ce1">
            <text:p>16050.1</text:p>
          </table:table-cell>
          <table:table-cell office:value-type="float" office:value="10988.8" table:style-name="ce1">
            <text:p>10988.8</text:p>
          </table:table-cell>
          <table:table-cell office:value-type="float" office:value="8847.1" table:style-name="ce1">
            <text:p>8847.1</text:p>
          </table:table-cell>
          <table:table-cell office:value-type="float" office:value="12034.1" table:style-name="ce1">
            <text:p>12034.1</text:p>
          </table:table-cell>
          <table:table-cell office:value-type="float" office:value="11572.7" table:style-name="ce1">
            <text:p>11572.7</text:p>
          </table:table-cell>
          <table:table-cell office:value-type="float" office:value="9127.7999999999993" table:style-name="ce1">
            <text:p>9127.8</text:p>
          </table:table-cell>
          <table:table-cell office:value-type="float" office:value="8155.01" table:style-name="ce1">
            <text:p>8155.01</text:p>
          </table:table-cell>
          <table:table-cell office:value-type="float" office:value="12533.9" table:style-name="ce1">
            <text:p>12533.9</text:p>
          </table:table-cell>
          <table:table-cell office:value-type="float" office:value="10231.700000000001" table:style-name="ce1">
            <text:p>10231.7</text:p>
          </table:table-cell>
          <table:table-cell office:value-type="float" office:value="11079.800999999998" table:formula="of:=AVERAGE([.A464:.J464])" table:style-name="ce1">
            <text:p>11079.801</text:p>
          </table:table-cell>
          <table:table-cell table:number-columns-repeated="16373"/>
        </table:table-row>
        <table:table-row table:style-name="ro1">
          <table:table-cell office:value-type="float" office:value="11256.8" table:style-name="ce1">
            <text:p>11256.8</text:p>
          </table:table-cell>
          <table:table-cell office:value-type="float" office:value="16050.1" table:style-name="ce1">
            <text:p>16050.1</text:p>
          </table:table-cell>
          <table:table-cell office:value-type="float" office:value="10988.4" table:style-name="ce1">
            <text:p>10988.4</text:p>
          </table:table-cell>
          <table:table-cell office:value-type="float" office:value="8847.1" table:style-name="ce1">
            <text:p>8847.1</text:p>
          </table:table-cell>
          <table:table-cell office:value-type="float" office:value="12034.1" table:style-name="ce1">
            <text:p>12034.1</text:p>
          </table:table-cell>
          <table:table-cell office:value-type="float" office:value="11597.5" table:style-name="ce1">
            <text:p>11597.5</text:p>
          </table:table-cell>
          <table:table-cell office:value-type="float" office:value="9127.7999999999993" table:style-name="ce1">
            <text:p>9127.8</text:p>
          </table:table-cell>
          <table:table-cell office:value-type="float" office:value="8155.01" table:style-name="ce1">
            <text:p>8155.01</text:p>
          </table:table-cell>
          <table:table-cell office:value-type="float" office:value="12533.9" table:style-name="ce1">
            <text:p>12533.9</text:p>
          </table:table-cell>
          <table:table-cell office:value-type="float" office:value="10231.700000000001" table:style-name="ce1">
            <text:p>10231.7</text:p>
          </table:table-cell>
          <table:table-cell office:value-type="float" office:value="11082.240999999998" table:formula="of:=AVERAGE([.A465:.J465])" table:style-name="ce1">
            <text:p>11082.241</text:p>
          </table:table-cell>
          <table:table-cell table:number-columns-repeated="16373"/>
        </table:table-row>
        <table:table-row table:style-name="ro1">
          <table:table-cell office:value-type="float" office:value="11238.5" table:style-name="ce1">
            <text:p>11238.5</text:p>
          </table:table-cell>
          <table:table-cell office:value-type="float" office:value="16050.1" table:style-name="ce1">
            <text:p>16050.1</text:p>
          </table:table-cell>
          <table:table-cell office:value-type="float" office:value="10978.2" table:style-name="ce1">
            <text:p>10978.2</text:p>
          </table:table-cell>
          <table:table-cell office:value-type="float" office:value="8845.76" table:style-name="ce1">
            <text:p>8845.76</text:p>
          </table:table-cell>
          <table:table-cell office:value-type="float" office:value="12028.3" table:style-name="ce1">
            <text:p>12028.3</text:p>
          </table:table-cell>
          <table:table-cell office:value-type="float" office:value="11590.8" table:style-name="ce1">
            <text:p>11590.8</text:p>
          </table:table-cell>
          <table:table-cell office:value-type="float" office:value="9127.7999999999993" table:style-name="ce1">
            <text:p>9127.8</text:p>
          </table:table-cell>
          <table:table-cell office:value-type="float" office:value="8143.54" table:style-name="ce1">
            <text:p>8143.54</text:p>
          </table:table-cell>
          <table:table-cell office:value-type="float" office:value="12520.3" table:style-name="ce1">
            <text:p>12520.3</text:p>
          </table:table-cell>
          <table:table-cell office:value-type="float" office:value="10231.700000000001" table:style-name="ce1">
            <text:p>10231.7</text:p>
          </table:table-cell>
          <table:table-cell office:value-type="float" office:value="11075.5" table:formula="of:=AVERAGE([.A466:.J466])" table:style-name="ce1">
            <text:p>11075.5</text:p>
          </table:table-cell>
          <table:table-cell table:number-columns-repeated="16373"/>
        </table:table-row>
        <table:table-row table:style-name="ro1">
          <table:table-cell office:value-type="float" office:value="11246.1" table:style-name="ce1">
            <text:p>11246.1</text:p>
          </table:table-cell>
          <table:table-cell office:value-type="float" office:value="16049.8" table:style-name="ce1">
            <text:p>16049.8</text:p>
          </table:table-cell>
          <table:table-cell office:value-type="float" office:value="10969.8" table:style-name="ce1">
            <text:p>10969.8</text:p>
          </table:table-cell>
          <table:table-cell office:value-type="float" office:value="8837.08" table:style-name="ce1">
            <text:p>8837.08</text:p>
          </table:table-cell>
          <table:table-cell office:value-type="float" office:value="12024.6" table:style-name="ce1">
            <text:p>12024.6</text:p>
          </table:table-cell>
          <table:table-cell office:value-type="float" office:value="11590.8" table:style-name="ce1">
            <text:p>11590.8</text:p>
          </table:table-cell>
          <table:table-cell office:value-type="float" office:value="9127.7999999999993" table:style-name="ce1">
            <text:p>9127.8</text:p>
          </table:table-cell>
          <table:table-cell office:value-type="float" office:value="8141.42" table:style-name="ce1">
            <text:p>8141.42</text:p>
          </table:table-cell>
          <table:table-cell office:value-type="float" office:value="12507.2" table:style-name="ce1">
            <text:p>12507.2</text:p>
          </table:table-cell>
          <table:table-cell office:value-type="float" office:value="10225.1" table:style-name="ce1">
            <text:p>10225.1</text:p>
          </table:table-cell>
          <table:table-cell office:value-type="float" office:value="11071.97" table:formula="of:=AVERAGE([.A467:.J467])" table:style-name="ce1">
            <text:p>11071.97</text:p>
          </table:table-cell>
          <table:table-cell table:number-columns-repeated="16373"/>
        </table:table-row>
        <table:table-row table:style-name="ro1">
          <table:table-cell office:value-type="float" office:value="11246.1" table:style-name="ce1">
            <text:p>11246.1</text:p>
          </table:table-cell>
          <table:table-cell office:value-type="float" office:value="16050.1" table:style-name="ce1">
            <text:p>16050.1</text:p>
          </table:table-cell>
          <table:table-cell office:value-type="float" office:value="10961.4" table:style-name="ce1">
            <text:p>10961.4</text:p>
          </table:table-cell>
          <table:table-cell office:value-type="float" office:value="8837.08" table:style-name="ce1">
            <text:p>8837.08</text:p>
          </table:table-cell>
          <table:table-cell office:value-type="float" office:value="12010.6" table:style-name="ce1">
            <text:p>12010.6</text:p>
          </table:table-cell>
          <table:table-cell office:value-type="float" office:value="11590.7" table:style-name="ce1">
            <text:p>11590.7</text:p>
          </table:table-cell>
          <table:table-cell office:value-type="float" office:value="9127.7999999999993" table:style-name="ce1">
            <text:p>9127.8</text:p>
          </table:table-cell>
          <table:table-cell office:value-type="float" office:value="8141.42" table:style-name="ce1">
            <text:p>8141.42</text:p>
          </table:table-cell>
          <table:table-cell office:value-type="float" office:value="12507.2" table:style-name="ce1">
            <text:p>12507.2</text:p>
          </table:table-cell>
          <table:table-cell office:value-type="float" office:value="10221.299999999999" table:style-name="ce1">
            <text:p>10221.3</text:p>
          </table:table-cell>
          <table:table-cell office:value-type="float" office:value="11069.369999999999" table:formula="of:=AVERAGE([.A468:.J468])" table:style-name="ce1">
            <text:p>11069.37</text:p>
          </table:table-cell>
          <table:table-cell table:number-columns-repeated="16373"/>
        </table:table-row>
        <table:table-row table:style-name="ro1">
          <table:table-cell office:value-type="float" office:value="11238.5" table:style-name="ce1">
            <text:p>11238.5</text:p>
          </table:table-cell>
          <table:table-cell office:value-type="float" office:value="16050.1" table:style-name="ce1">
            <text:p>16050.1</text:p>
          </table:table-cell>
          <table:table-cell office:value-type="float" office:value="10925.1" table:style-name="ce1">
            <text:p>10925.1</text:p>
          </table:table-cell>
          <table:table-cell office:value-type="float" office:value="8818.8799999999992" table:style-name="ce1">
            <text:p>8818.88</text:p>
          </table:table-cell>
          <table:table-cell office:value-type="float" office:value="12010.6" table:style-name="ce1">
            <text:p>12010.6</text:p>
          </table:table-cell>
          <table:table-cell office:value-type="float" office:value="11590.6" table:style-name="ce1">
            <text:p>11590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130.14" table:style-name="ce1">
            <text:p>8130.14</text:p>
          </table:table-cell>
          <table:table-cell office:value-type="float" office:value="12504.9" table:style-name="ce1">
            <text:p>12504.9</text:p>
          </table:table-cell>
          <table:table-cell office:value-type="float" office:value="10221.299999999999" table:style-name="ce1">
            <text:p>10221.3</text:p>
          </table:table-cell>
          <table:table-cell office:value-type="float" office:value="11057.907999999999" table:formula="of:=AVERAGE([.A469:.J469])" table:style-name="ce1">
            <text:p>11057.908</text:p>
          </table:table-cell>
          <table:table-cell table:number-columns-repeated="16373"/>
        </table:table-row>
        <table:table-row table:style-name="ro1">
          <table:table-cell office:value-type="float" office:value="11229.3" table:style-name="ce1">
            <text:p>11229.3</text:p>
          </table:table-cell>
          <table:table-cell office:value-type="float" office:value="16050" table:style-name="ce1">
            <text:p>16050</text:p>
          </table:table-cell>
          <table:table-cell office:value-type="float" office:value="10924.3" table:style-name="ce1">
            <text:p>10924.3</text:p>
          </table:table-cell>
          <table:table-cell office:value-type="float" office:value="8818.8799999999992" table:style-name="ce1">
            <text:p>8818.88</text:p>
          </table:table-cell>
          <table:table-cell office:value-type="float" office:value="12009.5" table:style-name="ce1">
            <text:p>12009.5</text:p>
          </table:table-cell>
          <table:table-cell office:value-type="float" office:value="11590.6" table:style-name="ce1">
            <text:p>11590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114.89" table:style-name="ce1">
            <text:p>8114.89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4.799999999999" table:style-name="ce1">
            <text:p>10194.8</text:p>
          </table:table-cell>
          <table:table-cell office:value-type="float" office:value="11052.613000000001" table:formula="of:=AVERAGE([.A470:.J470])" table:style-name="ce1">
            <text:p>11052.613</text:p>
          </table:table-cell>
          <table:table-cell table:number-columns-repeated="16373"/>
        </table:table-row>
        <table:table-row table:style-name="ro1">
          <table:table-cell office:value-type="float" office:value="11229.3" table:style-name="ce1">
            <text:p>11229.3</text:p>
          </table:table-cell>
          <table:table-cell office:value-type="float" office:value="16048.7" table:style-name="ce1">
            <text:p>16048.7</text:p>
          </table:table-cell>
          <table:table-cell office:value-type="float" office:value="10924.3" table:style-name="ce1">
            <text:p>10924.3</text:p>
          </table:table-cell>
          <table:table-cell office:value-type="float" office:value="8818.8799999999992" table:style-name="ce1">
            <text:p>8818.88</text:p>
          </table:table-cell>
          <table:table-cell office:value-type="float" office:value="12009.5" table:style-name="ce1">
            <text:p>12009.5</text:p>
          </table:table-cell>
          <table:table-cell office:value-type="float" office:value="11523.6" table:style-name="ce1">
            <text:p>11523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84.15" table:style-name="ce1">
            <text:p>8084.15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3" table:style-name="ce1">
            <text:p>10193</text:p>
          </table:table-cell>
          <table:table-cell office:value-type="float" office:value="11042.528999999999" table:formula="of:=AVERAGE([.A471:.J471])" table:style-name="ce1">
            <text:p>11042.529</text:p>
          </table:table-cell>
          <table:table-cell table:number-columns-repeated="16373"/>
        </table:table-row>
        <table:table-row table:style-name="ro1">
          <table:table-cell office:value-type="float" office:value="11195.6" table:style-name="ce1">
            <text:p>11195.6</text:p>
          </table:table-cell>
          <table:table-cell office:value-type="float" office:value="16048.7" table:style-name="ce1">
            <text:p>16048.7</text:p>
          </table:table-cell>
          <table:table-cell office:value-type="float" office:value="10923.5" table:style-name="ce1">
            <text:p>10923.5</text:p>
          </table:table-cell>
          <table:table-cell office:value-type="float" office:value="8817.48" table:style-name="ce1">
            <text:p>8817.48</text:p>
          </table:table-cell>
          <table:table-cell office:value-type="float" office:value="11987" table:style-name="ce1">
            <text:p>11987</text:p>
          </table:table-cell>
          <table:table-cell office:value-type="float" office:value="11523.6" table:style-name="ce1">
            <text:p>11523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75.02" table:style-name="ce1">
            <text:p>8075.02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3" table:style-name="ce1">
            <text:p>10193</text:p>
          </table:table-cell>
          <table:table-cell office:value-type="float" office:value="11035.776" table:formula="of:=AVERAGE([.A472:.J472])" table:style-name="ce1">
            <text:p>11035.776</text:p>
          </table:table-cell>
          <table:table-cell table:number-columns-repeated="16373"/>
        </table:table-row>
        <table:table-row table:style-name="ro1">
          <table:table-cell office:value-type="float" office:value="11195.6" table:style-name="ce1">
            <text:p>11195.6</text:p>
          </table:table-cell>
          <table:table-cell office:value-type="float" office:value="16048.7" table:style-name="ce1">
            <text:p>16048.7</text:p>
          </table:table-cell>
          <table:table-cell office:value-type="float" office:value="10913.9" table:style-name="ce1">
            <text:p>10913.9</text:p>
          </table:table-cell>
          <table:table-cell office:value-type="float" office:value="8814.7099999999991" table:style-name="ce1">
            <text:p>8814.71</text:p>
          </table:table-cell>
          <table:table-cell office:value-type="float" office:value="11987" table:style-name="ce1">
            <text:p>11987</text:p>
          </table:table-cell>
          <table:table-cell office:value-type="float" office:value="11523.6" table:style-name="ce1">
            <text:p>11523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74.87" table:style-name="ce1">
            <text:p>8074.87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3" table:style-name="ce1">
            <text:p>10193</text:p>
          </table:table-cell>
          <table:table-cell office:value-type="float" office:value="11034.523999999999" table:formula="of:=AVERAGE([.A473:.J473])" table:style-name="ce1">
            <text:p>11034.524</text:p>
          </table:table-cell>
          <table:table-cell table:number-columns-repeated="16373"/>
        </table:table-row>
        <table:table-row table:style-name="ro1">
          <table:table-cell office:value-type="float" office:value="11195.6" table:style-name="ce1">
            <text:p>11195.6</text:p>
          </table:table-cell>
          <table:table-cell office:value-type="float" office:value="16041.2" table:style-name="ce1">
            <text:p>16041.2</text:p>
          </table:table-cell>
          <table:table-cell office:value-type="float" office:value="10912.4" table:style-name="ce1">
            <text:p>10912.4</text:p>
          </table:table-cell>
          <table:table-cell office:value-type="float" office:value="8778.48" table:style-name="ce1">
            <text:p>8778.48</text:p>
          </table:table-cell>
          <table:table-cell office:value-type="float" office:value="11954" table:style-name="ce1">
            <text:p>11954</text:p>
          </table:table-cell>
          <table:table-cell office:value-type="float" office:value="11523.6" table:style-name="ce1">
            <text:p>11523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74.95" table:style-name="ce1">
            <text:p>8074.95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3" table:style-name="ce1">
            <text:p>10193</text:p>
          </table:table-cell>
          <table:table-cell office:value-type="float" office:value="11026.709000000001" table:formula="of:=AVERAGE([.A474:.J474])" table:style-name="ce1">
            <text:p>11026.709</text:p>
          </table:table-cell>
          <table:table-cell table:number-columns-repeated="16373"/>
        </table:table-row>
        <table:table-row table:style-name="ro1">
          <table:table-cell office:value-type="float" office:value="11175.3" table:style-name="ce1">
            <text:p>11175.3</text:p>
          </table:table-cell>
          <table:table-cell office:value-type="float" office:value="16041.2" table:style-name="ce1">
            <text:p>16041.2</text:p>
          </table:table-cell>
          <table:table-cell office:value-type="float" office:value="10912.4" table:style-name="ce1">
            <text:p>10912.4</text:p>
          </table:table-cell>
          <table:table-cell office:value-type="float" office:value="8812.7800000000007" table:style-name="ce1">
            <text:p>8812.78</text:p>
          </table:table-cell>
          <table:table-cell office:value-type="float" office:value="11905.1" table:style-name="ce1">
            <text:p>11905.1</text:p>
          </table:table-cell>
          <table:table-cell office:value-type="float" office:value="11523.6" table:style-name="ce1">
            <text:p>11523.6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59.34" table:style-name="ce1">
            <text:p>8059.34</text:p>
          </table:table-cell>
          <table:table-cell office:value-type="float" office:value="12504.9" table:style-name="ce1">
            <text:p>12504.9</text:p>
          </table:table-cell>
          <table:table-cell office:value-type="float" office:value="10193" table:style-name="ce1">
            <text:p>10193</text:p>
          </table:table-cell>
          <table:table-cell office:value-type="float" office:value="11021.657999999999" table:formula="of:=AVERAGE([.A475:.J475])" table:style-name="ce1">
            <text:p>11021.658</text:p>
          </table:table-cell>
          <table:table-cell table:number-columns-repeated="16373"/>
        </table:table-row>
        <table:table-row table:style-name="ro1">
          <table:table-cell office:value-type="float" office:value="11175.3" table:style-name="ce1">
            <text:p>11175.3</text:p>
          </table:table-cell>
          <table:table-cell office:value-type="float" office:value="16041.2" table:style-name="ce1">
            <text:p>16041.2</text:p>
          </table:table-cell>
          <table:table-cell office:value-type="float" office:value="10902.8" table:style-name="ce1">
            <text:p>10902.8</text:p>
          </table:table-cell>
          <table:table-cell office:value-type="float" office:value="8814.7099999999991" table:style-name="ce1">
            <text:p>8814.71</text:p>
          </table:table-cell>
          <table:table-cell office:value-type="float" office:value="11905" table:style-name="ce1">
            <text:p>11905</text:p>
          </table:table-cell>
          <table:table-cell office:value-type="float" office:value="11513.7" table:style-name="ce1">
            <text:p>11513.7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59.34" table:style-name="ce1">
            <text:p>8059.34</text:p>
          </table:table-cell>
          <table:table-cell office:value-type="float" office:value="12504.9" table:style-name="ce1">
            <text:p>12504.9</text:p>
          </table:table-cell>
          <table:table-cell office:value-type="float" office:value="10174.5" table:style-name="ce1">
            <text:p>10174.5</text:p>
          </table:table-cell>
          <table:table-cell office:value-type="float" office:value="11018.041000000001" table:formula="of:=AVERAGE([.A476:.J476])" table:style-name="ce1">
            <text:p>11018.041</text:p>
          </table:table-cell>
          <table:table-cell table:number-columns-repeated="16373"/>
        </table:table-row>
        <table:table-row table:style-name="ro1">
          <table:table-cell office:value-type="float" office:value="11175.3" table:style-name="ce1">
            <text:p>11175.3</text:p>
          </table:table-cell>
          <table:table-cell office:value-type="float" office:value="16041.2" table:style-name="ce1">
            <text:p>16041.2</text:p>
          </table:table-cell>
          <table:table-cell office:value-type="float" office:value="10872.7" table:style-name="ce1">
            <text:p>10872.7</text:p>
          </table:table-cell>
          <table:table-cell office:value-type="float" office:value="8814.32" table:style-name="ce1">
            <text:p>8814.32</text:p>
          </table:table-cell>
          <table:table-cell office:value-type="float" office:value="11905.1" table:style-name="ce1">
            <text:p>11905.1</text:p>
          </table:table-cell>
          <table:table-cell office:value-type="float" office:value="11517.5" table:style-name="ce1">
            <text:p>11517.5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59.45" table:style-name="ce1">
            <text:p>8059.45</text:p>
          </table:table-cell>
          <table:table-cell office:value-type="float" office:value="12503.5" table:style-name="ce1">
            <text:p>12503.5</text:p>
          </table:table-cell>
          <table:table-cell office:value-type="float" office:value="10176.200000000001" table:style-name="ce1">
            <text:p>10176.2</text:p>
          </table:table-cell>
          <table:table-cell office:value-type="float" office:value="11015.422999999999" table:formula="of:=AVERAGE([.A477:.J477])" table:style-name="ce1">
            <text:p>11015.423</text:p>
          </table:table-cell>
          <table:table-cell table:number-columns-repeated="16373"/>
        </table:table-row>
        <table:table-row table:style-name="ro1">
          <table:table-cell office:value-type="float" office:value="11175.3" table:style-name="ce1">
            <text:p>11175.3</text:p>
          </table:table-cell>
          <table:table-cell office:value-type="float" office:value="16041.2" table:style-name="ce1">
            <text:p>16041.2</text:p>
          </table:table-cell>
          <table:table-cell office:value-type="float" office:value="10872.7" table:style-name="ce1">
            <text:p>10872.7</text:p>
          </table:table-cell>
          <table:table-cell office:value-type="float" office:value="8814.7099999999991" table:style-name="ce1">
            <text:p>8814.71</text:p>
          </table:table-cell>
          <table:table-cell office:value-type="float" office:value="11928.5" table:style-name="ce1">
            <text:p>11928.5</text:p>
          </table:table-cell>
          <table:table-cell office:value-type="float" office:value="11517.5" table:style-name="ce1">
            <text:p>11517.5</text:p>
          </table:table-cell>
          <table:table-cell office:value-type="float" office:value="9088.9599999999991" table:style-name="ce1">
            <text:p>9088.96</text:p>
          </table:table-cell>
          <table:table-cell office:value-type="float" office:value="8059.45" table:style-name="ce1">
            <text:p>8059.45</text:p>
          </table:table-cell>
          <table:table-cell office:value-type="float" office:value="12503.5" table:style-name="ce1">
            <text:p>12503.5</text:p>
          </table:table-cell>
          <table:table-cell office:value-type="float" office:value="10176.200000000001" table:style-name="ce1">
            <text:p>10176.2</text:p>
          </table:table-cell>
          <table:table-cell office:value-type="float" office:value="11017.802" table:formula="of:=AVERAGE([.A478:.J478])" table:style-name="ce1">
            <text:p>11017.802</text:p>
          </table:table-cell>
          <table:table-cell table:number-columns-repeated="16373"/>
        </table:table-row>
        <table:table-row table:style-name="ro1">
          <table:table-cell office:value-type="float" office:value="11154.9" table:style-name="ce1">
            <text:p>11154.9</text:p>
          </table:table-cell>
          <table:table-cell office:value-type="float" office:value="16041.2" table:style-name="ce1">
            <text:p>16041.2</text:p>
          </table:table-cell>
          <table:table-cell office:value-type="float" office:value="10838" table:style-name="ce1">
            <text:p>10838</text:p>
          </table:table-cell>
          <table:table-cell office:value-type="float" office:value="8811.0499999999993" table:style-name="ce1">
            <text:p>8811.05</text:p>
          </table:table-cell>
          <table:table-cell office:value-type="float" office:value="11890.3" table:style-name="ce1">
            <text:p>11890.3</text:p>
          </table:table-cell>
          <table:table-cell office:value-type="float" office:value="11495.9" table:style-name="ce1">
            <text:p>11495.9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57.64" table:style-name="ce1">
            <text:p>8057.64</text:p>
          </table:table-cell>
          <table:table-cell office:value-type="float" office:value="12503.5" table:style-name="ce1">
            <text:p>12503.5</text:p>
          </table:table-cell>
          <table:table-cell office:value-type="float" office:value="10176.4" table:style-name="ce1">
            <text:p>10176.4</text:p>
          </table:table-cell>
          <table:table-cell office:value-type="float" office:value="11004.008999999998" table:formula="of:=AVERAGE([.A479:.J479])" table:style-name="ce1">
            <text:p>11004.009</text:p>
          </table:table-cell>
          <table:table-cell table:number-columns-repeated="16373"/>
        </table:table-row>
        <table:table-row table:style-name="ro1">
          <table:table-cell office:value-type="float" office:value="11154.9" table:style-name="ce1">
            <text:p>11154.9</text:p>
          </table:table-cell>
          <table:table-cell office:value-type="float" office:value="16041.2" table:style-name="ce1">
            <text:p>16041.2</text:p>
          </table:table-cell>
          <table:table-cell office:value-type="float" office:value="10837.8" table:style-name="ce1">
            <text:p>10837.8</text:p>
          </table:table-cell>
          <table:table-cell office:value-type="float" office:value="8811.36" table:style-name="ce1">
            <text:p>8811.36</text:p>
          </table:table-cell>
          <table:table-cell office:value-type="float" office:value="11890.3" table:style-name="ce1">
            <text:p>11890.3</text:p>
          </table:table-cell>
          <table:table-cell office:value-type="float" office:value="11480.7" table:style-name="ce1">
            <text:p>11480.7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51.5" table:style-name="ce1">
            <text:p>8051.5</text:p>
          </table:table-cell>
          <table:table-cell office:value-type="float" office:value="12477.3" table:style-name="ce1">
            <text:p>12477.3</text:p>
          </table:table-cell>
          <table:table-cell office:value-type="float" office:value="10165.1" table:style-name="ce1">
            <text:p>10165.1</text:p>
          </table:table-cell>
          <table:table-cell office:value-type="float" office:value="10998.136" table:formula="of:=AVERAGE([.A480:.J480])" table:style-name="ce1">
            <text:p>10998.136</text:p>
          </table:table-cell>
          <table:table-cell table:number-columns-repeated="16373"/>
        </table:table-row>
        <table:table-row table:style-name="ro1">
          <table:table-cell office:value-type="float" office:value="11151" table:style-name="ce1">
            <text:p>11151</text:p>
          </table:table-cell>
          <table:table-cell office:value-type="float" office:value="16041.2" table:style-name="ce1">
            <text:p>16041.2</text:p>
          </table:table-cell>
          <table:table-cell office:value-type="float" office:value="10837.7" table:style-name="ce1">
            <text:p>10837.7</text:p>
          </table:table-cell>
          <table:table-cell office:value-type="float" office:value="8806.77" table:style-name="ce1">
            <text:p>8806.77</text:p>
          </table:table-cell>
          <table:table-cell office:value-type="float" office:value="11890.3" table:style-name="ce1">
            <text:p>11890.3</text:p>
          </table:table-cell>
          <table:table-cell office:value-type="float" office:value="11480.7" table:style-name="ce1">
            <text:p>11480.7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26.01" table:style-name="ce1">
            <text:p>8026.01</text:p>
          </table:table-cell>
          <table:table-cell office:value-type="float" office:value="12477.3" table:style-name="ce1">
            <text:p>12477.3</text:p>
          </table:table-cell>
          <table:table-cell office:value-type="float" office:value="10165.1" table:style-name="ce1">
            <text:p>10165.1</text:p>
          </table:table-cell>
          <table:table-cell office:value-type="float" office:value="10994.727999999999" table:formula="of:=AVERAGE([.A481:.J481])" table:style-name="ce1">
            <text:p>10994.728</text:p>
          </table:table-cell>
          <table:table-cell table:number-columns-repeated="16373"/>
        </table:table-row>
        <table:table-row table:style-name="ro1">
          <table:table-cell office:value-type="float" office:value="11150.3" table:style-name="ce1">
            <text:p>11150.3</text:p>
          </table:table-cell>
          <table:table-cell office:value-type="float" office:value="16038.8" table:style-name="ce1">
            <text:p>16038.8</text:p>
          </table:table-cell>
          <table:table-cell office:value-type="float" office:value="10795.5" table:style-name="ce1">
            <text:p>10795.5</text:p>
          </table:table-cell>
          <table:table-cell office:value-type="float" office:value="8752.65" table:style-name="ce1">
            <text:p>8752.65</text:p>
          </table:table-cell>
          <table:table-cell office:value-type="float" office:value="11891.2" table:style-name="ce1">
            <text:p>11891.2</text:p>
          </table:table-cell>
          <table:table-cell office:value-type="float" office:value="11480.7" table:style-name="ce1">
            <text:p>11480.7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26.01" table:style-name="ce1">
            <text:p>8026.01</text:p>
          </table:table-cell>
          <table:table-cell office:value-type="float" office:value="12477.3" table:style-name="ce1">
            <text:p>12477.3</text:p>
          </table:table-cell>
          <table:table-cell office:value-type="float" office:value="10155.1" table:style-name="ce1">
            <text:p>10155.1</text:p>
          </table:table-cell>
          <table:table-cell office:value-type="float" office:value="10983.876" table:formula="of:=AVERAGE([.A482:.J482])" table:style-name="ce1">
            <text:p>10983.876</text:p>
          </table:table-cell>
          <table:table-cell table:number-columns-repeated="16373"/>
        </table:table-row>
        <table:table-row table:style-name="ro1">
          <table:table-cell office:value-type="float" office:value="11141.3" table:style-name="ce1">
            <text:p>11141.3</text:p>
          </table:table-cell>
          <table:table-cell office:value-type="float" office:value="16038.8" table:style-name="ce1">
            <text:p>16038.8</text:p>
          </table:table-cell>
          <table:table-cell office:value-type="float" office:value="10795.5" table:style-name="ce1">
            <text:p>10795.5</text:p>
          </table:table-cell>
          <table:table-cell office:value-type="float" office:value="8752.69" table:style-name="ce1">
            <text:p>8752.69</text:p>
          </table:table-cell>
          <table:table-cell office:value-type="float" office:value="11891.2" table:style-name="ce1">
            <text:p>11891.2</text:p>
          </table:table-cell>
          <table:table-cell office:value-type="float" office:value="11495.9" table:style-name="ce1">
            <text:p>11495.9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26.01" table:style-name="ce1">
            <text:p>8026.01</text:p>
          </table:table-cell>
          <table:table-cell office:value-type="float" office:value="12458.7" table:style-name="ce1">
            <text:p>12458.7</text:p>
          </table:table-cell>
          <table:table-cell office:value-type="float" office:value="10155.1" table:style-name="ce1">
            <text:p>10155.1</text:p>
          </table:table-cell>
          <table:table-cell office:value-type="float" office:value="10982.64" table:formula="of:=AVERAGE([.A483:.J483])" table:style-name="ce1">
            <text:p>10982.64</text:p>
          </table:table-cell>
          <table:table-cell table:number-columns-repeated="16373"/>
        </table:table-row>
        <table:table-row table:style-name="ro1">
          <table:table-cell office:value-type="float" office:value="11141.3" table:style-name="ce1">
            <text:p>11141.3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5.4" table:style-name="ce1">
            <text:p>10795.4</text:p>
          </table:table-cell>
          <table:table-cell office:value-type="float" office:value="8752.69" table:style-name="ce1">
            <text:p>8752.69</text:p>
          </table:table-cell>
          <table:table-cell office:value-type="float" office:value="11891.2" table:style-name="ce1">
            <text:p>11891.2</text:p>
          </table:table-cell>
          <table:table-cell office:value-type="float" office:value="11495.9" table:style-name="ce1">
            <text:p>11495.9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24.4" table:style-name="ce1">
            <text:p>8024.4</text:p>
          </table:table-cell>
          <table:table-cell office:value-type="float" office:value="12458.7" table:style-name="ce1">
            <text:p>12458.7</text:p>
          </table:table-cell>
          <table:table-cell office:value-type="float" office:value="10155.1" table:style-name="ce1">
            <text:p>10155.1</text:p>
          </table:table-cell>
          <table:table-cell office:value-type="float" office:value="10979.378999999999" table:formula="of:=AVERAGE([.A484:.J484])" table:style-name="ce1">
            <text:p>10979.379</text:p>
          </table:table-cell>
          <table:table-cell table:number-columns-repeated="16373"/>
        </table:table-row>
        <table:table-row table:style-name="ro1">
          <table:table-cell office:value-type="float" office:value="11137.9" table:style-name="ce1">
            <text:p>11137.9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5.4" table:style-name="ce1">
            <text:p>10795.4</text:p>
          </table:table-cell>
          <table:table-cell office:value-type="float" office:value="8752.69" table:style-name="ce1">
            <text:p>8752.69</text:p>
          </table:table-cell>
          <table:table-cell office:value-type="float" office:value="11891.2" table:style-name="ce1">
            <text:p>11891.2</text:p>
          </table:table-cell>
          <table:table-cell office:value-type="float" office:value="11487.1" table:style-name="ce1">
            <text:p>11487.1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15.09" table:style-name="ce1">
            <text:p>8015.09</text:p>
          </table:table-cell>
          <table:table-cell office:value-type="float" office:value="12458.7" table:style-name="ce1">
            <text:p>12458.7</text:p>
          </table:table-cell>
          <table:table-cell office:value-type="float" office:value="10155.1" table:style-name="ce1">
            <text:p>10155.1</text:p>
          </table:table-cell>
          <table:table-cell office:value-type="float" office:value="10977.227999999999" table:formula="of:=AVERAGE([.A485:.J485])" table:style-name="ce1">
            <text:p>10977.228</text:p>
          </table:table-cell>
          <table:table-cell table:number-columns-repeated="16373"/>
        </table:table-row>
        <table:table-row table:style-name="ro1">
          <table:table-cell office:value-type="float" office:value="11134.5" table:style-name="ce1">
            <text:p>11134.5</text:p>
          </table:table-cell>
          <table:table-cell office:value-type="float" office:value="16007.9" table:style-name="ce1">
            <text:p>16007.9</text:p>
          </table:table-cell>
          <table:table-cell office:value-type="float" office:value="10770.7" table:style-name="ce1">
            <text:p>10770.7</text:p>
          </table:table-cell>
          <table:table-cell office:value-type="float" office:value="8729.5499999999993" table:style-name="ce1">
            <text:p>8729.55</text:p>
          </table:table-cell>
          <table:table-cell office:value-type="float" office:value="11873.4" table:style-name="ce1">
            <text:p>11873.4</text:p>
          </table:table-cell>
          <table:table-cell office:value-type="float" office:value="11477.1" table:style-name="ce1">
            <text:p>11477.1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09.15" table:style-name="ce1">
            <text:p>8009.15</text:p>
          </table:table-cell>
          <table:table-cell office:value-type="float" office:value="12473.4" table:style-name="ce1">
            <text:p>12473.4</text:p>
          </table:table-cell>
          <table:table-cell office:value-type="float" office:value="10155.1" table:style-name="ce1">
            <text:p>10155.1</text:p>
          </table:table-cell>
          <table:table-cell office:value-type="float" office:value="10970.2" table:formula="of:=AVERAGE([.A486:.J486])" table:style-name="ce1">
            <text:p>10970.2</text:p>
          </table:table-cell>
          <table:table-cell table:number-columns-repeated="16373"/>
        </table:table-row>
        <table:table-row table:style-name="ro1">
          <table:table-cell office:value-type="float" office:value="11124.1" table:style-name="ce1">
            <text:p>11124.1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3.9" table:style-name="ce1">
            <text:p>10793.9</text:p>
          </table:table-cell>
          <table:table-cell office:value-type="float" office:value="8752.69" table:style-name="ce1">
            <text:p>8752.69</text:p>
          </table:table-cell>
          <table:table-cell office:value-type="float" office:value="11873.4" table:style-name="ce1">
            <text:p>11873.4</text:p>
          </table:table-cell>
          <table:table-cell office:value-type="float" office:value="11477.1" table:style-name="ce1">
            <text:p>11477.1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09.15" table:style-name="ce1">
            <text:p>8009.15</text:p>
          </table:table-cell>
          <table:table-cell office:value-type="float" office:value="12473.4" table:style-name="ce1">
            <text:p>12473.4</text:p>
          </table:table-cell>
          <table:table-cell office:value-type="float" office:value="10120.700000000001" table:style-name="ce1">
            <text:p>10120.7</text:p>
          </table:table-cell>
          <table:table-cell office:value-type="float" office:value="10970.353999999999" table:formula="of:=AVERAGE([.A487:.J487])" table:style-name="ce1">
            <text:p>10970.354</text:p>
          </table:table-cell>
          <table:table-cell table:number-columns-repeated="16373"/>
        </table:table-row>
        <table:table-row table:style-name="ro1">
          <table:table-cell office:value-type="float" office:value="11124.1" table:style-name="ce1">
            <text:p>11124.1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3.9" table:style-name="ce1">
            <text:p>10793.9</text:p>
          </table:table-cell>
          <table:table-cell office:value-type="float" office:value="8752.69" table:style-name="ce1">
            <text:p>8752.69</text:p>
          </table:table-cell>
          <table:table-cell office:value-type="float" office:value="11871.3" table:style-name="ce1">
            <text:p>11871.3</text:p>
          </table:table-cell>
          <table:table-cell office:value-type="float" office:value="11477.1" table:style-name="ce1">
            <text:p>11477.1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09.45" table:style-name="ce1">
            <text:p>8009.45</text:p>
          </table:table-cell>
          <table:table-cell office:value-type="float" office:value="12472.5" table:style-name="ce1">
            <text:p>12472.5</text:p>
          </table:table-cell>
          <table:table-cell office:value-type="float" office:value="10120.700000000001" table:style-name="ce1">
            <text:p>10120.7</text:p>
          </table:table-cell>
          <table:table-cell office:value-type="float" office:value="10970.083999999999" table:formula="of:=AVERAGE([.A488:.J488])" table:style-name="ce1">
            <text:p>10970.084</text:p>
          </table:table-cell>
          <table:table-cell table:number-columns-repeated="16373"/>
        </table:table-row>
        <table:table-row table:style-name="ro1">
          <table:table-cell office:value-type="float" office:value="11116.2" table:style-name="ce1">
            <text:p>11116.2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3.9" table:style-name="ce1">
            <text:p>10793.9</text:p>
          </table:table-cell>
          <table:table-cell office:value-type="float" office:value="8749.9" table:style-name="ce1">
            <text:p>8749.9</text:p>
          </table:table-cell>
          <table:table-cell office:value-type="float" office:value="11852.8" table:style-name="ce1">
            <text:p>11852.8</text:p>
          </table:table-cell>
          <table:table-cell office:value-type="float" office:value="11477.1" table:style-name="ce1">
            <text:p>11477.1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8009.45" table:style-name="ce1">
            <text:p>8009.45</text:p>
          </table:table-cell>
          <table:table-cell office:value-type="float" office:value="12442.2" table:style-name="ce1">
            <text:p>12442.2</text:p>
          </table:table-cell>
          <table:table-cell office:value-type="float" office:value="10120.700000000001" table:style-name="ce1">
            <text:p>10120.7</text:p>
          </table:table-cell>
          <table:table-cell office:value-type="float" office:value="10964.134999999998" table:formula="of:=AVERAGE([.A489:.J489])" table:style-name="ce1">
            <text:p>10964.135</text:p>
          </table:table-cell>
          <table:table-cell table:number-columns-repeated="16373"/>
        </table:table-row>
        <table:table-row table:style-name="ro1">
          <table:table-cell office:value-type="float" office:value="11116.2" table:style-name="ce1">
            <text:p>11116.2</text:p>
          </table:table-cell>
          <table:table-cell office:value-type="float" office:value="16007.9" table:style-name="ce1">
            <text:p>16007.9</text:p>
          </table:table-cell>
          <table:table-cell office:value-type="float" office:value="10793.9" table:style-name="ce1">
            <text:p>10793.9</text:p>
          </table:table-cell>
          <table:table-cell office:value-type="float" office:value="8752.69" table:style-name="ce1">
            <text:p>8752.69</text:p>
          </table:table-cell>
          <table:table-cell office:value-type="float" office:value="11841.3" table:style-name="ce1">
            <text:p>11841.3</text:p>
          </table:table-cell>
          <table:table-cell office:value-type="float" office:value="11477.1" table:style-name="ce1">
            <text:p>11477.1</text:p>
          </table:table-cell>
          <table:table-cell office:value-type="float" office:value="9067.0499999999993" table:style-name="ce1">
            <text:p>9067.05</text:p>
          </table:table-cell>
          <table:table-cell office:value-type="float" office:value="8003.25" table:style-name="ce1">
            <text:p>8003.25</text:p>
          </table:table-cell>
          <table:table-cell office:value-type="float" office:value="12442.2" table:style-name="ce1">
            <text:p>12442.2</text:p>
          </table:table-cell>
          <table:table-cell office:value-type="float" office:value="10120.700000000001" table:style-name="ce1">
            <text:p>10120.7</text:p>
          </table:table-cell>
          <table:table-cell office:value-type="float" office:value="10962.229000000001" table:formula="of:=AVERAGE([.A490:.J490])" table:style-name="ce1">
            <text:p>10962.229</text:p>
          </table:table-cell>
          <table:table-cell table:number-columns-repeated="16373"/>
        </table:table-row>
        <table:table-row table:style-name="ro1">
          <table:table-cell office:value-type="float" office:value="11116.2" table:style-name="ce1">
            <text:p>11116.2</text:p>
          </table:table-cell>
          <table:table-cell office:value-type="float" office:value="16007.9" table:style-name="ce1">
            <text:p>16007.9</text:p>
          </table:table-cell>
          <table:table-cell office:value-type="float" office:value="10768" table:style-name="ce1">
            <text:p>10768</text:p>
          </table:table-cell>
          <table:table-cell office:value-type="float" office:value="8752.69" table:style-name="ce1">
            <text:p>8752.69</text:p>
          </table:table-cell>
          <table:table-cell office:value-type="float" office:value="11824.9" table:style-name="ce1">
            <text:p>11824.9</text:p>
          </table:table-cell>
          <table:table-cell office:value-type="float" office:value="11474.4" table:style-name="ce1">
            <text:p>11474.4</text:p>
          </table:table-cell>
          <table:table-cell office:value-type="float" office:value="9067.0499999999993" table:style-name="ce1">
            <text:p>9067.05</text:p>
          </table:table-cell>
          <table:table-cell office:value-type="float" office:value="8002.83" table:style-name="ce1">
            <text:p>8002.83</text:p>
          </table:table-cell>
          <table:table-cell office:value-type="float" office:value="12442.2" table:style-name="ce1">
            <text:p>12442.2</text:p>
          </table:table-cell>
          <table:table-cell office:value-type="float" office:value="10120.700000000001" table:style-name="ce1">
            <text:p>10120.7</text:p>
          </table:table-cell>
          <table:table-cell office:value-type="float" office:value="10957.687" table:formula="of:=AVERAGE([.A491:.J491])" table:style-name="ce1">
            <text:p>10957.687</text:p>
          </table:table-cell>
          <table:table-cell table:number-columns-repeated="16373"/>
        </table:table-row>
        <table:table-row table:style-name="ro1">
          <table:table-cell office:value-type="float" office:value="11116.2" table:style-name="ce1">
            <text:p>11116.2</text:p>
          </table:table-cell>
          <table:table-cell office:value-type="float" office:value="16007.9" table:style-name="ce1">
            <text:p>16007.9</text:p>
          </table:table-cell>
          <table:table-cell office:value-type="float" office:value="10768" table:style-name="ce1">
            <text:p>10768</text:p>
          </table:table-cell>
          <table:table-cell office:value-type="float" office:value="8744.6299999999992" table:style-name="ce1">
            <text:p>8744.63</text:p>
          </table:table-cell>
          <table:table-cell office:value-type="float" office:value="11838.1" table:style-name="ce1">
            <text:p>11838.1</text:p>
          </table:table-cell>
          <table:table-cell office:value-type="float" office:value="11474.4" table:style-name="ce1">
            <text:p>11474.4</text:p>
          </table:table-cell>
          <table:table-cell office:value-type="float" office:value="9067.0499999999993" table:style-name="ce1">
            <text:p>9067.05</text:p>
          </table:table-cell>
          <table:table-cell office:value-type="float" office:value="7980.38" table:style-name="ce1">
            <text:p>7980.38</text:p>
          </table:table-cell>
          <table:table-cell office:value-type="float" office:value="12442.2" table:style-name="ce1">
            <text:p>12442.2</text:p>
          </table:table-cell>
          <table:table-cell office:value-type="float" office:value="10108.5" table:style-name="ce1">
            <text:p>10108.5</text:p>
          </table:table-cell>
          <table:table-cell office:value-type="float" office:value="10954.736000000001" table:formula="of:=AVERAGE([.A492:.J492])" table:style-name="ce1">
            <text:p>10954.736</text:p>
          </table:table-cell>
          <table:table-cell table:number-columns-repeated="16373"/>
        </table:table-row>
        <table:table-row table:style-name="ro1">
          <table:table-cell office:value-type="float" office:value="11116.2" table:style-name="ce1">
            <text:p>11116.2</text:p>
          </table:table-cell>
          <table:table-cell office:value-type="float" office:value="16007.3" table:style-name="ce1">
            <text:p>16007.3</text:p>
          </table:table-cell>
          <table:table-cell office:value-type="float" office:value="10767.9" table:style-name="ce1">
            <text:p>10767.9</text:p>
          </table:table-cell>
          <table:table-cell office:value-type="float" office:value="8744.6299999999992" table:style-name="ce1">
            <text:p>8744.63</text:p>
          </table:table-cell>
          <table:table-cell office:value-type="float" office:value="11807" table:style-name="ce1">
            <text:p>11807</text:p>
          </table:table-cell>
          <table:table-cell office:value-type="float" office:value="11474.4" table:style-name="ce1">
            <text:p>11474.4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7982.21" table:style-name="ce1">
            <text:p>7982.21</text:p>
          </table:table-cell>
          <table:table-cell office:value-type="float" office:value="12362.6" table:style-name="ce1">
            <text:p>12362.6</text:p>
          </table:table-cell>
          <table:table-cell office:value-type="float" office:value="10108.5" table:style-name="ce1">
            <text:p>10108.5</text:p>
          </table:table-cell>
          <table:table-cell office:value-type="float" office:value="10944.194" table:formula="of:=AVERAGE([.A493:.J493])" table:style-name="ce1">
            <text:p>10944.194</text:p>
          </table:table-cell>
          <table:table-cell table:number-columns-repeated="16373"/>
        </table:table-row>
        <table:table-row table:style-name="ro1">
          <table:table-cell office:value-type="float" office:value="11112.4" table:style-name="ce1">
            <text:p>11112.4</text:p>
          </table:table-cell>
          <table:table-cell office:value-type="float" office:value="16007.3" table:style-name="ce1">
            <text:p>16007.3</text:p>
          </table:table-cell>
          <table:table-cell office:value-type="float" office:value="10763.7" table:style-name="ce1">
            <text:p>10763.7</text:p>
          </table:table-cell>
          <table:table-cell office:value-type="float" office:value="8744.6299999999992" table:style-name="ce1">
            <text:p>8744.63</text:p>
          </table:table-cell>
          <table:table-cell office:value-type="float" office:value="11797.6" table:style-name="ce1">
            <text:p>11797.6</text:p>
          </table:table-cell>
          <table:table-cell office:value-type="float" office:value="11474.4" table:style-name="ce1">
            <text:p>11474.4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7982.16" table:style-name="ce1">
            <text:p>7982.16</text:p>
          </table:table-cell>
          <table:table-cell office:value-type="float" office:value="12362.6" table:style-name="ce1">
            <text:p>12362.6</text:p>
          </table:table-cell>
          <table:table-cell office:value-type="float" office:value="10104.200000000001" table:style-name="ce1">
            <text:p>10104.2</text:p>
          </table:table-cell>
          <table:table-cell office:value-type="float" office:value="10942.018999999998" table:formula="of:=AVERAGE([.A494:.J494])" table:style-name="ce1">
            <text:p>10942.019</text:p>
          </table:table-cell>
          <table:table-cell table:number-columns-repeated="16373"/>
        </table:table-row>
        <table:table-row table:style-name="ro1">
          <table:table-cell office:value-type="float" office:value="11108.7" table:style-name="ce1">
            <text:p>11108.7</text:p>
          </table:table-cell>
          <table:table-cell office:value-type="float" office:value="16007.3" table:style-name="ce1">
            <text:p>16007.3</text:p>
          </table:table-cell>
          <table:table-cell office:value-type="float" office:value="10763.7" table:style-name="ce1">
            <text:p>10763.7</text:p>
          </table:table-cell>
          <table:table-cell office:value-type="float" office:value="8744.6299999999992" table:style-name="ce1">
            <text:p>8744.63</text:p>
          </table:table-cell>
          <table:table-cell office:value-type="float" office:value="11797.6" table:style-name="ce1">
            <text:p>11797.6</text:p>
          </table:table-cell>
          <table:table-cell office:value-type="float" office:value="11474.4" table:style-name="ce1">
            <text:p>11474.4</text:p>
          </table:table-cell>
          <table:table-cell office:value-type="float" office:value="9071.2000000000007" table:style-name="ce1">
            <text:p>9071.2</text:p>
          </table:table-cell>
          <table:table-cell office:value-type="float" office:value="7997.54" table:style-name="ce1">
            <text:p>7997.54</text:p>
          </table:table-cell>
          <table:table-cell office:value-type="float" office:value="12362.6" table:style-name="ce1">
            <text:p>12362.6</text:p>
          </table:table-cell>
          <table:table-cell office:value-type="float" office:value="10104.200000000001" table:style-name="ce1">
            <text:p>10104.2</text:p>
          </table:table-cell>
          <table:table-cell office:value-type="float" office:value="10943.186999999998" table:formula="of:=AVERAGE([.A495:.J495])" table:style-name="ce1">
            <text:p>10943.187</text:p>
          </table:table-cell>
          <table:table-cell table:number-columns-repeated="16373"/>
        </table:table-row>
        <table:table-row table:style-name="ro1">
          <table:table-cell office:value-type="float" office:value="11097.6" table:style-name="ce1">
            <text:p>11097.6</text:p>
          </table:table-cell>
          <table:table-cell office:value-type="float" office:value="16007.3" table:style-name="ce1">
            <text:p>16007.3</text:p>
          </table:table-cell>
          <table:table-cell office:value-type="float" office:value="10763.6" table:style-name="ce1">
            <text:p>10763.6</text:p>
          </table:table-cell>
          <table:table-cell office:value-type="float" office:value="8744.6299999999992" table:style-name="ce1">
            <text:p>8744.63</text:p>
          </table:table-cell>
          <table:table-cell office:value-type="float" office:value="11796.6" table:style-name="ce1">
            <text:p>11796.6</text:p>
          </table:table-cell>
          <table:table-cell office:value-type="float" office:value="11474.4" table:style-name="ce1">
            <text:p>11474.4</text:p>
          </table:table-cell>
          <table:table-cell office:value-type="float" office:value="9057.8700000000008" table:style-name="ce1">
            <text:p>9057.87</text:p>
          </table:table-cell>
          <table:table-cell office:value-type="float" office:value="7981.07" table:style-name="ce1">
            <text:p>7981.07</text:p>
          </table:table-cell>
          <table:table-cell office:value-type="float" office:value="12362.6" table:style-name="ce1">
            <text:p>12362.6</text:p>
          </table:table-cell>
          <table:table-cell office:value-type="float" office:value="10087" table:style-name="ce1">
            <text:p>10087</text:p>
          </table:table-cell>
          <table:table-cell office:value-type="float" office:value="10937.266999999998" table:formula="of:=AVERAGE([.A496:.J496])" table:style-name="ce1">
            <text:p>10937.267</text:p>
          </table:table-cell>
          <table:table-cell table:number-columns-repeated="16373"/>
        </table:table-row>
        <table:table-row table:style-name="ro1">
          <table:table-cell office:value-type="float" office:value="11106.6" table:style-name="ce1">
            <text:p>11106.6</text:p>
          </table:table-cell>
          <table:table-cell office:value-type="float" office:value="16007.3" table:style-name="ce1">
            <text:p>16007.3</text:p>
          </table:table-cell>
          <table:table-cell office:value-type="float" office:value="10763.5" table:style-name="ce1">
            <text:p>10763.5</text:p>
          </table:table-cell>
          <table:table-cell office:value-type="float" office:value="8704.57" table:style-name="ce1">
            <text:p>8704.57</text:p>
          </table:table-cell>
          <table:table-cell office:value-type="float" office:value="11810.3" table:style-name="ce1">
            <text:p>11810.3</text:p>
          </table:table-cell>
          <table:table-cell office:value-type="float" office:value="11452.5" table:style-name="ce1">
            <text:p>11452.5</text:p>
          </table:table-cell>
          <table:table-cell office:value-type="float" office:value="9057.8700000000008" table:style-name="ce1">
            <text:p>9057.87</text:p>
          </table:table-cell>
          <table:table-cell office:value-type="float" office:value="7981.07" table:style-name="ce1">
            <text:p>7981.07</text:p>
          </table:table-cell>
          <table:table-cell office:value-type="float" office:value="12362.6" table:style-name="ce1">
            <text:p>12362.6</text:p>
          </table:table-cell>
          <table:table-cell office:value-type="float" office:value="10075.799999999999" table:style-name="ce1">
            <text:p>10075.8</text:p>
          </table:table-cell>
          <table:table-cell office:value-type="float" office:value="10932.210999999999" table:formula="of:=AVERAGE([.A497:.J497])" table:style-name="ce1">
            <text:p>10932.211</text:p>
          </table:table-cell>
          <table:table-cell table:number-columns-repeated="16373"/>
        </table:table-row>
        <table:table-row table:style-name="ro1">
          <table:table-cell office:value-type="float" office:value="11043.3" table:style-name="ce1">
            <text:p>11043.3</text:p>
          </table:table-cell>
          <table:table-cell office:value-type="float" office:value="16006.3" table:style-name="ce1">
            <text:p>16006.3</text:p>
          </table:table-cell>
          <table:table-cell office:value-type="float" office:value="10676.7" table:style-name="ce1">
            <text:p>10676.7</text:p>
          </table:table-cell>
          <table:table-cell office:value-type="float" office:value="8740.35" table:style-name="ce1">
            <text:p>8740.35</text:p>
          </table:table-cell>
          <table:table-cell office:value-type="float" office:value="11722.6" table:style-name="ce1">
            <text:p>11722.6</text:p>
          </table:table-cell>
          <table:table-cell office:value-type="float" office:value="11436.8" table:style-name="ce1">
            <text:p>11436.8</text:p>
          </table:table-cell>
          <table:table-cell office:value-type="float" office:value="9048.81" table:style-name="ce1">
            <text:p>9048.81</text:p>
          </table:table-cell>
          <table:table-cell office:value-type="float" office:value="7977.55" table:style-name="ce1">
            <text:p>7977.55</text:p>
          </table:table-cell>
          <table:table-cell office:value-type="float" office:value="12362.3" table:style-name="ce1">
            <text:p>12362.3</text:p>
          </table:table-cell>
          <table:table-cell office:value-type="float" office:value="10075.799999999999" table:style-name="ce1">
            <text:p>10075.8</text:p>
          </table:table-cell>
          <table:table-cell office:value-type="float" office:value="10909.051000000001" table:formula="of:=AVERAGE([.A498:.J498])" table:style-name="ce1">
            <text:p>10909.051</text:p>
          </table:table-cell>
          <table:table-cell table:number-columns-repeated="16373"/>
        </table:table-row>
        <table:table-row table:style-name="ro1">
          <table:table-cell office:value-type="float" office:value="11043.3" table:style-name="ce1">
            <text:p>11043.3</text:p>
          </table:table-cell>
          <table:table-cell office:value-type="float" office:value="16006.3" table:style-name="ce1">
            <text:p>16006.3</text:p>
          </table:table-cell>
          <table:table-cell office:value-type="float" office:value="10676.7" table:style-name="ce1">
            <text:p>10676.7</text:p>
          </table:table-cell>
          <table:table-cell office:value-type="float" office:value="8740.35" table:style-name="ce1">
            <text:p>8740.35</text:p>
          </table:table-cell>
          <table:table-cell office:value-type="float" office:value="11722.6" table:style-name="ce1">
            <text:p>11722.6</text:p>
          </table:table-cell>
          <table:table-cell office:value-type="float" office:value="11452.5" table:style-name="ce1">
            <text:p>11452.5</text:p>
          </table:table-cell>
          <table:table-cell office:value-type="float" office:value="9057.8700000000008" table:style-name="ce1">
            <text:p>9057.87</text:p>
          </table:table-cell>
          <table:table-cell office:value-type="float" office:value="7959.71" table:style-name="ce1">
            <text:p>7959.71</text:p>
          </table:table-cell>
          <table:table-cell office:value-type="float" office:value="12362.3" table:style-name="ce1">
            <text:p>12362.3</text:p>
          </table:table-cell>
          <table:table-cell office:value-type="float" office:value="10073.799999999999" table:style-name="ce1">
            <text:p>10073.8</text:p>
          </table:table-cell>
          <table:table-cell office:value-type="float" office:value="10909.543000000001" table:formula="of:=AVERAGE([.A499:.J499])" table:style-name="ce1">
            <text:p>10909.543</text:p>
          </table:table-cell>
          <table:table-cell table:number-columns-repeated="16373"/>
        </table:table-row>
        <table:table-row table:style-name="ro1">
          <table:table-cell office:value-type="float" office:value="11043.3" table:style-name="ce1">
            <text:p>11043.3</text:p>
          </table:table-cell>
          <table:table-cell office:value-type="float" office:value="16006.3" table:style-name="ce1">
            <text:p>16006.3</text:p>
          </table:table-cell>
          <table:table-cell office:value-type="float" office:value="10676.6" table:style-name="ce1">
            <text:p>10676.6</text:p>
          </table:table-cell>
          <table:table-cell office:value-type="float" office:value="8740.2999999999993" table:style-name="ce1">
            <text:p>8740.3</text:p>
          </table:table-cell>
          <table:table-cell office:value-type="float" office:value="11722.6" table:style-name="ce1">
            <text:p>11722.6</text:p>
          </table:table-cell>
          <table:table-cell office:value-type="float" office:value="11433.3" table:style-name="ce1">
            <text:p>11433.3</text:p>
          </table:table-cell>
          <table:table-cell office:value-type="float" office:value="9056.3700000000008" table:style-name="ce1">
            <text:p>9056.37</text:p>
          </table:table-cell>
          <table:table-cell office:value-type="float" office:value="7959.71" table:style-name="ce1">
            <text:p>7959.71</text:p>
          </table:table-cell>
          <table:table-cell office:value-type="float" office:value="12362.3" table:style-name="ce1">
            <text:p>12362.3</text:p>
          </table:table-cell>
          <table:table-cell office:value-type="float" office:value="10073.799999999999" table:style-name="ce1">
            <text:p>10073.8</text:p>
          </table:table-cell>
          <table:table-cell office:value-type="float" office:value="10907.458000000001" table:formula="of:=AVERAGE([.A500:.J500])" table:style-name="ce1">
            <text:p>10907.458</text:p>
          </table:table-cell>
          <table:table-cell table:number-columns-repeated="16373"/>
        </table:table-row>
        <table:table-row table:style-name="ro1">
          <table:table-cell office:value-type="float" office:value="11043.2" table:style-name="ce1">
            <text:p>11043.2</text:p>
          </table:table-cell>
          <table:table-cell office:value-type="float" office:value="16007.3" table:style-name="ce1">
            <text:p>16007.3</text:p>
          </table:table-cell>
          <table:table-cell office:value-type="float" office:value="10676.6" table:style-name="ce1">
            <text:p>10676.6</text:p>
          </table:table-cell>
          <table:table-cell office:value-type="float" office:value="8740.2999999999993" table:style-name="ce1">
            <text:p>8740.3</text:p>
          </table:table-cell>
          <table:table-cell office:value-type="float" office:value="11722.6" table:style-name="ce1">
            <text:p>11722.6</text:p>
          </table:table-cell>
          <table:table-cell office:value-type="float" office:value="11433.2" table:style-name="ce1">
            <text:p>11433.2</text:p>
          </table:table-cell>
          <table:table-cell office:value-type="float" office:value="9056.3700000000008" table:style-name="ce1">
            <text:p>9056.37</text:p>
          </table:table-cell>
          <table:table-cell office:value-type="float" office:value="7959.59" table:style-name="ce1">
            <text:p>7959.59</text:p>
          </table:table-cell>
          <table:table-cell office:value-type="float" office:value="12361.3" table:style-name="ce1">
            <text:p>12361.3</text:p>
          </table:table-cell>
          <table:table-cell office:value-type="float" office:value="10073.799999999999" table:style-name="ce1">
            <text:p>10073.8</text:p>
          </table:table-cell>
          <table:table-cell office:value-type="float" office:value="10907.425999999999" table:formula="of:=AVERAGE([.A501:.J501])" table:style-name="ce1">
            <text:p>10907.426</text:p>
          </table:table-cell>
          <table:table-cell table:number-columns-repeated="16373"/>
        </table:table-row>
        <table:table-row table:style-name="ro1">
          <table:table-cell office:value-type="float" office:value="11043.2" table:style-name="ce1">
            <text:p>11043.2</text:p>
          </table:table-cell>
          <table:table-cell office:value-type="float" office:value="16007.3" table:style-name="ce1">
            <text:p>16007.3</text:p>
          </table:table-cell>
          <table:table-cell office:value-type="float" office:value="10676.6" table:style-name="ce1">
            <text:p>10676.6</text:p>
          </table:table-cell>
          <table:table-cell office:value-type="float" office:value="8739.0400000000009" table:style-name="ce1">
            <text:p>8739.04</text:p>
          </table:table-cell>
          <table:table-cell office:value-type="float" office:value="11689.2" table:style-name="ce1">
            <text:p>11689.2</text:p>
          </table:table-cell>
          <table:table-cell office:value-type="float" office:value="11433.2" table:style-name="ce1">
            <text:p>11433.2</text:p>
          </table:table-cell>
          <table:table-cell office:value-type="float" office:value="9052.93" table:style-name="ce1">
            <text:p>9052.93</text:p>
          </table:table-cell>
          <table:table-cell office:value-type="float" office:value="7959.7" table:style-name="ce1">
            <text:p>7959.7</text:p>
          </table:table-cell>
          <table:table-cell office:value-type="float" office:value="12357.8" table:style-name="ce1">
            <text:p>12357.8</text:p>
          </table:table-cell>
          <table:table-cell office:value-type="float" office:value="10073.799999999999" table:style-name="ce1">
            <text:p>10073.8</text:p>
          </table:table-cell>
          <table:table-cell office:value-type="float" office:value="10903.277" table:formula="of:=AVERAGE([.A502:.J502])" table:style-name="ce1">
            <text:p>10903.277</text:p>
          </table:table-cell>
          <table:table-cell table:number-columns-repeated="16373"/>
        </table:table-row>
        <table:table-row table:number-rows-repeated="10480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viewer</meta:initial-creator>
    <dc:creator>Reviewer</dc:creator>
    <meta:creation-date>2015-04-27T17:00:46Z</meta:creation-date>
    <dc:date>2015-04-27T17:43:10Z</dc:date>
  </office:meta>
</office:document-meta>
</file>